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37.12mm" svg:y="4.79mm">
            <draw:object draw:notify-on-update-of-ranges="Sheet1.A2:Sheet1.A1733 Sheet1.B1:Sheet1.B1 Sheet1.B2:Sheet1.B1733 Sheet1.C1:Sheet1.C1 Sheet1.C2:Sheet1.C1733 Sheet1.D1:Sheet1.D1 Sheet1.D2:Sheet1.D1733 Sheet1.E1:Sheet1.E1 Sheet1.E2:Sheet1.E17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Flight 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office:value-type="float" office:value="6.02" calcext:value-type="float">
            <text:p>6.0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80.130981" calcext:value-type="float">
            <text:p>1180.130981</text:p>
          </table:table-cell>
          <table:table-cell office:value-type="float" office:value="1195.545532" calcext:value-type="float">
            <text:p>1195.545532</text:p>
          </table:table-cell>
          <table:table-cell office:value-type="float" office:value="1204.66748" calcext:value-type="float">
            <text:p>1204.66748</text:p>
          </table:table-cell>
          <table:table-cell office:value-type="float" office:value="1173.175903" calcext:value-type="float">
            <text:p>1173.175903</text:p>
          </table:table-cell>
          <table:table-cell table:number-columns-repeated="1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97.540771" calcext:value-type="float">
            <text:p>1297.540771</text:p>
          </table:table-cell>
          <table:table-cell office:value-type="float" office:value="1323.314575" calcext:value-type="float">
            <text:p>1323.314575</text:p>
          </table:table-cell>
          <table:table-cell office:value-type="float" office:value="1318.972412" calcext:value-type="float">
            <text:p>1318.972412</text:p>
          </table:table-cell>
          <table:table-cell office:value-type="float" office:value="1304.368774" calcext:value-type="float">
            <text:p>1304.368774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42.372925" calcext:value-type="float">
            <text:p>1442.372925</text:p>
          </table:table-cell>
          <table:table-cell office:value-type="float" office:value="1462.99939" calcext:value-type="float">
            <text:p>1462.99939</text:p>
          </table:table-cell>
          <table:table-cell office:value-type="float" office:value="1476.689087" calcext:value-type="float">
            <text:p>1476.689087</text:p>
          </table:table-cell>
          <table:table-cell office:value-type="float" office:value="1431.23877" calcext:value-type="float">
            <text:p>1431.23877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99.47583" calcext:value-type="float">
            <text:p>1599.47583</text:p>
          </table:table-cell>
          <table:table-cell office:value-type="float" office:value="1598.170532" calcext:value-type="float">
            <text:p>1598.170532</text:p>
          </table:table-cell>
          <table:table-cell office:value-type="float" office:value="1610.838379" calcext:value-type="float">
            <text:p>1610.838379</text:p>
          </table:table-cell>
          <table:table-cell office:value-type="float" office:value="1583.460083" calcext:value-type="float">
            <text:p>1583.46008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4.570312" calcext:value-type="float">
            <text:p>1604.570312</text:p>
          </table:table-cell>
          <table:table-cell office:value-type="float" office:value="1600.283081" calcext:value-type="float">
            <text:p>1600.283081</text:p>
          </table:table-cell>
          <table:table-cell office:value-type="float" office:value="1598.286865" calcext:value-type="float">
            <text:p>1598.286865</text:p>
          </table:table-cell>
          <table:table-cell office:value-type="float" office:value="1609.141602" calcext:value-type="float">
            <text:p>1609.141602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12.083618" calcext:value-type="float">
            <text:p>1612.083618</text:p>
          </table:table-cell>
          <table:table-cell office:value-type="float" office:value="1611.459106" calcext:value-type="float">
            <text:p>1611.459106</text:p>
          </table:table-cell>
          <table:table-cell office:value-type="float" office:value="1614.564331" calcext:value-type="float">
            <text:p>1614.564331</text:p>
          </table:table-cell>
          <table:table-cell office:value-type="float" office:value="1612.250854" calcext:value-type="float">
            <text:p>1612.250854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11.390869" calcext:value-type="float">
            <text:p>1611.390869</text:p>
          </table:table-cell>
          <table:table-cell office:value-type="float" office:value="1613.68103" calcext:value-type="float">
            <text:p>1613.68103</text:p>
          </table:table-cell>
          <table:table-cell office:value-type="float" office:value="1616.380615" calcext:value-type="float">
            <text:p>1616.380615</text:p>
          </table:table-cell>
          <table:table-cell office:value-type="float" office:value="1613.050537" calcext:value-type="float">
            <text:p>1613.050537</text:p>
          </table:table-cell>
          <table:table-cell table:number-columns-repeated="1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20.464355" calcext:value-type="float">
            <text:p>1620.464355</text:p>
          </table:table-cell>
          <table:table-cell office:value-type="float" office:value="1615.124878" calcext:value-type="float">
            <text:p>1615.124878</text:p>
          </table:table-cell>
          <table:table-cell office:value-type="float" office:value="1621.987305" calcext:value-type="float">
            <text:p>1621.987305</text:p>
          </table:table-cell>
          <table:table-cell office:value-type="float" office:value="1614.993042" calcext:value-type="float">
            <text:p>1614.993042</text:p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27.428345" calcext:value-type="float">
            <text:p>1627.428345</text:p>
          </table:table-cell>
          <table:table-cell office:value-type="float" office:value="1627.875854" calcext:value-type="float">
            <text:p>1627.875854</text:p>
          </table:table-cell>
          <table:table-cell office:value-type="float" office:value="1628.853271" calcext:value-type="float">
            <text:p>1628.853271</text:p>
          </table:table-cell>
          <table:table-cell office:value-type="float" office:value="1623.138062" calcext:value-type="float">
            <text:p>1623.13806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1.726318" calcext:value-type="float">
            <text:p>1631.726318</text:p>
          </table:table-cell>
          <table:table-cell office:value-type="float" office:value="1635.755127" calcext:value-type="float">
            <text:p>1635.755127</text:p>
          </table:table-cell>
          <table:table-cell office:value-type="float" office:value="1636.641968" calcext:value-type="float">
            <text:p>1636.641968</text:p>
          </table:table-cell>
          <table:table-cell office:value-type="float" office:value="1632.535645" calcext:value-type="float">
            <text:p>1632.535645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35.383789" calcext:value-type="float">
            <text:p>1635.383789</text:p>
          </table:table-cell>
          <table:table-cell office:value-type="float" office:value="1634.099609" calcext:value-type="float">
            <text:p>1634.099609</text:p>
          </table:table-cell>
          <table:table-cell office:value-type="float" office:value="1639.252319" calcext:value-type="float">
            <text:p>1639.252319</text:p>
          </table:table-cell>
          <table:table-cell office:value-type="float" office:value="1633.113647" calcext:value-type="float">
            <text:p>1633.113647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37.076538" calcext:value-type="float">
            <text:p>1637.076538</text:p>
          </table:table-cell>
          <table:table-cell office:value-type="float" office:value="1634.42395" calcext:value-type="float">
            <text:p>1634.42395</text:p>
          </table:table-cell>
          <table:table-cell office:value-type="float" office:value="1635.837402" calcext:value-type="float">
            <text:p>1635.837402</text:p>
          </table:table-cell>
          <table:table-cell office:value-type="float" office:value="1634.048828" calcext:value-type="float">
            <text:p>1634.048828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643.652222" calcext:value-type="float">
            <text:p>1643.652222</text:p>
          </table:table-cell>
          <table:table-cell office:value-type="float" office:value="1640.018677" calcext:value-type="float">
            <text:p>1640.018677</text:p>
          </table:table-cell>
          <table:table-cell office:value-type="float" office:value="1640.296631" calcext:value-type="float">
            <text:p>1640.296631</text:p>
          </table:table-cell>
          <table:table-cell office:value-type="float" office:value="1641.451416" calcext:value-type="float">
            <text:p>1641.451416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51.973877" calcext:value-type="float">
            <text:p>1551.973877</text:p>
          </table:table-cell>
          <table:table-cell office:value-type="float" office:value="1546.554077" calcext:value-type="float">
            <text:p>1546.554077</text:p>
          </table:table-cell>
          <table:table-cell office:value-type="float" office:value="1552.308838" calcext:value-type="float">
            <text:p>1552.308838</text:p>
          </table:table-cell>
          <table:table-cell office:value-type="float" office:value="1545.121582" calcext:value-type="float">
            <text:p>1545.12158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6.529541" calcext:value-type="float">
            <text:p>1566.529541</text:p>
          </table:table-cell>
          <table:table-cell office:value-type="float" office:value="1566.539551" calcext:value-type="float">
            <text:p>1566.539551</text:p>
          </table:table-cell>
          <table:table-cell office:value-type="float" office:value="1568.353271" calcext:value-type="float">
            <text:p>1568.353271</text:p>
          </table:table-cell>
          <table:table-cell office:value-type="float" office:value="1564.980591" calcext:value-type="float">
            <text:p>1564.980591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61.527466" calcext:value-type="float">
            <text:p>1561.527466</text:p>
          </table:table-cell>
          <table:table-cell office:value-type="float" office:value="1566.037109" calcext:value-type="float">
            <text:p>1566.037109</text:p>
          </table:table-cell>
          <table:table-cell office:value-type="float" office:value="1562.454224" calcext:value-type="float">
            <text:p>1562.454224</text:p>
          </table:table-cell>
          <table:table-cell office:value-type="float" office:value="1564.191528" calcext:value-type="float">
            <text:p>1564.191528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75.872314" calcext:value-type="float">
            <text:p>1575.872314</text:p>
          </table:table-cell>
          <table:table-cell office:value-type="float" office:value="1572.279175" calcext:value-type="float">
            <text:p>1572.279175</text:p>
          </table:table-cell>
          <table:table-cell office:value-type="float" office:value="1572.820557" calcext:value-type="float">
            <text:p>1572.820557</text:p>
          </table:table-cell>
          <table:table-cell office:value-type="float" office:value="1572.817749" calcext:value-type="float">
            <text:p>1572.817749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70.719849" calcext:value-type="float">
            <text:p>1570.719849</text:p>
          </table:table-cell>
          <table:table-cell office:value-type="float" office:value="1572.614014" calcext:value-type="float">
            <text:p>1572.614014</text:p>
          </table:table-cell>
          <table:table-cell office:value-type="float" office:value="1572.053345" calcext:value-type="float">
            <text:p>1572.053345</text:p>
          </table:table-cell>
          <table:table-cell office:value-type="float" office:value="1573.766724" calcext:value-type="float">
            <text:p>1573.766724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569.236816" calcext:value-type="float">
            <text:p>1569.236816</text:p>
          </table:table-cell>
          <table:table-cell office:value-type="float" office:value="1569.328369" calcext:value-type="float">
            <text:p>1569.328369</text:p>
          </table:table-cell>
          <table:table-cell office:value-type="float" office:value="1570.14917" calcext:value-type="float">
            <text:p>1570.14917</text:p>
          </table:table-cell>
          <table:table-cell office:value-type="float" office:value="1569.318848" calcext:value-type="float">
            <text:p>1569.31884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1.948242" calcext:value-type="float">
            <text:p>1571.948242</text:p>
          </table:table-cell>
          <table:table-cell office:value-type="float" office:value="1573.041138" calcext:value-type="float">
            <text:p>1573.041138</text:p>
          </table:table-cell>
          <table:table-cell office:value-type="float" office:value="1573.01062" calcext:value-type="float">
            <text:p>1573.01062</text:p>
          </table:table-cell>
          <table:table-cell office:value-type="float" office:value="1574.245483" calcext:value-type="float">
            <text:p>1574.245483</text:p>
          </table:table-cell>
          <table:table-cell table:number-columns-repeated="1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557.832153" calcext:value-type="float">
            <text:p>1557.832153</text:p>
          </table:table-cell>
          <table:table-cell office:value-type="float" office:value="1556.759277" calcext:value-type="float">
            <text:p>1556.759277</text:p>
          </table:table-cell>
          <table:table-cell office:value-type="float" office:value="1557.727539" calcext:value-type="float">
            <text:p>1557.727539</text:p>
          </table:table-cell>
          <table:table-cell office:value-type="float" office:value="1553.657715" calcext:value-type="float">
            <text:p>1553.657715</text:p>
          </table:table-cell>
          <table:table-cell table:number-columns-repeated="1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565.661987" calcext:value-type="float">
            <text:p>1565.661987</text:p>
          </table:table-cell>
          <table:table-cell office:value-type="float" office:value="1556.931152" calcext:value-type="float">
            <text:p>1556.931152</text:p>
          </table:table-cell>
          <table:table-cell office:value-type="float" office:value="1563.38623" calcext:value-type="float">
            <text:p>1563.38623</text:p>
          </table:table-cell>
          <table:table-cell office:value-type="float" office:value="1558.842896" calcext:value-type="float">
            <text:p>1558.842896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562.876709" calcext:value-type="float">
            <text:p>1562.876709</text:p>
          </table:table-cell>
          <table:table-cell office:value-type="float" office:value="1564.417114" calcext:value-type="float">
            <text:p>1564.417114</text:p>
          </table:table-cell>
          <table:table-cell office:value-type="float" office:value="1565.318359" calcext:value-type="float">
            <text:p>1565.318359</text:p>
          </table:table-cell>
          <table:table-cell office:value-type="float" office:value="1561.993652" calcext:value-type="float">
            <text:p>1561.993652</text:p>
          </table:table-cell>
          <table:table-cell table:number-columns-repeated="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65.865845" calcext:value-type="float">
            <text:p>1565.865845</text:p>
          </table:table-cell>
          <table:table-cell office:value-type="float" office:value="1563.817139" calcext:value-type="float">
            <text:p>1563.817139</text:p>
          </table:table-cell>
          <table:table-cell office:value-type="float" office:value="1563.8396" calcext:value-type="float">
            <text:p>1563.8396</text:p>
          </table:table-cell>
          <table:table-cell office:value-type="float" office:value="1564.579224" calcext:value-type="float">
            <text:p>1564.5792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4.372925" calcext:value-type="float">
            <text:p>1564.372925</text:p>
          </table:table-cell>
          <table:table-cell office:value-type="float" office:value="1561.616089" calcext:value-type="float">
            <text:p>1561.616089</text:p>
          </table:table-cell>
          <table:table-cell office:value-type="float" office:value="1564.224365" calcext:value-type="float">
            <text:p>1564.224365</text:p>
          </table:table-cell>
          <table:table-cell office:value-type="float" office:value="1562.527466" calcext:value-type="float">
            <text:p>1562.527466</text:p>
          </table:table-cell>
          <table:table-cell table:number-columns-repeated="1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66.336304" calcext:value-type="float">
            <text:p>1566.336304</text:p>
          </table:table-cell>
          <table:table-cell office:value-type="float" office:value="1562.660522" calcext:value-type="float">
            <text:p>1562.660522</text:p>
          </table:table-cell>
          <table:table-cell office:value-type="float" office:value="1564.273682" calcext:value-type="float">
            <text:p>1564.273682</text:p>
          </table:table-cell>
          <table:table-cell office:value-type="float" office:value="1568.698608" calcext:value-type="float">
            <text:p>1568.698608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71.252441" calcext:value-type="float">
            <text:p>1571.252441</text:p>
          </table:table-cell>
          <table:table-cell office:value-type="float" office:value="1564.171509" calcext:value-type="float">
            <text:p>1564.171509</text:p>
          </table:table-cell>
          <table:table-cell office:value-type="float" office:value="1570.026978" calcext:value-type="float">
            <text:p>1570.026978</text:p>
          </table:table-cell>
          <table:table-cell office:value-type="float" office:value="1565.560547" calcext:value-type="float">
            <text:p>1565.560547</text:p>
          </table:table-cell>
          <table:table-cell table:number-columns-repeated="1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65.657715" calcext:value-type="float">
            <text:p>1565.657715</text:p>
          </table:table-cell>
          <table:table-cell office:value-type="float" office:value="1565.349609" calcext:value-type="float">
            <text:p>1565.349609</text:p>
          </table:table-cell>
          <table:table-cell office:value-type="float" office:value="1566.18103" calcext:value-type="float">
            <text:p>1566.18103</text:p>
          </table:table-cell>
          <table:table-cell office:value-type="float" office:value="1562.974487" calcext:value-type="float">
            <text:p>1562.974487</text:p>
          </table:table-cell>
          <table:table-cell table:number-columns-repeated="1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68.821411" calcext:value-type="float">
            <text:p>1568.821411</text:p>
          </table:table-cell>
          <table:table-cell office:value-type="float" office:value="1566.263184" calcext:value-type="float">
            <text:p>1566.263184</text:p>
          </table:table-cell>
          <table:table-cell office:value-type="float" office:value="1568.113281" calcext:value-type="float">
            <text:p>1568.113281</text:p>
          </table:table-cell>
          <table:table-cell office:value-type="float" office:value="1565.139893" calcext:value-type="float">
            <text:p>1565.13989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5.68689" calcext:value-type="float">
            <text:p>1565.68689</text:p>
          </table:table-cell>
          <table:table-cell office:value-type="float" office:value="1564.24231" calcext:value-type="float">
            <text:p>1564.24231</text:p>
          </table:table-cell>
          <table:table-cell office:value-type="float" office:value="1563.598145" calcext:value-type="float">
            <text:p>1563.598145</text:p>
          </table:table-cell>
          <table:table-cell office:value-type="float" office:value="1566.19812" calcext:value-type="float">
            <text:p>1566.19812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4.104858" calcext:value-type="float">
            <text:p>1564.104858</text:p>
          </table:table-cell>
          <table:table-cell office:value-type="float" office:value="1562.887817" calcext:value-type="float">
            <text:p>1562.887817</text:p>
          </table:table-cell>
          <table:table-cell office:value-type="float" office:value="1562.759521" calcext:value-type="float">
            <text:p>1562.759521</text:p>
          </table:table-cell>
          <table:table-cell office:value-type="float" office:value="1565.914429" calcext:value-type="float">
            <text:p>1565.914429</text:p>
          </table:table-cell>
          <table:table-cell table:number-columns-repeated="1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8.549072" calcext:value-type="float">
            <text:p>1568.549072</text:p>
          </table:table-cell>
          <table:table-cell office:value-type="float" office:value="1562.172852" calcext:value-type="float">
            <text:p>1562.172852</text:p>
          </table:table-cell>
          <table:table-cell office:value-type="float" office:value="1565.640869" calcext:value-type="float">
            <text:p>1565.640869</text:p>
          </table:table-cell>
          <table:table-cell office:value-type="float" office:value="1565.754639" calcext:value-type="float">
            <text:p>1565.754639</text:p>
          </table:table-cell>
          <table:table-cell table:number-columns-repeated="1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70.078125" calcext:value-type="float">
            <text:p>1570.078125</text:p>
          </table:table-cell>
          <table:table-cell office:value-type="float" office:value="1563.524292" calcext:value-type="float">
            <text:p>1563.524292</text:p>
          </table:table-cell>
          <table:table-cell office:value-type="float" office:value="1568.998047" calcext:value-type="float">
            <text:p>1568.998047</text:p>
          </table:table-cell>
          <table:table-cell office:value-type="float" office:value="1564.933472" calcext:value-type="float">
            <text:p>1564.933472</text:p>
          </table:table-cell>
          <table:table-cell table:number-columns-repeated="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67.321777" calcext:value-type="float">
            <text:p>1567.321777</text:p>
          </table:table-cell>
          <table:table-cell office:value-type="float" office:value="1566.222778" calcext:value-type="float">
            <text:p>1566.222778</text:p>
          </table:table-cell>
          <table:table-cell office:value-type="float" office:value="1566.794678" calcext:value-type="float">
            <text:p>1566.794678</text:p>
          </table:table-cell>
          <table:table-cell office:value-type="float" office:value="1566.665405" calcext:value-type="float">
            <text:p>1566.66540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7.293335" calcext:value-type="float">
            <text:p>1567.293335</text:p>
          </table:table-cell>
          <table:table-cell office:value-type="float" office:value="1565.278198" calcext:value-type="float">
            <text:p>1565.278198</text:p>
          </table:table-cell>
          <table:table-cell office:value-type="float" office:value="1567.119507" calcext:value-type="float">
            <text:p>1567.119507</text:p>
          </table:table-cell>
          <table:table-cell office:value-type="float" office:value="1567.190674" calcext:value-type="float">
            <text:p>1567.190674</text:p>
          </table:table-cell>
          <table:table-cell table:number-columns-repeated="1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69.487305" calcext:value-type="float">
            <text:p>1569.487305</text:p>
          </table:table-cell>
          <table:table-cell office:value-type="float" office:value="1564.646729" calcext:value-type="float">
            <text:p>1564.646729</text:p>
          </table:table-cell>
          <table:table-cell office:value-type="float" office:value="1565.884521" calcext:value-type="float">
            <text:p>1565.884521</text:p>
          </table:table-cell>
          <table:table-cell office:value-type="float" office:value="1567.322754" calcext:value-type="float">
            <text:p>1567.322754</text:p>
          </table:table-cell>
          <table:table-cell table:number-columns-repeated="1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68.42688" calcext:value-type="float">
            <text:p>1568.42688</text:p>
          </table:table-cell>
          <table:table-cell office:value-type="float" office:value="1563.76416" calcext:value-type="float">
            <text:p>1563.76416</text:p>
          </table:table-cell>
          <table:table-cell office:value-type="float" office:value="1564.924683" calcext:value-type="float">
            <text:p>1564.924683</text:p>
          </table:table-cell>
          <table:table-cell office:value-type="float" office:value="1566.192383" calcext:value-type="float">
            <text:p>1566.192383</text:p>
          </table:table-cell>
          <table:table-cell table:number-columns-repeated="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566.502563" calcext:value-type="float">
            <text:p>1566.502563</text:p>
          </table:table-cell>
          <table:table-cell office:value-type="float" office:value="1565.296997" calcext:value-type="float">
            <text:p>1565.296997</text:p>
          </table:table-cell>
          <table:table-cell office:value-type="float" office:value="1569.320801" calcext:value-type="float">
            <text:p>1569.320801</text:p>
          </table:table-cell>
          <table:table-cell office:value-type="float" office:value="1563.856079" calcext:value-type="float">
            <text:p>1563.856079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64.568237" calcext:value-type="float">
            <text:p>1564.568237</text:p>
          </table:table-cell>
          <table:table-cell office:value-type="float" office:value="1561.116821" calcext:value-type="float">
            <text:p>1561.116821</text:p>
          </table:table-cell>
          <table:table-cell office:value-type="float" office:value="1563.540649" calcext:value-type="float">
            <text:p>1563.540649</text:p>
          </table:table-cell>
          <table:table-cell office:value-type="float" office:value="1564.627075" calcext:value-type="float">
            <text:p>1564.62707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6.702271" calcext:value-type="float">
            <text:p>1566.702271</text:p>
          </table:table-cell>
          <table:table-cell office:value-type="float" office:value="1564.297852" calcext:value-type="float">
            <text:p>1564.297852</text:p>
          </table:table-cell>
          <table:table-cell office:value-type="float" office:value="1568.699829" calcext:value-type="float">
            <text:p>1568.699829</text:p>
          </table:table-cell>
          <table:table-cell office:value-type="float" office:value="1563.367188" calcext:value-type="float">
            <text:p>1563.367188</text:p>
          </table:table-cell>
          <table:table-cell table:number-columns-repeated="1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65.248291" calcext:value-type="float">
            <text:p>1565.248291</text:p>
          </table:table-cell>
          <table:table-cell office:value-type="float" office:value="1568.181396" calcext:value-type="float">
            <text:p>1568.181396</text:p>
          </table:table-cell>
          <table:table-cell office:value-type="float" office:value="1565.556152" calcext:value-type="float">
            <text:p>1565.556152</text:p>
          </table:table-cell>
          <table:table-cell office:value-type="float" office:value="1569.239136" calcext:value-type="float">
            <text:p>1569.239136</text:p>
          </table:table-cell>
          <table:table-cell table:number-columns-repeated="1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565.833618" calcext:value-type="float">
            <text:p>1565.833618</text:p>
          </table:table-cell>
          <table:table-cell office:value-type="float" office:value="1568.786987" calcext:value-type="float">
            <text:p>1568.786987</text:p>
          </table:table-cell>
          <table:table-cell office:value-type="float" office:value="1565.326538" calcext:value-type="float">
            <text:p>1565.326538</text:p>
          </table:table-cell>
          <table:table-cell office:value-type="float" office:value="1564.443481" calcext:value-type="float">
            <text:p>1564.443481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563.943115" calcext:value-type="float">
            <text:p>1563.943115</text:p>
          </table:table-cell>
          <table:table-cell office:value-type="float" office:value="1569.085815" calcext:value-type="float">
            <text:p>1569.085815</text:p>
          </table:table-cell>
          <table:table-cell office:value-type="float" office:value="1565.038696" calcext:value-type="float">
            <text:p>1565.038696</text:p>
          </table:table-cell>
          <table:table-cell office:value-type="float" office:value="1567.940186" calcext:value-type="float">
            <text:p>1567.940186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569.306274" calcext:value-type="float">
            <text:p>1569.306274</text:p>
          </table:table-cell>
          <table:table-cell office:value-type="float" office:value="1565.165283" calcext:value-type="float">
            <text:p>1565.165283</text:p>
          </table:table-cell>
          <table:table-cell office:value-type="float" office:value="1567.917358" calcext:value-type="float">
            <text:p>1567.917358</text:p>
          </table:table-cell>
          <table:table-cell office:value-type="float" office:value="1566.638062" calcext:value-type="float">
            <text:p>1566.63806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4.773315" calcext:value-type="float">
            <text:p>1564.773315</text:p>
          </table:table-cell>
          <table:table-cell office:value-type="float" office:value="1566.035156" calcext:value-type="float">
            <text:p>1566.035156</text:p>
          </table:table-cell>
          <table:table-cell office:value-type="float" office:value="1565.514771" calcext:value-type="float">
            <text:p>1565.514771</text:p>
          </table:table-cell>
          <table:table-cell office:value-type="float" office:value="1565.43042" calcext:value-type="float">
            <text:p>1565.43042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65.415527" calcext:value-type="float">
            <text:p>1565.415527</text:p>
          </table:table-cell>
          <table:table-cell office:value-type="float" office:value="1564.269165" calcext:value-type="float">
            <text:p>1564.269165</text:p>
          </table:table-cell>
          <table:table-cell office:value-type="float" office:value="1564.843628" calcext:value-type="float">
            <text:p>1564.843628</text:p>
          </table:table-cell>
          <table:table-cell office:value-type="float" office:value="1563.556885" calcext:value-type="float">
            <text:p>1563.556885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63.551025" calcext:value-type="float">
            <text:p>1563.551025</text:p>
          </table:table-cell>
          <table:table-cell office:value-type="float" office:value="1564.686646" calcext:value-type="float">
            <text:p>1564.686646</text:p>
          </table:table-cell>
          <table:table-cell office:value-type="float" office:value="1566.097412" calcext:value-type="float">
            <text:p>1566.097412</text:p>
          </table:table-cell>
          <table:table-cell office:value-type="float" office:value="1563.868042" calcext:value-type="float">
            <text:p>1563.868042</text:p>
          </table:table-cell>
          <table:table-cell table:number-columns-repeated="1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565.118408" calcext:value-type="float">
            <text:p>1565.118408</text:p>
          </table:table-cell>
          <table:table-cell office:value-type="float" office:value="1562.286011" calcext:value-type="float">
            <text:p>1562.286011</text:p>
          </table:table-cell>
          <table:table-cell office:value-type="float" office:value="1564.817383" calcext:value-type="float">
            <text:p>1564.817383</text:p>
          </table:table-cell>
          <table:table-cell office:value-type="float" office:value="1563.321533" calcext:value-type="float">
            <text:p>1563.321533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65.627197" calcext:value-type="float">
            <text:p>1565.627197</text:p>
          </table:table-cell>
          <table:table-cell office:value-type="float" office:value="1564.742798" calcext:value-type="float">
            <text:p>1564.742798</text:p>
          </table:table-cell>
          <table:table-cell office:value-type="float" office:value="1566.461792" calcext:value-type="float">
            <text:p>1566.461792</text:p>
          </table:table-cell>
          <table:table-cell office:value-type="float" office:value="1565.851929" calcext:value-type="float">
            <text:p>1565.85192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6.593994" calcext:value-type="float">
            <text:p>1566.593994</text:p>
          </table:table-cell>
          <table:table-cell office:value-type="float" office:value="1565.660645" calcext:value-type="float">
            <text:p>1565.660645</text:p>
          </table:table-cell>
          <table:table-cell office:value-type="float" office:value="1564.176636" calcext:value-type="float">
            <text:p>1564.176636</text:p>
          </table:table-cell>
          <table:table-cell office:value-type="float" office:value="1566.69751" calcext:value-type="float">
            <text:p>1566.69751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561.142212" calcext:value-type="float">
            <text:p>1561.142212</text:p>
          </table:table-cell>
          <table:table-cell office:value-type="float" office:value="1562.14856" calcext:value-type="float">
            <text:p>1562.14856</text:p>
          </table:table-cell>
          <table:table-cell office:value-type="float" office:value="1561.198975" calcext:value-type="float">
            <text:p>1561.198975</text:p>
          </table:table-cell>
          <table:table-cell office:value-type="float" office:value="1562.549805" calcext:value-type="float">
            <text:p>1562.549805</text:p>
          </table:table-cell>
          <table:table-cell table:number-columns-repeated="1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572.954834" calcext:value-type="float">
            <text:p>1572.954834</text:p>
          </table:table-cell>
          <table:table-cell office:value-type="float" office:value="1597.45166" calcext:value-type="float">
            <text:p>1597.45166</text:p>
          </table:table-cell>
          <table:table-cell office:value-type="float" office:value="1608.511353" calcext:value-type="float">
            <text:p>1608.511353</text:p>
          </table:table-cell>
          <table:table-cell office:value-type="float" office:value="1615.061279" calcext:value-type="float">
            <text:p>1615.061279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652.637451" calcext:value-type="float">
            <text:p>1652.637451</text:p>
          </table:table-cell>
          <table:table-cell office:value-type="float" office:value="1650.31665" calcext:value-type="float">
            <text:p>1650.31665</text:p>
          </table:table-cell>
          <table:table-cell office:value-type="float" office:value="1640.35083" calcext:value-type="float">
            <text:p>1640.35083</text:p>
          </table:table-cell>
          <table:table-cell office:value-type="float" office:value="1653.210449" calcext:value-type="float">
            <text:p>1653.210449</text:p>
          </table:table-cell>
          <table:table-cell table:number-columns-repeated="1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13.51001" calcext:value-type="float">
            <text:p>1713.51001</text:p>
          </table:table-cell>
          <table:table-cell office:value-type="float" office:value="1737.486084" calcext:value-type="float">
            <text:p>1737.486084</text:p>
          </table:table-cell>
          <table:table-cell office:value-type="float" office:value="1712.818115" calcext:value-type="float">
            <text:p>1712.818115</text:p>
          </table:table-cell>
          <table:table-cell office:value-type="float" office:value="1740.552002" calcext:value-type="float">
            <text:p>1740.55200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3.939087" calcext:value-type="float">
            <text:p>1703.939087</text:p>
          </table:table-cell>
          <table:table-cell office:value-type="float" office:value="1733.862305" calcext:value-type="float">
            <text:p>1733.862305</text:p>
          </table:table-cell>
          <table:table-cell office:value-type="float" office:value="1712.443115" calcext:value-type="float">
            <text:p>1712.443115</text:p>
          </table:table-cell>
          <table:table-cell office:value-type="float" office:value="1732.773926" calcext:value-type="float">
            <text:p>1732.773926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26.02478" calcext:value-type="float">
            <text:p>1726.02478</text:p>
          </table:table-cell>
          <table:table-cell office:value-type="float" office:value="1758.200073" calcext:value-type="float">
            <text:p>1758.200073</text:p>
          </table:table-cell>
          <table:table-cell office:value-type="float" office:value="1732.347534" calcext:value-type="float">
            <text:p>1732.347534</text:p>
          </table:table-cell>
          <table:table-cell office:value-type="float" office:value="1757.454346" calcext:value-type="float">
            <text:p>1757.454346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21.096924" calcext:value-type="float">
            <text:p>1721.096924</text:p>
          </table:table-cell>
          <table:table-cell office:value-type="float" office:value="1746.101807" calcext:value-type="float">
            <text:p>1746.101807</text:p>
          </table:table-cell>
          <table:table-cell office:value-type="float" office:value="1727.873779" calcext:value-type="float">
            <text:p>1727.873779</text:p>
          </table:table-cell>
          <table:table-cell office:value-type="float" office:value="1740.465576" calcext:value-type="float">
            <text:p>1740.465576</text:p>
          </table:table-cell>
          <table:table-cell table:number-columns-repeated="1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14.45752" calcext:value-type="float">
            <text:p>1714.45752</text:p>
          </table:table-cell>
          <table:table-cell office:value-type="float" office:value="1759.559326" calcext:value-type="float">
            <text:p>1759.559326</text:p>
          </table:table-cell>
          <table:table-cell office:value-type="float" office:value="1723.151978" calcext:value-type="float">
            <text:p>1723.151978</text:p>
          </table:table-cell>
          <table:table-cell office:value-type="float" office:value="1759.435059" calcext:value-type="float">
            <text:p>1759.435059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18.873657" calcext:value-type="float">
            <text:p>1718.873657</text:p>
          </table:table-cell>
          <table:table-cell office:value-type="float" office:value="1772.432373" calcext:value-type="float">
            <text:p>1772.432373</text:p>
          </table:table-cell>
          <table:table-cell office:value-type="float" office:value="1727.61792" calcext:value-type="float">
            <text:p>1727.61792</text:p>
          </table:table-cell>
          <table:table-cell office:value-type="float" office:value="1774.321899" calcext:value-type="float">
            <text:p>1774.32189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6.584106" calcext:value-type="float">
            <text:p>1716.584106</text:p>
          </table:table-cell>
          <table:table-cell office:value-type="float" office:value="1783.863159" calcext:value-type="float">
            <text:p>1783.863159</text:p>
          </table:table-cell>
          <table:table-cell office:value-type="float" office:value="1726.179199" calcext:value-type="float">
            <text:p>1726.179199</text:p>
          </table:table-cell>
          <table:table-cell office:value-type="float" office:value="1779.371094" calcext:value-type="float">
            <text:p>1779.371094</text:p>
          </table:table-cell>
          <table:table-cell table:number-columns-repeated="1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40.499146" calcext:value-type="float">
            <text:p>1740.499146</text:p>
          </table:table-cell>
          <table:table-cell office:value-type="float" office:value="1774.419067" calcext:value-type="float">
            <text:p>1774.419067</text:p>
          </table:table-cell>
          <table:table-cell office:value-type="float" office:value="1754.674561" calcext:value-type="float">
            <text:p>1754.674561</text:p>
          </table:table-cell>
          <table:table-cell office:value-type="float" office:value="1771.635742" calcext:value-type="float">
            <text:p>1771.635742</text:p>
          </table:table-cell>
          <table:table-cell table:number-columns-repeated="1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72.833618" calcext:value-type="float">
            <text:p>1772.833618</text:p>
          </table:table-cell>
          <table:table-cell office:value-type="float" office:value="1838.813721" calcext:value-type="float">
            <text:p>1838.813721</text:p>
          </table:table-cell>
          <table:table-cell office:value-type="float" office:value="1781.382935" calcext:value-type="float">
            <text:p>1781.382935</text:p>
          </table:table-cell>
          <table:table-cell office:value-type="float" office:value="1835.916504" calcext:value-type="float">
            <text:p>1835.916504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87.916626" calcext:value-type="float">
            <text:p>1787.916626</text:p>
          </table:table-cell>
          <table:table-cell office:value-type="float" office:value="1881.790283" calcext:value-type="float">
            <text:p>1881.790283</text:p>
          </table:table-cell>
          <table:table-cell office:value-type="float" office:value="1801.976807" calcext:value-type="float">
            <text:p>1801.976807</text:p>
          </table:table-cell>
          <table:table-cell office:value-type="float" office:value="1878.778442" calcext:value-type="float">
            <text:p>1878.778442</text:p>
          </table:table-cell>
          <table:table-cell table:number-columns-repeated="1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824.344604" calcext:value-type="float">
            <text:p>1824.344604</text:p>
          </table:table-cell>
          <table:table-cell office:value-type="float" office:value="1877.532471" calcext:value-type="float">
            <text:p>1877.532471</text:p>
          </table:table-cell>
          <table:table-cell office:value-type="float" office:value="1840.82251" calcext:value-type="float">
            <text:p>1840.82251</text:p>
          </table:table-cell>
          <table:table-cell office:value-type="float" office:value="1865.125488" calcext:value-type="float">
            <text:p>1865.125488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5.001953" calcext:value-type="float">
            <text:p>1865.001953</text:p>
          </table:table-cell>
          <table:table-cell office:value-type="float" office:value="1935.867676" calcext:value-type="float">
            <text:p>1935.867676</text:p>
          </table:table-cell>
          <table:table-cell office:value-type="float" office:value="1883.127441" calcext:value-type="float">
            <text:p>1883.127441</text:p>
          </table:table-cell>
          <table:table-cell office:value-type="float" office:value="1920.718872" calcext:value-type="float">
            <text:p>1920.718872</text:p>
          </table:table-cell>
          <table:table-cell table:number-columns-repeated="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832.292114" calcext:value-type="float">
            <text:p>1832.292114</text:p>
          </table:table-cell>
          <table:table-cell office:value-type="float" office:value="1954.649048" calcext:value-type="float">
            <text:p>1954.649048</text:p>
          </table:table-cell>
          <table:table-cell office:value-type="float" office:value="1845.429932" calcext:value-type="float">
            <text:p>1845.429932</text:p>
          </table:table-cell>
          <table:table-cell office:value-type="float" office:value="1949.55835" calcext:value-type="float">
            <text:p>1949.55835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862.077759" calcext:value-type="float">
            <text:p>1862.077759</text:p>
          </table:table-cell>
          <table:table-cell office:value-type="float" office:value="1955.174316" calcext:value-type="float">
            <text:p>1955.174316</text:p>
          </table:table-cell>
          <table:table-cell office:value-type="float" office:value="1876.105713" calcext:value-type="float">
            <text:p>1876.105713</text:p>
          </table:table-cell>
          <table:table-cell office:value-type="float" office:value="1950.551025" calcext:value-type="float">
            <text:p>1950.551025</text:p>
          </table:table-cell>
          <table:table-cell table:number-columns-repeated="1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876.053955" calcext:value-type="float">
            <text:p>1876.053955</text:p>
          </table:table-cell>
          <table:table-cell office:value-type="float" office:value="1943.436523" calcext:value-type="float">
            <text:p>1943.436523</text:p>
          </table:table-cell>
          <table:table-cell office:value-type="float" office:value="1887.93335" calcext:value-type="float">
            <text:p>1887.93335</text:p>
          </table:table-cell>
          <table:table-cell office:value-type="float" office:value="1948.125977" calcext:value-type="float">
            <text:p>1948.125977</text:p>
          </table:table-cell>
          <table:table-cell table:number-columns-repeated="1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822.187622" calcext:value-type="float">
            <text:p>1822.187622</text:p>
          </table:table-cell>
          <table:table-cell office:value-type="float" office:value="1970.289307" calcext:value-type="float">
            <text:p>1970.289307</text:p>
          </table:table-cell>
          <table:table-cell office:value-type="float" office:value="1833.929565" calcext:value-type="float">
            <text:p>1833.929565</text:p>
          </table:table-cell>
          <table:table-cell office:value-type="float" office:value="1972.241089" calcext:value-type="float">
            <text:p>1972.24108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5.641968" calcext:value-type="float">
            <text:p>1825.641968</text:p>
          </table:table-cell>
          <table:table-cell office:value-type="float" office:value="1957.403076" calcext:value-type="float">
            <text:p>1957.403076</text:p>
          </table:table-cell>
          <table:table-cell office:value-type="float" office:value="1845.009277" calcext:value-type="float">
            <text:p>1845.009277</text:p>
          </table:table-cell>
          <table:table-cell office:value-type="float" office:value="1948.980469" calcext:value-type="float">
            <text:p>1948.980469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866.641602" calcext:value-type="float">
            <text:p>1866.641602</text:p>
          </table:table-cell>
          <table:table-cell office:value-type="float" office:value="1940.17627" calcext:value-type="float">
            <text:p>1940.17627</text:p>
          </table:table-cell>
          <table:table-cell office:value-type="float" office:value="1884.689941" calcext:value-type="float">
            <text:p>1884.689941</text:p>
          </table:table-cell>
          <table:table-cell office:value-type="float" office:value="1933.283325" calcext:value-type="float">
            <text:p>1933.283325</text:p>
          </table:table-cell>
          <table:table-cell table:number-columns-repeated="1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833.862549" calcext:value-type="float">
            <text:p>1833.862549</text:p>
          </table:table-cell>
          <table:table-cell office:value-type="float" office:value="1989.841431" calcext:value-type="float">
            <text:p>1989.841431</text:p>
          </table:table-cell>
          <table:table-cell office:value-type="float" office:value="1845.03064" calcext:value-type="float">
            <text:p>1845.03064</text:p>
          </table:table-cell>
          <table:table-cell office:value-type="float" office:value="1989.011963" calcext:value-type="float">
            <text:p>1989.011963</text:p>
          </table:table-cell>
          <table:table-cell table:number-columns-repeated="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27.303345" calcext:value-type="float">
            <text:p>1827.303345</text:p>
          </table:table-cell>
          <table:table-cell office:value-type="float" office:value="1951.927856" calcext:value-type="float">
            <text:p>1951.927856</text:p>
          </table:table-cell>
          <table:table-cell office:value-type="float" office:value="1844.84668" calcext:value-type="float">
            <text:p>1844.84668</text:p>
          </table:table-cell>
          <table:table-cell office:value-type="float" office:value="1947.661133" calcext:value-type="float">
            <text:p>1947.661133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863.096313" calcext:value-type="float">
            <text:p>1863.096313</text:p>
          </table:table-cell>
          <table:table-cell office:value-type="float" office:value="1950.800781" calcext:value-type="float">
            <text:p>1950.800781</text:p>
          </table:table-cell>
          <table:table-cell office:value-type="float" office:value="1882.121704" calcext:value-type="float">
            <text:p>1882.121704</text:p>
          </table:table-cell>
          <table:table-cell office:value-type="float" office:value="1939.580811" calcext:value-type="float">
            <text:p>1939.58081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9.663574" calcext:value-type="float">
            <text:p>1829.663574</text:p>
          </table:table-cell>
          <table:table-cell office:value-type="float" office:value="1992.778687" calcext:value-type="float">
            <text:p>1992.778687</text:p>
          </table:table-cell>
          <table:table-cell office:value-type="float" office:value="1841.016968" calcext:value-type="float">
            <text:p>1841.016968</text:p>
          </table:table-cell>
          <table:table-cell office:value-type="float" office:value="1990.419067" calcext:value-type="float">
            <text:p>1990.419067</text:p>
          </table:table-cell>
          <table:table-cell table:number-columns-repeated="1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837.677002" calcext:value-type="float">
            <text:p>1837.677002</text:p>
          </table:table-cell>
          <table:table-cell office:value-type="float" office:value="1971.817505" calcext:value-type="float">
            <text:p>1971.817505</text:p>
          </table:table-cell>
          <table:table-cell office:value-type="float" office:value="1853.554932" calcext:value-type="float">
            <text:p>1853.554932</text:p>
          </table:table-cell>
          <table:table-cell office:value-type="float" office:value="1970.41626" calcext:value-type="float">
            <text:p>1970.41626</text:p>
          </table:table-cell>
          <table:table-cell table:number-columns-repeated="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868.496826" calcext:value-type="float">
            <text:p>1868.496826</text:p>
          </table:table-cell>
          <table:table-cell office:value-type="float" office:value="1923.499756" calcext:value-type="float">
            <text:p>1923.499756</text:p>
          </table:table-cell>
          <table:table-cell office:value-type="float" office:value="1889.325684" calcext:value-type="float">
            <text:p>1889.325684</text:p>
          </table:table-cell>
          <table:table-cell office:value-type="float" office:value="1914.463867" calcext:value-type="float">
            <text:p>1914.463867</text:p>
          </table:table-cell>
          <table:table-cell table:number-columns-repeated="1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818.931641" calcext:value-type="float">
            <text:p>1818.931641</text:p>
          </table:table-cell>
          <table:table-cell office:value-type="float" office:value="1997.146362" calcext:value-type="float">
            <text:p>1997.146362</text:p>
          </table:table-cell>
          <table:table-cell office:value-type="float" office:value="1829.364014" calcext:value-type="float">
            <text:p>1829.364014</text:p>
          </table:table-cell>
          <table:table-cell office:value-type="float" office:value="1996.789062" calcext:value-type="float">
            <text:p>1996.789062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827.989502" calcext:value-type="float">
            <text:p>1827.989502</text:p>
          </table:table-cell>
          <table:table-cell office:value-type="float" office:value="1976.403198" calcext:value-type="float">
            <text:p>1976.403198</text:p>
          </table:table-cell>
          <table:table-cell office:value-type="float" office:value="1848.328369" calcext:value-type="float">
            <text:p>1848.328369</text:p>
          </table:table-cell>
          <table:table-cell office:value-type="float" office:value="1970.245361" calcext:value-type="float">
            <text:p>1970.24536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1.000854" calcext:value-type="float">
            <text:p>1871.000854</text:p>
          </table:table-cell>
          <table:table-cell office:value-type="float" office:value="1938.679199" calcext:value-type="float">
            <text:p>1938.679199</text:p>
          </table:table-cell>
          <table:table-cell office:value-type="float" office:value="1891.526367" calcext:value-type="float">
            <text:p>1891.526367</text:p>
          </table:table-cell>
          <table:table-cell office:value-type="float" office:value="1929.773926" calcext:value-type="float">
            <text:p>1929.773926</text:p>
          </table:table-cell>
          <table:table-cell table:number-columns-repeated="1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32.616699" calcext:value-type="float">
            <text:p>1832.616699</text:p>
          </table:table-cell>
          <table:table-cell office:value-type="float" office:value="1998.281006" calcext:value-type="float">
            <text:p>1998.281006</text:p>
          </table:table-cell>
          <table:table-cell office:value-type="float" office:value="1840.289062" calcext:value-type="float">
            <text:p>1840.289062</text:p>
          </table:table-cell>
          <table:table-cell office:value-type="float" office:value="1996.677979" calcext:value-type="float">
            <text:p>1996.677979</text:p>
          </table:table-cell>
          <table:table-cell table:number-columns-repeated="1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20.302124" calcext:value-type="float">
            <text:p>1820.302124</text:p>
          </table:table-cell>
          <table:table-cell office:value-type="float" office:value="1971.247803" calcext:value-type="float">
            <text:p>1971.247803</text:p>
          </table:table-cell>
          <table:table-cell office:value-type="float" office:value="1837.460693" calcext:value-type="float">
            <text:p>1837.460693</text:p>
          </table:table-cell>
          <table:table-cell office:value-type="float" office:value="1969.690308" calcext:value-type="float">
            <text:p>1969.690308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64.953979" calcext:value-type="float">
            <text:p>1864.953979</text:p>
          </table:table-cell>
          <table:table-cell office:value-type="float" office:value="1921.308472" calcext:value-type="float">
            <text:p>1921.308472</text:p>
          </table:table-cell>
          <table:table-cell office:value-type="float" office:value="1887.71167" calcext:value-type="float">
            <text:p>1887.71167</text:p>
          </table:table-cell>
          <table:table-cell office:value-type="float" office:value="1910.438965" calcext:value-type="float">
            <text:p>1910.438965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44.850098" calcext:value-type="float">
            <text:p>1844.850098</text:p>
          </table:table-cell>
          <table:table-cell office:value-type="float" office:value="1998.156738" calcext:value-type="float">
            <text:p>1998.156738</text:p>
          </table:table-cell>
          <table:table-cell office:value-type="float" office:value="1853.818115" calcext:value-type="float">
            <text:p>1853.818115</text:p>
          </table:table-cell>
          <table:table-cell office:value-type="float" office:value="1995.696411" calcext:value-type="float">
            <text:p>1995.696411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5.337769" calcext:value-type="float">
            <text:p>1845.337769</text:p>
          </table:table-cell>
          <table:table-cell office:value-type="float" office:value="1995.299805" calcext:value-type="float">
            <text:p>1995.299805</text:p>
          </table:table-cell>
          <table:table-cell office:value-type="float" office:value="1861.089355" calcext:value-type="float">
            <text:p>1861.089355</text:p>
          </table:table-cell>
          <table:table-cell office:value-type="float" office:value="1996.142822" calcext:value-type="float">
            <text:p>1996.142822</text:p>
          </table:table-cell>
          <table:table-cell table:number-columns-repeated="1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72.786743" calcext:value-type="float">
            <text:p>1872.786743</text:p>
          </table:table-cell>
          <table:table-cell office:value-type="float" office:value="1926.614746" calcext:value-type="float">
            <text:p>1926.614746</text:p>
          </table:table-cell>
          <table:table-cell office:value-type="float" office:value="1892.100586" calcext:value-type="float">
            <text:p>1892.100586</text:p>
          </table:table-cell>
          <table:table-cell office:value-type="float" office:value="1916.804077" calcext:value-type="float">
            <text:p>1916.804077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854.426025" calcext:value-type="float">
            <text:p>1854.426025</text:p>
          </table:table-cell>
          <table:table-cell office:value-type="float" office:value="1986.400269" calcext:value-type="float">
            <text:p>1986.400269</text:p>
          </table:table-cell>
          <table:table-cell office:value-type="float" office:value="1865.575195" calcext:value-type="float">
            <text:p>1865.575195</text:p>
          </table:table-cell>
          <table:table-cell office:value-type="float" office:value="1980.310303" calcext:value-type="float">
            <text:p>1980.310303</text:p>
          </table:table-cell>
          <table:table-cell table:number-columns-repeated="1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26.699829" calcext:value-type="float">
            <text:p>1826.699829</text:p>
          </table:table-cell>
          <table:table-cell office:value-type="float" office:value="1995.10376" calcext:value-type="float">
            <text:p>1995.10376</text:p>
          </table:table-cell>
          <table:table-cell office:value-type="float" office:value="1841.272583" calcext:value-type="float">
            <text:p>1841.272583</text:p>
          </table:table-cell>
          <table:table-cell office:value-type="float" office:value="1997.817627" calcext:value-type="float">
            <text:p>1997.817627</text:p>
          </table:table-cell>
          <table:table-cell table:number-columns-repeated="1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854.922119" calcext:value-type="float">
            <text:p>1854.922119</text:p>
          </table:table-cell>
          <table:table-cell office:value-type="float" office:value="1937.169678" calcext:value-type="float">
            <text:p>1937.169678</text:p>
          </table:table-cell>
          <table:table-cell office:value-type="float" office:value="1882.464355" calcext:value-type="float">
            <text:p>1882.464355</text:p>
          </table:table-cell>
          <table:table-cell office:value-type="float" office:value="1922.616943" calcext:value-type="float">
            <text:p>1922.61694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68.835449" calcext:value-type="float">
            <text:p>1868.835449</text:p>
          </table:table-cell>
          <table:table-cell office:value-type="float" office:value="1972.836914" calcext:value-type="float">
            <text:p>1972.836914</text:p>
          </table:table-cell>
          <table:table-cell office:value-type="float" office:value="1883.891113" calcext:value-type="float">
            <text:p>1883.891113</text:p>
          </table:table-cell>
          <table:table-cell office:value-type="float" office:value="1963.278809" calcext:value-type="float">
            <text:p>1963.278809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804.296265" calcext:value-type="float">
            <text:p>1804.296265</text:p>
          </table:table-cell>
          <table:table-cell office:value-type="float" office:value="1995.863892" calcext:value-type="float">
            <text:p>1995.863892</text:p>
          </table:table-cell>
          <table:table-cell office:value-type="float" office:value="1817.525269" calcext:value-type="float">
            <text:p>1817.525269</text:p>
          </table:table-cell>
          <table:table-cell office:value-type="float" office:value="1997.237793" calcext:value-type="float">
            <text:p>1997.237793</text:p>
          </table:table-cell>
          <table:table-cell table:number-columns-repeated="1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850.470947" calcext:value-type="float">
            <text:p>1850.470947</text:p>
          </table:table-cell>
          <table:table-cell office:value-type="float" office:value="1942.113037" calcext:value-type="float">
            <text:p>1942.113037</text:p>
          </table:table-cell>
          <table:table-cell office:value-type="float" office:value="1874.530029" calcext:value-type="float">
            <text:p>1874.530029</text:p>
          </table:table-cell>
          <table:table-cell office:value-type="float" office:value="1933.643433" calcext:value-type="float">
            <text:p>1933.643433</text:p>
          </table:table-cell>
          <table:table-cell table:number-columns-repeated="1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879.296875" calcext:value-type="float">
            <text:p>1879.296875</text:p>
          </table:table-cell>
          <table:table-cell office:value-type="float" office:value="1953.053833" calcext:value-type="float">
            <text:p>1953.053833</text:p>
          </table:table-cell>
          <table:table-cell office:value-type="float" office:value="1896.875" calcext:value-type="float">
            <text:p>1896.875</text:p>
          </table:table-cell>
          <table:table-cell office:value-type="float" office:value="1939.568726" calcext:value-type="float">
            <text:p>1939.568726</text:p>
          </table:table-cell>
          <table:table-cell table:number-columns-repeated="1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80.07251" calcext:value-type="float">
            <text:p>1780.07251</text:p>
          </table:table-cell>
          <table:table-cell office:value-type="float" office:value="1997.355835" calcext:value-type="float">
            <text:p>1997.355835</text:p>
          </table:table-cell>
          <table:table-cell office:value-type="float" office:value="1788.81897" calcext:value-type="float">
            <text:p>1788.81897</text:p>
          </table:table-cell>
          <table:table-cell office:value-type="float" office:value="1997.944702" calcext:value-type="float">
            <text:p>1997.94470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1.057129" calcext:value-type="float">
            <text:p>1861.057129</text:p>
          </table:table-cell>
          <table:table-cell office:value-type="float" office:value="1985.907959" calcext:value-type="float">
            <text:p>1985.907959</text:p>
          </table:table-cell>
          <table:table-cell office:value-type="float" office:value="1884.82019" calcext:value-type="float">
            <text:p>1884.82019</text:p>
          </table:table-cell>
          <table:table-cell office:value-type="float" office:value="1975.787598" calcext:value-type="float">
            <text:p>1975.787598</text:p>
          </table:table-cell>
          <table:table-cell table:number-columns-repeated="1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84.557129" calcext:value-type="float">
            <text:p>1884.557129</text:p>
          </table:table-cell>
          <table:table-cell office:value-type="float" office:value="1933.416016" calcext:value-type="float">
            <text:p>1933.416016</text:p>
          </table:table-cell>
          <table:table-cell office:value-type="float" office:value="1911.113647" calcext:value-type="float">
            <text:p>1911.113647</text:p>
          </table:table-cell>
          <table:table-cell office:value-type="float" office:value="1920.739746" calcext:value-type="float">
            <text:p>1920.739746</text:p>
          </table:table-cell>
          <table:table-cell table:number-columns-repeated="1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814.424072" calcext:value-type="float">
            <text:p>1814.424072</text:p>
          </table:table-cell>
          <table:table-cell office:value-type="float" office:value="1998.450684" calcext:value-type="float">
            <text:p>1998.450684</text:p>
          </table:table-cell>
          <table:table-cell office:value-type="float" office:value="1824.448608" calcext:value-type="float">
            <text:p>1824.448608</text:p>
          </table:table-cell>
          <table:table-cell office:value-type="float" office:value="1993.89624" calcext:value-type="float">
            <text:p>1993.89624</text:p>
          </table:table-cell>
          <table:table-cell table:number-columns-repeated="1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840.858643" calcext:value-type="float">
            <text:p>1840.858643</text:p>
          </table:table-cell>
          <table:table-cell office:value-type="float" office:value="1995.545288" calcext:value-type="float">
            <text:p>1995.545288</text:p>
          </table:table-cell>
          <table:table-cell office:value-type="float" office:value="1857.43335" calcext:value-type="float">
            <text:p>1857.43335</text:p>
          </table:table-cell>
          <table:table-cell office:value-type="float" office:value="1994.698364" calcext:value-type="float">
            <text:p>1994.698364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869.881348" calcext:value-type="float">
            <text:p>1869.881348</text:p>
          </table:table-cell>
          <table:table-cell office:value-type="float" office:value="1955.126343" calcext:value-type="float">
            <text:p>1955.126343</text:p>
          </table:table-cell>
          <table:table-cell office:value-type="float" office:value="1895.768677" calcext:value-type="float">
            <text:p>1895.768677</text:p>
          </table:table-cell>
          <table:table-cell office:value-type="float" office:value="1935.27417" calcext:value-type="float">
            <text:p>1935.27417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.654053" calcext:value-type="float">
            <text:p>1875.654053</text:p>
          </table:table-cell>
          <table:table-cell office:value-type="float" office:value="1986.876587" calcext:value-type="float">
            <text:p>1986.876587</text:p>
          </table:table-cell>
          <table:table-cell office:value-type="float" office:value="1890.218506" calcext:value-type="float">
            <text:p>1890.218506</text:p>
          </table:table-cell>
          <table:table-cell office:value-type="float" office:value="1983.758301" calcext:value-type="float">
            <text:p>1983.758301</text:p>
          </table:table-cell>
          <table:table-cell table:number-columns-repeated="1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815.048828" calcext:value-type="float">
            <text:p>1815.048828</text:p>
          </table:table-cell>
          <table:table-cell office:value-type="float" office:value="1995.537231" calcext:value-type="float">
            <text:p>1995.537231</text:p>
          </table:table-cell>
          <table:table-cell office:value-type="float" office:value="1831.026123" calcext:value-type="float">
            <text:p>1831.026123</text:p>
          </table:table-cell>
          <table:table-cell office:value-type="float" office:value="1995.316162" calcext:value-type="float">
            <text:p>1995.316162</text:p>
          </table:table-cell>
          <table:table-cell table:number-columns-repeated="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872.246826" calcext:value-type="float">
            <text:p>1872.246826</text:p>
          </table:table-cell>
          <table:table-cell office:value-type="float" office:value="1987.26123" calcext:value-type="float">
            <text:p>1987.26123</text:p>
          </table:table-cell>
          <table:table-cell office:value-type="float" office:value="1897.726685" calcext:value-type="float">
            <text:p>1897.726685</text:p>
          </table:table-cell>
          <table:table-cell office:value-type="float" office:value="1974.498535" calcext:value-type="float">
            <text:p>1974.498535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874.842285" calcext:value-type="float">
            <text:p>1874.842285</text:p>
          </table:table-cell>
          <table:table-cell office:value-type="float" office:value="1965.396729" calcext:value-type="float">
            <text:p>1965.396729</text:p>
          </table:table-cell>
          <table:table-cell office:value-type="float" office:value="1895.626831" calcext:value-type="float">
            <text:p>1895.626831</text:p>
          </table:table-cell>
          <table:table-cell office:value-type="float" office:value="1956.526733" calcext:value-type="float">
            <text:p>1956.526733</text:p>
          </table:table-cell>
          <table:table-cell table:number-columns-repeated="1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30.121704" calcext:value-type="float">
            <text:p>1830.121704</text:p>
          </table:table-cell>
          <table:table-cell office:value-type="float" office:value="1997.871826" calcext:value-type="float">
            <text:p>1997.871826</text:p>
          </table:table-cell>
          <table:table-cell office:value-type="float" office:value="1841.661377" calcext:value-type="float">
            <text:p>1841.661377</text:p>
          </table:table-cell>
          <table:table-cell office:value-type="float" office:value="1993.845947" calcext:value-type="float">
            <text:p>1993.84594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0.955933" calcext:value-type="float">
            <text:p>1860.955933</text:p>
          </table:table-cell>
          <table:table-cell office:value-type="float" office:value="1996.757568" calcext:value-type="float">
            <text:p>1996.757568</text:p>
          </table:table-cell>
          <table:table-cell office:value-type="float" office:value="1878.181641" calcext:value-type="float">
            <text:p>1878.181641</text:p>
          </table:table-cell>
          <table:table-cell office:value-type="float" office:value="1990.979248" calcext:value-type="float">
            <text:p>1990.979248</text:p>
          </table:table-cell>
          <table:table-cell table:number-columns-repeated="1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870.667603" calcext:value-type="float">
            <text:p>1870.667603</text:p>
          </table:table-cell>
          <table:table-cell office:value-type="float" office:value="1986.625366" calcext:value-type="float">
            <text:p>1986.625366</text:p>
          </table:table-cell>
          <table:table-cell office:value-type="float" office:value="1888.155518" calcext:value-type="float">
            <text:p>1888.155518</text:p>
          </table:table-cell>
          <table:table-cell office:value-type="float" office:value="1975.375488" calcext:value-type="float">
            <text:p>1975.375488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65.462524" calcext:value-type="float">
            <text:p>1865.462524</text:p>
          </table:table-cell>
          <table:table-cell office:value-type="float" office:value="1993.226074" calcext:value-type="float">
            <text:p>1993.226074</text:p>
          </table:table-cell>
          <table:table-cell office:value-type="float" office:value="1879.060425" calcext:value-type="float">
            <text:p>1879.060425</text:p>
          </table:table-cell>
          <table:table-cell office:value-type="float" office:value="1989.322266" calcext:value-type="float">
            <text:p>1989.322266</text:p>
          </table:table-cell>
          <table:table-cell table:number-columns-repeated="1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31.445801" calcext:value-type="float">
            <text:p>1831.445801</text:p>
          </table:table-cell>
          <table:table-cell office:value-type="float" office:value="1974.644531" calcext:value-type="float">
            <text:p>1974.644531</text:p>
          </table:table-cell>
          <table:table-cell office:value-type="float" office:value="1847.538208" calcext:value-type="float">
            <text:p>1847.538208</text:p>
          </table:table-cell>
          <table:table-cell office:value-type="float" office:value="1970.922363" calcext:value-type="float">
            <text:p>1970.922363</text:p>
          </table:table-cell>
          <table:table-cell table:number-columns-repeated="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814.452148" calcext:value-type="float">
            <text:p>1814.452148</text:p>
          </table:table-cell>
          <table:table-cell office:value-type="float" office:value="1938.38623" calcext:value-type="float">
            <text:p>1938.38623</text:p>
          </table:table-cell>
          <table:table-cell office:value-type="float" office:value="1830.686768" calcext:value-type="float">
            <text:p>1830.686768</text:p>
          </table:table-cell>
          <table:table-cell office:value-type="float" office:value="1934.773682" calcext:value-type="float">
            <text:p>1934.77368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6.07959" calcext:value-type="float">
            <text:p>1776.07959</text:p>
          </table:table-cell>
          <table:table-cell office:value-type="float" office:value="1931.101807" calcext:value-type="float">
            <text:p>1931.101807</text:p>
          </table:table-cell>
          <table:table-cell office:value-type="float" office:value="1788.36731" calcext:value-type="float">
            <text:p>1788.36731</text:p>
          </table:table-cell>
          <table:table-cell office:value-type="float" office:value="1936.510254" calcext:value-type="float">
            <text:p>1936.510254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50.544922" calcext:value-type="float">
            <text:p>1750.544922</text:p>
          </table:table-cell>
          <table:table-cell office:value-type="float" office:value="1898.726196" calcext:value-type="float">
            <text:p>1898.726196</text:p>
          </table:table-cell>
          <table:table-cell office:value-type="float" office:value="1766.980225" calcext:value-type="float">
            <text:p>1766.980225</text:p>
          </table:table-cell>
          <table:table-cell office:value-type="float" office:value="1897.307617" calcext:value-type="float">
            <text:p>1897.307617</text:p>
          </table:table-cell>
          <table:table-cell table:number-columns-repeated="1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48.028076" calcext:value-type="float">
            <text:p>1748.028076</text:p>
          </table:table-cell>
          <table:table-cell office:value-type="float" office:value="1857.33252" calcext:value-type="float">
            <text:p>1857.33252</text:p>
          </table:table-cell>
          <table:table-cell office:value-type="float" office:value="1766.17749" calcext:value-type="float">
            <text:p>1766.17749</text:p>
          </table:table-cell>
          <table:table-cell office:value-type="float" office:value="1851.588379" calcext:value-type="float">
            <text:p>1851.588379</text:p>
          </table:table-cell>
          <table:table-cell table:number-columns-repeated="1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18.236084" calcext:value-type="float">
            <text:p>1718.236084</text:p>
          </table:table-cell>
          <table:table-cell office:value-type="float" office:value="1857.03418" calcext:value-type="float">
            <text:p>1857.03418</text:p>
          </table:table-cell>
          <table:table-cell office:value-type="float" office:value="1730.727539" calcext:value-type="float">
            <text:p>1730.727539</text:p>
          </table:table-cell>
          <table:table-cell office:value-type="float" office:value="1856.364868" calcext:value-type="float">
            <text:p>1856.364868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697.914795" calcext:value-type="float">
            <text:p>1697.914795</text:p>
          </table:table-cell>
          <table:table-cell office:value-type="float" office:value="1822.916016" calcext:value-type="float">
            <text:p>1822.916016</text:p>
          </table:table-cell>
          <table:table-cell office:value-type="float" office:value="1714.305298" calcext:value-type="float">
            <text:p>1714.305298</text:p>
          </table:table-cell>
          <table:table-cell office:value-type="float" office:value="1820.516113" calcext:value-type="float">
            <text:p>1820.51611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90.201172" calcext:value-type="float">
            <text:p>1690.201172</text:p>
          </table:table-cell>
          <table:table-cell office:value-type="float" office:value="1799.959106" calcext:value-type="float">
            <text:p>1799.959106</text:p>
          </table:table-cell>
          <table:table-cell office:value-type="float" office:value="1704.763794" calcext:value-type="float">
            <text:p>1704.763794</text:p>
          </table:table-cell>
          <table:table-cell office:value-type="float" office:value="1795.852173" calcext:value-type="float">
            <text:p>1795.852173</text:p>
          </table:table-cell>
          <table:table-cell table:number-columns-repeated="1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674.156616" calcext:value-type="float">
            <text:p>1674.156616</text:p>
          </table:table-cell>
          <table:table-cell office:value-type="float" office:value="1787.969482" calcext:value-type="float">
            <text:p>1787.969482</text:p>
          </table:table-cell>
          <table:table-cell office:value-type="float" office:value="1683.962769" calcext:value-type="float">
            <text:p>1683.962769</text:p>
          </table:table-cell>
          <table:table-cell office:value-type="float" office:value="1785.925659" calcext:value-type="float">
            <text:p>1785.925659</text:p>
          </table:table-cell>
          <table:table-cell table:number-columns-repeated="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654.095825" calcext:value-type="float">
            <text:p>1654.095825</text:p>
          </table:table-cell>
          <table:table-cell office:value-type="float" office:value="1771.589355" calcext:value-type="float">
            <text:p>1771.589355</text:p>
          </table:table-cell>
          <table:table-cell office:value-type="float" office:value="1675.898071" calcext:value-type="float">
            <text:p>1675.898071</text:p>
          </table:table-cell>
          <table:table-cell office:value-type="float" office:value="1761.521606" calcext:value-type="float">
            <text:p>1761.521606</text:p>
          </table:table-cell>
          <table:table-cell table:number-columns-repeated="1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654.180664" calcext:value-type="float">
            <text:p>1654.180664</text:p>
          </table:table-cell>
          <table:table-cell office:value-type="float" office:value="1753.070679" calcext:value-type="float">
            <text:p>1753.070679</text:p>
          </table:table-cell>
          <table:table-cell office:value-type="float" office:value="1661.265381" calcext:value-type="float">
            <text:p>1661.265381</text:p>
          </table:table-cell>
          <table:table-cell office:value-type="float" office:value="1739.244751" calcext:value-type="float">
            <text:p>1739.244751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647.117554" calcext:value-type="float">
            <text:p>1647.117554</text:p>
          </table:table-cell>
          <table:table-cell office:value-type="float" office:value="1729.719238" calcext:value-type="float">
            <text:p>1729.719238</text:p>
          </table:table-cell>
          <table:table-cell office:value-type="float" office:value="1653.696533" calcext:value-type="float">
            <text:p>1653.696533</text:p>
          </table:table-cell>
          <table:table-cell office:value-type="float" office:value="1733.034546" calcext:value-type="float">
            <text:p>1733.03454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31.726929" calcext:value-type="float">
            <text:p>1631.726929</text:p>
          </table:table-cell>
          <table:table-cell office:value-type="float" office:value="1722.104492" calcext:value-type="float">
            <text:p>1722.104492</text:p>
          </table:table-cell>
          <table:table-cell office:value-type="float" office:value="1644.140137" calcext:value-type="float">
            <text:p>1644.140137</text:p>
          </table:table-cell>
          <table:table-cell office:value-type="float" office:value="1720.849487" calcext:value-type="float">
            <text:p>1720.849487</text:p>
          </table:table-cell>
          <table:table-cell table:number-columns-repeated="1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630.460449" calcext:value-type="float">
            <text:p>1630.460449</text:p>
          </table:table-cell>
          <table:table-cell office:value-type="float" office:value="1707.471558" calcext:value-type="float">
            <text:p>1707.471558</text:p>
          </table:table-cell>
          <table:table-cell office:value-type="float" office:value="1638.762817" calcext:value-type="float">
            <text:p>1638.762817</text:p>
          </table:table-cell>
          <table:table-cell office:value-type="float" office:value="1707.281006" calcext:value-type="float">
            <text:p>1707.281006</text:p>
          </table:table-cell>
          <table:table-cell table:number-columns-repeated="1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621.935669" calcext:value-type="float">
            <text:p>1621.935669</text:p>
          </table:table-cell>
          <table:table-cell office:value-type="float" office:value="1696.934082" calcext:value-type="float">
            <text:p>1696.934082</text:p>
          </table:table-cell>
          <table:table-cell office:value-type="float" office:value="1631.624146" calcext:value-type="float">
            <text:p>1631.624146</text:p>
          </table:table-cell>
          <table:table-cell office:value-type="float" office:value="1696.02478" calcext:value-type="float">
            <text:p>1696.02478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617.517822" calcext:value-type="float">
            <text:p>1617.517822</text:p>
          </table:table-cell>
          <table:table-cell office:value-type="float" office:value="1688.793579" calcext:value-type="float">
            <text:p>1688.793579</text:p>
          </table:table-cell>
          <table:table-cell office:value-type="float" office:value="1627.732544" calcext:value-type="float">
            <text:p>1627.732544</text:p>
          </table:table-cell>
          <table:table-cell office:value-type="float" office:value="1687.774048" calcext:value-type="float">
            <text:p>1687.774048</text:p>
          </table:table-cell>
          <table:table-cell table:number-columns-repeated="1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606.632812" calcext:value-type="float">
            <text:p>1606.632812</text:p>
          </table:table-cell>
          <table:table-cell office:value-type="float" office:value="1682.332886" calcext:value-type="float">
            <text:p>1682.332886</text:p>
          </table:table-cell>
          <table:table-cell office:value-type="float" office:value="1621.947144" calcext:value-type="float">
            <text:p>1621.947144</text:p>
          </table:table-cell>
          <table:table-cell office:value-type="float" office:value="1672.450684" calcext:value-type="float">
            <text:p>1672.45068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4.289185" calcext:value-type="float">
            <text:p>1604.289185</text:p>
          </table:table-cell>
          <table:table-cell office:value-type="float" office:value="1669.543457" calcext:value-type="float">
            <text:p>1669.543457</text:p>
          </table:table-cell>
          <table:table-cell office:value-type="float" office:value="1608.457764" calcext:value-type="float">
            <text:p>1608.457764</text:p>
          </table:table-cell>
          <table:table-cell office:value-type="float" office:value="1667.724854" calcext:value-type="float">
            <text:p>1667.724854</text:p>
          </table:table-cell>
          <table:table-cell table:number-columns-repeated="1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602.236084" calcext:value-type="float">
            <text:p>1602.236084</text:p>
          </table:table-cell>
          <table:table-cell office:value-type="float" office:value="1659.845459" calcext:value-type="float">
            <text:p>1659.845459</text:p>
          </table:table-cell>
          <table:table-cell office:value-type="float" office:value="1609.108765" calcext:value-type="float">
            <text:p>1609.108765</text:p>
          </table:table-cell>
          <table:table-cell office:value-type="float" office:value="1661.630737" calcext:value-type="float">
            <text:p>1661.630737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599.766602" calcext:value-type="float">
            <text:p>1599.766602</text:p>
          </table:table-cell>
          <table:table-cell office:value-type="float" office:value="1652.592285" calcext:value-type="float">
            <text:p>1652.592285</text:p>
          </table:table-cell>
          <table:table-cell office:value-type="float" office:value="1604.804932" calcext:value-type="float">
            <text:p>1604.804932</text:p>
          </table:table-cell>
          <table:table-cell office:value-type="float" office:value="1655.177368" calcext:value-type="float">
            <text:p>1655.177368</text:p>
          </table:table-cell>
          <table:table-cell table:number-columns-repeated="1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587.4198" calcext:value-type="float">
            <text:p>1587.4198</text:p>
          </table:table-cell>
          <table:table-cell office:value-type="float" office:value="1652.180664" calcext:value-type="float">
            <text:p>1652.180664</text:p>
          </table:table-cell>
          <table:table-cell office:value-type="float" office:value="1602.424438" calcext:value-type="float">
            <text:p>1602.424438</text:p>
          </table:table-cell>
          <table:table-cell office:value-type="float" office:value="1642.851562" calcext:value-type="float">
            <text:p>1642.851562</text:p>
          </table:table-cell>
          <table:table-cell table:number-columns-repeated="1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594.721436" calcext:value-type="float">
            <text:p>1594.721436</text:p>
          </table:table-cell>
          <table:table-cell office:value-type="float" office:value="1639.808594" calcext:value-type="float">
            <text:p>1639.808594</text:p>
          </table:table-cell>
          <table:table-cell office:value-type="float" office:value="1594.203125" calcext:value-type="float">
            <text:p>1594.203125</text:p>
          </table:table-cell>
          <table:table-cell office:value-type="float" office:value="1640.887207" calcext:value-type="float">
            <text:p>1640.887207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6.075562" calcext:value-type="float">
            <text:p>1586.075562</text:p>
          </table:table-cell>
          <table:table-cell office:value-type="float" office:value="1632.322876" calcext:value-type="float">
            <text:p>1632.322876</text:p>
          </table:table-cell>
          <table:table-cell office:value-type="float" office:value="1594.024658" calcext:value-type="float">
            <text:p>1594.024658</text:p>
          </table:table-cell>
          <table:table-cell office:value-type="float" office:value="1634.873169" calcext:value-type="float">
            <text:p>1634.873169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583.78479" calcext:value-type="float">
            <text:p>1583.78479</text:p>
          </table:table-cell>
          <table:table-cell office:value-type="float" office:value="1631.755615" calcext:value-type="float">
            <text:p>1631.755615</text:p>
          </table:table-cell>
          <table:table-cell office:value-type="float" office:value="1591.763062" calcext:value-type="float">
            <text:p>1591.763062</text:p>
          </table:table-cell>
          <table:table-cell office:value-type="float" office:value="1628.694946" calcext:value-type="float">
            <text:p>1628.694946</text:p>
          </table:table-cell>
          <table:table-cell table:number-columns-repeated="1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583.923828" calcext:value-type="float">
            <text:p>1583.923828</text:p>
          </table:table-cell>
          <table:table-cell office:value-type="float" office:value="1621.078369" calcext:value-type="float">
            <text:p>1621.078369</text:p>
          </table:table-cell>
          <table:table-cell office:value-type="float" office:value="1586.757568" calcext:value-type="float">
            <text:p>1586.757568</text:p>
          </table:table-cell>
          <table:table-cell office:value-type="float" office:value="1622.080566" calcext:value-type="float">
            <text:p>1622.080566</text:p>
          </table:table-cell>
          <table:table-cell table:number-columns-repeated="1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582.194092" calcext:value-type="float">
            <text:p>1582.194092</text:p>
          </table:table-cell>
          <table:table-cell office:value-type="float" office:value="1616.924072" calcext:value-type="float">
            <text:p>1616.924072</text:p>
          </table:table-cell>
          <table:table-cell office:value-type="float" office:value="1587.067505" calcext:value-type="float">
            <text:p>1587.067505</text:p>
          </table:table-cell>
          <table:table-cell office:value-type="float" office:value="1618.970581" calcext:value-type="float">
            <text:p>1618.970581</text:p>
          </table:table-cell>
          <table:table-cell table:number-columns-repeated="1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580.544067" calcext:value-type="float">
            <text:p>1580.544067</text:p>
          </table:table-cell>
          <table:table-cell office:value-type="float" office:value="1610.959229" calcext:value-type="float">
            <text:p>1610.959229</text:p>
          </table:table-cell>
          <table:table-cell office:value-type="float" office:value="1583.992188" calcext:value-type="float">
            <text:p>1583.992188</text:p>
          </table:table-cell>
          <table:table-cell office:value-type="float" office:value="1613.50354" calcext:value-type="float">
            <text:p>1613.5035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6.802612" calcext:value-type="float">
            <text:p>1576.802612</text:p>
          </table:table-cell>
          <table:table-cell office:value-type="float" office:value="1612.098022" calcext:value-type="float">
            <text:p>1612.098022</text:p>
          </table:table-cell>
          <table:table-cell office:value-type="float" office:value="1580.786377" calcext:value-type="float">
            <text:p>1580.786377</text:p>
          </table:table-cell>
          <table:table-cell office:value-type="float" office:value="1611.477783" calcext:value-type="float">
            <text:p>1611.477783</text:p>
          </table:table-cell>
          <table:table-cell table:number-columns-repeated="1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573.111572" calcext:value-type="float">
            <text:p>1573.111572</text:p>
          </table:table-cell>
          <table:table-cell office:value-type="float" office:value="1608.87915" calcext:value-type="float">
            <text:p>1608.87915</text:p>
          </table:table-cell>
          <table:table-cell office:value-type="float" office:value="1578.708984" calcext:value-type="float">
            <text:p>1578.708984</text:p>
          </table:table-cell>
          <table:table-cell office:value-type="float" office:value="1609.449463" calcext:value-type="float">
            <text:p>1609.449463</text:p>
          </table:table-cell>
          <table:table-cell table:number-columns-repeated="1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574.26355" calcext:value-type="float">
            <text:p>1574.26355</text:p>
          </table:table-cell>
          <table:table-cell office:value-type="float" office:value="1607.281372" calcext:value-type="float">
            <text:p>1607.281372</text:p>
          </table:table-cell>
          <table:table-cell office:value-type="float" office:value="1575.751343" calcext:value-type="float">
            <text:p>1575.751343</text:p>
          </table:table-cell>
          <table:table-cell office:value-type="float" office:value="1605.059082" calcext:value-type="float">
            <text:p>1605.059082</text:p>
          </table:table-cell>
          <table:table-cell table:number-columns-repeated="1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569.641602" calcext:value-type="float">
            <text:p>1569.641602</text:p>
          </table:table-cell>
          <table:table-cell office:value-type="float" office:value="1600.568726" calcext:value-type="float">
            <text:p>1600.568726</text:p>
          </table:table-cell>
          <table:table-cell office:value-type="float" office:value="1576.730225" calcext:value-type="float">
            <text:p>1576.730225</text:p>
          </table:table-cell>
          <table:table-cell office:value-type="float" office:value="1600.270508" calcext:value-type="float">
            <text:p>1600.270508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568.144897" calcext:value-type="float">
            <text:p>1568.144897</text:p>
          </table:table-cell>
          <table:table-cell office:value-type="float" office:value="1595.430298" calcext:value-type="float">
            <text:p>1595.430298</text:p>
          </table:table-cell>
          <table:table-cell office:value-type="float" office:value="1577.653564" calcext:value-type="float">
            <text:p>1577.653564</text:p>
          </table:table-cell>
          <table:table-cell office:value-type="float" office:value="1596.134766" calcext:value-type="float">
            <text:p>1596.134766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4.710205" calcext:value-type="float">
            <text:p>1574.710205</text:p>
          </table:table-cell>
          <table:table-cell office:value-type="float" office:value="1589.01062" calcext:value-type="float">
            <text:p>1589.01062</text:p>
          </table:table-cell>
          <table:table-cell office:value-type="float" office:value="1576.000732" calcext:value-type="float">
            <text:p>1576.000732</text:p>
          </table:table-cell>
          <table:table-cell office:value-type="float" office:value="1597.119385" calcext:value-type="float">
            <text:p>1597.119385</text:p>
          </table:table-cell>
          <table:table-cell table:number-columns-repeated="1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563.535156" calcext:value-type="float">
            <text:p>1563.535156</text:p>
          </table:table-cell>
          <table:table-cell office:value-type="float" office:value="1592.943848" calcext:value-type="float">
            <text:p>1592.943848</text:p>
          </table:table-cell>
          <table:table-cell office:value-type="float" office:value="1571.563477" calcext:value-type="float">
            <text:p>1571.563477</text:p>
          </table:table-cell>
          <table:table-cell office:value-type="float" office:value="1591.504639" calcext:value-type="float">
            <text:p>1591.504639</text:p>
          </table:table-cell>
          <table:table-cell table:number-columns-repeated="1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569.407959" calcext:value-type="float">
            <text:p>1569.407959</text:p>
          </table:table-cell>
          <table:table-cell office:value-type="float" office:value="1588.173828" calcext:value-type="float">
            <text:p>1588.173828</text:p>
          </table:table-cell>
          <table:table-cell office:value-type="float" office:value="1574.220581" calcext:value-type="float">
            <text:p>1574.220581</text:p>
          </table:table-cell>
          <table:table-cell office:value-type="float" office:value="1590.766968" calcext:value-type="float">
            <text:p>1590.766968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570.681396" calcext:value-type="float">
            <text:p>1570.681396</text:p>
          </table:table-cell>
          <table:table-cell office:value-type="float" office:value="1595.973511" calcext:value-type="float">
            <text:p>1595.973511</text:p>
          </table:table-cell>
          <table:table-cell office:value-type="float" office:value="1570.295654" calcext:value-type="float">
            <text:p>1570.295654</text:p>
          </table:table-cell>
          <table:table-cell office:value-type="float" office:value="1582.215332" calcext:value-type="float">
            <text:p>1582.215332</text:p>
          </table:table-cell>
          <table:table-cell table:number-columns-repeated="1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574.125" calcext:value-type="float">
            <text:p>1574.125</text:p>
          </table:table-cell>
          <table:table-cell office:value-type="float" office:value="1582.923828" calcext:value-type="float">
            <text:p>1582.923828</text:p>
          </table:table-cell>
          <table:table-cell office:value-type="float" office:value="1569.591919" calcext:value-type="float">
            <text:p>1569.591919</text:p>
          </table:table-cell>
          <table:table-cell office:value-type="float" office:value="1582.305786" calcext:value-type="float">
            <text:p>1582.305786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4.645386" calcext:value-type="float">
            <text:p>1564.645386</text:p>
          </table:table-cell>
          <table:table-cell office:value-type="float" office:value="1580.670776" calcext:value-type="float">
            <text:p>1580.670776</text:p>
          </table:table-cell>
          <table:table-cell office:value-type="float" office:value="1567.326416" calcext:value-type="float">
            <text:p>1567.326416</text:p>
          </table:table-cell>
          <table:table-cell office:value-type="float" office:value="1579.727783" calcext:value-type="float">
            <text:p>1579.727783</text:p>
          </table:table-cell>
          <table:table-cell table:number-columns-repeated="1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568.362671" calcext:value-type="float">
            <text:p>1568.362671</text:p>
          </table:table-cell>
          <table:table-cell office:value-type="float" office:value="1582.145142" calcext:value-type="float">
            <text:p>1582.145142</text:p>
          </table:table-cell>
          <table:table-cell office:value-type="float" office:value="1566.750122" calcext:value-type="float">
            <text:p>1566.750122</text:p>
          </table:table-cell>
          <table:table-cell office:value-type="float" office:value="1582.190308" calcext:value-type="float">
            <text:p>1582.190308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67.435059" calcext:value-type="float">
            <text:p>1567.435059</text:p>
          </table:table-cell>
          <table:table-cell office:value-type="float" office:value="1578.17334" calcext:value-type="float">
            <text:p>1578.17334</text:p>
          </table:table-cell>
          <table:table-cell office:value-type="float" office:value="1568.546631" calcext:value-type="float">
            <text:p>1568.546631</text:p>
          </table:table-cell>
          <table:table-cell office:value-type="float" office:value="1577.729614" calcext:value-type="float">
            <text:p>1577.729614</text:p>
          </table:table-cell>
          <table:table-cell table:number-columns-repeated="1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566.177124" calcext:value-type="float">
            <text:p>1566.177124</text:p>
          </table:table-cell>
          <table:table-cell office:value-type="float" office:value="1576.949829" calcext:value-type="float">
            <text:p>1576.949829</text:p>
          </table:table-cell>
          <table:table-cell office:value-type="float" office:value="1566.536743" calcext:value-type="float">
            <text:p>1566.536743</text:p>
          </table:table-cell>
          <table:table-cell office:value-type="float" office:value="1576.537598" calcext:value-type="float">
            <text:p>1576.537598</text:p>
          </table:table-cell>
          <table:table-cell table:number-columns-repeated="1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564.459351" calcext:value-type="float">
            <text:p>1564.459351</text:p>
          </table:table-cell>
          <table:table-cell office:value-type="float" office:value="1577.440674" calcext:value-type="float">
            <text:p>1577.440674</text:p>
          </table:table-cell>
          <table:table-cell office:value-type="float" office:value="1566.395386" calcext:value-type="float">
            <text:p>1566.395386</text:p>
          </table:table-cell>
          <table:table-cell office:value-type="float" office:value="1574.893677" calcext:value-type="float">
            <text:p>1574.893677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7.502441" calcext:value-type="float">
            <text:p>1567.502441</text:p>
          </table:table-cell>
          <table:table-cell office:value-type="float" office:value="1579.761597" calcext:value-type="float">
            <text:p>1579.761597</text:p>
          </table:table-cell>
          <table:table-cell office:value-type="float" office:value="1569.442627" calcext:value-type="float">
            <text:p>1569.442627</text:p>
          </table:table-cell>
          <table:table-cell office:value-type="float" office:value="1575.790161" calcext:value-type="float">
            <text:p>1575.790161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62.90271" calcext:value-type="float">
            <text:p>1562.90271</text:p>
          </table:table-cell>
          <table:table-cell office:value-type="float" office:value="1575.377563" calcext:value-type="float">
            <text:p>1575.377563</text:p>
          </table:table-cell>
          <table:table-cell office:value-type="float" office:value="1562.716553" calcext:value-type="float">
            <text:p>1562.716553</text:p>
          </table:table-cell>
          <table:table-cell office:value-type="float" office:value="1576.792603" calcext:value-type="float">
            <text:p>1576.792603</text:p>
          </table:table-cell>
          <table:table-cell table:number-columns-repeated="1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65.739502" calcext:value-type="float">
            <text:p>1565.739502</text:p>
          </table:table-cell>
          <table:table-cell office:value-type="float" office:value="1573.931763" calcext:value-type="float">
            <text:p>1573.931763</text:p>
          </table:table-cell>
          <table:table-cell office:value-type="float" office:value="1569.49939" calcext:value-type="float">
            <text:p>1569.49939</text:p>
          </table:table-cell>
          <table:table-cell office:value-type="float" office:value="1574.398682" calcext:value-type="float">
            <text:p>1574.398682</text:p>
          </table:table-cell>
          <table:table-cell table:number-columns-repeated="1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66.02002" calcext:value-type="float">
            <text:p>1566.02002</text:p>
          </table:table-cell>
          <table:table-cell office:value-type="float" office:value="1577.63562" calcext:value-type="float">
            <text:p>1577.63562</text:p>
          </table:table-cell>
          <table:table-cell office:value-type="float" office:value="1566.312134" calcext:value-type="float">
            <text:p>1566.312134</text:p>
          </table:table-cell>
          <table:table-cell office:value-type="float" office:value="1576.762451" calcext:value-type="float">
            <text:p>1576.762451</text:p>
          </table:table-cell>
          <table:table-cell table:number-columns-repeated="1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63.181519" calcext:value-type="float">
            <text:p>1563.181519</text:p>
          </table:table-cell>
          <table:table-cell office:value-type="float" office:value="1574.676392" calcext:value-type="float">
            <text:p>1574.676392</text:p>
          </table:table-cell>
          <table:table-cell office:value-type="float" office:value="1562.202637" calcext:value-type="float">
            <text:p>1562.202637</text:p>
          </table:table-cell>
          <table:table-cell office:value-type="float" office:value="1573.643555" calcext:value-type="float">
            <text:p>1573.64355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5.774048" calcext:value-type="float">
            <text:p>1565.774048</text:p>
          </table:table-cell>
          <table:table-cell office:value-type="float" office:value="1572.077637" calcext:value-type="float">
            <text:p>1572.077637</text:p>
          </table:table-cell>
          <table:table-cell office:value-type="float" office:value="1566.340576" calcext:value-type="float">
            <text:p>1566.340576</text:p>
          </table:table-cell>
          <table:table-cell office:value-type="float" office:value="1571.578003" calcext:value-type="float">
            <text:p>1571.578003</text:p>
          </table:table-cell>
          <table:table-cell table:number-columns-repeated="1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566.249512" calcext:value-type="float">
            <text:p>1566.249512</text:p>
          </table:table-cell>
          <table:table-cell office:value-type="float" office:value="1572.595947" calcext:value-type="float">
            <text:p>1572.595947</text:p>
          </table:table-cell>
          <table:table-cell office:value-type="float" office:value="1569.48645" calcext:value-type="float">
            <text:p>1569.48645</text:p>
          </table:table-cell>
          <table:table-cell office:value-type="float" office:value="1570.398193" calcext:value-type="float">
            <text:p>1570.398193</text:p>
          </table:table-cell>
          <table:table-cell table:number-columns-repeated="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560.81665" calcext:value-type="float">
            <text:p>1560.81665</text:p>
          </table:table-cell>
          <table:table-cell office:value-type="float" office:value="1571.225708" calcext:value-type="float">
            <text:p>1571.225708</text:p>
          </table:table-cell>
          <table:table-cell office:value-type="float" office:value="1564.136841" calcext:value-type="float">
            <text:p>1564.136841</text:p>
          </table:table-cell>
          <table:table-cell office:value-type="float" office:value="1568.831421" calcext:value-type="float">
            <text:p>1568.831421</text:p>
          </table:table-cell>
          <table:table-cell table:number-columns-repeated="1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565.507324" calcext:value-type="float">
            <text:p>1565.507324</text:p>
          </table:table-cell>
          <table:table-cell office:value-type="float" office:value="1568.182251" calcext:value-type="float">
            <text:p>1568.182251</text:p>
          </table:table-cell>
          <table:table-cell office:value-type="float" office:value="1565.827881" calcext:value-type="float">
            <text:p>1565.827881</text:p>
          </table:table-cell>
          <table:table-cell office:value-type="float" office:value="1569.896484" calcext:value-type="float">
            <text:p>1569.896484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604.706177" calcext:value-type="float">
            <text:p>1604.706177</text:p>
          </table:table-cell>
          <table:table-cell office:value-type="float" office:value="1614.46875" calcext:value-type="float">
            <text:p>1614.46875</text:p>
          </table:table-cell>
          <table:table-cell office:value-type="float" office:value="1561.120605" calcext:value-type="float">
            <text:p>1561.120605</text:p>
          </table:table-cell>
          <table:table-cell office:value-type="float" office:value="1543.025146" calcext:value-type="float">
            <text:p>1543.025146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67.139038" calcext:value-type="float">
            <text:p>1667.139038</text:p>
          </table:table-cell>
          <table:table-cell office:value-type="float" office:value="1696.79834" calcext:value-type="float">
            <text:p>1696.79834</text:p>
          </table:table-cell>
          <table:table-cell office:value-type="float" office:value="1598.421509" calcext:value-type="float">
            <text:p>1598.421509</text:p>
          </table:table-cell>
          <table:table-cell office:value-type="float" office:value="1594.38501" calcext:value-type="float">
            <text:p>1594.38501</text:p>
          </table:table-cell>
          <table:table-cell table:number-columns-repeated="1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55.227295" calcext:value-type="float">
            <text:p>1755.227295</text:p>
          </table:table-cell>
          <table:table-cell office:value-type="float" office:value="1784.966431" calcext:value-type="float">
            <text:p>1784.966431</text:p>
          </table:table-cell>
          <table:table-cell office:value-type="float" office:value="1679.664917" calcext:value-type="float">
            <text:p>1679.664917</text:p>
          </table:table-cell>
          <table:table-cell office:value-type="float" office:value="1683.665405" calcext:value-type="float">
            <text:p>1683.665405</text:p>
          </table:table-cell>
          <table:table-cell table:number-columns-repeated="1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673.564087" calcext:value-type="float">
            <text:p>1673.564087</text:p>
          </table:table-cell>
          <table:table-cell office:value-type="float" office:value="1753.673584" calcext:value-type="float">
            <text:p>1753.673584</text:p>
          </table:table-cell>
          <table:table-cell office:value-type="float" office:value="1631.057129" calcext:value-type="float">
            <text:p>1631.057129</text:p>
          </table:table-cell>
          <table:table-cell office:value-type="float" office:value="1591.937012" calcext:value-type="float">
            <text:p>1591.937012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81.778809" calcext:value-type="float">
            <text:p>1781.778809</text:p>
          </table:table-cell>
          <table:table-cell office:value-type="float" office:value="1701.527588" calcext:value-type="float">
            <text:p>1701.527588</text:p>
          </table:table-cell>
          <table:table-cell office:value-type="float" office:value="1678.372803" calcext:value-type="float">
            <text:p>1678.372803</text:p>
          </table:table-cell>
          <table:table-cell office:value-type="float" office:value="1674.861938" calcext:value-type="float">
            <text:p>1674.861938</text:p>
          </table:table-cell>
          <table:table-cell table:number-columns-repeated="1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84.634033" calcext:value-type="float">
            <text:p>1684.634033</text:p>
          </table:table-cell>
          <table:table-cell office:value-type="float" office:value="1762.110474" calcext:value-type="float">
            <text:p>1762.110474</text:p>
          </table:table-cell>
          <table:table-cell office:value-type="float" office:value="1653.722534" calcext:value-type="float">
            <text:p>1653.722534</text:p>
          </table:table-cell>
          <table:table-cell office:value-type="float" office:value="1652.900391" calcext:value-type="float">
            <text:p>1652.900391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6.048218" calcext:value-type="float">
            <text:p>1716.048218</text:p>
          </table:table-cell>
          <table:table-cell office:value-type="float" office:value="1764.44043" calcext:value-type="float">
            <text:p>1764.44043</text:p>
          </table:table-cell>
          <table:table-cell office:value-type="float" office:value="1664.477295" calcext:value-type="float">
            <text:p>1664.477295</text:p>
          </table:table-cell>
          <table:table-cell office:value-type="float" office:value="1658.412109" calcext:value-type="float">
            <text:p>1658.412109</text:p>
          </table:table-cell>
          <table:table-cell table:number-columns-repeated="1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36.353271" calcext:value-type="float">
            <text:p>1736.353271</text:p>
          </table:table-cell>
          <table:table-cell office:value-type="float" office:value="1780.546997" calcext:value-type="float">
            <text:p>1780.546997</text:p>
          </table:table-cell>
          <table:table-cell office:value-type="float" office:value="1696.629639" calcext:value-type="float">
            <text:p>1696.629639</text:p>
          </table:table-cell>
          <table:table-cell office:value-type="float" office:value="1694.081543" calcext:value-type="float">
            <text:p>1694.081543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12.021362" calcext:value-type="float">
            <text:p>1712.021362</text:p>
          </table:table-cell>
          <table:table-cell office:value-type="float" office:value="1773.581299" calcext:value-type="float">
            <text:p>1773.581299</text:p>
          </table:table-cell>
          <table:table-cell office:value-type="float" office:value="1688.240967" calcext:value-type="float">
            <text:p>1688.240967</text:p>
          </table:table-cell>
          <table:table-cell office:value-type="float" office:value="1707.424927" calcext:value-type="float">
            <text:p>1707.424927</text:p>
          </table:table-cell>
          <table:table-cell table:number-columns-repeated="1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11.099976" calcext:value-type="float">
            <text:p>1711.099976</text:p>
          </table:table-cell>
          <table:table-cell office:value-type="float" office:value="1775.066406" calcext:value-type="float">
            <text:p>1775.066406</text:p>
          </table:table-cell>
          <table:table-cell office:value-type="float" office:value="1697.069336" calcext:value-type="float">
            <text:p>1697.069336</text:p>
          </table:table-cell>
          <table:table-cell office:value-type="float" office:value="1715.213623" calcext:value-type="float">
            <text:p>1715.213623</text:p>
          </table:table-cell>
          <table:table-cell table:number-columns-repeated="1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23.523193" calcext:value-type="float">
            <text:p>1723.523193</text:p>
          </table:table-cell>
          <table:table-cell office:value-type="float" office:value="1742.188843" calcext:value-type="float">
            <text:p>1742.188843</text:p>
          </table:table-cell>
          <table:table-cell office:value-type="float" office:value="1712.2323" calcext:value-type="float">
            <text:p>1712.2323</text:p>
          </table:table-cell>
          <table:table-cell office:value-type="float" office:value="1700.93396" calcext:value-type="float">
            <text:p>1700.9339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5.527466" calcext:value-type="float">
            <text:p>1745.527466</text:p>
          </table:table-cell>
          <table:table-cell office:value-type="float" office:value="1773.697266" calcext:value-type="float">
            <text:p>1773.697266</text:p>
          </table:table-cell>
          <table:table-cell office:value-type="float" office:value="1774.591064" calcext:value-type="float">
            <text:p>1774.591064</text:p>
          </table:table-cell>
          <table:table-cell office:value-type="float" office:value="1781.233154" calcext:value-type="float">
            <text:p>1781.233154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65.580811" calcext:value-type="float">
            <text:p>1765.580811</text:p>
          </table:table-cell>
          <table:table-cell office:value-type="float" office:value="1852.059082" calcext:value-type="float">
            <text:p>1852.059082</text:p>
          </table:table-cell>
          <table:table-cell office:value-type="float" office:value="1785.709106" calcext:value-type="float">
            <text:p>1785.709106</text:p>
          </table:table-cell>
          <table:table-cell office:value-type="float" office:value="1855.655396" calcext:value-type="float">
            <text:p>1855.655396</text:p>
          </table:table-cell>
          <table:table-cell table:number-columns-repeated="1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813.359619" calcext:value-type="float">
            <text:p>1813.359619</text:p>
          </table:table-cell>
          <table:table-cell office:value-type="float" office:value="1854.911377" calcext:value-type="float">
            <text:p>1854.911377</text:p>
          </table:table-cell>
          <table:table-cell office:value-type="float" office:value="1829.607666" calcext:value-type="float">
            <text:p>1829.607666</text:p>
          </table:table-cell>
          <table:table-cell office:value-type="float" office:value="1853.193848" calcext:value-type="float">
            <text:p>1853.193848</text:p>
          </table:table-cell>
          <table:table-cell table:number-columns-repeated="1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850.920532" calcext:value-type="float">
            <text:p>1850.920532</text:p>
          </table:table-cell>
          <table:table-cell office:value-type="float" office:value="1936.549683" calcext:value-type="float">
            <text:p>1936.549683</text:p>
          </table:table-cell>
          <table:table-cell office:value-type="float" office:value="1866.945312" calcext:value-type="float">
            <text:p>1866.945312</text:p>
          </table:table-cell>
          <table:table-cell office:value-type="float" office:value="1930.526611" calcext:value-type="float">
            <text:p>1930.526611</text:p>
          </table:table-cell>
          <table:table-cell table:number-columns-repeated="1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834.543213" calcext:value-type="float">
            <text:p>1834.543213</text:p>
          </table:table-cell>
          <table:table-cell office:value-type="float" office:value="1947.340332" calcext:value-type="float">
            <text:p>1947.340332</text:p>
          </table:table-cell>
          <table:table-cell office:value-type="float" office:value="1846.286865" calcext:value-type="float">
            <text:p>1846.286865</text:p>
          </table:table-cell>
          <table:table-cell office:value-type="float" office:value="1940.528809" calcext:value-type="float">
            <text:p>1940.52880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8.569946" calcext:value-type="float">
            <text:p>1878.569946</text:p>
          </table:table-cell>
          <table:table-cell office:value-type="float" office:value="1973.65625" calcext:value-type="float">
            <text:p>1973.65625</text:p>
          </table:table-cell>
          <table:table-cell office:value-type="float" office:value="1888.808838" calcext:value-type="float">
            <text:p>1888.808838</text:p>
          </table:table-cell>
          <table:table-cell office:value-type="float" office:value="1973.48999" calcext:value-type="float">
            <text:p>1973.48999</text:p>
          </table:table-cell>
          <table:table-cell table:number-columns-repeated="1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882.851074" calcext:value-type="float">
            <text:p>1882.851074</text:p>
          </table:table-cell>
          <table:table-cell office:value-type="float" office:value="1970.729248" calcext:value-type="float">
            <text:p>1970.729248</text:p>
          </table:table-cell>
          <table:table-cell office:value-type="float" office:value="1895.502197" calcext:value-type="float">
            <text:p>1895.502197</text:p>
          </table:table-cell>
          <table:table-cell office:value-type="float" office:value="1980.880127" calcext:value-type="float">
            <text:p>1980.880127</text:p>
          </table:table-cell>
          <table:table-cell table:number-columns-repeated="1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862.069702" calcext:value-type="float">
            <text:p>1862.069702</text:p>
          </table:table-cell>
          <table:table-cell office:value-type="float" office:value="1980.754028" calcext:value-type="float">
            <text:p>1980.754028</text:p>
          </table:table-cell>
          <table:table-cell office:value-type="float" office:value="1862.388916" calcext:value-type="float">
            <text:p>1862.388916</text:p>
          </table:table-cell>
          <table:table-cell office:value-type="float" office:value="1994.586182" calcext:value-type="float">
            <text:p>1994.586182</text:p>
          </table:table-cell>
          <table:table-cell table:number-columns-repeated="1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852.915771" calcext:value-type="float">
            <text:p>1852.915771</text:p>
          </table:table-cell>
          <table:table-cell office:value-type="float" office:value="1959.122437" calcext:value-type="float">
            <text:p>1959.122437</text:p>
          </table:table-cell>
          <table:table-cell office:value-type="float" office:value="1865.532593" calcext:value-type="float">
            <text:p>1865.532593</text:p>
          </table:table-cell>
          <table:table-cell office:value-type="float" office:value="1964.230469" calcext:value-type="float">
            <text:p>1964.230469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843.409058" calcext:value-type="float">
            <text:p>1843.409058</text:p>
          </table:table-cell>
          <table:table-cell office:value-type="float" office:value="1990.418701" calcext:value-type="float">
            <text:p>1990.418701</text:p>
          </table:table-cell>
          <table:table-cell office:value-type="float" office:value="1856.583374" calcext:value-type="float">
            <text:p>1856.583374</text:p>
          </table:table-cell>
          <table:table-cell office:value-type="float" office:value="1978.784546" calcext:value-type="float">
            <text:p>1978.784546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42.937256" calcext:value-type="float">
            <text:p>1842.937256</text:p>
          </table:table-cell>
          <table:table-cell office:value-type="float" office:value="1962.943848" calcext:value-type="float">
            <text:p>1962.943848</text:p>
          </table:table-cell>
          <table:table-cell office:value-type="float" office:value="1860.319092" calcext:value-type="float">
            <text:p>1860.319092</text:p>
          </table:table-cell>
          <table:table-cell office:value-type="float" office:value="1956.982056" calcext:value-type="float">
            <text:p>1956.982056</text:p>
          </table:table-cell>
          <table:table-cell table:number-columns-repeated="1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879.106934" calcext:value-type="float">
            <text:p>1879.106934</text:p>
          </table:table-cell>
          <table:table-cell office:value-type="float" office:value="1964.111328" calcext:value-type="float">
            <text:p>1964.111328</text:p>
          </table:table-cell>
          <table:table-cell office:value-type="float" office:value="1893.420532" calcext:value-type="float">
            <text:p>1893.420532</text:p>
          </table:table-cell>
          <table:table-cell office:value-type="float" office:value="1968.460205" calcext:value-type="float">
            <text:p>1968.460205</text:p>
          </table:table-cell>
          <table:table-cell table:number-columns-repeated="1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827.641602" calcext:value-type="float">
            <text:p>1827.641602</text:p>
          </table:table-cell>
          <table:table-cell office:value-type="float" office:value="1998.216797" calcext:value-type="float">
            <text:p>1998.216797</text:p>
          </table:table-cell>
          <table:table-cell office:value-type="float" office:value="1834.511353" calcext:value-type="float">
            <text:p>1834.511353</text:p>
          </table:table-cell>
          <table:table-cell office:value-type="float" office:value="1997.642578" calcext:value-type="float">
            <text:p>1997.642578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855.345703" calcext:value-type="float">
            <text:p>1855.345703</text:p>
          </table:table-cell>
          <table:table-cell office:value-type="float" office:value="1974.977539" calcext:value-type="float">
            <text:p>1974.977539</text:p>
          </table:table-cell>
          <table:table-cell office:value-type="float" office:value="1872.684692" calcext:value-type="float">
            <text:p>1872.684692</text:p>
          </table:table-cell>
          <table:table-cell office:value-type="float" office:value="1972.176025" calcext:value-type="float">
            <text:p>1972.176025</text:p>
          </table:table-cell>
          <table:table-cell table:number-columns-repeated="1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875.182861" calcext:value-type="float">
            <text:p>1875.182861</text:p>
          </table:table-cell>
          <table:table-cell office:value-type="float" office:value="1975.351562" calcext:value-type="float">
            <text:p>1975.351562</text:p>
          </table:table-cell>
          <table:table-cell office:value-type="float" office:value="1888.571045" calcext:value-type="float">
            <text:p>1888.571045</text:p>
          </table:table-cell>
          <table:table-cell office:value-type="float" office:value="1972.375732" calcext:value-type="float">
            <text:p>1972.37573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37.616577" calcext:value-type="float">
            <text:p>1837.616577</text:p>
          </table:table-cell>
          <table:table-cell office:value-type="float" office:value="1997.602051" calcext:value-type="float">
            <text:p>1997.602051</text:p>
          </table:table-cell>
          <table:table-cell office:value-type="float" office:value="1845.118896" calcext:value-type="float">
            <text:p>1845.118896</text:p>
          </table:table-cell>
          <table:table-cell office:value-type="float" office:value="1998.566162" calcext:value-type="float">
            <text:p>1998.566162</text:p>
          </table:table-cell>
          <table:table-cell table:number-columns-repeated="1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850.493042" calcext:value-type="float">
            <text:p>1850.493042</text:p>
          </table:table-cell>
          <table:table-cell office:value-type="float" office:value="1970.592529" calcext:value-type="float">
            <text:p>1970.592529</text:p>
          </table:table-cell>
          <table:table-cell office:value-type="float" office:value="1868.821899" calcext:value-type="float">
            <text:p>1868.821899</text:p>
          </table:table-cell>
          <table:table-cell office:value-type="float" office:value="1969.934937" calcext:value-type="float">
            <text:p>1969.934937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870.967407" calcext:value-type="float">
            <text:p>1870.967407</text:p>
          </table:table-cell>
          <table:table-cell office:value-type="float" office:value="1965.327515" calcext:value-type="float">
            <text:p>1965.327515</text:p>
          </table:table-cell>
          <table:table-cell office:value-type="float" office:value="1889.019531" calcext:value-type="float">
            <text:p>1889.019531</text:p>
          </table:table-cell>
          <table:table-cell office:value-type="float" office:value="1963.203857" calcext:value-type="float">
            <text:p>1963.203857</text:p>
          </table:table-cell>
          <table:table-cell table:number-columns-repeated="1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801.54248" calcext:value-type="float">
            <text:p>1801.54248</text:p>
          </table:table-cell>
          <table:table-cell office:value-type="float" office:value="1997.458496" calcext:value-type="float">
            <text:p>1997.458496</text:p>
          </table:table-cell>
          <table:table-cell office:value-type="float" office:value="1811.928711" calcext:value-type="float">
            <text:p>1811.928711</text:p>
          </table:table-cell>
          <table:table-cell office:value-type="float" office:value="1996.04541" calcext:value-type="float">
            <text:p>1996.04541</text:p>
          </table:table-cell>
          <table:table-cell table:number-columns-repeated="1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848.61853" calcext:value-type="float">
            <text:p>1848.61853</text:p>
          </table:table-cell>
          <table:table-cell office:value-type="float" office:value="1961.615356" calcext:value-type="float">
            <text:p>1961.615356</text:p>
          </table:table-cell>
          <table:table-cell office:value-type="float" office:value="1869.352173" calcext:value-type="float">
            <text:p>1869.352173</text:p>
          </table:table-cell>
          <table:table-cell office:value-type="float" office:value="1956.532227" calcext:value-type="float">
            <text:p>1956.53222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73.97998" calcext:value-type="float">
            <text:p>1873.97998</text:p>
          </table:table-cell>
          <table:table-cell office:value-type="float" office:value="1963.329956" calcext:value-type="float">
            <text:p>1963.329956</text:p>
          </table:table-cell>
          <table:table-cell office:value-type="float" office:value="1889.231934" calcext:value-type="float">
            <text:p>1889.231934</text:p>
          </table:table-cell>
          <table:table-cell office:value-type="float" office:value="1954.890747" calcext:value-type="float">
            <text:p>1954.890747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809.627075" calcext:value-type="float">
            <text:p>1809.627075</text:p>
          </table:table-cell>
          <table:table-cell office:value-type="float" office:value="1997.926758" calcext:value-type="float">
            <text:p>1997.926758</text:p>
          </table:table-cell>
          <table:table-cell office:value-type="float" office:value="1816.656372" calcext:value-type="float">
            <text:p>1816.656372</text:p>
          </table:table-cell>
          <table:table-cell office:value-type="float" office:value="1998.217041" calcext:value-type="float">
            <text:p>1998.217041</text:p>
          </table:table-cell>
          <table:table-cell table:number-columns-repeated="1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846.172852" calcext:value-type="float">
            <text:p>1846.172852</text:p>
          </table:table-cell>
          <table:table-cell office:value-type="float" office:value="1969.629639" calcext:value-type="float">
            <text:p>1969.629639</text:p>
          </table:table-cell>
          <table:table-cell office:value-type="float" office:value="1862.76001" calcext:value-type="float">
            <text:p>1862.76001</text:p>
          </table:table-cell>
          <table:table-cell office:value-type="float" office:value="1962.647827" calcext:value-type="float">
            <text:p>1962.647827</text:p>
          </table:table-cell>
          <table:table-cell table:number-columns-repeated="1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873.182617" calcext:value-type="float">
            <text:p>1873.182617</text:p>
          </table:table-cell>
          <table:table-cell office:value-type="float" office:value="1936.275269" calcext:value-type="float">
            <text:p>1936.275269</text:p>
          </table:table-cell>
          <table:table-cell office:value-type="float" office:value="1895.70105" calcext:value-type="float">
            <text:p>1895.70105</text:p>
          </table:table-cell>
          <table:table-cell office:value-type="float" office:value="1928.671021" calcext:value-type="float">
            <text:p>1928.671021</text:p>
          </table:table-cell>
          <table:table-cell table:number-columns-repeated="1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815.281494" calcext:value-type="float">
            <text:p>1815.281494</text:p>
          </table:table-cell>
          <table:table-cell office:value-type="float" office:value="1996.134399" calcext:value-type="float">
            <text:p>1996.134399</text:p>
          </table:table-cell>
          <table:table-cell office:value-type="float" office:value="1824.929688" calcext:value-type="float">
            <text:p>1824.92968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55.283081" calcext:value-type="float">
            <text:p>1855.283081</text:p>
          </table:table-cell>
          <table:table-cell office:value-type="float" office:value="1985.907959" calcext:value-type="float">
            <text:p>1985.907959</text:p>
          </table:table-cell>
          <table:table-cell office:value-type="float" office:value="1873.009033" calcext:value-type="float">
            <text:p>1873.009033</text:p>
          </table:table-cell>
          <table:table-cell office:value-type="float" office:value="1981.511963" calcext:value-type="float">
            <text:p>1981.511963</text:p>
          </table:table-cell>
          <table:table-cell table:number-columns-repeated="1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883.640869" calcext:value-type="float">
            <text:p>1883.640869</text:p>
          </table:table-cell>
          <table:table-cell office:value-type="float" office:value="1955.441162" calcext:value-type="float">
            <text:p>1955.441162</text:p>
          </table:table-cell>
          <table:table-cell office:value-type="float" office:value="1901.135742" calcext:value-type="float">
            <text:p>1901.135742</text:p>
          </table:table-cell>
          <table:table-cell office:value-type="float" office:value="1942.081177" calcext:value-type="float">
            <text:p>1942.081177</text:p>
          </table:table-cell>
          <table:table-cell table:number-columns-repeated="1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835.071655" calcext:value-type="float">
            <text:p>1835.071655</text:p>
          </table:table-cell>
          <table:table-cell office:value-type="float" office:value="1991.63269" calcext:value-type="float">
            <text:p>1991.63269</text:p>
          </table:table-cell>
          <table:table-cell office:value-type="float" office:value="1846.953857" calcext:value-type="float">
            <text:p>1846.953857</text:p>
          </table:table-cell>
          <table:table-cell office:value-type="float" office:value="1989.22583" calcext:value-type="float">
            <text:p>1989.22583</text:p>
          </table:table-cell>
          <table:table-cell table:number-columns-repeated="1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850.088135" calcext:value-type="float">
            <text:p>1850.088135</text:p>
          </table:table-cell>
          <table:table-cell office:value-type="float" office:value="1996.423218" calcext:value-type="float">
            <text:p>1996.423218</text:p>
          </table:table-cell>
          <table:table-cell office:value-type="float" office:value="1865.20813" calcext:value-type="float">
            <text:p>1865.20813</text:p>
          </table:table-cell>
          <table:table-cell office:value-type="float" office:value="1993.931396" calcext:value-type="float">
            <text:p>1993.931396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865.745728" calcext:value-type="float">
            <text:p>1865.745728</text:p>
          </table:table-cell>
          <table:table-cell office:value-type="float" office:value="1929.445679" calcext:value-type="float">
            <text:p>1929.445679</text:p>
          </table:table-cell>
          <table:table-cell office:value-type="float" office:value="1889.533325" calcext:value-type="float">
            <text:p>1889.533325</text:p>
          </table:table-cell>
          <table:table-cell office:value-type="float" office:value="1918.652344" calcext:value-type="float">
            <text:p>1918.652344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37.162476" calcext:value-type="float">
            <text:p>1837.162476</text:p>
          </table:table-cell>
          <table:table-cell office:value-type="float" office:value="1997.29187" calcext:value-type="float">
            <text:p>1997.29187</text:p>
          </table:table-cell>
          <table:table-cell office:value-type="float" office:value="1849.011475" calcext:value-type="float">
            <text:p>1849.011475</text:p>
          </table:table-cell>
          <table:table-cell office:value-type="float" office:value="1995.004272" calcext:value-type="float">
            <text:p>1995.004272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831.168457" calcext:value-type="float">
            <text:p>1831.168457</text:p>
          </table:table-cell>
          <table:table-cell office:value-type="float" office:value="1996.210571" calcext:value-type="float">
            <text:p>1996.210571</text:p>
          </table:table-cell>
          <table:table-cell office:value-type="float" office:value="1845.808472" calcext:value-type="float">
            <text:p>1845.808472</text:p>
          </table:table-cell>
          <table:table-cell office:value-type="float" office:value="1994.949585" calcext:value-type="float">
            <text:p>1994.949585</text:p>
          </table:table-cell>
          <table:table-cell table:number-columns-repeated="1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862.29126" calcext:value-type="float">
            <text:p>1862.29126</text:p>
          </table:table-cell>
          <table:table-cell office:value-type="float" office:value="1929.010376" calcext:value-type="float">
            <text:p>1929.010376</text:p>
          </table:table-cell>
          <table:table-cell office:value-type="float" office:value="1886.946899" calcext:value-type="float">
            <text:p>1886.946899</text:p>
          </table:table-cell>
          <table:table-cell office:value-type="float" office:value="1916.132446" calcext:value-type="float">
            <text:p>1916.132446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848.994263" calcext:value-type="float">
            <text:p>1848.994263</text:p>
          </table:table-cell>
          <table:table-cell office:value-type="float" office:value="1946.382812" calcext:value-type="float">
            <text:p>1946.382812</text:p>
          </table:table-cell>
          <table:table-cell office:value-type="float" office:value="1866.809448" calcext:value-type="float">
            <text:p>1866.809448</text:p>
          </table:table-cell>
          <table:table-cell office:value-type="float" office:value="1937.904419" calcext:value-type="float">
            <text:p>1937.904419</text:p>
          </table:table-cell>
          <table:table-cell table:number-columns-repeated="1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78.18335" calcext:value-type="float">
            <text:p>1778.18335</text:p>
          </table:table-cell>
          <table:table-cell office:value-type="float" office:value="1975.350342" calcext:value-type="float">
            <text:p>1975.350342</text:p>
          </table:table-cell>
          <table:table-cell office:value-type="float" office:value="1771.66748" calcext:value-type="float">
            <text:p>1771.66748</text:p>
          </table:table-cell>
          <table:table-cell office:value-type="float" office:value="1980.313477" calcext:value-type="float">
            <text:p>1980.313477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80.870361" calcext:value-type="float">
            <text:p>1780.870361</text:p>
          </table:table-cell>
          <table:table-cell office:value-type="float" office:value="1875.214722" calcext:value-type="float">
            <text:p>1875.214722</text:p>
          </table:table-cell>
          <table:table-cell office:value-type="float" office:value="1801.648682" calcext:value-type="float">
            <text:p>1801.648682</text:p>
          </table:table-cell>
          <table:table-cell office:value-type="float" office:value="1873.494019" calcext:value-type="float">
            <text:p>1873.494019</text:p>
          </table:table-cell>
          <table:table-cell table:number-columns-repeated="1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74.716064" calcext:value-type="float">
            <text:p>1774.716064</text:p>
          </table:table-cell>
          <table:table-cell office:value-type="float" office:value="1885.670654" calcext:value-type="float">
            <text:p>1885.670654</text:p>
          </table:table-cell>
          <table:table-cell office:value-type="float" office:value="1785.673462" calcext:value-type="float">
            <text:p>1785.673462</text:p>
          </table:table-cell>
          <table:table-cell office:value-type="float" office:value="1886.5354" calcext:value-type="float">
            <text:p>1886.5354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11.852661" calcext:value-type="float">
            <text:p>1711.852661</text:p>
          </table:table-cell>
          <table:table-cell office:value-type="float" office:value="1890.973755" calcext:value-type="float">
            <text:p>1890.973755</text:p>
          </table:table-cell>
          <table:table-cell office:value-type="float" office:value="1719.027222" calcext:value-type="float">
            <text:p>1719.027222</text:p>
          </table:table-cell>
          <table:table-cell office:value-type="float" office:value="1889.309814" calcext:value-type="float">
            <text:p>1889.309814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23.890991" calcext:value-type="float">
            <text:p>1723.890991</text:p>
          </table:table-cell>
          <table:table-cell office:value-type="float" office:value="1820.579346" calcext:value-type="float">
            <text:p>1820.579346</text:p>
          </table:table-cell>
          <table:table-cell office:value-type="float" office:value="1741.606812" calcext:value-type="float">
            <text:p>1741.606812</text:p>
          </table:table-cell>
          <table:table-cell office:value-type="float" office:value="1816.470215" calcext:value-type="float">
            <text:p>1816.470215</text:p>
          </table:table-cell>
          <table:table-cell table:number-columns-repeated="1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16.449219" calcext:value-type="float">
            <text:p>1716.449219</text:p>
          </table:table-cell>
          <table:table-cell office:value-type="float" office:value="1824.838501" calcext:value-type="float">
            <text:p>1824.838501</text:p>
          </table:table-cell>
          <table:table-cell office:value-type="float" office:value="1722.560791" calcext:value-type="float">
            <text:p>1722.560791</text:p>
          </table:table-cell>
          <table:table-cell office:value-type="float" office:value="1823.450684" calcext:value-type="float">
            <text:p>1823.450684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71.881104" calcext:value-type="float">
            <text:p>1671.881104</text:p>
          </table:table-cell>
          <table:table-cell office:value-type="float" office:value="1810.072754" calcext:value-type="float">
            <text:p>1810.072754</text:p>
          </table:table-cell>
          <table:table-cell office:value-type="float" office:value="1680.075195" calcext:value-type="float">
            <text:p>1680.075195</text:p>
          </table:table-cell>
          <table:table-cell office:value-type="float" office:value="1813.322998" calcext:value-type="float">
            <text:p>1813.322998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677.972168" calcext:value-type="float">
            <text:p>1677.972168</text:p>
          </table:table-cell>
          <table:table-cell office:value-type="float" office:value="1766.727539" calcext:value-type="float">
            <text:p>1766.727539</text:p>
          </table:table-cell>
          <table:table-cell office:value-type="float" office:value="1691.530518" calcext:value-type="float">
            <text:p>1691.530518</text:p>
          </table:table-cell>
          <table:table-cell office:value-type="float" office:value="1762.882324" calcext:value-type="float">
            <text:p>1762.882324</text:p>
          </table:table-cell>
          <table:table-cell table:number-columns-repeated="1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666.287231" calcext:value-type="float">
            <text:p>1666.287231</text:p>
          </table:table-cell>
          <table:table-cell office:value-type="float" office:value="1764.717773" calcext:value-type="float">
            <text:p>1764.717773</text:p>
          </table:table-cell>
          <table:table-cell office:value-type="float" office:value="1674.172119" calcext:value-type="float">
            <text:p>1674.172119</text:p>
          </table:table-cell>
          <table:table-cell office:value-type="float" office:value="1761.486084" calcext:value-type="float">
            <text:p>1761.486084</text:p>
          </table:table-cell>
          <table:table-cell table:number-columns-repeated="1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636.133545" calcext:value-type="float">
            <text:p>1636.133545</text:p>
          </table:table-cell>
          <table:table-cell office:value-type="float" office:value="1762.374756" calcext:value-type="float">
            <text:p>1762.374756</text:p>
          </table:table-cell>
          <table:table-cell office:value-type="float" office:value="1653.598755" calcext:value-type="float">
            <text:p>1653.598755</text:p>
          </table:table-cell>
          <table:table-cell office:value-type="float" office:value="1743.4104" calcext:value-type="float">
            <text:p>1743.4104</text:p>
          </table:table-cell>
          <table:table-cell table:number-columns-repeated="1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654.427979" calcext:value-type="float">
            <text:p>1654.427979</text:p>
          </table:table-cell>
          <table:table-cell office:value-type="float" office:value="1726.152588" calcext:value-type="float">
            <text:p>1726.152588</text:p>
          </table:table-cell>
          <table:table-cell office:value-type="float" office:value="1652.410034" calcext:value-type="float">
            <text:p>1652.410034</text:p>
          </table:table-cell>
          <table:table-cell office:value-type="float" office:value="1727.849854" calcext:value-type="float">
            <text:p>1727.849854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40.816895" calcext:value-type="float">
            <text:p>1640.816895</text:p>
          </table:table-cell>
          <table:table-cell office:value-type="float" office:value="1720.526855" calcext:value-type="float">
            <text:p>1720.526855</text:p>
          </table:table-cell>
          <table:table-cell office:value-type="float" office:value="1647.734009" calcext:value-type="float">
            <text:p>1647.734009</text:p>
          </table:table-cell>
          <table:table-cell office:value-type="float" office:value="1726.7229" calcext:value-type="float">
            <text:p>1726.7229</text:p>
          </table:table-cell>
          <table:table-cell table:number-columns-repeated="1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627.725342" calcext:value-type="float">
            <text:p>1627.725342</text:p>
          </table:table-cell>
          <table:table-cell office:value-type="float" office:value="1709.586548" calcext:value-type="float">
            <text:p>1709.586548</text:p>
          </table:table-cell>
          <table:table-cell office:value-type="float" office:value="1636.911865" calcext:value-type="float">
            <text:p>1636.911865</text:p>
          </table:table-cell>
          <table:table-cell office:value-type="float" office:value="1708.329834" calcext:value-type="float">
            <text:p>1708.329834</text:p>
          </table:table-cell>
          <table:table-cell table:number-columns-repeated="1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623.953369" calcext:value-type="float">
            <text:p>1623.953369</text:p>
          </table:table-cell>
          <table:table-cell office:value-type="float" office:value="1698.645752" calcext:value-type="float">
            <text:p>1698.645752</text:p>
          </table:table-cell>
          <table:table-cell office:value-type="float" office:value="1633.926636" calcext:value-type="float">
            <text:p>1633.926636</text:p>
          </table:table-cell>
          <table:table-cell office:value-type="float" office:value="1695.954712" calcext:value-type="float">
            <text:p>1695.954712</text:p>
          </table:table-cell>
          <table:table-cell table:number-columns-repeated="1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613.750488" calcext:value-type="float">
            <text:p>1613.750488</text:p>
          </table:table-cell>
          <table:table-cell office:value-type="float" office:value="1695.484131" calcext:value-type="float">
            <text:p>1695.484131</text:p>
          </table:table-cell>
          <table:table-cell office:value-type="float" office:value="1621.243652" calcext:value-type="float">
            <text:p>1621.243652</text:p>
          </table:table-cell>
          <table:table-cell office:value-type="float" office:value="1690.163208" calcext:value-type="float">
            <text:p>1690.163208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612.51416" calcext:value-type="float">
            <text:p>1612.51416</text:p>
          </table:table-cell>
          <table:table-cell office:value-type="float" office:value="1679.195068" calcext:value-type="float">
            <text:p>1679.195068</text:p>
          </table:table-cell>
          <table:table-cell office:value-type="float" office:value="1611.693604" calcext:value-type="float">
            <text:p>1611.693604</text:p>
          </table:table-cell>
          <table:table-cell office:value-type="float" office:value="1678.143677" calcext:value-type="float">
            <text:p>1678.143677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4.304199" calcext:value-type="float">
            <text:p>1604.304199</text:p>
          </table:table-cell>
          <table:table-cell office:value-type="float" office:value="1668.002075" calcext:value-type="float">
            <text:p>1668.002075</text:p>
          </table:table-cell>
          <table:table-cell office:value-type="float" office:value="1609.639404" calcext:value-type="float">
            <text:p>1609.639404</text:p>
          </table:table-cell>
          <table:table-cell office:value-type="float" office:value="1672.319702" calcext:value-type="float">
            <text:p>1672.319702</text:p>
          </table:table-cell>
          <table:table-cell table:number-columns-repeated="1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598.168579" calcext:value-type="float">
            <text:p>1598.168579</text:p>
          </table:table-cell>
          <table:table-cell office:value-type="float" office:value="1662.810425" calcext:value-type="float">
            <text:p>1662.810425</text:p>
          </table:table-cell>
          <table:table-cell office:value-type="float" office:value="1605.352417" calcext:value-type="float">
            <text:p>1605.352417</text:p>
          </table:table-cell>
          <table:table-cell office:value-type="float" office:value="1662.095947" calcext:value-type="float">
            <text:p>1662.095947</text:p>
          </table:table-cell>
          <table:table-cell table:number-columns-repeated="1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596.253174" calcext:value-type="float">
            <text:p>1596.253174</text:p>
          </table:table-cell>
          <table:table-cell office:value-type="float" office:value="1658.206177" calcext:value-type="float">
            <text:p>1658.206177</text:p>
          </table:table-cell>
          <table:table-cell office:value-type="float" office:value="1604.331177" calcext:value-type="float">
            <text:p>1604.331177</text:p>
          </table:table-cell>
          <table:table-cell office:value-type="float" office:value="1652.016846" calcext:value-type="float">
            <text:p>1652.016846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596.828247" calcext:value-type="float">
            <text:p>1596.828247</text:p>
          </table:table-cell>
          <table:table-cell office:value-type="float" office:value="1652.42041" calcext:value-type="float">
            <text:p>1652.42041</text:p>
          </table:table-cell>
          <table:table-cell office:value-type="float" office:value="1596.43042" calcext:value-type="float">
            <text:p>1596.43042</text:p>
          </table:table-cell>
          <table:table-cell office:value-type="float" office:value="1649.227905" calcext:value-type="float">
            <text:p>1649.227905</text:p>
          </table:table-cell>
          <table:table-cell table:number-columns-repeated="1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593.780518" calcext:value-type="float">
            <text:p>1593.780518</text:p>
          </table:table-cell>
          <table:table-cell office:value-type="float" office:value="1641.952637" calcext:value-type="float">
            <text:p>1641.952637</text:p>
          </table:table-cell>
          <table:table-cell office:value-type="float" office:value="1596.808594" calcext:value-type="float">
            <text:p>1596.808594</text:p>
          </table:table-cell>
          <table:table-cell office:value-type="float" office:value="1641.212402" calcext:value-type="float">
            <text:p>1641.212402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6.854248" calcext:value-type="float">
            <text:p>1586.854248</text:p>
          </table:table-cell>
          <table:table-cell office:value-type="float" office:value="1638.50769" calcext:value-type="float">
            <text:p>1638.50769</text:p>
          </table:table-cell>
          <table:table-cell office:value-type="float" office:value="1588.869385" calcext:value-type="float">
            <text:p>1588.869385</text:p>
          </table:table-cell>
          <table:table-cell office:value-type="float" office:value="1638.795532" calcext:value-type="float">
            <text:p>1638.795532</text:p>
          </table:table-cell>
          <table:table-cell table:number-columns-repeated="1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585.906738" calcext:value-type="float">
            <text:p>1585.906738</text:p>
          </table:table-cell>
          <table:table-cell office:value-type="float" office:value="1631.121338" calcext:value-type="float">
            <text:p>1631.121338</text:p>
          </table:table-cell>
          <table:table-cell office:value-type="float" office:value="1587.314209" calcext:value-type="float">
            <text:p>1587.314209</text:p>
          </table:table-cell>
          <table:table-cell office:value-type="float" office:value="1630.661377" calcext:value-type="float">
            <text:p>1630.661377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583.092529" calcext:value-type="float">
            <text:p>1583.092529</text:p>
          </table:table-cell>
          <table:table-cell office:value-type="float" office:value="1625.265015" calcext:value-type="float">
            <text:p>1625.265015</text:p>
          </table:table-cell>
          <table:table-cell office:value-type="float" office:value="1584.807617" calcext:value-type="float">
            <text:p>1584.807617</text:p>
          </table:table-cell>
          <table:table-cell office:value-type="float" office:value="1626.205688" calcext:value-type="float">
            <text:p>1626.205688</text:p>
          </table:table-cell>
          <table:table-cell table:number-columns-repeated="1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578.706543" calcext:value-type="float">
            <text:p>1578.706543</text:p>
          </table:table-cell>
          <table:table-cell office:value-type="float" office:value="1625.283203" calcext:value-type="float">
            <text:p>1625.283203</text:p>
          </table:table-cell>
          <table:table-cell office:value-type="float" office:value="1582.945801" calcext:value-type="float">
            <text:p>1582.945801</text:p>
          </table:table-cell>
          <table:table-cell office:value-type="float" office:value="1621.164307" calcext:value-type="float">
            <text:p>1621.164307</text:p>
          </table:table-cell>
          <table:table-cell table:number-columns-repeated="1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584.931641" calcext:value-type="float">
            <text:p>1584.931641</text:p>
          </table:table-cell>
          <table:table-cell office:value-type="float" office:value="1613.635864" calcext:value-type="float">
            <text:p>1613.635864</text:p>
          </table:table-cell>
          <table:table-cell office:value-type="float" office:value="1580.563354" calcext:value-type="float">
            <text:p>1580.563354</text:p>
          </table:table-cell>
          <table:table-cell office:value-type="float" office:value="1615.036987" calcext:value-type="float">
            <text:p>1615.036987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3.727661" calcext:value-type="float">
            <text:p>1573.727661</text:p>
          </table:table-cell>
          <table:table-cell office:value-type="float" office:value="1616.719238" calcext:value-type="float">
            <text:p>1616.719238</text:p>
          </table:table-cell>
          <table:table-cell office:value-type="float" office:value="1579.025391" calcext:value-type="float">
            <text:p>1579.025391</text:p>
          </table:table-cell>
          <table:table-cell office:value-type="float" office:value="1612.424072" calcext:value-type="float">
            <text:p>1612.424072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576.296143" calcext:value-type="float">
            <text:p>1576.296143</text:p>
          </table:table-cell>
          <table:table-cell office:value-type="float" office:value="1608.13855" calcext:value-type="float">
            <text:p>1608.13855</text:p>
          </table:table-cell>
          <table:table-cell office:value-type="float" office:value="1575.695679" calcext:value-type="float">
            <text:p>1575.695679</text:p>
          </table:table-cell>
          <table:table-cell office:value-type="float" office:value="1609.056274" calcext:value-type="float">
            <text:p>1609.056274</text:p>
          </table:table-cell>
          <table:table-cell table:number-columns-repeated="1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580.383911" calcext:value-type="float">
            <text:p>1580.383911</text:p>
          </table:table-cell>
          <table:table-cell office:value-type="float" office:value="1605.105591" calcext:value-type="float">
            <text:p>1605.105591</text:p>
          </table:table-cell>
          <table:table-cell office:value-type="float" office:value="1577.557495" calcext:value-type="float">
            <text:p>1577.557495</text:p>
          </table:table-cell>
          <table:table-cell office:value-type="float" office:value="1606.759521" calcext:value-type="float">
            <text:p>1606.759521</text:p>
          </table:table-cell>
          <table:table-cell table:number-columns-repeated="1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570.233032" calcext:value-type="float">
            <text:p>1570.233032</text:p>
          </table:table-cell>
          <table:table-cell office:value-type="float" office:value="1608.436523" calcext:value-type="float">
            <text:p>1608.436523</text:p>
          </table:table-cell>
          <table:table-cell office:value-type="float" office:value="1574.929321" calcext:value-type="float">
            <text:p>1574.929321</text:p>
          </table:table-cell>
          <table:table-cell office:value-type="float" office:value="1599.369385" calcext:value-type="float">
            <text:p>1599.369385</text:p>
          </table:table-cell>
          <table:table-cell table:number-columns-repeated="1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572.224731" calcext:value-type="float">
            <text:p>1572.224731</text:p>
          </table:table-cell>
          <table:table-cell office:value-type="float" office:value="1599.597412" calcext:value-type="float">
            <text:p>1599.597412</text:p>
          </table:table-cell>
          <table:table-cell office:value-type="float" office:value="1571.123779" calcext:value-type="float">
            <text:p>1571.123779</text:p>
          </table:table-cell>
          <table:table-cell office:value-type="float" office:value="1598.989014" calcext:value-type="float">
            <text:p>1598.989014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72.39563" calcext:value-type="float">
            <text:p>1572.39563</text:p>
          </table:table-cell>
          <table:table-cell office:value-type="float" office:value="1597.510376" calcext:value-type="float">
            <text:p>1597.510376</text:p>
          </table:table-cell>
          <table:table-cell office:value-type="float" office:value="1574.218872" calcext:value-type="float">
            <text:p>1574.218872</text:p>
          </table:table-cell>
          <table:table-cell office:value-type="float" office:value="1596.445801" calcext:value-type="float">
            <text:p>1596.445801</text:p>
          </table:table-cell>
          <table:table-cell table:number-columns-repeated="1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573.064331" calcext:value-type="float">
            <text:p>1573.064331</text:p>
          </table:table-cell>
          <table:table-cell office:value-type="float" office:value="1595.5802" calcext:value-type="float">
            <text:p>1595.5802</text:p>
          </table:table-cell>
          <table:table-cell office:value-type="float" office:value="1568.207642" calcext:value-type="float">
            <text:p>1568.207642</text:p>
          </table:table-cell>
          <table:table-cell office:value-type="float" office:value="1595.261963" calcext:value-type="float">
            <text:p>1595.261963</text:p>
          </table:table-cell>
          <table:table-cell table:number-columns-repeated="1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572.360107" calcext:value-type="float">
            <text:p>1572.360107</text:p>
          </table:table-cell>
          <table:table-cell office:value-type="float" office:value="1594.851807" calcext:value-type="float">
            <text:p>1594.851807</text:p>
          </table:table-cell>
          <table:table-cell office:value-type="float" office:value="1569.612793" calcext:value-type="float">
            <text:p>1569.612793</text:p>
          </table:table-cell>
          <table:table-cell office:value-type="float" office:value="1591.23645" calcext:value-type="float">
            <text:p>1591.23645</text:p>
          </table:table-cell>
          <table:table-cell table:number-columns-repeated="1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571.80188" calcext:value-type="float">
            <text:p>1571.80188</text:p>
          </table:table-cell>
          <table:table-cell office:value-type="float" office:value="1591.840088" calcext:value-type="float">
            <text:p>1591.840088</text:p>
          </table:table-cell>
          <table:table-cell office:value-type="float" office:value="1568.290039" calcext:value-type="float">
            <text:p>1568.290039</text:p>
          </table:table-cell>
          <table:table-cell office:value-type="float" office:value="1590.030151" calcext:value-type="float">
            <text:p>1590.030151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572.337769" calcext:value-type="float">
            <text:p>1572.337769</text:p>
          </table:table-cell>
          <table:table-cell office:value-type="float" office:value="1589.139038" calcext:value-type="float">
            <text:p>1589.139038</text:p>
          </table:table-cell>
          <table:table-cell office:value-type="float" office:value="1571.862183" calcext:value-type="float">
            <text:p>1571.862183</text:p>
          </table:table-cell>
          <table:table-cell office:value-type="float" office:value="1585.134399" calcext:value-type="float">
            <text:p>1585.134399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7.695312" calcext:value-type="float">
            <text:p>1567.695312</text:p>
          </table:table-cell>
          <table:table-cell office:value-type="float" office:value="1583.62085" calcext:value-type="float">
            <text:p>1583.62085</text:p>
          </table:table-cell>
          <table:table-cell office:value-type="float" office:value="1572.132446" calcext:value-type="float">
            <text:p>1572.132446</text:p>
          </table:table-cell>
          <table:table-cell office:value-type="float" office:value="1587.619141" calcext:value-type="float">
            <text:p>1587.619141</text:p>
          </table:table-cell>
          <table:table-cell table:number-columns-repeated="1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570.232056" calcext:value-type="float">
            <text:p>1570.232056</text:p>
          </table:table-cell>
          <table:table-cell office:value-type="float" office:value="1588.552612" calcext:value-type="float">
            <text:p>1588.552612</text:p>
          </table:table-cell>
          <table:table-cell office:value-type="float" office:value="1568.252441" calcext:value-type="float">
            <text:p>1568.252441</text:p>
          </table:table-cell>
          <table:table-cell office:value-type="float" office:value="1588.621216" calcext:value-type="float">
            <text:p>1588.621216</text:p>
          </table:table-cell>
          <table:table-cell table:number-columns-repeated="1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570.318604" calcext:value-type="float">
            <text:p>1570.318604</text:p>
          </table:table-cell>
          <table:table-cell office:value-type="float" office:value="1578.313965" calcext:value-type="float">
            <text:p>1578.313965</text:p>
          </table:table-cell>
          <table:table-cell office:value-type="float" office:value="1569.389893" calcext:value-type="float">
            <text:p>1569.389893</text:p>
          </table:table-cell>
          <table:table-cell office:value-type="float" office:value="1579.499512" calcext:value-type="float">
            <text:p>1579.499512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565.221069" calcext:value-type="float">
            <text:p>1565.221069</text:p>
          </table:table-cell>
          <table:table-cell office:value-type="float" office:value="1580.338867" calcext:value-type="float">
            <text:p>1580.338867</text:p>
          </table:table-cell>
          <table:table-cell office:value-type="float" office:value="1565.652344" calcext:value-type="float">
            <text:p>1565.652344</text:p>
          </table:table-cell>
          <table:table-cell office:value-type="float" office:value="1579.512939" calcext:value-type="float">
            <text:p>1579.512939</text:p>
          </table:table-cell>
          <table:table-cell table:number-columns-repeated="1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571.227783" calcext:value-type="float">
            <text:p>1571.227783</text:p>
          </table:table-cell>
          <table:table-cell office:value-type="float" office:value="1577.828125" calcext:value-type="float">
            <text:p>1577.828125</text:p>
          </table:table-cell>
          <table:table-cell office:value-type="float" office:value="1571.075928" calcext:value-type="float">
            <text:p>1571.075928</text:p>
          </table:table-cell>
          <table:table-cell office:value-type="float" office:value="1578.699585" calcext:value-type="float">
            <text:p>1578.69958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9.915039" calcext:value-type="float">
            <text:p>1569.915039</text:p>
          </table:table-cell>
          <table:table-cell office:value-type="float" office:value="1574.651123" calcext:value-type="float">
            <text:p>1574.651123</text:p>
          </table:table-cell>
          <table:table-cell office:value-type="float" office:value="1568.563232" calcext:value-type="float">
            <text:p>1568.563232</text:p>
          </table:table-cell>
          <table:table-cell office:value-type="float" office:value="1577.177002" calcext:value-type="float">
            <text:p>1577.177002</text:p>
          </table:table-cell>
          <table:table-cell table:number-columns-repeated="1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565.239868" calcext:value-type="float">
            <text:p>1565.239868</text:p>
          </table:table-cell>
          <table:table-cell office:value-type="float" office:value="1577.058228" calcext:value-type="float">
            <text:p>1577.058228</text:p>
          </table:table-cell>
          <table:table-cell office:value-type="float" office:value="1566.776367" calcext:value-type="float">
            <text:p>1566.776367</text:p>
          </table:table-cell>
          <table:table-cell office:value-type="float" office:value="1575.28125" calcext:value-type="float">
            <text:p>1575.28125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65.535522" calcext:value-type="float">
            <text:p>1565.535522</text:p>
          </table:table-cell>
          <table:table-cell office:value-type="float" office:value="1577.397583" calcext:value-type="float">
            <text:p>1577.397583</text:p>
          </table:table-cell>
          <table:table-cell office:value-type="float" office:value="1567.305908" calcext:value-type="float">
            <text:p>1567.305908</text:p>
          </table:table-cell>
          <table:table-cell office:value-type="float" office:value="1576.719116" calcext:value-type="float">
            <text:p>1576.719116</text:p>
          </table:table-cell>
          <table:table-cell table:number-columns-repeated="1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570.271973" calcext:value-type="float">
            <text:p>1570.271973</text:p>
          </table:table-cell>
          <table:table-cell office:value-type="float" office:value="1573.892578" calcext:value-type="float">
            <text:p>1573.892578</text:p>
          </table:table-cell>
          <table:table-cell office:value-type="float" office:value="1569.049072" calcext:value-type="float">
            <text:p>1569.049072</text:p>
          </table:table-cell>
          <table:table-cell office:value-type="float" office:value="1570.599243" calcext:value-type="float">
            <text:p>1570.599243</text:p>
          </table:table-cell>
          <table:table-cell table:number-columns-repeated="1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567.625244" calcext:value-type="float">
            <text:p>1567.625244</text:p>
          </table:table-cell>
          <table:table-cell office:value-type="float" office:value="1573.878662" calcext:value-type="float">
            <text:p>1573.878662</text:p>
          </table:table-cell>
          <table:table-cell office:value-type="float" office:value="1565.862671" calcext:value-type="float">
            <text:p>1565.862671</text:p>
          </table:table-cell>
          <table:table-cell office:value-type="float" office:value="1575.996948" calcext:value-type="float">
            <text:p>1575.996948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5.04895" calcext:value-type="float">
            <text:p>1565.04895</text:p>
          </table:table-cell>
          <table:table-cell office:value-type="float" office:value="1570.655884" calcext:value-type="float">
            <text:p>1570.655884</text:p>
          </table:table-cell>
          <table:table-cell office:value-type="float" office:value="1566.69458" calcext:value-type="float">
            <text:p>1566.69458</text:p>
          </table:table-cell>
          <table:table-cell office:value-type="float" office:value="1571.802734" calcext:value-type="float">
            <text:p>1571.802734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567.598022" calcext:value-type="float">
            <text:p>1567.598022</text:p>
          </table:table-cell>
          <table:table-cell office:value-type="float" office:value="1572.70752" calcext:value-type="float">
            <text:p>1572.70752</text:p>
          </table:table-cell>
          <table:table-cell office:value-type="float" office:value="1565.326294" calcext:value-type="float">
            <text:p>1565.326294</text:p>
          </table:table-cell>
          <table:table-cell office:value-type="float" office:value="1572.485474" calcext:value-type="float">
            <text:p>1572.485474</text:p>
          </table:table-cell>
          <table:table-cell table:number-columns-repeated="1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564.647827" calcext:value-type="float">
            <text:p>1564.647827</text:p>
          </table:table-cell>
          <table:table-cell office:value-type="float" office:value="1571.222778" calcext:value-type="float">
            <text:p>1571.222778</text:p>
          </table:table-cell>
          <table:table-cell office:value-type="float" office:value="1562.456665" calcext:value-type="float">
            <text:p>1562.456665</text:p>
          </table:table-cell>
          <table:table-cell office:value-type="float" office:value="1572.310059" calcext:value-type="float">
            <text:p>1572.310059</text:p>
          </table:table-cell>
          <table:table-cell table:number-columns-repeated="1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564.501587" calcext:value-type="float">
            <text:p>1564.501587</text:p>
          </table:table-cell>
          <table:table-cell office:value-type="float" office:value="1575.73291" calcext:value-type="float">
            <text:p>1575.73291</text:p>
          </table:table-cell>
          <table:table-cell office:value-type="float" office:value="1565.244507" calcext:value-type="float">
            <text:p>1565.244507</text:p>
          </table:table-cell>
          <table:table-cell office:value-type="float" office:value="1572.086548" calcext:value-type="float">
            <text:p>1572.086548</text:p>
          </table:table-cell>
          <table:table-cell table:number-columns-repeated="1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68.43457" calcext:value-type="float">
            <text:p>1568.43457</text:p>
          </table:table-cell>
          <table:table-cell office:value-type="float" office:value="1566.411377" calcext:value-type="float">
            <text:p>1566.411377</text:p>
          </table:table-cell>
          <table:table-cell office:value-type="float" office:value="1564.791138" calcext:value-type="float">
            <text:p>1564.791138</text:p>
          </table:table-cell>
          <table:table-cell office:value-type="float" office:value="1567.239868" calcext:value-type="float">
            <text:p>1567.239868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74.295654" calcext:value-type="float">
            <text:p>1574.295654</text:p>
          </table:table-cell>
          <table:table-cell office:value-type="float" office:value="1578.843872" calcext:value-type="float">
            <text:p>1578.843872</text:p>
          </table:table-cell>
          <table:table-cell office:value-type="float" office:value="1560.561768" calcext:value-type="float">
            <text:p>1560.561768</text:p>
          </table:table-cell>
          <table:table-cell office:value-type="float" office:value="1559.822876" calcext:value-type="float">
            <text:p>1559.822876</text:p>
          </table:table-cell>
          <table:table-cell table:number-columns-repeated="1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599.803101" calcext:value-type="float">
            <text:p>1599.803101</text:p>
          </table:table-cell>
          <table:table-cell office:value-type="float" office:value="1628.216431" calcext:value-type="float">
            <text:p>1628.216431</text:p>
          </table:table-cell>
          <table:table-cell office:value-type="float" office:value="1534.130249" calcext:value-type="float">
            <text:p>1534.130249</text:p>
          </table:table-cell>
          <table:table-cell office:value-type="float" office:value="1506.273804" calcext:value-type="float">
            <text:p>1506.273804</text:p>
          </table:table-cell>
          <table:table-cell table:number-columns-repeated="1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609.788818" calcext:value-type="float">
            <text:p>1609.788818</text:p>
          </table:table-cell>
          <table:table-cell office:value-type="float" office:value="1627.954224" calcext:value-type="float">
            <text:p>1627.954224</text:p>
          </table:table-cell>
          <table:table-cell office:value-type="float" office:value="1527.945557" calcext:value-type="float">
            <text:p>1527.945557</text:p>
          </table:table-cell>
          <table:table-cell office:value-type="float" office:value="1530.415161" calcext:value-type="float">
            <text:p>1530.415161</text:p>
          </table:table-cell>
          <table:table-cell table:number-columns-repeated="1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609.220825" calcext:value-type="float">
            <text:p>1609.220825</text:p>
          </table:table-cell>
          <table:table-cell office:value-type="float" office:value="1610.502441" calcext:value-type="float">
            <text:p>1610.502441</text:p>
          </table:table-cell>
          <table:table-cell office:value-type="float" office:value="1537.966553" calcext:value-type="float">
            <text:p>1537.966553</text:p>
          </table:table-cell>
          <table:table-cell office:value-type="float" office:value="1528.140381" calcext:value-type="float">
            <text:p>1528.140381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609.242554" calcext:value-type="float">
            <text:p>1609.242554</text:p>
          </table:table-cell>
          <table:table-cell office:value-type="float" office:value="1633.323853" calcext:value-type="float">
            <text:p>1633.323853</text:p>
          </table:table-cell>
          <table:table-cell office:value-type="float" office:value="1555.396606" calcext:value-type="float">
            <text:p>1555.396606</text:p>
          </table:table-cell>
          <table:table-cell office:value-type="float" office:value="1540.651245" calcext:value-type="float">
            <text:p>1540.651245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15.606689" calcext:value-type="float">
            <text:p>1615.606689</text:p>
          </table:table-cell>
          <table:table-cell office:value-type="float" office:value="1645.922241" calcext:value-type="float">
            <text:p>1645.922241</text:p>
          </table:table-cell>
          <table:table-cell office:value-type="float" office:value="1551.449585" calcext:value-type="float">
            <text:p>1551.449585</text:p>
          </table:table-cell>
          <table:table-cell office:value-type="float" office:value="1543.390015" calcext:value-type="float">
            <text:p>1543.390015</text:p>
          </table:table-cell>
          <table:table-cell table:number-columns-repeated="13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628.966797" calcext:value-type="float">
            <text:p>1628.966797</text:p>
          </table:table-cell>
          <table:table-cell office:value-type="float" office:value="1640.546387" calcext:value-type="float">
            <text:p>1640.546387</text:p>
          </table:table-cell>
          <table:table-cell office:value-type="float" office:value="1565.161621" calcext:value-type="float">
            <text:p>1565.161621</text:p>
          </table:table-cell>
          <table:table-cell office:value-type="float" office:value="1562.365601" calcext:value-type="float">
            <text:p>1562.365601</text:p>
          </table:table-cell>
          <table:table-cell table:number-columns-repeated="13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616.325195" calcext:value-type="float">
            <text:p>1616.325195</text:p>
          </table:table-cell>
          <table:table-cell office:value-type="float" office:value="1683.296997" calcext:value-type="float">
            <text:p>1683.296997</text:p>
          </table:table-cell>
          <table:table-cell office:value-type="float" office:value="1578.848389" calcext:value-type="float">
            <text:p>1578.848389</text:p>
          </table:table-cell>
          <table:table-cell office:value-type="float" office:value="1586.073975" calcext:value-type="float">
            <text:p>1586.073975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644.106201" calcext:value-type="float">
            <text:p>1644.106201</text:p>
          </table:table-cell>
          <table:table-cell office:value-type="float" office:value="1672.764648" calcext:value-type="float">
            <text:p>1672.764648</text:p>
          </table:table-cell>
          <table:table-cell office:value-type="float" office:value="1601.9823" calcext:value-type="float">
            <text:p>1601.9823</text:p>
          </table:table-cell>
          <table:table-cell office:value-type="float" office:value="1594.116333" calcext:value-type="float">
            <text:p>1594.116333</text:p>
          </table:table-cell>
          <table:table-cell table:number-columns-repeated="13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651.284058" calcext:value-type="float">
            <text:p>1651.284058</text:p>
          </table:table-cell>
          <table:table-cell office:value-type="float" office:value="1675.859985" calcext:value-type="float">
            <text:p>1675.859985</text:p>
          </table:table-cell>
          <table:table-cell office:value-type="float" office:value="1620.830566" calcext:value-type="float">
            <text:p>1620.830566</text:p>
          </table:table-cell>
          <table:table-cell office:value-type="float" office:value="1616.960815" calcext:value-type="float">
            <text:p>1616.960815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8.203247" calcext:value-type="float">
            <text:p>1638.203247</text:p>
          </table:table-cell>
          <table:table-cell office:value-type="float" office:value="1665.010986" calcext:value-type="float">
            <text:p>1665.010986</text:p>
          </table:table-cell>
          <table:table-cell office:value-type="float" office:value="1664.966675" calcext:value-type="float">
            <text:p>1664.966675</text:p>
          </table:table-cell>
          <table:table-cell office:value-type="float" office:value="1671.578247" calcext:value-type="float">
            <text:p>1671.578247</text:p>
          </table:table-cell>
          <table:table-cell table:number-columns-repeated="13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659.12915" calcext:value-type="float">
            <text:p>1659.12915</text:p>
          </table:table-cell>
          <table:table-cell office:value-type="float" office:value="1673.356079" calcext:value-type="float">
            <text:p>1673.356079</text:p>
          </table:table-cell>
          <table:table-cell office:value-type="float" office:value="1685.999268" calcext:value-type="float">
            <text:p>1685.999268</text:p>
          </table:table-cell>
          <table:table-cell office:value-type="float" office:value="1684.778564" calcext:value-type="float">
            <text:p>1684.778564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674.358398" calcext:value-type="float">
            <text:p>1674.358398</text:p>
          </table:table-cell>
          <table:table-cell office:value-type="float" office:value="1718.09668" calcext:value-type="float">
            <text:p>1718.09668</text:p>
          </table:table-cell>
          <table:table-cell office:value-type="float" office:value="1689.192261" calcext:value-type="float">
            <text:p>1689.192261</text:p>
          </table:table-cell>
          <table:table-cell office:value-type="float" office:value="1725.142578" calcext:value-type="float">
            <text:p>1725.142578</text:p>
          </table:table-cell>
          <table:table-cell table:number-columns-repeated="13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695.973633" calcext:value-type="float">
            <text:p>1695.973633</text:p>
          </table:table-cell>
          <table:table-cell office:value-type="float" office:value="1774.796143" calcext:value-type="float">
            <text:p>1774.796143</text:p>
          </table:table-cell>
          <table:table-cell office:value-type="float" office:value="1702.373413" calcext:value-type="float">
            <text:p>1702.373413</text:p>
          </table:table-cell>
          <table:table-cell office:value-type="float" office:value="1774.94104" calcext:value-type="float">
            <text:p>1774.94104</text:p>
          </table:table-cell>
          <table:table-cell table:number-columns-repeated="13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721.189209" calcext:value-type="float">
            <text:p>1721.189209</text:p>
          </table:table-cell>
          <table:table-cell office:value-type="float" office:value="1761.756348" calcext:value-type="float">
            <text:p>1761.756348</text:p>
          </table:table-cell>
          <table:table-cell office:value-type="float" office:value="1729.50061" calcext:value-type="float">
            <text:p>1729.50061</text:p>
          </table:table-cell>
          <table:table-cell office:value-type="float" office:value="1762.101562" calcext:value-type="float">
            <text:p>1762.101562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7.811401" calcext:value-type="float">
            <text:p>1737.811401</text:p>
          </table:table-cell>
          <table:table-cell office:value-type="float" office:value="1817.469238" calcext:value-type="float">
            <text:p>1817.469238</text:p>
          </table:table-cell>
          <table:table-cell office:value-type="float" office:value="1748.368896" calcext:value-type="float">
            <text:p>1748.368896</text:p>
          </table:table-cell>
          <table:table-cell office:value-type="float" office:value="1815.599365" calcext:value-type="float">
            <text:p>1815.599365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771.538452" calcext:value-type="float">
            <text:p>1771.538452</text:p>
          </table:table-cell>
          <table:table-cell office:value-type="float" office:value="1833.530762" calcext:value-type="float">
            <text:p>1833.530762</text:p>
          </table:table-cell>
          <table:table-cell office:value-type="float" office:value="1785.637695" calcext:value-type="float">
            <text:p>1785.637695</text:p>
          </table:table-cell>
          <table:table-cell office:value-type="float" office:value="1828.447998" calcext:value-type="float">
            <text:p>1828.447998</text:p>
          </table:table-cell>
          <table:table-cell table:number-columns-repeated="13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792.005737" calcext:value-type="float">
            <text:p>1792.005737</text:p>
          </table:table-cell>
          <table:table-cell office:value-type="float" office:value="1856.363892" calcext:value-type="float">
            <text:p>1856.363892</text:p>
          </table:table-cell>
          <table:table-cell office:value-type="float" office:value="1805.55896" calcext:value-type="float">
            <text:p>1805.55896</text:p>
          </table:table-cell>
          <table:table-cell office:value-type="float" office:value="1843.75769" calcext:value-type="float">
            <text:p>1843.75769</text:p>
          </table:table-cell>
          <table:table-cell table:number-columns-repeated="13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805.882568" calcext:value-type="float">
            <text:p>1805.882568</text:p>
          </table:table-cell>
          <table:table-cell office:value-type="float" office:value="1911.577393" calcext:value-type="float">
            <text:p>1911.577393</text:p>
          </table:table-cell>
          <table:table-cell office:value-type="float" office:value="1816.886475" calcext:value-type="float">
            <text:p>1816.886475</text:p>
          </table:table-cell>
          <table:table-cell office:value-type="float" office:value="1903.457397" calcext:value-type="float">
            <text:p>1903.457397</text:p>
          </table:table-cell>
          <table:table-cell table:number-columns-repeated="13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814.234375" calcext:value-type="float">
            <text:p>1814.234375</text:p>
          </table:table-cell>
          <table:table-cell office:value-type="float" office:value="1908.854004" calcext:value-type="float">
            <text:p>1908.854004</text:p>
          </table:table-cell>
          <table:table-cell office:value-type="float" office:value="1821.696289" calcext:value-type="float">
            <text:p>1821.696289</text:p>
          </table:table-cell>
          <table:table-cell office:value-type="float" office:value="1905.869141" calcext:value-type="float">
            <text:p>1905.86914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27.027832" calcext:value-type="float">
            <text:p>1827.027832</text:p>
          </table:table-cell>
          <table:table-cell office:value-type="float" office:value="1913.198242" calcext:value-type="float">
            <text:p>1913.198242</text:p>
          </table:table-cell>
          <table:table-cell office:value-type="float" office:value="1836.692261" calcext:value-type="float">
            <text:p>1836.692261</text:p>
          </table:table-cell>
          <table:table-cell office:value-type="float" office:value="1917.946289" calcext:value-type="float">
            <text:p>1917.946289</text:p>
          </table:table-cell>
          <table:table-cell table:number-columns-repeated="13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823.602539" calcext:value-type="float">
            <text:p>1823.602539</text:p>
          </table:table-cell>
          <table:table-cell office:value-type="float" office:value="1923.154785" calcext:value-type="float">
            <text:p>1923.154785</text:p>
          </table:table-cell>
          <table:table-cell office:value-type="float" office:value="1834.014893" calcext:value-type="float">
            <text:p>1834.014893</text:p>
          </table:table-cell>
          <table:table-cell office:value-type="float" office:value="1930.676636" calcext:value-type="float">
            <text:p>1930.676636</text:p>
          </table:table-cell>
          <table:table-cell table:number-columns-repeated="13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793.202393" calcext:value-type="float">
            <text:p>1793.202393</text:p>
          </table:table-cell>
          <table:table-cell office:value-type="float" office:value="1925.210205" calcext:value-type="float">
            <text:p>1925.210205</text:p>
          </table:table-cell>
          <table:table-cell office:value-type="float" office:value="1804.879639" calcext:value-type="float">
            <text:p>1804.879639</text:p>
          </table:table-cell>
          <table:table-cell office:value-type="float" office:value="1926.103638" calcext:value-type="float">
            <text:p>1926.103638</text:p>
          </table:table-cell>
          <table:table-cell table:number-columns-repeated="13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788.361328" calcext:value-type="float">
            <text:p>1788.361328</text:p>
          </table:table-cell>
          <table:table-cell office:value-type="float" office:value="1927.876709" calcext:value-type="float">
            <text:p>1927.876709</text:p>
          </table:table-cell>
          <table:table-cell office:value-type="float" office:value="1807.080811" calcext:value-type="float">
            <text:p>1807.080811</text:p>
          </table:table-cell>
          <table:table-cell office:value-type="float" office:value="1916.263184" calcext:value-type="float">
            <text:p>1916.263184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811.38855" calcext:value-type="float">
            <text:p>1811.38855</text:p>
          </table:table-cell>
          <table:table-cell office:value-type="float" office:value="1920.244873" calcext:value-type="float">
            <text:p>1920.244873</text:p>
          </table:table-cell>
          <table:table-cell office:value-type="float" office:value="1825.936279" calcext:value-type="float">
            <text:p>1825.936279</text:p>
          </table:table-cell>
          <table:table-cell office:value-type="float" office:value="1910.579834" calcext:value-type="float">
            <text:p>1910.579834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2.32251" calcext:value-type="float">
            <text:p>1812.32251</text:p>
          </table:table-cell>
          <table:table-cell office:value-type="float" office:value="1914.479736" calcext:value-type="float">
            <text:p>1914.479736</text:p>
          </table:table-cell>
          <table:table-cell office:value-type="float" office:value="1824.312744" calcext:value-type="float">
            <text:p>1824.312744</text:p>
          </table:table-cell>
          <table:table-cell office:value-type="float" office:value="1915.899048" calcext:value-type="float">
            <text:p>1915.899048</text:p>
          </table:table-cell>
          <table:table-cell table:number-columns-repeated="13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800.513062" calcext:value-type="float">
            <text:p>1800.513062</text:p>
          </table:table-cell>
          <table:table-cell office:value-type="float" office:value="1927.242065" calcext:value-type="float">
            <text:p>1927.242065</text:p>
          </table:table-cell>
          <table:table-cell office:value-type="float" office:value="1821.137085" calcext:value-type="float">
            <text:p>1821.137085</text:p>
          </table:table-cell>
          <table:table-cell office:value-type="float" office:value="1917.940918" calcext:value-type="float">
            <text:p>1917.940918</text:p>
          </table:table-cell>
          <table:table-cell table:number-columns-repeated="13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809.996338" calcext:value-type="float">
            <text:p>1809.996338</text:p>
          </table:table-cell>
          <table:table-cell office:value-type="float" office:value="1931.128052" calcext:value-type="float">
            <text:p>1931.128052</text:p>
          </table:table-cell>
          <table:table-cell office:value-type="float" office:value="1824.690308" calcext:value-type="float">
            <text:p>1824.690308</text:p>
          </table:table-cell>
          <table:table-cell office:value-type="float" office:value="1923.915405" calcext:value-type="float">
            <text:p>1923.915405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815.617676" calcext:value-type="float">
            <text:p>1815.617676</text:p>
          </table:table-cell>
          <table:table-cell office:value-type="float" office:value="1932.68689" calcext:value-type="float">
            <text:p>1932.68689</text:p>
          </table:table-cell>
          <table:table-cell office:value-type="float" office:value="1830.088379" calcext:value-type="float">
            <text:p>1830.088379</text:p>
          </table:table-cell>
          <table:table-cell office:value-type="float" office:value="1927.434326" calcext:value-type="float">
            <text:p>1927.434326</text:p>
          </table:table-cell>
          <table:table-cell table:number-columns-repeated="13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808.702148" calcext:value-type="float">
            <text:p>1808.702148</text:p>
          </table:table-cell>
          <table:table-cell office:value-type="float" office:value="1928.685669" calcext:value-type="float">
            <text:p>1928.685669</text:p>
          </table:table-cell>
          <table:table-cell office:value-type="float" office:value="1824.861206" calcext:value-type="float">
            <text:p>1824.861206</text:p>
          </table:table-cell>
          <table:table-cell office:value-type="float" office:value="1922.890991" calcext:value-type="float">
            <text:p>1922.890991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09.856445" calcext:value-type="float">
            <text:p>1809.856445</text:p>
          </table:table-cell>
          <table:table-cell office:value-type="float" office:value="1940.333496" calcext:value-type="float">
            <text:p>1940.333496</text:p>
          </table:table-cell>
          <table:table-cell office:value-type="float" office:value="1825.705322" calcext:value-type="float">
            <text:p>1825.705322</text:p>
          </table:table-cell>
          <table:table-cell office:value-type="float" office:value="1935.166016" calcext:value-type="float">
            <text:p>1935.166016</text:p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816.854492" calcext:value-type="float">
            <text:p>1816.854492</text:p>
          </table:table-cell>
          <table:table-cell office:value-type="float" office:value="1933.231079" calcext:value-type="float">
            <text:p>1933.231079</text:p>
          </table:table-cell>
          <table:table-cell office:value-type="float" office:value="1833.933105" calcext:value-type="float">
            <text:p>1833.933105</text:p>
          </table:table-cell>
          <table:table-cell office:value-type="float" office:value="1927.297607" calcext:value-type="float">
            <text:p>1927.297607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816.688965" calcext:value-type="float">
            <text:p>1816.688965</text:p>
          </table:table-cell>
          <table:table-cell office:value-type="float" office:value="1956.05188" calcext:value-type="float">
            <text:p>1956.05188</text:p>
          </table:table-cell>
          <table:table-cell office:value-type="float" office:value="1829.823242" calcext:value-type="float">
            <text:p>1829.823242</text:p>
          </table:table-cell>
          <table:table-cell office:value-type="float" office:value="1953.611572" calcext:value-type="float">
            <text:p>1953.611572</text:p>
          </table:table-cell>
          <table:table-cell table:number-columns-repeated="1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810.020142" calcext:value-type="float">
            <text:p>1810.020142</text:p>
          </table:table-cell>
          <table:table-cell office:value-type="float" office:value="1947.285645" calcext:value-type="float">
            <text:p>1947.285645</text:p>
          </table:table-cell>
          <table:table-cell office:value-type="float" office:value="1827.779907" calcext:value-type="float">
            <text:p>1827.779907</text:p>
          </table:table-cell>
          <table:table-cell office:value-type="float" office:value="1938.275269" calcext:value-type="float">
            <text:p>1938.275269</text:p>
          </table:table-cell>
          <table:table-cell table:number-columns-repeated="13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824.0271" calcext:value-type="float">
            <text:p>1824.0271</text:p>
          </table:table-cell>
          <table:table-cell office:value-type="float" office:value="1950.583496" calcext:value-type="float">
            <text:p>1950.583496</text:p>
          </table:table-cell>
          <table:table-cell office:value-type="float" office:value="1834.638916" calcext:value-type="float">
            <text:p>1834.638916</text:p>
          </table:table-cell>
          <table:table-cell office:value-type="float" office:value="1944.631348" calcext:value-type="float">
            <text:p>1944.63134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16.251953" calcext:value-type="float">
            <text:p>1816.251953</text:p>
          </table:table-cell>
          <table:table-cell office:value-type="float" office:value="1942.777344" calcext:value-type="float">
            <text:p>1942.777344</text:p>
          </table:table-cell>
          <table:table-cell office:value-type="float" office:value="1831.08374" calcext:value-type="float">
            <text:p>1831.08374</text:p>
          </table:table-cell>
          <table:table-cell office:value-type="float" office:value="1935.833984" calcext:value-type="float">
            <text:p>1935.833984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814.970825" calcext:value-type="float">
            <text:p>1814.970825</text:p>
          </table:table-cell>
          <table:table-cell office:value-type="float" office:value="1938.750366" calcext:value-type="float">
            <text:p>1938.750366</text:p>
          </table:table-cell>
          <table:table-cell office:value-type="float" office:value="1830.360352" calcext:value-type="float">
            <text:p>1830.360352</text:p>
          </table:table-cell>
          <table:table-cell office:value-type="float" office:value="1932.509521" calcext:value-type="float">
            <text:p>1932.509521</text:p>
          </table:table-cell>
          <table:table-cell table:number-columns-repeated="13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821.245483" calcext:value-type="float">
            <text:p>1821.245483</text:p>
          </table:table-cell>
          <table:table-cell office:value-type="float" office:value="1958.750244" calcext:value-type="float">
            <text:p>1958.750244</text:p>
          </table:table-cell>
          <table:table-cell office:value-type="float" office:value="1840.278809" calcext:value-type="float">
            <text:p>1840.278809</text:p>
          </table:table-cell>
          <table:table-cell office:value-type="float" office:value="1954.917969" calcext:value-type="float">
            <text:p>1954.917969</text:p>
          </table:table-cell>
          <table:table-cell table:number-columns-repeated="13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829.541016" calcext:value-type="float">
            <text:p>1829.541016</text:p>
          </table:table-cell>
          <table:table-cell office:value-type="float" office:value="1956.261597" calcext:value-type="float">
            <text:p>1956.261597</text:p>
          </table:table-cell>
          <table:table-cell office:value-type="float" office:value="1840.875122" calcext:value-type="float">
            <text:p>1840.875122</text:p>
          </table:table-cell>
          <table:table-cell office:value-type="float" office:value="1951.334473" calcext:value-type="float">
            <text:p>1951.334473</text:p>
          </table:table-cell>
          <table:table-cell table:number-columns-repeated="13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821.646729" calcext:value-type="float">
            <text:p>1821.646729</text:p>
          </table:table-cell>
          <table:table-cell office:value-type="float" office:value="1948.032959" calcext:value-type="float">
            <text:p>1948.032959</text:p>
          </table:table-cell>
          <table:table-cell office:value-type="float" office:value="1838.093628" calcext:value-type="float">
            <text:p>1838.093628</text:p>
          </table:table-cell>
          <table:table-cell office:value-type="float" office:value="1939.696289" calcext:value-type="float">
            <text:p>1939.69628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8.165771" calcext:value-type="float">
            <text:p>1818.165771</text:p>
          </table:table-cell>
          <table:table-cell office:value-type="float" office:value="1945.398071" calcext:value-type="float">
            <text:p>1945.398071</text:p>
          </table:table-cell>
          <table:table-cell office:value-type="float" office:value="1839.685547" calcext:value-type="float">
            <text:p>1839.685547</text:p>
          </table:table-cell>
          <table:table-cell office:value-type="float" office:value="1937.049683" calcext:value-type="float">
            <text:p>1937.049683</text:p>
          </table:table-cell>
          <table:table-cell table:number-columns-repeated="1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834.11377" calcext:value-type="float">
            <text:p>1834.11377</text:p>
          </table:table-cell>
          <table:table-cell office:value-type="float" office:value="1960.428955" calcext:value-type="float">
            <text:p>1960.428955</text:p>
          </table:table-cell>
          <table:table-cell office:value-type="float" office:value="1846.675659" calcext:value-type="float">
            <text:p>1846.675659</text:p>
          </table:table-cell>
          <table:table-cell office:value-type="float" office:value="1953.128052" calcext:value-type="float">
            <text:p>1953.128052</text:p>
          </table:table-cell>
          <table:table-cell table:number-columns-repeated="13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831.429932" calcext:value-type="float">
            <text:p>1831.429932</text:p>
          </table:table-cell>
          <table:table-cell office:value-type="float" office:value="1963.863892" calcext:value-type="float">
            <text:p>1963.863892</text:p>
          </table:table-cell>
          <table:table-cell office:value-type="float" office:value="1845.762329" calcext:value-type="float">
            <text:p>1845.762329</text:p>
          </table:table-cell>
          <table:table-cell office:value-type="float" office:value="1960.100464" calcext:value-type="float">
            <text:p>1960.100464</text:p>
          </table:table-cell>
          <table:table-cell table:number-columns-repeated="13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825.8125" calcext:value-type="float">
            <text:p>1825.8125</text:p>
          </table:table-cell>
          <table:table-cell office:value-type="float" office:value="1956.742188" calcext:value-type="float">
            <text:p>1956.742188</text:p>
          </table:table-cell>
          <table:table-cell office:value-type="float" office:value="1842.416626" calcext:value-type="float">
            <text:p>1842.416626</text:p>
          </table:table-cell>
          <table:table-cell office:value-type="float" office:value="1948.499756" calcext:value-type="float">
            <text:p>1948.499756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837.505005" calcext:value-type="float">
            <text:p>1837.505005</text:p>
          </table:table-cell>
          <table:table-cell office:value-type="float" office:value="1950.263428" calcext:value-type="float">
            <text:p>1950.263428</text:p>
          </table:table-cell>
          <table:table-cell office:value-type="float" office:value="1853.679565" calcext:value-type="float">
            <text:p>1853.679565</text:p>
          </table:table-cell>
          <table:table-cell office:value-type="float" office:value="1943.371826" calcext:value-type="float">
            <text:p>1943.371826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4.665283" calcext:value-type="float">
            <text:p>1834.665283</text:p>
          </table:table-cell>
          <table:table-cell office:value-type="float" office:value="1976.608887" calcext:value-type="float">
            <text:p>1976.608887</text:p>
          </table:table-cell>
          <table:table-cell office:value-type="float" office:value="1846.843872" calcext:value-type="float">
            <text:p>1846.843872</text:p>
          </table:table-cell>
          <table:table-cell office:value-type="float" office:value="1970.531006" calcext:value-type="float">
            <text:p>1970.531006</text:p>
          </table:table-cell>
          <table:table-cell table:number-columns-repeated="13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828.42334" calcext:value-type="float">
            <text:p>1828.42334</text:p>
          </table:table-cell>
          <table:table-cell office:value-type="float" office:value="1961.369629" calcext:value-type="float">
            <text:p>1961.369629</text:p>
          </table:table-cell>
          <table:table-cell office:value-type="float" office:value="1846.284668" calcext:value-type="float">
            <text:p>1846.284668</text:p>
          </table:table-cell>
          <table:table-cell office:value-type="float" office:value="1954.345703" calcext:value-type="float">
            <text:p>1954.345703</text:p>
          </table:table-cell>
          <table:table-cell table:number-columns-repeated="13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832.835205" calcext:value-type="float">
            <text:p>1832.835205</text:p>
          </table:table-cell>
          <table:table-cell office:value-type="float" office:value="1962.547852" calcext:value-type="float">
            <text:p>1962.547852</text:p>
          </table:table-cell>
          <table:table-cell office:value-type="float" office:value="1851.552002" calcext:value-type="float">
            <text:p>1851.552002</text:p>
          </table:table-cell>
          <table:table-cell office:value-type="float" office:value="1953.921997" calcext:value-type="float">
            <text:p>1953.921997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836.095215" calcext:value-type="float">
            <text:p>1836.095215</text:p>
          </table:table-cell>
          <table:table-cell office:value-type="float" office:value="1980.218018" calcext:value-type="float">
            <text:p>1980.218018</text:p>
          </table:table-cell>
          <table:table-cell office:value-type="float" office:value="1849.843506" calcext:value-type="float">
            <text:p>1849.843506</text:p>
          </table:table-cell>
          <table:table-cell office:value-type="float" office:value="1976.709351" calcext:value-type="float">
            <text:p>1976.709351</text:p>
          </table:table-cell>
          <table:table-cell table:number-columns-repeated="13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836.829102" calcext:value-type="float">
            <text:p>1836.829102</text:p>
          </table:table-cell>
          <table:table-cell office:value-type="float" office:value="1964.80542" calcext:value-type="float">
            <text:p>1964.80542</text:p>
          </table:table-cell>
          <table:table-cell office:value-type="float" office:value="1853.70752" calcext:value-type="float">
            <text:p>1853.70752</text:p>
          </table:table-cell>
          <table:table-cell office:value-type="float" office:value="1955.922852" calcext:value-type="float">
            <text:p>1955.922852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43.886353" calcext:value-type="float">
            <text:p>1843.886353</text:p>
          </table:table-cell>
          <table:table-cell office:value-type="float" office:value="1977.96814" calcext:value-type="float">
            <text:p>1977.96814</text:p>
          </table:table-cell>
          <table:table-cell office:value-type="float" office:value="1855.678223" calcext:value-type="float">
            <text:p>1855.678223</text:p>
          </table:table-cell>
          <table:table-cell office:value-type="float" office:value="1971.891113" calcext:value-type="float">
            <text:p>1971.891113</text:p>
          </table:table-cell>
          <table:table-cell table:number-columns-repeated="13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835.182861" calcext:value-type="float">
            <text:p>1835.182861</text:p>
          </table:table-cell>
          <table:table-cell office:value-type="float" office:value="1970.636719" calcext:value-type="float">
            <text:p>1970.636719</text:p>
          </table:table-cell>
          <table:table-cell office:value-type="float" office:value="1849.316895" calcext:value-type="float">
            <text:p>1849.316895</text:p>
          </table:table-cell>
          <table:table-cell office:value-type="float" office:value="1966.480347" calcext:value-type="float">
            <text:p>1966.480347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836.554077" calcext:value-type="float">
            <text:p>1836.554077</text:p>
          </table:table-cell>
          <table:table-cell office:value-type="float" office:value="1965.06189" calcext:value-type="float">
            <text:p>1965.06189</text:p>
          </table:table-cell>
          <table:table-cell office:value-type="float" office:value="1853.87915" calcext:value-type="float">
            <text:p>1853.87915</text:p>
          </table:table-cell>
          <table:table-cell office:value-type="float" office:value="1957.580566" calcext:value-type="float">
            <text:p>1957.580566</text:p>
          </table:table-cell>
          <table:table-cell table:number-columns-repeated="13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837.601196" calcext:value-type="float">
            <text:p>1837.601196</text:p>
          </table:table-cell>
          <table:table-cell office:value-type="float" office:value="1964.318848" calcext:value-type="float">
            <text:p>1964.318848</text:p>
          </table:table-cell>
          <table:table-cell office:value-type="float" office:value="1856.72998" calcext:value-type="float">
            <text:p>1856.72998</text:p>
          </table:table-cell>
          <table:table-cell office:value-type="float" office:value="1959.110596" calcext:value-type="float">
            <text:p>1959.110596</text:p>
          </table:table-cell>
          <table:table-cell table:number-columns-repeated="13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833.847412" calcext:value-type="float">
            <text:p>1833.847412</text:p>
          </table:table-cell>
          <table:table-cell office:value-type="float" office:value="1979.590698" calcext:value-type="float">
            <text:p>1979.590698</text:p>
          </table:table-cell>
          <table:table-cell office:value-type="float" office:value="1852.634766" calcext:value-type="float">
            <text:p>1852.634766</text:p>
          </table:table-cell>
          <table:table-cell office:value-type="float" office:value="1972.292603" calcext:value-type="float">
            <text:p>1972.292603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42.749878" calcext:value-type="float">
            <text:p>1842.749878</text:p>
          </table:table-cell>
          <table:table-cell office:value-type="float" office:value="1974.410156" calcext:value-type="float">
            <text:p>1974.410156</text:p>
          </table:table-cell>
          <table:table-cell office:value-type="float" office:value="1860.945435" calcext:value-type="float">
            <text:p>1860.945435</text:p>
          </table:table-cell>
          <table:table-cell office:value-type="float" office:value="1966.261963" calcext:value-type="float">
            <text:p>1966.261963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840.471436" calcext:value-type="float">
            <text:p>1840.471436</text:p>
          </table:table-cell>
          <table:table-cell office:value-type="float" office:value="1971.246704" calcext:value-type="float">
            <text:p>1971.246704</text:p>
          </table:table-cell>
          <table:table-cell office:value-type="float" office:value="1857.479736" calcext:value-type="float">
            <text:p>1857.479736</text:p>
          </table:table-cell>
          <table:table-cell office:value-type="float" office:value="1962.962402" calcext:value-type="float">
            <text:p>1962.962402</text:p>
          </table:table-cell>
          <table:table-cell table:number-columns-repeated="13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833.630859" calcext:value-type="float">
            <text:p>1833.630859</text:p>
          </table:table-cell>
          <table:table-cell office:value-type="float" office:value="1964.751587" calcext:value-type="float">
            <text:p>1964.751587</text:p>
          </table:table-cell>
          <table:table-cell office:value-type="float" office:value="1851.644287" calcext:value-type="float">
            <text:p>1851.644287</text:p>
          </table:table-cell>
          <table:table-cell office:value-type="float" office:value="1955.668823" calcext:value-type="float">
            <text:p>1955.668823</text:p>
          </table:table-cell>
          <table:table-cell table:number-columns-repeated="13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840.788452" calcext:value-type="float">
            <text:p>1840.788452</text:p>
          </table:table-cell>
          <table:table-cell office:value-type="float" office:value="1963.510986" calcext:value-type="float">
            <text:p>1963.510986</text:p>
          </table:table-cell>
          <table:table-cell office:value-type="float" office:value="1857.469727" calcext:value-type="float">
            <text:p>1857.469727</text:p>
          </table:table-cell>
          <table:table-cell office:value-type="float" office:value="1959.034302" calcext:value-type="float">
            <text:p>1959.034302</text:p>
          </table:table-cell>
          <table:table-cell table:number-columns-repeated="13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843.296753" calcext:value-type="float">
            <text:p>1843.296753</text:p>
          </table:table-cell>
          <table:table-cell office:value-type="float" office:value="1967.009888" calcext:value-type="float">
            <text:p>1967.009888</text:p>
          </table:table-cell>
          <table:table-cell office:value-type="float" office:value="1864.73877" calcext:value-type="float">
            <text:p>1864.73877</text:p>
          </table:table-cell>
          <table:table-cell office:value-type="float" office:value="1955.673096" calcext:value-type="float">
            <text:p>1955.673096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3.582275" calcext:value-type="float">
            <text:p>1823.582275</text:p>
          </table:table-cell>
          <table:table-cell office:value-type="float" office:value="1954.280396" calcext:value-type="float">
            <text:p>1954.280396</text:p>
          </table:table-cell>
          <table:table-cell office:value-type="float" office:value="1840.888672" calcext:value-type="float">
            <text:p>1840.888672</text:p>
          </table:table-cell>
          <table:table-cell office:value-type="float" office:value="1948.579834" calcext:value-type="float">
            <text:p>1948.579834</text:p>
          </table:table-cell>
          <table:table-cell table:number-columns-repeated="13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789.202637" calcext:value-type="float">
            <text:p>1789.202637</text:p>
          </table:table-cell>
          <table:table-cell office:value-type="float" office:value="1941.339844" calcext:value-type="float">
            <text:p>1941.339844</text:p>
          </table:table-cell>
          <table:table-cell office:value-type="float" office:value="1798.077637" calcext:value-type="float">
            <text:p>1798.077637</text:p>
          </table:table-cell>
          <table:table-cell office:value-type="float" office:value="1938.387695" calcext:value-type="float">
            <text:p>1938.387695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769.43396" calcext:value-type="float">
            <text:p>1769.43396</text:p>
          </table:table-cell>
          <table:table-cell office:value-type="float" office:value="1910.702637" calcext:value-type="float">
            <text:p>1910.702637</text:p>
          </table:table-cell>
          <table:table-cell office:value-type="float" office:value="1781.46106" calcext:value-type="float">
            <text:p>1781.46106</text:p>
          </table:table-cell>
          <table:table-cell office:value-type="float" office:value="1913.824219" calcext:value-type="float">
            <text:p>1913.824219</text:p>
          </table:table-cell>
          <table:table-cell table:number-columns-repeated="13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759.621094" calcext:value-type="float">
            <text:p>1759.621094</text:p>
          </table:table-cell>
          <table:table-cell office:value-type="float" office:value="1880.212036" calcext:value-type="float">
            <text:p>1880.212036</text:p>
          </table:table-cell>
          <table:table-cell office:value-type="float" office:value="1772.166748" calcext:value-type="float">
            <text:p>1772.166748</text:p>
          </table:table-cell>
          <table:table-cell office:value-type="float" office:value="1883.222778" calcext:value-type="float">
            <text:p>1883.222778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730.736694" calcext:value-type="float">
            <text:p>1730.736694</text:p>
          </table:table-cell>
          <table:table-cell office:value-type="float" office:value="1875.414307" calcext:value-type="float">
            <text:p>1875.414307</text:p>
          </table:table-cell>
          <table:table-cell office:value-type="float" office:value="1745.640869" calcext:value-type="float">
            <text:p>1745.640869</text:p>
          </table:table-cell>
          <table:table-cell office:value-type="float" office:value="1871.112671" calcext:value-type="float">
            <text:p>1871.112671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19.292847" calcext:value-type="float">
            <text:p>1719.292847</text:p>
          </table:table-cell>
          <table:table-cell office:value-type="float" office:value="1844.967529" calcext:value-type="float">
            <text:p>1844.967529</text:p>
          </table:table-cell>
          <table:table-cell office:value-type="float" office:value="1731.764038" calcext:value-type="float">
            <text:p>1731.764038</text:p>
          </table:table-cell>
          <table:table-cell office:value-type="float" office:value="1844.70874" calcext:value-type="float">
            <text:p>1844.70874</text:p>
          </table:table-cell>
          <table:table-cell table:number-columns-repeated="1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709.474976" calcext:value-type="float">
            <text:p>1709.474976</text:p>
          </table:table-cell>
          <table:table-cell office:value-type="float" office:value="1822.417114" calcext:value-type="float">
            <text:p>1822.417114</text:p>
          </table:table-cell>
          <table:table-cell office:value-type="float" office:value="1719.596924" calcext:value-type="float">
            <text:p>1719.596924</text:p>
          </table:table-cell>
          <table:table-cell office:value-type="float" office:value="1816.565796" calcext:value-type="float">
            <text:p>1816.565796</text:p>
          </table:table-cell>
          <table:table-cell table:number-columns-repeated="13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686.66272" calcext:value-type="float">
            <text:p>1686.66272</text:p>
          </table:table-cell>
          <table:table-cell office:value-type="float" office:value="1804.453613" calcext:value-type="float">
            <text:p>1804.453613</text:p>
          </table:table-cell>
          <table:table-cell office:value-type="float" office:value="1700.765503" calcext:value-type="float">
            <text:p>1700.765503</text:p>
          </table:table-cell>
          <table:table-cell office:value-type="float" office:value="1804.03833" calcext:value-type="float">
            <text:p>1804.03833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670.362061" calcext:value-type="float">
            <text:p>1670.362061</text:p>
          </table:table-cell>
          <table:table-cell office:value-type="float" office:value="1791.529175" calcext:value-type="float">
            <text:p>1791.529175</text:p>
          </table:table-cell>
          <table:table-cell office:value-type="float" office:value="1689.981323" calcext:value-type="float">
            <text:p>1689.981323</text:p>
          </table:table-cell>
          <table:table-cell office:value-type="float" office:value="1784.078735" calcext:value-type="float">
            <text:p>1784.078735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669.418823" calcext:value-type="float">
            <text:p>1669.418823</text:p>
          </table:table-cell>
          <table:table-cell office:value-type="float" office:value="1775.770508" calcext:value-type="float">
            <text:p>1775.770508</text:p>
          </table:table-cell>
          <table:table-cell office:value-type="float" office:value="1670.202026" calcext:value-type="float">
            <text:p>1670.202026</text:p>
          </table:table-cell>
          <table:table-cell office:value-type="float" office:value="1767.348389" calcext:value-type="float">
            <text:p>1767.348389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61.776489" calcext:value-type="float">
            <text:p>1661.776489</text:p>
          </table:table-cell>
          <table:table-cell office:value-type="float" office:value="1750.667236" calcext:value-type="float">
            <text:p>1750.667236</text:p>
          </table:table-cell>
          <table:table-cell office:value-type="float" office:value="1668.105957" calcext:value-type="float">
            <text:p>1668.105957</text:p>
          </table:table-cell>
          <table:table-cell office:value-type="float" office:value="1756.212036" calcext:value-type="float">
            <text:p>1756.212036</text:p>
          </table:table-cell>
          <table:table-cell table:number-columns-repeated="13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643.041626" calcext:value-type="float">
            <text:p>1643.041626</text:p>
          </table:table-cell>
          <table:table-cell office:value-type="float" office:value="1743.86853" calcext:value-type="float">
            <text:p>1743.86853</text:p>
          </table:table-cell>
          <table:table-cell office:value-type="float" office:value="1654.157837" calcext:value-type="float">
            <text:p>1654.157837</text:p>
          </table:table-cell>
          <table:table-cell office:value-type="float" office:value="1744.745483" calcext:value-type="float">
            <text:p>1744.745483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640.010254" calcext:value-type="float">
            <text:p>1640.010254</text:p>
          </table:table-cell>
          <table:table-cell office:value-type="float" office:value="1723.789307" calcext:value-type="float">
            <text:p>1723.789307</text:p>
          </table:table-cell>
          <table:table-cell office:value-type="float" office:value="1647.581543" calcext:value-type="float">
            <text:p>1647.581543</text:p>
          </table:table-cell>
          <table:table-cell office:value-type="float" office:value="1725.128052" calcext:value-type="float">
            <text:p>1725.128052</text:p>
          </table:table-cell>
          <table:table-cell table:number-columns-repeated="13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633.022461" calcext:value-type="float">
            <text:p>1633.022461</text:p>
          </table:table-cell>
          <table:table-cell office:value-type="float" office:value="1710.818359" calcext:value-type="float">
            <text:p>1710.818359</text:p>
          </table:table-cell>
          <table:table-cell office:value-type="float" office:value="1639.243164" calcext:value-type="float">
            <text:p>1639.243164</text:p>
          </table:table-cell>
          <table:table-cell office:value-type="float" office:value="1707.803467" calcext:value-type="float">
            <text:p>1707.803467</text:p>
          </table:table-cell>
          <table:table-cell table:number-columns-repeated="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619.302124" calcext:value-type="float">
            <text:p>1619.302124</text:p>
          </table:table-cell>
          <table:table-cell office:value-type="float" office:value="1704.964233" calcext:value-type="float">
            <text:p>1704.964233</text:p>
          </table:table-cell>
          <table:table-cell office:value-type="float" office:value="1628.960327" calcext:value-type="float">
            <text:p>1628.960327</text:p>
          </table:table-cell>
          <table:table-cell office:value-type="float" office:value="1704.010254" calcext:value-type="float">
            <text:p>1704.010254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19.917114" calcext:value-type="float">
            <text:p>1619.917114</text:p>
          </table:table-cell>
          <table:table-cell office:value-type="float" office:value="1687.651855" calcext:value-type="float">
            <text:p>1687.651855</text:p>
          </table:table-cell>
          <table:table-cell office:value-type="float" office:value="1625.775635" calcext:value-type="float">
            <text:p>1625.775635</text:p>
          </table:table-cell>
          <table:table-cell office:value-type="float" office:value="1688.806152" calcext:value-type="float">
            <text:p>1688.806152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603.855835" calcext:value-type="float">
            <text:p>1603.855835</text:p>
          </table:table-cell>
          <table:table-cell office:value-type="float" office:value="1687.196167" calcext:value-type="float">
            <text:p>1687.196167</text:p>
          </table:table-cell>
          <table:table-cell office:value-type="float" office:value="1618.788452" calcext:value-type="float">
            <text:p>1618.788452</text:p>
          </table:table-cell>
          <table:table-cell office:value-type="float" office:value="1676.662842" calcext:value-type="float">
            <text:p>1676.662842</text:p>
          </table:table-cell>
          <table:table-cell table:number-columns-repeated="13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609.199707" calcext:value-type="float">
            <text:p>1609.199707</text:p>
          </table:table-cell>
          <table:table-cell office:value-type="float" office:value="1673.606445" calcext:value-type="float">
            <text:p>1673.606445</text:p>
          </table:table-cell>
          <table:table-cell office:value-type="float" office:value="1609.825806" calcext:value-type="float">
            <text:p>1609.825806</text:p>
          </table:table-cell>
          <table:table-cell office:value-type="float" office:value="1673.107178" calcext:value-type="float">
            <text:p>1673.107178</text:p>
          </table:table-cell>
          <table:table-cell table:number-columns-repeated="13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605.132202" calcext:value-type="float">
            <text:p>1605.132202</text:p>
          </table:table-cell>
          <table:table-cell office:value-type="float" office:value="1658.841553" calcext:value-type="float">
            <text:p>1658.841553</text:p>
          </table:table-cell>
          <table:table-cell office:value-type="float" office:value="1610.584717" calcext:value-type="float">
            <text:p>1610.584717</text:p>
          </table:table-cell>
          <table:table-cell office:value-type="float" office:value="1662.097412" calcext:value-type="float">
            <text:p>1662.097412</text:p>
          </table:table-cell>
          <table:table-cell table:number-columns-repeated="13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594.381104" calcext:value-type="float">
            <text:p>1594.381104</text:p>
          </table:table-cell>
          <table:table-cell office:value-type="float" office:value="1658.115356" calcext:value-type="float">
            <text:p>1658.115356</text:p>
          </table:table-cell>
          <table:table-cell office:value-type="float" office:value="1602.804565" calcext:value-type="float">
            <text:p>1602.804565</text:p>
          </table:table-cell>
          <table:table-cell office:value-type="float" office:value="1657.505371" calcext:value-type="float">
            <text:p>1657.505371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95.955322" calcext:value-type="float">
            <text:p>1595.955322</text:p>
          </table:table-cell>
          <table:table-cell office:value-type="float" office:value="1652.344849" calcext:value-type="float">
            <text:p>1652.344849</text:p>
          </table:table-cell>
          <table:table-cell office:value-type="float" office:value="1601.317627" calcext:value-type="float">
            <text:p>1601.317627</text:p>
          </table:table-cell>
          <table:table-cell office:value-type="float" office:value="1651.25" calcext:value-type="float">
            <text:p>1651.25</text:p>
          </table:table-cell>
          <table:table-cell table:number-columns-repeated="13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590.467163" calcext:value-type="float">
            <text:p>1590.467163</text:p>
          </table:table-cell>
          <table:table-cell office:value-type="float" office:value="1641.609985" calcext:value-type="float">
            <text:p>1641.609985</text:p>
          </table:table-cell>
          <table:table-cell office:value-type="float" office:value="1589.117065" calcext:value-type="float">
            <text:p>1589.117065</text:p>
          </table:table-cell>
          <table:table-cell office:value-type="float" office:value="1644.617188" calcext:value-type="float">
            <text:p>1644.617188</text:p>
          </table:table-cell>
          <table:table-cell table:number-columns-repeated="1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587.15979" calcext:value-type="float">
            <text:p>1587.15979</text:p>
          </table:table-cell>
          <table:table-cell office:value-type="float" office:value="1635.592041" calcext:value-type="float">
            <text:p>1635.592041</text:p>
          </table:table-cell>
          <table:table-cell office:value-type="float" office:value="1592.876221" calcext:value-type="float">
            <text:p>1592.876221</text:p>
          </table:table-cell>
          <table:table-cell office:value-type="float" office:value="1635.041016" calcext:value-type="float">
            <text:p>1635.041016</text:p>
          </table:table-cell>
          <table:table-cell table:number-columns-repeated="13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589.473267" calcext:value-type="float">
            <text:p>1589.473267</text:p>
          </table:table-cell>
          <table:table-cell office:value-type="float" office:value="1628.468994" calcext:value-type="float">
            <text:p>1628.468994</text:p>
          </table:table-cell>
          <table:table-cell office:value-type="float" office:value="1590.685913" calcext:value-type="float">
            <text:p>1590.685913</text:p>
          </table:table-cell>
          <table:table-cell office:value-type="float" office:value="1632.075928" calcext:value-type="float">
            <text:p>1632.075928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82.936768" calcext:value-type="float">
            <text:p>1582.936768</text:p>
          </table:table-cell>
          <table:table-cell office:value-type="float" office:value="1623.968262" calcext:value-type="float">
            <text:p>1623.968262</text:p>
          </table:table-cell>
          <table:table-cell office:value-type="float" office:value="1586.235596" calcext:value-type="float">
            <text:p>1586.235596</text:p>
          </table:table-cell>
          <table:table-cell office:value-type="float" office:value="1624.623413" calcext:value-type="float">
            <text:p>1624.623413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79.164062" calcext:value-type="float">
            <text:p>1579.164062</text:p>
          </table:table-cell>
          <table:table-cell office:value-type="float" office:value="1622.72583" calcext:value-type="float">
            <text:p>1622.72583</text:p>
          </table:table-cell>
          <table:table-cell office:value-type="float" office:value="1586.142822" calcext:value-type="float">
            <text:p>1586.142822</text:p>
          </table:table-cell>
          <table:table-cell office:value-type="float" office:value="1619.388306" calcext:value-type="float">
            <text:p>1619.388306</text:p>
          </table:table-cell>
          <table:table-cell table:number-columns-repeated="13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80.45459" calcext:value-type="float">
            <text:p>1580.45459</text:p>
          </table:table-cell>
          <table:table-cell office:value-type="float" office:value="1615.719971" calcext:value-type="float">
            <text:p>1615.719971</text:p>
          </table:table-cell>
          <table:table-cell office:value-type="float" office:value="1581.438232" calcext:value-type="float">
            <text:p>1581.438232</text:p>
          </table:table-cell>
          <table:table-cell office:value-type="float" office:value="1615.935303" calcext:value-type="float">
            <text:p>1615.935303</text:p>
          </table:table-cell>
          <table:table-cell table:number-columns-repeated="13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578.904541" calcext:value-type="float">
            <text:p>1578.904541</text:p>
          </table:table-cell>
          <table:table-cell office:value-type="float" office:value="1611.021729" calcext:value-type="float">
            <text:p>1611.021729</text:p>
          </table:table-cell>
          <table:table-cell office:value-type="float" office:value="1583.510376" calcext:value-type="float">
            <text:p>1583.510376</text:p>
          </table:table-cell>
          <table:table-cell office:value-type="float" office:value="1608.674194" calcext:value-type="float">
            <text:p>1608.674194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580.783813" calcext:value-type="float">
            <text:p>1580.783813</text:p>
          </table:table-cell>
          <table:table-cell office:value-type="float" office:value="1605.888428" calcext:value-type="float">
            <text:p>1605.888428</text:p>
          </table:table-cell>
          <table:table-cell office:value-type="float" office:value="1579.112915" calcext:value-type="float">
            <text:p>1579.112915</text:p>
          </table:table-cell>
          <table:table-cell office:value-type="float" office:value="1608.038086" calcext:value-type="float">
            <text:p>1608.038086</text:p>
          </table:table-cell>
          <table:table-cell table:number-columns-repeated="13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575.117432" calcext:value-type="float">
            <text:p>1575.117432</text:p>
          </table:table-cell>
          <table:table-cell office:value-type="float" office:value="1603.946411" calcext:value-type="float">
            <text:p>1603.946411</text:p>
          </table:table-cell>
          <table:table-cell office:value-type="float" office:value="1576.811523" calcext:value-type="float">
            <text:p>1576.811523</text:p>
          </table:table-cell>
          <table:table-cell office:value-type="float" office:value="1603.562012" calcext:value-type="float">
            <text:p>1603.56201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7.334229" calcext:value-type="float">
            <text:p>1577.334229</text:p>
          </table:table-cell>
          <table:table-cell office:value-type="float" office:value="1601.451782" calcext:value-type="float">
            <text:p>1601.451782</text:p>
          </table:table-cell>
          <table:table-cell office:value-type="float" office:value="1576.091064" calcext:value-type="float">
            <text:p>1576.091064</text:p>
          </table:table-cell>
          <table:table-cell office:value-type="float" office:value="1603.65271" calcext:value-type="float">
            <text:p>1603.65271</text:p>
          </table:table-cell>
          <table:table-cell table:number-columns-repeated="13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570.884277" calcext:value-type="float">
            <text:p>1570.884277</text:p>
          </table:table-cell>
          <table:table-cell office:value-type="float" office:value="1598.786377" calcext:value-type="float">
            <text:p>1598.786377</text:p>
          </table:table-cell>
          <table:table-cell office:value-type="float" office:value="1577.75769" calcext:value-type="float">
            <text:p>1577.75769</text:p>
          </table:table-cell>
          <table:table-cell office:value-type="float" office:value="1595.956421" calcext:value-type="float">
            <text:p>1595.956421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576.354858" calcext:value-type="float">
            <text:p>1576.354858</text:p>
          </table:table-cell>
          <table:table-cell office:value-type="float" office:value="1593.683594" calcext:value-type="float">
            <text:p>1593.683594</text:p>
          </table:table-cell>
          <table:table-cell office:value-type="float" office:value="1572.413574" calcext:value-type="float">
            <text:p>1572.413574</text:p>
          </table:table-cell>
          <table:table-cell office:value-type="float" office:value="1596.377808" calcext:value-type="float">
            <text:p>1596.377808</text:p>
          </table:table-cell>
          <table:table-cell table:number-columns-repeated="13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574.029419" calcext:value-type="float">
            <text:p>1574.029419</text:p>
          </table:table-cell>
          <table:table-cell office:value-type="float" office:value="1591.574463" calcext:value-type="float">
            <text:p>1591.574463</text:p>
          </table:table-cell>
          <table:table-cell office:value-type="float" office:value="1573.481567" calcext:value-type="float">
            <text:p>1573.481567</text:p>
          </table:table-cell>
          <table:table-cell office:value-type="float" office:value="1594.851807" calcext:value-type="float">
            <text:p>1594.851807</text:p>
          </table:table-cell>
          <table:table-cell table:number-columns-repeated="13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572.223267" calcext:value-type="float">
            <text:p>1572.223267</text:p>
          </table:table-cell>
          <table:table-cell office:value-type="float" office:value="1592.489746" calcext:value-type="float">
            <text:p>1592.489746</text:p>
          </table:table-cell>
          <table:table-cell office:value-type="float" office:value="1568.089355" calcext:value-type="float">
            <text:p>1568.089355</text:p>
          </table:table-cell>
          <table:table-cell office:value-type="float" office:value="1591.283813" calcext:value-type="float">
            <text:p>1591.283813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0.640259" calcext:value-type="float">
            <text:p>1570.640259</text:p>
          </table:table-cell>
          <table:table-cell office:value-type="float" office:value="1591.625854" calcext:value-type="float">
            <text:p>1591.625854</text:p>
          </table:table-cell>
          <table:table-cell office:value-type="float" office:value="1573.286499" calcext:value-type="float">
            <text:p>1573.286499</text:p>
          </table:table-cell>
          <table:table-cell office:value-type="float" office:value="1586.677124" calcext:value-type="float">
            <text:p>1586.677124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570.893677" calcext:value-type="float">
            <text:p>1570.893677</text:p>
          </table:table-cell>
          <table:table-cell office:value-type="float" office:value="1586.687866" calcext:value-type="float">
            <text:p>1586.687866</text:p>
          </table:table-cell>
          <table:table-cell office:value-type="float" office:value="1571.678223" calcext:value-type="float">
            <text:p>1571.678223</text:p>
          </table:table-cell>
          <table:table-cell office:value-type="float" office:value="1587.577271" calcext:value-type="float">
            <text:p>1587.577271</text:p>
          </table:table-cell>
          <table:table-cell table:number-columns-repeated="13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571.023315" calcext:value-type="float">
            <text:p>1571.023315</text:p>
          </table:table-cell>
          <table:table-cell office:value-type="float" office:value="1581.908447" calcext:value-type="float">
            <text:p>1581.908447</text:p>
          </table:table-cell>
          <table:table-cell office:value-type="float" office:value="1569.881226" calcext:value-type="float">
            <text:p>1569.881226</text:p>
          </table:table-cell>
          <table:table-cell office:value-type="float" office:value="1584.64563" calcext:value-type="float">
            <text:p>1584.64563</text:p>
          </table:table-cell>
          <table:table-cell table:number-columns-repeated="1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1571.990479" calcext:value-type="float">
            <text:p>1571.990479</text:p>
          </table:table-cell>
          <table:table-cell office:value-type="float" office:value="1584.415771" calcext:value-type="float">
            <text:p>1584.415771</text:p>
          </table:table-cell>
          <table:table-cell office:value-type="float" office:value="1569.179199" calcext:value-type="float">
            <text:p>1569.179199</text:p>
          </table:table-cell>
          <table:table-cell office:value-type="float" office:value="1584.875366" calcext:value-type="float">
            <text:p>1584.875366</text:p>
          </table:table-cell>
          <table:table-cell table:number-columns-repeated="13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571.258545" calcext:value-type="float">
            <text:p>1571.258545</text:p>
          </table:table-cell>
          <table:table-cell office:value-type="float" office:value="1579.048218" calcext:value-type="float">
            <text:p>1579.048218</text:p>
          </table:table-cell>
          <table:table-cell office:value-type="float" office:value="1568.782349" calcext:value-type="float">
            <text:p>1568.782349</text:p>
          </table:table-cell>
          <table:table-cell office:value-type="float" office:value="1581.437988" calcext:value-type="float">
            <text:p>1581.437988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8.300049" calcext:value-type="float">
            <text:p>1568.300049</text:p>
          </table:table-cell>
          <table:table-cell office:value-type="float" office:value="1577.355225" calcext:value-type="float">
            <text:p>1577.355225</text:p>
          </table:table-cell>
          <table:table-cell office:value-type="float" office:value="1565.572021" calcext:value-type="float">
            <text:p>1565.572021</text:p>
          </table:table-cell>
          <table:table-cell office:value-type="float" office:value="1579.403564" calcext:value-type="float">
            <text:p>1579.403564</text:p>
          </table:table-cell>
          <table:table-cell table:number-columns-repeated="13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567.932251" calcext:value-type="float">
            <text:p>1567.932251</text:p>
          </table:table-cell>
          <table:table-cell office:value-type="float" office:value="1577.261963" calcext:value-type="float">
            <text:p>1577.261963</text:p>
          </table:table-cell>
          <table:table-cell office:value-type="float" office:value="1565.778809" calcext:value-type="float">
            <text:p>1565.778809</text:p>
          </table:table-cell>
          <table:table-cell office:value-type="float" office:value="1579.494019" calcext:value-type="float">
            <text:p>1579.494019</text:p>
          </table:table-cell>
          <table:table-cell table:number-columns-repeated="13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563.345703" calcext:value-type="float">
            <text:p>1563.345703</text:p>
          </table:table-cell>
          <table:table-cell office:value-type="float" office:value="1579.314575" calcext:value-type="float">
            <text:p>1579.314575</text:p>
          </table:table-cell>
          <table:table-cell office:value-type="float" office:value="1566.528198" calcext:value-type="float">
            <text:p>1566.528198</text:p>
          </table:table-cell>
          <table:table-cell office:value-type="float" office:value="1579.645508" calcext:value-type="float">
            <text:p>1579.645508</text:p>
          </table:table-cell>
          <table:table-cell table:number-columns-repeated="13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566.701416" calcext:value-type="float">
            <text:p>1566.701416</text:p>
          </table:table-cell>
          <table:table-cell office:value-type="float" office:value="1575.655884" calcext:value-type="float">
            <text:p>1575.655884</text:p>
          </table:table-cell>
          <table:table-cell office:value-type="float" office:value="1568.628052" calcext:value-type="float">
            <text:p>1568.628052</text:p>
          </table:table-cell>
          <table:table-cell office:value-type="float" office:value="1576.266724" calcext:value-type="float">
            <text:p>1576.266724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567.894287" calcext:value-type="float">
            <text:p>1567.894287</text:p>
          </table:table-cell>
          <table:table-cell office:value-type="float" office:value="1576.844604" calcext:value-type="float">
            <text:p>1576.844604</text:p>
          </table:table-cell>
          <table:table-cell office:value-type="float" office:value="1568.885742" calcext:value-type="float">
            <text:p>1568.885742</text:p>
          </table:table-cell>
          <table:table-cell office:value-type="float" office:value="1575.092163" calcext:value-type="float">
            <text:p>1575.092163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65.116699" calcext:value-type="float">
            <text:p>1565.116699</text:p>
          </table:table-cell>
          <table:table-cell office:value-type="float" office:value="1575.328247" calcext:value-type="float">
            <text:p>1575.328247</text:p>
          </table:table-cell>
          <table:table-cell office:value-type="float" office:value="1564.941895" calcext:value-type="float">
            <text:p>1564.941895</text:p>
          </table:table-cell>
          <table:table-cell office:value-type="float" office:value="1573.477539" calcext:value-type="float">
            <text:p>1573.477539</text:p>
          </table:table-cell>
          <table:table-cell table:number-columns-repeated="13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567.201294" calcext:value-type="float">
            <text:p>1567.201294</text:p>
          </table:table-cell>
          <table:table-cell office:value-type="float" office:value="1570.902832" calcext:value-type="float">
            <text:p>1570.902832</text:p>
          </table:table-cell>
          <table:table-cell office:value-type="float" office:value="1566.274048" calcext:value-type="float">
            <text:p>1566.274048</text:p>
          </table:table-cell>
          <table:table-cell office:value-type="float" office:value="1573.753784" calcext:value-type="float">
            <text:p>1573.753784</text:p>
          </table:table-cell>
          <table:table-cell table:number-columns-repeated="13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1563.147339" calcext:value-type="float">
            <text:p>1563.147339</text:p>
          </table:table-cell>
          <table:table-cell office:value-type="float" office:value="1575.348755" calcext:value-type="float">
            <text:p>1575.348755</text:p>
          </table:table-cell>
          <table:table-cell office:value-type="float" office:value="1565.753296" calcext:value-type="float">
            <text:p>1565.753296</text:p>
          </table:table-cell>
          <table:table-cell office:value-type="float" office:value="1575.231201" calcext:value-type="float">
            <text:p>1575.231201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565.290771" calcext:value-type="float">
            <text:p>1565.290771</text:p>
          </table:table-cell>
          <table:table-cell office:value-type="float" office:value="1572.537598" calcext:value-type="float">
            <text:p>1572.537598</text:p>
          </table:table-cell>
          <table:table-cell office:value-type="float" office:value="1565.448608" calcext:value-type="float">
            <text:p>1565.448608</text:p>
          </table:table-cell>
          <table:table-cell office:value-type="float" office:value="1573.653442" calcext:value-type="float">
            <text:p>1573.653442</text:p>
          </table:table-cell>
          <table:table-cell table:number-columns-repeated="13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566.943481" calcext:value-type="float">
            <text:p>1566.943481</text:p>
          </table:table-cell>
          <table:table-cell office:value-type="float" office:value="1568.497314" calcext:value-type="float">
            <text:p>1568.497314</text:p>
          </table:table-cell>
          <table:table-cell office:value-type="float" office:value="1563.282837" calcext:value-type="float">
            <text:p>1563.282837</text:p>
          </table:table-cell>
          <table:table-cell office:value-type="float" office:value="1571.773438" calcext:value-type="float">
            <text:p>1571.773438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58.017212" calcext:value-type="float">
            <text:p>1558.017212</text:p>
          </table:table-cell>
          <table:table-cell office:value-type="float" office:value="1580.127441" calcext:value-type="float">
            <text:p>1580.127441</text:p>
          </table:table-cell>
          <table:table-cell office:value-type="float" office:value="1550.956299" calcext:value-type="float">
            <text:p>1550.956299</text:p>
          </table:table-cell>
          <table:table-cell office:value-type="float" office:value="1586.645142" calcext:value-type="float">
            <text:p>1586.645142</text:p>
          </table:table-cell>
          <table:table-cell table:number-columns-repeated="13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564.531494" calcext:value-type="float">
            <text:p>1564.531494</text:p>
          </table:table-cell>
          <table:table-cell office:value-type="float" office:value="1585.810303" calcext:value-type="float">
            <text:p>1585.810303</text:p>
          </table:table-cell>
          <table:table-cell office:value-type="float" office:value="1564.454346" calcext:value-type="float">
            <text:p>1564.454346</text:p>
          </table:table-cell>
          <table:table-cell office:value-type="float" office:value="1574.280396" calcext:value-type="float">
            <text:p>1574.280396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1580.637817" calcext:value-type="float">
            <text:p>1580.637817</text:p>
          </table:table-cell>
          <table:table-cell office:value-type="float" office:value="1590.816284" calcext:value-type="float">
            <text:p>1590.816284</text:p>
          </table:table-cell>
          <table:table-cell office:value-type="float" office:value="1576.751709" calcext:value-type="float">
            <text:p>1576.751709</text:p>
          </table:table-cell>
          <table:table-cell office:value-type="float" office:value="1588.286987" calcext:value-type="float">
            <text:p>1588.286987</text:p>
          </table:table-cell>
          <table:table-cell table:number-columns-repeated="13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600.455566" calcext:value-type="float">
            <text:p>1600.455566</text:p>
          </table:table-cell>
          <table:table-cell office:value-type="float" office:value="1639.003784" calcext:value-type="float">
            <text:p>1639.003784</text:p>
          </table:table-cell>
          <table:table-cell office:value-type="float" office:value="1593.320679" calcext:value-type="float">
            <text:p>1593.320679</text:p>
          </table:table-cell>
          <table:table-cell office:value-type="float" office:value="1644.475098" calcext:value-type="float">
            <text:p>1644.475098</text:p>
          </table:table-cell>
          <table:table-cell table:number-columns-repeated="13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649.438721" calcext:value-type="float">
            <text:p>1649.438721</text:p>
          </table:table-cell>
          <table:table-cell office:value-type="float" office:value="1640.591064" calcext:value-type="float">
            <text:p>1640.591064</text:p>
          </table:table-cell>
          <table:table-cell office:value-type="float" office:value="1663.307861" calcext:value-type="float">
            <text:p>1663.307861</text:p>
          </table:table-cell>
          <table:table-cell office:value-type="float" office:value="1634.901367" calcext:value-type="float">
            <text:p>1634.90136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91.29895" calcext:value-type="float">
            <text:p>1691.29895</text:p>
          </table:table-cell>
          <table:table-cell office:value-type="float" office:value="1733.540527" calcext:value-type="float">
            <text:p>1733.540527</text:p>
          </table:table-cell>
          <table:table-cell office:value-type="float" office:value="1700.77002" calcext:value-type="float">
            <text:p>1700.77002</text:p>
          </table:table-cell>
          <table:table-cell office:value-type="float" office:value="1726.369751" calcext:value-type="float">
            <text:p>1726.369751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735.17041" calcext:value-type="float">
            <text:p>1735.17041</text:p>
          </table:table-cell>
          <table:table-cell office:value-type="float" office:value="1776.865723" calcext:value-type="float">
            <text:p>1776.865723</text:p>
          </table:table-cell>
          <table:table-cell office:value-type="float" office:value="1743.011108" calcext:value-type="float">
            <text:p>1743.011108</text:p>
          </table:table-cell>
          <table:table-cell office:value-type="float" office:value="1770.673828" calcext:value-type="float">
            <text:p>1770.673828</text:p>
          </table:table-cell>
          <table:table-cell table:number-columns-repeated="13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759.605957" calcext:value-type="float">
            <text:p>1759.605957</text:p>
          </table:table-cell>
          <table:table-cell office:value-type="float" office:value="1825.407104" calcext:value-type="float">
            <text:p>1825.407104</text:p>
          </table:table-cell>
          <table:table-cell office:value-type="float" office:value="1771.723022" calcext:value-type="float">
            <text:p>1771.723022</text:p>
          </table:table-cell>
          <table:table-cell office:value-type="float" office:value="1819.156616" calcext:value-type="float">
            <text:p>1819.156616</text:p>
          </table:table-cell>
          <table:table-cell table:number-columns-repeated="13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786.193359" calcext:value-type="float">
            <text:p>1786.193359</text:p>
          </table:table-cell>
          <table:table-cell office:value-type="float" office:value="1846.622559" calcext:value-type="float">
            <text:p>1846.622559</text:p>
          </table:table-cell>
          <table:table-cell office:value-type="float" office:value="1797.446533" calcext:value-type="float">
            <text:p>1797.446533</text:p>
          </table:table-cell>
          <table:table-cell office:value-type="float" office:value="1838.172852" calcext:value-type="float">
            <text:p>1838.172852</text:p>
          </table:table-cell>
          <table:table-cell table:number-columns-repeated="13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798.084839" calcext:value-type="float">
            <text:p>1798.084839</text:p>
          </table:table-cell>
          <table:table-cell office:value-type="float" office:value="1877.057861" calcext:value-type="float">
            <text:p>1877.057861</text:p>
          </table:table-cell>
          <table:table-cell office:value-type="float" office:value="1812.264893" calcext:value-type="float">
            <text:p>1812.264893</text:p>
          </table:table-cell>
          <table:table-cell office:value-type="float" office:value="1870.700684" calcext:value-type="float">
            <text:p>1870.700684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9.1875" calcext:value-type="float">
            <text:p>1829.1875</text:p>
          </table:table-cell>
          <table:table-cell office:value-type="float" office:value="1909.152588" calcext:value-type="float">
            <text:p>1909.152588</text:p>
          </table:table-cell>
          <table:table-cell office:value-type="float" office:value="1846.534302" calcext:value-type="float">
            <text:p>1846.534302</text:p>
          </table:table-cell>
          <table:table-cell office:value-type="float" office:value="1899.003784" calcext:value-type="float">
            <text:p>1899.003784</text:p>
          </table:table-cell>
          <table:table-cell table:number-columns-repeated="13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849.598022" calcext:value-type="float">
            <text:p>1849.598022</text:p>
          </table:table-cell>
          <table:table-cell office:value-type="float" office:value="1916.569214" calcext:value-type="float">
            <text:p>1916.569214</text:p>
          </table:table-cell>
          <table:table-cell office:value-type="float" office:value="1871.09375" calcext:value-type="float">
            <text:p>1871.09375</text:p>
          </table:table-cell>
          <table:table-cell office:value-type="float" office:value="1903.322876" calcext:value-type="float">
            <text:p>1903.322876</text:p>
          </table:table-cell>
          <table:table-cell table:number-columns-repeated="13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851.294312" calcext:value-type="float">
            <text:p>1851.294312</text:p>
          </table:table-cell>
          <table:table-cell office:value-type="float" office:value="1990.042847" calcext:value-type="float">
            <text:p>1990.042847</text:p>
          </table:table-cell>
          <table:table-cell office:value-type="float" office:value="1864.839355" calcext:value-type="float">
            <text:p>1864.839355</text:p>
          </table:table-cell>
          <table:table-cell office:value-type="float" office:value="1979.500244" calcext:value-type="float">
            <text:p>1979.500244</text:p>
          </table:table-cell>
          <table:table-cell table:number-columns-repeated="13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858.737305" calcext:value-type="float">
            <text:p>1858.737305</text:p>
          </table:table-cell>
          <table:table-cell office:value-type="float" office:value="1974.438965" calcext:value-type="float">
            <text:p>1974.438965</text:p>
          </table:table-cell>
          <table:table-cell office:value-type="float" office:value="1874.598755" calcext:value-type="float">
            <text:p>1874.598755</text:p>
          </table:table-cell>
          <table:table-cell office:value-type="float" office:value="1971.945435" calcext:value-type="float">
            <text:p>1971.945435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865.293457" calcext:value-type="float">
            <text:p>1865.293457</text:p>
          </table:table-cell>
          <table:table-cell office:value-type="float" office:value="1945.213135" calcext:value-type="float">
            <text:p>1945.213135</text:p>
          </table:table-cell>
          <table:table-cell office:value-type="float" office:value="1880.116455" calcext:value-type="float">
            <text:p>1880.116455</text:p>
          </table:table-cell>
          <table:table-cell office:value-type="float" office:value="1954.442139" calcext:value-type="float">
            <text:p>1954.442139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34.269409" calcext:value-type="float">
            <text:p>1834.269409</text:p>
          </table:table-cell>
          <table:table-cell office:value-type="float" office:value="1977.782715" calcext:value-type="float">
            <text:p>1977.782715</text:p>
          </table:table-cell>
          <table:table-cell office:value-type="float" office:value="1836.366333" calcext:value-type="float">
            <text:p>1836.366333</text:p>
          </table:table-cell>
          <table:table-cell office:value-type="float" office:value="1996.437012" calcext:value-type="float">
            <text:p>1996.437012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815.44751" calcext:value-type="float">
            <text:p>1815.44751</text:p>
          </table:table-cell>
          <table:table-cell office:value-type="float" office:value="1994.639038" calcext:value-type="float">
            <text:p>1994.639038</text:p>
          </table:table-cell>
          <table:table-cell office:value-type="float" office:value="1836.096802" calcext:value-type="float">
            <text:p>1836.096802</text:p>
          </table:table-cell>
          <table:table-cell office:value-type="float" office:value="1979.161865" calcext:value-type="float">
            <text:p>1979.161865</text:p>
          </table:table-cell>
          <table:table-cell table:number-columns-repeated="13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849.412354" calcext:value-type="float">
            <text:p>1849.412354</text:p>
          </table:table-cell>
          <table:table-cell office:value-type="float" office:value="1945.313477" calcext:value-type="float">
            <text:p>1945.313477</text:p>
          </table:table-cell>
          <table:table-cell office:value-type="float" office:value="1868.915161" calcext:value-type="float">
            <text:p>1868.915161</text:p>
          </table:table-cell>
          <table:table-cell office:value-type="float" office:value="1936.532471" calcext:value-type="float">
            <text:p>1936.532471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851.772949" calcext:value-type="float">
            <text:p>1851.772949</text:p>
          </table:table-cell>
          <table:table-cell office:value-type="float" office:value="1984.80835" calcext:value-type="float">
            <text:p>1984.80835</text:p>
          </table:table-cell>
          <table:table-cell office:value-type="float" office:value="1863.358398" calcext:value-type="float">
            <text:p>1863.358398</text:p>
          </table:table-cell>
          <table:table-cell office:value-type="float" office:value="1982.811646" calcext:value-type="float">
            <text:p>1982.811646</text:p>
          </table:table-cell>
          <table:table-cell table:number-columns-repeated="13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819.831299" calcext:value-type="float">
            <text:p>1819.831299</text:p>
          </table:table-cell>
          <table:table-cell office:value-type="float" office:value="1996.276855" calcext:value-type="float">
            <text:p>1996.276855</text:p>
          </table:table-cell>
          <table:table-cell office:value-type="float" office:value="1832.323486" calcext:value-type="float">
            <text:p>1832.323486</text:p>
          </table:table-cell>
          <table:table-cell office:value-type="float" office:value="1996.92981" calcext:value-type="float">
            <text:p>1996.92981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49.460693" calcext:value-type="float">
            <text:p>1849.460693</text:p>
          </table:table-cell>
          <table:table-cell office:value-type="float" office:value="1941.390503" calcext:value-type="float">
            <text:p>1941.390503</text:p>
          </table:table-cell>
          <table:table-cell office:value-type="float" office:value="1874.43457" calcext:value-type="float">
            <text:p>1874.43457</text:p>
          </table:table-cell>
          <table:table-cell office:value-type="float" office:value="1931.004395" calcext:value-type="float">
            <text:p>1931.004395</text:p>
          </table:table-cell>
          <table:table-cell table:number-columns-repeated="13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862.984009" calcext:value-type="float">
            <text:p>1862.984009</text:p>
          </table:table-cell>
          <table:table-cell office:value-type="float" office:value="1962.603271" calcext:value-type="float">
            <text:p>1962.603271</text:p>
          </table:table-cell>
          <table:table-cell office:value-type="float" office:value="1877.436035" calcext:value-type="float">
            <text:p>1877.436035</text:p>
          </table:table-cell>
          <table:table-cell office:value-type="float" office:value="1955.643311" calcext:value-type="float">
            <text:p>1955.643311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805.24353" calcext:value-type="float">
            <text:p>1805.24353</text:p>
          </table:table-cell>
          <table:table-cell office:value-type="float" office:value="1997.212158" calcext:value-type="float">
            <text:p>1997.212158</text:p>
          </table:table-cell>
          <table:table-cell office:value-type="float" office:value="1813.914062" calcext:value-type="float">
            <text:p>1813.914062</text:p>
          </table:table-cell>
          <table:table-cell office:value-type="float" office:value="1998.384521" calcext:value-type="float">
            <text:p>1998.384521</text:p>
          </table:table-cell>
          <table:table-cell table:number-columns-repeated="13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855.855591" calcext:value-type="float">
            <text:p>1855.855591</text:p>
          </table:table-cell>
          <table:table-cell office:value-type="float" office:value="1975.022339" calcext:value-type="float">
            <text:p>1975.022339</text:p>
          </table:table-cell>
          <table:table-cell office:value-type="float" office:value="1876.432373" calcext:value-type="float">
            <text:p>1876.432373</text:p>
          </table:table-cell>
          <table:table-cell office:value-type="float" office:value="1964.06543" calcext:value-type="float">
            <text:p>1964.06543</text:p>
          </table:table-cell>
          <table:table-cell table:number-columns-repeated="1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875.328613" calcext:value-type="float">
            <text:p>1875.328613</text:p>
          </table:table-cell>
          <table:table-cell office:value-type="float" office:value="1955.354004" calcext:value-type="float">
            <text:p>1955.354004</text:p>
          </table:table-cell>
          <table:table-cell office:value-type="float" office:value="1895.0177" calcext:value-type="float">
            <text:p>1895.0177</text:p>
          </table:table-cell>
          <table:table-cell office:value-type="float" office:value="1947.319946" calcext:value-type="float">
            <text:p>1947.319946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4.408325" calcext:value-type="float">
            <text:p>1814.408325</text:p>
          </table:table-cell>
          <table:table-cell office:value-type="float" office:value="1996.795654" calcext:value-type="float">
            <text:p>1996.795654</text:p>
          </table:table-cell>
          <table:table-cell office:value-type="float" office:value="1823.842285" calcext:value-type="float">
            <text:p>1823.842285</text:p>
          </table:table-cell>
          <table:table-cell office:value-type="float" office:value="1998.674927" calcext:value-type="float">
            <text:p>1998.674927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854.36499" calcext:value-type="float">
            <text:p>1854.36499</text:p>
          </table:table-cell>
          <table:table-cell office:value-type="float" office:value="1996.906494" calcext:value-type="float">
            <text:p>1996.906494</text:p>
          </table:table-cell>
          <table:table-cell office:value-type="float" office:value="1873.456665" calcext:value-type="float">
            <text:p>1873.456665</text:p>
          </table:table-cell>
          <table:table-cell office:value-type="float" office:value="1988.736816" calcext:value-type="float">
            <text:p>1988.736816</text:p>
          </table:table-cell>
          <table:table-cell table:number-columns-repeated="13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867.78125" calcext:value-type="float">
            <text:p>1867.78125</text:p>
          </table:table-cell>
          <table:table-cell office:value-type="float" office:value="1945.68811" calcext:value-type="float">
            <text:p>1945.68811</text:p>
          </table:table-cell>
          <table:table-cell office:value-type="float" office:value="1892.693604" calcext:value-type="float">
            <text:p>1892.693604</text:p>
          </table:table-cell>
          <table:table-cell office:value-type="float" office:value="1932.763062" calcext:value-type="float">
            <text:p>1932.763062</text:p>
          </table:table-cell>
          <table:table-cell table:number-columns-repeated="13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856.420532" calcext:value-type="float">
            <text:p>1856.420532</text:p>
          </table:table-cell>
          <table:table-cell office:value-type="float" office:value="1994.92981" calcext:value-type="float">
            <text:p>1994.92981</text:p>
          </table:table-cell>
          <table:table-cell office:value-type="float" office:value="1871.424561" calcext:value-type="float">
            <text:p>1871.424561</text:p>
          </table:table-cell>
          <table:table-cell office:value-type="float" office:value="1991.715088" calcext:value-type="float">
            <text:p>1991.715088</text:p>
          </table:table-cell>
          <table:table-cell table:number-columns-repeated="13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828.303223" calcext:value-type="float">
            <text:p>1828.303223</text:p>
          </table:table-cell>
          <table:table-cell office:value-type="float" office:value="1996.042969" calcext:value-type="float">
            <text:p>1996.042969</text:p>
          </table:table-cell>
          <table:table-cell office:value-type="float" office:value="1844.155518" calcext:value-type="float">
            <text:p>1844.155518</text:p>
          </table:table-cell>
          <table:table-cell office:value-type="float" office:value="1994.161377" calcext:value-type="float">
            <text:p>1994.161377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57.295898" calcext:value-type="float">
            <text:p>1857.295898</text:p>
          </table:table-cell>
          <table:table-cell office:value-type="float" office:value="1968.95874" calcext:value-type="float">
            <text:p>1968.95874</text:p>
          </table:table-cell>
          <table:table-cell office:value-type="float" office:value="1884.5354" calcext:value-type="float">
            <text:p>1884.5354</text:p>
          </table:table-cell>
          <table:table-cell office:value-type="float" office:value="1954.575195" calcext:value-type="float">
            <text:p>1954.575195</text:p>
          </table:table-cell>
          <table:table-cell table:number-columns-repeated="13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869.533447" calcext:value-type="float">
            <text:p>1869.533447</text:p>
          </table:table-cell>
          <table:table-cell office:value-type="float" office:value="1978.672852" calcext:value-type="float">
            <text:p>1978.672852</text:p>
          </table:table-cell>
          <table:table-cell office:value-type="float" office:value="1887.142334" calcext:value-type="float">
            <text:p>1887.142334</text:p>
          </table:table-cell>
          <table:table-cell office:value-type="float" office:value="1973.485718" calcext:value-type="float">
            <text:p>1973.485718</text:p>
          </table:table-cell>
          <table:table-cell table:number-columns-repeated="13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832.307251" calcext:value-type="float">
            <text:p>1832.307251</text:p>
          </table:table-cell>
          <table:table-cell office:value-type="float" office:value="1997.792969" calcext:value-type="float">
            <text:p>1997.792969</text:p>
          </table:table-cell>
          <table:table-cell office:value-type="float" office:value="1840.618408" calcext:value-type="float">
            <text:p>1840.618408</text:p>
          </table:table-cell>
          <table:table-cell office:value-type="float" office:value="1997.274048" calcext:value-type="float">
            <text:p>1997.274048</text:p>
          </table:table-cell>
          <table:table-cell table:number-columns-repeated="13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863.804077" calcext:value-type="float">
            <text:p>1863.804077</text:p>
          </table:table-cell>
          <table:table-cell office:value-type="float" office:value="1996.064209" calcext:value-type="float">
            <text:p>1996.064209</text:p>
          </table:table-cell>
          <table:table-cell office:value-type="float" office:value="1883.884644" calcext:value-type="float">
            <text:p>1883.884644</text:p>
          </table:table-cell>
          <table:table-cell office:value-type="float" office:value="1989.879272" calcext:value-type="float">
            <text:p>1989.879272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867.172974" calcext:value-type="float">
            <text:p>1867.172974</text:p>
          </table:table-cell>
          <table:table-cell office:value-type="float" office:value="1985.973755" calcext:value-type="float">
            <text:p>1985.973755</text:p>
          </table:table-cell>
          <table:table-cell office:value-type="float" office:value="1886.797119" calcext:value-type="float">
            <text:p>1886.797119</text:p>
          </table:table-cell>
          <table:table-cell office:value-type="float" office:value="1975.342651" calcext:value-type="float">
            <text:p>1975.342651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60.086182" calcext:value-type="float">
            <text:p>1860.086182</text:p>
          </table:table-cell>
          <table:table-cell office:value-type="float" office:value="1995.949097" calcext:value-type="float">
            <text:p>1995.949097</text:p>
          </table:table-cell>
          <table:table-cell office:value-type="float" office:value="1874.685059" calcext:value-type="float">
            <text:p>1874.685059</text:p>
          </table:table-cell>
          <table:table-cell office:value-type="float" office:value="1995.652466" calcext:value-type="float">
            <text:p>1995.652466</text:p>
          </table:table-cell>
          <table:table-cell table:number-columns-repeated="13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846.363525" calcext:value-type="float">
            <text:p>1846.363525</text:p>
          </table:table-cell>
          <table:table-cell office:value-type="float" office:value="1996.477051" calcext:value-type="float">
            <text:p>1996.477051</text:p>
          </table:table-cell>
          <table:table-cell office:value-type="float" office:value="1861.458496" calcext:value-type="float">
            <text:p>1861.458496</text:p>
          </table:table-cell>
          <table:table-cell office:value-type="float" office:value="1993.820068" calcext:value-type="float">
            <text:p>1993.820068</text:p>
          </table:table-cell>
          <table:table-cell table:number-columns-repeated="13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854.824951" calcext:value-type="float">
            <text:p>1854.824951</text:p>
          </table:table-cell>
          <table:table-cell office:value-type="float" office:value="1997.390137" calcext:value-type="float">
            <text:p>1997.390137</text:p>
          </table:table-cell>
          <table:table-cell office:value-type="float" office:value="1871.875366" calcext:value-type="float">
            <text:p>1871.875366</text:p>
          </table:table-cell>
          <table:table-cell office:value-type="float" office:value="1989.554443" calcext:value-type="float">
            <text:p>1989.554443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870.93689" calcext:value-type="float">
            <text:p>1870.93689</text:p>
          </table:table-cell>
          <table:table-cell office:value-type="float" office:value="1994.313232" calcext:value-type="float">
            <text:p>1994.313232</text:p>
          </table:table-cell>
          <table:table-cell office:value-type="float" office:value="1886.930786" calcext:value-type="float">
            <text:p>1886.930786</text:p>
          </table:table-cell>
          <table:table-cell office:value-type="float" office:value="1990.509277" calcext:value-type="float">
            <text:p>1990.509277</text:p>
          </table:table-cell>
          <table:table-cell table:number-columns-repeated="13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852.419678" calcext:value-type="float">
            <text:p>1852.419678</text:p>
          </table:table-cell>
          <table:table-cell office:value-type="float" office:value="1996.964844" calcext:value-type="float">
            <text:p>1996.964844</text:p>
          </table:table-cell>
          <table:table-cell office:value-type="float" office:value="1868.51001" calcext:value-type="float">
            <text:p>1868.51001</text:p>
          </table:table-cell>
          <table:table-cell office:value-type="float" office:value="1991.590454" calcext:value-type="float">
            <text:p>1991.590454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50.408936" calcext:value-type="float">
            <text:p>1850.408936</text:p>
          </table:table-cell>
          <table:table-cell office:value-type="float" office:value="1995.791382" calcext:value-type="float">
            <text:p>1995.791382</text:p>
          </table:table-cell>
          <table:table-cell office:value-type="float" office:value="1866.227417" calcext:value-type="float">
            <text:p>1866.227417</text:p>
          </table:table-cell>
          <table:table-cell office:value-type="float" office:value="1994.832031" calcext:value-type="float">
            <text:p>1994.832031</text:p>
          </table:table-cell>
          <table:table-cell table:number-columns-repeated="13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863.966309" calcext:value-type="float">
            <text:p>1863.966309</text:p>
          </table:table-cell>
          <table:table-cell office:value-type="float" office:value="1996.598755" calcext:value-type="float">
            <text:p>1996.598755</text:p>
          </table:table-cell>
          <table:table-cell office:value-type="float" office:value="1881.450806" calcext:value-type="float">
            <text:p>1881.450806</text:p>
          </table:table-cell>
          <table:table-cell office:value-type="float" office:value="1991.122803" calcext:value-type="float">
            <text:p>1991.122803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860.209229" calcext:value-type="float">
            <text:p>1860.209229</text:p>
          </table:table-cell>
          <table:table-cell office:value-type="float" office:value="1995.282959" calcext:value-type="float">
            <text:p>1995.282959</text:p>
          </table:table-cell>
          <table:table-cell office:value-type="float" office:value="1876.96582" calcext:value-type="float">
            <text:p>1876.96582</text:p>
          </table:table-cell>
          <table:table-cell office:value-type="float" office:value="1995.180176" calcext:value-type="float">
            <text:p>1995.180176</text:p>
          </table:table-cell>
          <table:table-cell table:number-columns-repeated="13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842.177856" calcext:value-type="float">
            <text:p>1842.177856</text:p>
          </table:table-cell>
          <table:table-cell office:value-type="float" office:value="1996.617798" calcext:value-type="float">
            <text:p>1996.617798</text:p>
          </table:table-cell>
          <table:table-cell office:value-type="float" office:value="1858.147461" calcext:value-type="float">
            <text:p>1858.147461</text:p>
          </table:table-cell>
          <table:table-cell office:value-type="float" office:value="1992.589355" calcext:value-type="float">
            <text:p>1992.589355</text:p>
          </table:table-cell>
          <table:table-cell table:number-columns-repeated="1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859.779663" calcext:value-type="float">
            <text:p>1859.779663</text:p>
          </table:table-cell>
          <table:table-cell office:value-type="float" office:value="1997.85376" calcext:value-type="float">
            <text:p>1997.85376</text:p>
          </table:table-cell>
          <table:table-cell office:value-type="float" office:value="1871.914185" calcext:value-type="float">
            <text:p>1871.914185</text:p>
          </table:table-cell>
          <table:table-cell office:value-type="float" office:value="1993.296753" calcext:value-type="float">
            <text:p>1993.296753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69.348633" calcext:value-type="float">
            <text:p>1869.348633</text:p>
          </table:table-cell>
          <table:table-cell office:value-type="float" office:value="1996.962646" calcext:value-type="float">
            <text:p>1996.962646</text:p>
          </table:table-cell>
          <table:table-cell office:value-type="float" office:value="1885.120239" calcext:value-type="float">
            <text:p>1885.120239</text:p>
          </table:table-cell>
          <table:table-cell office:value-type="float" office:value="1991.914673" calcext:value-type="float">
            <text:p>1991.914673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862.484741" calcext:value-type="float">
            <text:p>1862.484741</text:p>
          </table:table-cell>
          <table:table-cell office:value-type="float" office:value="1997.057373" calcext:value-type="float">
            <text:p>1997.057373</text:p>
          </table:table-cell>
          <table:table-cell office:value-type="float" office:value="1880.224365" calcext:value-type="float">
            <text:p>1880.224365</text:p>
          </table:table-cell>
          <table:table-cell office:value-type="float" office:value="1989.706909" calcext:value-type="float">
            <text:p>1989.706909</text:p>
          </table:table-cell>
          <table:table-cell table:number-columns-repeated="13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837.567505" calcext:value-type="float">
            <text:p>1837.567505</text:p>
          </table:table-cell>
          <table:table-cell office:value-type="float" office:value="1964.166748" calcext:value-type="float">
            <text:p>1964.166748</text:p>
          </table:table-cell>
          <table:table-cell office:value-type="float" office:value="1856.616333" calcext:value-type="float">
            <text:p>1856.616333</text:p>
          </table:table-cell>
          <table:table-cell office:value-type="float" office:value="1956.288574" calcext:value-type="float">
            <text:p>1956.288574</text:p>
          </table:table-cell>
          <table:table-cell table:number-columns-repeated="13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805.974854" calcext:value-type="float">
            <text:p>1805.974854</text:p>
          </table:table-cell>
          <table:table-cell office:value-type="float" office:value="1958.741333" calcext:value-type="float">
            <text:p>1958.741333</text:p>
          </table:table-cell>
          <table:table-cell office:value-type="float" office:value="1814.128662" calcext:value-type="float">
            <text:p>1814.128662</text:p>
          </table:table-cell>
          <table:table-cell office:value-type="float" office:value="1967.233765" calcext:value-type="float">
            <text:p>1967.233765</text:p>
          </table:table-cell>
          <table:table-cell table:number-columns-repeated="13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766.593628" calcext:value-type="float">
            <text:p>1766.593628</text:p>
          </table:table-cell>
          <table:table-cell office:value-type="float" office:value="1928.588623" calcext:value-type="float">
            <text:p>1928.588623</text:p>
          </table:table-cell>
          <table:table-cell office:value-type="float" office:value="1781.254517" calcext:value-type="float">
            <text:p>1781.254517</text:p>
          </table:table-cell>
          <table:table-cell office:value-type="float" office:value="1933.066895" calcext:value-type="float">
            <text:p>1933.066895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59.115845" calcext:value-type="float">
            <text:p>1759.115845</text:p>
          </table:table-cell>
          <table:table-cell office:value-type="float" office:value="1886.406982" calcext:value-type="float">
            <text:p>1886.406982</text:p>
          </table:table-cell>
          <table:table-cell office:value-type="float" office:value="1776.602661" calcext:value-type="float">
            <text:p>1776.602661</text:p>
          </table:table-cell>
          <table:table-cell office:value-type="float" office:value="1881.523438" calcext:value-type="float">
            <text:p>1881.523438</text:p>
          </table:table-cell>
          <table:table-cell table:number-columns-repeated="13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735.620361" calcext:value-type="float">
            <text:p>1735.620361</text:p>
          </table:table-cell>
          <table:table-cell office:value-type="float" office:value="1874.810791" calcext:value-type="float">
            <text:p>1874.810791</text:p>
          </table:table-cell>
          <table:table-cell office:value-type="float" office:value="1748.14209" calcext:value-type="float">
            <text:p>1748.14209</text:p>
          </table:table-cell>
          <table:table-cell office:value-type="float" office:value="1874.15979" calcext:value-type="float">
            <text:p>1874.15979</text:p>
          </table:table-cell>
          <table:table-cell table:number-columns-repeated="13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707.512939" calcext:value-type="float">
            <text:p>1707.512939</text:p>
          </table:table-cell>
          <table:table-cell office:value-type="float" office:value="1851.000732" calcext:value-type="float">
            <text:p>1851.000732</text:p>
          </table:table-cell>
          <table:table-cell office:value-type="float" office:value="1719.990234" calcext:value-type="float">
            <text:p>1719.990234</text:p>
          </table:table-cell>
          <table:table-cell office:value-type="float" office:value="1850.167358" calcext:value-type="float">
            <text:p>1850.167358</text:p>
          </table:table-cell>
          <table:table-cell table:number-columns-repeated="13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702.057007" calcext:value-type="float">
            <text:p>1702.057007</text:p>
          </table:table-cell>
          <table:table-cell office:value-type="float" office:value="1812.32019" calcext:value-type="float">
            <text:p>1812.32019</text:p>
          </table:table-cell>
          <table:table-cell office:value-type="float" office:value="1716.828125" calcext:value-type="float">
            <text:p>1716.828125</text:p>
          </table:table-cell>
          <table:table-cell office:value-type="float" office:value="1809.251709" calcext:value-type="float">
            <text:p>1809.251709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683.84314" calcext:value-type="float">
            <text:p>1683.84314</text:p>
          </table:table-cell>
          <table:table-cell office:value-type="float" office:value="1804.270752" calcext:value-type="float">
            <text:p>1804.270752</text:p>
          </table:table-cell>
          <table:table-cell office:value-type="float" office:value="1702.068115" calcext:value-type="float">
            <text:p>1702.068115</text:p>
          </table:table-cell>
          <table:table-cell office:value-type="float" office:value="1796.650391" calcext:value-type="float">
            <text:p>1796.65039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71.487061" calcext:value-type="float">
            <text:p>1671.487061</text:p>
          </table:table-cell>
          <table:table-cell office:value-type="float" office:value="1796.093262" calcext:value-type="float">
            <text:p>1796.093262</text:p>
          </table:table-cell>
          <table:table-cell office:value-type="float" office:value="1676.746948" calcext:value-type="float">
            <text:p>1676.746948</text:p>
          </table:table-cell>
          <table:table-cell office:value-type="float" office:value="1779.554199" calcext:value-type="float">
            <text:p>1779.554199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672.338135" calcext:value-type="float">
            <text:p>1672.338135</text:p>
          </table:table-cell>
          <table:table-cell office:value-type="float" office:value="1755.782715" calcext:value-type="float">
            <text:p>1755.782715</text:p>
          </table:table-cell>
          <table:table-cell office:value-type="float" office:value="1677.183716" calcext:value-type="float">
            <text:p>1677.183716</text:p>
          </table:table-cell>
          <table:table-cell office:value-type="float" office:value="1762.251709" calcext:value-type="float">
            <text:p>1762.251709</text:p>
          </table:table-cell>
          <table:table-cell table:number-columns-repeated="13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655.561401" calcext:value-type="float">
            <text:p>1655.561401</text:p>
          </table:table-cell>
          <table:table-cell office:value-type="float" office:value="1750.365479" calcext:value-type="float">
            <text:p>1750.365479</text:p>
          </table:table-cell>
          <table:table-cell office:value-type="float" office:value="1667.064209" calcext:value-type="float">
            <text:p>1667.064209</text:p>
          </table:table-cell>
          <table:table-cell office:value-type="float" office:value="1754.60083" calcext:value-type="float">
            <text:p>1754.60083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640.18335" calcext:value-type="float">
            <text:p>1640.18335</text:p>
          </table:table-cell>
          <table:table-cell office:value-type="float" office:value="1738.131836" calcext:value-type="float">
            <text:p>1738.131836</text:p>
          </table:table-cell>
          <table:table-cell office:value-type="float" office:value="1651.205444" calcext:value-type="float">
            <text:p>1651.205444</text:p>
          </table:table-cell>
          <table:table-cell office:value-type="float" office:value="1734.238647" calcext:value-type="float">
            <text:p>1734.238647</text:p>
          </table:table-cell>
          <table:table-cell table:number-columns-repeated="1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638.849609" calcext:value-type="float">
            <text:p>1638.849609</text:p>
          </table:table-cell>
          <table:table-cell office:value-type="float" office:value="1721.041504" calcext:value-type="float">
            <text:p>1721.041504</text:p>
          </table:table-cell>
          <table:table-cell office:value-type="float" office:value="1646.864258" calcext:value-type="float">
            <text:p>1646.864258</text:p>
          </table:table-cell>
          <table:table-cell office:value-type="float" office:value="1719.350464" calcext:value-type="float">
            <text:p>1719.350464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24.536133" calcext:value-type="float">
            <text:p>1624.536133</text:p>
          </table:table-cell>
          <table:table-cell office:value-type="float" office:value="1710.892212" calcext:value-type="float">
            <text:p>1710.892212</text:p>
          </table:table-cell>
          <table:table-cell office:value-type="float" office:value="1637.133301" calcext:value-type="float">
            <text:p>1637.133301</text:p>
          </table:table-cell>
          <table:table-cell office:value-type="float" office:value="1707.505371" calcext:value-type="float">
            <text:p>1707.505371</text:p>
          </table:table-cell>
          <table:table-cell table:number-columns-repeated="13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619.58667" calcext:value-type="float">
            <text:p>1619.58667</text:p>
          </table:table-cell>
          <table:table-cell office:value-type="float" office:value="1695.478882" calcext:value-type="float">
            <text:p>1695.478882</text:p>
          </table:table-cell>
          <table:table-cell office:value-type="float" office:value="1629.66272" calcext:value-type="float">
            <text:p>1629.66272</text:p>
          </table:table-cell>
          <table:table-cell office:value-type="float" office:value="1692.385742" calcext:value-type="float">
            <text:p>1692.385742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614.214111" calcext:value-type="float">
            <text:p>1614.214111</text:p>
          </table:table-cell>
          <table:table-cell office:value-type="float" office:value="1690.317261" calcext:value-type="float">
            <text:p>1690.317261</text:p>
          </table:table-cell>
          <table:table-cell office:value-type="float" office:value="1625.242554" calcext:value-type="float">
            <text:p>1625.242554</text:p>
          </table:table-cell>
          <table:table-cell office:value-type="float" office:value="1681.849976" calcext:value-type="float">
            <text:p>1681.849976</text:p>
          </table:table-cell>
          <table:table-cell table:number-columns-repeated="13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610.615601" calcext:value-type="float">
            <text:p>1610.615601</text:p>
          </table:table-cell>
          <table:table-cell office:value-type="float" office:value="1675.673828" calcext:value-type="float">
            <text:p>1675.673828</text:p>
          </table:table-cell>
          <table:table-cell office:value-type="float" office:value="1609.291992" calcext:value-type="float">
            <text:p>1609.291992</text:p>
          </table:table-cell>
          <table:table-cell office:value-type="float" office:value="1677.438599" calcext:value-type="float">
            <text:p>1677.438599</text:p>
          </table:table-cell>
          <table:table-cell table:number-columns-repeated="13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604.864014" calcext:value-type="float">
            <text:p>1604.864014</text:p>
          </table:table-cell>
          <table:table-cell office:value-type="float" office:value="1662.237671" calcext:value-type="float">
            <text:p>1662.237671</text:p>
          </table:table-cell>
          <table:table-cell office:value-type="float" office:value="1614.833984" calcext:value-type="float">
            <text:p>1614.833984</text:p>
          </table:table-cell>
          <table:table-cell office:value-type="float" office:value="1664.435547" calcext:value-type="float">
            <text:p>1664.435547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96.439819" calcext:value-type="float">
            <text:p>1596.439819</text:p>
          </table:table-cell>
          <table:table-cell office:value-type="float" office:value="1663.313232" calcext:value-type="float">
            <text:p>1663.313232</text:p>
          </table:table-cell>
          <table:table-cell office:value-type="float" office:value="1605.35144" calcext:value-type="float">
            <text:p>1605.35144</text:p>
          </table:table-cell>
          <table:table-cell office:value-type="float" office:value="1659.726807" calcext:value-type="float">
            <text:p>1659.726807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591.883423" calcext:value-type="float">
            <text:p>1591.883423</text:p>
          </table:table-cell>
          <table:table-cell office:value-type="float" office:value="1651.169189" calcext:value-type="float">
            <text:p>1651.169189</text:p>
          </table:table-cell>
          <table:table-cell office:value-type="float" office:value="1604.252563" calcext:value-type="float">
            <text:p>1604.252563</text:p>
          </table:table-cell>
          <table:table-cell office:value-type="float" office:value="1645.233887" calcext:value-type="float">
            <text:p>1645.233887</text:p>
          </table:table-cell>
          <table:table-cell table:number-columns-repeated="13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594.51709" calcext:value-type="float">
            <text:p>1594.51709</text:p>
          </table:table-cell>
          <table:table-cell office:value-type="float" office:value="1639.838257" calcext:value-type="float">
            <text:p>1639.838257</text:p>
          </table:table-cell>
          <table:table-cell office:value-type="float" office:value="1597.500122" calcext:value-type="float">
            <text:p>1597.500122</text:p>
          </table:table-cell>
          <table:table-cell office:value-type="float" office:value="1641.987793" calcext:value-type="float">
            <text:p>1641.987793</text:p>
          </table:table-cell>
          <table:table-cell table:number-columns-repeated="13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586.182617" calcext:value-type="float">
            <text:p>1586.182617</text:p>
          </table:table-cell>
          <table:table-cell office:value-type="float" office:value="1635.606323" calcext:value-type="float">
            <text:p>1635.606323</text:p>
          </table:table-cell>
          <table:table-cell office:value-type="float" office:value="1595.232178" calcext:value-type="float">
            <text:p>1595.232178</text:p>
          </table:table-cell>
          <table:table-cell office:value-type="float" office:value="1635.577393" calcext:value-type="float">
            <text:p>1635.577393</text:p>
          </table:table-cell>
          <table:table-cell table:number-columns-repeated="13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583.499268" calcext:value-type="float">
            <text:p>1583.499268</text:p>
          </table:table-cell>
          <table:table-cell office:value-type="float" office:value="1631.69519" calcext:value-type="float">
            <text:p>1631.69519</text:p>
          </table:table-cell>
          <table:table-cell office:value-type="float" office:value="1592.059204" calcext:value-type="float">
            <text:p>1592.059204</text:p>
          </table:table-cell>
          <table:table-cell office:value-type="float" office:value="1626.560547" calcext:value-type="float">
            <text:p>1626.560547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79.628662" calcext:value-type="float">
            <text:p>1579.628662</text:p>
          </table:table-cell>
          <table:table-cell office:value-type="float" office:value="1629.587646" calcext:value-type="float">
            <text:p>1629.587646</text:p>
          </table:table-cell>
          <table:table-cell office:value-type="float" office:value="1590.039185" calcext:value-type="float">
            <text:p>1590.039185</text:p>
          </table:table-cell>
          <table:table-cell office:value-type="float" office:value="1624.544067" calcext:value-type="float">
            <text:p>1624.544067</text:p>
          </table:table-cell>
          <table:table-cell table:number-columns-repeated="13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580.286621" calcext:value-type="float">
            <text:p>1580.286621</text:p>
          </table:table-cell>
          <table:table-cell office:value-type="float" office:value="1619.20813" calcext:value-type="float">
            <text:p>1619.20813</text:p>
          </table:table-cell>
          <table:table-cell office:value-type="float" office:value="1583.72937" calcext:value-type="float">
            <text:p>1583.72937</text:p>
          </table:table-cell>
          <table:table-cell office:value-type="float" office:value="1621.857422" calcext:value-type="float">
            <text:p>1621.857422</text:p>
          </table:table-cell>
          <table:table-cell table:number-columns-repeated="13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575.527954" calcext:value-type="float">
            <text:p>1575.527954</text:p>
          </table:table-cell>
          <table:table-cell office:value-type="float" office:value="1615.248047" calcext:value-type="float">
            <text:p>1615.248047</text:p>
          </table:table-cell>
          <table:table-cell office:value-type="float" office:value="1580.305054" calcext:value-type="float">
            <text:p>1580.305054</text:p>
          </table:table-cell>
          <table:table-cell office:value-type="float" office:value="1619.342529" calcext:value-type="float">
            <text:p>1619.342529</text:p>
          </table:table-cell>
          <table:table-cell table:number-columns-repeated="13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574.735352" calcext:value-type="float">
            <text:p>1574.735352</text:p>
          </table:table-cell>
          <table:table-cell office:value-type="float" office:value="1609.542236" calcext:value-type="float">
            <text:p>1609.542236</text:p>
          </table:table-cell>
          <table:table-cell office:value-type="float" office:value="1582.466675" calcext:value-type="float">
            <text:p>1582.466675</text:p>
          </table:table-cell>
          <table:table-cell office:value-type="float" office:value="1611.971802" calcext:value-type="float">
            <text:p>1611.971802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570.869263" calcext:value-type="float">
            <text:p>1570.869263</text:p>
          </table:table-cell>
          <table:table-cell office:value-type="float" office:value="1606.957642" calcext:value-type="float">
            <text:p>1606.957642</text:p>
          </table:table-cell>
          <table:table-cell office:value-type="float" office:value="1580.865479" calcext:value-type="float">
            <text:p>1580.865479</text:p>
          </table:table-cell>
          <table:table-cell office:value-type="float" office:value="1611.375488" calcext:value-type="float">
            <text:p>1611.375488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5.509399" calcext:value-type="float">
            <text:p>1575.509399</text:p>
          </table:table-cell>
          <table:table-cell office:value-type="float" office:value="1602.466553" calcext:value-type="float">
            <text:p>1602.466553</text:p>
          </table:table-cell>
          <table:table-cell office:value-type="float" office:value="1579.009766" calcext:value-type="float">
            <text:p>1579.009766</text:p>
          </table:table-cell>
          <table:table-cell office:value-type="float" office:value="1605.960571" calcext:value-type="float">
            <text:p>1605.960571</text:p>
          </table:table-cell>
          <table:table-cell table:number-columns-repeated="13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566.718628" calcext:value-type="float">
            <text:p>1566.718628</text:p>
          </table:table-cell>
          <table:table-cell office:value-type="float" office:value="1598.841309" calcext:value-type="float">
            <text:p>1598.841309</text:p>
          </table:table-cell>
          <table:table-cell office:value-type="float" office:value="1576.073364" calcext:value-type="float">
            <text:p>1576.073364</text:p>
          </table:table-cell>
          <table:table-cell office:value-type="float" office:value="1599.677979" calcext:value-type="float">
            <text:p>1599.677979</text:p>
          </table:table-cell>
          <table:table-cell table:number-columns-repeated="13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569.365234" calcext:value-type="float">
            <text:p>1569.365234</text:p>
          </table:table-cell>
          <table:table-cell office:value-type="float" office:value="1598.634766" calcext:value-type="float">
            <text:p>1598.634766</text:p>
          </table:table-cell>
          <table:table-cell office:value-type="float" office:value="1579.40332" calcext:value-type="float">
            <text:p>1579.40332</text:p>
          </table:table-cell>
          <table:table-cell office:value-type="float" office:value="1601.646484" calcext:value-type="float">
            <text:p>1601.646484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566.217285" calcext:value-type="float">
            <text:p>1566.217285</text:p>
          </table:table-cell>
          <table:table-cell office:value-type="float" office:value="1592.840576" calcext:value-type="float">
            <text:p>1592.840576</text:p>
          </table:table-cell>
          <table:table-cell office:value-type="float" office:value="1577.251831" calcext:value-type="float">
            <text:p>1577.251831</text:p>
          </table:table-cell>
          <table:table-cell office:value-type="float" office:value="1596.377197" calcext:value-type="float">
            <text:p>1596.377197</text:p>
          </table:table-cell>
          <table:table-cell table:number-columns-repeated="13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567.697876" calcext:value-type="float">
            <text:p>1567.697876</text:p>
          </table:table-cell>
          <table:table-cell office:value-type="float" office:value="1587.837402" calcext:value-type="float">
            <text:p>1587.837402</text:p>
          </table:table-cell>
          <table:table-cell office:value-type="float" office:value="1572.669922" calcext:value-type="float">
            <text:p>1572.669922</text:p>
          </table:table-cell>
          <table:table-cell office:value-type="float" office:value="1596.257324" calcext:value-type="float">
            <text:p>1596.257324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5.358398" calcext:value-type="float">
            <text:p>1565.358398</text:p>
          </table:table-cell>
          <table:table-cell office:value-type="float" office:value="1585.816162" calcext:value-type="float">
            <text:p>1585.816162</text:p>
          </table:table-cell>
          <table:table-cell office:value-type="float" office:value="1569.238159" calcext:value-type="float">
            <text:p>1569.238159</text:p>
          </table:table-cell>
          <table:table-cell office:value-type="float" office:value="1598.071655" calcext:value-type="float">
            <text:p>1598.071655</text:p>
          </table:table-cell>
          <table:table-cell table:number-columns-repeated="13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573.141235" calcext:value-type="float">
            <text:p>1573.141235</text:p>
          </table:table-cell>
          <table:table-cell office:value-type="float" office:value="1587.144531" calcext:value-type="float">
            <text:p>1587.144531</text:p>
          </table:table-cell>
          <table:table-cell office:value-type="float" office:value="1570.346558" calcext:value-type="float">
            <text:p>1570.346558</text:p>
          </table:table-cell>
          <table:table-cell office:value-type="float" office:value="1586.584839" calcext:value-type="float">
            <text:p>1586.584839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571.762939" calcext:value-type="float">
            <text:p>1571.762939</text:p>
          </table:table-cell>
          <table:table-cell office:value-type="float" office:value="1582.400269" calcext:value-type="float">
            <text:p>1582.400269</text:p>
          </table:table-cell>
          <table:table-cell office:value-type="float" office:value="1572.496826" calcext:value-type="float">
            <text:p>1572.496826</text:p>
          </table:table-cell>
          <table:table-cell office:value-type="float" office:value="1582.074097" calcext:value-type="float">
            <text:p>1582.074097</text:p>
          </table:table-cell>
          <table:table-cell table:number-columns-repeated="13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571.094971" calcext:value-type="float">
            <text:p>1571.094971</text:p>
          </table:table-cell>
          <table:table-cell office:value-type="float" office:value="1583.354614" calcext:value-type="float">
            <text:p>1583.354614</text:p>
          </table:table-cell>
          <table:table-cell office:value-type="float" office:value="1568.114014" calcext:value-type="float">
            <text:p>1568.114014</text:p>
          </table:table-cell>
          <table:table-cell office:value-type="float" office:value="1583.455444" calcext:value-type="float">
            <text:p>1583.455444</text:p>
          </table:table-cell>
          <table:table-cell table:number-columns-repeated="13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569.935791" calcext:value-type="float">
            <text:p>1569.935791</text:p>
          </table:table-cell>
          <table:table-cell office:value-type="float" office:value="1581.914062" calcext:value-type="float">
            <text:p>1581.914062</text:p>
          </table:table-cell>
          <table:table-cell office:value-type="float" office:value="1570.05481" calcext:value-type="float">
            <text:p>1570.05481</text:p>
          </table:table-cell>
          <table:table-cell office:value-type="float" office:value="1580.988525" calcext:value-type="float">
            <text:p>1580.98852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68.865479" calcext:value-type="float">
            <text:p>1568.865479</text:p>
          </table:table-cell>
          <table:table-cell office:value-type="float" office:value="1581.342407" calcext:value-type="float">
            <text:p>1581.342407</text:p>
          </table:table-cell>
          <table:table-cell office:value-type="float" office:value="1570.003662" calcext:value-type="float">
            <text:p>1570.003662</text:p>
          </table:table-cell>
          <table:table-cell office:value-type="float" office:value="1580.196289" calcext:value-type="float">
            <text:p>1580.196289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565.073608" calcext:value-type="float">
            <text:p>1565.073608</text:p>
          </table:table-cell>
          <table:table-cell office:value-type="float" office:value="1580.14978" calcext:value-type="float">
            <text:p>1580.14978</text:p>
          </table:table-cell>
          <table:table-cell office:value-type="float" office:value="1567.140137" calcext:value-type="float">
            <text:p>1567.140137</text:p>
          </table:table-cell>
          <table:table-cell office:value-type="float" office:value="1581.10376" calcext:value-type="float">
            <text:p>1581.10376</text:p>
          </table:table-cell>
          <table:table-cell table:number-columns-repeated="13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569.577759" calcext:value-type="float">
            <text:p>1569.577759</text:p>
          </table:table-cell>
          <table:table-cell office:value-type="float" office:value="1578.282349" calcext:value-type="float">
            <text:p>1578.282349</text:p>
          </table:table-cell>
          <table:table-cell office:value-type="float" office:value="1572.112183" calcext:value-type="float">
            <text:p>1572.112183</text:p>
          </table:table-cell>
          <table:table-cell office:value-type="float" office:value="1575.237305" calcext:value-type="float">
            <text:p>1575.237305</text:p>
          </table:table-cell>
          <table:table-cell table:number-columns-repeated="13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566.307129" calcext:value-type="float">
            <text:p>1566.307129</text:p>
          </table:table-cell>
          <table:table-cell office:value-type="float" office:value="1578.820312" calcext:value-type="float">
            <text:p>1578.820312</text:p>
          </table:table-cell>
          <table:table-cell office:value-type="float" office:value="1564.2854" calcext:value-type="float">
            <text:p>1564.2854</text:p>
          </table:table-cell>
          <table:table-cell office:value-type="float" office:value="1581.325317" calcext:value-type="float">
            <text:p>1581.325317</text:p>
          </table:table-cell>
          <table:table-cell table:number-columns-repeated="13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567.44165" calcext:value-type="float">
            <text:p>1567.44165</text:p>
          </table:table-cell>
          <table:table-cell office:value-type="float" office:value="1574.634644" calcext:value-type="float">
            <text:p>1574.634644</text:p>
          </table:table-cell>
          <table:table-cell office:value-type="float" office:value="1566.253296" calcext:value-type="float">
            <text:p>1566.253296</text:p>
          </table:table-cell>
          <table:table-cell office:value-type="float" office:value="1576.677612" calcext:value-type="float">
            <text:p>1576.677612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69.401489" calcext:value-type="float">
            <text:p>1569.401489</text:p>
          </table:table-cell>
          <table:table-cell office:value-type="float" office:value="1574.935791" calcext:value-type="float">
            <text:p>1574.935791</text:p>
          </table:table-cell>
          <table:table-cell office:value-type="float" office:value="1564.814941" calcext:value-type="float">
            <text:p>1564.814941</text:p>
          </table:table-cell>
          <table:table-cell office:value-type="float" office:value="1575.968262" calcext:value-type="float">
            <text:p>1575.968262</text:p>
          </table:table-cell>
          <table:table-cell table:number-columns-repeated="13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570.570801" calcext:value-type="float">
            <text:p>1570.570801</text:p>
          </table:table-cell>
          <table:table-cell office:value-type="float" office:value="1572.69397" calcext:value-type="float">
            <text:p>1572.69397</text:p>
          </table:table-cell>
          <table:table-cell office:value-type="float" office:value="1566.797363" calcext:value-type="float">
            <text:p>1566.797363</text:p>
          </table:table-cell>
          <table:table-cell office:value-type="float" office:value="1575.236572" calcext:value-type="float">
            <text:p>1575.236572</text:p>
          </table:table-cell>
          <table:table-cell table:number-columns-repeated="13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563.995117" calcext:value-type="float">
            <text:p>1563.995117</text:p>
          </table:table-cell>
          <table:table-cell office:value-type="float" office:value="1576.206787" calcext:value-type="float">
            <text:p>1576.206787</text:p>
          </table:table-cell>
          <table:table-cell office:value-type="float" office:value="1566.188599" calcext:value-type="float">
            <text:p>1566.188599</text:p>
          </table:table-cell>
          <table:table-cell office:value-type="float" office:value="1574.07605" calcext:value-type="float">
            <text:p>1574.07605</text:p>
          </table:table-cell>
          <table:table-cell table:number-columns-repeated="1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563.635986" calcext:value-type="float">
            <text:p>1563.635986</text:p>
          </table:table-cell>
          <table:table-cell office:value-type="float" office:value="1574.032349" calcext:value-type="float">
            <text:p>1574.032349</text:p>
          </table:table-cell>
          <table:table-cell office:value-type="float" office:value="1565.229614" calcext:value-type="float">
            <text:p>1565.229614</text:p>
          </table:table-cell>
          <table:table-cell office:value-type="float" office:value="1574.728882" calcext:value-type="float">
            <text:p>1574.728882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558.718018" calcext:value-type="float">
            <text:p>1558.718018</text:p>
          </table:table-cell>
          <table:table-cell office:value-type="float" office:value="1580.482544" calcext:value-type="float">
            <text:p>1580.482544</text:p>
          </table:table-cell>
          <table:table-cell office:value-type="float" office:value="1560.802124" calcext:value-type="float">
            <text:p>1560.802124</text:p>
          </table:table-cell>
          <table:table-cell office:value-type="float" office:value="1576.718018" calcext:value-type="float">
            <text:p>1576.718018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62.666504" calcext:value-type="float">
            <text:p>1562.666504</text:p>
          </table:table-cell>
          <table:table-cell office:value-type="float" office:value="1575.077148" calcext:value-type="float">
            <text:p>1575.077148</text:p>
          </table:table-cell>
          <table:table-cell office:value-type="float" office:value="1560.161377" calcext:value-type="float">
            <text:p>1560.161377</text:p>
          </table:table-cell>
          <table:table-cell office:value-type="float" office:value="1581.576416" calcext:value-type="float">
            <text:p>1581.576416</text:p>
          </table:table-cell>
          <table:table-cell table:number-columns-repeated="13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549.597168" calcext:value-type="float">
            <text:p>1549.597168</text:p>
          </table:table-cell>
          <table:table-cell office:value-type="float" office:value="1524.927979" calcext:value-type="float">
            <text:p>1524.927979</text:p>
          </table:table-cell>
          <table:table-cell office:value-type="float" office:value="1601.244751" calcext:value-type="float">
            <text:p>1601.244751</text:p>
          </table:table-cell>
          <table:table-cell office:value-type="float" office:value="1617.331787" calcext:value-type="float">
            <text:p>1617.331787</text:p>
          </table:table-cell>
          <table:table-cell table:number-columns-repeated="13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539.700684" calcext:value-type="float">
            <text:p>1539.700684</text:p>
          </table:table-cell>
          <table:table-cell office:value-type="float" office:value="1526.592407" calcext:value-type="float">
            <text:p>1526.592407</text:p>
          </table:table-cell>
          <table:table-cell office:value-type="float" office:value="1614.886353" calcext:value-type="float">
            <text:p>1614.886353</text:p>
          </table:table-cell>
          <table:table-cell office:value-type="float" office:value="1628.337646" calcext:value-type="float">
            <text:p>1628.337646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548.655396" calcext:value-type="float">
            <text:p>1548.655396</text:p>
          </table:table-cell>
          <table:table-cell office:value-type="float" office:value="1543.65918" calcext:value-type="float">
            <text:p>1543.65918</text:p>
          </table:table-cell>
          <table:table-cell office:value-type="float" office:value="1614.825684" calcext:value-type="float">
            <text:p>1614.825684</text:p>
          </table:table-cell>
          <table:table-cell office:value-type="float" office:value="1669.961304" calcext:value-type="float">
            <text:p>1669.961304</text:p>
          </table:table-cell>
          <table:table-cell table:number-columns-repeated="1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560.768677" calcext:value-type="float">
            <text:p>1560.768677</text:p>
          </table:table-cell>
          <table:table-cell office:value-type="float" office:value="1571.292603" calcext:value-type="float">
            <text:p>1571.292603</text:p>
          </table:table-cell>
          <table:table-cell office:value-type="float" office:value="1646.328857" calcext:value-type="float">
            <text:p>1646.328857</text:p>
          </table:table-cell>
          <table:table-cell office:value-type="float" office:value="1701.569824" calcext:value-type="float">
            <text:p>1701.569824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85.657349" calcext:value-type="float">
            <text:p>1585.657349</text:p>
          </table:table-cell>
          <table:table-cell office:value-type="float" office:value="1593.07373" calcext:value-type="float">
            <text:p>1593.07373</text:p>
          </table:table-cell>
          <table:table-cell office:value-type="float" office:value="1640.689331" calcext:value-type="float">
            <text:p>1640.689331</text:p>
          </table:table-cell>
          <table:table-cell office:value-type="float" office:value="1613.692261" calcext:value-type="float">
            <text:p>1613.692261</text:p>
          </table:table-cell>
          <table:table-cell table:number-columns-repeated="1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590.922852" calcext:value-type="float">
            <text:p>1590.922852</text:p>
          </table:table-cell>
          <table:table-cell office:value-type="float" office:value="1618.029053" calcext:value-type="float">
            <text:p>1618.029053</text:p>
          </table:table-cell>
          <table:table-cell office:value-type="float" office:value="1609.545898" calcext:value-type="float">
            <text:p>1609.545898</text:p>
          </table:table-cell>
          <table:table-cell office:value-type="float" office:value="1719.285278" calcext:value-type="float">
            <text:p>1719.285278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582.674194" calcext:value-type="float">
            <text:p>1582.674194</text:p>
          </table:table-cell>
          <table:table-cell office:value-type="float" office:value="1627.559937" calcext:value-type="float">
            <text:p>1627.559937</text:p>
          </table:table-cell>
          <table:table-cell office:value-type="float" office:value="1619.568359" calcext:value-type="float">
            <text:p>1619.568359</text:p>
          </table:table-cell>
          <table:table-cell office:value-type="float" office:value="1739.146729" calcext:value-type="float">
            <text:p>1739.146729</text:p>
          </table:table-cell>
          <table:table-cell table:number-columns-repeated="13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606.32605" calcext:value-type="float">
            <text:p>1606.32605</text:p>
          </table:table-cell>
          <table:table-cell office:value-type="float" office:value="1634.469238" calcext:value-type="float">
            <text:p>1634.469238</text:p>
          </table:table-cell>
          <table:table-cell office:value-type="float" office:value="1656.557251" calcext:value-type="float">
            <text:p>1656.557251</text:p>
          </table:table-cell>
          <table:table-cell office:value-type="float" office:value="1711.194824" calcext:value-type="float">
            <text:p>1711.194824</text:p>
          </table:table-cell>
          <table:table-cell table:number-columns-repeated="13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623.028687" calcext:value-type="float">
            <text:p>1623.028687</text:p>
          </table:table-cell>
          <table:table-cell office:value-type="float" office:value="1673.639526" calcext:value-type="float">
            <text:p>1673.639526</text:p>
          </table:table-cell>
          <table:table-cell office:value-type="float" office:value="1660.233276" calcext:value-type="float">
            <text:p>1660.233276</text:p>
          </table:table-cell>
          <table:table-cell office:value-type="float" office:value="1732.230591" calcext:value-type="float">
            <text:p>1732.23059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50.638916" calcext:value-type="float">
            <text:p>1650.638916</text:p>
          </table:table-cell>
          <table:table-cell office:value-type="float" office:value="1705.471436" calcext:value-type="float">
            <text:p>1705.471436</text:p>
          </table:table-cell>
          <table:table-cell office:value-type="float" office:value="1667.95105" calcext:value-type="float">
            <text:p>1667.95105</text:p>
          </table:table-cell>
          <table:table-cell office:value-type="float" office:value="1729.412476" calcext:value-type="float">
            <text:p>1729.412476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684.587891" calcext:value-type="float">
            <text:p>1684.587891</text:p>
          </table:table-cell>
          <table:table-cell office:value-type="float" office:value="1751.114014" calcext:value-type="float">
            <text:p>1751.114014</text:p>
          </table:table-cell>
          <table:table-cell office:value-type="float" office:value="1669.737793" calcext:value-type="float">
            <text:p>1669.737793</text:p>
          </table:table-cell>
          <table:table-cell office:value-type="float" office:value="1737.187988" calcext:value-type="float">
            <text:p>1737.187988</text:p>
          </table:table-cell>
          <table:table-cell table:number-columns-repeated="13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697.137451" calcext:value-type="float">
            <text:p>1697.137451</text:p>
          </table:table-cell>
          <table:table-cell office:value-type="float" office:value="1750.239136" calcext:value-type="float">
            <text:p>1750.239136</text:p>
          </table:table-cell>
          <table:table-cell office:value-type="float" office:value="1701.117188" calcext:value-type="float">
            <text:p>1701.117188</text:p>
          </table:table-cell>
          <table:table-cell office:value-type="float" office:value="1735.09668" calcext:value-type="float">
            <text:p>1735.09668</text:p>
          </table:table-cell>
          <table:table-cell table:number-columns-repeated="13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716.776978" calcext:value-type="float">
            <text:p>1716.776978</text:p>
          </table:table-cell>
          <table:table-cell office:value-type="float" office:value="1793.214355" calcext:value-type="float">
            <text:p>1793.214355</text:p>
          </table:table-cell>
          <table:table-cell office:value-type="float" office:value="1725.713745" calcext:value-type="float">
            <text:p>1725.713745</text:p>
          </table:table-cell>
          <table:table-cell office:value-type="float" office:value="1780.781372" calcext:value-type="float">
            <text:p>1780.781372</text:p>
          </table:table-cell>
          <table:table-cell table:number-columns-repeated="13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734.948975" calcext:value-type="float">
            <text:p>1734.948975</text:p>
          </table:table-cell>
          <table:table-cell office:value-type="float" office:value="1802.766235" calcext:value-type="float">
            <text:p>1802.766235</text:p>
          </table:table-cell>
          <table:table-cell office:value-type="float" office:value="1750.731689" calcext:value-type="float">
            <text:p>1750.731689</text:p>
          </table:table-cell>
          <table:table-cell office:value-type="float" office:value="1787.13147" calcext:value-type="float">
            <text:p>1787.13147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57.574951" calcext:value-type="float">
            <text:p>1757.574951</text:p>
          </table:table-cell>
          <table:table-cell office:value-type="float" office:value="1839.188232" calcext:value-type="float">
            <text:p>1839.188232</text:p>
          </table:table-cell>
          <table:table-cell office:value-type="float" office:value="1772.291016" calcext:value-type="float">
            <text:p>1772.291016</text:p>
          </table:table-cell>
          <table:table-cell office:value-type="float" office:value="1826.785889" calcext:value-type="float">
            <text:p>1826.785889</text:p>
          </table:table-cell>
          <table:table-cell table:number-columns-repeated="13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780.918823" calcext:value-type="float">
            <text:p>1780.918823</text:p>
          </table:table-cell>
          <table:table-cell office:value-type="float" office:value="1848.593994" calcext:value-type="float">
            <text:p>1848.593994</text:p>
          </table:table-cell>
          <table:table-cell office:value-type="float" office:value="1800.188232" calcext:value-type="float">
            <text:p>1800.188232</text:p>
          </table:table-cell>
          <table:table-cell office:value-type="float" office:value="1838.751709" calcext:value-type="float">
            <text:p>1838.751709</text:p>
          </table:table-cell>
          <table:table-cell table:number-columns-repeated="1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802.602905" calcext:value-type="float">
            <text:p>1802.602905</text:p>
          </table:table-cell>
          <table:table-cell office:value-type="float" office:value="1871.020264" calcext:value-type="float">
            <text:p>1871.020264</text:p>
          </table:table-cell>
          <table:table-cell office:value-type="float" office:value="1815.800049" calcext:value-type="float">
            <text:p>1815.800049</text:p>
          </table:table-cell>
          <table:table-cell office:value-type="float" office:value="1868.511963" calcext:value-type="float">
            <text:p>1868.511963</text:p>
          </table:table-cell>
          <table:table-cell table:number-columns-repeated="13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795.171631" calcext:value-type="float">
            <text:p>1795.171631</text:p>
          </table:table-cell>
          <table:table-cell office:value-type="float" office:value="1904.095703" calcext:value-type="float">
            <text:p>1904.095703</text:p>
          </table:table-cell>
          <table:table-cell office:value-type="float" office:value="1813.829834" calcext:value-type="float">
            <text:p>1813.829834</text:p>
          </table:table-cell>
          <table:table-cell office:value-type="float" office:value="1893.625" calcext:value-type="float">
            <text:p>1893.625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799.070557" calcext:value-type="float">
            <text:p>1799.070557</text:p>
          </table:table-cell>
          <table:table-cell office:value-type="float" office:value="1895.235596" calcext:value-type="float">
            <text:p>1895.235596</text:p>
          </table:table-cell>
          <table:table-cell office:value-type="float" office:value="1816.171387" calcext:value-type="float">
            <text:p>1816.171387</text:p>
          </table:table-cell>
          <table:table-cell office:value-type="float" office:value="1882.336304" calcext:value-type="float">
            <text:p>1882.33630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97.251953" calcext:value-type="float">
            <text:p>1797.251953</text:p>
          </table:table-cell>
          <table:table-cell office:value-type="float" office:value="1905.513062" calcext:value-type="float">
            <text:p>1905.513062</text:p>
          </table:table-cell>
          <table:table-cell office:value-type="float" office:value="1817.633789" calcext:value-type="float">
            <text:p>1817.633789</text:p>
          </table:table-cell>
          <table:table-cell office:value-type="float" office:value="1889.859863" calcext:value-type="float">
            <text:p>1889.859863</text:p>
          </table:table-cell>
          <table:table-cell table:number-columns-repeated="13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788.75415" calcext:value-type="float">
            <text:p>1788.75415</text:p>
          </table:table-cell>
          <table:table-cell office:value-type="float" office:value="1933.020508" calcext:value-type="float">
            <text:p>1933.020508</text:p>
          </table:table-cell>
          <table:table-cell office:value-type="float" office:value="1800.712158" calcext:value-type="float">
            <text:p>1800.712158</text:p>
          </table:table-cell>
          <table:table-cell office:value-type="float" office:value="1923.428223" calcext:value-type="float">
            <text:p>1923.428223</text:p>
          </table:table-cell>
          <table:table-cell table:number-columns-repeated="13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790.124146" calcext:value-type="float">
            <text:p>1790.124146</text:p>
          </table:table-cell>
          <table:table-cell office:value-type="float" office:value="1896.847656" calcext:value-type="float">
            <text:p>1896.847656</text:p>
          </table:table-cell>
          <table:table-cell office:value-type="float" office:value="1807.17749" calcext:value-type="float">
            <text:p>1807.17749</text:p>
          </table:table-cell>
          <table:table-cell office:value-type="float" office:value="1897.917358" calcext:value-type="float">
            <text:p>1897.917358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805.139038" calcext:value-type="float">
            <text:p>1805.139038</text:p>
          </table:table-cell>
          <table:table-cell office:value-type="float" office:value="1904.230225" calcext:value-type="float">
            <text:p>1904.230225</text:p>
          </table:table-cell>
          <table:table-cell office:value-type="float" office:value="1823.963867" calcext:value-type="float">
            <text:p>1823.963867</text:p>
          </table:table-cell>
          <table:table-cell office:value-type="float" office:value="1898.753174" calcext:value-type="float">
            <text:p>1898.753174</text:p>
          </table:table-cell>
          <table:table-cell table:number-columns-repeated="13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795.194458" calcext:value-type="float">
            <text:p>1795.194458</text:p>
          </table:table-cell>
          <table:table-cell office:value-type="float" office:value="1948.786377" calcext:value-type="float">
            <text:p>1948.786377</text:p>
          </table:table-cell>
          <table:table-cell office:value-type="float" office:value="1808.096558" calcext:value-type="float">
            <text:p>1808.096558</text:p>
          </table:table-cell>
          <table:table-cell office:value-type="float" office:value="1940.283569" calcext:value-type="float">
            <text:p>1940.283569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99.491943" calcext:value-type="float">
            <text:p>1799.491943</text:p>
          </table:table-cell>
          <table:table-cell office:value-type="float" office:value="1911.890503" calcext:value-type="float">
            <text:p>1911.890503</text:p>
          </table:table-cell>
          <table:table-cell office:value-type="float" office:value="1817.05542" calcext:value-type="float">
            <text:p>1817.05542</text:p>
          </table:table-cell>
          <table:table-cell office:value-type="float" office:value="1903.894897" calcext:value-type="float">
            <text:p>1903.894897</text:p>
          </table:table-cell>
          <table:table-cell table:number-columns-repeated="13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813.720703" calcext:value-type="float">
            <text:p>1813.720703</text:p>
          </table:table-cell>
          <table:table-cell office:value-type="float" office:value="1919.129395" calcext:value-type="float">
            <text:p>1919.129395</text:p>
          </table:table-cell>
          <table:table-cell office:value-type="float" office:value="1825.998291" calcext:value-type="float">
            <text:p>1825.998291</text:p>
          </table:table-cell>
          <table:table-cell office:value-type="float" office:value="1915.309692" calcext:value-type="float">
            <text:p>1915.309692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807.223877" calcext:value-type="float">
            <text:p>1807.223877</text:p>
          </table:table-cell>
          <table:table-cell office:value-type="float" office:value="1947.743652" calcext:value-type="float">
            <text:p>1947.743652</text:p>
          </table:table-cell>
          <table:table-cell office:value-type="float" office:value="1819.180786" calcext:value-type="float">
            <text:p>1819.180786</text:p>
          </table:table-cell>
          <table:table-cell office:value-type="float" office:value="1942.462402" calcext:value-type="float">
            <text:p>1942.462402</text:p>
          </table:table-cell>
          <table:table-cell table:number-columns-repeated="13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798.187744" calcext:value-type="float">
            <text:p>1798.187744</text:p>
          </table:table-cell>
          <table:table-cell office:value-type="float" office:value="1922.817017" calcext:value-type="float">
            <text:p>1922.817017</text:p>
          </table:table-cell>
          <table:table-cell office:value-type="float" office:value="1817.466309" calcext:value-type="float">
            <text:p>1817.466309</text:p>
          </table:table-cell>
          <table:table-cell office:value-type="float" office:value="1917.898682" calcext:value-type="float">
            <text:p>1917.898682</text:p>
          </table:table-cell>
          <table:table-cell table:number-columns-repeated="13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815.233154" calcext:value-type="float">
            <text:p>1815.233154</text:p>
          </table:table-cell>
          <table:table-cell office:value-type="float" office:value="1914.748413" calcext:value-type="float">
            <text:p>1914.748413</text:p>
          </table:table-cell>
          <table:table-cell office:value-type="float" office:value="1832.825073" calcext:value-type="float">
            <text:p>1832.825073</text:p>
          </table:table-cell>
          <table:table-cell office:value-type="float" office:value="1906.483154" calcext:value-type="float">
            <text:p>1906.483154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07.348389" calcext:value-type="float">
            <text:p>1807.348389</text:p>
          </table:table-cell>
          <table:table-cell office:value-type="float" office:value="1940.711304" calcext:value-type="float">
            <text:p>1940.711304</text:p>
          </table:table-cell>
          <table:table-cell office:value-type="float" office:value="1822.038818" calcext:value-type="float">
            <text:p>1822.038818</text:p>
          </table:table-cell>
          <table:table-cell office:value-type="float" office:value="1930.258179" calcext:value-type="float">
            <text:p>1930.258179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802.073608" calcext:value-type="float">
            <text:p>1802.073608</text:p>
          </table:table-cell>
          <table:table-cell office:value-type="float" office:value="1924.221069" calcext:value-type="float">
            <text:p>1924.221069</text:p>
          </table:table-cell>
          <table:table-cell office:value-type="float" office:value="1824.656372" calcext:value-type="float">
            <text:p>1824.656372</text:p>
          </table:table-cell>
          <table:table-cell office:value-type="float" office:value="1920.306152" calcext:value-type="float">
            <text:p>1920.306152</text:p>
          </table:table-cell>
          <table:table-cell table:number-columns-repeated="1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820.219482" calcext:value-type="float">
            <text:p>1820.219482</text:p>
          </table:table-cell>
          <table:table-cell office:value-type="float" office:value="1911.558472" calcext:value-type="float">
            <text:p>1911.558472</text:p>
          </table:table-cell>
          <table:table-cell office:value-type="float" office:value="1843.385986" calcext:value-type="float">
            <text:p>1843.385986</text:p>
          </table:table-cell>
          <table:table-cell office:value-type="float" office:value="1899.923096" calcext:value-type="float">
            <text:p>1899.923096</text:p>
          </table:table-cell>
          <table:table-cell table:number-columns-repeated="13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806.943359" calcext:value-type="float">
            <text:p>1806.943359</text:p>
          </table:table-cell>
          <table:table-cell office:value-type="float" office:value="1945.437988" calcext:value-type="float">
            <text:p>1945.437988</text:p>
          </table:table-cell>
          <table:table-cell office:value-type="float" office:value="1821.567749" calcext:value-type="float">
            <text:p>1821.567749</text:p>
          </table:table-cell>
          <table:table-cell office:value-type="float" office:value="1940.3479" calcext:value-type="float">
            <text:p>1940.3479</text:p>
          </table:table-cell>
          <table:table-cell table:number-columns-repeated="13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808.390381" calcext:value-type="float">
            <text:p>1808.390381</text:p>
          </table:table-cell>
          <table:table-cell office:value-type="float" office:value="1932.778687" calcext:value-type="float">
            <text:p>1932.778687</text:p>
          </table:table-cell>
          <table:table-cell office:value-type="float" office:value="1827.741211" calcext:value-type="float">
            <text:p>1827.741211</text:p>
          </table:table-cell>
          <table:table-cell office:value-type="float" office:value="1923.746582" calcext:value-type="float">
            <text:p>1923.74658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5.192261" calcext:value-type="float">
            <text:p>1825.192261</text:p>
          </table:table-cell>
          <table:table-cell office:value-type="float" office:value="1935.307251" calcext:value-type="float">
            <text:p>1935.307251</text:p>
          </table:table-cell>
          <table:table-cell office:value-type="float" office:value="1842.601929" calcext:value-type="float">
            <text:p>1842.601929</text:p>
          </table:table-cell>
          <table:table-cell office:value-type="float" office:value="1925.68335" calcext:value-type="float">
            <text:p>1925.68335</text:p>
          </table:table-cell>
          <table:table-cell table:number-columns-repeated="1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813.33252" calcext:value-type="float">
            <text:p>1813.33252</text:p>
          </table:table-cell>
          <table:table-cell office:value-type="float" office:value="1952.11792" calcext:value-type="float">
            <text:p>1952.11792</text:p>
          </table:table-cell>
          <table:table-cell office:value-type="float" office:value="1828.518677" calcext:value-type="float">
            <text:p>1828.518677</text:p>
          </table:table-cell>
          <table:table-cell office:value-type="float" office:value="1946.713623" calcext:value-type="float">
            <text:p>1946.713623</text:p>
          </table:table-cell>
          <table:table-cell table:number-columns-repeated="13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808.94043" calcext:value-type="float">
            <text:p>1808.94043</text:p>
          </table:table-cell>
          <table:table-cell office:value-type="float" office:value="1951.74707" calcext:value-type="float">
            <text:p>1951.74707</text:p>
          </table:table-cell>
          <table:table-cell office:value-type="float" office:value="1827.143555" calcext:value-type="float">
            <text:p>1827.143555</text:p>
          </table:table-cell>
          <table:table-cell office:value-type="float" office:value="1944.11499" calcext:value-type="float">
            <text:p>1944.11499</text:p>
          </table:table-cell>
          <table:table-cell table:number-columns-repeated="13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823.225952" calcext:value-type="float">
            <text:p>1823.225952</text:p>
          </table:table-cell>
          <table:table-cell office:value-type="float" office:value="1935.799438" calcext:value-type="float">
            <text:p>1935.799438</text:p>
          </table:table-cell>
          <table:table-cell office:value-type="float" office:value="1842.279053" calcext:value-type="float">
            <text:p>1842.279053</text:p>
          </table:table-cell>
          <table:table-cell office:value-type="float" office:value="1927.164062" calcext:value-type="float">
            <text:p>1927.164062</text:p>
          </table:table-cell>
          <table:table-cell table:number-columns-repeated="13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817.917969" calcext:value-type="float">
            <text:p>1817.917969</text:p>
          </table:table-cell>
          <table:table-cell office:value-type="float" office:value="1955.205811" calcext:value-type="float">
            <text:p>1955.205811</text:p>
          </table:table-cell>
          <table:table-cell office:value-type="float" office:value="1832.094482" calcext:value-type="float">
            <text:p>1832.094482</text:p>
          </table:table-cell>
          <table:table-cell office:value-type="float" office:value="1948.699951" calcext:value-type="float">
            <text:p>1948.69995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13.562256" calcext:value-type="float">
            <text:p>1813.562256</text:p>
          </table:table-cell>
          <table:table-cell office:value-type="float" office:value="1948.503906" calcext:value-type="float">
            <text:p>1948.503906</text:p>
          </table:table-cell>
          <table:table-cell office:value-type="float" office:value="1834.348267" calcext:value-type="float">
            <text:p>1834.348267</text:p>
          </table:table-cell>
          <table:table-cell office:value-type="float" office:value="1939.685669" calcext:value-type="float">
            <text:p>1939.685669</text:p>
          </table:table-cell>
          <table:table-cell table:number-columns-repeated="13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831.801392" calcext:value-type="float">
            <text:p>1831.801392</text:p>
          </table:table-cell>
          <table:table-cell office:value-type="float" office:value="1926.895142" calcext:value-type="float">
            <text:p>1926.895142</text:p>
          </table:table-cell>
          <table:table-cell office:value-type="float" office:value="1853.116455" calcext:value-type="float">
            <text:p>1853.116455</text:p>
          </table:table-cell>
          <table:table-cell office:value-type="float" office:value="1916.7677" calcext:value-type="float">
            <text:p>1916.7677</text:p>
          </table:table-cell>
          <table:table-cell table:number-columns-repeated="13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824.852539" calcext:value-type="float">
            <text:p>1824.852539</text:p>
          </table:table-cell>
          <table:table-cell office:value-type="float" office:value="1953.252563" calcext:value-type="float">
            <text:p>1953.252563</text:p>
          </table:table-cell>
          <table:table-cell office:value-type="float" office:value="1843.341064" calcext:value-type="float">
            <text:p>1843.341064</text:p>
          </table:table-cell>
          <table:table-cell office:value-type="float" office:value="1946.012451" calcext:value-type="float">
            <text:p>1946.012451</text:p>
          </table:table-cell>
          <table:table-cell table:number-columns-repeated="13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817.264893" calcext:value-type="float">
            <text:p>1817.264893</text:p>
          </table:table-cell>
          <table:table-cell office:value-type="float" office:value="1961.227051" calcext:value-type="float">
            <text:p>1961.227051</text:p>
          </table:table-cell>
          <table:table-cell office:value-type="float" office:value="1836.679688" calcext:value-type="float">
            <text:p>1836.679688</text:p>
          </table:table-cell>
          <table:table-cell office:value-type="float" office:value="1953.532837" calcext:value-type="float">
            <text:p>1953.532837</text:p>
          </table:table-cell>
          <table:table-cell table:number-columns-repeated="13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836.606323" calcext:value-type="float">
            <text:p>1836.606323</text:p>
          </table:table-cell>
          <table:table-cell office:value-type="float" office:value="1934.50354" calcext:value-type="float">
            <text:p>1934.50354</text:p>
          </table:table-cell>
          <table:table-cell office:value-type="float" office:value="1858.016602" calcext:value-type="float">
            <text:p>1858.016602</text:p>
          </table:table-cell>
          <table:table-cell office:value-type="float" office:value="1924.631226" calcext:value-type="float">
            <text:p>1924.631226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3.62439" calcext:value-type="float">
            <text:p>1833.62439</text:p>
          </table:table-cell>
          <table:table-cell office:value-type="float" office:value="1975.37439" calcext:value-type="float">
            <text:p>1975.37439</text:p>
          </table:table-cell>
          <table:table-cell office:value-type="float" office:value="1849.390381" calcext:value-type="float">
            <text:p>1849.390381</text:p>
          </table:table-cell>
          <table:table-cell office:value-type="float" office:value="1967.578491" calcext:value-type="float">
            <text:p>1967.578491</text:p>
          </table:table-cell>
          <table:table-cell table:number-columns-repeated="13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824.981812" calcext:value-type="float">
            <text:p>1824.981812</text:p>
          </table:table-cell>
          <table:table-cell office:value-type="float" office:value="1977.73877" calcext:value-type="float">
            <text:p>1977.73877</text:p>
          </table:table-cell>
          <table:table-cell office:value-type="float" office:value="1842.162354" calcext:value-type="float">
            <text:p>1842.162354</text:p>
          </table:table-cell>
          <table:table-cell office:value-type="float" office:value="1967.731323" calcext:value-type="float">
            <text:p>1967.731323</text:p>
          </table:table-cell>
          <table:table-cell table:number-columns-repeated="13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838.116089" calcext:value-type="float">
            <text:p>1838.116089</text:p>
          </table:table-cell>
          <table:table-cell office:value-type="float" office:value="1952.696045" calcext:value-type="float">
            <text:p>1952.696045</text:p>
          </table:table-cell>
          <table:table-cell office:value-type="float" office:value="1860.652466" calcext:value-type="float">
            <text:p>1860.652466</text:p>
          </table:table-cell>
          <table:table-cell office:value-type="float" office:value="1939.880005" calcext:value-type="float">
            <text:p>1939.880005</text:p>
          </table:table-cell>
          <table:table-cell table:number-columns-repeated="13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835.983154" calcext:value-type="float">
            <text:p>1835.983154</text:p>
          </table:table-cell>
          <table:table-cell office:value-type="float" office:value="1961.220459" calcext:value-type="float">
            <text:p>1961.220459</text:p>
          </table:table-cell>
          <table:table-cell office:value-type="float" office:value="1856.628174" calcext:value-type="float">
            <text:p>1856.628174</text:p>
          </table:table-cell>
          <table:table-cell office:value-type="float" office:value="1954.707397" calcext:value-type="float">
            <text:p>1954.707397</text:p>
          </table:table-cell>
          <table:table-cell table:number-columns-repeated="13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811.389282" calcext:value-type="float">
            <text:p>1811.389282</text:p>
          </table:table-cell>
          <table:table-cell office:value-type="float" office:value="1953.608398" calcext:value-type="float">
            <text:p>1953.608398</text:p>
          </table:table-cell>
          <table:table-cell office:value-type="float" office:value="1830.604736" calcext:value-type="float">
            <text:p>1830.604736</text:p>
          </table:table-cell>
          <table:table-cell office:value-type="float" office:value="1945.090576" calcext:value-type="float">
            <text:p>1945.090576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6.417725" calcext:value-type="float">
            <text:p>1806.417725</text:p>
          </table:table-cell>
          <table:table-cell office:value-type="float" office:value="1918.75415" calcext:value-type="float">
            <text:p>1918.75415</text:p>
          </table:table-cell>
          <table:table-cell office:value-type="float" office:value="1825.686035" calcext:value-type="float">
            <text:p>1825.686035</text:p>
          </table:table-cell>
          <table:table-cell office:value-type="float" office:value="1914.773926" calcext:value-type="float">
            <text:p>1914.773926</text:p>
          </table:table-cell>
          <table:table-cell table:number-columns-repeated="13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771.668945" calcext:value-type="float">
            <text:p>1771.668945</text:p>
          </table:table-cell>
          <table:table-cell office:value-type="float" office:value="1921.481812" calcext:value-type="float">
            <text:p>1921.481812</text:p>
          </table:table-cell>
          <table:table-cell office:value-type="float" office:value="1778.457642" calcext:value-type="float">
            <text:p>1778.457642</text:p>
          </table:table-cell>
          <table:table-cell office:value-type="float" office:value="1922.949585" calcext:value-type="float">
            <text:p>1922.949585</text:p>
          </table:table-cell>
          <table:table-cell table:number-columns-repeated="13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736.193359" calcext:value-type="float">
            <text:p>1736.193359</text:p>
          </table:table-cell>
          <table:table-cell office:value-type="float" office:value="1889.232056" calcext:value-type="float">
            <text:p>1889.232056</text:p>
          </table:table-cell>
          <table:table-cell office:value-type="float" office:value="1754.893555" calcext:value-type="float">
            <text:p>1754.893555</text:p>
          </table:table-cell>
          <table:table-cell office:value-type="float" office:value="1891.646729" calcext:value-type="float">
            <text:p>1891.646729</text:p>
          </table:table-cell>
          <table:table-cell table:number-columns-repeated="13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742.666992" calcext:value-type="float">
            <text:p>1742.666992</text:p>
          </table:table-cell>
          <table:table-cell office:value-type="float" office:value="1845.401001" calcext:value-type="float">
            <text:p>1845.401001</text:p>
          </table:table-cell>
          <table:table-cell office:value-type="float" office:value="1764.744385" calcext:value-type="float">
            <text:p>1764.744385</text:p>
          </table:table-cell>
          <table:table-cell office:value-type="float" office:value="1837.118164" calcext:value-type="float">
            <text:p>1837.118164</text:p>
          </table:table-cell>
          <table:table-cell table:number-columns-repeated="13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712.682617" calcext:value-type="float">
            <text:p>1712.682617</text:p>
          </table:table-cell>
          <table:table-cell office:value-type="float" office:value="1851.432617" calcext:value-type="float">
            <text:p>1851.432617</text:p>
          </table:table-cell>
          <table:table-cell office:value-type="float" office:value="1720.380615" calcext:value-type="float">
            <text:p>1720.380615</text:p>
          </table:table-cell>
          <table:table-cell office:value-type="float" office:value="1857.205078" calcext:value-type="float">
            <text:p>1857.205078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88.142212" calcext:value-type="float">
            <text:p>1688.142212</text:p>
          </table:table-cell>
          <table:table-cell office:value-type="float" office:value="1817.132446" calcext:value-type="float">
            <text:p>1817.132446</text:p>
          </table:table-cell>
          <table:table-cell office:value-type="float" office:value="1703.993408" calcext:value-type="float">
            <text:p>1703.993408</text:p>
          </table:table-cell>
          <table:table-cell office:value-type="float" office:value="1815.34729" calcext:value-type="float">
            <text:p>1815.34729</text:p>
          </table:table-cell>
          <table:table-cell table:number-columns-repeated="13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694.446411" calcext:value-type="float">
            <text:p>1694.446411</text:p>
          </table:table-cell>
          <table:table-cell office:value-type="float" office:value="1788.047241" calcext:value-type="float">
            <text:p>1788.047241</text:p>
          </table:table-cell>
          <table:table-cell office:value-type="float" office:value="1710.781372" calcext:value-type="float">
            <text:p>1710.781372</text:p>
          </table:table-cell>
          <table:table-cell office:value-type="float" office:value="1784.649536" calcext:value-type="float">
            <text:p>1784.649536</text:p>
          </table:table-cell>
          <table:table-cell table:number-columns-repeated="13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663.728882" calcext:value-type="float">
            <text:p>1663.728882</text:p>
          </table:table-cell>
          <table:table-cell office:value-type="float" office:value="1792.000244" calcext:value-type="float">
            <text:p>1792.000244</text:p>
          </table:table-cell>
          <table:table-cell office:value-type="float" office:value="1677.054199" calcext:value-type="float">
            <text:p>1677.054199</text:p>
          </table:table-cell>
          <table:table-cell office:value-type="float" office:value="1787.797607" calcext:value-type="float">
            <text:p>1787.797607</text:p>
          </table:table-cell>
          <table:table-cell table:number-columns-repeated="13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653.817749" calcext:value-type="float">
            <text:p>1653.817749</text:p>
          </table:table-cell>
          <table:table-cell office:value-type="float" office:value="1772.312744" calcext:value-type="float">
            <text:p>1772.312744</text:p>
          </table:table-cell>
          <table:table-cell office:value-type="float" office:value="1671.807373" calcext:value-type="float">
            <text:p>1671.807373</text:p>
          </table:table-cell>
          <table:table-cell office:value-type="float" office:value="1749.845703" calcext:value-type="float">
            <text:p>1749.845703</text:p>
          </table:table-cell>
          <table:table-cell table:number-columns-repeated="13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660.713013" calcext:value-type="float">
            <text:p>1660.713013</text:p>
          </table:table-cell>
          <table:table-cell office:value-type="float" office:value="1741.925659" calcext:value-type="float">
            <text:p>1741.925659</text:p>
          </table:table-cell>
          <table:table-cell office:value-type="float" office:value="1667.359131" calcext:value-type="float">
            <text:p>1667.359131</text:p>
          </table:table-cell>
          <table:table-cell office:value-type="float" office:value="1745.449829" calcext:value-type="float">
            <text:p>1745.449829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8.213257" calcext:value-type="float">
            <text:p>1638.213257</text:p>
          </table:table-cell>
          <table:table-cell office:value-type="float" office:value="1738.75293" calcext:value-type="float">
            <text:p>1738.75293</text:p>
          </table:table-cell>
          <table:table-cell office:value-type="float" office:value="1649.36792" calcext:value-type="float">
            <text:p>1649.36792</text:p>
          </table:table-cell>
          <table:table-cell office:value-type="float" office:value="1739.901978" calcext:value-type="float">
            <text:p>1739.901978</text:p>
          </table:table-cell>
          <table:table-cell table:number-columns-repeated="13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629.484253" calcext:value-type="float">
            <text:p>1629.484253</text:p>
          </table:table-cell>
          <table:table-cell office:value-type="float" office:value="1724.774292" calcext:value-type="float">
            <text:p>1724.774292</text:p>
          </table:table-cell>
          <table:table-cell office:value-type="float" office:value="1642.759277" calcext:value-type="float">
            <text:p>1642.759277</text:p>
          </table:table-cell>
          <table:table-cell office:value-type="float" office:value="1721.524658" calcext:value-type="float">
            <text:p>1721.524658</text:p>
          </table:table-cell>
          <table:table-cell table:number-columns-repeated="13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624.238403" calcext:value-type="float">
            <text:p>1624.238403</text:p>
          </table:table-cell>
          <table:table-cell office:value-type="float" office:value="1709.243652" calcext:value-type="float">
            <text:p>1709.243652</text:p>
          </table:table-cell>
          <table:table-cell office:value-type="float" office:value="1635.69751" calcext:value-type="float">
            <text:p>1635.69751</text:p>
          </table:table-cell>
          <table:table-cell office:value-type="float" office:value="1705.466919" calcext:value-type="float">
            <text:p>1705.466919</text:p>
          </table:table-cell>
          <table:table-cell table:number-columns-repeated="13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618.970825" calcext:value-type="float">
            <text:p>1618.970825</text:p>
          </table:table-cell>
          <table:table-cell office:value-type="float" office:value="1699.778564" calcext:value-type="float">
            <text:p>1699.778564</text:p>
          </table:table-cell>
          <table:table-cell office:value-type="float" office:value="1627.194946" calcext:value-type="float">
            <text:p>1627.194946</text:p>
          </table:table-cell>
          <table:table-cell office:value-type="float" office:value="1695.805542" calcext:value-type="float">
            <text:p>1695.805542</text:p>
          </table:table-cell>
          <table:table-cell table:number-columns-repeated="13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609.347778" calcext:value-type="float">
            <text:p>1609.347778</text:p>
          </table:table-cell>
          <table:table-cell office:value-type="float" office:value="1686.057007" calcext:value-type="float">
            <text:p>1686.057007</text:p>
          </table:table-cell>
          <table:table-cell office:value-type="float" office:value="1625.413086" calcext:value-type="float">
            <text:p>1625.413086</text:p>
          </table:table-cell>
          <table:table-cell office:value-type="float" office:value="1680.525024" calcext:value-type="float">
            <text:p>1680.525024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10.170776" calcext:value-type="float">
            <text:p>1610.170776</text:p>
          </table:table-cell>
          <table:table-cell office:value-type="float" office:value="1678.832764" calcext:value-type="float">
            <text:p>1678.832764</text:p>
          </table:table-cell>
          <table:table-cell office:value-type="float" office:value="1617.770996" calcext:value-type="float">
            <text:p>1617.770996</text:p>
          </table:table-cell>
          <table:table-cell office:value-type="float" office:value="1674.506348" calcext:value-type="float">
            <text:p>1674.506348</text:p>
          </table:table-cell>
          <table:table-cell table:number-columns-repeated="13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603.513428" calcext:value-type="float">
            <text:p>1603.513428</text:p>
          </table:table-cell>
          <table:table-cell office:value-type="float" office:value="1665.261719" calcext:value-type="float">
            <text:p>1665.261719</text:p>
          </table:table-cell>
          <table:table-cell office:value-type="float" office:value="1613.809814" calcext:value-type="float">
            <text:p>1613.809814</text:p>
          </table:table-cell>
          <table:table-cell office:value-type="float" office:value="1666.911743" calcext:value-type="float">
            <text:p>1666.911743</text:p>
          </table:table-cell>
          <table:table-cell table:number-columns-repeated="13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598.795654" calcext:value-type="float">
            <text:p>1598.795654</text:p>
          </table:table-cell>
          <table:table-cell office:value-type="float" office:value="1658.509766" calcext:value-type="float">
            <text:p>1658.509766</text:p>
          </table:table-cell>
          <table:table-cell office:value-type="float" office:value="1612.396362" calcext:value-type="float">
            <text:p>1612.396362</text:p>
          </table:table-cell>
          <table:table-cell office:value-type="float" office:value="1657.252075" calcext:value-type="float">
            <text:p>1657.252075</text:p>
          </table:table-cell>
          <table:table-cell table:number-columns-repeated="13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590.105225" calcext:value-type="float">
            <text:p>1590.105225</text:p>
          </table:table-cell>
          <table:table-cell office:value-type="float" office:value="1656.481079" calcext:value-type="float">
            <text:p>1656.481079</text:p>
          </table:table-cell>
          <table:table-cell office:value-type="float" office:value="1605.001343" calcext:value-type="float">
            <text:p>1605.001343</text:p>
          </table:table-cell>
          <table:table-cell office:value-type="float" office:value="1649.255371" calcext:value-type="float">
            <text:p>1649.255371</text:p>
          </table:table-cell>
          <table:table-cell table:number-columns-repeated="13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588.077515" calcext:value-type="float">
            <text:p>1588.077515</text:p>
          </table:table-cell>
          <table:table-cell office:value-type="float" office:value="1646.772461" calcext:value-type="float">
            <text:p>1646.772461</text:p>
          </table:table-cell>
          <table:table-cell office:value-type="float" office:value="1601.228271" calcext:value-type="float">
            <text:p>1601.228271</text:p>
          </table:table-cell>
          <table:table-cell office:value-type="float" office:value="1642.428345" calcext:value-type="float">
            <text:p>1642.428345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1.027832" calcext:value-type="float">
            <text:p>1591.027832</text:p>
          </table:table-cell>
          <table:table-cell office:value-type="float" office:value="1636.540527" calcext:value-type="float">
            <text:p>1636.540527</text:p>
          </table:table-cell>
          <table:table-cell office:value-type="float" office:value="1596.291016" calcext:value-type="float">
            <text:p>1596.291016</text:p>
          </table:table-cell>
          <table:table-cell office:value-type="float" office:value="1640.672119" calcext:value-type="float">
            <text:p>1640.672119</text:p>
          </table:table-cell>
          <table:table-cell table:number-columns-repeated="13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579.477783" calcext:value-type="float">
            <text:p>1579.477783</text:p>
          </table:table-cell>
          <table:table-cell office:value-type="float" office:value="1638.855347" calcext:value-type="float">
            <text:p>1638.855347</text:p>
          </table:table-cell>
          <table:table-cell office:value-type="float" office:value="1594.176025" calcext:value-type="float">
            <text:p>1594.176025</text:p>
          </table:table-cell>
          <table:table-cell office:value-type="float" office:value="1632.089478" calcext:value-type="float">
            <text:p>1632.089478</text:p>
          </table:table-cell>
          <table:table-cell table:number-columns-repeated="1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584.667847" calcext:value-type="float">
            <text:p>1584.667847</text:p>
          </table:table-cell>
          <table:table-cell office:value-type="float" office:value="1623.29541" calcext:value-type="float">
            <text:p>1623.29541</text:p>
          </table:table-cell>
          <table:table-cell office:value-type="float" office:value="1590.735962" calcext:value-type="float">
            <text:p>1590.735962</text:p>
          </table:table-cell>
          <table:table-cell office:value-type="float" office:value="1622.186157" calcext:value-type="float">
            <text:p>1622.186157</text:p>
          </table:table-cell>
          <table:table-cell table:number-columns-repeated="13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583.420288" calcext:value-type="float">
            <text:p>1583.420288</text:p>
          </table:table-cell>
          <table:table-cell office:value-type="float" office:value="1617.311523" calcext:value-type="float">
            <text:p>1617.311523</text:p>
          </table:table-cell>
          <table:table-cell office:value-type="float" office:value="1592.557129" calcext:value-type="float">
            <text:p>1592.557129</text:p>
          </table:table-cell>
          <table:table-cell office:value-type="float" office:value="1621.206421" calcext:value-type="float">
            <text:p>1621.206421</text:p>
          </table:table-cell>
          <table:table-cell table:number-columns-repeated="13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576.556519" calcext:value-type="float">
            <text:p>1576.556519</text:p>
          </table:table-cell>
          <table:table-cell office:value-type="float" office:value="1618.513062" calcext:value-type="float">
            <text:p>1618.513062</text:p>
          </table:table-cell>
          <table:table-cell office:value-type="float" office:value="1584.058472" calcext:value-type="float">
            <text:p>1584.058472</text:p>
          </table:table-cell>
          <table:table-cell office:value-type="float" office:value="1618.874878" calcext:value-type="float">
            <text:p>1618.874878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7.221436" calcext:value-type="float">
            <text:p>1577.221436</text:p>
          </table:table-cell>
          <table:table-cell office:value-type="float" office:value="1613.063843" calcext:value-type="float">
            <text:p>1613.063843</text:p>
          </table:table-cell>
          <table:table-cell office:value-type="float" office:value="1584.943359" calcext:value-type="float">
            <text:p>1584.943359</text:p>
          </table:table-cell>
          <table:table-cell office:value-type="float" office:value="1615.091064" calcext:value-type="float">
            <text:p>1615.091064</text:p>
          </table:table-cell>
          <table:table-cell table:number-columns-repeated="13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575.848145" calcext:value-type="float">
            <text:p>1575.848145</text:p>
          </table:table-cell>
          <table:table-cell office:value-type="float" office:value="1608.170898" calcext:value-type="float">
            <text:p>1608.170898</text:p>
          </table:table-cell>
          <table:table-cell office:value-type="float" office:value="1584.531982" calcext:value-type="float">
            <text:p>1584.531982</text:p>
          </table:table-cell>
          <table:table-cell office:value-type="float" office:value="1608.84436" calcext:value-type="float">
            <text:p>1608.84436</text:p>
          </table:table-cell>
          <table:table-cell table:number-columns-repeated="13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577.474976" calcext:value-type="float">
            <text:p>1577.474976</text:p>
          </table:table-cell>
          <table:table-cell office:value-type="float" office:value="1602.236206" calcext:value-type="float">
            <text:p>1602.236206</text:p>
          </table:table-cell>
          <table:table-cell office:value-type="float" office:value="1580.469116" calcext:value-type="float">
            <text:p>1580.469116</text:p>
          </table:table-cell>
          <table:table-cell office:value-type="float" office:value="1612.981567" calcext:value-type="float">
            <text:p>1612.981567</text:p>
          </table:table-cell>
          <table:table-cell table:number-columns-repeated="13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572.669678" calcext:value-type="float">
            <text:p>1572.669678</text:p>
          </table:table-cell>
          <table:table-cell office:value-type="float" office:value="1604.660156" calcext:value-type="float">
            <text:p>1604.660156</text:p>
          </table:table-cell>
          <table:table-cell office:value-type="float" office:value="1582.817627" calcext:value-type="float">
            <text:p>1582.817627</text:p>
          </table:table-cell>
          <table:table-cell office:value-type="float" office:value="1605.348877" calcext:value-type="float">
            <text:p>1605.348877</text:p>
          </table:table-cell>
          <table:table-cell table:number-columns-repeated="13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571.08606" calcext:value-type="float">
            <text:p>1571.08606</text:p>
          </table:table-cell>
          <table:table-cell office:value-type="float" office:value="1597.358521" calcext:value-type="float">
            <text:p>1597.358521</text:p>
          </table:table-cell>
          <table:table-cell office:value-type="float" office:value="1579.581787" calcext:value-type="float">
            <text:p>1579.581787</text:p>
          </table:table-cell>
          <table:table-cell office:value-type="float" office:value="1601.869385" calcext:value-type="float">
            <text:p>1601.869385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7.443604" calcext:value-type="float">
            <text:p>1567.443604</text:p>
          </table:table-cell>
          <table:table-cell office:value-type="float" office:value="1597.305054" calcext:value-type="float">
            <text:p>1597.305054</text:p>
          </table:table-cell>
          <table:table-cell office:value-type="float" office:value="1581.001709" calcext:value-type="float">
            <text:p>1581.001709</text:p>
          </table:table-cell>
          <table:table-cell office:value-type="float" office:value="1598.675049" calcext:value-type="float">
            <text:p>1598.675049</text:p>
          </table:table-cell>
          <table:table-cell table:number-columns-repeated="13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566.148071" calcext:value-type="float">
            <text:p>1566.148071</text:p>
          </table:table-cell>
          <table:table-cell office:value-type="float" office:value="1595.891479" calcext:value-type="float">
            <text:p>1595.891479</text:p>
          </table:table-cell>
          <table:table-cell office:value-type="float" office:value="1577.682739" calcext:value-type="float">
            <text:p>1577.682739</text:p>
          </table:table-cell>
          <table:table-cell office:value-type="float" office:value="1598.951904" calcext:value-type="float">
            <text:p>1598.951904</text:p>
          </table:table-cell>
          <table:table-cell table:number-columns-repeated="13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566.050293" calcext:value-type="float">
            <text:p>1566.050293</text:p>
          </table:table-cell>
          <table:table-cell office:value-type="float" office:value="1591.459717" calcext:value-type="float">
            <text:p>1591.459717</text:p>
          </table:table-cell>
          <table:table-cell office:value-type="float" office:value="1580.33606" calcext:value-type="float">
            <text:p>1580.33606</text:p>
          </table:table-cell>
          <table:table-cell office:value-type="float" office:value="1596.515015" calcext:value-type="float">
            <text:p>1596.515015</text:p>
          </table:table-cell>
          <table:table-cell table:number-columns-repeated="1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564.02417" calcext:value-type="float">
            <text:p>1564.02417</text:p>
          </table:table-cell>
          <table:table-cell office:value-type="float" office:value="1591.562622" calcext:value-type="float">
            <text:p>1591.562622</text:p>
          </table:table-cell>
          <table:table-cell office:value-type="float" office:value="1572.434814" calcext:value-type="float">
            <text:p>1572.434814</text:p>
          </table:table-cell>
          <table:table-cell office:value-type="float" office:value="1600.026123" calcext:value-type="float">
            <text:p>1600.026123</text:p>
          </table:table-cell>
          <table:table-cell table:number-columns-repeated="13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566.425659" calcext:value-type="float">
            <text:p>1566.425659</text:p>
          </table:table-cell>
          <table:table-cell office:value-type="float" office:value="1586.653198" calcext:value-type="float">
            <text:p>1586.653198</text:p>
          </table:table-cell>
          <table:table-cell office:value-type="float" office:value="1580.946167" calcext:value-type="float">
            <text:p>1580.946167</text:p>
          </table:table-cell>
          <table:table-cell office:value-type="float" office:value="1592.082397" calcext:value-type="float">
            <text:p>1592.082397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1.599609" calcext:value-type="float">
            <text:p>1561.599609</text:p>
          </table:table-cell>
          <table:table-cell office:value-type="float" office:value="1588.47998" calcext:value-type="float">
            <text:p>1588.47998</text:p>
          </table:table-cell>
          <table:table-cell office:value-type="float" office:value="1576.401733" calcext:value-type="float">
            <text:p>1576.401733</text:p>
          </table:table-cell>
          <table:table-cell office:value-type="float" office:value="1594.508423" calcext:value-type="float">
            <text:p>1594.508423</text:p>
          </table:table-cell>
          <table:table-cell table:number-columns-repeated="1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564.615723" calcext:value-type="float">
            <text:p>1564.615723</text:p>
          </table:table-cell>
          <table:table-cell office:value-type="float" office:value="1582.653076" calcext:value-type="float">
            <text:p>1582.653076</text:p>
          </table:table-cell>
          <table:table-cell office:value-type="float" office:value="1578.563354" calcext:value-type="float">
            <text:p>1578.563354</text:p>
          </table:table-cell>
          <table:table-cell office:value-type="float" office:value="1592.439697" calcext:value-type="float">
            <text:p>1592.439697</text:p>
          </table:table-cell>
          <table:table-cell table:number-columns-repeated="1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568.292358" calcext:value-type="float">
            <text:p>1568.292358</text:p>
          </table:table-cell>
          <table:table-cell office:value-type="float" office:value="1590.127686" calcext:value-type="float">
            <text:p>1590.127686</text:p>
          </table:table-cell>
          <table:table-cell office:value-type="float" office:value="1566.914551" calcext:value-type="float">
            <text:p>1566.914551</text:p>
          </table:table-cell>
          <table:table-cell office:value-type="float" office:value="1584.010254" calcext:value-type="float">
            <text:p>1584.010254</text:p>
          </table:table-cell>
          <table:table-cell table:number-columns-repeated="1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569.957031" calcext:value-type="float">
            <text:p>1569.957031</text:p>
          </table:table-cell>
          <table:table-cell office:value-type="float" office:value="1586.873779" calcext:value-type="float">
            <text:p>1586.873779</text:p>
          </table:table-cell>
          <table:table-cell office:value-type="float" office:value="1571.28479" calcext:value-type="float">
            <text:p>1571.28479</text:p>
          </table:table-cell>
          <table:table-cell office:value-type="float" office:value="1584.06189" calcext:value-type="float">
            <text:p>1584.06189</text:p>
          </table:table-cell>
          <table:table-cell table:number-columns-repeated="1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572.065308" calcext:value-type="float">
            <text:p>1572.065308</text:p>
          </table:table-cell>
          <table:table-cell office:value-type="float" office:value="1582.234009" calcext:value-type="float">
            <text:p>1582.234009</text:p>
          </table:table-cell>
          <table:table-cell office:value-type="float" office:value="1571.514526" calcext:value-type="float">
            <text:p>1571.514526</text:p>
          </table:table-cell>
          <table:table-cell office:value-type="float" office:value="1579.702026" calcext:value-type="float">
            <text:p>1579.702026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66.950439" calcext:value-type="float">
            <text:p>1566.950439</text:p>
          </table:table-cell>
          <table:table-cell office:value-type="float" office:value="1585.103271" calcext:value-type="float">
            <text:p>1585.103271</text:p>
          </table:table-cell>
          <table:table-cell office:value-type="float" office:value="1569.5" calcext:value-type="float">
            <text:p>1569.5</text:p>
          </table:table-cell>
          <table:table-cell office:value-type="float" office:value="1581.145142" calcext:value-type="float">
            <text:p>1581.145142</text:p>
          </table:table-cell>
          <table:table-cell table:number-columns-repeated="1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563.830566" calcext:value-type="float">
            <text:p>1563.830566</text:p>
          </table:table-cell>
          <table:table-cell office:value-type="float" office:value="1583.608276" calcext:value-type="float">
            <text:p>1583.608276</text:p>
          </table:table-cell>
          <table:table-cell office:value-type="float" office:value="1568.857422" calcext:value-type="float">
            <text:p>1568.857422</text:p>
          </table:table-cell>
          <table:table-cell office:value-type="float" office:value="1577.393066" calcext:value-type="float">
            <text:p>1577.393066</text:p>
          </table:table-cell>
          <table:table-cell table:number-columns-repeated="1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566.767456" calcext:value-type="float">
            <text:p>1566.767456</text:p>
          </table:table-cell>
          <table:table-cell office:value-type="float" office:value="1580.966187" calcext:value-type="float">
            <text:p>1580.966187</text:p>
          </table:table-cell>
          <table:table-cell office:value-type="float" office:value="1566.804077" calcext:value-type="float">
            <text:p>1566.804077</text:p>
          </table:table-cell>
          <table:table-cell office:value-type="float" office:value="1580.870728" calcext:value-type="float">
            <text:p>1580.870728</text:p>
          </table:table-cell>
          <table:table-cell table:number-columns-repeated="1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566.630371" calcext:value-type="float">
            <text:p>1566.630371</text:p>
          </table:table-cell>
          <table:table-cell office:value-type="float" office:value="1582.187134" calcext:value-type="float">
            <text:p>1582.187134</text:p>
          </table:table-cell>
          <table:table-cell office:value-type="float" office:value="1568.067505" calcext:value-type="float">
            <text:p>1568.067505</text:p>
          </table:table-cell>
          <table:table-cell office:value-type="float" office:value="1578.743652" calcext:value-type="float">
            <text:p>1578.743652</text:p>
          </table:table-cell>
          <table:table-cell table:number-columns-repeated="1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562.885132" calcext:value-type="float">
            <text:p>1562.885132</text:p>
          </table:table-cell>
          <table:table-cell office:value-type="float" office:value="1578.898926" calcext:value-type="float">
            <text:p>1578.898926</text:p>
          </table:table-cell>
          <table:table-cell office:value-type="float" office:value="1567.950439" calcext:value-type="float">
            <text:p>1567.950439</text:p>
          </table:table-cell>
          <table:table-cell office:value-type="float" office:value="1575.876953" calcext:value-type="float">
            <text:p>1575.876953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4.703247" calcext:value-type="float">
            <text:p>1564.703247</text:p>
          </table:table-cell>
          <table:table-cell office:value-type="float" office:value="1575.769531" calcext:value-type="float">
            <text:p>1575.769531</text:p>
          </table:table-cell>
          <table:table-cell office:value-type="float" office:value="1567.715332" calcext:value-type="float">
            <text:p>1567.715332</text:p>
          </table:table-cell>
          <table:table-cell office:value-type="float" office:value="1574.295166" calcext:value-type="float">
            <text:p>1574.295166</text:p>
          </table:table-cell>
          <table:table-cell table:number-columns-repeated="1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566.11499" calcext:value-type="float">
            <text:p>1566.11499</text:p>
          </table:table-cell>
          <table:table-cell office:value-type="float" office:value="1572.597412" calcext:value-type="float">
            <text:p>1572.597412</text:p>
          </table:table-cell>
          <table:table-cell office:value-type="float" office:value="1566.832764" calcext:value-type="float">
            <text:p>1566.832764</text:p>
          </table:table-cell>
          <table:table-cell office:value-type="float" office:value="1575.453735" calcext:value-type="float">
            <text:p>1575.453735</text:p>
          </table:table-cell>
          <table:table-cell table:number-columns-repeated="1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563.070801" calcext:value-type="float">
            <text:p>1563.070801</text:p>
          </table:table-cell>
          <table:table-cell office:value-type="float" office:value="1579.431274" calcext:value-type="float">
            <text:p>1579.431274</text:p>
          </table:table-cell>
          <table:table-cell office:value-type="float" office:value="1563.692871" calcext:value-type="float">
            <text:p>1563.692871</text:p>
          </table:table-cell>
          <table:table-cell office:value-type="float" office:value="1579.005249" calcext:value-type="float">
            <text:p>1579.005249</text:p>
          </table:table-cell>
          <table:table-cell table:number-columns-repeated="1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565.32666" calcext:value-type="float">
            <text:p>1565.32666</text:p>
          </table:table-cell>
          <table:table-cell office:value-type="float" office:value="1574.974243" calcext:value-type="float">
            <text:p>1574.974243</text:p>
          </table:table-cell>
          <table:table-cell office:value-type="float" office:value="1568.297852" calcext:value-type="float">
            <text:p>1568.297852</text:p>
          </table:table-cell>
          <table:table-cell office:value-type="float" office:value="1571.387695" calcext:value-type="float">
            <text:p>1571.387695</text:p>
          </table:table-cell>
          <table:table-cell table:number-columns-repeated="1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566.013306" calcext:value-type="float">
            <text:p>1566.013306</text:p>
          </table:table-cell>
          <table:table-cell office:value-type="float" office:value="1575.919067" calcext:value-type="float">
            <text:p>1575.919067</text:p>
          </table:table-cell>
          <table:table-cell office:value-type="float" office:value="1563.46936" calcext:value-type="float">
            <text:p>1563.46936</text:p>
          </table:table-cell>
          <table:table-cell office:value-type="float" office:value="1575.325928" calcext:value-type="float">
            <text:p>1575.325928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65.597412" calcext:value-type="float">
            <text:p>1565.597412</text:p>
          </table:table-cell>
          <table:table-cell office:value-type="float" office:value="1572.985352" calcext:value-type="float">
            <text:p>1572.985352</text:p>
          </table:table-cell>
          <table:table-cell office:value-type="float" office:value="1569.147583" calcext:value-type="float">
            <text:p>1569.147583</text:p>
          </table:table-cell>
          <table:table-cell office:value-type="float" office:value="1571.102173" calcext:value-type="float">
            <text:p>1571.102173</text:p>
          </table:table-cell>
          <table:table-cell table:number-columns-repeated="1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566.17041" calcext:value-type="float">
            <text:p>1566.17041</text:p>
          </table:table-cell>
          <table:table-cell office:value-type="float" office:value="1570.094971" calcext:value-type="float">
            <text:p>1570.094971</text:p>
          </table:table-cell>
          <table:table-cell office:value-type="float" office:value="1568.379517" calcext:value-type="float">
            <text:p>1568.379517</text:p>
          </table:table-cell>
          <table:table-cell office:value-type="float" office:value="1569.047729" calcext:value-type="float">
            <text:p>1569.047729</text:p>
          </table:table-cell>
          <table:table-cell table:number-columns-repeated="1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554.907959" calcext:value-type="float">
            <text:p>1554.907959</text:p>
          </table:table-cell>
          <table:table-cell office:value-type="float" office:value="1563.348145" calcext:value-type="float">
            <text:p>1563.348145</text:p>
          </table:table-cell>
          <table:table-cell office:value-type="float" office:value="1569.732422" calcext:value-type="float">
            <text:p>1569.732422</text:p>
          </table:table-cell>
          <table:table-cell office:value-type="float" office:value="1580.100586" calcext:value-type="float">
            <text:p>1580.100586</text:p>
          </table:table-cell>
          <table:table-cell table:number-columns-repeated="1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513.255859" calcext:value-type="float">
            <text:p>1513.255859</text:p>
          </table:table-cell>
          <table:table-cell office:value-type="float" office:value="1529.709717" calcext:value-type="float">
            <text:p>1529.709717</text:p>
          </table:table-cell>
          <table:table-cell office:value-type="float" office:value="1589.893066" calcext:value-type="float">
            <text:p>1589.893066</text:p>
          </table:table-cell>
          <table:table-cell office:value-type="float" office:value="1637.624146" calcext:value-type="float">
            <text:p>1637.624146</text:p>
          </table:table-cell>
          <table:table-cell table:number-columns-repeated="1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534.628662" calcext:value-type="float">
            <text:p>1534.628662</text:p>
          </table:table-cell>
          <table:table-cell office:value-type="float" office:value="1528.434937" calcext:value-type="float">
            <text:p>1528.434937</text:p>
          </table:table-cell>
          <table:table-cell office:value-type="float" office:value="1614.864624" calcext:value-type="float">
            <text:p>1614.864624</text:p>
          </table:table-cell>
          <table:table-cell office:value-type="float" office:value="1623.629883" calcext:value-type="float">
            <text:p>1623.629883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38.409912" calcext:value-type="float">
            <text:p>1538.409912</text:p>
          </table:table-cell>
          <table:table-cell office:value-type="float" office:value="1525.537354" calcext:value-type="float">
            <text:p>1525.537354</text:p>
          </table:table-cell>
          <table:table-cell office:value-type="float" office:value="1641.135986" calcext:value-type="float">
            <text:p>1641.135986</text:p>
          </table:table-cell>
          <table:table-cell office:value-type="float" office:value="1585.922363" calcext:value-type="float">
            <text:p>1585.922363</text:p>
          </table:table-cell>
          <table:table-cell table:number-columns-repeated="1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558.637817" calcext:value-type="float">
            <text:p>1558.637817</text:p>
          </table:table-cell>
          <table:table-cell office:value-type="float" office:value="1568.598389" calcext:value-type="float">
            <text:p>1568.598389</text:p>
          </table:table-cell>
          <table:table-cell office:value-type="float" office:value="1605.897705" calcext:value-type="float">
            <text:p>1605.897705</text:p>
          </table:table-cell>
          <table:table-cell office:value-type="float" office:value="1643.200195" calcext:value-type="float">
            <text:p>1643.200195</text:p>
          </table:table-cell>
          <table:table-cell table:number-columns-repeated="1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553.327026" calcext:value-type="float">
            <text:p>1553.327026</text:p>
          </table:table-cell>
          <table:table-cell office:value-type="float" office:value="1563.321167" calcext:value-type="float">
            <text:p>1563.321167</text:p>
          </table:table-cell>
          <table:table-cell office:value-type="float" office:value="1616.3573" calcext:value-type="float">
            <text:p>1616.3573</text:p>
          </table:table-cell>
          <table:table-cell office:value-type="float" office:value="1638.81665" calcext:value-type="float">
            <text:p>1638.81665</text:p>
          </table:table-cell>
          <table:table-cell table:number-columns-repeated="1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558.93811" calcext:value-type="float">
            <text:p>1558.93811</text:p>
          </table:table-cell>
          <table:table-cell office:value-type="float" office:value="1569.832886" calcext:value-type="float">
            <text:p>1569.832886</text:p>
          </table:table-cell>
          <table:table-cell office:value-type="float" office:value="1616.228027" calcext:value-type="float">
            <text:p>1616.228027</text:p>
          </table:table-cell>
          <table:table-cell office:value-type="float" office:value="1658.506348" calcext:value-type="float">
            <text:p>1658.506348</text:p>
          </table:table-cell>
          <table:table-cell table:number-columns-repeated="1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565.176636" calcext:value-type="float">
            <text:p>1565.176636</text:p>
          </table:table-cell>
          <table:table-cell office:value-type="float" office:value="1570.486084" calcext:value-type="float">
            <text:p>1570.486084</text:p>
          </table:table-cell>
          <table:table-cell office:value-type="float" office:value="1629.030151" calcext:value-type="float">
            <text:p>1629.030151</text:p>
          </table:table-cell>
          <table:table-cell office:value-type="float" office:value="1658.036865" calcext:value-type="float">
            <text:p>1658.036865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65.901733" calcext:value-type="float">
            <text:p>1565.901733</text:p>
          </table:table-cell>
          <table:table-cell office:value-type="float" office:value="1611.262207" calcext:value-type="float">
            <text:p>1611.262207</text:p>
          </table:table-cell>
          <table:table-cell office:value-type="float" office:value="1618.88501" calcext:value-type="float">
            <text:p>1618.88501</text:p>
          </table:table-cell>
          <table:table-cell office:value-type="float" office:value="1687.17688" calcext:value-type="float">
            <text:p>1687.17688</text:p>
          </table:table-cell>
          <table:table-cell table:number-columns-repeated="1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631.444702" calcext:value-type="float">
            <text:p>1631.444702</text:p>
          </table:table-cell>
          <table:table-cell office:value-type="float" office:value="1640.269653" calcext:value-type="float">
            <text:p>1640.269653</text:p>
          </table:table-cell>
          <table:table-cell office:value-type="float" office:value="1616.675293" calcext:value-type="float">
            <text:p>1616.675293</text:p>
          </table:table-cell>
          <table:table-cell office:value-type="float" office:value="1624.299194" calcext:value-type="float">
            <text:p>1624.299194</text:p>
          </table:table-cell>
          <table:table-cell table:number-columns-repeated="1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632.008545" calcext:value-type="float">
            <text:p>1632.008545</text:p>
          </table:table-cell>
          <table:table-cell office:value-type="float" office:value="1700.121216" calcext:value-type="float">
            <text:p>1700.121216</text:p>
          </table:table-cell>
          <table:table-cell office:value-type="float" office:value="1616.091553" calcext:value-type="float">
            <text:p>1616.091553</text:p>
          </table:table-cell>
          <table:table-cell office:value-type="float" office:value="1691.948242" calcext:value-type="float">
            <text:p>1691.948242</text:p>
          </table:table-cell>
          <table:table-cell table:number-columns-repeated="1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649.530762" calcext:value-type="float">
            <text:p>1649.530762</text:p>
          </table:table-cell>
          <table:table-cell office:value-type="float" office:value="1678.300903" calcext:value-type="float">
            <text:p>1678.300903</text:p>
          </table:table-cell>
          <table:table-cell office:value-type="float" office:value="1646.041504" calcext:value-type="float">
            <text:p>1646.041504</text:p>
          </table:table-cell>
          <table:table-cell office:value-type="float" office:value="1669.394531" calcext:value-type="float">
            <text:p>1669.394531</text:p>
          </table:table-cell>
          <table:table-cell table:number-columns-repeated="1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657.914795" calcext:value-type="float">
            <text:p>1657.914795</text:p>
          </table:table-cell>
          <table:table-cell office:value-type="float" office:value="1720.249023" calcext:value-type="float">
            <text:p>1720.249023</text:p>
          </table:table-cell>
          <table:table-cell office:value-type="float" office:value="1659.75354" calcext:value-type="float">
            <text:p>1659.75354</text:p>
          </table:table-cell>
          <table:table-cell office:value-type="float" office:value="1710.665039" calcext:value-type="float">
            <text:p>1710.665039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75.742676" calcext:value-type="float">
            <text:p>1675.742676</text:p>
          </table:table-cell>
          <table:table-cell office:value-type="float" office:value="1766.86377" calcext:value-type="float">
            <text:p>1766.86377</text:p>
          </table:table-cell>
          <table:table-cell office:value-type="float" office:value="1678.543091" calcext:value-type="float">
            <text:p>1678.543091</text:p>
          </table:table-cell>
          <table:table-cell office:value-type="float" office:value="1760.107544" calcext:value-type="float">
            <text:p>1760.107544</text:p>
          </table:table-cell>
          <table:table-cell table:number-columns-repeated="1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700.400269" calcext:value-type="float">
            <text:p>1700.400269</text:p>
          </table:table-cell>
          <table:table-cell office:value-type="float" office:value="1777.484619" calcext:value-type="float">
            <text:p>1777.484619</text:p>
          </table:table-cell>
          <table:table-cell office:value-type="float" office:value="1703.746094" calcext:value-type="float">
            <text:p>1703.746094</text:p>
          </table:table-cell>
          <table:table-cell office:value-type="float" office:value="1772.630859" calcext:value-type="float">
            <text:p>1772.630859</text:p>
          </table:table-cell>
          <table:table-cell table:number-columns-repeated="1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728.932251" calcext:value-type="float">
            <text:p>1728.932251</text:p>
          </table:table-cell>
          <table:table-cell office:value-type="float" office:value="1797.628052" calcext:value-type="float">
            <text:p>1797.628052</text:p>
          </table:table-cell>
          <table:table-cell office:value-type="float" office:value="1740.572754" calcext:value-type="float">
            <text:p>1740.572754</text:p>
          </table:table-cell>
          <table:table-cell office:value-type="float" office:value="1789.534912" calcext:value-type="float">
            <text:p>1789.534912</text:p>
          </table:table-cell>
          <table:table-cell table:number-columns-repeated="1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741.606567" calcext:value-type="float">
            <text:p>1741.606567</text:p>
          </table:table-cell>
          <table:table-cell office:value-type="float" office:value="1823.25061" calcext:value-type="float">
            <text:p>1823.25061</text:p>
          </table:table-cell>
          <table:table-cell office:value-type="float" office:value="1751.945923" calcext:value-type="float">
            <text:p>1751.945923</text:p>
          </table:table-cell>
          <table:table-cell office:value-type="float" office:value="1817.343384" calcext:value-type="float">
            <text:p>1817.343384</text:p>
          </table:table-cell>
          <table:table-cell table:number-columns-repeated="1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766.231445" calcext:value-type="float">
            <text:p>1766.231445</text:p>
          </table:table-cell>
          <table:table-cell office:value-type="float" office:value="1837.881592" calcext:value-type="float">
            <text:p>1837.881592</text:p>
          </table:table-cell>
          <table:table-cell office:value-type="float" office:value="1778.142334" calcext:value-type="float">
            <text:p>1778.142334</text:p>
          </table:table-cell>
          <table:table-cell office:value-type="float" office:value="1829.700195" calcext:value-type="float">
            <text:p>1829.700195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87.774536" calcext:value-type="float">
            <text:p>1787.774536</text:p>
          </table:table-cell>
          <table:table-cell office:value-type="float" office:value="1843.93689" calcext:value-type="float">
            <text:p>1843.93689</text:p>
          </table:table-cell>
          <table:table-cell office:value-type="float" office:value="1802.507202" calcext:value-type="float">
            <text:p>1802.507202</text:p>
          </table:table-cell>
          <table:table-cell office:value-type="float" office:value="1834.045898" calcext:value-type="float">
            <text:p>1834.045898</text:p>
          </table:table-cell>
          <table:table-cell table:number-columns-repeated="1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789.740356" calcext:value-type="float">
            <text:p>1789.740356</text:p>
          </table:table-cell>
          <table:table-cell office:value-type="float" office:value="1919.943726" calcext:value-type="float">
            <text:p>1919.943726</text:p>
          </table:table-cell>
          <table:table-cell office:value-type="float" office:value="1805.868652" calcext:value-type="float">
            <text:p>1805.868652</text:p>
          </table:table-cell>
          <table:table-cell office:value-type="float" office:value="1904.220337" calcext:value-type="float">
            <text:p>1904.220337</text:p>
          </table:table-cell>
          <table:table-cell table:number-columns-repeated="1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804.82605" calcext:value-type="float">
            <text:p>1804.82605</text:p>
          </table:table-cell>
          <table:table-cell office:value-type="float" office:value="1884.851807" calcext:value-type="float">
            <text:p>1884.851807</text:p>
          </table:table-cell>
          <table:table-cell office:value-type="float" office:value="1817.811401" calcext:value-type="float">
            <text:p>1817.811401</text:p>
          </table:table-cell>
          <table:table-cell office:value-type="float" office:value="1881.876221" calcext:value-type="float">
            <text:p>1881.876221</text:p>
          </table:table-cell>
          <table:table-cell table:number-columns-repeated="1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809.22998" calcext:value-type="float">
            <text:p>1809.22998</text:p>
          </table:table-cell>
          <table:table-cell office:value-type="float" office:value="1902.683838" calcext:value-type="float">
            <text:p>1902.683838</text:p>
          </table:table-cell>
          <table:table-cell office:value-type="float" office:value="1823.238281" calcext:value-type="float">
            <text:p>1823.238281</text:p>
          </table:table-cell>
          <table:table-cell office:value-type="float" office:value="1906.271118" calcext:value-type="float">
            <text:p>1906.271118</text:p>
          </table:table-cell>
          <table:table-cell table:number-columns-repeated="1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793.125" calcext:value-type="float">
            <text:p>1793.125</text:p>
          </table:table-cell>
          <table:table-cell office:value-type="float" office:value="1910.242065" calcext:value-type="float">
            <text:p>1910.242065</text:p>
          </table:table-cell>
          <table:table-cell office:value-type="float" office:value="1814.833496" calcext:value-type="float">
            <text:p>1814.833496</text:p>
          </table:table-cell>
          <table:table-cell office:value-type="float" office:value="1901.416382" calcext:value-type="float">
            <text:p>1901.416382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72.519287" calcext:value-type="float">
            <text:p>1772.519287</text:p>
          </table:table-cell>
          <table:table-cell office:value-type="float" office:value="1911.161743" calcext:value-type="float">
            <text:p>1911.161743</text:p>
          </table:table-cell>
          <table:table-cell office:value-type="float" office:value="1784.07312" calcext:value-type="float">
            <text:p>1784.07312</text:p>
          </table:table-cell>
          <table:table-cell office:value-type="float" office:value="1909.580566" calcext:value-type="float">
            <text:p>1909.580566</text:p>
          </table:table-cell>
          <table:table-cell table:number-columns-repeated="1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779.926025" calcext:value-type="float">
            <text:p>1779.926025</text:p>
          </table:table-cell>
          <table:table-cell office:value-type="float" office:value="1922.30542" calcext:value-type="float">
            <text:p>1922.30542</text:p>
          </table:table-cell>
          <table:table-cell office:value-type="float" office:value="1796.708496" calcext:value-type="float">
            <text:p>1796.708496</text:p>
          </table:table-cell>
          <table:table-cell office:value-type="float" office:value="1910.661987" calcext:value-type="float">
            <text:p>1910.661987</text:p>
          </table:table-cell>
          <table:table-cell table:number-columns-repeated="1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800.198975" calcext:value-type="float">
            <text:p>1800.198975</text:p>
          </table:table-cell>
          <table:table-cell office:value-type="float" office:value="1879.595459" calcext:value-type="float">
            <text:p>1879.595459</text:p>
          </table:table-cell>
          <table:table-cell office:value-type="float" office:value="1823.132568" calcext:value-type="float">
            <text:p>1823.132568</text:p>
          </table:table-cell>
          <table:table-cell office:value-type="float" office:value="1873.505859" calcext:value-type="float">
            <text:p>1873.505859</text:p>
          </table:table-cell>
          <table:table-cell table:number-columns-repeated="1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787.974365" calcext:value-type="float">
            <text:p>1787.974365</text:p>
          </table:table-cell>
          <table:table-cell office:value-type="float" office:value="1946.450684" calcext:value-type="float">
            <text:p>1946.450684</text:p>
          </table:table-cell>
          <table:table-cell office:value-type="float" office:value="1796.300049" calcext:value-type="float">
            <text:p>1796.300049</text:p>
          </table:table-cell>
          <table:table-cell office:value-type="float" office:value="1942.418213" calcext:value-type="float">
            <text:p>1942.418213</text:p>
          </table:table-cell>
          <table:table-cell table:number-columns-repeated="1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788.42627" calcext:value-type="float">
            <text:p>1788.42627</text:p>
          </table:table-cell>
          <table:table-cell office:value-type="float" office:value="1931.769897" calcext:value-type="float">
            <text:p>1931.769897</text:p>
          </table:table-cell>
          <table:table-cell office:value-type="float" office:value="1806.347412" calcext:value-type="float">
            <text:p>1806.347412</text:p>
          </table:table-cell>
          <table:table-cell office:value-type="float" office:value="1920.208496" calcext:value-type="float">
            <text:p>1920.208496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12.045776" calcext:value-type="float">
            <text:p>1812.045776</text:p>
          </table:table-cell>
          <table:table-cell office:value-type="float" office:value="1887.726562" calcext:value-type="float">
            <text:p>1887.726562</text:p>
          </table:table-cell>
          <table:table-cell office:value-type="float" office:value="1830.494629" calcext:value-type="float">
            <text:p>1830.494629</text:p>
          </table:table-cell>
          <table:table-cell office:value-type="float" office:value="1879.675781" calcext:value-type="float">
            <text:p>1879.675781</text:p>
          </table:table-cell>
          <table:table-cell table:number-columns-repeated="1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791.315308" calcext:value-type="float">
            <text:p>1791.315308</text:p>
          </table:table-cell>
          <table:table-cell office:value-type="float" office:value="1937.910278" calcext:value-type="float">
            <text:p>1937.910278</text:p>
          </table:table-cell>
          <table:table-cell office:value-type="float" office:value="1805.361328" calcext:value-type="float">
            <text:p>1805.361328</text:p>
          </table:table-cell>
          <table:table-cell office:value-type="float" office:value="1932.000366" calcext:value-type="float">
            <text:p>1932.000366</text:p>
          </table:table-cell>
          <table:table-cell table:number-columns-repeated="1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795.80603" calcext:value-type="float">
            <text:p>1795.80603</text:p>
          </table:table-cell>
          <table:table-cell office:value-type="float" office:value="1933.373535" calcext:value-type="float">
            <text:p>1933.373535</text:p>
          </table:table-cell>
          <table:table-cell office:value-type="float" office:value="1811.270508" calcext:value-type="float">
            <text:p>1811.270508</text:p>
          </table:table-cell>
          <table:table-cell office:value-type="float" office:value="1926.827881" calcext:value-type="float">
            <text:p>1926.827881</text:p>
          </table:table-cell>
          <table:table-cell table:number-columns-repeated="1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824.823364" calcext:value-type="float">
            <text:p>1824.823364</text:p>
          </table:table-cell>
          <table:table-cell office:value-type="float" office:value="1904.929443" calcext:value-type="float">
            <text:p>1904.929443</text:p>
          </table:table-cell>
          <table:table-cell office:value-type="float" office:value="1846.718506" calcext:value-type="float">
            <text:p>1846.718506</text:p>
          </table:table-cell>
          <table:table-cell office:value-type="float" office:value="1892.405151" calcext:value-type="float">
            <text:p>1892.405151</text:p>
          </table:table-cell>
          <table:table-cell table:number-columns-repeated="1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808.243408" calcext:value-type="float">
            <text:p>1808.243408</text:p>
          </table:table-cell>
          <table:table-cell office:value-type="float" office:value="1954.307129" calcext:value-type="float">
            <text:p>1954.307129</text:p>
          </table:table-cell>
          <table:table-cell office:value-type="float" office:value="1821.768799" calcext:value-type="float">
            <text:p>1821.768799</text:p>
          </table:table-cell>
          <table:table-cell office:value-type="float" office:value="1948.662476" calcext:value-type="float">
            <text:p>1948.662476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99.61084" calcext:value-type="float">
            <text:p>1799.61084</text:p>
          </table:table-cell>
          <table:table-cell office:value-type="float" office:value="1938.792114" calcext:value-type="float">
            <text:p>1938.792114</text:p>
          </table:table-cell>
          <table:table-cell office:value-type="float" office:value="1817.863403" calcext:value-type="float">
            <text:p>1817.863403</text:p>
          </table:table-cell>
          <table:table-cell office:value-type="float" office:value="1931.679199" calcext:value-type="float">
            <text:p>1931.679199</text:p>
          </table:table-cell>
          <table:table-cell table:number-columns-repeated="1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827.789551" calcext:value-type="float">
            <text:p>1827.789551</text:p>
          </table:table-cell>
          <table:table-cell office:value-type="float" office:value="1903.964355" calcext:value-type="float">
            <text:p>1903.964355</text:p>
          </table:table-cell>
          <table:table-cell office:value-type="float" office:value="1846.436523" calcext:value-type="float">
            <text:p>1846.436523</text:p>
          </table:table-cell>
          <table:table-cell office:value-type="float" office:value="1892.575439" calcext:value-type="float">
            <text:p>1892.575439</text:p>
          </table:table-cell>
          <table:table-cell table:number-columns-repeated="1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813.471802" calcext:value-type="float">
            <text:p>1813.471802</text:p>
          </table:table-cell>
          <table:table-cell office:value-type="float" office:value="1952.474854" calcext:value-type="float">
            <text:p>1952.474854</text:p>
          </table:table-cell>
          <table:table-cell office:value-type="float" office:value="1827.562988" calcext:value-type="float">
            <text:p>1827.562988</text:p>
          </table:table-cell>
          <table:table-cell office:value-type="float" office:value="1946.539185" calcext:value-type="float">
            <text:p>1946.539185</text:p>
          </table:table-cell>
          <table:table-cell table:number-columns-repeated="1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805.861816" calcext:value-type="float">
            <text:p>1805.861816</text:p>
          </table:table-cell>
          <table:table-cell office:value-type="float" office:value="1950.218994" calcext:value-type="float">
            <text:p>1950.218994</text:p>
          </table:table-cell>
          <table:table-cell office:value-type="float" office:value="1822.002197" calcext:value-type="float">
            <text:p>1822.002197</text:p>
          </table:table-cell>
          <table:table-cell office:value-type="float" office:value="1939.903076" calcext:value-type="float">
            <text:p>1939.903076</text:p>
          </table:table-cell>
          <table:table-cell table:number-columns-repeated="1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827.483154" calcext:value-type="float">
            <text:p>1827.483154</text:p>
          </table:table-cell>
          <table:table-cell office:value-type="float" office:value="1914.32019" calcext:value-type="float">
            <text:p>1914.32019</text:p>
          </table:table-cell>
          <table:table-cell office:value-type="float" office:value="1849.970215" calcext:value-type="float">
            <text:p>1849.970215</text:p>
          </table:table-cell>
          <table:table-cell office:value-type="float" office:value="1903.608276" calcext:value-type="float">
            <text:p>1903.608276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15.525269" calcext:value-type="float">
            <text:p>1815.525269</text:p>
          </table:table-cell>
          <table:table-cell office:value-type="float" office:value="1965.801392" calcext:value-type="float">
            <text:p>1965.801392</text:p>
          </table:table-cell>
          <table:table-cell office:value-type="float" office:value="1831.15979" calcext:value-type="float">
            <text:p>1831.15979</text:p>
          </table:table-cell>
          <table:table-cell office:value-type="float" office:value="1955.97937" calcext:value-type="float">
            <text:p>1955.97937</text:p>
          </table:table-cell>
          <table:table-cell table:number-columns-repeated="1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808.692139" calcext:value-type="float">
            <text:p>1808.692139</text:p>
          </table:table-cell>
          <table:table-cell office:value-type="float" office:value="1944.310303" calcext:value-type="float">
            <text:p>1944.310303</text:p>
          </table:table-cell>
          <table:table-cell office:value-type="float" office:value="1827.983765" calcext:value-type="float">
            <text:p>1827.983765</text:p>
          </table:table-cell>
          <table:table-cell office:value-type="float" office:value="1938.379028" calcext:value-type="float">
            <text:p>1938.379028</text:p>
          </table:table-cell>
          <table:table-cell table:number-columns-repeated="13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828.712158" calcext:value-type="float">
            <text:p>1828.712158</text:p>
          </table:table-cell>
          <table:table-cell office:value-type="float" office:value="1936.868286" calcext:value-type="float">
            <text:p>1936.868286</text:p>
          </table:table-cell>
          <table:table-cell office:value-type="float" office:value="1849.590454" calcext:value-type="float">
            <text:p>1849.590454</text:p>
          </table:table-cell>
          <table:table-cell office:value-type="float" office:value="1924.952881" calcext:value-type="float">
            <text:p>1924.952881</text:p>
          </table:table-cell>
          <table:table-cell table:number-columns-repeated="13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824.565552" calcext:value-type="float">
            <text:p>1824.565552</text:p>
          </table:table-cell>
          <table:table-cell office:value-type="float" office:value="1956.563477" calcext:value-type="float">
            <text:p>1956.563477</text:p>
          </table:table-cell>
          <table:table-cell office:value-type="float" office:value="1839.814575" calcext:value-type="float">
            <text:p>1839.814575</text:p>
          </table:table-cell>
          <table:table-cell office:value-type="float" office:value="1948.209473" calcext:value-type="float">
            <text:p>1948.209473</text:p>
          </table:table-cell>
          <table:table-cell table:number-columns-repeated="13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811.080566" calcext:value-type="float">
            <text:p>1811.080566</text:p>
          </table:table-cell>
          <table:table-cell office:value-type="float" office:value="1964.057617" calcext:value-type="float">
            <text:p>1964.057617</text:p>
          </table:table-cell>
          <table:table-cell office:value-type="float" office:value="1824.892212" calcext:value-type="float">
            <text:p>1824.892212</text:p>
          </table:table-cell>
          <table:table-cell office:value-type="float" office:value="1957.80603" calcext:value-type="float">
            <text:p>1957.80603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2.518188" calcext:value-type="float">
            <text:p>1832.518188</text:p>
          </table:table-cell>
          <table:table-cell office:value-type="float" office:value="1937.550537" calcext:value-type="float">
            <text:p>1937.550537</text:p>
          </table:table-cell>
          <table:table-cell office:value-type="float" office:value="1853.118896" calcext:value-type="float">
            <text:p>1853.118896</text:p>
          </table:table-cell>
          <table:table-cell office:value-type="float" office:value="1930.086792" calcext:value-type="float">
            <text:p>1930.086792</text:p>
          </table:table-cell>
          <table:table-cell table:number-columns-repeated="13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830.888672" calcext:value-type="float">
            <text:p>1830.888672</text:p>
          </table:table-cell>
          <table:table-cell office:value-type="float" office:value="1961.97998" calcext:value-type="float">
            <text:p>1961.97998</text:p>
          </table:table-cell>
          <table:table-cell office:value-type="float" office:value="1846.957397" calcext:value-type="float">
            <text:p>1846.957397</text:p>
          </table:table-cell>
          <table:table-cell office:value-type="float" office:value="1954.01123" calcext:value-type="float">
            <text:p>1954.01123</text:p>
          </table:table-cell>
          <table:table-cell table:number-columns-repeated="13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811.186157" calcext:value-type="float">
            <text:p>1811.186157</text:p>
          </table:table-cell>
          <table:table-cell office:value-type="float" office:value="1965.749756" calcext:value-type="float">
            <text:p>1965.749756</text:p>
          </table:table-cell>
          <table:table-cell office:value-type="float" office:value="1831.983154" calcext:value-type="float">
            <text:p>1831.983154</text:p>
          </table:table-cell>
          <table:table-cell office:value-type="float" office:value="1959.065796" calcext:value-type="float">
            <text:p>1959.065796</text:p>
          </table:table-cell>
          <table:table-cell table:number-columns-repeated="13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839.662842" calcext:value-type="float">
            <text:p>1839.662842</text:p>
          </table:table-cell>
          <table:table-cell office:value-type="float" office:value="1930.131226" calcext:value-type="float">
            <text:p>1930.131226</text:p>
          </table:table-cell>
          <table:table-cell office:value-type="float" office:value="1861.567993" calcext:value-type="float">
            <text:p>1861.567993</text:p>
          </table:table-cell>
          <table:table-cell office:value-type="float" office:value="1922.296265" calcext:value-type="float">
            <text:p>1922.296265</text:p>
          </table:table-cell>
          <table:table-cell table:number-columns-repeated="13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831.189331" calcext:value-type="float">
            <text:p>1831.189331</text:p>
          </table:table-cell>
          <table:table-cell office:value-type="float" office:value="1957.654297" calcext:value-type="float">
            <text:p>1957.654297</text:p>
          </table:table-cell>
          <table:table-cell office:value-type="float" office:value="1847.682495" calcext:value-type="float">
            <text:p>1847.682495</text:p>
          </table:table-cell>
          <table:table-cell office:value-type="float" office:value="1951.019531" calcext:value-type="float">
            <text:p>1951.019531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15.685303" calcext:value-type="float">
            <text:p>1815.685303</text:p>
          </table:table-cell>
          <table:table-cell office:value-type="float" office:value="1972.560181" calcext:value-type="float">
            <text:p>1972.560181</text:p>
          </table:table-cell>
          <table:table-cell office:value-type="float" office:value="1829.303345" calcext:value-type="float">
            <text:p>1829.303345</text:p>
          </table:table-cell>
          <table:table-cell office:value-type="float" office:value="1968.828979" calcext:value-type="float">
            <text:p>1968.828979</text:p>
          </table:table-cell>
          <table:table-cell table:number-columns-repeated="13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840.5177" calcext:value-type="float">
            <text:p>1840.5177</text:p>
          </table:table-cell>
          <table:table-cell office:value-type="float" office:value="1934.095337" calcext:value-type="float">
            <text:p>1934.095337</text:p>
          </table:table-cell>
          <table:table-cell office:value-type="float" office:value="1860.642212" calcext:value-type="float">
            <text:p>1860.642212</text:p>
          </table:table-cell>
          <table:table-cell office:value-type="float" office:value="1926.410767" calcext:value-type="float">
            <text:p>1926.410767</text:p>
          </table:table-cell>
          <table:table-cell table:number-columns-repeated="13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839.918701" calcext:value-type="float">
            <text:p>1839.918701</text:p>
          </table:table-cell>
          <table:table-cell office:value-type="float" office:value="1956.913208" calcext:value-type="float">
            <text:p>1956.913208</text:p>
          </table:table-cell>
          <table:table-cell office:value-type="float" office:value="1857.064209" calcext:value-type="float">
            <text:p>1857.064209</text:p>
          </table:table-cell>
          <table:table-cell office:value-type="float" office:value="1947.97583" calcext:value-type="float">
            <text:p>1947.97583</text:p>
          </table:table-cell>
          <table:table-cell table:number-columns-repeated="13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815.146118" calcext:value-type="float">
            <text:p>1815.146118</text:p>
          </table:table-cell>
          <table:table-cell office:value-type="float" office:value="1982.914429" calcext:value-type="float">
            <text:p>1982.914429</text:p>
          </table:table-cell>
          <table:table-cell office:value-type="float" office:value="1832.137939" calcext:value-type="float">
            <text:p>1832.137939</text:p>
          </table:table-cell>
          <table:table-cell office:value-type="float" office:value="1975.788452" calcext:value-type="float">
            <text:p>1975.788452</text:p>
          </table:table-cell>
          <table:table-cell table:number-columns-repeated="13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840.602539" calcext:value-type="float">
            <text:p>1840.602539</text:p>
          </table:table-cell>
          <table:table-cell office:value-type="float" office:value="1928.195068" calcext:value-type="float">
            <text:p>1928.195068</text:p>
          </table:table-cell>
          <table:table-cell office:value-type="float" office:value="1865.660767" calcext:value-type="float">
            <text:p>1865.660767</text:p>
          </table:table-cell>
          <table:table-cell office:value-type="float" office:value="1916.930664" calcext:value-type="float">
            <text:p>1916.93066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50.292603" calcext:value-type="float">
            <text:p>1850.292603</text:p>
          </table:table-cell>
          <table:table-cell office:value-type="float" office:value="1956.689087" calcext:value-type="float">
            <text:p>1956.689087</text:p>
          </table:table-cell>
          <table:table-cell office:value-type="float" office:value="1867.043701" calcext:value-type="float">
            <text:p>1867.043701</text:p>
          </table:table-cell>
          <table:table-cell office:value-type="float" office:value="1951.189453" calcext:value-type="float">
            <text:p>1951.189453</text:p>
          </table:table-cell>
          <table:table-cell table:number-columns-repeated="13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817.460938" calcext:value-type="float">
            <text:p>1817.460938</text:p>
          </table:table-cell>
          <table:table-cell office:value-type="float" office:value="1998.309082" calcext:value-type="float">
            <text:p>1998.309082</text:p>
          </table:table-cell>
          <table:table-cell office:value-type="float" office:value="1833.061279" calcext:value-type="float">
            <text:p>1833.061279</text:p>
          </table:table-cell>
          <table:table-cell office:value-type="float" office:value="1988.678589" calcext:value-type="float">
            <text:p>1988.678589</text:p>
          </table:table-cell>
          <table:table-cell table:number-columns-repeated="13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852.689209" calcext:value-type="float">
            <text:p>1852.689209</text:p>
          </table:table-cell>
          <table:table-cell office:value-type="float" office:value="1950.275391" calcext:value-type="float">
            <text:p>1950.275391</text:p>
          </table:table-cell>
          <table:table-cell office:value-type="float" office:value="1876.53418" calcext:value-type="float">
            <text:p>1876.53418</text:p>
          </table:table-cell>
          <table:table-cell office:value-type="float" office:value="1941.482666" calcext:value-type="float">
            <text:p>1941.482666</text:p>
          </table:table-cell>
          <table:table-cell table:number-columns-repeated="13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854.892578" calcext:value-type="float">
            <text:p>1854.892578</text:p>
          </table:table-cell>
          <table:table-cell office:value-type="float" office:value="1964.486694" calcext:value-type="float">
            <text:p>1964.486694</text:p>
          </table:table-cell>
          <table:table-cell office:value-type="float" office:value="1873.705566" calcext:value-type="float">
            <text:p>1873.705566</text:p>
          </table:table-cell>
          <table:table-cell office:value-type="float" office:value="1958.085815" calcext:value-type="float">
            <text:p>1958.085815</text:p>
          </table:table-cell>
          <table:table-cell table:number-columns-repeated="13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813.037598" calcext:value-type="float">
            <text:p>1813.037598</text:p>
          </table:table-cell>
          <table:table-cell office:value-type="float" office:value="1984.02124" calcext:value-type="float">
            <text:p>1984.02124</text:p>
          </table:table-cell>
          <table:table-cell office:value-type="float" office:value="1828.967773" calcext:value-type="float">
            <text:p>1828.967773</text:p>
          </table:table-cell>
          <table:table-cell office:value-type="float" office:value="1980.073608" calcext:value-type="float">
            <text:p>1980.07360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16.41626" calcext:value-type="float">
            <text:p>1816.41626</text:p>
          </table:table-cell>
          <table:table-cell office:value-type="float" office:value="1912.792603" calcext:value-type="float">
            <text:p>1912.792603</text:p>
          </table:table-cell>
          <table:table-cell office:value-type="float" office:value="1840.933228" calcext:value-type="float">
            <text:p>1840.933228</text:p>
          </table:table-cell>
          <table:table-cell office:value-type="float" office:value="1904.072021" calcext:value-type="float">
            <text:p>1904.072021</text:p>
          </table:table-cell>
          <table:table-cell table:number-columns-repeated="13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789.906494" calcext:value-type="float">
            <text:p>1789.906494</text:p>
          </table:table-cell>
          <table:table-cell office:value-type="float" office:value="1932.810059" calcext:value-type="float">
            <text:p>1932.810059</text:p>
          </table:table-cell>
          <table:table-cell office:value-type="float" office:value="1799.468018" calcext:value-type="float">
            <text:p>1799.468018</text:p>
          </table:table-cell>
          <table:table-cell office:value-type="float" office:value="1932.574829" calcext:value-type="float">
            <text:p>1932.574829</text:p>
          </table:table-cell>
          <table:table-cell table:number-columns-repeated="13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730.486938" calcext:value-type="float">
            <text:p>1730.486938</text:p>
          </table:table-cell>
          <table:table-cell office:value-type="float" office:value="1922.292236" calcext:value-type="float">
            <text:p>1922.292236</text:p>
          </table:table-cell>
          <table:table-cell office:value-type="float" office:value="1746.815063" calcext:value-type="float">
            <text:p>1746.815063</text:p>
          </table:table-cell>
          <table:table-cell office:value-type="float" office:value="1923.405518" calcext:value-type="float">
            <text:p>1923.405518</text:p>
          </table:table-cell>
          <table:table-cell table:number-columns-repeated="13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754.001587" calcext:value-type="float">
            <text:p>1754.001587</text:p>
          </table:table-cell>
          <table:table-cell office:value-type="float" office:value="1831.678833" calcext:value-type="float">
            <text:p>1831.678833</text:p>
          </table:table-cell>
          <table:table-cell office:value-type="float" office:value="1776.471558" calcext:value-type="float">
            <text:p>1776.471558</text:p>
          </table:table-cell>
          <table:table-cell office:value-type="float" office:value="1831.009766" calcext:value-type="float">
            <text:p>1831.009766</text:p>
          </table:table-cell>
          <table:table-cell table:number-columns-repeated="13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729.363892" calcext:value-type="float">
            <text:p>1729.363892</text:p>
          </table:table-cell>
          <table:table-cell office:value-type="float" office:value="1860.789795" calcext:value-type="float">
            <text:p>1860.789795</text:p>
          </table:table-cell>
          <table:table-cell office:value-type="float" office:value="1744.256104" calcext:value-type="float">
            <text:p>1744.256104</text:p>
          </table:table-cell>
          <table:table-cell office:value-type="float" office:value="1856.695435" calcext:value-type="float">
            <text:p>1856.695435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83.257324" calcext:value-type="float">
            <text:p>1683.257324</text:p>
          </table:table-cell>
          <table:table-cell office:value-type="float" office:value="1845.538696" calcext:value-type="float">
            <text:p>1845.538696</text:p>
          </table:table-cell>
          <table:table-cell office:value-type="float" office:value="1698.556274" calcext:value-type="float">
            <text:p>1698.556274</text:p>
          </table:table-cell>
          <table:table-cell office:value-type="float" office:value="1846.492188" calcext:value-type="float">
            <text:p>1846.492188</text:p>
          </table:table-cell>
          <table:table-cell table:number-columns-repeated="13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702.671997" calcext:value-type="float">
            <text:p>1702.671997</text:p>
          </table:table-cell>
          <table:table-cell office:value-type="float" office:value="1782.347412" calcext:value-type="float">
            <text:p>1782.347412</text:p>
          </table:table-cell>
          <table:table-cell office:value-type="float" office:value="1717.474976" calcext:value-type="float">
            <text:p>1717.474976</text:p>
          </table:table-cell>
          <table:table-cell office:value-type="float" office:value="1780.682251" calcext:value-type="float">
            <text:p>1780.682251</text:p>
          </table:table-cell>
          <table:table-cell table:number-columns-repeated="13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682.494019" calcext:value-type="float">
            <text:p>1682.494019</text:p>
          </table:table-cell>
          <table:table-cell office:value-type="float" office:value="1790.65625" calcext:value-type="float">
            <text:p>1790.65625</text:p>
          </table:table-cell>
          <table:table-cell office:value-type="float" office:value="1696.877319" calcext:value-type="float">
            <text:p>1696.877319</text:p>
          </table:table-cell>
          <table:table-cell office:value-type="float" office:value="1792.603638" calcext:value-type="float">
            <text:p>1792.603638</text:p>
          </table:table-cell>
          <table:table-cell table:number-columns-repeated="13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654.720215" calcext:value-type="float">
            <text:p>1654.720215</text:p>
          </table:table-cell>
          <table:table-cell office:value-type="float" office:value="1789.243774" calcext:value-type="float">
            <text:p>1789.243774</text:p>
          </table:table-cell>
          <table:table-cell office:value-type="float" office:value="1671.886353" calcext:value-type="float">
            <text:p>1671.886353</text:p>
          </table:table-cell>
          <table:table-cell office:value-type="float" office:value="1770.719482" calcext:value-type="float">
            <text:p>1770.719482</text:p>
          </table:table-cell>
          <table:table-cell table:number-columns-repeated="13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670.829712" calcext:value-type="float">
            <text:p>1670.829712</text:p>
          </table:table-cell>
          <table:table-cell office:value-type="float" office:value="1740.233765" calcext:value-type="float">
            <text:p>1740.233765</text:p>
          </table:table-cell>
          <table:table-cell office:value-type="float" office:value="1674.337402" calcext:value-type="float">
            <text:p>1674.337402</text:p>
          </table:table-cell>
          <table:table-cell office:value-type="float" office:value="1740.263916" calcext:value-type="float">
            <text:p>1740.263916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53.588013" calcext:value-type="float">
            <text:p>1653.588013</text:p>
          </table:table-cell>
          <table:table-cell office:value-type="float" office:value="1741.9823" calcext:value-type="float">
            <text:p>1741.9823</text:p>
          </table:table-cell>
          <table:table-cell office:value-type="float" office:value="1660.172241" calcext:value-type="float">
            <text:p>1660.172241</text:p>
          </table:table-cell>
          <table:table-cell office:value-type="float" office:value="1746.919434" calcext:value-type="float">
            <text:p>1746.919434</text:p>
          </table:table-cell>
          <table:table-cell table:number-columns-repeated="13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637.816895" calcext:value-type="float">
            <text:p>1637.816895</text:p>
          </table:table-cell>
          <table:table-cell office:value-type="float" office:value="1730.58374" calcext:value-type="float">
            <text:p>1730.58374</text:p>
          </table:table-cell>
          <table:table-cell office:value-type="float" office:value="1650.384888" calcext:value-type="float">
            <text:p>1650.384888</text:p>
          </table:table-cell>
          <table:table-cell office:value-type="float" office:value="1732.148193" calcext:value-type="float">
            <text:p>1732.148193</text:p>
          </table:table-cell>
          <table:table-cell table:number-columns-repeated="13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632.177734" calcext:value-type="float">
            <text:p>1632.177734</text:p>
          </table:table-cell>
          <table:table-cell office:value-type="float" office:value="1715.072266" calcext:value-type="float">
            <text:p>1715.072266</text:p>
          </table:table-cell>
          <table:table-cell office:value-type="float" office:value="1645.876099" calcext:value-type="float">
            <text:p>1645.876099</text:p>
          </table:table-cell>
          <table:table-cell office:value-type="float" office:value="1713.299194" calcext:value-type="float">
            <text:p>1713.299194</text:p>
          </table:table-cell>
          <table:table-cell table:number-columns-repeated="13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625.775146" calcext:value-type="float">
            <text:p>1625.775146</text:p>
          </table:table-cell>
          <table:table-cell office:value-type="float" office:value="1704.747803" calcext:value-type="float">
            <text:p>1704.747803</text:p>
          </table:table-cell>
          <table:table-cell office:value-type="float" office:value="1635.87915" calcext:value-type="float">
            <text:p>1635.87915</text:p>
          </table:table-cell>
          <table:table-cell office:value-type="float" office:value="1705.07373" calcext:value-type="float">
            <text:p>1705.07373</text:p>
          </table:table-cell>
          <table:table-cell table:number-columns-repeated="1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616.960571" calcext:value-type="float">
            <text:p>1616.960571</text:p>
          </table:table-cell>
          <table:table-cell office:value-type="float" office:value="1693.601929" calcext:value-type="float">
            <text:p>1693.601929</text:p>
          </table:table-cell>
          <table:table-cell office:value-type="float" office:value="1627.928589" calcext:value-type="float">
            <text:p>1627.928589</text:p>
          </table:table-cell>
          <table:table-cell office:value-type="float" office:value="1693.666016" calcext:value-type="float">
            <text:p>1693.666016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2.184814" calcext:value-type="float">
            <text:p>1612.184814</text:p>
          </table:table-cell>
          <table:table-cell office:value-type="float" office:value="1686.321655" calcext:value-type="float">
            <text:p>1686.321655</text:p>
          </table:table-cell>
          <table:table-cell office:value-type="float" office:value="1621.454834" calcext:value-type="float">
            <text:p>1621.454834</text:p>
          </table:table-cell>
          <table:table-cell office:value-type="float" office:value="1679.515625" calcext:value-type="float">
            <text:p>1679.515625</text:p>
          </table:table-cell>
          <table:table-cell table:number-columns-repeated="13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609.323486" calcext:value-type="float">
            <text:p>1609.323486</text:p>
          </table:table-cell>
          <table:table-cell office:value-type="float" office:value="1672.501587" calcext:value-type="float">
            <text:p>1672.501587</text:p>
          </table:table-cell>
          <table:table-cell office:value-type="float" office:value="1615.157837" calcext:value-type="float">
            <text:p>1615.157837</text:p>
          </table:table-cell>
          <table:table-cell office:value-type="float" office:value="1671.776978" calcext:value-type="float">
            <text:p>1671.776978</text:p>
          </table:table-cell>
          <table:table-cell table:number-columns-repeated="13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601.653564" calcext:value-type="float">
            <text:p>1601.653564</text:p>
          </table:table-cell>
          <table:table-cell office:value-type="float" office:value="1665.45459" calcext:value-type="float">
            <text:p>1665.45459</text:p>
          </table:table-cell>
          <table:table-cell office:value-type="float" office:value="1610.249756" calcext:value-type="float">
            <text:p>1610.249756</text:p>
          </table:table-cell>
          <table:table-cell office:value-type="float" office:value="1667.269897" calcext:value-type="float">
            <text:p>1667.269897</text:p>
          </table:table-cell>
          <table:table-cell table:number-columns-repeated="13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598.036011" calcext:value-type="float">
            <text:p>1598.036011</text:p>
          </table:table-cell>
          <table:table-cell office:value-type="float" office:value="1656.36792" calcext:value-type="float">
            <text:p>1656.36792</text:p>
          </table:table-cell>
          <table:table-cell office:value-type="float" office:value="1610.415161" calcext:value-type="float">
            <text:p>1610.415161</text:p>
          </table:table-cell>
          <table:table-cell office:value-type="float" office:value="1652.981323" calcext:value-type="float">
            <text:p>1652.981323</text:p>
          </table:table-cell>
          <table:table-cell table:number-columns-repeated="13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594.979004" calcext:value-type="float">
            <text:p>1594.979004</text:p>
          </table:table-cell>
          <table:table-cell office:value-type="float" office:value="1657.047729" calcext:value-type="float">
            <text:p>1657.047729</text:p>
          </table:table-cell>
          <table:table-cell office:value-type="float" office:value="1599.199097" calcext:value-type="float">
            <text:p>1599.199097</text:p>
          </table:table-cell>
          <table:table-cell office:value-type="float" office:value="1653.19043" calcext:value-type="float">
            <text:p>1653.19043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3.662842" calcext:value-type="float">
            <text:p>1593.662842</text:p>
          </table:table-cell>
          <table:table-cell office:value-type="float" office:value="1643.812012" calcext:value-type="float">
            <text:p>1643.812012</text:p>
          </table:table-cell>
          <table:table-cell office:value-type="float" office:value="1599.350342" calcext:value-type="float">
            <text:p>1599.350342</text:p>
          </table:table-cell>
          <table:table-cell office:value-type="float" office:value="1645.229248" calcext:value-type="float">
            <text:p>1645.229248</text:p>
          </table:table-cell>
          <table:table-cell table:number-columns-repeated="13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583.36377" calcext:value-type="float">
            <text:p>1583.36377</text:p>
          </table:table-cell>
          <table:table-cell office:value-type="float" office:value="1638.222046" calcext:value-type="float">
            <text:p>1638.222046</text:p>
          </table:table-cell>
          <table:table-cell office:value-type="float" office:value="1595.582886" calcext:value-type="float">
            <text:p>1595.582886</text:p>
          </table:table-cell>
          <table:table-cell office:value-type="float" office:value="1637.212402" calcext:value-type="float">
            <text:p>1637.212402</text:p>
          </table:table-cell>
          <table:table-cell table:number-columns-repeated="13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586.311646" calcext:value-type="float">
            <text:p>1586.311646</text:p>
          </table:table-cell>
          <table:table-cell office:value-type="float" office:value="1631.335327" calcext:value-type="float">
            <text:p>1631.335327</text:p>
          </table:table-cell>
          <table:table-cell office:value-type="float" office:value="1594.047241" calcext:value-type="float">
            <text:p>1594.047241</text:p>
          </table:table-cell>
          <table:table-cell office:value-type="float" office:value="1632.184814" calcext:value-type="float">
            <text:p>1632.184814</text:p>
          </table:table-cell>
          <table:table-cell table:number-columns-repeated="13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579.932495" calcext:value-type="float">
            <text:p>1579.932495</text:p>
          </table:table-cell>
          <table:table-cell office:value-type="float" office:value="1629.877686" calcext:value-type="float">
            <text:p>1629.877686</text:p>
          </table:table-cell>
          <table:table-cell office:value-type="float" office:value="1589.032227" calcext:value-type="float">
            <text:p>1589.032227</text:p>
          </table:table-cell>
          <table:table-cell office:value-type="float" office:value="1626.001831" calcext:value-type="float">
            <text:p>1626.001831</text:p>
          </table:table-cell>
          <table:table-cell table:number-columns-repeated="13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576.155029" calcext:value-type="float">
            <text:p>1576.155029</text:p>
          </table:table-cell>
          <table:table-cell office:value-type="float" office:value="1626.618896" calcext:value-type="float">
            <text:p>1626.618896</text:p>
          </table:table-cell>
          <table:table-cell office:value-type="float" office:value="1583.875977" calcext:value-type="float">
            <text:p>1583.875977</text:p>
          </table:table-cell>
          <table:table-cell office:value-type="float" office:value="1625.88855" calcext:value-type="float">
            <text:p>1625.8885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7.502808" calcext:value-type="float">
            <text:p>1577.502808</text:p>
          </table:table-cell>
          <table:table-cell office:value-type="float" office:value="1618.073975" calcext:value-type="float">
            <text:p>1618.073975</text:p>
          </table:table-cell>
          <table:table-cell office:value-type="float" office:value="1584.478638" calcext:value-type="float">
            <text:p>1584.478638</text:p>
          </table:table-cell>
          <table:table-cell office:value-type="float" office:value="1621.792603" calcext:value-type="float">
            <text:p>1621.792603</text:p>
          </table:table-cell>
          <table:table-cell table:number-columns-repeated="13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572.843994" calcext:value-type="float">
            <text:p>1572.843994</text:p>
          </table:table-cell>
          <table:table-cell office:value-type="float" office:value="1614.658569" calcext:value-type="float">
            <text:p>1614.658569</text:p>
          </table:table-cell>
          <table:table-cell office:value-type="float" office:value="1581.930176" calcext:value-type="float">
            <text:p>1581.930176</text:p>
          </table:table-cell>
          <table:table-cell office:value-type="float" office:value="1615.78479" calcext:value-type="float">
            <text:p>1615.78479</text:p>
          </table:table-cell>
          <table:table-cell table:number-columns-repeated="13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576.694946" calcext:value-type="float">
            <text:p>1576.694946</text:p>
          </table:table-cell>
          <table:table-cell office:value-type="float" office:value="1609.443481" calcext:value-type="float">
            <text:p>1609.443481</text:p>
          </table:table-cell>
          <table:table-cell office:value-type="float" office:value="1582.559326" calcext:value-type="float">
            <text:p>1582.559326</text:p>
          </table:table-cell>
          <table:table-cell office:value-type="float" office:value="1612.352295" calcext:value-type="float">
            <text:p>1612.352295</text:p>
          </table:table-cell>
          <table:table-cell table:number-columns-repeated="13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571.1521" calcext:value-type="float">
            <text:p>1571.1521</text:p>
          </table:table-cell>
          <table:table-cell office:value-type="float" office:value="1605.780151" calcext:value-type="float">
            <text:p>1605.780151</text:p>
          </table:table-cell>
          <table:table-cell office:value-type="float" office:value="1582.348022" calcext:value-type="float">
            <text:p>1582.348022</text:p>
          </table:table-cell>
          <table:table-cell office:value-type="float" office:value="1606.417725" calcext:value-type="float">
            <text:p>1606.417725</text:p>
          </table:table-cell>
          <table:table-cell table:number-columns-repeated="13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572.717651" calcext:value-type="float">
            <text:p>1572.717651</text:p>
          </table:table-cell>
          <table:table-cell office:value-type="float" office:value="1603.422363" calcext:value-type="float">
            <text:p>1603.422363</text:p>
          </table:table-cell>
          <table:table-cell office:value-type="float" office:value="1579.696777" calcext:value-type="float">
            <text:p>1579.696777</text:p>
          </table:table-cell>
          <table:table-cell office:value-type="float" office:value="1604.547363" calcext:value-type="float">
            <text:p>1604.547363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7.816772" calcext:value-type="float">
            <text:p>1567.816772</text:p>
          </table:table-cell>
          <table:table-cell office:value-type="float" office:value="1598.049805" calcext:value-type="float">
            <text:p>1598.049805</text:p>
          </table:table-cell>
          <table:table-cell office:value-type="float" office:value="1579.607178" calcext:value-type="float">
            <text:p>1579.607178</text:p>
          </table:table-cell>
          <table:table-cell office:value-type="float" office:value="1599.299683" calcext:value-type="float">
            <text:p>1599.299683</text:p>
          </table:table-cell>
          <table:table-cell table:number-columns-repeated="13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567.780151" calcext:value-type="float">
            <text:p>1567.780151</text:p>
          </table:table-cell>
          <table:table-cell office:value-type="float" office:value="1601.05896" calcext:value-type="float">
            <text:p>1601.05896</text:p>
          </table:table-cell>
          <table:table-cell office:value-type="float" office:value="1577.573242" calcext:value-type="float">
            <text:p>1577.573242</text:p>
          </table:table-cell>
          <table:table-cell office:value-type="float" office:value="1599.632812" calcext:value-type="float">
            <text:p>1599.632812</text:p>
          </table:table-cell>
          <table:table-cell table:number-columns-repeated="13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568.676025" calcext:value-type="float">
            <text:p>1568.676025</text:p>
          </table:table-cell>
          <table:table-cell office:value-type="float" office:value="1589.443237" calcext:value-type="float">
            <text:p>1589.443237</text:p>
          </table:table-cell>
          <table:table-cell office:value-type="float" office:value="1575.094238" calcext:value-type="float">
            <text:p>1575.094238</text:p>
          </table:table-cell>
          <table:table-cell office:value-type="float" office:value="1598.656006" calcext:value-type="float">
            <text:p>1598.656006</text:p>
          </table:table-cell>
          <table:table-cell table:number-columns-repeated="13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565.777832" calcext:value-type="float">
            <text:p>1565.777832</text:p>
          </table:table-cell>
          <table:table-cell office:value-type="float" office:value="1591.062012" calcext:value-type="float">
            <text:p>1591.062012</text:p>
          </table:table-cell>
          <table:table-cell office:value-type="float" office:value="1577.50769" calcext:value-type="float">
            <text:p>1577.50769</text:p>
          </table:table-cell>
          <table:table-cell office:value-type="float" office:value="1594.685425" calcext:value-type="float">
            <text:p>1594.685425</text:p>
          </table:table-cell>
          <table:table-cell table:number-columns-repeated="13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62.445923" calcext:value-type="float">
            <text:p>1562.445923</text:p>
          </table:table-cell>
          <table:table-cell office:value-type="float" office:value="1589.385498" calcext:value-type="float">
            <text:p>1589.385498</text:p>
          </table:table-cell>
          <table:table-cell office:value-type="float" office:value="1575.332031" calcext:value-type="float">
            <text:p>1575.332031</text:p>
          </table:table-cell>
          <table:table-cell office:value-type="float" office:value="1592.26001" calcext:value-type="float">
            <text:p>1592.26001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5.199219" calcext:value-type="float">
            <text:p>1565.199219</text:p>
          </table:table-cell>
          <table:table-cell office:value-type="float" office:value="1585.457153" calcext:value-type="float">
            <text:p>1585.457153</text:p>
          </table:table-cell>
          <table:table-cell office:value-type="float" office:value="1568.936401" calcext:value-type="float">
            <text:p>1568.936401</text:p>
          </table:table-cell>
          <table:table-cell office:value-type="float" office:value="1596.018677" calcext:value-type="float">
            <text:p>1596.018677</text:p>
          </table:table-cell>
          <table:table-cell table:number-columns-repeated="13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573.953125" calcext:value-type="float">
            <text:p>1573.953125</text:p>
          </table:table-cell>
          <table:table-cell office:value-type="float" office:value="1593.732422" calcext:value-type="float">
            <text:p>1593.732422</text:p>
          </table:table-cell>
          <table:table-cell office:value-type="float" office:value="1565.945801" calcext:value-type="float">
            <text:p>1565.945801</text:p>
          </table:table-cell>
          <table:table-cell office:value-type="float" office:value="1581.416748" calcext:value-type="float">
            <text:p>1581.416748</text:p>
          </table:table-cell>
          <table:table-cell table:number-columns-repeated="13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569.266724" calcext:value-type="float">
            <text:p>1569.266724</text:p>
          </table:table-cell>
          <table:table-cell office:value-type="float" office:value="1587.712158" calcext:value-type="float">
            <text:p>1587.712158</text:p>
          </table:table-cell>
          <table:table-cell office:value-type="float" office:value="1567.337402" calcext:value-type="float">
            <text:p>1567.337402</text:p>
          </table:table-cell>
          <table:table-cell office:value-type="float" office:value="1585.125244" calcext:value-type="float">
            <text:p>1585.125244</text:p>
          </table:table-cell>
          <table:table-cell table:number-columns-repeated="13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567.714722" calcext:value-type="float">
            <text:p>1567.714722</text:p>
          </table:table-cell>
          <table:table-cell office:value-type="float" office:value="1585.216553" calcext:value-type="float">
            <text:p>1585.216553</text:p>
          </table:table-cell>
          <table:table-cell office:value-type="float" office:value="1568.923096" calcext:value-type="float">
            <text:p>1568.923096</text:p>
          </table:table-cell>
          <table:table-cell office:value-type="float" office:value="1581.298218" calcext:value-type="float">
            <text:p>1581.298218</text:p>
          </table:table-cell>
          <table:table-cell table:number-columns-repeated="13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565.776001" calcext:value-type="float">
            <text:p>1565.776001</text:p>
          </table:table-cell>
          <table:table-cell office:value-type="float" office:value="1583.959351" calcext:value-type="float">
            <text:p>1583.959351</text:p>
          </table:table-cell>
          <table:table-cell office:value-type="float" office:value="1567.703491" calcext:value-type="float">
            <text:p>1567.703491</text:p>
          </table:table-cell>
          <table:table-cell office:value-type="float" office:value="1582.645264" calcext:value-type="float">
            <text:p>1582.645264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2.322021" calcext:value-type="float">
            <text:p>1562.322021</text:p>
          </table:table-cell>
          <table:table-cell office:value-type="float" office:value="1585.077393" calcext:value-type="float">
            <text:p>1585.077393</text:p>
          </table:table-cell>
          <table:table-cell office:value-type="float" office:value="1566.526733" calcext:value-type="float">
            <text:p>1566.526733</text:p>
          </table:table-cell>
          <table:table-cell office:value-type="float" office:value="1579.852051" calcext:value-type="float">
            <text:p>1579.852051</text:p>
          </table:table-cell>
          <table:table-cell table:number-columns-repeated="13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564.346436" calcext:value-type="float">
            <text:p>1564.346436</text:p>
          </table:table-cell>
          <table:table-cell office:value-type="float" office:value="1578.632202" calcext:value-type="float">
            <text:p>1578.632202</text:p>
          </table:table-cell>
          <table:table-cell office:value-type="float" office:value="1566.880615" calcext:value-type="float">
            <text:p>1566.880615</text:p>
          </table:table-cell>
          <table:table-cell office:value-type="float" office:value="1576.72229" calcext:value-type="float">
            <text:p>1576.72229</text:p>
          </table:table-cell>
          <table:table-cell table:number-columns-repeated="13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565.492798" calcext:value-type="float">
            <text:p>1565.492798</text:p>
          </table:table-cell>
          <table:table-cell office:value-type="float" office:value="1577.553589" calcext:value-type="float">
            <text:p>1577.553589</text:p>
          </table:table-cell>
          <table:table-cell office:value-type="float" office:value="1568.445679" calcext:value-type="float">
            <text:p>1568.445679</text:p>
          </table:table-cell>
          <table:table-cell office:value-type="float" office:value="1575.989746" calcext:value-type="float">
            <text:p>1575.989746</text:p>
          </table:table-cell>
          <table:table-cell table:number-columns-repeated="13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567.189697" calcext:value-type="float">
            <text:p>1567.189697</text:p>
          </table:table-cell>
          <table:table-cell office:value-type="float" office:value="1580.344971" calcext:value-type="float">
            <text:p>1580.344971</text:p>
          </table:table-cell>
          <table:table-cell office:value-type="float" office:value="1567.146484" calcext:value-type="float">
            <text:p>1567.146484</text:p>
          </table:table-cell>
          <table:table-cell office:value-type="float" office:value="1577.082153" calcext:value-type="float">
            <text:p>1577.082153</text:p>
          </table:table-cell>
          <table:table-cell table:number-columns-repeated="13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565.753296" calcext:value-type="float">
            <text:p>1565.753296</text:p>
          </table:table-cell>
          <table:table-cell office:value-type="float" office:value="1577.839966" calcext:value-type="float">
            <text:p>1577.839966</text:p>
          </table:table-cell>
          <table:table-cell office:value-type="float" office:value="1567.098145" calcext:value-type="float">
            <text:p>1567.098145</text:p>
          </table:table-cell>
          <table:table-cell office:value-type="float" office:value="1577.367432" calcext:value-type="float">
            <text:p>1577.367432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5.877686" calcext:value-type="float">
            <text:p>1565.877686</text:p>
          </table:table-cell>
          <table:table-cell office:value-type="float" office:value="1574.288696" calcext:value-type="float">
            <text:p>1574.288696</text:p>
          </table:table-cell>
          <table:table-cell office:value-type="float" office:value="1568.878784" calcext:value-type="float">
            <text:p>1568.878784</text:p>
          </table:table-cell>
          <table:table-cell office:value-type="float" office:value="1569.193115" calcext:value-type="float">
            <text:p>1569.193115</text:p>
          </table:table-cell>
          <table:table-cell table:number-columns-repeated="13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564.597656" calcext:value-type="float">
            <text:p>1564.597656</text:p>
          </table:table-cell>
          <table:table-cell office:value-type="float" office:value="1578.11499" calcext:value-type="float">
            <text:p>1578.11499</text:p>
          </table:table-cell>
          <table:table-cell office:value-type="float" office:value="1565.139893" calcext:value-type="float">
            <text:p>1565.139893</text:p>
          </table:table-cell>
          <table:table-cell office:value-type="float" office:value="1577.494019" calcext:value-type="float">
            <text:p>1577.494019</text:p>
          </table:table-cell>
          <table:table-cell table:number-columns-repeated="13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565.519409" calcext:value-type="float">
            <text:p>1565.519409</text:p>
          </table:table-cell>
          <table:table-cell office:value-type="float" office:value="1573.664673" calcext:value-type="float">
            <text:p>1573.664673</text:p>
          </table:table-cell>
          <table:table-cell office:value-type="float" office:value="1562.355591" calcext:value-type="float">
            <text:p>1562.355591</text:p>
          </table:table-cell>
          <table:table-cell office:value-type="float" office:value="1575.251831" calcext:value-type="float">
            <text:p>1575.251831</text:p>
          </table:table-cell>
          <table:table-cell table:number-columns-repeated="13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567.77356" calcext:value-type="float">
            <text:p>1567.77356</text:p>
          </table:table-cell>
          <table:table-cell office:value-type="float" office:value="1570.621216" calcext:value-type="float">
            <text:p>1570.621216</text:p>
          </table:table-cell>
          <table:table-cell office:value-type="float" office:value="1567.410156" calcext:value-type="float">
            <text:p>1567.410156</text:p>
          </table:table-cell>
          <table:table-cell office:value-type="float" office:value="1571.290405" calcext:value-type="float">
            <text:p>1571.290405</text:p>
          </table:table-cell>
          <table:table-cell table:number-columns-repeated="13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567.498779" calcext:value-type="float">
            <text:p>1567.498779</text:p>
          </table:table-cell>
          <table:table-cell office:value-type="float" office:value="1572.558105" calcext:value-type="float">
            <text:p>1572.558105</text:p>
          </table:table-cell>
          <table:table-cell office:value-type="float" office:value="1565.252563" calcext:value-type="float">
            <text:p>1565.252563</text:p>
          </table:table-cell>
          <table:table-cell office:value-type="float" office:value="1571.996826" calcext:value-type="float">
            <text:p>1571.996826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6.396729" calcext:value-type="float">
            <text:p>1566.396729</text:p>
          </table:table-cell>
          <table:table-cell office:value-type="float" office:value="1573.493408" calcext:value-type="float">
            <text:p>1573.493408</text:p>
          </table:table-cell>
          <table:table-cell office:value-type="float" office:value="1566.152222" calcext:value-type="float">
            <text:p>1566.152222</text:p>
          </table:table-cell>
          <table:table-cell office:value-type="float" office:value="1573.298218" calcext:value-type="float">
            <text:p>1573.298218</text:p>
          </table:table-cell>
          <table:table-cell table:number-columns-repeated="13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564.229004" calcext:value-type="float">
            <text:p>1564.229004</text:p>
          </table:table-cell>
          <table:table-cell office:value-type="float" office:value="1574.957764" calcext:value-type="float">
            <text:p>1574.957764</text:p>
          </table:table-cell>
          <table:table-cell office:value-type="float" office:value="1565.552856" calcext:value-type="float">
            <text:p>1565.552856</text:p>
          </table:table-cell>
          <table:table-cell office:value-type="float" office:value="1572.75293" calcext:value-type="float">
            <text:p>1572.75293</text:p>
          </table:table-cell>
          <table:table-cell table:number-columns-repeated="13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586.647827" calcext:value-type="float">
            <text:p>1586.647827</text:p>
          </table:table-cell>
          <table:table-cell office:value-type="float" office:value="1622.731445" calcext:value-type="float">
            <text:p>1622.731445</text:p>
          </table:table-cell>
          <table:table-cell office:value-type="float" office:value="1520.075806" calcext:value-type="float">
            <text:p>1520.075806</text:p>
          </table:table-cell>
          <table:table-cell office:value-type="float" office:value="1536.371582" calcext:value-type="float">
            <text:p>1536.371582</text:p>
          </table:table-cell>
          <table:table-cell table:number-columns-repeated="13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586.945312" calcext:value-type="float">
            <text:p>1586.945312</text:p>
          </table:table-cell>
          <table:table-cell office:value-type="float" office:value="1598.587769" calcext:value-type="float">
            <text:p>1598.587769</text:p>
          </table:table-cell>
          <table:table-cell office:value-type="float" office:value="1542.727051" calcext:value-type="float">
            <text:p>1542.727051</text:p>
          </table:table-cell>
          <table:table-cell office:value-type="float" office:value="1562.376953" calcext:value-type="float">
            <text:p>1562.376953</text:p>
          </table:table-cell>
          <table:table-cell table:number-columns-repeated="13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583.523315" calcext:value-type="float">
            <text:p>1583.523315</text:p>
          </table:table-cell>
          <table:table-cell office:value-type="float" office:value="1594.284302" calcext:value-type="float">
            <text:p>1594.284302</text:p>
          </table:table-cell>
          <table:table-cell office:value-type="float" office:value="1587.857056" calcext:value-type="float">
            <text:p>1587.857056</text:p>
          </table:table-cell>
          <table:table-cell office:value-type="float" office:value="1596.568359" calcext:value-type="float">
            <text:p>1596.568359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6.92395" calcext:value-type="float">
            <text:p>1606.92395</text:p>
          </table:table-cell>
          <table:table-cell office:value-type="float" office:value="1650.630981" calcext:value-type="float">
            <text:p>1650.630981</text:p>
          </table:table-cell>
          <table:table-cell office:value-type="float" office:value="1614.353394" calcext:value-type="float">
            <text:p>1614.353394</text:p>
          </table:table-cell>
          <table:table-cell office:value-type="float" office:value="1661.591064" calcext:value-type="float">
            <text:p>1661.591064</text:p>
          </table:table-cell>
          <table:table-cell table:number-columns-repeated="13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657.821045" calcext:value-type="float">
            <text:p>1657.821045</text:p>
          </table:table-cell>
          <table:table-cell office:value-type="float" office:value="1657.860718" calcext:value-type="float">
            <text:p>1657.860718</text:p>
          </table:table-cell>
          <table:table-cell office:value-type="float" office:value="1673.766113" calcext:value-type="float">
            <text:p>1673.766113</text:p>
          </table:table-cell>
          <table:table-cell office:value-type="float" office:value="1656.401978" calcext:value-type="float">
            <text:p>1656.401978</text:p>
          </table:table-cell>
          <table:table-cell table:number-columns-repeated="13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701.102661" calcext:value-type="float">
            <text:p>1701.102661</text:p>
          </table:table-cell>
          <table:table-cell office:value-type="float" office:value="1723.121826" calcext:value-type="float">
            <text:p>1723.121826</text:p>
          </table:table-cell>
          <table:table-cell office:value-type="float" office:value="1714.745972" calcext:value-type="float">
            <text:p>1714.745972</text:p>
          </table:table-cell>
          <table:table-cell office:value-type="float" office:value="1720.365356" calcext:value-type="float">
            <text:p>1720.365356</text:p>
          </table:table-cell>
          <table:table-cell table:number-columns-repeated="13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731.088379" calcext:value-type="float">
            <text:p>1731.088379</text:p>
          </table:table-cell>
          <table:table-cell office:value-type="float" office:value="1739.361206" calcext:value-type="float">
            <text:p>1739.361206</text:p>
          </table:table-cell>
          <table:table-cell office:value-type="float" office:value="1745.376221" calcext:value-type="float">
            <text:p>1745.376221</text:p>
          </table:table-cell>
          <table:table-cell office:value-type="float" office:value="1731.495728" calcext:value-type="float">
            <text:p>1731.495728</text:p>
          </table:table-cell>
          <table:table-cell table:number-columns-repeated="13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747.535645" calcext:value-type="float">
            <text:p>1747.535645</text:p>
          </table:table-cell>
          <table:table-cell office:value-type="float" office:value="1832.73291" calcext:value-type="float">
            <text:p>1832.73291</text:p>
          </table:table-cell>
          <table:table-cell office:value-type="float" office:value="1757.882935" calcext:value-type="float">
            <text:p>1757.882935</text:p>
          </table:table-cell>
          <table:table-cell office:value-type="float" office:value="1827.947754" calcext:value-type="float">
            <text:p>1827.947754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60.026123" calcext:value-type="float">
            <text:p>1760.026123</text:p>
          </table:table-cell>
          <table:table-cell office:value-type="float" office:value="1833.095947" calcext:value-type="float">
            <text:p>1833.095947</text:p>
          </table:table-cell>
          <table:table-cell office:value-type="float" office:value="1778.669434" calcext:value-type="float">
            <text:p>1778.669434</text:p>
          </table:table-cell>
          <table:table-cell office:value-type="float" office:value="1820.944092" calcext:value-type="float">
            <text:p>1820.944092</text:p>
          </table:table-cell>
          <table:table-cell table:number-columns-repeated="13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774.49646" calcext:value-type="float">
            <text:p>1774.49646</text:p>
          </table:table-cell>
          <table:table-cell office:value-type="float" office:value="1862.009277" calcext:value-type="float">
            <text:p>1862.009277</text:p>
          </table:table-cell>
          <table:table-cell office:value-type="float" office:value="1785.957275" calcext:value-type="float">
            <text:p>1785.957275</text:p>
          </table:table-cell>
          <table:table-cell office:value-type="float" office:value="1849.386719" calcext:value-type="float">
            <text:p>1849.386719</text:p>
          </table:table-cell>
          <table:table-cell table:number-columns-repeated="13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774.111694" calcext:value-type="float">
            <text:p>1774.111694</text:p>
          </table:table-cell>
          <table:table-cell office:value-type="float" office:value="1859.042725" calcext:value-type="float">
            <text:p>1859.042725</text:p>
          </table:table-cell>
          <table:table-cell office:value-type="float" office:value="1779.985718" calcext:value-type="float">
            <text:p>1779.985718</text:p>
          </table:table-cell>
          <table:table-cell office:value-type="float" office:value="1859.681763" calcext:value-type="float">
            <text:p>1859.681763</text:p>
          </table:table-cell>
          <table:table-cell table:number-columns-repeated="13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758.274902" calcext:value-type="float">
            <text:p>1758.274902</text:p>
          </table:table-cell>
          <table:table-cell office:value-type="float" office:value="1865.394653" calcext:value-type="float">
            <text:p>1865.394653</text:p>
          </table:table-cell>
          <table:table-cell office:value-type="float" office:value="1771.099976" calcext:value-type="float">
            <text:p>1771.099976</text:p>
          </table:table-cell>
          <table:table-cell office:value-type="float" office:value="1866.729736" calcext:value-type="float">
            <text:p>1866.729736</text:p>
          </table:table-cell>
          <table:table-cell table:number-columns-repeated="13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749.849365" calcext:value-type="float">
            <text:p>1749.849365</text:p>
          </table:table-cell>
          <table:table-cell office:value-type="float" office:value="1850.882935" calcext:value-type="float">
            <text:p>1850.882935</text:p>
          </table:table-cell>
          <table:table-cell office:value-type="float" office:value="1764.064209" calcext:value-type="float">
            <text:p>1764.064209</text:p>
          </table:table-cell>
          <table:table-cell office:value-type="float" office:value="1839.145386" calcext:value-type="float">
            <text:p>1839.145386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24.678833" calcext:value-type="float">
            <text:p>1724.678833</text:p>
          </table:table-cell>
          <table:table-cell office:value-type="float" office:value="1825.336426" calcext:value-type="float">
            <text:p>1825.336426</text:p>
          </table:table-cell>
          <table:table-cell office:value-type="float" office:value="1732.423462" calcext:value-type="float">
            <text:p>1732.423462</text:p>
          </table:table-cell>
          <table:table-cell office:value-type="float" office:value="1823.318359" calcext:value-type="float">
            <text:p>1823.318359</text:p>
          </table:table-cell>
          <table:table-cell table:number-columns-repeated="13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689.802979" calcext:value-type="float">
            <text:p>1689.802979</text:p>
          </table:table-cell>
          <table:table-cell office:value-type="float" office:value="1803.615845" calcext:value-type="float">
            <text:p>1803.615845</text:p>
          </table:table-cell>
          <table:table-cell office:value-type="float" office:value="1694.991577" calcext:value-type="float">
            <text:p>1694.991577</text:p>
          </table:table-cell>
          <table:table-cell office:value-type="float" office:value="1801.230347" calcext:value-type="float">
            <text:p>1801.230347</text:p>
          </table:table-cell>
          <table:table-cell table:number-columns-repeated="13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658.908203" calcext:value-type="float">
            <text:p>1658.908203</text:p>
          </table:table-cell>
          <table:table-cell office:value-type="float" office:value="1785.041626" calcext:value-type="float">
            <text:p>1785.041626</text:p>
          </table:table-cell>
          <table:table-cell office:value-type="float" office:value="1661.456177" calcext:value-type="float">
            <text:p>1661.456177</text:p>
          </table:table-cell>
          <table:table-cell office:value-type="float" office:value="1791.947876" calcext:value-type="float">
            <text:p>1791.947876</text:p>
          </table:table-cell>
          <table:table-cell table:number-columns-repeated="13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643.080078" calcext:value-type="float">
            <text:p>1643.080078</text:p>
          </table:table-cell>
          <table:table-cell office:value-type="float" office:value="1754.189941" calcext:value-type="float">
            <text:p>1754.189941</text:p>
          </table:table-cell>
          <table:table-cell office:value-type="float" office:value="1645.780762" calcext:value-type="float">
            <text:p>1645.780762</text:p>
          </table:table-cell>
          <table:table-cell office:value-type="float" office:value="1761.807617" calcext:value-type="float">
            <text:p>1761.807617</text:p>
          </table:table-cell>
          <table:table-cell table:number-columns-repeated="13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634.994263" calcext:value-type="float">
            <text:p>1634.994263</text:p>
          </table:table-cell>
          <table:table-cell office:value-type="float" office:value="1732.358154" calcext:value-type="float">
            <text:p>1732.358154</text:p>
          </table:table-cell>
          <table:table-cell office:value-type="float" office:value="1641.959473" calcext:value-type="float">
            <text:p>1641.959473</text:p>
          </table:table-cell>
          <table:table-cell office:value-type="float" office:value="1732.369141" calcext:value-type="float">
            <text:p>1732.369141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20.001831" calcext:value-type="float">
            <text:p>1620.001831</text:p>
          </table:table-cell>
          <table:table-cell office:value-type="float" office:value="1718.369629" calcext:value-type="float">
            <text:p>1718.369629</text:p>
          </table:table-cell>
          <table:table-cell office:value-type="float" office:value="1633.496826" calcext:value-type="float">
            <text:p>1633.496826</text:p>
          </table:table-cell>
          <table:table-cell office:value-type="float" office:value="1718.28894" calcext:value-type="float">
            <text:p>1718.28894</text:p>
          </table:table-cell>
          <table:table-cell table:number-columns-repeated="13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613.1427" calcext:value-type="float">
            <text:p>1613.1427</text:p>
          </table:table-cell>
          <table:table-cell office:value-type="float" office:value="1701.287476" calcext:value-type="float">
            <text:p>1701.287476</text:p>
          </table:table-cell>
          <table:table-cell office:value-type="float" office:value="1631.686523" calcext:value-type="float">
            <text:p>1631.686523</text:p>
          </table:table-cell>
          <table:table-cell office:value-type="float" office:value="1691.873657" calcext:value-type="float">
            <text:p>1691.873657</text:p>
          </table:table-cell>
          <table:table-cell table:number-columns-repeated="13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617.703125" calcext:value-type="float">
            <text:p>1617.703125</text:p>
          </table:table-cell>
          <table:table-cell office:value-type="float" office:value="1692.133179" calcext:value-type="float">
            <text:p>1692.133179</text:p>
          </table:table-cell>
          <table:table-cell office:value-type="float" office:value="1615.455322" calcext:value-type="float">
            <text:p>1615.455322</text:p>
          </table:table-cell>
          <table:table-cell office:value-type="float" office:value="1682.37439" calcext:value-type="float">
            <text:p>1682.37439</text:p>
          </table:table-cell>
          <table:table-cell table:number-columns-repeated="13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618.932861" calcext:value-type="float">
            <text:p>1618.932861</text:p>
          </table:table-cell>
          <table:table-cell office:value-type="float" office:value="1672.882568" calcext:value-type="float">
            <text:p>1672.882568</text:p>
          </table:table-cell>
          <table:table-cell office:value-type="float" office:value="1621.205078" calcext:value-type="float">
            <text:p>1621.205078</text:p>
          </table:table-cell>
          <table:table-cell office:value-type="float" office:value="1676.31543" calcext:value-type="float">
            <text:p>1676.31543</text:p>
          </table:table-cell>
          <table:table-cell table:number-columns-repeated="13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603.890503" calcext:value-type="float">
            <text:p>1603.890503</text:p>
          </table:table-cell>
          <table:table-cell office:value-type="float" office:value="1670.125244" calcext:value-type="float">
            <text:p>1670.125244</text:p>
          </table:table-cell>
          <table:table-cell office:value-type="float" office:value="1617.290161" calcext:value-type="float">
            <text:p>1617.290161</text:p>
          </table:table-cell>
          <table:table-cell office:value-type="float" office:value="1666.83313" calcext:value-type="float">
            <text:p>1666.83313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01.603638" calcext:value-type="float">
            <text:p>1601.603638</text:p>
          </table:table-cell>
          <table:table-cell office:value-type="float" office:value="1664.456787" calcext:value-type="float">
            <text:p>1664.456787</text:p>
          </table:table-cell>
          <table:table-cell office:value-type="float" office:value="1609.59314" calcext:value-type="float">
            <text:p>1609.59314</text:p>
          </table:table-cell>
          <table:table-cell office:value-type="float" office:value="1661.238647" calcext:value-type="float">
            <text:p>1661.238647</text:p>
          </table:table-cell>
          <table:table-cell table:number-columns-repeated="13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596.511597" calcext:value-type="float">
            <text:p>1596.511597</text:p>
          </table:table-cell>
          <table:table-cell office:value-type="float" office:value="1659.45105" calcext:value-type="float">
            <text:p>1659.45105</text:p>
          </table:table-cell>
          <table:table-cell office:value-type="float" office:value="1604.182373" calcext:value-type="float">
            <text:p>1604.182373</text:p>
          </table:table-cell>
          <table:table-cell office:value-type="float" office:value="1650.384155" calcext:value-type="float">
            <text:p>1650.384155</text:p>
          </table:table-cell>
          <table:table-cell table:number-columns-repeated="13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595.956421" calcext:value-type="float">
            <text:p>1595.956421</text:p>
          </table:table-cell>
          <table:table-cell office:value-type="float" office:value="1647.273926" calcext:value-type="float">
            <text:p>1647.273926</text:p>
          </table:table-cell>
          <table:table-cell office:value-type="float" office:value="1600.682251" calcext:value-type="float">
            <text:p>1600.682251</text:p>
          </table:table-cell>
          <table:table-cell office:value-type="float" office:value="1644.880371" calcext:value-type="float">
            <text:p>1644.880371</text:p>
          </table:table-cell>
          <table:table-cell table:number-columns-repeated="13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589.0354" calcext:value-type="float">
            <text:p>1589.0354</text:p>
          </table:table-cell>
          <table:table-cell office:value-type="float" office:value="1645.919922" calcext:value-type="float">
            <text:p>1645.919922</text:p>
          </table:table-cell>
          <table:table-cell office:value-type="float" office:value="1595.65686" calcext:value-type="float">
            <text:p>1595.65686</text:p>
          </table:table-cell>
          <table:table-cell office:value-type="float" office:value="1644.367554" calcext:value-type="float">
            <text:p>1644.367554</text:p>
          </table:table-cell>
          <table:table-cell table:number-columns-repeated="13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590.650391" calcext:value-type="float">
            <text:p>1590.650391</text:p>
          </table:table-cell>
          <table:table-cell office:value-type="float" office:value="1636.535278" calcext:value-type="float">
            <text:p>1636.535278</text:p>
          </table:table-cell>
          <table:table-cell office:value-type="float" office:value="1598.496216" calcext:value-type="float">
            <text:p>1598.496216</text:p>
          </table:table-cell>
          <table:table-cell office:value-type="float" office:value="1633.655273" calcext:value-type="float">
            <text:p>1633.65527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7.934326" calcext:value-type="float">
            <text:p>1587.934326</text:p>
          </table:table-cell>
          <table:table-cell office:value-type="float" office:value="1630.581055" calcext:value-type="float">
            <text:p>1630.581055</text:p>
          </table:table-cell>
          <table:table-cell office:value-type="float" office:value="1589.964478" calcext:value-type="float">
            <text:p>1589.964478</text:p>
          </table:table-cell>
          <table:table-cell office:value-type="float" office:value="1626.554199" calcext:value-type="float">
            <text:p>1626.554199</text:p>
          </table:table-cell>
          <table:table-cell table:number-columns-repeated="13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581.174438" calcext:value-type="float">
            <text:p>1581.174438</text:p>
          </table:table-cell>
          <table:table-cell office:value-type="float" office:value="1625.454834" calcext:value-type="float">
            <text:p>1625.454834</text:p>
          </table:table-cell>
          <table:table-cell office:value-type="float" office:value="1588.116333" calcext:value-type="float">
            <text:p>1588.116333</text:p>
          </table:table-cell>
          <table:table-cell office:value-type="float" office:value="1626.33252" calcext:value-type="float">
            <text:p>1626.33252</text:p>
          </table:table-cell>
          <table:table-cell table:number-columns-repeated="13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578.648926" calcext:value-type="float">
            <text:p>1578.648926</text:p>
          </table:table-cell>
          <table:table-cell office:value-type="float" office:value="1623.157349" calcext:value-type="float">
            <text:p>1623.157349</text:p>
          </table:table-cell>
          <table:table-cell office:value-type="float" office:value="1588.513306" calcext:value-type="float">
            <text:p>1588.513306</text:p>
          </table:table-cell>
          <table:table-cell office:value-type="float" office:value="1617.916382" calcext:value-type="float">
            <text:p>1617.916382</text:p>
          </table:table-cell>
          <table:table-cell table:number-columns-repeated="13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581.124146" calcext:value-type="float">
            <text:p>1581.124146</text:p>
          </table:table-cell>
          <table:table-cell office:value-type="float" office:value="1615.840698" calcext:value-type="float">
            <text:p>1615.840698</text:p>
          </table:table-cell>
          <table:table-cell office:value-type="float" office:value="1584.25293" calcext:value-type="float">
            <text:p>1584.25293</text:p>
          </table:table-cell>
          <table:table-cell office:value-type="float" office:value="1615.94104" calcext:value-type="float">
            <text:p>1615.94104</text:p>
          </table:table-cell>
          <table:table-cell table:number-columns-repeated="13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579.278564" calcext:value-type="float">
            <text:p>1579.278564</text:p>
          </table:table-cell>
          <table:table-cell office:value-type="float" office:value="1611.848877" calcext:value-type="float">
            <text:p>1611.848877</text:p>
          </table:table-cell>
          <table:table-cell office:value-type="float" office:value="1585.750488" calcext:value-type="float">
            <text:p>1585.750488</text:p>
          </table:table-cell>
          <table:table-cell office:value-type="float" office:value="1609.520874" calcext:value-type="float">
            <text:p>1609.520874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8.497559" calcext:value-type="float">
            <text:p>1578.497559</text:p>
          </table:table-cell>
          <table:table-cell office:value-type="float" office:value="1605.527588" calcext:value-type="float">
            <text:p>1605.527588</text:p>
          </table:table-cell>
          <table:table-cell office:value-type="float" office:value="1579.797363" calcext:value-type="float">
            <text:p>1579.797363</text:p>
          </table:table-cell>
          <table:table-cell office:value-type="float" office:value="1607.228027" calcext:value-type="float">
            <text:p>1607.228027</text:p>
          </table:table-cell>
          <table:table-cell table:number-columns-repeated="13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573.386108" calcext:value-type="float">
            <text:p>1573.386108</text:p>
          </table:table-cell>
          <table:table-cell office:value-type="float" office:value="1605.00415" calcext:value-type="float">
            <text:p>1605.00415</text:p>
          </table:table-cell>
          <table:table-cell office:value-type="float" office:value="1577.987305" calcext:value-type="float">
            <text:p>1577.987305</text:p>
          </table:table-cell>
          <table:table-cell office:value-type="float" office:value="1605.324463" calcext:value-type="float">
            <text:p>1605.324463</text:p>
          </table:table-cell>
          <table:table-cell table:number-columns-repeated="13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574.265015" calcext:value-type="float">
            <text:p>1574.265015</text:p>
          </table:table-cell>
          <table:table-cell office:value-type="float" office:value="1601.747437" calcext:value-type="float">
            <text:p>1601.747437</text:p>
          </table:table-cell>
          <table:table-cell office:value-type="float" office:value="1577.449707" calcext:value-type="float">
            <text:p>1577.449707</text:p>
          </table:table-cell>
          <table:table-cell office:value-type="float" office:value="1600.625" calcext:value-type="float">
            <text:p>1600.625</text:p>
          </table:table-cell>
          <table:table-cell table:number-columns-repeated="13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572.778809" calcext:value-type="float">
            <text:p>1572.778809</text:p>
          </table:table-cell>
          <table:table-cell office:value-type="float" office:value="1599.700928" calcext:value-type="float">
            <text:p>1599.700928</text:p>
          </table:table-cell>
          <table:table-cell office:value-type="float" office:value="1573.438843" calcext:value-type="float">
            <text:p>1573.438843</text:p>
          </table:table-cell>
          <table:table-cell office:value-type="float" office:value="1598.779785" calcext:value-type="float">
            <text:p>1598.779785</text:p>
          </table:table-cell>
          <table:table-cell table:number-columns-repeated="13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71.747559" calcext:value-type="float">
            <text:p>1571.747559</text:p>
          </table:table-cell>
          <table:table-cell office:value-type="float" office:value="1595.227417" calcext:value-type="float">
            <text:p>1595.227417</text:p>
          </table:table-cell>
          <table:table-cell office:value-type="float" office:value="1575.508301" calcext:value-type="float">
            <text:p>1575.508301</text:p>
          </table:table-cell>
          <table:table-cell office:value-type="float" office:value="1597.783936" calcext:value-type="float">
            <text:p>1597.783936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0.86145" calcext:value-type="float">
            <text:p>1570.86145</text:p>
          </table:table-cell>
          <table:table-cell office:value-type="float" office:value="1592.503296" calcext:value-type="float">
            <text:p>1592.503296</text:p>
          </table:table-cell>
          <table:table-cell office:value-type="float" office:value="1574.933716" calcext:value-type="float">
            <text:p>1574.933716</text:p>
          </table:table-cell>
          <table:table-cell office:value-type="float" office:value="1592.338135" calcext:value-type="float">
            <text:p>1592.338135</text:p>
          </table:table-cell>
          <table:table-cell table:number-columns-repeated="13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568.946289" calcext:value-type="float">
            <text:p>1568.946289</text:p>
          </table:table-cell>
          <table:table-cell office:value-type="float" office:value="1590.126221" calcext:value-type="float">
            <text:p>1590.126221</text:p>
          </table:table-cell>
          <table:table-cell office:value-type="float" office:value="1576.90271" calcext:value-type="float">
            <text:p>1576.90271</text:p>
          </table:table-cell>
          <table:table-cell office:value-type="float" office:value="1588.064697" calcext:value-type="float">
            <text:p>1588.064697</text:p>
          </table:table-cell>
          <table:table-cell table:number-columns-repeated="13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566.046143" calcext:value-type="float">
            <text:p>1566.046143</text:p>
          </table:table-cell>
          <table:table-cell office:value-type="float" office:value="1590.22998" calcext:value-type="float">
            <text:p>1590.22998</text:p>
          </table:table-cell>
          <table:table-cell office:value-type="float" office:value="1572.816162" calcext:value-type="float">
            <text:p>1572.816162</text:p>
          </table:table-cell>
          <table:table-cell office:value-type="float" office:value="1589.612305" calcext:value-type="float">
            <text:p>1589.612305</text:p>
          </table:table-cell>
          <table:table-cell table:number-columns-repeated="13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569.094727" calcext:value-type="float">
            <text:p>1569.094727</text:p>
          </table:table-cell>
          <table:table-cell office:value-type="float" office:value="1587.204834" calcext:value-type="float">
            <text:p>1587.204834</text:p>
          </table:table-cell>
          <table:table-cell office:value-type="float" office:value="1572.77356" calcext:value-type="float">
            <text:p>1572.77356</text:p>
          </table:table-cell>
          <table:table-cell office:value-type="float" office:value="1588.769409" calcext:value-type="float">
            <text:p>1588.769409</text:p>
          </table:table-cell>
          <table:table-cell table:number-columns-repeated="13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569.675049" calcext:value-type="float">
            <text:p>1569.675049</text:p>
          </table:table-cell>
          <table:table-cell office:value-type="float" office:value="1581.238647" calcext:value-type="float">
            <text:p>1581.238647</text:p>
          </table:table-cell>
          <table:table-cell office:value-type="float" office:value="1572.436035" calcext:value-type="float">
            <text:p>1572.436035</text:p>
          </table:table-cell>
          <table:table-cell office:value-type="float" office:value="1582.144531" calcext:value-type="float">
            <text:p>1582.144531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72.821777" calcext:value-type="float">
            <text:p>1572.821777</text:p>
          </table:table-cell>
          <table:table-cell office:value-type="float" office:value="1584.91272" calcext:value-type="float">
            <text:p>1584.91272</text:p>
          </table:table-cell>
          <table:table-cell office:value-type="float" office:value="1570.561401" calcext:value-type="float">
            <text:p>1570.561401</text:p>
          </table:table-cell>
          <table:table-cell office:value-type="float" office:value="1583.269775" calcext:value-type="float">
            <text:p>1583.269775</text:p>
          </table:table-cell>
          <table:table-cell table:number-columns-repeated="13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566.913574" calcext:value-type="float">
            <text:p>1566.913574</text:p>
          </table:table-cell>
          <table:table-cell office:value-type="float" office:value="1584.232422" calcext:value-type="float">
            <text:p>1584.232422</text:p>
          </table:table-cell>
          <table:table-cell office:value-type="float" office:value="1565.645142" calcext:value-type="float">
            <text:p>1565.645142</text:p>
          </table:table-cell>
          <table:table-cell office:value-type="float" office:value="1584.76001" calcext:value-type="float">
            <text:p>1584.76001</text:p>
          </table:table-cell>
          <table:table-cell table:number-columns-repeated="13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566.40625" calcext:value-type="float">
            <text:p>1566.40625</text:p>
          </table:table-cell>
          <table:table-cell office:value-type="float" office:value="1582.740601" calcext:value-type="float">
            <text:p>1582.740601</text:p>
          </table:table-cell>
          <table:table-cell office:value-type="float" office:value="1569.127197" calcext:value-type="float">
            <text:p>1569.127197</text:p>
          </table:table-cell>
          <table:table-cell office:value-type="float" office:value="1578.922729" calcext:value-type="float">
            <text:p>1578.922729</text:p>
          </table:table-cell>
          <table:table-cell table:number-columns-repeated="13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568.180908" calcext:value-type="float">
            <text:p>1568.180908</text:p>
          </table:table-cell>
          <table:table-cell office:value-type="float" office:value="1575.739746" calcext:value-type="float">
            <text:p>1575.739746</text:p>
          </table:table-cell>
          <table:table-cell office:value-type="float" office:value="1568.752686" calcext:value-type="float">
            <text:p>1568.752686</text:p>
          </table:table-cell>
          <table:table-cell office:value-type="float" office:value="1578.747559" calcext:value-type="float">
            <text:p>1578.747559</text:p>
          </table:table-cell>
          <table:table-cell table:number-columns-repeated="13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564.725098" calcext:value-type="float">
            <text:p>1564.725098</text:p>
          </table:table-cell>
          <table:table-cell office:value-type="float" office:value="1579.367798" calcext:value-type="float">
            <text:p>1579.367798</text:p>
          </table:table-cell>
          <table:table-cell office:value-type="float" office:value="1564.942627" calcext:value-type="float">
            <text:p>1564.942627</text:p>
          </table:table-cell>
          <table:table-cell office:value-type="float" office:value="1579.682495" calcext:value-type="float">
            <text:p>1579.682495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5.55835" calcext:value-type="float">
            <text:p>1565.55835</text:p>
          </table:table-cell>
          <table:table-cell office:value-type="float" office:value="1581.430054" calcext:value-type="float">
            <text:p>1581.430054</text:p>
          </table:table-cell>
          <table:table-cell office:value-type="float" office:value="1567.409302" calcext:value-type="float">
            <text:p>1567.409302</text:p>
          </table:table-cell>
          <table:table-cell office:value-type="float" office:value="1577.893921" calcext:value-type="float">
            <text:p>1577.893921</text:p>
          </table:table-cell>
          <table:table-cell table:number-columns-repeated="13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565.89209" calcext:value-type="float">
            <text:p>1565.89209</text:p>
          </table:table-cell>
          <table:table-cell office:value-type="float" office:value="1571.50354" calcext:value-type="float">
            <text:p>1571.50354</text:p>
          </table:table-cell>
          <table:table-cell office:value-type="float" office:value="1565.360962" calcext:value-type="float">
            <text:p>1565.360962</text:p>
          </table:table-cell>
          <table:table-cell office:value-type="float" office:value="1572.938477" calcext:value-type="float">
            <text:p>1572.938477</text:p>
          </table:table-cell>
          <table:table-cell table:number-columns-repeated="13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565.642578" calcext:value-type="float">
            <text:p>1565.642578</text:p>
          </table:table-cell>
          <table:table-cell office:value-type="float" office:value="1574.79187" calcext:value-type="float">
            <text:p>1574.79187</text:p>
          </table:table-cell>
          <table:table-cell office:value-type="float" office:value="1565.967163" calcext:value-type="float">
            <text:p>1565.967163</text:p>
          </table:table-cell>
          <table:table-cell office:value-type="float" office:value="1572.489014" calcext:value-type="float">
            <text:p>1572.489014</text:p>
          </table:table-cell>
          <table:table-cell table:number-columns-repeated="13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564.091187" calcext:value-type="float">
            <text:p>1564.091187</text:p>
          </table:table-cell>
          <table:table-cell office:value-type="float" office:value="1575.036743" calcext:value-type="float">
            <text:p>1575.036743</text:p>
          </table:table-cell>
          <table:table-cell office:value-type="float" office:value="1564.129028" calcext:value-type="float">
            <text:p>1564.129028</text:p>
          </table:table-cell>
          <table:table-cell office:value-type="float" office:value="1575.691406" calcext:value-type="float">
            <text:p>1575.691406</text:p>
          </table:table-cell>
          <table:table-cell table:number-columns-repeated="13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564.303833" calcext:value-type="float">
            <text:p>1564.303833</text:p>
          </table:table-cell>
          <table:table-cell office:value-type="float" office:value="1571.873047" calcext:value-type="float">
            <text:p>1571.873047</text:p>
          </table:table-cell>
          <table:table-cell office:value-type="float" office:value="1567.311035" calcext:value-type="float">
            <text:p>1567.311035</text:p>
          </table:table-cell>
          <table:table-cell office:value-type="float" office:value="1572.19458" calcext:value-type="float">
            <text:p>1572.19458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8.9552" calcext:value-type="float">
            <text:p>1568.9552</text:p>
          </table:table-cell>
          <table:table-cell office:value-type="float" office:value="1569.392334" calcext:value-type="float">
            <text:p>1569.392334</text:p>
          </table:table-cell>
          <table:table-cell office:value-type="float" office:value="1565.574097" calcext:value-type="float">
            <text:p>1565.574097</text:p>
          </table:table-cell>
          <table:table-cell office:value-type="float" office:value="1571.161377" calcext:value-type="float">
            <text:p>1571.161377</text:p>
          </table:table-cell>
          <table:table-cell table:number-columns-repeated="13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565.724243" calcext:value-type="float">
            <text:p>1565.724243</text:p>
          </table:table-cell>
          <table:table-cell office:value-type="float" office:value="1571.15918" calcext:value-type="float">
            <text:p>1571.15918</text:p>
          </table:table-cell>
          <table:table-cell office:value-type="float" office:value="1564.653442" calcext:value-type="float">
            <text:p>1564.653442</text:p>
          </table:table-cell>
          <table:table-cell office:value-type="float" office:value="1572.123779" calcext:value-type="float">
            <text:p>1572.123779</text:p>
          </table:table-cell>
          <table:table-cell table:number-columns-repeated="13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565.199707" calcext:value-type="float">
            <text:p>1565.199707</text:p>
          </table:table-cell>
          <table:table-cell office:value-type="float" office:value="1571.210083" calcext:value-type="float">
            <text:p>1571.210083</text:p>
          </table:table-cell>
          <table:table-cell office:value-type="float" office:value="1563.624023" calcext:value-type="float">
            <text:p>1563.624023</text:p>
          </table:table-cell>
          <table:table-cell office:value-type="float" office:value="1571.699829" calcext:value-type="float">
            <text:p>1571.699829</text:p>
          </table:table-cell>
          <table:table-cell table:number-columns-repeated="13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566.848877" calcext:value-type="float">
            <text:p>1566.848877</text:p>
          </table:table-cell>
          <table:table-cell office:value-type="float" office:value="1568.214844" calcext:value-type="float">
            <text:p>1568.214844</text:p>
          </table:table-cell>
          <table:table-cell office:value-type="float" office:value="1567.631836" calcext:value-type="float">
            <text:p>1567.631836</text:p>
          </table:table-cell>
          <table:table-cell office:value-type="float" office:value="1569.187012" calcext:value-type="float">
            <text:p>1569.187012</text:p>
          </table:table-cell>
          <table:table-cell table:number-columns-repeated="13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567.694214" calcext:value-type="float">
            <text:p>1567.694214</text:p>
          </table:table-cell>
          <table:table-cell office:value-type="float" office:value="1569.993774" calcext:value-type="float">
            <text:p>1569.993774</text:p>
          </table:table-cell>
          <table:table-cell office:value-type="float" office:value="1569.929443" calcext:value-type="float">
            <text:p>1569.929443</text:p>
          </table:table-cell>
          <table:table-cell office:value-type="float" office:value="1567.62207" calcext:value-type="float">
            <text:p>1567.62207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4.648315" calcext:value-type="float">
            <text:p>1574.648315</text:p>
          </table:table-cell>
          <table:table-cell office:value-type="float" office:value="1583.445557" calcext:value-type="float">
            <text:p>1583.445557</text:p>
          </table:table-cell>
          <table:table-cell office:value-type="float" office:value="1554.509155" calcext:value-type="float">
            <text:p>1554.509155</text:p>
          </table:table-cell>
          <table:table-cell office:value-type="float" office:value="1551.098755" calcext:value-type="float">
            <text:p>1551.098755</text:p>
          </table:table-cell>
          <table:table-cell table:number-columns-repeated="13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603.081665" calcext:value-type="float">
            <text:p>1603.081665</text:p>
          </table:table-cell>
          <table:table-cell office:value-type="float" office:value="1621.470581" calcext:value-type="float">
            <text:p>1621.470581</text:p>
          </table:table-cell>
          <table:table-cell office:value-type="float" office:value="1536.379883" calcext:value-type="float">
            <text:p>1536.379883</text:p>
          </table:table-cell>
          <table:table-cell office:value-type="float" office:value="1508.445801" calcext:value-type="float">
            <text:p>1508.445801</text:p>
          </table:table-cell>
          <table:table-cell table:number-columns-repeated="13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601.324951" calcext:value-type="float">
            <text:p>1601.324951</text:p>
          </table:table-cell>
          <table:table-cell office:value-type="float" office:value="1646.932861" calcext:value-type="float">
            <text:p>1646.932861</text:p>
          </table:table-cell>
          <table:table-cell office:value-type="float" office:value="1526.767578" calcext:value-type="float">
            <text:p>1526.767578</text:p>
          </table:table-cell>
          <table:table-cell office:value-type="float" office:value="1521.889648" calcext:value-type="float">
            <text:p>1521.889648</text:p>
          </table:table-cell>
          <table:table-cell table:number-columns-repeated="13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636.911865" calcext:value-type="float">
            <text:p>1636.911865</text:p>
          </table:table-cell>
          <table:table-cell office:value-type="float" office:value="1614.17041" calcext:value-type="float">
            <text:p>1614.17041</text:p>
          </table:table-cell>
          <table:table-cell office:value-type="float" office:value="1527.553589" calcext:value-type="float">
            <text:p>1527.553589</text:p>
          </table:table-cell>
          <table:table-cell office:value-type="float" office:value="1547.157227" calcext:value-type="float">
            <text:p>1547.157227</text:p>
          </table:table-cell>
          <table:table-cell table:number-columns-repeated="13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637.975342" calcext:value-type="float">
            <text:p>1637.975342</text:p>
          </table:table-cell>
          <table:table-cell office:value-type="float" office:value="1652.958984" calcext:value-type="float">
            <text:p>1652.958984</text:p>
          </table:table-cell>
          <table:table-cell office:value-type="float" office:value="1576.486938" calcext:value-type="float">
            <text:p>1576.486938</text:p>
          </table:table-cell>
          <table:table-cell office:value-type="float" office:value="1553.919434" calcext:value-type="float">
            <text:p>1553.919434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35.166992" calcext:value-type="float">
            <text:p>1635.166992</text:p>
          </table:table-cell>
          <table:table-cell office:value-type="float" office:value="1669.364014" calcext:value-type="float">
            <text:p>1669.364014</text:p>
          </table:table-cell>
          <table:table-cell office:value-type="float" office:value="1582.661255" calcext:value-type="float">
            <text:p>1582.661255</text:p>
          </table:table-cell>
          <table:table-cell office:value-type="float" office:value="1563.354126" calcext:value-type="float">
            <text:p>1563.354126</text:p>
          </table:table-cell>
          <table:table-cell table:number-columns-repeated="13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635.136719" calcext:value-type="float">
            <text:p>1635.136719</text:p>
          </table:table-cell>
          <table:table-cell office:value-type="float" office:value="1689.638672" calcext:value-type="float">
            <text:p>1689.638672</text:p>
          </table:table-cell>
          <table:table-cell office:value-type="float" office:value="1598.496338" calcext:value-type="float">
            <text:p>1598.496338</text:p>
          </table:table-cell>
          <table:table-cell office:value-type="float" office:value="1595.905518" calcext:value-type="float">
            <text:p>1595.905518</text:p>
          </table:table-cell>
          <table:table-cell table:number-columns-repeated="13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653.622803" calcext:value-type="float">
            <text:p>1653.622803</text:p>
          </table:table-cell>
          <table:table-cell office:value-type="float" office:value="1702.745117" calcext:value-type="float">
            <text:p>1702.745117</text:p>
          </table:table-cell>
          <table:table-cell office:value-type="float" office:value="1612.466309" calcext:value-type="float">
            <text:p>1612.466309</text:p>
          </table:table-cell>
          <table:table-cell office:value-type="float" office:value="1609.416016" calcext:value-type="float">
            <text:p>1609.416016</text:p>
          </table:table-cell>
          <table:table-cell table:number-columns-repeated="13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668.182129" calcext:value-type="float">
            <text:p>1668.182129</text:p>
          </table:table-cell>
          <table:table-cell office:value-type="float" office:value="1704.258789" calcext:value-type="float">
            <text:p>1704.258789</text:p>
          </table:table-cell>
          <table:table-cell office:value-type="float" office:value="1640.834717" calcext:value-type="float">
            <text:p>1640.834717</text:p>
          </table:table-cell>
          <table:table-cell office:value-type="float" office:value="1632.680542" calcext:value-type="float">
            <text:p>1632.680542</text:p>
          </table:table-cell>
          <table:table-cell table:number-columns-repeated="13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672.026611" calcext:value-type="float">
            <text:p>1672.026611</text:p>
          </table:table-cell>
          <table:table-cell office:value-type="float" office:value="1757.301514" calcext:value-type="float">
            <text:p>1757.301514</text:p>
          </table:table-cell>
          <table:table-cell office:value-type="float" office:value="1647.047241" calcext:value-type="float">
            <text:p>1647.047241</text:p>
          </table:table-cell>
          <table:table-cell office:value-type="float" office:value="1678.323242" calcext:value-type="float">
            <text:p>1678.323242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96.939453" calcext:value-type="float">
            <text:p>1696.939453</text:p>
          </table:table-cell>
          <table:table-cell office:value-type="float" office:value="1748.040894" calcext:value-type="float">
            <text:p>1748.040894</text:p>
          </table:table-cell>
          <table:table-cell office:value-type="float" office:value="1679.907715" calcext:value-type="float">
            <text:p>1679.907715</text:p>
          </table:table-cell>
          <table:table-cell office:value-type="float" office:value="1691.837769" calcext:value-type="float">
            <text:p>1691.837769</text:p>
          </table:table-cell>
          <table:table-cell table:number-columns-repeated="13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694.612305" calcext:value-type="float">
            <text:p>1694.612305</text:p>
          </table:table-cell>
          <table:table-cell office:value-type="float" office:value="1749.758911" calcext:value-type="float">
            <text:p>1749.758911</text:p>
          </table:table-cell>
          <table:table-cell office:value-type="float" office:value="1720.64624" calcext:value-type="float">
            <text:p>1720.64624</text:p>
          </table:table-cell>
          <table:table-cell office:value-type="float" office:value="1742.09375" calcext:value-type="float">
            <text:p>1742.09375</text:p>
          </table:table-cell>
          <table:table-cell table:number-columns-repeated="13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716.887207" calcext:value-type="float">
            <text:p>1716.887207</text:p>
          </table:table-cell>
          <table:table-cell office:value-type="float" office:value="1776.688721" calcext:value-type="float">
            <text:p>1776.688721</text:p>
          </table:table-cell>
          <table:table-cell office:value-type="float" office:value="1739.938477" calcext:value-type="float">
            <text:p>1739.938477</text:p>
          </table:table-cell>
          <table:table-cell office:value-type="float" office:value="1780.143066" calcext:value-type="float">
            <text:p>1780.143066</text:p>
          </table:table-cell>
          <table:table-cell table:number-columns-repeated="13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746.265869" calcext:value-type="float">
            <text:p>1746.265869</text:p>
          </table:table-cell>
          <table:table-cell office:value-type="float" office:value="1821.326538" calcext:value-type="float">
            <text:p>1821.326538</text:p>
          </table:table-cell>
          <table:table-cell office:value-type="float" office:value="1762.319336" calcext:value-type="float">
            <text:p>1762.319336</text:p>
          </table:table-cell>
          <table:table-cell office:value-type="float" office:value="1820.621826" calcext:value-type="float">
            <text:p>1820.621826</text:p>
          </table:table-cell>
          <table:table-cell table:number-columns-repeated="13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783.256592" calcext:value-type="float">
            <text:p>1783.256592</text:p>
          </table:table-cell>
          <table:table-cell office:value-type="float" office:value="1869.725342" calcext:value-type="float">
            <text:p>1869.725342</text:p>
          </table:table-cell>
          <table:table-cell office:value-type="float" office:value="1797.155029" calcext:value-type="float">
            <text:p>1797.155029</text:p>
          </table:table-cell>
          <table:table-cell office:value-type="float" office:value="1869.390259" calcext:value-type="float">
            <text:p>1869.390259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7.925171" calcext:value-type="float">
            <text:p>1807.925171</text:p>
          </table:table-cell>
          <table:table-cell office:value-type="float" office:value="1867.473999" calcext:value-type="float">
            <text:p>1867.473999</text:p>
          </table:table-cell>
          <table:table-cell office:value-type="float" office:value="1823.918945" calcext:value-type="float">
            <text:p>1823.918945</text:p>
          </table:table-cell>
          <table:table-cell office:value-type="float" office:value="1864.073608" calcext:value-type="float">
            <text:p>1864.073608</text:p>
          </table:table-cell>
          <table:table-cell table:number-columns-repeated="13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807.464233" calcext:value-type="float">
            <text:p>1807.464233</text:p>
          </table:table-cell>
          <table:table-cell office:value-type="float" office:value="1935.845581" calcext:value-type="float">
            <text:p>1935.845581</text:p>
          </table:table-cell>
          <table:table-cell office:value-type="float" office:value="1818.713257" calcext:value-type="float">
            <text:p>1818.713257</text:p>
          </table:table-cell>
          <table:table-cell office:value-type="float" office:value="1927.748047" calcext:value-type="float">
            <text:p>1927.748047</text:p>
          </table:table-cell>
          <table:table-cell table:number-columns-repeated="13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822.602539" calcext:value-type="float">
            <text:p>1822.602539</text:p>
          </table:table-cell>
          <table:table-cell office:value-type="float" office:value="1916.034058" calcext:value-type="float">
            <text:p>1916.034058</text:p>
          </table:table-cell>
          <table:table-cell office:value-type="float" office:value="1833.131348" calcext:value-type="float">
            <text:p>1833.131348</text:p>
          </table:table-cell>
          <table:table-cell office:value-type="float" office:value="1916.401245" calcext:value-type="float">
            <text:p>1916.401245</text:p>
          </table:table-cell>
          <table:table-cell table:number-columns-repeated="13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847.306885" calcext:value-type="float">
            <text:p>1847.306885</text:p>
          </table:table-cell>
          <table:table-cell office:value-type="float" office:value="1936.260498" calcext:value-type="float">
            <text:p>1936.260498</text:p>
          </table:table-cell>
          <table:table-cell office:value-type="float" office:value="1858.7771" calcext:value-type="float">
            <text:p>1858.7771</text:p>
          </table:table-cell>
          <table:table-cell office:value-type="float" office:value="1941.70166" calcext:value-type="float">
            <text:p>1941.70166</text:p>
          </table:table-cell>
          <table:table-cell table:number-columns-repeated="13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837.074707" calcext:value-type="float">
            <text:p>1837.074707</text:p>
          </table:table-cell>
          <table:table-cell office:value-type="float" office:value="1919.863647" calcext:value-type="float">
            <text:p>1919.863647</text:p>
          </table:table-cell>
          <table:table-cell office:value-type="float" office:value="1849.091919" calcext:value-type="float">
            <text:p>1849.091919</text:p>
          </table:table-cell>
          <table:table-cell office:value-type="float" office:value="1930.532593" calcext:value-type="float">
            <text:p>1930.532593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14.527832" calcext:value-type="float">
            <text:p>1814.527832</text:p>
          </table:table-cell>
          <table:table-cell office:value-type="float" office:value="1937.481201" calcext:value-type="float">
            <text:p>1937.481201</text:p>
          </table:table-cell>
          <table:table-cell office:value-type="float" office:value="1823.497314" calcext:value-type="float">
            <text:p>1823.497314</text:p>
          </table:table-cell>
          <table:table-cell office:value-type="float" office:value="1946.77417" calcext:value-type="float">
            <text:p>1946.77417</text:p>
          </table:table-cell>
          <table:table-cell table:number-columns-repeated="13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798.550171" calcext:value-type="float">
            <text:p>1798.550171</text:p>
          </table:table-cell>
          <table:table-cell office:value-type="float" office:value="1950.36731" calcext:value-type="float">
            <text:p>1950.36731</text:p>
          </table:table-cell>
          <table:table-cell office:value-type="float" office:value="1815.172607" calcext:value-type="float">
            <text:p>1815.172607</text:p>
          </table:table-cell>
          <table:table-cell office:value-type="float" office:value="1940.950317" calcext:value-type="float">
            <text:p>1940.950317</text:p>
          </table:table-cell>
          <table:table-cell table:number-columns-repeated="13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819.165161" calcext:value-type="float">
            <text:p>1819.165161</text:p>
          </table:table-cell>
          <table:table-cell office:value-type="float" office:value="1940.781982" calcext:value-type="float">
            <text:p>1940.781982</text:p>
          </table:table-cell>
          <table:table-cell office:value-type="float" office:value="1837.022949" calcext:value-type="float">
            <text:p>1837.022949</text:p>
          </table:table-cell>
          <table:table-cell office:value-type="float" office:value="1929.145752" calcext:value-type="float">
            <text:p>1929.145752</text:p>
          </table:table-cell>
          <table:table-cell table:number-columns-repeated="13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830.572388" calcext:value-type="float">
            <text:p>1830.572388</text:p>
          </table:table-cell>
          <table:table-cell office:value-type="float" office:value="1912.820557" calcext:value-type="float">
            <text:p>1912.820557</text:p>
          </table:table-cell>
          <table:table-cell office:value-type="float" office:value="1849.891357" calcext:value-type="float">
            <text:p>1849.891357</text:p>
          </table:table-cell>
          <table:table-cell office:value-type="float" office:value="1914.134277" calcext:value-type="float">
            <text:p>1914.134277</text:p>
          </table:table-cell>
          <table:table-cell table:number-columns-repeated="13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807.0896" calcext:value-type="float">
            <text:p>1807.0896</text:p>
          </table:table-cell>
          <table:table-cell office:value-type="float" office:value="1964.691895" calcext:value-type="float">
            <text:p>1964.691895</text:p>
          </table:table-cell>
          <table:table-cell office:value-type="float" office:value="1820.268188" calcext:value-type="float">
            <text:p>1820.268188</text:p>
          </table:table-cell>
          <table:table-cell office:value-type="float" office:value="1962.342163" calcext:value-type="float">
            <text:p>1962.342163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20.520996" calcext:value-type="float">
            <text:p>1820.520996</text:p>
          </table:table-cell>
          <table:table-cell office:value-type="float" office:value="1946.244019" calcext:value-type="float">
            <text:p>1946.244019</text:p>
          </table:table-cell>
          <table:table-cell office:value-type="float" office:value="1836.928955" calcext:value-type="float">
            <text:p>1836.928955</text:p>
          </table:table-cell>
          <table:table-cell office:value-type="float" office:value="1938.219971" calcext:value-type="float">
            <text:p>1938.219971</text:p>
          </table:table-cell>
          <table:table-cell table:number-columns-repeated="13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837.375" calcext:value-type="float">
            <text:p>1837.375</text:p>
          </table:table-cell>
          <table:table-cell office:value-type="float" office:value="1938.782227" calcext:value-type="float">
            <text:p>1938.782227</text:p>
          </table:table-cell>
          <table:table-cell office:value-type="float" office:value="1853.25061" calcext:value-type="float">
            <text:p>1853.25061</text:p>
          </table:table-cell>
          <table:table-cell office:value-type="float" office:value="1932.545898" calcext:value-type="float">
            <text:p>1932.545898</text:p>
          </table:table-cell>
          <table:table-cell table:number-columns-repeated="13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811.568237" calcext:value-type="float">
            <text:p>1811.568237</text:p>
          </table:table-cell>
          <table:table-cell office:value-type="float" office:value="1984.365479" calcext:value-type="float">
            <text:p>1984.365479</text:p>
          </table:table-cell>
          <table:table-cell office:value-type="float" office:value="1823.394775" calcext:value-type="float">
            <text:p>1823.394775</text:p>
          </table:table-cell>
          <table:table-cell office:value-type="float" office:value="1978.551758" calcext:value-type="float">
            <text:p>1978.551758</text:p>
          </table:table-cell>
          <table:table-cell table:number-columns-repeated="13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824.623779" calcext:value-type="float">
            <text:p>1824.623779</text:p>
          </table:table-cell>
          <table:table-cell office:value-type="float" office:value="1934.500244" calcext:value-type="float">
            <text:p>1934.500244</text:p>
          </table:table-cell>
          <table:table-cell office:value-type="float" office:value="1842.943115" calcext:value-type="float">
            <text:p>1842.943115</text:p>
          </table:table-cell>
          <table:table-cell office:value-type="float" office:value="1933.779907" calcext:value-type="float">
            <text:p>1933.779907</text:p>
          </table:table-cell>
          <table:table-cell table:number-columns-repeated="13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837.040039" calcext:value-type="float">
            <text:p>1837.040039</text:p>
          </table:table-cell>
          <table:table-cell office:value-type="float" office:value="1955.139404" calcext:value-type="float">
            <text:p>1955.139404</text:p>
          </table:table-cell>
          <table:table-cell office:value-type="float" office:value="1851.670898" calcext:value-type="float">
            <text:p>1851.670898</text:p>
          </table:table-cell>
          <table:table-cell office:value-type="float" office:value="1949.987305" calcext:value-type="float">
            <text:p>1949.987305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11.971436" calcext:value-type="float">
            <text:p>1811.971436</text:p>
          </table:table-cell>
          <table:table-cell office:value-type="float" office:value="1966.531128" calcext:value-type="float">
            <text:p>1966.531128</text:p>
          </table:table-cell>
          <table:table-cell office:value-type="float" office:value="1825.043091" calcext:value-type="float">
            <text:p>1825.043091</text:p>
          </table:table-cell>
          <table:table-cell office:value-type="float" office:value="1963.085815" calcext:value-type="float">
            <text:p>1963.085815</text:p>
          </table:table-cell>
          <table:table-cell table:number-columns-repeated="13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821.822876" calcext:value-type="float">
            <text:p>1821.822876</text:p>
          </table:table-cell>
          <table:table-cell office:value-type="float" office:value="1944.998047" calcext:value-type="float">
            <text:p>1944.998047</text:p>
          </table:table-cell>
          <table:table-cell office:value-type="float" office:value="1840.695068" calcext:value-type="float">
            <text:p>1840.695068</text:p>
          </table:table-cell>
          <table:table-cell office:value-type="float" office:value="1941.531372" calcext:value-type="float">
            <text:p>1941.531372</text:p>
          </table:table-cell>
          <table:table-cell table:number-columns-repeated="13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836.532227" calcext:value-type="float">
            <text:p>1836.532227</text:p>
          </table:table-cell>
          <table:table-cell office:value-type="float" office:value="1947.689941" calcext:value-type="float">
            <text:p>1947.689941</text:p>
          </table:table-cell>
          <table:table-cell office:value-type="float" office:value="1852.794434" calcext:value-type="float">
            <text:p>1852.794434</text:p>
          </table:table-cell>
          <table:table-cell office:value-type="float" office:value="1941.244873" calcext:value-type="float">
            <text:p>1941.244873</text:p>
          </table:table-cell>
          <table:table-cell table:number-columns-repeated="13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816.657959" calcext:value-type="float">
            <text:p>1816.657959</text:p>
          </table:table-cell>
          <table:table-cell office:value-type="float" office:value="1972.575439" calcext:value-type="float">
            <text:p>1972.575439</text:p>
          </table:table-cell>
          <table:table-cell office:value-type="float" office:value="1831.783813" calcext:value-type="float">
            <text:p>1831.783813</text:p>
          </table:table-cell>
          <table:table-cell office:value-type="float" office:value="1972.759155" calcext:value-type="float">
            <text:p>1972.759155</text:p>
          </table:table-cell>
          <table:table-cell table:number-columns-repeated="13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826.203735" calcext:value-type="float">
            <text:p>1826.203735</text:p>
          </table:table-cell>
          <table:table-cell office:value-type="float" office:value="1945.045288" calcext:value-type="float">
            <text:p>1945.045288</text:p>
          </table:table-cell>
          <table:table-cell office:value-type="float" office:value="1845.447632" calcext:value-type="float">
            <text:p>1845.447632</text:p>
          </table:table-cell>
          <table:table-cell office:value-type="float" office:value="1938.101929" calcext:value-type="float">
            <text:p>1938.101929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38.870972" calcext:value-type="float">
            <text:p>1838.870972</text:p>
          </table:table-cell>
          <table:table-cell office:value-type="float" office:value="1941.683716" calcext:value-type="float">
            <text:p>1941.683716</text:p>
          </table:table-cell>
          <table:table-cell office:value-type="float" office:value="1859.342529" calcext:value-type="float">
            <text:p>1859.342529</text:p>
          </table:table-cell>
          <table:table-cell office:value-type="float" office:value="1936.941284" calcext:value-type="float">
            <text:p>1936.941284</text:p>
          </table:table-cell>
          <table:table-cell table:number-columns-repeated="13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820.377319" calcext:value-type="float">
            <text:p>1820.377319</text:p>
          </table:table-cell>
          <table:table-cell office:value-type="float" office:value="1981.640503" calcext:value-type="float">
            <text:p>1981.640503</text:p>
          </table:table-cell>
          <table:table-cell office:value-type="float" office:value="1834.133301" calcext:value-type="float">
            <text:p>1834.133301</text:p>
          </table:table-cell>
          <table:table-cell office:value-type="float" office:value="1979.554199" calcext:value-type="float">
            <text:p>1979.554199</text:p>
          </table:table-cell>
          <table:table-cell table:number-columns-repeated="13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821.411743" calcext:value-type="float">
            <text:p>1821.411743</text:p>
          </table:table-cell>
          <table:table-cell office:value-type="float" office:value="1945.317871" calcext:value-type="float">
            <text:p>1945.317871</text:p>
          </table:table-cell>
          <table:table-cell office:value-type="float" office:value="1842.73645" calcext:value-type="float">
            <text:p>1842.73645</text:p>
          </table:table-cell>
          <table:table-cell office:value-type="float" office:value="1939.923096" calcext:value-type="float">
            <text:p>1939.923096</text:p>
          </table:table-cell>
          <table:table-cell table:number-columns-repeated="13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842.967285" calcext:value-type="float">
            <text:p>1842.967285</text:p>
          </table:table-cell>
          <table:table-cell office:value-type="float" office:value="1949.006226" calcext:value-type="float">
            <text:p>1949.006226</text:p>
          </table:table-cell>
          <table:table-cell office:value-type="float" office:value="1862.226074" calcext:value-type="float">
            <text:p>1862.226074</text:p>
          </table:table-cell>
          <table:table-cell office:value-type="float" office:value="1940.313477" calcext:value-type="float">
            <text:p>1940.313477</text:p>
          </table:table-cell>
          <table:table-cell table:number-columns-repeated="13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825.283569" calcext:value-type="float">
            <text:p>1825.283569</text:p>
          </table:table-cell>
          <table:table-cell office:value-type="float" office:value="1969.894409" calcext:value-type="float">
            <text:p>1969.894409</text:p>
          </table:table-cell>
          <table:table-cell office:value-type="float" office:value="1838.022095" calcext:value-type="float">
            <text:p>1838.022095</text:p>
          </table:table-cell>
          <table:table-cell office:value-type="float" office:value="1965.996948" calcext:value-type="float">
            <text:p>1965.996948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27.326416" calcext:value-type="float">
            <text:p>1827.326416</text:p>
          </table:table-cell>
          <table:table-cell office:value-type="float" office:value="1974.851318" calcext:value-type="float">
            <text:p>1974.851318</text:p>
          </table:table-cell>
          <table:table-cell office:value-type="float" office:value="1846.50293" calcext:value-type="float">
            <text:p>1846.50293</text:p>
          </table:table-cell>
          <table:table-cell office:value-type="float" office:value="1969.280396" calcext:value-type="float">
            <text:p>1969.280396</text:p>
          </table:table-cell>
          <table:table-cell table:number-columns-repeated="13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851.437378" calcext:value-type="float">
            <text:p>1851.437378</text:p>
          </table:table-cell>
          <table:table-cell office:value-type="float" office:value="1955.426636" calcext:value-type="float">
            <text:p>1955.426636</text:p>
          </table:table-cell>
          <table:table-cell office:value-type="float" office:value="1869.909546" calcext:value-type="float">
            <text:p>1869.909546</text:p>
          </table:table-cell>
          <table:table-cell office:value-type="float" office:value="1948.880127" calcext:value-type="float">
            <text:p>1948.880127</text:p>
          </table:table-cell>
          <table:table-cell table:number-columns-repeated="13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834.538696" calcext:value-type="float">
            <text:p>1834.538696</text:p>
          </table:table-cell>
          <table:table-cell office:value-type="float" office:value="1988.047852" calcext:value-type="float">
            <text:p>1988.047852</text:p>
          </table:table-cell>
          <table:table-cell office:value-type="float" office:value="1848.89563" calcext:value-type="float">
            <text:p>1848.89563</text:p>
          </table:table-cell>
          <table:table-cell office:value-type="float" office:value="1984.859863" calcext:value-type="float">
            <text:p>1984.859863</text:p>
          </table:table-cell>
          <table:table-cell table:number-columns-repeated="13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830.834229" calcext:value-type="float">
            <text:p>1830.834229</text:p>
          </table:table-cell>
          <table:table-cell office:value-type="float" office:value="1965.471191" calcext:value-type="float">
            <text:p>1965.471191</text:p>
          </table:table-cell>
          <table:table-cell office:value-type="float" office:value="1848.564087" calcext:value-type="float">
            <text:p>1848.564087</text:p>
          </table:table-cell>
          <table:table-cell office:value-type="float" office:value="1959.331787" calcext:value-type="float">
            <text:p>1959.331787</text:p>
          </table:table-cell>
          <table:table-cell table:number-columns-repeated="13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853.946655" calcext:value-type="float">
            <text:p>1853.946655</text:p>
          </table:table-cell>
          <table:table-cell office:value-type="float" office:value="1951.251221" calcext:value-type="float">
            <text:p>1951.251221</text:p>
          </table:table-cell>
          <table:table-cell office:value-type="float" office:value="1873.641357" calcext:value-type="float">
            <text:p>1873.641357</text:p>
          </table:table-cell>
          <table:table-cell office:value-type="float" office:value="1945.025024" calcext:value-type="float">
            <text:p>1945.025024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28.786621" calcext:value-type="float">
            <text:p>1828.786621</text:p>
          </table:table-cell>
          <table:table-cell office:value-type="float" office:value="1997.602295" calcext:value-type="float">
            <text:p>1997.602295</text:p>
          </table:table-cell>
          <table:table-cell office:value-type="float" office:value="1842.264648" calcext:value-type="float">
            <text:p>1842.264648</text:p>
          </table:table-cell>
          <table:table-cell office:value-type="float" office:value="1992.5896" calcext:value-type="float">
            <text:p>1992.5896</text:p>
          </table:table-cell>
          <table:table-cell table:number-columns-repeated="13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830.394287" calcext:value-type="float">
            <text:p>1830.394287</text:p>
          </table:table-cell>
          <table:table-cell office:value-type="float" office:value="1986.81958" calcext:value-type="float">
            <text:p>1986.81958</text:p>
          </table:table-cell>
          <table:table-cell office:value-type="float" office:value="1849.494507" calcext:value-type="float">
            <text:p>1849.494507</text:p>
          </table:table-cell>
          <table:table-cell office:value-type="float" office:value="1972.795288" calcext:value-type="float">
            <text:p>1972.795288</text:p>
          </table:table-cell>
          <table:table-cell table:number-columns-repeated="13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847.539551" calcext:value-type="float">
            <text:p>1847.539551</text:p>
          </table:table-cell>
          <table:table-cell office:value-type="float" office:value="1952.263916" calcext:value-type="float">
            <text:p>1952.263916</text:p>
          </table:table-cell>
          <table:table-cell office:value-type="float" office:value="1870.973633" calcext:value-type="float">
            <text:p>1870.973633</text:p>
          </table:table-cell>
          <table:table-cell office:value-type="float" office:value="1942.321289" calcext:value-type="float">
            <text:p>1942.321289</text:p>
          </table:table-cell>
          <table:table-cell table:number-columns-repeated="13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843.564209" calcext:value-type="float">
            <text:p>1843.564209</text:p>
          </table:table-cell>
          <table:table-cell office:value-type="float" office:value="1983.46814" calcext:value-type="float">
            <text:p>1983.46814</text:p>
          </table:table-cell>
          <table:table-cell office:value-type="float" office:value="1858.614746" calcext:value-type="float">
            <text:p>1858.614746</text:p>
          </table:table-cell>
          <table:table-cell office:value-type="float" office:value="1976.425537" calcext:value-type="float">
            <text:p>1976.425537</text:p>
          </table:table-cell>
          <table:table-cell table:number-columns-repeated="13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820.785767" calcext:value-type="float">
            <text:p>1820.785767</text:p>
          </table:table-cell>
          <table:table-cell office:value-type="float" office:value="1997.864746" calcext:value-type="float">
            <text:p>1997.864746</text:p>
          </table:table-cell>
          <table:table-cell office:value-type="float" office:value="1833.954712" calcext:value-type="float">
            <text:p>1833.954712</text:p>
          </table:table-cell>
          <table:table-cell office:value-type="float" office:value="1992.234497" calcext:value-type="float">
            <text:p>1992.234497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50.624268" calcext:value-type="float">
            <text:p>1850.624268</text:p>
          </table:table-cell>
          <table:table-cell office:value-type="float" office:value="1944.420166" calcext:value-type="float">
            <text:p>1944.420166</text:p>
          </table:table-cell>
          <table:table-cell office:value-type="float" office:value="1873.524414" calcext:value-type="float">
            <text:p>1873.524414</text:p>
          </table:table-cell>
          <table:table-cell office:value-type="float" office:value="1937.294922" calcext:value-type="float">
            <text:p>1937.294922</text:p>
          </table:table-cell>
          <table:table-cell table:number-columns-repeated="13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847.78479" calcext:value-type="float">
            <text:p>1847.78479</text:p>
          </table:table-cell>
          <table:table-cell office:value-type="float" office:value="1995.449585" calcext:value-type="float">
            <text:p>1995.449585</text:p>
          </table:table-cell>
          <table:table-cell office:value-type="float" office:value="1864.965942" calcext:value-type="float">
            <text:p>1864.965942</text:p>
          </table:table-cell>
          <table:table-cell office:value-type="float" office:value="1984.855225" calcext:value-type="float">
            <text:p>1984.855225</text:p>
          </table:table-cell>
          <table:table-cell table:number-columns-repeated="13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819.932739" calcext:value-type="float">
            <text:p>1819.932739</text:p>
          </table:table-cell>
          <table:table-cell office:value-type="float" office:value="1996.953735" calcext:value-type="float">
            <text:p>1996.953735</text:p>
          </table:table-cell>
          <table:table-cell office:value-type="float" office:value="1833.708252" calcext:value-type="float">
            <text:p>1833.708252</text:p>
          </table:table-cell>
          <table:table-cell office:value-type="float" office:value="1993.933472" calcext:value-type="float">
            <text:p>1993.933472</text:p>
          </table:table-cell>
          <table:table-cell table:number-columns-repeated="13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851.746826" calcext:value-type="float">
            <text:p>1851.746826</text:p>
          </table:table-cell>
          <table:table-cell office:value-type="float" office:value="1970.272949" calcext:value-type="float">
            <text:p>1970.272949</text:p>
          </table:table-cell>
          <table:table-cell office:value-type="float" office:value="1874.092896" calcext:value-type="float">
            <text:p>1874.092896</text:p>
          </table:table-cell>
          <table:table-cell office:value-type="float" office:value="1958.151611" calcext:value-type="float">
            <text:p>1958.151611</text:p>
          </table:table-cell>
          <table:table-cell table:number-columns-repeated="13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860.846558" calcext:value-type="float">
            <text:p>1860.846558</text:p>
          </table:table-cell>
          <table:table-cell office:value-type="float" office:value="1969.730103" calcext:value-type="float">
            <text:p>1969.730103</text:p>
          </table:table-cell>
          <table:table-cell office:value-type="float" office:value="1878.372314" calcext:value-type="float">
            <text:p>1878.372314</text:p>
          </table:table-cell>
          <table:table-cell office:value-type="float" office:value="1963.693848" calcext:value-type="float">
            <text:p>1963.693848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0.555664" calcext:value-type="float">
            <text:p>1810.555664</text:p>
          </table:table-cell>
          <table:table-cell office:value-type="float" office:value="1998.324951" calcext:value-type="float">
            <text:p>1998.324951</text:p>
          </table:table-cell>
          <table:table-cell office:value-type="float" office:value="1822.504883" calcext:value-type="float">
            <text:p>1822.504883</text:p>
          </table:table-cell>
          <table:table-cell office:value-type="float" office:value="1992.289795" calcext:value-type="float">
            <text:p>1992.289795</text:p>
          </table:table-cell>
          <table:table-cell table:number-columns-repeated="13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842.086182" calcext:value-type="float">
            <text:p>1842.086182</text:p>
          </table:table-cell>
          <table:table-cell office:value-type="float" office:value="1966.823853" calcext:value-type="float">
            <text:p>1966.823853</text:p>
          </table:table-cell>
          <table:table-cell office:value-type="float" office:value="1868.787964" calcext:value-type="float">
            <text:p>1868.787964</text:p>
          </table:table-cell>
          <table:table-cell office:value-type="float" office:value="1955.776489" calcext:value-type="float">
            <text:p>1955.776489</text:p>
          </table:table-cell>
          <table:table-cell table:number-columns-repeated="13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864.35498" calcext:value-type="float">
            <text:p>1864.35498</text:p>
          </table:table-cell>
          <table:table-cell office:value-type="float" office:value="1977.026489" calcext:value-type="float">
            <text:p>1977.026489</text:p>
          </table:table-cell>
          <table:table-cell office:value-type="float" office:value="1882.201416" calcext:value-type="float">
            <text:p>1882.201416</text:p>
          </table:table-cell>
          <table:table-cell office:value-type="float" office:value="1969.057617" calcext:value-type="float">
            <text:p>1969.057617</text:p>
          </table:table-cell>
          <table:table-cell table:number-columns-repeated="13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811.272461" calcext:value-type="float">
            <text:p>1811.272461</text:p>
          </table:table-cell>
          <table:table-cell office:value-type="float" office:value="1998.688354" calcext:value-type="float">
            <text:p>1998.688354</text:p>
          </table:table-cell>
          <table:table-cell office:value-type="float" office:value="1819.764771" calcext:value-type="float">
            <text:p>1819.764771</text:p>
          </table:table-cell>
          <table:table-cell office:value-type="float" office:value="1994.826904" calcext:value-type="float">
            <text:p>1994.826904</text:p>
          </table:table-cell>
          <table:table-cell table:number-columns-repeated="13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846.788574" calcext:value-type="float">
            <text:p>1846.788574</text:p>
          </table:table-cell>
          <table:table-cell office:value-type="float" office:value="1997.269531" calcext:value-type="float">
            <text:p>1997.269531</text:p>
          </table:table-cell>
          <table:table-cell office:value-type="float" office:value="1865.264526" calcext:value-type="float">
            <text:p>1865.264526</text:p>
          </table:table-cell>
          <table:table-cell office:value-type="float" office:value="1986.322388" calcext:value-type="float">
            <text:p>1986.322388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65.011963" calcext:value-type="float">
            <text:p>1865.011963</text:p>
          </table:table-cell>
          <table:table-cell office:value-type="float" office:value="1969.87854" calcext:value-type="float">
            <text:p>1969.87854</text:p>
          </table:table-cell>
          <table:table-cell office:value-type="float" office:value="1883.931641" calcext:value-type="float">
            <text:p>1883.931641</text:p>
          </table:table-cell>
          <table:table-cell office:value-type="float" office:value="1959.655518" calcext:value-type="float">
            <text:p>1959.655518</text:p>
          </table:table-cell>
          <table:table-cell table:number-columns-repeated="13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835.208496" calcext:value-type="float">
            <text:p>1835.208496</text:p>
          </table:table-cell>
          <table:table-cell office:value-type="float" office:value="1998.745483" calcext:value-type="float">
            <text:p>1998.745483</text:p>
          </table:table-cell>
          <table:table-cell office:value-type="float" office:value="1842.552979" calcext:value-type="float">
            <text:p>1842.552979</text:p>
          </table:table-cell>
          <table:table-cell office:value-type="float" office:value="1995.830078" calcext:value-type="float">
            <text:p>1995.830078</text:p>
          </table:table-cell>
          <table:table-cell table:number-columns-repeated="13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836.251709" calcext:value-type="float">
            <text:p>1836.251709</text:p>
          </table:table-cell>
          <table:table-cell office:value-type="float" office:value="1997.1875" calcext:value-type="float">
            <text:p>1997.1875</text:p>
          </table:table-cell>
          <table:table-cell office:value-type="float" office:value="1856.853027" calcext:value-type="float">
            <text:p>1856.853027</text:p>
          </table:table-cell>
          <table:table-cell office:value-type="float" office:value="1986.516113" calcext:value-type="float">
            <text:p>1986.516113</text:p>
          </table:table-cell>
          <table:table-cell table:number-columns-repeated="13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864.097778" calcext:value-type="float">
            <text:p>1864.097778</text:p>
          </table:table-cell>
          <table:table-cell office:value-type="float" office:value="1964.081909" calcext:value-type="float">
            <text:p>1964.081909</text:p>
          </table:table-cell>
          <table:table-cell office:value-type="float" office:value="1880.659912" calcext:value-type="float">
            <text:p>1880.659912</text:p>
          </table:table-cell>
          <table:table-cell office:value-type="float" office:value="1958.71521" calcext:value-type="float">
            <text:p>1958.71521</text:p>
          </table:table-cell>
          <table:table-cell table:number-columns-repeated="13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864.314819" calcext:value-type="float">
            <text:p>1864.314819</text:p>
          </table:table-cell>
          <table:table-cell office:value-type="float" office:value="1997.271973" calcext:value-type="float">
            <text:p>1997.271973</text:p>
          </table:table-cell>
          <table:table-cell office:value-type="float" office:value="1878.32959" calcext:value-type="float">
            <text:p>1878.32959</text:p>
          </table:table-cell>
          <table:table-cell office:value-type="float" office:value="1992.888916" calcext:value-type="float">
            <text:p>1992.888916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3.817017" calcext:value-type="float">
            <text:p>1823.817017</text:p>
          </table:table-cell>
          <table:table-cell office:value-type="float" office:value="1996.379395" calcext:value-type="float">
            <text:p>1996.379395</text:p>
          </table:table-cell>
          <table:table-cell office:value-type="float" office:value="1841.437378" calcext:value-type="float">
            <text:p>1841.437378</text:p>
          </table:table-cell>
          <table:table-cell office:value-type="float" office:value="1991.541992" calcext:value-type="float">
            <text:p>1991.541992</text:p>
          </table:table-cell>
          <table:table-cell table:number-columns-repeated="13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862.746338" calcext:value-type="float">
            <text:p>1862.746338</text:p>
          </table:table-cell>
          <table:table-cell office:value-type="float" office:value="1996.471191" calcext:value-type="float">
            <text:p>1996.471191</text:p>
          </table:table-cell>
          <table:table-cell office:value-type="float" office:value="1884.957153" calcext:value-type="float">
            <text:p>1884.957153</text:p>
          </table:table-cell>
          <table:table-cell office:value-type="float" office:value="1986.719238" calcext:value-type="float">
            <text:p>1986.719238</text:p>
          </table:table-cell>
          <table:table-cell table:number-columns-repeated="13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874.910156" calcext:value-type="float">
            <text:p>1874.910156</text:p>
          </table:table-cell>
          <table:table-cell office:value-type="float" office:value="1983.368896" calcext:value-type="float">
            <text:p>1983.368896</text:p>
          </table:table-cell>
          <table:table-cell office:value-type="float" office:value="1894.136475" calcext:value-type="float">
            <text:p>1894.136475</text:p>
          </table:table-cell>
          <table:table-cell office:value-type="float" office:value="1973.886108" calcext:value-type="float">
            <text:p>1973.886108</text:p>
          </table:table-cell>
          <table:table-cell table:number-columns-repeated="13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854.134521" calcext:value-type="float">
            <text:p>1854.134521</text:p>
          </table:table-cell>
          <table:table-cell office:value-type="float" office:value="1996.11377" calcext:value-type="float">
            <text:p>1996.11377</text:p>
          </table:table-cell>
          <table:table-cell office:value-type="float" office:value="1871.424561" calcext:value-type="float">
            <text:p>1871.424561</text:p>
          </table:table-cell>
          <table:table-cell office:value-type="float" office:value="1992.544678" calcext:value-type="float">
            <text:p>1992.544678</text:p>
          </table:table-cell>
          <table:table-cell table:number-columns-repeated="13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847.426514" calcext:value-type="float">
            <text:p>1847.426514</text:p>
          </table:table-cell>
          <table:table-cell office:value-type="float" office:value="1996.251221" calcext:value-type="float">
            <text:p>1996.251221</text:p>
          </table:table-cell>
          <table:table-cell office:value-type="float" office:value="1869.347168" calcext:value-type="float">
            <text:p>1869.347168</text:p>
          </table:table-cell>
          <table:table-cell office:value-type="float" office:value="1987.565918" calcext:value-type="float">
            <text:p>1987.565918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62.959351" calcext:value-type="float">
            <text:p>1862.959351</text:p>
          </table:table-cell>
          <table:table-cell office:value-type="float" office:value="1997.861328" calcext:value-type="float">
            <text:p>1997.861328</text:p>
          </table:table-cell>
          <table:table-cell office:value-type="float" office:value="1883.317505" calcext:value-type="float">
            <text:p>1883.317505</text:p>
          </table:table-cell>
          <table:table-cell office:value-type="float" office:value="1985.053955" calcext:value-type="float">
            <text:p>1985.053955</text:p>
          </table:table-cell>
          <table:table-cell table:number-columns-repeated="13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866.79187" calcext:value-type="float">
            <text:p>1866.79187</text:p>
          </table:table-cell>
          <table:table-cell office:value-type="float" office:value="1995.99292" calcext:value-type="float">
            <text:p>1995.99292</text:p>
          </table:table-cell>
          <table:table-cell office:value-type="float" office:value="1884.254272" calcext:value-type="float">
            <text:p>1884.254272</text:p>
          </table:table-cell>
          <table:table-cell office:value-type="float" office:value="1992.677856" calcext:value-type="float">
            <text:p>1992.677856</text:p>
          </table:table-cell>
          <table:table-cell table:number-columns-repeated="13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856.115234" calcext:value-type="float">
            <text:p>1856.115234</text:p>
          </table:table-cell>
          <table:table-cell office:value-type="float" office:value="1997.56543" calcext:value-type="float">
            <text:p>1997.56543</text:p>
          </table:table-cell>
          <table:table-cell office:value-type="float" office:value="1874.466064" calcext:value-type="float">
            <text:p>1874.466064</text:p>
          </table:table-cell>
          <table:table-cell office:value-type="float" office:value="1987.810303" calcext:value-type="float">
            <text:p>1987.810303</text:p>
          </table:table-cell>
          <table:table-cell table:number-columns-repeated="13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853.92041" calcext:value-type="float">
            <text:p>1853.92041</text:p>
          </table:table-cell>
          <table:table-cell office:value-type="float" office:value="1996.283325" calcext:value-type="float">
            <text:p>1996.283325</text:p>
          </table:table-cell>
          <table:table-cell office:value-type="float" office:value="1874.299927" calcext:value-type="float">
            <text:p>1874.299927</text:p>
          </table:table-cell>
          <table:table-cell office:value-type="float" office:value="1989.025879" calcext:value-type="float">
            <text:p>1989.025879</text:p>
          </table:table-cell>
          <table:table-cell table:number-columns-repeated="13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850.481812" calcext:value-type="float">
            <text:p>1850.481812</text:p>
          </table:table-cell>
          <table:table-cell office:value-type="float" office:value="1996.508789" calcext:value-type="float">
            <text:p>1996.508789</text:p>
          </table:table-cell>
          <table:table-cell office:value-type="float" office:value="1872.361206" calcext:value-type="float">
            <text:p>1872.361206</text:p>
          </table:table-cell>
          <table:table-cell office:value-type="float" office:value="1986.955566" calcext:value-type="float">
            <text:p>1986.955566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55.166016" calcext:value-type="float">
            <text:p>1855.166016</text:p>
          </table:table-cell>
          <table:table-cell office:value-type="float" office:value="1995.472656" calcext:value-type="float">
            <text:p>1995.472656</text:p>
          </table:table-cell>
          <table:table-cell office:value-type="float" office:value="1877.911377" calcext:value-type="float">
            <text:p>1877.911377</text:p>
          </table:table-cell>
          <table:table-cell office:value-type="float" office:value="1988.71167" calcext:value-type="float">
            <text:p>1988.71167</text:p>
          </table:table-cell>
          <table:table-cell table:number-columns-repeated="13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862.787842" calcext:value-type="float">
            <text:p>1862.787842</text:p>
          </table:table-cell>
          <table:table-cell office:value-type="float" office:value="1996.575806" calcext:value-type="float">
            <text:p>1996.575806</text:p>
          </table:table-cell>
          <table:table-cell office:value-type="float" office:value="1883.882324" calcext:value-type="float">
            <text:p>1883.882324</text:p>
          </table:table-cell>
          <table:table-cell office:value-type="float" office:value="1987.570923" calcext:value-type="float">
            <text:p>1987.570923</text:p>
          </table:table-cell>
          <table:table-cell table:number-columns-repeated="13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852.44043" calcext:value-type="float">
            <text:p>1852.44043</text:p>
          </table:table-cell>
          <table:table-cell office:value-type="float" office:value="1996.410278" calcext:value-type="float">
            <text:p>1996.410278</text:p>
          </table:table-cell>
          <table:table-cell office:value-type="float" office:value="1873.886963" calcext:value-type="float">
            <text:p>1873.886963</text:p>
          </table:table-cell>
          <table:table-cell office:value-type="float" office:value="1987.637817" calcext:value-type="float">
            <text:p>1987.637817</text:p>
          </table:table-cell>
          <table:table-cell table:number-columns-repeated="13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1865.584106" calcext:value-type="float">
            <text:p>1865.584106</text:p>
          </table:table-cell>
          <table:table-cell office:value-type="float" office:value="1995.709961" calcext:value-type="float">
            <text:p>1995.709961</text:p>
          </table:table-cell>
          <table:table-cell office:value-type="float" office:value="1887.226685" calcext:value-type="float">
            <text:p>1887.226685</text:p>
          </table:table-cell>
          <table:table-cell office:value-type="float" office:value="1989.213867" calcext:value-type="float">
            <text:p>1989.213867</text:p>
          </table:table-cell>
          <table:table-cell table:number-columns-repeated="13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858.368774" calcext:value-type="float">
            <text:p>1858.368774</text:p>
          </table:table-cell>
          <table:table-cell office:value-type="float" office:value="1995.918091" calcext:value-type="float">
            <text:p>1995.918091</text:p>
          </table:table-cell>
          <table:table-cell office:value-type="float" office:value="1878.601685" calcext:value-type="float">
            <text:p>1878.601685</text:p>
          </table:table-cell>
          <table:table-cell office:value-type="float" office:value="1990.09668" calcext:value-type="float">
            <text:p>1990.09668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56.766479" calcext:value-type="float">
            <text:p>1856.766479</text:p>
          </table:table-cell>
          <table:table-cell office:value-type="float" office:value="1996.389404" calcext:value-type="float">
            <text:p>1996.389404</text:p>
          </table:table-cell>
          <table:table-cell office:value-type="float" office:value="1877.288086" calcext:value-type="float">
            <text:p>1877.288086</text:p>
          </table:table-cell>
          <table:table-cell office:value-type="float" office:value="1988.615601" calcext:value-type="float">
            <text:p>1988.615601</text:p>
          </table:table-cell>
          <table:table-cell table:number-columns-repeated="13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856.798584" calcext:value-type="float">
            <text:p>1856.798584</text:p>
          </table:table-cell>
          <table:table-cell office:value-type="float" office:value="1995.55127" calcext:value-type="float">
            <text:p>1995.55127</text:p>
          </table:table-cell>
          <table:table-cell office:value-type="float" office:value="1873.51062" calcext:value-type="float">
            <text:p>1873.51062</text:p>
          </table:table-cell>
          <table:table-cell office:value-type="float" office:value="1994.546021" calcext:value-type="float">
            <text:p>1994.546021</text:p>
          </table:table-cell>
          <table:table-cell table:number-columns-repeated="13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855.130981" calcext:value-type="float">
            <text:p>1855.130981</text:p>
          </table:table-cell>
          <table:table-cell office:value-type="float" office:value="1996.046143" calcext:value-type="float">
            <text:p>1996.046143</text:p>
          </table:table-cell>
          <table:table-cell office:value-type="float" office:value="1874.721191" calcext:value-type="float">
            <text:p>1874.721191</text:p>
          </table:table-cell>
          <table:table-cell office:value-type="float" office:value="1990.415283" calcext:value-type="float">
            <text:p>1990.415283</text:p>
          </table:table-cell>
          <table:table-cell table:number-columns-repeated="13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1857.318726" calcext:value-type="float">
            <text:p>1857.318726</text:p>
          </table:table-cell>
          <table:table-cell office:value-type="float" office:value="1996.927979" calcext:value-type="float">
            <text:p>1996.927979</text:p>
          </table:table-cell>
          <table:table-cell office:value-type="float" office:value="1879.802734" calcext:value-type="float">
            <text:p>1879.802734</text:p>
          </table:table-cell>
          <table:table-cell office:value-type="float" office:value="1985.290161" calcext:value-type="float">
            <text:p>1985.290161</text:p>
          </table:table-cell>
          <table:table-cell table:number-columns-repeated="13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863.266724" calcext:value-type="float">
            <text:p>1863.266724</text:p>
          </table:table-cell>
          <table:table-cell office:value-type="float" office:value="1996.273804" calcext:value-type="float">
            <text:p>1996.273804</text:p>
          </table:table-cell>
          <table:table-cell office:value-type="float" office:value="1879.547119" calcext:value-type="float">
            <text:p>1879.547119</text:p>
          </table:table-cell>
          <table:table-cell office:value-type="float" office:value="1993.14917" calcext:value-type="float">
            <text:p>1993.14917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59.104248" calcext:value-type="float">
            <text:p>1859.104248</text:p>
          </table:table-cell>
          <table:table-cell office:value-type="float" office:value="1996.080811" calcext:value-type="float">
            <text:p>1996.080811</text:p>
          </table:table-cell>
          <table:table-cell office:value-type="float" office:value="1879.552002" calcext:value-type="float">
            <text:p>1879.552002</text:p>
          </table:table-cell>
          <table:table-cell office:value-type="float" office:value="1989.470093" calcext:value-type="float">
            <text:p>1989.470093</text:p>
          </table:table-cell>
          <table:table-cell table:number-columns-repeated="13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854.926514" calcext:value-type="float">
            <text:p>1854.926514</text:p>
          </table:table-cell>
          <table:table-cell office:value-type="float" office:value="1996.522949" calcext:value-type="float">
            <text:p>1996.522949</text:p>
          </table:table-cell>
          <table:table-cell office:value-type="float" office:value="1873.93811" calcext:value-type="float">
            <text:p>1873.93811</text:p>
          </table:table-cell>
          <table:table-cell office:value-type="float" office:value="1989.787354" calcext:value-type="float">
            <text:p>1989.787354</text:p>
          </table:table-cell>
          <table:table-cell table:number-columns-repeated="13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1854.808228" calcext:value-type="float">
            <text:p>1854.808228</text:p>
          </table:table-cell>
          <table:table-cell office:value-type="float" office:value="1996.43457" calcext:value-type="float">
            <text:p>1996.43457</text:p>
          </table:table-cell>
          <table:table-cell office:value-type="float" office:value="1875.928223" calcext:value-type="float">
            <text:p>1875.928223</text:p>
          </table:table-cell>
          <table:table-cell office:value-type="float" office:value="1987.902588" calcext:value-type="float">
            <text:p>1987.902588</text:p>
          </table:table-cell>
          <table:table-cell table:number-columns-repeated="13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1856.044922" calcext:value-type="float">
            <text:p>1856.044922</text:p>
          </table:table-cell>
          <table:table-cell office:value-type="float" office:value="1997.202148" calcext:value-type="float">
            <text:p>1997.202148</text:p>
          </table:table-cell>
          <table:table-cell office:value-type="float" office:value="1875.455078" calcext:value-type="float">
            <text:p>1875.455078</text:p>
          </table:table-cell>
          <table:table-cell office:value-type="float" office:value="1987.670166" calcext:value-type="float">
            <text:p>1987.670166</text:p>
          </table:table-cell>
          <table:table-cell table:number-columns-repeated="13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865.472168" calcext:value-type="float">
            <text:p>1865.472168</text:p>
          </table:table-cell>
          <table:table-cell office:value-type="float" office:value="1997.54187" calcext:value-type="float">
            <text:p>1997.54187</text:p>
          </table:table-cell>
          <table:table-cell office:value-type="float" office:value="1881.957275" calcext:value-type="float">
            <text:p>1881.957275</text:p>
          </table:table-cell>
          <table:table-cell office:value-type="float" office:value="1989.735596" calcext:value-type="float">
            <text:p>1989.735596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63.561768" calcext:value-type="float">
            <text:p>1863.561768</text:p>
          </table:table-cell>
          <table:table-cell office:value-type="float" office:value="1996.195557" calcext:value-type="float">
            <text:p>1996.195557</text:p>
          </table:table-cell>
          <table:table-cell office:value-type="float" office:value="1879.959595" calcext:value-type="float">
            <text:p>1879.959595</text:p>
          </table:table-cell>
          <table:table-cell office:value-type="float" office:value="1993.229858" calcext:value-type="float">
            <text:p>1993.229858</text:p>
          </table:table-cell>
          <table:table-cell table:number-columns-repeated="13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860.526367" calcext:value-type="float">
            <text:p>1860.526367</text:p>
          </table:table-cell>
          <table:table-cell office:value-type="float" office:value="1997.711182" calcext:value-type="float">
            <text:p>1997.711182</text:p>
          </table:table-cell>
          <table:table-cell office:value-type="float" office:value="1877.917725" calcext:value-type="float">
            <text:p>1877.917725</text:p>
          </table:table-cell>
          <table:table-cell office:value-type="float" office:value="1988.400635" calcext:value-type="float">
            <text:p>1988.400635</text:p>
          </table:table-cell>
          <table:table-cell table:number-columns-repeated="13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1858.781006" calcext:value-type="float">
            <text:p>1858.781006</text:p>
          </table:table-cell>
          <table:table-cell office:value-type="float" office:value="1996.47876" calcext:value-type="float">
            <text:p>1996.47876</text:p>
          </table:table-cell>
          <table:table-cell office:value-type="float" office:value="1878.124023" calcext:value-type="float">
            <text:p>1878.124023</text:p>
          </table:table-cell>
          <table:table-cell office:value-type="float" office:value="1989.568115" calcext:value-type="float">
            <text:p>1989.568115</text:p>
          </table:table-cell>
          <table:table-cell table:number-columns-repeated="13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862.902588" calcext:value-type="float">
            <text:p>1862.902588</text:p>
          </table:table-cell>
          <table:table-cell office:value-type="float" office:value="1995.688599" calcext:value-type="float">
            <text:p>1995.688599</text:p>
          </table:table-cell>
          <table:table-cell office:value-type="float" office:value="1880.737793" calcext:value-type="float">
            <text:p>1880.737793</text:p>
          </table:table-cell>
          <table:table-cell office:value-type="float" office:value="1993.075439" calcext:value-type="float">
            <text:p>1993.075439</text:p>
          </table:table-cell>
          <table:table-cell table:number-columns-repeated="13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854.096069" calcext:value-type="float">
            <text:p>1854.096069</text:p>
          </table:table-cell>
          <table:table-cell office:value-type="float" office:value="1996.711426" calcext:value-type="float">
            <text:p>1996.711426</text:p>
          </table:table-cell>
          <table:table-cell office:value-type="float" office:value="1873.062256" calcext:value-type="float">
            <text:p>1873.062256</text:p>
          </table:table-cell>
          <table:table-cell office:value-type="float" office:value="1989.356201" calcext:value-type="float">
            <text:p>1989.356201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61.254883" calcext:value-type="float">
            <text:p>1861.254883</text:p>
          </table:table-cell>
          <table:table-cell office:value-type="float" office:value="1996.952515" calcext:value-type="float">
            <text:p>1996.952515</text:p>
          </table:table-cell>
          <table:table-cell office:value-type="float" office:value="1880.17749" calcext:value-type="float">
            <text:p>1880.17749</text:p>
          </table:table-cell>
          <table:table-cell office:value-type="float" office:value="1988.789307" calcext:value-type="float">
            <text:p>1988.789307</text:p>
          </table:table-cell>
          <table:table-cell table:number-columns-repeated="13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860.395142" calcext:value-type="float">
            <text:p>1860.395142</text:p>
          </table:table-cell>
          <table:table-cell office:value-type="float" office:value="1997.074951" calcext:value-type="float">
            <text:p>1997.074951</text:p>
          </table:table-cell>
          <table:table-cell office:value-type="float" office:value="1879.64563" calcext:value-type="float">
            <text:p>1879.64563</text:p>
          </table:table-cell>
          <table:table-cell office:value-type="float" office:value="1988.151611" calcext:value-type="float">
            <text:p>1988.151611</text:p>
          </table:table-cell>
          <table:table-cell table:number-columns-repeated="1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861.142822" calcext:value-type="float">
            <text:p>1861.142822</text:p>
          </table:table-cell>
          <table:table-cell office:value-type="float" office:value="1996.389404" calcext:value-type="float">
            <text:p>1996.389404</text:p>
          </table:table-cell>
          <table:table-cell office:value-type="float" office:value="1881.500977" calcext:value-type="float">
            <text:p>1881.500977</text:p>
          </table:table-cell>
          <table:table-cell office:value-type="float" office:value="1988.779053" calcext:value-type="float">
            <text:p>1988.779053</text:p>
          </table:table-cell>
          <table:table-cell table:number-columns-repeated="13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1857.892822" calcext:value-type="float">
            <text:p>1857.892822</text:p>
          </table:table-cell>
          <table:table-cell office:value-type="float" office:value="1996.557373" calcext:value-type="float">
            <text:p>1996.557373</text:p>
          </table:table-cell>
          <table:table-cell office:value-type="float" office:value="1876.776123" calcext:value-type="float">
            <text:p>1876.776123</text:p>
          </table:table-cell>
          <table:table-cell office:value-type="float" office:value="1989.828735" calcext:value-type="float">
            <text:p>1989.828735</text:p>
          </table:table-cell>
          <table:table-cell table:number-columns-repeated="13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853.773926" calcext:value-type="float">
            <text:p>1853.773926</text:p>
          </table:table-cell>
          <table:table-cell office:value-type="float" office:value="1996.787354" calcext:value-type="float">
            <text:p>1996.787354</text:p>
          </table:table-cell>
          <table:table-cell office:value-type="float" office:value="1872.697754" calcext:value-type="float">
            <text:p>1872.697754</text:p>
          </table:table-cell>
          <table:table-cell office:value-type="float" office:value="1989.206177" calcext:value-type="float">
            <text:p>1989.206177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56.174438" calcext:value-type="float">
            <text:p>1856.174438</text:p>
          </table:table-cell>
          <table:table-cell office:value-type="float" office:value="1995.780029" calcext:value-type="float">
            <text:p>1995.780029</text:p>
          </table:table-cell>
          <table:table-cell office:value-type="float" office:value="1877.510742" calcext:value-type="float">
            <text:p>1877.510742</text:p>
          </table:table-cell>
          <table:table-cell office:value-type="float" office:value="1989.342896" calcext:value-type="float">
            <text:p>1989.342896</text:p>
          </table:table-cell>
          <table:table-cell table:number-columns-repeated="13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856.468872" calcext:value-type="float">
            <text:p>1856.468872</text:p>
          </table:table-cell>
          <table:table-cell office:value-type="float" office:value="1995.791626" calcext:value-type="float">
            <text:p>1995.791626</text:p>
          </table:table-cell>
          <table:table-cell office:value-type="float" office:value="1877.42627" calcext:value-type="float">
            <text:p>1877.42627</text:p>
          </table:table-cell>
          <table:table-cell office:value-type="float" office:value="1989.692383" calcext:value-type="float">
            <text:p>1989.692383</text:p>
          </table:table-cell>
          <table:table-cell table:number-columns-repeated="13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857.313232" calcext:value-type="float">
            <text:p>1857.313232</text:p>
          </table:table-cell>
          <table:table-cell office:value-type="float" office:value="1995.94873" calcext:value-type="float">
            <text:p>1995.94873</text:p>
          </table:table-cell>
          <table:table-cell office:value-type="float" office:value="1880.61792" calcext:value-type="float">
            <text:p>1880.61792</text:p>
          </table:table-cell>
          <table:table-cell office:value-type="float" office:value="1986.947388" calcext:value-type="float">
            <text:p>1986.947388</text:p>
          </table:table-cell>
          <table:table-cell table:number-columns-repeated="13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1857.530396" calcext:value-type="float">
            <text:p>1857.530396</text:p>
          </table:table-cell>
          <table:table-cell office:value-type="float" office:value="1996.134521" calcext:value-type="float">
            <text:p>1996.134521</text:p>
          </table:table-cell>
          <table:table-cell office:value-type="float" office:value="1878.485718" calcext:value-type="float">
            <text:p>1878.485718</text:p>
          </table:table-cell>
          <table:table-cell office:value-type="float" office:value="1988.82666" calcext:value-type="float">
            <text:p>1988.82666</text:p>
          </table:table-cell>
          <table:table-cell table:number-columns-repeated="13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855.342896" calcext:value-type="float">
            <text:p>1855.342896</text:p>
          </table:table-cell>
          <table:table-cell office:value-type="float" office:value="1996.207153" calcext:value-type="float">
            <text:p>1996.207153</text:p>
          </table:table-cell>
          <table:table-cell office:value-type="float" office:value="1877.331665" calcext:value-type="float">
            <text:p>1877.331665</text:p>
          </table:table-cell>
          <table:table-cell office:value-type="float" office:value="1987.609375" calcext:value-type="float">
            <text:p>1987.609375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60.526855" calcext:value-type="float">
            <text:p>1860.526855</text:p>
          </table:table-cell>
          <table:table-cell office:value-type="float" office:value="1996.938843" calcext:value-type="float">
            <text:p>1996.938843</text:p>
          </table:table-cell>
          <table:table-cell office:value-type="float" office:value="1879.111084" calcext:value-type="float">
            <text:p>1879.111084</text:p>
          </table:table-cell>
          <table:table-cell office:value-type="float" office:value="1989.162231" calcext:value-type="float">
            <text:p>1989.162231</text:p>
          </table:table-cell>
          <table:table-cell table:number-columns-repeated="13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852.723877" calcext:value-type="float">
            <text:p>1852.723877</text:p>
          </table:table-cell>
          <table:table-cell office:value-type="float" office:value="1997.012451" calcext:value-type="float">
            <text:p>1997.012451</text:p>
          </table:table-cell>
          <table:table-cell office:value-type="float" office:value="1873.990601" calcext:value-type="float">
            <text:p>1873.990601</text:p>
          </table:table-cell>
          <table:table-cell office:value-type="float" office:value="1986.293579" calcext:value-type="float">
            <text:p>1986.293579</text:p>
          </table:table-cell>
          <table:table-cell table:number-columns-repeated="13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1859.167603" calcext:value-type="float">
            <text:p>1859.167603</text:p>
          </table:table-cell>
          <table:table-cell office:value-type="float" office:value="1997.330933" calcext:value-type="float">
            <text:p>1997.330933</text:p>
          </table:table-cell>
          <table:table-cell office:value-type="float" office:value="1876.561523" calcext:value-type="float">
            <text:p>1876.561523</text:p>
          </table:table-cell>
          <table:table-cell office:value-type="float" office:value="1989.360474" calcext:value-type="float">
            <text:p>1989.360474</text:p>
          </table:table-cell>
          <table:table-cell table:number-columns-repeated="13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861.289307" calcext:value-type="float">
            <text:p>1861.289307</text:p>
          </table:table-cell>
          <table:table-cell office:value-type="float" office:value="1997.915039" calcext:value-type="float">
            <text:p>1997.915039</text:p>
          </table:table-cell>
          <table:table-cell office:value-type="float" office:value="1879.358154" calcext:value-type="float">
            <text:p>1879.358154</text:p>
          </table:table-cell>
          <table:table-cell office:value-type="float" office:value="1987.207031" calcext:value-type="float">
            <text:p>1987.207031</text:p>
          </table:table-cell>
          <table:table-cell table:number-columns-repeated="13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857.376465" calcext:value-type="float">
            <text:p>1857.376465</text:p>
          </table:table-cell>
          <table:table-cell office:value-type="float" office:value="1996.447754" calcext:value-type="float">
            <text:p>1996.447754</text:p>
          </table:table-cell>
          <table:table-cell office:value-type="float" office:value="1874.163818" calcext:value-type="float">
            <text:p>1874.163818</text:p>
          </table:table-cell>
          <table:table-cell office:value-type="float" office:value="1992.202148" calcext:value-type="float">
            <text:p>1992.202148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61.196655" calcext:value-type="float">
            <text:p>1861.196655</text:p>
          </table:table-cell>
          <table:table-cell office:value-type="float" office:value="1997.487671" calcext:value-type="float">
            <text:p>1997.487671</text:p>
          </table:table-cell>
          <table:table-cell office:value-type="float" office:value="1880.259399" calcext:value-type="float">
            <text:p>1880.259399</text:p>
          </table:table-cell>
          <table:table-cell office:value-type="float" office:value="1987.295044" calcext:value-type="float">
            <text:p>1987.295044</text:p>
          </table:table-cell>
          <table:table-cell table:number-columns-repeated="13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855.256226" calcext:value-type="float">
            <text:p>1855.256226</text:p>
          </table:table-cell>
          <table:table-cell office:value-type="float" office:value="1997.331543" calcext:value-type="float">
            <text:p>1997.331543</text:p>
          </table:table-cell>
          <table:table-cell office:value-type="float" office:value="1874.377563" calcext:value-type="float">
            <text:p>1874.377563</text:p>
          </table:table-cell>
          <table:table-cell office:value-type="float" office:value="1987.631714" calcext:value-type="float">
            <text:p>1987.631714</text:p>
          </table:table-cell>
          <table:table-cell table:number-columns-repeated="13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1854.11731" calcext:value-type="float">
            <text:p>1854.11731</text:p>
          </table:table-cell>
          <table:table-cell office:value-type="float" office:value="1997.738037" calcext:value-type="float">
            <text:p>1997.738037</text:p>
          </table:table-cell>
          <table:table-cell office:value-type="float" office:value="1875.137939" calcext:value-type="float">
            <text:p>1875.137939</text:p>
          </table:table-cell>
          <table:table-cell office:value-type="float" office:value="1984.703613" calcext:value-type="float">
            <text:p>1984.703613</text:p>
          </table:table-cell>
          <table:table-cell table:number-columns-repeated="13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841.728882" calcext:value-type="float">
            <text:p>1841.728882</text:p>
          </table:table-cell>
          <table:table-cell office:value-type="float" office:value="1982.612549" calcext:value-type="float">
            <text:p>1982.612549</text:p>
          </table:table-cell>
          <table:table-cell office:value-type="float" office:value="1855.903687" calcext:value-type="float">
            <text:p>1855.903687</text:p>
          </table:table-cell>
          <table:table-cell office:value-type="float" office:value="1982.319214" calcext:value-type="float">
            <text:p>1982.319214</text:p>
          </table:table-cell>
          <table:table-cell table:number-columns-repeated="13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799.797729" calcext:value-type="float">
            <text:p>1799.797729</text:p>
          </table:table-cell>
          <table:table-cell office:value-type="float" office:value="1939.505859" calcext:value-type="float">
            <text:p>1939.505859</text:p>
          </table:table-cell>
          <table:table-cell office:value-type="float" office:value="1808.813843" calcext:value-type="float">
            <text:p>1808.813843</text:p>
          </table:table-cell>
          <table:table-cell office:value-type="float" office:value="1950.926758" calcext:value-type="float">
            <text:p>1950.926758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69.64978" calcext:value-type="float">
            <text:p>1769.64978</text:p>
          </table:table-cell>
          <table:table-cell office:value-type="float" office:value="1919.943726" calcext:value-type="float">
            <text:p>1919.943726</text:p>
          </table:table-cell>
          <table:table-cell office:value-type="float" office:value="1789.961792" calcext:value-type="float">
            <text:p>1789.961792</text:p>
          </table:table-cell>
          <table:table-cell office:value-type="float" office:value="1915.218384" calcext:value-type="float">
            <text:p>1915.218384</text:p>
          </table:table-cell>
          <table:table-cell table:number-columns-repeated="13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51.616211" calcext:value-type="float">
            <text:p>1751.616211</text:p>
          </table:table-cell>
          <table:table-cell office:value-type="float" office:value="1889.181396" calcext:value-type="float">
            <text:p>1889.181396</text:p>
          </table:table-cell>
          <table:table-cell office:value-type="float" office:value="1767.217041" calcext:value-type="float">
            <text:p>1767.217041</text:p>
          </table:table-cell>
          <table:table-cell office:value-type="float" office:value="1884.169678" calcext:value-type="float">
            <text:p>1884.169678</text:p>
          </table:table-cell>
          <table:table-cell table:number-columns-repeated="13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1727.989502" calcext:value-type="float">
            <text:p>1727.989502</text:p>
          </table:table-cell>
          <table:table-cell office:value-type="float" office:value="1862.28772" calcext:value-type="float">
            <text:p>1862.28772</text:p>
          </table:table-cell>
          <table:table-cell office:value-type="float" office:value="1740.291504" calcext:value-type="float">
            <text:p>1740.291504</text:p>
          </table:table-cell>
          <table:table-cell office:value-type="float" office:value="1863.218628" calcext:value-type="float">
            <text:p>1863.218628</text:p>
          </table:table-cell>
          <table:table-cell table:number-columns-repeated="13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710.417725" calcext:value-type="float">
            <text:p>1710.417725</text:p>
          </table:table-cell>
          <table:table-cell office:value-type="float" office:value="1832.492554" calcext:value-type="float">
            <text:p>1832.492554</text:p>
          </table:table-cell>
          <table:table-cell office:value-type="float" office:value="1722.476685" calcext:value-type="float">
            <text:p>1722.476685</text:p>
          </table:table-cell>
          <table:table-cell office:value-type="float" office:value="1833.106445" calcext:value-type="float">
            <text:p>1833.106445</text:p>
          </table:table-cell>
          <table:table-cell table:number-columns-repeated="13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690.534302" calcext:value-type="float">
            <text:p>1690.534302</text:p>
          </table:table-cell>
          <table:table-cell office:value-type="float" office:value="1818.032349" calcext:value-type="float">
            <text:p>1818.032349</text:p>
          </table:table-cell>
          <table:table-cell office:value-type="float" office:value="1706.162964" calcext:value-type="float">
            <text:p>1706.162964</text:p>
          </table:table-cell>
          <table:table-cell office:value-type="float" office:value="1811.859619" calcext:value-type="float">
            <text:p>1811.859619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75.814209" calcext:value-type="float">
            <text:p>1675.814209</text:p>
          </table:table-cell>
          <table:table-cell office:value-type="float" office:value="1807.474854" calcext:value-type="float">
            <text:p>1807.474854</text:p>
          </table:table-cell>
          <table:table-cell office:value-type="float" office:value="1688.361084" calcext:value-type="float">
            <text:p>1688.361084</text:p>
          </table:table-cell>
          <table:table-cell office:value-type="float" office:value="1788.303101" calcext:value-type="float">
            <text:p>1788.303101</text:p>
          </table:table-cell>
          <table:table-cell table:number-columns-repeated="13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673.408447" calcext:value-type="float">
            <text:p>1673.408447</text:p>
          </table:table-cell>
          <table:table-cell office:value-type="float" office:value="1772.471191" calcext:value-type="float">
            <text:p>1772.471191</text:p>
          </table:table-cell>
          <table:table-cell office:value-type="float" office:value="1677.502075" calcext:value-type="float">
            <text:p>1677.502075</text:p>
          </table:table-cell>
          <table:table-cell office:value-type="float" office:value="1774.318115" calcext:value-type="float">
            <text:p>1774.318115</text:p>
          </table:table-cell>
          <table:table-cell table:number-columns-repeated="13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1656.834717" calcext:value-type="float">
            <text:p>1656.834717</text:p>
          </table:table-cell>
          <table:table-cell office:value-type="float" office:value="1757.895508" calcext:value-type="float">
            <text:p>1757.895508</text:p>
          </table:table-cell>
          <table:table-cell office:value-type="float" office:value="1669.937866" calcext:value-type="float">
            <text:p>1669.937866</text:p>
          </table:table-cell>
          <table:table-cell office:value-type="float" office:value="1759.178345" calcext:value-type="float">
            <text:p>1759.178345</text:p>
          </table:table-cell>
          <table:table-cell table:number-columns-repeated="13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645.152954" calcext:value-type="float">
            <text:p>1645.152954</text:p>
          </table:table-cell>
          <table:table-cell office:value-type="float" office:value="1739.331299" calcext:value-type="float">
            <text:p>1739.331299</text:p>
          </table:table-cell>
          <table:table-cell office:value-type="float" office:value="1657.520752" calcext:value-type="float">
            <text:p>1657.520752</text:p>
          </table:table-cell>
          <table:table-cell office:value-type="float" office:value="1738.187256" calcext:value-type="float">
            <text:p>1738.187256</text:p>
          </table:table-cell>
          <table:table-cell table:number-columns-repeated="13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635.083618" calcext:value-type="float">
            <text:p>1635.083618</text:p>
          </table:table-cell>
          <table:table-cell office:value-type="float" office:value="1726.543701" calcext:value-type="float">
            <text:p>1726.543701</text:p>
          </table:table-cell>
          <table:table-cell office:value-type="float" office:value="1645.323975" calcext:value-type="float">
            <text:p>1645.323975</text:p>
          </table:table-cell>
          <table:table-cell office:value-type="float" office:value="1722.509033" calcext:value-type="float">
            <text:p>1722.509033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26.039429" calcext:value-type="float">
            <text:p>1626.039429</text:p>
          </table:table-cell>
          <table:table-cell office:value-type="float" office:value="1712.954102" calcext:value-type="float">
            <text:p>1712.954102</text:p>
          </table:table-cell>
          <table:table-cell office:value-type="float" office:value="1637.313965" calcext:value-type="float">
            <text:p>1637.313965</text:p>
          </table:table-cell>
          <table:table-cell office:value-type="float" office:value="1709.907471" calcext:value-type="float">
            <text:p>1709.907471</text:p>
          </table:table-cell>
          <table:table-cell table:number-columns-repeated="13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612.718994" calcext:value-type="float">
            <text:p>1612.718994</text:p>
          </table:table-cell>
          <table:table-cell office:value-type="float" office:value="1707.520386" calcext:value-type="float">
            <text:p>1707.520386</text:p>
          </table:table-cell>
          <table:table-cell office:value-type="float" office:value="1629.491455" calcext:value-type="float">
            <text:p>1629.491455</text:p>
          </table:table-cell>
          <table:table-cell office:value-type="float" office:value="1693.141968" calcext:value-type="float">
            <text:p>1693.141968</text:p>
          </table:table-cell>
          <table:table-cell table:number-columns-repeated="13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614.664795" calcext:value-type="float">
            <text:p>1614.664795</text:p>
          </table:table-cell>
          <table:table-cell office:value-type="float" office:value="1686.28833" calcext:value-type="float">
            <text:p>1686.28833</text:p>
          </table:table-cell>
          <table:table-cell office:value-type="float" office:value="1618.582397" calcext:value-type="float">
            <text:p>1618.582397</text:p>
          </table:table-cell>
          <table:table-cell office:value-type="float" office:value="1687.668091" calcext:value-type="float">
            <text:p>1687.668091</text:p>
          </table:table-cell>
          <table:table-cell table:number-columns-repeated="13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605.256592" calcext:value-type="float">
            <text:p>1605.256592</text:p>
          </table:table-cell>
          <table:table-cell office:value-type="float" office:value="1671.45166" calcext:value-type="float">
            <text:p>1671.45166</text:p>
          </table:table-cell>
          <table:table-cell office:value-type="float" office:value="1615.964355" calcext:value-type="float">
            <text:p>1615.964355</text:p>
          </table:table-cell>
          <table:table-cell office:value-type="float" office:value="1675.561157" calcext:value-type="float">
            <text:p>1675.561157</text:p>
          </table:table-cell>
          <table:table-cell table:number-columns-repeated="13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595.837891" calcext:value-type="float">
            <text:p>1595.837891</text:p>
          </table:table-cell>
          <table:table-cell office:value-type="float" office:value="1671.55896" calcext:value-type="float">
            <text:p>1671.55896</text:p>
          </table:table-cell>
          <table:table-cell office:value-type="float" office:value="1611.575928" calcext:value-type="float">
            <text:p>1611.575928</text:p>
          </table:table-cell>
          <table:table-cell office:value-type="float" office:value="1664.051025" calcext:value-type="float">
            <text:p>1664.051025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95.926025" calcext:value-type="float">
            <text:p>1595.926025</text:p>
          </table:table-cell>
          <table:table-cell office:value-type="float" office:value="1659.044189" calcext:value-type="float">
            <text:p>1659.044189</text:p>
          </table:table-cell>
          <table:table-cell office:value-type="float" office:value="1604.543213" calcext:value-type="float">
            <text:p>1604.543213</text:p>
          </table:table-cell>
          <table:table-cell office:value-type="float" office:value="1651.914429" calcext:value-type="float">
            <text:p>1651.914429</text:p>
          </table:table-cell>
          <table:table-cell table:number-columns-repeated="13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593.528809" calcext:value-type="float">
            <text:p>1593.528809</text:p>
          </table:table-cell>
          <table:table-cell office:value-type="float" office:value="1645.117065" calcext:value-type="float">
            <text:p>1645.117065</text:p>
          </table:table-cell>
          <table:table-cell office:value-type="float" office:value="1601.926636" calcext:value-type="float">
            <text:p>1601.926636</text:p>
          </table:table-cell>
          <table:table-cell office:value-type="float" office:value="1647.671265" calcext:value-type="float">
            <text:p>1647.671265</text:p>
          </table:table-cell>
          <table:table-cell table:number-columns-repeated="13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1589.751343" calcext:value-type="float">
            <text:p>1589.751343</text:p>
          </table:table-cell>
          <table:table-cell office:value-type="float" office:value="1640.115234" calcext:value-type="float">
            <text:p>1640.115234</text:p>
          </table:table-cell>
          <table:table-cell office:value-type="float" office:value="1599.955322" calcext:value-type="float">
            <text:p>1599.955322</text:p>
          </table:table-cell>
          <table:table-cell office:value-type="float" office:value="1643.082886" calcext:value-type="float">
            <text:p>1643.082886</text:p>
          </table:table-cell>
          <table:table-cell table:number-columns-repeated="13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586.760376" calcext:value-type="float">
            <text:p>1586.760376</text:p>
          </table:table-cell>
          <table:table-cell office:value-type="float" office:value="1630.578003" calcext:value-type="float">
            <text:p>1630.578003</text:p>
          </table:table-cell>
          <table:table-cell office:value-type="float" office:value="1595.073364" calcext:value-type="float">
            <text:p>1595.073364</text:p>
          </table:table-cell>
          <table:table-cell office:value-type="float" office:value="1635.045166" calcext:value-type="float">
            <text:p>1635.045166</text:p>
          </table:table-cell>
          <table:table-cell table:number-columns-repeated="13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580.835083" calcext:value-type="float">
            <text:p>1580.835083</text:p>
          </table:table-cell>
          <table:table-cell office:value-type="float" office:value="1630.187744" calcext:value-type="float">
            <text:p>1630.187744</text:p>
          </table:table-cell>
          <table:table-cell office:value-type="float" office:value="1592.09021" calcext:value-type="float">
            <text:p>1592.09021</text:p>
          </table:table-cell>
          <table:table-cell office:value-type="float" office:value="1627.186035" calcext:value-type="float">
            <text:p>1627.186035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0.684204" calcext:value-type="float">
            <text:p>1580.684204</text:p>
          </table:table-cell>
          <table:table-cell office:value-type="float" office:value="1620.267212" calcext:value-type="float">
            <text:p>1620.267212</text:p>
          </table:table-cell>
          <table:table-cell office:value-type="float" office:value="1586.680786" calcext:value-type="float">
            <text:p>1586.680786</text:p>
          </table:table-cell>
          <table:table-cell office:value-type="float" office:value="1626.015869" calcext:value-type="float">
            <text:p>1626.015869</text:p>
          </table:table-cell>
          <table:table-cell table:number-columns-repeated="13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573.041016" calcext:value-type="float">
            <text:p>1573.041016</text:p>
          </table:table-cell>
          <table:table-cell office:value-type="float" office:value="1620.172119" calcext:value-type="float">
            <text:p>1620.172119</text:p>
          </table:table-cell>
          <table:table-cell office:value-type="float" office:value="1587.866211" calcext:value-type="float">
            <text:p>1587.866211</text:p>
          </table:table-cell>
          <table:table-cell office:value-type="float" office:value="1617.393921" calcext:value-type="float">
            <text:p>1617.393921</text:p>
          </table:table-cell>
          <table:table-cell table:number-columns-repeated="13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1573.585693" calcext:value-type="float">
            <text:p>1573.585693</text:p>
          </table:table-cell>
          <table:table-cell office:value-type="float" office:value="1612.702026" calcext:value-type="float">
            <text:p>1612.702026</text:p>
          </table:table-cell>
          <table:table-cell office:value-type="float" office:value="1581.453491" calcext:value-type="float">
            <text:p>1581.453491</text:p>
          </table:table-cell>
          <table:table-cell office:value-type="float" office:value="1615.761108" calcext:value-type="float">
            <text:p>1615.761108</text:p>
          </table:table-cell>
          <table:table-cell table:number-columns-repeated="13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573.250244" calcext:value-type="float">
            <text:p>1573.250244</text:p>
          </table:table-cell>
          <table:table-cell office:value-type="float" office:value="1605.163696" calcext:value-type="float">
            <text:p>1605.163696</text:p>
          </table:table-cell>
          <table:table-cell office:value-type="float" office:value="1581.977051" calcext:value-type="float">
            <text:p>1581.977051</text:p>
          </table:table-cell>
          <table:table-cell office:value-type="float" office:value="1614.995361" calcext:value-type="float">
            <text:p>1614.995361</text:p>
          </table:table-cell>
          <table:table-cell table:number-columns-repeated="13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572.475708" calcext:value-type="float">
            <text:p>1572.475708</text:p>
          </table:table-cell>
          <table:table-cell office:value-type="float" office:value="1605.715088" calcext:value-type="float">
            <text:p>1605.715088</text:p>
          </table:table-cell>
          <table:table-cell office:value-type="float" office:value="1580.508911" calcext:value-type="float">
            <text:p>1580.508911</text:p>
          </table:table-cell>
          <table:table-cell office:value-type="float" office:value="1608.577393" calcext:value-type="float">
            <text:p>1608.577393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0.290405" calcext:value-type="float">
            <text:p>1570.290405</text:p>
          </table:table-cell>
          <table:table-cell office:value-type="float" office:value="1598.456543" calcext:value-type="float">
            <text:p>1598.456543</text:p>
          </table:table-cell>
          <table:table-cell office:value-type="float" office:value="1580.82019" calcext:value-type="float">
            <text:p>1580.82019</text:p>
          </table:table-cell>
          <table:table-cell office:value-type="float" office:value="1604.491699" calcext:value-type="float">
            <text:p>1604.491699</text:p>
          </table:table-cell>
          <table:table-cell table:number-columns-repeated="13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566.049561" calcext:value-type="float">
            <text:p>1566.049561</text:p>
          </table:table-cell>
          <table:table-cell office:value-type="float" office:value="1598.342041" calcext:value-type="float">
            <text:p>1598.342041</text:p>
          </table:table-cell>
          <table:table-cell office:value-type="float" office:value="1579.523438" calcext:value-type="float">
            <text:p>1579.523438</text:p>
          </table:table-cell>
          <table:table-cell office:value-type="float" office:value="1599.237305" calcext:value-type="float">
            <text:p>1599.237305</text:p>
          </table:table-cell>
          <table:table-cell table:number-columns-repeated="13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1569.704102" calcext:value-type="float">
            <text:p>1569.704102</text:p>
          </table:table-cell>
          <table:table-cell office:value-type="float" office:value="1591.033203" calcext:value-type="float">
            <text:p>1591.033203</text:p>
          </table:table-cell>
          <table:table-cell office:value-type="float" office:value="1574.341553" calcext:value-type="float">
            <text:p>1574.341553</text:p>
          </table:table-cell>
          <table:table-cell office:value-type="float" office:value="1605.653809" calcext:value-type="float">
            <text:p>1605.653809</text:p>
          </table:table-cell>
          <table:table-cell table:number-columns-repeated="13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563.914795" calcext:value-type="float">
            <text:p>1563.914795</text:p>
          </table:table-cell>
          <table:table-cell office:value-type="float" office:value="1591.987549" calcext:value-type="float">
            <text:p>1591.987549</text:p>
          </table:table-cell>
          <table:table-cell office:value-type="float" office:value="1575.966431" calcext:value-type="float">
            <text:p>1575.966431</text:p>
          </table:table-cell>
          <table:table-cell office:value-type="float" office:value="1602.330566" calcext:value-type="float">
            <text:p>1602.330566</text:p>
          </table:table-cell>
          <table:table-cell table:number-columns-repeated="13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574.165039" calcext:value-type="float">
            <text:p>1574.165039</text:p>
          </table:table-cell>
          <table:table-cell office:value-type="float" office:value="1594.731689" calcext:value-type="float">
            <text:p>1594.731689</text:p>
          </table:table-cell>
          <table:table-cell office:value-type="float" office:value="1566.167847" calcext:value-type="float">
            <text:p>1566.167847</text:p>
          </table:table-cell>
          <table:table-cell office:value-type="float" office:value="1590.779297" calcext:value-type="float">
            <text:p>1590.779297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70.555054" calcext:value-type="float">
            <text:p>1570.555054</text:p>
          </table:table-cell>
          <table:table-cell office:value-type="float" office:value="1588.731323" calcext:value-type="float">
            <text:p>1588.731323</text:p>
          </table:table-cell>
          <table:table-cell office:value-type="float" office:value="1571.750977" calcext:value-type="float">
            <text:p>1571.750977</text:p>
          </table:table-cell>
          <table:table-cell office:value-type="float" office:value="1586.474243" calcext:value-type="float">
            <text:p>1586.474243</text:p>
          </table:table-cell>
          <table:table-cell table:number-columns-repeated="13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566.881592" calcext:value-type="float">
            <text:p>1566.881592</text:p>
          </table:table-cell>
          <table:table-cell office:value-type="float" office:value="1587.483643" calcext:value-type="float">
            <text:p>1587.483643</text:p>
          </table:table-cell>
          <table:table-cell office:value-type="float" office:value="1571.787231" calcext:value-type="float">
            <text:p>1571.787231</text:p>
          </table:table-cell>
          <table:table-cell office:value-type="float" office:value="1582.501953" calcext:value-type="float">
            <text:p>1582.501953</text:p>
          </table:table-cell>
          <table:table-cell table:number-columns-repeated="13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1570.811157" calcext:value-type="float">
            <text:p>1570.811157</text:p>
          </table:table-cell>
          <table:table-cell office:value-type="float" office:value="1584.879395" calcext:value-type="float">
            <text:p>1584.879395</text:p>
          </table:table-cell>
          <table:table-cell office:value-type="float" office:value="1574.845581" calcext:value-type="float">
            <text:p>1574.845581</text:p>
          </table:table-cell>
          <table:table-cell office:value-type="float" office:value="1580.872437" calcext:value-type="float">
            <text:p>1580.872437</text:p>
          </table:table-cell>
          <table:table-cell table:number-columns-repeated="13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568.949097" calcext:value-type="float">
            <text:p>1568.949097</text:p>
          </table:table-cell>
          <table:table-cell office:value-type="float" office:value="1582.948853" calcext:value-type="float">
            <text:p>1582.948853</text:p>
          </table:table-cell>
          <table:table-cell office:value-type="float" office:value="1569.390991" calcext:value-type="float">
            <text:p>1569.390991</text:p>
          </table:table-cell>
          <table:table-cell office:value-type="float" office:value="1582.668091" calcext:value-type="float">
            <text:p>1582.668091</text:p>
          </table:table-cell>
          <table:table-cell table:number-columns-repeated="13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568.988037" calcext:value-type="float">
            <text:p>1568.988037</text:p>
          </table:table-cell>
          <table:table-cell office:value-type="float" office:value="1582.699585" calcext:value-type="float">
            <text:p>1582.699585</text:p>
          </table:table-cell>
          <table:table-cell office:value-type="float" office:value="1569.14502" calcext:value-type="float">
            <text:p>1569.14502</text:p>
          </table:table-cell>
          <table:table-cell office:value-type="float" office:value="1580.446045" calcext:value-type="float">
            <text:p>1580.446045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66.083618" calcext:value-type="float">
            <text:p>1566.083618</text:p>
          </table:table-cell>
          <table:table-cell office:value-type="float" office:value="1584.02002" calcext:value-type="float">
            <text:p>1584.02002</text:p>
          </table:table-cell>
          <table:table-cell office:value-type="float" office:value="1569.177979" calcext:value-type="float">
            <text:p>1569.177979</text:p>
          </table:table-cell>
          <table:table-cell office:value-type="float" office:value="1578.933228" calcext:value-type="float">
            <text:p>1578.933228</text:p>
          </table:table-cell>
          <table:table-cell table:number-columns-repeated="13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566.590088" calcext:value-type="float">
            <text:p>1566.590088</text:p>
          </table:table-cell>
          <table:table-cell office:value-type="float" office:value="1579.494019" calcext:value-type="float">
            <text:p>1579.494019</text:p>
          </table:table-cell>
          <table:table-cell office:value-type="float" office:value="1570.821045" calcext:value-type="float">
            <text:p>1570.821045</text:p>
          </table:table-cell>
          <table:table-cell office:value-type="float" office:value="1577.908447" calcext:value-type="float">
            <text:p>1577.908447</text:p>
          </table:table-cell>
          <table:table-cell table:number-columns-repeated="13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566.682983" calcext:value-type="float">
            <text:p>1566.682983</text:p>
          </table:table-cell>
          <table:table-cell office:value-type="float" office:value="1580.701172" calcext:value-type="float">
            <text:p>1580.701172</text:p>
          </table:table-cell>
          <table:table-cell office:value-type="float" office:value="1566.878052" calcext:value-type="float">
            <text:p>1566.878052</text:p>
          </table:table-cell>
          <table:table-cell office:value-type="float" office:value="1580.431519" calcext:value-type="float">
            <text:p>1580.431519</text:p>
          </table:table-cell>
          <table:table-cell table:number-columns-repeated="13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572.105225" calcext:value-type="float">
            <text:p>1572.105225</text:p>
          </table:table-cell>
          <table:table-cell office:value-type="float" office:value="1575.935303" calcext:value-type="float">
            <text:p>1575.935303</text:p>
          </table:table-cell>
          <table:table-cell office:value-type="float" office:value="1569.925781" calcext:value-type="float">
            <text:p>1569.925781</text:p>
          </table:table-cell>
          <table:table-cell office:value-type="float" office:value="1574.909668" calcext:value-type="float">
            <text:p>1574.909668</text:p>
          </table:table-cell>
          <table:table-cell table:number-columns-repeated="13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566.118286" calcext:value-type="float">
            <text:p>1566.118286</text:p>
          </table:table-cell>
          <table:table-cell office:value-type="float" office:value="1576.28064" calcext:value-type="float">
            <text:p>1576.28064</text:p>
          </table:table-cell>
          <table:table-cell office:value-type="float" office:value="1571.908691" calcext:value-type="float">
            <text:p>1571.908691</text:p>
          </table:table-cell>
          <table:table-cell office:value-type="float" office:value="1570.9104" calcext:value-type="float">
            <text:p>1570.9104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65.466675" calcext:value-type="float">
            <text:p>1565.466675</text:p>
          </table:table-cell>
          <table:table-cell office:value-type="float" office:value="1575.758057" calcext:value-type="float">
            <text:p>1575.758057</text:p>
          </table:table-cell>
          <table:table-cell office:value-type="float" office:value="1568.072266" calcext:value-type="float">
            <text:p>1568.072266</text:p>
          </table:table-cell>
          <table:table-cell office:value-type="float" office:value="1574.06543" calcext:value-type="float">
            <text:p>1574.06543</text:p>
          </table:table-cell>
          <table:table-cell table:number-columns-repeated="13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553.263794" calcext:value-type="float">
            <text:p>1553.263794</text:p>
          </table:table-cell>
          <table:table-cell office:value-type="float" office:value="1592.917847" calcext:value-type="float">
            <text:p>1592.917847</text:p>
          </table:table-cell>
          <table:table-cell office:value-type="float" office:value="1554.715332" calcext:value-type="float">
            <text:p>1554.715332</text:p>
          </table:table-cell>
          <table:table-cell office:value-type="float" office:value="1591.063843" calcext:value-type="float">
            <text:p>1591.063843</text:p>
          </table:table-cell>
          <table:table-cell table:number-columns-repeated="13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578.9823" calcext:value-type="float">
            <text:p>1578.9823</text:p>
          </table:table-cell>
          <table:table-cell office:value-type="float" office:value="1569.594604" calcext:value-type="float">
            <text:p>1569.594604</text:p>
          </table:table-cell>
          <table:table-cell office:value-type="float" office:value="1581.480713" calcext:value-type="float">
            <text:p>1581.480713</text:p>
          </table:table-cell>
          <table:table-cell office:value-type="float" office:value="1569.402954" calcext:value-type="float">
            <text:p>1569.402954</text:p>
          </table:table-cell>
          <table:table-cell table:number-columns-repeated="13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590.101929" calcext:value-type="float">
            <text:p>1590.101929</text:p>
          </table:table-cell>
          <table:table-cell office:value-type="float" office:value="1558.992065" calcext:value-type="float">
            <text:p>1558.992065</text:p>
          </table:table-cell>
          <table:table-cell office:value-type="float" office:value="1586.994873" calcext:value-type="float">
            <text:p>1586.994873</text:p>
          </table:table-cell>
          <table:table-cell office:value-type="float" office:value="1562.353149" calcext:value-type="float">
            <text:p>1562.353149</text:p>
          </table:table-cell>
          <table:table-cell table:number-columns-repeated="13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569.138062" calcext:value-type="float">
            <text:p>1569.138062</text:p>
          </table:table-cell>
          <table:table-cell office:value-type="float" office:value="1585.842407" calcext:value-type="float">
            <text:p>1585.842407</text:p>
          </table:table-cell>
          <table:table-cell office:value-type="float" office:value="1567.289307" calcext:value-type="float">
            <text:p>1567.289307</text:p>
          </table:table-cell>
          <table:table-cell office:value-type="float" office:value="1586.698486" calcext:value-type="float">
            <text:p>1586.698486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18.669678" calcext:value-type="float">
            <text:p>1518.669678</text:p>
          </table:table-cell>
          <table:table-cell office:value-type="float" office:value="1543.16748" calcext:value-type="float">
            <text:p>1543.16748</text:p>
          </table:table-cell>
          <table:table-cell office:value-type="float" office:value="1592.604126" calcext:value-type="float">
            <text:p>1592.604126</text:p>
          </table:table-cell>
          <table:table-cell office:value-type="float" office:value="1636.358276" calcext:value-type="float">
            <text:p>1636.358276</text:p>
          </table:table-cell>
          <table:table-cell table:number-columns-repeated="13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527.693726" calcext:value-type="float">
            <text:p>1527.693726</text:p>
          </table:table-cell>
          <table:table-cell office:value-type="float" office:value="1530.067505" calcext:value-type="float">
            <text:p>1530.067505</text:p>
          </table:table-cell>
          <table:table-cell office:value-type="float" office:value="1611.730225" calcext:value-type="float">
            <text:p>1611.730225</text:p>
          </table:table-cell>
          <table:table-cell office:value-type="float" office:value="1661.507202" calcext:value-type="float">
            <text:p>1661.507202</text:p>
          </table:table-cell>
          <table:table-cell table:number-columns-repeated="13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555.614014" calcext:value-type="float">
            <text:p>1555.614014</text:p>
          </table:table-cell>
          <table:table-cell office:value-type="float" office:value="1554.059814" calcext:value-type="float">
            <text:p>1554.059814</text:p>
          </table:table-cell>
          <table:table-cell office:value-type="float" office:value="1634.805786" calcext:value-type="float">
            <text:p>1634.805786</text:p>
          </table:table-cell>
          <table:table-cell office:value-type="float" office:value="1679.711914" calcext:value-type="float">
            <text:p>1679.711914</text:p>
          </table:table-cell>
          <table:table-cell table:number-columns-repeated="13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565.859497" calcext:value-type="float">
            <text:p>1565.859497</text:p>
          </table:table-cell>
          <table:table-cell office:value-type="float" office:value="1560.302246" calcext:value-type="float">
            <text:p>1560.302246</text:p>
          </table:table-cell>
          <table:table-cell office:value-type="float" office:value="1661.398315" calcext:value-type="float">
            <text:p>1661.398315</text:p>
          </table:table-cell>
          <table:table-cell office:value-type="float" office:value="1590.911133" calcext:value-type="float">
            <text:p>1590.911133</text:p>
          </table:table-cell>
          <table:table-cell table:number-columns-repeated="13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595.734497" calcext:value-type="float">
            <text:p>1595.734497</text:p>
          </table:table-cell>
          <table:table-cell office:value-type="float" office:value="1626.609619" calcext:value-type="float">
            <text:p>1626.609619</text:p>
          </table:table-cell>
          <table:table-cell office:value-type="float" office:value="1600.082153" calcext:value-type="float">
            <text:p>1600.082153</text:p>
          </table:table-cell>
          <table:table-cell office:value-type="float" office:value="1719.099243" calcext:value-type="float">
            <text:p>1719.099243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5.220215" calcext:value-type="float">
            <text:p>1585.220215</text:p>
          </table:table-cell>
          <table:table-cell office:value-type="float" office:value="1607.659302" calcext:value-type="float">
            <text:p>1607.659302</text:p>
          </table:table-cell>
          <table:table-cell office:value-type="float" office:value="1643.572754" calcext:value-type="float">
            <text:p>1643.572754</text:p>
          </table:table-cell>
          <table:table-cell office:value-type="float" office:value="1676.591675" calcext:value-type="float">
            <text:p>1676.591675</text:p>
          </table:table-cell>
          <table:table-cell table:number-columns-repeated="13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600.767456" calcext:value-type="float">
            <text:p>1600.767456</text:p>
          </table:table-cell>
          <table:table-cell office:value-type="float" office:value="1605.287231" calcext:value-type="float">
            <text:p>1605.287231</text:p>
          </table:table-cell>
          <table:table-cell office:value-type="float" office:value="1659.671387" calcext:value-type="float">
            <text:p>1659.671387</text:p>
          </table:table-cell>
          <table:table-cell office:value-type="float" office:value="1674.156982" calcext:value-type="float">
            <text:p>1674.156982</text:p>
          </table:table-cell>
          <table:table-cell table:number-columns-repeated="13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1614.579102" calcext:value-type="float">
            <text:p>1614.579102</text:p>
          </table:table-cell>
          <table:table-cell office:value-type="float" office:value="1628.497437" calcext:value-type="float">
            <text:p>1628.497437</text:p>
          </table:table-cell>
          <table:table-cell office:value-type="float" office:value="1664.026855" calcext:value-type="float">
            <text:p>1664.026855</text:p>
          </table:table-cell>
          <table:table-cell office:value-type="float" office:value="1685.41272" calcext:value-type="float">
            <text:p>1685.41272</text:p>
          </table:table-cell>
          <table:table-cell table:number-columns-repeated="13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633.691895" calcext:value-type="float">
            <text:p>1633.691895</text:p>
          </table:table-cell>
          <table:table-cell office:value-type="float" office:value="1695.143555" calcext:value-type="float">
            <text:p>1695.143555</text:p>
          </table:table-cell>
          <table:table-cell office:value-type="float" office:value="1662.309692" calcext:value-type="float">
            <text:p>1662.309692</text:p>
          </table:table-cell>
          <table:table-cell office:value-type="float" office:value="1742.611328" calcext:value-type="float">
            <text:p>1742.611328</text:p>
          </table:table-cell>
          <table:table-cell table:number-columns-repeated="13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685.534912" calcext:value-type="float">
            <text:p>1685.534912</text:p>
          </table:table-cell>
          <table:table-cell office:value-type="float" office:value="1704.56311" calcext:value-type="float">
            <text:p>1704.56311</text:p>
          </table:table-cell>
          <table:table-cell office:value-type="float" office:value="1675.403687" calcext:value-type="float">
            <text:p>1675.403687</text:p>
          </table:table-cell>
          <table:table-cell office:value-type="float" office:value="1688.107422" calcext:value-type="float">
            <text:p>1688.107422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8.885742" calcext:value-type="float">
            <text:p>1698.885742</text:p>
          </table:table-cell>
          <table:table-cell office:value-type="float" office:value="1743.680542" calcext:value-type="float">
            <text:p>1743.680542</text:p>
          </table:table-cell>
          <table:table-cell office:value-type="float" office:value="1698.624756" calcext:value-type="float">
            <text:p>1698.624756</text:p>
          </table:table-cell>
          <table:table-cell office:value-type="float" office:value="1729.705078" calcext:value-type="float">
            <text:p>1729.705078</text:p>
          </table:table-cell>
          <table:table-cell table:number-columns-repeated="13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711.177124" calcext:value-type="float">
            <text:p>1711.177124</text:p>
          </table:table-cell>
          <table:table-cell office:value-type="float" office:value="1793.403442" calcext:value-type="float">
            <text:p>1793.403442</text:p>
          </table:table-cell>
          <table:table-cell office:value-type="float" office:value="1714.273071" calcext:value-type="float">
            <text:p>1714.273071</text:p>
          </table:table-cell>
          <table:table-cell office:value-type="float" office:value="1781.352539" calcext:value-type="float">
            <text:p>1781.352539</text:p>
          </table:table-cell>
          <table:table-cell table:number-columns-repeated="13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1730.920044" calcext:value-type="float">
            <text:p>1730.920044</text:p>
          </table:table-cell>
          <table:table-cell office:value-type="float" office:value="1776.553467" calcext:value-type="float">
            <text:p>1776.553467</text:p>
          </table:table-cell>
          <table:table-cell office:value-type="float" office:value="1741.530884" calcext:value-type="float">
            <text:p>1741.530884</text:p>
          </table:table-cell>
          <table:table-cell office:value-type="float" office:value="1765.44458" calcext:value-type="float">
            <text:p>1765.44458</text:p>
          </table:table-cell>
          <table:table-cell table:number-columns-repeated="13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1757.312378" calcext:value-type="float">
            <text:p>1757.312378</text:p>
          </table:table-cell>
          <table:table-cell office:value-type="float" office:value="1832.790039" calcext:value-type="float">
            <text:p>1832.790039</text:p>
          </table:table-cell>
          <table:table-cell office:value-type="float" office:value="1767.821533" calcext:value-type="float">
            <text:p>1767.821533</text:p>
          </table:table-cell>
          <table:table-cell office:value-type="float" office:value="1824.280762" calcext:value-type="float">
            <text:p>1824.280762</text:p>
          </table:table-cell>
          <table:table-cell table:number-columns-repeated="13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1784.437866" calcext:value-type="float">
            <text:p>1784.437866</text:p>
          </table:table-cell>
          <table:table-cell office:value-type="float" office:value="1878.755615" calcext:value-type="float">
            <text:p>1878.755615</text:p>
          </table:table-cell>
          <table:table-cell office:value-type="float" office:value="1800.66333" calcext:value-type="float">
            <text:p>1800.66333</text:p>
          </table:table-cell>
          <table:table-cell office:value-type="float" office:value="1867.320801" calcext:value-type="float">
            <text:p>1867.32080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3.440063" calcext:value-type="float">
            <text:p>1803.440063</text:p>
          </table:table-cell>
          <table:table-cell office:value-type="float" office:value="1904.243164" calcext:value-type="float">
            <text:p>1904.243164</text:p>
          </table:table-cell>
          <table:table-cell office:value-type="float" office:value="1822.828125" calcext:value-type="float">
            <text:p>1822.828125</text:p>
          </table:table-cell>
          <table:table-cell office:value-type="float" office:value="1891.891846" calcext:value-type="float">
            <text:p>1891.891846</text:p>
          </table:table-cell>
          <table:table-cell table:number-columns-repeated="13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1819.206299" calcext:value-type="float">
            <text:p>1819.206299</text:p>
          </table:table-cell>
          <table:table-cell office:value-type="float" office:value="1914.888184" calcext:value-type="float">
            <text:p>1914.888184</text:p>
          </table:table-cell>
          <table:table-cell office:value-type="float" office:value="1832.705566" calcext:value-type="float">
            <text:p>1832.705566</text:p>
          </table:table-cell>
          <table:table-cell office:value-type="float" office:value="1914.654297" calcext:value-type="float">
            <text:p>1914.654297</text:p>
          </table:table-cell>
          <table:table-cell table:number-columns-repeated="13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1823.817627" calcext:value-type="float">
            <text:p>1823.817627</text:p>
          </table:table-cell>
          <table:table-cell office:value-type="float" office:value="1902.618408" calcext:value-type="float">
            <text:p>1902.618408</text:p>
          </table:table-cell>
          <table:table-cell office:value-type="float" office:value="1846.737183" calcext:value-type="float">
            <text:p>1846.737183</text:p>
          </table:table-cell>
          <table:table-cell office:value-type="float" office:value="1898.210205" calcext:value-type="float">
            <text:p>1898.210205</text:p>
          </table:table-cell>
          <table:table-cell table:number-columns-repeated="13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1818.246338" calcext:value-type="float">
            <text:p>1818.246338</text:p>
          </table:table-cell>
          <table:table-cell office:value-type="float" office:value="1933.775513" calcext:value-type="float">
            <text:p>1933.775513</text:p>
          </table:table-cell>
          <table:table-cell office:value-type="float" office:value="1842.036743" calcext:value-type="float">
            <text:p>1842.036743</text:p>
          </table:table-cell>
          <table:table-cell office:value-type="float" office:value="1918.671753" calcext:value-type="float">
            <text:p>1918.671753</text:p>
          </table:table-cell>
          <table:table-cell table:number-columns-repeated="13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799.093506" calcext:value-type="float">
            <text:p>1799.093506</text:p>
          </table:table-cell>
          <table:table-cell office:value-type="float" office:value="1920.668701" calcext:value-type="float">
            <text:p>1920.668701</text:p>
          </table:table-cell>
          <table:table-cell office:value-type="float" office:value="1820.470459" calcext:value-type="float">
            <text:p>1820.470459</text:p>
          </table:table-cell>
          <table:table-cell office:value-type="float" office:value="1905.869629" calcext:value-type="float">
            <text:p>1905.869629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95.022461" calcext:value-type="float">
            <text:p>1795.022461</text:p>
          </table:table-cell>
          <table:table-cell office:value-type="float" office:value="1916.414551" calcext:value-type="float">
            <text:p>1916.414551</text:p>
          </table:table-cell>
          <table:table-cell office:value-type="float" office:value="1816.553711" calcext:value-type="float">
            <text:p>1816.553711</text:p>
          </table:table-cell>
          <table:table-cell office:value-type="float" office:value="1905.570801" calcext:value-type="float">
            <text:p>1905.570801</text:p>
          </table:table-cell>
          <table:table-cell table:number-columns-repeated="13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777.786865" calcext:value-type="float">
            <text:p>1777.786865</text:p>
          </table:table-cell>
          <table:table-cell office:value-type="float" office:value="1905.305908" calcext:value-type="float">
            <text:p>1905.305908</text:p>
          </table:table-cell>
          <table:table-cell office:value-type="float" office:value="1794.953247" calcext:value-type="float">
            <text:p>1794.953247</text:p>
          </table:table-cell>
          <table:table-cell office:value-type="float" office:value="1896.759033" calcext:value-type="float">
            <text:p>1896.759033</text:p>
          </table:table-cell>
          <table:table-cell table:number-columns-repeated="13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1760.112305" calcext:value-type="float">
            <text:p>1760.112305</text:p>
          </table:table-cell>
          <table:table-cell office:value-type="float" office:value="1887.936523" calcext:value-type="float">
            <text:p>1887.936523</text:p>
          </table:table-cell>
          <table:table-cell office:value-type="float" office:value="1762.145508" calcext:value-type="float">
            <text:p>1762.145508</text:p>
          </table:table-cell>
          <table:table-cell office:value-type="float" office:value="1889.795776" calcext:value-type="float">
            <text:p>1889.795776</text:p>
          </table:table-cell>
          <table:table-cell table:number-columns-repeated="13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1731.94043" calcext:value-type="float">
            <text:p>1731.94043</text:p>
          </table:table-cell>
          <table:table-cell office:value-type="float" office:value="1865.070068" calcext:value-type="float">
            <text:p>1865.070068</text:p>
          </table:table-cell>
          <table:table-cell office:value-type="float" office:value="1748.160767" calcext:value-type="float">
            <text:p>1748.160767</text:p>
          </table:table-cell>
          <table:table-cell office:value-type="float" office:value="1860.517578" calcext:value-type="float">
            <text:p>1860.517578</text:p>
          </table:table-cell>
          <table:table-cell table:number-columns-repeated="13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727.054932" calcext:value-type="float">
            <text:p>1727.054932</text:p>
          </table:table-cell>
          <table:table-cell office:value-type="float" office:value="1831.036255" calcext:value-type="float">
            <text:p>1831.036255</text:p>
          </table:table-cell>
          <table:table-cell office:value-type="float" office:value="1743.166992" calcext:value-type="float">
            <text:p>1743.166992</text:p>
          </table:table-cell>
          <table:table-cell office:value-type="float" office:value="1831.645508" calcext:value-type="float">
            <text:p>1831.645508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03.911743" calcext:value-type="float">
            <text:p>1703.911743</text:p>
          </table:table-cell>
          <table:table-cell office:value-type="float" office:value="1822.369141" calcext:value-type="float">
            <text:p>1822.369141</text:p>
          </table:table-cell>
          <table:table-cell office:value-type="float" office:value="1720.170288" calcext:value-type="float">
            <text:p>1720.170288</text:p>
          </table:table-cell>
          <table:table-cell office:value-type="float" office:value="1823.482788" calcext:value-type="float">
            <text:p>1823.482788</text:p>
          </table:table-cell>
          <table:table-cell table:number-columns-repeated="13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1688.314331" calcext:value-type="float">
            <text:p>1688.314331</text:p>
          </table:table-cell>
          <table:table-cell office:value-type="float" office:value="1802.43457" calcext:value-type="float">
            <text:p>1802.43457</text:p>
          </table:table-cell>
          <table:table-cell office:value-type="float" office:value="1705.490845" calcext:value-type="float">
            <text:p>1705.490845</text:p>
          </table:table-cell>
          <table:table-cell office:value-type="float" office:value="1802.198242" calcext:value-type="float">
            <text:p>1802.198242</text:p>
          </table:table-cell>
          <table:table-cell table:number-columns-repeated="13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1676.446045" calcext:value-type="float">
            <text:p>1676.446045</text:p>
          </table:table-cell>
          <table:table-cell office:value-type="float" office:value="1788.822632" calcext:value-type="float">
            <text:p>1788.822632</text:p>
          </table:table-cell>
          <table:table-cell office:value-type="float" office:value="1692.335693" calcext:value-type="float">
            <text:p>1692.335693</text:p>
          </table:table-cell>
          <table:table-cell office:value-type="float" office:value="1784.928833" calcext:value-type="float">
            <text:p>1784.928833</text:p>
          </table:table-cell>
          <table:table-cell table:number-columns-repeated="13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1662.588135" calcext:value-type="float">
            <text:p>1662.588135</text:p>
          </table:table-cell>
          <table:table-cell office:value-type="float" office:value="1765.177979" calcext:value-type="float">
            <text:p>1765.177979</text:p>
          </table:table-cell>
          <table:table-cell office:value-type="float" office:value="1679.621094" calcext:value-type="float">
            <text:p>1679.621094</text:p>
          </table:table-cell>
          <table:table-cell office:value-type="float" office:value="1762.872559" calcext:value-type="float">
            <text:p>1762.872559</text:p>
          </table:table-cell>
          <table:table-cell table:number-columns-repeated="13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646.319092" calcext:value-type="float">
            <text:p>1646.319092</text:p>
          </table:table-cell>
          <table:table-cell office:value-type="float" office:value="1759.938599" calcext:value-type="float">
            <text:p>1759.938599</text:p>
          </table:table-cell>
          <table:table-cell office:value-type="float" office:value="1669.883911" calcext:value-type="float">
            <text:p>1669.883911</text:p>
          </table:table-cell>
          <table:table-cell office:value-type="float" office:value="1747.507568" calcext:value-type="float">
            <text:p>1747.507568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52.795654" calcext:value-type="float">
            <text:p>1652.795654</text:p>
          </table:table-cell>
          <table:table-cell office:value-type="float" office:value="1754.326416" calcext:value-type="float">
            <text:p>1754.326416</text:p>
          </table:table-cell>
          <table:table-cell office:value-type="float" office:value="1655.617676" calcext:value-type="float">
            <text:p>1655.617676</text:p>
          </table:table-cell>
          <table:table-cell office:value-type="float" office:value="1739.463745" calcext:value-type="float">
            <text:p>1739.463745</text:p>
          </table:table-cell>
          <table:table-cell table:number-columns-repeated="13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1646.743896" calcext:value-type="float">
            <text:p>1646.743896</text:p>
          </table:table-cell>
          <table:table-cell office:value-type="float" office:value="1718.631348" calcext:value-type="float">
            <text:p>1718.631348</text:p>
          </table:table-cell>
          <table:table-cell office:value-type="float" office:value="1661.545166" calcext:value-type="float">
            <text:p>1661.545166</text:p>
          </table:table-cell>
          <table:table-cell office:value-type="float" office:value="1724.021973" calcext:value-type="float">
            <text:p>1724.021973</text:p>
          </table:table-cell>
          <table:table-cell table:number-columns-repeated="13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1637.35791" calcext:value-type="float">
            <text:p>1637.35791</text:p>
          </table:table-cell>
          <table:table-cell office:value-type="float" office:value="1712.954956" calcext:value-type="float">
            <text:p>1712.954956</text:p>
          </table:table-cell>
          <table:table-cell office:value-type="float" office:value="1652.134888" calcext:value-type="float">
            <text:p>1652.134888</text:p>
          </table:table-cell>
          <table:table-cell office:value-type="float" office:value="1715.765381" calcext:value-type="float">
            <text:p>1715.765381</text:p>
          </table:table-cell>
          <table:table-cell table:number-columns-repeated="13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1621.864258" calcext:value-type="float">
            <text:p>1621.864258</text:p>
          </table:table-cell>
          <table:table-cell office:value-type="float" office:value="1713.183105" calcext:value-type="float">
            <text:p>1713.183105</text:p>
          </table:table-cell>
          <table:table-cell office:value-type="float" office:value="1636.364014" calcext:value-type="float">
            <text:p>1636.364014</text:p>
          </table:table-cell>
          <table:table-cell office:value-type="float" office:value="1709.880371" calcext:value-type="float">
            <text:p>1709.880371</text:p>
          </table:table-cell>
          <table:table-cell table:number-columns-repeated="13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622.576904" calcext:value-type="float">
            <text:p>1622.576904</text:p>
          </table:table-cell>
          <table:table-cell office:value-type="float" office:value="1699.002441" calcext:value-type="float">
            <text:p>1699.002441</text:p>
          </table:table-cell>
          <table:table-cell office:value-type="float" office:value="1637.173584" calcext:value-type="float">
            <text:p>1637.173584</text:p>
          </table:table-cell>
          <table:table-cell office:value-type="float" office:value="1696.672241" calcext:value-type="float">
            <text:p>1696.672241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15.139648" calcext:value-type="float">
            <text:p>1615.139648</text:p>
          </table:table-cell>
          <table:table-cell office:value-type="float" office:value="1690.829102" calcext:value-type="float">
            <text:p>1690.829102</text:p>
          </table:table-cell>
          <table:table-cell office:value-type="float" office:value="1629.883301" calcext:value-type="float">
            <text:p>1629.883301</text:p>
          </table:table-cell>
          <table:table-cell office:value-type="float" office:value="1688.660889" calcext:value-type="float">
            <text:p>1688.660889</text:p>
          </table:table-cell>
          <table:table-cell table:number-columns-repeated="13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611.032227" calcext:value-type="float">
            <text:p>1611.032227</text:p>
          </table:table-cell>
          <table:table-cell office:value-type="float" office:value="1682.230957" calcext:value-type="float">
            <text:p>1682.230957</text:p>
          </table:table-cell>
          <table:table-cell office:value-type="float" office:value="1625.619385" calcext:value-type="float">
            <text:p>1625.619385</text:p>
          </table:table-cell>
          <table:table-cell office:value-type="float" office:value="1678.294434" calcext:value-type="float">
            <text:p>1678.294434</text:p>
          </table:table-cell>
          <table:table-cell table:number-columns-repeated="13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610.15979" calcext:value-type="float">
            <text:p>1610.15979</text:p>
          </table:table-cell>
          <table:table-cell office:value-type="float" office:value="1679.352539" calcext:value-type="float">
            <text:p>1679.352539</text:p>
          </table:table-cell>
          <table:table-cell office:value-type="float" office:value="1615.335327" calcext:value-type="float">
            <text:p>1615.335327</text:p>
          </table:table-cell>
          <table:table-cell office:value-type="float" office:value="1673.288086" calcext:value-type="float">
            <text:p>1673.288086</text:p>
          </table:table-cell>
          <table:table-cell table:number-columns-repeated="13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605.171265" calcext:value-type="float">
            <text:p>1605.171265</text:p>
          </table:table-cell>
          <table:table-cell office:value-type="float" office:value="1660.690308" calcext:value-type="float">
            <text:p>1660.690308</text:p>
          </table:table-cell>
          <table:table-cell office:value-type="float" office:value="1615.741211" calcext:value-type="float">
            <text:p>1615.741211</text:p>
          </table:table-cell>
          <table:table-cell office:value-type="float" office:value="1668.945557" calcext:value-type="float">
            <text:p>1668.945557</text:p>
          </table:table-cell>
          <table:table-cell table:number-columns-repeated="13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1598.746704" calcext:value-type="float">
            <text:p>1598.746704</text:p>
          </table:table-cell>
          <table:table-cell office:value-type="float" office:value="1658.819824" calcext:value-type="float">
            <text:p>1658.819824</text:p>
          </table:table-cell>
          <table:table-cell office:value-type="float" office:value="1613.475708" calcext:value-type="float">
            <text:p>1613.475708</text:p>
          </table:table-cell>
          <table:table-cell office:value-type="float" office:value="1659.284546" calcext:value-type="float">
            <text:p>1659.284546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0.698853" calcext:value-type="float">
            <text:p>1590.698853</text:p>
          </table:table-cell>
          <table:table-cell office:value-type="float" office:value="1661.643677" calcext:value-type="float">
            <text:p>1661.643677</text:p>
          </table:table-cell>
          <table:table-cell office:value-type="float" office:value="1610.535645" calcext:value-type="float">
            <text:p>1610.535645</text:p>
          </table:table-cell>
          <table:table-cell office:value-type="float" office:value="1650.676514" calcext:value-type="float">
            <text:p>1650.676514</text:p>
          </table:table-cell>
          <table:table-cell table:number-columns-repeated="13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592.365234" calcext:value-type="float">
            <text:p>1592.365234</text:p>
          </table:table-cell>
          <table:table-cell office:value-type="float" office:value="1648.002319" calcext:value-type="float">
            <text:p>1648.002319</text:p>
          </table:table-cell>
          <table:table-cell office:value-type="float" office:value="1599.291748" calcext:value-type="float">
            <text:p>1599.291748</text:p>
          </table:table-cell>
          <table:table-cell office:value-type="float" office:value="1648.385742" calcext:value-type="float">
            <text:p>1648.385742</text:p>
          </table:table-cell>
          <table:table-cell table:number-columns-repeated="13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591.892212" calcext:value-type="float">
            <text:p>1591.892212</text:p>
          </table:table-cell>
          <table:table-cell office:value-type="float" office:value="1634.827026" calcext:value-type="float">
            <text:p>1634.827026</text:p>
          </table:table-cell>
          <table:table-cell office:value-type="float" office:value="1601.323242" calcext:value-type="float">
            <text:p>1601.323242</text:p>
          </table:table-cell>
          <table:table-cell office:value-type="float" office:value="1638.454346" calcext:value-type="float">
            <text:p>1638.454346</text:p>
          </table:table-cell>
          <table:table-cell table:number-columns-repeated="13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584.335938" calcext:value-type="float">
            <text:p>1584.335938</text:p>
          </table:table-cell>
          <table:table-cell office:value-type="float" office:value="1636.35083" calcext:value-type="float">
            <text:p>1636.35083</text:p>
          </table:table-cell>
          <table:table-cell office:value-type="float" office:value="1599.383179" calcext:value-type="float">
            <text:p>1599.383179</text:p>
          </table:table-cell>
          <table:table-cell office:value-type="float" office:value="1636.527588" calcext:value-type="float">
            <text:p>1636.527588</text:p>
          </table:table-cell>
          <table:table-cell table:number-columns-repeated="13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583.867432" calcext:value-type="float">
            <text:p>1583.867432</text:p>
          </table:table-cell>
          <table:table-cell office:value-type="float" office:value="1630.255005" calcext:value-type="float">
            <text:p>1630.255005</text:p>
          </table:table-cell>
          <table:table-cell office:value-type="float" office:value="1593.299316" calcext:value-type="float">
            <text:p>1593.299316</text:p>
          </table:table-cell>
          <table:table-cell office:value-type="float" office:value="1629.169434" calcext:value-type="float">
            <text:p>1629.169434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.614502" calcext:value-type="float">
            <text:p>1582.614502</text:p>
          </table:table-cell>
          <table:table-cell office:value-type="float" office:value="1625.021362" calcext:value-type="float">
            <text:p>1625.021362</text:p>
          </table:table-cell>
          <table:table-cell office:value-type="float" office:value="1588.37915" calcext:value-type="float">
            <text:p>1588.37915</text:p>
          </table:table-cell>
          <table:table-cell office:value-type="float" office:value="1624.897583" calcext:value-type="float">
            <text:p>1624.897583</text:p>
          </table:table-cell>
          <table:table-cell table:number-columns-repeated="13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583.069946" calcext:value-type="float">
            <text:p>1583.069946</text:p>
          </table:table-cell>
          <table:table-cell office:value-type="float" office:value="1616.853638" calcext:value-type="float">
            <text:p>1616.853638</text:p>
          </table:table-cell>
          <table:table-cell office:value-type="float" office:value="1592.196777" calcext:value-type="float">
            <text:p>1592.196777</text:p>
          </table:table-cell>
          <table:table-cell office:value-type="float" office:value="1618.73938" calcext:value-type="float">
            <text:p>1618.73938</text:p>
          </table:table-cell>
          <table:table-cell table:number-columns-repeated="13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1573.137329" calcext:value-type="float">
            <text:p>1573.137329</text:p>
          </table:table-cell>
          <table:table-cell office:value-type="float" office:value="1616.391602" calcext:value-type="float">
            <text:p>1616.391602</text:p>
          </table:table-cell>
          <table:table-cell office:value-type="float" office:value="1591.611328" calcext:value-type="float">
            <text:p>1591.611328</text:p>
          </table:table-cell>
          <table:table-cell office:value-type="float" office:value="1615.002197" calcext:value-type="float">
            <text:p>1615.002197</text:p>
          </table:table-cell>
          <table:table-cell table:number-columns-repeated="13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578.579346" calcext:value-type="float">
            <text:p>1578.579346</text:p>
          </table:table-cell>
          <table:table-cell office:value-type="float" office:value="1609.194214" calcext:value-type="float">
            <text:p>1609.194214</text:p>
          </table:table-cell>
          <table:table-cell office:value-type="float" office:value="1582.380859" calcext:value-type="float">
            <text:p>1582.380859</text:p>
          </table:table-cell>
          <table:table-cell office:value-type="float" office:value="1614.838379" calcext:value-type="float">
            <text:p>1614.838379</text:p>
          </table:table-cell>
          <table:table-cell table:number-columns-repeated="13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571.991821" calcext:value-type="float">
            <text:p>1571.991821</text:p>
          </table:table-cell>
          <table:table-cell office:value-type="float" office:value="1607.763184" calcext:value-type="float">
            <text:p>1607.763184</text:p>
          </table:table-cell>
          <table:table-cell office:value-type="float" office:value="1586.6521" calcext:value-type="float">
            <text:p>1586.6521</text:p>
          </table:table-cell>
          <table:table-cell office:value-type="float" office:value="1608.234741" calcext:value-type="float">
            <text:p>1608.234741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69.610718" calcext:value-type="float">
            <text:p>1569.610718</text:p>
          </table:table-cell>
          <table:table-cell office:value-type="float" office:value="1604.27063" calcext:value-type="float">
            <text:p>1604.27063</text:p>
          </table:table-cell>
          <table:table-cell office:value-type="float" office:value="1581.325073" calcext:value-type="float">
            <text:p>1581.325073</text:p>
          </table:table-cell>
          <table:table-cell office:value-type="float" office:value="1606.351074" calcext:value-type="float">
            <text:p>1606.351074</text:p>
          </table:table-cell>
          <table:table-cell table:number-columns-repeated="13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1569.622925" calcext:value-type="float">
            <text:p>1569.622925</text:p>
          </table:table-cell>
          <table:table-cell office:value-type="float" office:value="1600.444336" calcext:value-type="float">
            <text:p>1600.444336</text:p>
          </table:table-cell>
          <table:table-cell office:value-type="float" office:value="1577.141113" calcext:value-type="float">
            <text:p>1577.141113</text:p>
          </table:table-cell>
          <table:table-cell office:value-type="float" office:value="1604.587524" calcext:value-type="float">
            <text:p>1604.587524</text:p>
          </table:table-cell>
          <table:table-cell table:number-columns-repeated="13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567.640991" calcext:value-type="float">
            <text:p>1567.640991</text:p>
          </table:table-cell>
          <table:table-cell office:value-type="float" office:value="1600.369141" calcext:value-type="float">
            <text:p>1600.369141</text:p>
          </table:table-cell>
          <table:table-cell office:value-type="float" office:value="1579.632446" calcext:value-type="float">
            <text:p>1579.632446</text:p>
          </table:table-cell>
          <table:table-cell office:value-type="float" office:value="1601.313599" calcext:value-type="float">
            <text:p>1601.313599</text:p>
          </table:table-cell>
          <table:table-cell table:number-columns-repeated="13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1571.821167" calcext:value-type="float">
            <text:p>1571.821167</text:p>
          </table:table-cell>
          <table:table-cell office:value-type="float" office:value="1589.809814" calcext:value-type="float">
            <text:p>1589.809814</text:p>
          </table:table-cell>
          <table:table-cell office:value-type="float" office:value="1576.255859" calcext:value-type="float">
            <text:p>1576.255859</text:p>
          </table:table-cell>
          <table:table-cell office:value-type="float" office:value="1598.360229" calcext:value-type="float">
            <text:p>1598.360229</text:p>
          </table:table-cell>
          <table:table-cell table:number-columns-repeated="13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570.729736" calcext:value-type="float">
            <text:p>1570.729736</text:p>
          </table:table-cell>
          <table:table-cell office:value-type="float" office:value="1588.646851" calcext:value-type="float">
            <text:p>1588.646851</text:p>
          </table:table-cell>
          <table:table-cell office:value-type="float" office:value="1579.683838" calcext:value-type="float">
            <text:p>1579.683838</text:p>
          </table:table-cell>
          <table:table-cell office:value-type="float" office:value="1597.455566" calcext:value-type="float">
            <text:p>1597.455566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66.145508" calcext:value-type="float">
            <text:p>1566.145508</text:p>
          </table:table-cell>
          <table:table-cell office:value-type="float" office:value="1590.72644" calcext:value-type="float">
            <text:p>1590.72644</text:p>
          </table:table-cell>
          <table:table-cell office:value-type="float" office:value="1578.003052" calcext:value-type="float">
            <text:p>1578.003052</text:p>
          </table:table-cell>
          <table:table-cell office:value-type="float" office:value="1595.50061" calcext:value-type="float">
            <text:p>1595.50061</text:p>
          </table:table-cell>
          <table:table-cell table:number-columns-repeated="13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1563.638062" calcext:value-type="float">
            <text:p>1563.638062</text:p>
          </table:table-cell>
          <table:table-cell office:value-type="float" office:value="1589.836792" calcext:value-type="float">
            <text:p>1589.836792</text:p>
          </table:table-cell>
          <table:table-cell office:value-type="float" office:value="1578.145264" calcext:value-type="float">
            <text:p>1578.145264</text:p>
          </table:table-cell>
          <table:table-cell office:value-type="float" office:value="1591.803711" calcext:value-type="float">
            <text:p>1591.803711</text:p>
          </table:table-cell>
          <table:table-cell table:number-columns-repeated="13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1562.899414" calcext:value-type="float">
            <text:p>1562.899414</text:p>
          </table:table-cell>
          <table:table-cell office:value-type="float" office:value="1584.748535" calcext:value-type="float">
            <text:p>1584.748535</text:p>
          </table:table-cell>
          <table:table-cell office:value-type="float" office:value="1570.294312" calcext:value-type="float">
            <text:p>1570.294312</text:p>
          </table:table-cell>
          <table:table-cell office:value-type="float" office:value="1595.478882" calcext:value-type="float">
            <text:p>1595.478882</text:p>
          </table:table-cell>
          <table:table-cell table:number-columns-repeated="13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562.358154" calcext:value-type="float">
            <text:p>1562.358154</text:p>
          </table:table-cell>
          <table:table-cell office:value-type="float" office:value="1581.887085" calcext:value-type="float">
            <text:p>1581.887085</text:p>
          </table:table-cell>
          <table:table-cell office:value-type="float" office:value="1572.64978" calcext:value-type="float">
            <text:p>1572.64978</text:p>
          </table:table-cell>
          <table:table-cell office:value-type="float" office:value="1591.787231" calcext:value-type="float">
            <text:p>1591.787231</text:p>
          </table:table-cell>
          <table:table-cell table:number-columns-repeated="13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1565.039795" calcext:value-type="float">
            <text:p>1565.039795</text:p>
          </table:table-cell>
          <table:table-cell office:value-type="float" office:value="1580.125" calcext:value-type="float">
            <text:p>1580.125</text:p>
          </table:table-cell>
          <table:table-cell office:value-type="float" office:value="1574.587646" calcext:value-type="float">
            <text:p>1574.587646</text:p>
          </table:table-cell>
          <table:table-cell office:value-type="float" office:value="1588.622192" calcext:value-type="float">
            <text:p>1588.622192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3.89563" calcext:value-type="float">
            <text:p>1563.89563</text:p>
          </table:table-cell>
          <table:table-cell office:value-type="float" office:value="1575.839111" calcext:value-type="float">
            <text:p>1575.839111</text:p>
          </table:table-cell>
          <table:table-cell office:value-type="float" office:value="1575.439087" calcext:value-type="float">
            <text:p>1575.439087</text:p>
          </table:table-cell>
          <table:table-cell office:value-type="float" office:value="1582.696167" calcext:value-type="float">
            <text:p>1582.696167</text:p>
          </table:table-cell>
          <table:table-cell table:number-columns-repeated="13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560.40979" calcext:value-type="float">
            <text:p>1560.40979</text:p>
          </table:table-cell>
          <table:table-cell office:value-type="float" office:value="1579.474243" calcext:value-type="float">
            <text:p>1579.474243</text:p>
          </table:table-cell>
          <table:table-cell office:value-type="float" office:value="1574.61377" calcext:value-type="float">
            <text:p>1574.61377</text:p>
          </table:table-cell>
          <table:table-cell office:value-type="float" office:value="1586.66394" calcext:value-type="float">
            <text:p>1586.66394</text:p>
          </table:table-cell>
          <table:table-cell table:number-columns-repeated="13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1561.913208" calcext:value-type="float">
            <text:p>1561.913208</text:p>
          </table:table-cell>
          <table:table-cell office:value-type="float" office:value="1575.740967" calcext:value-type="float">
            <text:p>1575.740967</text:p>
          </table:table-cell>
          <table:table-cell office:value-type="float" office:value="1575.531128" calcext:value-type="float">
            <text:p>1575.531128</text:p>
          </table:table-cell>
          <table:table-cell office:value-type="float" office:value="1583.241699" calcext:value-type="float">
            <text:p>1583.241699</text:p>
          </table:table-cell>
          <table:table-cell table:number-columns-repeated="13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1557.560669" calcext:value-type="float">
            <text:p>1557.560669</text:p>
          </table:table-cell>
          <table:table-cell office:value-type="float" office:value="1575.957153" calcext:value-type="float">
            <text:p>1575.957153</text:p>
          </table:table-cell>
          <table:table-cell office:value-type="float" office:value="1568.87085" calcext:value-type="float">
            <text:p>1568.87085</text:p>
          </table:table-cell>
          <table:table-cell office:value-type="float" office:value="1589.253296" calcext:value-type="float">
            <text:p>1589.253296</text:p>
          </table:table-cell>
          <table:table-cell table:number-columns-repeated="13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1564.464233" calcext:value-type="float">
            <text:p>1564.464233</text:p>
          </table:table-cell>
          <table:table-cell office:value-type="float" office:value="1581.713501" calcext:value-type="float">
            <text:p>1581.713501</text:p>
          </table:table-cell>
          <table:table-cell office:value-type="float" office:value="1563.899536" calcext:value-type="float">
            <text:p>1563.899536</text:p>
          </table:table-cell>
          <table:table-cell office:value-type="float" office:value="1576.36499" calcext:value-type="float">
            <text:p>1576.36499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67.92981" calcext:value-type="float">
            <text:p>1567.92981</text:p>
          </table:table-cell>
          <table:table-cell office:value-type="float" office:value="1577.552734" calcext:value-type="float">
            <text:p>1577.552734</text:p>
          </table:table-cell>
          <table:table-cell office:value-type="float" office:value="1569.98291" calcext:value-type="float">
            <text:p>1569.98291</text:p>
          </table:table-cell>
          <table:table-cell office:value-type="float" office:value="1572.391968" calcext:value-type="float">
            <text:p>1572.391968</text:p>
          </table:table-cell>
          <table:table-cell table:number-columns-repeated="13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563.562012" calcext:value-type="float">
            <text:p>1563.562012</text:p>
          </table:table-cell>
          <table:table-cell office:value-type="float" office:value="1580.374512" calcext:value-type="float">
            <text:p>1580.374512</text:p>
          </table:table-cell>
          <table:table-cell office:value-type="float" office:value="1564.885742" calcext:value-type="float">
            <text:p>1564.885742</text:p>
          </table:table-cell>
          <table:table-cell office:value-type="float" office:value="1575.867188" calcext:value-type="float">
            <text:p>1575.867188</text:p>
          </table:table-cell>
          <table:table-cell table:number-columns-repeated="13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1563.368774" calcext:value-type="float">
            <text:p>1563.368774</text:p>
          </table:table-cell>
          <table:table-cell office:value-type="float" office:value="1581.072754" calcext:value-type="float">
            <text:p>1581.072754</text:p>
          </table:table-cell>
          <table:table-cell office:value-type="float" office:value="1566.515625" calcext:value-type="float">
            <text:p>1566.515625</text:p>
          </table:table-cell>
          <table:table-cell office:value-type="float" office:value="1576.928223" calcext:value-type="float">
            <text:p>1576.928223</text:p>
          </table:table-cell>
          <table:table-cell table:number-columns-repeated="13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1569.443115" calcext:value-type="float">
            <text:p>1569.443115</text:p>
          </table:table-cell>
          <table:table-cell office:value-type="float" office:value="1574.166748" calcext:value-type="float">
            <text:p>1574.166748</text:p>
          </table:table-cell>
          <table:table-cell office:value-type="float" office:value="1570.587769" calcext:value-type="float">
            <text:p>1570.587769</text:p>
          </table:table-cell>
          <table:table-cell office:value-type="float" office:value="1574.616821" calcext:value-type="float">
            <text:p>1574.616821</text:p>
          </table:table-cell>
          <table:table-cell table:number-columns-repeated="13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564.287964" calcext:value-type="float">
            <text:p>1564.287964</text:p>
          </table:table-cell>
          <table:table-cell office:value-type="float" office:value="1578.529053" calcext:value-type="float">
            <text:p>1578.529053</text:p>
          </table:table-cell>
          <table:table-cell office:value-type="float" office:value="1570.566772" calcext:value-type="float">
            <text:p>1570.566772</text:p>
          </table:table-cell>
          <table:table-cell office:value-type="float" office:value="1572.500122" calcext:value-type="float">
            <text:p>1572.500122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3.209839" calcext:value-type="float">
            <text:p>1563.209839</text:p>
          </table:table-cell>
          <table:table-cell office:value-type="float" office:value="1575.65332" calcext:value-type="float">
            <text:p>1575.65332</text:p>
          </table:table-cell>
          <table:table-cell office:value-type="float" office:value="1566.299927" calcext:value-type="float">
            <text:p>1566.299927</text:p>
          </table:table-cell>
          <table:table-cell office:value-type="float" office:value="1569.965332" calcext:value-type="float">
            <text:p>1569.965332</text:p>
          </table:table-cell>
          <table:table-cell table:number-columns-repeated="13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1565.092041" calcext:value-type="float">
            <text:p>1565.092041</text:p>
          </table:table-cell>
          <table:table-cell office:value-type="float" office:value="1575.040894" calcext:value-type="float">
            <text:p>1575.040894</text:p>
          </table:table-cell>
          <table:table-cell office:value-type="float" office:value="1565.616333" calcext:value-type="float">
            <text:p>1565.616333</text:p>
          </table:table-cell>
          <table:table-cell office:value-type="float" office:value="1574.487671" calcext:value-type="float">
            <text:p>1574.487671</text:p>
          </table:table-cell>
          <table:table-cell table:number-columns-repeated="13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567.990234" calcext:value-type="float">
            <text:p>1567.990234</text:p>
          </table:table-cell>
          <table:table-cell office:value-type="float" office:value="1571.040039" calcext:value-type="float">
            <text:p>1571.040039</text:p>
          </table:table-cell>
          <table:table-cell office:value-type="float" office:value="1569.210815" calcext:value-type="float">
            <text:p>1569.210815</text:p>
          </table:table-cell>
          <table:table-cell office:value-type="float" office:value="1574.801025" calcext:value-type="float">
            <text:p>1574.801025</text:p>
          </table:table-cell>
          <table:table-cell table:number-columns-repeated="13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1564.972534" calcext:value-type="float">
            <text:p>1564.972534</text:p>
          </table:table-cell>
          <table:table-cell office:value-type="float" office:value="1573.65271" calcext:value-type="float">
            <text:p>1573.65271</text:p>
          </table:table-cell>
          <table:table-cell office:value-type="float" office:value="1566.74231" calcext:value-type="float">
            <text:p>1566.74231</text:p>
          </table:table-cell>
          <table:table-cell office:value-type="float" office:value="1573.125854" calcext:value-type="float">
            <text:p>1573.125854</text:p>
          </table:table-cell>
          <table:table-cell table:number-columns-repeated="13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1565.474854" calcext:value-type="float">
            <text:p>1565.474854</text:p>
          </table:table-cell>
          <table:table-cell office:value-type="float" office:value="1570.778442" calcext:value-type="float">
            <text:p>1570.778442</text:p>
          </table:table-cell>
          <table:table-cell office:value-type="float" office:value="1564.376709" calcext:value-type="float">
            <text:p>1564.376709</text:p>
          </table:table-cell>
          <table:table-cell office:value-type="float" office:value="1573.063721" calcext:value-type="float">
            <text:p>1573.063721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5.181519" calcext:value-type="float">
            <text:p>1565.181519</text:p>
          </table:table-cell>
          <table:table-cell office:value-type="float" office:value="1571.322021" calcext:value-type="float">
            <text:p>1571.322021</text:p>
          </table:table-cell>
          <table:table-cell office:value-type="float" office:value="1567.590088" calcext:value-type="float">
            <text:p>1567.590088</text:p>
          </table:table-cell>
          <table:table-cell office:value-type="float" office:value="1570.226318" calcext:value-type="float">
            <text:p>1570.226318</text:p>
          </table:table-cell>
          <table:table-cell table:number-columns-repeated="13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1561.037109" calcext:value-type="float">
            <text:p>1561.037109</text:p>
          </table:table-cell>
          <table:table-cell office:value-type="float" office:value="1573.09436" calcext:value-type="float">
            <text:p>1573.09436</text:p>
          </table:table-cell>
          <table:table-cell office:value-type="float" office:value="1561.927734" calcext:value-type="float">
            <text:p>1561.927734</text:p>
          </table:table-cell>
          <table:table-cell office:value-type="float" office:value="1571.816528" calcext:value-type="float">
            <text:p>1571.816528</text:p>
          </table:table-cell>
          <table:table-cell table:number-columns-repeated="13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1565.144775" calcext:value-type="float">
            <text:p>1565.144775</text:p>
          </table:table-cell>
          <table:table-cell office:value-type="float" office:value="1569.438477" calcext:value-type="float">
            <text:p>1569.438477</text:p>
          </table:table-cell>
          <table:table-cell office:value-type="float" office:value="1566.490479" calcext:value-type="float">
            <text:p>1566.490479</text:p>
          </table:table-cell>
          <table:table-cell office:value-type="float" office:value="1568.819214" calcext:value-type="float">
            <text:p>1568.819214</text:p>
          </table:table-cell>
          <table:table-cell table:number-columns-repeated="13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1561.668213" calcext:value-type="float">
            <text:p>1561.668213</text:p>
          </table:table-cell>
          <table:table-cell office:value-type="float" office:value="1572.486084" calcext:value-type="float">
            <text:p>1572.486084</text:p>
          </table:table-cell>
          <table:table-cell office:value-type="float" office:value="1563.510132" calcext:value-type="float">
            <text:p>1563.510132</text:p>
          </table:table-cell>
          <table:table-cell office:value-type="float" office:value="1574.597534" calcext:value-type="float">
            <text:p>1574.597534</text:p>
          </table:table-cell>
          <table:table-cell table:number-columns-repeated="13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1574.429932" calcext:value-type="float">
            <text:p>1574.429932</text:p>
          </table:table-cell>
          <table:table-cell office:value-type="float" office:value="1589.792847" calcext:value-type="float">
            <text:p>1589.792847</text:p>
          </table:table-cell>
          <table:table-cell office:value-type="float" office:value="1556.872925" calcext:value-type="float">
            <text:p>1556.872925</text:p>
          </table:table-cell>
          <table:table-cell office:value-type="float" office:value="1551.345947" calcext:value-type="float">
            <text:p>1551.345947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94.437134" calcext:value-type="float">
            <text:p>1594.437134</text:p>
          </table:table-cell>
          <table:table-cell office:value-type="float" office:value="1626.928955" calcext:value-type="float">
            <text:p>1626.928955</text:p>
          </table:table-cell>
          <table:table-cell office:value-type="float" office:value="1521.292847" calcext:value-type="float">
            <text:p>1521.292847</text:p>
          </table:table-cell>
          <table:table-cell office:value-type="float" office:value="1524.761108" calcext:value-type="float">
            <text:p>1524.761108</text:p>
          </table:table-cell>
          <table:table-cell table:number-columns-repeated="13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1606.290161" calcext:value-type="float">
            <text:p>1606.290161</text:p>
          </table:table-cell>
          <table:table-cell office:value-type="float" office:value="1654.786621" calcext:value-type="float">
            <text:p>1654.786621</text:p>
          </table:table-cell>
          <table:table-cell office:value-type="float" office:value="1536.727661" calcext:value-type="float">
            <text:p>1536.727661</text:p>
          </table:table-cell>
          <table:table-cell office:value-type="float" office:value="1524.123901" calcext:value-type="float">
            <text:p>1524.123901</text:p>
          </table:table-cell>
          <table:table-cell table:number-columns-repeated="13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636.483276" calcext:value-type="float">
            <text:p>1636.483276</text:p>
          </table:table-cell>
          <table:table-cell office:value-type="float" office:value="1681.95752" calcext:value-type="float">
            <text:p>1681.95752</text:p>
          </table:table-cell>
          <table:table-cell office:value-type="float" office:value="1558.381348" calcext:value-type="float">
            <text:p>1558.381348</text:p>
          </table:table-cell>
          <table:table-cell office:value-type="float" office:value="1549.009766" calcext:value-type="float">
            <text:p>1549.009766</text:p>
          </table:table-cell>
          <table:table-cell table:number-columns-repeated="13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1666.814941" calcext:value-type="float">
            <text:p>1666.814941</text:p>
          </table:table-cell>
          <table:table-cell office:value-type="float" office:value="1716.573975" calcext:value-type="float">
            <text:p>1716.573975</text:p>
          </table:table-cell>
          <table:table-cell office:value-type="float" office:value="1595.207275" calcext:value-type="float">
            <text:p>1595.207275</text:p>
          </table:table-cell>
          <table:table-cell office:value-type="float" office:value="1610.648438" calcext:value-type="float">
            <text:p>1610.648438</text:p>
          </table:table-cell>
          <table:table-cell table:number-columns-repeated="13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1696.982056" calcext:value-type="float">
            <text:p>1696.982056</text:p>
          </table:table-cell>
          <table:table-cell office:value-type="float" office:value="1698.955933" calcext:value-type="float">
            <text:p>1698.955933</text:p>
          </table:table-cell>
          <table:table-cell office:value-type="float" office:value="1653.043335" calcext:value-type="float">
            <text:p>1653.043335</text:p>
          </table:table-cell>
          <table:table-cell office:value-type="float" office:value="1660.851685" calcext:value-type="float">
            <text:p>1660.851685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13.314819" calcext:value-type="float">
            <text:p>1713.314819</text:p>
          </table:table-cell>
          <table:table-cell office:value-type="float" office:value="1723.657959" calcext:value-type="float">
            <text:p>1723.657959</text:p>
          </table:table-cell>
          <table:table-cell office:value-type="float" office:value="1680.975342" calcext:value-type="float">
            <text:p>1680.975342</text:p>
          </table:table-cell>
          <table:table-cell office:value-type="float" office:value="1693.453125" calcext:value-type="float">
            <text:p>1693.453125</text:p>
          </table:table-cell>
          <table:table-cell table:number-columns-repeated="13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675.073853" calcext:value-type="float">
            <text:p>1675.073853</text:p>
          </table:table-cell>
          <table:table-cell office:value-type="float" office:value="1775.004639" calcext:value-type="float">
            <text:p>1775.004639</text:p>
          </table:table-cell>
          <table:table-cell office:value-type="float" office:value="1669.993408" calcext:value-type="float">
            <text:p>1669.993408</text:p>
          </table:table-cell>
          <table:table-cell office:value-type="float" office:value="1712.933594" calcext:value-type="float">
            <text:p>1712.933594</text:p>
          </table:table-cell>
          <table:table-cell table:number-columns-repeated="13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1657.135742" calcext:value-type="float">
            <text:p>1657.135742</text:p>
          </table:table-cell>
          <table:table-cell office:value-type="float" office:value="1726.83313" calcext:value-type="float">
            <text:p>1726.83313</text:p>
          </table:table-cell>
          <table:table-cell office:value-type="float" office:value="1686.311768" calcext:value-type="float">
            <text:p>1686.311768</text:p>
          </table:table-cell>
          <table:table-cell office:value-type="float" office:value="1712.925537" calcext:value-type="float">
            <text:p>1712.925537</text:p>
          </table:table-cell>
          <table:table-cell table:number-columns-repeated="13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650.106812" calcext:value-type="float">
            <text:p>1650.106812</text:p>
          </table:table-cell>
          <table:table-cell office:value-type="float" office:value="1716.680908" calcext:value-type="float">
            <text:p>1716.680908</text:p>
          </table:table-cell>
          <table:table-cell office:value-type="float" office:value="1662.222168" calcext:value-type="float">
            <text:p>1662.222168</text:p>
          </table:table-cell>
          <table:table-cell office:value-type="float" office:value="1716.880249" calcext:value-type="float">
            <text:p>1716.880249</text:p>
          </table:table-cell>
          <table:table-cell table:number-columns-repeated="13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1626.6073" calcext:value-type="float">
            <text:p>1626.6073</text:p>
          </table:table-cell>
          <table:table-cell office:value-type="float" office:value="1708.131714" calcext:value-type="float">
            <text:p>1708.131714</text:p>
          </table:table-cell>
          <table:table-cell office:value-type="float" office:value="1637.564087" calcext:value-type="float">
            <text:p>1637.564087</text:p>
          </table:table-cell>
          <table:table-cell office:value-type="float" office:value="1711.644043" calcext:value-type="float">
            <text:p>1711.644043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9.721436" calcext:value-type="float">
            <text:p>1609.721436</text:p>
          </table:table-cell>
          <table:table-cell office:value-type="float" office:value="1700.617188" calcext:value-type="float">
            <text:p>1700.617188</text:p>
          </table:table-cell>
          <table:table-cell office:value-type="float" office:value="1624.212036" calcext:value-type="float">
            <text:p>1624.212036</text:p>
          </table:table-cell>
          <table:table-cell office:value-type="float" office:value="1694.314819" calcext:value-type="float">
            <text:p>1694.314819</text:p>
          </table:table-cell>
          <table:table-cell table:number-columns-repeated="13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601.00354" calcext:value-type="float">
            <text:p>1601.00354</text:p>
          </table:table-cell>
          <table:table-cell office:value-type="float" office:value="1682.902954" calcext:value-type="float">
            <text:p>1682.902954</text:p>
          </table:table-cell>
          <table:table-cell office:value-type="float" office:value="1602.53894" calcext:value-type="float">
            <text:p>1602.53894</text:p>
          </table:table-cell>
          <table:table-cell office:value-type="float" office:value="1675.293701" calcext:value-type="float">
            <text:p>1675.293701</text:p>
          </table:table-cell>
          <table:table-cell table:number-columns-repeated="13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1599.19043" calcext:value-type="float">
            <text:p>1599.19043</text:p>
          </table:table-cell>
          <table:table-cell office:value-type="float" office:value="1668.96582" calcext:value-type="float">
            <text:p>1668.96582</text:p>
          </table:table-cell>
          <table:table-cell office:value-type="float" office:value="1599.665283" calcext:value-type="float">
            <text:p>1599.665283</text:p>
          </table:table-cell>
          <table:table-cell office:value-type="float" office:value="1663.865112" calcext:value-type="float">
            <text:p>1663.865112</text:p>
          </table:table-cell>
          <table:table-cell table:number-columns-repeated="13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600.772217" calcext:value-type="float">
            <text:p>1600.772217</text:p>
          </table:table-cell>
          <table:table-cell office:value-type="float" office:value="1648.323486" calcext:value-type="float">
            <text:p>1648.323486</text:p>
          </table:table-cell>
          <table:table-cell office:value-type="float" office:value="1590.145508" calcext:value-type="float">
            <text:p>1590.145508</text:p>
          </table:table-cell>
          <table:table-cell office:value-type="float" office:value="1666.097656" calcext:value-type="float">
            <text:p>1666.097656</text:p>
          </table:table-cell>
          <table:table-cell table:number-columns-repeated="13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594.818604" calcext:value-type="float">
            <text:p>1594.818604</text:p>
          </table:table-cell>
          <table:table-cell office:value-type="float" office:value="1647.02124" calcext:value-type="float">
            <text:p>1647.02124</text:p>
          </table:table-cell>
          <table:table-cell office:value-type="float" office:value="1606.095459" calcext:value-type="float">
            <text:p>1606.095459</text:p>
          </table:table-cell>
          <table:table-cell office:value-type="float" office:value="1641.227661" calcext:value-type="float">
            <text:p>1641.227661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95.136719" calcext:value-type="float">
            <text:p>1595.136719</text:p>
          </table:table-cell>
          <table:table-cell office:value-type="float" office:value="1641.431763" calcext:value-type="float">
            <text:p>1641.431763</text:p>
          </table:table-cell>
          <table:table-cell office:value-type="float" office:value="1592.937012" calcext:value-type="float">
            <text:p>1592.937012</text:p>
          </table:table-cell>
          <table:table-cell office:value-type="float" office:value="1639.516479" calcext:value-type="float">
            <text:p>1639.516479</text:p>
          </table:table-cell>
          <table:table-cell table:number-columns-repeated="13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1589.068726" calcext:value-type="float">
            <text:p>1589.068726</text:p>
          </table:table-cell>
          <table:table-cell office:value-type="float" office:value="1641.598389" calcext:value-type="float">
            <text:p>1641.598389</text:p>
          </table:table-cell>
          <table:table-cell office:value-type="float" office:value="1591.288452" calcext:value-type="float">
            <text:p>1591.288452</text:p>
          </table:table-cell>
          <table:table-cell office:value-type="float" office:value="1639.297119" calcext:value-type="float">
            <text:p>1639.297119</text:p>
          </table:table-cell>
          <table:table-cell table:number-columns-repeated="13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1589.298584" calcext:value-type="float">
            <text:p>1589.298584</text:p>
          </table:table-cell>
          <table:table-cell office:value-type="float" office:value="1629.414062" calcext:value-type="float">
            <text:p>1629.414062</text:p>
          </table:table-cell>
          <table:table-cell office:value-type="float" office:value="1589.133667" calcext:value-type="float">
            <text:p>1589.133667</text:p>
          </table:table-cell>
          <table:table-cell office:value-type="float" office:value="1625.595581" calcext:value-type="float">
            <text:p>1625.595581</text:p>
          </table:table-cell>
          <table:table-cell table:number-columns-repeated="13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1585.775879" calcext:value-type="float">
            <text:p>1585.775879</text:p>
          </table:table-cell>
          <table:table-cell office:value-type="float" office:value="1626.18042" calcext:value-type="float">
            <text:p>1626.18042</text:p>
          </table:table-cell>
          <table:table-cell office:value-type="float" office:value="1587.104004" calcext:value-type="float">
            <text:p>1587.104004</text:p>
          </table:table-cell>
          <table:table-cell office:value-type="float" office:value="1628.385742" calcext:value-type="float">
            <text:p>1628.385742</text:p>
          </table:table-cell>
          <table:table-cell table:number-columns-repeated="13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1582.478516" calcext:value-type="float">
            <text:p>1582.478516</text:p>
          </table:table-cell>
          <table:table-cell office:value-type="float" office:value="1622.308716" calcext:value-type="float">
            <text:p>1622.308716</text:p>
          </table:table-cell>
          <table:table-cell office:value-type="float" office:value="1583.41687" calcext:value-type="float">
            <text:p>1583.41687</text:p>
          </table:table-cell>
          <table:table-cell office:value-type="float" office:value="1621.74646" calcext:value-type="float">
            <text:p>1621.74646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79.585693" calcext:value-type="float">
            <text:p>1579.585693</text:p>
          </table:table-cell>
          <table:table-cell office:value-type="float" office:value="1618.444702" calcext:value-type="float">
            <text:p>1618.444702</text:p>
          </table:table-cell>
          <table:table-cell office:value-type="float" office:value="1580.386475" calcext:value-type="float">
            <text:p>1580.386475</text:p>
          </table:table-cell>
          <table:table-cell office:value-type="float" office:value="1617.963135" calcext:value-type="float">
            <text:p>1617.963135</text:p>
          </table:table-cell>
          <table:table-cell table:number-columns-repeated="13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1582.553833" calcext:value-type="float">
            <text:p>1582.553833</text:p>
          </table:table-cell>
          <table:table-cell office:value-type="float" office:value="1614.191528" calcext:value-type="float">
            <text:p>1614.191528</text:p>
          </table:table-cell>
          <table:table-cell office:value-type="float" office:value="1581.831665" calcext:value-type="float">
            <text:p>1581.831665</text:p>
          </table:table-cell>
          <table:table-cell office:value-type="float" office:value="1612.341553" calcext:value-type="float">
            <text:p>1612.341553</text:p>
          </table:table-cell>
          <table:table-cell table:number-columns-repeated="13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1578.975708" calcext:value-type="float">
            <text:p>1578.975708</text:p>
          </table:table-cell>
          <table:table-cell office:value-type="float" office:value="1609.23645" calcext:value-type="float">
            <text:p>1609.23645</text:p>
          </table:table-cell>
          <table:table-cell office:value-type="float" office:value="1579.005371" calcext:value-type="float">
            <text:p>1579.005371</text:p>
          </table:table-cell>
          <table:table-cell office:value-type="float" office:value="1611.315063" calcext:value-type="float">
            <text:p>1611.315063</text:p>
          </table:table-cell>
          <table:table-cell table:number-columns-repeated="13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1574.166504" calcext:value-type="float">
            <text:p>1574.166504</text:p>
          </table:table-cell>
          <table:table-cell office:value-type="float" office:value="1607.388306" calcext:value-type="float">
            <text:p>1607.388306</text:p>
          </table:table-cell>
          <table:table-cell office:value-type="float" office:value="1578.300781" calcext:value-type="float">
            <text:p>1578.300781</text:p>
          </table:table-cell>
          <table:table-cell office:value-type="float" office:value="1604.876709" calcext:value-type="float">
            <text:p>1604.876709</text:p>
          </table:table-cell>
          <table:table-cell table:number-columns-repeated="13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574.850952" calcext:value-type="float">
            <text:p>1574.850952</text:p>
          </table:table-cell>
          <table:table-cell office:value-type="float" office:value="1604.613159" calcext:value-type="float">
            <text:p>1604.613159</text:p>
          </table:table-cell>
          <table:table-cell office:value-type="float" office:value="1574.221191" calcext:value-type="float">
            <text:p>1574.221191</text:p>
          </table:table-cell>
          <table:table-cell office:value-type="float" office:value="1606.798584" calcext:value-type="float">
            <text:p>1606.798584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6.997803" calcext:value-type="float">
            <text:p>1576.997803</text:p>
          </table:table-cell>
          <table:table-cell office:value-type="float" office:value="1602.359375" calcext:value-type="float">
            <text:p>1602.359375</text:p>
          </table:table-cell>
          <table:table-cell office:value-type="float" office:value="1577.734863" calcext:value-type="float">
            <text:p>1577.734863</text:p>
          </table:table-cell>
          <table:table-cell office:value-type="float" office:value="1600.014771" calcext:value-type="float">
            <text:p>1600.014771</text:p>
          </table:table-cell>
          <table:table-cell table:number-columns-repeated="13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1574.466064" calcext:value-type="float">
            <text:p>1574.466064</text:p>
          </table:table-cell>
          <table:table-cell office:value-type="float" office:value="1598.040283" calcext:value-type="float">
            <text:p>1598.040283</text:p>
          </table:table-cell>
          <table:table-cell office:value-type="float" office:value="1573.164917" calcext:value-type="float">
            <text:p>1573.164917</text:p>
          </table:table-cell>
          <table:table-cell office:value-type="float" office:value="1598.755493" calcext:value-type="float">
            <text:p>1598.755493</text:p>
          </table:table-cell>
          <table:table-cell table:number-columns-repeated="13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1568.95459" calcext:value-type="float">
            <text:p>1568.95459</text:p>
          </table:table-cell>
          <table:table-cell office:value-type="float" office:value="1603.251709" calcext:value-type="float">
            <text:p>1603.251709</text:p>
          </table:table-cell>
          <table:table-cell office:value-type="float" office:value="1572.311279" calcext:value-type="float">
            <text:p>1572.311279</text:p>
          </table:table-cell>
          <table:table-cell office:value-type="float" office:value="1597.335815" calcext:value-type="float">
            <text:p>1597.335815</text:p>
          </table:table-cell>
          <table:table-cell table:number-columns-repeated="13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1573.21521" calcext:value-type="float">
            <text:p>1573.21521</text:p>
          </table:table-cell>
          <table:table-cell office:value-type="float" office:value="1596.140869" calcext:value-type="float">
            <text:p>1596.140869</text:p>
          </table:table-cell>
          <table:table-cell office:value-type="float" office:value="1576.046631" calcext:value-type="float">
            <text:p>1576.046631</text:p>
          </table:table-cell>
          <table:table-cell office:value-type="float" office:value="1587.46521" calcext:value-type="float">
            <text:p>1587.46521</text:p>
          </table:table-cell>
          <table:table-cell table:number-columns-repeated="13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573.794434" calcext:value-type="float">
            <text:p>1573.794434</text:p>
          </table:table-cell>
          <table:table-cell office:value-type="float" office:value="1591.59436" calcext:value-type="float">
            <text:p>1591.59436</text:p>
          </table:table-cell>
          <table:table-cell office:value-type="float" office:value="1570.179199" calcext:value-type="float">
            <text:p>1570.179199</text:p>
          </table:table-cell>
          <table:table-cell office:value-type="float" office:value="1591.337036" calcext:value-type="float">
            <text:p>1591.337036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68.097778" calcext:value-type="float">
            <text:p>1568.097778</text:p>
          </table:table-cell>
          <table:table-cell office:value-type="float" office:value="1591.76123" calcext:value-type="float">
            <text:p>1591.76123</text:p>
          </table:table-cell>
          <table:table-cell office:value-type="float" office:value="1572.148193" calcext:value-type="float">
            <text:p>1572.148193</text:p>
          </table:table-cell>
          <table:table-cell office:value-type="float" office:value="1587.505005" calcext:value-type="float">
            <text:p>1587.505005</text:p>
          </table:table-cell>
          <table:table-cell table:number-columns-repeated="13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1567.769775" calcext:value-type="float">
            <text:p>1567.769775</text:p>
          </table:table-cell>
          <table:table-cell office:value-type="float" office:value="1584.929565" calcext:value-type="float">
            <text:p>1584.929565</text:p>
          </table:table-cell>
          <table:table-cell office:value-type="float" office:value="1568.84021" calcext:value-type="float">
            <text:p>1568.84021</text:p>
          </table:table-cell>
          <table:table-cell office:value-type="float" office:value="1587.359131" calcext:value-type="float">
            <text:p>1587.359131</text:p>
          </table:table-cell>
          <table:table-cell table:number-columns-repeated="13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1570.004761" calcext:value-type="float">
            <text:p>1570.004761</text:p>
          </table:table-cell>
          <table:table-cell office:value-type="float" office:value="1584.858887" calcext:value-type="float">
            <text:p>1584.858887</text:p>
          </table:table-cell>
          <table:table-cell office:value-type="float" office:value="1568.76062" calcext:value-type="float">
            <text:p>1568.76062</text:p>
          </table:table-cell>
          <table:table-cell office:value-type="float" office:value="1589.896484" calcext:value-type="float">
            <text:p>1589.896484</text:p>
          </table:table-cell>
          <table:table-cell table:number-columns-repeated="13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1564.825806" calcext:value-type="float">
            <text:p>1564.825806</text:p>
          </table:table-cell>
          <table:table-cell office:value-type="float" office:value="1589.056152" calcext:value-type="float">
            <text:p>1589.056152</text:p>
          </table:table-cell>
          <table:table-cell office:value-type="float" office:value="1568.267944" calcext:value-type="float">
            <text:p>1568.267944</text:p>
          </table:table-cell>
          <table:table-cell office:value-type="float" office:value="1586.409668" calcext:value-type="float">
            <text:p>1586.409668</text:p>
          </table:table-cell>
          <table:table-cell table:number-columns-repeated="13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1571.582275" calcext:value-type="float">
            <text:p>1571.582275</text:p>
          </table:table-cell>
          <table:table-cell office:value-type="float" office:value="1581.55896" calcext:value-type="float">
            <text:p>1581.55896</text:p>
          </table:table-cell>
          <table:table-cell office:value-type="float" office:value="1574.378296" calcext:value-type="float">
            <text:p>1574.378296</text:p>
          </table:table-cell>
          <table:table-cell office:value-type="float" office:value="1578.195312" calcext:value-type="float">
            <text:p>1578.195312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65.564209" calcext:value-type="float">
            <text:p>1565.564209</text:p>
          </table:table-cell>
          <table:table-cell office:value-type="float" office:value="1583.632812" calcext:value-type="float">
            <text:p>1583.632812</text:p>
          </table:table-cell>
          <table:table-cell office:value-type="float" office:value="1566.802368" calcext:value-type="float">
            <text:p>1566.802368</text:p>
          </table:table-cell>
          <table:table-cell office:value-type="float" office:value="1585.05249" calcext:value-type="float">
            <text:p>1585.05249</text:p>
          </table:table-cell>
          <table:table-cell table:number-columns-repeated="13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567.870972" calcext:value-type="float">
            <text:p>1567.870972</text:p>
          </table:table-cell>
          <table:table-cell office:value-type="float" office:value="1581.282471" calcext:value-type="float">
            <text:p>1581.282471</text:p>
          </table:table-cell>
          <table:table-cell office:value-type="float" office:value="1568.226807" calcext:value-type="float">
            <text:p>1568.226807</text:p>
          </table:table-cell>
          <table:table-cell office:value-type="float" office:value="1581.058716" calcext:value-type="float">
            <text:p>1581.058716</text:p>
          </table:table-cell>
          <table:table-cell table:number-columns-repeated="13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1569.888062" calcext:value-type="float">
            <text:p>1569.888062</text:p>
          </table:table-cell>
          <table:table-cell office:value-type="float" office:value="1574.426392" calcext:value-type="float">
            <text:p>1574.426392</text:p>
          </table:table-cell>
          <table:table-cell office:value-type="float" office:value="1565.246094" calcext:value-type="float">
            <text:p>1565.246094</text:p>
          </table:table-cell>
          <table:table-cell office:value-type="float" office:value="1582.817627" calcext:value-type="float">
            <text:p>1582.817627</text:p>
          </table:table-cell>
          <table:table-cell table:number-columns-repeated="13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1566.837646" calcext:value-type="float">
            <text:p>1566.837646</text:p>
          </table:table-cell>
          <table:table-cell office:value-type="float" office:value="1580.230835" calcext:value-type="float">
            <text:p>1580.230835</text:p>
          </table:table-cell>
          <table:table-cell office:value-type="float" office:value="1569.991577" calcext:value-type="float">
            <text:p>1569.991577</text:p>
          </table:table-cell>
          <table:table-cell office:value-type="float" office:value="1577.947876" calcext:value-type="float">
            <text:p>1577.947876</text:p>
          </table:table-cell>
          <table:table-cell table:number-columns-repeated="13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1565.581543" calcext:value-type="float">
            <text:p>1565.581543</text:p>
          </table:table-cell>
          <table:table-cell office:value-type="float" office:value="1578.056152" calcext:value-type="float">
            <text:p>1578.056152</text:p>
          </table:table-cell>
          <table:table-cell office:value-type="float" office:value="1566.460571" calcext:value-type="float">
            <text:p>1566.460571</text:p>
          </table:table-cell>
          <table:table-cell office:value-type="float" office:value="1577.899902" calcext:value-type="float">
            <text:p>1577.899902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7.246094" calcext:value-type="float">
            <text:p>1567.246094</text:p>
          </table:table-cell>
          <table:table-cell office:value-type="float" office:value="1576.845581" calcext:value-type="float">
            <text:p>1576.845581</text:p>
          </table:table-cell>
          <table:table-cell office:value-type="float" office:value="1566.868896" calcext:value-type="float">
            <text:p>1566.868896</text:p>
          </table:table-cell>
          <table:table-cell office:value-type="float" office:value="1578.604614" calcext:value-type="float">
            <text:p>1578.604614</text:p>
          </table:table-cell>
          <table:table-cell table:number-columns-repeated="13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1565.147217" calcext:value-type="float">
            <text:p>1565.147217</text:p>
          </table:table-cell>
          <table:table-cell office:value-type="float" office:value="1574.423828" calcext:value-type="float">
            <text:p>1574.423828</text:p>
          </table:table-cell>
          <table:table-cell office:value-type="float" office:value="1563.005005" calcext:value-type="float">
            <text:p>1563.005005</text:p>
          </table:table-cell>
          <table:table-cell office:value-type="float" office:value="1576.938354" calcext:value-type="float">
            <text:p>1576.938354</text:p>
          </table:table-cell>
          <table:table-cell table:number-columns-repeated="13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566.452759" calcext:value-type="float">
            <text:p>1566.452759</text:p>
          </table:table-cell>
          <table:table-cell office:value-type="float" office:value="1576.987793" calcext:value-type="float">
            <text:p>1576.987793</text:p>
          </table:table-cell>
          <table:table-cell office:value-type="float" office:value="1567.665405" calcext:value-type="float">
            <text:p>1567.665405</text:p>
          </table:table-cell>
          <table:table-cell office:value-type="float" office:value="1576.033081" calcext:value-type="float">
            <text:p>1576.033081</text:p>
          </table:table-cell>
          <table:table-cell table:number-columns-repeated="1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1565.374878" calcext:value-type="float">
            <text:p>1565.374878</text:p>
          </table:table-cell>
          <table:table-cell office:value-type="float" office:value="1574.058594" calcext:value-type="float">
            <text:p>1574.058594</text:p>
          </table:table-cell>
          <table:table-cell office:value-type="float" office:value="1564.707886" calcext:value-type="float">
            <text:p>1564.707886</text:p>
          </table:table-cell>
          <table:table-cell office:value-type="float" office:value="1576.301147" calcext:value-type="float">
            <text:p>1576.301147</text:p>
          </table:table-cell>
          <table:table-cell table:number-columns-repeated="13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1566.223755" calcext:value-type="float">
            <text:p>1566.223755</text:p>
          </table:table-cell>
          <table:table-cell office:value-type="float" office:value="1570.653076" calcext:value-type="float">
            <text:p>1570.653076</text:p>
          </table:table-cell>
          <table:table-cell office:value-type="float" office:value="1565.358887" calcext:value-type="float">
            <text:p>1565.358887</text:p>
          </table:table-cell>
          <table:table-cell office:value-type="float" office:value="1574.014648" calcext:value-type="float">
            <text:p>1574.014648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64.995117" calcext:value-type="float">
            <text:p>1564.995117</text:p>
          </table:table-cell>
          <table:table-cell office:value-type="float" office:value="1571.895264" calcext:value-type="float">
            <text:p>1571.895264</text:p>
          </table:table-cell>
          <table:table-cell office:value-type="float" office:value="1565.09668" calcext:value-type="float">
            <text:p>1565.09668</text:p>
          </table:table-cell>
          <table:table-cell office:value-type="float" office:value="1572.275879" calcext:value-type="float">
            <text:p>1572.275879</text:p>
          </table:table-cell>
          <table:table-cell table:number-columns-repeated="13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1562.198975" calcext:value-type="float">
            <text:p>1562.198975</text:p>
          </table:table-cell>
          <table:table-cell office:value-type="float" office:value="1572.464111" calcext:value-type="float">
            <text:p>1572.464111</text:p>
          </table:table-cell>
          <table:table-cell office:value-type="float" office:value="1563.358276" calcext:value-type="float">
            <text:p>1563.358276</text:p>
          </table:table-cell>
          <table:table-cell office:value-type="float" office:value="1572.882202" calcext:value-type="float">
            <text:p>1572.882202</text:p>
          </table:table-cell>
          <table:table-cell table:number-columns-repeated="13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1568.263306" calcext:value-type="float">
            <text:p>1568.263306</text:p>
          </table:table-cell>
          <table:table-cell office:value-type="float" office:value="1573.046143" calcext:value-type="float">
            <text:p>1573.046143</text:p>
          </table:table-cell>
          <table:table-cell office:value-type="float" office:value="1565.204834" calcext:value-type="float">
            <text:p>1565.204834</text:p>
          </table:table-cell>
          <table:table-cell office:value-type="float" office:value="1571.811035" calcext:value-type="float">
            <text:p>1571.811035</text:p>
          </table:table-cell>
          <table:table-cell table:number-columns-repeated="13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1565.905273" calcext:value-type="float">
            <text:p>1565.905273</text:p>
          </table:table-cell>
          <table:table-cell office:value-type="float" office:value="1573.772705" calcext:value-type="float">
            <text:p>1573.772705</text:p>
          </table:table-cell>
          <table:table-cell office:value-type="float" office:value="1567.594604" calcext:value-type="float">
            <text:p>1567.594604</text:p>
          </table:table-cell>
          <table:table-cell office:value-type="float" office:value="1571.471191" calcext:value-type="float">
            <text:p>1571.471191</text:p>
          </table:table-cell>
          <table:table-cell table:number-columns-repeated="13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1565.951294" calcext:value-type="float">
            <text:p>1565.951294</text:p>
          </table:table-cell>
          <table:table-cell office:value-type="float" office:value="1570.249634" calcext:value-type="float">
            <text:p>1570.249634</text:p>
          </table:table-cell>
          <table:table-cell office:value-type="float" office:value="1566.386475" calcext:value-type="float">
            <text:p>1566.386475</text:p>
          </table:table-cell>
          <table:table-cell office:value-type="float" office:value="1571.403687" calcext:value-type="float">
            <text:p>1571.403687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66.226196" calcext:value-type="float">
            <text:p>1566.226196</text:p>
          </table:table-cell>
          <table:table-cell office:value-type="float" office:value="1567.369385" calcext:value-type="float">
            <text:p>1567.369385</text:p>
          </table:table-cell>
          <table:table-cell office:value-type="float" office:value="1563.336426" calcext:value-type="float">
            <text:p>1563.336426</text:p>
          </table:table-cell>
          <table:table-cell office:value-type="float" office:value="1572.298706" calcext:value-type="float">
            <text:p>1572.298706</text:p>
          </table:table-cell>
          <table:table-cell table:number-columns-repeated="13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1590.153809" calcext:value-type="float">
            <text:p>1590.153809</text:p>
          </table:table-cell>
          <table:table-cell office:value-type="float" office:value="1619.392334" calcext:value-type="float">
            <text:p>1619.392334</text:p>
          </table:table-cell>
          <table:table-cell office:value-type="float" office:value="1535.700195" calcext:value-type="float">
            <text:p>1535.700195</text:p>
          </table:table-cell>
          <table:table-cell office:value-type="float" office:value="1528.304321" calcext:value-type="float">
            <text:p>1528.304321</text:p>
          </table:table-cell>
          <table:table-cell table:number-columns-repeated="13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1607.648193" calcext:value-type="float">
            <text:p>1607.648193</text:p>
          </table:table-cell>
          <table:table-cell office:value-type="float" office:value="1630.479858" calcext:value-type="float">
            <text:p>1630.479858</text:p>
          </table:table-cell>
          <table:table-cell office:value-type="float" office:value="1532.259766" calcext:value-type="float">
            <text:p>1532.259766</text:p>
          </table:table-cell>
          <table:table-cell office:value-type="float" office:value="1510.958008" calcext:value-type="float">
            <text:p>1510.958008</text:p>
          </table:table-cell>
          <table:table-cell table:number-columns-repeated="13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1617.403076" calcext:value-type="float">
            <text:p>1617.403076</text:p>
          </table:table-cell>
          <table:table-cell office:value-type="float" office:value="1623.250244" calcext:value-type="float">
            <text:p>1623.250244</text:p>
          </table:table-cell>
          <table:table-cell office:value-type="float" office:value="1529.782349" calcext:value-type="float">
            <text:p>1529.782349</text:p>
          </table:table-cell>
          <table:table-cell office:value-type="float" office:value="1537.344849" calcext:value-type="float">
            <text:p>1537.344849</text:p>
          </table:table-cell>
          <table:table-cell table:number-columns-repeated="13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1619.313843" calcext:value-type="float">
            <text:p>1619.313843</text:p>
          </table:table-cell>
          <table:table-cell office:value-type="float" office:value="1656.594238" calcext:value-type="float">
            <text:p>1656.594238</text:p>
          </table:table-cell>
          <table:table-cell office:value-type="float" office:value="1555.578369" calcext:value-type="float">
            <text:p>1555.578369</text:p>
          </table:table-cell>
          <table:table-cell office:value-type="float" office:value="1542.038818" calcext:value-type="float">
            <text:p>1542.038818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1.722656" calcext:value-type="float">
            <text:p>1631.722656</text:p>
          </table:table-cell>
          <table:table-cell office:value-type="float" office:value="1657.475586" calcext:value-type="float">
            <text:p>1657.475586</text:p>
          </table:table-cell>
          <table:table-cell office:value-type="float" office:value="1562.312744" calcext:value-type="float">
            <text:p>1562.312744</text:p>
          </table:table-cell>
          <table:table-cell office:value-type="float" office:value="1565.925537" calcext:value-type="float">
            <text:p>1565.925537</text:p>
          </table:table-cell>
          <table:table-cell table:number-columns-repeated="13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1647.44397" calcext:value-type="float">
            <text:p>1647.44397</text:p>
          </table:table-cell>
          <table:table-cell office:value-type="float" office:value="1662.450806" calcext:value-type="float">
            <text:p>1662.450806</text:p>
          </table:table-cell>
          <table:table-cell office:value-type="float" office:value="1575.638794" calcext:value-type="float">
            <text:p>1575.638794</text:p>
          </table:table-cell>
          <table:table-cell office:value-type="float" office:value="1576.847778" calcext:value-type="float">
            <text:p>1576.847778</text:p>
          </table:table-cell>
          <table:table-cell table:number-columns-repeated="13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1652.070068" calcext:value-type="float">
            <text:p>1652.070068</text:p>
          </table:table-cell>
          <table:table-cell office:value-type="float" office:value="1684.282227" calcext:value-type="float">
            <text:p>1684.282227</text:p>
          </table:table-cell>
          <table:table-cell office:value-type="float" office:value="1596.809937" calcext:value-type="float">
            <text:p>1596.809937</text:p>
          </table:table-cell>
          <table:table-cell office:value-type="float" office:value="1593.510864" calcext:value-type="float">
            <text:p>1593.510864</text:p>
          </table:table-cell>
          <table:table-cell table:number-columns-repeated="13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1655.189087" calcext:value-type="float">
            <text:p>1655.189087</text:p>
          </table:table-cell>
          <table:table-cell office:value-type="float" office:value="1674.512939" calcext:value-type="float">
            <text:p>1674.512939</text:p>
          </table:table-cell>
          <table:table-cell office:value-type="float" office:value="1612.428955" calcext:value-type="float">
            <text:p>1612.428955</text:p>
          </table:table-cell>
          <table:table-cell office:value-type="float" office:value="1611.348633" calcext:value-type="float">
            <text:p>1611.348633</text:p>
          </table:table-cell>
          <table:table-cell table:number-columns-repeated="13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1648.394775" calcext:value-type="float">
            <text:p>1648.394775</text:p>
          </table:table-cell>
          <table:table-cell office:value-type="float" office:value="1688.467529" calcext:value-type="float">
            <text:p>1688.467529</text:p>
          </table:table-cell>
          <table:table-cell office:value-type="float" office:value="1608.132202" calcext:value-type="float">
            <text:p>1608.132202</text:p>
          </table:table-cell>
          <table:table-cell office:value-type="float" office:value="1621.209351" calcext:value-type="float">
            <text:p>1621.209351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46.562134" calcext:value-type="float">
            <text:p>1646.562134</text:p>
          </table:table-cell>
          <table:table-cell office:value-type="float" office:value="1707.330933" calcext:value-type="float">
            <text:p>1707.330933</text:p>
          </table:table-cell>
          <table:table-cell office:value-type="float" office:value="1612.344604" calcext:value-type="float">
            <text:p>1612.344604</text:p>
          </table:table-cell>
          <table:table-cell office:value-type="float" office:value="1622.28186" calcext:value-type="float">
            <text:p>1622.28186</text:p>
          </table:table-cell>
          <table:table-cell table:number-columns-repeated="13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1649.812378" calcext:value-type="float">
            <text:p>1649.812378</text:p>
          </table:table-cell>
          <table:table-cell office:value-type="float" office:value="1706.654419" calcext:value-type="float">
            <text:p>1706.654419</text:p>
          </table:table-cell>
          <table:table-cell office:value-type="float" office:value="1601.00769" calcext:value-type="float">
            <text:p>1601.00769</text:p>
          </table:table-cell>
          <table:table-cell office:value-type="float" office:value="1621.376343" calcext:value-type="float">
            <text:p>1621.376343</text:p>
          </table:table-cell>
          <table:table-cell table:number-columns-repeated="13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1605.646729" calcext:value-type="float">
            <text:p>1605.646729</text:p>
          </table:table-cell>
          <table:table-cell office:value-type="float" office:value="1662.742065" calcext:value-type="float">
            <text:p>1662.742065</text:p>
          </table:table-cell>
          <table:table-cell office:value-type="float" office:value="1630.007324" calcext:value-type="float">
            <text:p>1630.007324</text:p>
          </table:table-cell>
          <table:table-cell office:value-type="float" office:value="1665.420898" calcext:value-type="float">
            <text:p>1665.420898</text:p>
          </table:table-cell>
          <table:table-cell table:number-columns-repeated="13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1600.719116" calcext:value-type="float">
            <text:p>1600.719116</text:p>
          </table:table-cell>
          <table:table-cell office:value-type="float" office:value="1659.336304" calcext:value-type="float">
            <text:p>1659.336304</text:p>
          </table:table-cell>
          <table:table-cell office:value-type="float" office:value="1610.343506" calcext:value-type="float">
            <text:p>1610.343506</text:p>
          </table:table-cell>
          <table:table-cell office:value-type="float" office:value="1658.56897" calcext:value-type="float">
            <text:p>1658.56897</text:p>
          </table:table-cell>
          <table:table-cell table:number-columns-repeated="13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1595.478638" calcext:value-type="float">
            <text:p>1595.478638</text:p>
          </table:table-cell>
          <table:table-cell office:value-type="float" office:value="1651.467651" calcext:value-type="float">
            <text:p>1651.467651</text:p>
          </table:table-cell>
          <table:table-cell office:value-type="float" office:value="1597.598389" calcext:value-type="float">
            <text:p>1597.598389</text:p>
          </table:table-cell>
          <table:table-cell office:value-type="float" office:value="1653.619507" calcext:value-type="float">
            <text:p>1653.619507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3.863159" calcext:value-type="float">
            <text:p>1583.863159</text:p>
          </table:table-cell>
          <table:table-cell office:value-type="float" office:value="1649.303467" calcext:value-type="float">
            <text:p>1649.303467</text:p>
          </table:table-cell>
          <table:table-cell office:value-type="float" office:value="1583.611694" calcext:value-type="float">
            <text:p>1583.611694</text:p>
          </table:table-cell>
          <table:table-cell office:value-type="float" office:value="1644.574707" calcext:value-type="float">
            <text:p>1644.574707</text:p>
          </table:table-cell>
          <table:table-cell table:number-columns-repeated="13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1588.4823" calcext:value-type="float">
            <text:p>1588.4823</text:p>
          </table:table-cell>
          <table:table-cell office:value-type="float" office:value="1629.482178" calcext:value-type="float">
            <text:p>1629.482178</text:p>
          </table:table-cell>
          <table:table-cell office:value-type="float" office:value="1583.820801" calcext:value-type="float">
            <text:p>1583.820801</text:p>
          </table:table-cell>
          <table:table-cell office:value-type="float" office:value="1628.375" calcext:value-type="float">
            <text:p>1628.375</text:p>
          </table:table-cell>
          <table:table-cell table:number-columns-repeated="13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1591.611816" calcext:value-type="float">
            <text:p>1591.611816</text:p>
          </table:table-cell>
          <table:table-cell office:value-type="float" office:value="1620.86853" calcext:value-type="float">
            <text:p>1620.86853</text:p>
          </table:table-cell>
          <table:table-cell office:value-type="float" office:value="1579.927246" calcext:value-type="float">
            <text:p>1579.927246</text:p>
          </table:table-cell>
          <table:table-cell office:value-type="float" office:value="1628.662476" calcext:value-type="float">
            <text:p>1628.662476</text:p>
          </table:table-cell>
          <table:table-cell table:number-columns-repeated="13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1580.915161" calcext:value-type="float">
            <text:p>1580.915161</text:p>
          </table:table-cell>
          <table:table-cell office:value-type="float" office:value="1621.874878" calcext:value-type="float">
            <text:p>1621.874878</text:p>
          </table:table-cell>
          <table:table-cell office:value-type="float" office:value="1590.759766" calcext:value-type="float">
            <text:p>1590.759766</text:p>
          </table:table-cell>
          <table:table-cell office:value-type="float" office:value="1616.938477" calcext:value-type="float">
            <text:p>1616.938477</text:p>
          </table:table-cell>
          <table:table-cell table:number-columns-repeated="13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1583.200928" calcext:value-type="float">
            <text:p>1583.200928</text:p>
          </table:table-cell>
          <table:table-cell office:value-type="float" office:value="1615.961304" calcext:value-type="float">
            <text:p>1615.961304</text:p>
          </table:table-cell>
          <table:table-cell office:value-type="float" office:value="1581.749512" calcext:value-type="float">
            <text:p>1581.749512</text:p>
          </table:table-cell>
          <table:table-cell office:value-type="float" office:value="1612.453125" calcext:value-type="float">
            <text:p>1612.453125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4.360107" calcext:value-type="float">
            <text:p>1584.360107</text:p>
          </table:table-cell>
          <table:table-cell office:value-type="float" office:value="1614.727051" calcext:value-type="float">
            <text:p>1614.727051</text:p>
          </table:table-cell>
          <table:table-cell office:value-type="float" office:value="1573.537476" calcext:value-type="float">
            <text:p>1573.537476</text:p>
          </table:table-cell>
          <table:table-cell office:value-type="float" office:value="1623.131592" calcext:value-type="float">
            <text:p>1623.131592</text:p>
          </table:table-cell>
          <table:table-cell table:number-columns-repeated="13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1583.883057" calcext:value-type="float">
            <text:p>1583.883057</text:p>
          </table:table-cell>
          <table:table-cell office:value-type="float" office:value="1608.421997" calcext:value-type="float">
            <text:p>1608.421997</text:p>
          </table:table-cell>
          <table:table-cell office:value-type="float" office:value="1579.061768" calcext:value-type="float">
            <text:p>1579.061768</text:p>
          </table:table-cell>
          <table:table-cell office:value-type="float" office:value="1611.149658" calcext:value-type="float">
            <text:p>1611.149658</text:p>
          </table:table-cell>
          <table:table-cell table:number-columns-repeated="13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1578.188965" calcext:value-type="float">
            <text:p>1578.188965</text:p>
          </table:table-cell>
          <table:table-cell office:value-type="float" office:value="1610.999023" calcext:value-type="float">
            <text:p>1610.999023</text:p>
          </table:table-cell>
          <table:table-cell office:value-type="float" office:value="1578.375122" calcext:value-type="float">
            <text:p>1578.375122</text:p>
          </table:table-cell>
          <table:table-cell office:value-type="float" office:value="1606.848267" calcext:value-type="float">
            <text:p>1606.848267</text:p>
          </table:table-cell>
          <table:table-cell table:number-columns-repeated="13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579.696533" calcext:value-type="float">
            <text:p>1579.696533</text:p>
          </table:table-cell>
          <table:table-cell office:value-type="float" office:value="1605.894409" calcext:value-type="float">
            <text:p>1605.894409</text:p>
          </table:table-cell>
          <table:table-cell office:value-type="float" office:value="1569.846558" calcext:value-type="float">
            <text:p>1569.846558</text:p>
          </table:table-cell>
          <table:table-cell office:value-type="float" office:value="1610.426514" calcext:value-type="float">
            <text:p>1610.426514</text:p>
          </table:table-cell>
          <table:table-cell table:number-columns-repeated="13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574.823486" calcext:value-type="float">
            <text:p>1574.823486</text:p>
          </table:table-cell>
          <table:table-cell office:value-type="float" office:value="1604.656128" calcext:value-type="float">
            <text:p>1604.656128</text:p>
          </table:table-cell>
          <table:table-cell office:value-type="float" office:value="1576.498535" calcext:value-type="float">
            <text:p>1576.498535</text:p>
          </table:table-cell>
          <table:table-cell office:value-type="float" office:value="1601.647217" calcext:value-type="float">
            <text:p>1601.647217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2.22998" calcext:value-type="float">
            <text:p>1582.22998</text:p>
          </table:table-cell>
          <table:table-cell office:value-type="float" office:value="1599.691406" calcext:value-type="float">
            <text:p>1599.691406</text:p>
          </table:table-cell>
          <table:table-cell office:value-type="float" office:value="1572.818848" calcext:value-type="float">
            <text:p>1572.818848</text:p>
          </table:table-cell>
          <table:table-cell office:value-type="float" office:value="1603.745361" calcext:value-type="float">
            <text:p>1603.745361</text:p>
          </table:table-cell>
          <table:table-cell table:number-columns-repeated="13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1577.660156" calcext:value-type="float">
            <text:p>1577.660156</text:p>
          </table:table-cell>
          <table:table-cell office:value-type="float" office:value="1602.920898" calcext:value-type="float">
            <text:p>1602.920898</text:p>
          </table:table-cell>
          <table:table-cell office:value-type="float" office:value="1575.350586" calcext:value-type="float">
            <text:p>1575.350586</text:p>
          </table:table-cell>
          <table:table-cell office:value-type="float" office:value="1597.903198" calcext:value-type="float">
            <text:p>1597.903198</text:p>
          </table:table-cell>
          <table:table-cell table:number-columns-repeated="13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575.401123" calcext:value-type="float">
            <text:p>1575.401123</text:p>
          </table:table-cell>
          <table:table-cell office:value-type="float" office:value="1596.864746" calcext:value-type="float">
            <text:p>1596.864746</text:p>
          </table:table-cell>
          <table:table-cell office:value-type="float" office:value="1570.997681" calcext:value-type="float">
            <text:p>1570.997681</text:p>
          </table:table-cell>
          <table:table-cell office:value-type="float" office:value="1595.663086" calcext:value-type="float">
            <text:p>1595.663086</text:p>
          </table:table-cell>
          <table:table-cell table:number-columns-repeated="13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575.486938" calcext:value-type="float">
            <text:p>1575.486938</text:p>
          </table:table-cell>
          <table:table-cell office:value-type="float" office:value="1595.837158" calcext:value-type="float">
            <text:p>1595.837158</text:p>
          </table:table-cell>
          <table:table-cell office:value-type="float" office:value="1572.642578" calcext:value-type="float">
            <text:p>1572.642578</text:p>
          </table:table-cell>
          <table:table-cell office:value-type="float" office:value="1593.84021" calcext:value-type="float">
            <text:p>1593.84021</text:p>
          </table:table-cell>
          <table:table-cell table:number-columns-repeated="13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74.564697" calcext:value-type="float">
            <text:p>1574.564697</text:p>
          </table:table-cell>
          <table:table-cell office:value-type="float" office:value="1595.390381" calcext:value-type="float">
            <text:p>1595.390381</text:p>
          </table:table-cell>
          <table:table-cell office:value-type="float" office:value="1570.160156" calcext:value-type="float">
            <text:p>1570.160156</text:p>
          </table:table-cell>
          <table:table-cell office:value-type="float" office:value="1591.612061" calcext:value-type="float">
            <text:p>1591.61206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71.865112" calcext:value-type="float">
            <text:p>1571.865112</text:p>
          </table:table-cell>
          <table:table-cell office:value-type="float" office:value="1593.311401" calcext:value-type="float">
            <text:p>1593.311401</text:p>
          </table:table-cell>
          <table:table-cell office:value-type="float" office:value="1569.335205" calcext:value-type="float">
            <text:p>1569.335205</text:p>
          </table:table-cell>
          <table:table-cell office:value-type="float" office:value="1590.808472" calcext:value-type="float">
            <text:p>1590.808472</text:p>
          </table:table-cell>
          <table:table-cell table:number-columns-repeated="13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1574.931885" calcext:value-type="float">
            <text:p>1574.931885</text:p>
          </table:table-cell>
          <table:table-cell office:value-type="float" office:value="1593.674316" calcext:value-type="float">
            <text:p>1593.674316</text:p>
          </table:table-cell>
          <table:table-cell office:value-type="float" office:value="1565.997437" calcext:value-type="float">
            <text:p>1565.997437</text:p>
          </table:table-cell>
          <table:table-cell office:value-type="float" office:value="1592.874512" calcext:value-type="float">
            <text:p>1592.874512</text:p>
          </table:table-cell>
          <table:table-cell table:number-columns-repeated="13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1575.008423" calcext:value-type="float">
            <text:p>1575.008423</text:p>
          </table:table-cell>
          <table:table-cell office:value-type="float" office:value="1590.499512" calcext:value-type="float">
            <text:p>1590.499512</text:p>
          </table:table-cell>
          <table:table-cell office:value-type="float" office:value="1567.758179" calcext:value-type="float">
            <text:p>1567.758179</text:p>
          </table:table-cell>
          <table:table-cell office:value-type="float" office:value="1586.978394" calcext:value-type="float">
            <text:p>1586.978394</text:p>
          </table:table-cell>
          <table:table-cell table:number-columns-repeated="13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1571.836548" calcext:value-type="float">
            <text:p>1571.836548</text:p>
          </table:table-cell>
          <table:table-cell office:value-type="float" office:value="1590.737305" calcext:value-type="float">
            <text:p>1590.737305</text:p>
          </table:table-cell>
          <table:table-cell office:value-type="float" office:value="1564.93396" calcext:value-type="float">
            <text:p>1564.93396</text:p>
          </table:table-cell>
          <table:table-cell office:value-type="float" office:value="1588.730469" calcext:value-type="float">
            <text:p>1588.730469</text:p>
          </table:table-cell>
          <table:table-cell table:number-columns-repeated="13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1572.218384" calcext:value-type="float">
            <text:p>1572.218384</text:p>
          </table:table-cell>
          <table:table-cell office:value-type="float" office:value="1590.965454" calcext:value-type="float">
            <text:p>1590.965454</text:p>
          </table:table-cell>
          <table:table-cell office:value-type="float" office:value="1569.032104" calcext:value-type="float">
            <text:p>1569.032104</text:p>
          </table:table-cell>
          <table:table-cell office:value-type="float" office:value="1585.097656" calcext:value-type="float">
            <text:p>1585.097656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0.730103" calcext:value-type="float">
            <text:p>1570.730103</text:p>
          </table:table-cell>
          <table:table-cell office:value-type="float" office:value="1590.629272" calcext:value-type="float">
            <text:p>1590.629272</text:p>
          </table:table-cell>
          <table:table-cell office:value-type="float" office:value="1571.118896" calcext:value-type="float">
            <text:p>1571.118896</text:p>
          </table:table-cell>
          <table:table-cell office:value-type="float" office:value="1585.031372" calcext:value-type="float">
            <text:p>1585.031372</text:p>
          </table:table-cell>
          <table:table-cell table:number-columns-repeated="13"/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1571.969849" calcext:value-type="float">
            <text:p>1571.969849</text:p>
          </table:table-cell>
          <table:table-cell office:value-type="float" office:value="1587.219971" calcext:value-type="float">
            <text:p>1587.219971</text:p>
          </table:table-cell>
          <table:table-cell office:value-type="float" office:value="1566.282471" calcext:value-type="float">
            <text:p>1566.282471</text:p>
          </table:table-cell>
          <table:table-cell office:value-type="float" office:value="1582.38623" calcext:value-type="float">
            <text:p>1582.38623</text:p>
          </table:table-cell>
          <table:table-cell table:number-columns-repeated="13"/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1572.849854" calcext:value-type="float">
            <text:p>1572.849854</text:p>
          </table:table-cell>
          <table:table-cell office:value-type="float" office:value="1585.078125" calcext:value-type="float">
            <text:p>1585.078125</text:p>
          </table:table-cell>
          <table:table-cell office:value-type="float" office:value="1570.20166" calcext:value-type="float">
            <text:p>1570.20166</text:p>
          </table:table-cell>
          <table:table-cell office:value-type="float" office:value="1581.422363" calcext:value-type="float">
            <text:p>1581.422363</text:p>
          </table:table-cell>
          <table:table-cell table:number-columns-repeated="13"/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1568.082275" calcext:value-type="float">
            <text:p>1568.082275</text:p>
          </table:table-cell>
          <table:table-cell office:value-type="float" office:value="1587.33667" calcext:value-type="float">
            <text:p>1587.33667</text:p>
          </table:table-cell>
          <table:table-cell office:value-type="float" office:value="1566.552612" calcext:value-type="float">
            <text:p>1566.552612</text:p>
          </table:table-cell>
          <table:table-cell office:value-type="float" office:value="1579.67627" calcext:value-type="float">
            <text:p>1579.67627</text:p>
          </table:table-cell>
          <table:table-cell table:number-columns-repeated="13"/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570.095581" calcext:value-type="float">
            <text:p>1570.095581</text:p>
          </table:table-cell>
          <table:table-cell office:value-type="float" office:value="1583.598145" calcext:value-type="float">
            <text:p>1583.598145</text:p>
          </table:table-cell>
          <table:table-cell office:value-type="float" office:value="1566.762939" calcext:value-type="float">
            <text:p>1566.762939</text:p>
          </table:table-cell>
          <table:table-cell office:value-type="float" office:value="1577.373901" calcext:value-type="float">
            <text:p>1577.37390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72.101807" calcext:value-type="float">
            <text:p>1572.101807</text:p>
          </table:table-cell>
          <table:table-cell office:value-type="float" office:value="1584.655884" calcext:value-type="float">
            <text:p>1584.655884</text:p>
          </table:table-cell>
          <table:table-cell office:value-type="float" office:value="1567.012329" calcext:value-type="float">
            <text:p>1567.012329</text:p>
          </table:table-cell>
          <table:table-cell office:value-type="float" office:value="1577.832153" calcext:value-type="float">
            <text:p>1577.832153</text:p>
          </table:table-cell>
          <table:table-cell table:number-columns-repeated="13"/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573.51416" calcext:value-type="float">
            <text:p>1573.51416</text:p>
          </table:table-cell>
          <table:table-cell office:value-type="float" office:value="1580.485596" calcext:value-type="float">
            <text:p>1580.485596</text:p>
          </table:table-cell>
          <table:table-cell office:value-type="float" office:value="1564.113037" calcext:value-type="float">
            <text:p>1564.113037</text:p>
          </table:table-cell>
          <table:table-cell office:value-type="float" office:value="1576.07605" calcext:value-type="float">
            <text:p>1576.07605</text:p>
          </table:table-cell>
          <table:table-cell table:number-columns-repeated="13"/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565.629761" calcext:value-type="float">
            <text:p>1565.629761</text:p>
          </table:table-cell>
          <table:table-cell office:value-type="float" office:value="1570.582642" calcext:value-type="float">
            <text:p>1570.582642</text:p>
          </table:table-cell>
          <table:table-cell office:value-type="float" office:value="1571.312622" calcext:value-type="float">
            <text:p>1571.312622</text:p>
          </table:table-cell>
          <table:table-cell office:value-type="float" office:value="1587.559204" calcext:value-type="float">
            <text:p>1587.559204</text:p>
          </table:table-cell>
          <table:table-cell table:number-columns-repeated="13"/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564.975098" calcext:value-type="float">
            <text:p>1564.975098</text:p>
          </table:table-cell>
          <table:table-cell office:value-type="float" office:value="1578.884644" calcext:value-type="float">
            <text:p>1578.884644</text:p>
          </table:table-cell>
          <table:table-cell office:value-type="float" office:value="1568.96814" calcext:value-type="float">
            <text:p>1568.96814</text:p>
          </table:table-cell>
          <table:table-cell office:value-type="float" office:value="1581.482178" calcext:value-type="float">
            <text:p>1581.482178</text:p>
          </table:table-cell>
          <table:table-cell table:number-columns-repeated="13"/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565.123779" calcext:value-type="float">
            <text:p>1565.123779</text:p>
          </table:table-cell>
          <table:table-cell office:value-type="float" office:value="1582.168457" calcext:value-type="float">
            <text:p>1582.168457</text:p>
          </table:table-cell>
          <table:table-cell office:value-type="float" office:value="1564.849243" calcext:value-type="float">
            <text:p>1564.849243</text:p>
          </table:table-cell>
          <table:table-cell office:value-type="float" office:value="1580.828369" calcext:value-type="float">
            <text:p>1580.828369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69.07605" calcext:value-type="float">
            <text:p>1569.07605</text:p>
          </table:table-cell>
          <table:table-cell office:value-type="float" office:value="1574.856689" calcext:value-type="float">
            <text:p>1574.856689</text:p>
          </table:table-cell>
          <table:table-cell office:value-type="float" office:value="1567.885742" calcext:value-type="float">
            <text:p>1567.885742</text:p>
          </table:table-cell>
          <table:table-cell office:value-type="float" office:value="1576.137573" calcext:value-type="float">
            <text:p>1576.137573</text:p>
          </table:table-cell>
          <table:table-cell table:number-columns-repeated="13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567.286865" calcext:value-type="float">
            <text:p>1567.286865</text:p>
          </table:table-cell>
          <table:table-cell office:value-type="float" office:value="1572.252563" calcext:value-type="float">
            <text:p>1572.252563</text:p>
          </table:table-cell>
          <table:table-cell office:value-type="float" office:value="1565.914795" calcext:value-type="float">
            <text:p>1565.914795</text:p>
          </table:table-cell>
          <table:table-cell office:value-type="float" office:value="1576.140747" calcext:value-type="float">
            <text:p>1576.140747</text:p>
          </table:table-cell>
          <table:table-cell table:number-columns-repeated="13"/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566.702515" calcext:value-type="float">
            <text:p>1566.702515</text:p>
          </table:table-cell>
          <table:table-cell office:value-type="float" office:value="1574.46167" calcext:value-type="float">
            <text:p>1574.46167</text:p>
          </table:table-cell>
          <table:table-cell office:value-type="float" office:value="1563.760864" calcext:value-type="float">
            <text:p>1563.760864</text:p>
          </table:table-cell>
          <table:table-cell office:value-type="float" office:value="1577.395752" calcext:value-type="float">
            <text:p>1577.395752</text:p>
          </table:table-cell>
          <table:table-cell table:number-columns-repeated="13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564.50354" calcext:value-type="float">
            <text:p>1564.50354</text:p>
          </table:table-cell>
          <table:table-cell office:value-type="float" office:value="1576.14502" calcext:value-type="float">
            <text:p>1576.14502</text:p>
          </table:table-cell>
          <table:table-cell office:value-type="float" office:value="1565.265503" calcext:value-type="float">
            <text:p>1565.265503</text:p>
          </table:table-cell>
          <table:table-cell office:value-type="float" office:value="1573.706177" calcext:value-type="float">
            <text:p>1573.706177</text:p>
          </table:table-cell>
          <table:table-cell table:number-columns-repeated="13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564.352295" calcext:value-type="float">
            <text:p>1564.352295</text:p>
          </table:table-cell>
          <table:table-cell office:value-type="float" office:value="1574.960815" calcext:value-type="float">
            <text:p>1574.960815</text:p>
          </table:table-cell>
          <table:table-cell office:value-type="float" office:value="1565.378784" calcext:value-type="float">
            <text:p>1565.378784</text:p>
          </table:table-cell>
          <table:table-cell office:value-type="float" office:value="1572.073364" calcext:value-type="float">
            <text:p>1572.073364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64.315308" calcext:value-type="float">
            <text:p>1564.315308</text:p>
          </table:table-cell>
          <table:table-cell office:value-type="float" office:value="1573.87207" calcext:value-type="float">
            <text:p>1573.87207</text:p>
          </table:table-cell>
          <table:table-cell office:value-type="float" office:value="1565.009277" calcext:value-type="float">
            <text:p>1565.009277</text:p>
          </table:table-cell>
          <table:table-cell office:value-type="float" office:value="1573.537109" calcext:value-type="float">
            <text:p>1573.537109</text:p>
          </table:table-cell>
          <table:table-cell table:number-columns-repeated="13"/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568.963745" calcext:value-type="float">
            <text:p>1568.963745</text:p>
          </table:table-cell>
          <table:table-cell office:value-type="float" office:value="1568.878296" calcext:value-type="float">
            <text:p>1568.878296</text:p>
          </table:table-cell>
          <table:table-cell office:value-type="float" office:value="1569.005249" calcext:value-type="float">
            <text:p>1569.005249</text:p>
          </table:table-cell>
          <table:table-cell office:value-type="float" office:value="1569.308594" calcext:value-type="float">
            <text:p>1569.308594</text:p>
          </table:table-cell>
          <table:table-cell table:number-columns-repeated="13"/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564.244629" calcext:value-type="float">
            <text:p>1564.244629</text:p>
          </table:table-cell>
          <table:table-cell office:value-type="float" office:value="1574.242554" calcext:value-type="float">
            <text:p>1574.242554</text:p>
          </table:table-cell>
          <table:table-cell office:value-type="float" office:value="1566.192749" calcext:value-type="float">
            <text:p>1566.192749</text:p>
          </table:table-cell>
          <table:table-cell office:value-type="float" office:value="1574.979614" calcext:value-type="float">
            <text:p>1574.979614</text:p>
          </table:table-cell>
          <table:table-cell table:number-columns-repeated="13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561.156982" calcext:value-type="float">
            <text:p>1561.156982</text:p>
          </table:table-cell>
          <table:table-cell office:value-type="float" office:value="1571.45813" calcext:value-type="float">
            <text:p>1571.45813</text:p>
          </table:table-cell>
          <table:table-cell office:value-type="float" office:value="1563.786987" calcext:value-type="float">
            <text:p>1563.786987</text:p>
          </table:table-cell>
          <table:table-cell office:value-type="float" office:value="1570.361084" calcext:value-type="float">
            <text:p>1570.361084</text:p>
          </table:table-cell>
          <table:table-cell table:number-columns-repeated="13"/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567.400879" calcext:value-type="float">
            <text:p>1567.400879</text:p>
          </table:table-cell>
          <table:table-cell office:value-type="float" office:value="1565.450195" calcext:value-type="float">
            <text:p>1565.450195</text:p>
          </table:table-cell>
          <table:table-cell office:value-type="float" office:value="1567.700928" calcext:value-type="float">
            <text:p>1567.700928</text:p>
          </table:table-cell>
          <table:table-cell office:value-type="float" office:value="1569.501099" calcext:value-type="float">
            <text:p>1569.501099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65.630737" calcext:value-type="float">
            <text:p>1565.630737</text:p>
          </table:table-cell>
          <table:table-cell office:value-type="float" office:value="1569.672485" calcext:value-type="float">
            <text:p>1569.672485</text:p>
          </table:table-cell>
          <table:table-cell office:value-type="float" office:value="1563.942139" calcext:value-type="float">
            <text:p>1563.942139</text:p>
          </table:table-cell>
          <table:table-cell office:value-type="float" office:value="1571.102417" calcext:value-type="float">
            <text:p>1571.102417</text:p>
          </table:table-cell>
          <table:table-cell table:number-columns-repeated="13"/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563.249756" calcext:value-type="float">
            <text:p>1563.249756</text:p>
          </table:table-cell>
          <table:table-cell office:value-type="float" office:value="1568.219238" calcext:value-type="float">
            <text:p>1568.219238</text:p>
          </table:table-cell>
          <table:table-cell office:value-type="float" office:value="1562.359863" calcext:value-type="float">
            <text:p>1562.359863</text:p>
          </table:table-cell>
          <table:table-cell office:value-type="float" office:value="1566.810913" calcext:value-type="float">
            <text:p>1566.810913</text:p>
          </table:table-cell>
          <table:table-cell table:number-columns-repeated="13"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570.23877" calcext:value-type="float">
            <text:p>1570.23877</text:p>
          </table:table-cell>
          <table:table-cell office:value-type="float" office:value="1567.064819" calcext:value-type="float">
            <text:p>1567.064819</text:p>
          </table:table-cell>
          <table:table-cell office:value-type="float" office:value="1567.414917" calcext:value-type="float">
            <text:p>1567.414917</text:p>
          </table:table-cell>
          <table:table-cell office:value-type="float" office:value="1566.631836" calcext:value-type="float">
            <text:p>1566.631836</text:p>
          </table:table-cell>
          <table:table-cell table:number-columns-repeated="13"/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588.555664" calcext:value-type="float">
            <text:p>1588.555664</text:p>
          </table:table-cell>
          <table:table-cell office:value-type="float" office:value="1616.558594" calcext:value-type="float">
            <text:p>1616.558594</text:p>
          </table:table-cell>
          <table:table-cell office:value-type="float" office:value="1522.07959" calcext:value-type="float">
            <text:p>1522.07959</text:p>
          </table:table-cell>
          <table:table-cell office:value-type="float" office:value="1534.201416" calcext:value-type="float">
            <text:p>1534.201416</text:p>
          </table:table-cell>
          <table:table-cell table:number-columns-repeated="13"/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611.629272" calcext:value-type="float">
            <text:p>1611.629272</text:p>
          </table:table-cell>
          <table:table-cell office:value-type="float" office:value="1615.643677" calcext:value-type="float">
            <text:p>1615.643677</text:p>
          </table:table-cell>
          <table:table-cell office:value-type="float" office:value="1522.643921" calcext:value-type="float">
            <text:p>1522.643921</text:p>
          </table:table-cell>
          <table:table-cell office:value-type="float" office:value="1529.571899" calcext:value-type="float">
            <text:p>1529.571899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16.904907" calcext:value-type="float">
            <text:p>1616.904907</text:p>
          </table:table-cell>
          <table:table-cell office:value-type="float" office:value="1617.699341" calcext:value-type="float">
            <text:p>1617.699341</text:p>
          </table:table-cell>
          <table:table-cell office:value-type="float" office:value="1534.811157" calcext:value-type="float">
            <text:p>1534.811157</text:p>
          </table:table-cell>
          <table:table-cell office:value-type="float" office:value="1544.133667" calcext:value-type="float">
            <text:p>1544.133667</text:p>
          </table:table-cell>
          <table:table-cell table:number-columns-repeated="13"/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591.099243" calcext:value-type="float">
            <text:p>1591.099243</text:p>
          </table:table-cell>
          <table:table-cell office:value-type="float" office:value="1596.654419" calcext:value-type="float">
            <text:p>1596.654419</text:p>
          </table:table-cell>
          <table:table-cell office:value-type="float" office:value="1603.444824" calcext:value-type="float">
            <text:p>1603.444824</text:p>
          </table:table-cell>
          <table:table-cell office:value-type="float" office:value="1601.594971" calcext:value-type="float">
            <text:p>1601.594971</text:p>
          </table:table-cell>
          <table:table-cell table:number-columns-repeated="13"/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613.230713" calcext:value-type="float">
            <text:p>1613.230713</text:p>
          </table:table-cell>
          <table:table-cell office:value-type="float" office:value="1610.072266" calcext:value-type="float">
            <text:p>1610.072266</text:p>
          </table:table-cell>
          <table:table-cell office:value-type="float" office:value="1632.903564" calcext:value-type="float">
            <text:p>1632.903564</text:p>
          </table:table-cell>
          <table:table-cell office:value-type="float" office:value="1618.048218" calcext:value-type="float">
            <text:p>1618.048218</text:p>
          </table:table-cell>
          <table:table-cell table:number-columns-repeated="13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629.649536" calcext:value-type="float">
            <text:p>1629.649536</text:p>
          </table:table-cell>
          <table:table-cell office:value-type="float" office:value="1653.173096" calcext:value-type="float">
            <text:p>1653.173096</text:p>
          </table:table-cell>
          <table:table-cell office:value-type="float" office:value="1644.621216" calcext:value-type="float">
            <text:p>1644.621216</text:p>
          </table:table-cell>
          <table:table-cell office:value-type="float" office:value="1656.451172" calcext:value-type="float">
            <text:p>1656.451172</text:p>
          </table:table-cell>
          <table:table-cell table:number-columns-repeated="13"/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640.107178" calcext:value-type="float">
            <text:p>1640.107178</text:p>
          </table:table-cell>
          <table:table-cell office:value-type="float" office:value="1696.320679" calcext:value-type="float">
            <text:p>1696.320679</text:p>
          </table:table-cell>
          <table:table-cell office:value-type="float" office:value="1647.466919" calcext:value-type="float">
            <text:p>1647.466919</text:p>
          </table:table-cell>
          <table:table-cell office:value-type="float" office:value="1697.727051" calcext:value-type="float">
            <text:p>1697.727051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61.763428" calcext:value-type="float">
            <text:p>1661.763428</text:p>
          </table:table-cell>
          <table:table-cell office:value-type="float" office:value="1720.617065" calcext:value-type="float">
            <text:p>1720.617065</text:p>
          </table:table-cell>
          <table:table-cell office:value-type="float" office:value="1668.047241" calcext:value-type="float">
            <text:p>1668.047241</text:p>
          </table:table-cell>
          <table:table-cell office:value-type="float" office:value="1719.460571" calcext:value-type="float">
            <text:p>1719.460571</text:p>
          </table:table-cell>
          <table:table-cell table:number-columns-repeated="13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684.971069" calcext:value-type="float">
            <text:p>1684.971069</text:p>
          </table:table-cell>
          <table:table-cell office:value-type="float" office:value="1732.777222" calcext:value-type="float">
            <text:p>1732.777222</text:p>
          </table:table-cell>
          <table:table-cell office:value-type="float" office:value="1692.139526" calcext:value-type="float">
            <text:p>1692.139526</text:p>
          </table:table-cell>
          <table:table-cell office:value-type="float" office:value="1731.422729" calcext:value-type="float">
            <text:p>1731.422729</text:p>
          </table:table-cell>
          <table:table-cell table:number-columns-repeated="13"/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699.865356" calcext:value-type="float">
            <text:p>1699.865356</text:p>
          </table:table-cell>
          <table:table-cell office:value-type="float" office:value="1753.386597" calcext:value-type="float">
            <text:p>1753.386597</text:p>
          </table:table-cell>
          <table:table-cell office:value-type="float" office:value="1711.366333" calcext:value-type="float">
            <text:p>1711.366333</text:p>
          </table:table-cell>
          <table:table-cell office:value-type="float" office:value="1748.176514" calcext:value-type="float">
            <text:p>1748.176514</text:p>
          </table:table-cell>
          <table:table-cell table:number-columns-repeated="13"/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723.27478" calcext:value-type="float">
            <text:p>1723.27478</text:p>
          </table:table-cell>
          <table:table-cell office:value-type="float" office:value="1784.478027" calcext:value-type="float">
            <text:p>1784.478027</text:p>
          </table:table-cell>
          <table:table-cell office:value-type="float" office:value="1731.675903" calcext:value-type="float">
            <text:p>1731.675903</text:p>
          </table:table-cell>
          <table:table-cell office:value-type="float" office:value="1783.798706" calcext:value-type="float">
            <text:p>1783.798706</text:p>
          </table:table-cell>
          <table:table-cell table:number-columns-repeated="13"/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750.039917" calcext:value-type="float">
            <text:p>1750.039917</text:p>
          </table:table-cell>
          <table:table-cell office:value-type="float" office:value="1817.221069" calcext:value-type="float">
            <text:p>1817.221069</text:p>
          </table:table-cell>
          <table:table-cell office:value-type="float" office:value="1760.236206" calcext:value-type="float">
            <text:p>1760.236206</text:p>
          </table:table-cell>
          <table:table-cell office:value-type="float" office:value="1811.1604" calcext:value-type="float">
            <text:p>1811.1604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77.278198" calcext:value-type="float">
            <text:p>1777.278198</text:p>
          </table:table-cell>
          <table:table-cell office:value-type="float" office:value="1828.023438" calcext:value-type="float">
            <text:p>1828.023438</text:p>
          </table:table-cell>
          <table:table-cell office:value-type="float" office:value="1791.438477" calcext:value-type="float">
            <text:p>1791.438477</text:p>
          </table:table-cell>
          <table:table-cell office:value-type="float" office:value="1820.486938" calcext:value-type="float">
            <text:p>1820.486938</text:p>
          </table:table-cell>
          <table:table-cell table:number-columns-repeated="13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787.907227" calcext:value-type="float">
            <text:p>1787.907227</text:p>
          </table:table-cell>
          <table:table-cell office:value-type="float" office:value="1878.706665" calcext:value-type="float">
            <text:p>1878.706665</text:p>
          </table:table-cell>
          <table:table-cell office:value-type="float" office:value="1800.97168" calcext:value-type="float">
            <text:p>1800.97168</text:p>
          </table:table-cell>
          <table:table-cell office:value-type="float" office:value="1869.849731" calcext:value-type="float">
            <text:p>1869.849731</text:p>
          </table:table-cell>
          <table:table-cell table:number-columns-repeated="13"/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797.928833" calcext:value-type="float">
            <text:p>1797.928833</text:p>
          </table:table-cell>
          <table:table-cell office:value-type="float" office:value="1882.953979" calcext:value-type="float">
            <text:p>1882.953979</text:p>
          </table:table-cell>
          <table:table-cell office:value-type="float" office:value="1817.345947" calcext:value-type="float">
            <text:p>1817.345947</text:p>
          </table:table-cell>
          <table:table-cell office:value-type="float" office:value="1869.753296" calcext:value-type="float">
            <text:p>1869.753296</text:p>
          </table:table-cell>
          <table:table-cell table:number-columns-repeated="13"/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810.275391" calcext:value-type="float">
            <text:p>1810.275391</text:p>
          </table:table-cell>
          <table:table-cell office:value-type="float" office:value="1924.514893" calcext:value-type="float">
            <text:p>1924.514893</text:p>
          </table:table-cell>
          <table:table-cell office:value-type="float" office:value="1824.735352" calcext:value-type="float">
            <text:p>1824.735352</text:p>
          </table:table-cell>
          <table:table-cell office:value-type="float" office:value="1913.155762" calcext:value-type="float">
            <text:p>1913.155762</text:p>
          </table:table-cell>
          <table:table-cell table:number-columns-repeated="13"/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817.636963" calcext:value-type="float">
            <text:p>1817.636963</text:p>
          </table:table-cell>
          <table:table-cell office:value-type="float" office:value="1927.562134" calcext:value-type="float">
            <text:p>1927.562134</text:p>
          </table:table-cell>
          <table:table-cell office:value-type="float" office:value="1826.567505" calcext:value-type="float">
            <text:p>1826.567505</text:p>
          </table:table-cell>
          <table:table-cell office:value-type="float" office:value="1928.292969" calcext:value-type="float">
            <text:p>1928.292969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6.56665" calcext:value-type="float">
            <text:p>1826.56665</text:p>
          </table:table-cell>
          <table:table-cell office:value-type="float" office:value="1930.286987" calcext:value-type="float">
            <text:p>1930.286987</text:p>
          </table:table-cell>
          <table:table-cell office:value-type="float" office:value="1834.457764" calcext:value-type="float">
            <text:p>1834.457764</text:p>
          </table:table-cell>
          <table:table-cell office:value-type="float" office:value="1937.574219" calcext:value-type="float">
            <text:p>1937.574219</text:p>
          </table:table-cell>
          <table:table-cell table:number-columns-repeated="13"/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811.133179" calcext:value-type="float">
            <text:p>1811.133179</text:p>
          </table:table-cell>
          <table:table-cell office:value-type="float" office:value="1919.873291" calcext:value-type="float">
            <text:p>1919.873291</text:p>
          </table:table-cell>
          <table:table-cell office:value-type="float" office:value="1820.93103" calcext:value-type="float">
            <text:p>1820.93103</text:p>
          </table:table-cell>
          <table:table-cell office:value-type="float" office:value="1926.810425" calcext:value-type="float">
            <text:p>1926.810425</text:p>
          </table:table-cell>
          <table:table-cell table:number-columns-repeated="13"/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783.290771" calcext:value-type="float">
            <text:p>1783.290771</text:p>
          </table:table-cell>
          <table:table-cell office:value-type="float" office:value="1914.557861" calcext:value-type="float">
            <text:p>1914.557861</text:p>
          </table:table-cell>
          <table:table-cell office:value-type="float" office:value="1801.102051" calcext:value-type="float">
            <text:p>1801.102051</text:p>
          </table:table-cell>
          <table:table-cell office:value-type="float" office:value="1910.466553" calcext:value-type="float">
            <text:p>1910.466553</text:p>
          </table:table-cell>
          <table:table-cell table:number-columns-repeated="13"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756.960693" calcext:value-type="float">
            <text:p>1756.960693</text:p>
          </table:table-cell>
          <table:table-cell office:value-type="float" office:value="1897.170166" calcext:value-type="float">
            <text:p>1897.170166</text:p>
          </table:table-cell>
          <table:table-cell office:value-type="float" office:value="1767.275269" calcext:value-type="float">
            <text:p>1767.275269</text:p>
          </table:table-cell>
          <table:table-cell office:value-type="float" office:value="1888.57251" calcext:value-type="float">
            <text:p>1888.57251</text:p>
          </table:table-cell>
          <table:table-cell table:number-columns-repeated="13"/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743.100342" calcext:value-type="float">
            <text:p>1743.100342</text:p>
          </table:table-cell>
          <table:table-cell office:value-type="float" office:value="1877.439209" calcext:value-type="float">
            <text:p>1877.439209</text:p>
          </table:table-cell>
          <table:table-cell office:value-type="float" office:value="1754.166382" calcext:value-type="float">
            <text:p>1754.166382</text:p>
          </table:table-cell>
          <table:table-cell office:value-type="float" office:value="1877.036621" calcext:value-type="float">
            <text:p>1877.03662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30.928711" calcext:value-type="float">
            <text:p>1730.928711</text:p>
          </table:table-cell>
          <table:table-cell office:value-type="float" office:value="1848.56311" calcext:value-type="float">
            <text:p>1848.56311</text:p>
          </table:table-cell>
          <table:table-cell office:value-type="float" office:value="1742.744751" calcext:value-type="float">
            <text:p>1742.744751</text:p>
          </table:table-cell>
          <table:table-cell office:value-type="float" office:value="1849.225098" calcext:value-type="float">
            <text:p>1849.225098</text:p>
          </table:table-cell>
          <table:table-cell table:number-columns-repeated="13"/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1718.100952" calcext:value-type="float">
            <text:p>1718.100952</text:p>
          </table:table-cell>
          <table:table-cell office:value-type="float" office:value="1837.344116" calcext:value-type="float">
            <text:p>1837.344116</text:p>
          </table:table-cell>
          <table:table-cell office:value-type="float" office:value="1727.211182" calcext:value-type="float">
            <text:p>1727.211182</text:p>
          </table:table-cell>
          <table:table-cell office:value-type="float" office:value="1835.264404" calcext:value-type="float">
            <text:p>1835.264404</text:p>
          </table:table-cell>
          <table:table-cell table:number-columns-repeated="13"/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1698.698853" calcext:value-type="float">
            <text:p>1698.698853</text:p>
          </table:table-cell>
          <table:table-cell office:value-type="float" office:value="1824.467041" calcext:value-type="float">
            <text:p>1824.467041</text:p>
          </table:table-cell>
          <table:table-cell office:value-type="float" office:value="1719.417847" calcext:value-type="float">
            <text:p>1719.417847</text:p>
          </table:table-cell>
          <table:table-cell office:value-type="float" office:value="1811.669189" calcext:value-type="float">
            <text:p>1811.669189</text:p>
          </table:table-cell>
          <table:table-cell table:number-columns-repeated="13"/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1701.268799" calcext:value-type="float">
            <text:p>1701.268799</text:p>
          </table:table-cell>
          <table:table-cell office:value-type="float" office:value="1807.851196" calcext:value-type="float">
            <text:p>1807.851196</text:p>
          </table:table-cell>
          <table:table-cell office:value-type="float" office:value="1702.80127" calcext:value-type="float">
            <text:p>1702.80127</text:p>
          </table:table-cell>
          <table:table-cell office:value-type="float" office:value="1801.113647" calcext:value-type="float">
            <text:p>1801.113647</text:p>
          </table:table-cell>
          <table:table-cell table:number-columns-repeated="13"/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1686.348633" calcext:value-type="float">
            <text:p>1686.348633</text:p>
          </table:table-cell>
          <table:table-cell office:value-type="float" office:value="1787.389404" calcext:value-type="float">
            <text:p>1787.389404</text:p>
          </table:table-cell>
          <table:table-cell office:value-type="float" office:value="1695.800049" calcext:value-type="float">
            <text:p>1695.800049</text:p>
          </table:table-cell>
          <table:table-cell office:value-type="float" office:value="1788.692871" calcext:value-type="float">
            <text:p>1788.692871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76.5177" calcext:value-type="float">
            <text:p>1676.5177</text:p>
          </table:table-cell>
          <table:table-cell office:value-type="float" office:value="1777.72876" calcext:value-type="float">
            <text:p>1777.72876</text:p>
          </table:table-cell>
          <table:table-cell office:value-type="float" office:value="1688.07251" calcext:value-type="float">
            <text:p>1688.07251</text:p>
          </table:table-cell>
          <table:table-cell office:value-type="float" office:value="1774.435669" calcext:value-type="float">
            <text:p>1774.435669</text:p>
          </table:table-cell>
          <table:table-cell table:number-columns-repeated="13"/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1666.025635" calcext:value-type="float">
            <text:p>1666.025635</text:p>
          </table:table-cell>
          <table:table-cell office:value-type="float" office:value="1764.078247" calcext:value-type="float">
            <text:p>1764.078247</text:p>
          </table:table-cell>
          <table:table-cell office:value-type="float" office:value="1672.0448" calcext:value-type="float">
            <text:p>1672.0448</text:p>
          </table:table-cell>
          <table:table-cell office:value-type="float" office:value="1764.349854" calcext:value-type="float">
            <text:p>1764.349854</text:p>
          </table:table-cell>
          <table:table-cell table:number-columns-repeated="13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1656.529541" calcext:value-type="float">
            <text:p>1656.529541</text:p>
          </table:table-cell>
          <table:table-cell office:value-type="float" office:value="1751.4198" calcext:value-type="float">
            <text:p>1751.4198</text:p>
          </table:table-cell>
          <table:table-cell office:value-type="float" office:value="1668.269653" calcext:value-type="float">
            <text:p>1668.269653</text:p>
          </table:table-cell>
          <table:table-cell office:value-type="float" office:value="1749.328369" calcext:value-type="float">
            <text:p>1749.328369</text:p>
          </table:table-cell>
          <table:table-cell table:number-columns-repeated="13"/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1648.262451" calcext:value-type="float">
            <text:p>1648.262451</text:p>
          </table:table-cell>
          <table:table-cell office:value-type="float" office:value="1736.82605" calcext:value-type="float">
            <text:p>1736.82605</text:p>
          </table:table-cell>
          <table:table-cell office:value-type="float" office:value="1661.041016" calcext:value-type="float">
            <text:p>1661.041016</text:p>
          </table:table-cell>
          <table:table-cell office:value-type="float" office:value="1732.938599" calcext:value-type="float">
            <text:p>1732.938599</text:p>
          </table:table-cell>
          <table:table-cell table:number-columns-repeated="13"/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1642.015869" calcext:value-type="float">
            <text:p>1642.015869</text:p>
          </table:table-cell>
          <table:table-cell office:value-type="float" office:value="1722.685425" calcext:value-type="float">
            <text:p>1722.685425</text:p>
          </table:table-cell>
          <table:table-cell office:value-type="float" office:value="1645.898193" calcext:value-type="float">
            <text:p>1645.898193</text:p>
          </table:table-cell>
          <table:table-cell office:value-type="float" office:value="1722.857178" calcext:value-type="float">
            <text:p>1722.857178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30.799927" calcext:value-type="float">
            <text:p>1630.799927</text:p>
          </table:table-cell>
          <table:table-cell office:value-type="float" office:value="1717.126831" calcext:value-type="float">
            <text:p>1717.126831</text:p>
          </table:table-cell>
          <table:table-cell office:value-type="float" office:value="1644.338867" calcext:value-type="float">
            <text:p>1644.338867</text:p>
          </table:table-cell>
          <table:table-cell office:value-type="float" office:value="1711.602539" calcext:value-type="float">
            <text:p>1711.602539</text:p>
          </table:table-cell>
          <table:table-cell table:number-columns-repeated="13"/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1634.667358" calcext:value-type="float">
            <text:p>1634.667358</text:p>
          </table:table-cell>
          <table:table-cell office:value-type="float" office:value="1702.995117" calcext:value-type="float">
            <text:p>1702.995117</text:p>
          </table:table-cell>
          <table:table-cell office:value-type="float" office:value="1637.259888" calcext:value-type="float">
            <text:p>1637.259888</text:p>
          </table:table-cell>
          <table:table-cell office:value-type="float" office:value="1696.748291" calcext:value-type="float">
            <text:p>1696.748291</text:p>
          </table:table-cell>
          <table:table-cell table:number-columns-repeated="13"/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1628.912354" calcext:value-type="float">
            <text:p>1628.912354</text:p>
          </table:table-cell>
          <table:table-cell office:value-type="float" office:value="1690.747559" calcext:value-type="float">
            <text:p>1690.747559</text:p>
          </table:table-cell>
          <table:table-cell office:value-type="float" office:value="1628.1427" calcext:value-type="float">
            <text:p>1628.1427</text:p>
          </table:table-cell>
          <table:table-cell office:value-type="float" office:value="1699.10791" calcext:value-type="float">
            <text:p>1699.10791</text:p>
          </table:table-cell>
          <table:table-cell table:number-columns-repeated="13"/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1617.164185" calcext:value-type="float">
            <text:p>1617.164185</text:p>
          </table:table-cell>
          <table:table-cell office:value-type="float" office:value="1685.473877" calcext:value-type="float">
            <text:p>1685.473877</text:p>
          </table:table-cell>
          <table:table-cell office:value-type="float" office:value="1625.170776" calcext:value-type="float">
            <text:p>1625.170776</text:p>
          </table:table-cell>
          <table:table-cell office:value-type="float" office:value="1687.13623" calcext:value-type="float">
            <text:p>1687.13623</text:p>
          </table:table-cell>
          <table:table-cell table:number-columns-repeated="13"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614.026367" calcext:value-type="float">
            <text:p>1614.026367</text:p>
          </table:table-cell>
          <table:table-cell office:value-type="float" office:value="1678.91687" calcext:value-type="float">
            <text:p>1678.91687</text:p>
          </table:table-cell>
          <table:table-cell office:value-type="float" office:value="1617.591309" calcext:value-type="float">
            <text:p>1617.591309</text:p>
          </table:table-cell>
          <table:table-cell office:value-type="float" office:value="1675.085815" calcext:value-type="float">
            <text:p>1675.085815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08.510132" calcext:value-type="float">
            <text:p>1608.510132</text:p>
          </table:table-cell>
          <table:table-cell office:value-type="float" office:value="1670.524414" calcext:value-type="float">
            <text:p>1670.524414</text:p>
          </table:table-cell>
          <table:table-cell office:value-type="float" office:value="1614.953613" calcext:value-type="float">
            <text:p>1614.953613</text:p>
          </table:table-cell>
          <table:table-cell office:value-type="float" office:value="1670.619141" calcext:value-type="float">
            <text:p>1670.619141</text:p>
          </table:table-cell>
          <table:table-cell table:number-columns-repeated="13"/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1606.582642" calcext:value-type="float">
            <text:p>1606.582642</text:p>
          </table:table-cell>
          <table:table-cell office:value-type="float" office:value="1663.970947" calcext:value-type="float">
            <text:p>1663.970947</text:p>
          </table:table-cell>
          <table:table-cell office:value-type="float" office:value="1605.471069" calcext:value-type="float">
            <text:p>1605.471069</text:p>
          </table:table-cell>
          <table:table-cell office:value-type="float" office:value="1657.91333" calcext:value-type="float">
            <text:p>1657.91333</text:p>
          </table:table-cell>
          <table:table-cell table:number-columns-repeated="13"/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1603.921997" calcext:value-type="float">
            <text:p>1603.921997</text:p>
          </table:table-cell>
          <table:table-cell office:value-type="float" office:value="1650.870972" calcext:value-type="float">
            <text:p>1650.870972</text:p>
          </table:table-cell>
          <table:table-cell office:value-type="float" office:value="1607.834229" calcext:value-type="float">
            <text:p>1607.834229</text:p>
          </table:table-cell>
          <table:table-cell office:value-type="float" office:value="1655.032715" calcext:value-type="float">
            <text:p>1655.032715</text:p>
          </table:table-cell>
          <table:table-cell table:number-columns-repeated="13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1592.355957" calcext:value-type="float">
            <text:p>1592.355957</text:p>
          </table:table-cell>
          <table:table-cell office:value-type="float" office:value="1652.575195" calcext:value-type="float">
            <text:p>1652.575195</text:p>
          </table:table-cell>
          <table:table-cell office:value-type="float" office:value="1604.920898" calcext:value-type="float">
            <text:p>1604.920898</text:p>
          </table:table-cell>
          <table:table-cell office:value-type="float" office:value="1645.800903" calcext:value-type="float">
            <text:p>1645.800903</text:p>
          </table:table-cell>
          <table:table-cell table:number-columns-repeated="13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1596.514648" calcext:value-type="float">
            <text:p>1596.514648</text:p>
          </table:table-cell>
          <table:table-cell office:value-type="float" office:value="1641.917603" calcext:value-type="float">
            <text:p>1641.917603</text:p>
          </table:table-cell>
          <table:table-cell office:value-type="float" office:value="1594.766846" calcext:value-type="float">
            <text:p>1594.766846</text:p>
          </table:table-cell>
          <table:table-cell office:value-type="float" office:value="1638.491821" calcext:value-type="float">
            <text:p>1638.491821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91.824951" calcext:value-type="float">
            <text:p>1591.824951</text:p>
          </table:table-cell>
          <table:table-cell office:value-type="float" office:value="1634.92627" calcext:value-type="float">
            <text:p>1634.92627</text:p>
          </table:table-cell>
          <table:table-cell office:value-type="float" office:value="1597.808105" calcext:value-type="float">
            <text:p>1597.808105</text:p>
          </table:table-cell>
          <table:table-cell office:value-type="float" office:value="1634.032593" calcext:value-type="float">
            <text:p>1634.032593</text:p>
          </table:table-cell>
          <table:table-cell table:number-columns-repeated="13"/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1582.140991" calcext:value-type="float">
            <text:p>1582.140991</text:p>
          </table:table-cell>
          <table:table-cell office:value-type="float" office:value="1633.381226" calcext:value-type="float">
            <text:p>1633.381226</text:p>
          </table:table-cell>
          <table:table-cell office:value-type="float" office:value="1590.800049" calcext:value-type="float">
            <text:p>1590.800049</text:p>
          </table:table-cell>
          <table:table-cell office:value-type="float" office:value="1631.508423" calcext:value-type="float">
            <text:p>1631.508423</text:p>
          </table:table-cell>
          <table:table-cell table:number-columns-repeated="13"/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1587.293213" calcext:value-type="float">
            <text:p>1587.293213</text:p>
          </table:table-cell>
          <table:table-cell office:value-type="float" office:value="1630.457031" calcext:value-type="float">
            <text:p>1630.457031</text:p>
          </table:table-cell>
          <table:table-cell office:value-type="float" office:value="1585.921875" calcext:value-type="float">
            <text:p>1585.921875</text:p>
          </table:table-cell>
          <table:table-cell office:value-type="float" office:value="1627.846436" calcext:value-type="float">
            <text:p>1627.846436</text:p>
          </table:table-cell>
          <table:table-cell table:number-columns-repeated="13"/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1587.069092" calcext:value-type="float">
            <text:p>1587.069092</text:p>
          </table:table-cell>
          <table:table-cell office:value-type="float" office:value="1618.363525" calcext:value-type="float">
            <text:p>1618.363525</text:p>
          </table:table-cell>
          <table:table-cell office:value-type="float" office:value="1587.953491" calcext:value-type="float">
            <text:p>1587.953491</text:p>
          </table:table-cell>
          <table:table-cell office:value-type="float" office:value="1621.85376" calcext:value-type="float">
            <text:p>1621.85376</text:p>
          </table:table-cell>
          <table:table-cell table:number-columns-repeated="13"/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1579.302734" calcext:value-type="float">
            <text:p>1579.302734</text:p>
          </table:table-cell>
          <table:table-cell office:value-type="float" office:value="1620.122681" calcext:value-type="float">
            <text:p>1620.122681</text:p>
          </table:table-cell>
          <table:table-cell office:value-type="float" office:value="1580.461304" calcext:value-type="float">
            <text:p>1580.461304</text:p>
          </table:table-cell>
          <table:table-cell office:value-type="float" office:value="1616.788818" calcext:value-type="float">
            <text:p>1616.788818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80.043213" calcext:value-type="float">
            <text:p>1580.043213</text:p>
          </table:table-cell>
          <table:table-cell office:value-type="float" office:value="1614.642334" calcext:value-type="float">
            <text:p>1614.642334</text:p>
          </table:table-cell>
          <table:table-cell office:value-type="float" office:value="1581.449585" calcext:value-type="float">
            <text:p>1581.449585</text:p>
          </table:table-cell>
          <table:table-cell office:value-type="float" office:value="1618.341675" calcext:value-type="float">
            <text:p>1618.341675</text:p>
          </table:table-cell>
          <table:table-cell table:number-columns-repeated="13"/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574.504883" calcext:value-type="float">
            <text:p>1574.504883</text:p>
          </table:table-cell>
          <table:table-cell office:value-type="float" office:value="1614.858398" calcext:value-type="float">
            <text:p>1614.858398</text:p>
          </table:table-cell>
          <table:table-cell office:value-type="float" office:value="1581.047119" calcext:value-type="float">
            <text:p>1581.047119</text:p>
          </table:table-cell>
          <table:table-cell office:value-type="float" office:value="1610.286987" calcext:value-type="float">
            <text:p>1610.286987</text:p>
          </table:table-cell>
          <table:table-cell table:number-columns-repeated="13"/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1577.212402" calcext:value-type="float">
            <text:p>1577.212402</text:p>
          </table:table-cell>
          <table:table-cell office:value-type="float" office:value="1604.617798" calcext:value-type="float">
            <text:p>1604.617798</text:p>
          </table:table-cell>
          <table:table-cell office:value-type="float" office:value="1577.437256" calcext:value-type="float">
            <text:p>1577.437256</text:p>
          </table:table-cell>
          <table:table-cell office:value-type="float" office:value="1606.474976" calcext:value-type="float">
            <text:p>1606.474976</text:p>
          </table:table-cell>
          <table:table-cell table:number-columns-repeated="13"/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1572.323608" calcext:value-type="float">
            <text:p>1572.323608</text:p>
          </table:table-cell>
          <table:table-cell office:value-type="float" office:value="1607.131958" calcext:value-type="float">
            <text:p>1607.131958</text:p>
          </table:table-cell>
          <table:table-cell office:value-type="float" office:value="1575.346069" calcext:value-type="float">
            <text:p>1575.346069</text:p>
          </table:table-cell>
          <table:table-cell office:value-type="float" office:value="1602.018555" calcext:value-type="float">
            <text:p>1602.018555</text:p>
          </table:table-cell>
          <table:table-cell table:number-columns-repeated="13"/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1575.50769" calcext:value-type="float">
            <text:p>1575.50769</text:p>
          </table:table-cell>
          <table:table-cell office:value-type="float" office:value="1603.572144" calcext:value-type="float">
            <text:p>1603.572144</text:p>
          </table:table-cell>
          <table:table-cell office:value-type="float" office:value="1575.164429" calcext:value-type="float">
            <text:p>1575.164429</text:p>
          </table:table-cell>
          <table:table-cell office:value-type="float" office:value="1595.398438" calcext:value-type="float">
            <text:p>1595.398438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74.137207" calcext:value-type="float">
            <text:p>1574.137207</text:p>
          </table:table-cell>
          <table:table-cell office:value-type="float" office:value="1597.871948" calcext:value-type="float">
            <text:p>1597.871948</text:p>
          </table:table-cell>
          <table:table-cell office:value-type="float" office:value="1575.259399" calcext:value-type="float">
            <text:p>1575.259399</text:p>
          </table:table-cell>
          <table:table-cell office:value-type="float" office:value="1596.824463" calcext:value-type="float">
            <text:p>1596.824463</text:p>
          </table:table-cell>
          <table:table-cell table:number-columns-repeated="13"/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1573.127686" calcext:value-type="float">
            <text:p>1573.127686</text:p>
          </table:table-cell>
          <table:table-cell office:value-type="float" office:value="1591.846069" calcext:value-type="float">
            <text:p>1591.846069</text:p>
          </table:table-cell>
          <table:table-cell office:value-type="float" office:value="1571.257446" calcext:value-type="float">
            <text:p>1571.257446</text:p>
          </table:table-cell>
          <table:table-cell office:value-type="float" office:value="1594.334351" calcext:value-type="float">
            <text:p>1594.334351</text:p>
          </table:table-cell>
          <table:table-cell table:number-columns-repeated="13"/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1572.852173" calcext:value-type="float">
            <text:p>1572.852173</text:p>
          </table:table-cell>
          <table:table-cell office:value-type="float" office:value="1592.623169" calcext:value-type="float">
            <text:p>1592.623169</text:p>
          </table:table-cell>
          <table:table-cell office:value-type="float" office:value="1571.735352" calcext:value-type="float">
            <text:p>1571.735352</text:p>
          </table:table-cell>
          <table:table-cell office:value-type="float" office:value="1588.414551" calcext:value-type="float">
            <text:p>1588.414551</text:p>
          </table:table-cell>
          <table:table-cell table:number-columns-repeated="13"/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1568.468506" calcext:value-type="float">
            <text:p>1568.468506</text:p>
          </table:table-cell>
          <table:table-cell office:value-type="float" office:value="1591.834229" calcext:value-type="float">
            <text:p>1591.834229</text:p>
          </table:table-cell>
          <table:table-cell office:value-type="float" office:value="1571.462036" calcext:value-type="float">
            <text:p>1571.462036</text:p>
          </table:table-cell>
          <table:table-cell office:value-type="float" office:value="1587.495483" calcext:value-type="float">
            <text:p>1587.495483</text:p>
          </table:table-cell>
          <table:table-cell table:number-columns-repeated="13"/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1568.433594" calcext:value-type="float">
            <text:p>1568.433594</text:p>
          </table:table-cell>
          <table:table-cell office:value-type="float" office:value="1588.551147" calcext:value-type="float">
            <text:p>1588.551147</text:p>
          </table:table-cell>
          <table:table-cell office:value-type="float" office:value="1570.390259" calcext:value-type="float">
            <text:p>1570.390259</text:p>
          </table:table-cell>
          <table:table-cell office:value-type="float" office:value="1586.584839" calcext:value-type="float">
            <text:p>1586.584839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69.284424" calcext:value-type="float">
            <text:p>1569.284424</text:p>
          </table:table-cell>
          <table:table-cell office:value-type="float" office:value="1586.929199" calcext:value-type="float">
            <text:p>1586.929199</text:p>
          </table:table-cell>
          <table:table-cell office:value-type="float" office:value="1572.344971" calcext:value-type="float">
            <text:p>1572.344971</text:p>
          </table:table-cell>
          <table:table-cell office:value-type="float" office:value="1584.954468" calcext:value-type="float">
            <text:p>1584.954468</text:p>
          </table:table-cell>
          <table:table-cell table:number-columns-repeated="13"/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1567.393066" calcext:value-type="float">
            <text:p>1567.393066</text:p>
          </table:table-cell>
          <table:table-cell office:value-type="float" office:value="1582.515381" calcext:value-type="float">
            <text:p>1582.515381</text:p>
          </table:table-cell>
          <table:table-cell office:value-type="float" office:value="1568.116333" calcext:value-type="float">
            <text:p>1568.116333</text:p>
          </table:table-cell>
          <table:table-cell office:value-type="float" office:value="1581.763794" calcext:value-type="float">
            <text:p>1581.763794</text:p>
          </table:table-cell>
          <table:table-cell table:number-columns-repeated="13"/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1567.03064" calcext:value-type="float">
            <text:p>1567.03064</text:p>
          </table:table-cell>
          <table:table-cell office:value-type="float" office:value="1585.917358" calcext:value-type="float">
            <text:p>1585.917358</text:p>
          </table:table-cell>
          <table:table-cell office:value-type="float" office:value="1569.400024" calcext:value-type="float">
            <text:p>1569.400024</text:p>
          </table:table-cell>
          <table:table-cell office:value-type="float" office:value="1580.115234" calcext:value-type="float">
            <text:p>1580.115234</text:p>
          </table:table-cell>
          <table:table-cell table:number-columns-repeated="13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563.759521" calcext:value-type="float">
            <text:p>1563.759521</text:p>
          </table:table-cell>
          <table:table-cell office:value-type="float" office:value="1580.356689" calcext:value-type="float">
            <text:p>1580.356689</text:p>
          </table:table-cell>
          <table:table-cell office:value-type="float" office:value="1567.424438" calcext:value-type="float">
            <text:p>1567.424438</text:p>
          </table:table-cell>
          <table:table-cell office:value-type="float" office:value="1585.385498" calcext:value-type="float">
            <text:p>1585.385498</text:p>
          </table:table-cell>
          <table:table-cell table:number-columns-repeated="13"/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1569.600586" calcext:value-type="float">
            <text:p>1569.600586</text:p>
          </table:table-cell>
          <table:table-cell office:value-type="float" office:value="1576.578857" calcext:value-type="float">
            <text:p>1576.578857</text:p>
          </table:table-cell>
          <table:table-cell office:value-type="float" office:value="1570.754395" calcext:value-type="float">
            <text:p>1570.754395</text:p>
          </table:table-cell>
          <table:table-cell office:value-type="float" office:value="1576.673706" calcext:value-type="float">
            <text:p>1576.673706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64.739868" calcext:value-type="float">
            <text:p>1564.739868</text:p>
          </table:table-cell>
          <table:table-cell office:value-type="float" office:value="1576.730713" calcext:value-type="float">
            <text:p>1576.730713</text:p>
          </table:table-cell>
          <table:table-cell office:value-type="float" office:value="1563.339355" calcext:value-type="float">
            <text:p>1563.339355</text:p>
          </table:table-cell>
          <table:table-cell office:value-type="float" office:value="1579.98291" calcext:value-type="float">
            <text:p>1579.98291</text:p>
          </table:table-cell>
          <table:table-cell table:number-columns-repeated="13"/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1563.519653" calcext:value-type="float">
            <text:p>1563.519653</text:p>
          </table:table-cell>
          <table:table-cell office:value-type="float" office:value="1579.960083" calcext:value-type="float">
            <text:p>1579.960083</text:p>
          </table:table-cell>
          <table:table-cell office:value-type="float" office:value="1565.468994" calcext:value-type="float">
            <text:p>1565.468994</text:p>
          </table:table-cell>
          <table:table-cell office:value-type="float" office:value="1576.279907" calcext:value-type="float">
            <text:p>1576.279907</text:p>
          </table:table-cell>
          <table:table-cell table:number-columns-repeated="13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1565.361084" calcext:value-type="float">
            <text:p>1565.361084</text:p>
          </table:table-cell>
          <table:table-cell office:value-type="float" office:value="1575.637329" calcext:value-type="float">
            <text:p>1575.637329</text:p>
          </table:table-cell>
          <table:table-cell office:value-type="float" office:value="1564.308594" calcext:value-type="float">
            <text:p>1564.308594</text:p>
          </table:table-cell>
          <table:table-cell office:value-type="float" office:value="1577.630737" calcext:value-type="float">
            <text:p>1577.630737</text:p>
          </table:table-cell>
          <table:table-cell table:number-columns-repeated="13"/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1566.662231" calcext:value-type="float">
            <text:p>1566.662231</text:p>
          </table:table-cell>
          <table:table-cell office:value-type="float" office:value="1570.959229" calcext:value-type="float">
            <text:p>1570.959229</text:p>
          </table:table-cell>
          <table:table-cell office:value-type="float" office:value="1563.427734" calcext:value-type="float">
            <text:p>1563.427734</text:p>
          </table:table-cell>
          <table:table-cell office:value-type="float" office:value="1574.495239" calcext:value-type="float">
            <text:p>1574.495239</text:p>
          </table:table-cell>
          <table:table-cell table:number-columns-repeated="13"/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1565.987183" calcext:value-type="float">
            <text:p>1565.987183</text:p>
          </table:table-cell>
          <table:table-cell office:value-type="float" office:value="1572.209473" calcext:value-type="float">
            <text:p>1572.209473</text:p>
          </table:table-cell>
          <table:table-cell office:value-type="float" office:value="1566.4729" calcext:value-type="float">
            <text:p>1566.4729</text:p>
          </table:table-cell>
          <table:table-cell office:value-type="float" office:value="1571.578857" calcext:value-type="float">
            <text:p>1571.578857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65.222168" calcext:value-type="float">
            <text:p>1565.222168</text:p>
          </table:table-cell>
          <table:table-cell office:value-type="float" office:value="1573.654053" calcext:value-type="float">
            <text:p>1573.654053</text:p>
          </table:table-cell>
          <table:table-cell office:value-type="float" office:value="1564.765625" calcext:value-type="float">
            <text:p>1564.765625</text:p>
          </table:table-cell>
          <table:table-cell office:value-type="float" office:value="1575.003418" calcext:value-type="float">
            <text:p>1575.003418</text:p>
          </table:table-cell>
          <table:table-cell table:number-columns-repeated="13"/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1566.480469" calcext:value-type="float">
            <text:p>1566.480469</text:p>
          </table:table-cell>
          <table:table-cell office:value-type="float" office:value="1569.815918" calcext:value-type="float">
            <text:p>1569.815918</text:p>
          </table:table-cell>
          <table:table-cell office:value-type="float" office:value="1563.582886" calcext:value-type="float">
            <text:p>1563.582886</text:p>
          </table:table-cell>
          <table:table-cell office:value-type="float" office:value="1573.2771" calcext:value-type="float">
            <text:p>1573.2771</text:p>
          </table:table-cell>
          <table:table-cell table:number-columns-repeated="13"/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1563.720215" calcext:value-type="float">
            <text:p>1563.720215</text:p>
          </table:table-cell>
          <table:table-cell office:value-type="float" office:value="1568.870361" calcext:value-type="float">
            <text:p>1568.870361</text:p>
          </table:table-cell>
          <table:table-cell office:value-type="float" office:value="1563.059204" calcext:value-type="float">
            <text:p>1563.059204</text:p>
          </table:table-cell>
          <table:table-cell office:value-type="float" office:value="1570.640015" calcext:value-type="float">
            <text:p>1570.640015</text:p>
          </table:table-cell>
          <table:table-cell table:number-columns-repeated="13"/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1565.130127" calcext:value-type="float">
            <text:p>1565.130127</text:p>
          </table:table-cell>
          <table:table-cell office:value-type="float" office:value="1571.649658" calcext:value-type="float">
            <text:p>1571.649658</text:p>
          </table:table-cell>
          <table:table-cell office:value-type="float" office:value="1564.185425" calcext:value-type="float">
            <text:p>1564.185425</text:p>
          </table:table-cell>
          <table:table-cell office:value-type="float" office:value="1569.147949" calcext:value-type="float">
            <text:p>1569.147949</text:p>
          </table:table-cell>
          <table:table-cell table:number-columns-repeated="13"/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1565.380493" calcext:value-type="float">
            <text:p>1565.380493</text:p>
          </table:table-cell>
          <table:table-cell office:value-type="float" office:value="1570.318481" calcext:value-type="float">
            <text:p>1570.318481</text:p>
          </table:table-cell>
          <table:table-cell office:value-type="float" office:value="1563.016846" calcext:value-type="float">
            <text:p>1563.016846</text:p>
          </table:table-cell>
          <table:table-cell office:value-type="float" office:value="1570.037476" calcext:value-type="float">
            <text:p>1570.037476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64.47168" calcext:value-type="float">
            <text:p>1564.47168</text:p>
          </table:table-cell>
          <table:table-cell office:value-type="float" office:value="1569.586182" calcext:value-type="float">
            <text:p>1569.586182</text:p>
          </table:table-cell>
          <table:table-cell office:value-type="float" office:value="1564.596191" calcext:value-type="float">
            <text:p>1564.596191</text:p>
          </table:table-cell>
          <table:table-cell office:value-type="float" office:value="1570.550781" calcext:value-type="float">
            <text:p>1570.550781</text:p>
          </table:table-cell>
          <table:table-cell table:number-columns-repeated="13"/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1562.766235" calcext:value-type="float">
            <text:p>1562.766235</text:p>
          </table:table-cell>
          <table:table-cell office:value-type="float" office:value="1565.095093" calcext:value-type="float">
            <text:p>1565.095093</text:p>
          </table:table-cell>
          <table:table-cell office:value-type="float" office:value="1561.279297" calcext:value-type="float">
            <text:p>1561.279297</text:p>
          </table:table-cell>
          <table:table-cell office:value-type="float" office:value="1568.014648" calcext:value-type="float">
            <text:p>1568.014648</text:p>
          </table:table-cell>
          <table:table-cell table:number-columns-repeated="13"/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1565.379883" calcext:value-type="float">
            <text:p>1565.379883</text:p>
          </table:table-cell>
          <table:table-cell office:value-type="float" office:value="1565.671997" calcext:value-type="float">
            <text:p>1565.671997</text:p>
          </table:table-cell>
          <table:table-cell office:value-type="float" office:value="1563.313599" calcext:value-type="float">
            <text:p>1563.313599</text:p>
          </table:table-cell>
          <table:table-cell office:value-type="float" office:value="1570.383057" calcext:value-type="float">
            <text:p>1570.383057</text:p>
          </table:table-cell>
          <table:table-cell table:number-columns-repeated="13"/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1578.703003" calcext:value-type="float">
            <text:p>1578.703003</text:p>
          </table:table-cell>
          <table:table-cell office:value-type="float" office:value="1612.096069" calcext:value-type="float">
            <text:p>1612.096069</text:p>
          </table:table-cell>
          <table:table-cell office:value-type="float" office:value="1531.982178" calcext:value-type="float">
            <text:p>1531.982178</text:p>
          </table:table-cell>
          <table:table-cell office:value-type="float" office:value="1543.735107" calcext:value-type="float">
            <text:p>1543.735107</text:p>
          </table:table-cell>
          <table:table-cell table:number-columns-repeated="13"/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604.574707" calcext:value-type="float">
            <text:p>1604.574707</text:p>
          </table:table-cell>
          <table:table-cell office:value-type="float" office:value="1613.310303" calcext:value-type="float">
            <text:p>1613.310303</text:p>
          </table:table-cell>
          <table:table-cell office:value-type="float" office:value="1527.896606" calcext:value-type="float">
            <text:p>1527.896606</text:p>
          </table:table-cell>
          <table:table-cell office:value-type="float" office:value="1525.374146" calcext:value-type="float">
            <text:p>1525.374146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11.644409" calcext:value-type="float">
            <text:p>1611.644409</text:p>
          </table:table-cell>
          <table:table-cell office:value-type="float" office:value="1633.695068" calcext:value-type="float">
            <text:p>1633.695068</text:p>
          </table:table-cell>
          <table:table-cell office:value-type="float" office:value="1535.215698" calcext:value-type="float">
            <text:p>1535.215698</text:p>
          </table:table-cell>
          <table:table-cell office:value-type="float" office:value="1532.818359" calcext:value-type="float">
            <text:p>1532.818359</text:p>
          </table:table-cell>
          <table:table-cell table:number-columns-repeated="13"/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1630.311157" calcext:value-type="float">
            <text:p>1630.311157</text:p>
          </table:table-cell>
          <table:table-cell office:value-type="float" office:value="1684.465698" calcext:value-type="float">
            <text:p>1684.465698</text:p>
          </table:table-cell>
          <table:table-cell office:value-type="float" office:value="1555.56311" calcext:value-type="float">
            <text:p>1555.56311</text:p>
          </table:table-cell>
          <table:table-cell office:value-type="float" office:value="1567.904663" calcext:value-type="float">
            <text:p>1567.904663</text:p>
          </table:table-cell>
          <table:table-cell table:number-columns-repeated="13"/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647.826294" calcext:value-type="float">
            <text:p>1647.826294</text:p>
          </table:table-cell>
          <table:table-cell office:value-type="float" office:value="1662.330078" calcext:value-type="float">
            <text:p>1662.330078</text:p>
          </table:table-cell>
          <table:table-cell office:value-type="float" office:value="1599.480957" calcext:value-type="float">
            <text:p>1599.480957</text:p>
          </table:table-cell>
          <table:table-cell office:value-type="float" office:value="1598.371826" calcext:value-type="float">
            <text:p>1598.371826</text:p>
          </table:table-cell>
          <table:table-cell table:number-columns-repeated="13"/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1658.809082" calcext:value-type="float">
            <text:p>1658.809082</text:p>
          </table:table-cell>
          <table:table-cell office:value-type="float" office:value="1685.863892" calcext:value-type="float">
            <text:p>1685.863892</text:p>
          </table:table-cell>
          <table:table-cell office:value-type="float" office:value="1625.190674" calcext:value-type="float">
            <text:p>1625.190674</text:p>
          </table:table-cell>
          <table:table-cell office:value-type="float" office:value="1637.276001" calcext:value-type="float">
            <text:p>1637.276001</text:p>
          </table:table-cell>
          <table:table-cell table:number-columns-repeated="13"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1646.775635" calcext:value-type="float">
            <text:p>1646.775635</text:p>
          </table:table-cell>
          <table:table-cell office:value-type="float" office:value="1685.651855" calcext:value-type="float">
            <text:p>1685.651855</text:p>
          </table:table-cell>
          <table:table-cell office:value-type="float" office:value="1650.636597" calcext:value-type="float">
            <text:p>1650.636597</text:p>
          </table:table-cell>
          <table:table-cell office:value-type="float" office:value="1682.58374" calcext:value-type="float">
            <text:p>1682.58374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68.387817" calcext:value-type="float">
            <text:p>1668.387817</text:p>
          </table:table-cell>
          <table:table-cell office:value-type="float" office:value="1688.106689" calcext:value-type="float">
            <text:p>1688.106689</text:p>
          </table:table-cell>
          <table:table-cell office:value-type="float" office:value="1687.765137" calcext:value-type="float">
            <text:p>1687.765137</text:p>
          </table:table-cell>
          <table:table-cell office:value-type="float" office:value="1703.7854" calcext:value-type="float">
            <text:p>1703.7854</text:p>
          </table:table-cell>
          <table:table-cell table:number-columns-repeated="13"/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1676.291016" calcext:value-type="float">
            <text:p>1676.291016</text:p>
          </table:table-cell>
          <table:table-cell office:value-type="float" office:value="1752.714722" calcext:value-type="float">
            <text:p>1752.714722</text:p>
          </table:table-cell>
          <table:table-cell office:value-type="float" office:value="1689.14563" calcext:value-type="float">
            <text:p>1689.14563</text:p>
          </table:table-cell>
          <table:table-cell office:value-type="float" office:value="1764.640869" calcext:value-type="float">
            <text:p>1764.640869</text:p>
          </table:table-cell>
          <table:table-cell table:number-columns-repeated="13"/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1712.484009" calcext:value-type="float">
            <text:p>1712.484009</text:p>
          </table:table-cell>
          <table:table-cell office:value-type="float" office:value="1753.311646" calcext:value-type="float">
            <text:p>1753.311646</text:p>
          </table:table-cell>
          <table:table-cell office:value-type="float" office:value="1715.758179" calcext:value-type="float">
            <text:p>1715.758179</text:p>
          </table:table-cell>
          <table:table-cell office:value-type="float" office:value="1768.009644" calcext:value-type="float">
            <text:p>1768.009644</text:p>
          </table:table-cell>
          <table:table-cell table:number-columns-repeated="13"/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1724.527466" calcext:value-type="float">
            <text:p>1724.527466</text:p>
          </table:table-cell>
          <table:table-cell office:value-type="float" office:value="1792.701172" calcext:value-type="float">
            <text:p>1792.701172</text:p>
          </table:table-cell>
          <table:table-cell office:value-type="float" office:value="1731.174683" calcext:value-type="float">
            <text:p>1731.174683</text:p>
          </table:table-cell>
          <table:table-cell office:value-type="float" office:value="1800.197998" calcext:value-type="float">
            <text:p>1800.197998</text:p>
          </table:table-cell>
          <table:table-cell table:number-columns-repeated="13"/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1755.572632" calcext:value-type="float">
            <text:p>1755.572632</text:p>
          </table:table-cell>
          <table:table-cell office:value-type="float" office:value="1812.12207" calcext:value-type="float">
            <text:p>1812.12207</text:p>
          </table:table-cell>
          <table:table-cell office:value-type="float" office:value="1755.684082" calcext:value-type="float">
            <text:p>1755.684082</text:p>
          </table:table-cell>
          <table:table-cell office:value-type="float" office:value="1824.68042" calcext:value-type="float">
            <text:p>1824.68042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84.196045" calcext:value-type="float">
            <text:p>1784.196045</text:p>
          </table:table-cell>
          <table:table-cell office:value-type="float" office:value="1847.902344" calcext:value-type="float">
            <text:p>1847.902344</text:p>
          </table:table-cell>
          <table:table-cell office:value-type="float" office:value="1780.854126" calcext:value-type="float">
            <text:p>1780.854126</text:p>
          </table:table-cell>
          <table:table-cell office:value-type="float" office:value="1858.522949" calcext:value-type="float">
            <text:p>1858.522949</text:p>
          </table:table-cell>
          <table:table-cell table:number-columns-repeated="13"/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1804.10144" calcext:value-type="float">
            <text:p>1804.10144</text:p>
          </table:table-cell>
          <table:table-cell office:value-type="float" office:value="1856.250488" calcext:value-type="float">
            <text:p>1856.250488</text:p>
          </table:table-cell>
          <table:table-cell office:value-type="float" office:value="1803.413574" calcext:value-type="float">
            <text:p>1803.413574</text:p>
          </table:table-cell>
          <table:table-cell office:value-type="float" office:value="1870.931396" calcext:value-type="float">
            <text:p>1870.931396</text:p>
          </table:table-cell>
          <table:table-cell table:number-columns-repeated="13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1814.587891" calcext:value-type="float">
            <text:p>1814.587891</text:p>
          </table:table-cell>
          <table:table-cell office:value-type="float" office:value="1874.214111" calcext:value-type="float">
            <text:p>1874.214111</text:p>
          </table:table-cell>
          <table:table-cell office:value-type="float" office:value="1813.307983" calcext:value-type="float">
            <text:p>1813.307983</text:p>
          </table:table-cell>
          <table:table-cell office:value-type="float" office:value="1888.835327" calcext:value-type="float">
            <text:p>1888.835327</text:p>
          </table:table-cell>
          <table:table-cell table:number-columns-repeated="13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1815.592163" calcext:value-type="float">
            <text:p>1815.592163</text:p>
          </table:table-cell>
          <table:table-cell office:value-type="float" office:value="1900.511719" calcext:value-type="float">
            <text:p>1900.511719</text:p>
          </table:table-cell>
          <table:table-cell office:value-type="float" office:value="1820.879761" calcext:value-type="float">
            <text:p>1820.879761</text:p>
          </table:table-cell>
          <table:table-cell office:value-type="float" office:value="1906.709351" calcext:value-type="float">
            <text:p>1906.709351</text:p>
          </table:table-cell>
          <table:table-cell table:number-columns-repeated="13"/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1823.005005" calcext:value-type="float">
            <text:p>1823.005005</text:p>
          </table:table-cell>
          <table:table-cell office:value-type="float" office:value="1909.946533" calcext:value-type="float">
            <text:p>1909.946533</text:p>
          </table:table-cell>
          <table:table-cell office:value-type="float" office:value="1825.461792" calcext:value-type="float">
            <text:p>1825.461792</text:p>
          </table:table-cell>
          <table:table-cell office:value-type="float" office:value="1907.436035" calcext:value-type="float">
            <text:p>1907.436035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26.512573" calcext:value-type="float">
            <text:p>1826.512573</text:p>
          </table:table-cell>
          <table:table-cell office:value-type="float" office:value="1892.861328" calcext:value-type="float">
            <text:p>1892.861328</text:p>
          </table:table-cell>
          <table:table-cell office:value-type="float" office:value="1823.424316" calcext:value-type="float">
            <text:p>1823.424316</text:p>
          </table:table-cell>
          <table:table-cell office:value-type="float" office:value="1907.228516" calcext:value-type="float">
            <text:p>1907.228516</text:p>
          </table:table-cell>
          <table:table-cell table:number-columns-repeated="13"/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1793.506958" calcext:value-type="float">
            <text:p>1793.506958</text:p>
          </table:table-cell>
          <table:table-cell office:value-type="float" office:value="1930.102051" calcext:value-type="float">
            <text:p>1930.102051</text:p>
          </table:table-cell>
          <table:table-cell office:value-type="float" office:value="1801.47998" calcext:value-type="float">
            <text:p>1801.47998</text:p>
          </table:table-cell>
          <table:table-cell office:value-type="float" office:value="1934.81665" calcext:value-type="float">
            <text:p>1934.81665</text:p>
          </table:table-cell>
          <table:table-cell table:number-columns-repeated="13"/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800.662109" calcext:value-type="float">
            <text:p>1800.662109</text:p>
          </table:table-cell>
          <table:table-cell office:value-type="float" office:value="1936.276611" calcext:value-type="float">
            <text:p>1936.276611</text:p>
          </table:table-cell>
          <table:table-cell office:value-type="float" office:value="1802.115723" calcext:value-type="float">
            <text:p>1802.115723</text:p>
          </table:table-cell>
          <table:table-cell office:value-type="float" office:value="1943.133545" calcext:value-type="float">
            <text:p>1943.133545</text:p>
          </table:table-cell>
          <table:table-cell table:number-columns-repeated="13"/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1848.641479" calcext:value-type="float">
            <text:p>1848.641479</text:p>
          </table:table-cell>
          <table:table-cell office:value-type="float" office:value="1858.962402" calcext:value-type="float">
            <text:p>1858.962402</text:p>
          </table:table-cell>
          <table:table-cell office:value-type="float" office:value="1839.421387" calcext:value-type="float">
            <text:p>1839.421387</text:p>
          </table:table-cell>
          <table:table-cell office:value-type="float" office:value="1874.827148" calcext:value-type="float">
            <text:p>1874.827148</text:p>
          </table:table-cell>
          <table:table-cell table:number-columns-repeated="13"/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1802.750244" calcext:value-type="float">
            <text:p>1802.750244</text:p>
          </table:table-cell>
          <table:table-cell office:value-type="float" office:value="1955.944946" calcext:value-type="float">
            <text:p>1955.944946</text:p>
          </table:table-cell>
          <table:table-cell office:value-type="float" office:value="1815.736816" calcext:value-type="float">
            <text:p>1815.736816</text:p>
          </table:table-cell>
          <table:table-cell office:value-type="float" office:value="1961.133057" calcext:value-type="float">
            <text:p>1961.133057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87.688965" calcext:value-type="float">
            <text:p>1787.688965</text:p>
          </table:table-cell>
          <table:table-cell office:value-type="float" office:value="1953.777954" calcext:value-type="float">
            <text:p>1953.777954</text:p>
          </table:table-cell>
          <table:table-cell office:value-type="float" office:value="1792.276855" calcext:value-type="float">
            <text:p>1792.276855</text:p>
          </table:table-cell>
          <table:table-cell office:value-type="float" office:value="1957.719727" calcext:value-type="float">
            <text:p>1957.719727</text:p>
          </table:table-cell>
          <table:table-cell table:number-columns-repeated="13"/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854.347046" calcext:value-type="float">
            <text:p>1854.347046</text:p>
          </table:table-cell>
          <table:table-cell office:value-type="float" office:value="1865.185547" calcext:value-type="float">
            <text:p>1865.185547</text:p>
          </table:table-cell>
          <table:table-cell office:value-type="float" office:value="1844.603027" calcext:value-type="float">
            <text:p>1844.603027</text:p>
          </table:table-cell>
          <table:table-cell office:value-type="float" office:value="1882.908081" calcext:value-type="float">
            <text:p>1882.908081</text:p>
          </table:table-cell>
          <table:table-cell table:number-columns-repeated="13"/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821.605469" calcext:value-type="float">
            <text:p>1821.605469</text:p>
          </table:table-cell>
          <table:table-cell office:value-type="float" office:value="1948.715088" calcext:value-type="float">
            <text:p>1948.715088</text:p>
          </table:table-cell>
          <table:table-cell office:value-type="float" office:value="1827.852783" calcext:value-type="float">
            <text:p>1827.852783</text:p>
          </table:table-cell>
          <table:table-cell office:value-type="float" office:value="1957.621216" calcext:value-type="float">
            <text:p>1957.621216</text:p>
          </table:table-cell>
          <table:table-cell table:number-columns-repeated="13"/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1783.139404" calcext:value-type="float">
            <text:p>1783.139404</text:p>
          </table:table-cell>
          <table:table-cell office:value-type="float" office:value="1981.756104" calcext:value-type="float">
            <text:p>1981.756104</text:p>
          </table:table-cell>
          <table:table-cell office:value-type="float" office:value="1794.140625" calcext:value-type="float">
            <text:p>1794.140625</text:p>
          </table:table-cell>
          <table:table-cell office:value-type="float" office:value="1984.987305" calcext:value-type="float">
            <text:p>1984.987305</text:p>
          </table:table-cell>
          <table:table-cell table:number-columns-repeated="13"/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1867.374756" calcext:value-type="float">
            <text:p>1867.374756</text:p>
          </table:table-cell>
          <table:table-cell office:value-type="float" office:value="1861.523926" calcext:value-type="float">
            <text:p>1861.523926</text:p>
          </table:table-cell>
          <table:table-cell office:value-type="float" office:value="1854.087891" calcext:value-type="float">
            <text:p>1854.087891</text:p>
          </table:table-cell>
          <table:table-cell office:value-type="float" office:value="1877.5979" calcext:value-type="float">
            <text:p>1877.5979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36.776611" calcext:value-type="float">
            <text:p>1836.776611</text:p>
          </table:table-cell>
          <table:table-cell office:value-type="float" office:value="1967.393188" calcext:value-type="float">
            <text:p>1967.393188</text:p>
          </table:table-cell>
          <table:table-cell office:value-type="float" office:value="1844.493774" calcext:value-type="float">
            <text:p>1844.493774</text:p>
          </table:table-cell>
          <table:table-cell office:value-type="float" office:value="1982.566772" calcext:value-type="float">
            <text:p>1982.566772</text:p>
          </table:table-cell>
          <table:table-cell table:number-columns-repeated="13"/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1787.868774" calcext:value-type="float">
            <text:p>1787.868774</text:p>
          </table:table-cell>
          <table:table-cell office:value-type="float" office:value="1996.264648" calcext:value-type="float">
            <text:p>1996.264648</text:p>
          </table:table-cell>
          <table:table-cell office:value-type="float" office:value="1800.430298" calcext:value-type="float">
            <text:p>1800.430298</text:p>
          </table:table-cell>
          <table:table-cell office:value-type="float" office:value="1996.890991" calcext:value-type="float">
            <text:p>1996.890991</text:p>
          </table:table-cell>
          <table:table-cell table:number-columns-repeated="13"/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1864.925049" calcext:value-type="float">
            <text:p>1864.925049</text:p>
          </table:table-cell>
          <table:table-cell office:value-type="float" office:value="1863.133545" calcext:value-type="float">
            <text:p>1863.133545</text:p>
          </table:table-cell>
          <table:table-cell office:value-type="float" office:value="1847.968994" calcext:value-type="float">
            <text:p>1847.968994</text:p>
          </table:table-cell>
          <table:table-cell office:value-type="float" office:value="1887.630249" calcext:value-type="float">
            <text:p>1887.630249</text:p>
          </table:table-cell>
          <table:table-cell table:number-columns-repeated="13"/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1856.121216" calcext:value-type="float">
            <text:p>1856.121216</text:p>
          </table:table-cell>
          <table:table-cell office:value-type="float" office:value="1951.72583" calcext:value-type="float">
            <text:p>1951.72583</text:p>
          </table:table-cell>
          <table:table-cell office:value-type="float" office:value="1859.88501" calcext:value-type="float">
            <text:p>1859.88501</text:p>
          </table:table-cell>
          <table:table-cell office:value-type="float" office:value="1962.878906" calcext:value-type="float">
            <text:p>1962.878906</text:p>
          </table:table-cell>
          <table:table-cell table:number-columns-repeated="13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757.108765" calcext:value-type="float">
            <text:p>1757.108765</text:p>
          </table:table-cell>
          <table:table-cell office:value-type="float" office:value="1996.386963" calcext:value-type="float">
            <text:p>1996.386963</text:p>
          </table:table-cell>
          <table:table-cell office:value-type="float" office:value="1774.812622" calcext:value-type="float">
            <text:p>1774.812622</text:p>
          </table:table-cell>
          <table:table-cell office:value-type="float" office:value="1991.439453" calcext:value-type="float">
            <text:p>1991.439453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48.630981" calcext:value-type="float">
            <text:p>1848.630981</text:p>
          </table:table-cell>
          <table:table-cell office:value-type="float" office:value="1905.923096" calcext:value-type="float">
            <text:p>1905.923096</text:p>
          </table:table-cell>
          <table:table-cell office:value-type="float" office:value="1837.343018" calcext:value-type="float">
            <text:p>1837.343018</text:p>
          </table:table-cell>
          <table:table-cell office:value-type="float" office:value="1930.031738" calcext:value-type="float">
            <text:p>1930.031738</text:p>
          </table:table-cell>
          <table:table-cell table:number-columns-repeated="13"/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875.436279" calcext:value-type="float">
            <text:p>1875.436279</text:p>
          </table:table-cell>
          <table:table-cell office:value-type="float" office:value="1917.644409" calcext:value-type="float">
            <text:p>1917.644409</text:p>
          </table:table-cell>
          <table:table-cell office:value-type="float" office:value="1874.151245" calcext:value-type="float">
            <text:p>1874.151245</text:p>
          </table:table-cell>
          <table:table-cell office:value-type="float" office:value="1931.670532" calcext:value-type="float">
            <text:p>1931.670532</text:p>
          </table:table-cell>
          <table:table-cell table:number-columns-repeated="13"/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1744.361084" calcext:value-type="float">
            <text:p>1744.361084</text:p>
          </table:table-cell>
          <table:table-cell office:value-type="float" office:value="1997.022949" calcext:value-type="float">
            <text:p>1997.022949</text:p>
          </table:table-cell>
          <table:table-cell office:value-type="float" office:value="1760.428467" calcext:value-type="float">
            <text:p>1760.428467</text:p>
          </table:table-cell>
          <table:table-cell office:value-type="float" office:value="1991.466187" calcext:value-type="float">
            <text:p>1991.466187</text:p>
          </table:table-cell>
          <table:table-cell table:number-columns-repeated="13"/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1874.041504" calcext:value-type="float">
            <text:p>1874.041504</text:p>
          </table:table-cell>
          <table:table-cell office:value-type="float" office:value="1993.846436" calcext:value-type="float">
            <text:p>1993.846436</text:p>
          </table:table-cell>
          <table:table-cell office:value-type="float" office:value="1867.072021" calcext:value-type="float">
            <text:p>1867.072021</text:p>
          </table:table-cell>
          <table:table-cell office:value-type="float" office:value="1999.677612" calcext:value-type="float">
            <text:p>1999.677612</text:p>
          </table:table-cell>
          <table:table-cell table:number-columns-repeated="13"/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1892.558105" calcext:value-type="float">
            <text:p>1892.558105</text:p>
          </table:table-cell>
          <table:table-cell office:value-type="float" office:value="1883.032471" calcext:value-type="float">
            <text:p>1883.032471</text:p>
          </table:table-cell>
          <table:table-cell office:value-type="float" office:value="1881.644287" calcext:value-type="float">
            <text:p>1881.644287</text:p>
          </table:table-cell>
          <table:table-cell office:value-type="float" office:value="1906.203369" calcext:value-type="float">
            <text:p>1906.203369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21.179932" calcext:value-type="float">
            <text:p>1821.179932</text:p>
          </table:table-cell>
          <table:table-cell office:value-type="float" office:value="1995.818115" calcext:value-type="float">
            <text:p>1995.818115</text:p>
          </table:table-cell>
          <table:table-cell office:value-type="float" office:value="1834.525024" calcext:value-type="float">
            <text:p>1834.525024</text:p>
          </table:table-cell>
          <table:table-cell office:value-type="float" office:value="1997.237549" calcext:value-type="float">
            <text:p>1997.237549</text:p>
          </table:table-cell>
          <table:table-cell table:number-columns-repeated="13"/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1807.196289" calcext:value-type="float">
            <text:p>1807.196289</text:p>
          </table:table-cell>
          <table:table-cell office:value-type="float" office:value="2000" calcext:value-type="float">
            <text:p>2000</text:p>
          </table:table-cell>
          <table:table-cell office:value-type="float" office:value="1816.772461" calcext:value-type="float">
            <text:p>1816.772461</text:p>
          </table:table-cell>
          <table:table-cell office:value-type="float" office:value="1987.488525" calcext:value-type="float">
            <text:p>1987.488525</text:p>
          </table:table-cell>
          <table:table-cell table:number-columns-repeated="13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66.936279" calcext:value-type="float">
            <text:p>1866.936279</text:p>
          </table:table-cell>
          <table:table-cell office:value-type="float" office:value="1930.325806" calcext:value-type="float">
            <text:p>1930.325806</text:p>
          </table:table-cell>
          <table:table-cell office:value-type="float" office:value="1860.731934" calcext:value-type="float">
            <text:p>1860.731934</text:p>
          </table:table-cell>
          <table:table-cell office:value-type="float" office:value="1952.858154" calcext:value-type="float">
            <text:p>1952.858154</text:p>
          </table:table-cell>
          <table:table-cell table:number-columns-repeated="13"/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1886.099243" calcext:value-type="float">
            <text:p>1886.099243</text:p>
          </table:table-cell>
          <table:table-cell office:value-type="float" office:value="1931.409424" calcext:value-type="float">
            <text:p>1931.409424</text:p>
          </table:table-cell>
          <table:table-cell office:value-type="float" office:value="1889.149902" calcext:value-type="float">
            <text:p>1889.149902</text:p>
          </table:table-cell>
          <table:table-cell office:value-type="float" office:value="1938.856934" calcext:value-type="float">
            <text:p>1938.856934</text:p>
          </table:table-cell>
          <table:table-cell table:number-columns-repeated="13"/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1759.065186" calcext:value-type="float">
            <text:p>1759.065186</text:p>
          </table:table-cell>
          <table:table-cell office:value-type="float" office:value="1996.922974" calcext:value-type="float">
            <text:p>1996.922974</text:p>
          </table:table-cell>
          <table:table-cell office:value-type="float" office:value="1776.116333" calcext:value-type="float">
            <text:p>1776.116333</text:p>
          </table:table-cell>
          <table:table-cell office:value-type="float" office:value="1990.735596" calcext:value-type="float">
            <text:p>1990.735596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81.906738" calcext:value-type="float">
            <text:p>1881.906738</text:p>
          </table:table-cell>
          <table:table-cell office:value-type="float" office:value="1987.000366" calcext:value-type="float">
            <text:p>1987.000366</text:p>
          </table:table-cell>
          <table:table-cell office:value-type="float" office:value="1877.036011" calcext:value-type="float">
            <text:p>1877.036011</text:p>
          </table:table-cell>
          <table:table-cell office:value-type="float" office:value="1998.749634" calcext:value-type="float">
            <text:p>1998.749634</text:p>
          </table:table-cell>
          <table:table-cell table:number-columns-repeated="13"/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1895.193237" calcext:value-type="float">
            <text:p>1895.193237</text:p>
          </table:table-cell>
          <table:table-cell office:value-type="float" office:value="1879.218994" calcext:value-type="float">
            <text:p>1879.218994</text:p>
          </table:table-cell>
          <table:table-cell office:value-type="float" office:value="1881.586426" calcext:value-type="float">
            <text:p>1881.586426</text:p>
          </table:table-cell>
          <table:table-cell office:value-type="float" office:value="1903.196411" calcext:value-type="float">
            <text:p>1903.196411</text:p>
          </table:table-cell>
          <table:table-cell table:number-columns-repeated="13"/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1810.454346" calcext:value-type="float">
            <text:p>1810.454346</text:p>
          </table:table-cell>
          <table:table-cell office:value-type="float" office:value="1994.228149" calcext:value-type="float">
            <text:p>1994.228149</text:p>
          </table:table-cell>
          <table:table-cell office:value-type="float" office:value="1825.448608" calcext:value-type="float">
            <text:p>1825.448608</text:p>
          </table:table-cell>
          <table:table-cell office:value-type="float" office:value="1999.612061" calcext:value-type="float">
            <text:p>1999.612061</text:p>
          </table:table-cell>
          <table:table-cell table:number-columns-repeated="13"/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1817.93811" calcext:value-type="float">
            <text:p>1817.93811</text:p>
          </table:table-cell>
          <table:table-cell office:value-type="float" office:value="1999.421021" calcext:value-type="float">
            <text:p>1999.421021</text:p>
          </table:table-cell>
          <table:table-cell office:value-type="float" office:value="1826.209961" calcext:value-type="float">
            <text:p>1826.209961</text:p>
          </table:table-cell>
          <table:table-cell office:value-type="float" office:value="1993.193359" calcext:value-type="float">
            <text:p>1993.193359</text:p>
          </table:table-cell>
          <table:table-cell table:number-columns-repeated="13"/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1877.034668" calcext:value-type="float">
            <text:p>1877.034668</text:p>
          </table:table-cell>
          <table:table-cell office:value-type="float" office:value="1911.515259" calcext:value-type="float">
            <text:p>1911.515259</text:p>
          </table:table-cell>
          <table:table-cell office:value-type="float" office:value="1862.942627" calcext:value-type="float">
            <text:p>1862.942627</text:p>
          </table:table-cell>
          <table:table-cell office:value-type="float" office:value="1940.181641" calcext:value-type="float">
            <text:p>1940.18164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82.975464" calcext:value-type="float">
            <text:p>1882.975464</text:p>
          </table:table-cell>
          <table:table-cell office:value-type="float" office:value="1946.781738" calcext:value-type="float">
            <text:p>1946.781738</text:p>
          </table:table-cell>
          <table:table-cell office:value-type="float" office:value="1887.643555" calcext:value-type="float">
            <text:p>1887.643555</text:p>
          </table:table-cell>
          <table:table-cell office:value-type="float" office:value="1962.398315" calcext:value-type="float">
            <text:p>1962.398315</text:p>
          </table:table-cell>
          <table:table-cell table:number-columns-repeated="13"/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1759.361084" calcext:value-type="float">
            <text:p>1759.361084</text:p>
          </table:table-cell>
          <table:table-cell office:value-type="float" office:value="1997.664307" calcext:value-type="float">
            <text:p>1997.664307</text:p>
          </table:table-cell>
          <table:table-cell office:value-type="float" office:value="1775.88208" calcext:value-type="float">
            <text:p>1775.88208</text:p>
          </table:table-cell>
          <table:table-cell office:value-type="float" office:value="1989.389526" calcext:value-type="float">
            <text:p>1989.389526</text:p>
          </table:table-cell>
          <table:table-cell table:number-columns-repeated="13"/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1874.723511" calcext:value-type="float">
            <text:p>1874.723511</text:p>
          </table:table-cell>
          <table:table-cell office:value-type="float" office:value="1990.167358" calcext:value-type="float">
            <text:p>1990.167358</text:p>
          </table:table-cell>
          <table:table-cell office:value-type="float" office:value="1869.725098" calcext:value-type="float">
            <text:p>1869.72509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1894.286377" calcext:value-type="float">
            <text:p>1894.286377</text:p>
          </table:table-cell>
          <table:table-cell office:value-type="float" office:value="1902.596558" calcext:value-type="float">
            <text:p>1902.596558</text:p>
          </table:table-cell>
          <table:table-cell office:value-type="float" office:value="1885.505005" calcext:value-type="float">
            <text:p>1885.505005</text:p>
          </table:table-cell>
          <table:table-cell office:value-type="float" office:value="1921.240967" calcext:value-type="float">
            <text:p>1921.240967</text:p>
          </table:table-cell>
          <table:table-cell table:number-columns-repeated="13"/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1822.053101" calcext:value-type="float">
            <text:p>1822.053101</text:p>
          </table:table-cell>
          <table:table-cell office:value-type="float" office:value="1995.138916" calcext:value-type="float">
            <text:p>1995.138916</text:p>
          </table:table-cell>
          <table:table-cell office:value-type="float" office:value="1837.293335" calcext:value-type="float">
            <text:p>1837.293335</text:p>
          </table:table-cell>
          <table:table-cell office:value-type="float" office:value="1997.061523" calcext:value-type="float">
            <text:p>1997.061523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20.816162" calcext:value-type="float">
            <text:p>1820.816162</text:p>
          </table:table-cell>
          <table:table-cell office:value-type="float" office:value="2000" calcext:value-type="float">
            <text:p>2000</text:p>
          </table:table-cell>
          <table:table-cell office:value-type="float" office:value="1824.97229" calcext:value-type="float">
            <text:p>1824.97229</text:p>
          </table:table-cell>
          <table:table-cell office:value-type="float" office:value="1989.324219" calcext:value-type="float">
            <text:p>1989.324219</text:p>
          </table:table-cell>
          <table:table-cell table:number-columns-repeated="13"/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1882.463623" calcext:value-type="float">
            <text:p>1882.463623</text:p>
          </table:table-cell>
          <table:table-cell office:value-type="float" office:value="1926.695068" calcext:value-type="float">
            <text:p>1926.695068</text:p>
          </table:table-cell>
          <table:table-cell office:value-type="float" office:value="1872.272095" calcext:value-type="float">
            <text:p>1872.272095</text:p>
          </table:table-cell>
          <table:table-cell office:value-type="float" office:value="1950.899902" calcext:value-type="float">
            <text:p>1950.899902</text:p>
          </table:table-cell>
          <table:table-cell table:number-columns-repeated="13"/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1882.64502" calcext:value-type="float">
            <text:p>1882.64502</text:p>
          </table:table-cell>
          <table:table-cell office:value-type="float" office:value="1961.981812" calcext:value-type="float">
            <text:p>1961.981812</text:p>
          </table:table-cell>
          <table:table-cell office:value-type="float" office:value="1887.356689" calcext:value-type="float">
            <text:p>1887.356689</text:p>
          </table:table-cell>
          <table:table-cell office:value-type="float" office:value="1970.492432" calcext:value-type="float">
            <text:p>1970.492432</text:p>
          </table:table-cell>
          <table:table-cell table:number-columns-repeated="13"/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1781.353516" calcext:value-type="float">
            <text:p>1781.353516</text:p>
          </table:table-cell>
          <table:table-cell office:value-type="float" office:value="1999.429688" calcext:value-type="float">
            <text:p>1999.429688</text:p>
          </table:table-cell>
          <table:table-cell office:value-type="float" office:value="1790.457275" calcext:value-type="float">
            <text:p>1790.457275</text:p>
          </table:table-cell>
          <table:table-cell office:value-type="float" office:value="1992.339355" calcext:value-type="float">
            <text:p>1992.339355</text:p>
          </table:table-cell>
          <table:table-cell table:number-columns-repeated="13"/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1871.907837" calcext:value-type="float">
            <text:p>1871.907837</text:p>
          </table:table-cell>
          <table:table-cell office:value-type="float" office:value="1987.653809" calcext:value-type="float">
            <text:p>1987.653809</text:p>
          </table:table-cell>
          <table:table-cell office:value-type="float" office:value="1869.123901" calcext:value-type="float">
            <text:p>1869.12390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94.355713" calcext:value-type="float">
            <text:p>1894.355713</text:p>
          </table:table-cell>
          <table:table-cell office:value-type="float" office:value="1922.878784" calcext:value-type="float">
            <text:p>1922.878784</text:p>
          </table:table-cell>
          <table:table-cell office:value-type="float" office:value="1885.159912" calcext:value-type="float">
            <text:p>1885.159912</text:p>
          </table:table-cell>
          <table:table-cell office:value-type="float" office:value="1940.464844" calcext:value-type="float">
            <text:p>1940.464844</text:p>
          </table:table-cell>
          <table:table-cell table:number-columns-repeated="13"/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1852.535645" calcext:value-type="float">
            <text:p>1852.535645</text:p>
          </table:table-cell>
          <table:table-cell office:value-type="float" office:value="1994.173584" calcext:value-type="float">
            <text:p>1994.173584</text:p>
          </table:table-cell>
          <table:table-cell office:value-type="float" office:value="1862.259277" calcext:value-type="float">
            <text:p>1862.25927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1830.187988" calcext:value-type="float">
            <text:p>1830.187988</text:p>
          </table:table-cell>
          <table:table-cell office:value-type="float" office:value="1999.378662" calcext:value-type="float">
            <text:p>1999.378662</text:p>
          </table:table-cell>
          <table:table-cell office:value-type="float" office:value="1835.524048" calcext:value-type="float">
            <text:p>1835.524048</text:p>
          </table:table-cell>
          <table:table-cell office:value-type="float" office:value="1996.236328" calcext:value-type="float">
            <text:p>1996.236328</text:p>
          </table:table-cell>
          <table:table-cell table:number-columns-repeated="13"/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1900.628784" calcext:value-type="float">
            <text:p>1900.628784</text:p>
          </table:table-cell>
          <table:table-cell office:value-type="float" office:value="1974.894287" calcext:value-type="float">
            <text:p>1974.894287</text:p>
          </table:table-cell>
          <table:table-cell office:value-type="float" office:value="1893.392456" calcext:value-type="float">
            <text:p>1893.392456</text:p>
          </table:table-cell>
          <table:table-cell office:value-type="float" office:value="1994.690674" calcext:value-type="float">
            <text:p>1994.690674</text:p>
          </table:table-cell>
          <table:table-cell table:number-columns-repeated="13"/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1883.743896" calcext:value-type="float">
            <text:p>1883.743896</text:p>
          </table:table-cell>
          <table:table-cell office:value-type="float" office:value="1969.903442" calcext:value-type="float">
            <text:p>1969.903442</text:p>
          </table:table-cell>
          <table:table-cell office:value-type="float" office:value="1884.893311" calcext:value-type="float">
            <text:p>1884.893311</text:p>
          </table:table-cell>
          <table:table-cell office:value-type="float" office:value="1984.965942" calcext:value-type="float">
            <text:p>1984.965942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21.239502" calcext:value-type="float">
            <text:p>1821.239502</text:p>
          </table:table-cell>
          <table:table-cell office:value-type="float" office:value="1997.530396" calcext:value-type="float">
            <text:p>1997.530396</text:p>
          </table:table-cell>
          <table:table-cell office:value-type="float" office:value="1829.330811" calcext:value-type="float">
            <text:p>1829.330811</text:p>
          </table:table-cell>
          <table:table-cell office:value-type="float" office:value="1998.158203" calcext:value-type="float">
            <text:p>1998.158203</text:p>
          </table:table-cell>
          <table:table-cell table:number-columns-repeated="13"/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1863.859253" calcext:value-type="float">
            <text:p>1863.859253</text:p>
          </table:table-cell>
          <table:table-cell office:value-type="float" office:value="1992.937866" calcext:value-type="float">
            <text:p>1992.937866</text:p>
          </table:table-cell>
          <table:table-cell office:value-type="float" office:value="1863.597168" calcext:value-type="float">
            <text:p>1863.59716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1884.981934" calcext:value-type="float">
            <text:p>1884.981934</text:p>
          </table:table-cell>
          <table:table-cell office:value-type="float" office:value="1969.383423" calcext:value-type="float">
            <text:p>1969.383423</text:p>
          </table:table-cell>
          <table:table-cell office:value-type="float" office:value="1881.585938" calcext:value-type="float">
            <text:p>1881.585938</text:p>
          </table:table-cell>
          <table:table-cell office:value-type="float" office:value="1986.958252" calcext:value-type="float">
            <text:p>1986.958252</text:p>
          </table:table-cell>
          <table:table-cell table:number-columns-repeated="13"/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877.325317" calcext:value-type="float">
            <text:p>1877.325317</text:p>
          </table:table-cell>
          <table:table-cell office:value-type="float" office:value="1975.153564" calcext:value-type="float">
            <text:p>1975.153564</text:p>
          </table:table-cell>
          <table:table-cell office:value-type="float" office:value="1877.166992" calcext:value-type="float">
            <text:p>1877.166992</text:p>
          </table:table-cell>
          <table:table-cell office:value-type="float" office:value="1982.301025" calcext:value-type="float">
            <text:p>1982.301025</text:p>
          </table:table-cell>
          <table:table-cell table:number-columns-repeated="13"/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1828.60022" calcext:value-type="float">
            <text:p>1828.60022</text:p>
          </table:table-cell>
          <table:table-cell office:value-type="float" office:value="1997.751465" calcext:value-type="float">
            <text:p>1997.751465</text:p>
          </table:table-cell>
          <table:table-cell office:value-type="float" office:value="1835.236206" calcext:value-type="float">
            <text:p>1835.236206</text:p>
          </table:table-cell>
          <table:table-cell office:value-type="float" office:value="1999.053955" calcext:value-type="float">
            <text:p>1999.053955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72.966675" calcext:value-type="float">
            <text:p>1872.966675</text:p>
          </table:table-cell>
          <table:table-cell office:value-type="float" office:value="1988.143311" calcext:value-type="float">
            <text:p>1988.143311</text:p>
          </table:table-cell>
          <table:table-cell office:value-type="float" office:value="1872.04834" calcext:value-type="float">
            <text:p>1872.0483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1881.262451" calcext:value-type="float">
            <text:p>1881.262451</text:p>
          </table:table-cell>
          <table:table-cell office:value-type="float" office:value="1960.497314" calcext:value-type="float">
            <text:p>1960.497314</text:p>
          </table:table-cell>
          <table:table-cell office:value-type="float" office:value="1878.628052" calcext:value-type="float">
            <text:p>1878.628052</text:p>
          </table:table-cell>
          <table:table-cell office:value-type="float" office:value="1975.230347" calcext:value-type="float">
            <text:p>1975.230347</text:p>
          </table:table-cell>
          <table:table-cell table:number-columns-repeated="13"/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1853.803223" calcext:value-type="float">
            <text:p>1853.803223</text:p>
          </table:table-cell>
          <table:table-cell office:value-type="float" office:value="1995.322144" calcext:value-type="float">
            <text:p>1995.322144</text:p>
          </table:table-cell>
          <table:table-cell office:value-type="float" office:value="1856.166016" calcext:value-type="float">
            <text:p>1856.1660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1852.749268" calcext:value-type="float">
            <text:p>1852.749268</text:p>
          </table:table-cell>
          <table:table-cell office:value-type="float" office:value="1993.970459" calcext:value-type="float">
            <text:p>1993.970459</text:p>
          </table:table-cell>
          <table:table-cell office:value-type="float" office:value="1853.751953" calcext:value-type="float">
            <text:p>1853.75195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1878.853638" calcext:value-type="float">
            <text:p>1878.853638</text:p>
          </table:table-cell>
          <table:table-cell office:value-type="float" office:value="1979.869263" calcext:value-type="float">
            <text:p>1979.869263</text:p>
          </table:table-cell>
          <table:table-cell office:value-type="float" office:value="1877.464111" calcext:value-type="float">
            <text:p>1877.464111</text:p>
          </table:table-cell>
          <table:table-cell office:value-type="float" office:value="1993.684692" calcext:value-type="float">
            <text:p>1993.684692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76.476562" calcext:value-type="float">
            <text:p>1876.476562</text:p>
          </table:table-cell>
          <table:table-cell office:value-type="float" office:value="1971.031982" calcext:value-type="float">
            <text:p>1971.031982</text:p>
          </table:table-cell>
          <table:table-cell office:value-type="float" office:value="1874.535278" calcext:value-type="float">
            <text:p>1874.535278</text:p>
          </table:table-cell>
          <table:table-cell office:value-type="float" office:value="1978.5354" calcext:value-type="float">
            <text:p>1978.5354</text:p>
          </table:table-cell>
          <table:table-cell table:number-columns-repeated="13"/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1844.239868" calcext:value-type="float">
            <text:p>1844.239868</text:p>
          </table:table-cell>
          <table:table-cell office:value-type="float" office:value="1991.380615" calcext:value-type="float">
            <text:p>1991.380615</text:p>
          </table:table-cell>
          <table:table-cell office:value-type="float" office:value="1847.286865" calcext:value-type="float">
            <text:p>1847.2868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1871.247437" calcext:value-type="float">
            <text:p>1871.247437</text:p>
          </table:table-cell>
          <table:table-cell office:value-type="float" office:value="1990.212036" calcext:value-type="float">
            <text:p>1990.212036</text:p>
          </table:table-cell>
          <table:table-cell office:value-type="float" office:value="1871.044312" calcext:value-type="float">
            <text:p>1871.04431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1877.455322" calcext:value-type="float">
            <text:p>1877.455322</text:p>
          </table:table-cell>
          <table:table-cell office:value-type="float" office:value="1983.926025" calcext:value-type="float">
            <text:p>1983.926025</text:p>
          </table:table-cell>
          <table:table-cell office:value-type="float" office:value="1877.110229" calcext:value-type="float">
            <text:p>1877.110229</text:p>
          </table:table-cell>
          <table:table-cell office:value-type="float" office:value="1996.361938" calcext:value-type="float">
            <text:p>1996.361938</text:p>
          </table:table-cell>
          <table:table-cell table:number-columns-repeated="13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1865.544434" calcext:value-type="float">
            <text:p>1865.544434</text:p>
          </table:table-cell>
          <table:table-cell office:value-type="float" office:value="1992.156982" calcext:value-type="float">
            <text:p>1992.156982</text:p>
          </table:table-cell>
          <table:table-cell office:value-type="float" office:value="1869.436401" calcext:value-type="float">
            <text:p>1869.43640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51.25293" calcext:value-type="float">
            <text:p>1851.25293</text:p>
          </table:table-cell>
          <table:table-cell office:value-type="float" office:value="1992.290283" calcext:value-type="float">
            <text:p>1992.290283</text:p>
          </table:table-cell>
          <table:table-cell office:value-type="float" office:value="1853.124878" calcext:value-type="float">
            <text:p>1853.12487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1871.567627" calcext:value-type="float">
            <text:p>1871.567627</text:p>
          </table:table-cell>
          <table:table-cell office:value-type="float" office:value="1991.082275" calcext:value-type="float">
            <text:p>1991.082275</text:p>
          </table:table-cell>
          <table:table-cell office:value-type="float" office:value="1874.26123" calcext:value-type="float">
            <text:p>1874.261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1876.836914" calcext:value-type="float">
            <text:p>1876.836914</text:p>
          </table:table-cell>
          <table:table-cell office:value-type="float" office:value="1992.279053" calcext:value-type="float">
            <text:p>1992.279053</text:p>
          </table:table-cell>
          <table:table-cell office:value-type="float" office:value="1880.380615" calcext:value-type="float">
            <text:p>1880.380615</text:p>
          </table:table-cell>
          <table:table-cell office:value-type="float" office:value="1998.959473" calcext:value-type="float">
            <text:p>1998.959473</text:p>
          </table:table-cell>
          <table:table-cell table:number-columns-repeated="13"/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1849.371582" calcext:value-type="float">
            <text:p>1849.371582</text:p>
          </table:table-cell>
          <table:table-cell office:value-type="float" office:value="1988.138062" calcext:value-type="float">
            <text:p>1988.138062</text:p>
          </table:table-cell>
          <table:table-cell office:value-type="float" office:value="1852.561279" calcext:value-type="float">
            <text:p>1852.5612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1867.281982" calcext:value-type="float">
            <text:p>1867.281982</text:p>
          </table:table-cell>
          <table:table-cell office:value-type="float" office:value="1990.345581" calcext:value-type="float">
            <text:p>1990.345581</text:p>
          </table:table-cell>
          <table:table-cell office:value-type="float" office:value="1867.203979" calcext:value-type="float">
            <text:p>1867.2039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67.469727" calcext:value-type="float">
            <text:p>1867.469727</text:p>
          </table:table-cell>
          <table:table-cell office:value-type="float" office:value="1982.59668" calcext:value-type="float">
            <text:p>1982.59668</text:p>
          </table:table-cell>
          <table:table-cell office:value-type="float" office:value="1870.348389" calcext:value-type="float">
            <text:p>1870.348389</text:p>
          </table:table-cell>
          <table:table-cell office:value-type="float" office:value="1997.10083" calcext:value-type="float">
            <text:p>1997.10083</text:p>
          </table:table-cell>
          <table:table-cell table:number-columns-repeated="13"/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1862.178101" calcext:value-type="float">
            <text:p>1862.178101</text:p>
          </table:table-cell>
          <table:table-cell office:value-type="float" office:value="1993.959106" calcext:value-type="float">
            <text:p>1993.959106</text:p>
          </table:table-cell>
          <table:table-cell office:value-type="float" office:value="1864.404053" calcext:value-type="float">
            <text:p>1864.40405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858.968872" calcext:value-type="float">
            <text:p>1858.968872</text:p>
          </table:table-cell>
          <table:table-cell office:value-type="float" office:value="1988.864746" calcext:value-type="float">
            <text:p>1988.864746</text:p>
          </table:table-cell>
          <table:table-cell office:value-type="float" office:value="1858.026367" calcext:value-type="float">
            <text:p>1858.02636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1871.516357" calcext:value-type="float">
            <text:p>1871.516357</text:p>
          </table:table-cell>
          <table:table-cell office:value-type="float" office:value="1988.706543" calcext:value-type="float">
            <text:p>1988.706543</text:p>
          </table:table-cell>
          <table:table-cell office:value-type="float" office:value="1873.949341" calcext:value-type="float">
            <text:p>1873.9493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1873.096069" calcext:value-type="float">
            <text:p>1873.096069</text:p>
          </table:table-cell>
          <table:table-cell office:value-type="float" office:value="1991.784058" calcext:value-type="float">
            <text:p>1991.784058</text:p>
          </table:table-cell>
          <table:table-cell office:value-type="float" office:value="1875.794556" calcext:value-type="float">
            <text:p>1875.79455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72.717896" calcext:value-type="float">
            <text:p>1872.717896</text:p>
          </table:table-cell>
          <table:table-cell office:value-type="float" office:value="1991.248413" calcext:value-type="float">
            <text:p>1991.248413</text:p>
          </table:table-cell>
          <table:table-cell office:value-type="float" office:value="1873.385498" calcext:value-type="float">
            <text:p>1873.38549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1856.200684" calcext:value-type="float">
            <text:p>1856.200684</text:p>
          </table:table-cell>
          <table:table-cell office:value-type="float" office:value="1990.160645" calcext:value-type="float">
            <text:p>1990.160645</text:p>
          </table:table-cell>
          <table:table-cell office:value-type="float" office:value="1857.53186" calcext:value-type="float">
            <text:p>1857.5318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876.079468" calcext:value-type="float">
            <text:p>1876.079468</text:p>
          </table:table-cell>
          <table:table-cell office:value-type="float" office:value="1986.841187" calcext:value-type="float">
            <text:p>1986.841187</text:p>
          </table:table-cell>
          <table:table-cell office:value-type="float" office:value="1874.770508" calcext:value-type="float">
            <text:p>1874.77050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1868.047974" calcext:value-type="float">
            <text:p>1868.047974</text:p>
          </table:table-cell>
          <table:table-cell office:value-type="float" office:value="1993.146851" calcext:value-type="float">
            <text:p>1993.146851</text:p>
          </table:table-cell>
          <table:table-cell office:value-type="float" office:value="1872.412842" calcext:value-type="float">
            <text:p>1872.41284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1869.990967" calcext:value-type="float">
            <text:p>1869.990967</text:p>
          </table:table-cell>
          <table:table-cell office:value-type="float" office:value="1991.708374" calcext:value-type="float">
            <text:p>1991.708374</text:p>
          </table:table-cell>
          <table:table-cell office:value-type="float" office:value="1870.898438" calcext:value-type="float">
            <text:p>1870.89843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76.976074" calcext:value-type="float">
            <text:p>1876.976074</text:p>
          </table:table-cell>
          <table:table-cell office:value-type="float" office:value="1994.080078" calcext:value-type="float">
            <text:p>1994.080078</text:p>
          </table:table-cell>
          <table:table-cell office:value-type="float" office:value="1876.717529" calcext:value-type="float">
            <text:p>1876.71752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1859.643311" calcext:value-type="float">
            <text:p>1859.643311</text:p>
          </table:table-cell>
          <table:table-cell office:value-type="float" office:value="1993.035156" calcext:value-type="float">
            <text:p>1993.035156</text:p>
          </table:table-cell>
          <table:table-cell office:value-type="float" office:value="1860.511719" calcext:value-type="float">
            <text:p>1860.51171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1868.734863" calcext:value-type="float">
            <text:p>1868.734863</text:p>
          </table:table-cell>
          <table:table-cell office:value-type="float" office:value="1991.031616" calcext:value-type="float">
            <text:p>1991.031616</text:p>
          </table:table-cell>
          <table:table-cell office:value-type="float" office:value="1868.032349" calcext:value-type="float">
            <text:p>1868.03234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1869.293823" calcext:value-type="float">
            <text:p>1869.293823</text:p>
          </table:table-cell>
          <table:table-cell office:value-type="float" office:value="1990.10791" calcext:value-type="float">
            <text:p>1990.10791</text:p>
          </table:table-cell>
          <table:table-cell office:value-type="float" office:value="1870.515747" calcext:value-type="float">
            <text:p>1870.51574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1872.511475" calcext:value-type="float">
            <text:p>1872.511475</text:p>
          </table:table-cell>
          <table:table-cell office:value-type="float" office:value="1990.02832" calcext:value-type="float">
            <text:p>1990.02832</text:p>
          </table:table-cell>
          <table:table-cell office:value-type="float" office:value="1872.786621" calcext:value-type="float">
            <text:p>1872.78662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61.145996" calcext:value-type="float">
            <text:p>1861.145996</text:p>
          </table:table-cell>
          <table:table-cell office:value-type="float" office:value="1985.878906" calcext:value-type="float">
            <text:p>1985.878906</text:p>
          </table:table-cell>
          <table:table-cell office:value-type="float" office:value="1858.500366" calcext:value-type="float">
            <text:p>1858.50036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1868.111572" calcext:value-type="float">
            <text:p>1868.111572</text:p>
          </table:table-cell>
          <table:table-cell office:value-type="float" office:value="1990.449585" calcext:value-type="float">
            <text:p>1990.449585</text:p>
          </table:table-cell>
          <table:table-cell office:value-type="float" office:value="1870.12854" calcext:value-type="float">
            <text:p>1870.1285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1873.956665" calcext:value-type="float">
            <text:p>1873.956665</text:p>
          </table:table-cell>
          <table:table-cell office:value-type="float" office:value="1990.939453" calcext:value-type="float">
            <text:p>1990.939453</text:p>
          </table:table-cell>
          <table:table-cell office:value-type="float" office:value="1872.38623" calcext:value-type="float">
            <text:p>1872.386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1878.775635" calcext:value-type="float">
            <text:p>1878.775635</text:p>
          </table:table-cell>
          <table:table-cell office:value-type="float" office:value="1990.904419" calcext:value-type="float">
            <text:p>1990.904419</text:p>
          </table:table-cell>
          <table:table-cell office:value-type="float" office:value="1878.1604" calcext:value-type="float">
            <text:p>1878.160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1869.687256" calcext:value-type="float">
            <text:p>1869.687256</text:p>
          </table:table-cell>
          <table:table-cell office:value-type="float" office:value="1992.47998" calcext:value-type="float">
            <text:p>1992.47998</text:p>
          </table:table-cell>
          <table:table-cell office:value-type="float" office:value="1872.002197" calcext:value-type="float">
            <text:p>1872.0021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68.879395" calcext:value-type="float">
            <text:p>1868.879395</text:p>
          </table:table-cell>
          <table:table-cell office:value-type="float" office:value="1992.12439" calcext:value-type="float">
            <text:p>1992.12439</text:p>
          </table:table-cell>
          <table:table-cell office:value-type="float" office:value="1869.456299" calcext:value-type="float">
            <text:p>1869.45629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1864.774414" calcext:value-type="float">
            <text:p>1864.774414</text:p>
          </table:table-cell>
          <table:table-cell office:value-type="float" office:value="1986.938721" calcext:value-type="float">
            <text:p>1986.938721</text:p>
          </table:table-cell>
          <table:table-cell office:value-type="float" office:value="1861.303223" calcext:value-type="float">
            <text:p>1861.3032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1867.789551" calcext:value-type="float">
            <text:p>1867.789551</text:p>
          </table:table-cell>
          <table:table-cell office:value-type="float" office:value="1987.446777" calcext:value-type="float">
            <text:p>1987.446777</text:p>
          </table:table-cell>
          <table:table-cell office:value-type="float" office:value="1866.297852" calcext:value-type="float">
            <text:p>1866.29785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1874.719849" calcext:value-type="float">
            <text:p>1874.719849</text:p>
          </table:table-cell>
          <table:table-cell office:value-type="float" office:value="1986.365723" calcext:value-type="float">
            <text:p>1986.365723</text:p>
          </table:table-cell>
          <table:table-cell office:value-type="float" office:value="1871.354614" calcext:value-type="float">
            <text:p>1871.35461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1876.831543" calcext:value-type="float">
            <text:p>1876.831543</text:p>
          </table:table-cell>
          <table:table-cell office:value-type="float" office:value="1990.034546" calcext:value-type="float">
            <text:p>1990.034546</text:p>
          </table:table-cell>
          <table:table-cell office:value-type="float" office:value="1875.196411" calcext:value-type="float">
            <text:p>1875.19641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68.678833" calcext:value-type="float">
            <text:p>1868.678833</text:p>
          </table:table-cell>
          <table:table-cell office:value-type="float" office:value="1991.124512" calcext:value-type="float">
            <text:p>1991.124512</text:p>
          </table:table-cell>
          <table:table-cell office:value-type="float" office:value="1869.252197" calcext:value-type="float">
            <text:p>1869.2521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866.287109" calcext:value-type="float">
            <text:p>1866.287109</text:p>
          </table:table-cell>
          <table:table-cell office:value-type="float" office:value="1991.606689" calcext:value-type="float">
            <text:p>1991.606689</text:p>
          </table:table-cell>
          <table:table-cell office:value-type="float" office:value="1865.039307" calcext:value-type="float">
            <text:p>1865.03930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1870.166504" calcext:value-type="float">
            <text:p>1870.166504</text:p>
          </table:table-cell>
          <table:table-cell office:value-type="float" office:value="1990.237305" calcext:value-type="float">
            <text:p>1990.237305</text:p>
          </table:table-cell>
          <table:table-cell office:value-type="float" office:value="1872.123535" calcext:value-type="float">
            <text:p>1872.12353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1873.401855" calcext:value-type="float">
            <text:p>1873.401855</text:p>
          </table:table-cell>
          <table:table-cell office:value-type="float" office:value="1990.420654" calcext:value-type="float">
            <text:p>1990.420654</text:p>
          </table:table-cell>
          <table:table-cell office:value-type="float" office:value="1875.431519" calcext:value-type="float">
            <text:p>1875.43151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1871.553711" calcext:value-type="float">
            <text:p>1871.553711</text:p>
          </table:table-cell>
          <table:table-cell office:value-type="float" office:value="1988.877197" calcext:value-type="float">
            <text:p>1988.877197</text:p>
          </table:table-cell>
          <table:table-cell office:value-type="float" office:value="1870.339111" calcext:value-type="float">
            <text:p>1870.33911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62.380127" calcext:value-type="float">
            <text:p>1862.380127</text:p>
          </table:table-cell>
          <table:table-cell office:value-type="float" office:value="1994.998901" calcext:value-type="float">
            <text:p>1994.998901</text:p>
          </table:table-cell>
          <table:table-cell office:value-type="float" office:value="1868.993652" calcext:value-type="float">
            <text:p>1868.99365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1868.205688" calcext:value-type="float">
            <text:p>1868.205688</text:p>
          </table:table-cell>
          <table:table-cell office:value-type="float" office:value="1987.928589" calcext:value-type="float">
            <text:p>1987.928589</text:p>
          </table:table-cell>
          <table:table-cell office:value-type="float" office:value="1867.981445" calcext:value-type="float">
            <text:p>1867.98144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873.689575" calcext:value-type="float">
            <text:p>1873.689575</text:p>
          </table:table-cell>
          <table:table-cell office:value-type="float" office:value="1986.945435" calcext:value-type="float">
            <text:p>1986.945435</text:p>
          </table:table-cell>
          <table:table-cell office:value-type="float" office:value="1872.110229" calcext:value-type="float">
            <text:p>1872.11022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1870.525269" calcext:value-type="float">
            <text:p>1870.525269</text:p>
          </table:table-cell>
          <table:table-cell office:value-type="float" office:value="1989.400269" calcext:value-type="float">
            <text:p>1989.400269</text:p>
          </table:table-cell>
          <table:table-cell office:value-type="float" office:value="1869.205566" calcext:value-type="float">
            <text:p>1869.20556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1869.928223" calcext:value-type="float">
            <text:p>1869.928223</text:p>
          </table:table-cell>
          <table:table-cell office:value-type="float" office:value="1988.606201" calcext:value-type="float">
            <text:p>1988.606201</text:p>
          </table:table-cell>
          <table:table-cell office:value-type="float" office:value="1871.749268" calcext:value-type="float">
            <text:p>1871.74926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69.568726" calcext:value-type="float">
            <text:p>1869.568726</text:p>
          </table:table-cell>
          <table:table-cell office:value-type="float" office:value="1991.519409" calcext:value-type="float">
            <text:p>1991.519409</text:p>
          </table:table-cell>
          <table:table-cell office:value-type="float" office:value="1873.088135" calcext:value-type="float">
            <text:p>1873.08813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1862.24231" calcext:value-type="float">
            <text:p>1862.24231</text:p>
          </table:table-cell>
          <table:table-cell office:value-type="float" office:value="1985.9646" calcext:value-type="float">
            <text:p>1985.9646</text:p>
          </table:table-cell>
          <table:table-cell office:value-type="float" office:value="1864.234863" calcext:value-type="float">
            <text:p>1864.23486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1875.418823" calcext:value-type="float">
            <text:p>1875.418823</text:p>
          </table:table-cell>
          <table:table-cell office:value-type="float" office:value="1992.457764" calcext:value-type="float">
            <text:p>1992.457764</text:p>
          </table:table-cell>
          <table:table-cell office:value-type="float" office:value="1877.68396" calcext:value-type="float">
            <text:p>1877.683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1879.413818" calcext:value-type="float">
            <text:p>1879.413818</text:p>
          </table:table-cell>
          <table:table-cell office:value-type="float" office:value="1993.984009" calcext:value-type="float">
            <text:p>1993.984009</text:p>
          </table:table-cell>
          <table:table-cell office:value-type="float" office:value="1879.179565" calcext:value-type="float">
            <text:p>1879.1795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1867.525879" calcext:value-type="float">
            <text:p>1867.525879</text:p>
          </table:table-cell>
          <table:table-cell office:value-type="float" office:value="1992.087646" calcext:value-type="float">
            <text:p>1992.087646</text:p>
          </table:table-cell>
          <table:table-cell office:value-type="float" office:value="1871.700928" calcext:value-type="float">
            <text:p>1871.70092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65.50061" calcext:value-type="float">
            <text:p>1865.50061</text:p>
          </table:table-cell>
          <table:table-cell office:value-type="float" office:value="1993.192749" calcext:value-type="float">
            <text:p>1993.192749</text:p>
          </table:table-cell>
          <table:table-cell office:value-type="float" office:value="1868.598877" calcext:value-type="float">
            <text:p>1868.59887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1867.137207" calcext:value-type="float">
            <text:p>1867.137207</text:p>
          </table:table-cell>
          <table:table-cell office:value-type="float" office:value="1991.305542" calcext:value-type="float">
            <text:p>1991.305542</text:p>
          </table:table-cell>
          <table:table-cell office:value-type="float" office:value="1867.954346" calcext:value-type="float">
            <text:p>1867.95434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1865.325317" calcext:value-type="float">
            <text:p>1865.325317</text:p>
          </table:table-cell>
          <table:table-cell office:value-type="float" office:value="1984.177368" calcext:value-type="float">
            <text:p>1984.177368</text:p>
          </table:table-cell>
          <table:table-cell office:value-type="float" office:value="1863.661865" calcext:value-type="float">
            <text:p>1863.6618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1873.924316" calcext:value-type="float">
            <text:p>1873.924316</text:p>
          </table:table-cell>
          <table:table-cell office:value-type="float" office:value="1989.685425" calcext:value-type="float">
            <text:p>1989.685425</text:p>
          </table:table-cell>
          <table:table-cell office:value-type="float" office:value="1875.784546" calcext:value-type="float">
            <text:p>1875.78454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1875.208008" calcext:value-type="float">
            <text:p>1875.208008</text:p>
          </table:table-cell>
          <table:table-cell office:value-type="float" office:value="1991.167847" calcext:value-type="float">
            <text:p>1991.167847</text:p>
          </table:table-cell>
          <table:table-cell office:value-type="float" office:value="1876.887817" calcext:value-type="float">
            <text:p>1876.88781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66.930908" calcext:value-type="float">
            <text:p>1866.930908</text:p>
          </table:table-cell>
          <table:table-cell office:value-type="float" office:value="1993.306641" calcext:value-type="float">
            <text:p>1993.306641</text:p>
          </table:table-cell>
          <table:table-cell office:value-type="float" office:value="1869.027832" calcext:value-type="float">
            <text:p>1869.02783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1872.203247" calcext:value-type="float">
            <text:p>1872.203247</text:p>
          </table:table-cell>
          <table:table-cell office:value-type="float" office:value="1992.711304" calcext:value-type="float">
            <text:p>1992.711304</text:p>
          </table:table-cell>
          <table:table-cell office:value-type="float" office:value="1871.717285" calcext:value-type="float">
            <text:p>1871.71728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1873.31543" calcext:value-type="float">
            <text:p>1873.31543</text:p>
          </table:table-cell>
          <table:table-cell office:value-type="float" office:value="1992.216064" calcext:value-type="float">
            <text:p>1992.216064</text:p>
          </table:table-cell>
          <table:table-cell office:value-type="float" office:value="1873.040894" calcext:value-type="float">
            <text:p>1873.04089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1870.466431" calcext:value-type="float">
            <text:p>1870.466431</text:p>
          </table:table-cell>
          <table:table-cell office:value-type="float" office:value="1991.217896" calcext:value-type="float">
            <text:p>1991.217896</text:p>
          </table:table-cell>
          <table:table-cell office:value-type="float" office:value="1873.034668" calcext:value-type="float">
            <text:p>1873.03466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1867.009155" calcext:value-type="float">
            <text:p>1867.009155</text:p>
          </table:table-cell>
          <table:table-cell office:value-type="float" office:value="1990.904053" calcext:value-type="float">
            <text:p>1990.904053</text:p>
          </table:table-cell>
          <table:table-cell office:value-type="float" office:value="1868.874512" calcext:value-type="float">
            <text:p>1868.87451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65.465088" calcext:value-type="float">
            <text:p>1865.465088</text:p>
          </table:table-cell>
          <table:table-cell office:value-type="float" office:value="1992.89209" calcext:value-type="float">
            <text:p>1992.89209</text:p>
          </table:table-cell>
          <table:table-cell office:value-type="float" office:value="1865.615234" calcext:value-type="float">
            <text:p>1865.61523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1862.436768" calcext:value-type="float">
            <text:p>1862.436768</text:p>
          </table:table-cell>
          <table:table-cell office:value-type="float" office:value="1986.716187" calcext:value-type="float">
            <text:p>1986.716187</text:p>
          </table:table-cell>
          <table:table-cell office:value-type="float" office:value="1865.404053" calcext:value-type="float">
            <text:p>1865.40405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1868.388672" calcext:value-type="float">
            <text:p>1868.388672</text:p>
          </table:table-cell>
          <table:table-cell office:value-type="float" office:value="1988.486572" calcext:value-type="float">
            <text:p>1988.486572</text:p>
          </table:table-cell>
          <table:table-cell office:value-type="float" office:value="1868.515137" calcext:value-type="float">
            <text:p>1868.51513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1869.635376" calcext:value-type="float">
            <text:p>1869.635376</text:p>
          </table:table-cell>
          <table:table-cell office:value-type="float" office:value="1993.2854" calcext:value-type="float">
            <text:p>1993.2854</text:p>
          </table:table-cell>
          <table:table-cell office:value-type="float" office:value="1873.93335" calcext:value-type="float">
            <text:p>1873.9333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1870.962524" calcext:value-type="float">
            <text:p>1870.962524</text:p>
          </table:table-cell>
          <table:table-cell office:value-type="float" office:value="1990.215454" calcext:value-type="float">
            <text:p>1990.215454</text:p>
          </table:table-cell>
          <table:table-cell office:value-type="float" office:value="1871.995361" calcext:value-type="float">
            <text:p>1871.99536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66.474854" calcext:value-type="float">
            <text:p>1866.474854</text:p>
          </table:table-cell>
          <table:table-cell office:value-type="float" office:value="1987.80957" calcext:value-type="float">
            <text:p>1987.80957</text:p>
          </table:table-cell>
          <table:table-cell office:value-type="float" office:value="1866.939941" calcext:value-type="float">
            <text:p>1866.9399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1867.754395" calcext:value-type="float">
            <text:p>1867.754395</text:p>
          </table:table-cell>
          <table:table-cell office:value-type="float" office:value="1988.313599" calcext:value-type="float">
            <text:p>1988.313599</text:p>
          </table:table-cell>
          <table:table-cell office:value-type="float" office:value="1868.081665" calcext:value-type="float">
            <text:p>1868.08166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1866.526978" calcext:value-type="float">
            <text:p>1866.526978</text:p>
          </table:table-cell>
          <table:table-cell office:value-type="float" office:value="1989.002808" calcext:value-type="float">
            <text:p>1989.002808</text:p>
          </table:table-cell>
          <table:table-cell office:value-type="float" office:value="1864.934082" calcext:value-type="float">
            <text:p>1864.93408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1871.846191" calcext:value-type="float">
            <text:p>1871.846191</text:p>
          </table:table-cell>
          <table:table-cell office:value-type="float" office:value="1987.051636" calcext:value-type="float">
            <text:p>1987.051636</text:p>
          </table:table-cell>
          <table:table-cell office:value-type="float" office:value="1868.766602" calcext:value-type="float">
            <text:p>1868.76660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1880.601685" calcext:value-type="float">
            <text:p>1880.601685</text:p>
          </table:table-cell>
          <table:table-cell office:value-type="float" office:value="1987.723755" calcext:value-type="float">
            <text:p>1987.723755</text:p>
          </table:table-cell>
          <table:table-cell office:value-type="float" office:value="1882.961426" calcext:value-type="float">
            <text:p>1882.96142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24.638794" calcext:value-type="float">
            <text:p>1824.638794</text:p>
          </table:table-cell>
          <table:table-cell office:value-type="float" office:value="1963.094849" calcext:value-type="float">
            <text:p>1963.094849</text:p>
          </table:table-cell>
          <table:table-cell office:value-type="float" office:value="1835.210449" calcext:value-type="float">
            <text:p>1835.210449</text:p>
          </table:table-cell>
          <table:table-cell office:value-type="float" office:value="1965.740967" calcext:value-type="float">
            <text:p>1965.740967</text:p>
          </table:table-cell>
          <table:table-cell table:number-columns-repeated="13"/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1790.458618" calcext:value-type="float">
            <text:p>1790.458618</text:p>
          </table:table-cell>
          <table:table-cell office:value-type="float" office:value="1950.305664" calcext:value-type="float">
            <text:p>1950.305664</text:p>
          </table:table-cell>
          <table:table-cell office:value-type="float" office:value="1802.346191" calcext:value-type="float">
            <text:p>1802.346191</text:p>
          </table:table-cell>
          <table:table-cell office:value-type="float" office:value="1937.423828" calcext:value-type="float">
            <text:p>1937.423828</text:p>
          </table:table-cell>
          <table:table-cell table:number-columns-repeated="13"/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1773.834473" calcext:value-type="float">
            <text:p>1773.834473</text:p>
          </table:table-cell>
          <table:table-cell office:value-type="float" office:value="1901.791748" calcext:value-type="float">
            <text:p>1901.791748</text:p>
          </table:table-cell>
          <table:table-cell office:value-type="float" office:value="1772.49646" calcext:value-type="float">
            <text:p>1772.49646</text:p>
          </table:table-cell>
          <table:table-cell office:value-type="float" office:value="1900.805054" calcext:value-type="float">
            <text:p>1900.805054</text:p>
          </table:table-cell>
          <table:table-cell table:number-columns-repeated="13"/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745.07373" calcext:value-type="float">
            <text:p>1745.07373</text:p>
          </table:table-cell>
          <table:table-cell office:value-type="float" office:value="1880.423828" calcext:value-type="float">
            <text:p>1880.423828</text:p>
          </table:table-cell>
          <table:table-cell office:value-type="float" office:value="1752.489136" calcext:value-type="float">
            <text:p>1752.489136</text:p>
          </table:table-cell>
          <table:table-cell office:value-type="float" office:value="1880.283569" calcext:value-type="float">
            <text:p>1880.283569</text:p>
          </table:table-cell>
          <table:table-cell table:number-columns-repeated="13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1715.79248" calcext:value-type="float">
            <text:p>1715.79248</text:p>
          </table:table-cell>
          <table:table-cell office:value-type="float" office:value="1855.799561" calcext:value-type="float">
            <text:p>1855.799561</text:p>
          </table:table-cell>
          <table:table-cell office:value-type="float" office:value="1716.437866" calcext:value-type="float">
            <text:p>1716.437866</text:p>
          </table:table-cell>
          <table:table-cell office:value-type="float" office:value="1854.299072" calcext:value-type="float">
            <text:p>1854.299072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.829956" calcext:value-type="float">
            <text:p>1709.829956</text:p>
          </table:table-cell>
          <table:table-cell office:value-type="float" office:value="1816.04126" calcext:value-type="float">
            <text:p>1816.04126</text:p>
          </table:table-cell>
          <table:table-cell office:value-type="float" office:value="1707.046143" calcext:value-type="float">
            <text:p>1707.046143</text:p>
          </table:table-cell>
          <table:table-cell office:value-type="float" office:value="1812.780884" calcext:value-type="float">
            <text:p>1812.780884</text:p>
          </table:table-cell>
          <table:table-cell table:number-columns-repeated="13"/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1691.721436" calcext:value-type="float">
            <text:p>1691.721436</text:p>
          </table:table-cell>
          <table:table-cell office:value-type="float" office:value="1800.535278" calcext:value-type="float">
            <text:p>1800.535278</text:p>
          </table:table-cell>
          <table:table-cell office:value-type="float" office:value="1687.317139" calcext:value-type="float">
            <text:p>1687.317139</text:p>
          </table:table-cell>
          <table:table-cell office:value-type="float" office:value="1805.536377" calcext:value-type="float">
            <text:p>1805.536377</text:p>
          </table:table-cell>
          <table:table-cell table:number-columns-repeated="13"/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1661.391846" calcext:value-type="float">
            <text:p>1661.391846</text:p>
          </table:table-cell>
          <table:table-cell office:value-type="float" office:value="1780.655029" calcext:value-type="float">
            <text:p>1780.655029</text:p>
          </table:table-cell>
          <table:table-cell office:value-type="float" office:value="1670.744507" calcext:value-type="float">
            <text:p>1670.744507</text:p>
          </table:table-cell>
          <table:table-cell office:value-type="float" office:value="1791.97168" calcext:value-type="float">
            <text:p>1791.97168</text:p>
          </table:table-cell>
          <table:table-cell table:number-columns-repeated="13"/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1663.78894" calcext:value-type="float">
            <text:p>1663.78894</text:p>
          </table:table-cell>
          <table:table-cell office:value-type="float" office:value="1755.924438" calcext:value-type="float">
            <text:p>1755.924438</text:p>
          </table:table-cell>
          <table:table-cell office:value-type="float" office:value="1665.458496" calcext:value-type="float">
            <text:p>1665.458496</text:p>
          </table:table-cell>
          <table:table-cell office:value-type="float" office:value="1750.450439" calcext:value-type="float">
            <text:p>1750.450439</text:p>
          </table:table-cell>
          <table:table-cell table:number-columns-repeated="13"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655.290283" calcext:value-type="float">
            <text:p>1655.290283</text:p>
          </table:table-cell>
          <table:table-cell office:value-type="float" office:value="1742.838623" calcext:value-type="float">
            <text:p>1742.838623</text:p>
          </table:table-cell>
          <table:table-cell office:value-type="float" office:value="1652.908691" calcext:value-type="float">
            <text:p>1652.908691</text:p>
          </table:table-cell>
          <table:table-cell office:value-type="float" office:value="1741.042969" calcext:value-type="float">
            <text:p>1741.042969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36.894775" calcext:value-type="float">
            <text:p>1636.894775</text:p>
          </table:table-cell>
          <table:table-cell office:value-type="float" office:value="1732.779907" calcext:value-type="float">
            <text:p>1732.779907</text:p>
          </table:table-cell>
          <table:table-cell office:value-type="float" office:value="1633.899292" calcext:value-type="float">
            <text:p>1633.899292</text:p>
          </table:table-cell>
          <table:table-cell office:value-type="float" office:value="1731.431885" calcext:value-type="float">
            <text:p>1731.431885</text:p>
          </table:table-cell>
          <table:table-cell table:number-columns-repeated="13"/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1633.974243" calcext:value-type="float">
            <text:p>1633.974243</text:p>
          </table:table-cell>
          <table:table-cell office:value-type="float" office:value="1709.186157" calcext:value-type="float">
            <text:p>1709.186157</text:p>
          </table:table-cell>
          <table:table-cell office:value-type="float" office:value="1631.919189" calcext:value-type="float">
            <text:p>1631.919189</text:p>
          </table:table-cell>
          <table:table-cell office:value-type="float" office:value="1709.165405" calcext:value-type="float">
            <text:p>1709.165405</text:p>
          </table:table-cell>
          <table:table-cell table:number-columns-repeated="13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1623.675659" calcext:value-type="float">
            <text:p>1623.675659</text:p>
          </table:table-cell>
          <table:table-cell office:value-type="float" office:value="1698.961182" calcext:value-type="float">
            <text:p>1698.961182</text:p>
          </table:table-cell>
          <table:table-cell office:value-type="float" office:value="1623.40271" calcext:value-type="float">
            <text:p>1623.40271</text:p>
          </table:table-cell>
          <table:table-cell office:value-type="float" office:value="1699.982666" calcext:value-type="float">
            <text:p>1699.982666</text:p>
          </table:table-cell>
          <table:table-cell table:number-columns-repeated="13"/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1619.466797" calcext:value-type="float">
            <text:p>1619.466797</text:p>
          </table:table-cell>
          <table:table-cell office:value-type="float" office:value="1690.339111" calcext:value-type="float">
            <text:p>1690.339111</text:p>
          </table:table-cell>
          <table:table-cell office:value-type="float" office:value="1611.755371" calcext:value-type="float">
            <text:p>1611.755371</text:p>
          </table:table-cell>
          <table:table-cell office:value-type="float" office:value="1689.939697" calcext:value-type="float">
            <text:p>1689.939697</text:p>
          </table:table-cell>
          <table:table-cell table:number-columns-repeated="13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1609.584595" calcext:value-type="float">
            <text:p>1609.584595</text:p>
          </table:table-cell>
          <table:table-cell office:value-type="float" office:value="1676.557373" calcext:value-type="float">
            <text:p>1676.557373</text:p>
          </table:table-cell>
          <table:table-cell office:value-type="float" office:value="1611.054443" calcext:value-type="float">
            <text:p>1611.054443</text:p>
          </table:table-cell>
          <table:table-cell office:value-type="float" office:value="1673.559448" calcext:value-type="float">
            <text:p>1673.559448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07.640625" calcext:value-type="float">
            <text:p>1607.640625</text:p>
          </table:table-cell>
          <table:table-cell office:value-type="float" office:value="1665.560059" calcext:value-type="float">
            <text:p>1665.560059</text:p>
          </table:table-cell>
          <table:table-cell office:value-type="float" office:value="1609.159058" calcext:value-type="float">
            <text:p>1609.159058</text:p>
          </table:table-cell>
          <table:table-cell office:value-type="float" office:value="1658.176636" calcext:value-type="float">
            <text:p>1658.176636</text:p>
          </table:table-cell>
          <table:table-cell table:number-columns-repeated="13"/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1602.111084" calcext:value-type="float">
            <text:p>1602.111084</text:p>
          </table:table-cell>
          <table:table-cell office:value-type="float" office:value="1664.322388" calcext:value-type="float">
            <text:p>1664.322388</text:p>
          </table:table-cell>
          <table:table-cell office:value-type="float" office:value="1600.924194" calcext:value-type="float">
            <text:p>1600.924194</text:p>
          </table:table-cell>
          <table:table-cell office:value-type="float" office:value="1657.138428" calcext:value-type="float">
            <text:p>1657.138428</text:p>
          </table:table-cell>
          <table:table-cell table:number-columns-repeated="13"/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1599.033081" calcext:value-type="float">
            <text:p>1599.033081</text:p>
          </table:table-cell>
          <table:table-cell office:value-type="float" office:value="1649.926636" calcext:value-type="float">
            <text:p>1649.926636</text:p>
          </table:table-cell>
          <table:table-cell office:value-type="float" office:value="1590.703491" calcext:value-type="float">
            <text:p>1590.703491</text:p>
          </table:table-cell>
          <table:table-cell office:value-type="float" office:value="1651.128784" calcext:value-type="float">
            <text:p>1651.128784</text:p>
          </table:table-cell>
          <table:table-cell table:number-columns-repeated="1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1594.992554" calcext:value-type="float">
            <text:p>1594.992554</text:p>
          </table:table-cell>
          <table:table-cell office:value-type="float" office:value="1642.540771" calcext:value-type="float">
            <text:p>1642.540771</text:p>
          </table:table-cell>
          <table:table-cell office:value-type="float" office:value="1593.024536" calcext:value-type="float">
            <text:p>1593.024536</text:p>
          </table:table-cell>
          <table:table-cell office:value-type="float" office:value="1642.703491" calcext:value-type="float">
            <text:p>1642.703491</text:p>
          </table:table-cell>
          <table:table-cell table:number-columns-repeated="13"/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1592.625732" calcext:value-type="float">
            <text:p>1592.625732</text:p>
          </table:table-cell>
          <table:table-cell office:value-type="float" office:value="1638.952393" calcext:value-type="float">
            <text:p>1638.952393</text:p>
          </table:table-cell>
          <table:table-cell office:value-type="float" office:value="1590.410645" calcext:value-type="float">
            <text:p>1590.410645</text:p>
          </table:table-cell>
          <table:table-cell office:value-type="float" office:value="1633.970825" calcext:value-type="float">
            <text:p>1633.970825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94.437378" calcext:value-type="float">
            <text:p>1594.437378</text:p>
          </table:table-cell>
          <table:table-cell office:value-type="float" office:value="1631.86499" calcext:value-type="float">
            <text:p>1631.86499</text:p>
          </table:table-cell>
          <table:table-cell office:value-type="float" office:value="1584.529175" calcext:value-type="float">
            <text:p>1584.529175</text:p>
          </table:table-cell>
          <table:table-cell office:value-type="float" office:value="1629.528809" calcext:value-type="float">
            <text:p>1629.528809</text:p>
          </table:table-cell>
          <table:table-cell table:number-columns-repeated="13"/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1586.630981" calcext:value-type="float">
            <text:p>1586.630981</text:p>
          </table:table-cell>
          <table:table-cell office:value-type="float" office:value="1626.88916" calcext:value-type="float">
            <text:p>1626.88916</text:p>
          </table:table-cell>
          <table:table-cell office:value-type="float" office:value="1582.511841" calcext:value-type="float">
            <text:p>1582.511841</text:p>
          </table:table-cell>
          <table:table-cell office:value-type="float" office:value="1622.428467" calcext:value-type="float">
            <text:p>1622.428467</text:p>
          </table:table-cell>
          <table:table-cell table:number-columns-repeated="13"/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1583.861938" calcext:value-type="float">
            <text:p>1583.861938</text:p>
          </table:table-cell>
          <table:table-cell office:value-type="float" office:value="1625.354126" calcext:value-type="float">
            <text:p>1625.354126</text:p>
          </table:table-cell>
          <table:table-cell office:value-type="float" office:value="1575.580078" calcext:value-type="float">
            <text:p>1575.580078</text:p>
          </table:table-cell>
          <table:table-cell office:value-type="float" office:value="1625.108154" calcext:value-type="float">
            <text:p>1625.108154</text:p>
          </table:table-cell>
          <table:table-cell table:number-columns-repeated="13"/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1580.598877" calcext:value-type="float">
            <text:p>1580.598877</text:p>
          </table:table-cell>
          <table:table-cell office:value-type="float" office:value="1616.184082" calcext:value-type="float">
            <text:p>1616.184082</text:p>
          </table:table-cell>
          <table:table-cell office:value-type="float" office:value="1578.78064" calcext:value-type="float">
            <text:p>1578.78064</text:p>
          </table:table-cell>
          <table:table-cell office:value-type="float" office:value="1613.052856" calcext:value-type="float">
            <text:p>1613.052856</text:p>
          </table:table-cell>
          <table:table-cell table:number-columns-repeated="13"/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1582.45752" calcext:value-type="float">
            <text:p>1582.45752</text:p>
          </table:table-cell>
          <table:table-cell office:value-type="float" office:value="1614.675537" calcext:value-type="float">
            <text:p>1614.675537</text:p>
          </table:table-cell>
          <table:table-cell office:value-type="float" office:value="1575.144409" calcext:value-type="float">
            <text:p>1575.144409</text:p>
          </table:table-cell>
          <table:table-cell office:value-type="float" office:value="1611.104614" calcext:value-type="float">
            <text:p>1611.104614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82.209961" calcext:value-type="float">
            <text:p>1582.209961</text:p>
          </table:table-cell>
          <table:table-cell office:value-type="float" office:value="1610.608765" calcext:value-type="float">
            <text:p>1610.608765</text:p>
          </table:table-cell>
          <table:table-cell office:value-type="float" office:value="1573.961426" calcext:value-type="float">
            <text:p>1573.961426</text:p>
          </table:table-cell>
          <table:table-cell office:value-type="float" office:value="1605.648926" calcext:value-type="float">
            <text:p>1605.648926</text:p>
          </table:table-cell>
          <table:table-cell table:number-columns-repeated="13"/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1581.225342" calcext:value-type="float">
            <text:p>1581.225342</text:p>
          </table:table-cell>
          <table:table-cell office:value-type="float" office:value="1611.036499" calcext:value-type="float">
            <text:p>1611.036499</text:p>
          </table:table-cell>
          <table:table-cell office:value-type="float" office:value="1577.426147" calcext:value-type="float">
            <text:p>1577.426147</text:p>
          </table:table-cell>
          <table:table-cell office:value-type="float" office:value="1597.662109" calcext:value-type="float">
            <text:p>1597.662109</text:p>
          </table:table-cell>
          <table:table-cell table:number-columns-repeated="13"/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1581.067017" calcext:value-type="float">
            <text:p>1581.067017</text:p>
          </table:table-cell>
          <table:table-cell office:value-type="float" office:value="1606.743652" calcext:value-type="float">
            <text:p>1606.743652</text:p>
          </table:table-cell>
          <table:table-cell office:value-type="float" office:value="1570.703979" calcext:value-type="float">
            <text:p>1570.703979</text:p>
          </table:table-cell>
          <table:table-cell office:value-type="float" office:value="1597.237549" calcext:value-type="float">
            <text:p>1597.237549</text:p>
          </table:table-cell>
          <table:table-cell table:number-columns-repeated="13"/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1579.091309" calcext:value-type="float">
            <text:p>1579.091309</text:p>
          </table:table-cell>
          <table:table-cell office:value-type="float" office:value="1602.839355" calcext:value-type="float">
            <text:p>1602.839355</text:p>
          </table:table-cell>
          <table:table-cell office:value-type="float" office:value="1572.204956" calcext:value-type="float">
            <text:p>1572.204956</text:p>
          </table:table-cell>
          <table:table-cell office:value-type="float" office:value="1590.353516" calcext:value-type="float">
            <text:p>1590.353516</text:p>
          </table:table-cell>
          <table:table-cell table:number-columns-repeated="13"/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1577.313721" calcext:value-type="float">
            <text:p>1577.313721</text:p>
          </table:table-cell>
          <table:table-cell office:value-type="float" office:value="1606.47168" calcext:value-type="float">
            <text:p>1606.47168</text:p>
          </table:table-cell>
          <table:table-cell office:value-type="float" office:value="1561.015625" calcext:value-type="float">
            <text:p>1561.015625</text:p>
          </table:table-cell>
          <table:table-cell office:value-type="float" office:value="1592.352417" calcext:value-type="float">
            <text:p>1592.352417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8.841919" calcext:value-type="float">
            <text:p>1568.841919</text:p>
          </table:table-cell>
          <table:table-cell office:value-type="float" office:value="1587.604126" calcext:value-type="float">
            <text:p>1587.604126</text:p>
          </table:table-cell>
          <table:table-cell office:value-type="float" office:value="1578.716064" calcext:value-type="float">
            <text:p>1578.716064</text:p>
          </table:table-cell>
          <table:table-cell office:value-type="float" office:value="1591.190308" calcext:value-type="float">
            <text:p>1591.190308</text:p>
          </table:table-cell>
          <table:table-cell table:number-columns-repeated="13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1569.640625" calcext:value-type="float">
            <text:p>1569.640625</text:p>
          </table:table-cell>
          <table:table-cell office:value-type="float" office:value="1589.458984" calcext:value-type="float">
            <text:p>1589.458984</text:p>
          </table:table-cell>
          <table:table-cell office:value-type="float" office:value="1567.807373" calcext:value-type="float">
            <text:p>1567.807373</text:p>
          </table:table-cell>
          <table:table-cell office:value-type="float" office:value="1590.422852" calcext:value-type="float">
            <text:p>1590.422852</text:p>
          </table:table-cell>
          <table:table-cell table:number-columns-repeated="13"/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1568.457642" calcext:value-type="float">
            <text:p>1568.457642</text:p>
          </table:table-cell>
          <table:table-cell office:value-type="float" office:value="1590.056152" calcext:value-type="float">
            <text:p>1590.056152</text:p>
          </table:table-cell>
          <table:table-cell office:value-type="float" office:value="1570.236206" calcext:value-type="float">
            <text:p>1570.236206</text:p>
          </table:table-cell>
          <table:table-cell office:value-type="float" office:value="1588.029907" calcext:value-type="float">
            <text:p>1588.029907</text:p>
          </table:table-cell>
          <table:table-cell table:number-columns-repeated="13"/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1567.233398" calcext:value-type="float">
            <text:p>1567.233398</text:p>
          </table:table-cell>
          <table:table-cell office:value-type="float" office:value="1584.814453" calcext:value-type="float">
            <text:p>1584.814453</text:p>
          </table:table-cell>
          <table:table-cell office:value-type="float" office:value="1570.858154" calcext:value-type="float">
            <text:p>1570.858154</text:p>
          </table:table-cell>
          <table:table-cell office:value-type="float" office:value="1585.111328" calcext:value-type="float">
            <text:p>1585.111328</text:p>
          </table:table-cell>
          <table:table-cell table:number-columns-repeated="13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1569.349365" calcext:value-type="float">
            <text:p>1569.349365</text:p>
          </table:table-cell>
          <table:table-cell office:value-type="float" office:value="1585.110352" calcext:value-type="float">
            <text:p>1585.110352</text:p>
          </table:table-cell>
          <table:table-cell office:value-type="float" office:value="1568.285278" calcext:value-type="float">
            <text:p>1568.285278</text:p>
          </table:table-cell>
          <table:table-cell office:value-type="float" office:value="1586.510376" calcext:value-type="float">
            <text:p>1586.510376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67.897217" calcext:value-type="float">
            <text:p>1567.897217</text:p>
          </table:table-cell>
          <table:table-cell office:value-type="float" office:value="1583.254761" calcext:value-type="float">
            <text:p>1583.254761</text:p>
          </table:table-cell>
          <table:table-cell office:value-type="float" office:value="1567.646973" calcext:value-type="float">
            <text:p>1567.646973</text:p>
          </table:table-cell>
          <table:table-cell office:value-type="float" office:value="1585.818237" calcext:value-type="float">
            <text:p>1585.818237</text:p>
          </table:table-cell>
          <table:table-cell table:number-columns-repeated="13"/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1571.623901" calcext:value-type="float">
            <text:p>1571.623901</text:p>
          </table:table-cell>
          <table:table-cell office:value-type="float" office:value="1579.048584" calcext:value-type="float">
            <text:p>1579.048584</text:p>
          </table:table-cell>
          <table:table-cell office:value-type="float" office:value="1570.462524" calcext:value-type="float">
            <text:p>1570.462524</text:p>
          </table:table-cell>
          <table:table-cell office:value-type="float" office:value="1580.103271" calcext:value-type="float">
            <text:p>1580.103271</text:p>
          </table:table-cell>
          <table:table-cell table:number-columns-repeated="13"/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1566.071655" calcext:value-type="float">
            <text:p>1566.071655</text:p>
          </table:table-cell>
          <table:table-cell office:value-type="float" office:value="1583.410034" calcext:value-type="float">
            <text:p>1583.410034</text:p>
          </table:table-cell>
          <table:table-cell office:value-type="float" office:value="1568.314575" calcext:value-type="float">
            <text:p>1568.314575</text:p>
          </table:table-cell>
          <table:table-cell office:value-type="float" office:value="1581.356323" calcext:value-type="float">
            <text:p>1581.356323</text:p>
          </table:table-cell>
          <table:table-cell table:number-columns-repeated="13"/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1569.354614" calcext:value-type="float">
            <text:p>1569.354614</text:p>
          </table:table-cell>
          <table:table-cell office:value-type="float" office:value="1577.982666" calcext:value-type="float">
            <text:p>1577.982666</text:p>
          </table:table-cell>
          <table:table-cell office:value-type="float" office:value="1568.620728" calcext:value-type="float">
            <text:p>1568.620728</text:p>
          </table:table-cell>
          <table:table-cell office:value-type="float" office:value="1578.822388" calcext:value-type="float">
            <text:p>1578.822388</text:p>
          </table:table-cell>
          <table:table-cell table:number-columns-repeated="13"/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1568.484131" calcext:value-type="float">
            <text:p>1568.484131</text:p>
          </table:table-cell>
          <table:table-cell office:value-type="float" office:value="1578.813232" calcext:value-type="float">
            <text:p>1578.813232</text:p>
          </table:table-cell>
          <table:table-cell office:value-type="float" office:value="1565.530151" calcext:value-type="float">
            <text:p>1565.530151</text:p>
          </table:table-cell>
          <table:table-cell office:value-type="float" office:value="1582.758545" calcext:value-type="float">
            <text:p>1582.758545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69.440796" calcext:value-type="float">
            <text:p>1569.440796</text:p>
          </table:table-cell>
          <table:table-cell office:value-type="float" office:value="1574.484863" calcext:value-type="float">
            <text:p>1574.484863</text:p>
          </table:table-cell>
          <table:table-cell office:value-type="float" office:value="1569.334351" calcext:value-type="float">
            <text:p>1569.334351</text:p>
          </table:table-cell>
          <table:table-cell office:value-type="float" office:value="1576.77356" calcext:value-type="float">
            <text:p>1576.77356</text:p>
          </table:table-cell>
          <table:table-cell table:number-columns-repeated="13"/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1553.053345" calcext:value-type="float">
            <text:p>1553.053345</text:p>
          </table:table-cell>
          <table:table-cell office:value-type="float" office:value="1590.016357" calcext:value-type="float">
            <text:p>1590.016357</text:p>
          </table:table-cell>
          <table:table-cell office:value-type="float" office:value="1554.352417" calcext:value-type="float">
            <text:p>1554.352417</text:p>
          </table:table-cell>
          <table:table-cell office:value-type="float" office:value="1588.678955" calcext:value-type="float">
            <text:p>1588.678955</text:p>
          </table:table-cell>
          <table:table-cell table:number-columns-repeated="13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1577.905884" calcext:value-type="float">
            <text:p>1577.905884</text:p>
          </table:table-cell>
          <table:table-cell office:value-type="float" office:value="1569.957153" calcext:value-type="float">
            <text:p>1569.957153</text:p>
          </table:table-cell>
          <table:table-cell office:value-type="float" office:value="1576.480713" calcext:value-type="float">
            <text:p>1576.480713</text:p>
          </table:table-cell>
          <table:table-cell office:value-type="float" office:value="1573.148193" calcext:value-type="float">
            <text:p>1573.148193</text:p>
          </table:table-cell>
          <table:table-cell table:number-columns-repeated="13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1582.338013" calcext:value-type="float">
            <text:p>1582.338013</text:p>
          </table:table-cell>
          <table:table-cell office:value-type="float" office:value="1568.812866" calcext:value-type="float">
            <text:p>1568.812866</text:p>
          </table:table-cell>
          <table:table-cell office:value-type="float" office:value="1585.502075" calcext:value-type="float">
            <text:p>1585.502075</text:p>
          </table:table-cell>
          <table:table-cell office:value-type="float" office:value="1566.70874" calcext:value-type="float">
            <text:p>1566.70874</text:p>
          </table:table-cell>
          <table:table-cell table:number-columns-repeated="13"/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1571.868774" calcext:value-type="float">
            <text:p>1571.868774</text:p>
          </table:table-cell>
          <table:table-cell office:value-type="float" office:value="1588.992188" calcext:value-type="float">
            <text:p>1588.992188</text:p>
          </table:table-cell>
          <table:table-cell office:value-type="float" office:value="1569.587036" calcext:value-type="float">
            <text:p>1569.587036</text:p>
          </table:table-cell>
          <table:table-cell office:value-type="float" office:value="1588.874756" calcext:value-type="float">
            <text:p>1588.874756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72.557617" calcext:value-type="float">
            <text:p>1572.557617</text:p>
          </table:table-cell>
          <table:table-cell office:value-type="float" office:value="1613.119995" calcext:value-type="float">
            <text:p>1613.119995</text:p>
          </table:table-cell>
          <table:table-cell office:value-type="float" office:value="1545.359009" calcext:value-type="float">
            <text:p>1545.359009</text:p>
          </table:table-cell>
          <table:table-cell office:value-type="float" office:value="1576.363159" calcext:value-type="float">
            <text:p>1576.363159</text:p>
          </table:table-cell>
          <table:table-cell table:number-columns-repeated="13"/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1600.222778" calcext:value-type="float">
            <text:p>1600.222778</text:p>
          </table:table-cell>
          <table:table-cell office:value-type="float" office:value="1643.209595" calcext:value-type="float">
            <text:p>1643.209595</text:p>
          </table:table-cell>
          <table:table-cell office:value-type="float" office:value="1509.672119" calcext:value-type="float">
            <text:p>1509.672119</text:p>
          </table:table-cell>
          <table:table-cell office:value-type="float" office:value="1542.348267" calcext:value-type="float">
            <text:p>1542.348267</text:p>
          </table:table-cell>
          <table:table-cell table:number-columns-repeated="13"/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1607.716675" calcext:value-type="float">
            <text:p>1607.716675</text:p>
          </table:table-cell>
          <table:table-cell office:value-type="float" office:value="1641.401978" calcext:value-type="float">
            <text:p>1641.401978</text:p>
          </table:table-cell>
          <table:table-cell office:value-type="float" office:value="1527.34436" calcext:value-type="float">
            <text:p>1527.34436</text:p>
          </table:table-cell>
          <table:table-cell office:value-type="float" office:value="1553.560669" calcext:value-type="float">
            <text:p>1553.560669</text:p>
          </table:table-cell>
          <table:table-cell table:number-columns-repeated="13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1599.119629" calcext:value-type="float">
            <text:p>1599.119629</text:p>
          </table:table-cell>
          <table:table-cell office:value-type="float" office:value="1614.94519" calcext:value-type="float">
            <text:p>1614.94519</text:p>
          </table:table-cell>
          <table:table-cell office:value-type="float" office:value="1596.084717" calcext:value-type="float">
            <text:p>1596.084717</text:p>
          </table:table-cell>
          <table:table-cell office:value-type="float" office:value="1620.513428" calcext:value-type="float">
            <text:p>1620.513428</text:p>
          </table:table-cell>
          <table:table-cell table:number-columns-repeated="13"/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1634.286011" calcext:value-type="float">
            <text:p>1634.286011</text:p>
          </table:table-cell>
          <table:table-cell office:value-type="float" office:value="1629.711304" calcext:value-type="float">
            <text:p>1629.711304</text:p>
          </table:table-cell>
          <table:table-cell office:value-type="float" office:value="1654.118652" calcext:value-type="float">
            <text:p>1654.118652</text:p>
          </table:table-cell>
          <table:table-cell office:value-type="float" office:value="1644.869629" calcext:value-type="float">
            <text:p>1644.869629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78.658936" calcext:value-type="float">
            <text:p>1678.658936</text:p>
          </table:table-cell>
          <table:table-cell office:value-type="float" office:value="1715.778809" calcext:value-type="float">
            <text:p>1715.778809</text:p>
          </table:table-cell>
          <table:table-cell office:value-type="float" office:value="1693.885376" calcext:value-type="float">
            <text:p>1693.885376</text:p>
          </table:table-cell>
          <table:table-cell office:value-type="float" office:value="1722.371582" calcext:value-type="float">
            <text:p>1722.371582</text:p>
          </table:table-cell>
          <table:table-cell table:number-columns-repeated="13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1722.748535" calcext:value-type="float">
            <text:p>1722.748535</text:p>
          </table:table-cell>
          <table:table-cell office:value-type="float" office:value="1730.410156" calcext:value-type="float">
            <text:p>1730.410156</text:p>
          </table:table-cell>
          <table:table-cell office:value-type="float" office:value="1736.297852" calcext:value-type="float">
            <text:p>1736.297852</text:p>
          </table:table-cell>
          <table:table-cell office:value-type="float" office:value="1727.558838" calcext:value-type="float">
            <text:p>1727.558838</text:p>
          </table:table-cell>
          <table:table-cell table:number-columns-repeated="13"/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1754.287354" calcext:value-type="float">
            <text:p>1754.287354</text:p>
          </table:table-cell>
          <table:table-cell office:value-type="float" office:value="1798.305664" calcext:value-type="float">
            <text:p>1798.305664</text:p>
          </table:table-cell>
          <table:table-cell office:value-type="float" office:value="1766.93811" calcext:value-type="float">
            <text:p>1766.93811</text:p>
          </table:table-cell>
          <table:table-cell office:value-type="float" office:value="1794.339478" calcext:value-type="float">
            <text:p>1794.339478</text:p>
          </table:table-cell>
          <table:table-cell table:number-columns-repeated="13"/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1769.765625" calcext:value-type="float">
            <text:p>1769.765625</text:p>
          </table:table-cell>
          <table:table-cell office:value-type="float" office:value="1806.096191" calcext:value-type="float">
            <text:p>1806.096191</text:p>
          </table:table-cell>
          <table:table-cell office:value-type="float" office:value="1775.417969" calcext:value-type="float">
            <text:p>1775.417969</text:p>
          </table:table-cell>
          <table:table-cell office:value-type="float" office:value="1800.897705" calcext:value-type="float">
            <text:p>1800.897705</text:p>
          </table:table-cell>
          <table:table-cell table:number-columns-repeated="13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1770.803467" calcext:value-type="float">
            <text:p>1770.803467</text:p>
          </table:table-cell>
          <table:table-cell office:value-type="float" office:value="1881.836426" calcext:value-type="float">
            <text:p>1881.836426</text:p>
          </table:table-cell>
          <table:table-cell office:value-type="float" office:value="1780.875732" calcext:value-type="float">
            <text:p>1780.875732</text:p>
          </table:table-cell>
          <table:table-cell office:value-type="float" office:value="1883.80542" calcext:value-type="float">
            <text:p>1883.80542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1.522705" calcext:value-type="float">
            <text:p>1811.522705</text:p>
          </table:table-cell>
          <table:table-cell office:value-type="float" office:value="1835.088379" calcext:value-type="float">
            <text:p>1835.088379</text:p>
          </table:table-cell>
          <table:table-cell office:value-type="float" office:value="1836.336182" calcext:value-type="float">
            <text:p>1836.336182</text:p>
          </table:table-cell>
          <table:table-cell office:value-type="float" office:value="1824.236084" calcext:value-type="float">
            <text:p>1824.236084</text:p>
          </table:table-cell>
          <table:table-cell table:number-columns-repeated="13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1832.877319" calcext:value-type="float">
            <text:p>1832.877319</text:p>
          </table:table-cell>
          <table:table-cell office:value-type="float" office:value="1933.495239" calcext:value-type="float">
            <text:p>1933.495239</text:p>
          </table:table-cell>
          <table:table-cell office:value-type="float" office:value="1847.984741" calcext:value-type="float">
            <text:p>1847.984741</text:p>
          </table:table-cell>
          <table:table-cell office:value-type="float" office:value="1920.3927" calcext:value-type="float">
            <text:p>1920.3927</text:p>
          </table:table-cell>
          <table:table-cell table:number-columns-repeated="13"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1834.278687" calcext:value-type="float">
            <text:p>1834.278687</text:p>
          </table:table-cell>
          <table:table-cell office:value-type="float" office:value="1978.182129" calcext:value-type="float">
            <text:p>1978.182129</text:p>
          </table:table-cell>
          <table:table-cell office:value-type="float" office:value="1845.190918" calcext:value-type="float">
            <text:p>1845.190918</text:p>
          </table:table-cell>
          <table:table-cell office:value-type="float" office:value="1967.626221" calcext:value-type="float">
            <text:p>1967.626221</text:p>
          </table:table-cell>
          <table:table-cell table:number-columns-repeated="13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1866.981445" calcext:value-type="float">
            <text:p>1866.981445</text:p>
          </table:table-cell>
          <table:table-cell office:value-type="float" office:value="1964.796509" calcext:value-type="float">
            <text:p>1964.796509</text:p>
          </table:table-cell>
          <table:table-cell office:value-type="float" office:value="1879.167969" calcext:value-type="float">
            <text:p>1879.167969</text:p>
          </table:table-cell>
          <table:table-cell office:value-type="float" office:value="1961.558838" calcext:value-type="float">
            <text:p>1961.558838</text:p>
          </table:table-cell>
          <table:table-cell table:number-columns-repeated="13"/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1872.351074" calcext:value-type="float">
            <text:p>1872.351074</text:p>
          </table:table-cell>
          <table:table-cell office:value-type="float" office:value="1952.946289" calcext:value-type="float">
            <text:p>1952.946289</text:p>
          </table:table-cell>
          <table:table-cell office:value-type="float" office:value="1881.710205" calcext:value-type="float">
            <text:p>1881.710205</text:p>
          </table:table-cell>
          <table:table-cell office:value-type="float" office:value="1960.920166" calcext:value-type="float">
            <text:p>1960.920166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37.793701" calcext:value-type="float">
            <text:p>1837.793701</text:p>
          </table:table-cell>
          <table:table-cell office:value-type="float" office:value="1984.599609" calcext:value-type="float">
            <text:p>1984.599609</text:p>
          </table:table-cell>
          <table:table-cell office:value-type="float" office:value="1841.368042" calcext:value-type="float">
            <text:p>1841.36804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1818.076782" calcext:value-type="float">
            <text:p>1818.076782</text:p>
          </table:table-cell>
          <table:table-cell office:value-type="float" office:value="1966.54895" calcext:value-type="float">
            <text:p>1966.54895</text:p>
          </table:table-cell>
          <table:table-cell office:value-type="float" office:value="1841.318604" calcext:value-type="float">
            <text:p>1841.318604</text:p>
          </table:table-cell>
          <table:table-cell office:value-type="float" office:value="1954.402466" calcext:value-type="float">
            <text:p>1954.402466</text:p>
          </table:table-cell>
          <table:table-cell table:number-columns-repeated="13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1835.87085" calcext:value-type="float">
            <text:p>1835.87085</text:p>
          </table:table-cell>
          <table:table-cell office:value-type="float" office:value="1950.906006" calcext:value-type="float">
            <text:p>1950.906006</text:p>
          </table:table-cell>
          <table:table-cell office:value-type="float" office:value="1860.526245" calcext:value-type="float">
            <text:p>1860.526245</text:p>
          </table:table-cell>
          <table:table-cell office:value-type="float" office:value="1933.246948" calcext:value-type="float">
            <text:p>1933.246948</text:p>
          </table:table-cell>
          <table:table-cell table:number-columns-repeated="13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1851.828491" calcext:value-type="float">
            <text:p>1851.828491</text:p>
          </table:table-cell>
          <table:table-cell office:value-type="float" office:value="1960.209229" calcext:value-type="float">
            <text:p>1960.209229</text:p>
          </table:table-cell>
          <table:table-cell office:value-type="float" office:value="1867.095093" calcext:value-type="float">
            <text:p>1867.095093</text:p>
          </table:table-cell>
          <table:table-cell office:value-type="float" office:value="1955.222412" calcext:value-type="float">
            <text:p>1955.222412</text:p>
          </table:table-cell>
          <table:table-cell table:number-columns-repeated="13"/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1818.502197" calcext:value-type="float">
            <text:p>1818.502197</text:p>
          </table:table-cell>
          <table:table-cell office:value-type="float" office:value="1997.737915" calcext:value-type="float">
            <text:p>1997.737915</text:p>
          </table:table-cell>
          <table:table-cell office:value-type="float" office:value="1828.590332" calcext:value-type="float">
            <text:p>1828.590332</text:p>
          </table:table-cell>
          <table:table-cell office:value-type="float" office:value="1995.63623" calcext:value-type="float">
            <text:p>1995.63623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42.111328" calcext:value-type="float">
            <text:p>1842.111328</text:p>
          </table:table-cell>
          <table:table-cell office:value-type="float" office:value="1947.039795" calcext:value-type="float">
            <text:p>1947.039795</text:p>
          </table:table-cell>
          <table:table-cell office:value-type="float" office:value="1863.60376" calcext:value-type="float">
            <text:p>1863.60376</text:p>
          </table:table-cell>
          <table:table-cell office:value-type="float" office:value="1935.636719" calcext:value-type="float">
            <text:p>1935.636719</text:p>
          </table:table-cell>
          <table:table-cell table:number-columns-repeated="13"/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1849.525757" calcext:value-type="float">
            <text:p>1849.525757</text:p>
          </table:table-cell>
          <table:table-cell office:value-type="float" office:value="1964.15625" calcext:value-type="float">
            <text:p>1964.15625</text:p>
          </table:table-cell>
          <table:table-cell office:value-type="float" office:value="1870.770142" calcext:value-type="float">
            <text:p>1870.770142</text:p>
          </table:table-cell>
          <table:table-cell office:value-type="float" office:value="1957.809326" calcext:value-type="float">
            <text:p>1957.809326</text:p>
          </table:table-cell>
          <table:table-cell table:number-columns-repeated="13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830.969849" calcext:value-type="float">
            <text:p>1830.969849</text:p>
          </table:table-cell>
          <table:table-cell office:value-type="float" office:value="1997.486084" calcext:value-type="float">
            <text:p>1997.486084</text:p>
          </table:table-cell>
          <table:table-cell office:value-type="float" office:value="1839.974243" calcext:value-type="float">
            <text:p>1839.974243</text:p>
          </table:table-cell>
          <table:table-cell office:value-type="float" office:value="1997.357178" calcext:value-type="float">
            <text:p>1997.357178</text:p>
          </table:table-cell>
          <table:table-cell table:number-columns-repeated="13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1843.987671" calcext:value-type="float">
            <text:p>1843.987671</text:p>
          </table:table-cell>
          <table:table-cell office:value-type="float" office:value="1953.812256" calcext:value-type="float">
            <text:p>1953.812256</text:p>
          </table:table-cell>
          <table:table-cell office:value-type="float" office:value="1869.324951" calcext:value-type="float">
            <text:p>1869.324951</text:p>
          </table:table-cell>
          <table:table-cell office:value-type="float" office:value="1947.687012" calcext:value-type="float">
            <text:p>1947.687012</text:p>
          </table:table-cell>
          <table:table-cell table:number-columns-repeated="13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1861.749756" calcext:value-type="float">
            <text:p>1861.749756</text:p>
          </table:table-cell>
          <table:table-cell office:value-type="float" office:value="1957.263794" calcext:value-type="float">
            <text:p>1957.263794</text:p>
          </table:table-cell>
          <table:table-cell office:value-type="float" office:value="1880.4729" calcext:value-type="float">
            <text:p>1880.4729</text:p>
          </table:table-cell>
          <table:table-cell office:value-type="float" office:value="1952.28833" calcext:value-type="float">
            <text:p>1952.28833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25.540405" calcext:value-type="float">
            <text:p>1825.540405</text:p>
          </table:table-cell>
          <table:table-cell office:value-type="float" office:value="1998.285645" calcext:value-type="float">
            <text:p>1998.285645</text:p>
          </table:table-cell>
          <table:table-cell office:value-type="float" office:value="1832.749023" calcext:value-type="float">
            <text:p>1832.749023</text:p>
          </table:table-cell>
          <table:table-cell office:value-type="float" office:value="1997.129883" calcext:value-type="float">
            <text:p>1997.129883</text:p>
          </table:table-cell>
          <table:table-cell table:number-columns-repeated="13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1851.716064" calcext:value-type="float">
            <text:p>1851.716064</text:p>
          </table:table-cell>
          <table:table-cell office:value-type="float" office:value="1993.966553" calcext:value-type="float">
            <text:p>1993.966553</text:p>
          </table:table-cell>
          <table:table-cell office:value-type="float" office:value="1873.231934" calcext:value-type="float">
            <text:p>1873.231934</text:p>
          </table:table-cell>
          <table:table-cell office:value-type="float" office:value="1986.552368" calcext:value-type="float">
            <text:p>1986.552368</text:p>
          </table:table-cell>
          <table:table-cell table:number-columns-repeated="13"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865.826294" calcext:value-type="float">
            <text:p>1865.826294</text:p>
          </table:table-cell>
          <table:table-cell office:value-type="float" office:value="1951.299438" calcext:value-type="float">
            <text:p>1951.299438</text:p>
          </table:table-cell>
          <table:table-cell office:value-type="float" office:value="1889.082886" calcext:value-type="float">
            <text:p>1889.082886</text:p>
          </table:table-cell>
          <table:table-cell office:value-type="float" office:value="1942.238647" calcext:value-type="float">
            <text:p>1942.238647</text:p>
          </table:table-cell>
          <table:table-cell table:number-columns-repeated="13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1851.984497" calcext:value-type="float">
            <text:p>1851.984497</text:p>
          </table:table-cell>
          <table:table-cell office:value-type="float" office:value="1980.836304" calcext:value-type="float">
            <text:p>1980.836304</text:p>
          </table:table-cell>
          <table:table-cell office:value-type="float" office:value="1868.019531" calcext:value-type="float">
            <text:p>1868.019531</text:p>
          </table:table-cell>
          <table:table-cell office:value-type="float" office:value="1978.114502" calcext:value-type="float">
            <text:p>1978.114502</text:p>
          </table:table-cell>
          <table:table-cell table:number-columns-repeated="13"/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1840.757812" calcext:value-type="float">
            <text:p>1840.757812</text:p>
          </table:table-cell>
          <table:table-cell office:value-type="float" office:value="1997.084351" calcext:value-type="float">
            <text:p>1997.084351</text:p>
          </table:table-cell>
          <table:table-cell office:value-type="float" office:value="1856.866577" calcext:value-type="float">
            <text:p>1856.866577</text:p>
          </table:table-cell>
          <table:table-cell office:value-type="float" office:value="1991.269531" calcext:value-type="float">
            <text:p>1991.269531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60.816528" calcext:value-type="float">
            <text:p>1860.816528</text:p>
          </table:table-cell>
          <table:table-cell office:value-type="float" office:value="1963.568604" calcext:value-type="float">
            <text:p>1963.568604</text:p>
          </table:table-cell>
          <table:table-cell office:value-type="float" office:value="1891.244263" calcext:value-type="float">
            <text:p>1891.244263</text:p>
          </table:table-cell>
          <table:table-cell office:value-type="float" office:value="1947.32373" calcext:value-type="float">
            <text:p>1947.32373</text:p>
          </table:table-cell>
          <table:table-cell table:number-columns-repeated="13"/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868.307983" calcext:value-type="float">
            <text:p>1868.307983</text:p>
          </table:table-cell>
          <table:table-cell office:value-type="float" office:value="1961.842773" calcext:value-type="float">
            <text:p>1961.842773</text:p>
          </table:table-cell>
          <table:table-cell office:value-type="float" office:value="1892.756226" calcext:value-type="float">
            <text:p>1892.756226</text:p>
          </table:table-cell>
          <table:table-cell office:value-type="float" office:value="1952.842651" calcext:value-type="float">
            <text:p>1952.842651</text:p>
          </table:table-cell>
          <table:table-cell table:number-columns-repeated="13"/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1831.520264" calcext:value-type="float">
            <text:p>1831.520264</text:p>
          </table:table-cell>
          <table:table-cell office:value-type="float" office:value="1995.650024" calcext:value-type="float">
            <text:p>1995.650024</text:p>
          </table:table-cell>
          <table:table-cell office:value-type="float" office:value="1844.413574" calcext:value-type="float">
            <text:p>1844.413574</text:p>
          </table:table-cell>
          <table:table-cell office:value-type="float" office:value="1998.114868" calcext:value-type="float">
            <text:p>1998.114868</text:p>
          </table:table-cell>
          <table:table-cell table:number-columns-repeated="13"/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1875.996216" calcext:value-type="float">
            <text:p>1875.996216</text:p>
          </table:table-cell>
          <table:table-cell office:value-type="float" office:value="1994.027954" calcext:value-type="float">
            <text:p>1994.027954</text:p>
          </table:table-cell>
          <table:table-cell office:value-type="float" office:value="1901.81665" calcext:value-type="float">
            <text:p>1901.81665</text:p>
          </table:table-cell>
          <table:table-cell office:value-type="float" office:value="1983.834595" calcext:value-type="float">
            <text:p>1983.834595</text:p>
          </table:table-cell>
          <table:table-cell table:number-columns-repeated="13"/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869.080444" calcext:value-type="float">
            <text:p>1869.080444</text:p>
          </table:table-cell>
          <table:table-cell office:value-type="float" office:value="1975.745605" calcext:value-type="float">
            <text:p>1975.745605</text:p>
          </table:table-cell>
          <table:table-cell office:value-type="float" office:value="1889.92688" calcext:value-type="float">
            <text:p>1889.92688</text:p>
          </table:table-cell>
          <table:table-cell office:value-type="float" office:value="1964.175659" calcext:value-type="float">
            <text:p>1964.175659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58.635254" calcext:value-type="float">
            <text:p>1858.635254</text:p>
          </table:table-cell>
          <table:table-cell office:value-type="float" office:value="1995.736694" calcext:value-type="float">
            <text:p>1995.736694</text:p>
          </table:table-cell>
          <table:table-cell office:value-type="float" office:value="1874.341309" calcext:value-type="float">
            <text:p>1874.341309</text:p>
          </table:table-cell>
          <table:table-cell office:value-type="float" office:value="1995.08252" calcext:value-type="float">
            <text:p>1995.08252</text:p>
          </table:table-cell>
          <table:table-cell table:number-columns-repeated="13"/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834.416016" calcext:value-type="float">
            <text:p>1834.416016</text:p>
          </table:table-cell>
          <table:table-cell office:value-type="float" office:value="1998.122803" calcext:value-type="float">
            <text:p>1998.122803</text:p>
          </table:table-cell>
          <table:table-cell office:value-type="float" office:value="1845.260254" calcext:value-type="float">
            <text:p>1845.260254</text:p>
          </table:table-cell>
          <table:table-cell office:value-type="float" office:value="1993.90625" calcext:value-type="float">
            <text:p>1993.90625</text:p>
          </table:table-cell>
          <table:table-cell table:number-columns-repeated="13"/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1873.983154" calcext:value-type="float">
            <text:p>1873.983154</text:p>
          </table:table-cell>
          <table:table-cell office:value-type="float" office:value="1997.714355" calcext:value-type="float">
            <text:p>1997.714355</text:p>
          </table:table-cell>
          <table:table-cell office:value-type="float" office:value="1893.322754" calcext:value-type="float">
            <text:p>1893.322754</text:p>
          </table:table-cell>
          <table:table-cell office:value-type="float" office:value="1986.444336" calcext:value-type="float">
            <text:p>1986.444336</text:p>
          </table:table-cell>
          <table:table-cell table:number-columns-repeated="13"/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1862.272339" calcext:value-type="float">
            <text:p>1862.272339</text:p>
          </table:table-cell>
          <table:table-cell office:value-type="float" office:value="1978.471436" calcext:value-type="float">
            <text:p>1978.471436</text:p>
          </table:table-cell>
          <table:table-cell office:value-type="float" office:value="1884.025391" calcext:value-type="float">
            <text:p>1884.025391</text:p>
          </table:table-cell>
          <table:table-cell office:value-type="float" office:value="1969.001221" calcext:value-type="float">
            <text:p>1969.001221</text:p>
          </table:table-cell>
          <table:table-cell table:number-columns-repeated="13"/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843.602539" calcext:value-type="float">
            <text:p>1843.602539</text:p>
          </table:table-cell>
          <table:table-cell office:value-type="float" office:value="1996.651367" calcext:value-type="float">
            <text:p>1996.651367</text:p>
          </table:table-cell>
          <table:table-cell office:value-type="float" office:value="1859.305664" calcext:value-type="float">
            <text:p>1859.305664</text:p>
          </table:table-cell>
          <table:table-cell office:value-type="float" office:value="1992.770996" calcext:value-type="float">
            <text:p>1992.770996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75.039062" calcext:value-type="float">
            <text:p>1875.039062</text:p>
          </table:table-cell>
          <table:table-cell office:value-type="float" office:value="1996.326416" calcext:value-type="float">
            <text:p>1996.326416</text:p>
          </table:table-cell>
          <table:table-cell office:value-type="float" office:value="1896.217773" calcext:value-type="float">
            <text:p>1896.217773</text:p>
          </table:table-cell>
          <table:table-cell office:value-type="float" office:value="1988.11792" calcext:value-type="float">
            <text:p>1988.11792</text:p>
          </table:table-cell>
          <table:table-cell table:number-columns-repeated="13"/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846.361816" calcext:value-type="float">
            <text:p>1846.361816</text:p>
          </table:table-cell>
          <table:table-cell office:value-type="float" office:value="1998.470337" calcext:value-type="float">
            <text:p>1998.470337</text:p>
          </table:table-cell>
          <table:table-cell office:value-type="float" office:value="1859.799194" calcext:value-type="float">
            <text:p>1859.799194</text:p>
          </table:table-cell>
          <table:table-cell office:value-type="float" office:value="1990.433472" calcext:value-type="float">
            <text:p>1990.433472</text:p>
          </table:table-cell>
          <table:table-cell table:number-columns-repeated="13"/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1853.124878" calcext:value-type="float">
            <text:p>1853.124878</text:p>
          </table:table-cell>
          <table:table-cell office:value-type="float" office:value="1997.057251" calcext:value-type="float">
            <text:p>1997.057251</text:p>
          </table:table-cell>
          <table:table-cell office:value-type="float" office:value="1868.642456" calcext:value-type="float">
            <text:p>1868.642456</text:p>
          </table:table-cell>
          <table:table-cell office:value-type="float" office:value="1991.929443" calcext:value-type="float">
            <text:p>1991.929443</text:p>
          </table:table-cell>
          <table:table-cell table:number-columns-repeated="13"/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1849.016846" calcext:value-type="float">
            <text:p>1849.016846</text:p>
          </table:table-cell>
          <table:table-cell office:value-type="float" office:value="1997.807251" calcext:value-type="float">
            <text:p>1997.807251</text:p>
          </table:table-cell>
          <table:table-cell office:value-type="float" office:value="1863.09436" calcext:value-type="float">
            <text:p>1863.09436</text:p>
          </table:table-cell>
          <table:table-cell office:value-type="float" office:value="1991.471436" calcext:value-type="float">
            <text:p>1991.471436</text:p>
          </table:table-cell>
          <table:table-cell table:number-columns-repeated="13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855.873535" calcext:value-type="float">
            <text:p>1855.873535</text:p>
          </table:table-cell>
          <table:table-cell office:value-type="float" office:value="1997.493286" calcext:value-type="float">
            <text:p>1997.493286</text:p>
          </table:table-cell>
          <table:table-cell office:value-type="float" office:value="1875.176392" calcext:value-type="float">
            <text:p>1875.176392</text:p>
          </table:table-cell>
          <table:table-cell office:value-type="float" office:value="1987.040771" calcext:value-type="float">
            <text:p>1987.040771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39.748779" calcext:value-type="float">
            <text:p>1839.748779</text:p>
          </table:table-cell>
          <table:table-cell office:value-type="float" office:value="1967.733032" calcext:value-type="float">
            <text:p>1967.733032</text:p>
          </table:table-cell>
          <table:table-cell office:value-type="float" office:value="1856.981689" calcext:value-type="float">
            <text:p>1856.981689</text:p>
          </table:table-cell>
          <table:table-cell office:value-type="float" office:value="1960.210693" calcext:value-type="float">
            <text:p>1960.210693</text:p>
          </table:table-cell>
          <table:table-cell table:number-columns-repeated="13"/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804.633789" calcext:value-type="float">
            <text:p>1804.633789</text:p>
          </table:table-cell>
          <table:table-cell office:value-type="float" office:value="1951.402832" calcext:value-type="float">
            <text:p>1951.402832</text:p>
          </table:table-cell>
          <table:table-cell office:value-type="float" office:value="1809.279053" calcext:value-type="float">
            <text:p>1809.279053</text:p>
          </table:table-cell>
          <table:table-cell office:value-type="float" office:value="1958.224121" calcext:value-type="float">
            <text:p>1958.224121</text:p>
          </table:table-cell>
          <table:table-cell table:number-columns-repeated="13"/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1762.057373" calcext:value-type="float">
            <text:p>1762.057373</text:p>
          </table:table-cell>
          <table:table-cell office:value-type="float" office:value="1930.276123" calcext:value-type="float">
            <text:p>1930.276123</text:p>
          </table:table-cell>
          <table:table-cell office:value-type="float" office:value="1770.431885" calcext:value-type="float">
            <text:p>1770.431885</text:p>
          </table:table-cell>
          <table:table-cell office:value-type="float" office:value="1937.386353" calcext:value-type="float">
            <text:p>1937.386353</text:p>
          </table:table-cell>
          <table:table-cell table:number-columns-repeated="13"/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1765.786255" calcext:value-type="float">
            <text:p>1765.786255</text:p>
          </table:table-cell>
          <table:table-cell office:value-type="float" office:value="1868.796875" calcext:value-type="float">
            <text:p>1868.796875</text:p>
          </table:table-cell>
          <table:table-cell office:value-type="float" office:value="1785.86145" calcext:value-type="float">
            <text:p>1785.86145</text:p>
          </table:table-cell>
          <table:table-cell office:value-type="float" office:value="1863.442505" calcext:value-type="float">
            <text:p>1863.442505</text:p>
          </table:table-cell>
          <table:table-cell table:number-columns-repeated="13"/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735.108643" calcext:value-type="float">
            <text:p>1735.108643</text:p>
          </table:table-cell>
          <table:table-cell office:value-type="float" office:value="1885.55481" calcext:value-type="float">
            <text:p>1885.55481</text:p>
          </table:table-cell>
          <table:table-cell office:value-type="float" office:value="1744.699463" calcext:value-type="float">
            <text:p>1744.699463</text:p>
          </table:table-cell>
          <table:table-cell office:value-type="float" office:value="1880.953735" calcext:value-type="float">
            <text:p>1880.953735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05.237915" calcext:value-type="float">
            <text:p>1705.237915</text:p>
          </table:table-cell>
          <table:table-cell office:value-type="float" office:value="1847.729126" calcext:value-type="float">
            <text:p>1847.729126</text:p>
          </table:table-cell>
          <table:table-cell office:value-type="float" office:value="1715.949097" calcext:value-type="float">
            <text:p>1715.949097</text:p>
          </table:table-cell>
          <table:table-cell office:value-type="float" office:value="1849.601074" calcext:value-type="float">
            <text:p>1849.601074</text:p>
          </table:table-cell>
          <table:table-cell table:number-columns-repeated="13"/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714.664429" calcext:value-type="float">
            <text:p>1714.664429</text:p>
          </table:table-cell>
          <table:table-cell office:value-type="float" office:value="1806.966309" calcext:value-type="float">
            <text:p>1806.966309</text:p>
          </table:table-cell>
          <table:table-cell office:value-type="float" office:value="1729.94165" calcext:value-type="float">
            <text:p>1729.94165</text:p>
          </table:table-cell>
          <table:table-cell office:value-type="float" office:value="1798.975586" calcext:value-type="float">
            <text:p>1798.975586</text:p>
          </table:table-cell>
          <table:table-cell table:number-columns-repeated="13"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1687.529907" calcext:value-type="float">
            <text:p>1687.529907</text:p>
          </table:table-cell>
          <table:table-cell office:value-type="float" office:value="1811.505615" calcext:value-type="float">
            <text:p>1811.505615</text:p>
          </table:table-cell>
          <table:table-cell office:value-type="float" office:value="1692.566284" calcext:value-type="float">
            <text:p>1692.566284</text:p>
          </table:table-cell>
          <table:table-cell office:value-type="float" office:value="1814.589722" calcext:value-type="float">
            <text:p>1814.589722</text:p>
          </table:table-cell>
          <table:table-cell table:number-columns-repeated="13"/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1665.403198" calcext:value-type="float">
            <text:p>1665.403198</text:p>
          </table:table-cell>
          <table:table-cell office:value-type="float" office:value="1785.433594" calcext:value-type="float">
            <text:p>1785.433594</text:p>
          </table:table-cell>
          <table:table-cell office:value-type="float" office:value="1681.659912" calcext:value-type="float">
            <text:p>1681.659912</text:p>
          </table:table-cell>
          <table:table-cell office:value-type="float" office:value="1777.940308" calcext:value-type="float">
            <text:p>1777.940308</text:p>
          </table:table-cell>
          <table:table-cell table:number-columns-repeated="13"/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674.605347" calcext:value-type="float">
            <text:p>1674.605347</text:p>
          </table:table-cell>
          <table:table-cell office:value-type="float" office:value="1767.584717" calcext:value-type="float">
            <text:p>1767.584717</text:p>
          </table:table-cell>
          <table:table-cell office:value-type="float" office:value="1676.610596" calcext:value-type="float">
            <text:p>1676.610596</text:p>
          </table:table-cell>
          <table:table-cell office:value-type="float" office:value="1752.760742" calcext:value-type="float">
            <text:p>1752.760742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54.455688" calcext:value-type="float">
            <text:p>1654.455688</text:p>
          </table:table-cell>
          <table:table-cell office:value-type="float" office:value="1755.395508" calcext:value-type="float">
            <text:p>1755.395508</text:p>
          </table:table-cell>
          <table:table-cell office:value-type="float" office:value="1661.035156" calcext:value-type="float">
            <text:p>1661.035156</text:p>
          </table:table-cell>
          <table:table-cell office:value-type="float" office:value="1758.019531" calcext:value-type="float">
            <text:p>1758.019531</text:p>
          </table:table-cell>
          <table:table-cell table:number-columns-repeated="13"/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642.490845" calcext:value-type="float">
            <text:p>1642.490845</text:p>
          </table:table-cell>
          <table:table-cell office:value-type="float" office:value="1734.936523" calcext:value-type="float">
            <text:p>1734.936523</text:p>
          </table:table-cell>
          <table:table-cell office:value-type="float" office:value="1654.681274" calcext:value-type="float">
            <text:p>1654.681274</text:p>
          </table:table-cell>
          <table:table-cell office:value-type="float" office:value="1736.489258" calcext:value-type="float">
            <text:p>1736.489258</text:p>
          </table:table-cell>
          <table:table-cell table:number-columns-repeated="13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1638.636841" calcext:value-type="float">
            <text:p>1638.636841</text:p>
          </table:table-cell>
          <table:table-cell office:value-type="float" office:value="1718.817627" calcext:value-type="float">
            <text:p>1718.817627</text:p>
          </table:table-cell>
          <table:table-cell office:value-type="float" office:value="1646.723389" calcext:value-type="float">
            <text:p>1646.723389</text:p>
          </table:table-cell>
          <table:table-cell office:value-type="float" office:value="1718.281738" calcext:value-type="float">
            <text:p>1718.281738</text:p>
          </table:table-cell>
          <table:table-cell table:number-columns-repeated="13"/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1628.003052" calcext:value-type="float">
            <text:p>1628.003052</text:p>
          </table:table-cell>
          <table:table-cell office:value-type="float" office:value="1710.593506" calcext:value-type="float">
            <text:p>1710.593506</text:p>
          </table:table-cell>
          <table:table-cell office:value-type="float" office:value="1633.069824" calcext:value-type="float">
            <text:p>1633.069824</text:p>
          </table:table-cell>
          <table:table-cell office:value-type="float" office:value="1711.135376" calcext:value-type="float">
            <text:p>1711.135376</text:p>
          </table:table-cell>
          <table:table-cell table:number-columns-repeated="13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614.737915" calcext:value-type="float">
            <text:p>1614.737915</text:p>
          </table:table-cell>
          <table:table-cell office:value-type="float" office:value="1705.131958" calcext:value-type="float">
            <text:p>1705.131958</text:p>
          </table:table-cell>
          <table:table-cell office:value-type="float" office:value="1628.220947" calcext:value-type="float">
            <text:p>1628.220947</text:p>
          </table:table-cell>
          <table:table-cell office:value-type="float" office:value="1695.373779" calcext:value-type="float">
            <text:p>1695.373779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8.876587" calcext:value-type="float">
            <text:p>1618.876587</text:p>
          </table:table-cell>
          <table:table-cell office:value-type="float" office:value="1685.108154" calcext:value-type="float">
            <text:p>1685.108154</text:p>
          </table:table-cell>
          <table:table-cell office:value-type="float" office:value="1616.201172" calcext:value-type="float">
            <text:p>1616.201172</text:p>
          </table:table-cell>
          <table:table-cell office:value-type="float" office:value="1682.916138" calcext:value-type="float">
            <text:p>1682.916138</text:p>
          </table:table-cell>
          <table:table-cell table:number-columns-repeated="13"/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610.940674" calcext:value-type="float">
            <text:p>1610.940674</text:p>
          </table:table-cell>
          <table:table-cell office:value-type="float" office:value="1677.465454" calcext:value-type="float">
            <text:p>1677.465454</text:p>
          </table:table-cell>
          <table:table-cell office:value-type="float" office:value="1613.186646" calcext:value-type="float">
            <text:p>1613.186646</text:p>
          </table:table-cell>
          <table:table-cell office:value-type="float" office:value="1677.515747" calcext:value-type="float">
            <text:p>1677.515747</text:p>
          </table:table-cell>
          <table:table-cell table:number-columns-repeated="13"/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1601.363159" calcext:value-type="float">
            <text:p>1601.363159</text:p>
          </table:table-cell>
          <table:table-cell office:value-type="float" office:value="1668.896606" calcext:value-type="float">
            <text:p>1668.896606</text:p>
          </table:table-cell>
          <table:table-cell office:value-type="float" office:value="1605.740723" calcext:value-type="float">
            <text:p>1605.740723</text:p>
          </table:table-cell>
          <table:table-cell office:value-type="float" office:value="1666.829712" calcext:value-type="float">
            <text:p>1666.829712</text:p>
          </table:table-cell>
          <table:table-cell table:number-columns-repeated="13"/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1594.946411" calcext:value-type="float">
            <text:p>1594.946411</text:p>
          </table:table-cell>
          <table:table-cell office:value-type="float" office:value="1665.273071" calcext:value-type="float">
            <text:p>1665.273071</text:p>
          </table:table-cell>
          <table:table-cell office:value-type="float" office:value="1603.237305" calcext:value-type="float">
            <text:p>1603.237305</text:p>
          </table:table-cell>
          <table:table-cell office:value-type="float" office:value="1656.811157" calcext:value-type="float">
            <text:p>1656.811157</text:p>
          </table:table-cell>
          <table:table-cell table:number-columns-repeated="13"/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597.483398" calcext:value-type="float">
            <text:p>1597.483398</text:p>
          </table:table-cell>
          <table:table-cell office:value-type="float" office:value="1644.72644" calcext:value-type="float">
            <text:p>1644.72644</text:p>
          </table:table-cell>
          <table:table-cell office:value-type="float" office:value="1598.922607" calcext:value-type="float">
            <text:p>1598.922607</text:p>
          </table:table-cell>
          <table:table-cell office:value-type="float" office:value="1647.709961" calcext:value-type="float">
            <text:p>1647.709961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91.41333" calcext:value-type="float">
            <text:p>1591.41333</text:p>
          </table:table-cell>
          <table:table-cell office:value-type="float" office:value="1646.28125" calcext:value-type="float">
            <text:p>1646.28125</text:p>
          </table:table-cell>
          <table:table-cell office:value-type="float" office:value="1595.062988" calcext:value-type="float">
            <text:p>1595.062988</text:p>
          </table:table-cell>
          <table:table-cell office:value-type="float" office:value="1646.365479" calcext:value-type="float">
            <text:p>1646.365479</text:p>
          </table:table-cell>
          <table:table-cell table:number-columns-repeated="13"/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588.589355" calcext:value-type="float">
            <text:p>1588.589355</text:p>
          </table:table-cell>
          <table:table-cell office:value-type="float" office:value="1638.420898" calcext:value-type="float">
            <text:p>1638.420898</text:p>
          </table:table-cell>
          <table:table-cell office:value-type="float" office:value="1593.340576" calcext:value-type="float">
            <text:p>1593.340576</text:p>
          </table:table-cell>
          <table:table-cell office:value-type="float" office:value="1636.395142" calcext:value-type="float">
            <text:p>1636.395142</text:p>
          </table:table-cell>
          <table:table-cell table:number-columns-repeated="13"/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1587.553955" calcext:value-type="float">
            <text:p>1587.553955</text:p>
          </table:table-cell>
          <table:table-cell office:value-type="float" office:value="1631.866211" calcext:value-type="float">
            <text:p>1631.866211</text:p>
          </table:table-cell>
          <table:table-cell office:value-type="float" office:value="1588.789917" calcext:value-type="float">
            <text:p>1588.789917</text:p>
          </table:table-cell>
          <table:table-cell office:value-type="float" office:value="1627.093262" calcext:value-type="float">
            <text:p>1627.093262</text:p>
          </table:table-cell>
          <table:table-cell table:number-columns-repeated="13"/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1583.778687" calcext:value-type="float">
            <text:p>1583.778687</text:p>
          </table:table-cell>
          <table:table-cell office:value-type="float" office:value="1626.11792" calcext:value-type="float">
            <text:p>1626.11792</text:p>
          </table:table-cell>
          <table:table-cell office:value-type="float" office:value="1586.149414" calcext:value-type="float">
            <text:p>1586.149414</text:p>
          </table:table-cell>
          <table:table-cell office:value-type="float" office:value="1630.095093" calcext:value-type="float">
            <text:p>1630.095093</text:p>
          </table:table-cell>
          <table:table-cell table:number-columns-repeated="13"/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581.318726" calcext:value-type="float">
            <text:p>1581.318726</text:p>
          </table:table-cell>
          <table:table-cell office:value-type="float" office:value="1623.680176" calcext:value-type="float">
            <text:p>1623.680176</text:p>
          </table:table-cell>
          <table:table-cell office:value-type="float" office:value="1586.86792" calcext:value-type="float">
            <text:p>1586.86792</text:p>
          </table:table-cell>
          <table:table-cell office:value-type="float" office:value="1617.314087" calcext:value-type="float">
            <text:p>1617.314087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85.605957" calcext:value-type="float">
            <text:p>1585.605957</text:p>
          </table:table-cell>
          <table:table-cell office:value-type="float" office:value="1611.575195" calcext:value-type="float">
            <text:p>1611.575195</text:p>
          </table:table-cell>
          <table:table-cell office:value-type="float" office:value="1583.321533" calcext:value-type="float">
            <text:p>1583.321533</text:p>
          </table:table-cell>
          <table:table-cell office:value-type="float" office:value="1616.811401" calcext:value-type="float">
            <text:p>1616.811401</text:p>
          </table:table-cell>
          <table:table-cell table:number-columns-repeated="13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573.775269" calcext:value-type="float">
            <text:p>1573.775269</text:p>
          </table:table-cell>
          <table:table-cell office:value-type="float" office:value="1614.115479" calcext:value-type="float">
            <text:p>1614.115479</text:p>
          </table:table-cell>
          <table:table-cell office:value-type="float" office:value="1581.238159" calcext:value-type="float">
            <text:p>1581.238159</text:p>
          </table:table-cell>
          <table:table-cell office:value-type="float" office:value="1610.3573" calcext:value-type="float">
            <text:p>1610.3573</text:p>
          </table:table-cell>
          <table:table-cell table:number-columns-repeated="13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1578.731812" calcext:value-type="float">
            <text:p>1578.731812</text:p>
          </table:table-cell>
          <table:table-cell office:value-type="float" office:value="1607.472656" calcext:value-type="float">
            <text:p>1607.472656</text:p>
          </table:table-cell>
          <table:table-cell office:value-type="float" office:value="1576.603394" calcext:value-type="float">
            <text:p>1576.603394</text:p>
          </table:table-cell>
          <table:table-cell office:value-type="float" office:value="1610.15271" calcext:value-type="float">
            <text:p>1610.15271</text:p>
          </table:table-cell>
          <table:table-cell table:number-columns-repeated="13"/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1572.104614" calcext:value-type="float">
            <text:p>1572.104614</text:p>
          </table:table-cell>
          <table:table-cell office:value-type="float" office:value="1608.400269" calcext:value-type="float">
            <text:p>1608.400269</text:p>
          </table:table-cell>
          <table:table-cell office:value-type="float" office:value="1577.143433" calcext:value-type="float">
            <text:p>1577.143433</text:p>
          </table:table-cell>
          <table:table-cell office:value-type="float" office:value="1603.177856" calcext:value-type="float">
            <text:p>1603.177856</text:p>
          </table:table-cell>
          <table:table-cell table:number-columns-repeated="13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577.463623" calcext:value-type="float">
            <text:p>1577.463623</text:p>
          </table:table-cell>
          <table:table-cell office:value-type="float" office:value="1596.392456" calcext:value-type="float">
            <text:p>1596.392456</text:p>
          </table:table-cell>
          <table:table-cell office:value-type="float" office:value="1578.115112" calcext:value-type="float">
            <text:p>1578.115112</text:p>
          </table:table-cell>
          <table:table-cell office:value-type="float" office:value="1598.265869" calcext:value-type="float">
            <text:p>1598.265869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73.054199" calcext:value-type="float">
            <text:p>1573.054199</text:p>
          </table:table-cell>
          <table:table-cell office:value-type="float" office:value="1597.218994" calcext:value-type="float">
            <text:p>1597.218994</text:p>
          </table:table-cell>
          <table:table-cell office:value-type="float" office:value="1572.669189" calcext:value-type="float">
            <text:p>1572.669189</text:p>
          </table:table-cell>
          <table:table-cell office:value-type="float" office:value="1599.331299" calcext:value-type="float">
            <text:p>1599.331299</text:p>
          </table:table-cell>
          <table:table-cell table:number-columns-repeated="13"/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568.796631" calcext:value-type="float">
            <text:p>1568.796631</text:p>
          </table:table-cell>
          <table:table-cell office:value-type="float" office:value="1595.281006" calcext:value-type="float">
            <text:p>1595.281006</text:p>
          </table:table-cell>
          <table:table-cell office:value-type="float" office:value="1570.033569" calcext:value-type="float">
            <text:p>1570.033569</text:p>
          </table:table-cell>
          <table:table-cell office:value-type="float" office:value="1598.174561" calcext:value-type="float">
            <text:p>1598.174561</text:p>
          </table:table-cell>
          <table:table-cell table:number-columns-repeated="13"/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1569.579956" calcext:value-type="float">
            <text:p>1569.579956</text:p>
          </table:table-cell>
          <table:table-cell office:value-type="float" office:value="1592.420044" calcext:value-type="float">
            <text:p>1592.420044</text:p>
          </table:table-cell>
          <table:table-cell office:value-type="float" office:value="1575.512573" calcext:value-type="float">
            <text:p>1575.512573</text:p>
          </table:table-cell>
          <table:table-cell office:value-type="float" office:value="1588.526367" calcext:value-type="float">
            <text:p>1588.526367</text:p>
          </table:table-cell>
          <table:table-cell table:number-columns-repeated="13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1568.286621" calcext:value-type="float">
            <text:p>1568.286621</text:p>
          </table:table-cell>
          <table:table-cell office:value-type="float" office:value="1593.140991" calcext:value-type="float">
            <text:p>1593.140991</text:p>
          </table:table-cell>
          <table:table-cell office:value-type="float" office:value="1568.572144" calcext:value-type="float">
            <text:p>1568.572144</text:p>
          </table:table-cell>
          <table:table-cell office:value-type="float" office:value="1592.340454" calcext:value-type="float">
            <text:p>1592.340454</text:p>
          </table:table-cell>
          <table:table-cell table:number-columns-repeated="13"/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571.646973" calcext:value-type="float">
            <text:p>1571.646973</text:p>
          </table:table-cell>
          <table:table-cell office:value-type="float" office:value="1588.895264" calcext:value-type="float">
            <text:p>1588.895264</text:p>
          </table:table-cell>
          <table:table-cell office:value-type="float" office:value="1570.954224" calcext:value-type="float">
            <text:p>1570.954224</text:p>
          </table:table-cell>
          <table:table-cell office:value-type="float" office:value="1587.986206" calcext:value-type="float">
            <text:p>1587.986206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70.137085" calcext:value-type="float">
            <text:p>1570.137085</text:p>
          </table:table-cell>
          <table:table-cell office:value-type="float" office:value="1586.244141" calcext:value-type="float">
            <text:p>1586.244141</text:p>
          </table:table-cell>
          <table:table-cell office:value-type="float" office:value="1571.757202" calcext:value-type="float">
            <text:p>1571.757202</text:p>
          </table:table-cell>
          <table:table-cell office:value-type="float" office:value="1584.120239" calcext:value-type="float">
            <text:p>1584.120239</text:p>
          </table:table-cell>
          <table:table-cell table:number-columns-repeated="13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567.769531" calcext:value-type="float">
            <text:p>1567.769531</text:p>
          </table:table-cell>
          <table:table-cell office:value-type="float" office:value="1586.145508" calcext:value-type="float">
            <text:p>1586.145508</text:p>
          </table:table-cell>
          <table:table-cell office:value-type="float" office:value="1567.075195" calcext:value-type="float">
            <text:p>1567.075195</text:p>
          </table:table-cell>
          <table:table-cell office:value-type="float" office:value="1587.187134" calcext:value-type="float">
            <text:p>1587.187134</text:p>
          </table:table-cell>
          <table:table-cell table:number-columns-repeated="13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1566.896118" calcext:value-type="float">
            <text:p>1566.896118</text:p>
          </table:table-cell>
          <table:table-cell office:value-type="float" office:value="1587.117065" calcext:value-type="float">
            <text:p>1587.117065</text:p>
          </table:table-cell>
          <table:table-cell office:value-type="float" office:value="1569.723755" calcext:value-type="float">
            <text:p>1569.723755</text:p>
          </table:table-cell>
          <table:table-cell office:value-type="float" office:value="1582.160278" calcext:value-type="float">
            <text:p>1582.160278</text:p>
          </table:table-cell>
          <table:table-cell table:number-columns-repeated="13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1565.593018" calcext:value-type="float">
            <text:p>1565.593018</text:p>
          </table:table-cell>
          <table:table-cell office:value-type="float" office:value="1582.055298" calcext:value-type="float">
            <text:p>1582.055298</text:p>
          </table:table-cell>
          <table:table-cell office:value-type="float" office:value="1567.620728" calcext:value-type="float">
            <text:p>1567.620728</text:p>
          </table:table-cell>
          <table:table-cell office:value-type="float" office:value="1580.436035" calcext:value-type="float">
            <text:p>1580.436035</text:p>
          </table:table-cell>
          <table:table-cell table:number-columns-repeated="13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566.802856" calcext:value-type="float">
            <text:p>1566.802856</text:p>
          </table:table-cell>
          <table:table-cell office:value-type="float" office:value="1582.03125" calcext:value-type="float">
            <text:p>1582.03125</text:p>
          </table:table-cell>
          <table:table-cell office:value-type="float" office:value="1566.077271" calcext:value-type="float">
            <text:p>1566.077271</text:p>
          </table:table-cell>
          <table:table-cell office:value-type="float" office:value="1580.481689" calcext:value-type="float">
            <text:p>1580.481689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67.99292" calcext:value-type="float">
            <text:p>1567.99292</text:p>
          </table:table-cell>
          <table:table-cell office:value-type="float" office:value="1580.221436" calcext:value-type="float">
            <text:p>1580.221436</text:p>
          </table:table-cell>
          <table:table-cell office:value-type="float" office:value="1570.321777" calcext:value-type="float">
            <text:p>1570.321777</text:p>
          </table:table-cell>
          <table:table-cell office:value-type="float" office:value="1580.341187" calcext:value-type="float">
            <text:p>1580.341187</text:p>
          </table:table-cell>
          <table:table-cell table:number-columns-repeated="13"/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567.608521" calcext:value-type="float">
            <text:p>1567.608521</text:p>
          </table:table-cell>
          <table:table-cell office:value-type="float" office:value="1577.100098" calcext:value-type="float">
            <text:p>1577.100098</text:p>
          </table:table-cell>
          <table:table-cell office:value-type="float" office:value="1567.411499" calcext:value-type="float">
            <text:p>1567.411499</text:p>
          </table:table-cell>
          <table:table-cell office:value-type="float" office:value="1577.740479" calcext:value-type="float">
            <text:p>1577.740479</text:p>
          </table:table-cell>
          <table:table-cell table:number-columns-repeated="13"/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1567.531128" calcext:value-type="float">
            <text:p>1567.531128</text:p>
          </table:table-cell>
          <table:table-cell office:value-type="float" office:value="1575.600342" calcext:value-type="float">
            <text:p>1575.600342</text:p>
          </table:table-cell>
          <table:table-cell office:value-type="float" office:value="1566.554077" calcext:value-type="float">
            <text:p>1566.554077</text:p>
          </table:table-cell>
          <table:table-cell office:value-type="float" office:value="1575.750732" calcext:value-type="float">
            <text:p>1575.750732</text:p>
          </table:table-cell>
          <table:table-cell table:number-columns-repeated="13"/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1566.784058" calcext:value-type="float">
            <text:p>1566.784058</text:p>
          </table:table-cell>
          <table:table-cell office:value-type="float" office:value="1574.074463" calcext:value-type="float">
            <text:p>1574.074463</text:p>
          </table:table-cell>
          <table:table-cell office:value-type="float" office:value="1567.582886" calcext:value-type="float">
            <text:p>1567.582886</text:p>
          </table:table-cell>
          <table:table-cell office:value-type="float" office:value="1576.079224" calcext:value-type="float">
            <text:p>1576.079224</text:p>
          </table:table-cell>
          <table:table-cell table:number-columns-repeated="13"/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565.707886" calcext:value-type="float">
            <text:p>1565.707886</text:p>
          </table:table-cell>
          <table:table-cell office:value-type="float" office:value="1575.346313" calcext:value-type="float">
            <text:p>1575.346313</text:p>
          </table:table-cell>
          <table:table-cell office:value-type="float" office:value="1563.945312" calcext:value-type="float">
            <text:p>1563.945312</text:p>
          </table:table-cell>
          <table:table-cell office:value-type="float" office:value="1576.431396" calcext:value-type="float">
            <text:p>1576.431396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67.243164" calcext:value-type="float">
            <text:p>1567.243164</text:p>
          </table:table-cell>
          <table:table-cell office:value-type="float" office:value="1575.724609" calcext:value-type="float">
            <text:p>1575.724609</text:p>
          </table:table-cell>
          <table:table-cell office:value-type="float" office:value="1567.407471" calcext:value-type="float">
            <text:p>1567.407471</text:p>
          </table:table-cell>
          <table:table-cell office:value-type="float" office:value="1576.119629" calcext:value-type="float">
            <text:p>1576.119629</text:p>
          </table:table-cell>
          <table:table-cell table:number-columns-repeated="13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564.953247" calcext:value-type="float">
            <text:p>1564.953247</text:p>
          </table:table-cell>
          <table:table-cell office:value-type="float" office:value="1575.567261" calcext:value-type="float">
            <text:p>1575.567261</text:p>
          </table:table-cell>
          <table:table-cell office:value-type="float" office:value="1565.055298" calcext:value-type="float">
            <text:p>1565.055298</text:p>
          </table:table-cell>
          <table:table-cell office:value-type="float" office:value="1573.160034" calcext:value-type="float">
            <text:p>1573.160034</text:p>
          </table:table-cell>
          <table:table-cell table:number-columns-repeated="13"/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1558.615479" calcext:value-type="float">
            <text:p>1558.615479</text:p>
          </table:table-cell>
          <table:table-cell office:value-type="float" office:value="1579.836548" calcext:value-type="float">
            <text:p>1579.836548</text:p>
          </table:table-cell>
          <table:table-cell office:value-type="float" office:value="1559.183472" calcext:value-type="float">
            <text:p>1559.183472</text:p>
          </table:table-cell>
          <table:table-cell office:value-type="float" office:value="1577.637817" calcext:value-type="float">
            <text:p>1577.637817</text:p>
          </table:table-cell>
          <table:table-cell table:number-columns-repeated="13"/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1559.383545" calcext:value-type="float">
            <text:p>1559.383545</text:p>
          </table:table-cell>
          <table:table-cell office:value-type="float" office:value="1579.073486" calcext:value-type="float">
            <text:p>1579.073486</text:p>
          </table:table-cell>
          <table:table-cell office:value-type="float" office:value="1559.248291" calcext:value-type="float">
            <text:p>1559.248291</text:p>
          </table:table-cell>
          <table:table-cell office:value-type="float" office:value="1586.490601" calcext:value-type="float">
            <text:p>1586.490601</text:p>
          </table:table-cell>
          <table:table-cell table:number-columns-repeated="13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604.032959" calcext:value-type="float">
            <text:p>1604.032959</text:p>
          </table:table-cell>
          <table:table-cell office:value-type="float" office:value="1587.68811" calcext:value-type="float">
            <text:p>1587.68811</text:p>
          </table:table-cell>
          <table:table-cell office:value-type="float" office:value="1572.313354" calcext:value-type="float">
            <text:p>1572.313354</text:p>
          </table:table-cell>
          <table:table-cell office:value-type="float" office:value="1535.280762" calcext:value-type="float">
            <text:p>1535.280762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00.234619" calcext:value-type="float">
            <text:p>1600.234619</text:p>
          </table:table-cell>
          <table:table-cell office:value-type="float" office:value="1632.114624" calcext:value-type="float">
            <text:p>1632.114624</text:p>
          </table:table-cell>
          <table:table-cell office:value-type="float" office:value="1522.740234" calcext:value-type="float">
            <text:p>1522.740234</text:p>
          </table:table-cell>
          <table:table-cell office:value-type="float" office:value="1537.070801" calcext:value-type="float">
            <text:p>1537.070801</text:p>
          </table:table-cell>
          <table:table-cell table:number-columns-repeated="13"/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612.803467" calcext:value-type="float">
            <text:p>1612.803467</text:p>
          </table:table-cell>
          <table:table-cell office:value-type="float" office:value="1651.5354" calcext:value-type="float">
            <text:p>1651.5354</text:p>
          </table:table-cell>
          <table:table-cell office:value-type="float" office:value="1539.814941" calcext:value-type="float">
            <text:p>1539.814941</text:p>
          </table:table-cell>
          <table:table-cell office:value-type="float" office:value="1545.676392" calcext:value-type="float">
            <text:p>1545.676392</text:p>
          </table:table-cell>
          <table:table-cell table:number-columns-repeated="13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1631.427124" calcext:value-type="float">
            <text:p>1631.427124</text:p>
          </table:table-cell>
          <table:table-cell office:value-type="float" office:value="1691.0271" calcext:value-type="float">
            <text:p>1691.0271</text:p>
          </table:table-cell>
          <table:table-cell office:value-type="float" office:value="1553.64856" calcext:value-type="float">
            <text:p>1553.64856</text:p>
          </table:table-cell>
          <table:table-cell office:value-type="float" office:value="1573.954956" calcext:value-type="float">
            <text:p>1573.954956</text:p>
          </table:table-cell>
          <table:table-cell table:number-columns-repeated="13"/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1658.384399" calcext:value-type="float">
            <text:p>1658.384399</text:p>
          </table:table-cell>
          <table:table-cell office:value-type="float" office:value="1703.987305" calcext:value-type="float">
            <text:p>1703.987305</text:p>
          </table:table-cell>
          <table:table-cell office:value-type="float" office:value="1600.855591" calcext:value-type="float">
            <text:p>1600.855591</text:p>
          </table:table-cell>
          <table:table-cell office:value-type="float" office:value="1628.973267" calcext:value-type="float">
            <text:p>1628.973267</text:p>
          </table:table-cell>
          <table:table-cell table:number-columns-repeated="13"/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698.690186" calcext:value-type="float">
            <text:p>1698.690186</text:p>
          </table:table-cell>
          <table:table-cell office:value-type="float" office:value="1732.690552" calcext:value-type="float">
            <text:p>1732.690552</text:p>
          </table:table-cell>
          <table:table-cell office:value-type="float" office:value="1656.354492" calcext:value-type="float">
            <text:p>1656.354492</text:p>
          </table:table-cell>
          <table:table-cell office:value-type="float" office:value="1684.816284" calcext:value-type="float">
            <text:p>1684.816284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11.045288" calcext:value-type="float">
            <text:p>1711.045288</text:p>
          </table:table-cell>
          <table:table-cell office:value-type="float" office:value="1689.868408" calcext:value-type="float">
            <text:p>1689.868408</text:p>
          </table:table-cell>
          <table:table-cell office:value-type="float" office:value="1690.484741" calcext:value-type="float">
            <text:p>1690.484741</text:p>
          </table:table-cell>
          <table:table-cell office:value-type="float" office:value="1679.497681" calcext:value-type="float">
            <text:p>1679.497681</text:p>
          </table:table-cell>
          <table:table-cell table:number-columns-repeated="13"/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657.140137" calcext:value-type="float">
            <text:p>1657.140137</text:p>
          </table:table-cell>
          <table:table-cell office:value-type="float" office:value="1782.598633" calcext:value-type="float">
            <text:p>1782.598633</text:p>
          </table:table-cell>
          <table:table-cell office:value-type="float" office:value="1687.141357" calcext:value-type="float">
            <text:p>1687.141357</text:p>
          </table:table-cell>
          <table:table-cell office:value-type="float" office:value="1788.245728" calcext:value-type="float">
            <text:p>1788.245728</text:p>
          </table:table-cell>
          <table:table-cell table:number-columns-repeated="13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1696.456909" calcext:value-type="float">
            <text:p>1696.456909</text:p>
          </table:table-cell>
          <table:table-cell office:value-type="float" office:value="1753.327759" calcext:value-type="float">
            <text:p>1753.327759</text:p>
          </table:table-cell>
          <table:table-cell office:value-type="float" office:value="1700.535034" calcext:value-type="float">
            <text:p>1700.535034</text:p>
          </table:table-cell>
          <table:table-cell office:value-type="float" office:value="1765.336792" calcext:value-type="float">
            <text:p>1765.336792</text:p>
          </table:table-cell>
          <table:table-cell table:number-columns-repeated="13"/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1727.372314" calcext:value-type="float">
            <text:p>1727.372314</text:p>
          </table:table-cell>
          <table:table-cell office:value-type="float" office:value="1791.163086" calcext:value-type="float">
            <text:p>1791.163086</text:p>
          </table:table-cell>
          <table:table-cell office:value-type="float" office:value="1734.866699" calcext:value-type="float">
            <text:p>1734.866699</text:p>
          </table:table-cell>
          <table:table-cell office:value-type="float" office:value="1805.749268" calcext:value-type="float">
            <text:p>1805.749268</text:p>
          </table:table-cell>
          <table:table-cell table:number-columns-repeated="13"/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749.226562" calcext:value-type="float">
            <text:p>1749.226562</text:p>
          </table:table-cell>
          <table:table-cell office:value-type="float" office:value="1833.465576" calcext:value-type="float">
            <text:p>1833.465576</text:p>
          </table:table-cell>
          <table:table-cell office:value-type="float" office:value="1753.987915" calcext:value-type="float">
            <text:p>1753.987915</text:p>
          </table:table-cell>
          <table:table-cell office:value-type="float" office:value="1842.466064" calcext:value-type="float">
            <text:p>1842.466064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73.373779" calcext:value-type="float">
            <text:p>1773.373779</text:p>
          </table:table-cell>
          <table:table-cell office:value-type="float" office:value="1857.931152" calcext:value-type="float">
            <text:p>1857.931152</text:p>
          </table:table-cell>
          <table:table-cell office:value-type="float" office:value="1771.11084" calcext:value-type="float">
            <text:p>1771.11084</text:p>
          </table:table-cell>
          <table:table-cell office:value-type="float" office:value="1870.718628" calcext:value-type="float">
            <text:p>1870.718628</text:p>
          </table:table-cell>
          <table:table-cell table:number-columns-repeated="13"/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815.068848" calcext:value-type="float">
            <text:p>1815.068848</text:p>
          </table:table-cell>
          <table:table-cell office:value-type="float" office:value="1843.487183" calcext:value-type="float">
            <text:p>1843.487183</text:p>
          </table:table-cell>
          <table:table-cell office:value-type="float" office:value="1807.376221" calcext:value-type="float">
            <text:p>1807.376221</text:p>
          </table:table-cell>
          <table:table-cell office:value-type="float" office:value="1857.174072" calcext:value-type="float">
            <text:p>1857.174072</text:p>
          </table:table-cell>
          <table:table-cell table:number-columns-repeated="13"/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1830.021729" calcext:value-type="float">
            <text:p>1830.021729</text:p>
          </table:table-cell>
          <table:table-cell office:value-type="float" office:value="1889.150391" calcext:value-type="float">
            <text:p>1889.150391</text:p>
          </table:table-cell>
          <table:table-cell office:value-type="float" office:value="1829.276001" calcext:value-type="float">
            <text:p>1829.276001</text:p>
          </table:table-cell>
          <table:table-cell office:value-type="float" office:value="1904.509521" calcext:value-type="float">
            <text:p>1904.509521</text:p>
          </table:table-cell>
          <table:table-cell table:number-columns-repeated="13"/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1827.495605" calcext:value-type="float">
            <text:p>1827.495605</text:p>
          </table:table-cell>
          <table:table-cell office:value-type="float" office:value="1924.723633" calcext:value-type="float">
            <text:p>1924.723633</text:p>
          </table:table-cell>
          <table:table-cell office:value-type="float" office:value="1827.133057" calcext:value-type="float">
            <text:p>1827.133057</text:p>
          </table:table-cell>
          <table:table-cell office:value-type="float" office:value="1937.469482" calcext:value-type="float">
            <text:p>1937.469482</text:p>
          </table:table-cell>
          <table:table-cell table:number-columns-repeated="13"/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838.779907" calcext:value-type="float">
            <text:p>1838.779907</text:p>
          </table:table-cell>
          <table:table-cell office:value-type="float" office:value="1920.131592" calcext:value-type="float">
            <text:p>1920.131592</text:p>
          </table:table-cell>
          <table:table-cell office:value-type="float" office:value="1843.17334" calcext:value-type="float">
            <text:p>1843.17334</text:p>
          </table:table-cell>
          <table:table-cell office:value-type="float" office:value="1919.511719" calcext:value-type="float">
            <text:p>1919.511719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35.517578" calcext:value-type="float">
            <text:p>1835.517578</text:p>
          </table:table-cell>
          <table:table-cell office:value-type="float" office:value="1920.817627" calcext:value-type="float">
            <text:p>1920.817627</text:p>
          </table:table-cell>
          <table:table-cell office:value-type="float" office:value="1831.929688" calcext:value-type="float">
            <text:p>1831.929688</text:p>
          </table:table-cell>
          <table:table-cell office:value-type="float" office:value="1936.921875" calcext:value-type="float">
            <text:p>1936.921875</text:p>
          </table:table-cell>
          <table:table-cell table:number-columns-repeated="13"/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794.993408" calcext:value-type="float">
            <text:p>1794.993408</text:p>
          </table:table-cell>
          <table:table-cell office:value-type="float" office:value="1964.796265" calcext:value-type="float">
            <text:p>1964.796265</text:p>
          </table:table-cell>
          <table:table-cell office:value-type="float" office:value="1805.379883" calcext:value-type="float">
            <text:p>1805.379883</text:p>
          </table:table-cell>
          <table:table-cell office:value-type="float" office:value="1977.026978" calcext:value-type="float">
            <text:p>1977.026978</text:p>
          </table:table-cell>
          <table:table-cell table:number-columns-repeated="13"/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1826.825928" calcext:value-type="float">
            <text:p>1826.825928</text:p>
          </table:table-cell>
          <table:table-cell office:value-type="float" office:value="1909.813965" calcext:value-type="float">
            <text:p>1909.813965</text:p>
          </table:table-cell>
          <table:table-cell office:value-type="float" office:value="1824.286133" calcext:value-type="float">
            <text:p>1824.286133</text:p>
          </table:table-cell>
          <table:table-cell office:value-type="float" office:value="1909.440063" calcext:value-type="float">
            <text:p>1909.440063</text:p>
          </table:table-cell>
          <table:table-cell table:number-columns-repeated="13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1843.367798" calcext:value-type="float">
            <text:p>1843.367798</text:p>
          </table:table-cell>
          <table:table-cell office:value-type="float" office:value="1902.373047" calcext:value-type="float">
            <text:p>1902.373047</text:p>
          </table:table-cell>
          <table:table-cell office:value-type="float" office:value="1844.291504" calcext:value-type="float">
            <text:p>1844.291504</text:p>
          </table:table-cell>
          <table:table-cell office:value-type="float" office:value="1916.355957" calcext:value-type="float">
            <text:p>1916.355957</text:p>
          </table:table-cell>
          <table:table-cell table:number-columns-repeated="13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798.804932" calcext:value-type="float">
            <text:p>1798.804932</text:p>
          </table:table-cell>
          <table:table-cell office:value-type="float" office:value="1964.966309" calcext:value-type="float">
            <text:p>1964.966309</text:p>
          </table:table-cell>
          <table:table-cell office:value-type="float" office:value="1808.374268" calcext:value-type="float">
            <text:p>1808.374268</text:p>
          </table:table-cell>
          <table:table-cell office:value-type="float" office:value="1968.799805" calcext:value-type="float">
            <text:p>1968.799805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36.005005" calcext:value-type="float">
            <text:p>1836.005005</text:p>
          </table:table-cell>
          <table:table-cell office:value-type="float" office:value="1908.50354" calcext:value-type="float">
            <text:p>1908.50354</text:p>
          </table:table-cell>
          <table:table-cell office:value-type="float" office:value="1831.859253" calcext:value-type="float">
            <text:p>1831.859253</text:p>
          </table:table-cell>
          <table:table-cell office:value-type="float" office:value="1917.371582" calcext:value-type="float">
            <text:p>1917.371582</text:p>
          </table:table-cell>
          <table:table-cell table:number-columns-repeated="13"/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843.85376" calcext:value-type="float">
            <text:p>1843.85376</text:p>
          </table:table-cell>
          <table:table-cell office:value-type="float" office:value="1919.39563" calcext:value-type="float">
            <text:p>1919.39563</text:p>
          </table:table-cell>
          <table:table-cell office:value-type="float" office:value="1843.487549" calcext:value-type="float">
            <text:p>1843.487549</text:p>
          </table:table-cell>
          <table:table-cell office:value-type="float" office:value="1934.415039" calcext:value-type="float">
            <text:p>1934.415039</text:p>
          </table:table-cell>
          <table:table-cell table:number-columns-repeated="13"/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1799.274292" calcext:value-type="float">
            <text:p>1799.274292</text:p>
          </table:table-cell>
          <table:table-cell office:value-type="float" office:value="1977.019287" calcext:value-type="float">
            <text:p>1977.019287</text:p>
          </table:table-cell>
          <table:table-cell office:value-type="float" office:value="1807.066162" calcext:value-type="float">
            <text:p>1807.066162</text:p>
          </table:table-cell>
          <table:table-cell office:value-type="float" office:value="1981.637207" calcext:value-type="float">
            <text:p>1981.637207</text:p>
          </table:table-cell>
          <table:table-cell table:number-columns-repeated="13"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1835.476562" calcext:value-type="float">
            <text:p>1835.476562</text:p>
          </table:table-cell>
          <table:table-cell office:value-type="float" office:value="1912.391846" calcext:value-type="float">
            <text:p>1912.391846</text:p>
          </table:table-cell>
          <table:table-cell office:value-type="float" office:value="1831.997437" calcext:value-type="float">
            <text:p>1831.997437</text:p>
          </table:table-cell>
          <table:table-cell office:value-type="float" office:value="1916.188232" calcext:value-type="float">
            <text:p>1916.188232</text:p>
          </table:table-cell>
          <table:table-cell table:number-columns-repeated="13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845.990723" calcext:value-type="float">
            <text:p>1845.990723</text:p>
          </table:table-cell>
          <table:table-cell office:value-type="float" office:value="1927.713623" calcext:value-type="float">
            <text:p>1927.713623</text:p>
          </table:table-cell>
          <table:table-cell office:value-type="float" office:value="1848.460205" calcext:value-type="float">
            <text:p>1848.460205</text:p>
          </table:table-cell>
          <table:table-cell office:value-type="float" office:value="1940.123779" calcext:value-type="float">
            <text:p>1940.123779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94.213379" calcext:value-type="float">
            <text:p>1794.213379</text:p>
          </table:table-cell>
          <table:table-cell office:value-type="float" office:value="1997.805054" calcext:value-type="float">
            <text:p>1997.805054</text:p>
          </table:table-cell>
          <table:table-cell office:value-type="float" office:value="1804.664551" calcext:value-type="float">
            <text:p>1804.664551</text:p>
          </table:table-cell>
          <table:table-cell office:value-type="float" office:value="1995.103149" calcext:value-type="float">
            <text:p>1995.103149</text:p>
          </table:table-cell>
          <table:table-cell table:number-columns-repeated="13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840.709839" calcext:value-type="float">
            <text:p>1840.709839</text:p>
          </table:table-cell>
          <table:table-cell office:value-type="float" office:value="1907.455811" calcext:value-type="float">
            <text:p>1907.455811</text:p>
          </table:table-cell>
          <table:table-cell office:value-type="float" office:value="1833.063965" calcext:value-type="float">
            <text:p>1833.063965</text:p>
          </table:table-cell>
          <table:table-cell office:value-type="float" office:value="1918.987305" calcext:value-type="float">
            <text:p>1918.987305</text:p>
          </table:table-cell>
          <table:table-cell table:number-columns-repeated="13"/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1853.912109" calcext:value-type="float">
            <text:p>1853.912109</text:p>
          </table:table-cell>
          <table:table-cell office:value-type="float" office:value="1932.227051" calcext:value-type="float">
            <text:p>1932.227051</text:p>
          </table:table-cell>
          <table:table-cell office:value-type="float" office:value="1855.501465" calcext:value-type="float">
            <text:p>1855.501465</text:p>
          </table:table-cell>
          <table:table-cell office:value-type="float" office:value="1944.689453" calcext:value-type="float">
            <text:p>1944.689453</text:p>
          </table:table-cell>
          <table:table-cell table:number-columns-repeated="13"/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1793.654175" calcext:value-type="float">
            <text:p>1793.654175</text:p>
          </table:table-cell>
          <table:table-cell office:value-type="float" office:value="1995.794556" calcext:value-type="float">
            <text:p>1995.794556</text:p>
          </table:table-cell>
          <table:table-cell office:value-type="float" office:value="1805.481934" calcext:value-type="float">
            <text:p>1805.481934</text:p>
          </table:table-cell>
          <table:table-cell office:value-type="float" office:value="1996.149048" calcext:value-type="float">
            <text:p>1996.149048</text:p>
          </table:table-cell>
          <table:table-cell table:number-columns-repeated="13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840.81897" calcext:value-type="float">
            <text:p>1840.81897</text:p>
          </table:table-cell>
          <table:table-cell office:value-type="float" office:value="1907.289551" calcext:value-type="float">
            <text:p>1907.289551</text:p>
          </table:table-cell>
          <table:table-cell office:value-type="float" office:value="1836.775635" calcext:value-type="float">
            <text:p>1836.775635</text:p>
          </table:table-cell>
          <table:table-cell office:value-type="float" office:value="1918.287598" calcext:value-type="float">
            <text:p>1918.287598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60.395386" calcext:value-type="float">
            <text:p>1860.395386</text:p>
          </table:table-cell>
          <table:table-cell office:value-type="float" office:value="1920.875366" calcext:value-type="float">
            <text:p>1920.875366</text:p>
          </table:table-cell>
          <table:table-cell office:value-type="float" office:value="1863.519897" calcext:value-type="float">
            <text:p>1863.519897</text:p>
          </table:table-cell>
          <table:table-cell office:value-type="float" office:value="1933.834961" calcext:value-type="float">
            <text:p>1933.834961</text:p>
          </table:table-cell>
          <table:table-cell table:number-columns-repeated="13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782.189575" calcext:value-type="float">
            <text:p>1782.189575</text:p>
          </table:table-cell>
          <table:table-cell office:value-type="float" office:value="1996.673584" calcext:value-type="float">
            <text:p>1996.673584</text:p>
          </table:table-cell>
          <table:table-cell office:value-type="float" office:value="1794.140747" calcext:value-type="float">
            <text:p>1794.140747</text:p>
          </table:table-cell>
          <table:table-cell office:value-type="float" office:value="1996.466797" calcext:value-type="float">
            <text:p>1996.466797</text:p>
          </table:table-cell>
          <table:table-cell table:number-columns-repeated="13"/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1840.315552" calcext:value-type="float">
            <text:p>1840.315552</text:p>
          </table:table-cell>
          <table:table-cell office:value-type="float" office:value="1912.226074" calcext:value-type="float">
            <text:p>1912.226074</text:p>
          </table:table-cell>
          <table:table-cell office:value-type="float" office:value="1834.719971" calcext:value-type="float">
            <text:p>1834.719971</text:p>
          </table:table-cell>
          <table:table-cell office:value-type="float" office:value="1924.940063" calcext:value-type="float">
            <text:p>1924.940063</text:p>
          </table:table-cell>
          <table:table-cell table:number-columns-repeated="13"/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1873.406006" calcext:value-type="float">
            <text:p>1873.406006</text:p>
          </table:table-cell>
          <table:table-cell office:value-type="float" office:value="1902.706055" calcext:value-type="float">
            <text:p>1902.706055</text:p>
          </table:table-cell>
          <table:table-cell office:value-type="float" office:value="1868.458984" calcext:value-type="float">
            <text:p>1868.458984</text:p>
          </table:table-cell>
          <table:table-cell office:value-type="float" office:value="1923.259888" calcext:value-type="float">
            <text:p>1923.259888</text:p>
          </table:table-cell>
          <table:table-cell table:number-columns-repeated="13"/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769.197754" calcext:value-type="float">
            <text:p>1769.197754</text:p>
          </table:table-cell>
          <table:table-cell office:value-type="float" office:value="1995.243286" calcext:value-type="float">
            <text:p>1995.243286</text:p>
          </table:table-cell>
          <table:table-cell office:value-type="float" office:value="1784.062012" calcext:value-type="float">
            <text:p>1784.062012</text:p>
          </table:table-cell>
          <table:table-cell office:value-type="float" office:value="1997.173096" calcext:value-type="float">
            <text:p>1997.173096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49.195679" calcext:value-type="float">
            <text:p>1849.195679</text:p>
          </table:table-cell>
          <table:table-cell office:value-type="float" office:value="1957.574219" calcext:value-type="float">
            <text:p>1957.574219</text:p>
          </table:table-cell>
          <table:table-cell office:value-type="float" office:value="1840.73999" calcext:value-type="float">
            <text:p>1840.73999</text:p>
          </table:table-cell>
          <table:table-cell office:value-type="float" office:value="1969.219116" calcext:value-type="float">
            <text:p>1969.219116</text:p>
          </table:table-cell>
          <table:table-cell table:number-columns-repeated="13"/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881.674194" calcext:value-type="float">
            <text:p>1881.674194</text:p>
          </table:table-cell>
          <table:table-cell office:value-type="float" office:value="1903.525269" calcext:value-type="float">
            <text:p>1903.525269</text:p>
          </table:table-cell>
          <table:table-cell office:value-type="float" office:value="1875.899048" calcext:value-type="float">
            <text:p>1875.899048</text:p>
          </table:table-cell>
          <table:table-cell office:value-type="float" office:value="1922.715332" calcext:value-type="float">
            <text:p>1922.715332</text:p>
          </table:table-cell>
          <table:table-cell table:number-columns-repeated="13"/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1797.888184" calcext:value-type="float">
            <text:p>1797.888184</text:p>
          </table:table-cell>
          <table:table-cell office:value-type="float" office:value="1994.33313" calcext:value-type="float">
            <text:p>1994.33313</text:p>
          </table:table-cell>
          <table:table-cell office:value-type="float" office:value="1813.098145" calcext:value-type="float">
            <text:p>1813.098145</text:p>
          </table:table-cell>
          <table:table-cell office:value-type="float" office:value="1999.130737" calcext:value-type="float">
            <text:p>1999.130737</text:p>
          </table:table-cell>
          <table:table-cell table:number-columns-repeated="13"/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1851.56189" calcext:value-type="float">
            <text:p>1851.56189</text:p>
          </table:table-cell>
          <table:table-cell office:value-type="float" office:value="1997.811035" calcext:value-type="float">
            <text:p>1997.811035</text:p>
          </table:table-cell>
          <table:table-cell office:value-type="float" office:value="1850.688232" calcext:value-type="float">
            <text:p>1850.68823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876.360596" calcext:value-type="float">
            <text:p>1876.360596</text:p>
          </table:table-cell>
          <table:table-cell office:value-type="float" office:value="1890.065674" calcext:value-type="float">
            <text:p>1890.065674</text:p>
          </table:table-cell>
          <table:table-cell office:value-type="float" office:value="1867.408569" calcext:value-type="float">
            <text:p>1867.408569</text:p>
          </table:table-cell>
          <table:table-cell office:value-type="float" office:value="1911.396973" calcext:value-type="float">
            <text:p>1911.396973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48.135376" calcext:value-type="float">
            <text:p>1848.135376</text:p>
          </table:table-cell>
          <table:table-cell office:value-type="float" office:value="1987.958496" calcext:value-type="float">
            <text:p>1987.958496</text:p>
          </table:table-cell>
          <table:table-cell office:value-type="float" office:value="1859.411255" calcext:value-type="float">
            <text:p>1859.411255</text:p>
          </table:table-cell>
          <table:table-cell office:value-type="float" office:value="1994.382568" calcext:value-type="float">
            <text:p>1994.382568</text:p>
          </table:table-cell>
          <table:table-cell table:number-columns-repeated="13"/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800.331543" calcext:value-type="float">
            <text:p>1800.331543</text:p>
          </table:table-cell>
          <table:table-cell office:value-type="float" office:value="1998.702393" calcext:value-type="float">
            <text:p>1998.702393</text:p>
          </table:table-cell>
          <table:table-cell office:value-type="float" office:value="1811.206787" calcext:value-type="float">
            <text:p>1811.206787</text:p>
          </table:table-cell>
          <table:table-cell office:value-type="float" office:value="1992.408447" calcext:value-type="float">
            <text:p>1992.408447</text:p>
          </table:table-cell>
          <table:table-cell table:number-columns-repeated="13"/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1873.054443" calcext:value-type="float">
            <text:p>1873.054443</text:p>
          </table:table-cell>
          <table:table-cell office:value-type="float" office:value="1929.526611" calcext:value-type="float">
            <text:p>1929.526611</text:p>
          </table:table-cell>
          <table:table-cell office:value-type="float" office:value="1861.681885" calcext:value-type="float">
            <text:p>1861.681885</text:p>
          </table:table-cell>
          <table:table-cell office:value-type="float" office:value="1948.683472" calcext:value-type="float">
            <text:p>1948.683472</text:p>
          </table:table-cell>
          <table:table-cell table:number-columns-repeated="13"/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1876.110229" calcext:value-type="float">
            <text:p>1876.110229</text:p>
          </table:table-cell>
          <table:table-cell office:value-type="float" office:value="1957.148193" calcext:value-type="float">
            <text:p>1957.148193</text:p>
          </table:table-cell>
          <table:table-cell office:value-type="float" office:value="1878.180786" calcext:value-type="float">
            <text:p>1878.180786</text:p>
          </table:table-cell>
          <table:table-cell office:value-type="float" office:value="1967.711914" calcext:value-type="float">
            <text:p>1967.711914</text:p>
          </table:table-cell>
          <table:table-cell table:number-columns-repeated="13"/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773.116943" calcext:value-type="float">
            <text:p>1773.116943</text:p>
          </table:table-cell>
          <table:table-cell office:value-type="float" office:value="1997.051514" calcext:value-type="float">
            <text:p>1997.051514</text:p>
          </table:table-cell>
          <table:table-cell office:value-type="float" office:value="1789.912964" calcext:value-type="float">
            <text:p>1789.912964</text:p>
          </table:table-cell>
          <table:table-cell office:value-type="float" office:value="1990.665527" calcext:value-type="float">
            <text:p>1990.665527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69.558716" calcext:value-type="float">
            <text:p>1869.558716</text:p>
          </table:table-cell>
          <table:table-cell office:value-type="float" office:value="1978.334473" calcext:value-type="float">
            <text:p>1978.334473</text:p>
          </table:table-cell>
          <table:table-cell office:value-type="float" office:value="1864.859497" calcext:value-type="float">
            <text:p>1864.859497</text:p>
          </table:table-cell>
          <table:table-cell office:value-type="float" office:value="1988.802124" calcext:value-type="float">
            <text:p>1988.802124</text:p>
          </table:table-cell>
          <table:table-cell table:number-columns-repeated="13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884.929443" calcext:value-type="float">
            <text:p>1884.929443</text:p>
          </table:table-cell>
          <table:table-cell office:value-type="float" office:value="1923.083862" calcext:value-type="float">
            <text:p>1923.083862</text:p>
          </table:table-cell>
          <table:table-cell office:value-type="float" office:value="1878.445801" calcext:value-type="float">
            <text:p>1878.445801</text:p>
          </table:table-cell>
          <table:table-cell office:value-type="float" office:value="1939.715576" calcext:value-type="float">
            <text:p>1939.715576</text:p>
          </table:table-cell>
          <table:table-cell table:number-columns-repeated="13"/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1828.159546" calcext:value-type="float">
            <text:p>1828.159546</text:p>
          </table:table-cell>
          <table:table-cell office:value-type="float" office:value="1997.655518" calcext:value-type="float">
            <text:p>1997.655518</text:p>
          </table:table-cell>
          <table:table-cell office:value-type="float" office:value="1835.297363" calcext:value-type="float">
            <text:p>1835.297363</text:p>
          </table:table-cell>
          <table:table-cell office:value-type="float" office:value="1998.79541" calcext:value-type="float">
            <text:p>1998.79541</text:p>
          </table:table-cell>
          <table:table-cell table:number-columns-repeated="13"/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1840.280762" calcext:value-type="float">
            <text:p>1840.280762</text:p>
          </table:table-cell>
          <table:table-cell office:value-type="float" office:value="1998.96228" calcext:value-type="float">
            <text:p>1998.96228</text:p>
          </table:table-cell>
          <table:table-cell office:value-type="float" office:value="1841.157104" calcext:value-type="float">
            <text:p>1841.15710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873.030151" calcext:value-type="float">
            <text:p>1873.030151</text:p>
          </table:table-cell>
          <table:table-cell office:value-type="float" office:value="1922.342896" calcext:value-type="float">
            <text:p>1922.342896</text:p>
          </table:table-cell>
          <table:table-cell office:value-type="float" office:value="1866.332153" calcext:value-type="float">
            <text:p>1866.332153</text:p>
          </table:table-cell>
          <table:table-cell office:value-type="float" office:value="1943.296265" calcext:value-type="float">
            <text:p>1943.296265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63.508789" calcext:value-type="float">
            <text:p>1863.508789</text:p>
          </table:table-cell>
          <table:table-cell office:value-type="float" office:value="1981.474365" calcext:value-type="float">
            <text:p>1981.474365</text:p>
          </table:table-cell>
          <table:table-cell office:value-type="float" office:value="1872.483398" calcext:value-type="float">
            <text:p>1872.483398</text:p>
          </table:table-cell>
          <table:table-cell office:value-type="float" office:value="1989.348267" calcext:value-type="float">
            <text:p>1989.348267</text:p>
          </table:table-cell>
          <table:table-cell table:number-columns-repeated="13"/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799.821777" calcext:value-type="float">
            <text:p>1799.821777</text:p>
          </table:table-cell>
          <table:table-cell office:value-type="float" office:value="1998.488037" calcext:value-type="float">
            <text:p>1998.488037</text:p>
          </table:table-cell>
          <table:table-cell office:value-type="float" office:value="1807.804932" calcext:value-type="float">
            <text:p>1807.804932</text:p>
          </table:table-cell>
          <table:table-cell office:value-type="float" office:value="1995.842896" calcext:value-type="float">
            <text:p>1995.842896</text:p>
          </table:table-cell>
          <table:table-cell table:number-columns-repeated="13"/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1884.196655" calcext:value-type="float">
            <text:p>1884.196655</text:p>
          </table:table-cell>
          <table:table-cell office:value-type="float" office:value="1987.221191" calcext:value-type="float">
            <text:p>1987.221191</text:p>
          </table:table-cell>
          <table:table-cell office:value-type="float" office:value="1883.766113" calcext:value-type="float">
            <text:p>1883.766113</text:p>
          </table:table-cell>
          <table:table-cell office:value-type="float" office:value="1998.201294" calcext:value-type="float">
            <text:p>1998.201294</text:p>
          </table:table-cell>
          <table:table-cell table:number-columns-repeated="13"/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1882.282227" calcext:value-type="float">
            <text:p>1882.282227</text:p>
          </table:table-cell>
          <table:table-cell office:value-type="float" office:value="1939.88501" calcext:value-type="float">
            <text:p>1939.88501</text:p>
          </table:table-cell>
          <table:table-cell office:value-type="float" office:value="1879.071899" calcext:value-type="float">
            <text:p>1879.071899</text:p>
          </table:table-cell>
          <table:table-cell office:value-type="float" office:value="1956.90564" calcext:value-type="float">
            <text:p>1956.90564</text:p>
          </table:table-cell>
          <table:table-cell table:number-columns-repeated="13"/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813.749268" calcext:value-type="float">
            <text:p>1813.749268</text:p>
          </table:table-cell>
          <table:table-cell office:value-type="float" office:value="1996.749146" calcext:value-type="float">
            <text:p>1996.749146</text:p>
          </table:table-cell>
          <table:table-cell office:value-type="float" office:value="1823.07959" calcext:value-type="float">
            <text:p>1823.07959</text:p>
          </table:table-cell>
          <table:table-cell office:value-type="float" office:value="1998.896484" calcext:value-type="float">
            <text:p>1998.896484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59.572998" calcext:value-type="float">
            <text:p>1859.572998</text:p>
          </table:table-cell>
          <table:table-cell office:value-type="float" office:value="1995.615112" calcext:value-type="float">
            <text:p>1995.615112</text:p>
          </table:table-cell>
          <table:table-cell office:value-type="float" office:value="1859.976807" calcext:value-type="float">
            <text:p>1859.97680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878.112183" calcext:value-type="float">
            <text:p>1878.112183</text:p>
          </table:table-cell>
          <table:table-cell office:value-type="float" office:value="1931.612305" calcext:value-type="float">
            <text:p>1931.612305</text:p>
          </table:table-cell>
          <table:table-cell office:value-type="float" office:value="1868.354248" calcext:value-type="float">
            <text:p>1868.354248</text:p>
          </table:table-cell>
          <table:table-cell office:value-type="float" office:value="1952.459839" calcext:value-type="float">
            <text:p>1952.459839</text:p>
          </table:table-cell>
          <table:table-cell table:number-columns-repeated="13"/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859.478516" calcext:value-type="float">
            <text:p>1859.478516</text:p>
          </table:table-cell>
          <table:table-cell office:value-type="float" office:value="1989.428589" calcext:value-type="float">
            <text:p>1989.428589</text:p>
          </table:table-cell>
          <table:table-cell office:value-type="float" office:value="1863.918335" calcext:value-type="float">
            <text:p>1863.918335</text:p>
          </table:table-cell>
          <table:table-cell office:value-type="float" office:value="1995.500244" calcext:value-type="float">
            <text:p>1995.500244</text:p>
          </table:table-cell>
          <table:table-cell table:number-columns-repeated="13"/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1825.67334" calcext:value-type="float">
            <text:p>1825.67334</text:p>
          </table:table-cell>
          <table:table-cell office:value-type="float" office:value="1998.849609" calcext:value-type="float">
            <text:p>1998.849609</text:p>
          </table:table-cell>
          <table:table-cell office:value-type="float" office:value="1829.77417" calcext:value-type="float">
            <text:p>1829.77417</text:p>
          </table:table-cell>
          <table:table-cell office:value-type="float" office:value="1998.810303" calcext:value-type="float">
            <text:p>1998.810303</text:p>
          </table:table-cell>
          <table:table-cell table:number-columns-repeated="13"/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887.001953" calcext:value-type="float">
            <text:p>1887.001953</text:p>
          </table:table-cell>
          <table:table-cell office:value-type="float" office:value="1973.800415" calcext:value-type="float">
            <text:p>1973.800415</text:p>
          </table:table-cell>
          <table:table-cell office:value-type="float" office:value="1880.661133" calcext:value-type="float">
            <text:p>1880.661133</text:p>
          </table:table-cell>
          <table:table-cell office:value-type="float" office:value="1994.368652" calcext:value-type="float">
            <text:p>1994.368652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5.188232" calcext:value-type="float">
            <text:p>1885.188232</text:p>
          </table:table-cell>
          <table:table-cell office:value-type="float" office:value="1966.674194" calcext:value-type="float">
            <text:p>1966.674194</text:p>
          </table:table-cell>
          <table:table-cell office:value-type="float" office:value="1887.299194" calcext:value-type="float">
            <text:p>1887.299194</text:p>
          </table:table-cell>
          <table:table-cell office:value-type="float" office:value="1979.739014" calcext:value-type="float">
            <text:p>1979.739014</text:p>
          </table:table-cell>
          <table:table-cell table:number-columns-repeated="13"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802.001831" calcext:value-type="float">
            <text:p>1802.001831</text:p>
          </table:table-cell>
          <table:table-cell office:value-type="float" office:value="1996.651489" calcext:value-type="float">
            <text:p>1996.651489</text:p>
          </table:table-cell>
          <table:table-cell office:value-type="float" office:value="1816.385498" calcext:value-type="float">
            <text:p>1816.385498</text:p>
          </table:table-cell>
          <table:table-cell office:value-type="float" office:value="1994.090088" calcext:value-type="float">
            <text:p>1994.090088</text:p>
          </table:table-cell>
          <table:table-cell table:number-columns-repeated="13"/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1867.084961" calcext:value-type="float">
            <text:p>1867.084961</text:p>
          </table:table-cell>
          <table:table-cell office:value-type="float" office:value="1991.431641" calcext:value-type="float">
            <text:p>1991.431641</text:p>
          </table:table-cell>
          <table:table-cell office:value-type="float" office:value="1864.099487" calcext:value-type="float">
            <text:p>1864.09948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1879.646484" calcext:value-type="float">
            <text:p>1879.646484</text:p>
          </table:table-cell>
          <table:table-cell office:value-type="float" office:value="1967.795654" calcext:value-type="float">
            <text:p>1967.795654</text:p>
          </table:table-cell>
          <table:table-cell office:value-type="float" office:value="1877.568115" calcext:value-type="float">
            <text:p>1877.568115</text:p>
          </table:table-cell>
          <table:table-cell office:value-type="float" office:value="1986.142578" calcext:value-type="float">
            <text:p>1986.142578</text:p>
          </table:table-cell>
          <table:table-cell table:number-columns-repeated="13"/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871.317383" calcext:value-type="float">
            <text:p>1871.317383</text:p>
          </table:table-cell>
          <table:table-cell office:value-type="float" office:value="1989.994629" calcext:value-type="float">
            <text:p>1989.994629</text:p>
          </table:table-cell>
          <table:table-cell office:value-type="float" office:value="1875.764038" calcext:value-type="float">
            <text:p>1875.764038</text:p>
          </table:table-cell>
          <table:table-cell office:value-type="float" office:value="1998.790527" calcext:value-type="float">
            <text:p>1998.790527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25.289795" calcext:value-type="float">
            <text:p>1825.289795</text:p>
          </table:table-cell>
          <table:table-cell office:value-type="float" office:value="1998.341187" calcext:value-type="float">
            <text:p>1998.341187</text:p>
          </table:table-cell>
          <table:table-cell office:value-type="float" office:value="1830.858154" calcext:value-type="float">
            <text:p>1830.858154</text:p>
          </table:table-cell>
          <table:table-cell office:value-type="float" office:value="1998.629517" calcext:value-type="float">
            <text:p>1998.629517</text:p>
          </table:table-cell>
          <table:table-cell table:number-columns-repeated="13"/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876.706787" calcext:value-type="float">
            <text:p>1876.706787</text:p>
          </table:table-cell>
          <table:table-cell office:value-type="float" office:value="1986.571045" calcext:value-type="float">
            <text:p>1986.571045</text:p>
          </table:table-cell>
          <table:table-cell office:value-type="float" office:value="1875.845093" calcext:value-type="float">
            <text:p>1875.84509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1888.312866" calcext:value-type="float">
            <text:p>1888.312866</text:p>
          </table:table-cell>
          <table:table-cell office:value-type="float" office:value="1966.799194" calcext:value-type="float">
            <text:p>1966.799194</text:p>
          </table:table-cell>
          <table:table-cell office:value-type="float" office:value="1885.854736" calcext:value-type="float">
            <text:p>1885.854736</text:p>
          </table:table-cell>
          <table:table-cell office:value-type="float" office:value="1982.763062" calcext:value-type="float">
            <text:p>1982.763062</text:p>
          </table:table-cell>
          <table:table-cell table:number-columns-repeated="13"/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1843.634521" calcext:value-type="float">
            <text:p>1843.634521</text:p>
          </table:table-cell>
          <table:table-cell office:value-type="float" office:value="1996.927612" calcext:value-type="float">
            <text:p>1996.927612</text:p>
          </table:table-cell>
          <table:table-cell office:value-type="float" office:value="1851.942017" calcext:value-type="float">
            <text:p>1851.942017</text:p>
          </table:table-cell>
          <table:table-cell office:value-type="float" office:value="1999.467651" calcext:value-type="float">
            <text:p>1999.467651</text:p>
          </table:table-cell>
          <table:table-cell table:number-columns-repeated="13"/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853.38147" calcext:value-type="float">
            <text:p>1853.38147</text:p>
          </table:table-cell>
          <table:table-cell office:value-type="float" office:value="1993.435913" calcext:value-type="float">
            <text:p>1993.435913</text:p>
          </table:table-cell>
          <table:table-cell office:value-type="float" office:value="1855.324463" calcext:value-type="float">
            <text:p>1855.32446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85.23291" calcext:value-type="float">
            <text:p>1885.23291</text:p>
          </table:table-cell>
          <table:table-cell office:value-type="float" office:value="1986.722412" calcext:value-type="float">
            <text:p>1986.722412</text:p>
          </table:table-cell>
          <table:table-cell office:value-type="float" office:value="1883.026611" calcext:value-type="float">
            <text:p>1883.02661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866.618042" calcext:value-type="float">
            <text:p>1866.618042</text:p>
          </table:table-cell>
          <table:table-cell office:value-type="float" office:value="1988.310181" calcext:value-type="float">
            <text:p>1988.310181</text:p>
          </table:table-cell>
          <table:table-cell office:value-type="float" office:value="1869.301636" calcext:value-type="float">
            <text:p>1869.30163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1862.41748" calcext:value-type="float">
            <text:p>1862.41748</text:p>
          </table:table-cell>
          <table:table-cell office:value-type="float" office:value="1996.549194" calcext:value-type="float">
            <text:p>1996.549194</text:p>
          </table:table-cell>
          <table:table-cell office:value-type="float" office:value="1865.083496" calcext:value-type="float">
            <text:p>1865.0834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1874.078857" calcext:value-type="float">
            <text:p>1874.078857</text:p>
          </table:table-cell>
          <table:table-cell office:value-type="float" office:value="1993.365601" calcext:value-type="float">
            <text:p>1993.365601</text:p>
          </table:table-cell>
          <table:table-cell office:value-type="float" office:value="1872.314697" calcext:value-type="float">
            <text:p>1872.3146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871.702271" calcext:value-type="float">
            <text:p>1871.702271</text:p>
          </table:table-cell>
          <table:table-cell office:value-type="float" office:value="1986.245239" calcext:value-type="float">
            <text:p>1986.245239</text:p>
          </table:table-cell>
          <table:table-cell office:value-type="float" office:value="1869.645874" calcext:value-type="float">
            <text:p>1869.64587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77.443237" calcext:value-type="float">
            <text:p>1877.443237</text:p>
          </table:table-cell>
          <table:table-cell office:value-type="float" office:value="1990.891113" calcext:value-type="float">
            <text:p>1990.891113</text:p>
          </table:table-cell>
          <table:table-cell office:value-type="float" office:value="1875.050293" calcext:value-type="float">
            <text:p>1875.05029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888.654419" calcext:value-type="float">
            <text:p>1888.654419</text:p>
          </table:table-cell>
          <table:table-cell office:value-type="float" office:value="1989.131226" calcext:value-type="float">
            <text:p>1989.131226</text:p>
          </table:table-cell>
          <table:table-cell office:value-type="float" office:value="1887.101196" calcext:value-type="float">
            <text:p>1887.1011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1833.787598" calcext:value-type="float">
            <text:p>1833.787598</text:p>
          </table:table-cell>
          <table:table-cell office:value-type="float" office:value="1955.102051" calcext:value-type="float">
            <text:p>1955.102051</text:p>
          </table:table-cell>
          <table:table-cell office:value-type="float" office:value="1839.202271" calcext:value-type="float">
            <text:p>1839.202271</text:p>
          </table:table-cell>
          <table:table-cell office:value-type="float" office:value="1966.738892" calcext:value-type="float">
            <text:p>1966.738892</text:p>
          </table:table-cell>
          <table:table-cell table:number-columns-repeated="13"/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1796.803467" calcext:value-type="float">
            <text:p>1796.803467</text:p>
          </table:table-cell>
          <table:table-cell office:value-type="float" office:value="1958.500488" calcext:value-type="float">
            <text:p>1958.500488</text:p>
          </table:table-cell>
          <table:table-cell office:value-type="float" office:value="1803.584106" calcext:value-type="float">
            <text:p>1803.584106</text:p>
          </table:table-cell>
          <table:table-cell office:value-type="float" office:value="1951.901489" calcext:value-type="float">
            <text:p>1951.901489</text:p>
          </table:table-cell>
          <table:table-cell table:number-columns-repeated="13"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769.379517" calcext:value-type="float">
            <text:p>1769.379517</text:p>
          </table:table-cell>
          <table:table-cell office:value-type="float" office:value="1924.441406" calcext:value-type="float">
            <text:p>1924.441406</text:p>
          </table:table-cell>
          <table:table-cell office:value-type="float" office:value="1773.925171" calcext:value-type="float">
            <text:p>1773.925171</text:p>
          </table:table-cell>
          <table:table-cell office:value-type="float" office:value="1923.023193" calcext:value-type="float">
            <text:p>1923.023193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67.571533" calcext:value-type="float">
            <text:p>1767.571533</text:p>
          </table:table-cell>
          <table:table-cell office:value-type="float" office:value="1873.979614" calcext:value-type="float">
            <text:p>1873.979614</text:p>
          </table:table-cell>
          <table:table-cell office:value-type="float" office:value="1764.865723" calcext:value-type="float">
            <text:p>1764.865723</text:p>
          </table:table-cell>
          <table:table-cell office:value-type="float" office:value="1874.009277" calcext:value-type="float">
            <text:p>1874.009277</text:p>
          </table:table-cell>
          <table:table-cell table:number-columns-repeated="13"/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736.80896" calcext:value-type="float">
            <text:p>1736.80896</text:p>
          </table:table-cell>
          <table:table-cell office:value-type="float" office:value="1865.88208" calcext:value-type="float">
            <text:p>1865.88208</text:p>
          </table:table-cell>
          <table:table-cell office:value-type="float" office:value="1736.333984" calcext:value-type="float">
            <text:p>1736.333984</text:p>
          </table:table-cell>
          <table:table-cell office:value-type="float" office:value="1868.4375" calcext:value-type="float">
            <text:p>1868.4375</text:p>
          </table:table-cell>
          <table:table-cell table:number-columns-repeated="13"/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1708.580078" calcext:value-type="float">
            <text:p>1708.580078</text:p>
          </table:table-cell>
          <table:table-cell office:value-type="float" office:value="1842.761963" calcext:value-type="float">
            <text:p>1842.761963</text:p>
          </table:table-cell>
          <table:table-cell office:value-type="float" office:value="1709.688354" calcext:value-type="float">
            <text:p>1709.688354</text:p>
          </table:table-cell>
          <table:table-cell office:value-type="float" office:value="1838.503174" calcext:value-type="float">
            <text:p>1838.503174</text:p>
          </table:table-cell>
          <table:table-cell table:number-columns-repeated="13"/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1703.700562" calcext:value-type="float">
            <text:p>1703.700562</text:p>
          </table:table-cell>
          <table:table-cell office:value-type="float" office:value="1811.092773" calcext:value-type="float">
            <text:p>1811.092773</text:p>
          </table:table-cell>
          <table:table-cell office:value-type="float" office:value="1702.949707" calcext:value-type="float">
            <text:p>1702.949707</text:p>
          </table:table-cell>
          <table:table-cell office:value-type="float" office:value="1811.300049" calcext:value-type="float">
            <text:p>1811.300049</text:p>
          </table:table-cell>
          <table:table-cell table:number-columns-repeated="13"/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685.65271" calcext:value-type="float">
            <text:p>1685.65271</text:p>
          </table:table-cell>
          <table:table-cell office:value-type="float" office:value="1800.189819" calcext:value-type="float">
            <text:p>1800.189819</text:p>
          </table:table-cell>
          <table:table-cell office:value-type="float" office:value="1684.933472" calcext:value-type="float">
            <text:p>1684.933472</text:p>
          </table:table-cell>
          <table:table-cell office:value-type="float" office:value="1797.337158" calcext:value-type="float">
            <text:p>1797.337158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70.63623" calcext:value-type="float">
            <text:p>1670.63623</text:p>
          </table:table-cell>
          <table:table-cell office:value-type="float" office:value="1771.575439" calcext:value-type="float">
            <text:p>1771.575439</text:p>
          </table:table-cell>
          <table:table-cell office:value-type="float" office:value="1672.58252" calcext:value-type="float">
            <text:p>1672.58252</text:p>
          </table:table-cell>
          <table:table-cell office:value-type="float" office:value="1785.057373" calcext:value-type="float">
            <text:p>1785.057373</text:p>
          </table:table-cell>
          <table:table-cell table:number-columns-repeated="13"/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666.948364" calcext:value-type="float">
            <text:p>1666.948364</text:p>
          </table:table-cell>
          <table:table-cell office:value-type="float" office:value="1756.279297" calcext:value-type="float">
            <text:p>1756.279297</text:p>
          </table:table-cell>
          <table:table-cell office:value-type="float" office:value="1672.782837" calcext:value-type="float">
            <text:p>1672.782837</text:p>
          </table:table-cell>
          <table:table-cell office:value-type="float" office:value="1752.949707" calcext:value-type="float">
            <text:p>1752.949707</text:p>
          </table:table-cell>
          <table:table-cell table:number-columns-repeated="13"/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1658.675415" calcext:value-type="float">
            <text:p>1658.675415</text:p>
          </table:table-cell>
          <table:table-cell office:value-type="float" office:value="1748.335449" calcext:value-type="float">
            <text:p>1748.335449</text:p>
          </table:table-cell>
          <table:table-cell office:value-type="float" office:value="1653.27478" calcext:value-type="float">
            <text:p>1653.27478</text:p>
          </table:table-cell>
          <table:table-cell office:value-type="float" office:value="1745.998047" calcext:value-type="float">
            <text:p>1745.998047</text:p>
          </table:table-cell>
          <table:table-cell table:number-columns-repeated="13"/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1640.018799" calcext:value-type="float">
            <text:p>1640.018799</text:p>
          </table:table-cell>
          <table:table-cell office:value-type="float" office:value="1731.254028" calcext:value-type="float">
            <text:p>1731.254028</text:p>
          </table:table-cell>
          <table:table-cell office:value-type="float" office:value="1644.780273" calcext:value-type="float">
            <text:p>1644.780273</text:p>
          </table:table-cell>
          <table:table-cell office:value-type="float" office:value="1729.435791" calcext:value-type="float">
            <text:p>1729.435791</text:p>
          </table:table-cell>
          <table:table-cell table:number-columns-repeated="13"/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638.733154" calcext:value-type="float">
            <text:p>1638.733154</text:p>
          </table:table-cell>
          <table:table-cell office:value-type="float" office:value="1715.702515" calcext:value-type="float">
            <text:p>1715.702515</text:p>
          </table:table-cell>
          <table:table-cell office:value-type="float" office:value="1635.704102" calcext:value-type="float">
            <text:p>1635.704102</text:p>
          </table:table-cell>
          <table:table-cell office:value-type="float" office:value="1716.269043" calcext:value-type="float">
            <text:p>1716.269043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29.898926" calcext:value-type="float">
            <text:p>1629.898926</text:p>
          </table:table-cell>
          <table:table-cell office:value-type="float" office:value="1707.234741" calcext:value-type="float">
            <text:p>1707.234741</text:p>
          </table:table-cell>
          <table:table-cell office:value-type="float" office:value="1628.630127" calcext:value-type="float">
            <text:p>1628.630127</text:p>
          </table:table-cell>
          <table:table-cell office:value-type="float" office:value="1703.537231" calcext:value-type="float">
            <text:p>1703.537231</text:p>
          </table:table-cell>
          <table:table-cell table:number-columns-repeated="13"/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623.674316" calcext:value-type="float">
            <text:p>1623.674316</text:p>
          </table:table-cell>
          <table:table-cell office:value-type="float" office:value="1690.068359" calcext:value-type="float">
            <text:p>1690.068359</text:p>
          </table:table-cell>
          <table:table-cell office:value-type="float" office:value="1618.22937" calcext:value-type="float">
            <text:p>1618.22937</text:p>
          </table:table-cell>
          <table:table-cell office:value-type="float" office:value="1696.84082" calcext:value-type="float">
            <text:p>1696.84082</text:p>
          </table:table-cell>
          <table:table-cell table:number-columns-repeated="13"/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1615.58252" calcext:value-type="float">
            <text:p>1615.58252</text:p>
          </table:table-cell>
          <table:table-cell office:value-type="float" office:value="1678.052368" calcext:value-type="float">
            <text:p>1678.052368</text:p>
          </table:table-cell>
          <table:table-cell office:value-type="float" office:value="1619.186523" calcext:value-type="float">
            <text:p>1619.186523</text:p>
          </table:table-cell>
          <table:table-cell office:value-type="float" office:value="1679.658325" calcext:value-type="float">
            <text:p>1679.658325</text:p>
          </table:table-cell>
          <table:table-cell table:number-columns-repeated="13"/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1611.795532" calcext:value-type="float">
            <text:p>1611.795532</text:p>
          </table:table-cell>
          <table:table-cell office:value-type="float" office:value="1674.342651" calcext:value-type="float">
            <text:p>1674.342651</text:p>
          </table:table-cell>
          <table:table-cell office:value-type="float" office:value="1610.657959" calcext:value-type="float">
            <text:p>1610.657959</text:p>
          </table:table-cell>
          <table:table-cell office:value-type="float" office:value="1673.066528" calcext:value-type="float">
            <text:p>1673.066528</text:p>
          </table:table-cell>
          <table:table-cell table:number-columns-repeated="13"/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601.719238" calcext:value-type="float">
            <text:p>1601.719238</text:p>
          </table:table-cell>
          <table:table-cell office:value-type="float" office:value="1670.271362" calcext:value-type="float">
            <text:p>1670.271362</text:p>
          </table:table-cell>
          <table:table-cell office:value-type="float" office:value="1604.095093" calcext:value-type="float">
            <text:p>1604.095093</text:p>
          </table:table-cell>
          <table:table-cell office:value-type="float" office:value="1660.130615" calcext:value-type="float">
            <text:p>1660.130615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00.625122" calcext:value-type="float">
            <text:p>1600.625122</text:p>
          </table:table-cell>
          <table:table-cell office:value-type="float" office:value="1652.804688" calcext:value-type="float">
            <text:p>1652.804688</text:p>
          </table:table-cell>
          <table:table-cell office:value-type="float" office:value="1597.487671" calcext:value-type="float">
            <text:p>1597.487671</text:p>
          </table:table-cell>
          <table:table-cell office:value-type="float" office:value="1659.342285" calcext:value-type="float">
            <text:p>1659.342285</text:p>
          </table:table-cell>
          <table:table-cell table:number-columns-repeated="13"/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594.16272" calcext:value-type="float">
            <text:p>1594.16272</text:p>
          </table:table-cell>
          <table:table-cell office:value-type="float" office:value="1650.525146" calcext:value-type="float">
            <text:p>1650.525146</text:p>
          </table:table-cell>
          <table:table-cell office:value-type="float" office:value="1599.820679" calcext:value-type="float">
            <text:p>1599.820679</text:p>
          </table:table-cell>
          <table:table-cell office:value-type="float" office:value="1650.294556" calcext:value-type="float">
            <text:p>1650.294556</text:p>
          </table:table-cell>
          <table:table-cell table:number-columns-repeated="13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597.564941" calcext:value-type="float">
            <text:p>1597.564941</text:p>
          </table:table-cell>
          <table:table-cell office:value-type="float" office:value="1642.676758" calcext:value-type="float">
            <text:p>1642.676758</text:p>
          </table:table-cell>
          <table:table-cell office:value-type="float" office:value="1594.605347" calcext:value-type="float">
            <text:p>1594.605347</text:p>
          </table:table-cell>
          <table:table-cell office:value-type="float" office:value="1642.698486" calcext:value-type="float">
            <text:p>1642.698486</text:p>
          </table:table-cell>
          <table:table-cell table:number-columns-repeated="13"/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1591.538818" calcext:value-type="float">
            <text:p>1591.538818</text:p>
          </table:table-cell>
          <table:table-cell office:value-type="float" office:value="1634.378174" calcext:value-type="float">
            <text:p>1634.378174</text:p>
          </table:table-cell>
          <table:table-cell office:value-type="float" office:value="1592.048584" calcext:value-type="float">
            <text:p>1592.048584</text:p>
          </table:table-cell>
          <table:table-cell office:value-type="float" office:value="1633.033447" calcext:value-type="float">
            <text:p>1633.033447</text:p>
          </table:table-cell>
          <table:table-cell table:number-columns-repeated="13"/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587.309326" calcext:value-type="float">
            <text:p>1587.309326</text:p>
          </table:table-cell>
          <table:table-cell office:value-type="float" office:value="1631.528564" calcext:value-type="float">
            <text:p>1631.528564</text:p>
          </table:table-cell>
          <table:table-cell office:value-type="float" office:value="1589.650879" calcext:value-type="float">
            <text:p>1589.650879</text:p>
          </table:table-cell>
          <table:table-cell office:value-type="float" office:value="1627.698486" calcext:value-type="float">
            <text:p>1627.698486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84.478394" calcext:value-type="float">
            <text:p>1584.478394</text:p>
          </table:table-cell>
          <table:table-cell office:value-type="float" office:value="1623.528564" calcext:value-type="float">
            <text:p>1623.528564</text:p>
          </table:table-cell>
          <table:table-cell office:value-type="float" office:value="1587.471436" calcext:value-type="float">
            <text:p>1587.471436</text:p>
          </table:table-cell>
          <table:table-cell office:value-type="float" office:value="1623.969238" calcext:value-type="float">
            <text:p>1623.969238</text:p>
          </table:table-cell>
          <table:table-cell table:number-columns-repeated="13"/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582.932129" calcext:value-type="float">
            <text:p>1582.932129</text:p>
          </table:table-cell>
          <table:table-cell office:value-type="float" office:value="1616.963501" calcext:value-type="float">
            <text:p>1616.963501</text:p>
          </table:table-cell>
          <table:table-cell office:value-type="float" office:value="1587.637329" calcext:value-type="float">
            <text:p>1587.637329</text:p>
          </table:table-cell>
          <table:table-cell office:value-type="float" office:value="1616.590576" calcext:value-type="float">
            <text:p>1616.590576</text:p>
          </table:table-cell>
          <table:table-cell table:number-columns-repeated="13"/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1586.415771" calcext:value-type="float">
            <text:p>1586.415771</text:p>
          </table:table-cell>
          <table:table-cell office:value-type="float" office:value="1613.837402" calcext:value-type="float">
            <text:p>1613.837402</text:p>
          </table:table-cell>
          <table:table-cell office:value-type="float" office:value="1581.260376" calcext:value-type="float">
            <text:p>1581.260376</text:p>
          </table:table-cell>
          <table:table-cell office:value-type="float" office:value="1616.626587" calcext:value-type="float">
            <text:p>1616.626587</text:p>
          </table:table-cell>
          <table:table-cell table:number-columns-repeated="13"/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1575.302002" calcext:value-type="float">
            <text:p>1575.302002</text:p>
          </table:table-cell>
          <table:table-cell office:value-type="float" office:value="1615.315186" calcext:value-type="float">
            <text:p>1615.315186</text:p>
          </table:table-cell>
          <table:table-cell office:value-type="float" office:value="1578.007324" calcext:value-type="float">
            <text:p>1578.007324</text:p>
          </table:table-cell>
          <table:table-cell office:value-type="float" office:value="1610.740234" calcext:value-type="float">
            <text:p>1610.740234</text:p>
          </table:table-cell>
          <table:table-cell table:number-columns-repeated="13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575.368408" calcext:value-type="float">
            <text:p>1575.368408</text:p>
          </table:table-cell>
          <table:table-cell office:value-type="float" office:value="1609.521729" calcext:value-type="float">
            <text:p>1609.521729</text:p>
          </table:table-cell>
          <table:table-cell office:value-type="float" office:value="1578.947388" calcext:value-type="float">
            <text:p>1578.947388</text:p>
          </table:table-cell>
          <table:table-cell office:value-type="float" office:value="1604.399658" calcext:value-type="float">
            <text:p>1604.399658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77.47998" calcext:value-type="float">
            <text:p>1577.47998</text:p>
          </table:table-cell>
          <table:table-cell office:value-type="float" office:value="1604.357422" calcext:value-type="float">
            <text:p>1604.357422</text:p>
          </table:table-cell>
          <table:table-cell office:value-type="float" office:value="1578.795166" calcext:value-type="float">
            <text:p>1578.795166</text:p>
          </table:table-cell>
          <table:table-cell office:value-type="float" office:value="1604.784058" calcext:value-type="float">
            <text:p>1604.784058</text:p>
          </table:table-cell>
          <table:table-cell table:number-columns-repeated="13"/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575.950317" calcext:value-type="float">
            <text:p>1575.950317</text:p>
          </table:table-cell>
          <table:table-cell office:value-type="float" office:value="1603.276123" calcext:value-type="float">
            <text:p>1603.276123</text:p>
          </table:table-cell>
          <table:table-cell office:value-type="float" office:value="1574.630493" calcext:value-type="float">
            <text:p>1574.630493</text:p>
          </table:table-cell>
          <table:table-cell office:value-type="float" office:value="1602.107422" calcext:value-type="float">
            <text:p>1602.107422</text:p>
          </table:table-cell>
          <table:table-cell table:number-columns-repeated="13"/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1573.968262" calcext:value-type="float">
            <text:p>1573.968262</text:p>
          </table:table-cell>
          <table:table-cell office:value-type="float" office:value="1597.440796" calcext:value-type="float">
            <text:p>1597.440796</text:p>
          </table:table-cell>
          <table:table-cell office:value-type="float" office:value="1576.789429" calcext:value-type="float">
            <text:p>1576.789429</text:p>
          </table:table-cell>
          <table:table-cell office:value-type="float" office:value="1594.424683" calcext:value-type="float">
            <text:p>1594.424683</text:p>
          </table:table-cell>
          <table:table-cell table:number-columns-repeated="13"/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1575.499268" calcext:value-type="float">
            <text:p>1575.499268</text:p>
          </table:table-cell>
          <table:table-cell office:value-type="float" office:value="1594.237549" calcext:value-type="float">
            <text:p>1594.237549</text:p>
          </table:table-cell>
          <table:table-cell office:value-type="float" office:value="1572.78894" calcext:value-type="float">
            <text:p>1572.78894</text:p>
          </table:table-cell>
          <table:table-cell office:value-type="float" office:value="1594.985107" calcext:value-type="float">
            <text:p>1594.985107</text:p>
          </table:table-cell>
          <table:table-cell table:number-columns-repeated="13"/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573.801758" calcext:value-type="float">
            <text:p>1573.801758</text:p>
          </table:table-cell>
          <table:table-cell office:value-type="float" office:value="1593.159912" calcext:value-type="float">
            <text:p>1593.159912</text:p>
          </table:table-cell>
          <table:table-cell office:value-type="float" office:value="1574.755615" calcext:value-type="float">
            <text:p>1574.755615</text:p>
          </table:table-cell>
          <table:table-cell office:value-type="float" office:value="1593.662354" calcext:value-type="float">
            <text:p>1593.662354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81.514404" calcext:value-type="float">
            <text:p>1581.514404</text:p>
          </table:table-cell>
          <table:table-cell office:value-type="float" office:value="1602.559082" calcext:value-type="float">
            <text:p>1602.559082</text:p>
          </table:table-cell>
          <table:table-cell office:value-type="float" office:value="1499.072388" calcext:value-type="float">
            <text:p>1499.072388</text:p>
          </table:table-cell>
          <table:table-cell office:value-type="float" office:value="1536.640381" calcext:value-type="float">
            <text:p>1536.640381</text:p>
          </table:table-cell>
          <table:table-cell table:number-columns-repeated="13"/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522.614502" calcext:value-type="float">
            <text:p>1522.614502</text:p>
          </table:table-cell>
          <table:table-cell office:value-type="float" office:value="1538.782471" calcext:value-type="float">
            <text:p>1538.782471</text:p>
          </table:table-cell>
          <table:table-cell office:value-type="float" office:value="1431.489746" calcext:value-type="float">
            <text:p>1431.489746</text:p>
          </table:table-cell>
          <table:table-cell office:value-type="float" office:value="1448.655518" calcext:value-type="float">
            <text:p>1448.655518</text:p>
          </table:table-cell>
          <table:table-cell table:number-columns-repeated="13"/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1537.991577" calcext:value-type="float">
            <text:p>1537.991577</text:p>
          </table:table-cell>
          <table:table-cell office:value-type="float" office:value="1580.673096" calcext:value-type="float">
            <text:p>1580.673096</text:p>
          </table:table-cell>
          <table:table-cell office:value-type="float" office:value="1488.069824" calcext:value-type="float">
            <text:p>1488.069824</text:p>
          </table:table-cell>
          <table:table-cell office:value-type="float" office:value="1435.944824" calcext:value-type="float">
            <text:p>1435.944824</text:p>
          </table:table-cell>
          <table:table-cell table:number-columns-repeated="13"/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1626.030884" calcext:value-type="float">
            <text:p>1626.030884</text:p>
          </table:table-cell>
          <table:table-cell office:value-type="float" office:value="1644.831543" calcext:value-type="float">
            <text:p>1644.831543</text:p>
          </table:table-cell>
          <table:table-cell office:value-type="float" office:value="1529.516235" calcext:value-type="float">
            <text:p>1529.516235</text:p>
          </table:table-cell>
          <table:table-cell office:value-type="float" office:value="1576.065918" calcext:value-type="float">
            <text:p>1576.065918</text:p>
          </table:table-cell>
          <table:table-cell table:number-columns-repeated="13"/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593.261353" calcext:value-type="float">
            <text:p>1593.261353</text:p>
          </table:table-cell>
          <table:table-cell office:value-type="float" office:value="1604.713623" calcext:value-type="float">
            <text:p>1604.713623</text:p>
          </table:table-cell>
          <table:table-cell office:value-type="float" office:value="1550.778564" calcext:value-type="float">
            <text:p>1550.778564</text:p>
          </table:table-cell>
          <table:table-cell office:value-type="float" office:value="1572.551147" calcext:value-type="float">
            <text:p>1572.551147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69.94458" calcext:value-type="float">
            <text:p>1569.94458</text:p>
          </table:table-cell>
          <table:table-cell office:value-type="float" office:value="1583.311035" calcext:value-type="float">
            <text:p>1583.311035</text:p>
          </table:table-cell>
          <table:table-cell office:value-type="float" office:value="1582.441528" calcext:value-type="float">
            <text:p>1582.441528</text:p>
          </table:table-cell>
          <table:table-cell office:value-type="float" office:value="1594.505127" calcext:value-type="float">
            <text:p>1594.505127</text:p>
          </table:table-cell>
          <table:table-cell table:number-columns-repeated="13"/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575.479614" calcext:value-type="float">
            <text:p>1575.479614</text:p>
          </table:table-cell>
          <table:table-cell office:value-type="float" office:value="1583.260742" calcext:value-type="float">
            <text:p>1583.260742</text:p>
          </table:table-cell>
          <table:table-cell office:value-type="float" office:value="1576.652222" calcext:value-type="float">
            <text:p>1576.652222</text:p>
          </table:table-cell>
          <table:table-cell office:value-type="float" office:value="1595.665771" calcext:value-type="float">
            <text:p>1595.665771</text:p>
          </table:table-cell>
          <table:table-cell table:number-columns-repeated="13"/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1575.756348" calcext:value-type="float">
            <text:p>1575.756348</text:p>
          </table:table-cell>
          <table:table-cell office:value-type="float" office:value="1578.90625" calcext:value-type="float">
            <text:p>1578.90625</text:p>
          </table:table-cell>
          <table:table-cell office:value-type="float" office:value="1574.112061" calcext:value-type="float">
            <text:p>1574.112061</text:p>
          </table:table-cell>
          <table:table-cell office:value-type="float" office:value="1588.959229" calcext:value-type="float">
            <text:p>1588.959229</text:p>
          </table:table-cell>
          <table:table-cell table:number-columns-repeated="13"/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1577.723389" calcext:value-type="float">
            <text:p>1577.723389</text:p>
          </table:table-cell>
          <table:table-cell office:value-type="float" office:value="1581.205078" calcext:value-type="float">
            <text:p>1581.205078</text:p>
          </table:table-cell>
          <table:table-cell office:value-type="float" office:value="1574.418579" calcext:value-type="float">
            <text:p>1574.418579</text:p>
          </table:table-cell>
          <table:table-cell office:value-type="float" office:value="1590.26123" calcext:value-type="float">
            <text:p>1590.26123</text:p>
          </table:table-cell>
          <table:table-cell table:number-columns-repeated="13"/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577.374634" calcext:value-type="float">
            <text:p>1577.374634</text:p>
          </table:table-cell>
          <table:table-cell office:value-type="float" office:value="1580.661621" calcext:value-type="float">
            <text:p>1580.661621</text:p>
          </table:table-cell>
          <table:table-cell office:value-type="float" office:value="1574.203125" calcext:value-type="float">
            <text:p>1574.203125</text:p>
          </table:table-cell>
          <table:table-cell office:value-type="float" office:value="1587.456909" calcext:value-type="float">
            <text:p>1587.456909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75.048218" calcext:value-type="float">
            <text:p>1575.048218</text:p>
          </table:table-cell>
          <table:table-cell office:value-type="float" office:value="1580.175049" calcext:value-type="float">
            <text:p>1580.175049</text:p>
          </table:table-cell>
          <table:table-cell office:value-type="float" office:value="1572.655396" calcext:value-type="float">
            <text:p>1572.655396</text:p>
          </table:table-cell>
          <table:table-cell office:value-type="float" office:value="1584.806763" calcext:value-type="float">
            <text:p>1584.806763</text:p>
          </table:table-cell>
          <table:table-cell table:number-columns-repeated="13"/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578.139648" calcext:value-type="float">
            <text:p>1578.139648</text:p>
          </table:table-cell>
          <table:table-cell office:value-type="float" office:value="1577.524902" calcext:value-type="float">
            <text:p>1577.524902</text:p>
          </table:table-cell>
          <table:table-cell office:value-type="float" office:value="1573.432739" calcext:value-type="float">
            <text:p>1573.432739</text:p>
          </table:table-cell>
          <table:table-cell office:value-type="float" office:value="1585.296021" calcext:value-type="float">
            <text:p>1585.296021</text:p>
          </table:table-cell>
          <table:table-cell table:number-columns-repeated="13"/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1575.366333" calcext:value-type="float">
            <text:p>1575.366333</text:p>
          </table:table-cell>
          <table:table-cell office:value-type="float" office:value="1580.527954" calcext:value-type="float">
            <text:p>1580.527954</text:p>
          </table:table-cell>
          <table:table-cell office:value-type="float" office:value="1572.691162" calcext:value-type="float">
            <text:p>1572.691162</text:p>
          </table:table-cell>
          <table:table-cell office:value-type="float" office:value="1583.154053" calcext:value-type="float">
            <text:p>1583.154053</text:p>
          </table:table-cell>
          <table:table-cell table:number-columns-repeated="13"/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1571.515625" calcext:value-type="float">
            <text:p>1571.515625</text:p>
          </table:table-cell>
          <table:table-cell office:value-type="float" office:value="1581.911499" calcext:value-type="float">
            <text:p>1581.911499</text:p>
          </table:table-cell>
          <table:table-cell office:value-type="float" office:value="1564.349365" calcext:value-type="float">
            <text:p>1564.349365</text:p>
          </table:table-cell>
          <table:table-cell office:value-type="float" office:value="1592.861694" calcext:value-type="float">
            <text:p>1592.861694</text:p>
          </table:table-cell>
          <table:table-cell table:number-columns-repeated="13"/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576.140503" calcext:value-type="float">
            <text:p>1576.140503</text:p>
          </table:table-cell>
          <table:table-cell office:value-type="float" office:value="1584.249146" calcext:value-type="float">
            <text:p>1584.249146</text:p>
          </table:table-cell>
          <table:table-cell office:value-type="float" office:value="1579.074341" calcext:value-type="float">
            <text:p>1579.074341</text:p>
          </table:table-cell>
          <table:table-cell office:value-type="float" office:value="1585.074951" calcext:value-type="float">
            <text:p>1585.074951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94.619629" calcext:value-type="float">
            <text:p>1594.619629</text:p>
          </table:table-cell>
          <table:table-cell office:value-type="float" office:value="1566.396606" calcext:value-type="float">
            <text:p>1566.396606</text:p>
          </table:table-cell>
          <table:table-cell office:value-type="float" office:value="1596.484619" calcext:value-type="float">
            <text:p>1596.484619</text:p>
          </table:table-cell>
          <table:table-cell office:value-type="float" office:value="1565.630615" calcext:value-type="float">
            <text:p>1565.630615</text:p>
          </table:table-cell>
          <table:table-cell table:number-columns-repeated="13"/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568.467407" calcext:value-type="float">
            <text:p>1568.467407</text:p>
          </table:table-cell>
          <table:table-cell office:value-type="float" office:value="1590.151855" calcext:value-type="float">
            <text:p>1590.151855</text:p>
          </table:table-cell>
          <table:table-cell office:value-type="float" office:value="1558.711792" calcext:value-type="float">
            <text:p>1558.711792</text:p>
          </table:table-cell>
          <table:table-cell office:value-type="float" office:value="1598.158569" calcext:value-type="float">
            <text:p>1598.158569</text:p>
          </table:table-cell>
          <table:table-cell table:number-columns-repeated="13"/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1568.562134" calcext:value-type="float">
            <text:p>1568.562134</text:p>
          </table:table-cell>
          <table:table-cell office:value-type="float" office:value="1590.058472" calcext:value-type="float">
            <text:p>1590.058472</text:p>
          </table:table-cell>
          <table:table-cell office:value-type="float" office:value="1567.869751" calcext:value-type="float">
            <text:p>1567.869751</text:p>
          </table:table-cell>
          <table:table-cell office:value-type="float" office:value="1591.347046" calcext:value-type="float">
            <text:p>1591.347046</text:p>
          </table:table-cell>
          <table:table-cell table:number-columns-repeated="13"/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1575.266602" calcext:value-type="float">
            <text:p>1575.266602</text:p>
          </table:table-cell>
          <table:table-cell office:value-type="float" office:value="1580.893188" calcext:value-type="float">
            <text:p>1580.893188</text:p>
          </table:table-cell>
          <table:table-cell office:value-type="float" office:value="1574.628662" calcext:value-type="float">
            <text:p>1574.628662</text:p>
          </table:table-cell>
          <table:table-cell office:value-type="float" office:value="1584.300293" calcext:value-type="float">
            <text:p>1584.300293</text:p>
          </table:table-cell>
          <table:table-cell table:number-columns-repeated="13"/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572.474487" calcext:value-type="float">
            <text:p>1572.474487</text:p>
          </table:table-cell>
          <table:table-cell office:value-type="float" office:value="1581.897705" calcext:value-type="float">
            <text:p>1581.897705</text:p>
          </table:table-cell>
          <table:table-cell office:value-type="float" office:value="1573.898926" calcext:value-type="float">
            <text:p>1573.898926</text:p>
          </table:table-cell>
          <table:table-cell office:value-type="float" office:value="1582.052368" calcext:value-type="float">
            <text:p>1582.052368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70.873413" calcext:value-type="float">
            <text:p>1570.873413</text:p>
          </table:table-cell>
          <table:table-cell office:value-type="float" office:value="1581.466553" calcext:value-type="float">
            <text:p>1581.466553</text:p>
          </table:table-cell>
          <table:table-cell office:value-type="float" office:value="1569.656982" calcext:value-type="float">
            <text:p>1569.656982</text:p>
          </table:table-cell>
          <table:table-cell office:value-type="float" office:value="1585.560669" calcext:value-type="float">
            <text:p>1585.560669</text:p>
          </table:table-cell>
          <table:table-cell table:number-columns-repeated="13"/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573.342407" calcext:value-type="float">
            <text:p>1573.342407</text:p>
          </table:table-cell>
          <table:table-cell office:value-type="float" office:value="1581.282593" calcext:value-type="float">
            <text:p>1581.282593</text:p>
          </table:table-cell>
          <table:table-cell office:value-type="float" office:value="1577.949707" calcext:value-type="float">
            <text:p>1577.949707</text:p>
          </table:table-cell>
          <table:table-cell office:value-type="float" office:value="1577.811523" calcext:value-type="float">
            <text:p>1577.811523</text:p>
          </table:table-cell>
          <table:table-cell table:number-columns-repeated="13"/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1577.595459" calcext:value-type="float">
            <text:p>1577.595459</text:p>
          </table:table-cell>
          <table:table-cell office:value-type="float" office:value="1573.908691" calcext:value-type="float">
            <text:p>1573.908691</text:p>
          </table:table-cell>
          <table:table-cell office:value-type="float" office:value="1573.974731" calcext:value-type="float">
            <text:p>1573.974731</text:p>
          </table:table-cell>
          <table:table-cell office:value-type="float" office:value="1575.827637" calcext:value-type="float">
            <text:p>1575.827637</text:p>
          </table:table-cell>
          <table:table-cell table:number-columns-repeated="13"/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1575.716187" calcext:value-type="float">
            <text:p>1575.716187</text:p>
          </table:table-cell>
          <table:table-cell office:value-type="float" office:value="1576.334473" calcext:value-type="float">
            <text:p>1576.334473</text:p>
          </table:table-cell>
          <table:table-cell office:value-type="float" office:value="1572.425903" calcext:value-type="float">
            <text:p>1572.425903</text:p>
          </table:table-cell>
          <table:table-cell office:value-type="float" office:value="1581.846802" calcext:value-type="float">
            <text:p>1581.846802</text:p>
          </table:table-cell>
          <table:table-cell table:number-columns-repeated="13"/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576.691284" calcext:value-type="float">
            <text:p>1576.691284</text:p>
          </table:table-cell>
          <table:table-cell office:value-type="float" office:value="1578.221069" calcext:value-type="float">
            <text:p>1578.221069</text:p>
          </table:table-cell>
          <table:table-cell office:value-type="float" office:value="1574.760254" calcext:value-type="float">
            <text:p>1574.760254</text:p>
          </table:table-cell>
          <table:table-cell office:value-type="float" office:value="1578.824707" calcext:value-type="float">
            <text:p>1578.824707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6.129395" calcext:value-type="float">
            <text:p>1576.129395</text:p>
          </table:table-cell>
          <table:table-cell office:value-type="float" office:value="1576.563354" calcext:value-type="float">
            <text:p>1576.563354</text:p>
          </table:table-cell>
          <table:table-cell office:value-type="float" office:value="1574.479126" calcext:value-type="float">
            <text:p>1574.479126</text:p>
          </table:table-cell>
          <table:table-cell office:value-type="float" office:value="1577.386475" calcext:value-type="float">
            <text:p>1577.386475</text:p>
          </table:table-cell>
          <table:table-cell table:number-columns-repeated="13"/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574.248291" calcext:value-type="float">
            <text:p>1574.248291</text:p>
          </table:table-cell>
          <table:table-cell office:value-type="float" office:value="1575.61499" calcext:value-type="float">
            <text:p>1575.61499</text:p>
          </table:table-cell>
          <table:table-cell office:value-type="float" office:value="1574.334595" calcext:value-type="float">
            <text:p>1574.334595</text:p>
          </table:table-cell>
          <table:table-cell office:value-type="float" office:value="1573.772217" calcext:value-type="float">
            <text:p>1573.772217</text:p>
          </table:table-cell>
          <table:table-cell table:number-columns-repeated="13"/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1574.875122" calcext:value-type="float">
            <text:p>1574.875122</text:p>
          </table:table-cell>
          <table:table-cell office:value-type="float" office:value="1578.59082" calcext:value-type="float">
            <text:p>1578.59082</text:p>
          </table:table-cell>
          <table:table-cell office:value-type="float" office:value="1576.870728" calcext:value-type="float">
            <text:p>1576.870728</text:p>
          </table:table-cell>
          <table:table-cell office:value-type="float" office:value="1576.780396" calcext:value-type="float">
            <text:p>1576.780396</text:p>
          </table:table-cell>
          <table:table-cell table:number-columns-repeated="13"/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1576.065063" calcext:value-type="float">
            <text:p>1576.065063</text:p>
          </table:table-cell>
          <table:table-cell office:value-type="float" office:value="1576.665405" calcext:value-type="float">
            <text:p>1576.665405</text:p>
          </table:table-cell>
          <table:table-cell office:value-type="float" office:value="1577.281738" calcext:value-type="float">
            <text:p>1577.281738</text:p>
          </table:table-cell>
          <table:table-cell office:value-type="float" office:value="1575.171387" calcext:value-type="float">
            <text:p>1575.171387</text:p>
          </table:table-cell>
          <table:table-cell table:number-columns-repeated="13"/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575.780762" calcext:value-type="float">
            <text:p>1575.780762</text:p>
          </table:table-cell>
          <table:table-cell office:value-type="float" office:value="1575.551392" calcext:value-type="float">
            <text:p>1575.551392</text:p>
          </table:table-cell>
          <table:table-cell office:value-type="float" office:value="1575.978516" calcext:value-type="float">
            <text:p>1575.978516</text:p>
          </table:table-cell>
          <table:table-cell office:value-type="float" office:value="1576.589966" calcext:value-type="float">
            <text:p>1576.589966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72.247803" calcext:value-type="float">
            <text:p>1572.247803</text:p>
          </table:table-cell>
          <table:table-cell office:value-type="float" office:value="1574.849976" calcext:value-type="float">
            <text:p>1574.849976</text:p>
          </table:table-cell>
          <table:table-cell office:value-type="float" office:value="1573.081787" calcext:value-type="float">
            <text:p>1573.081787</text:p>
          </table:table-cell>
          <table:table-cell office:value-type="float" office:value="1576.897095" calcext:value-type="float">
            <text:p>1576.897095</text:p>
          </table:table-cell>
          <table:table-cell table:number-columns-repeated="13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578.422485" calcext:value-type="float">
            <text:p>1578.422485</text:p>
          </table:table-cell>
          <table:table-cell office:value-type="float" office:value="1575.346191" calcext:value-type="float">
            <text:p>1575.346191</text:p>
          </table:table-cell>
          <table:table-cell office:value-type="float" office:value="1578.097778" calcext:value-type="float">
            <text:p>1578.097778</text:p>
          </table:table-cell>
          <table:table-cell office:value-type="float" office:value="1576.575806" calcext:value-type="float">
            <text:p>1576.575806</text:p>
          </table:table-cell>
          <table:table-cell table:number-columns-repeated="13"/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1575.767334" calcext:value-type="float">
            <text:p>1575.767334</text:p>
          </table:table-cell>
          <table:table-cell office:value-type="float" office:value="1573.587158" calcext:value-type="float">
            <text:p>1573.587158</text:p>
          </table:table-cell>
          <table:table-cell office:value-type="float" office:value="1575.977051" calcext:value-type="float">
            <text:p>1575.977051</text:p>
          </table:table-cell>
          <table:table-cell office:value-type="float" office:value="1575.370239" calcext:value-type="float">
            <text:p>1575.370239</text:p>
          </table:table-cell>
          <table:table-cell table:number-columns-repeated="13"/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1579.704468" calcext:value-type="float">
            <text:p>1579.704468</text:p>
          </table:table-cell>
          <table:table-cell office:value-type="float" office:value="1576.477539" calcext:value-type="float">
            <text:p>1576.477539</text:p>
          </table:table-cell>
          <table:table-cell office:value-type="float" office:value="1578.532715" calcext:value-type="float">
            <text:p>1578.532715</text:p>
          </table:table-cell>
          <table:table-cell office:value-type="float" office:value="1579.070557" calcext:value-type="float">
            <text:p>1579.070557</text:p>
          </table:table-cell>
          <table:table-cell table:number-columns-repeated="13"/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576.475464" calcext:value-type="float">
            <text:p>1576.475464</text:p>
          </table:table-cell>
          <table:table-cell office:value-type="float" office:value="1576.789673" calcext:value-type="float">
            <text:p>1576.789673</text:p>
          </table:table-cell>
          <table:table-cell office:value-type="float" office:value="1574.663574" calcext:value-type="float">
            <text:p>1574.663574</text:p>
          </table:table-cell>
          <table:table-cell office:value-type="float" office:value="1577.907227" calcext:value-type="float">
            <text:p>1577.907227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0.169189" calcext:value-type="float">
            <text:p>1580.169189</text:p>
          </table:table-cell>
          <table:table-cell office:value-type="float" office:value="1576.288086" calcext:value-type="float">
            <text:p>1576.288086</text:p>
          </table:table-cell>
          <table:table-cell office:value-type="float" office:value="1581.464966" calcext:value-type="float">
            <text:p>1581.464966</text:p>
          </table:table-cell>
          <table:table-cell office:value-type="float" office:value="1571.955566" calcext:value-type="float">
            <text:p>1571.955566</text:p>
          </table:table-cell>
          <table:table-cell table:number-columns-repeated="13"/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577.104004" calcext:value-type="float">
            <text:p>1577.104004</text:p>
          </table:table-cell>
          <table:table-cell office:value-type="float" office:value="1575.349365" calcext:value-type="float">
            <text:p>1575.349365</text:p>
          </table:table-cell>
          <table:table-cell office:value-type="float" office:value="1576.420898" calcext:value-type="float">
            <text:p>1576.420898</text:p>
          </table:table-cell>
          <table:table-cell office:value-type="float" office:value="1575.703369" calcext:value-type="float">
            <text:p>1575.703369</text:p>
          </table:table-cell>
          <table:table-cell table:number-columns-repeated="13"/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1575.193115" calcext:value-type="float">
            <text:p>1575.193115</text:p>
          </table:table-cell>
          <table:table-cell office:value-type="float" office:value="1578.619263" calcext:value-type="float">
            <text:p>1578.619263</text:p>
          </table:table-cell>
          <table:table-cell office:value-type="float" office:value="1576.165161" calcext:value-type="float">
            <text:p>1576.165161</text:p>
          </table:table-cell>
          <table:table-cell office:value-type="float" office:value="1574.831787" calcext:value-type="float">
            <text:p>1574.831787</text:p>
          </table:table-cell>
          <table:table-cell table:number-columns-repeated="13"/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1578.489746" calcext:value-type="float">
            <text:p>1578.489746</text:p>
          </table:table-cell>
          <table:table-cell office:value-type="float" office:value="1573.50769" calcext:value-type="float">
            <text:p>1573.50769</text:p>
          </table:table-cell>
          <table:table-cell office:value-type="float" office:value="1578.385132" calcext:value-type="float">
            <text:p>1578.385132</text:p>
          </table:table-cell>
          <table:table-cell office:value-type="float" office:value="1575.383789" calcext:value-type="float">
            <text:p>1575.383789</text:p>
          </table:table-cell>
          <table:table-cell table:number-columns-repeated="13"/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574.782837" calcext:value-type="float">
            <text:p>1574.782837</text:p>
          </table:table-cell>
          <table:table-cell office:value-type="float" office:value="1579.771484" calcext:value-type="float">
            <text:p>1579.771484</text:p>
          </table:table-cell>
          <table:table-cell office:value-type="float" office:value="1578.232422" calcext:value-type="float">
            <text:p>1578.232422</text:p>
          </table:table-cell>
          <table:table-cell office:value-type="float" office:value="1576.801147" calcext:value-type="float">
            <text:p>1576.801147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76.203857" calcext:value-type="float">
            <text:p>1576.203857</text:p>
          </table:table-cell>
          <table:table-cell office:value-type="float" office:value="1577.261719" calcext:value-type="float">
            <text:p>1577.261719</text:p>
          </table:table-cell>
          <table:table-cell office:value-type="float" office:value="1576.780884" calcext:value-type="float">
            <text:p>1576.780884</text:p>
          </table:table-cell>
          <table:table-cell office:value-type="float" office:value="1575.158569" calcext:value-type="float">
            <text:p>1575.158569</text:p>
          </table:table-cell>
          <table:table-cell table:number-columns-repeated="13"/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576.895386" calcext:value-type="float">
            <text:p>1576.895386</text:p>
          </table:table-cell>
          <table:table-cell office:value-type="float" office:value="1577.682617" calcext:value-type="float">
            <text:p>1577.682617</text:p>
          </table:table-cell>
          <table:table-cell office:value-type="float" office:value="1579.060303" calcext:value-type="float">
            <text:p>1579.060303</text:p>
          </table:table-cell>
          <table:table-cell office:value-type="float" office:value="1575.636963" calcext:value-type="float">
            <text:p>1575.636963</text:p>
          </table:table-cell>
          <table:table-cell table:number-columns-repeated="13"/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1576.421143" calcext:value-type="float">
            <text:p>1576.421143</text:p>
          </table:table-cell>
          <table:table-cell office:value-type="float" office:value="1576.120605" calcext:value-type="float">
            <text:p>1576.120605</text:p>
          </table:table-cell>
          <table:table-cell office:value-type="float" office:value="1579.047363" calcext:value-type="float">
            <text:p>1579.047363</text:p>
          </table:table-cell>
          <table:table-cell office:value-type="float" office:value="1577.37207" calcext:value-type="float">
            <text:p>1577.37207</text:p>
          </table:table-cell>
          <table:table-cell table:number-columns-repeated="13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1578.743896" calcext:value-type="float">
            <text:p>1578.743896</text:p>
          </table:table-cell>
          <table:table-cell office:value-type="float" office:value="1576.640869" calcext:value-type="float">
            <text:p>1576.640869</text:p>
          </table:table-cell>
          <table:table-cell office:value-type="float" office:value="1581.060547" calcext:value-type="float">
            <text:p>1581.060547</text:p>
          </table:table-cell>
          <table:table-cell office:value-type="float" office:value="1578.148682" calcext:value-type="float">
            <text:p>1578.148682</text:p>
          </table:table-cell>
          <table:table-cell table:number-columns-repeated="13"/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577.224487" calcext:value-type="float">
            <text:p>1577.224487</text:p>
          </table:table-cell>
          <table:table-cell office:value-type="float" office:value="1580.553223" calcext:value-type="float">
            <text:p>1580.553223</text:p>
          </table:table-cell>
          <table:table-cell office:value-type="float" office:value="1577.636963" calcext:value-type="float">
            <text:p>1577.636963</text:p>
          </table:table-cell>
          <table:table-cell office:value-type="float" office:value="1575.458374" calcext:value-type="float">
            <text:p>1575.458374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75.592773" calcext:value-type="float">
            <text:p>1575.592773</text:p>
          </table:table-cell>
          <table:table-cell office:value-type="float" office:value="1577.983765" calcext:value-type="float">
            <text:p>1577.983765</text:p>
          </table:table-cell>
          <table:table-cell office:value-type="float" office:value="1576.674927" calcext:value-type="float">
            <text:p>1576.674927</text:p>
          </table:table-cell>
          <table:table-cell office:value-type="float" office:value="1577.071777" calcext:value-type="float">
            <text:p>1577.071777</text:p>
          </table:table-cell>
          <table:table-cell table:number-columns-repeated="13"/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576.95874" calcext:value-type="float">
            <text:p>1576.95874</text:p>
          </table:table-cell>
          <table:table-cell office:value-type="float" office:value="1579.098511" calcext:value-type="float">
            <text:p>1579.098511</text:p>
          </table:table-cell>
          <table:table-cell office:value-type="float" office:value="1579.075806" calcext:value-type="float">
            <text:p>1579.075806</text:p>
          </table:table-cell>
          <table:table-cell office:value-type="float" office:value="1577.308105" calcext:value-type="float">
            <text:p>1577.308105</text:p>
          </table:table-cell>
          <table:table-cell table:number-columns-repeated="13"/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1574.184937" calcext:value-type="float">
            <text:p>1574.184937</text:p>
          </table:table-cell>
          <table:table-cell office:value-type="float" office:value="1577.138916" calcext:value-type="float">
            <text:p>1577.138916</text:p>
          </table:table-cell>
          <table:table-cell office:value-type="float" office:value="1578.293091" calcext:value-type="float">
            <text:p>1578.293091</text:p>
          </table:table-cell>
          <table:table-cell office:value-type="float" office:value="1577.0625" calcext:value-type="float">
            <text:p>1577.0625</text:p>
          </table:table-cell>
          <table:table-cell table:number-columns-repeated="13"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1578.96814" calcext:value-type="float">
            <text:p>1578.96814</text:p>
          </table:table-cell>
          <table:table-cell office:value-type="float" office:value="1573.558228" calcext:value-type="float">
            <text:p>1573.558228</text:p>
          </table:table-cell>
          <table:table-cell office:value-type="float" office:value="1578.369751" calcext:value-type="float">
            <text:p>1578.369751</text:p>
          </table:table-cell>
          <table:table-cell office:value-type="float" office:value="1575.426758" calcext:value-type="float">
            <text:p>1575.426758</text:p>
          </table:table-cell>
          <table:table-cell table:number-columns-repeated="13"/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577.886353" calcext:value-type="float">
            <text:p>1577.886353</text:p>
          </table:table-cell>
          <table:table-cell office:value-type="float" office:value="1576.029053" calcext:value-type="float">
            <text:p>1576.029053</text:p>
          </table:table-cell>
          <table:table-cell office:value-type="float" office:value="1575.910034" calcext:value-type="float">
            <text:p>1575.910034</text:p>
          </table:table-cell>
          <table:table-cell office:value-type="float" office:value="1578.029175" calcext:value-type="float">
            <text:p>1578.029175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74.295166" calcext:value-type="float">
            <text:p>1574.295166</text:p>
          </table:table-cell>
          <table:table-cell office:value-type="float" office:value="1577.858521" calcext:value-type="float">
            <text:p>1577.858521</text:p>
          </table:table-cell>
          <table:table-cell office:value-type="float" office:value="1574.591431" calcext:value-type="float">
            <text:p>1574.591431</text:p>
          </table:table-cell>
          <table:table-cell office:value-type="float" office:value="1579.543579" calcext:value-type="float">
            <text:p>1579.543579</text:p>
          </table:table-cell>
          <table:table-cell table:number-columns-repeated="13"/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578.934692" calcext:value-type="float">
            <text:p>1578.934692</text:p>
          </table:table-cell>
          <table:table-cell office:value-type="float" office:value="1577.045166" calcext:value-type="float">
            <text:p>1577.045166</text:p>
          </table:table-cell>
          <table:table-cell office:value-type="float" office:value="1579.88855" calcext:value-type="float">
            <text:p>1579.88855</text:p>
          </table:table-cell>
          <table:table-cell office:value-type="float" office:value="1578.112061" calcext:value-type="float">
            <text:p>1578.112061</text:p>
          </table:table-cell>
          <table:table-cell table:number-columns-repeated="13"/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1578.859009" calcext:value-type="float">
            <text:p>1578.859009</text:p>
          </table:table-cell>
          <table:table-cell office:value-type="float" office:value="1578.605469" calcext:value-type="float">
            <text:p>1578.605469</text:p>
          </table:table-cell>
          <table:table-cell office:value-type="float" office:value="1578.288208" calcext:value-type="float">
            <text:p>1578.288208</text:p>
          </table:table-cell>
          <table:table-cell office:value-type="float" office:value="1579.03894" calcext:value-type="float">
            <text:p>1579.03894</text:p>
          </table:table-cell>
          <table:table-cell table:number-columns-repeated="13"/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1579.255127" calcext:value-type="float">
            <text:p>1579.255127</text:p>
          </table:table-cell>
          <table:table-cell office:value-type="float" office:value="1578.415527" calcext:value-type="float">
            <text:p>1578.415527</text:p>
          </table:table-cell>
          <table:table-cell office:value-type="float" office:value="1581.692871" calcext:value-type="float">
            <text:p>1581.692871</text:p>
          </table:table-cell>
          <table:table-cell office:value-type="float" office:value="1576.528931" calcext:value-type="float">
            <text:p>1576.528931</text:p>
          </table:table-cell>
          <table:table-cell table:number-columns-repeated="13"/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578.551758" calcext:value-type="float">
            <text:p>1578.551758</text:p>
          </table:table-cell>
          <table:table-cell office:value-type="float" office:value="1573.360596" calcext:value-type="float">
            <text:p>1573.360596</text:p>
          </table:table-cell>
          <table:table-cell office:value-type="float" office:value="1581.003296" calcext:value-type="float">
            <text:p>1581.003296</text:p>
          </table:table-cell>
          <table:table-cell office:value-type="float" office:value="1572.762207" calcext:value-type="float">
            <text:p>1572.762207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79.432983" calcext:value-type="float">
            <text:p>1579.432983</text:p>
          </table:table-cell>
          <table:table-cell office:value-type="float" office:value="1577.705811" calcext:value-type="float">
            <text:p>1577.705811</text:p>
          </table:table-cell>
          <table:table-cell office:value-type="float" office:value="1578.635986" calcext:value-type="float">
            <text:p>1578.635986</text:p>
          </table:table-cell>
          <table:table-cell office:value-type="float" office:value="1578.123291" calcext:value-type="float">
            <text:p>1578.123291</text:p>
          </table:table-cell>
          <table:table-cell table:number-columns-repeated="13"/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577.377197" calcext:value-type="float">
            <text:p>1577.377197</text:p>
          </table:table-cell>
          <table:table-cell office:value-type="float" office:value="1578.082764" calcext:value-type="float">
            <text:p>1578.082764</text:p>
          </table:table-cell>
          <table:table-cell office:value-type="float" office:value="1578.280273" calcext:value-type="float">
            <text:p>1578.280273</text:p>
          </table:table-cell>
          <table:table-cell office:value-type="float" office:value="1577.10376" calcext:value-type="float">
            <text:p>1577.10376</text:p>
          </table:table-cell>
          <table:table-cell table:number-columns-repeated="13"/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1576.928345" calcext:value-type="float">
            <text:p>1576.928345</text:p>
          </table:table-cell>
          <table:table-cell office:value-type="float" office:value="1578.062622" calcext:value-type="float">
            <text:p>1578.062622</text:p>
          </table:table-cell>
          <table:table-cell office:value-type="float" office:value="1580.14978" calcext:value-type="float">
            <text:p>1580.14978</text:p>
          </table:table-cell>
          <table:table-cell office:value-type="float" office:value="1573.514648" calcext:value-type="float">
            <text:p>1573.514648</text:p>
          </table:table-cell>
          <table:table-cell table:number-columns-repeated="13"/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1575.703369" calcext:value-type="float">
            <text:p>1575.703369</text:p>
          </table:table-cell>
          <table:table-cell office:value-type="float" office:value="1577.741821" calcext:value-type="float">
            <text:p>1577.741821</text:p>
          </table:table-cell>
          <table:table-cell office:value-type="float" office:value="1576.610596" calcext:value-type="float">
            <text:p>1576.610596</text:p>
          </table:table-cell>
          <table:table-cell office:value-type="float" office:value="1577.313965" calcext:value-type="float">
            <text:p>1577.313965</text:p>
          </table:table-cell>
          <table:table-cell table:number-columns-repeated="13"/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576.320435" calcext:value-type="float">
            <text:p>1576.320435</text:p>
          </table:table-cell>
          <table:table-cell office:value-type="float" office:value="1578.276855" calcext:value-type="float">
            <text:p>1578.276855</text:p>
          </table:table-cell>
          <table:table-cell office:value-type="float" office:value="1578.059082" calcext:value-type="float">
            <text:p>1578.059082</text:p>
          </table:table-cell>
          <table:table-cell office:value-type="float" office:value="1577.744995" calcext:value-type="float">
            <text:p>1577.744995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78.82312" calcext:value-type="float">
            <text:p>1578.82312</text:p>
          </table:table-cell>
          <table:table-cell office:value-type="float" office:value="1574.898804" calcext:value-type="float">
            <text:p>1574.898804</text:p>
          </table:table-cell>
          <table:table-cell office:value-type="float" office:value="1578.028076" calcext:value-type="float">
            <text:p>1578.028076</text:p>
          </table:table-cell>
          <table:table-cell office:value-type="float" office:value="1578.306763" calcext:value-type="float">
            <text:p>1578.306763</text:p>
          </table:table-cell>
          <table:table-cell table:number-columns-repeated="13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578.536865" calcext:value-type="float">
            <text:p>1578.536865</text:p>
          </table:table-cell>
          <table:table-cell office:value-type="float" office:value="1576.195435" calcext:value-type="float">
            <text:p>1576.195435</text:p>
          </table:table-cell>
          <table:table-cell office:value-type="float" office:value="1580.803955" calcext:value-type="float">
            <text:p>1580.803955</text:p>
          </table:table-cell>
          <table:table-cell office:value-type="float" office:value="1574.656738" calcext:value-type="float">
            <text:p>1574.656738</text:p>
          </table:table-cell>
          <table:table-cell table:number-columns-repeated="13"/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1577.55188" calcext:value-type="float">
            <text:p>1577.55188</text:p>
          </table:table-cell>
          <table:table-cell office:value-type="float" office:value="1577.329102" calcext:value-type="float">
            <text:p>1577.329102</text:p>
          </table:table-cell>
          <table:table-cell office:value-type="float" office:value="1578.76709" calcext:value-type="float">
            <text:p>1578.76709</text:p>
          </table:table-cell>
          <table:table-cell office:value-type="float" office:value="1576.270142" calcext:value-type="float">
            <text:p>1576.270142</text:p>
          </table:table-cell>
          <table:table-cell table:number-columns-repeated="13"/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1577.785767" calcext:value-type="float">
            <text:p>1577.785767</text:p>
          </table:table-cell>
          <table:table-cell office:value-type="float" office:value="1579.195312" calcext:value-type="float">
            <text:p>1579.195312</text:p>
          </table:table-cell>
          <table:table-cell office:value-type="float" office:value="1577.956177" calcext:value-type="float">
            <text:p>1577.956177</text:p>
          </table:table-cell>
          <table:table-cell office:value-type="float" office:value="1580.409424" calcext:value-type="float">
            <text:p>1580.409424</text:p>
          </table:table-cell>
          <table:table-cell table:number-columns-repeated="13"/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574.113281" calcext:value-type="float">
            <text:p>1574.113281</text:p>
          </table:table-cell>
          <table:table-cell office:value-type="float" office:value="1575.944702" calcext:value-type="float">
            <text:p>1575.944702</text:p>
          </table:table-cell>
          <table:table-cell office:value-type="float" office:value="1577.684326" calcext:value-type="float">
            <text:p>1577.684326</text:p>
          </table:table-cell>
          <table:table-cell office:value-type="float" office:value="1577.312866" calcext:value-type="float">
            <text:p>1577.312866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76.792236" calcext:value-type="float">
            <text:p>1576.792236</text:p>
          </table:table-cell>
          <table:table-cell office:value-type="float" office:value="1577.942871" calcext:value-type="float">
            <text:p>1577.942871</text:p>
          </table:table-cell>
          <table:table-cell office:value-type="float" office:value="1580.322021" calcext:value-type="float">
            <text:p>1580.322021</text:p>
          </table:table-cell>
          <table:table-cell office:value-type="float" office:value="1576.868164" calcext:value-type="float">
            <text:p>1576.868164</text:p>
          </table:table-cell>
          <table:table-cell table:number-columns-repeated="13"/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577.310791" calcext:value-type="float">
            <text:p>1577.310791</text:p>
          </table:table-cell>
          <table:table-cell office:value-type="float" office:value="1576.602051" calcext:value-type="float">
            <text:p>1576.602051</text:p>
          </table:table-cell>
          <table:table-cell office:value-type="float" office:value="1574.904785" calcext:value-type="float">
            <text:p>1574.904785</text:p>
          </table:table-cell>
          <table:table-cell office:value-type="float" office:value="1577.941162" calcext:value-type="float">
            <text:p>1577.941162</text:p>
          </table:table-cell>
          <table:table-cell table:number-columns-repeated="13"/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1577.443359" calcext:value-type="float">
            <text:p>1577.443359</text:p>
          </table:table-cell>
          <table:table-cell office:value-type="float" office:value="1577.47583" calcext:value-type="float">
            <text:p>1577.47583</text:p>
          </table:table-cell>
          <table:table-cell office:value-type="float" office:value="1579.588745" calcext:value-type="float">
            <text:p>1579.588745</text:p>
          </table:table-cell>
          <table:table-cell office:value-type="float" office:value="1577.650391" calcext:value-type="float">
            <text:p>1577.650391</text:p>
          </table:table-cell>
          <table:table-cell table:number-columns-repeated="13"/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1579.125122" calcext:value-type="float">
            <text:p>1579.125122</text:p>
          </table:table-cell>
          <table:table-cell office:value-type="float" office:value="1574.433716" calcext:value-type="float">
            <text:p>1574.433716</text:p>
          </table:table-cell>
          <table:table-cell office:value-type="float" office:value="1580.658447" calcext:value-type="float">
            <text:p>1580.658447</text:p>
          </table:table-cell>
          <table:table-cell office:value-type="float" office:value="1572.343872" calcext:value-type="float">
            <text:p>1572.343872</text:p>
          </table:table-cell>
          <table:table-cell table:number-columns-repeated="13"/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578.54834" calcext:value-type="float">
            <text:p>1578.54834</text:p>
          </table:table-cell>
          <table:table-cell office:value-type="float" office:value="1577.035767" calcext:value-type="float">
            <text:p>1577.035767</text:p>
          </table:table-cell>
          <table:table-cell office:value-type="float" office:value="1579.413086" calcext:value-type="float">
            <text:p>1579.413086</text:p>
          </table:table-cell>
          <table:table-cell office:value-type="float" office:value="1574.772705" calcext:value-type="float">
            <text:p>1574.772705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78.86084" calcext:value-type="float">
            <text:p>1578.86084</text:p>
          </table:table-cell>
          <table:table-cell office:value-type="float" office:value="1575.960083" calcext:value-type="float">
            <text:p>1575.960083</text:p>
          </table:table-cell>
          <table:table-cell office:value-type="float" office:value="1578.849731" calcext:value-type="float">
            <text:p>1578.849731</text:p>
          </table:table-cell>
          <table:table-cell office:value-type="float" office:value="1576.203857" calcext:value-type="float">
            <text:p>1576.203857</text:p>
          </table:table-cell>
          <table:table-cell table:number-columns-repeated="13"/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577.266968" calcext:value-type="float">
            <text:p>1577.266968</text:p>
          </table:table-cell>
          <table:table-cell office:value-type="float" office:value="1576.704102" calcext:value-type="float">
            <text:p>1576.704102</text:p>
          </table:table-cell>
          <table:table-cell office:value-type="float" office:value="1577.916504" calcext:value-type="float">
            <text:p>1577.916504</text:p>
          </table:table-cell>
          <table:table-cell office:value-type="float" office:value="1575.858032" calcext:value-type="float">
            <text:p>1575.858032</text:p>
          </table:table-cell>
          <table:table-cell table:number-columns-repeated="13"/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1576.423828" calcext:value-type="float">
            <text:p>1576.423828</text:p>
          </table:table-cell>
          <table:table-cell office:value-type="float" office:value="1577.70105" calcext:value-type="float">
            <text:p>1577.70105</text:p>
          </table:table-cell>
          <table:table-cell office:value-type="float" office:value="1576.961792" calcext:value-type="float">
            <text:p>1576.961792</text:p>
          </table:table-cell>
          <table:table-cell office:value-type="float" office:value="1578.313965" calcext:value-type="float">
            <text:p>1578.313965</text:p>
          </table:table-cell>
          <table:table-cell table:number-columns-repeated="13"/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1579.473022" calcext:value-type="float">
            <text:p>1579.473022</text:p>
          </table:table-cell>
          <table:table-cell office:value-type="float" office:value="1574.481934" calcext:value-type="float">
            <text:p>1574.481934</text:p>
          </table:table-cell>
          <table:table-cell office:value-type="float" office:value="1581.23291" calcext:value-type="float">
            <text:p>1581.23291</text:p>
          </table:table-cell>
          <table:table-cell office:value-type="float" office:value="1574.69751" calcext:value-type="float">
            <text:p>1574.69751</text:p>
          </table:table-cell>
          <table:table-cell table:number-columns-repeated="13"/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574.412109" calcext:value-type="float">
            <text:p>1574.412109</text:p>
          </table:table-cell>
          <table:table-cell office:value-type="float" office:value="1576.924927" calcext:value-type="float">
            <text:p>1576.924927</text:p>
          </table:table-cell>
          <table:table-cell office:value-type="float" office:value="1575.927979" calcext:value-type="float">
            <text:p>1575.927979</text:p>
          </table:table-cell>
          <table:table-cell office:value-type="float" office:value="1575.524048" calcext:value-type="float">
            <text:p>1575.524048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76.561035" calcext:value-type="float">
            <text:p>1576.561035</text:p>
          </table:table-cell>
          <table:table-cell office:value-type="float" office:value="1575.808228" calcext:value-type="float">
            <text:p>1575.808228</text:p>
          </table:table-cell>
          <table:table-cell office:value-type="float" office:value="1575.864746" calcext:value-type="float">
            <text:p>1575.864746</text:p>
          </table:table-cell>
          <table:table-cell office:value-type="float" office:value="1576.424683" calcext:value-type="float">
            <text:p>1576.424683</text:p>
          </table:table-cell>
          <table:table-cell table:number-columns-repeated="13"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576.823975" calcext:value-type="float">
            <text:p>1576.823975</text:p>
          </table:table-cell>
          <table:table-cell office:value-type="float" office:value="1574.776489" calcext:value-type="float">
            <text:p>1574.776489</text:p>
          </table:table-cell>
          <table:table-cell office:value-type="float" office:value="1577.676636" calcext:value-type="float">
            <text:p>1577.676636</text:p>
          </table:table-cell>
          <table:table-cell office:value-type="float" office:value="1574.725586" calcext:value-type="float">
            <text:p>1574.725586</text:p>
          </table:table-cell>
          <table:table-cell table:number-columns-repeated="13"/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1574.389526" calcext:value-type="float">
            <text:p>1574.389526</text:p>
          </table:table-cell>
          <table:table-cell office:value-type="float" office:value="1578.497803" calcext:value-type="float">
            <text:p>1578.497803</text:p>
          </table:table-cell>
          <table:table-cell office:value-type="float" office:value="1574.473999" calcext:value-type="float">
            <text:p>1574.473999</text:p>
          </table:table-cell>
          <table:table-cell office:value-type="float" office:value="1578.828735" calcext:value-type="float">
            <text:p>1578.828735</text:p>
          </table:table-cell>
          <table:table-cell table:number-columns-repeated="13"/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1575.583008" calcext:value-type="float">
            <text:p>1575.583008</text:p>
          </table:table-cell>
          <table:table-cell office:value-type="float" office:value="1575.416016" calcext:value-type="float">
            <text:p>1575.416016</text:p>
          </table:table-cell>
          <table:table-cell office:value-type="float" office:value="1576.036865" calcext:value-type="float">
            <text:p>1576.036865</text:p>
          </table:table-cell>
          <table:table-cell office:value-type="float" office:value="1574.529175" calcext:value-type="float">
            <text:p>1574.529175</text:p>
          </table:table-cell>
          <table:table-cell table:number-columns-repeated="13"/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573.806885" calcext:value-type="float">
            <text:p>1573.806885</text:p>
          </table:table-cell>
          <table:table-cell office:value-type="float" office:value="1579.049683" calcext:value-type="float">
            <text:p>1579.049683</text:p>
          </table:table-cell>
          <table:table-cell office:value-type="float" office:value="1576.17749" calcext:value-type="float">
            <text:p>1576.17749</text:p>
          </table:table-cell>
          <table:table-cell office:value-type="float" office:value="1576.58667" calcext:value-type="float">
            <text:p>1576.58667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75.791748" calcext:value-type="float">
            <text:p>1575.791748</text:p>
          </table:table-cell>
          <table:table-cell office:value-type="float" office:value="1573.693237" calcext:value-type="float">
            <text:p>1573.693237</text:p>
          </table:table-cell>
          <table:table-cell office:value-type="float" office:value="1573.701416" calcext:value-type="float">
            <text:p>1573.701416</text:p>
          </table:table-cell>
          <table:table-cell office:value-type="float" office:value="1577.042603" calcext:value-type="float">
            <text:p>1577.042603</text:p>
          </table:table-cell>
          <table:table-cell table:number-columns-repeated="13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575.497192" calcext:value-type="float">
            <text:p>1575.497192</text:p>
          </table:table-cell>
          <table:table-cell office:value-type="float" office:value="1574.168457" calcext:value-type="float">
            <text:p>1574.168457</text:p>
          </table:table-cell>
          <table:table-cell office:value-type="float" office:value="1576.047241" calcext:value-type="float">
            <text:p>1576.047241</text:p>
          </table:table-cell>
          <table:table-cell office:value-type="float" office:value="1573.473999" calcext:value-type="float">
            <text:p>1573.473999</text:p>
          </table:table-cell>
          <table:table-cell table:number-columns-repeated="13"/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1574.96814" calcext:value-type="float">
            <text:p>1574.96814</text:p>
          </table:table-cell>
          <table:table-cell office:value-type="float" office:value="1578.354736" calcext:value-type="float">
            <text:p>1578.354736</text:p>
          </table:table-cell>
          <table:table-cell office:value-type="float" office:value="1576.859985" calcext:value-type="float">
            <text:p>1576.859985</text:p>
          </table:table-cell>
          <table:table-cell office:value-type="float" office:value="1575.197998" calcext:value-type="float">
            <text:p>1575.197998</text:p>
          </table:table-cell>
          <table:table-cell table:number-columns-repeated="13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1572.848267" calcext:value-type="float">
            <text:p>1572.848267</text:p>
          </table:table-cell>
          <table:table-cell office:value-type="float" office:value="1578.804443" calcext:value-type="float">
            <text:p>1578.804443</text:p>
          </table:table-cell>
          <table:table-cell office:value-type="float" office:value="1577.140381" calcext:value-type="float">
            <text:p>1577.140381</text:p>
          </table:table-cell>
          <table:table-cell office:value-type="float" office:value="1574.482056" calcext:value-type="float">
            <text:p>1574.482056</text:p>
          </table:table-cell>
          <table:table-cell table:number-columns-repeated="13"/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573.099731" calcext:value-type="float">
            <text:p>1573.099731</text:p>
          </table:table-cell>
          <table:table-cell office:value-type="float" office:value="1575.144531" calcext:value-type="float">
            <text:p>1575.144531</text:p>
          </table:table-cell>
          <table:table-cell office:value-type="float" office:value="1573.823853" calcext:value-type="float">
            <text:p>1573.823853</text:p>
          </table:table-cell>
          <table:table-cell office:value-type="float" office:value="1576.678833" calcext:value-type="float">
            <text:p>1576.678833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76.441528" calcext:value-type="float">
            <text:p>1576.441528</text:p>
          </table:table-cell>
          <table:table-cell office:value-type="float" office:value="1577.876709" calcext:value-type="float">
            <text:p>1577.876709</text:p>
          </table:table-cell>
          <table:table-cell office:value-type="float" office:value="1578.194336" calcext:value-type="float">
            <text:p>1578.194336</text:p>
          </table:table-cell>
          <table:table-cell office:value-type="float" office:value="1576.005615" calcext:value-type="float">
            <text:p>1576.005615</text:p>
          </table:table-cell>
          <table:table-cell table:number-columns-repeated="13"/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576.418091" calcext:value-type="float">
            <text:p>1576.418091</text:p>
          </table:table-cell>
          <table:table-cell office:value-type="float" office:value="1578.841431" calcext:value-type="float">
            <text:p>1578.841431</text:p>
          </table:table-cell>
          <table:table-cell office:value-type="float" office:value="1576.161865" calcext:value-type="float">
            <text:p>1576.161865</text:p>
          </table:table-cell>
          <table:table-cell office:value-type="float" office:value="1575.947632" calcext:value-type="float">
            <text:p>1575.947632</text:p>
          </table:table-cell>
          <table:table-cell table:number-columns-repeated="13"/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1576.110596" calcext:value-type="float">
            <text:p>1576.110596</text:p>
          </table:table-cell>
          <table:table-cell office:value-type="float" office:value="1573.460327" calcext:value-type="float">
            <text:p>1573.460327</text:p>
          </table:table-cell>
          <table:table-cell office:value-type="float" office:value="1574.223633" calcext:value-type="float">
            <text:p>1574.223633</text:p>
          </table:table-cell>
          <table:table-cell office:value-type="float" office:value="1577.498169" calcext:value-type="float">
            <text:p>1577.498169</text:p>
          </table:table-cell>
          <table:table-cell table:number-columns-repeated="13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577.197754" calcext:value-type="float">
            <text:p>1577.197754</text:p>
          </table:table-cell>
          <table:table-cell office:value-type="float" office:value="1573.64563" calcext:value-type="float">
            <text:p>1573.64563</text:p>
          </table:table-cell>
          <table:table-cell office:value-type="float" office:value="1574.343994" calcext:value-type="float">
            <text:p>1574.343994</text:p>
          </table:table-cell>
          <table:table-cell office:value-type="float" office:value="1576.568481" calcext:value-type="float">
            <text:p>1576.568481</text:p>
          </table:table-cell>
          <table:table-cell table:number-columns-repeated="13"/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575.612549" calcext:value-type="float">
            <text:p>1575.612549</text:p>
          </table:table-cell>
          <table:table-cell office:value-type="float" office:value="1575.846436" calcext:value-type="float">
            <text:p>1575.846436</text:p>
          </table:table-cell>
          <table:table-cell office:value-type="float" office:value="1574.593262" calcext:value-type="float">
            <text:p>1574.593262</text:p>
          </table:table-cell>
          <table:table-cell office:value-type="float" office:value="1575.098999" calcext:value-type="float">
            <text:p>1575.098999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6.851318" calcext:value-type="float">
            <text:p>1576.851318</text:p>
          </table:table-cell>
          <table:table-cell office:value-type="float" office:value="1575.93396" calcext:value-type="float">
            <text:p>1575.93396</text:p>
          </table:table-cell>
          <table:table-cell office:value-type="float" office:value="1576.547729" calcext:value-type="float">
            <text:p>1576.547729</text:p>
          </table:table-cell>
          <table:table-cell office:value-type="float" office:value="1577.164795" calcext:value-type="float">
            <text:p>1577.164795</text:p>
          </table:table-cell>
          <table:table-cell table:number-columns-repeated="13"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575.12439" calcext:value-type="float">
            <text:p>1575.12439</text:p>
          </table:table-cell>
          <table:table-cell office:value-type="float" office:value="1577.721436" calcext:value-type="float">
            <text:p>1577.721436</text:p>
          </table:table-cell>
          <table:table-cell office:value-type="float" office:value="1574.25" calcext:value-type="float">
            <text:p>1574.25</text:p>
          </table:table-cell>
          <table:table-cell office:value-type="float" office:value="1576.636963" calcext:value-type="float">
            <text:p>1576.636963</text:p>
          </table:table-cell>
          <table:table-cell table:number-columns-repeated="13"/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1578.056396" calcext:value-type="float">
            <text:p>1578.056396</text:p>
          </table:table-cell>
          <table:table-cell office:value-type="float" office:value="1576.047852" calcext:value-type="float">
            <text:p>1576.047852</text:p>
          </table:table-cell>
          <table:table-cell office:value-type="float" office:value="1577.043091" calcext:value-type="float">
            <text:p>1577.043091</text:p>
          </table:table-cell>
          <table:table-cell office:value-type="float" office:value="1573.765381" calcext:value-type="float">
            <text:p>1573.765381</text:p>
          </table:table-cell>
          <table:table-cell table:number-columns-repeated="13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1577.689209" calcext:value-type="float">
            <text:p>1577.689209</text:p>
          </table:table-cell>
          <table:table-cell office:value-type="float" office:value="1574.477417" calcext:value-type="float">
            <text:p>1574.477417</text:p>
          </table:table-cell>
          <table:table-cell office:value-type="float" office:value="1577.056885" calcext:value-type="float">
            <text:p>1577.056885</text:p>
          </table:table-cell>
          <table:table-cell office:value-type="float" office:value="1574.015991" calcext:value-type="float">
            <text:p>1574.015991</text:p>
          </table:table-cell>
          <table:table-cell table:number-columns-repeated="13"/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575.853516" calcext:value-type="float">
            <text:p>1575.853516</text:p>
          </table:table-cell>
          <table:table-cell office:value-type="float" office:value="1575.446899" calcext:value-type="float">
            <text:p>1575.446899</text:p>
          </table:table-cell>
          <table:table-cell office:value-type="float" office:value="1577.455078" calcext:value-type="float">
            <text:p>1577.455078</text:p>
          </table:table-cell>
          <table:table-cell office:value-type="float" office:value="1574.550049" calcext:value-type="float">
            <text:p>1574.550049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7.2854" calcext:value-type="float">
            <text:p>1577.2854</text:p>
          </table:table-cell>
          <table:table-cell office:value-type="float" office:value="1574.231445" calcext:value-type="float">
            <text:p>1574.231445</text:p>
          </table:table-cell>
          <table:table-cell office:value-type="float" office:value="1577.390259" calcext:value-type="float">
            <text:p>1577.390259</text:p>
          </table:table-cell>
          <table:table-cell office:value-type="float" office:value="1575.203735" calcext:value-type="float">
            <text:p>1575.203735</text:p>
          </table:table-cell>
          <table:table-cell table:number-columns-repeated="13"/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578.107422" calcext:value-type="float">
            <text:p>1578.107422</text:p>
          </table:table-cell>
          <table:table-cell office:value-type="float" office:value="1574.226807" calcext:value-type="float">
            <text:p>1574.226807</text:p>
          </table:table-cell>
          <table:table-cell office:value-type="float" office:value="1576.74646" calcext:value-type="float">
            <text:p>1576.74646</text:p>
          </table:table-cell>
          <table:table-cell office:value-type="float" office:value="1574.821899" calcext:value-type="float">
            <text:p>1574.821899</text:p>
          </table:table-cell>
          <table:table-cell table:number-columns-repeated="13"/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1575.615967" calcext:value-type="float">
            <text:p>1575.615967</text:p>
          </table:table-cell>
          <table:table-cell office:value-type="float" office:value="1578.473877" calcext:value-type="float">
            <text:p>1578.473877</text:p>
          </table:table-cell>
          <table:table-cell office:value-type="float" office:value="1575.762451" calcext:value-type="float">
            <text:p>1575.762451</text:p>
          </table:table-cell>
          <table:table-cell office:value-type="float" office:value="1579.057983" calcext:value-type="float">
            <text:p>1579.057983</text:p>
          </table:table-cell>
          <table:table-cell table:number-columns-repeated="1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1572.363281" calcext:value-type="float">
            <text:p>1572.363281</text:p>
          </table:table-cell>
          <table:table-cell office:value-type="float" office:value="1577.697754" calcext:value-type="float">
            <text:p>1577.697754</text:p>
          </table:table-cell>
          <table:table-cell office:value-type="float" office:value="1578.337646" calcext:value-type="float">
            <text:p>1578.337646</text:p>
          </table:table-cell>
          <table:table-cell office:value-type="float" office:value="1577.58252" calcext:value-type="float">
            <text:p>1577.58252</text:p>
          </table:table-cell>
          <table:table-cell table:number-columns-repeated="1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579.734497" calcext:value-type="float">
            <text:p>1579.734497</text:p>
          </table:table-cell>
          <table:table-cell office:value-type="float" office:value="1578.482666" calcext:value-type="float">
            <text:p>1578.482666</text:p>
          </table:table-cell>
          <table:table-cell office:value-type="float" office:value="1576.921143" calcext:value-type="float">
            <text:p>1576.921143</text:p>
          </table:table-cell>
          <table:table-cell office:value-type="float" office:value="1578.237183" calcext:value-type="float">
            <text:p>1578.237183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8.563965" calcext:value-type="float">
            <text:p>1578.563965</text:p>
          </table:table-cell>
          <table:table-cell office:value-type="float" office:value="1577.632568" calcext:value-type="float">
            <text:p>1577.632568</text:p>
          </table:table-cell>
          <table:table-cell office:value-type="float" office:value="1576.318359" calcext:value-type="float">
            <text:p>1576.318359</text:p>
          </table:table-cell>
          <table:table-cell office:value-type="float" office:value="1577.736084" calcext:value-type="float">
            <text:p>1577.736084</text:p>
          </table:table-cell>
          <table:table-cell table:number-columns-repeated="13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575.328247" calcext:value-type="float">
            <text:p>1575.328247</text:p>
          </table:table-cell>
          <table:table-cell office:value-type="float" office:value="1578.497559" calcext:value-type="float">
            <text:p>1578.497559</text:p>
          </table:table-cell>
          <table:table-cell office:value-type="float" office:value="1576.793335" calcext:value-type="float">
            <text:p>1576.793335</text:p>
          </table:table-cell>
          <table:table-cell office:value-type="float" office:value="1576.769897" calcext:value-type="float">
            <text:p>1576.769897</text:p>
          </table:table-cell>
          <table:table-cell table:number-columns-repeated="13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1574.921387" calcext:value-type="float">
            <text:p>1574.921387</text:p>
          </table:table-cell>
          <table:table-cell office:value-type="float" office:value="1578.748047" calcext:value-type="float">
            <text:p>1578.748047</text:p>
          </table:table-cell>
          <table:table-cell office:value-type="float" office:value="1576.336304" calcext:value-type="float">
            <text:p>1576.336304</text:p>
          </table:table-cell>
          <table:table-cell office:value-type="float" office:value="1578.605225" calcext:value-type="float">
            <text:p>1578.605225</text:p>
          </table:table-cell>
          <table:table-cell table:number-columns-repeated="13"/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1577.38269" calcext:value-type="float">
            <text:p>1577.38269</text:p>
          </table:table-cell>
          <table:table-cell office:value-type="float" office:value="1576.453369" calcext:value-type="float">
            <text:p>1576.453369</text:p>
          </table:table-cell>
          <table:table-cell office:value-type="float" office:value="1576.649048" calcext:value-type="float">
            <text:p>1576.649048</text:p>
          </table:table-cell>
          <table:table-cell office:value-type="float" office:value="1576.3396" calcext:value-type="float">
            <text:p>1576.3396</text:p>
          </table:table-cell>
          <table:table-cell table:number-columns-repeated="13"/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610.383911" calcext:value-type="float">
            <text:p>1610.383911</text:p>
          </table:table-cell>
          <table:table-cell office:value-type="float" office:value="1613.2229" calcext:value-type="float">
            <text:p>1613.2229</text:p>
          </table:table-cell>
          <table:table-cell office:value-type="float" office:value="1612.065186" calcext:value-type="float">
            <text:p>1612.065186</text:p>
          </table:table-cell>
          <table:table-cell office:value-type="float" office:value="1612.41272" calcext:value-type="float">
            <text:p>1612.41272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76.306641" calcext:value-type="float">
            <text:p>1576.306641</text:p>
          </table:table-cell>
          <table:table-cell office:value-type="float" office:value="1577.097412" calcext:value-type="float">
            <text:p>1577.097412</text:p>
          </table:table-cell>
          <table:table-cell office:value-type="float" office:value="1575.291992" calcext:value-type="float">
            <text:p>1575.291992</text:p>
          </table:table-cell>
          <table:table-cell office:value-type="float" office:value="1576.769897" calcext:value-type="float">
            <text:p>1576.769897</text:p>
          </table:table-cell>
          <table:table-cell table:number-columns-repeated="13"/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578.912354" calcext:value-type="float">
            <text:p>1578.912354</text:p>
          </table:table-cell>
          <table:table-cell office:value-type="float" office:value="1577.777588" calcext:value-type="float">
            <text:p>1577.777588</text:p>
          </table:table-cell>
          <table:table-cell office:value-type="float" office:value="1579.441772" calcext:value-type="float">
            <text:p>1579.441772</text:p>
          </table:table-cell>
          <table:table-cell office:value-type="float" office:value="1574.001709" calcext:value-type="float">
            <text:p>1574.001709</text:p>
          </table:table-cell>
          <table:table-cell table:number-columns-repeated="13"/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1579.732788" calcext:value-type="float">
            <text:p>1579.732788</text:p>
          </table:table-cell>
          <table:table-cell office:value-type="float" office:value="1576.611206" calcext:value-type="float">
            <text:p>1576.611206</text:p>
          </table:table-cell>
          <table:table-cell office:value-type="float" office:value="1578.771606" calcext:value-type="float">
            <text:p>1578.771606</text:p>
          </table:table-cell>
          <table:table-cell office:value-type="float" office:value="1580.14209" calcext:value-type="float">
            <text:p>1580.14209</text:p>
          </table:table-cell>
          <table:table-cell table:number-columns-repeated="13"/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1579.062744" calcext:value-type="float">
            <text:p>1579.062744</text:p>
          </table:table-cell>
          <table:table-cell office:value-type="float" office:value="1580.546143" calcext:value-type="float">
            <text:p>1580.546143</text:p>
          </table:table-cell>
          <table:table-cell office:value-type="float" office:value="1579.127808" calcext:value-type="float">
            <text:p>1579.127808</text:p>
          </table:table-cell>
          <table:table-cell office:value-type="float" office:value="1581.43335" calcext:value-type="float">
            <text:p>1581.43335</text:p>
          </table:table-cell>
          <table:table-cell table:number-columns-repeated="13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575.837646" calcext:value-type="float">
            <text:p>1575.837646</text:p>
          </table:table-cell>
          <table:table-cell office:value-type="float" office:value="1579.17041" calcext:value-type="float">
            <text:p>1579.17041</text:p>
          </table:table-cell>
          <table:table-cell office:value-type="float" office:value="1573.914062" calcext:value-type="float">
            <text:p>1573.914062</text:p>
          </table:table-cell>
          <table:table-cell office:value-type="float" office:value="1576.018921" calcext:value-type="float">
            <text:p>1576.018921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9.872437" calcext:value-type="float">
            <text:p>1569.872437</text:p>
          </table:table-cell>
          <table:table-cell office:value-type="float" office:value="1571.392578" calcext:value-type="float">
            <text:p>1571.392578</text:p>
          </table:table-cell>
          <table:table-cell office:value-type="float" office:value="1571.375732" calcext:value-type="float">
            <text:p>1571.375732</text:p>
          </table:table-cell>
          <table:table-cell office:value-type="float" office:value="1570.297607" calcext:value-type="float">
            <text:p>1570.297607</text:p>
          </table:table-cell>
          <table:table-cell table:number-columns-repeated="13"/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573.350952" calcext:value-type="float">
            <text:p>1573.350952</text:p>
          </table:table-cell>
          <table:table-cell office:value-type="float" office:value="1574.146973" calcext:value-type="float">
            <text:p>1574.146973</text:p>
          </table:table-cell>
          <table:table-cell office:value-type="float" office:value="1572.095093" calcext:value-type="float">
            <text:p>1572.095093</text:p>
          </table:table-cell>
          <table:table-cell office:value-type="float" office:value="1571.973389" calcext:value-type="float">
            <text:p>1571.973389</text:p>
          </table:table-cell>
          <table:table-cell table:number-columns-repeated="13"/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1569.953979" calcext:value-type="float">
            <text:p>1569.953979</text:p>
          </table:table-cell>
          <table:table-cell office:value-type="float" office:value="1574.136597" calcext:value-type="float">
            <text:p>1574.136597</text:p>
          </table:table-cell>
          <table:table-cell office:value-type="float" office:value="1572.916626" calcext:value-type="float">
            <text:p>1572.916626</text:p>
          </table:table-cell>
          <table:table-cell office:value-type="float" office:value="1571.419434" calcext:value-type="float">
            <text:p>1571.419434</text:p>
          </table:table-cell>
          <table:table-cell table:number-columns-repeated="13"/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1571.746216" calcext:value-type="float">
            <text:p>1571.746216</text:p>
          </table:table-cell>
          <table:table-cell office:value-type="float" office:value="1573.029419" calcext:value-type="float">
            <text:p>1573.029419</text:p>
          </table:table-cell>
          <table:table-cell office:value-type="float" office:value="1570.134766" calcext:value-type="float">
            <text:p>1570.134766</text:p>
          </table:table-cell>
          <table:table-cell office:value-type="float" office:value="1571.235596" calcext:value-type="float">
            <text:p>1571.235596</text:p>
          </table:table-cell>
          <table:table-cell table:number-columns-repeated="13"/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568.927612" calcext:value-type="float">
            <text:p>1568.927612</text:p>
          </table:table-cell>
          <table:table-cell office:value-type="float" office:value="1569.723755" calcext:value-type="float">
            <text:p>1569.723755</text:p>
          </table:table-cell>
          <table:table-cell office:value-type="float" office:value="1572.167847" calcext:value-type="float">
            <text:p>1572.167847</text:p>
          </table:table-cell>
          <table:table-cell office:value-type="float" office:value="1568.505737" calcext:value-type="float">
            <text:p>1568.505737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5.756592" calcext:value-type="float">
            <text:p>1575.756592</text:p>
          </table:table-cell>
          <table:table-cell office:value-type="float" office:value="1570.805298" calcext:value-type="float">
            <text:p>1570.805298</text:p>
          </table:table-cell>
          <table:table-cell office:value-type="float" office:value="1574.247681" calcext:value-type="float">
            <text:p>1574.247681</text:p>
          </table:table-cell>
          <table:table-cell office:value-type="float" office:value="1568.147583" calcext:value-type="float">
            <text:p>1568.147583</text:p>
          </table:table-cell>
          <table:table-cell table:number-columns-repeated="13"/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570.005249" calcext:value-type="float">
            <text:p>1570.005249</text:p>
          </table:table-cell>
          <table:table-cell office:value-type="float" office:value="1571.95874" calcext:value-type="float">
            <text:p>1571.95874</text:p>
          </table:table-cell>
          <table:table-cell office:value-type="float" office:value="1571.468018" calcext:value-type="float">
            <text:p>1571.468018</text:p>
          </table:table-cell>
          <table:table-cell office:value-type="float" office:value="1572.55542" calcext:value-type="float">
            <text:p>1572.55542</text:p>
          </table:table-cell>
          <table:table-cell table:number-columns-repeated="13"/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1568.639526" calcext:value-type="float">
            <text:p>1568.639526</text:p>
          </table:table-cell>
          <table:table-cell office:value-type="float" office:value="1569.511475" calcext:value-type="float">
            <text:p>1569.511475</text:p>
          </table:table-cell>
          <table:table-cell office:value-type="float" office:value="1568.604004" calcext:value-type="float">
            <text:p>1568.604004</text:p>
          </table:table-cell>
          <table:table-cell office:value-type="float" office:value="1570.413818" calcext:value-type="float">
            <text:p>1570.413818</text:p>
          </table:table-cell>
          <table:table-cell table:number-columns-repeated="13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1569.019897" calcext:value-type="float">
            <text:p>1569.019897</text:p>
          </table:table-cell>
          <table:table-cell office:value-type="float" office:value="1571.363647" calcext:value-type="float">
            <text:p>1571.363647</text:p>
          </table:table-cell>
          <table:table-cell office:value-type="float" office:value="1567.531616" calcext:value-type="float">
            <text:p>1567.531616</text:p>
          </table:table-cell>
          <table:table-cell office:value-type="float" office:value="1572.811279" calcext:value-type="float">
            <text:p>1572.811279</text:p>
          </table:table-cell>
          <table:table-cell table:number-columns-repeated="13"/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569.802979" calcext:value-type="float">
            <text:p>1569.802979</text:p>
          </table:table-cell>
          <table:table-cell office:value-type="float" office:value="1571.506958" calcext:value-type="float">
            <text:p>1571.506958</text:p>
          </table:table-cell>
          <table:table-cell office:value-type="float" office:value="1569.349854" calcext:value-type="float">
            <text:p>1569.349854</text:p>
          </table:table-cell>
          <table:table-cell office:value-type="float" office:value="1571.166992" calcext:value-type="float">
            <text:p>1571.166992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67.924194" calcext:value-type="float">
            <text:p>1567.924194</text:p>
          </table:table-cell>
          <table:table-cell office:value-type="float" office:value="1573.00354" calcext:value-type="float">
            <text:p>1573.00354</text:p>
          </table:table-cell>
          <table:table-cell office:value-type="float" office:value="1568.098267" calcext:value-type="float">
            <text:p>1568.098267</text:p>
          </table:table-cell>
          <table:table-cell office:value-type="float" office:value="1571.027832" calcext:value-type="float">
            <text:p>1571.027832</text:p>
          </table:table-cell>
          <table:table-cell table:number-columns-repeated="13"/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568.535522" calcext:value-type="float">
            <text:p>1568.535522</text:p>
          </table:table-cell>
          <table:table-cell office:value-type="float" office:value="1572.829224" calcext:value-type="float">
            <text:p>1572.829224</text:p>
          </table:table-cell>
          <table:table-cell office:value-type="float" office:value="1573.376709" calcext:value-type="float">
            <text:p>1573.376709</text:p>
          </table:table-cell>
          <table:table-cell office:value-type="float" office:value="1570.404541" calcext:value-type="float">
            <text:p>1570.404541</text:p>
          </table:table-cell>
          <table:table-cell table:number-columns-repeated="13"/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1571.014893" calcext:value-type="float">
            <text:p>1571.014893</text:p>
          </table:table-cell>
          <table:table-cell office:value-type="float" office:value="1569.65332" calcext:value-type="float">
            <text:p>1569.65332</text:p>
          </table:table-cell>
          <table:table-cell office:value-type="float" office:value="1572.803711" calcext:value-type="float">
            <text:p>1572.803711</text:p>
          </table:table-cell>
          <table:table-cell office:value-type="float" office:value="1567.505127" calcext:value-type="float">
            <text:p>1567.505127</text:p>
          </table:table-cell>
          <table:table-cell table:number-columns-repeated="13"/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1571.345337" calcext:value-type="float">
            <text:p>1571.345337</text:p>
          </table:table-cell>
          <table:table-cell office:value-type="float" office:value="1570.863403" calcext:value-type="float">
            <text:p>1570.863403</text:p>
          </table:table-cell>
          <table:table-cell office:value-type="float" office:value="1567.421387" calcext:value-type="float">
            <text:p>1567.421387</text:p>
          </table:table-cell>
          <table:table-cell office:value-type="float" office:value="1572.41687" calcext:value-type="float">
            <text:p>1572.41687</text:p>
          </table:table-cell>
          <table:table-cell table:number-columns-repeated="13"/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567.570435" calcext:value-type="float">
            <text:p>1567.570435</text:p>
          </table:table-cell>
          <table:table-cell office:value-type="float" office:value="1570.58374" calcext:value-type="float">
            <text:p>1570.58374</text:p>
          </table:table-cell>
          <table:table-cell office:value-type="float" office:value="1569.349854" calcext:value-type="float">
            <text:p>1569.349854</text:p>
          </table:table-cell>
          <table:table-cell office:value-type="float" office:value="1569.028564" calcext:value-type="float">
            <text:p>1569.028564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68.940918" calcext:value-type="float">
            <text:p>1568.940918</text:p>
          </table:table-cell>
          <table:table-cell office:value-type="float" office:value="1574.841064" calcext:value-type="float">
            <text:p>1574.841064</text:p>
          </table:table-cell>
          <table:table-cell office:value-type="float" office:value="1568.879028" calcext:value-type="float">
            <text:p>1568.879028</text:p>
          </table:table-cell>
          <table:table-cell office:value-type="float" office:value="1573.117798" calcext:value-type="float">
            <text:p>1573.117798</text:p>
          </table:table-cell>
          <table:table-cell table:number-columns-repeated="13"/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572.651245" calcext:value-type="float">
            <text:p>1572.651245</text:p>
          </table:table-cell>
          <table:table-cell office:value-type="float" office:value="1569.487427" calcext:value-type="float">
            <text:p>1569.487427</text:p>
          </table:table-cell>
          <table:table-cell office:value-type="float" office:value="1570.892578" calcext:value-type="float">
            <text:p>1570.892578</text:p>
          </table:table-cell>
          <table:table-cell office:value-type="float" office:value="1568.148926" calcext:value-type="float">
            <text:p>1568.148926</text:p>
          </table:table-cell>
          <table:table-cell table:number-columns-repeated="13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1573.856689" calcext:value-type="float">
            <text:p>1573.856689</text:p>
          </table:table-cell>
          <table:table-cell office:value-type="float" office:value="1571.629028" calcext:value-type="float">
            <text:p>1571.629028</text:p>
          </table:table-cell>
          <table:table-cell office:value-type="float" office:value="1574.310181" calcext:value-type="float">
            <text:p>1574.310181</text:p>
          </table:table-cell>
          <table:table-cell office:value-type="float" office:value="1570.483032" calcext:value-type="float">
            <text:p>1570.483032</text:p>
          </table:table-cell>
          <table:table-cell table:number-columns-repeated="13"/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1566.908325" calcext:value-type="float">
            <text:p>1566.908325</text:p>
          </table:table-cell>
          <table:table-cell office:value-type="float" office:value="1570.687134" calcext:value-type="float">
            <text:p>1570.687134</text:p>
          </table:table-cell>
          <table:table-cell office:value-type="float" office:value="1566.203491" calcext:value-type="float">
            <text:p>1566.203491</text:p>
          </table:table-cell>
          <table:table-cell office:value-type="float" office:value="1572.971069" calcext:value-type="float">
            <text:p>1572.971069</text:p>
          </table:table-cell>
          <table:table-cell table:number-columns-repeated="13"/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567.000854" calcext:value-type="float">
            <text:p>1567.000854</text:p>
          </table:table-cell>
          <table:table-cell office:value-type="float" office:value="1568.220703" calcext:value-type="float">
            <text:p>1568.220703</text:p>
          </table:table-cell>
          <table:table-cell office:value-type="float" office:value="1569.235596" calcext:value-type="float">
            <text:p>1569.235596</text:p>
          </table:table-cell>
          <table:table-cell office:value-type="float" office:value="1567.292969" calcext:value-type="float">
            <text:p>1567.292969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72.407593" calcext:value-type="float">
            <text:p>1572.407593</text:p>
          </table:table-cell>
          <table:table-cell office:value-type="float" office:value="1571.511963" calcext:value-type="float">
            <text:p>1571.511963</text:p>
          </table:table-cell>
          <table:table-cell office:value-type="float" office:value="1571.465332" calcext:value-type="float">
            <text:p>1571.465332</text:p>
          </table:table-cell>
          <table:table-cell office:value-type="float" office:value="1572.801636" calcext:value-type="float">
            <text:p>1572.801636</text:p>
          </table:table-cell>
          <table:table-cell table:number-columns-repeated="13"/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571.035767" calcext:value-type="float">
            <text:p>1571.035767</text:p>
          </table:table-cell>
          <table:table-cell office:value-type="float" office:value="1569.945557" calcext:value-type="float">
            <text:p>1569.945557</text:p>
          </table:table-cell>
          <table:table-cell office:value-type="float" office:value="1572.302856" calcext:value-type="float">
            <text:p>1572.302856</text:p>
          </table:table-cell>
          <table:table-cell office:value-type="float" office:value="1569.233032" calcext:value-type="float">
            <text:p>1569.233032</text:p>
          </table:table-cell>
          <table:table-cell table:number-columns-repeated="13"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1567.199097" calcext:value-type="float">
            <text:p>1567.199097</text:p>
          </table:table-cell>
          <table:table-cell office:value-type="float" office:value="1568.739136" calcext:value-type="float">
            <text:p>1568.739136</text:p>
          </table:table-cell>
          <table:table-cell office:value-type="float" office:value="1569.255249" calcext:value-type="float">
            <text:p>1569.255249</text:p>
          </table:table-cell>
          <table:table-cell office:value-type="float" office:value="1567.084839" calcext:value-type="float">
            <text:p>1567.084839</text:p>
          </table:table-cell>
          <table:table-cell table:number-columns-repeated="13"/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1573.819824" calcext:value-type="float">
            <text:p>1573.819824</text:p>
          </table:table-cell>
          <table:table-cell office:value-type="float" office:value="1569.096924" calcext:value-type="float">
            <text:p>1569.096924</text:p>
          </table:table-cell>
          <table:table-cell office:value-type="float" office:value="1575.281738" calcext:value-type="float">
            <text:p>1575.281738</text:p>
          </table:table-cell>
          <table:table-cell office:value-type="float" office:value="1569.948975" calcext:value-type="float">
            <text:p>1569.948975</text:p>
          </table:table-cell>
          <table:table-cell table:number-columns-repeated="13"/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567.898315" calcext:value-type="float">
            <text:p>1567.898315</text:p>
          </table:table-cell>
          <table:table-cell office:value-type="float" office:value="1562.207153" calcext:value-type="float">
            <text:p>1562.207153</text:p>
          </table:table-cell>
          <table:table-cell office:value-type="float" office:value="1568.91626" calcext:value-type="float">
            <text:p>1568.91626</text:p>
          </table:table-cell>
          <table:table-cell office:value-type="float" office:value="1561.912354" calcext:value-type="float">
            <text:p>1561.912354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73.451172" calcext:value-type="float">
            <text:p>1573.451172</text:p>
          </table:table-cell>
          <table:table-cell office:value-type="float" office:value="1571.708862" calcext:value-type="float">
            <text:p>1571.708862</text:p>
          </table:table-cell>
          <table:table-cell office:value-type="float" office:value="1569.746948" calcext:value-type="float">
            <text:p>1569.746948</text:p>
          </table:table-cell>
          <table:table-cell office:value-type="float" office:value="1574.140259" calcext:value-type="float">
            <text:p>1574.140259</text:p>
          </table:table-cell>
          <table:table-cell table:number-columns-repeated="13"/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575.390381" calcext:value-type="float">
            <text:p>1575.390381</text:p>
          </table:table-cell>
          <table:table-cell office:value-type="float" office:value="1571.402954" calcext:value-type="float">
            <text:p>1571.402954</text:p>
          </table:table-cell>
          <table:table-cell office:value-type="float" office:value="1577.728394" calcext:value-type="float">
            <text:p>1577.728394</text:p>
          </table:table-cell>
          <table:table-cell office:value-type="float" office:value="1572.122803" calcext:value-type="float">
            <text:p>1572.122803</text:p>
          </table:table-cell>
          <table:table-cell table:number-columns-repeated="13"/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1573.928467" calcext:value-type="float">
            <text:p>1573.928467</text:p>
          </table:table-cell>
          <table:table-cell office:value-type="float" office:value="1573.449829" calcext:value-type="float">
            <text:p>1573.449829</text:p>
          </table:table-cell>
          <table:table-cell office:value-type="float" office:value="1573.02002" calcext:value-type="float">
            <text:p>1573.02002</text:p>
          </table:table-cell>
          <table:table-cell office:value-type="float" office:value="1571.990479" calcext:value-type="float">
            <text:p>1571.990479</text:p>
          </table:table-cell>
          <table:table-cell table:number-columns-repeated="13"/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1574.078247" calcext:value-type="float">
            <text:p>1574.078247</text:p>
          </table:table-cell>
          <table:table-cell office:value-type="float" office:value="1573.422729" calcext:value-type="float">
            <text:p>1573.422729</text:p>
          </table:table-cell>
          <table:table-cell office:value-type="float" office:value="1574.759888" calcext:value-type="float">
            <text:p>1574.759888</text:p>
          </table:table-cell>
          <table:table-cell office:value-type="float" office:value="1574.797729" calcext:value-type="float">
            <text:p>1574.797729</text:p>
          </table:table-cell>
          <table:table-cell table:number-columns-repeated="13"/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571.061768" calcext:value-type="float">
            <text:p>1571.061768</text:p>
          </table:table-cell>
          <table:table-cell office:value-type="float" office:value="1571.372314" calcext:value-type="float">
            <text:p>1571.372314</text:p>
          </table:table-cell>
          <table:table-cell office:value-type="float" office:value="1569.983643" calcext:value-type="float">
            <text:p>1569.983643</text:p>
          </table:table-cell>
          <table:table-cell office:value-type="float" office:value="1572.698486" calcext:value-type="float">
            <text:p>1572.698486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71.870361" calcext:value-type="float">
            <text:p>1571.870361</text:p>
          </table:table-cell>
          <table:table-cell office:value-type="float" office:value="1572.963379" calcext:value-type="float">
            <text:p>1572.963379</text:p>
          </table:table-cell>
          <table:table-cell office:value-type="float" office:value="1575.661255" calcext:value-type="float">
            <text:p>1575.661255</text:p>
          </table:table-cell>
          <table:table-cell office:value-type="float" office:value="1569.815552" calcext:value-type="float">
            <text:p>1569.815552</text:p>
          </table:table-cell>
          <table:table-cell table:number-columns-repeated="13"/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571.440308" calcext:value-type="float">
            <text:p>1571.440308</text:p>
          </table:table-cell>
          <table:table-cell office:value-type="float" office:value="1567.514404" calcext:value-type="float">
            <text:p>1567.514404</text:p>
          </table:table-cell>
          <table:table-cell office:value-type="float" office:value="1569.950317" calcext:value-type="float">
            <text:p>1569.950317</text:p>
          </table:table-cell>
          <table:table-cell office:value-type="float" office:value="1570.885132" calcext:value-type="float">
            <text:p>1570.885132</text:p>
          </table:table-cell>
          <table:table-cell table:number-columns-repeated="13"/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1572.505859" calcext:value-type="float">
            <text:p>1572.505859</text:p>
          </table:table-cell>
          <table:table-cell office:value-type="float" office:value="1569.467896" calcext:value-type="float">
            <text:p>1569.467896</text:p>
          </table:table-cell>
          <table:table-cell office:value-type="float" office:value="1572.720581" calcext:value-type="float">
            <text:p>1572.720581</text:p>
          </table:table-cell>
          <table:table-cell office:value-type="float" office:value="1570.100464" calcext:value-type="float">
            <text:p>1570.100464</text:p>
          </table:table-cell>
          <table:table-cell table:number-columns-repeated="13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1574.864624" calcext:value-type="float">
            <text:p>1574.864624</text:p>
          </table:table-cell>
          <table:table-cell office:value-type="float" office:value="1575.046753" calcext:value-type="float">
            <text:p>1575.046753</text:p>
          </table:table-cell>
          <table:table-cell office:value-type="float" office:value="1575.739014" calcext:value-type="float">
            <text:p>1575.739014</text:p>
          </table:table-cell>
          <table:table-cell office:value-type="float" office:value="1573.405029" calcext:value-type="float">
            <text:p>1573.405029</text:p>
          </table:table-cell>
          <table:table-cell table:number-columns-repeated="13"/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567.074463" calcext:value-type="float">
            <text:p>1567.074463</text:p>
          </table:table-cell>
          <table:table-cell office:value-type="float" office:value="1572.481201" calcext:value-type="float">
            <text:p>1572.481201</text:p>
          </table:table-cell>
          <table:table-cell office:value-type="float" office:value="1569.644531" calcext:value-type="float">
            <text:p>1569.644531</text:p>
          </table:table-cell>
          <table:table-cell office:value-type="float" office:value="1569.381836" calcext:value-type="float">
            <text:p>1569.381836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75.360474" calcext:value-type="float">
            <text:p>1575.360474</text:p>
          </table:table-cell>
          <table:table-cell office:value-type="float" office:value="1569.985474" calcext:value-type="float">
            <text:p>1569.985474</text:p>
          </table:table-cell>
          <table:table-cell office:value-type="float" office:value="1574.844482" calcext:value-type="float">
            <text:p>1574.844482</text:p>
          </table:table-cell>
          <table:table-cell office:value-type="float" office:value="1570.525146" calcext:value-type="float">
            <text:p>1570.525146</text:p>
          </table:table-cell>
          <table:table-cell table:number-columns-repeated="13"/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572.354126" calcext:value-type="float">
            <text:p>1572.354126</text:p>
          </table:table-cell>
          <table:table-cell office:value-type="float" office:value="1569.022949" calcext:value-type="float">
            <text:p>1569.022949</text:p>
          </table:table-cell>
          <table:table-cell office:value-type="float" office:value="1573.903442" calcext:value-type="float">
            <text:p>1573.903442</text:p>
          </table:table-cell>
          <table:table-cell office:value-type="float" office:value="1567.977417" calcext:value-type="float">
            <text:p>1567.977417</text:p>
          </table:table-cell>
          <table:table-cell table:number-columns-repeated="13"/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1574.83667" calcext:value-type="float">
            <text:p>1574.83667</text:p>
          </table:table-cell>
          <table:table-cell office:value-type="float" office:value="1577.792358" calcext:value-type="float">
            <text:p>1577.792358</text:p>
          </table:table-cell>
          <table:table-cell office:value-type="float" office:value="1574.817505" calcext:value-type="float">
            <text:p>1574.817505</text:p>
          </table:table-cell>
          <table:table-cell office:value-type="float" office:value="1574.851929" calcext:value-type="float">
            <text:p>1574.851929</text:p>
          </table:table-cell>
          <table:table-cell table:number-columns-repeated="13"/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1569.451904" calcext:value-type="float">
            <text:p>1569.451904</text:p>
          </table:table-cell>
          <table:table-cell office:value-type="float" office:value="1571.44397" calcext:value-type="float">
            <text:p>1571.44397</text:p>
          </table:table-cell>
          <table:table-cell office:value-type="float" office:value="1568.319092" calcext:value-type="float">
            <text:p>1568.319092</text:p>
          </table:table-cell>
          <table:table-cell office:value-type="float" office:value="1570.806519" calcext:value-type="float">
            <text:p>1570.806519</text:p>
          </table:table-cell>
          <table:table-cell table:number-columns-repeated="13"/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572.554565" calcext:value-type="float">
            <text:p>1572.554565</text:p>
          </table:table-cell>
          <table:table-cell office:value-type="float" office:value="1570.417358" calcext:value-type="float">
            <text:p>1570.417358</text:p>
          </table:table-cell>
          <table:table-cell office:value-type="float" office:value="1571.274536" calcext:value-type="float">
            <text:p>1571.274536</text:p>
          </table:table-cell>
          <table:table-cell office:value-type="float" office:value="1568.898438" calcext:value-type="float">
            <text:p>1568.898438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75.188721" calcext:value-type="float">
            <text:p>1575.188721</text:p>
          </table:table-cell>
          <table:table-cell office:value-type="float" office:value="1572.634521" calcext:value-type="float">
            <text:p>1572.634521</text:p>
          </table:table-cell>
          <table:table-cell office:value-type="float" office:value="1577.41333" calcext:value-type="float">
            <text:p>1577.41333</text:p>
          </table:table-cell>
          <table:table-cell office:value-type="float" office:value="1571.137939" calcext:value-type="float">
            <text:p>1571.137939</text:p>
          </table:table-cell>
          <table:table-cell table:number-columns-repeated="13"/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572.084961" calcext:value-type="float">
            <text:p>1572.084961</text:p>
          </table:table-cell>
          <table:table-cell office:value-type="float" office:value="1571.998169" calcext:value-type="float">
            <text:p>1571.998169</text:p>
          </table:table-cell>
          <table:table-cell office:value-type="float" office:value="1570.561157" calcext:value-type="float">
            <text:p>1570.561157</text:p>
          </table:table-cell>
          <table:table-cell office:value-type="float" office:value="1572.223877" calcext:value-type="float">
            <text:p>1572.223877</text:p>
          </table:table-cell>
          <table:table-cell table:number-columns-repeated="13"/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1571.859863" calcext:value-type="float">
            <text:p>1571.859863</text:p>
          </table:table-cell>
          <table:table-cell office:value-type="float" office:value="1577.606445" calcext:value-type="float">
            <text:p>1577.606445</text:p>
          </table:table-cell>
          <table:table-cell office:value-type="float" office:value="1575.14209" calcext:value-type="float">
            <text:p>1575.14209</text:p>
          </table:table-cell>
          <table:table-cell office:value-type="float" office:value="1576.036865" calcext:value-type="float">
            <text:p>1576.036865</text:p>
          </table:table-cell>
          <table:table-cell table:number-columns-repeated="13"/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1575.921509" calcext:value-type="float">
            <text:p>1575.921509</text:p>
          </table:table-cell>
          <table:table-cell office:value-type="float" office:value="1575.000122" calcext:value-type="float">
            <text:p>1575.000122</text:p>
          </table:table-cell>
          <table:table-cell office:value-type="float" office:value="1575.553711" calcext:value-type="float">
            <text:p>1575.553711</text:p>
          </table:table-cell>
          <table:table-cell office:value-type="float" office:value="1574.091797" calcext:value-type="float">
            <text:p>1574.091797</text:p>
          </table:table-cell>
          <table:table-cell table:number-columns-repeated="13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577.262573" calcext:value-type="float">
            <text:p>1577.262573</text:p>
          </table:table-cell>
          <table:table-cell office:value-type="float" office:value="1573.796753" calcext:value-type="float">
            <text:p>1573.796753</text:p>
          </table:table-cell>
          <table:table-cell office:value-type="float" office:value="1577.774902" calcext:value-type="float">
            <text:p>1577.774902</text:p>
          </table:table-cell>
          <table:table-cell office:value-type="float" office:value="1573.602905" calcext:value-type="float">
            <text:p>1573.602905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74.418457" calcext:value-type="float">
            <text:p>1574.418457</text:p>
          </table:table-cell>
          <table:table-cell office:value-type="float" office:value="1572.980713" calcext:value-type="float">
            <text:p>1572.980713</text:p>
          </table:table-cell>
          <table:table-cell office:value-type="float" office:value="1574.47168" calcext:value-type="float">
            <text:p>1574.47168</text:p>
          </table:table-cell>
          <table:table-cell office:value-type="float" office:value="1573.96582" calcext:value-type="float">
            <text:p>1573.96582</text:p>
          </table:table-cell>
          <table:table-cell table:number-columns-repeated="13"/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567.135254" calcext:value-type="float">
            <text:p>1567.135254</text:p>
          </table:table-cell>
          <table:table-cell office:value-type="float" office:value="1570.902954" calcext:value-type="float">
            <text:p>1570.902954</text:p>
          </table:table-cell>
          <table:table-cell office:value-type="float" office:value="1569.140991" calcext:value-type="float">
            <text:p>1569.140991</text:p>
          </table:table-cell>
          <table:table-cell office:value-type="float" office:value="1570.384155" calcext:value-type="float">
            <text:p>1570.384155</text:p>
          </table:table-cell>
          <table:table-cell table:number-columns-repeated="13"/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1571.257812" calcext:value-type="float">
            <text:p>1571.257812</text:p>
          </table:table-cell>
          <table:table-cell office:value-type="float" office:value="1570.560425" calcext:value-type="float">
            <text:p>1570.560425</text:p>
          </table:table-cell>
          <table:table-cell office:value-type="float" office:value="1569.247192" calcext:value-type="float">
            <text:p>1569.247192</text:p>
          </table:table-cell>
          <table:table-cell office:value-type="float" office:value="1571.801025" calcext:value-type="float">
            <text:p>1571.801025</text:p>
          </table:table-cell>
          <table:table-cell table:number-columns-repeated="13"/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1570.87439" calcext:value-type="float">
            <text:p>1570.87439</text:p>
          </table:table-cell>
          <table:table-cell office:value-type="float" office:value="1569.054443" calcext:value-type="float">
            <text:p>1569.054443</text:p>
          </table:table-cell>
          <table:table-cell office:value-type="float" office:value="1569.970459" calcext:value-type="float">
            <text:p>1569.970459</text:p>
          </table:table-cell>
          <table:table-cell office:value-type="float" office:value="1569.623901" calcext:value-type="float">
            <text:p>1569.623901</text:p>
          </table:table-cell>
          <table:table-cell table:number-columns-repeated="13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571.155396" calcext:value-type="float">
            <text:p>1571.155396</text:p>
          </table:table-cell>
          <table:table-cell office:value-type="float" office:value="1568.082275" calcext:value-type="float">
            <text:p>1568.082275</text:p>
          </table:table-cell>
          <table:table-cell office:value-type="float" office:value="1571.789062" calcext:value-type="float">
            <text:p>1571.789062</text:p>
          </table:table-cell>
          <table:table-cell office:value-type="float" office:value="1569.226562" calcext:value-type="float">
            <text:p>1569.226562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68.66626" calcext:value-type="float">
            <text:p>1568.66626</text:p>
          </table:table-cell>
          <table:table-cell office:value-type="float" office:value="1574.081177" calcext:value-type="float">
            <text:p>1574.081177</text:p>
          </table:table-cell>
          <table:table-cell office:value-type="float" office:value="1571.86499" calcext:value-type="float">
            <text:p>1571.86499</text:p>
          </table:table-cell>
          <table:table-cell office:value-type="float" office:value="1569.717651" calcext:value-type="float">
            <text:p>1569.717651</text:p>
          </table:table-cell>
          <table:table-cell table:number-columns-repeated="13"/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574.352417" calcext:value-type="float">
            <text:p>1574.352417</text:p>
          </table:table-cell>
          <table:table-cell office:value-type="float" office:value="1571.51062" calcext:value-type="float">
            <text:p>1571.51062</text:p>
          </table:table-cell>
          <table:table-cell office:value-type="float" office:value="1571.398071" calcext:value-type="float">
            <text:p>1571.398071</text:p>
          </table:table-cell>
          <table:table-cell office:value-type="float" office:value="1568.535278" calcext:value-type="float">
            <text:p>1568.535278</text:p>
          </table:table-cell>
          <table:table-cell table:number-columns-repeated="13"/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1573.58667" calcext:value-type="float">
            <text:p>1573.58667</text:p>
          </table:table-cell>
          <table:table-cell office:value-type="float" office:value="1570.632202" calcext:value-type="float">
            <text:p>1570.632202</text:p>
          </table:table-cell>
          <table:table-cell office:value-type="float" office:value="1572.911377" calcext:value-type="float">
            <text:p>1572.911377</text:p>
          </table:table-cell>
          <table:table-cell office:value-type="float" office:value="1574.172852" calcext:value-type="float">
            <text:p>1574.172852</text:p>
          </table:table-cell>
          <table:table-cell table:number-columns-repeated="13"/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1572.189331" calcext:value-type="float">
            <text:p>1572.189331</text:p>
          </table:table-cell>
          <table:table-cell office:value-type="float" office:value="1576.023682" calcext:value-type="float">
            <text:p>1576.023682</text:p>
          </table:table-cell>
          <table:table-cell office:value-type="float" office:value="1576.10437" calcext:value-type="float">
            <text:p>1576.10437</text:p>
          </table:table-cell>
          <table:table-cell office:value-type="float" office:value="1572.664429" calcext:value-type="float">
            <text:p>1572.664429</text:p>
          </table:table-cell>
          <table:table-cell table:number-columns-repeated="13"/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571.831421" calcext:value-type="float">
            <text:p>1571.831421</text:p>
          </table:table-cell>
          <table:table-cell office:value-type="float" office:value="1570.951172" calcext:value-type="float">
            <text:p>1570.951172</text:p>
          </table:table-cell>
          <table:table-cell office:value-type="float" office:value="1574.763794" calcext:value-type="float">
            <text:p>1574.763794</text:p>
          </table:table-cell>
          <table:table-cell office:value-type="float" office:value="1570.187622" calcext:value-type="float">
            <text:p>1570.187622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74.000488" calcext:value-type="float">
            <text:p>1574.000488</text:p>
          </table:table-cell>
          <table:table-cell office:value-type="float" office:value="1573.411621" calcext:value-type="float">
            <text:p>1573.411621</text:p>
          </table:table-cell>
          <table:table-cell office:value-type="float" office:value="1573.857788" calcext:value-type="float">
            <text:p>1573.857788</text:p>
          </table:table-cell>
          <table:table-cell office:value-type="float" office:value="1574.232544" calcext:value-type="float">
            <text:p>1574.232544</text:p>
          </table:table-cell>
          <table:table-cell table:number-columns-repeated="13"/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574.568359" calcext:value-type="float">
            <text:p>1574.568359</text:p>
          </table:table-cell>
          <table:table-cell office:value-type="float" office:value="1574.575928" calcext:value-type="float">
            <text:p>1574.575928</text:p>
          </table:table-cell>
          <table:table-cell office:value-type="float" office:value="1574.864868" calcext:value-type="float">
            <text:p>1574.864868</text:p>
          </table:table-cell>
          <table:table-cell office:value-type="float" office:value="1573.090576" calcext:value-type="float">
            <text:p>1573.090576</text:p>
          </table:table-cell>
          <table:table-cell table:number-columns-repeated="1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1569.678345" calcext:value-type="float">
            <text:p>1569.678345</text:p>
          </table:table-cell>
          <table:table-cell office:value-type="float" office:value="1568.230103" calcext:value-type="float">
            <text:p>1568.230103</text:p>
          </table:table-cell>
          <table:table-cell office:value-type="float" office:value="1567.404297" calcext:value-type="float">
            <text:p>1567.404297</text:p>
          </table:table-cell>
          <table:table-cell office:value-type="float" office:value="1570.054688" calcext:value-type="float">
            <text:p>1570.054688</text:p>
          </table:table-cell>
          <table:table-cell table:number-columns-repeated="13"/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1571.279907" calcext:value-type="float">
            <text:p>1571.279907</text:p>
          </table:table-cell>
          <table:table-cell office:value-type="float" office:value="1574.069214" calcext:value-type="float">
            <text:p>1574.069214</text:p>
          </table:table-cell>
          <table:table-cell office:value-type="float" office:value="1572.967407" calcext:value-type="float">
            <text:p>1572.967407</text:p>
          </table:table-cell>
          <table:table-cell office:value-type="float" office:value="1573.369141" calcext:value-type="float">
            <text:p>1573.369141</text:p>
          </table:table-cell>
          <table:table-cell table:number-columns-repeated="13"/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572.040161" calcext:value-type="float">
            <text:p>1572.040161</text:p>
          </table:table-cell>
          <table:table-cell office:value-type="float" office:value="1574.990356" calcext:value-type="float">
            <text:p>1574.990356</text:p>
          </table:table-cell>
          <table:table-cell office:value-type="float" office:value="1574.274658" calcext:value-type="float">
            <text:p>1574.274658</text:p>
          </table:table-cell>
          <table:table-cell office:value-type="float" office:value="1572.790771" calcext:value-type="float">
            <text:p>1572.790771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74.780884" calcext:value-type="float">
            <text:p>1574.780884</text:p>
          </table:table-cell>
          <table:table-cell office:value-type="float" office:value="1571.566162" calcext:value-type="float">
            <text:p>1571.566162</text:p>
          </table:table-cell>
          <table:table-cell office:value-type="float" office:value="1574.883423" calcext:value-type="float">
            <text:p>1574.883423</text:p>
          </table:table-cell>
          <table:table-cell office:value-type="float" office:value="1571.859375" calcext:value-type="float">
            <text:p>1571.859375</text:p>
          </table:table-cell>
          <table:table-cell table:number-columns-repeated="13"/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1577.789917" calcext:value-type="float">
            <text:p>1577.789917</text:p>
          </table:table-cell>
          <table:table-cell office:value-type="float" office:value="1574.953979" calcext:value-type="float">
            <text:p>1574.953979</text:p>
          </table:table-cell>
          <table:table-cell office:value-type="float" office:value="1576.99939" calcext:value-type="float">
            <text:p>1576.99939</text:p>
          </table:table-cell>
          <table:table-cell office:value-type="float" office:value="1574.024658" calcext:value-type="float">
            <text:p>1574.024658</text:p>
          </table:table-cell>
          <table:table-cell table:number-columns-repeated="13"/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1571.047607" calcext:value-type="float">
            <text:p>1571.047607</text:p>
          </table:table-cell>
          <table:table-cell office:value-type="float" office:value="1569.472168" calcext:value-type="float">
            <text:p>1569.472168</text:p>
          </table:table-cell>
          <table:table-cell office:value-type="float" office:value="1568.306152" calcext:value-type="float">
            <text:p>1568.306152</text:p>
          </table:table-cell>
          <table:table-cell office:value-type="float" office:value="1570.780396" calcext:value-type="float">
            <text:p>1570.780396</text:p>
          </table:table-cell>
          <table:table-cell table:number-columns-repeated="13"/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1571.689087" calcext:value-type="float">
            <text:p>1571.689087</text:p>
          </table:table-cell>
          <table:table-cell office:value-type="float" office:value="1571.829956" calcext:value-type="float">
            <text:p>1571.829956</text:p>
          </table:table-cell>
          <table:table-cell office:value-type="float" office:value="1572.096313" calcext:value-type="float">
            <text:p>1572.096313</text:p>
          </table:table-cell>
          <table:table-cell office:value-type="float" office:value="1570.540527" calcext:value-type="float">
            <text:p>1570.540527</text:p>
          </table:table-cell>
          <table:table-cell table:number-columns-repeated="13"/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1569.012939" calcext:value-type="float">
            <text:p>1569.012939</text:p>
          </table:table-cell>
          <table:table-cell office:value-type="float" office:value="1569.994751" calcext:value-type="float">
            <text:p>1569.994751</text:p>
          </table:table-cell>
          <table:table-cell office:value-type="float" office:value="1569.284302" calcext:value-type="float">
            <text:p>1569.284302</text:p>
          </table:table-cell>
          <table:table-cell office:value-type="float" office:value="1569.376709" calcext:value-type="float">
            <text:p>1569.376709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73.296631" calcext:value-type="float">
            <text:p>1573.296631</text:p>
          </table:table-cell>
          <table:table-cell office:value-type="float" office:value="1569.564575" calcext:value-type="float">
            <text:p>1569.564575</text:p>
          </table:table-cell>
          <table:table-cell office:value-type="float" office:value="1573.667725" calcext:value-type="float">
            <text:p>1573.667725</text:p>
          </table:table-cell>
          <table:table-cell office:value-type="float" office:value="1567.810913" calcext:value-type="float">
            <text:p>1567.810913</text:p>
          </table:table-cell>
          <table:table-cell table:number-columns-repeated="13"/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1568.999878" calcext:value-type="float">
            <text:p>1568.999878</text:p>
          </table:table-cell>
          <table:table-cell office:value-type="float" office:value="1569.151001" calcext:value-type="float">
            <text:p>1569.151001</text:p>
          </table:table-cell>
          <table:table-cell office:value-type="float" office:value="1569.280762" calcext:value-type="float">
            <text:p>1569.280762</text:p>
          </table:table-cell>
          <table:table-cell office:value-type="float" office:value="1566.970581" calcext:value-type="float">
            <text:p>1566.970581</text:p>
          </table:table-cell>
          <table:table-cell table:number-columns-repeated="13"/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1180.746826" calcext:value-type="float">
            <text:p>1180.746826</text:p>
          </table:table-cell>
          <table:table-cell office:value-type="float" office:value="1060.287598" calcext:value-type="float">
            <text:p>1060.287598</text:p>
          </table:table-cell>
          <table:table-cell office:value-type="float" office:value="1173.486572" calcext:value-type="float">
            <text:p>1173.486572</text:p>
          </table:table-cell>
          <table:table-cell office:value-type="float" office:value="1066.515381" calcext:value-type="float">
            <text:p>1066.515381</text:p>
          </table:table-cell>
          <table:table-cell table:number-columns-repeated="13"/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1173.333252" calcext:value-type="float">
            <text:p>1173.333252</text:p>
          </table:table-cell>
          <table:table-cell office:value-type="float" office:value="1068.834229" calcext:value-type="float">
            <text:p>1068.834229</text:p>
          </table:table-cell>
          <table:table-cell office:value-type="float" office:value="1171.349243" calcext:value-type="float">
            <text:p>1171.349243</text:p>
          </table:table-cell>
          <table:table-cell office:value-type="float" office:value="1067.111694" calcext:value-type="float">
            <text:p>1067.111694</text:p>
          </table:table-cell>
          <table:table-cell table:number-columns-repeated="13"/>
        </table:table-row>
        <table:table-row table:style-name="ro1">
          <table:table-cell office:value-type="float" office:value="345.8" calcext:value-type="float">
            <text:p>345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.2" calcext:value-type="float">
            <text:p>346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.4" calcext:value-type="float">
            <text:p>346.4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office:value-type="float" office:value="346.6" calcext:value-type="float">
            <text:p>346.6</text:p>
          </table:table-cell>
          <table:table-cell table:number-columns-repeated="17"/>
        </table:table-row>
        <table:table-row table:style-name="ro1">
          <table:table-cell office:value-type="float" office:value="346.8" calcext:value-type="float">
            <text:p>346.8</text:p>
          </table:table-cell>
          <table:table-cell table:number-columns-repeated="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7"/>
        </table:table-row>
        <table:table-row table:style-name="ro1">
          <table:table-cell office:value-type="float" office:value="347.2" calcext:value-type="float">
            <text:p>347.2</text:p>
          </table:table-cell>
          <table:table-cell table:number-columns-repeated="17"/>
        </table:table-row>
        <table:table-row table:style-name="ro1">
          <table:table-cell office:value-type="float" office:value="347.4" calcext:value-type="float">
            <text:p>347.4</text:p>
          </table:table-cell>
          <table:table-cell table:number-columns-repeated="17"/>
        </table:table-row>
        <table:table-row table:style-name="ro1">
          <table:table-cell office:value-type="float" office:value="347.6" calcext:value-type="float">
            <text:p>347.6</text:p>
          </table:table-cell>
          <table:table-cell table:number-columns-repeated="17"/>
        </table:table-row>
        <table:table-row table:style-name="ro1">
          <table:table-cell office:value-type="float" office:value="347.8" calcext:value-type="float">
            <text:p>347.8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48.2" calcext:value-type="float">
            <text:p>348.2</text:p>
          </table:table-cell>
          <table:table-cell table:number-columns-repeated="17"/>
        </table:table-row>
        <table:table-row table:style-name="ro1">
          <table:table-cell office:value-type="float" office:value="348.4" calcext:value-type="float">
            <text:p>348.4</text:p>
          </table:table-cell>
          <table:table-cell table:number-columns-repeated="17"/>
        </table:table-row>
        <table:table-row table:style-name="ro1">
          <table:table-cell office:value-type="float" office:value="348.6" calcext:value-type="float">
            <text:p>348.6</text:p>
          </table:table-cell>
          <table:table-cell table:number-columns-repeated="17"/>
        </table:table-row>
        <table:table-row table:style-name="ro1">
          <table:table-cell office:value-type="float" office:value="348.8" calcext:value-type="float">
            <text:p>348.8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49.2" calcext:value-type="float">
            <text:p>349.2</text:p>
          </table:table-cell>
          <table:table-cell table:number-columns-repeated="17"/>
        </table:table-row>
        <table:table-row table:style-name="ro1">
          <table:table-cell office:value-type="float" office:value="349.4" calcext:value-type="float">
            <text:p>349.4</text:p>
          </table:table-cell>
          <table:table-cell table:number-columns-repeated="17"/>
        </table:table-row>
        <table:table-row table:style-name="ro1">
          <table:table-cell office:value-type="float" office:value="349.6" calcext:value-type="float">
            <text:p>349.6</text:p>
          </table:table-cell>
          <table:table-cell table:number-columns-repeated="17"/>
        </table:table-row>
        <table:table-row table:style-name="ro1">
          <table:table-cell office:value-type="float" office:value="349.8" calcext:value-type="float">
            <text:p>349.8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7"/>
        </table:table-row>
        <table:table-row table:style-name="ro1">
          <table:table-cell office:value-type="float" office:value="350.2" calcext:value-type="float">
            <text:p>350.2</text:p>
          </table:table-cell>
          <table:table-cell table:number-columns-repeated="17"/>
        </table:table-row>
        <table:table-row table:style-name="ro1">
          <table:table-cell office:value-type="float" office:value="350.4" calcext:value-type="float">
            <text:p>350.4</text:p>
          </table:table-cell>
          <table:table-cell table:number-columns-repeated="17"/>
        </table:table-row>
        <table:table-row table:style-name="ro1">
          <table:table-cell office:value-type="float" office:value="350.6" calcext:value-type="float">
            <text:p>350.6</text:p>
          </table:table-cell>
          <table:table-cell table:number-columns-repeated="17"/>
        </table:table-row>
        <table:table-row table:style-name="ro1">
          <table:table-cell office:value-type="float" office:value="350.8" calcext:value-type="float">
            <text:p>350.8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1.2" calcext:value-type="float">
            <text:p>351.2</text:p>
          </table:table-cell>
          <table:table-cell table:number-columns-repeated="17"/>
        </table:table-row>
        <table:table-row table:style-name="ro1">
          <table:table-cell office:value-type="float" office:value="351.4" calcext:value-type="float">
            <text:p>351.4</text:p>
          </table:table-cell>
          <table:table-cell table:number-columns-repeated="17"/>
        </table:table-row>
        <table:table-row table:style-name="ro1">
          <table:table-cell office:value-type="float" office:value="351.6" calcext:value-type="float">
            <text:p>351.6</text:p>
          </table:table-cell>
          <table:table-cell table:number-columns-repeated="17"/>
        </table:table-row>
        <table:table-row table:style-name="ro1">
          <table:table-cell office:value-type="float" office:value="351.8" calcext:value-type="float">
            <text:p>351.8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float" office:value="352.2" calcext:value-type="float">
            <text:p>352.2</text:p>
          </table:table-cell>
          <table:table-cell table:number-columns-repeated="17"/>
        </table:table-row>
        <table:table-row table:style-name="ro1">
          <table:table-cell office:value-type="float" office:value="352.4" calcext:value-type="float">
            <text:p>352.4</text:p>
          </table:table-cell>
          <table:table-cell table:number-columns-repeated="17"/>
        </table:table-row>
        <table:table-row table:style-name="ro1">
          <table:table-cell office:value-type="float" office:value="352.6" calcext:value-type="float">
            <text:p>352.6</text:p>
          </table:table-cell>
          <table:table-cell table:number-columns-repeated="17"/>
        </table:table-row>
        <table:table-row table:style-name="ro1">
          <table:table-cell office:value-type="float" office:value="352.8" calcext:value-type="float">
            <text:p>352.8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7"/>
        </table:table-row>
        <table:table-row table:style-name="ro1">
          <table:table-cell office:value-type="float" office:value="353.2" calcext:value-type="float">
            <text:p>353.2</text:p>
          </table:table-cell>
          <table:table-cell table:number-columns-repeated="17"/>
        </table:table-row>
        <table:table-row table:style-name="ro1">
          <table:table-cell office:value-type="float" office:value="353.4" calcext:value-type="float">
            <text:p>353.4</text:p>
          </table:table-cell>
          <table:table-cell table:number-columns-repeated="17"/>
        </table:table-row>
        <table:table-row table:style-name="ro1">
          <table:table-cell office:value-type="float" office:value="353.6" calcext:value-type="float">
            <text:p>353.6</text:p>
          </table:table-cell>
          <table:table-cell table:number-columns-repeated="17"/>
        </table:table-row>
        <table:table-row table:style-name="ro1">
          <table:table-cell office:value-type="float" office:value="353.8" calcext:value-type="float">
            <text:p>353.8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7"/>
        </table:table-row>
        <table:table-row table:style-name="ro1">
          <table:table-cell office:value-type="float" office:value="354.2" calcext:value-type="float">
            <text:p>354.2</text:p>
          </table:table-cell>
          <table:table-cell table:number-columns-repeated="17"/>
        </table:table-row>
        <table:table-row table:style-name="ro1">
          <table:table-cell office:value-type="float" office:value="354.4" calcext:value-type="float">
            <text:p>354.4</text:p>
          </table:table-cell>
          <table:table-cell table:number-columns-repeated="17"/>
        </table:table-row>
        <table:table-row table:style-name="ro1">
          <table:table-cell office:value-type="float" office:value="354.6" calcext:value-type="float">
            <text:p>354.6</text:p>
          </table:table-cell>
          <table:table-cell table:number-columns-repeated="17"/>
        </table:table-row>
        <table:table-row table:style-name="ro1">
          <table:table-cell office:value-type="float" office:value="354.8" calcext:value-type="float">
            <text:p>354.8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7"/>
        </table:table-row>
        <table:table-row table:style-name="ro1">
          <table:table-cell office:value-type="float" office:value="355.2" calcext:value-type="float">
            <text:p>355.2</text:p>
          </table:table-cell>
          <table:table-cell table:number-columns-repeated="17"/>
        </table:table-row>
        <table:table-row table:style-name="ro1">
          <table:table-cell office:value-type="float" office:value="355.4" calcext:value-type="float">
            <text:p>355.4</text:p>
          </table:table-cell>
          <table:table-cell table:number-columns-repeated="17"/>
        </table:table-row>
        <table:table-row table:style-name="ro1">
          <table:table-cell office:value-type="float" office:value="355.6" calcext:value-type="float">
            <text:p>355.6</text:p>
          </table:table-cell>
          <table:table-cell table:number-columns-repeated="17"/>
        </table:table-row>
        <table:table-row table:style-name="ro1">
          <table:table-cell office:value-type="float" office:value="355.8" calcext:value-type="float">
            <text:p>355.8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7"/>
        </table:table-row>
        <table:table-row table:style-name="ro1">
          <table:table-cell office:value-type="float" office:value="356.2" calcext:value-type="float">
            <text:p>356.2</text:p>
          </table:table-cell>
          <table:table-cell table:number-columns-repeated="17"/>
        </table:table-row>
        <table:table-row table:style-name="ro1">
          <table:table-cell office:value-type="float" office:value="356.4" calcext:value-type="float">
            <text:p>356.4</text:p>
          </table:table-cell>
          <table:table-cell table:number-columns-repeated="17"/>
        </table:table-row>
        <table:table-row table:style-name="ro1">
          <table:table-cell office:value-type="float" office:value="356.6" calcext:value-type="float">
            <text:p>356.6</text:p>
          </table:table-cell>
          <table:table-cell table:number-columns-repeated="17"/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7"/>
        </table:table-row>
        <table:table-row table:style-name="ro1">
          <table:table-cell office:value-type="float" office:value="357.2" calcext:value-type="float">
            <text:p>357.2</text:p>
          </table:table-cell>
          <table:table-cell table:number-columns-repeated="17"/>
        </table:table-row>
        <table:table-row table:style-name="ro1">
          <table:table-cell office:value-type="float" office:value="357.4" calcext:value-type="float">
            <text:p>357.4</text:p>
          </table:table-cell>
          <table:table-cell table:number-columns-repeated="17"/>
        </table:table-row>
        <table:table-row table:style-name="ro1">
          <table:table-cell office:value-type="float" office:value="357.6" calcext:value-type="float">
            <text:p>357.6</text:p>
          </table:table-cell>
          <table:table-cell table:number-columns-repeated="17"/>
        </table:table-row>
        <table:table-row table:style-name="ro1">
          <table:table-cell office:value-type="float" office:value="357.8" calcext:value-type="float">
            <text:p>357.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.2" calcext:value-type="float">
            <text:p>358.2</text:p>
          </table:table-cell>
          <table:table-cell table:number-columns-repeated="17"/>
        </table:table-row>
        <table:table-row table:style-name="ro1">
          <table:table-cell office:value-type="float" office:value="358.4" calcext:value-type="float">
            <text:p>358.4</text:p>
          </table:table-cell>
          <table:table-cell table:number-columns-repeated="17"/>
        </table:table-row>
        <table:table-row table:style-name="ro1">
          <table:table-cell office:value-type="float" office:value="358.6" calcext:value-type="float">
            <text:p>358.6</text:p>
          </table:table-cell>
          <table:table-cell table:number-columns-repeated="17"/>
        </table:table-row>
        <table:table-row table:style-name="ro1">
          <table:table-cell office:value-type="float" office:value="358.8" calcext:value-type="float">
            <text:p>358.8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7"/>
        </table:table-row>
        <table:table-row table:style-name="ro1">
          <table:table-cell office:value-type="float" office:value="359.2" calcext:value-type="float">
            <text:p>359.2</text:p>
          </table:table-cell>
          <table:table-cell table:number-columns-repeated="17"/>
        </table:table-row>
        <table:table-row table:style-name="ro1">
          <table:table-cell office:value-type="float" office:value="359.4" calcext:value-type="float">
            <text:p>359.4</text:p>
          </table:table-cell>
          <table:table-cell table:number-columns-repeated="17"/>
        </table:table-row>
        <table:table-row table:style-name="ro1">
          <table:table-cell office:value-type="float" office:value="359.6" calcext:value-type="float">
            <text:p>359.6</text:p>
          </table:table-cell>
          <table:table-cell table:number-columns-repeated="17"/>
        </table:table-row>
        <table:table-row table:style-name="ro1">
          <table:table-cell office:value-type="float" office:value="359.8" calcext:value-type="float">
            <text:p>359.8</text:p>
          </table:table-cell>
          <table:table-cell table:number-columns-repeated="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7"/>
        </table:table-row>
        <table:table-row table:style-name="ro1">
          <table:table-cell office:value-type="float" office:value="360.2" calcext:value-type="float">
            <text:p>360.2</text:p>
          </table:table-cell>
          <table:table-cell table:number-columns-repeated="17"/>
        </table:table-row>
        <table:table-row table:style-name="ro1">
          <table:table-cell office:value-type="float" office:value="360.4" calcext:value-type="float">
            <text:p>360.4</text:p>
          </table:table-cell>
          <table:table-cell table:number-columns-repeated="17"/>
        </table:table-row>
        <table:table-row table:style-name="ro1">
          <table:table-cell office:value-type="float" office:value="360.6" calcext:value-type="float">
            <text:p>360.6</text:p>
          </table:table-cell>
          <table:table-cell table:number-columns-repeated="17"/>
        </table:table-row>
        <table:table-row table:style-name="ro1">
          <table:table-cell office:value-type="float" office:value="360.8" calcext:value-type="float">
            <text:p>360.8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1.2" calcext:value-type="float">
            <text:p>361.2</text:p>
          </table:table-cell>
          <table:table-cell table:number-columns-repeated="17"/>
        </table:table-row>
        <table:table-row table:style-name="ro1">
          <table:table-cell office:value-type="float" office:value="361.4" calcext:value-type="float">
            <text:p>361.4</text:p>
          </table:table-cell>
          <table:table-cell table:number-columns-repeated="17"/>
        </table:table-row>
        <table:table-row table:style-name="ro1">
          <table:table-cell office:value-type="float" office:value="361.6" calcext:value-type="float">
            <text:p>361.6</text:p>
          </table:table-cell>
          <table:table-cell table:number-columns-repeated="17"/>
        </table:table-row>
        <table:table-row table:style-name="ro1">
          <table:table-cell office:value-type="float" office:value="361.8" calcext:value-type="float">
            <text:p>361.8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2.2" calcext:value-type="float">
            <text:p>362.2</text:p>
          </table:table-cell>
          <table:table-cell table:number-columns-repeated="17"/>
        </table:table-row>
        <table:table-row table:style-name="ro1">
          <table:table-cell office:value-type="float" office:value="362.4" calcext:value-type="float">
            <text:p>362.4</text:p>
          </table:table-cell>
          <table:table-cell table:number-columns-repeated="17"/>
        </table:table-row>
        <table:table-row table:style-name="ro1">
          <table:table-cell office:value-type="float" office:value="362.6" calcext:value-type="float">
            <text:p>362.6</text:p>
          </table:table-cell>
          <table:table-cell table:number-columns-repeated="17"/>
        </table:table-row>
        <table:table-row table:style-name="ro1">
          <table:table-cell office:value-type="float" office:value="362.8" calcext:value-type="float">
            <text:p>362.8</text:p>
          </table:table-cell>
          <table:table-cell table:number-columns-repeated="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7"/>
        </table:table-row>
        <table:table-row table:style-name="ro1">
          <table:table-cell office:value-type="float" office:value="363.2" calcext:value-type="float">
            <text:p>363.2</text:p>
          </table:table-cell>
          <table:table-cell table:number-columns-repeated="17"/>
        </table:table-row>
        <table:table-row table:style-name="ro1">
          <table:table-cell office:value-type="float" office:value="363.4" calcext:value-type="float">
            <text:p>363.4</text:p>
          </table:table-cell>
          <table:table-cell table:number-columns-repeated="17"/>
        </table:table-row>
        <table:table-row table:style-name="ro1">
          <table:table-cell office:value-type="float" office:value="363.6" calcext:value-type="float">
            <text:p>363.6</text:p>
          </table:table-cell>
          <table:table-cell table:number-columns-repeated="17"/>
        </table:table-row>
        <table:table-row table:style-name="ro1">
          <table:table-cell office:value-type="float" office:value="363.8" calcext:value-type="float">
            <text:p>363.8</text:p>
          </table:table-cell>
          <table:table-cell table:number-columns-repeated="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7"/>
        </table:table-row>
        <table:table-row table:style-name="ro1">
          <table:table-cell office:value-type="float" office:value="364.2" calcext:value-type="float">
            <text:p>364.2</text:p>
          </table:table-cell>
          <table:table-cell table:number-columns-repeated="17"/>
        </table:table-row>
        <table:table-row table:style-name="ro1">
          <table:table-cell office:value-type="float" office:value="364.4" calcext:value-type="float">
            <text:p>364.4</text:p>
          </table:table-cell>
          <table:table-cell table:number-columns-repeated="17"/>
        </table:table-row>
        <table:table-row table:style-name="ro1">
          <table:table-cell office:value-type="float" office:value="364.6" calcext:value-type="float">
            <text:p>364.6</text:p>
          </table:table-cell>
          <table:table-cell table:number-columns-repeated="17"/>
        </table:table-row>
        <table:table-row table:style-name="ro1">
          <table:table-cell office:value-type="float" office:value="364.8" calcext:value-type="float">
            <text:p>364.8</text:p>
          </table:table-cell>
          <table:table-cell table:number-columns-repeated="1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7"/>
        </table:table-row>
        <table:table-row table:style-name="ro1">
          <table:table-cell office:value-type="float" office:value="365.2" calcext:value-type="float">
            <text:p>365.2</text:p>
          </table:table-cell>
          <table:table-cell table:number-columns-repeated="17"/>
        </table:table-row>
        <table:table-row table:style-name="ro1">
          <table:table-cell office:value-type="float" office:value="365.4" calcext:value-type="float">
            <text:p>365.4</text:p>
          </table:table-cell>
          <table:table-cell table:number-columns-repeated="17"/>
        </table:table-row>
        <table:table-row table:style-name="ro1">
          <table:table-cell office:value-type="float" office:value="365.6" calcext:value-type="float">
            <text:p>365.6</text:p>
          </table:table-cell>
          <table:table-cell table:number-columns-repeated="17"/>
        </table:table-row>
        <table:table-row table:style-name="ro1">
          <table:table-cell office:value-type="float" office:value="365.8" calcext:value-type="float">
            <text:p>365.8</text:p>
          </table:table-cell>
          <table:table-cell table:number-columns-repeated="1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7"/>
        </table:table-row>
        <table:table-row table:style-name="ro1">
          <table:table-cell office:value-type="float" office:value="366.2" calcext:value-type="float">
            <text:p>366.2</text:p>
          </table:table-cell>
          <table:table-cell table:number-columns-repeated="17"/>
        </table:table-row>
        <table:table-row table:style-name="ro1">
          <table:table-cell office:value-type="float" office:value="366.4" calcext:value-type="float">
            <text:p>366.4</text:p>
          </table:table-cell>
          <table:table-cell table:number-columns-repeated="17"/>
        </table:table-row>
        <table:table-row table:style-name="ro1">
          <table:table-cell office:value-type="float" office:value="366.6" calcext:value-type="float">
            <text:p>366.6</text:p>
          </table:table-cell>
          <table:table-cell table:number-columns-repeated="17"/>
        </table:table-row>
        <table:table-row table:style-name="ro1">
          <table:table-cell office:value-type="float" office:value="366.8" calcext:value-type="float">
            <text:p>366.8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.2" calcext:value-type="float">
            <text:p>367.2</text:p>
          </table:table-cell>
          <table:table-cell table:number-columns-repeated="17"/>
        </table:table-row>
        <table:table-row table:style-name="ro1">
          <table:table-cell office:value-type="float" office:value="367.4" calcext:value-type="float">
            <text:p>367.4</text:p>
          </table:table-cell>
          <table:table-cell table:number-columns-repeated="17"/>
        </table:table-row>
        <table:table-row table:style-name="ro1">
          <table:table-cell office:value-type="float" office:value="367.6" calcext:value-type="float">
            <text:p>367.6</text:p>
          </table:table-cell>
          <table:table-cell table:number-columns-repeated="17"/>
        </table:table-row>
        <table:table-row table:style-name="ro1">
          <table:table-cell office:value-type="float" office:value="367.8" calcext:value-type="float">
            <text:p>367.8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7"/>
        </table:table-row>
        <table:table-row table:style-name="ro1">
          <table:table-cell office:value-type="float" office:value="368.2" calcext:value-type="float">
            <text:p>368.2</text:p>
          </table:table-cell>
          <table:table-cell table:number-columns-repeated="17"/>
        </table:table-row>
        <table:table-row table:style-name="ro1">
          <table:table-cell office:value-type="float" office:value="368.4" calcext:value-type="float">
            <text:p>368.4</text:p>
          </table:table-cell>
          <table:table-cell table:number-columns-repeated="17"/>
        </table:table-row>
        <table:table-row table:style-name="ro1">
          <table:table-cell office:value-type="float" office:value="368.6" calcext:value-type="float">
            <text:p>368.6</text:p>
          </table:table-cell>
          <table:table-cell table:number-columns-repeated="17"/>
        </table:table-row>
        <table:table-row table:style-name="ro1">
          <table:table-cell office:value-type="float" office:value="368.8" calcext:value-type="float">
            <text:p>368.8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69.2" calcext:value-type="float">
            <text:p>369.2</text:p>
          </table:table-cell>
          <table:table-cell table:number-columns-repeated="17"/>
        </table:table-row>
        <table:table-row table:style-name="ro1">
          <table:table-cell office:value-type="float" office:value="369.4" calcext:value-type="float">
            <text:p>369.4</text:p>
          </table:table-cell>
          <table:table-cell table:number-columns-repeated="17"/>
        </table:table-row>
        <table:table-row table:style-name="ro1">
          <table:table-cell office:value-type="float" office:value="369.6" calcext:value-type="float">
            <text:p>369.6</text:p>
          </table:table-cell>
          <table:table-cell table:number-columns-repeated="17"/>
        </table:table-row>
        <table:table-row table:style-name="ro1">
          <table:table-cell office:value-type="float" office:value="369.8" calcext:value-type="float">
            <text:p>369.8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7"/>
        </table:table-row>
        <table:table-row table:style-name="ro1">
          <table:table-cell office:value-type="float" office:value="370.2" calcext:value-type="float">
            <text:p>370.2</text:p>
          </table:table-cell>
          <table:table-cell table:number-columns-repeated="17"/>
        </table:table-row>
        <table:table-row table:style-name="ro1">
          <table:table-cell office:value-type="float" office:value="370.4" calcext:value-type="float">
            <text:p>370.4</text:p>
          </table:table-cell>
          <table:table-cell table:number-columns-repeated="17"/>
        </table:table-row>
        <table:table-row table:style-name="ro1">
          <table:table-cell office:value-type="float" office:value="370.6" calcext:value-type="float">
            <text:p>370.6</text:p>
          </table:table-cell>
          <table:table-cell table:number-columns-repeated="17"/>
        </table:table-row>
        <table:table-row table:style-name="ro1">
          <table:table-cell office:value-type="float" office:value="370.8" calcext:value-type="float">
            <text:p>370.8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.2" calcext:value-type="float">
            <text:p>371.2</text:p>
          </table:table-cell>
          <table:table-cell table:number-columns-repeated="17"/>
        </table:table-row>
        <table:table-row table:style-name="ro1">
          <table:table-cell office:value-type="float" office:value="371.4" calcext:value-type="float">
            <text:p>371.4</text:p>
          </table:table-cell>
          <table:table-cell table:number-columns-repeated="17"/>
        </table:table-row>
        <table:table-row table:style-name="ro1">
          <table:table-cell office:value-type="float" office:value="371.6" calcext:value-type="float">
            <text:p>371.6</text:p>
          </table:table-cell>
          <table:table-cell table:number-columns-repeated="17"/>
        </table:table-row>
        <table:table-row table:style-name="ro1">
          <table:table-cell office:value-type="float" office:value="371.8" calcext:value-type="float">
            <text:p>371.8</text:p>
          </table:table-cell>
          <table:table-cell table:number-columns-repeated="1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7"/>
        </table:table-row>
        <table:table-row table:style-name="ro1">
          <table:table-cell office:value-type="float" office:value="372.2" calcext:value-type="float">
            <text:p>372.2</text:p>
          </table:table-cell>
          <table:table-cell table:number-columns-repeated="17"/>
        </table:table-row>
        <table:table-row table:style-name="ro1">
          <table:table-cell office:value-type="float" office:value="372.4" calcext:value-type="float">
            <text:p>372.4</text:p>
          </table:table-cell>
          <table:table-cell table:number-columns-repeated="17"/>
        </table:table-row>
        <table:table-row table:style-name="ro1">
          <table:table-cell office:value-type="float" office:value="372.6" calcext:value-type="float">
            <text:p>372.6</text:p>
          </table:table-cell>
          <table:table-cell table:number-columns-repeated="17"/>
        </table:table-row>
        <table:table-row table:style-name="ro1">
          <table:table-cell office:value-type="float" office:value="372.8" calcext:value-type="float">
            <text:p>372.8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3.2" calcext:value-type="float">
            <text:p>373.2</text:p>
          </table:table-cell>
          <table:table-cell table:number-columns-repeated="17"/>
        </table:table-row>
        <table:table-row table:style-name="ro1">
          <table:table-cell office:value-type="float" office:value="373.4" calcext:value-type="float">
            <text:p>373.4</text:p>
          </table:table-cell>
          <table:table-cell table:number-columns-repeated="17"/>
        </table:table-row>
        <table:table-row table:style-name="ro1">
          <table:table-cell office:value-type="float" office:value="373.6" calcext:value-type="float">
            <text:p>373.6</text:p>
          </table:table-cell>
          <table:table-cell table:number-columns-repeated="17"/>
        </table:table-row>
        <table:table-row table:style-name="ro1">
          <table:table-cell office:value-type="float" office:value="373.8" calcext:value-type="float">
            <text:p>373.8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4.2" calcext:value-type="float">
            <text:p>374.2</text:p>
          </table:table-cell>
          <table:table-cell table:number-columns-repeated="17"/>
        </table:table-row>
        <table:table-row table:style-name="ro1">
          <table:table-cell office:value-type="float" office:value="374.4" calcext:value-type="float">
            <text:p>374.4</text:p>
          </table:table-cell>
          <table:table-cell table:number-columns-repeated="17"/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17"/>
        </table:table-row>
        <table:table-row table:style-name="ro1">
          <table:table-cell office:value-type="float" office:value="374.8" calcext:value-type="float">
            <text:p>374.8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office:value-type="float" office:value="375.2" calcext:value-type="float">
            <text:p>375.2</text:p>
          </table:table-cell>
          <table:table-cell table:number-columns-repeated="17"/>
        </table:table-row>
        <table:table-row table:style-name="ro1">
          <table:table-cell office:value-type="float" office:value="375.4" calcext:value-type="float">
            <text:p>375.4</text:p>
          </table:table-cell>
          <table:table-cell table:number-columns-repeated="17"/>
        </table:table-row>
        <table:table-row table:style-name="ro1">
          <table:table-cell office:value-type="float" office:value="375.6" calcext:value-type="float">
            <text:p>375.6</text:p>
          </table:table-cell>
          <table:table-cell table:number-columns-repeated="17"/>
        </table:table-row>
        <table:table-row table:style-name="ro1">
          <table:table-cell office:value-type="float" office:value="375.8" calcext:value-type="float">
            <text:p>375.8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6.2" calcext:value-type="float">
            <text:p>376.2</text:p>
          </table:table-cell>
          <table:table-cell table:number-columns-repeated="17"/>
        </table:table-row>
        <table:table-row table:style-name="ro1">
          <table:table-cell office:value-type="float" office:value="376.4" calcext:value-type="float">
            <text:p>376.4</text:p>
          </table:table-cell>
          <table:table-cell table:number-columns-repeated="17"/>
        </table:table-row>
        <table:table-row table:style-name="ro1">
          <table:table-cell office:value-type="float" office:value="376.6" calcext:value-type="float">
            <text:p>376.6</text:p>
          </table:table-cell>
          <table:table-cell table:number-columns-repeated="17"/>
        </table:table-row>
        <table:table-row table:style-name="ro1">
          <table:table-cell office:value-type="float" office:value="376.8" calcext:value-type="float">
            <text:p>376.8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.2" calcext:value-type="float">
            <text:p>377.2</text:p>
          </table:table-cell>
          <table:table-cell table:number-columns-repeated="17"/>
        </table:table-row>
        <table:table-row table:style-name="ro1">
          <table:table-cell office:value-type="float" office:value="377.4" calcext:value-type="float">
            <text:p>377.4</text:p>
          </table:table-cell>
          <table:table-cell table:number-columns-repeated="17"/>
        </table:table-row>
        <table:table-row table:style-name="ro1">
          <table:table-cell office:value-type="float" office:value="377.6" calcext:value-type="float">
            <text:p>377.6</text:p>
          </table:table-cell>
          <table:table-cell table:number-columns-repeated="17"/>
        </table:table-row>
        <table:table-row table:style-name="ro1">
          <table:table-cell office:value-type="float" office:value="377.8" calcext:value-type="float">
            <text:p>377.8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78.2" calcext:value-type="float">
            <text:p>378.2</text:p>
          </table:table-cell>
          <table:table-cell table:number-columns-repeated="17"/>
        </table:table-row>
        <table:table-row table:style-name="ro1">
          <table:table-cell office:value-type="float" office:value="378.4" calcext:value-type="float">
            <text:p>378.4</text:p>
          </table:table-cell>
          <table:table-cell table:number-columns-repeated="17"/>
        </table:table-row>
        <table:table-row table:style-name="ro1">
          <table:table-cell office:value-type="float" office:value="378.6" calcext:value-type="float">
            <text:p>378.6</text:p>
          </table:table-cell>
          <table:table-cell table:number-columns-repeated="17"/>
        </table:table-row>
        <table:table-row table:style-name="ro1">
          <table:table-cell office:value-type="float" office:value="378.8" calcext:value-type="float">
            <text:p>378.8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7"/>
        </table:table-row>
        <table:table-row table:style-name="ro1">
          <table:table-cell office:value-type="float" office:value="379.2" calcext:value-type="float">
            <text:p>379.2</text:p>
          </table:table-cell>
          <table:table-cell table:number-columns-repeated="17"/>
        </table:table-row>
        <table:table-row table:style-name="ro1">
          <table:table-cell office:value-type="float" office:value="379.4" calcext:value-type="float">
            <text:p>379.4</text:p>
          </table:table-cell>
          <table:table-cell table:number-columns-repeated="17"/>
        </table:table-row>
        <table:table-row table:style-name="ro1">
          <table:table-cell office:value-type="float" office:value="379.6" calcext:value-type="float">
            <text:p>379.6</text:p>
          </table:table-cell>
          <table:table-cell table:number-columns-repeated="17"/>
        </table:table-row>
        <table:table-row table:style-name="ro1">
          <table:table-cell office:value-type="float" office:value="379.8" calcext:value-type="float">
            <text:p>379.8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.2" calcext:value-type="float">
            <text:p>380.2</text:p>
          </table:table-cell>
          <table:table-cell table:number-columns-repeated="17"/>
        </table:table-row>
        <table:table-row table:style-name="ro1">
          <table:table-cell office:value-type="float" office:value="380.4" calcext:value-type="float">
            <text:p>380.4</text:p>
          </table:table-cell>
          <table:table-cell table:number-columns-repeated="17"/>
        </table:table-row>
        <table:table-row table:style-name="ro1">
          <table:table-cell office:value-type="float" office:value="380.6" calcext:value-type="float">
            <text:p>380.6</text:p>
          </table:table-cell>
          <table:table-cell table:number-columns-repeated="17"/>
        </table:table-row>
        <table:table-row table:style-name="ro1">
          <table:table-cell office:value-type="float" office:value="380.8" calcext:value-type="float">
            <text:p>380.8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.2" calcext:value-type="float">
            <text:p>381.2</text:p>
          </table:table-cell>
          <table:table-cell table:number-columns-repeated="17"/>
        </table:table-row>
        <table:table-row table:style-name="ro1">
          <table:table-cell office:value-type="float" office:value="381.4" calcext:value-type="float">
            <text:p>381.4</text:p>
          </table:table-cell>
          <table:table-cell table:number-columns-repeated="17"/>
        </table:table-row>
        <table:table-row table:style-name="ro1">
          <table:table-cell office:value-type="float" office:value="381.6" calcext:value-type="float">
            <text:p>381.6</text:p>
          </table:table-cell>
          <table:table-cell table:number-columns-repeated="17"/>
        </table:table-row>
        <table:table-row table:style-name="ro1">
          <table:table-cell office:value-type="float" office:value="381.8" calcext:value-type="float">
            <text:p>381.8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.2" calcext:value-type="float">
            <text:p>382.2</text:p>
          </table:table-cell>
          <table:table-cell table:number-columns-repeated="17"/>
        </table:table-row>
        <table:table-row table:style-name="ro1">
          <table:table-cell office:value-type="float" office:value="382.4" calcext:value-type="float">
            <text:p>382.4</text:p>
          </table:table-cell>
          <table:table-cell table:number-columns-repeated="17"/>
        </table:table-row>
        <table:table-row table:style-name="ro1">
          <table:table-cell office:value-type="float" office:value="382.6" calcext:value-type="float">
            <text:p>382.6</text:p>
          </table:table-cell>
          <table:table-cell table:number-columns-repeated="17"/>
        </table:table-row>
        <table:table-row table:style-name="ro1">
          <table:table-cell office:value-type="float" office:value="382.8" calcext:value-type="float">
            <text:p>382.8</text:p>
          </table:table-cell>
          <table:table-cell table:number-columns-repeated="1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7"/>
        </table:table-row>
        <table:table-row table:style-name="ro1">
          <table:table-cell office:value-type="float" office:value="383.2" calcext:value-type="float">
            <text:p>383.2</text:p>
          </table:table-cell>
          <table:table-cell table:number-columns-repeated="17"/>
        </table:table-row>
        <table:table-row table:style-name="ro1">
          <table:table-cell office:value-type="float" office:value="383.4" calcext:value-type="float">
            <text:p>383.4</text:p>
          </table:table-cell>
          <table:table-cell table:number-columns-repeated="17"/>
        </table:table-row>
        <table:table-row table:style-name="ro1">
          <table:table-cell office:value-type="float" office:value="383.6" calcext:value-type="float">
            <text:p>383.6</text:p>
          </table:table-cell>
          <table:table-cell table:number-columns-repeated="17"/>
        </table:table-row>
        <table:table-row table:style-name="ro1">
          <table:table-cell office:value-type="float" office:value="383.8" calcext:value-type="float">
            <text:p>383.8</text:p>
          </table:table-cell>
          <table:table-cell table:number-columns-repeated="1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1">
          <table:table-cell office:value-type="float" office:value="384.2" calcext:value-type="float">
            <text:p>384.2</text:p>
          </table:table-cell>
          <table:table-cell table:number-columns-repeated="17"/>
        </table:table-row>
        <table:table-row table:style-name="ro1">
          <table:table-cell office:value-type="float" office:value="384.4" calcext:value-type="float">
            <text:p>384.4</text:p>
          </table:table-cell>
          <table:table-cell table:number-columns-repeated="17"/>
        </table:table-row>
        <table:table-row table:style-name="ro1">
          <table:table-cell office:value-type="float" office:value="384.6" calcext:value-type="float">
            <text:p>384.6</text:p>
          </table:table-cell>
          <table:table-cell table:number-columns-repeated="17"/>
        </table:table-row>
        <table:table-row table:style-name="ro1">
          <table:table-cell office:value-type="float" office:value="384.8" calcext:value-type="float">
            <text:p>384.8</text:p>
          </table:table-cell>
          <table:table-cell table:number-columns-repeated="1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7"/>
        </table:table-row>
        <table:table-row table:style-name="ro1">
          <table:table-cell office:value-type="float" office:value="385.2" calcext:value-type="float">
            <text:p>385.2</text:p>
          </table:table-cell>
          <table:table-cell table:number-columns-repeated="17"/>
        </table:table-row>
        <table:table-row table:style-name="ro1">
          <table:table-cell office:value-type="float" office:value="385.4" calcext:value-type="float">
            <text:p>385.4</text:p>
          </table:table-cell>
          <table:table-cell table:number-columns-repeated="17"/>
        </table:table-row>
        <table:table-row table:style-name="ro1">
          <table:table-cell office:value-type="float" office:value="385.6" calcext:value-type="float">
            <text:p>385.6</text:p>
          </table:table-cell>
          <table:table-cell table:number-columns-repeated="17"/>
        </table:table-row>
        <table:table-row table:style-name="ro1">
          <table:table-cell office:value-type="float" office:value="385.8" calcext:value-type="float">
            <text:p>385.8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86.2" calcext:value-type="float">
            <text:p>386.2</text:p>
          </table:table-cell>
          <table:table-cell table:number-columns-repeated="17"/>
        </table:table-row>
        <table:table-row table:style-name="ro1">
          <table:table-cell office:value-type="float" office:value="386.4" calcext:value-type="float">
            <text:p>386.4</text:p>
          </table:table-cell>
          <table:table-cell table:number-columns-repeated="17"/>
        </table:table-row>
        <table:table-row table:style-name="ro1">
          <table:table-cell office:value-type="float" office:value="386.6" calcext:value-type="float">
            <text:p>386.6</text:p>
          </table:table-cell>
          <table:table-cell table:number-columns-repeated="17"/>
        </table:table-row>
        <table:table-row table:style-name="ro1">
          <table:table-cell office:value-type="float" office:value="386.8" calcext:value-type="float">
            <text:p>386.8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7"/>
        </table:table-row>
        <table:table-row table:style-name="ro1">
          <table:table-cell office:value-type="float" office:value="387.2" calcext:value-type="float">
            <text:p>387.2</text:p>
          </table:table-cell>
          <table:table-cell table:number-columns-repeated="17"/>
        </table:table-row>
        <table:table-row table:style-name="ro1">
          <table:table-cell office:value-type="float" office:value="387.4" calcext:value-type="float">
            <text:p>387.4</text:p>
          </table:table-cell>
          <table:table-cell table:number-columns-repeated="17"/>
        </table:table-row>
        <table:table-row table:style-name="ro1">
          <table:table-cell office:value-type="float" office:value="387.6" calcext:value-type="float">
            <text:p>387.6</text:p>
          </table:table-cell>
          <table:table-cell table:number-columns-repeated="17"/>
        </table:table-row>
        <table:table-row table:style-name="ro1">
          <table:table-cell office:value-type="float" office:value="387.8" calcext:value-type="float">
            <text:p>387.8</text:p>
          </table:table-cell>
          <table:table-cell table:number-columns-repeated="1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7"/>
        </table:table-row>
        <table:table-row table:style-name="ro1">
          <table:table-cell office:value-type="float" office:value="388.2" calcext:value-type="float">
            <text:p>388.2</text:p>
          </table:table-cell>
          <table:table-cell table:number-columns-repeated="17"/>
        </table:table-row>
        <table:table-row table:style-name="ro1">
          <table:table-cell office:value-type="float" office:value="388.4" calcext:value-type="float">
            <text:p>388.4</text:p>
          </table:table-cell>
          <table:table-cell table:number-columns-repeated="17"/>
        </table:table-row>
        <table:table-row table:style-name="ro1">
          <table:table-cell office:value-type="float" office:value="388.6" calcext:value-type="float">
            <text:p>388.6</text:p>
          </table:table-cell>
          <table:table-cell table:number-columns-repeated="17"/>
        </table:table-row>
        <table:table-row table:style-name="ro1">
          <table:table-cell office:value-type="float" office:value="388.8" calcext:value-type="float">
            <text:p>388.8</text:p>
          </table:table-cell>
          <table:table-cell table:number-columns-repeated="1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7"/>
        </table:table-row>
        <table:table-row table:style-name="ro1">
          <table:table-cell office:value-type="float" office:value="389.2" calcext:value-type="float">
            <text:p>389.2</text:p>
          </table:table-cell>
          <table:table-cell table:number-columns-repeated="17"/>
        </table:table-row>
        <table:table-row table:style-name="ro1">
          <table:table-cell office:value-type="float" office:value="389.4" calcext:value-type="float">
            <text:p>389.4</text:p>
          </table:table-cell>
          <table:table-cell table:number-columns-repeated="17"/>
        </table:table-row>
        <table:table-row table:style-name="ro1">
          <table:table-cell office:value-type="float" office:value="389.6" calcext:value-type="float">
            <text:p>389.6</text:p>
          </table:table-cell>
          <table:table-cell table:number-columns-repeated="17"/>
        </table:table-row>
        <table:table-row table:style-name="ro1">
          <table:table-cell office:value-type="float" office:value="389.8" calcext:value-type="float">
            <text:p>389.8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7"/>
        </table:table-row>
        <table:table-row table:style-name="ro1">
          <table:table-cell office:value-type="float" office:value="390.2" calcext:value-type="float">
            <text:p>390.2</text:p>
          </table:table-cell>
          <table:table-cell table:number-columns-repeated="17"/>
        </table:table-row>
        <table:table-row table:style-name="ro1">
          <table:table-cell office:value-type="float" office:value="390.4" calcext:value-type="float">
            <text:p>390.4</text:p>
          </table:table-cell>
          <table:table-cell table:number-columns-repeated="17"/>
        </table:table-row>
        <table:table-row table:style-name="ro1">
          <table:table-cell office:value-type="float" office:value="390.6" calcext:value-type="float">
            <text:p>390.6</text:p>
          </table:table-cell>
          <table:table-cell table:number-columns-repeated="17"/>
        </table:table-row>
        <table:table-row table:style-name="ro1">
          <table:table-cell office:value-type="float" office:value="390.8" calcext:value-type="float">
            <text:p>390.8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1.2" calcext:value-type="float">
            <text:p>391.2</text:p>
          </table:table-cell>
          <table:table-cell table:number-columns-repeated="17"/>
        </table:table-row>
        <table:table-row table:style-name="ro1">
          <table:table-cell office:value-type="float" office:value="391.4" calcext:value-type="float">
            <text:p>391.4</text:p>
          </table:table-cell>
          <table:table-cell table:number-columns-repeated="17"/>
        </table:table-row>
        <table:table-row table:style-name="ro1">
          <table:table-cell office:value-type="float" office:value="391.6" calcext:value-type="float">
            <text:p>391.6</text:p>
          </table:table-cell>
          <table:table-cell table:number-columns-repeated="17"/>
        </table:table-row>
        <table:table-row table:style-name="ro1">
          <table:table-cell office:value-type="float" office:value="391.8" calcext:value-type="float">
            <text:p>391.8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7"/>
        </table:table-row>
        <table:table-row table:style-name="ro1">
          <table:table-cell office:value-type="float" office:value="392.2" calcext:value-type="float">
            <text:p>392.2</text:p>
          </table:table-cell>
          <table:table-cell table:number-columns-repeated="17"/>
        </table:table-row>
        <table:table-row table:style-name="ro1">
          <table:table-cell office:value-type="float" office:value="392.4" calcext:value-type="float">
            <text:p>392.4</text:p>
          </table:table-cell>
          <table:table-cell table:number-columns-repeated="17"/>
        </table:table-row>
        <table:table-row table:style-name="ro1">
          <table:table-cell office:value-type="float" office:value="392.6" calcext:value-type="float">
            <text:p>392.6</text:p>
          </table:table-cell>
          <table:table-cell table:number-columns-repeated="17"/>
        </table:table-row>
        <table:table-row table:style-name="ro1">
          <table:table-cell office:value-type="float" office:value="392.8" calcext:value-type="float">
            <text:p>392.8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7"/>
        </table:table-row>
        <table:table-row table:style-name="ro1">
          <table:table-cell office:value-type="float" office:value="393.2" calcext:value-type="float">
            <text:p>393.2</text:p>
          </table:table-cell>
          <table:table-cell table:number-columns-repeated="17"/>
        </table:table-row>
        <table:table-row table:style-name="ro1">
          <table:table-cell office:value-type="float" office:value="393.4" calcext:value-type="float">
            <text:p>393.4</text:p>
          </table:table-cell>
          <table:table-cell table:number-columns-repeated="17"/>
        </table:table-row>
        <table:table-row table:style-name="ro1">
          <table:table-cell office:value-type="float" office:value="393.6" calcext:value-type="float">
            <text:p>393.6</text:p>
          </table:table-cell>
          <table:table-cell table:number-columns-repeated="17"/>
        </table:table-row>
        <table:table-row table:style-name="ro1">
          <table:table-cell office:value-type="float" office:value="393.8" calcext:value-type="float">
            <text:p>393.8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7"/>
        </table:table-row>
        <table:table-row table:style-name="ro1">
          <table:table-cell office:value-type="float" office:value="394.2" calcext:value-type="float">
            <text:p>394.2</text:p>
          </table:table-cell>
          <table:table-cell table:number-columns-repeated="17"/>
        </table:table-row>
        <table:table-row table:style-name="ro1">
          <table:table-cell office:value-type="float" office:value="394.4" calcext:value-type="float">
            <text:p>394.4</text:p>
          </table:table-cell>
          <table:table-cell table:number-columns-repeated="17"/>
        </table:table-row>
        <table:table-row table:style-name="ro1">
          <table:table-cell office:value-type="float" office:value="394.6" calcext:value-type="float">
            <text:p>394.6</text:p>
          </table:table-cell>
          <table:table-cell table:number-columns-repeated="17"/>
        </table:table-row>
        <table:table-row table:style-name="ro1">
          <table:table-cell office:value-type="float" office:value="394.8" calcext:value-type="float">
            <text:p>394.8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7"/>
        </table:table-row>
        <table:table-row table:style-name="ro1">
          <table:table-cell office:value-type="float" office:value="395.2" calcext:value-type="float">
            <text:p>395.2</text:p>
          </table:table-cell>
          <table:table-cell table:number-columns-repeated="17"/>
        </table:table-row>
        <table:table-row table:style-name="ro1">
          <table:table-cell office:value-type="float" office:value="395.4" calcext:value-type="float">
            <text:p>395.4</text:p>
          </table:table-cell>
          <table:table-cell table:number-columns-repeated="17"/>
        </table:table-row>
        <table:table-row table:style-name="ro1">
          <table:table-cell office:value-type="float" office:value="395.6" calcext:value-type="float">
            <text:p>395.6</text:p>
          </table:table-cell>
          <table:table-cell table:number-columns-repeated="17"/>
        </table:table-row>
        <table:table-row table:style-name="ro1">
          <table:table-cell office:value-type="float" office:value="395.8" calcext:value-type="float">
            <text:p>395.8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6.2" calcext:value-type="float">
            <text:p>396.2</text:p>
          </table:table-cell>
          <table:table-cell table:number-columns-repeated="17"/>
        </table:table-row>
        <table:table-row table:style-name="ro1">
          <table:table-cell office:value-type="float" office:value="396.4" calcext:value-type="float">
            <text:p>396.4</text:p>
          </table:table-cell>
          <table:table-cell table:number-columns-repeated="17"/>
        </table:table-row>
        <table:table-row table:style-name="ro1">
          <table:table-cell office:value-type="float" office:value="396.6" calcext:value-type="float">
            <text:p>396.6</text:p>
          </table:table-cell>
          <table:table-cell table:number-columns-repeated="17"/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number-columns-repeated="17"/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number-columns-repeated="17"/>
        </table:table-row>
        <table:table-row table:style-name="ro1">
          <table:table-cell office:value-type="float" office:value="397.6" calcext:value-type="float">
            <text:p>397.6</text:p>
          </table:table-cell>
          <table:table-cell table:number-columns-repeated="17"/>
        </table:table-row>
        <table:table-row table:style-name="ro1">
          <table:table-cell office:value-type="float" office:value="397.8" calcext:value-type="float">
            <text:p>397.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.2" calcext:value-type="float">
            <text:p>398.2</text:p>
          </table:table-cell>
          <table:table-cell table:number-columns-repeated="17"/>
        </table:table-row>
        <table:table-row table:style-name="ro1">
          <table:table-cell office:value-type="float" office:value="398.4" calcext:value-type="float">
            <text:p>398.4</text:p>
          </table:table-cell>
          <table:table-cell table:number-columns-repeated="17"/>
        </table:table-row>
        <table:table-row table:style-name="ro1">
          <table:table-cell office:value-type="float" office:value="398.6" calcext:value-type="float">
            <text:p>398.6</text:p>
          </table:table-cell>
          <table:table-cell table:number-columns-repeated="17"/>
        </table:table-row>
        <table:table-row table:style-name="ro1">
          <table:table-cell office:value-type="float" office:value="398.8" calcext:value-type="float">
            <text:p>398.8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7"/>
        </table:table-row>
        <table:table-row table:style-name="ro1">
          <table:table-cell office:value-type="float" office:value="399.2" calcext:value-type="float">
            <text:p>399.2</text:p>
          </table:table-cell>
          <table:table-cell table:number-columns-repeated="17"/>
        </table:table-row>
        <table:table-row table:style-name="ro1">
          <table:table-cell office:value-type="float" office:value="399.4" calcext:value-type="float">
            <text:p>399.4</text:p>
          </table:table-cell>
          <table:table-cell table:number-columns-repeated="17"/>
        </table:table-row>
        <table:table-row table:style-name="ro1">
          <table:table-cell office:value-type="float" office:value="399.6" calcext:value-type="float">
            <text:p>399.6</text:p>
          </table:table-cell>
          <table:table-cell table:number-columns-repeated="17"/>
        </table:table-row>
        <table:table-row table:style-name="ro1">
          <table:table-cell office:value-type="float" office:value="399.8" calcext:value-type="float">
            <text:p>399.8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float" office:value="400.2" calcext:value-type="float">
            <text:p>400.2</text:p>
          </table:table-cell>
          <table:table-cell table:number-columns-repeated="17"/>
        </table:table-row>
        <table:table-row table:style-name="ro1">
          <table:table-cell office:value-type="float" office:value="400.4" calcext:value-type="float">
            <text:p>400.4</text:p>
          </table:table-cell>
          <table:table-cell table:number-columns-repeated="17"/>
        </table:table-row>
        <table:table-row table:style-name="ro1">
          <table:table-cell office:value-type="float" office:value="400.6" calcext:value-type="float">
            <text:p>400.6</text:p>
          </table:table-cell>
          <table:table-cell table:number-columns-repeated="17"/>
        </table:table-row>
        <table:table-row table:style-name="ro1">
          <table:table-cell office:value-type="float" office:value="400.8" calcext:value-type="float">
            <text:p>400.8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.2" calcext:value-type="float">
            <text:p>401.2</text:p>
          </table:table-cell>
          <table:table-cell table:number-columns-repeated="17"/>
        </table:table-row>
        <table:table-row table:style-name="ro1">
          <table:table-cell office:value-type="float" office:value="401.4" calcext:value-type="float">
            <text:p>401.4</text:p>
          </table:table-cell>
          <table:table-cell table:number-columns-repeated="17"/>
        </table:table-row>
        <table:table-row table:style-name="ro1">
          <table:table-cell office:value-type="float" office:value="401.6" calcext:value-type="float">
            <text:p>401.6</text:p>
          </table:table-cell>
          <table:table-cell table:number-columns-repeated="17"/>
        </table:table-row>
        <table:table-row table:style-name="ro1">
          <table:table-cell office:value-type="float" office:value="401.8" calcext:value-type="float">
            <text:p>401.8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 office:value-type="float" office:value="402.2" calcext:value-type="float">
            <text:p>402.2</text:p>
          </table:table-cell>
          <table:table-cell table:number-columns-repeated="17"/>
        </table:table-row>
        <table:table-row table:style-name="ro1">
          <table:table-cell office:value-type="float" office:value="402.4" calcext:value-type="float">
            <text:p>402.4</text:p>
          </table:table-cell>
          <table:table-cell table:number-columns-repeated="17"/>
        </table:table-row>
        <table:table-row table:style-name="ro1">
          <table:table-cell office:value-type="float" office:value="402.6" calcext:value-type="float">
            <text:p>402.6</text:p>
          </table:table-cell>
          <table:table-cell table:number-columns-repeated="17"/>
        </table:table-row>
        <table:table-row table:style-name="ro1">
          <table:table-cell office:value-type="float" office:value="402.8" calcext:value-type="float">
            <text:p>402.8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7"/>
        </table:table-row>
        <table:table-row table:style-name="ro1">
          <table:table-cell office:value-type="float" office:value="403.2" calcext:value-type="float">
            <text:p>403.2</text:p>
          </table:table-cell>
          <table:table-cell table:number-columns-repeated="17"/>
        </table:table-row>
        <table:table-row table:style-name="ro1">
          <table:table-cell office:value-type="float" office:value="403.4" calcext:value-type="float">
            <text:p>403.4</text:p>
          </table:table-cell>
          <table:table-cell table:number-columns-repeated="17"/>
        </table:table-row>
        <table:table-row table:style-name="ro1">
          <table:table-cell office:value-type="float" office:value="403.6" calcext:value-type="float">
            <text:p>403.6</text:p>
          </table:table-cell>
          <table:table-cell table:number-columns-repeated="17"/>
        </table:table-row>
        <table:table-row table:style-name="ro1">
          <table:table-cell office:value-type="float" office:value="403.8" calcext:value-type="float">
            <text:p>403.8</text:p>
          </table:table-cell>
          <table:table-cell table:number-columns-repeated="1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7"/>
        </table:table-row>
        <table:table-row table:style-name="ro1">
          <table:table-cell office:value-type="float" office:value="404.2" calcext:value-type="float">
            <text:p>404.2</text:p>
          </table:table-cell>
          <table:table-cell table:number-columns-repeated="17"/>
        </table:table-row>
        <table:table-row table:style-name="ro1">
          <table:table-cell office:value-type="float" office:value="404.4" calcext:value-type="float">
            <text:p>404.4</text:p>
          </table:table-cell>
          <table:table-cell table:number-columns-repeated="17"/>
        </table:table-row>
        <table:table-row table:style-name="ro1">
          <table:table-cell office:value-type="float" office:value="404.6" calcext:value-type="float">
            <text:p>404.6</text:p>
          </table:table-cell>
          <table:table-cell table:number-columns-repeated="17"/>
        </table:table-row>
        <table:table-row table:style-name="ro1">
          <table:table-cell office:value-type="float" office:value="404.8" calcext:value-type="float">
            <text:p>404.8</text:p>
          </table:table-cell>
          <table:table-cell table:number-columns-repeated="1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>
          <table:table-cell office:value-type="float" office:value="405.2" calcext:value-type="float">
            <text:p>405.2</text:p>
          </table:table-cell>
          <table:table-cell table:number-columns-repeated="17"/>
        </table:table-row>
        <table:table-row table:style-name="ro1">
          <table:table-cell office:value-type="float" office:value="405.4" calcext:value-type="float">
            <text:p>405.4</text:p>
          </table:table-cell>
          <table:table-cell table:number-columns-repeated="17"/>
        </table:table-row>
        <table:table-row table:style-name="ro1">
          <table:table-cell office:value-type="float" office:value="405.6" calcext:value-type="float">
            <text:p>405.6</text:p>
          </table:table-cell>
          <table:table-cell table:number-columns-repeated="17"/>
        </table:table-row>
        <table:table-row table:style-name="ro1">
          <table:table-cell office:value-type="float" office:value="405.8" calcext:value-type="float">
            <text:p>405.8</text:p>
          </table:table-cell>
          <table:table-cell table:number-columns-repeated="1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406.2" calcext:value-type="float">
            <text:p>406.2</text:p>
          </table:table-cell>
          <table:table-cell table:number-columns-repeated="17"/>
        </table:table-row>
        <table:table-row table:style-name="ro1">
          <table:table-cell office:value-type="float" office:value="406.4" calcext:value-type="float">
            <text:p>406.4</text:p>
          </table:table-cell>
          <table:table-cell table:number-columns-repeated="17"/>
        </table:table-row>
        <table:table-row table:style-name="ro1">
          <table:table-cell office:value-type="float" office:value="406.6" calcext:value-type="float">
            <text:p>406.6</text:p>
          </table:table-cell>
          <table:table-cell table:number-columns-repeated="17"/>
        </table:table-row>
        <table:table-row table:style-name="ro1">
          <table:table-cell office:value-type="float" office:value="406.8" calcext:value-type="float">
            <text:p>406.8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07.2" calcext:value-type="float">
            <text:p>407.2</text:p>
          </table:table-cell>
          <table:table-cell table:number-columns-repeated="17"/>
        </table:table-row>
        <table:table-row table:style-name="ro1">
          <table:table-cell office:value-type="float" office:value="407.4" calcext:value-type="float">
            <text:p>407.4</text:p>
          </table:table-cell>
          <table:table-cell table:number-columns-repeated="17"/>
        </table:table-row>
        <table:table-row table:style-name="ro1">
          <table:table-cell office:value-type="float" office:value="407.6" calcext:value-type="float">
            <text:p>407.6</text:p>
          </table:table-cell>
          <table:table-cell table:number-columns-repeated="17"/>
        </table:table-row>
        <table:table-row table:style-name="ro1">
          <table:table-cell office:value-type="float" office:value="407.8" calcext:value-type="float">
            <text:p>407.8</text:p>
          </table:table-cell>
          <table:table-cell table:number-columns-repeated="1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 office:value-type="float" office:value="408.2" calcext:value-type="float">
            <text:p>408.2</text:p>
          </table:table-cell>
          <table:table-cell table:number-columns-repeated="17"/>
        </table:table-row>
        <table:table-row table:style-name="ro1">
          <table:table-cell office:value-type="float" office:value="408.4" calcext:value-type="float">
            <text:p>408.4</text:p>
          </table:table-cell>
          <table:table-cell table:number-columns-repeated="17"/>
        </table:table-row>
        <table:table-row table:style-name="ro1">
          <table:table-cell office:value-type="float" office:value="408.6" calcext:value-type="float">
            <text:p>408.6</text:p>
          </table:table-cell>
          <table:table-cell table:number-columns-repeated="17"/>
        </table:table-row>
        <table:table-row table:style-name="ro1">
          <table:table-cell office:value-type="float" office:value="408.8" calcext:value-type="float">
            <text:p>408.8</text:p>
          </table:table-cell>
          <table:table-cell table:number-columns-repeated="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7"/>
        </table:table-row>
        <table:table-row table:style-name="ro1">
          <table:table-cell office:value-type="float" office:value="409.2" calcext:value-type="float">
            <text:p>409.2</text:p>
          </table:table-cell>
          <table:table-cell table:number-columns-repeated="17"/>
        </table:table-row>
        <table:table-row table:style-name="ro1">
          <table:table-cell office:value-type="float" office:value="409.4" calcext:value-type="float">
            <text:p>409.4</text:p>
          </table:table-cell>
          <table:table-cell table:number-columns-repeated="17"/>
        </table:table-row>
        <table:table-row table:style-name="ro1">
          <table:table-cell office:value-type="float" office:value="409.6" calcext:value-type="float">
            <text:p>409.6</text:p>
          </table:table-cell>
          <table:table-cell table:number-columns-repeated="17"/>
        </table:table-row>
        <table:table-row table:style-name="ro1">
          <table:table-cell office:value-type="float" office:value="409.8" calcext:value-type="float">
            <text:p>409.8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0.2" calcext:value-type="float">
            <text:p>410.2</text:p>
          </table:table-cell>
          <table:table-cell table:number-columns-repeated="17"/>
        </table:table-row>
        <table:table-row table:style-name="ro1">
          <table:table-cell office:value-type="float" office:value="410.4" calcext:value-type="float">
            <text:p>410.4</text:p>
          </table:table-cell>
          <table:table-cell table:number-columns-repeated="17"/>
        </table:table-row>
        <table:table-row table:style-name="ro1">
          <table:table-cell office:value-type="float" office:value="410.6" calcext:value-type="float">
            <text:p>410.6</text:p>
          </table:table-cell>
          <table:table-cell table:number-columns-repeated="17"/>
        </table:table-row>
        <table:table-row table:style-name="ro1">
          <table:table-cell office:value-type="float" office:value="410.8" calcext:value-type="float">
            <text:p>410.8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1.2" calcext:value-type="float">
            <text:p>411.2</text:p>
          </table:table-cell>
          <table:table-cell table:number-columns-repeated="17"/>
        </table:table-row>
        <table:table-row table:style-name="ro1">
          <table:table-cell office:value-type="float" office:value="411.4" calcext:value-type="float">
            <text:p>411.4</text:p>
          </table:table-cell>
          <table:table-cell table:number-columns-repeated="17"/>
        </table:table-row>
        <table:table-row table:style-name="ro1">
          <table:table-cell office:value-type="float" office:value="411.6" calcext:value-type="float">
            <text:p>411.6</text:p>
          </table:table-cell>
          <table:table-cell table:number-columns-repeated="17"/>
        </table:table-row>
        <table:table-row table:style-name="ro1">
          <table:table-cell office:value-type="float" office:value="411.8" calcext:value-type="float">
            <text:p>411.8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2.2" calcext:value-type="float">
            <text:p>412.2</text:p>
          </table:table-cell>
          <table:table-cell table:number-columns-repeated="17"/>
        </table:table-row>
        <table:table-row table:style-name="ro1">
          <table:table-cell office:value-type="float" office:value="412.4" calcext:value-type="float">
            <text:p>412.4</text:p>
          </table:table-cell>
          <table:table-cell table:number-columns-repeated="17"/>
        </table:table-row>
        <table:table-row table:style-name="ro1">
          <table:table-cell office:value-type="float" office:value="412.6" calcext:value-type="float">
            <text:p>412.6</text:p>
          </table:table-cell>
          <table:table-cell table:number-columns-repeated="17"/>
        </table:table-row>
        <table:table-row table:style-name="ro1">
          <table:table-cell office:value-type="float" office:value="412.8" calcext:value-type="float">
            <text:p>412.8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7"/>
        </table:table-row>
        <table:table-row table:style-name="ro1">
          <table:table-cell office:value-type="float" office:value="413.2" calcext:value-type="float">
            <text:p>413.2</text:p>
          </table:table-cell>
          <table:table-cell table:number-columns-repeated="17"/>
        </table:table-row>
        <table:table-row table:style-name="ro1">
          <table:table-cell office:value-type="float" office:value="413.4" calcext:value-type="float">
            <text:p>413.4</text:p>
          </table:table-cell>
          <table:table-cell table:number-columns-repeated="17"/>
        </table:table-row>
        <table:table-row table:style-name="ro1">
          <table:table-cell office:value-type="float" office:value="413.6" calcext:value-type="float">
            <text:p>413.6</text:p>
          </table:table-cell>
          <table:table-cell table:number-columns-repeated="17"/>
        </table:table-row>
        <table:table-row table:style-name="ro1">
          <table:table-cell office:value-type="float" office:value="413.8" calcext:value-type="float">
            <text:p>413.8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7"/>
        </table:table-row>
        <table:table-row table:style-name="ro1">
          <table:table-cell office:value-type="float" office:value="414.2" calcext:value-type="float">
            <text:p>414.2</text:p>
          </table:table-cell>
          <table:table-cell table:number-columns-repeated="17"/>
        </table:table-row>
        <table:table-row table:style-name="ro1">
          <table:table-cell office:value-type="float" office:value="414.4" calcext:value-type="float">
            <text:p>414.4</text:p>
          </table:table-cell>
          <table:table-cell table:number-columns-repeated="17"/>
        </table:table-row>
        <table:table-row table:style-name="ro1">
          <table:table-cell office:value-type="float" office:value="414.6" calcext:value-type="float">
            <text:p>414.6</text:p>
          </table:table-cell>
          <table:table-cell table:number-columns-repeated="17"/>
        </table:table-row>
        <table:table-row table:style-name="ro1">
          <table:table-cell office:value-type="float" office:value="414.8" calcext:value-type="float">
            <text:p>414.8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office:value-type="float" office:value="415.2" calcext:value-type="float">
            <text:p>415.2</text:p>
          </table:table-cell>
          <table:table-cell table:number-columns-repeated="17"/>
        </table:table-row>
        <table:table-row table:style-name="ro1">
          <table:table-cell office:value-type="float" office:value="415.4" calcext:value-type="float">
            <text:p>415.4</text:p>
          </table:table-cell>
          <table:table-cell table:number-columns-repeated="17"/>
        </table:table-row>
        <table:table-row table:style-name="ro1">
          <table:table-cell office:value-type="float" office:value="415.6" calcext:value-type="float">
            <text:p>415.6</text:p>
          </table:table-cell>
          <table:table-cell table:number-columns-repeated="17"/>
        </table:table-row>
        <table:table-row table:style-name="ro1">
          <table:table-cell office:value-type="float" office:value="415.8" calcext:value-type="float">
            <text:p>415.8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7"/>
        </table:table-row>
        <table:table-row table:style-name="ro1">
          <table:table-cell office:value-type="float" office:value="416.2" calcext:value-type="float">
            <text:p>416.2</text:p>
          </table:table-cell>
          <table:table-cell table:number-columns-repeated="17"/>
        </table:table-row>
        <table:table-row table:style-name="ro1">
          <table:table-cell office:value-type="float" office:value="416.4" calcext:value-type="float">
            <text:p>416.4</text:p>
          </table:table-cell>
          <table:table-cell table:number-columns-repeated="17"/>
        </table:table-row>
        <table:table-row table:style-name="ro1">
          <table:table-cell office:value-type="float" office:value="416.6" calcext:value-type="float">
            <text:p>416.6</text:p>
          </table:table-cell>
          <table:table-cell table:number-columns-repeated="17"/>
        </table:table-row>
        <table:table-row table:style-name="ro1">
          <table:table-cell office:value-type="float" office:value="416.8" calcext:value-type="float">
            <text:p>416.8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7.2" calcext:value-type="float">
            <text:p>417.2</text:p>
          </table:table-cell>
          <table:table-cell table:number-columns-repeated="17"/>
        </table:table-row>
        <table:table-row table:style-name="ro1">
          <table:table-cell office:value-type="float" office:value="417.4" calcext:value-type="float">
            <text:p>417.4</text:p>
          </table:table-cell>
          <table:table-cell table:number-columns-repeated="17"/>
        </table:table-row>
        <table:table-row table:style-name="ro1">
          <table:table-cell office:value-type="float" office:value="417.6" calcext:value-type="float">
            <text:p>417.6</text:p>
          </table:table-cell>
          <table:table-cell table:number-columns-repeated="17"/>
        </table:table-row>
        <table:table-row table:style-name="ro1">
          <table:table-cell office:value-type="float" office:value="417.8" calcext:value-type="float">
            <text:p>417.8</text:p>
          </table:table-cell>
          <table:table-cell table:number-columns-repeated="1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7"/>
        </table:table-row>
        <table:table-row table:style-name="ro1">
          <table:table-cell office:value-type="float" office:value="418.2" calcext:value-type="float">
            <text:p>418.2</text:p>
          </table:table-cell>
          <table:table-cell table:number-columns-repeated="17"/>
        </table:table-row>
        <table:table-row table:style-name="ro1">
          <table:table-cell office:value-type="float" office:value="418.4" calcext:value-type="float">
            <text:p>418.4</text:p>
          </table:table-cell>
          <table:table-cell table:number-columns-repeated="17"/>
        </table:table-row>
        <table:table-row table:style-name="ro1">
          <table:table-cell office:value-type="float" office:value="418.6" calcext:value-type="float">
            <text:p>418.6</text:p>
          </table:table-cell>
          <table:table-cell table:number-columns-repeated="17"/>
        </table:table-row>
        <table:table-row table:style-name="ro1">
          <table:table-cell office:value-type="float" office:value="418.8" calcext:value-type="float">
            <text:p>418.8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19.2" calcext:value-type="float">
            <text:p>419.2</text:p>
          </table:table-cell>
          <table:table-cell table:number-columns-repeated="17"/>
        </table:table-row>
        <table:table-row table:style-name="ro1">
          <table:table-cell office:value-type="float" office:value="419.4" calcext:value-type="float">
            <text:p>419.4</text:p>
          </table:table-cell>
          <table:table-cell table:number-columns-repeated="17"/>
        </table:table-row>
        <table:table-row table:style-name="ro1">
          <table:table-cell office:value-type="float" office:value="419.6" calcext:value-type="float">
            <text:p>419.6</text:p>
          </table:table-cell>
          <table:table-cell table:number-columns-repeated="17"/>
        </table:table-row>
        <table:table-row table:style-name="ro1">
          <table:table-cell office:value-type="float" office:value="419.8" calcext:value-type="float">
            <text:p>419.8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.2" calcext:value-type="float">
            <text:p>420.2</text:p>
          </table:table-cell>
          <table:table-cell table:number-columns-repeated="17"/>
        </table:table-row>
        <table:table-row table:style-name="ro1">
          <table:table-cell office:value-type="float" office:value="420.4" calcext:value-type="float">
            <text:p>420.4</text:p>
          </table:table-cell>
          <table:table-cell table:number-columns-repeated="17"/>
        </table:table-row>
        <table:table-row table:style-name="ro1">
          <table:table-cell office:value-type="float" office:value="420.6" calcext:value-type="float">
            <text:p>420.6</text:p>
          </table:table-cell>
          <table:table-cell table:number-columns-repeated="17"/>
        </table:table-row>
        <table:table-row table:style-name="ro1">
          <table:table-cell office:value-type="float" office:value="420.8" calcext:value-type="float">
            <text:p>420.8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7"/>
        </table:table-row>
        <table:table-row table:style-name="ro1">
          <table:table-cell office:value-type="float" office:value="421.2" calcext:value-type="float">
            <text:p>421.2</text:p>
          </table:table-cell>
          <table:table-cell table:number-columns-repeated="17"/>
        </table:table-row>
        <table:table-row table:style-name="ro1">
          <table:table-cell office:value-type="float" office:value="421.4" calcext:value-type="float">
            <text:p>421.4</text:p>
          </table:table-cell>
          <table:table-cell table:number-columns-repeated="17"/>
        </table:table-row>
        <table:table-row table:style-name="ro1">
          <table:table-cell office:value-type="float" office:value="421.6" calcext:value-type="float">
            <text:p>421.6</text:p>
          </table:table-cell>
          <table:table-cell table:number-columns-repeated="17"/>
        </table:table-row>
        <table:table-row table:style-name="ro1">
          <table:table-cell office:value-type="float" office:value="421.8" calcext:value-type="float">
            <text:p>421.8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.2" calcext:value-type="float">
            <text:p>422.2</text:p>
          </table:table-cell>
          <table:table-cell table:number-columns-repeated="17"/>
        </table:table-row>
        <table:table-row table:style-name="ro1">
          <table:table-cell office:value-type="float" office:value="422.4" calcext:value-type="float">
            <text:p>422.4</text:p>
          </table:table-cell>
          <table:table-cell table:number-columns-repeated="17"/>
        </table:table-row>
        <table:table-row table:style-name="ro1">
          <table:table-cell office:value-type="float" office:value="422.6" calcext:value-type="float">
            <text:p>422.6</text:p>
          </table:table-cell>
          <table:table-cell table:number-columns-repeated="17"/>
        </table:table-row>
        <table:table-row table:style-name="ro1">
          <table:table-cell office:value-type="float" office:value="422.8" calcext:value-type="float">
            <text:p>422.8</text:p>
          </table:table-cell>
          <table:table-cell table:number-columns-repeated="1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7"/>
        </table:table-row>
        <table:table-row table:style-name="ro1">
          <table:table-cell office:value-type="float" office:value="423.2" calcext:value-type="float">
            <text:p>423.2</text:p>
          </table:table-cell>
          <table:table-cell table:number-columns-repeated="17"/>
        </table:table-row>
        <table:table-row table:style-name="ro1">
          <table:table-cell office:value-type="float" office:value="423.4" calcext:value-type="float">
            <text:p>423.4</text:p>
          </table:table-cell>
          <table:table-cell table:number-columns-repeated="17"/>
        </table:table-row>
        <table:table-row table:style-name="ro1">
          <table:table-cell office:value-type="float" office:value="423.6" calcext:value-type="float">
            <text:p>423.6</text:p>
          </table:table-cell>
          <table:table-cell table:number-columns-repeated="17"/>
        </table:table-row>
        <table:table-row table:style-name="ro1">
          <table:table-cell office:value-type="float" office:value="423.8" calcext:value-type="float">
            <text:p>423.8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7"/>
        </table:table-row>
        <table:table-row table:style-name="ro1">
          <table:table-cell office:value-type="float" office:value="424.2" calcext:value-type="float">
            <text:p>424.2</text:p>
          </table:table-cell>
          <table:table-cell table:number-columns-repeated="17"/>
        </table:table-row>
        <table:table-row table:style-name="ro1">
          <table:table-cell office:value-type="float" office:value="424.4" calcext:value-type="float">
            <text:p>424.4</text:p>
          </table:table-cell>
          <table:table-cell table:number-columns-repeated="17"/>
        </table:table-row>
        <table:table-row table:style-name="ro1">
          <table:table-cell office:value-type="float" office:value="424.6" calcext:value-type="float">
            <text:p>424.6</text:p>
          </table:table-cell>
          <table:table-cell table:number-columns-repeated="17"/>
        </table:table-row>
        <table:table-row table:style-name="ro1">
          <table:table-cell office:value-type="float" office:value="424.8" calcext:value-type="float">
            <text:p>424.8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7"/>
        </table:table-row>
        <table:table-row table:style-name="ro1">
          <table:table-cell office:value-type="float" office:value="425.2" calcext:value-type="float">
            <text:p>425.2</text:p>
          </table:table-cell>
          <table:table-cell table:number-columns-repeated="17"/>
        </table:table-row>
        <table:table-row table:style-name="ro1">
          <table:table-cell office:value-type="float" office:value="425.4" calcext:value-type="float">
            <text:p>425.4</text:p>
          </table:table-cell>
          <table:table-cell table:number-columns-repeated="17"/>
        </table:table-row>
        <table:table-row table:style-name="ro1">
          <table:table-cell office:value-type="float" office:value="425.6" calcext:value-type="float">
            <text:p>425.6</text:p>
          </table:table-cell>
          <table:table-cell table:number-columns-repeated="17"/>
        </table:table-row>
        <table:table-row table:style-name="ro1">
          <table:table-cell office:value-type="float" office:value="425.8" calcext:value-type="float">
            <text:p>425.8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7"/>
        </table:table-row>
        <table:table-row table:style-name="ro1">
          <table:table-cell office:value-type="float" office:value="426.2" calcext:value-type="float">
            <text:p>426.2</text:p>
          </table:table-cell>
          <table:table-cell table:number-columns-repeated="17"/>
        </table:table-row>
        <table:table-row table:style-name="ro1">
          <table:table-cell office:value-type="float" office:value="426.4" calcext:value-type="float">
            <text:p>426.4</text:p>
          </table:table-cell>
          <table:table-cell table:number-columns-repeated="17"/>
        </table:table-row>
        <table:table-row table:style-name="ro1">
          <table:table-cell office:value-type="float" office:value="426.6" calcext:value-type="float">
            <text:p>426.6</text:p>
          </table:table-cell>
          <table:table-cell table:number-columns-repeated="17"/>
        </table:table-row>
        <table:table-row table:style-name="ro1">
          <table:table-cell office:value-type="float" office:value="426.8" calcext:value-type="float">
            <text:p>426.8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427.2" calcext:value-type="float">
            <text:p>427.2</text:p>
          </table:table-cell>
          <table:table-cell table:number-columns-repeated="17"/>
        </table:table-row>
        <table:table-row table:style-name="ro1">
          <table:table-cell office:value-type="float" office:value="427.4" calcext:value-type="float">
            <text:p>427.4</text:p>
          </table:table-cell>
          <table:table-cell table:number-columns-repeated="17"/>
        </table:table-row>
        <table:table-row table:style-name="ro1">
          <table:table-cell office:value-type="float" office:value="427.6" calcext:value-type="float">
            <text:p>427.6</text:p>
          </table:table-cell>
          <table:table-cell table:number-columns-repeated="17"/>
        </table:table-row>
        <table:table-row table:style-name="ro1">
          <table:table-cell office:value-type="float" office:value="427.8" calcext:value-type="float">
            <text:p>427.8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7"/>
        </table:table-row>
        <table:table-row table:style-name="ro1">
          <table:table-cell office:value-type="float" office:value="428.2" calcext:value-type="float">
            <text:p>428.2</text:p>
          </table:table-cell>
          <table:table-cell table:number-columns-repeated="17"/>
        </table:table-row>
        <table:table-row table:style-name="ro1">
          <table:table-cell office:value-type="float" office:value="428.4" calcext:value-type="float">
            <text:p>428.4</text:p>
          </table:table-cell>
          <table:table-cell table:number-columns-repeated="17"/>
        </table:table-row>
        <table:table-row table:style-name="ro1">
          <table:table-cell office:value-type="float" office:value="428.6" calcext:value-type="float">
            <text:p>428.6</text:p>
          </table:table-cell>
          <table:table-cell table:number-columns-repeated="17"/>
        </table:table-row>
        <table:table-row table:style-name="ro1">
          <table:table-cell office:value-type="float" office:value="428.8" calcext:value-type="float">
            <text:p>428.8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7"/>
        </table:table-row>
        <table:table-row table:style-name="ro1">
          <table:table-cell office:value-type="float" office:value="429.2" calcext:value-type="float">
            <text:p>429.2</text:p>
          </table:table-cell>
          <table:table-cell table:number-columns-repeated="17"/>
        </table:table-row>
        <table:table-row table:style-name="ro1">
          <table:table-cell office:value-type="float" office:value="429.4" calcext:value-type="float">
            <text:p>429.4</text:p>
          </table:table-cell>
          <table:table-cell table:number-columns-repeated="17"/>
        </table:table-row>
        <table:table-row table:style-name="ro1">
          <table:table-cell office:value-type="float" office:value="429.6" calcext:value-type="float">
            <text:p>429.6</text:p>
          </table:table-cell>
          <table:table-cell table:number-columns-repeated="17"/>
        </table:table-row>
        <table:table-row table:style-name="ro1">
          <table:table-cell office:value-type="float" office:value="429.8" calcext:value-type="float">
            <text:p>429.8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 office:value-type="float" office:value="430.2" calcext:value-type="float">
            <text:p>430.2</text:p>
          </table:table-cell>
          <table:table-cell table:number-columns-repeated="17"/>
        </table:table-row>
        <table:table-row table:style-name="ro1">
          <table:table-cell office:value-type="float" office:value="430.4" calcext:value-type="float">
            <text:p>430.4</text:p>
          </table:table-cell>
          <table:table-cell table:number-columns-repeated="17"/>
        </table:table-row>
        <table:table-row table:style-name="ro1">
          <table:table-cell office:value-type="float" office:value="430.6" calcext:value-type="float">
            <text:p>430.6</text:p>
          </table:table-cell>
          <table:table-cell table:number-columns-repeated="17"/>
        </table:table-row>
        <table:table-row table:style-name="ro1">
          <table:table-cell office:value-type="float" office:value="430.8" calcext:value-type="float">
            <text:p>430.8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.2" calcext:value-type="float">
            <text:p>431.2</text:p>
          </table:table-cell>
          <table:table-cell table:number-columns-repeated="17"/>
        </table:table-row>
        <table:table-row table:style-name="ro1">
          <table:table-cell office:value-type="float" office:value="431.4" calcext:value-type="float">
            <text:p>431.4</text:p>
          </table:table-cell>
          <table:table-cell table:number-columns-repeated="17"/>
        </table:table-row>
        <table:table-row table:style-name="ro1">
          <table:table-cell office:value-type="float" office:value="431.6" calcext:value-type="float">
            <text:p>431.6</text:p>
          </table:table-cell>
          <table:table-cell table:number-columns-repeated="17"/>
        </table:table-row>
        <table:table-row table:style-name="ro1">
          <table:table-cell office:value-type="float" office:value="431.8" calcext:value-type="float">
            <text:p>431.8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7"/>
        </table:table-row>
        <table:table-row table:style-name="ro1">
          <table:table-cell office:value-type="float" office:value="432.2" calcext:value-type="float">
            <text:p>432.2</text:p>
          </table:table-cell>
          <table:table-cell table:number-columns-repeated="17"/>
        </table:table-row>
        <table:table-row table:style-name="ro1">
          <table:table-cell office:value-type="float" office:value="432.4" calcext:value-type="float">
            <text:p>432.4</text:p>
          </table:table-cell>
          <table:table-cell table:number-columns-repeated="17"/>
        </table:table-row>
        <table:table-row table:style-name="ro1">
          <table:table-cell office:value-type="float" office:value="432.6" calcext:value-type="float">
            <text:p>432.6</text:p>
          </table:table-cell>
          <table:table-cell table:number-columns-repeated="17"/>
        </table:table-row>
        <table:table-row table:style-name="ro1">
          <table:table-cell office:value-type="float" office:value="432.8" calcext:value-type="float">
            <text:p>432.8</text:p>
          </table:table-cell>
          <table:table-cell table:number-columns-repeated="1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7"/>
        </table:table-row>
        <table:table-row table:style-name="ro1">
          <table:table-cell office:value-type="float" office:value="433.2" calcext:value-type="float">
            <text:p>433.2</text:p>
          </table:table-cell>
          <table:table-cell table:number-columns-repeated="17"/>
        </table:table-row>
        <table:table-row table:style-name="ro1">
          <table:table-cell office:value-type="float" office:value="433.4" calcext:value-type="float">
            <text:p>433.4</text:p>
          </table:table-cell>
          <table:table-cell table:number-columns-repeated="17"/>
        </table:table-row>
        <table:table-row table:style-name="ro1">
          <table:table-cell office:value-type="float" office:value="433.6" calcext:value-type="float">
            <text:p>433.6</text:p>
          </table:table-cell>
          <table:table-cell table:number-columns-repeated="17"/>
        </table:table-row>
        <table:table-row table:style-name="ro1">
          <table:table-cell office:value-type="float" office:value="433.8" calcext:value-type="float">
            <text:p>433.8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4.2" calcext:value-type="float">
            <text:p>434.2</text:p>
          </table:table-cell>
          <table:table-cell table:number-columns-repeated="17"/>
        </table:table-row>
        <table:table-row table:style-name="ro1">
          <table:table-cell office:value-type="float" office:value="434.4" calcext:value-type="float">
            <text:p>434.4</text:p>
          </table:table-cell>
          <table:table-cell table:number-columns-repeated="17"/>
        </table:table-row>
        <table:table-row table:style-name="ro1">
          <table:table-cell office:value-type="float" office:value="434.6" calcext:value-type="float">
            <text:p>434.6</text:p>
          </table:table-cell>
          <table:table-cell table:number-columns-repeated="17"/>
        </table:table-row>
        <table:table-row table:style-name="ro1">
          <table:table-cell office:value-type="float" office:value="434.8" calcext:value-type="float">
            <text:p>434.8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435.2" calcext:value-type="float">
            <text:p>435.2</text:p>
          </table:table-cell>
          <table:table-cell table:number-columns-repeated="17"/>
        </table:table-row>
        <table:table-row table:style-name="ro1">
          <table:table-cell office:value-type="float" office:value="435.4" calcext:value-type="float">
            <text:p>435.4</text:p>
          </table:table-cell>
          <table:table-cell table:number-columns-repeated="17"/>
        </table:table-row>
        <table:table-row table:style-name="ro1">
          <table:table-cell office:value-type="float" office:value="435.6" calcext:value-type="float">
            <text:p>435.6</text:p>
          </table:table-cell>
          <table:table-cell table:number-columns-repeated="17"/>
        </table:table-row>
        <table:table-row table:style-name="ro1">
          <table:table-cell office:value-type="float" office:value="435.8" calcext:value-type="float">
            <text:p>435.8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436.2" calcext:value-type="float">
            <text:p>436.2</text:p>
          </table:table-cell>
          <table:table-cell table:number-columns-repeated="17"/>
        </table:table-row>
        <table:table-row table:style-name="ro1">
          <table:table-cell office:value-type="float" office:value="436.4" calcext:value-type="float">
            <text:p>436.4</text:p>
          </table:table-cell>
          <table:table-cell table:number-columns-repeated="17"/>
        </table:table-row>
        <table:table-row table:style-name="ro1">
          <table:table-cell office:value-type="float" office:value="436.6" calcext:value-type="float">
            <text:p>436.6</text:p>
          </table:table-cell>
          <table:table-cell table:number-columns-repeated="17"/>
        </table:table-row>
        <table:table-row table:style-name="ro1">
          <table:table-cell office:value-type="float" office:value="436.8" calcext:value-type="float">
            <text:p>436.8</text:p>
          </table:table-cell>
          <table:table-cell table:number-columns-repeated="1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7"/>
        </table:table-row>
        <table:table-row table:style-name="ro1">
          <table:table-cell office:value-type="float" office:value="437.2" calcext:value-type="float">
            <text:p>437.2</text:p>
          </table:table-cell>
          <table:table-cell table:number-columns-repeated="17"/>
        </table:table-row>
        <table:table-row table:style-name="ro1">
          <table:table-cell office:value-type="float" office:value="437.4" calcext:value-type="float">
            <text:p>437.4</text:p>
          </table:table-cell>
          <table:table-cell table:number-columns-repeated="17"/>
        </table:table-row>
        <table:table-row table:style-name="ro1">
          <table:table-cell office:value-type="float" office:value="437.6" calcext:value-type="float">
            <text:p>437.6</text:p>
          </table:table-cell>
          <table:table-cell table:number-columns-repeated="17"/>
        </table:table-row>
        <table:table-row table:style-name="ro1">
          <table:table-cell office:value-type="float" office:value="437.8" calcext:value-type="float">
            <text:p>437.8</text:p>
          </table:table-cell>
          <table:table-cell table:number-columns-repeated="1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7"/>
        </table:table-row>
        <table:table-row table:style-name="ro1">
          <table:table-cell office:value-type="float" office:value="438.2" calcext:value-type="float">
            <text:p>438.2</text:p>
          </table:table-cell>
          <table:table-cell table:number-columns-repeated="17"/>
        </table:table-row>
        <table:table-row table:style-name="ro1">
          <table:table-cell office:value-type="float" office:value="438.4" calcext:value-type="float">
            <text:p>438.4</text:p>
          </table:table-cell>
          <table:table-cell table:number-columns-repeated="17"/>
        </table:table-row>
        <table:table-row table:style-name="ro1">
          <table:table-cell office:value-type="float" office:value="438.6" calcext:value-type="float">
            <text:p>438.6</text:p>
          </table:table-cell>
          <table:table-cell table:number-columns-repeated="17"/>
        </table:table-row>
        <table:table-row table:style-name="ro1">
          <table:table-cell office:value-type="float" office:value="438.8" calcext:value-type="float">
            <text:p>438.8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7"/>
        </table:table-row>
        <table:table-row table:style-name="ro1">
          <table:table-cell office:value-type="float" office:value="439.2" calcext:value-type="float">
            <text:p>439.2</text:p>
          </table:table-cell>
          <table:table-cell table:number-columns-repeated="17"/>
        </table:table-row>
        <table:table-row table:style-name="ro1">
          <table:table-cell office:value-type="float" office:value="439.4" calcext:value-type="float">
            <text:p>439.4</text:p>
          </table:table-cell>
          <table:table-cell table:number-columns-repeated="17"/>
        </table:table-row>
        <table:table-row table:style-name="ro1">
          <table:table-cell office:value-type="float" office:value="439.6" calcext:value-type="float">
            <text:p>439.6</text:p>
          </table:table-cell>
          <table:table-cell table:number-columns-repeated="17"/>
        </table:table-row>
        <table:table-row table:style-name="ro1">
          <table:table-cell office:value-type="float" office:value="439.8" calcext:value-type="float">
            <text:p>439.8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0.2" calcext:value-type="float">
            <text:p>440.2</text:p>
          </table:table-cell>
          <table:table-cell table:number-columns-repeated="17"/>
        </table:table-row>
        <table:table-row table:style-name="ro1">
          <table:table-cell office:value-type="float" office:value="440.4" calcext:value-type="float">
            <text:p>440.4</text:p>
          </table:table-cell>
          <table:table-cell table:number-columns-repeated="17"/>
        </table:table-row>
        <table:table-row table:style-name="ro1">
          <table:table-cell office:value-type="float" office:value="440.6" calcext:value-type="float">
            <text:p>440.6</text:p>
          </table:table-cell>
          <table:table-cell table:number-columns-repeated="17"/>
        </table:table-row>
        <table:table-row table:style-name="ro1">
          <table:table-cell office:value-type="float" office:value="440.8" calcext:value-type="float">
            <text:p>440.8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7"/>
        </table:table-row>
        <table:table-row table:style-name="ro1">
          <table:table-cell office:value-type="float" office:value="441.2" calcext:value-type="float">
            <text:p>441.2</text:p>
          </table:table-cell>
          <table:table-cell table:number-columns-repeated="17"/>
        </table:table-row>
        <table:table-row table:style-name="ro1">
          <table:table-cell office:value-type="float" office:value="441.4" calcext:value-type="float">
            <text:p>441.4</text:p>
          </table:table-cell>
          <table:table-cell table:number-columns-repeated="17"/>
        </table:table-row>
        <table:table-row table:style-name="ro1">
          <table:table-cell office:value-type="float" office:value="441.6" calcext:value-type="float">
            <text:p>441.6</text:p>
          </table:table-cell>
          <table:table-cell table:number-columns-repeated="17"/>
        </table:table-row>
        <table:table-row table:style-name="ro1">
          <table:table-cell office:value-type="float" office:value="441.8" calcext:value-type="float">
            <text:p>441.8</text:p>
          </table:table-cell>
          <table:table-cell table:number-columns-repeated="1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7"/>
        </table:table-row>
        <table:table-row table:style-name="ro1">
          <table:table-cell office:value-type="float" office:value="442.2" calcext:value-type="float">
            <text:p>442.2</text:p>
          </table:table-cell>
          <table:table-cell table:number-columns-repeated="17"/>
        </table:table-row>
        <table:table-row table:style-name="ro1">
          <table:table-cell office:value-type="float" office:value="442.4" calcext:value-type="float">
            <text:p>442.4</text:p>
          </table:table-cell>
          <table:table-cell table:number-columns-repeated="17"/>
        </table:table-row>
        <table:table-row table:style-name="ro1">
          <table:table-cell office:value-type="float" office:value="442.6" calcext:value-type="float">
            <text:p>442.6</text:p>
          </table:table-cell>
          <table:table-cell table:number-columns-repeated="17"/>
        </table:table-row>
        <table:table-row table:style-name="ro1">
          <table:table-cell office:value-type="float" office:value="442.8" calcext:value-type="float">
            <text:p>442.8</text:p>
          </table:table-cell>
          <table:table-cell table:number-columns-repeated="1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7"/>
        </table:table-row>
        <table:table-row table:style-name="ro1">
          <table:table-cell office:value-type="float" office:value="443.2" calcext:value-type="float">
            <text:p>443.2</text:p>
          </table:table-cell>
          <table:table-cell table:number-columns-repeated="17"/>
        </table:table-row>
        <table:table-row table:style-name="ro1">
          <table:table-cell office:value-type="float" office:value="443.4" calcext:value-type="float">
            <text:p>443.4</text:p>
          </table:table-cell>
          <table:table-cell table:number-columns-repeated="17"/>
        </table:table-row>
        <table:table-row table:style-name="ro1">
          <table:table-cell office:value-type="float" office:value="443.6" calcext:value-type="float">
            <text:p>443.6</text:p>
          </table:table-cell>
          <table:table-cell table:number-columns-repeated="17"/>
        </table:table-row>
        <table:table-row table:style-name="ro1">
          <table:table-cell office:value-type="float" office:value="443.8" calcext:value-type="float">
            <text:p>443.8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4.2" calcext:value-type="float">
            <text:p>444.2</text:p>
          </table:table-cell>
          <table:table-cell table:number-columns-repeated="17"/>
        </table:table-row>
        <table:table-row table:style-name="ro1">
          <table:table-cell office:value-type="float" office:value="444.4" calcext:value-type="float">
            <text:p>444.4</text:p>
          </table:table-cell>
          <table:table-cell table:number-columns-repeated="17"/>
        </table:table-row>
        <table:table-row table:style-name="ro1">
          <table:table-cell office:value-type="float" office:value="444.6" calcext:value-type="float">
            <text:p>444.6</text:p>
          </table:table-cell>
          <table:table-cell table:number-columns-repeated="17"/>
        </table:table-row>
        <table:table-row table:style-name="ro1">
          <table:table-cell office:value-type="float" office:value="444.8" calcext:value-type="float">
            <text:p>444.8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5.2" calcext:value-type="float">
            <text:p>445.2</text:p>
          </table:table-cell>
          <table:table-cell table:number-columns-repeated="17"/>
        </table:table-row>
        <table:table-row table:style-name="ro1">
          <table:table-cell office:value-type="float" office:value="445.4" calcext:value-type="float">
            <text:p>445.4</text:p>
          </table:table-cell>
          <table:table-cell table:number-columns-repeated="17"/>
        </table:table-row>
        <table:table-row table:style-name="ro1">
          <table:table-cell office:value-type="float" office:value="445.6" calcext:value-type="float">
            <text:p>445.6</text:p>
          </table:table-cell>
          <table:table-cell table:number-columns-repeated="17"/>
        </table:table-row>
        <table:table-row table:style-name="ro1">
          <table:table-cell office:value-type="float" office:value="445.8" calcext:value-type="float">
            <text:p>445.8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6.2" calcext:value-type="float">
            <text:p>446.2</text:p>
          </table:table-cell>
          <table:table-cell table:number-columns-repeated="17"/>
        </table:table-row>
        <table:table-row table:style-name="ro1">
          <table:table-cell office:value-type="float" office:value="446.4" calcext:value-type="float">
            <text:p>446.4</text:p>
          </table:table-cell>
          <table:table-cell table:number-columns-repeated="17"/>
        </table:table-row>
        <table:table-row table:style-name="ro1">
          <table:table-cell office:value-type="float" office:value="446.6" calcext:value-type="float">
            <text:p>446.6</text:p>
          </table:table-cell>
          <table:table-cell table:number-columns-repeated="17"/>
        </table:table-row>
        <table:table-row table:style-name="ro1">
          <table:table-cell office:value-type="float" office:value="446.8" calcext:value-type="float">
            <text:p>446.8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7.2" calcext:value-type="float">
            <text:p>447.2</text:p>
          </table:table-cell>
          <table:table-cell table:number-columns-repeated="17"/>
        </table:table-row>
        <table:table-row table:style-name="ro1">
          <table:table-cell office:value-type="float" office:value="447.4" calcext:value-type="float">
            <text:p>447.4</text:p>
          </table:table-cell>
          <table:table-cell table:number-columns-repeated="17"/>
        </table:table-row>
        <table:table-row table:style-name="ro1">
          <table:table-cell office:value-type="float" office:value="447.6" calcext:value-type="float">
            <text:p>447.6</text:p>
          </table:table-cell>
          <table:table-cell table:number-columns-repeated="17"/>
        </table:table-row>
        <table:table-row table:style-name="ro1">
          <table:table-cell office:value-type="float" office:value="447.8" calcext:value-type="float">
            <text:p>447.8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8.2" calcext:value-type="float">
            <text:p>448.2</text:p>
          </table:table-cell>
          <table:table-cell table:number-columns-repeated="17"/>
        </table:table-row>
        <table:table-row table:style-name="ro1">
          <table:table-cell office:value-type="float" office:value="448.4" calcext:value-type="float">
            <text:p>448.4</text:p>
          </table:table-cell>
          <table:table-cell table:number-columns-repeated="17"/>
        </table:table-row>
        <table:table-row table:style-name="ro1">
          <table:table-cell office:value-type="float" office:value="448.6" calcext:value-type="float">
            <text:p>448.6</text:p>
          </table:table-cell>
          <table:table-cell table:number-columns-repeated="17"/>
        </table:table-row>
        <table:table-row table:style-name="ro1">
          <table:table-cell office:value-type="float" office:value="448.8" calcext:value-type="float">
            <text:p>448.8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7"/>
        </table:table-row>
        <table:table-row table:style-name="ro1">
          <table:table-cell office:value-type="float" office:value="449.2" calcext:value-type="float">
            <text:p>449.2</text:p>
          </table:table-cell>
          <table:table-cell table:number-columns-repeated="17"/>
        </table:table-row>
        <table:table-row table:style-name="ro1">
          <table:table-cell office:value-type="float" office:value="449.4" calcext:value-type="float">
            <text:p>449.4</text:p>
          </table:table-cell>
          <table:table-cell table:number-columns-repeated="17"/>
        </table:table-row>
        <table:table-row table:style-name="ro1">
          <table:table-cell office:value-type="float" office:value="449.6" calcext:value-type="float">
            <text:p>449.6</text:p>
          </table:table-cell>
          <table:table-cell table:number-columns-repeated="17"/>
        </table:table-row>
        <table:table-row table:style-name="ro1">
          <table:table-cell office:value-type="float" office:value="449.8" calcext:value-type="float">
            <text:p>449.8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0.2" calcext:value-type="float">
            <text:p>450.2</text:p>
          </table:table-cell>
          <table:table-cell table:number-columns-repeated="17"/>
        </table:table-row>
        <table:table-row table:style-name="ro1">
          <table:table-cell office:value-type="float" office:value="450.4" calcext:value-type="float">
            <text:p>450.4</text:p>
          </table:table-cell>
          <table:table-cell table:number-columns-repeated="17"/>
        </table:table-row>
        <table:table-row table:style-name="ro1">
          <table:table-cell office:value-type="float" office:value="450.6" calcext:value-type="float">
            <text:p>450.6</text:p>
          </table:table-cell>
          <table:table-cell table:number-columns-repeated="17"/>
        </table:table-row>
        <table:table-row table:style-name="ro1">
          <table:table-cell office:value-type="float" office:value="450.8" calcext:value-type="float">
            <text:p>450.8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7"/>
        </table:table-row>
        <table:table-row table:style-name="ro1">
          <table:table-cell office:value-type="float" office:value="451.2" calcext:value-type="float">
            <text:p>451.2</text:p>
          </table:table-cell>
          <table:table-cell table:number-columns-repeated="17"/>
        </table:table-row>
        <table:table-row table:style-name="ro1">
          <table:table-cell office:value-type="float" office:value="451.4" calcext:value-type="float">
            <text:p>451.4</text:p>
          </table:table-cell>
          <table:table-cell table:number-columns-repeated="17"/>
        </table:table-row>
        <table:table-row table:style-name="ro1">
          <table:table-cell office:value-type="float" office:value="451.6" calcext:value-type="float">
            <text:p>451.6</text:p>
          </table:table-cell>
          <table:table-cell table:number-columns-repeated="17"/>
        </table:table-row>
        <table:table-row table:style-name="ro1">
          <table:table-cell office:value-type="float" office:value="451.8" calcext:value-type="float">
            <text:p>451.8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.2" calcext:value-type="float">
            <text:p>452.2</text:p>
          </table:table-cell>
          <table:table-cell table:number-columns-repeated="17"/>
        </table:table-row>
        <table:table-row table:style-name="ro1">
          <table:table-cell office:value-type="float" office:value="452.4" calcext:value-type="float">
            <text:p>452.4</text:p>
          </table:table-cell>
          <table:table-cell table:number-columns-repeated="17"/>
        </table:table-row>
        <table:table-row table:style-name="ro1">
          <table:table-cell office:value-type="float" office:value="452.6" calcext:value-type="float">
            <text:p>452.6</text:p>
          </table:table-cell>
          <table:table-cell table:number-columns-repeated="17"/>
        </table:table-row>
        <table:table-row table:style-name="ro1">
          <table:table-cell office:value-type="float" office:value="452.8" calcext:value-type="float">
            <text:p>452.8</text:p>
          </table:table-cell>
          <table:table-cell table:number-columns-repeated="1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7"/>
        </table:table-row>
        <table:table-row table:style-name="ro1">
          <table:table-cell office:value-type="float" office:value="453.2" calcext:value-type="float">
            <text:p>453.2</text:p>
          </table:table-cell>
          <table:table-cell table:number-columns-repeated="17"/>
        </table:table-row>
        <table:table-row table:style-name="ro1">
          <table:table-cell office:value-type="float" office:value="453.4" calcext:value-type="float">
            <text:p>453.4</text:p>
          </table:table-cell>
          <table:table-cell table:number-columns-repeated="17"/>
        </table:table-row>
        <table:table-row table:style-name="ro1">
          <table:table-cell office:value-type="float" office:value="453.6" calcext:value-type="float">
            <text:p>453.6</text:p>
          </table:table-cell>
          <table:table-cell table:number-columns-repeated="17"/>
        </table:table-row>
        <table:table-row table:style-name="ro1">
          <table:table-cell office:value-type="float" office:value="453.8" calcext:value-type="float">
            <text:p>453.8</text:p>
          </table:table-cell>
          <table:table-cell table:number-columns-repeated="1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7"/>
        </table:table-row>
        <table:table-row table:style-name="ro1">
          <table:table-cell office:value-type="float" office:value="454.2" calcext:value-type="float">
            <text:p>454.2</text:p>
          </table:table-cell>
          <table:table-cell table:number-columns-repeated="17"/>
        </table:table-row>
        <table:table-row table:style-name="ro1">
          <table:table-cell office:value-type="float" office:value="454.4" calcext:value-type="float">
            <text:p>454.4</text:p>
          </table:table-cell>
          <table:table-cell table:number-columns-repeated="17"/>
        </table:table-row>
        <table:table-row table:style-name="ro1">
          <table:table-cell office:value-type="float" office:value="454.6" calcext:value-type="float">
            <text:p>454.6</text:p>
          </table:table-cell>
          <table:table-cell table:number-columns-repeated="17"/>
        </table:table-row>
        <table:table-row table:style-name="ro1">
          <table:table-cell office:value-type="float" office:value="454.8" calcext:value-type="float">
            <text:p>454.8</text:p>
          </table:table-cell>
          <table:table-cell table:number-columns-repeated="1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7"/>
        </table:table-row>
        <table:table-row table:style-name="ro1">
          <table:table-cell office:value-type="float" office:value="455.2" calcext:value-type="float">
            <text:p>455.2</text:p>
          </table:table-cell>
          <table:table-cell table:number-columns-repeated="17"/>
        </table:table-row>
        <table:table-row table:style-name="ro1">
          <table:table-cell office:value-type="float" office:value="455.4" calcext:value-type="float">
            <text:p>455.4</text:p>
          </table:table-cell>
          <table:table-cell table:number-columns-repeated="17"/>
        </table:table-row>
        <table:table-row table:style-name="ro1">
          <table:table-cell office:value-type="float" office:value="455.6" calcext:value-type="float">
            <text:p>455.6</text:p>
          </table:table-cell>
          <table:table-cell table:number-columns-repeated="17"/>
        </table:table-row>
        <table:table-row table:style-name="ro1">
          <table:table-cell office:value-type="float" office:value="455.8" calcext:value-type="float">
            <text:p>455.8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.2" calcext:value-type="float">
            <text:p>456.2</text:p>
          </table:table-cell>
          <table:table-cell table:number-columns-repeated="17"/>
        </table:table-row>
        <table:table-row table:style-name="ro1">
          <table:table-cell office:value-type="float" office:value="456.4" calcext:value-type="float">
            <text:p>456.4</text:p>
          </table:table-cell>
          <table:table-cell table:number-columns-repeated="17"/>
        </table:table-row>
        <table:table-row table:style-name="ro1">
          <table:table-cell office:value-type="float" office:value="456.6" calcext:value-type="float">
            <text:p>456.6</text:p>
          </table:table-cell>
          <table:table-cell table:number-columns-repeated="17"/>
        </table:table-row>
        <table:table-row table:style-name="ro1">
          <table:table-cell office:value-type="float" office:value="456.8" calcext:value-type="float">
            <text:p>456.8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7"/>
        </table:table-row>
        <table:table-row table:style-name="ro1">
          <table:table-cell office:value-type="float" office:value="457.2" calcext:value-type="float">
            <text:p>457.2</text:p>
          </table:table-cell>
          <table:table-cell table:number-columns-repeated="17"/>
        </table:table-row>
        <table:table-row table:style-name="ro1">
          <table:table-cell office:value-type="float" office:value="457.4" calcext:value-type="float">
            <text:p>457.4</text:p>
          </table:table-cell>
          <table:table-cell table:number-columns-repeated="17"/>
        </table:table-row>
        <table:table-row table:style-name="ro1">
          <table:table-cell office:value-type="float" office:value="457.6" calcext:value-type="float">
            <text:p>457.6</text:p>
          </table:table-cell>
          <table:table-cell table:number-columns-repeated="17"/>
        </table:table-row>
        <table:table-row table:style-name="ro1">
          <table:table-cell office:value-type="float" office:value="457.8" calcext:value-type="float">
            <text:p>457.8</text:p>
          </table:table-cell>
          <table:table-cell table:number-columns-repeated="1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7"/>
        </table:table-row>
        <table:table-row table:style-name="ro1">
          <table:table-cell office:value-type="float" office:value="458.2" calcext:value-type="float">
            <text:p>458.2</text:p>
          </table:table-cell>
          <table:table-cell table:number-columns-repeated="17"/>
        </table:table-row>
        <table:table-row table:style-name="ro1">
          <table:table-cell office:value-type="float" office:value="458.4" calcext:value-type="float">
            <text:p>458.4</text:p>
          </table:table-cell>
          <table:table-cell table:number-columns-repeated="17"/>
        </table:table-row>
        <table:table-row table:style-name="ro1">
          <table:table-cell office:value-type="float" office:value="458.6" calcext:value-type="float">
            <text:p>458.6</text:p>
          </table:table-cell>
          <table:table-cell table:number-columns-repeated="17"/>
        </table:table-row>
        <table:table-row table:style-name="ro1">
          <table:table-cell office:value-type="float" office:value="458.8" calcext:value-type="float">
            <text:p>458.8</text:p>
          </table:table-cell>
          <table:table-cell table:number-columns-repeated="1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7"/>
        </table:table-row>
        <table:table-row table:style-name="ro1">
          <table:table-cell office:value-type="float" office:value="459.2" calcext:value-type="float">
            <text:p>459.2</text:p>
          </table:table-cell>
          <table:table-cell table:number-columns-repeated="17"/>
        </table:table-row>
        <table:table-row table:style-name="ro1">
          <table:table-cell office:value-type="float" office:value="459.4" calcext:value-type="float">
            <text:p>459.4</text:p>
          </table:table-cell>
          <table:table-cell table:number-columns-repeated="17"/>
        </table:table-row>
        <table:table-row table:style-name="ro1">
          <table:table-cell office:value-type="float" office:value="459.6" calcext:value-type="float">
            <text:p>459.6</text:p>
          </table:table-cell>
          <table:table-cell table:number-columns-repeated="17"/>
        </table:table-row>
        <table:table-row table:style-name="ro1">
          <table:table-cell office:value-type="float" office:value="459.8" calcext:value-type="float">
            <text:p>459.8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.2" calcext:value-type="float">
            <text:p>460.2</text:p>
          </table:table-cell>
          <table:table-cell table:number-columns-repeated="17"/>
        </table:table-row>
        <table:table-row table:style-name="ro1">
          <table:table-cell office:value-type="float" office:value="460.4" calcext:value-type="float">
            <text:p>460.4</text:p>
          </table:table-cell>
          <table:table-cell table:number-columns-repeated="17"/>
        </table:table-row>
        <table:table-row table:style-name="ro1">
          <table:table-cell office:value-type="float" office:value="460.6" calcext:value-type="float">
            <text:p>460.6</text:p>
          </table:table-cell>
          <table:table-cell table:number-columns-repeated="17"/>
        </table:table-row>
        <table:table-row table:style-name="ro1">
          <table:table-cell office:value-type="float" office:value="460.8" calcext:value-type="float">
            <text:p>460.8</text:p>
          </table:table-cell>
          <table:table-cell table:number-columns-repeated="1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7"/>
        </table:table-row>
        <table:table-row table:style-name="ro1">
          <table:table-cell office:value-type="float" office:value="461.2" calcext:value-type="float">
            <text:p>461.2</text:p>
          </table:table-cell>
          <table:table-cell table:number-columns-repeated="17"/>
        </table:table-row>
        <table:table-row table:style-name="ro1">
          <table:table-cell office:value-type="float" office:value="461.4" calcext:value-type="float">
            <text:p>461.4</text:p>
          </table:table-cell>
          <table:table-cell table:number-columns-repeated="17"/>
        </table:table-row>
        <table:table-row table:style-name="ro1">
          <table:table-cell office:value-type="float" office:value="461.6" calcext:value-type="float">
            <text:p>461.6</text:p>
          </table:table-cell>
          <table:table-cell table:number-columns-repeated="17"/>
        </table:table-row>
        <table:table-row table:style-name="ro1">
          <table:table-cell office:value-type="float" office:value="461.8" calcext:value-type="float">
            <text:p>461.8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7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number-columns-repeated="17"/>
        </table:table-row>
        <table:table-row table:style-name="ro1">
          <table:table-cell office:value-type="float" office:value="462.4" calcext:value-type="float">
            <text:p>462.4</text:p>
          </table:table-cell>
          <table:table-cell table:number-columns-repeated="17"/>
        </table:table-row>
        <table:table-row table:style-name="ro1">
          <table:table-cell office:value-type="float" office:value="462.6" calcext:value-type="float">
            <text:p>462.6</text:p>
          </table:table-cell>
          <table:table-cell table:number-columns-repeated="17"/>
        </table:table-row>
        <table:table-row table:style-name="ro1">
          <table:table-cell office:value-type="float" office:value="462.8" calcext:value-type="float">
            <text:p>462.8</text:p>
          </table:table-cell>
          <table:table-cell table:number-columns-repeated="1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7"/>
        </table:table-row>
        <table:table-row table:style-name="ro1">
          <table:table-cell office:value-type="float" office:value="463.2" calcext:value-type="float">
            <text:p>463.2</text:p>
          </table:table-cell>
          <table:table-cell table:number-columns-repeated="17"/>
        </table:table-row>
        <table:table-row table:style-name="ro1">
          <table:table-cell office:value-type="float" office:value="463.4" calcext:value-type="float">
            <text:p>463.4</text:p>
          </table:table-cell>
          <table:table-cell table:number-columns-repeated="17"/>
        </table:table-row>
        <table:table-row table:style-name="ro1">
          <table:table-cell office:value-type="float" office:value="463.6" calcext:value-type="float">
            <text:p>463.6</text:p>
          </table:table-cell>
          <table:table-cell table:number-columns-repeated="17"/>
        </table:table-row>
        <table:table-row table:style-name="ro1">
          <table:table-cell office:value-type="float" office:value="463.8" calcext:value-type="float">
            <text:p>463.8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7"/>
        </table:table-row>
        <table:table-row table:style-name="ro1">
          <table:table-cell office:value-type="float" office:value="464.2" calcext:value-type="float">
            <text:p>464.2</text:p>
          </table:table-cell>
          <table:table-cell table:number-columns-repeated="17"/>
        </table:table-row>
        <table:table-row table:style-name="ro1">
          <table:table-cell office:value-type="float" office:value="464.4" calcext:value-type="float">
            <text:p>464.4</text:p>
          </table:table-cell>
          <table:table-cell table:number-columns-repeated="17"/>
        </table:table-row>
        <table:table-row table:style-name="ro1">
          <table:table-cell office:value-type="float" office:value="464.6" calcext:value-type="float">
            <text:p>464.6</text:p>
          </table:table-cell>
          <table:table-cell table:number-columns-repeated="17"/>
        </table:table-row>
        <table:table-row table:style-name="ro1">
          <table:table-cell office:value-type="float" office:value="464.8" calcext:value-type="float">
            <text:p>464.8</text:p>
          </table:table-cell>
          <table:table-cell table:number-columns-repeated="1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7"/>
        </table:table-row>
        <table:table-row table:style-name="ro1">
          <table:table-cell office:value-type="float" office:value="465.2" calcext:value-type="float">
            <text:p>465.2</text:p>
          </table:table-cell>
          <table:table-cell table:number-columns-repeated="17"/>
        </table:table-row>
        <table:table-row table:style-name="ro1">
          <table:table-cell office:value-type="float" office:value="465.4" calcext:value-type="float">
            <text:p>465.4</text:p>
          </table:table-cell>
          <table:table-cell table:number-columns-repeated="17"/>
        </table:table-row>
        <table:table-row table:style-name="ro1">
          <table:table-cell office:value-type="float" office:value="465.6" calcext:value-type="float">
            <text:p>465.6</text:p>
          </table:table-cell>
          <table:table-cell table:number-columns-repeated="17"/>
        </table:table-row>
        <table:table-row table:style-name="ro1">
          <table:table-cell office:value-type="float" office:value="465.8" calcext:value-type="float">
            <text:p>465.8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466.2" calcext:value-type="float">
            <text:p>466.2</text:p>
          </table:table-cell>
          <table:table-cell table:number-columns-repeated="17"/>
        </table:table-row>
        <table:table-row table:style-name="ro1">
          <table:table-cell office:value-type="float" office:value="466.4" calcext:value-type="float">
            <text:p>466.4</text:p>
          </table:table-cell>
          <table:table-cell table:number-columns-repeated="17"/>
        </table:table-row>
        <table:table-row table:style-name="ro1">
          <table:table-cell office:value-type="float" office:value="466.6" calcext:value-type="float">
            <text:p>466.6</text:p>
          </table:table-cell>
          <table:table-cell table:number-columns-repeated="17"/>
        </table:table-row>
        <table:table-row table:style-name="ro1">
          <table:table-cell office:value-type="float" office:value="466.8" calcext:value-type="float">
            <text:p>466.8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7"/>
        </table:table-row>
        <table:table-row table:style-name="ro1">
          <table:table-cell office:value-type="float" office:value="467.2" calcext:value-type="float">
            <text:p>467.2</text:p>
          </table:table-cell>
          <table:table-cell table:number-columns-repeated="17"/>
        </table:table-row>
        <table:table-row table:style-name="ro1">
          <table:table-cell office:value-type="float" office:value="467.4" calcext:value-type="float">
            <text:p>467.4</text:p>
          </table:table-cell>
          <table:table-cell table:number-columns-repeated="17"/>
        </table:table-row>
        <table:table-row table:style-name="ro1">
          <table:table-cell office:value-type="float" office:value="467.6" calcext:value-type="float">
            <text:p>467.6</text:p>
          </table:table-cell>
          <table:table-cell table:number-columns-repeated="17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468.2" calcext:value-type="float">
            <text:p>468.2</text:p>
          </table:table-cell>
          <table:table-cell table:number-columns-repeated="17"/>
        </table:table-row>
        <table:table-row table:style-name="ro1">
          <table:table-cell office:value-type="float" office:value="468.4" calcext:value-type="float">
            <text:p>468.4</text:p>
          </table:table-cell>
          <table:table-cell table:number-columns-repeated="17"/>
        </table:table-row>
        <table:table-row table:style-name="ro1">
          <table:table-cell office:value-type="float" office:value="468.6" calcext:value-type="float">
            <text:p>468.6</text:p>
          </table:table-cell>
          <table:table-cell table:number-columns-repeated="17"/>
        </table:table-row>
        <table:table-row table:style-name="ro1">
          <table:table-cell office:value-type="float" office:value="468.8" calcext:value-type="float">
            <text:p>468.8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7"/>
        </table:table-row>
        <table:table-row table:style-name="ro1">
          <table:table-cell office:value-type="float" office:value="469.2" calcext:value-type="float">
            <text:p>469.2</text:p>
          </table:table-cell>
          <table:table-cell table:number-columns-repeated="17"/>
        </table:table-row>
        <table:table-row table:style-name="ro1">
          <table:table-cell office:value-type="float" office:value="469.4" calcext:value-type="float">
            <text:p>469.4</text:p>
          </table:table-cell>
          <table:table-cell table:number-columns-repeated="17"/>
        </table:table-row>
        <table:table-row table:style-name="ro1">
          <table:table-cell office:value-type="float" office:value="469.6" calcext:value-type="float">
            <text:p>469.6</text:p>
          </table:table-cell>
          <table:table-cell table:number-columns-repeated="17"/>
        </table:table-row>
        <table:table-row table:style-name="ro1">
          <table:table-cell office:value-type="float" office:value="469.8" calcext:value-type="float">
            <text:p>469.8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office:value-type="float" office:value="470.2" calcext:value-type="float">
            <text:p>470.2</text:p>
          </table:table-cell>
          <table:table-cell table:number-columns-repeated="17"/>
        </table:table-row>
        <table:table-row table:style-name="ro1">
          <table:table-cell office:value-type="float" office:value="470.4" calcext:value-type="float">
            <text:p>470.4</text:p>
          </table:table-cell>
          <table:table-cell table:number-columns-repeated="17"/>
        </table:table-row>
        <table:table-row table:style-name="ro1">
          <table:table-cell office:value-type="float" office:value="470.6" calcext:value-type="float">
            <text:p>470.6</text:p>
          </table:table-cell>
          <table:table-cell table:number-columns-repeated="17"/>
        </table:table-row>
        <table:table-row table:style-name="ro1">
          <table:table-cell office:value-type="float" office:value="470.8" calcext:value-type="float">
            <text:p>470.8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7"/>
        </table:table-row>
        <table:table-row table:style-name="ro1">
          <table:table-cell office:value-type="float" office:value="471.2" calcext:value-type="float">
            <text:p>471.2</text:p>
          </table:table-cell>
          <table:table-cell table:number-columns-repeated="17"/>
        </table:table-row>
        <table:table-row table:style-name="ro1">
          <table:table-cell office:value-type="float" office:value="471.4" calcext:value-type="float">
            <text:p>471.4</text:p>
          </table:table-cell>
          <table:table-cell table:number-columns-repeated="17"/>
        </table:table-row>
        <table:table-row table:style-name="ro1">
          <table:table-cell office:value-type="float" office:value="471.6" calcext:value-type="float">
            <text:p>471.6</text:p>
          </table:table-cell>
          <table:table-cell table:number-columns-repeated="17"/>
        </table:table-row>
        <table:table-row table:style-name="ro1">
          <table:table-cell office:value-type="float" office:value="471.8" calcext:value-type="float">
            <text:p>471.8</text:p>
          </table:table-cell>
          <table:table-cell table:number-columns-repeated="1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7"/>
        </table:table-row>
        <table:table-row table:style-name="ro1">
          <table:table-cell office:value-type="float" office:value="472.2" calcext:value-type="float">
            <text:p>472.2</text:p>
          </table:table-cell>
          <table:table-cell table:number-columns-repeated="17"/>
        </table:table-row>
        <table:table-row table:style-name="ro1">
          <table:table-cell office:value-type="float" office:value="472.4" calcext:value-type="float">
            <text:p>472.4</text:p>
          </table:table-cell>
          <table:table-cell table:number-columns-repeated="17"/>
        </table:table-row>
        <table:table-row table:style-name="ro1">
          <table:table-cell office:value-type="float" office:value="472.6" calcext:value-type="float">
            <text:p>472.6</text:p>
          </table:table-cell>
          <table:table-cell table:number-columns-repeated="17"/>
        </table:table-row>
        <table:table-row table:style-name="ro1">
          <table:table-cell office:value-type="float" office:value="472.8" calcext:value-type="float">
            <text:p>472.8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float" office:value="473.2" calcext:value-type="float">
            <text:p>473.2</text:p>
          </table:table-cell>
          <table:table-cell table:number-columns-repeated="17"/>
        </table:table-row>
        <table:table-row table:style-name="ro1">
          <table:table-cell office:value-type="float" office:value="473.4" calcext:value-type="float">
            <text:p>473.4</text:p>
          </table:table-cell>
          <table:table-cell table:number-columns-repeated="17"/>
        </table:table-row>
        <table:table-row table:style-name="ro1">
          <table:table-cell office:value-type="float" office:value="473.6" calcext:value-type="float">
            <text:p>473.6</text:p>
          </table:table-cell>
          <table:table-cell table:number-columns-repeated="17"/>
        </table:table-row>
        <table:table-row table:style-name="ro1">
          <table:table-cell office:value-type="float" office:value="473.8" calcext:value-type="float">
            <text:p>473.8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7"/>
        </table:table-row>
        <table:table-row table:style-name="ro1">
          <table:table-cell office:value-type="float" office:value="474.2" calcext:value-type="float">
            <text:p>474.2</text:p>
          </table:table-cell>
          <table:table-cell table:number-columns-repeated="17"/>
        </table:table-row>
        <table:table-row table:style-name="ro1">
          <table:table-cell office:value-type="float" office:value="474.4" calcext:value-type="float">
            <text:p>474.4</text:p>
          </table:table-cell>
          <table:table-cell table:number-columns-repeated="17"/>
        </table:table-row>
        <table:table-row table:style-name="ro1">
          <table:table-cell office:value-type="float" office:value="474.6" calcext:value-type="float">
            <text:p>474.6</text:p>
          </table:table-cell>
          <table:table-cell table:number-columns-repeated="17"/>
        </table:table-row>
        <table:table-row table:style-name="ro1">
          <table:table-cell office:value-type="float" office:value="474.8" calcext:value-type="float">
            <text:p>474.8</text:p>
          </table:table-cell>
          <table:table-cell table:number-columns-repeated="1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7"/>
        </table:table-row>
        <table:table-row table:style-name="ro1">
          <table:table-cell office:value-type="float" office:value="475.2" calcext:value-type="float">
            <text:p>475.2</text:p>
          </table:table-cell>
          <table:table-cell table:number-columns-repeated="17"/>
        </table:table-row>
        <table:table-row table:style-name="ro1">
          <table:table-cell office:value-type="float" office:value="475.4" calcext:value-type="float">
            <text:p>475.4</text:p>
          </table:table-cell>
          <table:table-cell table:number-columns-repeated="17"/>
        </table:table-row>
        <table:table-row table:style-name="ro1">
          <table:table-cell office:value-type="float" office:value="475.6" calcext:value-type="float">
            <text:p>475.6</text:p>
          </table:table-cell>
          <table:table-cell table:number-columns-repeated="17"/>
        </table:table-row>
        <table:table-row table:style-name="ro1">
          <table:table-cell office:value-type="float" office:value="475.8" calcext:value-type="float">
            <text:p>475.8</text:p>
          </table:table-cell>
          <table:table-cell table:number-columns-repeated="1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7"/>
        </table:table-row>
        <table:table-row table:style-name="ro1">
          <table:table-cell office:value-type="float" office:value="476.2" calcext:value-type="float">
            <text:p>476.2</text:p>
          </table:table-cell>
          <table:table-cell table:number-columns-repeated="17"/>
        </table:table-row>
        <table:table-row table:style-name="ro1">
          <table:table-cell office:value-type="float" office:value="476.4" calcext:value-type="float">
            <text:p>476.4</text:p>
          </table:table-cell>
          <table:table-cell table:number-columns-repeated="17"/>
        </table:table-row>
        <table:table-row table:style-name="ro1">
          <table:table-cell office:value-type="float" office:value="476.6" calcext:value-type="float">
            <text:p>476.6</text:p>
          </table:table-cell>
          <table:table-cell table:number-columns-repeated="17"/>
        </table:table-row>
        <table:table-row table:style-name="ro1">
          <table:table-cell office:value-type="float" office:value="476.8" calcext:value-type="float">
            <text:p>476.8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7"/>
        </table:table-row>
        <table:table-row table:style-name="ro1">
          <table:table-cell office:value-type="float" office:value="477.2" calcext:value-type="float">
            <text:p>477.2</text:p>
          </table:table-cell>
          <table:table-cell table:number-columns-repeated="17"/>
        </table:table-row>
        <table:table-row table:style-name="ro1">
          <table:table-cell office:value-type="float" office:value="477.4" calcext:value-type="float">
            <text:p>477.4</text:p>
          </table:table-cell>
          <table:table-cell table:number-columns-repeated="17"/>
        </table:table-row>
        <table:table-row table:style-name="ro1">
          <table:table-cell office:value-type="float" office:value="477.6" calcext:value-type="float">
            <text:p>477.6</text:p>
          </table:table-cell>
          <table:table-cell table:number-columns-repeated="17"/>
        </table:table-row>
        <table:table-row table:style-name="ro1">
          <table:table-cell office:value-type="float" office:value="477.8" calcext:value-type="float">
            <text:p>477.8</text:p>
          </table:table-cell>
          <table:table-cell table:number-columns-repeated="1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7"/>
        </table:table-row>
        <table:table-row table:style-name="ro1">
          <table:table-cell office:value-type="float" office:value="478.2" calcext:value-type="float">
            <text:p>478.2</text:p>
          </table:table-cell>
          <table:table-cell table:number-columns-repeated="17"/>
        </table:table-row>
        <table:table-row table:style-name="ro1">
          <table:table-cell office:value-type="float" office:value="478.4" calcext:value-type="float">
            <text:p>478.4</text:p>
          </table:table-cell>
          <table:table-cell table:number-columns-repeated="17"/>
        </table:table-row>
        <table:table-row table:style-name="ro1">
          <table:table-cell office:value-type="float" office:value="478.6" calcext:value-type="float">
            <text:p>478.6</text:p>
          </table:table-cell>
          <table:table-cell table:number-columns-repeated="17"/>
        </table:table-row>
        <table:table-row table:style-name="ro1">
          <table:table-cell office:value-type="float" office:value="478.8" calcext:value-type="float">
            <text:p>478.8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79.2" calcext:value-type="float">
            <text:p>479.2</text:p>
          </table:table-cell>
          <table:table-cell table:number-columns-repeated="17"/>
        </table:table-row>
        <table:table-row table:style-name="ro1">
          <table:table-cell office:value-type="float" office:value="479.4" calcext:value-type="float">
            <text:p>479.4</text:p>
          </table:table-cell>
          <table:table-cell table:number-columns-repeated="17"/>
        </table:table-row>
        <table:table-row table:style-name="ro1">
          <table:table-cell office:value-type="float" office:value="479.6" calcext:value-type="float">
            <text:p>479.6</text:p>
          </table:table-cell>
          <table:table-cell table:number-columns-repeated="17"/>
        </table:table-row>
        <table:table-row table:style-name="ro1">
          <table:table-cell office:value-type="float" office:value="479.8" calcext:value-type="float">
            <text:p>479.8</text:p>
          </table:table-cell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7"/>
        </table:table-row>
        <table:table-row table:style-name="ro1">
          <table:table-cell office:value-type="float" office:value="480.2" calcext:value-type="float">
            <text:p>480.2</text:p>
          </table:table-cell>
          <table:table-cell table:number-columns-repeated="17"/>
        </table:table-row>
        <table:table-row table:style-name="ro1">
          <table:table-cell office:value-type="float" office:value="480.4" calcext:value-type="float">
            <text:p>480.4</text:p>
          </table:table-cell>
          <table:table-cell table:number-columns-repeated="17"/>
        </table:table-row>
        <table:table-row table:style-name="ro1">
          <table:table-cell office:value-type="float" office:value="480.6" calcext:value-type="float">
            <text:p>480.6</text:p>
          </table:table-cell>
          <table:table-cell table:number-columns-repeated="17"/>
        </table:table-row>
        <table:table-row table:style-name="ro1">
          <table:table-cell office:value-type="float" office:value="480.8" calcext:value-type="float">
            <text:p>480.8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7"/>
        </table:table-row>
        <table:table-row table:style-name="ro1">
          <table:table-cell office:value-type="float" office:value="481.2" calcext:value-type="float">
            <text:p>481.2</text:p>
          </table:table-cell>
          <table:table-cell table:number-columns-repeated="17"/>
        </table:table-row>
        <table:table-row table:style-name="ro1">
          <table:table-cell office:value-type="float" office:value="481.4" calcext:value-type="float">
            <text:p>481.4</text:p>
          </table:table-cell>
          <table:table-cell table:number-columns-repeated="17"/>
        </table:table-row>
        <table:table-row table:style-name="ro1">
          <table:table-cell office:value-type="float" office:value="481.6" calcext:value-type="float">
            <text:p>481.6</text:p>
          </table:table-cell>
          <table:table-cell table:number-columns-repeated="17"/>
        </table:table-row>
        <table:table-row table:style-name="ro1">
          <table:table-cell office:value-type="float" office:value="481.8" calcext:value-type="float">
            <text:p>481.8</text:p>
          </table:table-cell>
          <table:table-cell table:number-columns-repeated="1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7"/>
        </table:table-row>
        <table:table-row table:style-name="ro1">
          <table:table-cell office:value-type="float" office:value="482.2" calcext:value-type="float">
            <text:p>482.2</text:p>
          </table:table-cell>
          <table:table-cell table:number-columns-repeated="17"/>
        </table:table-row>
        <table:table-row table:style-name="ro1">
          <table:table-cell office:value-type="float" office:value="482.4" calcext:value-type="float">
            <text:p>482.4</text:p>
          </table:table-cell>
          <table:table-cell table:number-columns-repeated="17"/>
        </table:table-row>
        <table:table-row table:style-name="ro1">
          <table:table-cell office:value-type="float" office:value="482.6" calcext:value-type="float">
            <text:p>482.6</text:p>
          </table:table-cell>
          <table:table-cell table:number-columns-repeated="17"/>
        </table:table-row>
        <table:table-row table:style-name="ro1">
          <table:table-cell office:value-type="float" office:value="482.8" calcext:value-type="float">
            <text:p>482.8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float" office:value="483.2" calcext:value-type="float">
            <text:p>483.2</text:p>
          </table:table-cell>
          <table:table-cell table:number-columns-repeated="17"/>
        </table:table-row>
        <table:table-row table:style-name="ro1">
          <table:table-cell office:value-type="float" office:value="483.4" calcext:value-type="float">
            <text:p>483.4</text:p>
          </table:table-cell>
          <table:table-cell table:number-columns-repeated="17"/>
        </table:table-row>
        <table:table-row table:style-name="ro1">
          <table:table-cell office:value-type="float" office:value="483.6" calcext:value-type="float">
            <text:p>483.6</text:p>
          </table:table-cell>
          <table:table-cell table:number-columns-repeated="17"/>
        </table:table-row>
        <table:table-row table:style-name="ro1">
          <table:table-cell office:value-type="float" office:value="483.8" calcext:value-type="float">
            <text:p>483.8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.2" calcext:value-type="float">
            <text:p>484.2</text:p>
          </table:table-cell>
          <table:table-cell table:number-columns-repeated="17"/>
        </table:table-row>
        <table:table-row table:style-name="ro1">
          <table:table-cell office:value-type="float" office:value="484.4" calcext:value-type="float">
            <text:p>484.4</text:p>
          </table:table-cell>
          <table:table-cell table:number-columns-repeated="17"/>
        </table:table-row>
        <table:table-row table:style-name="ro1">
          <table:table-cell office:value-type="float" office:value="484.6" calcext:value-type="float">
            <text:p>484.6</text:p>
          </table:table-cell>
          <table:table-cell table:number-columns-repeated="17"/>
        </table:table-row>
        <table:table-row table:style-name="ro1">
          <table:table-cell office:value-type="float" office:value="484.8" calcext:value-type="float">
            <text:p>484.8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5.2" calcext:value-type="float">
            <text:p>485.2</text:p>
          </table:table-cell>
          <table:table-cell table:number-columns-repeated="17"/>
        </table:table-row>
        <table:table-row table:style-name="ro1">
          <table:table-cell office:value-type="float" office:value="485.4" calcext:value-type="float">
            <text:p>485.4</text:p>
          </table:table-cell>
          <table:table-cell table:number-columns-repeated="17"/>
        </table:table-row>
        <table:table-row table:style-name="ro1">
          <table:table-cell office:value-type="float" office:value="485.6" calcext:value-type="float">
            <text:p>485.6</text:p>
          </table:table-cell>
          <table:table-cell table:number-columns-repeated="17"/>
        </table:table-row>
        <table:table-row table:style-name="ro1">
          <table:table-cell office:value-type="float" office:value="485.8" calcext:value-type="float">
            <text:p>485.8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7"/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number-columns-repeated="17"/>
        </table:table-row>
        <table:table-row table:style-name="ro1">
          <table:table-cell office:value-type="float" office:value="486.4" calcext:value-type="float">
            <text:p>486.4</text:p>
          </table:table-cell>
          <table:table-cell table:number-columns-repeated="17"/>
        </table:table-row>
        <table:table-row table:style-name="ro1">
          <table:table-cell office:value-type="float" office:value="486.6" calcext:value-type="float">
            <text:p>486.6</text:p>
          </table:table-cell>
          <table:table-cell table:number-columns-repeated="17"/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7"/>
        </table:table-row>
        <table:table-row table:style-name="ro1">
          <table:table-cell office:value-type="float" office:value="487.2" calcext:value-type="float">
            <text:p>487.2</text:p>
          </table:table-cell>
          <table:table-cell table:number-columns-repeated="17"/>
        </table:table-row>
        <table:table-row table:style-name="ro1">
          <table:table-cell office:value-type="float" office:value="487.4" calcext:value-type="float">
            <text:p>487.4</text:p>
          </table:table-cell>
          <table:table-cell table:number-columns-repeated="17"/>
        </table:table-row>
        <table:table-row table:style-name="ro1">
          <table:table-cell office:value-type="float" office:value="487.6" calcext:value-type="float">
            <text:p>487.6</text:p>
          </table:table-cell>
          <table:table-cell table:number-columns-repeated="17"/>
        </table:table-row>
        <table:table-row table:style-name="ro1">
          <table:table-cell office:value-type="float" office:value="487.8" calcext:value-type="float">
            <text:p>487.8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7"/>
        </table:table-row>
        <table:table-row table:style-name="ro1">
          <table:table-cell office:value-type="float" office:value="488.2" calcext:value-type="float">
            <text:p>488.2</text:p>
          </table:table-cell>
          <table:table-cell table:number-columns-repeated="17"/>
        </table:table-row>
        <table:table-row table:style-name="ro1">
          <table:table-cell office:value-type="float" office:value="488.4" calcext:value-type="float">
            <text:p>488.4</text:p>
          </table:table-cell>
          <table:table-cell table:number-columns-repeated="17"/>
        </table:table-row>
        <table:table-row table:style-name="ro1">
          <table:table-cell office:value-type="float" office:value="488.6" calcext:value-type="float">
            <text:p>488.6</text:p>
          </table:table-cell>
          <table:table-cell table:number-columns-repeated="17"/>
        </table:table-row>
        <table:table-row table:style-name="ro1">
          <table:table-cell office:value-type="float" office:value="488.8" calcext:value-type="float">
            <text:p>488.8</text:p>
          </table:table-cell>
          <table:table-cell table:number-columns-repeated="1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7"/>
        </table:table-row>
        <table:table-row table:style-name="ro1">
          <table:table-cell office:value-type="float" office:value="489.2" calcext:value-type="float">
            <text:p>489.2</text:p>
          </table:table-cell>
          <table:table-cell table:number-columns-repeated="17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17"/>
        </table:table-row>
        <table:table-row table:style-name="ro1">
          <table:table-cell office:value-type="float" office:value="489.6" calcext:value-type="float">
            <text:p>489.6</text:p>
          </table:table-cell>
          <table:table-cell table:number-columns-repeated="17"/>
        </table:table-row>
        <table:table-row table:style-name="ro1">
          <table:table-cell office:value-type="float" office:value="489.8" calcext:value-type="float">
            <text:p>489.8</text:p>
          </table:table-cell>
          <table:table-cell table:number-columns-repeated="1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7"/>
        </table:table-row>
        <table:table-row table:style-name="ro1">
          <table:table-cell office:value-type="float" office:value="490.2" calcext:value-type="float">
            <text:p>490.2</text:p>
          </table:table-cell>
          <table:table-cell table:number-columns-repeated="17"/>
        </table:table-row>
        <table:table-row table:style-name="ro1">
          <table:table-cell office:value-type="float" office:value="490.4" calcext:value-type="float">
            <text:p>490.4</text:p>
          </table:table-cell>
          <table:table-cell table:number-columns-repeated="17"/>
        </table:table-row>
        <table:table-row table:style-name="ro1">
          <table:table-cell office:value-type="float" office:value="490.6" calcext:value-type="float">
            <text:p>490.6</text:p>
          </table:table-cell>
          <table:table-cell table:number-columns-repeated="17"/>
        </table:table-row>
        <table:table-row table:style-name="ro1">
          <table:table-cell office:value-type="float" office:value="490.8" calcext:value-type="float">
            <text:p>490.8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7"/>
        </table:table-row>
        <table:table-row table:style-name="ro1">
          <table:table-cell office:value-type="float" office:value="491.2" calcext:value-type="float">
            <text:p>491.2</text:p>
          </table:table-cell>
          <table:table-cell table:number-columns-repeated="17"/>
        </table:table-row>
        <table:table-row table:style-name="ro1">
          <table:table-cell office:value-type="float" office:value="491.4" calcext:value-type="float">
            <text:p>491.4</text:p>
          </table:table-cell>
          <table:table-cell table:number-columns-repeated="17"/>
        </table:table-row>
        <table:table-row table:style-name="ro1">
          <table:table-cell office:value-type="float" office:value="491.6" calcext:value-type="float">
            <text:p>491.6</text:p>
          </table:table-cell>
          <table:table-cell table:number-columns-repeated="17"/>
        </table:table-row>
        <table:table-row table:style-name="ro1">
          <table:table-cell office:value-type="float" office:value="491.8" calcext:value-type="float">
            <text:p>491.8</text:p>
          </table:table-cell>
          <table:table-cell table:number-columns-repeated="1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7"/>
        </table:table-row>
        <table:table-row table:style-name="ro1">
          <table:table-cell office:value-type="float" office:value="492.2" calcext:value-type="float">
            <text:p>492.2</text:p>
          </table:table-cell>
          <table:table-cell table:number-columns-repeated="17"/>
        </table:table-row>
        <table:table-row table:style-name="ro1">
          <table:table-cell office:value-type="float" office:value="492.4" calcext:value-type="float">
            <text:p>492.4</text:p>
          </table:table-cell>
          <table:table-cell table:number-columns-repeated="17"/>
        </table:table-row>
        <table:table-row table:style-name="ro1">
          <table:table-cell office:value-type="float" office:value="492.6" calcext:value-type="float">
            <text:p>492.6</text:p>
          </table:table-cell>
          <table:table-cell table:number-columns-repeated="17"/>
        </table:table-row>
        <table:table-row table:style-name="ro1">
          <table:table-cell office:value-type="float" office:value="492.8" calcext:value-type="float">
            <text:p>492.8</text:p>
          </table:table-cell>
          <table:table-cell table:number-columns-repeated="1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7"/>
        </table:table-row>
        <table:table-row table:style-name="ro1">
          <table:table-cell office:value-type="float" office:value="493.2" calcext:value-type="float">
            <text:p>493.2</text:p>
          </table:table-cell>
          <table:table-cell table:number-columns-repeated="17"/>
        </table:table-row>
        <table:table-row table:style-name="ro1">
          <table:table-cell office:value-type="float" office:value="493.4" calcext:value-type="float">
            <text:p>493.4</text:p>
          </table:table-cell>
          <table:table-cell table:number-columns-repeated="17"/>
        </table:table-row>
        <table:table-row table:style-name="ro1">
          <table:table-cell office:value-type="float" office:value="493.6" calcext:value-type="float">
            <text:p>493.6</text:p>
          </table:table-cell>
          <table:table-cell table:number-columns-repeated="17"/>
        </table:table-row>
        <table:table-row table:style-name="ro1">
          <table:table-cell office:value-type="float" office:value="493.8" calcext:value-type="float">
            <text:p>493.8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.2" calcext:value-type="float">
            <text:p>494.2</text:p>
          </table:table-cell>
          <table:table-cell table:number-columns-repeated="17"/>
        </table:table-row>
        <table:table-row table:style-name="ro1">
          <table:table-cell office:value-type="float" office:value="494.4" calcext:value-type="float">
            <text:p>494.4</text:p>
          </table:table-cell>
          <table:table-cell table:number-columns-repeated="17"/>
        </table:table-row>
        <table:table-row table:style-name="ro1">
          <table:table-cell office:value-type="float" office:value="494.6" calcext:value-type="float">
            <text:p>494.6</text:p>
          </table:table-cell>
          <table:table-cell table:number-columns-repeated="17"/>
        </table:table-row>
        <table:table-row table:style-name="ro1">
          <table:table-cell office:value-type="float" office:value="494.8" calcext:value-type="float">
            <text:p>494.8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7"/>
        </table:table-row>
        <table:table-row table:style-name="ro1">
          <table:table-cell office:value-type="float" office:value="495.2" calcext:value-type="float">
            <text:p>495.2</text:p>
          </table:table-cell>
          <table:table-cell table:number-columns-repeated="17"/>
        </table:table-row>
        <table:table-row table:style-name="ro1">
          <table:table-cell office:value-type="float" office:value="495.4" calcext:value-type="float">
            <text:p>495.4</text:p>
          </table:table-cell>
          <table:table-cell table:number-columns-repeated="17"/>
        </table:table-row>
        <table:table-row table:style-name="ro1">
          <table:table-cell office:value-type="float" office:value="495.6" calcext:value-type="float">
            <text:p>495.6</text:p>
          </table:table-cell>
          <table:table-cell table:number-columns-repeated="17"/>
        </table:table-row>
        <table:table-row table:style-name="ro1">
          <table:table-cell office:value-type="float" office:value="495.8" calcext:value-type="float">
            <text:p>495.8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496.2" calcext:value-type="float">
            <text:p>496.2</text:p>
          </table:table-cell>
          <table:table-cell table:number-columns-repeated="17"/>
        </table:table-row>
        <table:table-row table:style-name="ro1">
          <table:table-cell office:value-type="float" office:value="496.4" calcext:value-type="float">
            <text:p>496.4</text:p>
          </table:table-cell>
          <table:table-cell table:number-columns-repeated="17"/>
        </table:table-row>
        <table:table-row table:style-name="ro1">
          <table:table-cell office:value-type="float" office:value="496.6" calcext:value-type="float">
            <text:p>496.6</text:p>
          </table:table-cell>
          <table:table-cell table:number-columns-repeated="17"/>
        </table:table-row>
        <table:table-row table:style-name="ro1">
          <table:table-cell office:value-type="float" office:value="496.8" calcext:value-type="float">
            <text:p>496.8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7"/>
        </table:table-row>
        <table:table-row table:style-name="ro1">
          <table:table-cell office:value-type="float" office:value="497.2" calcext:value-type="float">
            <text:p>497.2</text:p>
          </table:table-cell>
          <table:table-cell table:number-columns-repeated="17"/>
        </table:table-row>
        <table:table-row table:style-name="ro1">
          <table:table-cell office:value-type="float" office:value="497.4" calcext:value-type="float">
            <text:p>497.4</text:p>
          </table:table-cell>
          <table:table-cell table:number-columns-repeated="17"/>
        </table:table-row>
        <table:table-row table:style-name="ro1">
          <table:table-cell office:value-type="float" office:value="497.6" calcext:value-type="float">
            <text:p>497.6</text:p>
          </table:table-cell>
          <table:table-cell table:number-columns-repeated="17"/>
        </table:table-row>
        <table:table-row table:style-name="ro1">
          <table:table-cell office:value-type="float" office:value="497.8" calcext:value-type="float">
            <text:p>497.8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8.2" calcext:value-type="float">
            <text:p>498.2</text:p>
          </table:table-cell>
          <table:table-cell table:number-columns-repeated="17"/>
        </table:table-row>
        <table:table-row table:style-name="ro1">
          <table:table-cell office:value-type="float" office:value="498.4" calcext:value-type="float">
            <text:p>498.4</text:p>
          </table:table-cell>
          <table:table-cell table:number-columns-repeated="17"/>
        </table:table-row>
        <table:table-row table:style-name="ro1">
          <table:table-cell office:value-type="float" office:value="498.6" calcext:value-type="float">
            <text:p>498.6</text:p>
          </table:table-cell>
          <table:table-cell table:number-columns-repeated="17"/>
        </table:table-row>
        <table:table-row table:style-name="ro1">
          <table:table-cell office:value-type="float" office:value="498.8" calcext:value-type="float">
            <text:p>498.8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499.2" calcext:value-type="float">
            <text:p>499.2</text:p>
          </table:table-cell>
          <table:table-cell table:number-columns-repeated="17"/>
        </table:table-row>
        <table:table-row table:style-name="ro1">
          <table:table-cell office:value-type="float" office:value="499.4" calcext:value-type="float">
            <text:p>499.4</text:p>
          </table:table-cell>
          <table:table-cell table:number-columns-repeated="17"/>
        </table:table-row>
        <table:table-row table:style-name="ro1">
          <table:table-cell office:value-type="float" office:value="499.6" calcext:value-type="float">
            <text:p>499.6</text:p>
          </table:table-cell>
          <table:table-cell table:number-columns-repeated="17"/>
        </table:table-row>
        <table:table-row table:style-name="ro1">
          <table:table-cell office:value-type="float" office:value="499.8" calcext:value-type="float">
            <text:p>499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float" office:value="500.2" calcext:value-type="float">
            <text:p>500.2</text:p>
          </table:table-cell>
          <table:table-cell table:number-columns-repeated="17"/>
        </table:table-row>
        <table:table-row table:style-name="ro1">
          <table:table-cell office:value-type="float" office:value="500.4" calcext:value-type="float">
            <text:p>500.4</text:p>
          </table:table-cell>
          <table:table-cell table:number-columns-repeated="17"/>
        </table:table-row>
        <table:table-row table:style-name="ro1">
          <table:table-cell office:value-type="float" office:value="500.6" calcext:value-type="float">
            <text:p>500.6</text:p>
          </table:table-cell>
          <table:table-cell table:number-columns-repeated="17"/>
        </table:table-row>
        <table:table-row table:style-name="ro1">
          <table:table-cell office:value-type="float" office:value="500.8" calcext:value-type="float">
            <text:p>500.8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1.2" calcext:value-type="float">
            <text:p>501.2</text:p>
          </table:table-cell>
          <table:table-cell table:number-columns-repeated="17"/>
        </table:table-row>
        <table:table-row table:style-name="ro1">
          <table:table-cell office:value-type="float" office:value="501.4" calcext:value-type="float">
            <text:p>501.4</text:p>
          </table:table-cell>
          <table:table-cell table:number-columns-repeated="17"/>
        </table:table-row>
        <table:table-row table:style-name="ro1">
          <table:table-cell office:value-type="float" office:value="501.6" calcext:value-type="float">
            <text:p>501.6</text:p>
          </table:table-cell>
          <table:table-cell table:number-columns-repeated="17"/>
        </table:table-row>
        <table:table-row table:style-name="ro1">
          <table:table-cell office:value-type="float" office:value="501.8" calcext:value-type="float">
            <text:p>501.8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2.2" calcext:value-type="float">
            <text:p>502.2</text:p>
          </table:table-cell>
          <table:table-cell table:number-columns-repeated="17"/>
        </table:table-row>
        <table:table-row table:style-name="ro1">
          <table:table-cell office:value-type="float" office:value="502.4" calcext:value-type="float">
            <text:p>502.4</text:p>
          </table:table-cell>
          <table:table-cell table:number-columns-repeated="17"/>
        </table:table-row>
        <table:table-row table:style-name="ro1">
          <table:table-cell office:value-type="float" office:value="502.6" calcext:value-type="float">
            <text:p>502.6</text:p>
          </table:table-cell>
          <table:table-cell table:number-columns-repeated="17"/>
        </table:table-row>
        <table:table-row table:style-name="ro1">
          <table:table-cell office:value-type="float" office:value="502.8" calcext:value-type="float">
            <text:p>502.8</text:p>
          </table:table-cell>
          <table:table-cell table:number-columns-repeated="1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float" office:value="503.2" calcext:value-type="float">
            <text:p>503.2</text:p>
          </table:table-cell>
          <table:table-cell table:number-columns-repeated="17"/>
        </table:table-row>
        <table:table-row table:style-name="ro1">
          <table:table-cell office:value-type="float" office:value="503.4" calcext:value-type="float">
            <text:p>503.4</text:p>
          </table:table-cell>
          <table:table-cell table:number-columns-repeated="17"/>
        </table:table-row>
        <table:table-row table:style-name="ro1">
          <table:table-cell office:value-type="float" office:value="503.6" calcext:value-type="float">
            <text:p>503.6</text:p>
          </table:table-cell>
          <table:table-cell table:number-columns-repeated="17"/>
        </table:table-row>
        <table:table-row table:style-name="ro1">
          <table:table-cell office:value-type="float" office:value="503.8" calcext:value-type="float">
            <text:p>503.8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4.2" calcext:value-type="float">
            <text:p>504.2</text:p>
          </table:table-cell>
          <table:table-cell table:number-columns-repeated="17"/>
        </table:table-row>
        <table:table-row table:style-name="ro1">
          <table:table-cell office:value-type="float" office:value="504.4" calcext:value-type="float">
            <text:p>504.4</text:p>
          </table:table-cell>
          <table:table-cell table:number-columns-repeated="17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7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7"/>
        </table:table-row>
        <table:table-row table:style-name="ro1">
          <table:table-cell office:value-type="float" office:value="505.2" calcext:value-type="float">
            <text:p>505.2</text:p>
          </table:table-cell>
          <table:table-cell table:number-columns-repeated="17"/>
        </table:table-row>
        <table:table-row table:style-name="ro1">
          <table:table-cell office:value-type="float" office:value="505.4" calcext:value-type="float">
            <text:p>505.4</text:p>
          </table:table-cell>
          <table:table-cell table:number-columns-repeated="17"/>
        </table:table-row>
        <table:table-row table:style-name="ro1">
          <table:table-cell office:value-type="float" office:value="505.6" calcext:value-type="float">
            <text:p>505.6</text:p>
          </table:table-cell>
          <table:table-cell table:number-columns-repeated="17"/>
        </table:table-row>
        <table:table-row table:style-name="ro1">
          <table:table-cell office:value-type="float" office:value="505.8" calcext:value-type="float">
            <text:p>505.8</text:p>
          </table:table-cell>
          <table:table-cell table:number-columns-repeated="1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7"/>
        </table:table-row>
        <table:table-row table:style-name="ro1">
          <table:table-cell office:value-type="float" office:value="506.2" calcext:value-type="float">
            <text:p>506.2</text:p>
          </table:table-cell>
          <table:table-cell table:number-columns-repeated="17"/>
        </table:table-row>
        <table:table-row table:style-name="ro1">
          <table:table-cell office:value-type="float" office:value="506.4" calcext:value-type="float">
            <text:p>506.4</text:p>
          </table:table-cell>
          <table:table-cell table:number-columns-repeated="17"/>
        </table:table-row>
        <table:table-row table:style-name="ro1">
          <table:table-cell office:value-type="float" office:value="506.6" calcext:value-type="float">
            <text:p>506.6</text:p>
          </table:table-cell>
          <table:table-cell table:number-columns-repeated="17"/>
        </table:table-row>
        <table:table-row table:style-name="ro1">
          <table:table-cell office:value-type="float" office:value="506.8" calcext:value-type="float">
            <text:p>506.8</text:p>
          </table:table-cell>
          <table:table-cell table:number-columns-repeated="1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office:value-type="float" office:value="507.2" calcext:value-type="float">
            <text:p>507.2</text:p>
          </table:table-cell>
          <table:table-cell table:number-columns-repeated="17"/>
        </table:table-row>
        <table:table-row table:style-name="ro1">
          <table:table-cell office:value-type="float" office:value="507.4" calcext:value-type="float">
            <text:p>507.4</text:p>
          </table:table-cell>
          <table:table-cell table:number-columns-repeated="17"/>
        </table:table-row>
        <table:table-row table:style-name="ro1">
          <table:table-cell office:value-type="float" office:value="507.6" calcext:value-type="float">
            <text:p>507.6</text:p>
          </table:table-cell>
          <table:table-cell table:number-columns-repeated="17"/>
        </table:table-row>
        <table:table-row table:style-name="ro1">
          <table:table-cell office:value-type="float" office:value="507.8" calcext:value-type="float">
            <text:p>507.8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7"/>
        </table:table-row>
        <table:table-row table:style-name="ro1">
          <table:table-cell office:value-type="float" office:value="508.2" calcext:value-type="float">
            <text:p>508.2</text:p>
          </table:table-cell>
          <table:table-cell table:number-columns-repeated="17"/>
        </table:table-row>
        <table:table-row table:style-name="ro1">
          <table:table-cell office:value-type="float" office:value="508.4" calcext:value-type="float">
            <text:p>508.4</text:p>
          </table:table-cell>
          <table:table-cell table:number-columns-repeated="17"/>
        </table:table-row>
        <table:table-row table:style-name="ro1">
          <table:table-cell office:value-type="float" office:value="508.6" calcext:value-type="float">
            <text:p>508.6</text:p>
          </table:table-cell>
          <table:table-cell table:number-columns-repeated="17"/>
        </table:table-row>
        <table:table-row table:style-name="ro1">
          <table:table-cell office:value-type="float" office:value="508.8" calcext:value-type="float">
            <text:p>508.8</text:p>
          </table:table-cell>
          <table:table-cell table:number-columns-repeated="1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float" office:value="509.2" calcext:value-type="float">
            <text:p>509.2</text:p>
          </table:table-cell>
          <table:table-cell table:number-columns-repeated="17"/>
        </table:table-row>
        <table:table-row table:style-name="ro1">
          <table:table-cell office:value-type="float" office:value="509.4" calcext:value-type="float">
            <text:p>509.4</text:p>
          </table:table-cell>
          <table:table-cell table:number-columns-repeated="17"/>
        </table:table-row>
        <table:table-row table:style-name="ro1">
          <table:table-cell office:value-type="float" office:value="509.6" calcext:value-type="float">
            <text:p>509.6</text:p>
          </table:table-cell>
          <table:table-cell table:number-columns-repeated="17"/>
        </table:table-row>
        <table:table-row table:style-name="ro1">
          <table:table-cell office:value-type="float" office:value="509.8" calcext:value-type="float">
            <text:p>509.8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7"/>
        </table:table-row>
        <table:table-row table:style-name="ro1">
          <table:table-cell office:value-type="float" office:value="510.2" calcext:value-type="float">
            <text:p>510.2</text:p>
          </table:table-cell>
          <table:table-cell table:number-columns-repeated="17"/>
        </table:table-row>
        <table:table-row table:style-name="ro1">
          <table:table-cell office:value-type="float" office:value="510.4" calcext:value-type="float">
            <text:p>510.4</text:p>
          </table:table-cell>
          <table:table-cell table:number-columns-repeated="17"/>
        </table:table-row>
        <table:table-row table:style-name="ro1">
          <table:table-cell office:value-type="float" office:value="510.6" calcext:value-type="float">
            <text:p>510.6</text:p>
          </table:table-cell>
          <table:table-cell table:number-columns-repeated="17"/>
        </table:table-row>
        <table:table-row table:style-name="ro1">
          <table:table-cell office:value-type="float" office:value="510.8" calcext:value-type="float">
            <text:p>510.8</text:p>
          </table:table-cell>
          <table:table-cell table:number-columns-repeated="1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7"/>
        </table:table-row>
        <table:table-row table:style-name="ro1">
          <table:table-cell office:value-type="float" office:value="511.2" calcext:value-type="float">
            <text:p>511.2</text:p>
          </table:table-cell>
          <table:table-cell table:number-columns-repeated="17"/>
        </table:table-row>
        <table:table-row table:style-name="ro1">
          <table:table-cell office:value-type="float" office:value="511.4" calcext:value-type="float">
            <text:p>511.4</text:p>
          </table:table-cell>
          <table:table-cell table:number-columns-repeated="17"/>
        </table:table-row>
        <table:table-row table:style-name="ro1">
          <table:table-cell office:value-type="float" office:value="511.6" calcext:value-type="float">
            <text:p>511.6</text:p>
          </table:table-cell>
          <table:table-cell table:number-columns-repeated="17"/>
        </table:table-row>
        <table:table-row table:style-name="ro1">
          <table:table-cell office:value-type="float" office:value="511.8" calcext:value-type="float">
            <text:p>511.8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7"/>
        </table:table-row>
        <table:table-row table:style-name="ro1">
          <table:table-cell office:value-type="float" office:value="512.2" calcext:value-type="float">
            <text:p>512.2</text:p>
          </table:table-cell>
          <table:table-cell table:number-columns-repeated="17"/>
        </table:table-row>
        <table:table-row table:style-name="ro1">
          <table:table-cell office:value-type="float" office:value="512.4" calcext:value-type="float">
            <text:p>512.4</text:p>
          </table:table-cell>
          <table:table-cell table:number-columns-repeated="17"/>
        </table:table-row>
        <table:table-row table:style-name="ro1">
          <table:table-cell office:value-type="float" office:value="512.6" calcext:value-type="float">
            <text:p>512.6</text:p>
          </table:table-cell>
          <table:table-cell table:number-columns-repeated="17"/>
        </table:table-row>
        <table:table-row table:style-name="ro1">
          <table:table-cell office:value-type="float" office:value="512.8" calcext:value-type="float">
            <text:p>512.8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7"/>
        </table:table-row>
        <table:table-row table:style-name="ro1">
          <table:table-cell office:value-type="float" office:value="513.2" calcext:value-type="float">
            <text:p>513.2</text:p>
          </table:table-cell>
          <table:table-cell table:number-columns-repeated="17"/>
        </table:table-row>
        <table:table-row table:style-name="ro1">
          <table:table-cell office:value-type="float" office:value="513.4" calcext:value-type="float">
            <text:p>513.4</text:p>
          </table:table-cell>
          <table:table-cell table:number-columns-repeated="17"/>
        </table:table-row>
        <table:table-row table:style-name="ro1">
          <table:table-cell office:value-type="float" office:value="513.6" calcext:value-type="float">
            <text:p>513.6</text:p>
          </table:table-cell>
          <table:table-cell table:number-columns-repeated="17"/>
        </table:table-row>
        <table:table-row table:style-name="ro1">
          <table:table-cell office:value-type="float" office:value="513.8" calcext:value-type="float">
            <text:p>513.8</text:p>
          </table:table-cell>
          <table:table-cell table:number-columns-repeated="1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7"/>
        </table:table-row>
        <table:table-row table:style-name="ro1">
          <table:table-cell office:value-type="float" office:value="514.2" calcext:value-type="float">
            <text:p>514.2</text:p>
          </table:table-cell>
          <table:table-cell table:number-columns-repeated="17"/>
        </table:table-row>
        <table:table-row table:style-name="ro1">
          <table:table-cell office:value-type="float" office:value="514.4" calcext:value-type="float">
            <text:p>514.4</text:p>
          </table:table-cell>
          <table:table-cell table:number-columns-repeated="17"/>
        </table:table-row>
        <table:table-row table:style-name="ro1">
          <table:table-cell office:value-type="float" office:value="514.6" calcext:value-type="float">
            <text:p>514.6</text:p>
          </table:table-cell>
          <table:table-cell table:number-columns-repeated="17"/>
        </table:table-row>
        <table:table-row table:style-name="ro1">
          <table:table-cell office:value-type="float" office:value="514.8" calcext:value-type="float">
            <text:p>514.8</text:p>
          </table:table-cell>
          <table:table-cell table:number-columns-repeated="1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7"/>
        </table:table-row>
        <table:table-row table:style-name="ro1">
          <table:table-cell office:value-type="float" office:value="515.2" calcext:value-type="float">
            <text:p>515.2</text:p>
          </table:table-cell>
          <table:table-cell table:number-columns-repeated="17"/>
        </table:table-row>
        <table:table-row table:style-name="ro1">
          <table:table-cell office:value-type="float" office:value="515.4" calcext:value-type="float">
            <text:p>515.4</text:p>
          </table:table-cell>
          <table:table-cell table:number-columns-repeated="17"/>
        </table:table-row>
        <table:table-row table:style-name="ro1">
          <table:table-cell office:value-type="float" office:value="515.6" calcext:value-type="float">
            <text:p>515.6</text:p>
          </table:table-cell>
          <table:table-cell table:number-columns-repeated="17"/>
        </table:table-row>
        <table:table-row table:style-name="ro1">
          <table:table-cell office:value-type="float" office:value="515.8" calcext:value-type="float">
            <text:p>515.8</text:p>
          </table:table-cell>
          <table:table-cell table:number-columns-repeated="1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7"/>
        </table:table-row>
        <table:table-row table:style-name="ro1">
          <table:table-cell office:value-type="float" office:value="516.2" calcext:value-type="float">
            <text:p>516.2</text:p>
          </table:table-cell>
          <table:table-cell table:number-columns-repeated="17"/>
        </table:table-row>
        <table:table-row table:style-name="ro1">
          <table:table-cell office:value-type="float" office:value="516.4" calcext:value-type="float">
            <text:p>516.4</text:p>
          </table:table-cell>
          <table:table-cell table:number-columns-repeated="17"/>
        </table:table-row>
        <table:table-row table:style-name="ro1">
          <table:table-cell office:value-type="float" office:value="516.6" calcext:value-type="float">
            <text:p>516.6</text:p>
          </table:table-cell>
          <table:table-cell table:number-columns-repeated="17"/>
        </table:table-row>
        <table:table-row table:style-name="ro1">
          <table:table-cell office:value-type="float" office:value="516.8" calcext:value-type="float">
            <text:p>516.8</text:p>
          </table:table-cell>
          <table:table-cell table:number-columns-repeated="1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7"/>
        </table:table-row>
        <table:table-row table:style-name="ro1">
          <table:table-cell office:value-type="float" office:value="517.2" calcext:value-type="float">
            <text:p>517.2</text:p>
          </table:table-cell>
          <table:table-cell table:number-columns-repeated="17"/>
        </table:table-row>
        <table:table-row table:style-name="ro1">
          <table:table-cell office:value-type="float" office:value="517.4" calcext:value-type="float">
            <text:p>517.4</text:p>
          </table:table-cell>
          <table:table-cell table:number-columns-repeated="17"/>
        </table:table-row>
        <table:table-row table:style-name="ro1">
          <table:table-cell office:value-type="float" office:value="517.6" calcext:value-type="float">
            <text:p>517.6</text:p>
          </table:table-cell>
          <table:table-cell table:number-columns-repeated="17"/>
        </table:table-row>
        <table:table-row table:style-name="ro1">
          <table:table-cell office:value-type="float" office:value="517.8" calcext:value-type="float">
            <text:p>517.8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8.2" calcext:value-type="float">
            <text:p>518.2</text:p>
          </table:table-cell>
          <table:table-cell table:number-columns-repeated="17"/>
        </table:table-row>
        <table:table-row table:style-name="ro1">
          <table:table-cell office:value-type="float" office:value="518.4" calcext:value-type="float">
            <text:p>518.4</text:p>
          </table:table-cell>
          <table:table-cell table:number-columns-repeated="17"/>
        </table:table-row>
        <table:table-row table:style-name="ro1">
          <table:table-cell office:value-type="float" office:value="518.6" calcext:value-type="float">
            <text:p>518.6</text:p>
          </table:table-cell>
          <table:table-cell table:number-columns-repeated="17"/>
        </table:table-row>
        <table:table-row table:style-name="ro1">
          <table:table-cell office:value-type="float" office:value="518.8" calcext:value-type="float">
            <text:p>518.8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.2" calcext:value-type="float">
            <text:p>519.2</text:p>
          </table:table-cell>
          <table:table-cell table:number-columns-repeated="17"/>
        </table:table-row>
        <table:table-row table:style-name="ro1">
          <table:table-cell office:value-type="float" office:value="519.4" calcext:value-type="float">
            <text:p>519.4</text:p>
          </table:table-cell>
          <table:table-cell table:number-columns-repeated="17"/>
        </table:table-row>
        <table:table-row table:style-name="ro1">
          <table:table-cell office:value-type="float" office:value="519.6" calcext:value-type="float">
            <text:p>519.6</text:p>
          </table:table-cell>
          <table:table-cell table:number-columns-repeated="17"/>
        </table:table-row>
        <table:table-row table:style-name="ro1">
          <table:table-cell office:value-type="float" office:value="519.8" calcext:value-type="float">
            <text:p>519.8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7"/>
        </table:table-row>
        <table:table-row table:style-name="ro1">
          <table:table-cell office:value-type="float" office:value="520.2" calcext:value-type="float">
            <text:p>520.2</text:p>
          </table:table-cell>
          <table:table-cell table:number-columns-repeated="17"/>
        </table:table-row>
        <table:table-row table:style-name="ro1">
          <table:table-cell office:value-type="float" office:value="520.4" calcext:value-type="float">
            <text:p>520.4</text:p>
          </table:table-cell>
          <table:table-cell table:number-columns-repeated="17"/>
        </table:table-row>
        <table:table-row table:style-name="ro1">
          <table:table-cell office:value-type="float" office:value="520.6" calcext:value-type="float">
            <text:p>520.6</text:p>
          </table:table-cell>
          <table:table-cell table:number-columns-repeated="17"/>
        </table:table-row>
        <table:table-row table:style-name="ro1">
          <table:table-cell office:value-type="float" office:value="520.8" calcext:value-type="float">
            <text:p>520.8</text:p>
          </table:table-cell>
          <table:table-cell table:number-columns-repeated="1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7"/>
        </table:table-row>
        <table:table-row table:style-name="ro1">
          <table:table-cell office:value-type="float" office:value="521.2" calcext:value-type="float">
            <text:p>521.2</text:p>
          </table:table-cell>
          <table:table-cell table:number-columns-repeated="17"/>
        </table:table-row>
        <table:table-row table:style-name="ro1">
          <table:table-cell office:value-type="float" office:value="521.4" calcext:value-type="float">
            <text:p>521.4</text:p>
          </table:table-cell>
          <table:table-cell table:number-columns-repeated="17"/>
        </table:table-row>
        <table:table-row table:style-name="ro1">
          <table:table-cell office:value-type="float" office:value="521.6" calcext:value-type="float">
            <text:p>521.6</text:p>
          </table:table-cell>
          <table:table-cell table:number-columns-repeated="17"/>
        </table:table-row>
        <table:table-row table:style-name="ro1">
          <table:table-cell office:value-type="float" office:value="521.8" calcext:value-type="float">
            <text:p>521.8</text:p>
          </table:table-cell>
          <table:table-cell table:number-columns-repeated="1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7"/>
        </table:table-row>
        <table:table-row table:style-name="ro1">
          <table:table-cell office:value-type="float" office:value="522.2" calcext:value-type="float">
            <text:p>522.2</text:p>
          </table:table-cell>
          <table:table-cell table:number-columns-repeated="17"/>
        </table:table-row>
        <table:table-row table:style-name="ro1">
          <table:table-cell office:value-type="float" office:value="522.4" calcext:value-type="float">
            <text:p>522.4</text:p>
          </table:table-cell>
          <table:table-cell table:number-columns-repeated="17"/>
        </table:table-row>
        <table:table-row table:style-name="ro1">
          <table:table-cell office:value-type="float" office:value="522.6" calcext:value-type="float">
            <text:p>522.6</text:p>
          </table:table-cell>
          <table:table-cell table:number-columns-repeated="17"/>
        </table:table-row>
        <table:table-row table:style-name="ro1">
          <table:table-cell office:value-type="float" office:value="522.8" calcext:value-type="float">
            <text:p>522.8</text:p>
          </table:table-cell>
          <table:table-cell table:number-columns-repeated="1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7"/>
        </table:table-row>
        <table:table-row table:style-name="ro1">
          <table:table-cell office:value-type="float" office:value="523.2" calcext:value-type="float">
            <text:p>523.2</text:p>
          </table:table-cell>
          <table:table-cell table:number-columns-repeated="17"/>
        </table:table-row>
        <table:table-row table:style-name="ro1">
          <table:table-cell office:value-type="float" office:value="523.4" calcext:value-type="float">
            <text:p>523.4</text:p>
          </table:table-cell>
          <table:table-cell table:number-columns-repeated="17"/>
        </table:table-row>
        <table:table-row table:style-name="ro1">
          <table:table-cell office:value-type="float" office:value="523.6" calcext:value-type="float">
            <text:p>523.6</text:p>
          </table:table-cell>
          <table:table-cell table:number-columns-repeated="17"/>
        </table:table-row>
        <table:table-row table:style-name="ro1">
          <table:table-cell office:value-type="float" office:value="523.8" calcext:value-type="float">
            <text:p>523.8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4.2" calcext:value-type="float">
            <text:p>524.2</text:p>
          </table:table-cell>
          <table:table-cell table:number-columns-repeated="17"/>
        </table:table-row>
        <table:table-row table:style-name="ro1">
          <table:table-cell office:value-type="float" office:value="524.4" calcext:value-type="float">
            <text:p>524.4</text:p>
          </table:table-cell>
          <table:table-cell table:number-columns-repeated="17"/>
        </table:table-row>
        <table:table-row table:style-name="ro1">
          <table:table-cell office:value-type="float" office:value="524.6" calcext:value-type="float">
            <text:p>524.6</text:p>
          </table:table-cell>
          <table:table-cell table:number-columns-repeated="17"/>
        </table:table-row>
        <table:table-row table:style-name="ro1">
          <table:table-cell office:value-type="float" office:value="524.8" calcext:value-type="float">
            <text:p>524.8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5.2" calcext:value-type="float">
            <text:p>525.2</text:p>
          </table:table-cell>
          <table:table-cell table:number-columns-repeated="17"/>
        </table:table-row>
        <table:table-row table:style-name="ro1">
          <table:table-cell office:value-type="float" office:value="525.4" calcext:value-type="float">
            <text:p>525.4</text:p>
          </table:table-cell>
          <table:table-cell table:number-columns-repeated="17"/>
        </table:table-row>
        <table:table-row table:style-name="ro1">
          <table:table-cell office:value-type="float" office:value="525.6" calcext:value-type="float">
            <text:p>525.6</text:p>
          </table:table-cell>
          <table:table-cell table:number-columns-repeated="17"/>
        </table:table-row>
        <table:table-row table:style-name="ro1">
          <table:table-cell office:value-type="float" office:value="525.8" calcext:value-type="float">
            <text:p>525.8</text:p>
          </table:table-cell>
          <table:table-cell table:number-columns-repeated="1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526.2" calcext:value-type="float">
            <text:p>526.2</text:p>
          </table:table-cell>
          <table:table-cell table:number-columns-repeated="17"/>
        </table:table-row>
        <table:table-row table:style-name="ro1">
          <table:table-cell office:value-type="float" office:value="526.4" calcext:value-type="float">
            <text:p>526.4</text:p>
          </table:table-cell>
          <table:table-cell table:number-columns-repeated="17"/>
        </table:table-row>
        <table:table-row table:style-name="ro1">
          <table:table-cell office:value-type="float" office:value="526.6" calcext:value-type="float">
            <text:p>526.6</text:p>
          </table:table-cell>
          <table:table-cell table:number-columns-repeated="17"/>
        </table:table-row>
        <table:table-row table:style-name="ro1">
          <table:table-cell office:value-type="float" office:value="526.8" calcext:value-type="float">
            <text:p>526.8</text:p>
          </table:table-cell>
          <table:table-cell table:number-columns-repeated="1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7"/>
        </table:table-row>
        <table:table-row table:style-name="ro1">
          <table:table-cell office:value-type="float" office:value="527.2" calcext:value-type="float">
            <text:p>527.2</text:p>
          </table:table-cell>
          <table:table-cell table:number-columns-repeated="17"/>
        </table:table-row>
        <table:table-row table:style-name="ro1">
          <table:table-cell office:value-type="float" office:value="527.4" calcext:value-type="float">
            <text:p>527.4</text:p>
          </table:table-cell>
          <table:table-cell table:number-columns-repeated="17"/>
        </table:table-row>
        <table:table-row table:style-name="ro1">
          <table:table-cell office:value-type="float" office:value="527.6" calcext:value-type="float">
            <text:p>527.6</text:p>
          </table:table-cell>
          <table:table-cell table:number-columns-repeated="17"/>
        </table:table-row>
        <table:table-row table:style-name="ro1">
          <table:table-cell office:value-type="float" office:value="527.8" calcext:value-type="float">
            <text:p>527.8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528.2" calcext:value-type="float">
            <text:p>528.2</text:p>
          </table:table-cell>
          <table:table-cell table:number-columns-repeated="17"/>
        </table:table-row>
        <table:table-row table:style-name="ro1">
          <table:table-cell office:value-type="float" office:value="528.4" calcext:value-type="float">
            <text:p>528.4</text:p>
          </table:table-cell>
          <table:table-cell table:number-columns-repeated="17"/>
        </table:table-row>
        <table:table-row table:style-name="ro1">
          <table:table-cell office:value-type="float" office:value="528.6" calcext:value-type="float">
            <text:p>528.6</text:p>
          </table:table-cell>
          <table:table-cell table:number-columns-repeated="17"/>
        </table:table-row>
        <table:table-row table:style-name="ro1">
          <table:table-cell office:value-type="float" office:value="528.8" calcext:value-type="float">
            <text:p>528.8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office:value-type="float" office:value="529.2" calcext:value-type="float">
            <text:p>529.2</text:p>
          </table:table-cell>
          <table:table-cell table:number-columns-repeated="17"/>
        </table:table-row>
        <table:table-row table:style-name="ro1">
          <table:table-cell office:value-type="float" office:value="529.4" calcext:value-type="float">
            <text:p>529.4</text:p>
          </table:table-cell>
          <table:table-cell table:number-columns-repeated="17"/>
        </table:table-row>
        <table:table-row table:style-name="ro1">
          <table:table-cell office:value-type="float" office:value="529.6" calcext:value-type="float">
            <text:p>529.6</text:p>
          </table:table-cell>
          <table:table-cell table:number-columns-repeated="17"/>
        </table:table-row>
        <table:table-row table:style-name="ro1">
          <table:table-cell office:value-type="float" office:value="529.8" calcext:value-type="float">
            <text:p>529.8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0.2" calcext:value-type="float">
            <text:p>530.2</text:p>
          </table:table-cell>
          <table:table-cell table:number-columns-repeated="17"/>
        </table:table-row>
        <table:table-row table:style-name="ro1">
          <table:table-cell office:value-type="float" office:value="530.4" calcext:value-type="float">
            <text:p>530.4</text:p>
          </table:table-cell>
          <table:table-cell table:number-columns-repeated="17"/>
        </table:table-row>
        <table:table-row table:style-name="ro1">
          <table:table-cell office:value-type="float" office:value="530.6" calcext:value-type="float">
            <text:p>530.6</text:p>
          </table:table-cell>
          <table:table-cell table:number-columns-repeated="17"/>
        </table:table-row>
        <table:table-row table:style-name="ro1">
          <table:table-cell office:value-type="float" office:value="530.8" calcext:value-type="float">
            <text:p>530.8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7"/>
        </table:table-row>
        <table:table-row table:style-name="ro1">
          <table:table-cell office:value-type="float" office:value="531.2" calcext:value-type="float">
            <text:p>531.2</text:p>
          </table:table-cell>
          <table:table-cell table:number-columns-repeated="17"/>
        </table:table-row>
        <table:table-row table:style-name="ro1">
          <table:table-cell office:value-type="float" office:value="531.4" calcext:value-type="float">
            <text:p>531.4</text:p>
          </table:table-cell>
          <table:table-cell table:number-columns-repeated="17"/>
        </table:table-row>
        <table:table-row table:style-name="ro1">
          <table:table-cell office:value-type="float" office:value="531.6" calcext:value-type="float">
            <text:p>531.6</text:p>
          </table:table-cell>
          <table:table-cell table:number-columns-repeated="17"/>
        </table:table-row>
        <table:table-row table:style-name="ro1">
          <table:table-cell office:value-type="float" office:value="531.8" calcext:value-type="float">
            <text:p>531.8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7"/>
        </table:table-row>
        <table:table-row table:style-name="ro1">
          <table:table-cell office:value-type="float" office:value="532.2" calcext:value-type="float">
            <text:p>532.2</text:p>
          </table:table-cell>
          <table:table-cell table:number-columns-repeated="17"/>
        </table:table-row>
        <table:table-row table:style-name="ro1">
          <table:table-cell office:value-type="float" office:value="532.4" calcext:value-type="float">
            <text:p>532.4</text:p>
          </table:table-cell>
          <table:table-cell table:number-columns-repeated="17"/>
        </table:table-row>
        <table:table-row table:style-name="ro1">
          <table:table-cell office:value-type="float" office:value="532.6" calcext:value-type="float">
            <text:p>532.6</text:p>
          </table:table-cell>
          <table:table-cell table:number-columns-repeated="17"/>
        </table:table-row>
        <table:table-row table:style-name="ro1">
          <table:table-cell office:value-type="float" office:value="532.8" calcext:value-type="float">
            <text:p>532.8</text:p>
          </table:table-cell>
          <table:table-cell table:number-columns-repeated="1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7"/>
        </table:table-row>
        <table:table-row table:style-name="ro1">
          <table:table-cell office:value-type="float" office:value="533.2" calcext:value-type="float">
            <text:p>533.2</text:p>
          </table:table-cell>
          <table:table-cell table:number-columns-repeated="17"/>
        </table:table-row>
        <table:table-row table:style-name="ro1">
          <table:table-cell office:value-type="float" office:value="533.4" calcext:value-type="float">
            <text:p>533.4</text:p>
          </table:table-cell>
          <table:table-cell table:number-columns-repeated="17"/>
        </table:table-row>
        <table:table-row table:style-name="ro1">
          <table:table-cell office:value-type="float" office:value="533.6" calcext:value-type="float">
            <text:p>533.6</text:p>
          </table:table-cell>
          <table:table-cell table:number-columns-repeated="17"/>
        </table:table-row>
        <table:table-row table:style-name="ro1">
          <table:table-cell office:value-type="float" office:value="533.8" calcext:value-type="float">
            <text:p>533.8</text:p>
          </table:table-cell>
          <table:table-cell table:number-columns-repeated="1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7"/>
        </table:table-row>
        <table:table-row table:style-name="ro1">
          <table:table-cell office:value-type="float" office:value="534.2" calcext:value-type="float">
            <text:p>534.2</text:p>
          </table:table-cell>
          <table:table-cell table:number-columns-repeated="17"/>
        </table:table-row>
        <table:table-row table:style-name="ro1">
          <table:table-cell office:value-type="float" office:value="534.4" calcext:value-type="float">
            <text:p>534.4</text:p>
          </table:table-cell>
          <table:table-cell table:number-columns-repeated="17"/>
        </table:table-row>
        <table:table-row table:style-name="ro1">
          <table:table-cell office:value-type="float" office:value="534.6" calcext:value-type="float">
            <text:p>534.6</text:p>
          </table:table-cell>
          <table:table-cell table:number-columns-repeated="17"/>
        </table:table-row>
        <table:table-row table:style-name="ro1">
          <table:table-cell office:value-type="float" office:value="534.8" calcext:value-type="float">
            <text:p>534.8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7"/>
        </table:table-row>
        <table:table-row table:style-name="ro1">
          <table:table-cell office:value-type="float" office:value="535.2" calcext:value-type="float">
            <text:p>535.2</text:p>
          </table:table-cell>
          <table:table-cell table:number-columns-repeated="17"/>
        </table:table-row>
        <table:table-row table:style-name="ro1">
          <table:table-cell office:value-type="float" office:value="535.4" calcext:value-type="float">
            <text:p>535.4</text:p>
          </table:table-cell>
          <table:table-cell table:number-columns-repeated="17"/>
        </table:table-row>
        <table:table-row table:style-name="ro1">
          <table:table-cell office:value-type="float" office:value="535.6" calcext:value-type="float">
            <text:p>535.6</text:p>
          </table:table-cell>
          <table:table-cell table:number-columns-repeated="17"/>
        </table:table-row>
        <table:table-row table:style-name="ro1">
          <table:table-cell office:value-type="float" office:value="535.8" calcext:value-type="float">
            <text:p>535.8</text:p>
          </table:table-cell>
          <table:table-cell table:number-columns-repeated="1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7"/>
        </table:table-row>
        <table:table-row table:style-name="ro1">
          <table:table-cell office:value-type="float" office:value="536.2" calcext:value-type="float">
            <text:p>536.2</text:p>
          </table:table-cell>
          <table:table-cell table:number-columns-repeated="17"/>
        </table:table-row>
        <table:table-row table:style-name="ro1">
          <table:table-cell office:value-type="float" office:value="536.4" calcext:value-type="float">
            <text:p>536.4</text:p>
          </table:table-cell>
          <table:table-cell table:number-columns-repeated="17"/>
        </table:table-row>
        <table:table-row table:style-name="ro1">
          <table:table-cell office:value-type="float" office:value="536.6" calcext:value-type="float">
            <text:p>536.6</text:p>
          </table:table-cell>
          <table:table-cell table:number-columns-repeated="17"/>
        </table:table-row>
        <table:table-row table:style-name="ro1">
          <table:table-cell office:value-type="float" office:value="536.8" calcext:value-type="float">
            <text:p>536.8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7"/>
        </table:table-row>
        <table:table-row table:style-name="ro1">
          <table:table-cell office:value-type="float" office:value="537.2" calcext:value-type="float">
            <text:p>537.2</text:p>
          </table:table-cell>
          <table:table-cell table:number-columns-repeated="17"/>
        </table:table-row>
        <table:table-row table:style-name="ro1">
          <table:table-cell office:value-type="float" office:value="537.4" calcext:value-type="float">
            <text:p>537.4</text:p>
          </table:table-cell>
          <table:table-cell table:number-columns-repeated="17"/>
        </table:table-row>
        <table:table-row table:style-name="ro1">
          <table:table-cell office:value-type="float" office:value="537.6" calcext:value-type="float">
            <text:p>537.6</text:p>
          </table:table-cell>
          <table:table-cell table:number-columns-repeated="17"/>
        </table:table-row>
        <table:table-row table:style-name="ro1">
          <table:table-cell office:value-type="float" office:value="537.8" calcext:value-type="float">
            <text:p>537.8</text:p>
          </table:table-cell>
          <table:table-cell table:number-columns-repeated="1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7"/>
        </table:table-row>
        <table:table-row table:style-name="ro1">
          <table:table-cell office:value-type="float" office:value="538.2" calcext:value-type="float">
            <text:p>538.2</text:p>
          </table:table-cell>
          <table:table-cell table:number-columns-repeated="17"/>
        </table:table-row>
        <table:table-row table:style-name="ro1">
          <table:table-cell office:value-type="float" office:value="538.4" calcext:value-type="float">
            <text:p>538.4</text:p>
          </table:table-cell>
          <table:table-cell table:number-columns-repeated="17"/>
        </table:table-row>
        <table:table-row table:style-name="ro1">
          <table:table-cell office:value-type="float" office:value="538.6" calcext:value-type="float">
            <text:p>538.6</text:p>
          </table:table-cell>
          <table:table-cell table:number-columns-repeated="17"/>
        </table:table-row>
        <table:table-row table:style-name="ro1">
          <table:table-cell office:value-type="float" office:value="538.8" calcext:value-type="float">
            <text:p>538.8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39.2" calcext:value-type="float">
            <text:p>539.2</text:p>
          </table:table-cell>
          <table:table-cell table:number-columns-repeated="17"/>
        </table:table-row>
        <table:table-row table:style-name="ro1">
          <table:table-cell office:value-type="float" office:value="539.4" calcext:value-type="float">
            <text:p>539.4</text:p>
          </table:table-cell>
          <table:table-cell table:number-columns-repeated="17"/>
        </table:table-row>
        <table:table-row table:style-name="ro1">
          <table:table-cell office:value-type="float" office:value="539.6" calcext:value-type="float">
            <text:p>539.6</text:p>
          </table:table-cell>
          <table:table-cell table:number-columns-repeated="17"/>
        </table:table-row>
        <table:table-row table:style-name="ro1">
          <table:table-cell office:value-type="float" office:value="539.8" calcext:value-type="float">
            <text:p>539.8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7"/>
        </table:table-row>
        <table:table-row table:style-name="ro1">
          <table:table-cell office:value-type="float" office:value="540.2" calcext:value-type="float">
            <text:p>540.2</text:p>
          </table:table-cell>
          <table:table-cell table:number-columns-repeated="17"/>
        </table:table-row>
        <table:table-row table:style-name="ro1">
          <table:table-cell office:value-type="float" office:value="540.4" calcext:value-type="float">
            <text:p>540.4</text:p>
          </table:table-cell>
          <table:table-cell table:number-columns-repeated="17"/>
        </table:table-row>
        <table:table-row table:style-name="ro1">
          <table:table-cell office:value-type="float" office:value="540.6" calcext:value-type="float">
            <text:p>540.6</text:p>
          </table:table-cell>
          <table:table-cell table:number-columns-repeated="17"/>
        </table:table-row>
        <table:table-row table:style-name="ro1">
          <table:table-cell office:value-type="float" office:value="540.8" calcext:value-type="float">
            <text:p>540.8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7"/>
        </table:table-row>
        <table:table-row table:style-name="ro1">
          <table:table-cell office:value-type="float" office:value="541.2" calcext:value-type="float">
            <text:p>541.2</text:p>
          </table:table-cell>
          <table:table-cell table:number-columns-repeated="17"/>
        </table:table-row>
        <table:table-row table:style-name="ro1">
          <table:table-cell office:value-type="float" office:value="541.4" calcext:value-type="float">
            <text:p>541.4</text:p>
          </table:table-cell>
          <table:table-cell table:number-columns-repeated="17"/>
        </table:table-row>
        <table:table-row table:style-name="ro1">
          <table:table-cell office:value-type="float" office:value="541.6" calcext:value-type="float">
            <text:p>541.6</text:p>
          </table:table-cell>
          <table:table-cell table:number-columns-repeated="17"/>
        </table:table-row>
        <table:table-row table:style-name="ro1">
          <table:table-cell office:value-type="float" office:value="541.8" calcext:value-type="float">
            <text:p>541.8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2.2" calcext:value-type="float">
            <text:p>542.2</text:p>
          </table:table-cell>
          <table:table-cell table:number-columns-repeated="17"/>
        </table:table-row>
        <table:table-row table:style-name="ro1">
          <table:table-cell office:value-type="float" office:value="542.4" calcext:value-type="float">
            <text:p>542.4</text:p>
          </table:table-cell>
          <table:table-cell table:number-columns-repeated="17"/>
        </table:table-row>
        <table:table-row table:style-name="ro1">
          <table:table-cell office:value-type="float" office:value="542.6" calcext:value-type="float">
            <text:p>542.6</text:p>
          </table:table-cell>
          <table:table-cell table:number-columns-repeated="17"/>
        </table:table-row>
        <table:table-row table:style-name="ro1">
          <table:table-cell office:value-type="float" office:value="542.8" calcext:value-type="float">
            <text:p>542.8</text:p>
          </table:table-cell>
          <table:table-cell table:number-columns-repeated="1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7"/>
        </table:table-row>
        <table:table-row table:style-name="ro1">
          <table:table-cell office:value-type="float" office:value="543.2" calcext:value-type="float">
            <text:p>543.2</text:p>
          </table:table-cell>
          <table:table-cell table:number-columns-repeated="17"/>
        </table:table-row>
        <table:table-row table:style-name="ro1">
          <table:table-cell office:value-type="float" office:value="543.4" calcext:value-type="float">
            <text:p>543.4</text:p>
          </table:table-cell>
          <table:table-cell table:number-columns-repeated="17"/>
        </table:table-row>
        <table:table-row table:style-name="ro1">
          <table:table-cell office:value-type="float" office:value="543.6" calcext:value-type="float">
            <text:p>543.6</text:p>
          </table:table-cell>
          <table:table-cell table:number-columns-repeated="17"/>
        </table:table-row>
        <table:table-row table:style-name="ro1">
          <table:table-cell office:value-type="float" office:value="543.8" calcext:value-type="float">
            <text:p>543.8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.2" calcext:value-type="float">
            <text:p>544.2</text:p>
          </table:table-cell>
          <table:table-cell table:number-columns-repeated="17"/>
        </table:table-row>
        <table:table-row table:style-name="ro1">
          <table:table-cell office:value-type="float" office:value="544.4" calcext:value-type="float">
            <text:p>544.4</text:p>
          </table:table-cell>
          <table:table-cell table:number-columns-repeated="17"/>
        </table:table-row>
        <table:table-row table:style-name="ro1">
          <table:table-cell office:value-type="float" office:value="544.6" calcext:value-type="float">
            <text:p>544.6</text:p>
          </table:table-cell>
          <table:table-cell table:number-columns-repeated="17"/>
        </table:table-row>
        <table:table-row table:style-name="ro1">
          <table:table-cell office:value-type="float" office:value="544.8" calcext:value-type="float">
            <text:p>544.8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7"/>
        </table:table-row>
        <table:table-row table:style-name="ro1">
          <table:table-cell office:value-type="float" office:value="545.2" calcext:value-type="float">
            <text:p>545.2</text:p>
          </table:table-cell>
          <table:table-cell table:number-columns-repeated="17"/>
        </table:table-row>
        <table:table-row table:style-name="ro1">
          <table:table-cell office:value-type="float" office:value="545.4" calcext:value-type="float">
            <text:p>545.4</text:p>
          </table:table-cell>
          <table:table-cell table:number-columns-repeated="17"/>
        </table:table-row>
        <table:table-row table:style-name="ro1">
          <table:table-cell office:value-type="float" office:value="545.6" calcext:value-type="float">
            <text:p>545.6</text:p>
          </table:table-cell>
          <table:table-cell table:number-columns-repeated="17"/>
        </table:table-row>
        <table:table-row table:style-name="ro1">
          <table:table-cell office:value-type="float" office:value="545.8" calcext:value-type="float">
            <text:p>545.8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6.2" calcext:value-type="float">
            <text:p>546.2</text:p>
          </table:table-cell>
          <table:table-cell table:number-columns-repeated="17"/>
        </table:table-row>
        <table:table-row table:style-name="ro1">
          <table:table-cell office:value-type="float" office:value="546.4" calcext:value-type="float">
            <text:p>546.4</text:p>
          </table:table-cell>
          <table:table-cell table:number-columns-repeated="17"/>
        </table:table-row>
        <table:table-row table:style-name="ro1">
          <table:table-cell office:value-type="float" office:value="546.6" calcext:value-type="float">
            <text:p>546.6</text:p>
          </table:table-cell>
          <table:table-cell table:number-columns-repeated="17"/>
        </table:table-row>
        <table:table-row table:style-name="ro1">
          <table:table-cell office:value-type="float" office:value="546.8" calcext:value-type="float">
            <text:p>546.8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7"/>
        </table:table-row>
        <table:table-row table:style-name="ro1">
          <table:table-cell office:value-type="float" office:value="547.2" calcext:value-type="float">
            <text:p>547.2</text:p>
          </table:table-cell>
          <table:table-cell table:number-columns-repeated="17"/>
        </table:table-row>
        <table:table-row table:style-name="ro1">
          <table:table-cell office:value-type="float" office:value="547.4" calcext:value-type="float">
            <text:p>547.4</text:p>
          </table:table-cell>
          <table:table-cell table:number-columns-repeated="17"/>
        </table:table-row>
        <table:table-row table:style-name="ro1">
          <table:table-cell office:value-type="float" office:value="547.6" calcext:value-type="float">
            <text:p>547.6</text:p>
          </table:table-cell>
          <table:table-cell table:number-columns-repeated="17"/>
        </table:table-row>
        <table:table-row table:style-name="ro1">
          <table:table-cell office:value-type="float" office:value="547.8" calcext:value-type="float">
            <text:p>547.8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8.2" calcext:value-type="float">
            <text:p>548.2</text:p>
          </table:table-cell>
          <table:table-cell table:number-columns-repeated="17"/>
        </table:table-row>
        <table:table-row table:style-name="ro1">
          <table:table-cell office:value-type="float" office:value="548.4" calcext:value-type="float">
            <text:p>548.4</text:p>
          </table:table-cell>
          <table:table-cell table:number-columns-repeated="17"/>
        </table:table-row>
        <table:table-row table:style-name="ro1">
          <table:table-cell office:value-type="float" office:value="548.6" calcext:value-type="float">
            <text:p>548.6</text:p>
          </table:table-cell>
          <table:table-cell table:number-columns-repeated="17"/>
        </table:table-row>
        <table:table-row table:style-name="ro1">
          <table:table-cell office:value-type="float" office:value="548.8" calcext:value-type="float">
            <text:p>548.8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7"/>
        </table:table-row>
        <table:table-row table:style-name="ro1">
          <table:table-cell office:value-type="float" office:value="549.2" calcext:value-type="float">
            <text:p>549.2</text:p>
          </table:table-cell>
          <table:table-cell table:number-columns-repeated="17"/>
        </table:table-row>
        <table:table-row table:style-name="ro1">
          <table:table-cell office:value-type="float" office:value="549.4" calcext:value-type="float">
            <text:p>549.4</text:p>
          </table:table-cell>
          <table:table-cell table:number-columns-repeated="17"/>
        </table:table-row>
        <table:table-row table:style-name="ro1">
          <table:table-cell office:value-type="float" office:value="549.6" calcext:value-type="float">
            <text:p>549.6</text:p>
          </table:table-cell>
          <table:table-cell table:number-columns-repeated="17"/>
        </table:table-row>
        <table:table-row table:style-name="ro1">
          <table:table-cell office:value-type="float" office:value="549.8" calcext:value-type="float">
            <text:p>549.8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7"/>
        </table:table-row>
        <table:table-row table:style-name="ro1">
          <table:table-cell office:value-type="float" office:value="550.2" calcext:value-type="float">
            <text:p>550.2</text:p>
          </table:table-cell>
          <table:table-cell table:number-columns-repeated="17"/>
        </table:table-row>
        <table:table-row table:style-name="ro1">
          <table:table-cell office:value-type="float" office:value="550.4" calcext:value-type="float">
            <text:p>550.4</text:p>
          </table:table-cell>
          <table:table-cell table:number-columns-repeated="17"/>
        </table:table-row>
        <table:table-row table:style-name="ro1">
          <table:table-cell office:value-type="float" office:value="550.6" calcext:value-type="float">
            <text:p>550.6</text:p>
          </table:table-cell>
          <table:table-cell table:number-columns-repeated="17"/>
        </table:table-row>
        <table:table-row table:style-name="ro1">
          <table:table-cell office:value-type="float" office:value="550.8" calcext:value-type="float">
            <text:p>550.8</text:p>
          </table:table-cell>
          <table:table-cell table:number-columns-repeated="1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7"/>
        </table:table-row>
        <table:table-row table:style-name="ro1">
          <table:table-cell office:value-type="float" office:value="551.2" calcext:value-type="float">
            <text:p>551.2</text:p>
          </table:table-cell>
          <table:table-cell table:number-columns-repeated="17"/>
        </table:table-row>
        <table:table-row table:style-name="ro1">
          <table:table-cell office:value-type="float" office:value="551.4" calcext:value-type="float">
            <text:p>551.4</text:p>
          </table:table-cell>
          <table:table-cell table:number-columns-repeated="17"/>
        </table:table-row>
        <table:table-row table:style-name="ro1">
          <table:table-cell office:value-type="float" office:value="551.6" calcext:value-type="float">
            <text:p>551.6</text:p>
          </table:table-cell>
          <table:table-cell table:number-columns-repeated="17"/>
        </table:table-row>
        <table:table-row table:style-name="ro1">
          <table:table-cell office:value-type="float" office:value="551.8" calcext:value-type="float">
            <text:p>551.8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7"/>
        </table:table-row>
        <table:table-row table:style-name="ro1">
          <table:table-cell office:value-type="float" office:value="552.2" calcext:value-type="float">
            <text:p>552.2</text:p>
          </table:table-cell>
          <table:table-cell table:number-columns-repeated="17"/>
        </table:table-row>
        <table:table-row table:style-name="ro1">
          <table:table-cell office:value-type="float" office:value="552.4" calcext:value-type="float">
            <text:p>552.4</text:p>
          </table:table-cell>
          <table:table-cell table:number-columns-repeated="17"/>
        </table:table-row>
        <table:table-row table:style-name="ro1">
          <table:table-cell office:value-type="float" office:value="552.6" calcext:value-type="float">
            <text:p>552.6</text:p>
          </table:table-cell>
          <table:table-cell table:number-columns-repeated="17"/>
        </table:table-row>
        <table:table-row table:style-name="ro1">
          <table:table-cell office:value-type="float" office:value="552.8" calcext:value-type="float">
            <text:p>552.8</text:p>
          </table:table-cell>
          <table:table-cell table:number-columns-repeated="1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7"/>
        </table:table-row>
        <table:table-row table:style-name="ro1">
          <table:table-cell office:value-type="float" office:value="553.2" calcext:value-type="float">
            <text:p>553.2</text:p>
          </table:table-cell>
          <table:table-cell table:number-columns-repeated="17"/>
        </table:table-row>
        <table:table-row table:style-name="ro1">
          <table:table-cell office:value-type="float" office:value="553.4" calcext:value-type="float">
            <text:p>553.4</text:p>
          </table:table-cell>
          <table:table-cell table:number-columns-repeated="17"/>
        </table:table-row>
        <table:table-row table:style-name="ro1">
          <table:table-cell office:value-type="float" office:value="553.6" calcext:value-type="float">
            <text:p>553.6</text:p>
          </table:table-cell>
          <table:table-cell table:number-columns-repeated="17"/>
        </table:table-row>
        <table:table-row table:style-name="ro1">
          <table:table-cell office:value-type="float" office:value="553.8" calcext:value-type="float">
            <text:p>553.8</text:p>
          </table:table-cell>
          <table:table-cell table:number-columns-repeated="1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7"/>
        </table:table-row>
        <table:table-row table:style-name="ro1">
          <table:table-cell office:value-type="float" office:value="554.2" calcext:value-type="float">
            <text:p>554.2</text:p>
          </table:table-cell>
          <table:table-cell table:number-columns-repeated="17"/>
        </table:table-row>
        <table:table-row table:style-name="ro1">
          <table:table-cell office:value-type="float" office:value="554.4" calcext:value-type="float">
            <text:p>554.4</text:p>
          </table:table-cell>
          <table:table-cell table:number-columns-repeated="17"/>
        </table:table-row>
        <table:table-row table:style-name="ro1">
          <table:table-cell office:value-type="float" office:value="554.6" calcext:value-type="float">
            <text:p>554.6</text:p>
          </table:table-cell>
          <table:table-cell table:number-columns-repeated="17"/>
        </table:table-row>
        <table:table-row table:style-name="ro1">
          <table:table-cell office:value-type="float" office:value="554.8" calcext:value-type="float">
            <text:p>554.8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7"/>
        </table:table-row>
        <table:table-row table:style-name="ro1">
          <table:table-cell office:value-type="float" office:value="555.2" calcext:value-type="float">
            <text:p>555.2</text:p>
          </table:table-cell>
          <table:table-cell table:number-columns-repeated="17"/>
        </table:table-row>
        <table:table-row table:style-name="ro1">
          <table:table-cell office:value-type="float" office:value="555.4" calcext:value-type="float">
            <text:p>555.4</text:p>
          </table:table-cell>
          <table:table-cell table:number-columns-repeated="17"/>
        </table:table-row>
        <table:table-row table:style-name="ro1">
          <table:table-cell office:value-type="float" office:value="555.6" calcext:value-type="float">
            <text:p>555.6</text:p>
          </table:table-cell>
          <table:table-cell table:number-columns-repeated="17"/>
        </table:table-row>
        <table:table-row table:style-name="ro1">
          <table:table-cell office:value-type="float" office:value="555.8" calcext:value-type="float">
            <text:p>555.8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56.2" calcext:value-type="float">
            <text:p>556.2</text:p>
          </table:table-cell>
          <table:table-cell table:number-columns-repeated="17"/>
        </table:table-row>
        <table:table-row table:style-name="ro1">
          <table:table-cell office:value-type="float" office:value="556.4" calcext:value-type="float">
            <text:p>556.4</text:p>
          </table:table-cell>
          <table:table-cell table:number-columns-repeated="17"/>
        </table:table-row>
        <table:table-row table:style-name="ro1">
          <table:table-cell office:value-type="float" office:value="556.6" calcext:value-type="float">
            <text:p>556.6</text:p>
          </table:table-cell>
          <table:table-cell table:number-columns-repeated="17"/>
        </table:table-row>
        <table:table-row table:style-name="ro1">
          <table:table-cell office:value-type="float" office:value="556.8" calcext:value-type="float">
            <text:p>556.8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7.2" calcext:value-type="float">
            <text:p>557.2</text:p>
          </table:table-cell>
          <table:table-cell table:number-columns-repeated="17"/>
        </table:table-row>
        <table:table-row table:style-name="ro1">
          <table:table-cell office:value-type="float" office:value="557.4" calcext:value-type="float">
            <text:p>557.4</text:p>
          </table:table-cell>
          <table:table-cell table:number-columns-repeated="17"/>
        </table:table-row>
        <table:table-row table:style-name="ro1">
          <table:table-cell office:value-type="float" office:value="557.6" calcext:value-type="float">
            <text:p>557.6</text:p>
          </table:table-cell>
          <table:table-cell table:number-columns-repeated="17"/>
        </table:table-row>
        <table:table-row table:style-name="ro1">
          <table:table-cell office:value-type="float" office:value="557.8" calcext:value-type="float">
            <text:p>557.8</text:p>
          </table:table-cell>
          <table:table-cell table:number-columns-repeated="1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558.2" calcext:value-type="float">
            <text:p>558.2</text:p>
          </table:table-cell>
          <table:table-cell table:number-columns-repeated="17"/>
        </table:table-row>
        <table:table-row table:style-name="ro1">
          <table:table-cell office:value-type="float" office:value="558.4" calcext:value-type="float">
            <text:p>558.4</text:p>
          </table:table-cell>
          <table:table-cell table:number-columns-repeated="17"/>
        </table:table-row>
        <table:table-row table:style-name="ro1">
          <table:table-cell office:value-type="float" office:value="558.6" calcext:value-type="float">
            <text:p>558.6</text:p>
          </table:table-cell>
          <table:table-cell table:number-columns-repeated="17"/>
        </table:table-row>
        <table:table-row table:style-name="ro1">
          <table:table-cell office:value-type="float" office:value="558.8" calcext:value-type="float">
            <text:p>558.8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7"/>
        </table:table-row>
        <table:table-row table:style-name="ro1">
          <table:table-cell office:value-type="float" office:value="559.2" calcext:value-type="float">
            <text:p>559.2</text:p>
          </table:table-cell>
          <table:table-cell table:number-columns-repeated="17"/>
        </table:table-row>
        <table:table-row table:style-name="ro1">
          <table:table-cell office:value-type="float" office:value="559.4" calcext:value-type="float">
            <text:p>559.4</text:p>
          </table:table-cell>
          <table:table-cell table:number-columns-repeated="17"/>
        </table:table-row>
        <table:table-row table:style-name="ro1">
          <table:table-cell office:value-type="float" office:value="559.6" calcext:value-type="float">
            <text:p>559.6</text:p>
          </table:table-cell>
          <table:table-cell table:number-columns-repeated="17"/>
        </table:table-row>
        <table:table-row table:style-name="ro1">
          <table:table-cell office:value-type="float" office:value="559.8" calcext:value-type="float">
            <text:p>559.8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7"/>
        </table:table-row>
        <table:table-row table:style-name="ro1">
          <table:table-cell office:value-type="float" office:value="560.2" calcext:value-type="float">
            <text:p>560.2</text:p>
          </table:table-cell>
          <table:table-cell table:number-columns-repeated="17"/>
        </table:table-row>
        <table:table-row table:style-name="ro1">
          <table:table-cell office:value-type="float" office:value="560.4" calcext:value-type="float">
            <text:p>560.4</text:p>
          </table:table-cell>
          <table:table-cell table:number-columns-repeated="17"/>
        </table:table-row>
        <table:table-row table:style-name="ro1">
          <table:table-cell office:value-type="float" office:value="560.6" calcext:value-type="float">
            <text:p>560.6</text:p>
          </table:table-cell>
          <table:table-cell table:number-columns-repeated="17"/>
        </table:table-row>
        <table:table-row table:style-name="ro1">
          <table:table-cell office:value-type="float" office:value="560.8" calcext:value-type="float">
            <text:p>560.8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1.2" calcext:value-type="float">
            <text:p>561.2</text:p>
          </table:table-cell>
          <table:table-cell table:number-columns-repeated="17"/>
        </table:table-row>
        <table:table-row table:style-name="ro1">
          <table:table-cell office:value-type="float" office:value="561.4" calcext:value-type="float">
            <text:p>561.4</text:p>
          </table:table-cell>
          <table:table-cell table:number-columns-repeated="17"/>
        </table:table-row>
        <table:table-row table:style-name="ro1">
          <table:table-cell office:value-type="float" office:value="561.6" calcext:value-type="float">
            <text:p>561.6</text:p>
          </table:table-cell>
          <table:table-cell table:number-columns-repeated="17"/>
        </table:table-row>
        <table:table-row table:style-name="ro1">
          <table:table-cell office:value-type="float" office:value="561.8" calcext:value-type="float">
            <text:p>561.8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7"/>
        </table:table-row>
        <table:table-row table:style-name="ro1">
          <table:table-cell office:value-type="float" office:value="562.2" calcext:value-type="float">
            <text:p>562.2</text:p>
          </table:table-cell>
          <table:table-cell table:number-columns-repeated="17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17"/>
        </table:table-row>
        <table:table-row table:style-name="ro1">
          <table:table-cell office:value-type="float" office:value="562.6" calcext:value-type="float">
            <text:p>562.6</text:p>
          </table:table-cell>
          <table:table-cell table:number-columns-repeated="17"/>
        </table:table-row>
        <table:table-row table:style-name="ro1">
          <table:table-cell office:value-type="float" office:value="562.8" calcext:value-type="float">
            <text:p>562.8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.2" calcext:value-type="float">
            <text:p>563.2</text:p>
          </table:table-cell>
          <table:table-cell table:number-columns-repeated="17"/>
        </table:table-row>
        <table:table-row table:style-name="ro1">
          <table:table-cell office:value-type="float" office:value="563.4" calcext:value-type="float">
            <text:p>563.4</text:p>
          </table:table-cell>
          <table:table-cell table:number-columns-repeated="17"/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17"/>
        </table:table-row>
        <table:table-row table:style-name="ro1">
          <table:table-cell office:value-type="float" office:value="563.8" calcext:value-type="float">
            <text:p>563.8</text:p>
          </table:table-cell>
          <table:table-cell table:number-columns-repeated="1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7"/>
        </table:table-row>
        <table:table-row table:style-name="ro1">
          <table:table-cell office:value-type="float" office:value="564.2" calcext:value-type="float">
            <text:p>564.2</text:p>
          </table:table-cell>
          <table:table-cell table:number-columns-repeated="17"/>
        </table:table-row>
        <table:table-row table:style-name="ro1">
          <table:table-cell office:value-type="float" office:value="564.4" calcext:value-type="float">
            <text:p>564.4</text:p>
          </table:table-cell>
          <table:table-cell table:number-columns-repeated="17"/>
        </table:table-row>
        <table:table-row table:style-name="ro1">
          <table:table-cell office:value-type="float" office:value="564.6" calcext:value-type="float">
            <text:p>564.6</text:p>
          </table:table-cell>
          <table:table-cell table:number-columns-repeated="17"/>
        </table:table-row>
        <table:table-row table:style-name="ro1">
          <table:table-cell office:value-type="float" office:value="564.8" calcext:value-type="float">
            <text:p>564.8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7"/>
        </table:table-row>
        <table:table-row table:style-name="ro1">
          <table:table-cell office:value-type="float" office:value="565.2" calcext:value-type="float">
            <text:p>565.2</text:p>
          </table:table-cell>
          <table:table-cell table:number-columns-repeated="17"/>
        </table:table-row>
        <table:table-row table:style-name="ro1">
          <table:table-cell office:value-type="float" office:value="565.4" calcext:value-type="float">
            <text:p>565.4</text:p>
          </table:table-cell>
          <table:table-cell table:number-columns-repeated="17"/>
        </table:table-row>
        <table:table-row table:style-name="ro1">
          <table:table-cell office:value-type="float" office:value="565.6" calcext:value-type="float">
            <text:p>565.6</text:p>
          </table:table-cell>
          <table:table-cell table:number-columns-repeated="17"/>
        </table:table-row>
        <table:table-row table:style-name="ro1">
          <table:table-cell office:value-type="float" office:value="565.8" calcext:value-type="float">
            <text:p>565.8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7"/>
        </table:table-row>
        <table:table-row table:style-name="ro1">
          <table:table-cell office:value-type="float" office:value="566.2" calcext:value-type="float">
            <text:p>566.2</text:p>
          </table:table-cell>
          <table:table-cell table:number-columns-repeated="17"/>
        </table:table-row>
        <table:table-row table:style-name="ro1">
          <table:table-cell office:value-type="float" office:value="566.4" calcext:value-type="float">
            <text:p>566.4</text:p>
          </table:table-cell>
          <table:table-cell table:number-columns-repeated="17"/>
        </table:table-row>
        <table:table-row table:style-name="ro1">
          <table:table-cell office:value-type="float" office:value="566.6" calcext:value-type="float">
            <text:p>566.6</text:p>
          </table:table-cell>
          <table:table-cell table:number-columns-repeated="17"/>
        </table:table-row>
        <table:table-row table:style-name="ro1">
          <table:table-cell office:value-type="float" office:value="566.8" calcext:value-type="float">
            <text:p>566.8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7"/>
        </table:table-row>
        <table:table-row table:style-name="ro1">
          <table:table-cell office:value-type="float" office:value="567.2" calcext:value-type="float">
            <text:p>567.2</text:p>
          </table:table-cell>
          <table:table-cell table:number-columns-repeated="17"/>
        </table:table-row>
        <table:table-row table:style-name="ro1">
          <table:table-cell office:value-type="float" office:value="567.4" calcext:value-type="float">
            <text:p>567.4</text:p>
          </table:table-cell>
          <table:table-cell table:number-columns-repeated="17"/>
        </table:table-row>
        <table:table-row table:style-name="ro1">
          <table:table-cell office:value-type="float" office:value="567.6" calcext:value-type="float">
            <text:p>567.6</text:p>
          </table:table-cell>
          <table:table-cell table:number-columns-repeated="17"/>
        </table:table-row>
        <table:table-row table:style-name="ro1">
          <table:table-cell office:value-type="float" office:value="567.8" calcext:value-type="float">
            <text:p>567.8</text:p>
          </table:table-cell>
          <table:table-cell table:number-columns-repeated="1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7"/>
        </table:table-row>
        <table:table-row table:style-name="ro1">
          <table:table-cell office:value-type="float" office:value="568.2" calcext:value-type="float">
            <text:p>568.2</text:p>
          </table:table-cell>
          <table:table-cell table:number-columns-repeated="17"/>
        </table:table-row>
        <table:table-row table:style-name="ro1">
          <table:table-cell office:value-type="float" office:value="568.4" calcext:value-type="float">
            <text:p>568.4</text:p>
          </table:table-cell>
          <table:table-cell table:number-columns-repeated="17"/>
        </table:table-row>
        <table:table-row table:style-name="ro1">
          <table:table-cell office:value-type="float" office:value="568.6" calcext:value-type="float">
            <text:p>568.6</text:p>
          </table:table-cell>
          <table:table-cell table:number-columns-repeated="17"/>
        </table:table-row>
        <table:table-row table:style-name="ro1">
          <table:table-cell office:value-type="float" office:value="568.8" calcext:value-type="float">
            <text:p>568.8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69.2" calcext:value-type="float">
            <text:p>569.2</text:p>
          </table:table-cell>
          <table:table-cell table:number-columns-repeated="17"/>
        </table:table-row>
        <table:table-row table:style-name="ro1">
          <table:table-cell office:value-type="float" office:value="569.4" calcext:value-type="float">
            <text:p>569.4</text:p>
          </table:table-cell>
          <table:table-cell table:number-columns-repeated="17"/>
        </table:table-row>
        <table:table-row table:style-name="ro1">
          <table:table-cell office:value-type="float" office:value="569.6" calcext:value-type="float">
            <text:p>569.6</text:p>
          </table:table-cell>
          <table:table-cell table:number-columns-repeated="17"/>
        </table:table-row>
        <table:table-row table:style-name="ro1">
          <table:table-cell office:value-type="float" office:value="569.8" calcext:value-type="float">
            <text:p>569.8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7"/>
        </table:table-row>
        <table:table-row table:style-name="ro1">
          <table:table-cell office:value-type="float" office:value="570.2" calcext:value-type="float">
            <text:p>570.2</text:p>
          </table:table-cell>
          <table:table-cell table:number-columns-repeated="17"/>
        </table:table-row>
        <table:table-row table:style-name="ro1">
          <table:table-cell office:value-type="float" office:value="570.4" calcext:value-type="float">
            <text:p>570.4</text:p>
          </table:table-cell>
          <table:table-cell table:number-columns-repeated="17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17"/>
        </table:table-row>
        <table:table-row table:style-name="ro1">
          <table:table-cell office:value-type="float" office:value="570.8" calcext:value-type="float">
            <text:p>570.8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7"/>
        </table:table-row>
        <table:table-row table:style-name="ro1">
          <table:table-cell office:value-type="float" office:value="571.2" calcext:value-type="float">
            <text:p>571.2</text:p>
          </table:table-cell>
          <table:table-cell table:number-columns-repeated="17"/>
        </table:table-row>
        <table:table-row table:style-name="ro1">
          <table:table-cell office:value-type="float" office:value="571.4" calcext:value-type="float">
            <text:p>571.4</text:p>
          </table:table-cell>
          <table:table-cell table:number-columns-repeated="17"/>
        </table:table-row>
        <table:table-row table:style-name="ro1">
          <table:table-cell office:value-type="float" office:value="571.6" calcext:value-type="float">
            <text:p>571.6</text:p>
          </table:table-cell>
          <table:table-cell table:number-columns-repeated="17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1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7"/>
        </table:table-row>
        <table:table-row table:style-name="ro1">
          <table:table-cell office:value-type="float" office:value="572.2" calcext:value-type="float">
            <text:p>572.2</text:p>
          </table:table-cell>
          <table:table-cell table:number-columns-repeated="17"/>
        </table:table-row>
        <table:table-row table:style-name="ro1">
          <table:table-cell office:value-type="float" office:value="572.4" calcext:value-type="float">
            <text:p>572.4</text:p>
          </table:table-cell>
          <table:table-cell table:number-columns-repeated="17"/>
        </table:table-row>
        <table:table-row table:style-name="ro1">
          <table:table-cell office:value-type="float" office:value="572.6" calcext:value-type="float">
            <text:p>572.6</text:p>
          </table:table-cell>
          <table:table-cell table:number-columns-repeated="17"/>
        </table:table-row>
        <table:table-row table:style-name="ro1">
          <table:table-cell office:value-type="float" office:value="572.8" calcext:value-type="float">
            <text:p>572.8</text:p>
          </table:table-cell>
          <table:table-cell table:number-columns-repeated="1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7"/>
        </table:table-row>
        <table:table-row table:style-name="ro1">
          <table:table-cell office:value-type="float" office:value="573.2" calcext:value-type="float">
            <text:p>573.2</text:p>
          </table:table-cell>
          <table:table-cell table:number-columns-repeated="17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17"/>
        </table:table-row>
        <table:table-row table:style-name="ro1">
          <table:table-cell office:value-type="float" office:value="573.6" calcext:value-type="float">
            <text:p>573.6</text:p>
          </table:table-cell>
          <table:table-cell table:number-columns-repeated="17"/>
        </table:table-row>
        <table:table-row table:style-name="ro1">
          <table:table-cell office:value-type="float" office:value="573.8" calcext:value-type="float">
            <text:p>573.8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7"/>
        </table:table-row>
        <table:table-row table:style-name="ro1">
          <table:table-cell office:value-type="float" office:value="574.2" calcext:value-type="float">
            <text:p>574.2</text:p>
          </table:table-cell>
          <table:table-cell table:number-columns-repeated="17"/>
        </table:table-row>
        <table:table-row table:style-name="ro1">
          <table:table-cell office:value-type="float" office:value="574.4" calcext:value-type="float">
            <text:p>574.4</text:p>
          </table:table-cell>
          <table:table-cell table:number-columns-repeated="17"/>
        </table:table-row>
        <table:table-row table:style-name="ro1">
          <table:table-cell office:value-type="float" office:value="574.6" calcext:value-type="float">
            <text:p>574.6</text:p>
          </table:table-cell>
          <table:table-cell table:number-columns-repeated="17"/>
        </table:table-row>
        <table:table-row table:style-name="ro1">
          <table:table-cell office:value-type="float" office:value="574.8" calcext:value-type="float">
            <text:p>574.8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7"/>
        </table:table-row>
        <table:table-row table:style-name="ro1">
          <table:table-cell office:value-type="float" office:value="575.2" calcext:value-type="float">
            <text:p>575.2</text:p>
          </table:table-cell>
          <table:table-cell table:number-columns-repeated="17"/>
        </table:table-row>
        <table:table-row table:style-name="ro1">
          <table:table-cell office:value-type="float" office:value="575.4" calcext:value-type="float">
            <text:p>575.4</text:p>
          </table:table-cell>
          <table:table-cell table:number-columns-repeated="17"/>
        </table:table-row>
        <table:table-row table:style-name="ro1">
          <table:table-cell office:value-type="float" office:value="575.6" calcext:value-type="float">
            <text:p>575.6</text:p>
          </table:table-cell>
          <table:table-cell table:number-columns-repeated="17"/>
        </table:table-row>
        <table:table-row table:style-name="ro1">
          <table:table-cell office:value-type="float" office:value="575.8" calcext:value-type="float">
            <text:p>575.8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.2" calcext:value-type="float">
            <text:p>576.2</text:p>
          </table:table-cell>
          <table:table-cell table:number-columns-repeated="17"/>
        </table:table-row>
        <table:table-row table:style-name="ro1">
          <table:table-cell office:value-type="float" office:value="576.4" calcext:value-type="float">
            <text:p>576.4</text:p>
          </table:table-cell>
          <table:table-cell table:number-columns-repeated="17"/>
        </table:table-row>
        <table:table-row table:style-name="ro1">
          <table:table-cell office:value-type="float" office:value="576.6" calcext:value-type="float">
            <text:p>576.6</text:p>
          </table:table-cell>
          <table:table-cell table:number-columns-repeated="17"/>
        </table:table-row>
        <table:table-row table:style-name="ro1">
          <table:table-cell office:value-type="float" office:value="576.8" calcext:value-type="float">
            <text:p>576.8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7.2" calcext:value-type="float">
            <text:p>577.2</text:p>
          </table:table-cell>
          <table:table-cell table:number-columns-repeated="17"/>
        </table:table-row>
        <table:table-row table:style-name="ro1">
          <table:table-cell office:value-type="float" office:value="577.4" calcext:value-type="float">
            <text:p>577.4</text:p>
          </table:table-cell>
          <table:table-cell table:number-columns-repeated="17"/>
        </table:table-row>
        <table:table-row table:style-name="ro1">
          <table:table-cell office:value-type="float" office:value="577.6" calcext:value-type="float">
            <text:p>577.6</text:p>
          </table:table-cell>
          <table:table-cell table:number-columns-repeated="17"/>
        </table:table-row>
        <table:table-row table:style-name="ro1">
          <table:table-cell office:value-type="float" office:value="577.8" calcext:value-type="float">
            <text:p>577.8</text:p>
          </table:table-cell>
          <table:table-cell table:number-columns-repeated="1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7"/>
        </table:table-row>
        <table:table-row table:style-name="ro1">
          <table:table-cell office:value-type="float" office:value="578.2" calcext:value-type="float">
            <text:p>578.2</text:p>
          </table:table-cell>
          <table:table-cell table:number-columns-repeated="17"/>
        </table:table-row>
        <table:table-row table:style-name="ro1">
          <table:table-cell office:value-type="float" office:value="578.4" calcext:value-type="float">
            <text:p>578.4</text:p>
          </table:table-cell>
          <table:table-cell table:number-columns-repeated="17"/>
        </table:table-row>
        <table:table-row table:style-name="ro1">
          <table:table-cell office:value-type="float" office:value="578.6" calcext:value-type="float">
            <text:p>578.6</text:p>
          </table:table-cell>
          <table:table-cell table:number-columns-repeated="17"/>
        </table:table-row>
        <table:table-row table:style-name="ro1">
          <table:table-cell office:value-type="float" office:value="578.8" calcext:value-type="float">
            <text:p>578.8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7"/>
        </table:table-row>
        <table:table-row table:style-name="ro1">
          <table:table-cell office:value-type="float" office:value="579.2" calcext:value-type="float">
            <text:p>579.2</text:p>
          </table:table-cell>
          <table:table-cell table:number-columns-repeated="17"/>
        </table:table-row>
        <table:table-row table:style-name="ro1">
          <table:table-cell office:value-type="float" office:value="579.4" calcext:value-type="float">
            <text:p>579.4</text:p>
          </table:table-cell>
          <table:table-cell table:number-columns-repeated="17"/>
        </table:table-row>
        <table:table-row table:style-name="ro1">
          <table:table-cell office:value-type="float" office:value="579.6" calcext:value-type="float">
            <text:p>579.6</text:p>
          </table:table-cell>
          <table:table-cell table:number-columns-repeated="17"/>
        </table:table-row>
        <table:table-row table:style-name="ro1">
          <table:table-cell office:value-type="float" office:value="579.8" calcext:value-type="float">
            <text:p>579.8</text:p>
          </table:table-cell>
          <table:table-cell table:number-columns-repeated="1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float" office:value="580.2" calcext:value-type="float">
            <text:p>580.2</text:p>
          </table:table-cell>
          <table:table-cell table:number-columns-repeated="17"/>
        </table:table-row>
        <table:table-row table:style-name="ro1">
          <table:table-cell office:value-type="float" office:value="580.4" calcext:value-type="float">
            <text:p>580.4</text:p>
          </table:table-cell>
          <table:table-cell table:number-columns-repeated="17"/>
        </table:table-row>
        <table:table-row table:style-name="ro1">
          <table:table-cell office:value-type="float" office:value="580.6" calcext:value-type="float">
            <text:p>580.6</text:p>
          </table:table-cell>
          <table:table-cell table:number-columns-repeated="17"/>
        </table:table-row>
        <table:table-row table:style-name="ro1">
          <table:table-cell office:value-type="float" office:value="580.8" calcext:value-type="float">
            <text:p>580.8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.2" calcext:value-type="float">
            <text:p>581.2</text:p>
          </table:table-cell>
          <table:table-cell table:number-columns-repeated="17"/>
        </table:table-row>
        <table:table-row table:style-name="ro1">
          <table:table-cell office:value-type="float" office:value="581.4" calcext:value-type="float">
            <text:p>581.4</text:p>
          </table:table-cell>
          <table:table-cell table:number-columns-repeated="17"/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number-columns-repeated="17"/>
        </table:table-row>
        <table:table-row table:style-name="ro1">
          <table:table-cell office:value-type="float" office:value="581.8" calcext:value-type="float">
            <text:p>581.8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2.2" calcext:value-type="float">
            <text:p>582.2</text:p>
          </table:table-cell>
          <table:table-cell table:number-columns-repeated="17"/>
        </table:table-row>
        <table:table-row table:style-name="ro1">
          <table:table-cell office:value-type="float" office:value="582.4" calcext:value-type="float">
            <text:p>582.4</text:p>
          </table:table-cell>
          <table:table-cell table:number-columns-repeated="17"/>
        </table:table-row>
        <table:table-row table:style-name="ro1">
          <table:table-cell office:value-type="float" office:value="582.6" calcext:value-type="float">
            <text:p>582.6</text:p>
          </table:table-cell>
          <table:table-cell table:number-columns-repeated="17"/>
        </table:table-row>
        <table:table-row table:style-name="ro1">
          <table:table-cell office:value-type="float" office:value="582.8" calcext:value-type="float">
            <text:p>582.8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.2" calcext:value-type="float">
            <text:p>583.2</text:p>
          </table:table-cell>
          <table:table-cell table:number-columns-repeated="17"/>
        </table:table-row>
        <table:table-row table:style-name="ro1">
          <table:table-cell office:value-type="float" office:value="583.4" calcext:value-type="float">
            <text:p>583.4</text:p>
          </table:table-cell>
          <table:table-cell table:number-columns-repeated="17"/>
        </table:table-row>
        <table:table-row table:style-name="ro1">
          <table:table-cell office:value-type="float" office:value="583.6" calcext:value-type="float">
            <text:p>583.6</text:p>
          </table:table-cell>
          <table:table-cell table:number-columns-repeated="17"/>
        </table:table-row>
        <table:table-row table:style-name="ro1">
          <table:table-cell office:value-type="float" office:value="583.8" calcext:value-type="float">
            <text:p>583.8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4.2" calcext:value-type="float">
            <text:p>584.2</text:p>
          </table:table-cell>
          <table:table-cell table:number-columns-repeated="17"/>
        </table:table-row>
        <table:table-row table:style-name="ro1">
          <table:table-cell office:value-type="float" office:value="584.4" calcext:value-type="float">
            <text:p>584.4</text:p>
          </table:table-cell>
          <table:table-cell table:number-columns-repeated="17"/>
        </table:table-row>
        <table:table-row table:style-name="ro1">
          <table:table-cell office:value-type="float" office:value="584.6" calcext:value-type="float">
            <text:p>584.6</text:p>
          </table:table-cell>
          <table:table-cell table:number-columns-repeated="17"/>
        </table:table-row>
        <table:table-row table:style-name="ro1">
          <table:table-cell office:value-type="float" office:value="584.8" calcext:value-type="float">
            <text:p>584.8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5.2" calcext:value-type="float">
            <text:p>585.2</text:p>
          </table:table-cell>
          <table:table-cell table:number-columns-repeated="17"/>
        </table:table-row>
        <table:table-row table:style-name="ro1">
          <table:table-cell office:value-type="float" office:value="585.4" calcext:value-type="float">
            <text:p>585.4</text:p>
          </table:table-cell>
          <table:table-cell table:number-columns-repeated="17"/>
        </table:table-row>
        <table:table-row table:style-name="ro1">
          <table:table-cell office:value-type="float" office:value="585.6" calcext:value-type="float">
            <text:p>585.6</text:p>
          </table:table-cell>
          <table:table-cell table:number-columns-repeated="17"/>
        </table:table-row>
        <table:table-row table:style-name="ro1">
          <table:table-cell office:value-type="float" office:value="585.8" calcext:value-type="float">
            <text:p>585.8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.2" calcext:value-type="float">
            <text:p>586.2</text:p>
          </table:table-cell>
          <table:table-cell table:number-columns-repeated="17"/>
        </table:table-row>
        <table:table-row table:style-name="ro1">
          <table:table-cell office:value-type="float" office:value="586.4" calcext:value-type="float">
            <text:p>586.4</text:p>
          </table:table-cell>
          <table:table-cell table:number-columns-repeated="17"/>
        </table:table-row>
        <table:table-row table:style-name="ro1">
          <table:table-cell office:value-type="float" office:value="586.6" calcext:value-type="float">
            <text:p>586.6</text:p>
          </table:table-cell>
          <table:table-cell table:number-columns-repeated="17"/>
        </table:table-row>
        <table:table-row table:style-name="ro1">
          <table:table-cell office:value-type="float" office:value="586.8" calcext:value-type="float">
            <text:p>586.8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7"/>
        </table:table-row>
        <table:table-row table:style-name="ro1">
          <table:table-cell office:value-type="float" office:value="587.2" calcext:value-type="float">
            <text:p>587.2</text:p>
          </table:table-cell>
          <table:table-cell table:number-columns-repeated="17"/>
        </table:table-row>
        <table:table-row table:style-name="ro1">
          <table:table-cell office:value-type="float" office:value="587.4" calcext:value-type="float">
            <text:p>587.4</text:p>
          </table:table-cell>
          <table:table-cell table:number-columns-repeated="17"/>
        </table:table-row>
        <table:table-row table:style-name="ro1">
          <table:table-cell office:value-type="float" office:value="587.6" calcext:value-type="float">
            <text:p>587.6</text:p>
          </table:table-cell>
          <table:table-cell table:number-columns-repeated="17"/>
        </table:table-row>
        <table:table-row table:style-name="ro1">
          <table:table-cell office:value-type="float" office:value="587.8" calcext:value-type="float">
            <text:p>587.8</text:p>
          </table:table-cell>
          <table:table-cell table:number-columns-repeated="1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7"/>
        </table:table-row>
        <table:table-row table:style-name="ro1">
          <table:table-cell office:value-type="float" office:value="588.2" calcext:value-type="float">
            <text:p>588.2</text:p>
          </table:table-cell>
          <table:table-cell table:number-columns-repeated="17"/>
        </table:table-row>
        <table:table-row table:style-name="ro1">
          <table:table-cell office:value-type="float" office:value="588.4" calcext:value-type="float">
            <text:p>588.4</text:p>
          </table:table-cell>
          <table:table-cell table:number-columns-repeated="17"/>
        </table:table-row>
        <table:table-row table:style-name="ro1">
          <table:table-cell office:value-type="float" office:value="588.6" calcext:value-type="float">
            <text:p>588.6</text:p>
          </table:table-cell>
          <table:table-cell table:number-columns-repeated="17"/>
        </table:table-row>
        <table:table-row table:style-name="ro1">
          <table:table-cell office:value-type="float" office:value="588.8" calcext:value-type="float">
            <text:p>588.8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89.2" calcext:value-type="float">
            <text:p>589.2</text:p>
          </table:table-cell>
          <table:table-cell table:number-columns-repeated="17"/>
        </table:table-row>
        <table:table-row table:style-name="ro1">
          <table:table-cell office:value-type="float" office:value="589.4" calcext:value-type="float">
            <text:p>589.4</text:p>
          </table:table-cell>
          <table:table-cell table:number-columns-repeated="17"/>
        </table:table-row>
        <table:table-row table:style-name="ro1">
          <table:table-cell office:value-type="float" office:value="589.6" calcext:value-type="float">
            <text:p>589.6</text:p>
          </table:table-cell>
          <table:table-cell table:number-columns-repeated="17"/>
        </table:table-row>
        <table:table-row table:style-name="ro1">
          <table:table-cell office:value-type="float" office:value="589.8" calcext:value-type="float">
            <text:p>589.8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7"/>
        </table:table-row>
        <table:table-row table:style-name="ro1">
          <table:table-cell office:value-type="float" office:value="590.2" calcext:value-type="float">
            <text:p>590.2</text:p>
          </table:table-cell>
          <table:table-cell table:number-columns-repeated="17"/>
        </table:table-row>
        <table:table-row table:style-name="ro1">
          <table:table-cell office:value-type="float" office:value="590.4" calcext:value-type="float">
            <text:p>590.4</text:p>
          </table:table-cell>
          <table:table-cell table:number-columns-repeated="17"/>
        </table:table-row>
        <table:table-row table:style-name="ro1">
          <table:table-cell office:value-type="float" office:value="590.6" calcext:value-type="float">
            <text:p>590.6</text:p>
          </table:table-cell>
          <table:table-cell table:number-columns-repeated="17"/>
        </table:table-row>
        <table:table-row table:style-name="ro1">
          <table:table-cell office:value-type="float" office:value="590.8" calcext:value-type="float">
            <text:p>590.8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7"/>
        </table:table-row>
        <table:table-row table:style-name="ro1">
          <table:table-cell office:value-type="float" office:value="591.2" calcext:value-type="float">
            <text:p>591.2</text:p>
          </table:table-cell>
          <table:table-cell table:number-columns-repeated="17"/>
        </table:table-row>
        <table:table-row table:style-name="ro1">
          <table:table-cell office:value-type="float" office:value="591.4" calcext:value-type="float">
            <text:p>591.4</text:p>
          </table:table-cell>
          <table:table-cell table:number-columns-repeated="17"/>
        </table:table-row>
        <table:table-row table:style-name="ro1">
          <table:table-cell office:value-type="float" office:value="591.6" calcext:value-type="float">
            <text:p>591.6</text:p>
          </table:table-cell>
          <table:table-cell table:number-columns-repeated="17"/>
        </table:table-row>
        <table:table-row table:style-name="ro1">
          <table:table-cell office:value-type="float" office:value="591.8" calcext:value-type="float">
            <text:p>591.8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.2" calcext:value-type="float">
            <text:p>592.2</text:p>
          </table:table-cell>
          <table:table-cell table:number-columns-repeated="17"/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17"/>
        </table:table-row>
        <table:table-row table:style-name="ro1">
          <table:table-cell office:value-type="float" office:value="592.6" calcext:value-type="float">
            <text:p>592.6</text:p>
          </table:table-cell>
          <table:table-cell table:number-columns-repeated="17"/>
        </table:table-row>
        <table:table-row table:style-name="ro1">
          <table:table-cell office:value-type="float" office:value="592.8" calcext:value-type="float">
            <text:p>592.8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number-columns-repeated="17"/>
        </table:table-row>
        <table:table-row table:style-name="ro1">
          <table:table-cell office:value-type="float" office:value="593.4" calcext:value-type="float">
            <text:p>593.4</text:p>
          </table:table-cell>
          <table:table-cell table:number-columns-repeated="17"/>
        </table:table-row>
        <table:table-row table:style-name="ro1">
          <table:table-cell office:value-type="float" office:value="593.6" calcext:value-type="float">
            <text:p>593.6</text:p>
          </table:table-cell>
          <table:table-cell table:number-columns-repeated="17"/>
        </table:table-row>
        <table:table-row table:style-name="ro1">
          <table:table-cell office:value-type="float" office:value="593.8" calcext:value-type="float">
            <text:p>593.8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.2" calcext:value-type="float">
            <text:p>594.2</text:p>
          </table:table-cell>
          <table:table-cell table:number-columns-repeated="17"/>
        </table:table-row>
        <table:table-row table:style-name="ro1">
          <table:table-cell office:value-type="float" office:value="594.4" calcext:value-type="float">
            <text:p>594.4</text:p>
          </table:table-cell>
          <table:table-cell table:number-columns-repeated="17"/>
        </table:table-row>
        <table:table-row table:style-name="ro1">
          <table:table-cell office:value-type="float" office:value="594.6" calcext:value-type="float">
            <text:p>594.6</text:p>
          </table:table-cell>
          <table:table-cell table:number-columns-repeated="17"/>
        </table:table-row>
        <table:table-row table:style-name="ro1">
          <table:table-cell office:value-type="float" office:value="594.8" calcext:value-type="float">
            <text:p>594.8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float" office:value="595.2" calcext:value-type="float">
            <text:p>595.2</text:p>
          </table:table-cell>
          <table:table-cell table:number-columns-repeated="17"/>
        </table:table-row>
        <table:table-row table:style-name="ro1">
          <table:table-cell office:value-type="float" office:value="595.4" calcext:value-type="float">
            <text:p>595.4</text:p>
          </table:table-cell>
          <table:table-cell table:number-columns-repeated="17"/>
        </table:table-row>
        <table:table-row table:style-name="ro1">
          <table:table-cell office:value-type="float" office:value="595.6" calcext:value-type="float">
            <text:p>595.6</text:p>
          </table:table-cell>
          <table:table-cell table:number-columns-repeated="17"/>
        </table:table-row>
        <table:table-row table:style-name="ro1">
          <table:table-cell office:value-type="float" office:value="595.8" calcext:value-type="float">
            <text:p>595.8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7"/>
        </table:table-row>
        <table:table-row table:style-name="ro1">
          <table:table-cell office:value-type="float" office:value="596.2" calcext:value-type="float">
            <text:p>596.2</text:p>
          </table:table-cell>
          <table:table-cell table:number-columns-repeated="17"/>
        </table:table-row>
        <table:table-row table:style-name="ro1">
          <table:table-cell office:value-type="float" office:value="596.4" calcext:value-type="float">
            <text:p>596.4</text:p>
          </table:table-cell>
          <table:table-cell table:number-columns-repeated="17"/>
        </table:table-row>
        <table:table-row table:style-name="ro1">
          <table:table-cell office:value-type="float" office:value="596.6" calcext:value-type="float">
            <text:p>596.6</text:p>
          </table:table-cell>
          <table:table-cell table:number-columns-repeated="17"/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7"/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17"/>
        </table:table-row>
        <table:table-row table:style-name="ro1">
          <table:table-cell office:value-type="float" office:value="597.4" calcext:value-type="float">
            <text:p>597.4</text:p>
          </table:table-cell>
          <table:table-cell table:number-columns-repeated="17"/>
        </table:table-row>
        <table:table-row table:style-name="ro1">
          <table:table-cell office:value-type="float" office:value="597.6" calcext:value-type="float">
            <text:p>597.6</text:p>
          </table:table-cell>
          <table:table-cell table:number-columns-repeated="17"/>
        </table:table-row>
        <table:table-row table:style-name="ro1">
          <table:table-cell office:value-type="float" office:value="597.8" calcext:value-type="float">
            <text:p>597.8</text:p>
          </table:table-cell>
          <table:table-cell table:number-columns-repeated="1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7"/>
        </table:table-row>
        <table:table-row table:style-name="ro1">
          <table:table-cell office:value-type="float" office:value="598.2" calcext:value-type="float">
            <text:p>598.2</text:p>
          </table:table-cell>
          <table:table-cell table:number-columns-repeated="17"/>
        </table:table-row>
        <table:table-row table:style-name="ro1">
          <table:table-cell office:value-type="float" office:value="598.4" calcext:value-type="float">
            <text:p>598.4</text:p>
          </table:table-cell>
          <table:table-cell table:number-columns-repeated="17"/>
        </table:table-row>
        <table:table-row table:style-name="ro1">
          <table:table-cell office:value-type="float" office:value="598.6" calcext:value-type="float">
            <text:p>598.6</text:p>
          </table:table-cell>
          <table:table-cell table:number-columns-repeated="17"/>
        </table:table-row>
        <table:table-row table:style-name="ro1">
          <table:table-cell office:value-type="float" office:value="598.8" calcext:value-type="float">
            <text:p>598.8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7"/>
        </table:table-row>
        <table:table-row table:style-name="ro1">
          <table:table-cell office:value-type="float" office:value="599.2" calcext:value-type="float">
            <text:p>599.2</text:p>
          </table:table-cell>
          <table:table-cell table:number-columns-repeated="17"/>
        </table:table-row>
        <table:table-row table:style-name="ro1">
          <table:table-cell office:value-type="float" office:value="599.4" calcext:value-type="float">
            <text:p>599.4</text:p>
          </table:table-cell>
          <table:table-cell table:number-columns-repeated="17"/>
        </table:table-row>
        <table:table-row table:style-name="ro1">
          <table:table-cell office:value-type="float" office:value="599.6" calcext:value-type="float">
            <text:p>599.6</text:p>
          </table:table-cell>
          <table:table-cell table:number-columns-repeated="17"/>
        </table:table-row>
        <table:table-row table:style-name="ro1">
          <table:table-cell office:value-type="float" office:value="599.8" calcext:value-type="float">
            <text:p>599.8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0.2" calcext:value-type="float">
            <text:p>600.2</text:p>
          </table:table-cell>
          <table:table-cell table:number-columns-repeated="17"/>
        </table:table-row>
        <table:table-row table:style-name="ro1">
          <table:table-cell office:value-type="float" office:value="600.4" calcext:value-type="float">
            <text:p>600.4</text:p>
          </table:table-cell>
          <table:table-cell table:number-columns-repeated="17"/>
        </table:table-row>
        <table:table-row table:style-name="ro1">
          <table:table-cell office:value-type="float" office:value="600.6" calcext:value-type="float">
            <text:p>600.6</text:p>
          </table:table-cell>
          <table:table-cell table:number-columns-repeated="17"/>
        </table:table-row>
        <table:table-row table:style-name="ro1">
          <table:table-cell office:value-type="float" office:value="600.8" calcext:value-type="float">
            <text:p>600.8</text:p>
          </table:table-cell>
          <table:table-cell table:number-columns-repeated="1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7"/>
        </table:table-row>
        <table:table-row table:style-name="ro1">
          <table:table-cell office:value-type="float" office:value="601.2" calcext:value-type="float">
            <text:p>601.2</text:p>
          </table:table-cell>
          <table:table-cell table:number-columns-repeated="17"/>
        </table:table-row>
        <table:table-row table:style-name="ro1">
          <table:table-cell office:value-type="float" office:value="601.4" calcext:value-type="float">
            <text:p>601.4</text:p>
          </table:table-cell>
          <table:table-cell table:number-columns-repeated="17"/>
        </table:table-row>
        <table:table-row table:style-name="ro1">
          <table:table-cell office:value-type="float" office:value="601.6" calcext:value-type="float">
            <text:p>601.6</text:p>
          </table:table-cell>
          <table:table-cell table:number-columns-repeated="17"/>
        </table:table-row>
        <table:table-row table:style-name="ro1">
          <table:table-cell office:value-type="float" office:value="601.8" calcext:value-type="float">
            <text:p>601.8</text:p>
          </table:table-cell>
          <table:table-cell table:number-columns-repeated="1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7"/>
        </table:table-row>
        <table:table-row table:style-name="ro1">
          <table:table-cell office:value-type="float" office:value="602.2" calcext:value-type="float">
            <text:p>602.2</text:p>
          </table:table-cell>
          <table:table-cell table:number-columns-repeated="17"/>
        </table:table-row>
        <table:table-row table:style-name="ro1">
          <table:table-cell office:value-type="float" office:value="602.4" calcext:value-type="float">
            <text:p>602.4</text:p>
          </table:table-cell>
          <table:table-cell table:number-columns-repeated="17"/>
        </table:table-row>
        <table:table-row table:style-name="ro1">
          <table:table-cell office:value-type="float" office:value="602.6" calcext:value-type="float">
            <text:p>602.6</text:p>
          </table:table-cell>
          <table:table-cell table:number-columns-repeated="17"/>
        </table:table-row>
        <table:table-row table:style-name="ro1">
          <table:table-cell office:value-type="float" office:value="602.8" calcext:value-type="float">
            <text:p>602.8</text:p>
          </table:table-cell>
          <table:table-cell table:number-columns-repeated="1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7"/>
        </table:table-row>
        <table:table-row table:style-name="ro1">
          <table:table-cell office:value-type="float" office:value="603.2" calcext:value-type="float">
            <text:p>603.2</text:p>
          </table:table-cell>
          <table:table-cell table:number-columns-repeated="17"/>
        </table:table-row>
        <table:table-row table:style-name="ro1">
          <table:table-cell office:value-type="float" office:value="603.4" calcext:value-type="float">
            <text:p>603.4</text:p>
          </table:table-cell>
          <table:table-cell table:number-columns-repeated="17"/>
        </table:table-row>
        <table:table-row table:style-name="ro1">
          <table:table-cell office:value-type="float" office:value="603.6" calcext:value-type="float">
            <text:p>603.6</text:p>
          </table:table-cell>
          <table:table-cell table:number-columns-repeated="17"/>
        </table:table-row>
        <table:table-row table:style-name="ro1">
          <table:table-cell office:value-type="float" office:value="603.8" calcext:value-type="float">
            <text:p>603.8</text:p>
          </table:table-cell>
          <table:table-cell table:number-columns-repeated="1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7"/>
        </table:table-row>
        <table:table-row table:style-name="ro1">
          <table:table-cell office:value-type="float" office:value="604.2" calcext:value-type="float">
            <text:p>604.2</text:p>
          </table:table-cell>
          <table:table-cell table:number-columns-repeated="17"/>
        </table:table-row>
        <table:table-row table:style-name="ro1">
          <table:table-cell office:value-type="float" office:value="604.4" calcext:value-type="float">
            <text:p>604.4</text:p>
          </table:table-cell>
          <table:table-cell table:number-columns-repeated="17"/>
        </table:table-row>
        <table:table-row table:style-name="ro1">
          <table:table-cell office:value-type="float" office:value="604.6" calcext:value-type="float">
            <text:p>604.6</text:p>
          </table:table-cell>
          <table:table-cell table:number-columns-repeated="17"/>
        </table:table-row>
        <table:table-row table:style-name="ro1">
          <table:table-cell office:value-type="float" office:value="604.8" calcext:value-type="float">
            <text:p>604.8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.2" calcext:value-type="float">
            <text:p>605.2</text:p>
          </table:table-cell>
          <table:table-cell table:number-columns-repeated="17"/>
        </table:table-row>
        <table:table-row table:style-name="ro1">
          <table:table-cell office:value-type="float" office:value="605.4" calcext:value-type="float">
            <text:p>605.4</text:p>
          </table:table-cell>
          <table:table-cell table:number-columns-repeated="17"/>
        </table:table-row>
        <table:table-row table:style-name="ro1">
          <table:table-cell office:value-type="float" office:value="605.6" calcext:value-type="float">
            <text:p>605.6</text:p>
          </table:table-cell>
          <table:table-cell table:number-columns-repeated="17"/>
        </table:table-row>
        <table:table-row table:style-name="ro1">
          <table:table-cell office:value-type="float" office:value="605.8" calcext:value-type="float">
            <text:p>605.8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7"/>
        </table:table-row>
        <table:table-row table:style-name="ro1">
          <table:table-cell office:value-type="float" office:value="606.2" calcext:value-type="float">
            <text:p>606.2</text:p>
          </table:table-cell>
          <table:table-cell table:number-columns-repeated="17"/>
        </table:table-row>
        <table:table-row table:style-name="ro1">
          <table:table-cell office:value-type="float" office:value="606.4" calcext:value-type="float">
            <text:p>606.4</text:p>
          </table:table-cell>
          <table:table-cell table:number-columns-repeated="17"/>
        </table:table-row>
        <table:table-row table:style-name="ro1">
          <table:table-cell office:value-type="float" office:value="606.6" calcext:value-type="float">
            <text:p>606.6</text:p>
          </table:table-cell>
          <table:table-cell table:number-columns-repeated="17"/>
        </table:table-row>
        <table:table-row table:style-name="ro1">
          <table:table-cell office:value-type="float" office:value="606.8" calcext:value-type="float">
            <text:p>606.8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float" office:value="607.2" calcext:value-type="float">
            <text:p>607.2</text:p>
          </table:table-cell>
          <table:table-cell table:number-columns-repeated="17"/>
        </table:table-row>
        <table:table-row table:style-name="ro1">
          <table:table-cell office:value-type="float" office:value="607.4" calcext:value-type="float">
            <text:p>607.4</text:p>
          </table:table-cell>
          <table:table-cell table:number-columns-repeated="17"/>
        </table:table-row>
        <table:table-row table:style-name="ro1">
          <table:table-cell office:value-type="float" office:value="607.6" calcext:value-type="float">
            <text:p>607.6</text:p>
          </table:table-cell>
          <table:table-cell table:number-columns-repeated="17"/>
        </table:table-row>
        <table:table-row table:style-name="ro1">
          <table:table-cell office:value-type="float" office:value="607.8" calcext:value-type="float">
            <text:p>607.8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8.2" calcext:value-type="float">
            <text:p>608.2</text:p>
          </table:table-cell>
          <table:table-cell table:number-columns-repeated="17"/>
        </table:table-row>
        <table:table-row table:style-name="ro1">
          <table:table-cell office:value-type="float" office:value="608.4" calcext:value-type="float">
            <text:p>608.4</text:p>
          </table:table-cell>
          <table:table-cell table:number-columns-repeated="17"/>
        </table:table-row>
        <table:table-row table:style-name="ro1">
          <table:table-cell office:value-type="float" office:value="608.6" calcext:value-type="float">
            <text:p>608.6</text:p>
          </table:table-cell>
          <table:table-cell table:number-columns-repeated="17"/>
        </table:table-row>
        <table:table-row table:style-name="ro1">
          <table:table-cell office:value-type="float" office:value="608.8" calcext:value-type="float">
            <text:p>608.8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7"/>
        </table:table-row>
        <table:table-row table:style-name="ro1">
          <table:table-cell office:value-type="float" office:value="609.2" calcext:value-type="float">
            <text:p>609.2</text:p>
          </table:table-cell>
          <table:table-cell table:number-columns-repeated="17"/>
        </table:table-row>
        <table:table-row table:style-name="ro1">
          <table:table-cell office:value-type="float" office:value="609.4" calcext:value-type="float">
            <text:p>609.4</text:p>
          </table:table-cell>
          <table:table-cell table:number-columns-repeated="17"/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17"/>
        </table:table-row>
        <table:table-row table:style-name="ro1">
          <table:table-cell office:value-type="float" office:value="609.8" calcext:value-type="float">
            <text:p>609.8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.2" calcext:value-type="float">
            <text:p>610.2</text:p>
          </table:table-cell>
          <table:table-cell table:number-columns-repeated="17"/>
        </table:table-row>
        <table:table-row table:style-name="ro1">
          <table:table-cell office:value-type="float" office:value="610.4" calcext:value-type="float">
            <text:p>610.4</text:p>
          </table:table-cell>
          <table:table-cell table:number-columns-repeated="17"/>
        </table:table-row>
        <table:table-row table:style-name="ro1">
          <table:table-cell office:value-type="float" office:value="610.6" calcext:value-type="float">
            <text:p>610.6</text:p>
          </table:table-cell>
          <table:table-cell table:number-columns-repeated="17"/>
        </table:table-row>
        <table:table-row table:style-name="ro1">
          <table:table-cell office:value-type="float" office:value="610.8" calcext:value-type="float">
            <text:p>610.8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7"/>
        </table:table-row>
        <table:table-row table:style-name="ro1">
          <table:table-cell office:value-type="float" office:value="611.2" calcext:value-type="float">
            <text:p>611.2</text:p>
          </table:table-cell>
          <table:table-cell table:number-columns-repeated="17"/>
        </table:table-row>
        <table:table-row table:style-name="ro1">
          <table:table-cell office:value-type="float" office:value="611.4" calcext:value-type="float">
            <text:p>611.4</text:p>
          </table:table-cell>
          <table:table-cell table:number-columns-repeated="17"/>
        </table:table-row>
        <table:table-row table:style-name="ro1">
          <table:table-cell office:value-type="float" office:value="611.6" calcext:value-type="float">
            <text:p>611.6</text:p>
          </table:table-cell>
          <table:table-cell table:number-columns-repeated="17"/>
        </table:table-row>
        <table:table-row table:style-name="ro1">
          <table:table-cell office:value-type="float" office:value="611.8" calcext:value-type="float">
            <text:p>611.8</text:p>
          </table:table-cell>
          <table:table-cell table:number-columns-repeated="1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float" office:value="612.2" calcext:value-type="float">
            <text:p>612.2</text:p>
          </table:table-cell>
          <table:table-cell table:number-columns-repeated="17"/>
        </table:table-row>
        <table:table-row table:style-name="ro1">
          <table:table-cell office:value-type="float" office:value="612.4" calcext:value-type="float">
            <text:p>612.4</text:p>
          </table:table-cell>
          <table:table-cell table:number-columns-repeated="17"/>
        </table:table-row>
        <table:table-row table:style-name="ro1">
          <table:table-cell office:value-type="float" office:value="612.6" calcext:value-type="float">
            <text:p>612.6</text:p>
          </table:table-cell>
          <table:table-cell table:number-columns-repeated="17"/>
        </table:table-row>
        <table:table-row table:style-name="ro1">
          <table:table-cell office:value-type="float" office:value="612.8" calcext:value-type="float">
            <text:p>612.8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7"/>
        </table:table-row>
        <table:table-row table:style-name="ro1">
          <table:table-cell office:value-type="float" office:value="613.2" calcext:value-type="float">
            <text:p>613.2</text:p>
          </table:table-cell>
          <table:table-cell table:number-columns-repeated="17"/>
        </table:table-row>
        <table:table-row table:style-name="ro1">
          <table:table-cell office:value-type="float" office:value="613.4" calcext:value-type="float">
            <text:p>613.4</text:p>
          </table:table-cell>
          <table:table-cell table:number-columns-repeated="17"/>
        </table:table-row>
        <table:table-row table:style-name="ro1">
          <table:table-cell office:value-type="float" office:value="613.6" calcext:value-type="float">
            <text:p>613.6</text:p>
          </table:table-cell>
          <table:table-cell table:number-columns-repeated="17"/>
        </table:table-row>
        <table:table-row table:style-name="ro1">
          <table:table-cell office:value-type="float" office:value="613.8" calcext:value-type="float">
            <text:p>613.8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office:value-type="float" office:value="614.2" calcext:value-type="float">
            <text:p>614.2</text:p>
          </table:table-cell>
          <table:table-cell table:number-columns-repeated="17"/>
        </table:table-row>
        <table:table-row table:style-name="ro1">
          <table:table-cell office:value-type="float" office:value="614.4" calcext:value-type="float">
            <text:p>614.4</text:p>
          </table:table-cell>
          <table:table-cell table:number-columns-repeated="17"/>
        </table:table-row>
        <table:table-row table:style-name="ro1">
          <table:table-cell office:value-type="float" office:value="614.6" calcext:value-type="float">
            <text:p>614.6</text:p>
          </table:table-cell>
          <table:table-cell table:number-columns-repeated="17"/>
        </table:table-row>
        <table:table-row table:style-name="ro1">
          <table:table-cell office:value-type="float" office:value="614.8" calcext:value-type="float">
            <text:p>614.8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.2" calcext:value-type="float">
            <text:p>615.2</text:p>
          </table:table-cell>
          <table:table-cell table:number-columns-repeated="17"/>
        </table:table-row>
        <table:table-row table:style-name="ro1">
          <table:table-cell office:value-type="float" office:value="615.4" calcext:value-type="float">
            <text:p>615.4</text:p>
          </table:table-cell>
          <table:table-cell table:number-columns-repeated="17"/>
        </table:table-row>
        <table:table-row table:style-name="ro1">
          <table:table-cell office:value-type="float" office:value="615.6" calcext:value-type="float">
            <text:p>615.6</text:p>
          </table:table-cell>
          <table:table-cell table:number-columns-repeated="17"/>
        </table:table-row>
        <table:table-row table:style-name="ro1">
          <table:table-cell office:value-type="float" office:value="615.8" calcext:value-type="float">
            <text:p>615.8</text:p>
          </table:table-cell>
          <table:table-cell table:number-columns-repeated="1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616.2" calcext:value-type="float">
            <text:p>616.2</text:p>
          </table:table-cell>
          <table:table-cell table:number-columns-repeated="17"/>
        </table:table-row>
        <table:table-row table:style-name="ro1">
          <table:table-cell office:value-type="float" office:value="616.4" calcext:value-type="float">
            <text:p>616.4</text:p>
          </table:table-cell>
          <table:table-cell table:number-columns-repeated="17"/>
        </table:table-row>
        <table:table-row table:style-name="ro1">
          <table:table-cell office:value-type="float" office:value="616.6" calcext:value-type="float">
            <text:p>616.6</text:p>
          </table:table-cell>
          <table:table-cell table:number-columns-repeated="17"/>
        </table:table-row>
        <table:table-row table:style-name="ro1">
          <table:table-cell office:value-type="float" office:value="616.8" calcext:value-type="float">
            <text:p>616.8</text:p>
          </table:table-cell>
          <table:table-cell table:number-columns-repeated="1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7"/>
        </table:table-row>
        <table:table-row table:style-name="ro1">
          <table:table-cell office:value-type="float" office:value="617.2" calcext:value-type="float">
            <text:p>617.2</text:p>
          </table:table-cell>
          <table:table-cell table:number-columns-repeated="17"/>
        </table:table-row>
        <table:table-row table:style-name="ro1">
          <table:table-cell office:value-type="float" office:value="617.4" calcext:value-type="float">
            <text:p>617.4</text:p>
          </table:table-cell>
          <table:table-cell table:number-columns-repeated="17"/>
        </table:table-row>
        <table:table-row table:style-name="ro1">
          <table:table-cell office:value-type="float" office:value="617.6" calcext:value-type="float">
            <text:p>617.6</text:p>
          </table:table-cell>
          <table:table-cell table:number-columns-repeated="17"/>
        </table:table-row>
        <table:table-row table:style-name="ro1">
          <table:table-cell office:value-type="float" office:value="617.8" calcext:value-type="float">
            <text:p>617.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.2" calcext:value-type="float">
            <text:p>618.2</text:p>
          </table:table-cell>
          <table:table-cell table:number-columns-repeated="17"/>
        </table:table-row>
        <table:table-row table:style-name="ro1">
          <table:table-cell office:value-type="float" office:value="618.4" calcext:value-type="float">
            <text:p>618.4</text:p>
          </table:table-cell>
          <table:table-cell table:number-columns-repeated="17"/>
        </table:table-row>
        <table:table-row table:style-name="ro1">
          <table:table-cell office:value-type="float" office:value="618.6" calcext:value-type="float">
            <text:p>618.6</text:p>
          </table:table-cell>
          <table:table-cell table:number-columns-repeated="17"/>
        </table:table-row>
        <table:table-row table:style-name="ro1">
          <table:table-cell office:value-type="float" office:value="618.8" calcext:value-type="float">
            <text:p>618.8</text:p>
          </table:table-cell>
          <table:table-cell table:number-columns-repeated="1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7"/>
        </table:table-row>
        <table:table-row table:style-name="ro1">
          <table:table-cell office:value-type="float" office:value="619.2" calcext:value-type="float">
            <text:p>619.2</text:p>
          </table:table-cell>
          <table:table-cell table:number-columns-repeated="17"/>
        </table:table-row>
        <table:table-row table:style-name="ro1">
          <table:table-cell office:value-type="float" office:value="619.4" calcext:value-type="float">
            <text:p>619.4</text:p>
          </table:table-cell>
          <table:table-cell table:number-columns-repeated="17"/>
        </table:table-row>
        <table:table-row table:style-name="ro1">
          <table:table-cell office:value-type="float" office:value="619.6" calcext:value-type="float">
            <text:p>619.6</text:p>
          </table:table-cell>
          <table:table-cell table:number-columns-repeated="17"/>
        </table:table-row>
        <table:table-row table:style-name="ro1">
          <table:table-cell office:value-type="float" office:value="619.8" calcext:value-type="float">
            <text:p>619.8</text:p>
          </table:table-cell>
          <table:table-cell table:number-columns-repeated="1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float" office:value="620.2" calcext:value-type="float">
            <text:p>620.2</text:p>
          </table:table-cell>
          <table:table-cell table:number-columns-repeated="17"/>
        </table:table-row>
        <table:table-row table:style-name="ro1">
          <table:table-cell office:value-type="float" office:value="620.4" calcext:value-type="float">
            <text:p>620.4</text:p>
          </table:table-cell>
          <table:table-cell table:number-columns-repeated="17"/>
        </table:table-row>
        <table:table-row table:style-name="ro1">
          <table:table-cell office:value-type="float" office:value="620.6" calcext:value-type="float">
            <text:p>620.6</text:p>
          </table:table-cell>
          <table:table-cell table:number-columns-repeated="17"/>
        </table:table-row>
        <table:table-row table:style-name="ro1">
          <table:table-cell office:value-type="float" office:value="620.8" calcext:value-type="float">
            <text:p>620.8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1.2" calcext:value-type="float">
            <text:p>621.2</text:p>
          </table:table-cell>
          <table:table-cell table:number-columns-repeated="17"/>
        </table:table-row>
        <table:table-row table:style-name="ro1">
          <table:table-cell office:value-type="float" office:value="621.4" calcext:value-type="float">
            <text:p>621.4</text:p>
          </table:table-cell>
          <table:table-cell table:number-columns-repeated="17"/>
        </table:table-row>
        <table:table-row table:style-name="ro1">
          <table:table-cell office:value-type="float" office:value="621.6" calcext:value-type="float">
            <text:p>621.6</text:p>
          </table:table-cell>
          <table:table-cell table:number-columns-repeated="17"/>
        </table:table-row>
        <table:table-row table:style-name="ro1">
          <table:table-cell office:value-type="float" office:value="621.8" calcext:value-type="float">
            <text:p>621.8</text:p>
          </table:table-cell>
          <table:table-cell table:number-columns-repeated="1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7"/>
        </table:table-row>
        <table:table-row table:style-name="ro1">
          <table:table-cell office:value-type="float" office:value="622.2" calcext:value-type="float">
            <text:p>622.2</text:p>
          </table:table-cell>
          <table:table-cell table:number-columns-repeated="17"/>
        </table:table-row>
        <table:table-row table:style-name="ro1">
          <table:table-cell office:value-type="float" office:value="622.4" calcext:value-type="float">
            <text:p>622.4</text:p>
          </table:table-cell>
          <table:table-cell table:number-columns-repeated="17"/>
        </table:table-row>
        <table:table-row table:style-name="ro1">
          <table:table-cell office:value-type="float" office:value="622.6" calcext:value-type="float">
            <text:p>622.6</text:p>
          </table:table-cell>
          <table:table-cell table:number-columns-repeated="17"/>
        </table:table-row>
        <table:table-row table:style-name="ro1">
          <table:table-cell office:value-type="float" office:value="622.8" calcext:value-type="float">
            <text:p>622.8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.2" calcext:value-type="float">
            <text:p>623.2</text:p>
          </table:table-cell>
          <table:table-cell table:number-columns-repeated="17"/>
        </table:table-row>
        <table:table-row table:style-name="ro1">
          <table:table-cell office:value-type="float" office:value="623.4" calcext:value-type="float">
            <text:p>623.4</text:p>
          </table:table-cell>
          <table:table-cell table:number-columns-repeated="17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17"/>
        </table:table-row>
        <table:table-row table:style-name="ro1">
          <table:table-cell office:value-type="float" office:value="623.8" calcext:value-type="float">
            <text:p>623.8</text:p>
          </table:table-cell>
          <table:table-cell table:number-columns-repeated="1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7"/>
        </table:table-row>
        <table:table-row table:style-name="ro1">
          <table:table-cell office:value-type="float" office:value="624.2" calcext:value-type="float">
            <text:p>624.2</text:p>
          </table:table-cell>
          <table:table-cell table:number-columns-repeated="17"/>
        </table:table-row>
        <table:table-row table:style-name="ro1">
          <table:table-cell office:value-type="float" office:value="624.4" calcext:value-type="float">
            <text:p>624.4</text:p>
          </table:table-cell>
          <table:table-cell table:number-columns-repeated="17"/>
        </table:table-row>
        <table:table-row table:style-name="ro1">
          <table:table-cell office:value-type="float" office:value="624.6" calcext:value-type="float">
            <text:p>624.6</text:p>
          </table:table-cell>
          <table:table-cell table:number-columns-repeated="17"/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1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7"/>
        </table:table-row>
        <table:table-row table:style-name="ro1">
          <table:table-cell office:value-type="float" office:value="625.2" calcext:value-type="float">
            <text:p>625.2</text:p>
          </table:table-cell>
          <table:table-cell table:number-columns-repeated="17"/>
        </table:table-row>
        <table:table-row table:style-name="ro1">
          <table:table-cell office:value-type="float" office:value="625.4" calcext:value-type="float">
            <text:p>625.4</text:p>
          </table:table-cell>
          <table:table-cell table:number-columns-repeated="17"/>
        </table:table-row>
        <table:table-row table:style-name="ro1">
          <table:table-cell office:value-type="float" office:value="625.6" calcext:value-type="float">
            <text:p>625.6</text:p>
          </table:table-cell>
          <table:table-cell table:number-columns-repeated="17"/>
        </table:table-row>
        <table:table-row table:style-name="ro1">
          <table:table-cell office:value-type="float" office:value="625.8" calcext:value-type="float">
            <text:p>625.8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7"/>
        </table:table-row>
        <table:table-row table:style-name="ro1">
          <table:table-cell office:value-type="float" office:value="626.2" calcext:value-type="float">
            <text:p>626.2</text:p>
          </table:table-cell>
          <table:table-cell table:number-columns-repeated="17"/>
        </table:table-row>
        <table:table-row table:style-name="ro1"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626.6" calcext:value-type="float">
            <text:p>626.6</text:p>
          </table:table-cell>
          <table:table-cell table:number-columns-repeated="17"/>
        </table:table-row>
        <table:table-row table:style-name="ro1">
          <table:table-cell office:value-type="float" office:value="626.8" calcext:value-type="float">
            <text:p>626.8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7.2" calcext:value-type="float">
            <text:p>627.2</text:p>
          </table:table-cell>
          <table:table-cell table:number-columns-repeated="17"/>
        </table:table-row>
        <table:table-row table:style-name="ro1">
          <table:table-cell office:value-type="float" office:value="627.4" calcext:value-type="float">
            <text:p>627.4</text:p>
          </table:table-cell>
          <table:table-cell table:number-columns-repeated="17"/>
        </table:table-row>
        <table:table-row table:style-name="ro1">
          <table:table-cell office:value-type="float" office:value="627.6" calcext:value-type="float">
            <text:p>627.6</text:p>
          </table:table-cell>
          <table:table-cell table:number-columns-repeated="17"/>
        </table:table-row>
        <table:table-row table:style-name="ro1">
          <table:table-cell office:value-type="float" office:value="627.8" calcext:value-type="float">
            <text:p>627.8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 office:value-type="float" office:value="628.2" calcext:value-type="float">
            <text:p>628.2</text:p>
          </table:table-cell>
          <table:table-cell table:number-columns-repeated="17"/>
        </table:table-row>
        <table:table-row table:style-name="ro1">
          <table:table-cell office:value-type="float" office:value="628.4" calcext:value-type="float">
            <text:p>628.4</text:p>
          </table:table-cell>
          <table:table-cell table:number-columns-repeated="17"/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17"/>
        </table:table-row>
        <table:table-row table:style-name="ro1">
          <table:table-cell office:value-type="float" office:value="628.8" calcext:value-type="float">
            <text:p>628.8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.2" calcext:value-type="float">
            <text:p>629.2</text:p>
          </table:table-cell>
          <table:table-cell table:number-columns-repeated="17"/>
        </table:table-row>
        <table:table-row table:style-name="ro1">
          <table:table-cell office:value-type="float" office:value="629.4" calcext:value-type="float">
            <text:p>629.4</text:p>
          </table:table-cell>
          <table:table-cell table:number-columns-repeated="17"/>
        </table:table-row>
        <table:table-row table:style-name="ro1">
          <table:table-cell office:value-type="float" office:value="629.6" calcext:value-type="float">
            <text:p>629.6</text:p>
          </table:table-cell>
          <table:table-cell table:number-columns-repeated="17"/>
        </table:table-row>
        <table:table-row table:style-name="ro1">
          <table:table-cell office:value-type="float" office:value="629.8" calcext:value-type="float">
            <text:p>629.8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7"/>
        </table:table-row>
        <table:table-row table:style-name="ro1">
          <table:table-cell office:value-type="float" office:value="630.2" calcext:value-type="float">
            <text:p>630.2</text:p>
          </table:table-cell>
          <table:table-cell table:number-columns-repeated="17"/>
        </table:table-row>
        <table:table-row table:style-name="ro1">
          <table:table-cell office:value-type="float" office:value="630.4" calcext:value-type="float">
            <text:p>630.4</text:p>
          </table:table-cell>
          <table:table-cell table:number-columns-repeated="17"/>
        </table:table-row>
        <table:table-row table:style-name="ro1">
          <table:table-cell office:value-type="float" office:value="630.6" calcext:value-type="float">
            <text:p>630.6</text:p>
          </table:table-cell>
          <table:table-cell table:number-columns-repeated="17"/>
        </table:table-row>
        <table:table-row table:style-name="ro1">
          <table:table-cell office:value-type="float" office:value="630.8" calcext:value-type="float">
            <text:p>630.8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.2" calcext:value-type="float">
            <text:p>631.2</text:p>
          </table:table-cell>
          <table:table-cell table:number-columns-repeated="17"/>
        </table:table-row>
        <table:table-row table:style-name="ro1">
          <table:table-cell office:value-type="float" office:value="631.4" calcext:value-type="float">
            <text:p>631.4</text:p>
          </table:table-cell>
          <table:table-cell table:number-columns-repeated="17"/>
        </table:table-row>
        <table:table-row table:style-name="ro1">
          <table:table-cell office:value-type="float" office:value="631.6" calcext:value-type="float">
            <text:p>631.6</text:p>
          </table:table-cell>
          <table:table-cell table:number-columns-repeated="17"/>
        </table:table-row>
        <table:table-row table:style-name="ro1">
          <table:table-cell office:value-type="float" office:value="631.8" calcext:value-type="float">
            <text:p>631.8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.2" calcext:value-type="float">
            <text:p>632.2</text:p>
          </table:table-cell>
          <table:table-cell table:number-columns-repeated="17"/>
        </table:table-row>
        <table:table-row table:style-name="ro1">
          <table:table-cell office:value-type="float" office:value="632.4" calcext:value-type="float">
            <text:p>632.4</text:p>
          </table:table-cell>
          <table:table-cell table:number-columns-repeated="17"/>
        </table:table-row>
        <table:table-row table:style-name="ro1">
          <table:table-cell office:value-type="float" office:value="632.6" calcext:value-type="float">
            <text:p>632.6</text:p>
          </table:table-cell>
          <table:table-cell table:number-columns-repeated="17"/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7"/>
        </table:table-row>
        <table:table-row table:style-name="ro1">
          <table:table-cell office:value-type="float" office:value="633.2" calcext:value-type="float">
            <text:p>633.2</text:p>
          </table:table-cell>
          <table:table-cell table:number-columns-repeated="17"/>
        </table:table-row>
        <table:table-row table:style-name="ro1">
          <table:table-cell office:value-type="float" office:value="633.4" calcext:value-type="float">
            <text:p>633.4</text:p>
          </table:table-cell>
          <table:table-cell table:number-columns-repeated="17"/>
        </table:table-row>
        <table:table-row table:style-name="ro1">
          <table:table-cell office:value-type="float" office:value="633.6" calcext:value-type="float">
            <text:p>633.6</text:p>
          </table:table-cell>
          <table:table-cell table:number-columns-repeated="17"/>
        </table:table-row>
        <table:table-row table:style-name="ro1">
          <table:table-cell office:value-type="float" office:value="633.8" calcext:value-type="float">
            <text:p>633.8</text:p>
          </table:table-cell>
          <table:table-cell table:number-columns-repeated="1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7"/>
        </table:table-row>
        <table:table-row table:style-name="ro1">
          <table:table-cell office:value-type="float" office:value="634.2" calcext:value-type="float">
            <text:p>634.2</text:p>
          </table:table-cell>
          <table:table-cell table:number-columns-repeated="17"/>
        </table:table-row>
        <table:table-row table:style-name="ro1">
          <table:table-cell office:value-type="float" office:value="634.4" calcext:value-type="float">
            <text:p>634.4</text:p>
          </table:table-cell>
          <table:table-cell table:number-columns-repeated="17"/>
        </table:table-row>
        <table:table-row table:style-name="ro1">
          <table:table-cell office:value-type="float" office:value="634.6" calcext:value-type="float">
            <text:p>634.6</text:p>
          </table:table-cell>
          <table:table-cell table:number-columns-repeated="17"/>
        </table:table-row>
        <table:table-row table:style-name="ro1">
          <table:table-cell office:value-type="float" office:value="634.8" calcext:value-type="float">
            <text:p>634.8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7"/>
        </table:table-row>
        <table:table-row table:style-name="ro1">
          <table:table-cell office:value-type="float" office:value="635.2" calcext:value-type="float">
            <text:p>635.2</text:p>
          </table:table-cell>
          <table:table-cell table:number-columns-repeated="17"/>
        </table:table-row>
        <table:table-row table:style-name="ro1">
          <table:table-cell office:value-type="float" office:value="635.4" calcext:value-type="float">
            <text:p>635.4</text:p>
          </table:table-cell>
          <table:table-cell table:number-columns-repeated="17"/>
        </table:table-row>
        <table:table-row table:style-name="ro1">
          <table:table-cell office:value-type="float" office:value="635.6" calcext:value-type="float">
            <text:p>635.6</text:p>
          </table:table-cell>
          <table:table-cell table:number-columns-repeated="17"/>
        </table:table-row>
        <table:table-row table:style-name="ro1">
          <table:table-cell office:value-type="float" office:value="635.8" calcext:value-type="float">
            <text:p>635.8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7"/>
        </table:table-row>
        <table:table-row table:style-name="ro1">
          <table:table-cell office:value-type="float" office:value="636.2" calcext:value-type="float">
            <text:p>636.2</text:p>
          </table:table-cell>
          <table:table-cell table:number-columns-repeated="17"/>
        </table:table-row>
        <table:table-row table:style-name="ro1">
          <table:table-cell office:value-type="float" office:value="636.4" calcext:value-type="float">
            <text:p>636.4</text:p>
          </table:table-cell>
          <table:table-cell table:number-columns-repeated="17"/>
        </table:table-row>
        <table:table-row table:style-name="ro1">
          <table:table-cell office:value-type="float" office:value="636.6" calcext:value-type="float">
            <text:p>636.6</text:p>
          </table:table-cell>
          <table:table-cell table:number-columns-repeated="17"/>
        </table:table-row>
        <table:table-row table:style-name="ro1">
          <table:table-cell office:value-type="float" office:value="636.8" calcext:value-type="float">
            <text:p>636.8</text:p>
          </table:table-cell>
          <table:table-cell table:number-columns-repeated="1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7"/>
        </table:table-row>
        <table:table-row table:style-name="ro1">
          <table:table-cell office:value-type="float" office:value="637.2" calcext:value-type="float">
            <text:p>637.2</text:p>
          </table:table-cell>
          <table:table-cell table:number-columns-repeated="17"/>
        </table:table-row>
        <table:table-row table:style-name="ro1">
          <table:table-cell office:value-type="float" office:value="637.4" calcext:value-type="float">
            <text:p>637.4</text:p>
          </table:table-cell>
          <table:table-cell table:number-columns-repeated="17"/>
        </table:table-row>
        <table:table-row table:style-name="ro1">
          <table:table-cell office:value-type="float" office:value="637.6" calcext:value-type="float">
            <text:p>637.6</text:p>
          </table:table-cell>
          <table:table-cell table:number-columns-repeated="17"/>
        </table:table-row>
        <table:table-row table:style-name="ro1">
          <table:table-cell office:value-type="float" office:value="637.8" calcext:value-type="float">
            <text:p>637.8</text:p>
          </table:table-cell>
          <table:table-cell table:number-columns-repeated="1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7"/>
        </table:table-row>
        <table:table-row table:style-name="ro1">
          <table:table-cell office:value-type="float" office:value="638.2" calcext:value-type="float">
            <text:p>638.2</text:p>
          </table:table-cell>
          <table:table-cell table:number-columns-repeated="17"/>
        </table:table-row>
        <table:table-row table:style-name="ro1">
          <table:table-cell office:value-type="float" office:value="638.4" calcext:value-type="float">
            <text:p>638.4</text:p>
          </table:table-cell>
          <table:table-cell table:number-columns-repeated="17"/>
        </table:table-row>
        <table:table-row table:style-name="ro1">
          <table:table-cell office:value-type="float" office:value="638.6" calcext:value-type="float">
            <text:p>638.6</text:p>
          </table:table-cell>
          <table:table-cell table:number-columns-repeated="17"/>
        </table:table-row>
        <table:table-row table:style-name="ro1">
          <table:table-cell office:value-type="float" office:value="638.8" calcext:value-type="float">
            <text:p>638.8</text:p>
          </table:table-cell>
          <table:table-cell table:number-columns-repeated="1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7"/>
        </table:table-row>
        <table:table-row table:style-name="ro1">
          <table:table-cell office:value-type="float" office:value="639.2" calcext:value-type="float">
            <text:p>639.2</text:p>
          </table:table-cell>
          <table:table-cell table:number-columns-repeated="17"/>
        </table:table-row>
        <table:table-row table:style-name="ro1">
          <table:table-cell office:value-type="float" office:value="639.4" calcext:value-type="float">
            <text:p>639.4</text:p>
          </table:table-cell>
          <table:table-cell table:number-columns-repeated="17"/>
        </table:table-row>
        <table:table-row table:style-name="ro1">
          <table:table-cell office:value-type="float" office:value="639.6" calcext:value-type="float">
            <text:p>639.6</text:p>
          </table:table-cell>
          <table:table-cell table:number-columns-repeated="17"/>
        </table:table-row>
        <table:table-row table:style-name="ro1">
          <table:table-cell office:value-type="float" office:value="639.8" calcext:value-type="float">
            <text:p>639.8</text:p>
          </table:table-cell>
          <table:table-cell table:number-columns-repeated="1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7"/>
        </table:table-row>
        <table:table-row table:style-name="ro1">
          <table:table-cell office:value-type="float" office:value="640.2" calcext:value-type="float">
            <text:p>640.2</text:p>
          </table:table-cell>
          <table:table-cell table:number-columns-repeated="17"/>
        </table:table-row>
        <table:table-row table:style-name="ro1">
          <table:table-cell office:value-type="float" office:value="640.4" calcext:value-type="float">
            <text:p>640.4</text:p>
          </table:table-cell>
          <table:table-cell table:number-columns-repeated="17"/>
        </table:table-row>
        <table:table-row table:style-name="ro1">
          <table:table-cell office:value-type="float" office:value="640.6" calcext:value-type="float">
            <text:p>640.6</text:p>
          </table:table-cell>
          <table:table-cell table:number-columns-repeated="17"/>
        </table:table-row>
        <table:table-row table:style-name="ro1">
          <table:table-cell office:value-type="float" office:value="640.8" calcext:value-type="float">
            <text:p>640.8</text:p>
          </table:table-cell>
          <table:table-cell table:number-columns-repeated="1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7"/>
        </table:table-row>
        <table:table-row table:style-name="ro1">
          <table:table-cell office:value-type="float" office:value="641.2" calcext:value-type="float">
            <text:p>641.2</text:p>
          </table:table-cell>
          <table:table-cell table:number-columns-repeated="17"/>
        </table:table-row>
        <table:table-row table:style-name="ro1">
          <table:table-cell office:value-type="float" office:value="641.4" calcext:value-type="float">
            <text:p>641.4</text:p>
          </table:table-cell>
          <table:table-cell table:number-columns-repeated="17"/>
        </table:table-row>
        <table:table-row table:style-name="ro1">
          <table:table-cell office:value-type="float" office:value="641.6" calcext:value-type="float">
            <text:p>641.6</text:p>
          </table:table-cell>
          <table:table-cell table:number-columns-repeated="17"/>
        </table:table-row>
        <table:table-row table:style-name="ro1">
          <table:table-cell office:value-type="float" office:value="641.8" calcext:value-type="float">
            <text:p>641.8</text:p>
          </table:table-cell>
          <table:table-cell table:number-columns-repeated="1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7"/>
        </table:table-row>
        <table:table-row table:style-name="ro1">
          <table:table-cell office:value-type="float" office:value="642.2" calcext:value-type="float">
            <text:p>642.2</text:p>
          </table:table-cell>
          <table:table-cell table:number-columns-repeated="17"/>
        </table:table-row>
        <table:table-row table:style-name="ro1">
          <table:table-cell office:value-type="float" office:value="642.4" calcext:value-type="float">
            <text:p>642.4</text:p>
          </table:table-cell>
          <table:table-cell table:number-columns-repeated="17"/>
        </table:table-row>
        <table:table-row table:style-name="ro1">
          <table:table-cell office:value-type="float" office:value="642.6" calcext:value-type="float">
            <text:p>642.6</text:p>
          </table:table-cell>
          <table:table-cell table:number-columns-repeated="17"/>
        </table:table-row>
        <table:table-row table:style-name="ro1">
          <table:table-cell office:value-type="float" office:value="642.8" calcext:value-type="float">
            <text:p>642.8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3.2" calcext:value-type="float">
            <text:p>643.2</text:p>
          </table:table-cell>
          <table:table-cell table:number-columns-repeated="17"/>
        </table:table-row>
        <table:table-row table:style-name="ro1">
          <table:table-cell office:value-type="float" office:value="643.4" calcext:value-type="float">
            <text:p>643.4</text:p>
          </table:table-cell>
          <table:table-cell table:number-columns-repeated="17"/>
        </table:table-row>
        <table:table-row table:style-name="ro1">
          <table:table-cell office:value-type="float" office:value="643.6" calcext:value-type="float">
            <text:p>643.6</text:p>
          </table:table-cell>
          <table:table-cell table:number-columns-repeated="17"/>
        </table:table-row>
        <table:table-row table:style-name="ro1">
          <table:table-cell office:value-type="float" office:value="643.8" calcext:value-type="float">
            <text:p>643.8</text:p>
          </table:table-cell>
          <table:table-cell table:number-columns-repeated="1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7"/>
        </table:table-row>
        <table:table-row table:style-name="ro1">
          <table:table-cell office:value-type="float" office:value="644.2" calcext:value-type="float">
            <text:p>644.2</text:p>
          </table:table-cell>
          <table:table-cell table:number-columns-repeated="17"/>
        </table:table-row>
        <table:table-row table:style-name="ro1">
          <table:table-cell office:value-type="float" office:value="644.4" calcext:value-type="float">
            <text:p>644.4</text:p>
          </table:table-cell>
          <table:table-cell table:number-columns-repeated="17"/>
        </table:table-row>
        <table:table-row table:style-name="ro1">
          <table:table-cell office:value-type="float" office:value="644.6" calcext:value-type="float">
            <text:p>644.6</text:p>
          </table:table-cell>
          <table:table-cell table:number-columns-repeated="17"/>
        </table:table-row>
        <table:table-row table:style-name="ro1">
          <table:table-cell office:value-type="float" office:value="644.8" calcext:value-type="float">
            <text:p>644.8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7"/>
        </table:table-row>
        <table:table-row table:style-name="ro1">
          <table:table-cell office:value-type="float" office:value="645.2" calcext:value-type="float">
            <text:p>645.2</text:p>
          </table:table-cell>
          <table:table-cell table:number-columns-repeated="17"/>
        </table:table-row>
        <table:table-row table:style-name="ro1">
          <table:table-cell office:value-type="float" office:value="645.4" calcext:value-type="float">
            <text:p>645.4</text:p>
          </table:table-cell>
          <table:table-cell table:number-columns-repeated="17"/>
        </table:table-row>
        <table:table-row table:style-name="ro1">
          <table:table-cell office:value-type="float" office:value="645.6" calcext:value-type="float">
            <text:p>645.6</text:p>
          </table:table-cell>
          <table:table-cell table:number-columns-repeated="17"/>
        </table:table-row>
        <table:table-row table:style-name="ro1">
          <table:table-cell office:value-type="float" office:value="645.8" calcext:value-type="float">
            <text:p>645.8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646.2" calcext:value-type="float">
            <text:p>646.2</text:p>
          </table:table-cell>
          <table:table-cell table:number-columns-repeated="17"/>
        </table:table-row>
        <table:table-row table:style-name="ro1">
          <table:table-cell office:value-type="float" office:value="646.4" calcext:value-type="float">
            <text:p>646.4</text:p>
          </table:table-cell>
          <table:table-cell table:number-columns-repeated="17"/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17"/>
        </table:table-row>
        <table:table-row table:style-name="ro1">
          <table:table-cell office:value-type="float" office:value="646.8" calcext:value-type="float">
            <text:p>646.8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7"/>
        </table:table-row>
        <table:table-row table:style-name="ro1">
          <table:table-cell office:value-type="float" office:value="647.2" calcext:value-type="float">
            <text:p>647.2</text:p>
          </table:table-cell>
          <table:table-cell table:number-columns-repeated="17"/>
        </table:table-row>
        <table:table-row table:style-name="ro1">
          <table:table-cell office:value-type="float" office:value="647.4" calcext:value-type="float">
            <text:p>647.4</text:p>
          </table:table-cell>
          <table:table-cell table:number-columns-repeated="17"/>
        </table:table-row>
        <table:table-row table:style-name="ro1">
          <table:table-cell office:value-type="float" office:value="647.6" calcext:value-type="float">
            <text:p>647.6</text:p>
          </table:table-cell>
          <table:table-cell table:number-columns-repeated="17"/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648.2" calcext:value-type="float">
            <text:p>648.2</text:p>
          </table:table-cell>
          <table:table-cell table:number-columns-repeated="17"/>
        </table:table-row>
        <table:table-row table:style-name="ro1">
          <table:table-cell office:value-type="float" office:value="648.4" calcext:value-type="float">
            <text:p>648.4</text:p>
          </table:table-cell>
          <table:table-cell table:number-columns-repeated="17"/>
        </table:table-row>
        <table:table-row table:style-name="ro1">
          <table:table-cell office:value-type="float" office:value="648.6" calcext:value-type="float">
            <text:p>648.6</text:p>
          </table:table-cell>
          <table:table-cell table:number-columns-repeated="17"/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.2" calcext:value-type="float">
            <text:p>649.2</text:p>
          </table:table-cell>
          <table:table-cell table:number-columns-repeated="17"/>
        </table:table-row>
        <table:table-row table:style-name="ro1">
          <table:table-cell office:value-type="float" office:value="649.4" calcext:value-type="float">
            <text:p>649.4</text:p>
          </table:table-cell>
          <table:table-cell table:number-columns-repeated="17"/>
        </table:table-row>
        <table:table-row table:style-name="ro1">
          <table:table-cell office:value-type="float" office:value="649.6" calcext:value-type="float">
            <text:p>649.6</text:p>
          </table:table-cell>
          <table:table-cell table:number-columns-repeated="17"/>
        </table:table-row>
        <table:table-row table:style-name="ro1">
          <table:table-cell office:value-type="float" office:value="649.8" calcext:value-type="float">
            <text:p>649.8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0.2" calcext:value-type="float">
            <text:p>650.2</text:p>
          </table:table-cell>
          <table:table-cell table:number-columns-repeated="17"/>
        </table:table-row>
        <table:table-row table:style-name="ro1">
          <table:table-cell office:value-type="float" office:value="650.4" calcext:value-type="float">
            <text:p>650.4</text:p>
          </table:table-cell>
          <table:table-cell table:number-columns-repeated="17"/>
        </table:table-row>
        <table:table-row table:style-name="ro1">
          <table:table-cell office:value-type="float" office:value="650.6" calcext:value-type="float">
            <text:p>650.6</text:p>
          </table:table-cell>
          <table:table-cell table:number-columns-repeated="17"/>
        </table:table-row>
        <table:table-row table:style-name="ro1">
          <table:table-cell office:value-type="float" office:value="650.8" calcext:value-type="float">
            <text:p>650.8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.2" calcext:value-type="float">
            <text:p>651.2</text:p>
          </table:table-cell>
          <table:table-cell table:number-columns-repeated="17"/>
        </table:table-row>
        <table:table-row table:style-name="ro1">
          <table:table-cell office:value-type="float" office:value="651.4" calcext:value-type="float">
            <text:p>651.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5:52:51.778829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5:52:56.192131812</dc:date>
    <meta:editing-duration>PT36M57S</meta:editing-duration>
    <meta:editing-cycles>8</meta:editing-cycles>
    <meta:generator>LibreOffice/6.0.7.3$Linux_X86_64 LibreOffice_project/00m0$Build-3</meta:generator>
    <meta:document-statistic meta:table-count="1" meta:cell-count="10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478cm" svg:y="0.566cm" chart:style-name="ch2">
          <text:p>10m/s Thrust Data</text:p>
        </chart:title>
        <chart:legend chart:legend-position="end" svg:x="42.292cm" svg:y="9.712cm" style:legend-expansion="high" chart:style-name="ch3"/>
        <chart:plot-area chart:style-name="ch4" table:cell-range-address="Sheet1.A2:Sheet1.E1733 Sheet1.B1:Sheet1.E1" chart:data-source-has-labels="both" svg:x="1.907cm" svg:y="1.775cm" svg:width="39.489cm" svg:height="18.33cm">
          <chartooo:coordinate-region svg:x="2.899cm" svg:y="1.775cm" svg:width="38.497cm" svg:height="17.001cm"/>
          <chart:axis chart:dimension="x" chart:name="primary-x" chart:style-name="ch5" chartooo:axis-type="text">
            <chart:title svg:x="21.237cm" svg:y="20.535cm" chart:style-name="ch6">
              <text:p>Time</text:p>
            </chart:title>
            <chart:categories table:cell-range-address="Sheet1.A2:Sheet1.A1733"/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B2:Sheet1.B1733" chart:label-cell-address="Sheet1.B1:Sheet1.B1" chart:class="chart:line">
            <chart:data-point chart:repeated="1732"/>
          </chart:series>
          <chart:series chart:style-name="ch11" chart:values-cell-range-address="Sheet1.C2:Sheet1.C1733" chart:label-cell-address="Sheet1.C1:Sheet1.C1" chart:class="chart:line">
            <chart:data-point chart:repeated="1732"/>
          </chart:series>
          <chart:series chart:style-name="ch12" chart:values-cell-range-address="Sheet1.D2:Sheet1.D1733" chart:label-cell-address="Sheet1.D1:Sheet1.D1" chart:class="chart:line">
            <chart:data-point chart:repeated="1732"/>
          </chart:series>
          <chart:series chart:style-name="ch13" chart:values-cell-range-address="Sheet1.E2:Sheet1.E1733" chart:label-cell-address="Sheet1.E1:Sheet1.E1" chart:class="chart:line">
            <chart:data-point chart:repeated="17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B1:Sheet1.B1</svg:desc>
                </draw:g>
              </table:table-cell>
              <table:table-cell office:value-type="string">
                <text:p>Motor 2</text:p>
                <draw:g>
                  <svg:desc>Sheet1.C1:Sheet1.C1</svg:desc>
                </draw:g>
              </table:table-cell>
              <table:table-cell office:value-type="string">
                <text:p>Motor 3</text:p>
                <draw:g>
                  <svg:desc>Sheet1.D1:Sheet1.D1</svg:desc>
                </draw:g>
              </table:table-cell>
              <table:table-cell office:value-type="string">
                <text:p>Motor 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733</svg:desc>
                </draw:g>
              </table:table-cell>
              <table:table-cell office:value-type="float" office:value="1000">
                <text:p>1000</text:p>
                <draw:g>
                  <svg:desc>Sheet1.B2:Sheet1.B1733</svg:desc>
                </draw:g>
              </table:table-cell>
              <table:table-cell office:value-type="float" office:value="1000">
                <text:p>1000</text:p>
                <draw:g>
                  <svg:desc>Sheet1.C2:Sheet1.C1733</svg:desc>
                </draw:g>
              </table:table-cell>
              <table:table-cell office:value-type="float" office:value="1000">
                <text:p>1000</text:p>
                <draw:g>
                  <svg:desc>Sheet1.D2:Sheet1.D1733</svg:desc>
                </draw:g>
              </table:table-cell>
              <table:table-cell office:value-type="float" office:value="1000">
                <text:p>1000</text:p>
                <draw:g>
                  <svg:desc>Sheet1.E2:Sheet1.E173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80.130981">
                <text:p>1180.130981</text:p>
              </table:table-cell>
              <table:table-cell office:value-type="float" office:value="1195.545532">
                <text:p>1195.545532</text:p>
              </table:table-cell>
              <table:table-cell office:value-type="float" office:value="1204.66748">
                <text:p>1204.66748</text:p>
              </table:table-cell>
              <table:table-cell office:value-type="float" office:value="1173.175903">
                <text:p>1173.17590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97.540771">
                <text:p>1297.540771</text:p>
              </table:table-cell>
              <table:table-cell office:value-type="float" office:value="1323.314575">
                <text:p>1323.314575</text:p>
              </table:table-cell>
              <table:table-cell office:value-type="float" office:value="1318.972412">
                <text:p>1318.972412</text:p>
              </table:table-cell>
              <table:table-cell office:value-type="float" office:value="1304.368774">
                <text:p>1304.36877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42.372925">
                <text:p>1442.372925</text:p>
              </table:table-cell>
              <table:table-cell office:value-type="float" office:value="1462.99939">
                <text:p>1462.99939</text:p>
              </table:table-cell>
              <table:table-cell office:value-type="float" office:value="1476.689087">
                <text:p>1476.689087</text:p>
              </table:table-cell>
              <table:table-cell office:value-type="float" office:value="1431.23877">
                <text:p>1431.2387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599.47583">
                <text:p>1599.47583</text:p>
              </table:table-cell>
              <table:table-cell office:value-type="float" office:value="1598.170532">
                <text:p>1598.170532</text:p>
              </table:table-cell>
              <table:table-cell office:value-type="float" office:value="1610.838379">
                <text:p>1610.838379</text:p>
              </table:table-cell>
              <table:table-cell office:value-type="float" office:value="1583.460083">
                <text:p>1583.4600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4.570312">
                <text:p>1604.570312</text:p>
              </table:table-cell>
              <table:table-cell office:value-type="float" office:value="1600.283081">
                <text:p>1600.283081</text:p>
              </table:table-cell>
              <table:table-cell office:value-type="float" office:value="1598.286865">
                <text:p>1598.286865</text:p>
              </table:table-cell>
              <table:table-cell office:value-type="float" office:value="1609.141602">
                <text:p>1609.14160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12.083618">
                <text:p>1612.083618</text:p>
              </table:table-cell>
              <table:table-cell office:value-type="float" office:value="1611.459106">
                <text:p>1611.459106</text:p>
              </table:table-cell>
              <table:table-cell office:value-type="float" office:value="1614.564331">
                <text:p>1614.564331</text:p>
              </table:table-cell>
              <table:table-cell office:value-type="float" office:value="1612.250854">
                <text:p>1612.25085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11.390869">
                <text:p>1611.390869</text:p>
              </table:table-cell>
              <table:table-cell office:value-type="float" office:value="1613.68103">
                <text:p>1613.68103</text:p>
              </table:table-cell>
              <table:table-cell office:value-type="float" office:value="1616.380615">
                <text:p>1616.380615</text:p>
              </table:table-cell>
              <table:table-cell office:value-type="float" office:value="1613.050537">
                <text:p>1613.05053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20.464355">
                <text:p>1620.464355</text:p>
              </table:table-cell>
              <table:table-cell office:value-type="float" office:value="1615.124878">
                <text:p>1615.124878</text:p>
              </table:table-cell>
              <table:table-cell office:value-type="float" office:value="1621.987305">
                <text:p>1621.987305</text:p>
              </table:table-cell>
              <table:table-cell office:value-type="float" office:value="1614.993042">
                <text:p>1614.99304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27.428345">
                <text:p>1627.428345</text:p>
              </table:table-cell>
              <table:table-cell office:value-type="float" office:value="1627.875854">
                <text:p>1627.875854</text:p>
              </table:table-cell>
              <table:table-cell office:value-type="float" office:value="1628.853271">
                <text:p>1628.853271</text:p>
              </table:table-cell>
              <table:table-cell office:value-type="float" office:value="1623.138062">
                <text:p>1623.1380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31.726318">
                <text:p>1631.726318</text:p>
              </table:table-cell>
              <table:table-cell office:value-type="float" office:value="1635.755127">
                <text:p>1635.755127</text:p>
              </table:table-cell>
              <table:table-cell office:value-type="float" office:value="1636.641968">
                <text:p>1636.641968</text:p>
              </table:table-cell>
              <table:table-cell office:value-type="float" office:value="1632.535645">
                <text:p>1632.53564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35.383789">
                <text:p>1635.383789</text:p>
              </table:table-cell>
              <table:table-cell office:value-type="float" office:value="1634.099609">
                <text:p>1634.099609</text:p>
              </table:table-cell>
              <table:table-cell office:value-type="float" office:value="1639.252319">
                <text:p>1639.252319</text:p>
              </table:table-cell>
              <table:table-cell office:value-type="float" office:value="1633.113647">
                <text:p>1633.11364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37.076538">
                <text:p>1637.076538</text:p>
              </table:table-cell>
              <table:table-cell office:value-type="float" office:value="1634.42395">
                <text:p>1634.42395</text:p>
              </table:table-cell>
              <table:table-cell office:value-type="float" office:value="1635.837402">
                <text:p>1635.837402</text:p>
              </table:table-cell>
              <table:table-cell office:value-type="float" office:value="1634.048828">
                <text:p>1634.04882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643.652222">
                <text:p>1643.652222</text:p>
              </table:table-cell>
              <table:table-cell office:value-type="float" office:value="1640.018677">
                <text:p>1640.018677</text:p>
              </table:table-cell>
              <table:table-cell office:value-type="float" office:value="1640.296631">
                <text:p>1640.296631</text:p>
              </table:table-cell>
              <table:table-cell office:value-type="float" office:value="1641.451416">
                <text:p>1641.45141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51.973877">
                <text:p>1551.973877</text:p>
              </table:table-cell>
              <table:table-cell office:value-type="float" office:value="1546.554077">
                <text:p>1546.554077</text:p>
              </table:table-cell>
              <table:table-cell office:value-type="float" office:value="1552.308838">
                <text:p>1552.308838</text:p>
              </table:table-cell>
              <table:table-cell office:value-type="float" office:value="1545.121582">
                <text:p>1545.1215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6.529541">
                <text:p>1566.529541</text:p>
              </table:table-cell>
              <table:table-cell office:value-type="float" office:value="1566.539551">
                <text:p>1566.539551</text:p>
              </table:table-cell>
              <table:table-cell office:value-type="float" office:value="1568.353271">
                <text:p>1568.353271</text:p>
              </table:table-cell>
              <table:table-cell office:value-type="float" office:value="1564.980591">
                <text:p>1564.98059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61.527466">
                <text:p>1561.527466</text:p>
              </table:table-cell>
              <table:table-cell office:value-type="float" office:value="1566.037109">
                <text:p>1566.037109</text:p>
              </table:table-cell>
              <table:table-cell office:value-type="float" office:value="1562.454224">
                <text:p>1562.454224</text:p>
              </table:table-cell>
              <table:table-cell office:value-type="float" office:value="1564.191528">
                <text:p>1564.19152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75.872314">
                <text:p>1575.872314</text:p>
              </table:table-cell>
              <table:table-cell office:value-type="float" office:value="1572.279175">
                <text:p>1572.279175</text:p>
              </table:table-cell>
              <table:table-cell office:value-type="float" office:value="1572.820557">
                <text:p>1572.820557</text:p>
              </table:table-cell>
              <table:table-cell office:value-type="float" office:value="1572.817749">
                <text:p>1572.8177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70.719849">
                <text:p>1570.719849</text:p>
              </table:table-cell>
              <table:table-cell office:value-type="float" office:value="1572.614014">
                <text:p>1572.614014</text:p>
              </table:table-cell>
              <table:table-cell office:value-type="float" office:value="1572.053345">
                <text:p>1572.053345</text:p>
              </table:table-cell>
              <table:table-cell office:value-type="float" office:value="1573.766724">
                <text:p>1573.76672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569.236816">
                <text:p>1569.236816</text:p>
              </table:table-cell>
              <table:table-cell office:value-type="float" office:value="1569.328369">
                <text:p>1569.328369</text:p>
              </table:table-cell>
              <table:table-cell office:value-type="float" office:value="1570.14917">
                <text:p>1570.14917</text:p>
              </table:table-cell>
              <table:table-cell office:value-type="float" office:value="1569.318848">
                <text:p>1569.3188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71.948242">
                <text:p>1571.948242</text:p>
              </table:table-cell>
              <table:table-cell office:value-type="float" office:value="1573.041138">
                <text:p>1573.041138</text:p>
              </table:table-cell>
              <table:table-cell office:value-type="float" office:value="1573.01062">
                <text:p>1573.01062</text:p>
              </table:table-cell>
              <table:table-cell office:value-type="float" office:value="1574.245483">
                <text:p>1574.24548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557.832153">
                <text:p>1557.832153</text:p>
              </table:table-cell>
              <table:table-cell office:value-type="float" office:value="1556.759277">
                <text:p>1556.759277</text:p>
              </table:table-cell>
              <table:table-cell office:value-type="float" office:value="1557.727539">
                <text:p>1557.727539</text:p>
              </table:table-cell>
              <table:table-cell office:value-type="float" office:value="1553.657715">
                <text:p>1553.65771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565.661987">
                <text:p>1565.661987</text:p>
              </table:table-cell>
              <table:table-cell office:value-type="float" office:value="1556.931152">
                <text:p>1556.931152</text:p>
              </table:table-cell>
              <table:table-cell office:value-type="float" office:value="1563.38623">
                <text:p>1563.38623</text:p>
              </table:table-cell>
              <table:table-cell office:value-type="float" office:value="1558.842896">
                <text:p>1558.84289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562.876709">
                <text:p>1562.876709</text:p>
              </table:table-cell>
              <table:table-cell office:value-type="float" office:value="1564.417114">
                <text:p>1564.417114</text:p>
              </table:table-cell>
              <table:table-cell office:value-type="float" office:value="1565.318359">
                <text:p>1565.318359</text:p>
              </table:table-cell>
              <table:table-cell office:value-type="float" office:value="1561.993652">
                <text:p>1561.993652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565.865845">
                <text:p>1565.865845</text:p>
              </table:table-cell>
              <table:table-cell office:value-type="float" office:value="1563.817139">
                <text:p>1563.817139</text:p>
              </table:table-cell>
              <table:table-cell office:value-type="float" office:value="1563.8396">
                <text:p>1563.8396</text:p>
              </table:table-cell>
              <table:table-cell office:value-type="float" office:value="1564.579224">
                <text:p>1564.5792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4.372925">
                <text:p>1564.372925</text:p>
              </table:table-cell>
              <table:table-cell office:value-type="float" office:value="1561.616089">
                <text:p>1561.616089</text:p>
              </table:table-cell>
              <table:table-cell office:value-type="float" office:value="1564.224365">
                <text:p>1564.224365</text:p>
              </table:table-cell>
              <table:table-cell office:value-type="float" office:value="1562.527466">
                <text:p>1562.52746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66.336304">
                <text:p>1566.336304</text:p>
              </table:table-cell>
              <table:table-cell office:value-type="float" office:value="1562.660522">
                <text:p>1562.660522</text:p>
              </table:table-cell>
              <table:table-cell office:value-type="float" office:value="1564.273682">
                <text:p>1564.273682</text:p>
              </table:table-cell>
              <table:table-cell office:value-type="float" office:value="1568.698608">
                <text:p>1568.69860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71.252441">
                <text:p>1571.252441</text:p>
              </table:table-cell>
              <table:table-cell office:value-type="float" office:value="1564.171509">
                <text:p>1564.171509</text:p>
              </table:table-cell>
              <table:table-cell office:value-type="float" office:value="1570.026978">
                <text:p>1570.026978</text:p>
              </table:table-cell>
              <table:table-cell office:value-type="float" office:value="1565.560547">
                <text:p>1565.56054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65.657715">
                <text:p>1565.657715</text:p>
              </table:table-cell>
              <table:table-cell office:value-type="float" office:value="1565.349609">
                <text:p>1565.349609</text:p>
              </table:table-cell>
              <table:table-cell office:value-type="float" office:value="1566.18103">
                <text:p>1566.18103</text:p>
              </table:table-cell>
              <table:table-cell office:value-type="float" office:value="1562.974487">
                <text:p>1562.97448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68.821411">
                <text:p>1568.821411</text:p>
              </table:table-cell>
              <table:table-cell office:value-type="float" office:value="1566.263184">
                <text:p>1566.263184</text:p>
              </table:table-cell>
              <table:table-cell office:value-type="float" office:value="1568.113281">
                <text:p>1568.113281</text:p>
              </table:table-cell>
              <table:table-cell office:value-type="float" office:value="1565.139893">
                <text:p>1565.139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5.68689">
                <text:p>1565.68689</text:p>
              </table:table-cell>
              <table:table-cell office:value-type="float" office:value="1564.24231">
                <text:p>1564.24231</text:p>
              </table:table-cell>
              <table:table-cell office:value-type="float" office:value="1563.598145">
                <text:p>1563.598145</text:p>
              </table:table-cell>
              <table:table-cell office:value-type="float" office:value="1566.19812">
                <text:p>1566.1981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564.104858">
                <text:p>1564.104858</text:p>
              </table:table-cell>
              <table:table-cell office:value-type="float" office:value="1562.887817">
                <text:p>1562.887817</text:p>
              </table:table-cell>
              <table:table-cell office:value-type="float" office:value="1562.759521">
                <text:p>1562.759521</text:p>
              </table:table-cell>
              <table:table-cell office:value-type="float" office:value="1565.914429">
                <text:p>1565.91442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68.549072">
                <text:p>1568.549072</text:p>
              </table:table-cell>
              <table:table-cell office:value-type="float" office:value="1562.172852">
                <text:p>1562.172852</text:p>
              </table:table-cell>
              <table:table-cell office:value-type="float" office:value="1565.640869">
                <text:p>1565.640869</text:p>
              </table:table-cell>
              <table:table-cell office:value-type="float" office:value="1565.754639">
                <text:p>1565.75463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570.078125">
                <text:p>1570.078125</text:p>
              </table:table-cell>
              <table:table-cell office:value-type="float" office:value="1563.524292">
                <text:p>1563.524292</text:p>
              </table:table-cell>
              <table:table-cell office:value-type="float" office:value="1568.998047">
                <text:p>1568.998047</text:p>
              </table:table-cell>
              <table:table-cell office:value-type="float" office:value="1564.933472">
                <text:p>1564.933472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567.321777">
                <text:p>1567.321777</text:p>
              </table:table-cell>
              <table:table-cell office:value-type="float" office:value="1566.222778">
                <text:p>1566.222778</text:p>
              </table:table-cell>
              <table:table-cell office:value-type="float" office:value="1566.794678">
                <text:p>1566.794678</text:p>
              </table:table-cell>
              <table:table-cell office:value-type="float" office:value="1566.665405">
                <text:p>1566.6654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67.293335">
                <text:p>1567.293335</text:p>
              </table:table-cell>
              <table:table-cell office:value-type="float" office:value="1565.278198">
                <text:p>1565.278198</text:p>
              </table:table-cell>
              <table:table-cell office:value-type="float" office:value="1567.119507">
                <text:p>1567.119507</text:p>
              </table:table-cell>
              <table:table-cell office:value-type="float" office:value="1567.190674">
                <text:p>1567.19067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569.487305">
                <text:p>1569.487305</text:p>
              </table:table-cell>
              <table:table-cell office:value-type="float" office:value="1564.646729">
                <text:p>1564.646729</text:p>
              </table:table-cell>
              <table:table-cell office:value-type="float" office:value="1565.884521">
                <text:p>1565.884521</text:p>
              </table:table-cell>
              <table:table-cell office:value-type="float" office:value="1567.322754">
                <text:p>1567.32275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568.42688">
                <text:p>1568.42688</text:p>
              </table:table-cell>
              <table:table-cell office:value-type="float" office:value="1563.76416">
                <text:p>1563.76416</text:p>
              </table:table-cell>
              <table:table-cell office:value-type="float" office:value="1564.924683">
                <text:p>1564.924683</text:p>
              </table:table-cell>
              <table:table-cell office:value-type="float" office:value="1566.192383">
                <text:p>1566.19238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66.502563">
                <text:p>1566.502563</text:p>
              </table:table-cell>
              <table:table-cell office:value-type="float" office:value="1565.296997">
                <text:p>1565.296997</text:p>
              </table:table-cell>
              <table:table-cell office:value-type="float" office:value="1569.320801">
                <text:p>1569.320801</text:p>
              </table:table-cell>
              <table:table-cell office:value-type="float" office:value="1563.856079">
                <text:p>1563.85607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64.568237">
                <text:p>1564.568237</text:p>
              </table:table-cell>
              <table:table-cell office:value-type="float" office:value="1561.116821">
                <text:p>1561.116821</text:p>
              </table:table-cell>
              <table:table-cell office:value-type="float" office:value="1563.540649">
                <text:p>1563.540649</text:p>
              </table:table-cell>
              <table:table-cell office:value-type="float" office:value="1564.627075">
                <text:p>1564.6270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6.702271">
                <text:p>1566.702271</text:p>
              </table:table-cell>
              <table:table-cell office:value-type="float" office:value="1564.297852">
                <text:p>1564.297852</text:p>
              </table:table-cell>
              <table:table-cell office:value-type="float" office:value="1568.699829">
                <text:p>1568.699829</text:p>
              </table:table-cell>
              <table:table-cell office:value-type="float" office:value="1563.367188">
                <text:p>1563.36718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565.248291">
                <text:p>1565.248291</text:p>
              </table:table-cell>
              <table:table-cell office:value-type="float" office:value="1568.181396">
                <text:p>1568.181396</text:p>
              </table:table-cell>
              <table:table-cell office:value-type="float" office:value="1565.556152">
                <text:p>1565.556152</text:p>
              </table:table-cell>
              <table:table-cell office:value-type="float" office:value="1569.239136">
                <text:p>1569.23913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565.833618">
                <text:p>1565.833618</text:p>
              </table:table-cell>
              <table:table-cell office:value-type="float" office:value="1568.786987">
                <text:p>1568.786987</text:p>
              </table:table-cell>
              <table:table-cell office:value-type="float" office:value="1565.326538">
                <text:p>1565.326538</text:p>
              </table:table-cell>
              <table:table-cell office:value-type="float" office:value="1564.443481">
                <text:p>1564.44348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563.943115">
                <text:p>1563.943115</text:p>
              </table:table-cell>
              <table:table-cell office:value-type="float" office:value="1569.085815">
                <text:p>1569.085815</text:p>
              </table:table-cell>
              <table:table-cell office:value-type="float" office:value="1565.038696">
                <text:p>1565.038696</text:p>
              </table:table-cell>
              <table:table-cell office:value-type="float" office:value="1567.940186">
                <text:p>1567.94018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569.306274">
                <text:p>1569.306274</text:p>
              </table:table-cell>
              <table:table-cell office:value-type="float" office:value="1565.165283">
                <text:p>1565.165283</text:p>
              </table:table-cell>
              <table:table-cell office:value-type="float" office:value="1567.917358">
                <text:p>1567.917358</text:p>
              </table:table-cell>
              <table:table-cell office:value-type="float" office:value="1566.638062">
                <text:p>1566.6380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4.773315">
                <text:p>1564.773315</text:p>
              </table:table-cell>
              <table:table-cell office:value-type="float" office:value="1566.035156">
                <text:p>1566.035156</text:p>
              </table:table-cell>
              <table:table-cell office:value-type="float" office:value="1565.514771">
                <text:p>1565.514771</text:p>
              </table:table-cell>
              <table:table-cell office:value-type="float" office:value="1565.43042">
                <text:p>1565.4304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65.415527">
                <text:p>1565.415527</text:p>
              </table:table-cell>
              <table:table-cell office:value-type="float" office:value="1564.269165">
                <text:p>1564.269165</text:p>
              </table:table-cell>
              <table:table-cell office:value-type="float" office:value="1564.843628">
                <text:p>1564.843628</text:p>
              </table:table-cell>
              <table:table-cell office:value-type="float" office:value="1563.556885">
                <text:p>1563.55688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63.551025">
                <text:p>1563.551025</text:p>
              </table:table-cell>
              <table:table-cell office:value-type="float" office:value="1564.686646">
                <text:p>1564.686646</text:p>
              </table:table-cell>
              <table:table-cell office:value-type="float" office:value="1566.097412">
                <text:p>1566.097412</text:p>
              </table:table-cell>
              <table:table-cell office:value-type="float" office:value="1563.868042">
                <text:p>1563.86804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565.118408">
                <text:p>1565.118408</text:p>
              </table:table-cell>
              <table:table-cell office:value-type="float" office:value="1562.286011">
                <text:p>1562.286011</text:p>
              </table:table-cell>
              <table:table-cell office:value-type="float" office:value="1564.817383">
                <text:p>1564.817383</text:p>
              </table:table-cell>
              <table:table-cell office:value-type="float" office:value="1563.321533">
                <text:p>1563.32153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565.627197">
                <text:p>1565.627197</text:p>
              </table:table-cell>
              <table:table-cell office:value-type="float" office:value="1564.742798">
                <text:p>1564.742798</text:p>
              </table:table-cell>
              <table:table-cell office:value-type="float" office:value="1566.461792">
                <text:p>1566.461792</text:p>
              </table:table-cell>
              <table:table-cell office:value-type="float" office:value="1565.851929">
                <text:p>1565.8519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66.593994">
                <text:p>1566.593994</text:p>
              </table:table-cell>
              <table:table-cell office:value-type="float" office:value="1565.660645">
                <text:p>1565.660645</text:p>
              </table:table-cell>
              <table:table-cell office:value-type="float" office:value="1564.176636">
                <text:p>1564.176636</text:p>
              </table:table-cell>
              <table:table-cell office:value-type="float" office:value="1566.69751">
                <text:p>1566.69751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561.142212">
                <text:p>1561.142212</text:p>
              </table:table-cell>
              <table:table-cell office:value-type="float" office:value="1562.14856">
                <text:p>1562.14856</text:p>
              </table:table-cell>
              <table:table-cell office:value-type="float" office:value="1561.198975">
                <text:p>1561.198975</text:p>
              </table:table-cell>
              <table:table-cell office:value-type="float" office:value="1562.549805">
                <text:p>1562.54980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572.954834">
                <text:p>1572.954834</text:p>
              </table:table-cell>
              <table:table-cell office:value-type="float" office:value="1597.45166">
                <text:p>1597.45166</text:p>
              </table:table-cell>
              <table:table-cell office:value-type="float" office:value="1608.511353">
                <text:p>1608.511353</text:p>
              </table:table-cell>
              <table:table-cell office:value-type="float" office:value="1615.061279">
                <text:p>1615.06127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652.637451">
                <text:p>1652.637451</text:p>
              </table:table-cell>
              <table:table-cell office:value-type="float" office:value="1650.31665">
                <text:p>1650.31665</text:p>
              </table:table-cell>
              <table:table-cell office:value-type="float" office:value="1640.35083">
                <text:p>1640.35083</text:p>
              </table:table-cell>
              <table:table-cell office:value-type="float" office:value="1653.210449">
                <text:p>1653.21044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713.51001">
                <text:p>1713.51001</text:p>
              </table:table-cell>
              <table:table-cell office:value-type="float" office:value="1737.486084">
                <text:p>1737.486084</text:p>
              </table:table-cell>
              <table:table-cell office:value-type="float" office:value="1712.818115">
                <text:p>1712.818115</text:p>
              </table:table-cell>
              <table:table-cell office:value-type="float" office:value="1740.552002">
                <text:p>1740.5520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3.939087">
                <text:p>1703.939087</text:p>
              </table:table-cell>
              <table:table-cell office:value-type="float" office:value="1733.862305">
                <text:p>1733.862305</text:p>
              </table:table-cell>
              <table:table-cell office:value-type="float" office:value="1712.443115">
                <text:p>1712.443115</text:p>
              </table:table-cell>
              <table:table-cell office:value-type="float" office:value="1732.773926">
                <text:p>1732.77392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26.02478">
                <text:p>1726.02478</text:p>
              </table:table-cell>
              <table:table-cell office:value-type="float" office:value="1758.200073">
                <text:p>1758.200073</text:p>
              </table:table-cell>
              <table:table-cell office:value-type="float" office:value="1732.347534">
                <text:p>1732.347534</text:p>
              </table:table-cell>
              <table:table-cell office:value-type="float" office:value="1757.454346">
                <text:p>1757.454346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21.096924">
                <text:p>1721.096924</text:p>
              </table:table-cell>
              <table:table-cell office:value-type="float" office:value="1746.101807">
                <text:p>1746.101807</text:p>
              </table:table-cell>
              <table:table-cell office:value-type="float" office:value="1727.873779">
                <text:p>1727.873779</text:p>
              </table:table-cell>
              <table:table-cell office:value-type="float" office:value="1740.465576">
                <text:p>1740.46557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14.45752">
                <text:p>1714.45752</text:p>
              </table:table-cell>
              <table:table-cell office:value-type="float" office:value="1759.559326">
                <text:p>1759.559326</text:p>
              </table:table-cell>
              <table:table-cell office:value-type="float" office:value="1723.151978">
                <text:p>1723.151978</text:p>
              </table:table-cell>
              <table:table-cell office:value-type="float" office:value="1759.435059">
                <text:p>1759.43505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18.873657">
                <text:p>1718.873657</text:p>
              </table:table-cell>
              <table:table-cell office:value-type="float" office:value="1772.432373">
                <text:p>1772.432373</text:p>
              </table:table-cell>
              <table:table-cell office:value-type="float" office:value="1727.61792">
                <text:p>1727.61792</text:p>
              </table:table-cell>
              <table:table-cell office:value-type="float" office:value="1774.321899">
                <text:p>1774.3218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16.584106">
                <text:p>1716.584106</text:p>
              </table:table-cell>
              <table:table-cell office:value-type="float" office:value="1783.863159">
                <text:p>1783.863159</text:p>
              </table:table-cell>
              <table:table-cell office:value-type="float" office:value="1726.179199">
                <text:p>1726.179199</text:p>
              </table:table-cell>
              <table:table-cell office:value-type="float" office:value="1779.371094">
                <text:p>1779.37109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40.499146">
                <text:p>1740.499146</text:p>
              </table:table-cell>
              <table:table-cell office:value-type="float" office:value="1774.419067">
                <text:p>1774.419067</text:p>
              </table:table-cell>
              <table:table-cell office:value-type="float" office:value="1754.674561">
                <text:p>1754.674561</text:p>
              </table:table-cell>
              <table:table-cell office:value-type="float" office:value="1771.635742">
                <text:p>1771.63574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72.833618">
                <text:p>1772.833618</text:p>
              </table:table-cell>
              <table:table-cell office:value-type="float" office:value="1838.813721">
                <text:p>1838.813721</text:p>
              </table:table-cell>
              <table:table-cell office:value-type="float" office:value="1781.382935">
                <text:p>1781.382935</text:p>
              </table:table-cell>
              <table:table-cell office:value-type="float" office:value="1835.916504">
                <text:p>1835.91650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787.916626">
                <text:p>1787.916626</text:p>
              </table:table-cell>
              <table:table-cell office:value-type="float" office:value="1881.790283">
                <text:p>1881.790283</text:p>
              </table:table-cell>
              <table:table-cell office:value-type="float" office:value="1801.976807">
                <text:p>1801.976807</text:p>
              </table:table-cell>
              <table:table-cell office:value-type="float" office:value="1878.778442">
                <text:p>1878.778442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824.344604">
                <text:p>1824.344604</text:p>
              </table:table-cell>
              <table:table-cell office:value-type="float" office:value="1877.532471">
                <text:p>1877.532471</text:p>
              </table:table-cell>
              <table:table-cell office:value-type="float" office:value="1840.82251">
                <text:p>1840.82251</text:p>
              </table:table-cell>
              <table:table-cell office:value-type="float" office:value="1865.125488">
                <text:p>1865.1254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65.001953">
                <text:p>1865.001953</text:p>
              </table:table-cell>
              <table:table-cell office:value-type="float" office:value="1935.867676">
                <text:p>1935.867676</text:p>
              </table:table-cell>
              <table:table-cell office:value-type="float" office:value="1883.127441">
                <text:p>1883.127441</text:p>
              </table:table-cell>
              <table:table-cell office:value-type="float" office:value="1920.718872">
                <text:p>1920.71887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832.292114">
                <text:p>1832.292114</text:p>
              </table:table-cell>
              <table:table-cell office:value-type="float" office:value="1954.649048">
                <text:p>1954.649048</text:p>
              </table:table-cell>
              <table:table-cell office:value-type="float" office:value="1845.429932">
                <text:p>1845.429932</text:p>
              </table:table-cell>
              <table:table-cell office:value-type="float" office:value="1949.55835">
                <text:p>1949.5583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862.077759">
                <text:p>1862.077759</text:p>
              </table:table-cell>
              <table:table-cell office:value-type="float" office:value="1955.174316">
                <text:p>1955.174316</text:p>
              </table:table-cell>
              <table:table-cell office:value-type="float" office:value="1876.105713">
                <text:p>1876.105713</text:p>
              </table:table-cell>
              <table:table-cell office:value-type="float" office:value="1950.551025">
                <text:p>1950.55102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876.053955">
                <text:p>1876.053955</text:p>
              </table:table-cell>
              <table:table-cell office:value-type="float" office:value="1943.436523">
                <text:p>1943.436523</text:p>
              </table:table-cell>
              <table:table-cell office:value-type="float" office:value="1887.93335">
                <text:p>1887.93335</text:p>
              </table:table-cell>
              <table:table-cell office:value-type="float" office:value="1948.125977">
                <text:p>1948.125977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822.187622">
                <text:p>1822.187622</text:p>
              </table:table-cell>
              <table:table-cell office:value-type="float" office:value="1970.289307">
                <text:p>1970.289307</text:p>
              </table:table-cell>
              <table:table-cell office:value-type="float" office:value="1833.929565">
                <text:p>1833.929565</text:p>
              </table:table-cell>
              <table:table-cell office:value-type="float" office:value="1972.241089">
                <text:p>1972.2410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25.641968">
                <text:p>1825.641968</text:p>
              </table:table-cell>
              <table:table-cell office:value-type="float" office:value="1957.403076">
                <text:p>1957.403076</text:p>
              </table:table-cell>
              <table:table-cell office:value-type="float" office:value="1845.009277">
                <text:p>1845.009277</text:p>
              </table:table-cell>
              <table:table-cell office:value-type="float" office:value="1948.980469">
                <text:p>1948.98046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866.641602">
                <text:p>1866.641602</text:p>
              </table:table-cell>
              <table:table-cell office:value-type="float" office:value="1940.17627">
                <text:p>1940.17627</text:p>
              </table:table-cell>
              <table:table-cell office:value-type="float" office:value="1884.689941">
                <text:p>1884.689941</text:p>
              </table:table-cell>
              <table:table-cell office:value-type="float" office:value="1933.283325">
                <text:p>1933.283325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833.862549">
                <text:p>1833.862549</text:p>
              </table:table-cell>
              <table:table-cell office:value-type="float" office:value="1989.841431">
                <text:p>1989.841431</text:p>
              </table:table-cell>
              <table:table-cell office:value-type="float" office:value="1845.03064">
                <text:p>1845.03064</text:p>
              </table:table-cell>
              <table:table-cell office:value-type="float" office:value="1989.011963">
                <text:p>1989.011963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827.303345">
                <text:p>1827.303345</text:p>
              </table:table-cell>
              <table:table-cell office:value-type="float" office:value="1951.927856">
                <text:p>1951.927856</text:p>
              </table:table-cell>
              <table:table-cell office:value-type="float" office:value="1844.84668">
                <text:p>1844.84668</text:p>
              </table:table-cell>
              <table:table-cell office:value-type="float" office:value="1947.661133">
                <text:p>1947.661133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863.096313">
                <text:p>1863.096313</text:p>
              </table:table-cell>
              <table:table-cell office:value-type="float" office:value="1950.800781">
                <text:p>1950.800781</text:p>
              </table:table-cell>
              <table:table-cell office:value-type="float" office:value="1882.121704">
                <text:p>1882.121704</text:p>
              </table:table-cell>
              <table:table-cell office:value-type="float" office:value="1939.580811">
                <text:p>1939.5808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29.663574">
                <text:p>1829.663574</text:p>
              </table:table-cell>
              <table:table-cell office:value-type="float" office:value="1992.778687">
                <text:p>1992.778687</text:p>
              </table:table-cell>
              <table:table-cell office:value-type="float" office:value="1841.016968">
                <text:p>1841.016968</text:p>
              </table:table-cell>
              <table:table-cell office:value-type="float" office:value="1990.419067">
                <text:p>1990.419067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837.677002">
                <text:p>1837.677002</text:p>
              </table:table-cell>
              <table:table-cell office:value-type="float" office:value="1971.817505">
                <text:p>1971.817505</text:p>
              </table:table-cell>
              <table:table-cell office:value-type="float" office:value="1853.554932">
                <text:p>1853.554932</text:p>
              </table:table-cell>
              <table:table-cell office:value-type="float" office:value="1970.41626">
                <text:p>1970.41626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868.496826">
                <text:p>1868.496826</text:p>
              </table:table-cell>
              <table:table-cell office:value-type="float" office:value="1923.499756">
                <text:p>1923.499756</text:p>
              </table:table-cell>
              <table:table-cell office:value-type="float" office:value="1889.325684">
                <text:p>1889.325684</text:p>
              </table:table-cell>
              <table:table-cell office:value-type="float" office:value="1914.463867">
                <text:p>1914.46386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818.931641">
                <text:p>1818.931641</text:p>
              </table:table-cell>
              <table:table-cell office:value-type="float" office:value="1997.146362">
                <text:p>1997.146362</text:p>
              </table:table-cell>
              <table:table-cell office:value-type="float" office:value="1829.364014">
                <text:p>1829.364014</text:p>
              </table:table-cell>
              <table:table-cell office:value-type="float" office:value="1996.789062">
                <text:p>1996.789062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827.989502">
                <text:p>1827.989502</text:p>
              </table:table-cell>
              <table:table-cell office:value-type="float" office:value="1976.403198">
                <text:p>1976.403198</text:p>
              </table:table-cell>
              <table:table-cell office:value-type="float" office:value="1848.328369">
                <text:p>1848.328369</text:p>
              </table:table-cell>
              <table:table-cell office:value-type="float" office:value="1970.245361">
                <text:p>1970.2453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71.000854">
                <text:p>1871.000854</text:p>
              </table:table-cell>
              <table:table-cell office:value-type="float" office:value="1938.679199">
                <text:p>1938.679199</text:p>
              </table:table-cell>
              <table:table-cell office:value-type="float" office:value="1891.526367">
                <text:p>1891.526367</text:p>
              </table:table-cell>
              <table:table-cell office:value-type="float" office:value="1929.773926">
                <text:p>1929.773926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832.616699">
                <text:p>1832.616699</text:p>
              </table:table-cell>
              <table:table-cell office:value-type="float" office:value="1998.281006">
                <text:p>1998.281006</text:p>
              </table:table-cell>
              <table:table-cell office:value-type="float" office:value="1840.289062">
                <text:p>1840.289062</text:p>
              </table:table-cell>
              <table:table-cell office:value-type="float" office:value="1996.677979">
                <text:p>1996.67797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820.302124">
                <text:p>1820.302124</text:p>
              </table:table-cell>
              <table:table-cell office:value-type="float" office:value="1971.247803">
                <text:p>1971.247803</text:p>
              </table:table-cell>
              <table:table-cell office:value-type="float" office:value="1837.460693">
                <text:p>1837.460693</text:p>
              </table:table-cell>
              <table:table-cell office:value-type="float" office:value="1969.690308">
                <text:p>1969.690308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864.953979">
                <text:p>1864.953979</text:p>
              </table:table-cell>
              <table:table-cell office:value-type="float" office:value="1921.308472">
                <text:p>1921.308472</text:p>
              </table:table-cell>
              <table:table-cell office:value-type="float" office:value="1887.71167">
                <text:p>1887.71167</text:p>
              </table:table-cell>
              <table:table-cell office:value-type="float" office:value="1910.438965">
                <text:p>1910.43896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844.850098">
                <text:p>1844.850098</text:p>
              </table:table-cell>
              <table:table-cell office:value-type="float" office:value="1998.156738">
                <text:p>1998.156738</text:p>
              </table:table-cell>
              <table:table-cell office:value-type="float" office:value="1853.818115">
                <text:p>1853.818115</text:p>
              </table:table-cell>
              <table:table-cell office:value-type="float" office:value="1995.696411">
                <text:p>1995.6964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45.337769">
                <text:p>1845.337769</text:p>
              </table:table-cell>
              <table:table-cell office:value-type="float" office:value="1995.299805">
                <text:p>1995.299805</text:p>
              </table:table-cell>
              <table:table-cell office:value-type="float" office:value="1861.089355">
                <text:p>1861.089355</text:p>
              </table:table-cell>
              <table:table-cell office:value-type="float" office:value="1996.142822">
                <text:p>1996.142822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72.786743">
                <text:p>1872.786743</text:p>
              </table:table-cell>
              <table:table-cell office:value-type="float" office:value="1926.614746">
                <text:p>1926.614746</text:p>
              </table:table-cell>
              <table:table-cell office:value-type="float" office:value="1892.100586">
                <text:p>1892.100586</text:p>
              </table:table-cell>
              <table:table-cell office:value-type="float" office:value="1916.804077">
                <text:p>1916.80407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54.426025">
                <text:p>1854.426025</text:p>
              </table:table-cell>
              <table:table-cell office:value-type="float" office:value="1986.400269">
                <text:p>1986.400269</text:p>
              </table:table-cell>
              <table:table-cell office:value-type="float" office:value="1865.575195">
                <text:p>1865.575195</text:p>
              </table:table-cell>
              <table:table-cell office:value-type="float" office:value="1980.310303">
                <text:p>1980.310303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26.699829">
                <text:p>1826.699829</text:p>
              </table:table-cell>
              <table:table-cell office:value-type="float" office:value="1995.10376">
                <text:p>1995.10376</text:p>
              </table:table-cell>
              <table:table-cell office:value-type="float" office:value="1841.272583">
                <text:p>1841.272583</text:p>
              </table:table-cell>
              <table:table-cell office:value-type="float" office:value="1997.817627">
                <text:p>1997.817627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54.922119">
                <text:p>1854.922119</text:p>
              </table:table-cell>
              <table:table-cell office:value-type="float" office:value="1937.169678">
                <text:p>1937.169678</text:p>
              </table:table-cell>
              <table:table-cell office:value-type="float" office:value="1882.464355">
                <text:p>1882.464355</text:p>
              </table:table-cell>
              <table:table-cell office:value-type="float" office:value="1922.616943">
                <text:p>1922.6169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68.835449">
                <text:p>1868.835449</text:p>
              </table:table-cell>
              <table:table-cell office:value-type="float" office:value="1972.836914">
                <text:p>1972.836914</text:p>
              </table:table-cell>
              <table:table-cell office:value-type="float" office:value="1883.891113">
                <text:p>1883.891113</text:p>
              </table:table-cell>
              <table:table-cell office:value-type="float" office:value="1963.278809">
                <text:p>1963.278809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804.296265">
                <text:p>1804.296265</text:p>
              </table:table-cell>
              <table:table-cell office:value-type="float" office:value="1995.863892">
                <text:p>1995.863892</text:p>
              </table:table-cell>
              <table:table-cell office:value-type="float" office:value="1817.525269">
                <text:p>1817.525269</text:p>
              </table:table-cell>
              <table:table-cell office:value-type="float" office:value="1997.237793">
                <text:p>1997.237793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850.470947">
                <text:p>1850.470947</text:p>
              </table:table-cell>
              <table:table-cell office:value-type="float" office:value="1942.113037">
                <text:p>1942.113037</text:p>
              </table:table-cell>
              <table:table-cell office:value-type="float" office:value="1874.530029">
                <text:p>1874.530029</text:p>
              </table:table-cell>
              <table:table-cell office:value-type="float" office:value="1933.643433">
                <text:p>1933.643433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879.296875">
                <text:p>1879.296875</text:p>
              </table:table-cell>
              <table:table-cell office:value-type="float" office:value="1953.053833">
                <text:p>1953.053833</text:p>
              </table:table-cell>
              <table:table-cell office:value-type="float" office:value="1896.875">
                <text:p>1896.875</text:p>
              </table:table-cell>
              <table:table-cell office:value-type="float" office:value="1939.568726">
                <text:p>1939.56872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780.07251">
                <text:p>1780.07251</text:p>
              </table:table-cell>
              <table:table-cell office:value-type="float" office:value="1997.355835">
                <text:p>1997.355835</text:p>
              </table:table-cell>
              <table:table-cell office:value-type="float" office:value="1788.81897">
                <text:p>1788.81897</text:p>
              </table:table-cell>
              <table:table-cell office:value-type="float" office:value="1997.944702">
                <text:p>1997.9447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61.057129">
                <text:p>1861.057129</text:p>
              </table:table-cell>
              <table:table-cell office:value-type="float" office:value="1985.907959">
                <text:p>1985.907959</text:p>
              </table:table-cell>
              <table:table-cell office:value-type="float" office:value="1884.82019">
                <text:p>1884.82019</text:p>
              </table:table-cell>
              <table:table-cell office:value-type="float" office:value="1975.787598">
                <text:p>1975.78759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84.557129">
                <text:p>1884.557129</text:p>
              </table:table-cell>
              <table:table-cell office:value-type="float" office:value="1933.416016">
                <text:p>1933.416016</text:p>
              </table:table-cell>
              <table:table-cell office:value-type="float" office:value="1911.113647">
                <text:p>1911.113647</text:p>
              </table:table-cell>
              <table:table-cell office:value-type="float" office:value="1920.739746">
                <text:p>1920.73974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814.424072">
                <text:p>1814.424072</text:p>
              </table:table-cell>
              <table:table-cell office:value-type="float" office:value="1998.450684">
                <text:p>1998.450684</text:p>
              </table:table-cell>
              <table:table-cell office:value-type="float" office:value="1824.448608">
                <text:p>1824.448608</text:p>
              </table:table-cell>
              <table:table-cell office:value-type="float" office:value="1993.89624">
                <text:p>1993.89624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840.858643">
                <text:p>1840.858643</text:p>
              </table:table-cell>
              <table:table-cell office:value-type="float" office:value="1995.545288">
                <text:p>1995.545288</text:p>
              </table:table-cell>
              <table:table-cell office:value-type="float" office:value="1857.43335">
                <text:p>1857.43335</text:p>
              </table:table-cell>
              <table:table-cell office:value-type="float" office:value="1994.698364">
                <text:p>1994.698364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869.881348">
                <text:p>1869.881348</text:p>
              </table:table-cell>
              <table:table-cell office:value-type="float" office:value="1955.126343">
                <text:p>1955.126343</text:p>
              </table:table-cell>
              <table:table-cell office:value-type="float" office:value="1895.768677">
                <text:p>1895.768677</text:p>
              </table:table-cell>
              <table:table-cell office:value-type="float" office:value="1935.27417">
                <text:p>1935.274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75.654053">
                <text:p>1875.654053</text:p>
              </table:table-cell>
              <table:table-cell office:value-type="float" office:value="1986.876587">
                <text:p>1986.876587</text:p>
              </table:table-cell>
              <table:table-cell office:value-type="float" office:value="1890.218506">
                <text:p>1890.218506</text:p>
              </table:table-cell>
              <table:table-cell office:value-type="float" office:value="1983.758301">
                <text:p>1983.758301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815.048828">
                <text:p>1815.048828</text:p>
              </table:table-cell>
              <table:table-cell office:value-type="float" office:value="1995.537231">
                <text:p>1995.537231</text:p>
              </table:table-cell>
              <table:table-cell office:value-type="float" office:value="1831.026123">
                <text:p>1831.026123</text:p>
              </table:table-cell>
              <table:table-cell office:value-type="float" office:value="1995.316162">
                <text:p>1995.316162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872.246826">
                <text:p>1872.246826</text:p>
              </table:table-cell>
              <table:table-cell office:value-type="float" office:value="1987.26123">
                <text:p>1987.26123</text:p>
              </table:table-cell>
              <table:table-cell office:value-type="float" office:value="1897.726685">
                <text:p>1897.726685</text:p>
              </table:table-cell>
              <table:table-cell office:value-type="float" office:value="1974.498535">
                <text:p>1974.49853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874.842285">
                <text:p>1874.842285</text:p>
              </table:table-cell>
              <table:table-cell office:value-type="float" office:value="1965.396729">
                <text:p>1965.396729</text:p>
              </table:table-cell>
              <table:table-cell office:value-type="float" office:value="1895.626831">
                <text:p>1895.626831</text:p>
              </table:table-cell>
              <table:table-cell office:value-type="float" office:value="1956.526733">
                <text:p>1956.526733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30.121704">
                <text:p>1830.121704</text:p>
              </table:table-cell>
              <table:table-cell office:value-type="float" office:value="1997.871826">
                <text:p>1997.871826</text:p>
              </table:table-cell>
              <table:table-cell office:value-type="float" office:value="1841.661377">
                <text:p>1841.661377</text:p>
              </table:table-cell>
              <table:table-cell office:value-type="float" office:value="1993.845947">
                <text:p>1993.8459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60.955933">
                <text:p>1860.955933</text:p>
              </table:table-cell>
              <table:table-cell office:value-type="float" office:value="1996.757568">
                <text:p>1996.757568</text:p>
              </table:table-cell>
              <table:table-cell office:value-type="float" office:value="1878.181641">
                <text:p>1878.181641</text:p>
              </table:table-cell>
              <table:table-cell office:value-type="float" office:value="1990.979248">
                <text:p>1990.97924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870.667603">
                <text:p>1870.667603</text:p>
              </table:table-cell>
              <table:table-cell office:value-type="float" office:value="1986.625366">
                <text:p>1986.625366</text:p>
              </table:table-cell>
              <table:table-cell office:value-type="float" office:value="1888.155518">
                <text:p>1888.155518</text:p>
              </table:table-cell>
              <table:table-cell office:value-type="float" office:value="1975.375488">
                <text:p>1975.375488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865.462524">
                <text:p>1865.462524</text:p>
              </table:table-cell>
              <table:table-cell office:value-type="float" office:value="1993.226074">
                <text:p>1993.226074</text:p>
              </table:table-cell>
              <table:table-cell office:value-type="float" office:value="1879.060425">
                <text:p>1879.060425</text:p>
              </table:table-cell>
              <table:table-cell office:value-type="float" office:value="1989.322266">
                <text:p>1989.322266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831.445801">
                <text:p>1831.445801</text:p>
              </table:table-cell>
              <table:table-cell office:value-type="float" office:value="1974.644531">
                <text:p>1974.644531</text:p>
              </table:table-cell>
              <table:table-cell office:value-type="float" office:value="1847.538208">
                <text:p>1847.538208</text:p>
              </table:table-cell>
              <table:table-cell office:value-type="float" office:value="1970.922363">
                <text:p>1970.922363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814.452148">
                <text:p>1814.452148</text:p>
              </table:table-cell>
              <table:table-cell office:value-type="float" office:value="1938.38623">
                <text:p>1938.38623</text:p>
              </table:table-cell>
              <table:table-cell office:value-type="float" office:value="1830.686768">
                <text:p>1830.686768</text:p>
              </table:table-cell>
              <table:table-cell office:value-type="float" office:value="1934.773682">
                <text:p>1934.77368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76.07959">
                <text:p>1776.07959</text:p>
              </table:table-cell>
              <table:table-cell office:value-type="float" office:value="1931.101807">
                <text:p>1931.101807</text:p>
              </table:table-cell>
              <table:table-cell office:value-type="float" office:value="1788.36731">
                <text:p>1788.36731</text:p>
              </table:table-cell>
              <table:table-cell office:value-type="float" office:value="1936.510254">
                <text:p>1936.510254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50.544922">
                <text:p>1750.544922</text:p>
              </table:table-cell>
              <table:table-cell office:value-type="float" office:value="1898.726196">
                <text:p>1898.726196</text:p>
              </table:table-cell>
              <table:table-cell office:value-type="float" office:value="1766.980225">
                <text:p>1766.980225</text:p>
              </table:table-cell>
              <table:table-cell office:value-type="float" office:value="1897.307617">
                <text:p>1897.307617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48.028076">
                <text:p>1748.028076</text:p>
              </table:table-cell>
              <table:table-cell office:value-type="float" office:value="1857.33252">
                <text:p>1857.33252</text:p>
              </table:table-cell>
              <table:table-cell office:value-type="float" office:value="1766.17749">
                <text:p>1766.17749</text:p>
              </table:table-cell>
              <table:table-cell office:value-type="float" office:value="1851.588379">
                <text:p>1851.588379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718.236084">
                <text:p>1718.236084</text:p>
              </table:table-cell>
              <table:table-cell office:value-type="float" office:value="1857.03418">
                <text:p>1857.03418</text:p>
              </table:table-cell>
              <table:table-cell office:value-type="float" office:value="1730.727539">
                <text:p>1730.727539</text:p>
              </table:table-cell>
              <table:table-cell office:value-type="float" office:value="1856.364868">
                <text:p>1856.364868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697.914795">
                <text:p>1697.914795</text:p>
              </table:table-cell>
              <table:table-cell office:value-type="float" office:value="1822.916016">
                <text:p>1822.916016</text:p>
              </table:table-cell>
              <table:table-cell office:value-type="float" office:value="1714.305298">
                <text:p>1714.305298</text:p>
              </table:table-cell>
              <table:table-cell office:value-type="float" office:value="1820.516113">
                <text:p>1820.5161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90.201172">
                <text:p>1690.201172</text:p>
              </table:table-cell>
              <table:table-cell office:value-type="float" office:value="1799.959106">
                <text:p>1799.959106</text:p>
              </table:table-cell>
              <table:table-cell office:value-type="float" office:value="1704.763794">
                <text:p>1704.763794</text:p>
              </table:table-cell>
              <table:table-cell office:value-type="float" office:value="1795.852173">
                <text:p>1795.852173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674.156616">
                <text:p>1674.156616</text:p>
              </table:table-cell>
              <table:table-cell office:value-type="float" office:value="1787.969482">
                <text:p>1787.969482</text:p>
              </table:table-cell>
              <table:table-cell office:value-type="float" office:value="1683.962769">
                <text:p>1683.962769</text:p>
              </table:table-cell>
              <table:table-cell office:value-type="float" office:value="1785.925659">
                <text:p>1785.925659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654.095825">
                <text:p>1654.095825</text:p>
              </table:table-cell>
              <table:table-cell office:value-type="float" office:value="1771.589355">
                <text:p>1771.589355</text:p>
              </table:table-cell>
              <table:table-cell office:value-type="float" office:value="1675.898071">
                <text:p>1675.898071</text:p>
              </table:table-cell>
              <table:table-cell office:value-type="float" office:value="1761.521606">
                <text:p>1761.521606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654.180664">
                <text:p>1654.180664</text:p>
              </table:table-cell>
              <table:table-cell office:value-type="float" office:value="1753.070679">
                <text:p>1753.070679</text:p>
              </table:table-cell>
              <table:table-cell office:value-type="float" office:value="1661.265381">
                <text:p>1661.265381</text:p>
              </table:table-cell>
              <table:table-cell office:value-type="float" office:value="1739.244751">
                <text:p>1739.244751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647.117554">
                <text:p>1647.117554</text:p>
              </table:table-cell>
              <table:table-cell office:value-type="float" office:value="1729.719238">
                <text:p>1729.719238</text:p>
              </table:table-cell>
              <table:table-cell office:value-type="float" office:value="1653.696533">
                <text:p>1653.696533</text:p>
              </table:table-cell>
              <table:table-cell office:value-type="float" office:value="1733.034546">
                <text:p>1733.0345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31.726929">
                <text:p>1631.726929</text:p>
              </table:table-cell>
              <table:table-cell office:value-type="float" office:value="1722.104492">
                <text:p>1722.104492</text:p>
              </table:table-cell>
              <table:table-cell office:value-type="float" office:value="1644.140137">
                <text:p>1644.140137</text:p>
              </table:table-cell>
              <table:table-cell office:value-type="float" office:value="1720.849487">
                <text:p>1720.84948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630.460449">
                <text:p>1630.460449</text:p>
              </table:table-cell>
              <table:table-cell office:value-type="float" office:value="1707.471558">
                <text:p>1707.471558</text:p>
              </table:table-cell>
              <table:table-cell office:value-type="float" office:value="1638.762817">
                <text:p>1638.762817</text:p>
              </table:table-cell>
              <table:table-cell office:value-type="float" office:value="1707.281006">
                <text:p>1707.281006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621.935669">
                <text:p>1621.935669</text:p>
              </table:table-cell>
              <table:table-cell office:value-type="float" office:value="1696.934082">
                <text:p>1696.934082</text:p>
              </table:table-cell>
              <table:table-cell office:value-type="float" office:value="1631.624146">
                <text:p>1631.624146</text:p>
              </table:table-cell>
              <table:table-cell office:value-type="float" office:value="1696.02478">
                <text:p>1696.02478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617.517822">
                <text:p>1617.517822</text:p>
              </table:table-cell>
              <table:table-cell office:value-type="float" office:value="1688.793579">
                <text:p>1688.793579</text:p>
              </table:table-cell>
              <table:table-cell office:value-type="float" office:value="1627.732544">
                <text:p>1627.732544</text:p>
              </table:table-cell>
              <table:table-cell office:value-type="float" office:value="1687.774048">
                <text:p>1687.774048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606.632812">
                <text:p>1606.632812</text:p>
              </table:table-cell>
              <table:table-cell office:value-type="float" office:value="1682.332886">
                <text:p>1682.332886</text:p>
              </table:table-cell>
              <table:table-cell office:value-type="float" office:value="1621.947144">
                <text:p>1621.947144</text:p>
              </table:table-cell>
              <table:table-cell office:value-type="float" office:value="1672.450684">
                <text:p>1672.4506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04.289185">
                <text:p>1604.289185</text:p>
              </table:table-cell>
              <table:table-cell office:value-type="float" office:value="1669.543457">
                <text:p>1669.543457</text:p>
              </table:table-cell>
              <table:table-cell office:value-type="float" office:value="1608.457764">
                <text:p>1608.457764</text:p>
              </table:table-cell>
              <table:table-cell office:value-type="float" office:value="1667.724854">
                <text:p>1667.724854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602.236084">
                <text:p>1602.236084</text:p>
              </table:table-cell>
              <table:table-cell office:value-type="float" office:value="1659.845459">
                <text:p>1659.845459</text:p>
              </table:table-cell>
              <table:table-cell office:value-type="float" office:value="1609.108765">
                <text:p>1609.108765</text:p>
              </table:table-cell>
              <table:table-cell office:value-type="float" office:value="1661.630737">
                <text:p>1661.630737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599.766602">
                <text:p>1599.766602</text:p>
              </table:table-cell>
              <table:table-cell office:value-type="float" office:value="1652.592285">
                <text:p>1652.592285</text:p>
              </table:table-cell>
              <table:table-cell office:value-type="float" office:value="1604.804932">
                <text:p>1604.804932</text:p>
              </table:table-cell>
              <table:table-cell office:value-type="float" office:value="1655.177368">
                <text:p>1655.177368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587.4198">
                <text:p>1587.4198</text:p>
              </table:table-cell>
              <table:table-cell office:value-type="float" office:value="1652.180664">
                <text:p>1652.180664</text:p>
              </table:table-cell>
              <table:table-cell office:value-type="float" office:value="1602.424438">
                <text:p>1602.424438</text:p>
              </table:table-cell>
              <table:table-cell office:value-type="float" office:value="1642.851562">
                <text:p>1642.851562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594.721436">
                <text:p>1594.721436</text:p>
              </table:table-cell>
              <table:table-cell office:value-type="float" office:value="1639.808594">
                <text:p>1639.808594</text:p>
              </table:table-cell>
              <table:table-cell office:value-type="float" office:value="1594.203125">
                <text:p>1594.203125</text:p>
              </table:table-cell>
              <table:table-cell office:value-type="float" office:value="1640.887207">
                <text:p>1640.88720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86.075562">
                <text:p>1586.075562</text:p>
              </table:table-cell>
              <table:table-cell office:value-type="float" office:value="1632.322876">
                <text:p>1632.322876</text:p>
              </table:table-cell>
              <table:table-cell office:value-type="float" office:value="1594.024658">
                <text:p>1594.024658</text:p>
              </table:table-cell>
              <table:table-cell office:value-type="float" office:value="1634.873169">
                <text:p>1634.87316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583.78479">
                <text:p>1583.78479</text:p>
              </table:table-cell>
              <table:table-cell office:value-type="float" office:value="1631.755615">
                <text:p>1631.755615</text:p>
              </table:table-cell>
              <table:table-cell office:value-type="float" office:value="1591.763062">
                <text:p>1591.763062</text:p>
              </table:table-cell>
              <table:table-cell office:value-type="float" office:value="1628.694946">
                <text:p>1628.694946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583.923828">
                <text:p>1583.923828</text:p>
              </table:table-cell>
              <table:table-cell office:value-type="float" office:value="1621.078369">
                <text:p>1621.078369</text:p>
              </table:table-cell>
              <table:table-cell office:value-type="float" office:value="1586.757568">
                <text:p>1586.757568</text:p>
              </table:table-cell>
              <table:table-cell office:value-type="float" office:value="1622.080566">
                <text:p>1622.080566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582.194092">
                <text:p>1582.194092</text:p>
              </table:table-cell>
              <table:table-cell office:value-type="float" office:value="1616.924072">
                <text:p>1616.924072</text:p>
              </table:table-cell>
              <table:table-cell office:value-type="float" office:value="1587.067505">
                <text:p>1587.067505</text:p>
              </table:table-cell>
              <table:table-cell office:value-type="float" office:value="1618.970581">
                <text:p>1618.970581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580.544067">
                <text:p>1580.544067</text:p>
              </table:table-cell>
              <table:table-cell office:value-type="float" office:value="1610.959229">
                <text:p>1610.959229</text:p>
              </table:table-cell>
              <table:table-cell office:value-type="float" office:value="1583.992188">
                <text:p>1583.992188</text:p>
              </table:table-cell>
              <table:table-cell office:value-type="float" office:value="1613.50354">
                <text:p>1613.503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76.802612">
                <text:p>1576.802612</text:p>
              </table:table-cell>
              <table:table-cell office:value-type="float" office:value="1612.098022">
                <text:p>1612.098022</text:p>
              </table:table-cell>
              <table:table-cell office:value-type="float" office:value="1580.786377">
                <text:p>1580.786377</text:p>
              </table:table-cell>
              <table:table-cell office:value-type="float" office:value="1611.477783">
                <text:p>1611.477783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573.111572">
                <text:p>1573.111572</text:p>
              </table:table-cell>
              <table:table-cell office:value-type="float" office:value="1608.87915">
                <text:p>1608.87915</text:p>
              </table:table-cell>
              <table:table-cell office:value-type="float" office:value="1578.708984">
                <text:p>1578.708984</text:p>
              </table:table-cell>
              <table:table-cell office:value-type="float" office:value="1609.449463">
                <text:p>1609.449463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574.26355">
                <text:p>1574.26355</text:p>
              </table:table-cell>
              <table:table-cell office:value-type="float" office:value="1607.281372">
                <text:p>1607.281372</text:p>
              </table:table-cell>
              <table:table-cell office:value-type="float" office:value="1575.751343">
                <text:p>1575.751343</text:p>
              </table:table-cell>
              <table:table-cell office:value-type="float" office:value="1605.059082">
                <text:p>1605.059082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569.641602">
                <text:p>1569.641602</text:p>
              </table:table-cell>
              <table:table-cell office:value-type="float" office:value="1600.568726">
                <text:p>1600.568726</text:p>
              </table:table-cell>
              <table:table-cell office:value-type="float" office:value="1576.730225">
                <text:p>1576.730225</text:p>
              </table:table-cell>
              <table:table-cell office:value-type="float" office:value="1600.270508">
                <text:p>1600.270508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568.144897">
                <text:p>1568.144897</text:p>
              </table:table-cell>
              <table:table-cell office:value-type="float" office:value="1595.430298">
                <text:p>1595.430298</text:p>
              </table:table-cell>
              <table:table-cell office:value-type="float" office:value="1577.653564">
                <text:p>1577.653564</text:p>
              </table:table-cell>
              <table:table-cell office:value-type="float" office:value="1596.134766">
                <text:p>1596.1347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74.710205">
                <text:p>1574.710205</text:p>
              </table:table-cell>
              <table:table-cell office:value-type="float" office:value="1589.01062">
                <text:p>1589.01062</text:p>
              </table:table-cell>
              <table:table-cell office:value-type="float" office:value="1576.000732">
                <text:p>1576.000732</text:p>
              </table:table-cell>
              <table:table-cell office:value-type="float" office:value="1597.119385">
                <text:p>1597.119385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563.535156">
                <text:p>1563.535156</text:p>
              </table:table-cell>
              <table:table-cell office:value-type="float" office:value="1592.943848">
                <text:p>1592.943848</text:p>
              </table:table-cell>
              <table:table-cell office:value-type="float" office:value="1571.563477">
                <text:p>1571.563477</text:p>
              </table:table-cell>
              <table:table-cell office:value-type="float" office:value="1591.504639">
                <text:p>1591.504639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569.407959">
                <text:p>1569.407959</text:p>
              </table:table-cell>
              <table:table-cell office:value-type="float" office:value="1588.173828">
                <text:p>1588.173828</text:p>
              </table:table-cell>
              <table:table-cell office:value-type="float" office:value="1574.220581">
                <text:p>1574.220581</text:p>
              </table:table-cell>
              <table:table-cell office:value-type="float" office:value="1590.766968">
                <text:p>1590.766968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570.681396">
                <text:p>1570.681396</text:p>
              </table:table-cell>
              <table:table-cell office:value-type="float" office:value="1595.973511">
                <text:p>1595.973511</text:p>
              </table:table-cell>
              <table:table-cell office:value-type="float" office:value="1570.295654">
                <text:p>1570.295654</text:p>
              </table:table-cell>
              <table:table-cell office:value-type="float" office:value="1582.215332">
                <text:p>1582.215332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574.125">
                <text:p>1574.125</text:p>
              </table:table-cell>
              <table:table-cell office:value-type="float" office:value="1582.923828">
                <text:p>1582.923828</text:p>
              </table:table-cell>
              <table:table-cell office:value-type="float" office:value="1569.591919">
                <text:p>1569.591919</text:p>
              </table:table-cell>
              <table:table-cell office:value-type="float" office:value="1582.305786">
                <text:p>1582.3057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64.645386">
                <text:p>1564.645386</text:p>
              </table:table-cell>
              <table:table-cell office:value-type="float" office:value="1580.670776">
                <text:p>1580.670776</text:p>
              </table:table-cell>
              <table:table-cell office:value-type="float" office:value="1567.326416">
                <text:p>1567.326416</text:p>
              </table:table-cell>
              <table:table-cell office:value-type="float" office:value="1579.727783">
                <text:p>1579.727783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568.362671">
                <text:p>1568.362671</text:p>
              </table:table-cell>
              <table:table-cell office:value-type="float" office:value="1582.145142">
                <text:p>1582.145142</text:p>
              </table:table-cell>
              <table:table-cell office:value-type="float" office:value="1566.750122">
                <text:p>1566.750122</text:p>
              </table:table-cell>
              <table:table-cell office:value-type="float" office:value="1582.190308">
                <text:p>1582.190308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567.435059">
                <text:p>1567.435059</text:p>
              </table:table-cell>
              <table:table-cell office:value-type="float" office:value="1578.17334">
                <text:p>1578.17334</text:p>
              </table:table-cell>
              <table:table-cell office:value-type="float" office:value="1568.546631">
                <text:p>1568.546631</text:p>
              </table:table-cell>
              <table:table-cell office:value-type="float" office:value="1577.729614">
                <text:p>1577.729614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566.177124">
                <text:p>1566.177124</text:p>
              </table:table-cell>
              <table:table-cell office:value-type="float" office:value="1576.949829">
                <text:p>1576.949829</text:p>
              </table:table-cell>
              <table:table-cell office:value-type="float" office:value="1566.536743">
                <text:p>1566.536743</text:p>
              </table:table-cell>
              <table:table-cell office:value-type="float" office:value="1576.537598">
                <text:p>1576.537598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564.459351">
                <text:p>1564.459351</text:p>
              </table:table-cell>
              <table:table-cell office:value-type="float" office:value="1577.440674">
                <text:p>1577.440674</text:p>
              </table:table-cell>
              <table:table-cell office:value-type="float" office:value="1566.395386">
                <text:p>1566.395386</text:p>
              </table:table-cell>
              <table:table-cell office:value-type="float" office:value="1574.893677">
                <text:p>1574.89367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67.502441">
                <text:p>1567.502441</text:p>
              </table:table-cell>
              <table:table-cell office:value-type="float" office:value="1579.761597">
                <text:p>1579.761597</text:p>
              </table:table-cell>
              <table:table-cell office:value-type="float" office:value="1569.442627">
                <text:p>1569.442627</text:p>
              </table:table-cell>
              <table:table-cell office:value-type="float" office:value="1575.790161">
                <text:p>1575.790161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562.90271">
                <text:p>1562.90271</text:p>
              </table:table-cell>
              <table:table-cell office:value-type="float" office:value="1575.377563">
                <text:p>1575.377563</text:p>
              </table:table-cell>
              <table:table-cell office:value-type="float" office:value="1562.716553">
                <text:p>1562.716553</text:p>
              </table:table-cell>
              <table:table-cell office:value-type="float" office:value="1576.792603">
                <text:p>1576.792603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565.739502">
                <text:p>1565.739502</text:p>
              </table:table-cell>
              <table:table-cell office:value-type="float" office:value="1573.931763">
                <text:p>1573.931763</text:p>
              </table:table-cell>
              <table:table-cell office:value-type="float" office:value="1569.49939">
                <text:p>1569.49939</text:p>
              </table:table-cell>
              <table:table-cell office:value-type="float" office:value="1574.398682">
                <text:p>1574.398682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566.02002">
                <text:p>1566.02002</text:p>
              </table:table-cell>
              <table:table-cell office:value-type="float" office:value="1577.63562">
                <text:p>1577.63562</text:p>
              </table:table-cell>
              <table:table-cell office:value-type="float" office:value="1566.312134">
                <text:p>1566.312134</text:p>
              </table:table-cell>
              <table:table-cell office:value-type="float" office:value="1576.762451">
                <text:p>1576.762451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563.181519">
                <text:p>1563.181519</text:p>
              </table:table-cell>
              <table:table-cell office:value-type="float" office:value="1574.676392">
                <text:p>1574.676392</text:p>
              </table:table-cell>
              <table:table-cell office:value-type="float" office:value="1562.202637">
                <text:p>1562.202637</text:p>
              </table:table-cell>
              <table:table-cell office:value-type="float" office:value="1573.643555">
                <text:p>1573.6435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65.774048">
                <text:p>1565.774048</text:p>
              </table:table-cell>
              <table:table-cell office:value-type="float" office:value="1572.077637">
                <text:p>1572.077637</text:p>
              </table:table-cell>
              <table:table-cell office:value-type="float" office:value="1566.340576">
                <text:p>1566.340576</text:p>
              </table:table-cell>
              <table:table-cell office:value-type="float" office:value="1571.578003">
                <text:p>1571.578003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566.249512">
                <text:p>1566.249512</text:p>
              </table:table-cell>
              <table:table-cell office:value-type="float" office:value="1572.595947">
                <text:p>1572.595947</text:p>
              </table:table-cell>
              <table:table-cell office:value-type="float" office:value="1569.48645">
                <text:p>1569.48645</text:p>
              </table:table-cell>
              <table:table-cell office:value-type="float" office:value="1570.398193">
                <text:p>1570.398193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560.81665">
                <text:p>1560.81665</text:p>
              </table:table-cell>
              <table:table-cell office:value-type="float" office:value="1571.225708">
                <text:p>1571.225708</text:p>
              </table:table-cell>
              <table:table-cell office:value-type="float" office:value="1564.136841">
                <text:p>1564.136841</text:p>
              </table:table-cell>
              <table:table-cell office:value-type="float" office:value="1568.831421">
                <text:p>1568.831421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565.507324">
                <text:p>1565.507324</text:p>
              </table:table-cell>
              <table:table-cell office:value-type="float" office:value="1568.182251">
                <text:p>1568.182251</text:p>
              </table:table-cell>
              <table:table-cell office:value-type="float" office:value="1565.827881">
                <text:p>1565.827881</text:p>
              </table:table-cell>
              <table:table-cell office:value-type="float" office:value="1569.896484">
                <text:p>1569.896484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604.706177">
                <text:p>1604.706177</text:p>
              </table:table-cell>
              <table:table-cell office:value-type="float" office:value="1614.46875">
                <text:p>1614.46875</text:p>
              </table:table-cell>
              <table:table-cell office:value-type="float" office:value="1561.120605">
                <text:p>1561.120605</text:p>
              </table:table-cell>
              <table:table-cell office:value-type="float" office:value="1543.025146">
                <text:p>1543.0251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67.139038">
                <text:p>1667.139038</text:p>
              </table:table-cell>
              <table:table-cell office:value-type="float" office:value="1696.79834">
                <text:p>1696.79834</text:p>
              </table:table-cell>
              <table:table-cell office:value-type="float" office:value="1598.421509">
                <text:p>1598.421509</text:p>
              </table:table-cell>
              <table:table-cell office:value-type="float" office:value="1594.38501">
                <text:p>1594.38501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755.227295">
                <text:p>1755.227295</text:p>
              </table:table-cell>
              <table:table-cell office:value-type="float" office:value="1784.966431">
                <text:p>1784.966431</text:p>
              </table:table-cell>
              <table:table-cell office:value-type="float" office:value="1679.664917">
                <text:p>1679.664917</text:p>
              </table:table-cell>
              <table:table-cell office:value-type="float" office:value="1683.665405">
                <text:p>1683.665405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673.564087">
                <text:p>1673.564087</text:p>
              </table:table-cell>
              <table:table-cell office:value-type="float" office:value="1753.673584">
                <text:p>1753.673584</text:p>
              </table:table-cell>
              <table:table-cell office:value-type="float" office:value="1631.057129">
                <text:p>1631.057129</text:p>
              </table:table-cell>
              <table:table-cell office:value-type="float" office:value="1591.937012">
                <text:p>1591.937012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781.778809">
                <text:p>1781.778809</text:p>
              </table:table-cell>
              <table:table-cell office:value-type="float" office:value="1701.527588">
                <text:p>1701.527588</text:p>
              </table:table-cell>
              <table:table-cell office:value-type="float" office:value="1678.372803">
                <text:p>1678.372803</text:p>
              </table:table-cell>
              <table:table-cell office:value-type="float" office:value="1674.861938">
                <text:p>1674.861938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684.634033">
                <text:p>1684.634033</text:p>
              </table:table-cell>
              <table:table-cell office:value-type="float" office:value="1762.110474">
                <text:p>1762.110474</text:p>
              </table:table-cell>
              <table:table-cell office:value-type="float" office:value="1653.722534">
                <text:p>1653.722534</text:p>
              </table:table-cell>
              <table:table-cell office:value-type="float" office:value="1652.900391">
                <text:p>1652.9003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16.048218">
                <text:p>1716.048218</text:p>
              </table:table-cell>
              <table:table-cell office:value-type="float" office:value="1764.44043">
                <text:p>1764.44043</text:p>
              </table:table-cell>
              <table:table-cell office:value-type="float" office:value="1664.477295">
                <text:p>1664.477295</text:p>
              </table:table-cell>
              <table:table-cell office:value-type="float" office:value="1658.412109">
                <text:p>1658.412109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736.353271">
                <text:p>1736.353271</text:p>
              </table:table-cell>
              <table:table-cell office:value-type="float" office:value="1780.546997">
                <text:p>1780.546997</text:p>
              </table:table-cell>
              <table:table-cell office:value-type="float" office:value="1696.629639">
                <text:p>1696.629639</text:p>
              </table:table-cell>
              <table:table-cell office:value-type="float" office:value="1694.081543">
                <text:p>1694.081543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712.021362">
                <text:p>1712.021362</text:p>
              </table:table-cell>
              <table:table-cell office:value-type="float" office:value="1773.581299">
                <text:p>1773.581299</text:p>
              </table:table-cell>
              <table:table-cell office:value-type="float" office:value="1688.240967">
                <text:p>1688.240967</text:p>
              </table:table-cell>
              <table:table-cell office:value-type="float" office:value="1707.424927">
                <text:p>1707.42492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711.099976">
                <text:p>1711.099976</text:p>
              </table:table-cell>
              <table:table-cell office:value-type="float" office:value="1775.066406">
                <text:p>1775.066406</text:p>
              </table:table-cell>
              <table:table-cell office:value-type="float" office:value="1697.069336">
                <text:p>1697.069336</text:p>
              </table:table-cell>
              <table:table-cell office:value-type="float" office:value="1715.213623">
                <text:p>1715.213623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723.523193">
                <text:p>1723.523193</text:p>
              </table:table-cell>
              <table:table-cell office:value-type="float" office:value="1742.188843">
                <text:p>1742.188843</text:p>
              </table:table-cell>
              <table:table-cell office:value-type="float" office:value="1712.2323">
                <text:p>1712.2323</text:p>
              </table:table-cell>
              <table:table-cell office:value-type="float" office:value="1700.93396">
                <text:p>1700.933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45.527466">
                <text:p>1745.527466</text:p>
              </table:table-cell>
              <table:table-cell office:value-type="float" office:value="1773.697266">
                <text:p>1773.697266</text:p>
              </table:table-cell>
              <table:table-cell office:value-type="float" office:value="1774.591064">
                <text:p>1774.591064</text:p>
              </table:table-cell>
              <table:table-cell office:value-type="float" office:value="1781.233154">
                <text:p>1781.233154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765.580811">
                <text:p>1765.580811</text:p>
              </table:table-cell>
              <table:table-cell office:value-type="float" office:value="1852.059082">
                <text:p>1852.059082</text:p>
              </table:table-cell>
              <table:table-cell office:value-type="float" office:value="1785.709106">
                <text:p>1785.709106</text:p>
              </table:table-cell>
              <table:table-cell office:value-type="float" office:value="1855.655396">
                <text:p>1855.655396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813.359619">
                <text:p>1813.359619</text:p>
              </table:table-cell>
              <table:table-cell office:value-type="float" office:value="1854.911377">
                <text:p>1854.911377</text:p>
              </table:table-cell>
              <table:table-cell office:value-type="float" office:value="1829.607666">
                <text:p>1829.607666</text:p>
              </table:table-cell>
              <table:table-cell office:value-type="float" office:value="1853.193848">
                <text:p>1853.193848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850.920532">
                <text:p>1850.920532</text:p>
              </table:table-cell>
              <table:table-cell office:value-type="float" office:value="1936.549683">
                <text:p>1936.549683</text:p>
              </table:table-cell>
              <table:table-cell office:value-type="float" office:value="1866.945312">
                <text:p>1866.945312</text:p>
              </table:table-cell>
              <table:table-cell office:value-type="float" office:value="1930.526611">
                <text:p>1930.526611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834.543213">
                <text:p>1834.543213</text:p>
              </table:table-cell>
              <table:table-cell office:value-type="float" office:value="1947.340332">
                <text:p>1947.340332</text:p>
              </table:table-cell>
              <table:table-cell office:value-type="float" office:value="1846.286865">
                <text:p>1846.286865</text:p>
              </table:table-cell>
              <table:table-cell office:value-type="float" office:value="1940.528809">
                <text:p>1940.5288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78.569946">
                <text:p>1878.569946</text:p>
              </table:table-cell>
              <table:table-cell office:value-type="float" office:value="1973.65625">
                <text:p>1973.65625</text:p>
              </table:table-cell>
              <table:table-cell office:value-type="float" office:value="1888.808838">
                <text:p>1888.808838</text:p>
              </table:table-cell>
              <table:table-cell office:value-type="float" office:value="1973.48999">
                <text:p>1973.48999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882.851074">
                <text:p>1882.851074</text:p>
              </table:table-cell>
              <table:table-cell office:value-type="float" office:value="1970.729248">
                <text:p>1970.729248</text:p>
              </table:table-cell>
              <table:table-cell office:value-type="float" office:value="1895.502197">
                <text:p>1895.502197</text:p>
              </table:table-cell>
              <table:table-cell office:value-type="float" office:value="1980.880127">
                <text:p>1980.88012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862.069702">
                <text:p>1862.069702</text:p>
              </table:table-cell>
              <table:table-cell office:value-type="float" office:value="1980.754028">
                <text:p>1980.754028</text:p>
              </table:table-cell>
              <table:table-cell office:value-type="float" office:value="1862.388916">
                <text:p>1862.388916</text:p>
              </table:table-cell>
              <table:table-cell office:value-type="float" office:value="1994.586182">
                <text:p>1994.586182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852.915771">
                <text:p>1852.915771</text:p>
              </table:table-cell>
              <table:table-cell office:value-type="float" office:value="1959.122437">
                <text:p>1959.122437</text:p>
              </table:table-cell>
              <table:table-cell office:value-type="float" office:value="1865.532593">
                <text:p>1865.532593</text:p>
              </table:table-cell>
              <table:table-cell office:value-type="float" office:value="1964.230469">
                <text:p>1964.230469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843.409058">
                <text:p>1843.409058</text:p>
              </table:table-cell>
              <table:table-cell office:value-type="float" office:value="1990.418701">
                <text:p>1990.418701</text:p>
              </table:table-cell>
              <table:table-cell office:value-type="float" office:value="1856.583374">
                <text:p>1856.583374</text:p>
              </table:table-cell>
              <table:table-cell office:value-type="float" office:value="1978.784546">
                <text:p>1978.7845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42.937256">
                <text:p>1842.937256</text:p>
              </table:table-cell>
              <table:table-cell office:value-type="float" office:value="1962.943848">
                <text:p>1962.943848</text:p>
              </table:table-cell>
              <table:table-cell office:value-type="float" office:value="1860.319092">
                <text:p>1860.319092</text:p>
              </table:table-cell>
              <table:table-cell office:value-type="float" office:value="1956.982056">
                <text:p>1956.982056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879.106934">
                <text:p>1879.106934</text:p>
              </table:table-cell>
              <table:table-cell office:value-type="float" office:value="1964.111328">
                <text:p>1964.111328</text:p>
              </table:table-cell>
              <table:table-cell office:value-type="float" office:value="1893.420532">
                <text:p>1893.420532</text:p>
              </table:table-cell>
              <table:table-cell office:value-type="float" office:value="1968.460205">
                <text:p>1968.460205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827.641602">
                <text:p>1827.641602</text:p>
              </table:table-cell>
              <table:table-cell office:value-type="float" office:value="1998.216797">
                <text:p>1998.216797</text:p>
              </table:table-cell>
              <table:table-cell office:value-type="float" office:value="1834.511353">
                <text:p>1834.511353</text:p>
              </table:table-cell>
              <table:table-cell office:value-type="float" office:value="1997.642578">
                <text:p>1997.642578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855.345703">
                <text:p>1855.345703</text:p>
              </table:table-cell>
              <table:table-cell office:value-type="float" office:value="1974.977539">
                <text:p>1974.977539</text:p>
              </table:table-cell>
              <table:table-cell office:value-type="float" office:value="1872.684692">
                <text:p>1872.684692</text:p>
              </table:table-cell>
              <table:table-cell office:value-type="float" office:value="1972.176025">
                <text:p>1972.176025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875.182861">
                <text:p>1875.182861</text:p>
              </table:table-cell>
              <table:table-cell office:value-type="float" office:value="1975.351562">
                <text:p>1975.351562</text:p>
              </table:table-cell>
              <table:table-cell office:value-type="float" office:value="1888.571045">
                <text:p>1888.571045</text:p>
              </table:table-cell>
              <table:table-cell office:value-type="float" office:value="1972.375732">
                <text:p>1972.3757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37.616577">
                <text:p>1837.616577</text:p>
              </table:table-cell>
              <table:table-cell office:value-type="float" office:value="1997.602051">
                <text:p>1997.602051</text:p>
              </table:table-cell>
              <table:table-cell office:value-type="float" office:value="1845.118896">
                <text:p>1845.118896</text:p>
              </table:table-cell>
              <table:table-cell office:value-type="float" office:value="1998.566162">
                <text:p>1998.566162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850.493042">
                <text:p>1850.493042</text:p>
              </table:table-cell>
              <table:table-cell office:value-type="float" office:value="1970.592529">
                <text:p>1970.592529</text:p>
              </table:table-cell>
              <table:table-cell office:value-type="float" office:value="1868.821899">
                <text:p>1868.821899</text:p>
              </table:table-cell>
              <table:table-cell office:value-type="float" office:value="1969.934937">
                <text:p>1969.934937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870.967407">
                <text:p>1870.967407</text:p>
              </table:table-cell>
              <table:table-cell office:value-type="float" office:value="1965.327515">
                <text:p>1965.327515</text:p>
              </table:table-cell>
              <table:table-cell office:value-type="float" office:value="1889.019531">
                <text:p>1889.019531</text:p>
              </table:table-cell>
              <table:table-cell office:value-type="float" office:value="1963.203857">
                <text:p>1963.203857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801.54248">
                <text:p>1801.54248</text:p>
              </table:table-cell>
              <table:table-cell office:value-type="float" office:value="1997.458496">
                <text:p>1997.458496</text:p>
              </table:table-cell>
              <table:table-cell office:value-type="float" office:value="1811.928711">
                <text:p>1811.928711</text:p>
              </table:table-cell>
              <table:table-cell office:value-type="float" office:value="1996.04541">
                <text:p>1996.0454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848.61853">
                <text:p>1848.61853</text:p>
              </table:table-cell>
              <table:table-cell office:value-type="float" office:value="1961.615356">
                <text:p>1961.615356</text:p>
              </table:table-cell>
              <table:table-cell office:value-type="float" office:value="1869.352173">
                <text:p>1869.352173</text:p>
              </table:table-cell>
              <table:table-cell office:value-type="float" office:value="1956.532227">
                <text:p>1956.5322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73.97998">
                <text:p>1873.97998</text:p>
              </table:table-cell>
              <table:table-cell office:value-type="float" office:value="1963.329956">
                <text:p>1963.329956</text:p>
              </table:table-cell>
              <table:table-cell office:value-type="float" office:value="1889.231934">
                <text:p>1889.231934</text:p>
              </table:table-cell>
              <table:table-cell office:value-type="float" office:value="1954.890747">
                <text:p>1954.890747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809.627075">
                <text:p>1809.627075</text:p>
              </table:table-cell>
              <table:table-cell office:value-type="float" office:value="1997.926758">
                <text:p>1997.926758</text:p>
              </table:table-cell>
              <table:table-cell office:value-type="float" office:value="1816.656372">
                <text:p>1816.656372</text:p>
              </table:table-cell>
              <table:table-cell office:value-type="float" office:value="1998.217041">
                <text:p>1998.217041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846.172852">
                <text:p>1846.172852</text:p>
              </table:table-cell>
              <table:table-cell office:value-type="float" office:value="1969.629639">
                <text:p>1969.629639</text:p>
              </table:table-cell>
              <table:table-cell office:value-type="float" office:value="1862.76001">
                <text:p>1862.76001</text:p>
              </table:table-cell>
              <table:table-cell office:value-type="float" office:value="1962.647827">
                <text:p>1962.647827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873.182617">
                <text:p>1873.182617</text:p>
              </table:table-cell>
              <table:table-cell office:value-type="float" office:value="1936.275269">
                <text:p>1936.275269</text:p>
              </table:table-cell>
              <table:table-cell office:value-type="float" office:value="1895.70105">
                <text:p>1895.70105</text:p>
              </table:table-cell>
              <table:table-cell office:value-type="float" office:value="1928.671021">
                <text:p>1928.67102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815.281494">
                <text:p>1815.281494</text:p>
              </table:table-cell>
              <table:table-cell office:value-type="float" office:value="1996.134399">
                <text:p>1996.134399</text:p>
              </table:table-cell>
              <table:table-cell office:value-type="float" office:value="1824.929688">
                <text:p>1824.9296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55.283081">
                <text:p>1855.283081</text:p>
              </table:table-cell>
              <table:table-cell office:value-type="float" office:value="1985.907959">
                <text:p>1985.907959</text:p>
              </table:table-cell>
              <table:table-cell office:value-type="float" office:value="1873.009033">
                <text:p>1873.009033</text:p>
              </table:table-cell>
              <table:table-cell office:value-type="float" office:value="1981.511963">
                <text:p>1981.511963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883.640869">
                <text:p>1883.640869</text:p>
              </table:table-cell>
              <table:table-cell office:value-type="float" office:value="1955.441162">
                <text:p>1955.441162</text:p>
              </table:table-cell>
              <table:table-cell office:value-type="float" office:value="1901.135742">
                <text:p>1901.135742</text:p>
              </table:table-cell>
              <table:table-cell office:value-type="float" office:value="1942.081177">
                <text:p>1942.081177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835.071655">
                <text:p>1835.071655</text:p>
              </table:table-cell>
              <table:table-cell office:value-type="float" office:value="1991.63269">
                <text:p>1991.63269</text:p>
              </table:table-cell>
              <table:table-cell office:value-type="float" office:value="1846.953857">
                <text:p>1846.953857</text:p>
              </table:table-cell>
              <table:table-cell office:value-type="float" office:value="1989.22583">
                <text:p>1989.22583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850.088135">
                <text:p>1850.088135</text:p>
              </table:table-cell>
              <table:table-cell office:value-type="float" office:value="1996.423218">
                <text:p>1996.423218</text:p>
              </table:table-cell>
              <table:table-cell office:value-type="float" office:value="1865.20813">
                <text:p>1865.20813</text:p>
              </table:table-cell>
              <table:table-cell office:value-type="float" office:value="1993.931396">
                <text:p>1993.931396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865.745728">
                <text:p>1865.745728</text:p>
              </table:table-cell>
              <table:table-cell office:value-type="float" office:value="1929.445679">
                <text:p>1929.445679</text:p>
              </table:table-cell>
              <table:table-cell office:value-type="float" office:value="1889.533325">
                <text:p>1889.533325</text:p>
              </table:table-cell>
              <table:table-cell office:value-type="float" office:value="1918.652344">
                <text:p>1918.6523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37.162476">
                <text:p>1837.162476</text:p>
              </table:table-cell>
              <table:table-cell office:value-type="float" office:value="1997.29187">
                <text:p>1997.29187</text:p>
              </table:table-cell>
              <table:table-cell office:value-type="float" office:value="1849.011475">
                <text:p>1849.011475</text:p>
              </table:table-cell>
              <table:table-cell office:value-type="float" office:value="1995.004272">
                <text:p>1995.004272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831.168457">
                <text:p>1831.168457</text:p>
              </table:table-cell>
              <table:table-cell office:value-type="float" office:value="1996.210571">
                <text:p>1996.210571</text:p>
              </table:table-cell>
              <table:table-cell office:value-type="float" office:value="1845.808472">
                <text:p>1845.808472</text:p>
              </table:table-cell>
              <table:table-cell office:value-type="float" office:value="1994.949585">
                <text:p>1994.949585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862.29126">
                <text:p>1862.29126</text:p>
              </table:table-cell>
              <table:table-cell office:value-type="float" office:value="1929.010376">
                <text:p>1929.010376</text:p>
              </table:table-cell>
              <table:table-cell office:value-type="float" office:value="1886.946899">
                <text:p>1886.946899</text:p>
              </table:table-cell>
              <table:table-cell office:value-type="float" office:value="1916.132446">
                <text:p>1916.132446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848.994263">
                <text:p>1848.994263</text:p>
              </table:table-cell>
              <table:table-cell office:value-type="float" office:value="1946.382812">
                <text:p>1946.382812</text:p>
              </table:table-cell>
              <table:table-cell office:value-type="float" office:value="1866.809448">
                <text:p>1866.809448</text:p>
              </table:table-cell>
              <table:table-cell office:value-type="float" office:value="1937.904419">
                <text:p>1937.904419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778.18335">
                <text:p>1778.18335</text:p>
              </table:table-cell>
              <table:table-cell office:value-type="float" office:value="1975.350342">
                <text:p>1975.350342</text:p>
              </table:table-cell>
              <table:table-cell office:value-type="float" office:value="1771.66748">
                <text:p>1771.66748</text:p>
              </table:table-cell>
              <table:table-cell office:value-type="float" office:value="1980.313477">
                <text:p>1980.31347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80.870361">
                <text:p>1780.870361</text:p>
              </table:table-cell>
              <table:table-cell office:value-type="float" office:value="1875.214722">
                <text:p>1875.214722</text:p>
              </table:table-cell>
              <table:table-cell office:value-type="float" office:value="1801.648682">
                <text:p>1801.648682</text:p>
              </table:table-cell>
              <table:table-cell office:value-type="float" office:value="1873.494019">
                <text:p>1873.494019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774.716064">
                <text:p>1774.716064</text:p>
              </table:table-cell>
              <table:table-cell office:value-type="float" office:value="1885.670654">
                <text:p>1885.670654</text:p>
              </table:table-cell>
              <table:table-cell office:value-type="float" office:value="1785.673462">
                <text:p>1785.673462</text:p>
              </table:table-cell>
              <table:table-cell office:value-type="float" office:value="1886.5354">
                <text:p>1886.5354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711.852661">
                <text:p>1711.852661</text:p>
              </table:table-cell>
              <table:table-cell office:value-type="float" office:value="1890.973755">
                <text:p>1890.973755</text:p>
              </table:table-cell>
              <table:table-cell office:value-type="float" office:value="1719.027222">
                <text:p>1719.027222</text:p>
              </table:table-cell>
              <table:table-cell office:value-type="float" office:value="1889.309814">
                <text:p>1889.309814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23.890991">
                <text:p>1723.890991</text:p>
              </table:table-cell>
              <table:table-cell office:value-type="float" office:value="1820.579346">
                <text:p>1820.579346</text:p>
              </table:table-cell>
              <table:table-cell office:value-type="float" office:value="1741.606812">
                <text:p>1741.606812</text:p>
              </table:table-cell>
              <table:table-cell office:value-type="float" office:value="1816.470215">
                <text:p>1816.47021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716.449219">
                <text:p>1716.449219</text:p>
              </table:table-cell>
              <table:table-cell office:value-type="float" office:value="1824.838501">
                <text:p>1824.838501</text:p>
              </table:table-cell>
              <table:table-cell office:value-type="float" office:value="1722.560791">
                <text:p>1722.560791</text:p>
              </table:table-cell>
              <table:table-cell office:value-type="float" office:value="1823.450684">
                <text:p>1823.4506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71.881104">
                <text:p>1671.881104</text:p>
              </table:table-cell>
              <table:table-cell office:value-type="float" office:value="1810.072754">
                <text:p>1810.072754</text:p>
              </table:table-cell>
              <table:table-cell office:value-type="float" office:value="1680.075195">
                <text:p>1680.075195</text:p>
              </table:table-cell>
              <table:table-cell office:value-type="float" office:value="1813.322998">
                <text:p>1813.322998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677.972168">
                <text:p>1677.972168</text:p>
              </table:table-cell>
              <table:table-cell office:value-type="float" office:value="1766.727539">
                <text:p>1766.727539</text:p>
              </table:table-cell>
              <table:table-cell office:value-type="float" office:value="1691.530518">
                <text:p>1691.530518</text:p>
              </table:table-cell>
              <table:table-cell office:value-type="float" office:value="1762.882324">
                <text:p>1762.882324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666.287231">
                <text:p>1666.287231</text:p>
              </table:table-cell>
              <table:table-cell office:value-type="float" office:value="1764.717773">
                <text:p>1764.717773</text:p>
              </table:table-cell>
              <table:table-cell office:value-type="float" office:value="1674.172119">
                <text:p>1674.172119</text:p>
              </table:table-cell>
              <table:table-cell office:value-type="float" office:value="1761.486084">
                <text:p>1761.486084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636.133545">
                <text:p>1636.133545</text:p>
              </table:table-cell>
              <table:table-cell office:value-type="float" office:value="1762.374756">
                <text:p>1762.374756</text:p>
              </table:table-cell>
              <table:table-cell office:value-type="float" office:value="1653.598755">
                <text:p>1653.598755</text:p>
              </table:table-cell>
              <table:table-cell office:value-type="float" office:value="1743.4104">
                <text:p>1743.4104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654.427979">
                <text:p>1654.427979</text:p>
              </table:table-cell>
              <table:table-cell office:value-type="float" office:value="1726.152588">
                <text:p>1726.152588</text:p>
              </table:table-cell>
              <table:table-cell office:value-type="float" office:value="1652.410034">
                <text:p>1652.410034</text:p>
              </table:table-cell>
              <table:table-cell office:value-type="float" office:value="1727.849854">
                <text:p>1727.8498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40.816895">
                <text:p>1640.816895</text:p>
              </table:table-cell>
              <table:table-cell office:value-type="float" office:value="1720.526855">
                <text:p>1720.526855</text:p>
              </table:table-cell>
              <table:table-cell office:value-type="float" office:value="1647.734009">
                <text:p>1647.734009</text:p>
              </table:table-cell>
              <table:table-cell office:value-type="float" office:value="1726.7229">
                <text:p>1726.7229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627.725342">
                <text:p>1627.725342</text:p>
              </table:table-cell>
              <table:table-cell office:value-type="float" office:value="1709.586548">
                <text:p>1709.586548</text:p>
              </table:table-cell>
              <table:table-cell office:value-type="float" office:value="1636.911865">
                <text:p>1636.911865</text:p>
              </table:table-cell>
              <table:table-cell office:value-type="float" office:value="1708.329834">
                <text:p>1708.329834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623.953369">
                <text:p>1623.953369</text:p>
              </table:table-cell>
              <table:table-cell office:value-type="float" office:value="1698.645752">
                <text:p>1698.645752</text:p>
              </table:table-cell>
              <table:table-cell office:value-type="float" office:value="1633.926636">
                <text:p>1633.926636</text:p>
              </table:table-cell>
              <table:table-cell office:value-type="float" office:value="1695.954712">
                <text:p>1695.954712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613.750488">
                <text:p>1613.750488</text:p>
              </table:table-cell>
              <table:table-cell office:value-type="float" office:value="1695.484131">
                <text:p>1695.484131</text:p>
              </table:table-cell>
              <table:table-cell office:value-type="float" office:value="1621.243652">
                <text:p>1621.243652</text:p>
              </table:table-cell>
              <table:table-cell office:value-type="float" office:value="1690.163208">
                <text:p>1690.163208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612.51416">
                <text:p>1612.51416</text:p>
              </table:table-cell>
              <table:table-cell office:value-type="float" office:value="1679.195068">
                <text:p>1679.195068</text:p>
              </table:table-cell>
              <table:table-cell office:value-type="float" office:value="1611.693604">
                <text:p>1611.693604</text:p>
              </table:table-cell>
              <table:table-cell office:value-type="float" office:value="1678.143677">
                <text:p>1678.14367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04.304199">
                <text:p>1604.304199</text:p>
              </table:table-cell>
              <table:table-cell office:value-type="float" office:value="1668.002075">
                <text:p>1668.002075</text:p>
              </table:table-cell>
              <table:table-cell office:value-type="float" office:value="1609.639404">
                <text:p>1609.639404</text:p>
              </table:table-cell>
              <table:table-cell office:value-type="float" office:value="1672.319702">
                <text:p>1672.319702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598.168579">
                <text:p>1598.168579</text:p>
              </table:table-cell>
              <table:table-cell office:value-type="float" office:value="1662.810425">
                <text:p>1662.810425</text:p>
              </table:table-cell>
              <table:table-cell office:value-type="float" office:value="1605.352417">
                <text:p>1605.352417</text:p>
              </table:table-cell>
              <table:table-cell office:value-type="float" office:value="1662.095947">
                <text:p>1662.095947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596.253174">
                <text:p>1596.253174</text:p>
              </table:table-cell>
              <table:table-cell office:value-type="float" office:value="1658.206177">
                <text:p>1658.206177</text:p>
              </table:table-cell>
              <table:table-cell office:value-type="float" office:value="1604.331177">
                <text:p>1604.331177</text:p>
              </table:table-cell>
              <table:table-cell office:value-type="float" office:value="1652.016846">
                <text:p>1652.016846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596.828247">
                <text:p>1596.828247</text:p>
              </table:table-cell>
              <table:table-cell office:value-type="float" office:value="1652.42041">
                <text:p>1652.42041</text:p>
              </table:table-cell>
              <table:table-cell office:value-type="float" office:value="1596.43042">
                <text:p>1596.43042</text:p>
              </table:table-cell>
              <table:table-cell office:value-type="float" office:value="1649.227905">
                <text:p>1649.22790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593.780518">
                <text:p>1593.780518</text:p>
              </table:table-cell>
              <table:table-cell office:value-type="float" office:value="1641.952637">
                <text:p>1641.952637</text:p>
              </table:table-cell>
              <table:table-cell office:value-type="float" office:value="1596.808594">
                <text:p>1596.808594</text:p>
              </table:table-cell>
              <table:table-cell office:value-type="float" office:value="1641.212402">
                <text:p>1641.2124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86.854248">
                <text:p>1586.854248</text:p>
              </table:table-cell>
              <table:table-cell office:value-type="float" office:value="1638.50769">
                <text:p>1638.50769</text:p>
              </table:table-cell>
              <table:table-cell office:value-type="float" office:value="1588.869385">
                <text:p>1588.869385</text:p>
              </table:table-cell>
              <table:table-cell office:value-type="float" office:value="1638.795532">
                <text:p>1638.795532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585.906738">
                <text:p>1585.906738</text:p>
              </table:table-cell>
              <table:table-cell office:value-type="float" office:value="1631.121338">
                <text:p>1631.121338</text:p>
              </table:table-cell>
              <table:table-cell office:value-type="float" office:value="1587.314209">
                <text:p>1587.314209</text:p>
              </table:table-cell>
              <table:table-cell office:value-type="float" office:value="1630.661377">
                <text:p>1630.661377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583.092529">
                <text:p>1583.092529</text:p>
              </table:table-cell>
              <table:table-cell office:value-type="float" office:value="1625.265015">
                <text:p>1625.265015</text:p>
              </table:table-cell>
              <table:table-cell office:value-type="float" office:value="1584.807617">
                <text:p>1584.807617</text:p>
              </table:table-cell>
              <table:table-cell office:value-type="float" office:value="1626.205688">
                <text:p>1626.205688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578.706543">
                <text:p>1578.706543</text:p>
              </table:table-cell>
              <table:table-cell office:value-type="float" office:value="1625.283203">
                <text:p>1625.283203</text:p>
              </table:table-cell>
              <table:table-cell office:value-type="float" office:value="1582.945801">
                <text:p>1582.945801</text:p>
              </table:table-cell>
              <table:table-cell office:value-type="float" office:value="1621.164307">
                <text:p>1621.164307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584.931641">
                <text:p>1584.931641</text:p>
              </table:table-cell>
              <table:table-cell office:value-type="float" office:value="1613.635864">
                <text:p>1613.635864</text:p>
              </table:table-cell>
              <table:table-cell office:value-type="float" office:value="1580.563354">
                <text:p>1580.563354</text:p>
              </table:table-cell>
              <table:table-cell office:value-type="float" office:value="1615.036987">
                <text:p>1615.0369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73.727661">
                <text:p>1573.727661</text:p>
              </table:table-cell>
              <table:table-cell office:value-type="float" office:value="1616.719238">
                <text:p>1616.719238</text:p>
              </table:table-cell>
              <table:table-cell office:value-type="float" office:value="1579.025391">
                <text:p>1579.025391</text:p>
              </table:table-cell>
              <table:table-cell office:value-type="float" office:value="1612.424072">
                <text:p>1612.42407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576.296143">
                <text:p>1576.296143</text:p>
              </table:table-cell>
              <table:table-cell office:value-type="float" office:value="1608.13855">
                <text:p>1608.13855</text:p>
              </table:table-cell>
              <table:table-cell office:value-type="float" office:value="1575.695679">
                <text:p>1575.695679</text:p>
              </table:table-cell>
              <table:table-cell office:value-type="float" office:value="1609.056274">
                <text:p>1609.056274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580.383911">
                <text:p>1580.383911</text:p>
              </table:table-cell>
              <table:table-cell office:value-type="float" office:value="1605.105591">
                <text:p>1605.105591</text:p>
              </table:table-cell>
              <table:table-cell office:value-type="float" office:value="1577.557495">
                <text:p>1577.557495</text:p>
              </table:table-cell>
              <table:table-cell office:value-type="float" office:value="1606.759521">
                <text:p>1606.759521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570.233032">
                <text:p>1570.233032</text:p>
              </table:table-cell>
              <table:table-cell office:value-type="float" office:value="1608.436523">
                <text:p>1608.436523</text:p>
              </table:table-cell>
              <table:table-cell office:value-type="float" office:value="1574.929321">
                <text:p>1574.929321</text:p>
              </table:table-cell>
              <table:table-cell office:value-type="float" office:value="1599.369385">
                <text:p>1599.369385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572.224731">
                <text:p>1572.224731</text:p>
              </table:table-cell>
              <table:table-cell office:value-type="float" office:value="1599.597412">
                <text:p>1599.597412</text:p>
              </table:table-cell>
              <table:table-cell office:value-type="float" office:value="1571.123779">
                <text:p>1571.123779</text:p>
              </table:table-cell>
              <table:table-cell office:value-type="float" office:value="1598.989014">
                <text:p>1598.9890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72.39563">
                <text:p>1572.39563</text:p>
              </table:table-cell>
              <table:table-cell office:value-type="float" office:value="1597.510376">
                <text:p>1597.510376</text:p>
              </table:table-cell>
              <table:table-cell office:value-type="float" office:value="1574.218872">
                <text:p>1574.218872</text:p>
              </table:table-cell>
              <table:table-cell office:value-type="float" office:value="1596.445801">
                <text:p>1596.445801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573.064331">
                <text:p>1573.064331</text:p>
              </table:table-cell>
              <table:table-cell office:value-type="float" office:value="1595.5802">
                <text:p>1595.5802</text:p>
              </table:table-cell>
              <table:table-cell office:value-type="float" office:value="1568.207642">
                <text:p>1568.207642</text:p>
              </table:table-cell>
              <table:table-cell office:value-type="float" office:value="1595.261963">
                <text:p>1595.261963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572.360107">
                <text:p>1572.360107</text:p>
              </table:table-cell>
              <table:table-cell office:value-type="float" office:value="1594.851807">
                <text:p>1594.851807</text:p>
              </table:table-cell>
              <table:table-cell office:value-type="float" office:value="1569.612793">
                <text:p>1569.612793</text:p>
              </table:table-cell>
              <table:table-cell office:value-type="float" office:value="1591.23645">
                <text:p>1591.23645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571.80188">
                <text:p>1571.80188</text:p>
              </table:table-cell>
              <table:table-cell office:value-type="float" office:value="1591.840088">
                <text:p>1591.840088</text:p>
              </table:table-cell>
              <table:table-cell office:value-type="float" office:value="1568.290039">
                <text:p>1568.290039</text:p>
              </table:table-cell>
              <table:table-cell office:value-type="float" office:value="1590.030151">
                <text:p>1590.030151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572.337769">
                <text:p>1572.337769</text:p>
              </table:table-cell>
              <table:table-cell office:value-type="float" office:value="1589.139038">
                <text:p>1589.139038</text:p>
              </table:table-cell>
              <table:table-cell office:value-type="float" office:value="1571.862183">
                <text:p>1571.862183</text:p>
              </table:table-cell>
              <table:table-cell office:value-type="float" office:value="1585.134399">
                <text:p>1585.1343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67.695312">
                <text:p>1567.695312</text:p>
              </table:table-cell>
              <table:table-cell office:value-type="float" office:value="1583.62085">
                <text:p>1583.62085</text:p>
              </table:table-cell>
              <table:table-cell office:value-type="float" office:value="1572.132446">
                <text:p>1572.132446</text:p>
              </table:table-cell>
              <table:table-cell office:value-type="float" office:value="1587.619141">
                <text:p>1587.619141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570.232056">
                <text:p>1570.232056</text:p>
              </table:table-cell>
              <table:table-cell office:value-type="float" office:value="1588.552612">
                <text:p>1588.552612</text:p>
              </table:table-cell>
              <table:table-cell office:value-type="float" office:value="1568.252441">
                <text:p>1568.252441</text:p>
              </table:table-cell>
              <table:table-cell office:value-type="float" office:value="1588.621216">
                <text:p>1588.621216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570.318604">
                <text:p>1570.318604</text:p>
              </table:table-cell>
              <table:table-cell office:value-type="float" office:value="1578.313965">
                <text:p>1578.313965</text:p>
              </table:table-cell>
              <table:table-cell office:value-type="float" office:value="1569.389893">
                <text:p>1569.389893</text:p>
              </table:table-cell>
              <table:table-cell office:value-type="float" office:value="1579.499512">
                <text:p>1579.499512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565.221069">
                <text:p>1565.221069</text:p>
              </table:table-cell>
              <table:table-cell office:value-type="float" office:value="1580.338867">
                <text:p>1580.338867</text:p>
              </table:table-cell>
              <table:table-cell office:value-type="float" office:value="1565.652344">
                <text:p>1565.652344</text:p>
              </table:table-cell>
              <table:table-cell office:value-type="float" office:value="1579.512939">
                <text:p>1579.512939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571.227783">
                <text:p>1571.227783</text:p>
              </table:table-cell>
              <table:table-cell office:value-type="float" office:value="1577.828125">
                <text:p>1577.828125</text:p>
              </table:table-cell>
              <table:table-cell office:value-type="float" office:value="1571.075928">
                <text:p>1571.075928</text:p>
              </table:table-cell>
              <table:table-cell office:value-type="float" office:value="1578.699585">
                <text:p>1578.699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69.915039">
                <text:p>1569.915039</text:p>
              </table:table-cell>
              <table:table-cell office:value-type="float" office:value="1574.651123">
                <text:p>1574.651123</text:p>
              </table:table-cell>
              <table:table-cell office:value-type="float" office:value="1568.563232">
                <text:p>1568.563232</text:p>
              </table:table-cell>
              <table:table-cell office:value-type="float" office:value="1577.177002">
                <text:p>1577.177002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565.239868">
                <text:p>1565.239868</text:p>
              </table:table-cell>
              <table:table-cell office:value-type="float" office:value="1577.058228">
                <text:p>1577.058228</text:p>
              </table:table-cell>
              <table:table-cell office:value-type="float" office:value="1566.776367">
                <text:p>1566.776367</text:p>
              </table:table-cell>
              <table:table-cell office:value-type="float" office:value="1575.28125">
                <text:p>1575.28125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65.535522">
                <text:p>1565.535522</text:p>
              </table:table-cell>
              <table:table-cell office:value-type="float" office:value="1577.397583">
                <text:p>1577.397583</text:p>
              </table:table-cell>
              <table:table-cell office:value-type="float" office:value="1567.305908">
                <text:p>1567.305908</text:p>
              </table:table-cell>
              <table:table-cell office:value-type="float" office:value="1576.719116">
                <text:p>1576.719116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70.271973">
                <text:p>1570.271973</text:p>
              </table:table-cell>
              <table:table-cell office:value-type="float" office:value="1573.892578">
                <text:p>1573.892578</text:p>
              </table:table-cell>
              <table:table-cell office:value-type="float" office:value="1569.049072">
                <text:p>1569.049072</text:p>
              </table:table-cell>
              <table:table-cell office:value-type="float" office:value="1570.599243">
                <text:p>1570.599243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67.625244">
                <text:p>1567.625244</text:p>
              </table:table-cell>
              <table:table-cell office:value-type="float" office:value="1573.878662">
                <text:p>1573.878662</text:p>
              </table:table-cell>
              <table:table-cell office:value-type="float" office:value="1565.862671">
                <text:p>1565.862671</text:p>
              </table:table-cell>
              <table:table-cell office:value-type="float" office:value="1575.996948">
                <text:p>1575.9969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65.04895">
                <text:p>1565.04895</text:p>
              </table:table-cell>
              <table:table-cell office:value-type="float" office:value="1570.655884">
                <text:p>1570.655884</text:p>
              </table:table-cell>
              <table:table-cell office:value-type="float" office:value="1566.69458">
                <text:p>1566.69458</text:p>
              </table:table-cell>
              <table:table-cell office:value-type="float" office:value="1571.802734">
                <text:p>1571.802734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67.598022">
                <text:p>1567.598022</text:p>
              </table:table-cell>
              <table:table-cell office:value-type="float" office:value="1572.70752">
                <text:p>1572.70752</text:p>
              </table:table-cell>
              <table:table-cell office:value-type="float" office:value="1565.326294">
                <text:p>1565.326294</text:p>
              </table:table-cell>
              <table:table-cell office:value-type="float" office:value="1572.485474">
                <text:p>1572.485474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64.647827">
                <text:p>1564.647827</text:p>
              </table:table-cell>
              <table:table-cell office:value-type="float" office:value="1571.222778">
                <text:p>1571.222778</text:p>
              </table:table-cell>
              <table:table-cell office:value-type="float" office:value="1562.456665">
                <text:p>1562.456665</text:p>
              </table:table-cell>
              <table:table-cell office:value-type="float" office:value="1572.310059">
                <text:p>1572.310059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64.501587">
                <text:p>1564.501587</text:p>
              </table:table-cell>
              <table:table-cell office:value-type="float" office:value="1575.73291">
                <text:p>1575.73291</text:p>
              </table:table-cell>
              <table:table-cell office:value-type="float" office:value="1565.244507">
                <text:p>1565.244507</text:p>
              </table:table-cell>
              <table:table-cell office:value-type="float" office:value="1572.086548">
                <text:p>1572.086548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68.43457">
                <text:p>1568.43457</text:p>
              </table:table-cell>
              <table:table-cell office:value-type="float" office:value="1566.411377">
                <text:p>1566.411377</text:p>
              </table:table-cell>
              <table:table-cell office:value-type="float" office:value="1564.791138">
                <text:p>1564.791138</text:p>
              </table:table-cell>
              <table:table-cell office:value-type="float" office:value="1567.239868">
                <text:p>1567.2398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74.295654">
                <text:p>1574.295654</text:p>
              </table:table-cell>
              <table:table-cell office:value-type="float" office:value="1578.843872">
                <text:p>1578.843872</text:p>
              </table:table-cell>
              <table:table-cell office:value-type="float" office:value="1560.561768">
                <text:p>1560.561768</text:p>
              </table:table-cell>
              <table:table-cell office:value-type="float" office:value="1559.822876">
                <text:p>1559.822876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599.803101">
                <text:p>1599.803101</text:p>
              </table:table-cell>
              <table:table-cell office:value-type="float" office:value="1628.216431">
                <text:p>1628.216431</text:p>
              </table:table-cell>
              <table:table-cell office:value-type="float" office:value="1534.130249">
                <text:p>1534.130249</text:p>
              </table:table-cell>
              <table:table-cell office:value-type="float" office:value="1506.273804">
                <text:p>1506.273804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609.788818">
                <text:p>1609.788818</text:p>
              </table:table-cell>
              <table:table-cell office:value-type="float" office:value="1627.954224">
                <text:p>1627.954224</text:p>
              </table:table-cell>
              <table:table-cell office:value-type="float" office:value="1527.945557">
                <text:p>1527.945557</text:p>
              </table:table-cell>
              <table:table-cell office:value-type="float" office:value="1530.415161">
                <text:p>1530.415161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609.220825">
                <text:p>1609.220825</text:p>
              </table:table-cell>
              <table:table-cell office:value-type="float" office:value="1610.502441">
                <text:p>1610.502441</text:p>
              </table:table-cell>
              <table:table-cell office:value-type="float" office:value="1537.966553">
                <text:p>1537.966553</text:p>
              </table:table-cell>
              <table:table-cell office:value-type="float" office:value="1528.140381">
                <text:p>1528.140381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609.242554">
                <text:p>1609.242554</text:p>
              </table:table-cell>
              <table:table-cell office:value-type="float" office:value="1633.323853">
                <text:p>1633.323853</text:p>
              </table:table-cell>
              <table:table-cell office:value-type="float" office:value="1555.396606">
                <text:p>1555.396606</text:p>
              </table:table-cell>
              <table:table-cell office:value-type="float" office:value="1540.651245">
                <text:p>1540.6512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15.606689">
                <text:p>1615.606689</text:p>
              </table:table-cell>
              <table:table-cell office:value-type="float" office:value="1645.922241">
                <text:p>1645.922241</text:p>
              </table:table-cell>
              <table:table-cell office:value-type="float" office:value="1551.449585">
                <text:p>1551.449585</text:p>
              </table:table-cell>
              <table:table-cell office:value-type="float" office:value="1543.390015">
                <text:p>1543.390015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628.966797">
                <text:p>1628.966797</text:p>
              </table:table-cell>
              <table:table-cell office:value-type="float" office:value="1640.546387">
                <text:p>1640.546387</text:p>
              </table:table-cell>
              <table:table-cell office:value-type="float" office:value="1565.161621">
                <text:p>1565.161621</text:p>
              </table:table-cell>
              <table:table-cell office:value-type="float" office:value="1562.365601">
                <text:p>1562.365601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616.325195">
                <text:p>1616.325195</text:p>
              </table:table-cell>
              <table:table-cell office:value-type="float" office:value="1683.296997">
                <text:p>1683.296997</text:p>
              </table:table-cell>
              <table:table-cell office:value-type="float" office:value="1578.848389">
                <text:p>1578.848389</text:p>
              </table:table-cell>
              <table:table-cell office:value-type="float" office:value="1586.073975">
                <text:p>1586.073975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644.106201">
                <text:p>1644.106201</text:p>
              </table:table-cell>
              <table:table-cell office:value-type="float" office:value="1672.764648">
                <text:p>1672.764648</text:p>
              </table:table-cell>
              <table:table-cell office:value-type="float" office:value="1601.9823">
                <text:p>1601.9823</text:p>
              </table:table-cell>
              <table:table-cell office:value-type="float" office:value="1594.116333">
                <text:p>1594.116333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651.284058">
                <text:p>1651.284058</text:p>
              </table:table-cell>
              <table:table-cell office:value-type="float" office:value="1675.859985">
                <text:p>1675.859985</text:p>
              </table:table-cell>
              <table:table-cell office:value-type="float" office:value="1620.830566">
                <text:p>1620.830566</text:p>
              </table:table-cell>
              <table:table-cell office:value-type="float" office:value="1616.960815">
                <text:p>1616.9608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38.203247">
                <text:p>1638.203247</text:p>
              </table:table-cell>
              <table:table-cell office:value-type="float" office:value="1665.010986">
                <text:p>1665.010986</text:p>
              </table:table-cell>
              <table:table-cell office:value-type="float" office:value="1664.966675">
                <text:p>1664.966675</text:p>
              </table:table-cell>
              <table:table-cell office:value-type="float" office:value="1671.578247">
                <text:p>1671.578247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659.12915">
                <text:p>1659.12915</text:p>
              </table:table-cell>
              <table:table-cell office:value-type="float" office:value="1673.356079">
                <text:p>1673.356079</text:p>
              </table:table-cell>
              <table:table-cell office:value-type="float" office:value="1685.999268">
                <text:p>1685.999268</text:p>
              </table:table-cell>
              <table:table-cell office:value-type="float" office:value="1684.778564">
                <text:p>1684.778564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674.358398">
                <text:p>1674.358398</text:p>
              </table:table-cell>
              <table:table-cell office:value-type="float" office:value="1718.09668">
                <text:p>1718.09668</text:p>
              </table:table-cell>
              <table:table-cell office:value-type="float" office:value="1689.192261">
                <text:p>1689.192261</text:p>
              </table:table-cell>
              <table:table-cell office:value-type="float" office:value="1725.142578">
                <text:p>1725.142578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695.973633">
                <text:p>1695.973633</text:p>
              </table:table-cell>
              <table:table-cell office:value-type="float" office:value="1774.796143">
                <text:p>1774.796143</text:p>
              </table:table-cell>
              <table:table-cell office:value-type="float" office:value="1702.373413">
                <text:p>1702.373413</text:p>
              </table:table-cell>
              <table:table-cell office:value-type="float" office:value="1774.94104">
                <text:p>1774.94104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721.189209">
                <text:p>1721.189209</text:p>
              </table:table-cell>
              <table:table-cell office:value-type="float" office:value="1761.756348">
                <text:p>1761.756348</text:p>
              </table:table-cell>
              <table:table-cell office:value-type="float" office:value="1729.50061">
                <text:p>1729.50061</text:p>
              </table:table-cell>
              <table:table-cell office:value-type="float" office:value="1762.101562">
                <text:p>1762.1015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37.811401">
                <text:p>1737.811401</text:p>
              </table:table-cell>
              <table:table-cell office:value-type="float" office:value="1817.469238">
                <text:p>1817.469238</text:p>
              </table:table-cell>
              <table:table-cell office:value-type="float" office:value="1748.368896">
                <text:p>1748.368896</text:p>
              </table:table-cell>
              <table:table-cell office:value-type="float" office:value="1815.599365">
                <text:p>1815.599365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771.538452">
                <text:p>1771.538452</text:p>
              </table:table-cell>
              <table:table-cell office:value-type="float" office:value="1833.530762">
                <text:p>1833.530762</text:p>
              </table:table-cell>
              <table:table-cell office:value-type="float" office:value="1785.637695">
                <text:p>1785.637695</text:p>
              </table:table-cell>
              <table:table-cell office:value-type="float" office:value="1828.447998">
                <text:p>1828.447998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792.005737">
                <text:p>1792.005737</text:p>
              </table:table-cell>
              <table:table-cell office:value-type="float" office:value="1856.363892">
                <text:p>1856.363892</text:p>
              </table:table-cell>
              <table:table-cell office:value-type="float" office:value="1805.55896">
                <text:p>1805.55896</text:p>
              </table:table-cell>
              <table:table-cell office:value-type="float" office:value="1843.75769">
                <text:p>1843.75769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805.882568">
                <text:p>1805.882568</text:p>
              </table:table-cell>
              <table:table-cell office:value-type="float" office:value="1911.577393">
                <text:p>1911.577393</text:p>
              </table:table-cell>
              <table:table-cell office:value-type="float" office:value="1816.886475">
                <text:p>1816.886475</text:p>
              </table:table-cell>
              <table:table-cell office:value-type="float" office:value="1903.457397">
                <text:p>1903.457397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814.234375">
                <text:p>1814.234375</text:p>
              </table:table-cell>
              <table:table-cell office:value-type="float" office:value="1908.854004">
                <text:p>1908.854004</text:p>
              </table:table-cell>
              <table:table-cell office:value-type="float" office:value="1821.696289">
                <text:p>1821.696289</text:p>
              </table:table-cell>
              <table:table-cell office:value-type="float" office:value="1905.869141">
                <text:p>1905.8691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27.027832">
                <text:p>1827.027832</text:p>
              </table:table-cell>
              <table:table-cell office:value-type="float" office:value="1913.198242">
                <text:p>1913.198242</text:p>
              </table:table-cell>
              <table:table-cell office:value-type="float" office:value="1836.692261">
                <text:p>1836.692261</text:p>
              </table:table-cell>
              <table:table-cell office:value-type="float" office:value="1917.946289">
                <text:p>1917.946289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823.602539">
                <text:p>1823.602539</text:p>
              </table:table-cell>
              <table:table-cell office:value-type="float" office:value="1923.154785">
                <text:p>1923.154785</text:p>
              </table:table-cell>
              <table:table-cell office:value-type="float" office:value="1834.014893">
                <text:p>1834.014893</text:p>
              </table:table-cell>
              <table:table-cell office:value-type="float" office:value="1930.676636">
                <text:p>1930.676636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793.202393">
                <text:p>1793.202393</text:p>
              </table:table-cell>
              <table:table-cell office:value-type="float" office:value="1925.210205">
                <text:p>1925.210205</text:p>
              </table:table-cell>
              <table:table-cell office:value-type="float" office:value="1804.879639">
                <text:p>1804.879639</text:p>
              </table:table-cell>
              <table:table-cell office:value-type="float" office:value="1926.103638">
                <text:p>1926.103638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788.361328">
                <text:p>1788.361328</text:p>
              </table:table-cell>
              <table:table-cell office:value-type="float" office:value="1927.876709">
                <text:p>1927.876709</text:p>
              </table:table-cell>
              <table:table-cell office:value-type="float" office:value="1807.080811">
                <text:p>1807.080811</text:p>
              </table:table-cell>
              <table:table-cell office:value-type="float" office:value="1916.263184">
                <text:p>1916.263184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811.38855">
                <text:p>1811.38855</text:p>
              </table:table-cell>
              <table:table-cell office:value-type="float" office:value="1920.244873">
                <text:p>1920.244873</text:p>
              </table:table-cell>
              <table:table-cell office:value-type="float" office:value="1825.936279">
                <text:p>1825.936279</text:p>
              </table:table-cell>
              <table:table-cell office:value-type="float" office:value="1910.579834">
                <text:p>1910.5798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12.32251">
                <text:p>1812.32251</text:p>
              </table:table-cell>
              <table:table-cell office:value-type="float" office:value="1914.479736">
                <text:p>1914.479736</text:p>
              </table:table-cell>
              <table:table-cell office:value-type="float" office:value="1824.312744">
                <text:p>1824.312744</text:p>
              </table:table-cell>
              <table:table-cell office:value-type="float" office:value="1915.899048">
                <text:p>1915.899048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800.513062">
                <text:p>1800.513062</text:p>
              </table:table-cell>
              <table:table-cell office:value-type="float" office:value="1927.242065">
                <text:p>1927.242065</text:p>
              </table:table-cell>
              <table:table-cell office:value-type="float" office:value="1821.137085">
                <text:p>1821.137085</text:p>
              </table:table-cell>
              <table:table-cell office:value-type="float" office:value="1917.940918">
                <text:p>1917.940918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809.996338">
                <text:p>1809.996338</text:p>
              </table:table-cell>
              <table:table-cell office:value-type="float" office:value="1931.128052">
                <text:p>1931.128052</text:p>
              </table:table-cell>
              <table:table-cell office:value-type="float" office:value="1824.690308">
                <text:p>1824.690308</text:p>
              </table:table-cell>
              <table:table-cell office:value-type="float" office:value="1923.915405">
                <text:p>1923.915405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815.617676">
                <text:p>1815.617676</text:p>
              </table:table-cell>
              <table:table-cell office:value-type="float" office:value="1932.68689">
                <text:p>1932.68689</text:p>
              </table:table-cell>
              <table:table-cell office:value-type="float" office:value="1830.088379">
                <text:p>1830.088379</text:p>
              </table:table-cell>
              <table:table-cell office:value-type="float" office:value="1927.434326">
                <text:p>1927.434326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808.702148">
                <text:p>1808.702148</text:p>
              </table:table-cell>
              <table:table-cell office:value-type="float" office:value="1928.685669">
                <text:p>1928.685669</text:p>
              </table:table-cell>
              <table:table-cell office:value-type="float" office:value="1824.861206">
                <text:p>1824.861206</text:p>
              </table:table-cell>
              <table:table-cell office:value-type="float" office:value="1922.890991">
                <text:p>1922.8909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09.856445">
                <text:p>1809.856445</text:p>
              </table:table-cell>
              <table:table-cell office:value-type="float" office:value="1940.333496">
                <text:p>1940.333496</text:p>
              </table:table-cell>
              <table:table-cell office:value-type="float" office:value="1825.705322">
                <text:p>1825.705322</text:p>
              </table:table-cell>
              <table:table-cell office:value-type="float" office:value="1935.166016">
                <text:p>1935.166016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816.854492">
                <text:p>1816.854492</text:p>
              </table:table-cell>
              <table:table-cell office:value-type="float" office:value="1933.231079">
                <text:p>1933.231079</text:p>
              </table:table-cell>
              <table:table-cell office:value-type="float" office:value="1833.933105">
                <text:p>1833.933105</text:p>
              </table:table-cell>
              <table:table-cell office:value-type="float" office:value="1927.297607">
                <text:p>1927.297607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816.688965">
                <text:p>1816.688965</text:p>
              </table:table-cell>
              <table:table-cell office:value-type="float" office:value="1956.05188">
                <text:p>1956.05188</text:p>
              </table:table-cell>
              <table:table-cell office:value-type="float" office:value="1829.823242">
                <text:p>1829.823242</text:p>
              </table:table-cell>
              <table:table-cell office:value-type="float" office:value="1953.611572">
                <text:p>1953.611572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810.020142">
                <text:p>1810.020142</text:p>
              </table:table-cell>
              <table:table-cell office:value-type="float" office:value="1947.285645">
                <text:p>1947.285645</text:p>
              </table:table-cell>
              <table:table-cell office:value-type="float" office:value="1827.779907">
                <text:p>1827.779907</text:p>
              </table:table-cell>
              <table:table-cell office:value-type="float" office:value="1938.275269">
                <text:p>1938.275269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824.0271">
                <text:p>1824.0271</text:p>
              </table:table-cell>
              <table:table-cell office:value-type="float" office:value="1950.583496">
                <text:p>1950.583496</text:p>
              </table:table-cell>
              <table:table-cell office:value-type="float" office:value="1834.638916">
                <text:p>1834.638916</text:p>
              </table:table-cell>
              <table:table-cell office:value-type="float" office:value="1944.631348">
                <text:p>1944.6313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816.251953">
                <text:p>1816.251953</text:p>
              </table:table-cell>
              <table:table-cell office:value-type="float" office:value="1942.777344">
                <text:p>1942.777344</text:p>
              </table:table-cell>
              <table:table-cell office:value-type="float" office:value="1831.08374">
                <text:p>1831.08374</text:p>
              </table:table-cell>
              <table:table-cell office:value-type="float" office:value="1935.833984">
                <text:p>1935.833984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814.970825">
                <text:p>1814.970825</text:p>
              </table:table-cell>
              <table:table-cell office:value-type="float" office:value="1938.750366">
                <text:p>1938.750366</text:p>
              </table:table-cell>
              <table:table-cell office:value-type="float" office:value="1830.360352">
                <text:p>1830.360352</text:p>
              </table:table-cell>
              <table:table-cell office:value-type="float" office:value="1932.509521">
                <text:p>1932.509521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821.245483">
                <text:p>1821.245483</text:p>
              </table:table-cell>
              <table:table-cell office:value-type="float" office:value="1958.750244">
                <text:p>1958.750244</text:p>
              </table:table-cell>
              <table:table-cell office:value-type="float" office:value="1840.278809">
                <text:p>1840.278809</text:p>
              </table:table-cell>
              <table:table-cell office:value-type="float" office:value="1954.917969">
                <text:p>1954.917969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829.541016">
                <text:p>1829.541016</text:p>
              </table:table-cell>
              <table:table-cell office:value-type="float" office:value="1956.261597">
                <text:p>1956.261597</text:p>
              </table:table-cell>
              <table:table-cell office:value-type="float" office:value="1840.875122">
                <text:p>1840.875122</text:p>
              </table:table-cell>
              <table:table-cell office:value-type="float" office:value="1951.334473">
                <text:p>1951.334473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821.646729">
                <text:p>1821.646729</text:p>
              </table:table-cell>
              <table:table-cell office:value-type="float" office:value="1948.032959">
                <text:p>1948.032959</text:p>
              </table:table-cell>
              <table:table-cell office:value-type="float" office:value="1838.093628">
                <text:p>1838.093628</text:p>
              </table:table-cell>
              <table:table-cell office:value-type="float" office:value="1939.696289">
                <text:p>1939.6962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18.165771">
                <text:p>1818.165771</text:p>
              </table:table-cell>
              <table:table-cell office:value-type="float" office:value="1945.398071">
                <text:p>1945.398071</text:p>
              </table:table-cell>
              <table:table-cell office:value-type="float" office:value="1839.685547">
                <text:p>1839.685547</text:p>
              </table:table-cell>
              <table:table-cell office:value-type="float" office:value="1937.049683">
                <text:p>1937.049683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834.11377">
                <text:p>1834.11377</text:p>
              </table:table-cell>
              <table:table-cell office:value-type="float" office:value="1960.428955">
                <text:p>1960.428955</text:p>
              </table:table-cell>
              <table:table-cell office:value-type="float" office:value="1846.675659">
                <text:p>1846.675659</text:p>
              </table:table-cell>
              <table:table-cell office:value-type="float" office:value="1953.128052">
                <text:p>1953.128052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831.429932">
                <text:p>1831.429932</text:p>
              </table:table-cell>
              <table:table-cell office:value-type="float" office:value="1963.863892">
                <text:p>1963.863892</text:p>
              </table:table-cell>
              <table:table-cell office:value-type="float" office:value="1845.762329">
                <text:p>1845.762329</text:p>
              </table:table-cell>
              <table:table-cell office:value-type="float" office:value="1960.100464">
                <text:p>1960.100464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825.8125">
                <text:p>1825.8125</text:p>
              </table:table-cell>
              <table:table-cell office:value-type="float" office:value="1956.742188">
                <text:p>1956.742188</text:p>
              </table:table-cell>
              <table:table-cell office:value-type="float" office:value="1842.416626">
                <text:p>1842.416626</text:p>
              </table:table-cell>
              <table:table-cell office:value-type="float" office:value="1948.499756">
                <text:p>1948.499756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837.505005">
                <text:p>1837.505005</text:p>
              </table:table-cell>
              <table:table-cell office:value-type="float" office:value="1950.263428">
                <text:p>1950.263428</text:p>
              </table:table-cell>
              <table:table-cell office:value-type="float" office:value="1853.679565">
                <text:p>1853.679565</text:p>
              </table:table-cell>
              <table:table-cell office:value-type="float" office:value="1943.371826">
                <text:p>1943.3718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34.665283">
                <text:p>1834.665283</text:p>
              </table:table-cell>
              <table:table-cell office:value-type="float" office:value="1976.608887">
                <text:p>1976.608887</text:p>
              </table:table-cell>
              <table:table-cell office:value-type="float" office:value="1846.843872">
                <text:p>1846.843872</text:p>
              </table:table-cell>
              <table:table-cell office:value-type="float" office:value="1970.531006">
                <text:p>1970.531006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828.42334">
                <text:p>1828.42334</text:p>
              </table:table-cell>
              <table:table-cell office:value-type="float" office:value="1961.369629">
                <text:p>1961.369629</text:p>
              </table:table-cell>
              <table:table-cell office:value-type="float" office:value="1846.284668">
                <text:p>1846.284668</text:p>
              </table:table-cell>
              <table:table-cell office:value-type="float" office:value="1954.345703">
                <text:p>1954.345703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832.835205">
                <text:p>1832.835205</text:p>
              </table:table-cell>
              <table:table-cell office:value-type="float" office:value="1962.547852">
                <text:p>1962.547852</text:p>
              </table:table-cell>
              <table:table-cell office:value-type="float" office:value="1851.552002">
                <text:p>1851.552002</text:p>
              </table:table-cell>
              <table:table-cell office:value-type="float" office:value="1953.921997">
                <text:p>1953.921997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836.095215">
                <text:p>1836.095215</text:p>
              </table:table-cell>
              <table:table-cell office:value-type="float" office:value="1980.218018">
                <text:p>1980.218018</text:p>
              </table:table-cell>
              <table:table-cell office:value-type="float" office:value="1849.843506">
                <text:p>1849.843506</text:p>
              </table:table-cell>
              <table:table-cell office:value-type="float" office:value="1976.709351">
                <text:p>1976.709351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836.829102">
                <text:p>1836.829102</text:p>
              </table:table-cell>
              <table:table-cell office:value-type="float" office:value="1964.80542">
                <text:p>1964.80542</text:p>
              </table:table-cell>
              <table:table-cell office:value-type="float" office:value="1853.70752">
                <text:p>1853.70752</text:p>
              </table:table-cell>
              <table:table-cell office:value-type="float" office:value="1955.922852">
                <text:p>1955.9228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843.886353">
                <text:p>1843.886353</text:p>
              </table:table-cell>
              <table:table-cell office:value-type="float" office:value="1977.96814">
                <text:p>1977.96814</text:p>
              </table:table-cell>
              <table:table-cell office:value-type="float" office:value="1855.678223">
                <text:p>1855.678223</text:p>
              </table:table-cell>
              <table:table-cell office:value-type="float" office:value="1971.891113">
                <text:p>1971.891113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835.182861">
                <text:p>1835.182861</text:p>
              </table:table-cell>
              <table:table-cell office:value-type="float" office:value="1970.636719">
                <text:p>1970.636719</text:p>
              </table:table-cell>
              <table:table-cell office:value-type="float" office:value="1849.316895">
                <text:p>1849.316895</text:p>
              </table:table-cell>
              <table:table-cell office:value-type="float" office:value="1966.480347">
                <text:p>1966.480347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836.554077">
                <text:p>1836.554077</text:p>
              </table:table-cell>
              <table:table-cell office:value-type="float" office:value="1965.06189">
                <text:p>1965.06189</text:p>
              </table:table-cell>
              <table:table-cell office:value-type="float" office:value="1853.87915">
                <text:p>1853.87915</text:p>
              </table:table-cell>
              <table:table-cell office:value-type="float" office:value="1957.580566">
                <text:p>1957.580566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837.601196">
                <text:p>1837.601196</text:p>
              </table:table-cell>
              <table:table-cell office:value-type="float" office:value="1964.318848">
                <text:p>1964.318848</text:p>
              </table:table-cell>
              <table:table-cell office:value-type="float" office:value="1856.72998">
                <text:p>1856.72998</text:p>
              </table:table-cell>
              <table:table-cell office:value-type="float" office:value="1959.110596">
                <text:p>1959.110596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833.847412">
                <text:p>1833.847412</text:p>
              </table:table-cell>
              <table:table-cell office:value-type="float" office:value="1979.590698">
                <text:p>1979.590698</text:p>
              </table:table-cell>
              <table:table-cell office:value-type="float" office:value="1852.634766">
                <text:p>1852.634766</text:p>
              </table:table-cell>
              <table:table-cell office:value-type="float" office:value="1972.292603">
                <text:p>1972.2926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42.749878">
                <text:p>1842.749878</text:p>
              </table:table-cell>
              <table:table-cell office:value-type="float" office:value="1974.410156">
                <text:p>1974.410156</text:p>
              </table:table-cell>
              <table:table-cell office:value-type="float" office:value="1860.945435">
                <text:p>1860.945435</text:p>
              </table:table-cell>
              <table:table-cell office:value-type="float" office:value="1966.261963">
                <text:p>1966.26196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840.471436">
                <text:p>1840.471436</text:p>
              </table:table-cell>
              <table:table-cell office:value-type="float" office:value="1971.246704">
                <text:p>1971.246704</text:p>
              </table:table-cell>
              <table:table-cell office:value-type="float" office:value="1857.479736">
                <text:p>1857.479736</text:p>
              </table:table-cell>
              <table:table-cell office:value-type="float" office:value="1962.962402">
                <text:p>1962.962402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833.630859">
                <text:p>1833.630859</text:p>
              </table:table-cell>
              <table:table-cell office:value-type="float" office:value="1964.751587">
                <text:p>1964.751587</text:p>
              </table:table-cell>
              <table:table-cell office:value-type="float" office:value="1851.644287">
                <text:p>1851.644287</text:p>
              </table:table-cell>
              <table:table-cell office:value-type="float" office:value="1955.668823">
                <text:p>1955.668823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840.788452">
                <text:p>1840.788452</text:p>
              </table:table-cell>
              <table:table-cell office:value-type="float" office:value="1963.510986">
                <text:p>1963.510986</text:p>
              </table:table-cell>
              <table:table-cell office:value-type="float" office:value="1857.469727">
                <text:p>1857.469727</text:p>
              </table:table-cell>
              <table:table-cell office:value-type="float" office:value="1959.034302">
                <text:p>1959.034302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843.296753">
                <text:p>1843.296753</text:p>
              </table:table-cell>
              <table:table-cell office:value-type="float" office:value="1967.009888">
                <text:p>1967.009888</text:p>
              </table:table-cell>
              <table:table-cell office:value-type="float" office:value="1864.73877">
                <text:p>1864.73877</text:p>
              </table:table-cell>
              <table:table-cell office:value-type="float" office:value="1955.673096">
                <text:p>1955.6730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23.582275">
                <text:p>1823.582275</text:p>
              </table:table-cell>
              <table:table-cell office:value-type="float" office:value="1954.280396">
                <text:p>1954.280396</text:p>
              </table:table-cell>
              <table:table-cell office:value-type="float" office:value="1840.888672">
                <text:p>1840.888672</text:p>
              </table:table-cell>
              <table:table-cell office:value-type="float" office:value="1948.579834">
                <text:p>1948.579834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789.202637">
                <text:p>1789.202637</text:p>
              </table:table-cell>
              <table:table-cell office:value-type="float" office:value="1941.339844">
                <text:p>1941.339844</text:p>
              </table:table-cell>
              <table:table-cell office:value-type="float" office:value="1798.077637">
                <text:p>1798.077637</text:p>
              </table:table-cell>
              <table:table-cell office:value-type="float" office:value="1938.387695">
                <text:p>1938.387695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769.43396">
                <text:p>1769.43396</text:p>
              </table:table-cell>
              <table:table-cell office:value-type="float" office:value="1910.702637">
                <text:p>1910.702637</text:p>
              </table:table-cell>
              <table:table-cell office:value-type="float" office:value="1781.46106">
                <text:p>1781.46106</text:p>
              </table:table-cell>
              <table:table-cell office:value-type="float" office:value="1913.824219">
                <text:p>1913.824219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759.621094">
                <text:p>1759.621094</text:p>
              </table:table-cell>
              <table:table-cell office:value-type="float" office:value="1880.212036">
                <text:p>1880.212036</text:p>
              </table:table-cell>
              <table:table-cell office:value-type="float" office:value="1772.166748">
                <text:p>1772.166748</text:p>
              </table:table-cell>
              <table:table-cell office:value-type="float" office:value="1883.222778">
                <text:p>1883.222778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730.736694">
                <text:p>1730.736694</text:p>
              </table:table-cell>
              <table:table-cell office:value-type="float" office:value="1875.414307">
                <text:p>1875.414307</text:p>
              </table:table-cell>
              <table:table-cell office:value-type="float" office:value="1745.640869">
                <text:p>1745.640869</text:p>
              </table:table-cell>
              <table:table-cell office:value-type="float" office:value="1871.112671">
                <text:p>1871.1126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19.292847">
                <text:p>1719.292847</text:p>
              </table:table-cell>
              <table:table-cell office:value-type="float" office:value="1844.967529">
                <text:p>1844.967529</text:p>
              </table:table-cell>
              <table:table-cell office:value-type="float" office:value="1731.764038">
                <text:p>1731.764038</text:p>
              </table:table-cell>
              <table:table-cell office:value-type="float" office:value="1844.70874">
                <text:p>1844.70874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709.474976">
                <text:p>1709.474976</text:p>
              </table:table-cell>
              <table:table-cell office:value-type="float" office:value="1822.417114">
                <text:p>1822.417114</text:p>
              </table:table-cell>
              <table:table-cell office:value-type="float" office:value="1719.596924">
                <text:p>1719.596924</text:p>
              </table:table-cell>
              <table:table-cell office:value-type="float" office:value="1816.565796">
                <text:p>1816.565796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686.66272">
                <text:p>1686.66272</text:p>
              </table:table-cell>
              <table:table-cell office:value-type="float" office:value="1804.453613">
                <text:p>1804.453613</text:p>
              </table:table-cell>
              <table:table-cell office:value-type="float" office:value="1700.765503">
                <text:p>1700.765503</text:p>
              </table:table-cell>
              <table:table-cell office:value-type="float" office:value="1804.03833">
                <text:p>1804.03833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670.362061">
                <text:p>1670.362061</text:p>
              </table:table-cell>
              <table:table-cell office:value-type="float" office:value="1791.529175">
                <text:p>1791.529175</text:p>
              </table:table-cell>
              <table:table-cell office:value-type="float" office:value="1689.981323">
                <text:p>1689.981323</text:p>
              </table:table-cell>
              <table:table-cell office:value-type="float" office:value="1784.078735">
                <text:p>1784.078735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669.418823">
                <text:p>1669.418823</text:p>
              </table:table-cell>
              <table:table-cell office:value-type="float" office:value="1775.770508">
                <text:p>1775.770508</text:p>
              </table:table-cell>
              <table:table-cell office:value-type="float" office:value="1670.202026">
                <text:p>1670.202026</text:p>
              </table:table-cell>
              <table:table-cell office:value-type="float" office:value="1767.348389">
                <text:p>1767.3483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61.776489">
                <text:p>1661.776489</text:p>
              </table:table-cell>
              <table:table-cell office:value-type="float" office:value="1750.667236">
                <text:p>1750.667236</text:p>
              </table:table-cell>
              <table:table-cell office:value-type="float" office:value="1668.105957">
                <text:p>1668.105957</text:p>
              </table:table-cell>
              <table:table-cell office:value-type="float" office:value="1756.212036">
                <text:p>1756.212036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643.041626">
                <text:p>1643.041626</text:p>
              </table:table-cell>
              <table:table-cell office:value-type="float" office:value="1743.86853">
                <text:p>1743.86853</text:p>
              </table:table-cell>
              <table:table-cell office:value-type="float" office:value="1654.157837">
                <text:p>1654.157837</text:p>
              </table:table-cell>
              <table:table-cell office:value-type="float" office:value="1744.745483">
                <text:p>1744.745483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640.010254">
                <text:p>1640.010254</text:p>
              </table:table-cell>
              <table:table-cell office:value-type="float" office:value="1723.789307">
                <text:p>1723.789307</text:p>
              </table:table-cell>
              <table:table-cell office:value-type="float" office:value="1647.581543">
                <text:p>1647.581543</text:p>
              </table:table-cell>
              <table:table-cell office:value-type="float" office:value="1725.128052">
                <text:p>1725.128052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633.022461">
                <text:p>1633.022461</text:p>
              </table:table-cell>
              <table:table-cell office:value-type="float" office:value="1710.818359">
                <text:p>1710.818359</text:p>
              </table:table-cell>
              <table:table-cell office:value-type="float" office:value="1639.243164">
                <text:p>1639.243164</text:p>
              </table:table-cell>
              <table:table-cell office:value-type="float" office:value="1707.803467">
                <text:p>1707.803467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619.302124">
                <text:p>1619.302124</text:p>
              </table:table-cell>
              <table:table-cell office:value-type="float" office:value="1704.964233">
                <text:p>1704.964233</text:p>
              </table:table-cell>
              <table:table-cell office:value-type="float" office:value="1628.960327">
                <text:p>1628.960327</text:p>
              </table:table-cell>
              <table:table-cell office:value-type="float" office:value="1704.010254">
                <text:p>1704.0102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19.917114">
                <text:p>1619.917114</text:p>
              </table:table-cell>
              <table:table-cell office:value-type="float" office:value="1687.651855">
                <text:p>1687.651855</text:p>
              </table:table-cell>
              <table:table-cell office:value-type="float" office:value="1625.775635">
                <text:p>1625.775635</text:p>
              </table:table-cell>
              <table:table-cell office:value-type="float" office:value="1688.806152">
                <text:p>1688.806152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603.855835">
                <text:p>1603.855835</text:p>
              </table:table-cell>
              <table:table-cell office:value-type="float" office:value="1687.196167">
                <text:p>1687.196167</text:p>
              </table:table-cell>
              <table:table-cell office:value-type="float" office:value="1618.788452">
                <text:p>1618.788452</text:p>
              </table:table-cell>
              <table:table-cell office:value-type="float" office:value="1676.662842">
                <text:p>1676.662842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609.199707">
                <text:p>1609.199707</text:p>
              </table:table-cell>
              <table:table-cell office:value-type="float" office:value="1673.606445">
                <text:p>1673.606445</text:p>
              </table:table-cell>
              <table:table-cell office:value-type="float" office:value="1609.825806">
                <text:p>1609.825806</text:p>
              </table:table-cell>
              <table:table-cell office:value-type="float" office:value="1673.107178">
                <text:p>1673.107178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605.132202">
                <text:p>1605.132202</text:p>
              </table:table-cell>
              <table:table-cell office:value-type="float" office:value="1658.841553">
                <text:p>1658.841553</text:p>
              </table:table-cell>
              <table:table-cell office:value-type="float" office:value="1610.584717">
                <text:p>1610.584717</text:p>
              </table:table-cell>
              <table:table-cell office:value-type="float" office:value="1662.097412">
                <text:p>1662.097412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594.381104">
                <text:p>1594.381104</text:p>
              </table:table-cell>
              <table:table-cell office:value-type="float" office:value="1658.115356">
                <text:p>1658.115356</text:p>
              </table:table-cell>
              <table:table-cell office:value-type="float" office:value="1602.804565">
                <text:p>1602.804565</text:p>
              </table:table-cell>
              <table:table-cell office:value-type="float" office:value="1657.505371">
                <text:p>1657.50537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95.955322">
                <text:p>1595.955322</text:p>
              </table:table-cell>
              <table:table-cell office:value-type="float" office:value="1652.344849">
                <text:p>1652.344849</text:p>
              </table:table-cell>
              <table:table-cell office:value-type="float" office:value="1601.317627">
                <text:p>1601.317627</text:p>
              </table:table-cell>
              <table:table-cell office:value-type="float" office:value="1651.25">
                <text:p>1651.25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1590.467163">
                <text:p>1590.467163</text:p>
              </table:table-cell>
              <table:table-cell office:value-type="float" office:value="1641.609985">
                <text:p>1641.609985</text:p>
              </table:table-cell>
              <table:table-cell office:value-type="float" office:value="1589.117065">
                <text:p>1589.117065</text:p>
              </table:table-cell>
              <table:table-cell office:value-type="float" office:value="1644.617188">
                <text:p>1644.617188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1587.15979">
                <text:p>1587.15979</text:p>
              </table:table-cell>
              <table:table-cell office:value-type="float" office:value="1635.592041">
                <text:p>1635.592041</text:p>
              </table:table-cell>
              <table:table-cell office:value-type="float" office:value="1592.876221">
                <text:p>1592.876221</text:p>
              </table:table-cell>
              <table:table-cell office:value-type="float" office:value="1635.041016">
                <text:p>1635.041016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1589.473267">
                <text:p>1589.473267</text:p>
              </table:table-cell>
              <table:table-cell office:value-type="float" office:value="1628.468994">
                <text:p>1628.468994</text:p>
              </table:table-cell>
              <table:table-cell office:value-type="float" office:value="1590.685913">
                <text:p>1590.685913</text:p>
              </table:table-cell>
              <table:table-cell office:value-type="float" office:value="1632.075928">
                <text:p>1632.075928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1582.936768">
                <text:p>1582.936768</text:p>
              </table:table-cell>
              <table:table-cell office:value-type="float" office:value="1623.968262">
                <text:p>1623.968262</text:p>
              </table:table-cell>
              <table:table-cell office:value-type="float" office:value="1586.235596">
                <text:p>1586.235596</text:p>
              </table:table-cell>
              <table:table-cell office:value-type="float" office:value="1624.623413">
                <text:p>1624.62341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79.164062">
                <text:p>1579.164062</text:p>
              </table:table-cell>
              <table:table-cell office:value-type="float" office:value="1622.72583">
                <text:p>1622.72583</text:p>
              </table:table-cell>
              <table:table-cell office:value-type="float" office:value="1586.142822">
                <text:p>1586.142822</text:p>
              </table:table-cell>
              <table:table-cell office:value-type="float" office:value="1619.388306">
                <text:p>1619.388306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1580.45459">
                <text:p>1580.45459</text:p>
              </table:table-cell>
              <table:table-cell office:value-type="float" office:value="1615.719971">
                <text:p>1615.719971</text:p>
              </table:table-cell>
              <table:table-cell office:value-type="float" office:value="1581.438232">
                <text:p>1581.438232</text:p>
              </table:table-cell>
              <table:table-cell office:value-type="float" office:value="1615.935303">
                <text:p>1615.935303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1578.904541">
                <text:p>1578.904541</text:p>
              </table:table-cell>
              <table:table-cell office:value-type="float" office:value="1611.021729">
                <text:p>1611.021729</text:p>
              </table:table-cell>
              <table:table-cell office:value-type="float" office:value="1583.510376">
                <text:p>1583.510376</text:p>
              </table:table-cell>
              <table:table-cell office:value-type="float" office:value="1608.674194">
                <text:p>1608.674194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1580.783813">
                <text:p>1580.783813</text:p>
              </table:table-cell>
              <table:table-cell office:value-type="float" office:value="1605.888428">
                <text:p>1605.888428</text:p>
              </table:table-cell>
              <table:table-cell office:value-type="float" office:value="1579.112915">
                <text:p>1579.112915</text:p>
              </table:table-cell>
              <table:table-cell office:value-type="float" office:value="1608.038086">
                <text:p>1608.038086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1575.117432">
                <text:p>1575.117432</text:p>
              </table:table-cell>
              <table:table-cell office:value-type="float" office:value="1603.946411">
                <text:p>1603.946411</text:p>
              </table:table-cell>
              <table:table-cell office:value-type="float" office:value="1576.811523">
                <text:p>1576.811523</text:p>
              </table:table-cell>
              <table:table-cell office:value-type="float" office:value="1603.562012">
                <text:p>1603.5620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77.334229">
                <text:p>1577.334229</text:p>
              </table:table-cell>
              <table:table-cell office:value-type="float" office:value="1601.451782">
                <text:p>1601.451782</text:p>
              </table:table-cell>
              <table:table-cell office:value-type="float" office:value="1576.091064">
                <text:p>1576.091064</text:p>
              </table:table-cell>
              <table:table-cell office:value-type="float" office:value="1603.65271">
                <text:p>1603.65271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1570.884277">
                <text:p>1570.884277</text:p>
              </table:table-cell>
              <table:table-cell office:value-type="float" office:value="1598.786377">
                <text:p>1598.786377</text:p>
              </table:table-cell>
              <table:table-cell office:value-type="float" office:value="1577.75769">
                <text:p>1577.75769</text:p>
              </table:table-cell>
              <table:table-cell office:value-type="float" office:value="1595.956421">
                <text:p>1595.956421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1576.354858">
                <text:p>1576.354858</text:p>
              </table:table-cell>
              <table:table-cell office:value-type="float" office:value="1593.683594">
                <text:p>1593.683594</text:p>
              </table:table-cell>
              <table:table-cell office:value-type="float" office:value="1572.413574">
                <text:p>1572.413574</text:p>
              </table:table-cell>
              <table:table-cell office:value-type="float" office:value="1596.377808">
                <text:p>1596.377808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1574.029419">
                <text:p>1574.029419</text:p>
              </table:table-cell>
              <table:table-cell office:value-type="float" office:value="1591.574463">
                <text:p>1591.574463</text:p>
              </table:table-cell>
              <table:table-cell office:value-type="float" office:value="1573.481567">
                <text:p>1573.481567</text:p>
              </table:table-cell>
              <table:table-cell office:value-type="float" office:value="1594.851807">
                <text:p>1594.851807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1572.223267">
                <text:p>1572.223267</text:p>
              </table:table-cell>
              <table:table-cell office:value-type="float" office:value="1592.489746">
                <text:p>1592.489746</text:p>
              </table:table-cell>
              <table:table-cell office:value-type="float" office:value="1568.089355">
                <text:p>1568.089355</text:p>
              </table:table-cell>
              <table:table-cell office:value-type="float" office:value="1591.283813">
                <text:p>1591.28381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70.640259">
                <text:p>1570.640259</text:p>
              </table:table-cell>
              <table:table-cell office:value-type="float" office:value="1591.625854">
                <text:p>1591.625854</text:p>
              </table:table-cell>
              <table:table-cell office:value-type="float" office:value="1573.286499">
                <text:p>1573.286499</text:p>
              </table:table-cell>
              <table:table-cell office:value-type="float" office:value="1586.677124">
                <text:p>1586.677124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1570.893677">
                <text:p>1570.893677</text:p>
              </table:table-cell>
              <table:table-cell office:value-type="float" office:value="1586.687866">
                <text:p>1586.687866</text:p>
              </table:table-cell>
              <table:table-cell office:value-type="float" office:value="1571.678223">
                <text:p>1571.678223</text:p>
              </table:table-cell>
              <table:table-cell office:value-type="float" office:value="1587.577271">
                <text:p>1587.577271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1571.023315">
                <text:p>1571.023315</text:p>
              </table:table-cell>
              <table:table-cell office:value-type="float" office:value="1581.908447">
                <text:p>1581.908447</text:p>
              </table:table-cell>
              <table:table-cell office:value-type="float" office:value="1569.881226">
                <text:p>1569.881226</text:p>
              </table:table-cell>
              <table:table-cell office:value-type="float" office:value="1584.64563">
                <text:p>1584.64563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1571.990479">
                <text:p>1571.990479</text:p>
              </table:table-cell>
              <table:table-cell office:value-type="float" office:value="1584.415771">
                <text:p>1584.415771</text:p>
              </table:table-cell>
              <table:table-cell office:value-type="float" office:value="1569.179199">
                <text:p>1569.179199</text:p>
              </table:table-cell>
              <table:table-cell office:value-type="float" office:value="1584.875366">
                <text:p>1584.87536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1571.258545">
                <text:p>1571.258545</text:p>
              </table:table-cell>
              <table:table-cell office:value-type="float" office:value="1579.048218">
                <text:p>1579.048218</text:p>
              </table:table-cell>
              <table:table-cell office:value-type="float" office:value="1568.782349">
                <text:p>1568.782349</text:p>
              </table:table-cell>
              <table:table-cell office:value-type="float" office:value="1581.437988">
                <text:p>1581.4379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68.300049">
                <text:p>1568.300049</text:p>
              </table:table-cell>
              <table:table-cell office:value-type="float" office:value="1577.355225">
                <text:p>1577.355225</text:p>
              </table:table-cell>
              <table:table-cell office:value-type="float" office:value="1565.572021">
                <text:p>1565.572021</text:p>
              </table:table-cell>
              <table:table-cell office:value-type="float" office:value="1579.403564">
                <text:p>1579.403564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1567.932251">
                <text:p>1567.932251</text:p>
              </table:table-cell>
              <table:table-cell office:value-type="float" office:value="1577.261963">
                <text:p>1577.261963</text:p>
              </table:table-cell>
              <table:table-cell office:value-type="float" office:value="1565.778809">
                <text:p>1565.778809</text:p>
              </table:table-cell>
              <table:table-cell office:value-type="float" office:value="1579.494019">
                <text:p>1579.494019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1563.345703">
                <text:p>1563.345703</text:p>
              </table:table-cell>
              <table:table-cell office:value-type="float" office:value="1579.314575">
                <text:p>1579.314575</text:p>
              </table:table-cell>
              <table:table-cell office:value-type="float" office:value="1566.528198">
                <text:p>1566.528198</text:p>
              </table:table-cell>
              <table:table-cell office:value-type="float" office:value="1579.645508">
                <text:p>1579.645508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1566.701416">
                <text:p>1566.701416</text:p>
              </table:table-cell>
              <table:table-cell office:value-type="float" office:value="1575.655884">
                <text:p>1575.655884</text:p>
              </table:table-cell>
              <table:table-cell office:value-type="float" office:value="1568.628052">
                <text:p>1568.628052</text:p>
              </table:table-cell>
              <table:table-cell office:value-type="float" office:value="1576.266724">
                <text:p>1576.266724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1567.894287">
                <text:p>1567.894287</text:p>
              </table:table-cell>
              <table:table-cell office:value-type="float" office:value="1576.844604">
                <text:p>1576.844604</text:p>
              </table:table-cell>
              <table:table-cell office:value-type="float" office:value="1568.885742">
                <text:p>1568.885742</text:p>
              </table:table-cell>
              <table:table-cell office:value-type="float" office:value="1575.092163">
                <text:p>1575.0921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65.116699">
                <text:p>1565.116699</text:p>
              </table:table-cell>
              <table:table-cell office:value-type="float" office:value="1575.328247">
                <text:p>1575.328247</text:p>
              </table:table-cell>
              <table:table-cell office:value-type="float" office:value="1564.941895">
                <text:p>1564.941895</text:p>
              </table:table-cell>
              <table:table-cell office:value-type="float" office:value="1573.477539">
                <text:p>1573.477539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1567.201294">
                <text:p>1567.201294</text:p>
              </table:table-cell>
              <table:table-cell office:value-type="float" office:value="1570.902832">
                <text:p>1570.902832</text:p>
              </table:table-cell>
              <table:table-cell office:value-type="float" office:value="1566.274048">
                <text:p>1566.274048</text:p>
              </table:table-cell>
              <table:table-cell office:value-type="float" office:value="1573.753784">
                <text:p>1573.753784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1563.147339">
                <text:p>1563.147339</text:p>
              </table:table-cell>
              <table:table-cell office:value-type="float" office:value="1575.348755">
                <text:p>1575.348755</text:p>
              </table:table-cell>
              <table:table-cell office:value-type="float" office:value="1565.753296">
                <text:p>1565.753296</text:p>
              </table:table-cell>
              <table:table-cell office:value-type="float" office:value="1575.231201">
                <text:p>1575.231201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1565.290771">
                <text:p>1565.290771</text:p>
              </table:table-cell>
              <table:table-cell office:value-type="float" office:value="1572.537598">
                <text:p>1572.537598</text:p>
              </table:table-cell>
              <table:table-cell office:value-type="float" office:value="1565.448608">
                <text:p>1565.448608</text:p>
              </table:table-cell>
              <table:table-cell office:value-type="float" office:value="1573.653442">
                <text:p>1573.653442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1566.943481">
                <text:p>1566.943481</text:p>
              </table:table-cell>
              <table:table-cell office:value-type="float" office:value="1568.497314">
                <text:p>1568.497314</text:p>
              </table:table-cell>
              <table:table-cell office:value-type="float" office:value="1563.282837">
                <text:p>1563.282837</text:p>
              </table:table-cell>
              <table:table-cell office:value-type="float" office:value="1571.773438">
                <text:p>1571.7734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558.017212">
                <text:p>1558.017212</text:p>
              </table:table-cell>
              <table:table-cell office:value-type="float" office:value="1580.127441">
                <text:p>1580.127441</text:p>
              </table:table-cell>
              <table:table-cell office:value-type="float" office:value="1550.956299">
                <text:p>1550.956299</text:p>
              </table:table-cell>
              <table:table-cell office:value-type="float" office:value="1586.645142">
                <text:p>1586.645142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1564.531494">
                <text:p>1564.531494</text:p>
              </table:table-cell>
              <table:table-cell office:value-type="float" office:value="1585.810303">
                <text:p>1585.810303</text:p>
              </table:table-cell>
              <table:table-cell office:value-type="float" office:value="1564.454346">
                <text:p>1564.454346</text:p>
              </table:table-cell>
              <table:table-cell office:value-type="float" office:value="1574.280396">
                <text:p>1574.280396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1580.637817">
                <text:p>1580.637817</text:p>
              </table:table-cell>
              <table:table-cell office:value-type="float" office:value="1590.816284">
                <text:p>1590.816284</text:p>
              </table:table-cell>
              <table:table-cell office:value-type="float" office:value="1576.751709">
                <text:p>1576.751709</text:p>
              </table:table-cell>
              <table:table-cell office:value-type="float" office:value="1588.286987">
                <text:p>1588.286987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1600.455566">
                <text:p>1600.455566</text:p>
              </table:table-cell>
              <table:table-cell office:value-type="float" office:value="1639.003784">
                <text:p>1639.003784</text:p>
              </table:table-cell>
              <table:table-cell office:value-type="float" office:value="1593.320679">
                <text:p>1593.320679</text:p>
              </table:table-cell>
              <table:table-cell office:value-type="float" office:value="1644.475098">
                <text:p>1644.475098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1649.438721">
                <text:p>1649.438721</text:p>
              </table:table-cell>
              <table:table-cell office:value-type="float" office:value="1640.591064">
                <text:p>1640.591064</text:p>
              </table:table-cell>
              <table:table-cell office:value-type="float" office:value="1663.307861">
                <text:p>1663.307861</text:p>
              </table:table-cell>
              <table:table-cell office:value-type="float" office:value="1634.901367">
                <text:p>1634.9013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91.29895">
                <text:p>1691.29895</text:p>
              </table:table-cell>
              <table:table-cell office:value-type="float" office:value="1733.540527">
                <text:p>1733.540527</text:p>
              </table:table-cell>
              <table:table-cell office:value-type="float" office:value="1700.77002">
                <text:p>1700.77002</text:p>
              </table:table-cell>
              <table:table-cell office:value-type="float" office:value="1726.369751">
                <text:p>1726.369751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1735.17041">
                <text:p>1735.17041</text:p>
              </table:table-cell>
              <table:table-cell office:value-type="float" office:value="1776.865723">
                <text:p>1776.865723</text:p>
              </table:table-cell>
              <table:table-cell office:value-type="float" office:value="1743.011108">
                <text:p>1743.011108</text:p>
              </table:table-cell>
              <table:table-cell office:value-type="float" office:value="1770.673828">
                <text:p>1770.673828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759.605957">
                <text:p>1759.605957</text:p>
              </table:table-cell>
              <table:table-cell office:value-type="float" office:value="1825.407104">
                <text:p>1825.407104</text:p>
              </table:table-cell>
              <table:table-cell office:value-type="float" office:value="1771.723022">
                <text:p>1771.723022</text:p>
              </table:table-cell>
              <table:table-cell office:value-type="float" office:value="1819.156616">
                <text:p>1819.156616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1786.193359">
                <text:p>1786.193359</text:p>
              </table:table-cell>
              <table:table-cell office:value-type="float" office:value="1846.622559">
                <text:p>1846.622559</text:p>
              </table:table-cell>
              <table:table-cell office:value-type="float" office:value="1797.446533">
                <text:p>1797.446533</text:p>
              </table:table-cell>
              <table:table-cell office:value-type="float" office:value="1838.172852">
                <text:p>1838.172852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1798.084839">
                <text:p>1798.084839</text:p>
              </table:table-cell>
              <table:table-cell office:value-type="float" office:value="1877.057861">
                <text:p>1877.057861</text:p>
              </table:table-cell>
              <table:table-cell office:value-type="float" office:value="1812.264893">
                <text:p>1812.264893</text:p>
              </table:table-cell>
              <table:table-cell office:value-type="float" office:value="1870.700684">
                <text:p>1870.7006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29.1875">
                <text:p>1829.1875</text:p>
              </table:table-cell>
              <table:table-cell office:value-type="float" office:value="1909.152588">
                <text:p>1909.152588</text:p>
              </table:table-cell>
              <table:table-cell office:value-type="float" office:value="1846.534302">
                <text:p>1846.534302</text:p>
              </table:table-cell>
              <table:table-cell office:value-type="float" office:value="1899.003784">
                <text:p>1899.003784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1849.598022">
                <text:p>1849.598022</text:p>
              </table:table-cell>
              <table:table-cell office:value-type="float" office:value="1916.569214">
                <text:p>1916.569214</text:p>
              </table:table-cell>
              <table:table-cell office:value-type="float" office:value="1871.09375">
                <text:p>1871.09375</text:p>
              </table:table-cell>
              <table:table-cell office:value-type="float" office:value="1903.322876">
                <text:p>1903.322876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1851.294312">
                <text:p>1851.294312</text:p>
              </table:table-cell>
              <table:table-cell office:value-type="float" office:value="1990.042847">
                <text:p>1990.042847</text:p>
              </table:table-cell>
              <table:table-cell office:value-type="float" office:value="1864.839355">
                <text:p>1864.839355</text:p>
              </table:table-cell>
              <table:table-cell office:value-type="float" office:value="1979.500244">
                <text:p>1979.500244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1858.737305">
                <text:p>1858.737305</text:p>
              </table:table-cell>
              <table:table-cell office:value-type="float" office:value="1974.438965">
                <text:p>1974.438965</text:p>
              </table:table-cell>
              <table:table-cell office:value-type="float" office:value="1874.598755">
                <text:p>1874.598755</text:p>
              </table:table-cell>
              <table:table-cell office:value-type="float" office:value="1971.945435">
                <text:p>1971.945435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1865.293457">
                <text:p>1865.293457</text:p>
              </table:table-cell>
              <table:table-cell office:value-type="float" office:value="1945.213135">
                <text:p>1945.213135</text:p>
              </table:table-cell>
              <table:table-cell office:value-type="float" office:value="1880.116455">
                <text:p>1880.116455</text:p>
              </table:table-cell>
              <table:table-cell office:value-type="float" office:value="1954.442139">
                <text:p>1954.44213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34.269409">
                <text:p>1834.269409</text:p>
              </table:table-cell>
              <table:table-cell office:value-type="float" office:value="1977.782715">
                <text:p>1977.782715</text:p>
              </table:table-cell>
              <table:table-cell office:value-type="float" office:value="1836.366333">
                <text:p>1836.366333</text:p>
              </table:table-cell>
              <table:table-cell office:value-type="float" office:value="1996.437012">
                <text:p>1996.437012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1815.44751">
                <text:p>1815.44751</text:p>
              </table:table-cell>
              <table:table-cell office:value-type="float" office:value="1994.639038">
                <text:p>1994.639038</text:p>
              </table:table-cell>
              <table:table-cell office:value-type="float" office:value="1836.096802">
                <text:p>1836.096802</text:p>
              </table:table-cell>
              <table:table-cell office:value-type="float" office:value="1979.161865">
                <text:p>1979.161865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1849.412354">
                <text:p>1849.412354</text:p>
              </table:table-cell>
              <table:table-cell office:value-type="float" office:value="1945.313477">
                <text:p>1945.313477</text:p>
              </table:table-cell>
              <table:table-cell office:value-type="float" office:value="1868.915161">
                <text:p>1868.915161</text:p>
              </table:table-cell>
              <table:table-cell office:value-type="float" office:value="1936.532471">
                <text:p>1936.532471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1851.772949">
                <text:p>1851.772949</text:p>
              </table:table-cell>
              <table:table-cell office:value-type="float" office:value="1984.80835">
                <text:p>1984.80835</text:p>
              </table:table-cell>
              <table:table-cell office:value-type="float" office:value="1863.358398">
                <text:p>1863.358398</text:p>
              </table:table-cell>
              <table:table-cell office:value-type="float" office:value="1982.811646">
                <text:p>1982.811646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1819.831299">
                <text:p>1819.831299</text:p>
              </table:table-cell>
              <table:table-cell office:value-type="float" office:value="1996.276855">
                <text:p>1996.276855</text:p>
              </table:table-cell>
              <table:table-cell office:value-type="float" office:value="1832.323486">
                <text:p>1832.323486</text:p>
              </table:table-cell>
              <table:table-cell office:value-type="float" office:value="1996.92981">
                <text:p>1996.929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49.460693">
                <text:p>1849.460693</text:p>
              </table:table-cell>
              <table:table-cell office:value-type="float" office:value="1941.390503">
                <text:p>1941.390503</text:p>
              </table:table-cell>
              <table:table-cell office:value-type="float" office:value="1874.43457">
                <text:p>1874.43457</text:p>
              </table:table-cell>
              <table:table-cell office:value-type="float" office:value="1931.004395">
                <text:p>1931.004395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1862.984009">
                <text:p>1862.984009</text:p>
              </table:table-cell>
              <table:table-cell office:value-type="float" office:value="1962.603271">
                <text:p>1962.603271</text:p>
              </table:table-cell>
              <table:table-cell office:value-type="float" office:value="1877.436035">
                <text:p>1877.436035</text:p>
              </table:table-cell>
              <table:table-cell office:value-type="float" office:value="1955.643311">
                <text:p>1955.643311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1805.24353">
                <text:p>1805.24353</text:p>
              </table:table-cell>
              <table:table-cell office:value-type="float" office:value="1997.212158">
                <text:p>1997.212158</text:p>
              </table:table-cell>
              <table:table-cell office:value-type="float" office:value="1813.914062">
                <text:p>1813.914062</text:p>
              </table:table-cell>
              <table:table-cell office:value-type="float" office:value="1998.384521">
                <text:p>1998.384521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1855.855591">
                <text:p>1855.855591</text:p>
              </table:table-cell>
              <table:table-cell office:value-type="float" office:value="1975.022339">
                <text:p>1975.022339</text:p>
              </table:table-cell>
              <table:table-cell office:value-type="float" office:value="1876.432373">
                <text:p>1876.432373</text:p>
              </table:table-cell>
              <table:table-cell office:value-type="float" office:value="1964.06543">
                <text:p>1964.06543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1875.328613">
                <text:p>1875.328613</text:p>
              </table:table-cell>
              <table:table-cell office:value-type="float" office:value="1955.354004">
                <text:p>1955.354004</text:p>
              </table:table-cell>
              <table:table-cell office:value-type="float" office:value="1895.0177">
                <text:p>1895.0177</text:p>
              </table:table-cell>
              <table:table-cell office:value-type="float" office:value="1947.319946">
                <text:p>1947.3199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14.408325">
                <text:p>1814.408325</text:p>
              </table:table-cell>
              <table:table-cell office:value-type="float" office:value="1996.795654">
                <text:p>1996.795654</text:p>
              </table:table-cell>
              <table:table-cell office:value-type="float" office:value="1823.842285">
                <text:p>1823.842285</text:p>
              </table:table-cell>
              <table:table-cell office:value-type="float" office:value="1998.674927">
                <text:p>1998.674927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1854.36499">
                <text:p>1854.36499</text:p>
              </table:table-cell>
              <table:table-cell office:value-type="float" office:value="1996.906494">
                <text:p>1996.906494</text:p>
              </table:table-cell>
              <table:table-cell office:value-type="float" office:value="1873.456665">
                <text:p>1873.456665</text:p>
              </table:table-cell>
              <table:table-cell office:value-type="float" office:value="1988.736816">
                <text:p>1988.736816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1867.78125">
                <text:p>1867.78125</text:p>
              </table:table-cell>
              <table:table-cell office:value-type="float" office:value="1945.68811">
                <text:p>1945.68811</text:p>
              </table:table-cell>
              <table:table-cell office:value-type="float" office:value="1892.693604">
                <text:p>1892.693604</text:p>
              </table:table-cell>
              <table:table-cell office:value-type="float" office:value="1932.763062">
                <text:p>1932.763062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1856.420532">
                <text:p>1856.420532</text:p>
              </table:table-cell>
              <table:table-cell office:value-type="float" office:value="1994.92981">
                <text:p>1994.92981</text:p>
              </table:table-cell>
              <table:table-cell office:value-type="float" office:value="1871.424561">
                <text:p>1871.424561</text:p>
              </table:table-cell>
              <table:table-cell office:value-type="float" office:value="1991.715088">
                <text:p>1991.715088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1828.303223">
                <text:p>1828.303223</text:p>
              </table:table-cell>
              <table:table-cell office:value-type="float" office:value="1996.042969">
                <text:p>1996.042969</text:p>
              </table:table-cell>
              <table:table-cell office:value-type="float" office:value="1844.155518">
                <text:p>1844.155518</text:p>
              </table:table-cell>
              <table:table-cell office:value-type="float" office:value="1994.161377">
                <text:p>1994.1613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57.295898">
                <text:p>1857.295898</text:p>
              </table:table-cell>
              <table:table-cell office:value-type="float" office:value="1968.95874">
                <text:p>1968.95874</text:p>
              </table:table-cell>
              <table:table-cell office:value-type="float" office:value="1884.5354">
                <text:p>1884.5354</text:p>
              </table:table-cell>
              <table:table-cell office:value-type="float" office:value="1954.575195">
                <text:p>1954.575195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1869.533447">
                <text:p>1869.533447</text:p>
              </table:table-cell>
              <table:table-cell office:value-type="float" office:value="1978.672852">
                <text:p>1978.672852</text:p>
              </table:table-cell>
              <table:table-cell office:value-type="float" office:value="1887.142334">
                <text:p>1887.142334</text:p>
              </table:table-cell>
              <table:table-cell office:value-type="float" office:value="1973.485718">
                <text:p>1973.485718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1832.307251">
                <text:p>1832.307251</text:p>
              </table:table-cell>
              <table:table-cell office:value-type="float" office:value="1997.792969">
                <text:p>1997.792969</text:p>
              </table:table-cell>
              <table:table-cell office:value-type="float" office:value="1840.618408">
                <text:p>1840.618408</text:p>
              </table:table-cell>
              <table:table-cell office:value-type="float" office:value="1997.274048">
                <text:p>1997.274048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1863.804077">
                <text:p>1863.804077</text:p>
              </table:table-cell>
              <table:table-cell office:value-type="float" office:value="1996.064209">
                <text:p>1996.064209</text:p>
              </table:table-cell>
              <table:table-cell office:value-type="float" office:value="1883.884644">
                <text:p>1883.884644</text:p>
              </table:table-cell>
              <table:table-cell office:value-type="float" office:value="1989.879272">
                <text:p>1989.879272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1867.172974">
                <text:p>1867.172974</text:p>
              </table:table-cell>
              <table:table-cell office:value-type="float" office:value="1985.973755">
                <text:p>1985.973755</text:p>
              </table:table-cell>
              <table:table-cell office:value-type="float" office:value="1886.797119">
                <text:p>1886.797119</text:p>
              </table:table-cell>
              <table:table-cell office:value-type="float" office:value="1975.342651">
                <text:p>1975.3426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60.086182">
                <text:p>1860.086182</text:p>
              </table:table-cell>
              <table:table-cell office:value-type="float" office:value="1995.949097">
                <text:p>1995.949097</text:p>
              </table:table-cell>
              <table:table-cell office:value-type="float" office:value="1874.685059">
                <text:p>1874.685059</text:p>
              </table:table-cell>
              <table:table-cell office:value-type="float" office:value="1995.652466">
                <text:p>1995.652466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846.363525">
                <text:p>1846.363525</text:p>
              </table:table-cell>
              <table:table-cell office:value-type="float" office:value="1996.477051">
                <text:p>1996.477051</text:p>
              </table:table-cell>
              <table:table-cell office:value-type="float" office:value="1861.458496">
                <text:p>1861.458496</text:p>
              </table:table-cell>
              <table:table-cell office:value-type="float" office:value="1993.820068">
                <text:p>1993.820068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1854.824951">
                <text:p>1854.824951</text:p>
              </table:table-cell>
              <table:table-cell office:value-type="float" office:value="1997.390137">
                <text:p>1997.390137</text:p>
              </table:table-cell>
              <table:table-cell office:value-type="float" office:value="1871.875366">
                <text:p>1871.875366</text:p>
              </table:table-cell>
              <table:table-cell office:value-type="float" office:value="1989.554443">
                <text:p>1989.554443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1870.93689">
                <text:p>1870.93689</text:p>
              </table:table-cell>
              <table:table-cell office:value-type="float" office:value="1994.313232">
                <text:p>1994.313232</text:p>
              </table:table-cell>
              <table:table-cell office:value-type="float" office:value="1886.930786">
                <text:p>1886.930786</text:p>
              </table:table-cell>
              <table:table-cell office:value-type="float" office:value="1990.509277">
                <text:p>1990.509277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1852.419678">
                <text:p>1852.419678</text:p>
              </table:table-cell>
              <table:table-cell office:value-type="float" office:value="1996.964844">
                <text:p>1996.964844</text:p>
              </table:table-cell>
              <table:table-cell office:value-type="float" office:value="1868.51001">
                <text:p>1868.51001</text:p>
              </table:table-cell>
              <table:table-cell office:value-type="float" office:value="1991.590454">
                <text:p>1991.5904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50.408936">
                <text:p>1850.408936</text:p>
              </table:table-cell>
              <table:table-cell office:value-type="float" office:value="1995.791382">
                <text:p>1995.791382</text:p>
              </table:table-cell>
              <table:table-cell office:value-type="float" office:value="1866.227417">
                <text:p>1866.227417</text:p>
              </table:table-cell>
              <table:table-cell office:value-type="float" office:value="1994.832031">
                <text:p>1994.832031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1863.966309">
                <text:p>1863.966309</text:p>
              </table:table-cell>
              <table:table-cell office:value-type="float" office:value="1996.598755">
                <text:p>1996.598755</text:p>
              </table:table-cell>
              <table:table-cell office:value-type="float" office:value="1881.450806">
                <text:p>1881.450806</text:p>
              </table:table-cell>
              <table:table-cell office:value-type="float" office:value="1991.122803">
                <text:p>1991.122803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860.209229">
                <text:p>1860.209229</text:p>
              </table:table-cell>
              <table:table-cell office:value-type="float" office:value="1995.282959">
                <text:p>1995.282959</text:p>
              </table:table-cell>
              <table:table-cell office:value-type="float" office:value="1876.96582">
                <text:p>1876.96582</text:p>
              </table:table-cell>
              <table:table-cell office:value-type="float" office:value="1995.180176">
                <text:p>1995.180176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1842.177856">
                <text:p>1842.177856</text:p>
              </table:table-cell>
              <table:table-cell office:value-type="float" office:value="1996.617798">
                <text:p>1996.617798</text:p>
              </table:table-cell>
              <table:table-cell office:value-type="float" office:value="1858.147461">
                <text:p>1858.147461</text:p>
              </table:table-cell>
              <table:table-cell office:value-type="float" office:value="1992.589355">
                <text:p>1992.589355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1859.779663">
                <text:p>1859.779663</text:p>
              </table:table-cell>
              <table:table-cell office:value-type="float" office:value="1997.85376">
                <text:p>1997.85376</text:p>
              </table:table-cell>
              <table:table-cell office:value-type="float" office:value="1871.914185">
                <text:p>1871.914185</text:p>
              </table:table-cell>
              <table:table-cell office:value-type="float" office:value="1993.296753">
                <text:p>1993.29675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69.348633">
                <text:p>1869.348633</text:p>
              </table:table-cell>
              <table:table-cell office:value-type="float" office:value="1996.962646">
                <text:p>1996.962646</text:p>
              </table:table-cell>
              <table:table-cell office:value-type="float" office:value="1885.120239">
                <text:p>1885.120239</text:p>
              </table:table-cell>
              <table:table-cell office:value-type="float" office:value="1991.914673">
                <text:p>1991.914673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1862.484741">
                <text:p>1862.484741</text:p>
              </table:table-cell>
              <table:table-cell office:value-type="float" office:value="1997.057373">
                <text:p>1997.057373</text:p>
              </table:table-cell>
              <table:table-cell office:value-type="float" office:value="1880.224365">
                <text:p>1880.224365</text:p>
              </table:table-cell>
              <table:table-cell office:value-type="float" office:value="1989.706909">
                <text:p>1989.706909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1837.567505">
                <text:p>1837.567505</text:p>
              </table:table-cell>
              <table:table-cell office:value-type="float" office:value="1964.166748">
                <text:p>1964.166748</text:p>
              </table:table-cell>
              <table:table-cell office:value-type="float" office:value="1856.616333">
                <text:p>1856.616333</text:p>
              </table:table-cell>
              <table:table-cell office:value-type="float" office:value="1956.288574">
                <text:p>1956.288574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1805.974854">
                <text:p>1805.974854</text:p>
              </table:table-cell>
              <table:table-cell office:value-type="float" office:value="1958.741333">
                <text:p>1958.741333</text:p>
              </table:table-cell>
              <table:table-cell office:value-type="float" office:value="1814.128662">
                <text:p>1814.128662</text:p>
              </table:table-cell>
              <table:table-cell office:value-type="float" office:value="1967.233765">
                <text:p>1967.233765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1766.593628">
                <text:p>1766.593628</text:p>
              </table:table-cell>
              <table:table-cell office:value-type="float" office:value="1928.588623">
                <text:p>1928.588623</text:p>
              </table:table-cell>
              <table:table-cell office:value-type="float" office:value="1781.254517">
                <text:p>1781.254517</text:p>
              </table:table-cell>
              <table:table-cell office:value-type="float" office:value="1933.066895">
                <text:p>1933.0668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59.115845">
                <text:p>1759.115845</text:p>
              </table:table-cell>
              <table:table-cell office:value-type="float" office:value="1886.406982">
                <text:p>1886.406982</text:p>
              </table:table-cell>
              <table:table-cell office:value-type="float" office:value="1776.602661">
                <text:p>1776.602661</text:p>
              </table:table-cell>
              <table:table-cell office:value-type="float" office:value="1881.523438">
                <text:p>1881.523438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1735.620361">
                <text:p>1735.620361</text:p>
              </table:table-cell>
              <table:table-cell office:value-type="float" office:value="1874.810791">
                <text:p>1874.810791</text:p>
              </table:table-cell>
              <table:table-cell office:value-type="float" office:value="1748.14209">
                <text:p>1748.14209</text:p>
              </table:table-cell>
              <table:table-cell office:value-type="float" office:value="1874.15979">
                <text:p>1874.15979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1707.512939">
                <text:p>1707.512939</text:p>
              </table:table-cell>
              <table:table-cell office:value-type="float" office:value="1851.000732">
                <text:p>1851.000732</text:p>
              </table:table-cell>
              <table:table-cell office:value-type="float" office:value="1719.990234">
                <text:p>1719.990234</text:p>
              </table:table-cell>
              <table:table-cell office:value-type="float" office:value="1850.167358">
                <text:p>1850.167358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1702.057007">
                <text:p>1702.057007</text:p>
              </table:table-cell>
              <table:table-cell office:value-type="float" office:value="1812.32019">
                <text:p>1812.32019</text:p>
              </table:table-cell>
              <table:table-cell office:value-type="float" office:value="1716.828125">
                <text:p>1716.828125</text:p>
              </table:table-cell>
              <table:table-cell office:value-type="float" office:value="1809.251709">
                <text:p>1809.251709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683.84314">
                <text:p>1683.84314</text:p>
              </table:table-cell>
              <table:table-cell office:value-type="float" office:value="1804.270752">
                <text:p>1804.270752</text:p>
              </table:table-cell>
              <table:table-cell office:value-type="float" office:value="1702.068115">
                <text:p>1702.068115</text:p>
              </table:table-cell>
              <table:table-cell office:value-type="float" office:value="1796.650391">
                <text:p>1796.6503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671.487061">
                <text:p>1671.487061</text:p>
              </table:table-cell>
              <table:table-cell office:value-type="float" office:value="1796.093262">
                <text:p>1796.093262</text:p>
              </table:table-cell>
              <table:table-cell office:value-type="float" office:value="1676.746948">
                <text:p>1676.746948</text:p>
              </table:table-cell>
              <table:table-cell office:value-type="float" office:value="1779.554199">
                <text:p>1779.554199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1672.338135">
                <text:p>1672.338135</text:p>
              </table:table-cell>
              <table:table-cell office:value-type="float" office:value="1755.782715">
                <text:p>1755.782715</text:p>
              </table:table-cell>
              <table:table-cell office:value-type="float" office:value="1677.183716">
                <text:p>1677.183716</text:p>
              </table:table-cell>
              <table:table-cell office:value-type="float" office:value="1762.251709">
                <text:p>1762.251709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1655.561401">
                <text:p>1655.561401</text:p>
              </table:table-cell>
              <table:table-cell office:value-type="float" office:value="1750.365479">
                <text:p>1750.365479</text:p>
              </table:table-cell>
              <table:table-cell office:value-type="float" office:value="1667.064209">
                <text:p>1667.064209</text:p>
              </table:table-cell>
              <table:table-cell office:value-type="float" office:value="1754.60083">
                <text:p>1754.60083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1640.18335">
                <text:p>1640.18335</text:p>
              </table:table-cell>
              <table:table-cell office:value-type="float" office:value="1738.131836">
                <text:p>1738.131836</text:p>
              </table:table-cell>
              <table:table-cell office:value-type="float" office:value="1651.205444">
                <text:p>1651.205444</text:p>
              </table:table-cell>
              <table:table-cell office:value-type="float" office:value="1734.238647">
                <text:p>1734.238647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1638.849609">
                <text:p>1638.849609</text:p>
              </table:table-cell>
              <table:table-cell office:value-type="float" office:value="1721.041504">
                <text:p>1721.041504</text:p>
              </table:table-cell>
              <table:table-cell office:value-type="float" office:value="1646.864258">
                <text:p>1646.864258</text:p>
              </table:table-cell>
              <table:table-cell office:value-type="float" office:value="1719.350464">
                <text:p>1719.35046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24.536133">
                <text:p>1624.536133</text:p>
              </table:table-cell>
              <table:table-cell office:value-type="float" office:value="1710.892212">
                <text:p>1710.892212</text:p>
              </table:table-cell>
              <table:table-cell office:value-type="float" office:value="1637.133301">
                <text:p>1637.133301</text:p>
              </table:table-cell>
              <table:table-cell office:value-type="float" office:value="1707.505371">
                <text:p>1707.505371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1619.58667">
                <text:p>1619.58667</text:p>
              </table:table-cell>
              <table:table-cell office:value-type="float" office:value="1695.478882">
                <text:p>1695.478882</text:p>
              </table:table-cell>
              <table:table-cell office:value-type="float" office:value="1629.66272">
                <text:p>1629.66272</text:p>
              </table:table-cell>
              <table:table-cell office:value-type="float" office:value="1692.385742">
                <text:p>1692.385742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614.214111">
                <text:p>1614.214111</text:p>
              </table:table-cell>
              <table:table-cell office:value-type="float" office:value="1690.317261">
                <text:p>1690.317261</text:p>
              </table:table-cell>
              <table:table-cell office:value-type="float" office:value="1625.242554">
                <text:p>1625.242554</text:p>
              </table:table-cell>
              <table:table-cell office:value-type="float" office:value="1681.849976">
                <text:p>1681.849976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1610.615601">
                <text:p>1610.615601</text:p>
              </table:table-cell>
              <table:table-cell office:value-type="float" office:value="1675.673828">
                <text:p>1675.673828</text:p>
              </table:table-cell>
              <table:table-cell office:value-type="float" office:value="1609.291992">
                <text:p>1609.291992</text:p>
              </table:table-cell>
              <table:table-cell office:value-type="float" office:value="1677.438599">
                <text:p>1677.438599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1604.864014">
                <text:p>1604.864014</text:p>
              </table:table-cell>
              <table:table-cell office:value-type="float" office:value="1662.237671">
                <text:p>1662.237671</text:p>
              </table:table-cell>
              <table:table-cell office:value-type="float" office:value="1614.833984">
                <text:p>1614.833984</text:p>
              </table:table-cell>
              <table:table-cell office:value-type="float" office:value="1664.435547">
                <text:p>1664.43554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96.439819">
                <text:p>1596.439819</text:p>
              </table:table-cell>
              <table:table-cell office:value-type="float" office:value="1663.313232">
                <text:p>1663.313232</text:p>
              </table:table-cell>
              <table:table-cell office:value-type="float" office:value="1605.35144">
                <text:p>1605.35144</text:p>
              </table:table-cell>
              <table:table-cell office:value-type="float" office:value="1659.726807">
                <text:p>1659.726807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1591.883423">
                <text:p>1591.883423</text:p>
              </table:table-cell>
              <table:table-cell office:value-type="float" office:value="1651.169189">
                <text:p>1651.169189</text:p>
              </table:table-cell>
              <table:table-cell office:value-type="float" office:value="1604.252563">
                <text:p>1604.252563</text:p>
              </table:table-cell>
              <table:table-cell office:value-type="float" office:value="1645.233887">
                <text:p>1645.233887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1594.51709">
                <text:p>1594.51709</text:p>
              </table:table-cell>
              <table:table-cell office:value-type="float" office:value="1639.838257">
                <text:p>1639.838257</text:p>
              </table:table-cell>
              <table:table-cell office:value-type="float" office:value="1597.500122">
                <text:p>1597.500122</text:p>
              </table:table-cell>
              <table:table-cell office:value-type="float" office:value="1641.987793">
                <text:p>1641.987793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586.182617">
                <text:p>1586.182617</text:p>
              </table:table-cell>
              <table:table-cell office:value-type="float" office:value="1635.606323">
                <text:p>1635.606323</text:p>
              </table:table-cell>
              <table:table-cell office:value-type="float" office:value="1595.232178">
                <text:p>1595.232178</text:p>
              </table:table-cell>
              <table:table-cell office:value-type="float" office:value="1635.577393">
                <text:p>1635.577393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1583.499268">
                <text:p>1583.499268</text:p>
              </table:table-cell>
              <table:table-cell office:value-type="float" office:value="1631.69519">
                <text:p>1631.69519</text:p>
              </table:table-cell>
              <table:table-cell office:value-type="float" office:value="1592.059204">
                <text:p>1592.059204</text:p>
              </table:table-cell>
              <table:table-cell office:value-type="float" office:value="1626.560547">
                <text:p>1626.56054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79.628662">
                <text:p>1579.628662</text:p>
              </table:table-cell>
              <table:table-cell office:value-type="float" office:value="1629.587646">
                <text:p>1629.587646</text:p>
              </table:table-cell>
              <table:table-cell office:value-type="float" office:value="1590.039185">
                <text:p>1590.039185</text:p>
              </table:table-cell>
              <table:table-cell office:value-type="float" office:value="1624.544067">
                <text:p>1624.544067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1580.286621">
                <text:p>1580.286621</text:p>
              </table:table-cell>
              <table:table-cell office:value-type="float" office:value="1619.20813">
                <text:p>1619.20813</text:p>
              </table:table-cell>
              <table:table-cell office:value-type="float" office:value="1583.72937">
                <text:p>1583.72937</text:p>
              </table:table-cell>
              <table:table-cell office:value-type="float" office:value="1621.857422">
                <text:p>1621.857422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1575.527954">
                <text:p>1575.527954</text:p>
              </table:table-cell>
              <table:table-cell office:value-type="float" office:value="1615.248047">
                <text:p>1615.248047</text:p>
              </table:table-cell>
              <table:table-cell office:value-type="float" office:value="1580.305054">
                <text:p>1580.305054</text:p>
              </table:table-cell>
              <table:table-cell office:value-type="float" office:value="1619.342529">
                <text:p>1619.342529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1574.735352">
                <text:p>1574.735352</text:p>
              </table:table-cell>
              <table:table-cell office:value-type="float" office:value="1609.542236">
                <text:p>1609.542236</text:p>
              </table:table-cell>
              <table:table-cell office:value-type="float" office:value="1582.466675">
                <text:p>1582.466675</text:p>
              </table:table-cell>
              <table:table-cell office:value-type="float" office:value="1611.971802">
                <text:p>1611.971802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1570.869263">
                <text:p>1570.869263</text:p>
              </table:table-cell>
              <table:table-cell office:value-type="float" office:value="1606.957642">
                <text:p>1606.957642</text:p>
              </table:table-cell>
              <table:table-cell office:value-type="float" office:value="1580.865479">
                <text:p>1580.865479</text:p>
              </table:table-cell>
              <table:table-cell office:value-type="float" office:value="1611.375488">
                <text:p>1611.3754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75.509399">
                <text:p>1575.509399</text:p>
              </table:table-cell>
              <table:table-cell office:value-type="float" office:value="1602.466553">
                <text:p>1602.466553</text:p>
              </table:table-cell>
              <table:table-cell office:value-type="float" office:value="1579.009766">
                <text:p>1579.009766</text:p>
              </table:table-cell>
              <table:table-cell office:value-type="float" office:value="1605.960571">
                <text:p>1605.960571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1566.718628">
                <text:p>1566.718628</text:p>
              </table:table-cell>
              <table:table-cell office:value-type="float" office:value="1598.841309">
                <text:p>1598.841309</text:p>
              </table:table-cell>
              <table:table-cell office:value-type="float" office:value="1576.073364">
                <text:p>1576.073364</text:p>
              </table:table-cell>
              <table:table-cell office:value-type="float" office:value="1599.677979">
                <text:p>1599.677979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1569.365234">
                <text:p>1569.365234</text:p>
              </table:table-cell>
              <table:table-cell office:value-type="float" office:value="1598.634766">
                <text:p>1598.634766</text:p>
              </table:table-cell>
              <table:table-cell office:value-type="float" office:value="1579.40332">
                <text:p>1579.40332</text:p>
              </table:table-cell>
              <table:table-cell office:value-type="float" office:value="1601.646484">
                <text:p>1601.646484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1566.217285">
                <text:p>1566.217285</text:p>
              </table:table-cell>
              <table:table-cell office:value-type="float" office:value="1592.840576">
                <text:p>1592.840576</text:p>
              </table:table-cell>
              <table:table-cell office:value-type="float" office:value="1577.251831">
                <text:p>1577.251831</text:p>
              </table:table-cell>
              <table:table-cell office:value-type="float" office:value="1596.377197">
                <text:p>1596.377197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1567.697876">
                <text:p>1567.697876</text:p>
              </table:table-cell>
              <table:table-cell office:value-type="float" office:value="1587.837402">
                <text:p>1587.837402</text:p>
              </table:table-cell>
              <table:table-cell office:value-type="float" office:value="1572.669922">
                <text:p>1572.669922</text:p>
              </table:table-cell>
              <table:table-cell office:value-type="float" office:value="1596.257324">
                <text:p>1596.2573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65.358398">
                <text:p>1565.358398</text:p>
              </table:table-cell>
              <table:table-cell office:value-type="float" office:value="1585.816162">
                <text:p>1585.816162</text:p>
              </table:table-cell>
              <table:table-cell office:value-type="float" office:value="1569.238159">
                <text:p>1569.238159</text:p>
              </table:table-cell>
              <table:table-cell office:value-type="float" office:value="1598.071655">
                <text:p>1598.071655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1573.141235">
                <text:p>1573.141235</text:p>
              </table:table-cell>
              <table:table-cell office:value-type="float" office:value="1587.144531">
                <text:p>1587.144531</text:p>
              </table:table-cell>
              <table:table-cell office:value-type="float" office:value="1570.346558">
                <text:p>1570.346558</text:p>
              </table:table-cell>
              <table:table-cell office:value-type="float" office:value="1586.584839">
                <text:p>1586.58483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1571.762939">
                <text:p>1571.762939</text:p>
              </table:table-cell>
              <table:table-cell office:value-type="float" office:value="1582.400269">
                <text:p>1582.400269</text:p>
              </table:table-cell>
              <table:table-cell office:value-type="float" office:value="1572.496826">
                <text:p>1572.496826</text:p>
              </table:table-cell>
              <table:table-cell office:value-type="float" office:value="1582.074097">
                <text:p>1582.074097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1571.094971">
                <text:p>1571.094971</text:p>
              </table:table-cell>
              <table:table-cell office:value-type="float" office:value="1583.354614">
                <text:p>1583.354614</text:p>
              </table:table-cell>
              <table:table-cell office:value-type="float" office:value="1568.114014">
                <text:p>1568.114014</text:p>
              </table:table-cell>
              <table:table-cell office:value-type="float" office:value="1583.455444">
                <text:p>1583.455444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1569.935791">
                <text:p>1569.935791</text:p>
              </table:table-cell>
              <table:table-cell office:value-type="float" office:value="1581.914062">
                <text:p>1581.914062</text:p>
              </table:table-cell>
              <table:table-cell office:value-type="float" office:value="1570.05481">
                <text:p>1570.05481</text:p>
              </table:table-cell>
              <table:table-cell office:value-type="float" office:value="1580.988525">
                <text:p>1580.9885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68.865479">
                <text:p>1568.865479</text:p>
              </table:table-cell>
              <table:table-cell office:value-type="float" office:value="1581.342407">
                <text:p>1581.342407</text:p>
              </table:table-cell>
              <table:table-cell office:value-type="float" office:value="1570.003662">
                <text:p>1570.003662</text:p>
              </table:table-cell>
              <table:table-cell office:value-type="float" office:value="1580.196289">
                <text:p>1580.196289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1565.073608">
                <text:p>1565.073608</text:p>
              </table:table-cell>
              <table:table-cell office:value-type="float" office:value="1580.14978">
                <text:p>1580.14978</text:p>
              </table:table-cell>
              <table:table-cell office:value-type="float" office:value="1567.140137">
                <text:p>1567.140137</text:p>
              </table:table-cell>
              <table:table-cell office:value-type="float" office:value="1581.10376">
                <text:p>1581.10376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1569.577759">
                <text:p>1569.577759</text:p>
              </table:table-cell>
              <table:table-cell office:value-type="float" office:value="1578.282349">
                <text:p>1578.282349</text:p>
              </table:table-cell>
              <table:table-cell office:value-type="float" office:value="1572.112183">
                <text:p>1572.112183</text:p>
              </table:table-cell>
              <table:table-cell office:value-type="float" office:value="1575.237305">
                <text:p>1575.237305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1566.307129">
                <text:p>1566.307129</text:p>
              </table:table-cell>
              <table:table-cell office:value-type="float" office:value="1578.820312">
                <text:p>1578.820312</text:p>
              </table:table-cell>
              <table:table-cell office:value-type="float" office:value="1564.2854">
                <text:p>1564.2854</text:p>
              </table:table-cell>
              <table:table-cell office:value-type="float" office:value="1581.325317">
                <text:p>1581.325317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1567.44165">
                <text:p>1567.44165</text:p>
              </table:table-cell>
              <table:table-cell office:value-type="float" office:value="1574.634644">
                <text:p>1574.634644</text:p>
              </table:table-cell>
              <table:table-cell office:value-type="float" office:value="1566.253296">
                <text:p>1566.253296</text:p>
              </table:table-cell>
              <table:table-cell office:value-type="float" office:value="1576.677612">
                <text:p>1576.6776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69.401489">
                <text:p>1569.401489</text:p>
              </table:table-cell>
              <table:table-cell office:value-type="float" office:value="1574.935791">
                <text:p>1574.935791</text:p>
              </table:table-cell>
              <table:table-cell office:value-type="float" office:value="1564.814941">
                <text:p>1564.814941</text:p>
              </table:table-cell>
              <table:table-cell office:value-type="float" office:value="1575.968262">
                <text:p>1575.968262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1570.570801">
                <text:p>1570.570801</text:p>
              </table:table-cell>
              <table:table-cell office:value-type="float" office:value="1572.69397">
                <text:p>1572.69397</text:p>
              </table:table-cell>
              <table:table-cell office:value-type="float" office:value="1566.797363">
                <text:p>1566.797363</text:p>
              </table:table-cell>
              <table:table-cell office:value-type="float" office:value="1575.236572">
                <text:p>1575.236572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1563.995117">
                <text:p>1563.995117</text:p>
              </table:table-cell>
              <table:table-cell office:value-type="float" office:value="1576.206787">
                <text:p>1576.206787</text:p>
              </table:table-cell>
              <table:table-cell office:value-type="float" office:value="1566.188599">
                <text:p>1566.188599</text:p>
              </table:table-cell>
              <table:table-cell office:value-type="float" office:value="1574.07605">
                <text:p>1574.07605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1563.635986">
                <text:p>1563.635986</text:p>
              </table:table-cell>
              <table:table-cell office:value-type="float" office:value="1574.032349">
                <text:p>1574.032349</text:p>
              </table:table-cell>
              <table:table-cell office:value-type="float" office:value="1565.229614">
                <text:p>1565.229614</text:p>
              </table:table-cell>
              <table:table-cell office:value-type="float" office:value="1574.728882">
                <text:p>1574.728882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1558.718018">
                <text:p>1558.718018</text:p>
              </table:table-cell>
              <table:table-cell office:value-type="float" office:value="1580.482544">
                <text:p>1580.482544</text:p>
              </table:table-cell>
              <table:table-cell office:value-type="float" office:value="1560.802124">
                <text:p>1560.802124</text:p>
              </table:table-cell>
              <table:table-cell office:value-type="float" office:value="1576.718018">
                <text:p>1576.7180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62.666504">
                <text:p>1562.666504</text:p>
              </table:table-cell>
              <table:table-cell office:value-type="float" office:value="1575.077148">
                <text:p>1575.077148</text:p>
              </table:table-cell>
              <table:table-cell office:value-type="float" office:value="1560.161377">
                <text:p>1560.161377</text:p>
              </table:table-cell>
              <table:table-cell office:value-type="float" office:value="1581.576416">
                <text:p>1581.576416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1549.597168">
                <text:p>1549.597168</text:p>
              </table:table-cell>
              <table:table-cell office:value-type="float" office:value="1524.927979">
                <text:p>1524.927979</text:p>
              </table:table-cell>
              <table:table-cell office:value-type="float" office:value="1601.244751">
                <text:p>1601.244751</text:p>
              </table:table-cell>
              <table:table-cell office:value-type="float" office:value="1617.331787">
                <text:p>1617.331787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1539.700684">
                <text:p>1539.700684</text:p>
              </table:table-cell>
              <table:table-cell office:value-type="float" office:value="1526.592407">
                <text:p>1526.592407</text:p>
              </table:table-cell>
              <table:table-cell office:value-type="float" office:value="1614.886353">
                <text:p>1614.886353</text:p>
              </table:table-cell>
              <table:table-cell office:value-type="float" office:value="1628.337646">
                <text:p>1628.337646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1548.655396">
                <text:p>1548.655396</text:p>
              </table:table-cell>
              <table:table-cell office:value-type="float" office:value="1543.65918">
                <text:p>1543.65918</text:p>
              </table:table-cell>
              <table:table-cell office:value-type="float" office:value="1614.825684">
                <text:p>1614.825684</text:p>
              </table:table-cell>
              <table:table-cell office:value-type="float" office:value="1669.961304">
                <text:p>1669.961304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1560.768677">
                <text:p>1560.768677</text:p>
              </table:table-cell>
              <table:table-cell office:value-type="float" office:value="1571.292603">
                <text:p>1571.292603</text:p>
              </table:table-cell>
              <table:table-cell office:value-type="float" office:value="1646.328857">
                <text:p>1646.328857</text:p>
              </table:table-cell>
              <table:table-cell office:value-type="float" office:value="1701.569824">
                <text:p>1701.5698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85.657349">
                <text:p>1585.657349</text:p>
              </table:table-cell>
              <table:table-cell office:value-type="float" office:value="1593.07373">
                <text:p>1593.07373</text:p>
              </table:table-cell>
              <table:table-cell office:value-type="float" office:value="1640.689331">
                <text:p>1640.689331</text:p>
              </table:table-cell>
              <table:table-cell office:value-type="float" office:value="1613.692261">
                <text:p>1613.692261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1590.922852">
                <text:p>1590.922852</text:p>
              </table:table-cell>
              <table:table-cell office:value-type="float" office:value="1618.029053">
                <text:p>1618.029053</text:p>
              </table:table-cell>
              <table:table-cell office:value-type="float" office:value="1609.545898">
                <text:p>1609.545898</text:p>
              </table:table-cell>
              <table:table-cell office:value-type="float" office:value="1719.285278">
                <text:p>1719.285278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1582.674194">
                <text:p>1582.674194</text:p>
              </table:table-cell>
              <table:table-cell office:value-type="float" office:value="1627.559937">
                <text:p>1627.559937</text:p>
              </table:table-cell>
              <table:table-cell office:value-type="float" office:value="1619.568359">
                <text:p>1619.568359</text:p>
              </table:table-cell>
              <table:table-cell office:value-type="float" office:value="1739.146729">
                <text:p>1739.146729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1606.32605">
                <text:p>1606.32605</text:p>
              </table:table-cell>
              <table:table-cell office:value-type="float" office:value="1634.469238">
                <text:p>1634.469238</text:p>
              </table:table-cell>
              <table:table-cell office:value-type="float" office:value="1656.557251">
                <text:p>1656.557251</text:p>
              </table:table-cell>
              <table:table-cell office:value-type="float" office:value="1711.194824">
                <text:p>1711.194824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1623.028687">
                <text:p>1623.028687</text:p>
              </table:table-cell>
              <table:table-cell office:value-type="float" office:value="1673.639526">
                <text:p>1673.639526</text:p>
              </table:table-cell>
              <table:table-cell office:value-type="float" office:value="1660.233276">
                <text:p>1660.233276</text:p>
              </table:table-cell>
              <table:table-cell office:value-type="float" office:value="1732.230591">
                <text:p>1732.23059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50.638916">
                <text:p>1650.638916</text:p>
              </table:table-cell>
              <table:table-cell office:value-type="float" office:value="1705.471436">
                <text:p>1705.471436</text:p>
              </table:table-cell>
              <table:table-cell office:value-type="float" office:value="1667.95105">
                <text:p>1667.95105</text:p>
              </table:table-cell>
              <table:table-cell office:value-type="float" office:value="1729.412476">
                <text:p>1729.412476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1684.587891">
                <text:p>1684.587891</text:p>
              </table:table-cell>
              <table:table-cell office:value-type="float" office:value="1751.114014">
                <text:p>1751.114014</text:p>
              </table:table-cell>
              <table:table-cell office:value-type="float" office:value="1669.737793">
                <text:p>1669.737793</text:p>
              </table:table-cell>
              <table:table-cell office:value-type="float" office:value="1737.187988">
                <text:p>1737.187988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1697.137451">
                <text:p>1697.137451</text:p>
              </table:table-cell>
              <table:table-cell office:value-type="float" office:value="1750.239136">
                <text:p>1750.239136</text:p>
              </table:table-cell>
              <table:table-cell office:value-type="float" office:value="1701.117188">
                <text:p>1701.117188</text:p>
              </table:table-cell>
              <table:table-cell office:value-type="float" office:value="1735.09668">
                <text:p>1735.09668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1716.776978">
                <text:p>1716.776978</text:p>
              </table:table-cell>
              <table:table-cell office:value-type="float" office:value="1793.214355">
                <text:p>1793.214355</text:p>
              </table:table-cell>
              <table:table-cell office:value-type="float" office:value="1725.713745">
                <text:p>1725.713745</text:p>
              </table:table-cell>
              <table:table-cell office:value-type="float" office:value="1780.781372">
                <text:p>1780.781372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1734.948975">
                <text:p>1734.948975</text:p>
              </table:table-cell>
              <table:table-cell office:value-type="float" office:value="1802.766235">
                <text:p>1802.766235</text:p>
              </table:table-cell>
              <table:table-cell office:value-type="float" office:value="1750.731689">
                <text:p>1750.731689</text:p>
              </table:table-cell>
              <table:table-cell office:value-type="float" office:value="1787.13147">
                <text:p>1787.131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57.574951">
                <text:p>1757.574951</text:p>
              </table:table-cell>
              <table:table-cell office:value-type="float" office:value="1839.188232">
                <text:p>1839.188232</text:p>
              </table:table-cell>
              <table:table-cell office:value-type="float" office:value="1772.291016">
                <text:p>1772.291016</text:p>
              </table:table-cell>
              <table:table-cell office:value-type="float" office:value="1826.785889">
                <text:p>1826.785889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1780.918823">
                <text:p>1780.918823</text:p>
              </table:table-cell>
              <table:table-cell office:value-type="float" office:value="1848.593994">
                <text:p>1848.593994</text:p>
              </table:table-cell>
              <table:table-cell office:value-type="float" office:value="1800.188232">
                <text:p>1800.188232</text:p>
              </table:table-cell>
              <table:table-cell office:value-type="float" office:value="1838.751709">
                <text:p>1838.751709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1802.602905">
                <text:p>1802.602905</text:p>
              </table:table-cell>
              <table:table-cell office:value-type="float" office:value="1871.020264">
                <text:p>1871.020264</text:p>
              </table:table-cell>
              <table:table-cell office:value-type="float" office:value="1815.800049">
                <text:p>1815.800049</text:p>
              </table:table-cell>
              <table:table-cell office:value-type="float" office:value="1868.511963">
                <text:p>1868.511963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1795.171631">
                <text:p>1795.171631</text:p>
              </table:table-cell>
              <table:table-cell office:value-type="float" office:value="1904.095703">
                <text:p>1904.095703</text:p>
              </table:table-cell>
              <table:table-cell office:value-type="float" office:value="1813.829834">
                <text:p>1813.829834</text:p>
              </table:table-cell>
              <table:table-cell office:value-type="float" office:value="1893.625">
                <text:p>1893.625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1799.070557">
                <text:p>1799.070557</text:p>
              </table:table-cell>
              <table:table-cell office:value-type="float" office:value="1895.235596">
                <text:p>1895.235596</text:p>
              </table:table-cell>
              <table:table-cell office:value-type="float" office:value="1816.171387">
                <text:p>1816.171387</text:p>
              </table:table-cell>
              <table:table-cell office:value-type="float" office:value="1882.336304">
                <text:p>1882.33630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97.251953">
                <text:p>1797.251953</text:p>
              </table:table-cell>
              <table:table-cell office:value-type="float" office:value="1905.513062">
                <text:p>1905.513062</text:p>
              </table:table-cell>
              <table:table-cell office:value-type="float" office:value="1817.633789">
                <text:p>1817.633789</text:p>
              </table:table-cell>
              <table:table-cell office:value-type="float" office:value="1889.859863">
                <text:p>1889.859863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1788.75415">
                <text:p>1788.75415</text:p>
              </table:table-cell>
              <table:table-cell office:value-type="float" office:value="1933.020508">
                <text:p>1933.020508</text:p>
              </table:table-cell>
              <table:table-cell office:value-type="float" office:value="1800.712158">
                <text:p>1800.712158</text:p>
              </table:table-cell>
              <table:table-cell office:value-type="float" office:value="1923.428223">
                <text:p>1923.428223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1790.124146">
                <text:p>1790.124146</text:p>
              </table:table-cell>
              <table:table-cell office:value-type="float" office:value="1896.847656">
                <text:p>1896.847656</text:p>
              </table:table-cell>
              <table:table-cell office:value-type="float" office:value="1807.17749">
                <text:p>1807.17749</text:p>
              </table:table-cell>
              <table:table-cell office:value-type="float" office:value="1897.917358">
                <text:p>1897.917358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1805.139038">
                <text:p>1805.139038</text:p>
              </table:table-cell>
              <table:table-cell office:value-type="float" office:value="1904.230225">
                <text:p>1904.230225</text:p>
              </table:table-cell>
              <table:table-cell office:value-type="float" office:value="1823.963867">
                <text:p>1823.963867</text:p>
              </table:table-cell>
              <table:table-cell office:value-type="float" office:value="1898.753174">
                <text:p>1898.753174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1795.194458">
                <text:p>1795.194458</text:p>
              </table:table-cell>
              <table:table-cell office:value-type="float" office:value="1948.786377">
                <text:p>1948.786377</text:p>
              </table:table-cell>
              <table:table-cell office:value-type="float" office:value="1808.096558">
                <text:p>1808.096558</text:p>
              </table:table-cell>
              <table:table-cell office:value-type="float" office:value="1940.283569">
                <text:p>1940.2835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99.491943">
                <text:p>1799.491943</text:p>
              </table:table-cell>
              <table:table-cell office:value-type="float" office:value="1911.890503">
                <text:p>1911.890503</text:p>
              </table:table-cell>
              <table:table-cell office:value-type="float" office:value="1817.05542">
                <text:p>1817.05542</text:p>
              </table:table-cell>
              <table:table-cell office:value-type="float" office:value="1903.894897">
                <text:p>1903.894897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1813.720703">
                <text:p>1813.720703</text:p>
              </table:table-cell>
              <table:table-cell office:value-type="float" office:value="1919.129395">
                <text:p>1919.129395</text:p>
              </table:table-cell>
              <table:table-cell office:value-type="float" office:value="1825.998291">
                <text:p>1825.998291</text:p>
              </table:table-cell>
              <table:table-cell office:value-type="float" office:value="1915.309692">
                <text:p>1915.309692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1807.223877">
                <text:p>1807.223877</text:p>
              </table:table-cell>
              <table:table-cell office:value-type="float" office:value="1947.743652">
                <text:p>1947.743652</text:p>
              </table:table-cell>
              <table:table-cell office:value-type="float" office:value="1819.180786">
                <text:p>1819.180786</text:p>
              </table:table-cell>
              <table:table-cell office:value-type="float" office:value="1942.462402">
                <text:p>1942.462402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1798.187744">
                <text:p>1798.187744</text:p>
              </table:table-cell>
              <table:table-cell office:value-type="float" office:value="1922.817017">
                <text:p>1922.817017</text:p>
              </table:table-cell>
              <table:table-cell office:value-type="float" office:value="1817.466309">
                <text:p>1817.466309</text:p>
              </table:table-cell>
              <table:table-cell office:value-type="float" office:value="1917.898682">
                <text:p>1917.898682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1815.233154">
                <text:p>1815.233154</text:p>
              </table:table-cell>
              <table:table-cell office:value-type="float" office:value="1914.748413">
                <text:p>1914.748413</text:p>
              </table:table-cell>
              <table:table-cell office:value-type="float" office:value="1832.825073">
                <text:p>1832.825073</text:p>
              </table:table-cell>
              <table:table-cell office:value-type="float" office:value="1906.483154">
                <text:p>1906.4831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807.348389">
                <text:p>1807.348389</text:p>
              </table:table-cell>
              <table:table-cell office:value-type="float" office:value="1940.711304">
                <text:p>1940.711304</text:p>
              </table:table-cell>
              <table:table-cell office:value-type="float" office:value="1822.038818">
                <text:p>1822.038818</text:p>
              </table:table-cell>
              <table:table-cell office:value-type="float" office:value="1930.258179">
                <text:p>1930.258179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1802.073608">
                <text:p>1802.073608</text:p>
              </table:table-cell>
              <table:table-cell office:value-type="float" office:value="1924.221069">
                <text:p>1924.221069</text:p>
              </table:table-cell>
              <table:table-cell office:value-type="float" office:value="1824.656372">
                <text:p>1824.656372</text:p>
              </table:table-cell>
              <table:table-cell office:value-type="float" office:value="1920.306152">
                <text:p>1920.306152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1820.219482">
                <text:p>1820.219482</text:p>
              </table:table-cell>
              <table:table-cell office:value-type="float" office:value="1911.558472">
                <text:p>1911.558472</text:p>
              </table:table-cell>
              <table:table-cell office:value-type="float" office:value="1843.385986">
                <text:p>1843.385986</text:p>
              </table:table-cell>
              <table:table-cell office:value-type="float" office:value="1899.923096">
                <text:p>1899.923096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1806.943359">
                <text:p>1806.943359</text:p>
              </table:table-cell>
              <table:table-cell office:value-type="float" office:value="1945.437988">
                <text:p>1945.437988</text:p>
              </table:table-cell>
              <table:table-cell office:value-type="float" office:value="1821.567749">
                <text:p>1821.567749</text:p>
              </table:table-cell>
              <table:table-cell office:value-type="float" office:value="1940.3479">
                <text:p>1940.3479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1808.390381">
                <text:p>1808.390381</text:p>
              </table:table-cell>
              <table:table-cell office:value-type="float" office:value="1932.778687">
                <text:p>1932.778687</text:p>
              </table:table-cell>
              <table:table-cell office:value-type="float" office:value="1827.741211">
                <text:p>1827.741211</text:p>
              </table:table-cell>
              <table:table-cell office:value-type="float" office:value="1923.746582">
                <text:p>1923.7465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25.192261">
                <text:p>1825.192261</text:p>
              </table:table-cell>
              <table:table-cell office:value-type="float" office:value="1935.307251">
                <text:p>1935.307251</text:p>
              </table:table-cell>
              <table:table-cell office:value-type="float" office:value="1842.601929">
                <text:p>1842.601929</text:p>
              </table:table-cell>
              <table:table-cell office:value-type="float" office:value="1925.68335">
                <text:p>1925.68335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1813.33252">
                <text:p>1813.33252</text:p>
              </table:table-cell>
              <table:table-cell office:value-type="float" office:value="1952.11792">
                <text:p>1952.11792</text:p>
              </table:table-cell>
              <table:table-cell office:value-type="float" office:value="1828.518677">
                <text:p>1828.518677</text:p>
              </table:table-cell>
              <table:table-cell office:value-type="float" office:value="1946.713623">
                <text:p>1946.713623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1808.94043">
                <text:p>1808.94043</text:p>
              </table:table-cell>
              <table:table-cell office:value-type="float" office:value="1951.74707">
                <text:p>1951.74707</text:p>
              </table:table-cell>
              <table:table-cell office:value-type="float" office:value="1827.143555">
                <text:p>1827.143555</text:p>
              </table:table-cell>
              <table:table-cell office:value-type="float" office:value="1944.11499">
                <text:p>1944.11499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1823.225952">
                <text:p>1823.225952</text:p>
              </table:table-cell>
              <table:table-cell office:value-type="float" office:value="1935.799438">
                <text:p>1935.799438</text:p>
              </table:table-cell>
              <table:table-cell office:value-type="float" office:value="1842.279053">
                <text:p>1842.279053</text:p>
              </table:table-cell>
              <table:table-cell office:value-type="float" office:value="1927.164062">
                <text:p>1927.164062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1817.917969">
                <text:p>1817.917969</text:p>
              </table:table-cell>
              <table:table-cell office:value-type="float" office:value="1955.205811">
                <text:p>1955.205811</text:p>
              </table:table-cell>
              <table:table-cell office:value-type="float" office:value="1832.094482">
                <text:p>1832.094482</text:p>
              </table:table-cell>
              <table:table-cell office:value-type="float" office:value="1948.699951">
                <text:p>1948.69995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813.562256">
                <text:p>1813.562256</text:p>
              </table:table-cell>
              <table:table-cell office:value-type="float" office:value="1948.503906">
                <text:p>1948.503906</text:p>
              </table:table-cell>
              <table:table-cell office:value-type="float" office:value="1834.348267">
                <text:p>1834.348267</text:p>
              </table:table-cell>
              <table:table-cell office:value-type="float" office:value="1939.685669">
                <text:p>1939.685669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1831.801392">
                <text:p>1831.801392</text:p>
              </table:table-cell>
              <table:table-cell office:value-type="float" office:value="1926.895142">
                <text:p>1926.895142</text:p>
              </table:table-cell>
              <table:table-cell office:value-type="float" office:value="1853.116455">
                <text:p>1853.116455</text:p>
              </table:table-cell>
              <table:table-cell office:value-type="float" office:value="1916.7677">
                <text:p>1916.7677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824.852539">
                <text:p>1824.852539</text:p>
              </table:table-cell>
              <table:table-cell office:value-type="float" office:value="1953.252563">
                <text:p>1953.252563</text:p>
              </table:table-cell>
              <table:table-cell office:value-type="float" office:value="1843.341064">
                <text:p>1843.341064</text:p>
              </table:table-cell>
              <table:table-cell office:value-type="float" office:value="1946.012451">
                <text:p>1946.012451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817.264893">
                <text:p>1817.264893</text:p>
              </table:table-cell>
              <table:table-cell office:value-type="float" office:value="1961.227051">
                <text:p>1961.227051</text:p>
              </table:table-cell>
              <table:table-cell office:value-type="float" office:value="1836.679688">
                <text:p>1836.679688</text:p>
              </table:table-cell>
              <table:table-cell office:value-type="float" office:value="1953.532837">
                <text:p>1953.532837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1836.606323">
                <text:p>1836.606323</text:p>
              </table:table-cell>
              <table:table-cell office:value-type="float" office:value="1934.50354">
                <text:p>1934.50354</text:p>
              </table:table-cell>
              <table:table-cell office:value-type="float" office:value="1858.016602">
                <text:p>1858.016602</text:p>
              </table:table-cell>
              <table:table-cell office:value-type="float" office:value="1924.631226">
                <text:p>1924.63122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833.62439">
                <text:p>1833.62439</text:p>
              </table:table-cell>
              <table:table-cell office:value-type="float" office:value="1975.37439">
                <text:p>1975.37439</text:p>
              </table:table-cell>
              <table:table-cell office:value-type="float" office:value="1849.390381">
                <text:p>1849.390381</text:p>
              </table:table-cell>
              <table:table-cell office:value-type="float" office:value="1967.578491">
                <text:p>1967.578491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1824.981812">
                <text:p>1824.981812</text:p>
              </table:table-cell>
              <table:table-cell office:value-type="float" office:value="1977.73877">
                <text:p>1977.73877</text:p>
              </table:table-cell>
              <table:table-cell office:value-type="float" office:value="1842.162354">
                <text:p>1842.162354</text:p>
              </table:table-cell>
              <table:table-cell office:value-type="float" office:value="1967.731323">
                <text:p>1967.731323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1838.116089">
                <text:p>1838.116089</text:p>
              </table:table-cell>
              <table:table-cell office:value-type="float" office:value="1952.696045">
                <text:p>1952.696045</text:p>
              </table:table-cell>
              <table:table-cell office:value-type="float" office:value="1860.652466">
                <text:p>1860.652466</text:p>
              </table:table-cell>
              <table:table-cell office:value-type="float" office:value="1939.880005">
                <text:p>1939.880005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1835.983154">
                <text:p>1835.983154</text:p>
              </table:table-cell>
              <table:table-cell office:value-type="float" office:value="1961.220459">
                <text:p>1961.220459</text:p>
              </table:table-cell>
              <table:table-cell office:value-type="float" office:value="1856.628174">
                <text:p>1856.628174</text:p>
              </table:table-cell>
              <table:table-cell office:value-type="float" office:value="1954.707397">
                <text:p>1954.707397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1811.389282">
                <text:p>1811.389282</text:p>
              </table:table-cell>
              <table:table-cell office:value-type="float" office:value="1953.608398">
                <text:p>1953.608398</text:p>
              </table:table-cell>
              <table:table-cell office:value-type="float" office:value="1830.604736">
                <text:p>1830.604736</text:p>
              </table:table-cell>
              <table:table-cell office:value-type="float" office:value="1945.090576">
                <text:p>1945.0905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806.417725">
                <text:p>1806.417725</text:p>
              </table:table-cell>
              <table:table-cell office:value-type="float" office:value="1918.75415">
                <text:p>1918.75415</text:p>
              </table:table-cell>
              <table:table-cell office:value-type="float" office:value="1825.686035">
                <text:p>1825.686035</text:p>
              </table:table-cell>
              <table:table-cell office:value-type="float" office:value="1914.773926">
                <text:p>1914.773926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1771.668945">
                <text:p>1771.668945</text:p>
              </table:table-cell>
              <table:table-cell office:value-type="float" office:value="1921.481812">
                <text:p>1921.481812</text:p>
              </table:table-cell>
              <table:table-cell office:value-type="float" office:value="1778.457642">
                <text:p>1778.457642</text:p>
              </table:table-cell>
              <table:table-cell office:value-type="float" office:value="1922.949585">
                <text:p>1922.949585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1736.193359">
                <text:p>1736.193359</text:p>
              </table:table-cell>
              <table:table-cell office:value-type="float" office:value="1889.232056">
                <text:p>1889.232056</text:p>
              </table:table-cell>
              <table:table-cell office:value-type="float" office:value="1754.893555">
                <text:p>1754.893555</text:p>
              </table:table-cell>
              <table:table-cell office:value-type="float" office:value="1891.646729">
                <text:p>1891.646729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1742.666992">
                <text:p>1742.666992</text:p>
              </table:table-cell>
              <table:table-cell office:value-type="float" office:value="1845.401001">
                <text:p>1845.401001</text:p>
              </table:table-cell>
              <table:table-cell office:value-type="float" office:value="1764.744385">
                <text:p>1764.744385</text:p>
              </table:table-cell>
              <table:table-cell office:value-type="float" office:value="1837.118164">
                <text:p>1837.118164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1712.682617">
                <text:p>1712.682617</text:p>
              </table:table-cell>
              <table:table-cell office:value-type="float" office:value="1851.432617">
                <text:p>1851.432617</text:p>
              </table:table-cell>
              <table:table-cell office:value-type="float" office:value="1720.380615">
                <text:p>1720.380615</text:p>
              </table:table-cell>
              <table:table-cell office:value-type="float" office:value="1857.205078">
                <text:p>1857.20507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688.142212">
                <text:p>1688.142212</text:p>
              </table:table-cell>
              <table:table-cell office:value-type="float" office:value="1817.132446">
                <text:p>1817.132446</text:p>
              </table:table-cell>
              <table:table-cell office:value-type="float" office:value="1703.993408">
                <text:p>1703.993408</text:p>
              </table:table-cell>
              <table:table-cell office:value-type="float" office:value="1815.34729">
                <text:p>1815.34729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1694.446411">
                <text:p>1694.446411</text:p>
              </table:table-cell>
              <table:table-cell office:value-type="float" office:value="1788.047241">
                <text:p>1788.047241</text:p>
              </table:table-cell>
              <table:table-cell office:value-type="float" office:value="1710.781372">
                <text:p>1710.781372</text:p>
              </table:table-cell>
              <table:table-cell office:value-type="float" office:value="1784.649536">
                <text:p>1784.649536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1663.728882">
                <text:p>1663.728882</text:p>
              </table:table-cell>
              <table:table-cell office:value-type="float" office:value="1792.000244">
                <text:p>1792.000244</text:p>
              </table:table-cell>
              <table:table-cell office:value-type="float" office:value="1677.054199">
                <text:p>1677.054199</text:p>
              </table:table-cell>
              <table:table-cell office:value-type="float" office:value="1787.797607">
                <text:p>1787.797607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1653.817749">
                <text:p>1653.817749</text:p>
              </table:table-cell>
              <table:table-cell office:value-type="float" office:value="1772.312744">
                <text:p>1772.312744</text:p>
              </table:table-cell>
              <table:table-cell office:value-type="float" office:value="1671.807373">
                <text:p>1671.807373</text:p>
              </table:table-cell>
              <table:table-cell office:value-type="float" office:value="1749.845703">
                <text:p>1749.845703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1660.713013">
                <text:p>1660.713013</text:p>
              </table:table-cell>
              <table:table-cell office:value-type="float" office:value="1741.925659">
                <text:p>1741.925659</text:p>
              </table:table-cell>
              <table:table-cell office:value-type="float" office:value="1667.359131">
                <text:p>1667.359131</text:p>
              </table:table-cell>
              <table:table-cell office:value-type="float" office:value="1745.449829">
                <text:p>1745.4498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638.213257">
                <text:p>1638.213257</text:p>
              </table:table-cell>
              <table:table-cell office:value-type="float" office:value="1738.75293">
                <text:p>1738.75293</text:p>
              </table:table-cell>
              <table:table-cell office:value-type="float" office:value="1649.36792">
                <text:p>1649.36792</text:p>
              </table:table-cell>
              <table:table-cell office:value-type="float" office:value="1739.901978">
                <text:p>1739.901978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1629.484253">
                <text:p>1629.484253</text:p>
              </table:table-cell>
              <table:table-cell office:value-type="float" office:value="1724.774292">
                <text:p>1724.774292</text:p>
              </table:table-cell>
              <table:table-cell office:value-type="float" office:value="1642.759277">
                <text:p>1642.759277</text:p>
              </table:table-cell>
              <table:table-cell office:value-type="float" office:value="1721.524658">
                <text:p>1721.524658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1624.238403">
                <text:p>1624.238403</text:p>
              </table:table-cell>
              <table:table-cell office:value-type="float" office:value="1709.243652">
                <text:p>1709.243652</text:p>
              </table:table-cell>
              <table:table-cell office:value-type="float" office:value="1635.69751">
                <text:p>1635.69751</text:p>
              </table:table-cell>
              <table:table-cell office:value-type="float" office:value="1705.466919">
                <text:p>1705.466919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1618.970825">
                <text:p>1618.970825</text:p>
              </table:table-cell>
              <table:table-cell office:value-type="float" office:value="1699.778564">
                <text:p>1699.778564</text:p>
              </table:table-cell>
              <table:table-cell office:value-type="float" office:value="1627.194946">
                <text:p>1627.194946</text:p>
              </table:table-cell>
              <table:table-cell office:value-type="float" office:value="1695.805542">
                <text:p>1695.805542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1609.347778">
                <text:p>1609.347778</text:p>
              </table:table-cell>
              <table:table-cell office:value-type="float" office:value="1686.057007">
                <text:p>1686.057007</text:p>
              </table:table-cell>
              <table:table-cell office:value-type="float" office:value="1625.413086">
                <text:p>1625.413086</text:p>
              </table:table-cell>
              <table:table-cell office:value-type="float" office:value="1680.525024">
                <text:p>1680.52502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610.170776">
                <text:p>1610.170776</text:p>
              </table:table-cell>
              <table:table-cell office:value-type="float" office:value="1678.832764">
                <text:p>1678.832764</text:p>
              </table:table-cell>
              <table:table-cell office:value-type="float" office:value="1617.770996">
                <text:p>1617.770996</text:p>
              </table:table-cell>
              <table:table-cell office:value-type="float" office:value="1674.506348">
                <text:p>1674.506348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1603.513428">
                <text:p>1603.513428</text:p>
              </table:table-cell>
              <table:table-cell office:value-type="float" office:value="1665.261719">
                <text:p>1665.261719</text:p>
              </table:table-cell>
              <table:table-cell office:value-type="float" office:value="1613.809814">
                <text:p>1613.809814</text:p>
              </table:table-cell>
              <table:table-cell office:value-type="float" office:value="1666.911743">
                <text:p>1666.911743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1598.795654">
                <text:p>1598.795654</text:p>
              </table:table-cell>
              <table:table-cell office:value-type="float" office:value="1658.509766">
                <text:p>1658.509766</text:p>
              </table:table-cell>
              <table:table-cell office:value-type="float" office:value="1612.396362">
                <text:p>1612.396362</text:p>
              </table:table-cell>
              <table:table-cell office:value-type="float" office:value="1657.252075">
                <text:p>1657.252075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590.105225">
                <text:p>1590.105225</text:p>
              </table:table-cell>
              <table:table-cell office:value-type="float" office:value="1656.481079">
                <text:p>1656.481079</text:p>
              </table:table-cell>
              <table:table-cell office:value-type="float" office:value="1605.001343">
                <text:p>1605.001343</text:p>
              </table:table-cell>
              <table:table-cell office:value-type="float" office:value="1649.255371">
                <text:p>1649.255371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1588.077515">
                <text:p>1588.077515</text:p>
              </table:table-cell>
              <table:table-cell office:value-type="float" office:value="1646.772461">
                <text:p>1646.772461</text:p>
              </table:table-cell>
              <table:table-cell office:value-type="float" office:value="1601.228271">
                <text:p>1601.228271</text:p>
              </table:table-cell>
              <table:table-cell office:value-type="float" office:value="1642.428345">
                <text:p>1642.42834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91.027832">
                <text:p>1591.027832</text:p>
              </table:table-cell>
              <table:table-cell office:value-type="float" office:value="1636.540527">
                <text:p>1636.540527</text:p>
              </table:table-cell>
              <table:table-cell office:value-type="float" office:value="1596.291016">
                <text:p>1596.291016</text:p>
              </table:table-cell>
              <table:table-cell office:value-type="float" office:value="1640.672119">
                <text:p>1640.672119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1579.477783">
                <text:p>1579.477783</text:p>
              </table:table-cell>
              <table:table-cell office:value-type="float" office:value="1638.855347">
                <text:p>1638.855347</text:p>
              </table:table-cell>
              <table:table-cell office:value-type="float" office:value="1594.176025">
                <text:p>1594.176025</text:p>
              </table:table-cell>
              <table:table-cell office:value-type="float" office:value="1632.089478">
                <text:p>1632.089478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1584.667847">
                <text:p>1584.667847</text:p>
              </table:table-cell>
              <table:table-cell office:value-type="float" office:value="1623.29541">
                <text:p>1623.29541</text:p>
              </table:table-cell>
              <table:table-cell office:value-type="float" office:value="1590.735962">
                <text:p>1590.735962</text:p>
              </table:table-cell>
              <table:table-cell office:value-type="float" office:value="1622.186157">
                <text:p>1622.186157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1583.420288">
                <text:p>1583.420288</text:p>
              </table:table-cell>
              <table:table-cell office:value-type="float" office:value="1617.311523">
                <text:p>1617.311523</text:p>
              </table:table-cell>
              <table:table-cell office:value-type="float" office:value="1592.557129">
                <text:p>1592.557129</text:p>
              </table:table-cell>
              <table:table-cell office:value-type="float" office:value="1621.206421">
                <text:p>1621.206421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1576.556519">
                <text:p>1576.556519</text:p>
              </table:table-cell>
              <table:table-cell office:value-type="float" office:value="1618.513062">
                <text:p>1618.513062</text:p>
              </table:table-cell>
              <table:table-cell office:value-type="float" office:value="1584.058472">
                <text:p>1584.058472</text:p>
              </table:table-cell>
              <table:table-cell office:value-type="float" office:value="1618.874878">
                <text:p>1618.87487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77.221436">
                <text:p>1577.221436</text:p>
              </table:table-cell>
              <table:table-cell office:value-type="float" office:value="1613.063843">
                <text:p>1613.063843</text:p>
              </table:table-cell>
              <table:table-cell office:value-type="float" office:value="1584.943359">
                <text:p>1584.943359</text:p>
              </table:table-cell>
              <table:table-cell office:value-type="float" office:value="1615.091064">
                <text:p>1615.091064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1575.848145">
                <text:p>1575.848145</text:p>
              </table:table-cell>
              <table:table-cell office:value-type="float" office:value="1608.170898">
                <text:p>1608.170898</text:p>
              </table:table-cell>
              <table:table-cell office:value-type="float" office:value="1584.531982">
                <text:p>1584.531982</text:p>
              </table:table-cell>
              <table:table-cell office:value-type="float" office:value="1608.84436">
                <text:p>1608.84436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1577.474976">
                <text:p>1577.474976</text:p>
              </table:table-cell>
              <table:table-cell office:value-type="float" office:value="1602.236206">
                <text:p>1602.236206</text:p>
              </table:table-cell>
              <table:table-cell office:value-type="float" office:value="1580.469116">
                <text:p>1580.469116</text:p>
              </table:table-cell>
              <table:table-cell office:value-type="float" office:value="1612.981567">
                <text:p>1612.981567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1572.669678">
                <text:p>1572.669678</text:p>
              </table:table-cell>
              <table:table-cell office:value-type="float" office:value="1604.660156">
                <text:p>1604.660156</text:p>
              </table:table-cell>
              <table:table-cell office:value-type="float" office:value="1582.817627">
                <text:p>1582.817627</text:p>
              </table:table-cell>
              <table:table-cell office:value-type="float" office:value="1605.348877">
                <text:p>1605.348877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1571.08606">
                <text:p>1571.08606</text:p>
              </table:table-cell>
              <table:table-cell office:value-type="float" office:value="1597.358521">
                <text:p>1597.358521</text:p>
              </table:table-cell>
              <table:table-cell office:value-type="float" office:value="1579.581787">
                <text:p>1579.581787</text:p>
              </table:table-cell>
              <table:table-cell office:value-type="float" office:value="1601.869385">
                <text:p>1601.86938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67.443604">
                <text:p>1567.443604</text:p>
              </table:table-cell>
              <table:table-cell office:value-type="float" office:value="1597.305054">
                <text:p>1597.305054</text:p>
              </table:table-cell>
              <table:table-cell office:value-type="float" office:value="1581.001709">
                <text:p>1581.001709</text:p>
              </table:table-cell>
              <table:table-cell office:value-type="float" office:value="1598.675049">
                <text:p>1598.675049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566.148071">
                <text:p>1566.148071</text:p>
              </table:table-cell>
              <table:table-cell office:value-type="float" office:value="1595.891479">
                <text:p>1595.891479</text:p>
              </table:table-cell>
              <table:table-cell office:value-type="float" office:value="1577.682739">
                <text:p>1577.682739</text:p>
              </table:table-cell>
              <table:table-cell office:value-type="float" office:value="1598.951904">
                <text:p>1598.951904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1566.050293">
                <text:p>1566.050293</text:p>
              </table:table-cell>
              <table:table-cell office:value-type="float" office:value="1591.459717">
                <text:p>1591.459717</text:p>
              </table:table-cell>
              <table:table-cell office:value-type="float" office:value="1580.33606">
                <text:p>1580.33606</text:p>
              </table:table-cell>
              <table:table-cell office:value-type="float" office:value="1596.515015">
                <text:p>1596.515015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1564.02417">
                <text:p>1564.02417</text:p>
              </table:table-cell>
              <table:table-cell office:value-type="float" office:value="1591.562622">
                <text:p>1591.562622</text:p>
              </table:table-cell>
              <table:table-cell office:value-type="float" office:value="1572.434814">
                <text:p>1572.434814</text:p>
              </table:table-cell>
              <table:table-cell office:value-type="float" office:value="1600.026123">
                <text:p>1600.026123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1566.425659">
                <text:p>1566.425659</text:p>
              </table:table-cell>
              <table:table-cell office:value-type="float" office:value="1586.653198">
                <text:p>1586.653198</text:p>
              </table:table-cell>
              <table:table-cell office:value-type="float" office:value="1580.946167">
                <text:p>1580.946167</text:p>
              </table:table-cell>
              <table:table-cell office:value-type="float" office:value="1592.082397">
                <text:p>1592.0823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61.599609">
                <text:p>1561.599609</text:p>
              </table:table-cell>
              <table:table-cell office:value-type="float" office:value="1588.47998">
                <text:p>1588.47998</text:p>
              </table:table-cell>
              <table:table-cell office:value-type="float" office:value="1576.401733">
                <text:p>1576.401733</text:p>
              </table:table-cell>
              <table:table-cell office:value-type="float" office:value="1594.508423">
                <text:p>1594.508423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564.615723">
                <text:p>1564.615723</text:p>
              </table:table-cell>
              <table:table-cell office:value-type="float" office:value="1582.653076">
                <text:p>1582.653076</text:p>
              </table:table-cell>
              <table:table-cell office:value-type="float" office:value="1578.563354">
                <text:p>1578.563354</text:p>
              </table:table-cell>
              <table:table-cell office:value-type="float" office:value="1592.439697">
                <text:p>1592.439697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1568.292358">
                <text:p>1568.292358</text:p>
              </table:table-cell>
              <table:table-cell office:value-type="float" office:value="1590.127686">
                <text:p>1590.127686</text:p>
              </table:table-cell>
              <table:table-cell office:value-type="float" office:value="1566.914551">
                <text:p>1566.914551</text:p>
              </table:table-cell>
              <table:table-cell office:value-type="float" office:value="1584.010254">
                <text:p>1584.010254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1569.957031">
                <text:p>1569.957031</text:p>
              </table:table-cell>
              <table:table-cell office:value-type="float" office:value="1586.873779">
                <text:p>1586.873779</text:p>
              </table:table-cell>
              <table:table-cell office:value-type="float" office:value="1571.28479">
                <text:p>1571.28479</text:p>
              </table:table-cell>
              <table:table-cell office:value-type="float" office:value="1584.06189">
                <text:p>1584.06189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1572.065308">
                <text:p>1572.065308</text:p>
              </table:table-cell>
              <table:table-cell office:value-type="float" office:value="1582.234009">
                <text:p>1582.234009</text:p>
              </table:table-cell>
              <table:table-cell office:value-type="float" office:value="1571.514526">
                <text:p>1571.514526</text:p>
              </table:table-cell>
              <table:table-cell office:value-type="float" office:value="1579.702026">
                <text:p>1579.7020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566.950439">
                <text:p>1566.950439</text:p>
              </table:table-cell>
              <table:table-cell office:value-type="float" office:value="1585.103271">
                <text:p>1585.103271</text:p>
              </table:table-cell>
              <table:table-cell office:value-type="float" office:value="1569.5">
                <text:p>1569.5</text:p>
              </table:table-cell>
              <table:table-cell office:value-type="float" office:value="1581.145142">
                <text:p>1581.145142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1563.830566">
                <text:p>1563.830566</text:p>
              </table:table-cell>
              <table:table-cell office:value-type="float" office:value="1583.608276">
                <text:p>1583.608276</text:p>
              </table:table-cell>
              <table:table-cell office:value-type="float" office:value="1568.857422">
                <text:p>1568.857422</text:p>
              </table:table-cell>
              <table:table-cell office:value-type="float" office:value="1577.393066">
                <text:p>1577.393066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1566.767456">
                <text:p>1566.767456</text:p>
              </table:table-cell>
              <table:table-cell office:value-type="float" office:value="1580.966187">
                <text:p>1580.966187</text:p>
              </table:table-cell>
              <table:table-cell office:value-type="float" office:value="1566.804077">
                <text:p>1566.804077</text:p>
              </table:table-cell>
              <table:table-cell office:value-type="float" office:value="1580.870728">
                <text:p>1580.870728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1566.630371">
                <text:p>1566.630371</text:p>
              </table:table-cell>
              <table:table-cell office:value-type="float" office:value="1582.187134">
                <text:p>1582.187134</text:p>
              </table:table-cell>
              <table:table-cell office:value-type="float" office:value="1568.067505">
                <text:p>1568.067505</text:p>
              </table:table-cell>
              <table:table-cell office:value-type="float" office:value="1578.743652">
                <text:p>1578.743652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1562.885132">
                <text:p>1562.885132</text:p>
              </table:table-cell>
              <table:table-cell office:value-type="float" office:value="1578.898926">
                <text:p>1578.898926</text:p>
              </table:table-cell>
              <table:table-cell office:value-type="float" office:value="1567.950439">
                <text:p>1567.950439</text:p>
              </table:table-cell>
              <table:table-cell office:value-type="float" office:value="1575.876953">
                <text:p>1575.87695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64.703247">
                <text:p>1564.703247</text:p>
              </table:table-cell>
              <table:table-cell office:value-type="float" office:value="1575.769531">
                <text:p>1575.769531</text:p>
              </table:table-cell>
              <table:table-cell office:value-type="float" office:value="1567.715332">
                <text:p>1567.715332</text:p>
              </table:table-cell>
              <table:table-cell office:value-type="float" office:value="1574.295166">
                <text:p>1574.295166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566.11499">
                <text:p>1566.11499</text:p>
              </table:table-cell>
              <table:table-cell office:value-type="float" office:value="1572.597412">
                <text:p>1572.597412</text:p>
              </table:table-cell>
              <table:table-cell office:value-type="float" office:value="1566.832764">
                <text:p>1566.832764</text:p>
              </table:table-cell>
              <table:table-cell office:value-type="float" office:value="1575.453735">
                <text:p>1575.453735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1563.070801">
                <text:p>1563.070801</text:p>
              </table:table-cell>
              <table:table-cell office:value-type="float" office:value="1579.431274">
                <text:p>1579.431274</text:p>
              </table:table-cell>
              <table:table-cell office:value-type="float" office:value="1563.692871">
                <text:p>1563.692871</text:p>
              </table:table-cell>
              <table:table-cell office:value-type="float" office:value="1579.005249">
                <text:p>1579.005249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1565.32666">
                <text:p>1565.32666</text:p>
              </table:table-cell>
              <table:table-cell office:value-type="float" office:value="1574.974243">
                <text:p>1574.974243</text:p>
              </table:table-cell>
              <table:table-cell office:value-type="float" office:value="1568.297852">
                <text:p>1568.297852</text:p>
              </table:table-cell>
              <table:table-cell office:value-type="float" office:value="1571.387695">
                <text:p>1571.387695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1566.013306">
                <text:p>1566.013306</text:p>
              </table:table-cell>
              <table:table-cell office:value-type="float" office:value="1575.919067">
                <text:p>1575.919067</text:p>
              </table:table-cell>
              <table:table-cell office:value-type="float" office:value="1563.46936">
                <text:p>1563.46936</text:p>
              </table:table-cell>
              <table:table-cell office:value-type="float" office:value="1575.325928">
                <text:p>1575.3259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565.597412">
                <text:p>1565.597412</text:p>
              </table:table-cell>
              <table:table-cell office:value-type="float" office:value="1572.985352">
                <text:p>1572.985352</text:p>
              </table:table-cell>
              <table:table-cell office:value-type="float" office:value="1569.147583">
                <text:p>1569.147583</text:p>
              </table:table-cell>
              <table:table-cell office:value-type="float" office:value="1571.102173">
                <text:p>1571.102173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1566.17041">
                <text:p>1566.17041</text:p>
              </table:table-cell>
              <table:table-cell office:value-type="float" office:value="1570.094971">
                <text:p>1570.094971</text:p>
              </table:table-cell>
              <table:table-cell office:value-type="float" office:value="1568.379517">
                <text:p>1568.379517</text:p>
              </table:table-cell>
              <table:table-cell office:value-type="float" office:value="1569.047729">
                <text:p>1569.047729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1554.907959">
                <text:p>1554.907959</text:p>
              </table:table-cell>
              <table:table-cell office:value-type="float" office:value="1563.348145">
                <text:p>1563.348145</text:p>
              </table:table-cell>
              <table:table-cell office:value-type="float" office:value="1569.732422">
                <text:p>1569.732422</text:p>
              </table:table-cell>
              <table:table-cell office:value-type="float" office:value="1580.100586">
                <text:p>1580.100586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1513.255859">
                <text:p>1513.255859</text:p>
              </table:table-cell>
              <table:table-cell office:value-type="float" office:value="1529.709717">
                <text:p>1529.709717</text:p>
              </table:table-cell>
              <table:table-cell office:value-type="float" office:value="1589.893066">
                <text:p>1589.893066</text:p>
              </table:table-cell>
              <table:table-cell office:value-type="float" office:value="1637.624146">
                <text:p>1637.624146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534.628662">
                <text:p>1534.628662</text:p>
              </table:table-cell>
              <table:table-cell office:value-type="float" office:value="1528.434937">
                <text:p>1528.434937</text:p>
              </table:table-cell>
              <table:table-cell office:value-type="float" office:value="1614.864624">
                <text:p>1614.864624</text:p>
              </table:table-cell>
              <table:table-cell office:value-type="float" office:value="1623.629883">
                <text:p>1623.62988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38.409912">
                <text:p>1538.409912</text:p>
              </table:table-cell>
              <table:table-cell office:value-type="float" office:value="1525.537354">
                <text:p>1525.537354</text:p>
              </table:table-cell>
              <table:table-cell office:value-type="float" office:value="1641.135986">
                <text:p>1641.135986</text:p>
              </table:table-cell>
              <table:table-cell office:value-type="float" office:value="1585.922363">
                <text:p>1585.922363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1558.637817">
                <text:p>1558.637817</text:p>
              </table:table-cell>
              <table:table-cell office:value-type="float" office:value="1568.598389">
                <text:p>1568.598389</text:p>
              </table:table-cell>
              <table:table-cell office:value-type="float" office:value="1605.897705">
                <text:p>1605.897705</text:p>
              </table:table-cell>
              <table:table-cell office:value-type="float" office:value="1643.200195">
                <text:p>1643.200195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1553.327026">
                <text:p>1553.327026</text:p>
              </table:table-cell>
              <table:table-cell office:value-type="float" office:value="1563.321167">
                <text:p>1563.321167</text:p>
              </table:table-cell>
              <table:table-cell office:value-type="float" office:value="1616.3573">
                <text:p>1616.3573</text:p>
              </table:table-cell>
              <table:table-cell office:value-type="float" office:value="1638.81665">
                <text:p>1638.81665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1558.93811">
                <text:p>1558.93811</text:p>
              </table:table-cell>
              <table:table-cell office:value-type="float" office:value="1569.832886">
                <text:p>1569.832886</text:p>
              </table:table-cell>
              <table:table-cell office:value-type="float" office:value="1616.228027">
                <text:p>1616.228027</text:p>
              </table:table-cell>
              <table:table-cell office:value-type="float" office:value="1658.506348">
                <text:p>1658.506348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1565.176636">
                <text:p>1565.176636</text:p>
              </table:table-cell>
              <table:table-cell office:value-type="float" office:value="1570.486084">
                <text:p>1570.486084</text:p>
              </table:table-cell>
              <table:table-cell office:value-type="float" office:value="1629.030151">
                <text:p>1629.030151</text:p>
              </table:table-cell>
              <table:table-cell office:value-type="float" office:value="1658.036865">
                <text:p>1658.03686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565.901733">
                <text:p>1565.901733</text:p>
              </table:table-cell>
              <table:table-cell office:value-type="float" office:value="1611.262207">
                <text:p>1611.262207</text:p>
              </table:table-cell>
              <table:table-cell office:value-type="float" office:value="1618.88501">
                <text:p>1618.88501</text:p>
              </table:table-cell>
              <table:table-cell office:value-type="float" office:value="1687.17688">
                <text:p>1687.17688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1631.444702">
                <text:p>1631.444702</text:p>
              </table:table-cell>
              <table:table-cell office:value-type="float" office:value="1640.269653">
                <text:p>1640.269653</text:p>
              </table:table-cell>
              <table:table-cell office:value-type="float" office:value="1616.675293">
                <text:p>1616.675293</text:p>
              </table:table-cell>
              <table:table-cell office:value-type="float" office:value="1624.299194">
                <text:p>1624.299194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1632.008545">
                <text:p>1632.008545</text:p>
              </table:table-cell>
              <table:table-cell office:value-type="float" office:value="1700.121216">
                <text:p>1700.121216</text:p>
              </table:table-cell>
              <table:table-cell office:value-type="float" office:value="1616.091553">
                <text:p>1616.091553</text:p>
              </table:table-cell>
              <table:table-cell office:value-type="float" office:value="1691.948242">
                <text:p>1691.948242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1649.530762">
                <text:p>1649.530762</text:p>
              </table:table-cell>
              <table:table-cell office:value-type="float" office:value="1678.300903">
                <text:p>1678.300903</text:p>
              </table:table-cell>
              <table:table-cell office:value-type="float" office:value="1646.041504">
                <text:p>1646.041504</text:p>
              </table:table-cell>
              <table:table-cell office:value-type="float" office:value="1669.394531">
                <text:p>1669.394531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1657.914795">
                <text:p>1657.914795</text:p>
              </table:table-cell>
              <table:table-cell office:value-type="float" office:value="1720.249023">
                <text:p>1720.249023</text:p>
              </table:table-cell>
              <table:table-cell office:value-type="float" office:value="1659.75354">
                <text:p>1659.75354</text:p>
              </table:table-cell>
              <table:table-cell office:value-type="float" office:value="1710.665039">
                <text:p>1710.66503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75.742676">
                <text:p>1675.742676</text:p>
              </table:table-cell>
              <table:table-cell office:value-type="float" office:value="1766.86377">
                <text:p>1766.86377</text:p>
              </table:table-cell>
              <table:table-cell office:value-type="float" office:value="1678.543091">
                <text:p>1678.543091</text:p>
              </table:table-cell>
              <table:table-cell office:value-type="float" office:value="1760.107544">
                <text:p>1760.107544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1700.400269">
                <text:p>1700.400269</text:p>
              </table:table-cell>
              <table:table-cell office:value-type="float" office:value="1777.484619">
                <text:p>1777.484619</text:p>
              </table:table-cell>
              <table:table-cell office:value-type="float" office:value="1703.746094">
                <text:p>1703.746094</text:p>
              </table:table-cell>
              <table:table-cell office:value-type="float" office:value="1772.630859">
                <text:p>1772.630859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1728.932251">
                <text:p>1728.932251</text:p>
              </table:table-cell>
              <table:table-cell office:value-type="float" office:value="1797.628052">
                <text:p>1797.628052</text:p>
              </table:table-cell>
              <table:table-cell office:value-type="float" office:value="1740.572754">
                <text:p>1740.572754</text:p>
              </table:table-cell>
              <table:table-cell office:value-type="float" office:value="1789.534912">
                <text:p>1789.534912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1741.606567">
                <text:p>1741.606567</text:p>
              </table:table-cell>
              <table:table-cell office:value-type="float" office:value="1823.25061">
                <text:p>1823.25061</text:p>
              </table:table-cell>
              <table:table-cell office:value-type="float" office:value="1751.945923">
                <text:p>1751.945923</text:p>
              </table:table-cell>
              <table:table-cell office:value-type="float" office:value="1817.343384">
                <text:p>1817.343384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1766.231445">
                <text:p>1766.231445</text:p>
              </table:table-cell>
              <table:table-cell office:value-type="float" office:value="1837.881592">
                <text:p>1837.881592</text:p>
              </table:table-cell>
              <table:table-cell office:value-type="float" office:value="1778.142334">
                <text:p>1778.142334</text:p>
              </table:table-cell>
              <table:table-cell office:value-type="float" office:value="1829.700195">
                <text:p>1829.70019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87.774536">
                <text:p>1787.774536</text:p>
              </table:table-cell>
              <table:table-cell office:value-type="float" office:value="1843.93689">
                <text:p>1843.93689</text:p>
              </table:table-cell>
              <table:table-cell office:value-type="float" office:value="1802.507202">
                <text:p>1802.507202</text:p>
              </table:table-cell>
              <table:table-cell office:value-type="float" office:value="1834.045898">
                <text:p>1834.045898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1789.740356">
                <text:p>1789.740356</text:p>
              </table:table-cell>
              <table:table-cell office:value-type="float" office:value="1919.943726">
                <text:p>1919.943726</text:p>
              </table:table-cell>
              <table:table-cell office:value-type="float" office:value="1805.868652">
                <text:p>1805.868652</text:p>
              </table:table-cell>
              <table:table-cell office:value-type="float" office:value="1904.220337">
                <text:p>1904.220337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1804.82605">
                <text:p>1804.82605</text:p>
              </table:table-cell>
              <table:table-cell office:value-type="float" office:value="1884.851807">
                <text:p>1884.851807</text:p>
              </table:table-cell>
              <table:table-cell office:value-type="float" office:value="1817.811401">
                <text:p>1817.811401</text:p>
              </table:table-cell>
              <table:table-cell office:value-type="float" office:value="1881.876221">
                <text:p>1881.876221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1809.22998">
                <text:p>1809.22998</text:p>
              </table:table-cell>
              <table:table-cell office:value-type="float" office:value="1902.683838">
                <text:p>1902.683838</text:p>
              </table:table-cell>
              <table:table-cell office:value-type="float" office:value="1823.238281">
                <text:p>1823.238281</text:p>
              </table:table-cell>
              <table:table-cell office:value-type="float" office:value="1906.271118">
                <text:p>1906.271118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1793.125">
                <text:p>1793.125</text:p>
              </table:table-cell>
              <table:table-cell office:value-type="float" office:value="1910.242065">
                <text:p>1910.242065</text:p>
              </table:table-cell>
              <table:table-cell office:value-type="float" office:value="1814.833496">
                <text:p>1814.833496</text:p>
              </table:table-cell>
              <table:table-cell office:value-type="float" office:value="1901.416382">
                <text:p>1901.41638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772.519287">
                <text:p>1772.519287</text:p>
              </table:table-cell>
              <table:table-cell office:value-type="float" office:value="1911.161743">
                <text:p>1911.161743</text:p>
              </table:table-cell>
              <table:table-cell office:value-type="float" office:value="1784.07312">
                <text:p>1784.07312</text:p>
              </table:table-cell>
              <table:table-cell office:value-type="float" office:value="1909.580566">
                <text:p>1909.580566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1779.926025">
                <text:p>1779.926025</text:p>
              </table:table-cell>
              <table:table-cell office:value-type="float" office:value="1922.30542">
                <text:p>1922.30542</text:p>
              </table:table-cell>
              <table:table-cell office:value-type="float" office:value="1796.708496">
                <text:p>1796.708496</text:p>
              </table:table-cell>
              <table:table-cell office:value-type="float" office:value="1910.661987">
                <text:p>1910.661987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1800.198975">
                <text:p>1800.198975</text:p>
              </table:table-cell>
              <table:table-cell office:value-type="float" office:value="1879.595459">
                <text:p>1879.595459</text:p>
              </table:table-cell>
              <table:table-cell office:value-type="float" office:value="1823.132568">
                <text:p>1823.132568</text:p>
              </table:table-cell>
              <table:table-cell office:value-type="float" office:value="1873.505859">
                <text:p>1873.505859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1787.974365">
                <text:p>1787.974365</text:p>
              </table:table-cell>
              <table:table-cell office:value-type="float" office:value="1946.450684">
                <text:p>1946.450684</text:p>
              </table:table-cell>
              <table:table-cell office:value-type="float" office:value="1796.300049">
                <text:p>1796.300049</text:p>
              </table:table-cell>
              <table:table-cell office:value-type="float" office:value="1942.418213">
                <text:p>1942.418213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1788.42627">
                <text:p>1788.42627</text:p>
              </table:table-cell>
              <table:table-cell office:value-type="float" office:value="1931.769897">
                <text:p>1931.769897</text:p>
              </table:table-cell>
              <table:table-cell office:value-type="float" office:value="1806.347412">
                <text:p>1806.347412</text:p>
              </table:table-cell>
              <table:table-cell office:value-type="float" office:value="1920.208496">
                <text:p>1920.20849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12.045776">
                <text:p>1812.045776</text:p>
              </table:table-cell>
              <table:table-cell office:value-type="float" office:value="1887.726562">
                <text:p>1887.726562</text:p>
              </table:table-cell>
              <table:table-cell office:value-type="float" office:value="1830.494629">
                <text:p>1830.494629</text:p>
              </table:table-cell>
              <table:table-cell office:value-type="float" office:value="1879.675781">
                <text:p>1879.675781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1791.315308">
                <text:p>1791.315308</text:p>
              </table:table-cell>
              <table:table-cell office:value-type="float" office:value="1937.910278">
                <text:p>1937.910278</text:p>
              </table:table-cell>
              <table:table-cell office:value-type="float" office:value="1805.361328">
                <text:p>1805.361328</text:p>
              </table:table-cell>
              <table:table-cell office:value-type="float" office:value="1932.000366">
                <text:p>1932.000366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1795.80603">
                <text:p>1795.80603</text:p>
              </table:table-cell>
              <table:table-cell office:value-type="float" office:value="1933.373535">
                <text:p>1933.373535</text:p>
              </table:table-cell>
              <table:table-cell office:value-type="float" office:value="1811.270508">
                <text:p>1811.270508</text:p>
              </table:table-cell>
              <table:table-cell office:value-type="float" office:value="1926.827881">
                <text:p>1926.827881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1824.823364">
                <text:p>1824.823364</text:p>
              </table:table-cell>
              <table:table-cell office:value-type="float" office:value="1904.929443">
                <text:p>1904.929443</text:p>
              </table:table-cell>
              <table:table-cell office:value-type="float" office:value="1846.718506">
                <text:p>1846.718506</text:p>
              </table:table-cell>
              <table:table-cell office:value-type="float" office:value="1892.405151">
                <text:p>1892.405151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1808.243408">
                <text:p>1808.243408</text:p>
              </table:table-cell>
              <table:table-cell office:value-type="float" office:value="1954.307129">
                <text:p>1954.307129</text:p>
              </table:table-cell>
              <table:table-cell office:value-type="float" office:value="1821.768799">
                <text:p>1821.768799</text:p>
              </table:table-cell>
              <table:table-cell office:value-type="float" office:value="1948.662476">
                <text:p>1948.6624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99.61084">
                <text:p>1799.61084</text:p>
              </table:table-cell>
              <table:table-cell office:value-type="float" office:value="1938.792114">
                <text:p>1938.792114</text:p>
              </table:table-cell>
              <table:table-cell office:value-type="float" office:value="1817.863403">
                <text:p>1817.863403</text:p>
              </table:table-cell>
              <table:table-cell office:value-type="float" office:value="1931.679199">
                <text:p>1931.679199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1827.789551">
                <text:p>1827.789551</text:p>
              </table:table-cell>
              <table:table-cell office:value-type="float" office:value="1903.964355">
                <text:p>1903.964355</text:p>
              </table:table-cell>
              <table:table-cell office:value-type="float" office:value="1846.436523">
                <text:p>1846.436523</text:p>
              </table:table-cell>
              <table:table-cell office:value-type="float" office:value="1892.575439">
                <text:p>1892.575439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1813.471802">
                <text:p>1813.471802</text:p>
              </table:table-cell>
              <table:table-cell office:value-type="float" office:value="1952.474854">
                <text:p>1952.474854</text:p>
              </table:table-cell>
              <table:table-cell office:value-type="float" office:value="1827.562988">
                <text:p>1827.562988</text:p>
              </table:table-cell>
              <table:table-cell office:value-type="float" office:value="1946.539185">
                <text:p>1946.539185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1805.861816">
                <text:p>1805.861816</text:p>
              </table:table-cell>
              <table:table-cell office:value-type="float" office:value="1950.218994">
                <text:p>1950.218994</text:p>
              </table:table-cell>
              <table:table-cell office:value-type="float" office:value="1822.002197">
                <text:p>1822.002197</text:p>
              </table:table-cell>
              <table:table-cell office:value-type="float" office:value="1939.903076">
                <text:p>1939.903076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1827.483154">
                <text:p>1827.483154</text:p>
              </table:table-cell>
              <table:table-cell office:value-type="float" office:value="1914.32019">
                <text:p>1914.32019</text:p>
              </table:table-cell>
              <table:table-cell office:value-type="float" office:value="1849.970215">
                <text:p>1849.970215</text:p>
              </table:table-cell>
              <table:table-cell office:value-type="float" office:value="1903.608276">
                <text:p>1903.6082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15.525269">
                <text:p>1815.525269</text:p>
              </table:table-cell>
              <table:table-cell office:value-type="float" office:value="1965.801392">
                <text:p>1965.801392</text:p>
              </table:table-cell>
              <table:table-cell office:value-type="float" office:value="1831.15979">
                <text:p>1831.15979</text:p>
              </table:table-cell>
              <table:table-cell office:value-type="float" office:value="1955.97937">
                <text:p>1955.97937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1808.692139">
                <text:p>1808.692139</text:p>
              </table:table-cell>
              <table:table-cell office:value-type="float" office:value="1944.310303">
                <text:p>1944.310303</text:p>
              </table:table-cell>
              <table:table-cell office:value-type="float" office:value="1827.983765">
                <text:p>1827.983765</text:p>
              </table:table-cell>
              <table:table-cell office:value-type="float" office:value="1938.379028">
                <text:p>1938.379028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1828.712158">
                <text:p>1828.712158</text:p>
              </table:table-cell>
              <table:table-cell office:value-type="float" office:value="1936.868286">
                <text:p>1936.868286</text:p>
              </table:table-cell>
              <table:table-cell office:value-type="float" office:value="1849.590454">
                <text:p>1849.590454</text:p>
              </table:table-cell>
              <table:table-cell office:value-type="float" office:value="1924.952881">
                <text:p>1924.952881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1824.565552">
                <text:p>1824.565552</text:p>
              </table:table-cell>
              <table:table-cell office:value-type="float" office:value="1956.563477">
                <text:p>1956.563477</text:p>
              </table:table-cell>
              <table:table-cell office:value-type="float" office:value="1839.814575">
                <text:p>1839.814575</text:p>
              </table:table-cell>
              <table:table-cell office:value-type="float" office:value="1948.209473">
                <text:p>1948.209473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1811.080566">
                <text:p>1811.080566</text:p>
              </table:table-cell>
              <table:table-cell office:value-type="float" office:value="1964.057617">
                <text:p>1964.057617</text:p>
              </table:table-cell>
              <table:table-cell office:value-type="float" office:value="1824.892212">
                <text:p>1824.892212</text:p>
              </table:table-cell>
              <table:table-cell office:value-type="float" office:value="1957.80603">
                <text:p>1957.8060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832.518188">
                <text:p>1832.518188</text:p>
              </table:table-cell>
              <table:table-cell office:value-type="float" office:value="1937.550537">
                <text:p>1937.550537</text:p>
              </table:table-cell>
              <table:table-cell office:value-type="float" office:value="1853.118896">
                <text:p>1853.118896</text:p>
              </table:table-cell>
              <table:table-cell office:value-type="float" office:value="1930.086792">
                <text:p>1930.086792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1830.888672">
                <text:p>1830.888672</text:p>
              </table:table-cell>
              <table:table-cell office:value-type="float" office:value="1961.97998">
                <text:p>1961.97998</text:p>
              </table:table-cell>
              <table:table-cell office:value-type="float" office:value="1846.957397">
                <text:p>1846.957397</text:p>
              </table:table-cell>
              <table:table-cell office:value-type="float" office:value="1954.01123">
                <text:p>1954.01123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1811.186157">
                <text:p>1811.186157</text:p>
              </table:table-cell>
              <table:table-cell office:value-type="float" office:value="1965.749756">
                <text:p>1965.749756</text:p>
              </table:table-cell>
              <table:table-cell office:value-type="float" office:value="1831.983154">
                <text:p>1831.983154</text:p>
              </table:table-cell>
              <table:table-cell office:value-type="float" office:value="1959.065796">
                <text:p>1959.065796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1839.662842">
                <text:p>1839.662842</text:p>
              </table:table-cell>
              <table:table-cell office:value-type="float" office:value="1930.131226">
                <text:p>1930.131226</text:p>
              </table:table-cell>
              <table:table-cell office:value-type="float" office:value="1861.567993">
                <text:p>1861.567993</text:p>
              </table:table-cell>
              <table:table-cell office:value-type="float" office:value="1922.296265">
                <text:p>1922.296265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1831.189331">
                <text:p>1831.189331</text:p>
              </table:table-cell>
              <table:table-cell office:value-type="float" office:value="1957.654297">
                <text:p>1957.654297</text:p>
              </table:table-cell>
              <table:table-cell office:value-type="float" office:value="1847.682495">
                <text:p>1847.682495</text:p>
              </table:table-cell>
              <table:table-cell office:value-type="float" office:value="1951.019531">
                <text:p>1951.0195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15.685303">
                <text:p>1815.685303</text:p>
              </table:table-cell>
              <table:table-cell office:value-type="float" office:value="1972.560181">
                <text:p>1972.560181</text:p>
              </table:table-cell>
              <table:table-cell office:value-type="float" office:value="1829.303345">
                <text:p>1829.303345</text:p>
              </table:table-cell>
              <table:table-cell office:value-type="float" office:value="1968.828979">
                <text:p>1968.828979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1840.5177">
                <text:p>1840.5177</text:p>
              </table:table-cell>
              <table:table-cell office:value-type="float" office:value="1934.095337">
                <text:p>1934.095337</text:p>
              </table:table-cell>
              <table:table-cell office:value-type="float" office:value="1860.642212">
                <text:p>1860.642212</text:p>
              </table:table-cell>
              <table:table-cell office:value-type="float" office:value="1926.410767">
                <text:p>1926.410767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1839.918701">
                <text:p>1839.918701</text:p>
              </table:table-cell>
              <table:table-cell office:value-type="float" office:value="1956.913208">
                <text:p>1956.913208</text:p>
              </table:table-cell>
              <table:table-cell office:value-type="float" office:value="1857.064209">
                <text:p>1857.064209</text:p>
              </table:table-cell>
              <table:table-cell office:value-type="float" office:value="1947.97583">
                <text:p>1947.97583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1815.146118">
                <text:p>1815.146118</text:p>
              </table:table-cell>
              <table:table-cell office:value-type="float" office:value="1982.914429">
                <text:p>1982.914429</text:p>
              </table:table-cell>
              <table:table-cell office:value-type="float" office:value="1832.137939">
                <text:p>1832.137939</text:p>
              </table:table-cell>
              <table:table-cell office:value-type="float" office:value="1975.788452">
                <text:p>1975.788452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1840.602539">
                <text:p>1840.602539</text:p>
              </table:table-cell>
              <table:table-cell office:value-type="float" office:value="1928.195068">
                <text:p>1928.195068</text:p>
              </table:table-cell>
              <table:table-cell office:value-type="float" office:value="1865.660767">
                <text:p>1865.660767</text:p>
              </table:table-cell>
              <table:table-cell office:value-type="float" office:value="1916.930664">
                <text:p>1916.93066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50.292603">
                <text:p>1850.292603</text:p>
              </table:table-cell>
              <table:table-cell office:value-type="float" office:value="1956.689087">
                <text:p>1956.689087</text:p>
              </table:table-cell>
              <table:table-cell office:value-type="float" office:value="1867.043701">
                <text:p>1867.043701</text:p>
              </table:table-cell>
              <table:table-cell office:value-type="float" office:value="1951.189453">
                <text:p>1951.189453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1817.460938">
                <text:p>1817.460938</text:p>
              </table:table-cell>
              <table:table-cell office:value-type="float" office:value="1998.309082">
                <text:p>1998.309082</text:p>
              </table:table-cell>
              <table:table-cell office:value-type="float" office:value="1833.061279">
                <text:p>1833.061279</text:p>
              </table:table-cell>
              <table:table-cell office:value-type="float" office:value="1988.678589">
                <text:p>1988.678589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1852.689209">
                <text:p>1852.689209</text:p>
              </table:table-cell>
              <table:table-cell office:value-type="float" office:value="1950.275391">
                <text:p>1950.275391</text:p>
              </table:table-cell>
              <table:table-cell office:value-type="float" office:value="1876.53418">
                <text:p>1876.53418</text:p>
              </table:table-cell>
              <table:table-cell office:value-type="float" office:value="1941.482666">
                <text:p>1941.482666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1854.892578">
                <text:p>1854.892578</text:p>
              </table:table-cell>
              <table:table-cell office:value-type="float" office:value="1964.486694">
                <text:p>1964.486694</text:p>
              </table:table-cell>
              <table:table-cell office:value-type="float" office:value="1873.705566">
                <text:p>1873.705566</text:p>
              </table:table-cell>
              <table:table-cell office:value-type="float" office:value="1958.085815">
                <text:p>1958.085815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1813.037598">
                <text:p>1813.037598</text:p>
              </table:table-cell>
              <table:table-cell office:value-type="float" office:value="1984.02124">
                <text:p>1984.02124</text:p>
              </table:table-cell>
              <table:table-cell office:value-type="float" office:value="1828.967773">
                <text:p>1828.967773</text:p>
              </table:table-cell>
              <table:table-cell office:value-type="float" office:value="1980.073608">
                <text:p>1980.0736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16.41626">
                <text:p>1816.41626</text:p>
              </table:table-cell>
              <table:table-cell office:value-type="float" office:value="1912.792603">
                <text:p>1912.792603</text:p>
              </table:table-cell>
              <table:table-cell office:value-type="float" office:value="1840.933228">
                <text:p>1840.933228</text:p>
              </table:table-cell>
              <table:table-cell office:value-type="float" office:value="1904.072021">
                <text:p>1904.072021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1789.906494">
                <text:p>1789.906494</text:p>
              </table:table-cell>
              <table:table-cell office:value-type="float" office:value="1932.810059">
                <text:p>1932.810059</text:p>
              </table:table-cell>
              <table:table-cell office:value-type="float" office:value="1799.468018">
                <text:p>1799.468018</text:p>
              </table:table-cell>
              <table:table-cell office:value-type="float" office:value="1932.574829">
                <text:p>1932.574829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1730.486938">
                <text:p>1730.486938</text:p>
              </table:table-cell>
              <table:table-cell office:value-type="float" office:value="1922.292236">
                <text:p>1922.292236</text:p>
              </table:table-cell>
              <table:table-cell office:value-type="float" office:value="1746.815063">
                <text:p>1746.815063</text:p>
              </table:table-cell>
              <table:table-cell office:value-type="float" office:value="1923.405518">
                <text:p>1923.405518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1754.001587">
                <text:p>1754.001587</text:p>
              </table:table-cell>
              <table:table-cell office:value-type="float" office:value="1831.678833">
                <text:p>1831.678833</text:p>
              </table:table-cell>
              <table:table-cell office:value-type="float" office:value="1776.471558">
                <text:p>1776.471558</text:p>
              </table:table-cell>
              <table:table-cell office:value-type="float" office:value="1831.009766">
                <text:p>1831.009766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1729.363892">
                <text:p>1729.363892</text:p>
              </table:table-cell>
              <table:table-cell office:value-type="float" office:value="1860.789795">
                <text:p>1860.789795</text:p>
              </table:table-cell>
              <table:table-cell office:value-type="float" office:value="1744.256104">
                <text:p>1744.256104</text:p>
              </table:table-cell>
              <table:table-cell office:value-type="float" office:value="1856.695435">
                <text:p>1856.69543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683.257324">
                <text:p>1683.257324</text:p>
              </table:table-cell>
              <table:table-cell office:value-type="float" office:value="1845.538696">
                <text:p>1845.538696</text:p>
              </table:table-cell>
              <table:table-cell office:value-type="float" office:value="1698.556274">
                <text:p>1698.556274</text:p>
              </table:table-cell>
              <table:table-cell office:value-type="float" office:value="1846.492188">
                <text:p>1846.492188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1702.671997">
                <text:p>1702.671997</text:p>
              </table:table-cell>
              <table:table-cell office:value-type="float" office:value="1782.347412">
                <text:p>1782.347412</text:p>
              </table:table-cell>
              <table:table-cell office:value-type="float" office:value="1717.474976">
                <text:p>1717.474976</text:p>
              </table:table-cell>
              <table:table-cell office:value-type="float" office:value="1780.682251">
                <text:p>1780.682251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1682.494019">
                <text:p>1682.494019</text:p>
              </table:table-cell>
              <table:table-cell office:value-type="float" office:value="1790.65625">
                <text:p>1790.65625</text:p>
              </table:table-cell>
              <table:table-cell office:value-type="float" office:value="1696.877319">
                <text:p>1696.877319</text:p>
              </table:table-cell>
              <table:table-cell office:value-type="float" office:value="1792.603638">
                <text:p>1792.603638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1654.720215">
                <text:p>1654.720215</text:p>
              </table:table-cell>
              <table:table-cell office:value-type="float" office:value="1789.243774">
                <text:p>1789.243774</text:p>
              </table:table-cell>
              <table:table-cell office:value-type="float" office:value="1671.886353">
                <text:p>1671.886353</text:p>
              </table:table-cell>
              <table:table-cell office:value-type="float" office:value="1770.719482">
                <text:p>1770.719482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1670.829712">
                <text:p>1670.829712</text:p>
              </table:table-cell>
              <table:table-cell office:value-type="float" office:value="1740.233765">
                <text:p>1740.233765</text:p>
              </table:table-cell>
              <table:table-cell office:value-type="float" office:value="1674.337402">
                <text:p>1674.337402</text:p>
              </table:table-cell>
              <table:table-cell office:value-type="float" office:value="1740.263916">
                <text:p>1740.26391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653.588013">
                <text:p>1653.588013</text:p>
              </table:table-cell>
              <table:table-cell office:value-type="float" office:value="1741.9823">
                <text:p>1741.9823</text:p>
              </table:table-cell>
              <table:table-cell office:value-type="float" office:value="1660.172241">
                <text:p>1660.172241</text:p>
              </table:table-cell>
              <table:table-cell office:value-type="float" office:value="1746.919434">
                <text:p>1746.919434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1637.816895">
                <text:p>1637.816895</text:p>
              </table:table-cell>
              <table:table-cell office:value-type="float" office:value="1730.58374">
                <text:p>1730.58374</text:p>
              </table:table-cell>
              <table:table-cell office:value-type="float" office:value="1650.384888">
                <text:p>1650.384888</text:p>
              </table:table-cell>
              <table:table-cell office:value-type="float" office:value="1732.148193">
                <text:p>1732.148193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1632.177734">
                <text:p>1632.177734</text:p>
              </table:table-cell>
              <table:table-cell office:value-type="float" office:value="1715.072266">
                <text:p>1715.072266</text:p>
              </table:table-cell>
              <table:table-cell office:value-type="float" office:value="1645.876099">
                <text:p>1645.876099</text:p>
              </table:table-cell>
              <table:table-cell office:value-type="float" office:value="1713.299194">
                <text:p>1713.299194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1625.775146">
                <text:p>1625.775146</text:p>
              </table:table-cell>
              <table:table-cell office:value-type="float" office:value="1704.747803">
                <text:p>1704.747803</text:p>
              </table:table-cell>
              <table:table-cell office:value-type="float" office:value="1635.87915">
                <text:p>1635.87915</text:p>
              </table:table-cell>
              <table:table-cell office:value-type="float" office:value="1705.07373">
                <text:p>1705.07373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1616.960571">
                <text:p>1616.960571</text:p>
              </table:table-cell>
              <table:table-cell office:value-type="float" office:value="1693.601929">
                <text:p>1693.601929</text:p>
              </table:table-cell>
              <table:table-cell office:value-type="float" office:value="1627.928589">
                <text:p>1627.928589</text:p>
              </table:table-cell>
              <table:table-cell office:value-type="float" office:value="1693.666016">
                <text:p>1693.6660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12.184814">
                <text:p>1612.184814</text:p>
              </table:table-cell>
              <table:table-cell office:value-type="float" office:value="1686.321655">
                <text:p>1686.321655</text:p>
              </table:table-cell>
              <table:table-cell office:value-type="float" office:value="1621.454834">
                <text:p>1621.454834</text:p>
              </table:table-cell>
              <table:table-cell office:value-type="float" office:value="1679.515625">
                <text:p>1679.515625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1609.323486">
                <text:p>1609.323486</text:p>
              </table:table-cell>
              <table:table-cell office:value-type="float" office:value="1672.501587">
                <text:p>1672.501587</text:p>
              </table:table-cell>
              <table:table-cell office:value-type="float" office:value="1615.157837">
                <text:p>1615.157837</text:p>
              </table:table-cell>
              <table:table-cell office:value-type="float" office:value="1671.776978">
                <text:p>1671.776978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1601.653564">
                <text:p>1601.653564</text:p>
              </table:table-cell>
              <table:table-cell office:value-type="float" office:value="1665.45459">
                <text:p>1665.45459</text:p>
              </table:table-cell>
              <table:table-cell office:value-type="float" office:value="1610.249756">
                <text:p>1610.249756</text:p>
              </table:table-cell>
              <table:table-cell office:value-type="float" office:value="1667.269897">
                <text:p>1667.269897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1598.036011">
                <text:p>1598.036011</text:p>
              </table:table-cell>
              <table:table-cell office:value-type="float" office:value="1656.36792">
                <text:p>1656.36792</text:p>
              </table:table-cell>
              <table:table-cell office:value-type="float" office:value="1610.415161">
                <text:p>1610.415161</text:p>
              </table:table-cell>
              <table:table-cell office:value-type="float" office:value="1652.981323">
                <text:p>1652.981323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1594.979004">
                <text:p>1594.979004</text:p>
              </table:table-cell>
              <table:table-cell office:value-type="float" office:value="1657.047729">
                <text:p>1657.047729</text:p>
              </table:table-cell>
              <table:table-cell office:value-type="float" office:value="1599.199097">
                <text:p>1599.199097</text:p>
              </table:table-cell>
              <table:table-cell office:value-type="float" office:value="1653.19043">
                <text:p>1653.1904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93.662842">
                <text:p>1593.662842</text:p>
              </table:table-cell>
              <table:table-cell office:value-type="float" office:value="1643.812012">
                <text:p>1643.812012</text:p>
              </table:table-cell>
              <table:table-cell office:value-type="float" office:value="1599.350342">
                <text:p>1599.350342</text:p>
              </table:table-cell>
              <table:table-cell office:value-type="float" office:value="1645.229248">
                <text:p>1645.229248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1583.36377">
                <text:p>1583.36377</text:p>
              </table:table-cell>
              <table:table-cell office:value-type="float" office:value="1638.222046">
                <text:p>1638.222046</text:p>
              </table:table-cell>
              <table:table-cell office:value-type="float" office:value="1595.582886">
                <text:p>1595.582886</text:p>
              </table:table-cell>
              <table:table-cell office:value-type="float" office:value="1637.212402">
                <text:p>1637.212402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1586.311646">
                <text:p>1586.311646</text:p>
              </table:table-cell>
              <table:table-cell office:value-type="float" office:value="1631.335327">
                <text:p>1631.335327</text:p>
              </table:table-cell>
              <table:table-cell office:value-type="float" office:value="1594.047241">
                <text:p>1594.047241</text:p>
              </table:table-cell>
              <table:table-cell office:value-type="float" office:value="1632.184814">
                <text:p>1632.184814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1579.932495">
                <text:p>1579.932495</text:p>
              </table:table-cell>
              <table:table-cell office:value-type="float" office:value="1629.877686">
                <text:p>1629.877686</text:p>
              </table:table-cell>
              <table:table-cell office:value-type="float" office:value="1589.032227">
                <text:p>1589.032227</text:p>
              </table:table-cell>
              <table:table-cell office:value-type="float" office:value="1626.001831">
                <text:p>1626.001831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1576.155029">
                <text:p>1576.155029</text:p>
              </table:table-cell>
              <table:table-cell office:value-type="float" office:value="1626.618896">
                <text:p>1626.618896</text:p>
              </table:table-cell>
              <table:table-cell office:value-type="float" office:value="1583.875977">
                <text:p>1583.875977</text:p>
              </table:table-cell>
              <table:table-cell office:value-type="float" office:value="1625.88855">
                <text:p>1625.888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77.502808">
                <text:p>1577.502808</text:p>
              </table:table-cell>
              <table:table-cell office:value-type="float" office:value="1618.073975">
                <text:p>1618.073975</text:p>
              </table:table-cell>
              <table:table-cell office:value-type="float" office:value="1584.478638">
                <text:p>1584.478638</text:p>
              </table:table-cell>
              <table:table-cell office:value-type="float" office:value="1621.792603">
                <text:p>1621.792603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1572.843994">
                <text:p>1572.843994</text:p>
              </table:table-cell>
              <table:table-cell office:value-type="float" office:value="1614.658569">
                <text:p>1614.658569</text:p>
              </table:table-cell>
              <table:table-cell office:value-type="float" office:value="1581.930176">
                <text:p>1581.930176</text:p>
              </table:table-cell>
              <table:table-cell office:value-type="float" office:value="1615.78479">
                <text:p>1615.78479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1576.694946">
                <text:p>1576.694946</text:p>
              </table:table-cell>
              <table:table-cell office:value-type="float" office:value="1609.443481">
                <text:p>1609.443481</text:p>
              </table:table-cell>
              <table:table-cell office:value-type="float" office:value="1582.559326">
                <text:p>1582.559326</text:p>
              </table:table-cell>
              <table:table-cell office:value-type="float" office:value="1612.352295">
                <text:p>1612.352295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1571.1521">
                <text:p>1571.1521</text:p>
              </table:table-cell>
              <table:table-cell office:value-type="float" office:value="1605.780151">
                <text:p>1605.780151</text:p>
              </table:table-cell>
              <table:table-cell office:value-type="float" office:value="1582.348022">
                <text:p>1582.348022</text:p>
              </table:table-cell>
              <table:table-cell office:value-type="float" office:value="1606.417725">
                <text:p>1606.417725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1572.717651">
                <text:p>1572.717651</text:p>
              </table:table-cell>
              <table:table-cell office:value-type="float" office:value="1603.422363">
                <text:p>1603.422363</text:p>
              </table:table-cell>
              <table:table-cell office:value-type="float" office:value="1579.696777">
                <text:p>1579.696777</text:p>
              </table:table-cell>
              <table:table-cell office:value-type="float" office:value="1604.547363">
                <text:p>1604.54736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67.816772">
                <text:p>1567.816772</text:p>
              </table:table-cell>
              <table:table-cell office:value-type="float" office:value="1598.049805">
                <text:p>1598.049805</text:p>
              </table:table-cell>
              <table:table-cell office:value-type="float" office:value="1579.607178">
                <text:p>1579.607178</text:p>
              </table:table-cell>
              <table:table-cell office:value-type="float" office:value="1599.299683">
                <text:p>1599.299683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1567.780151">
                <text:p>1567.780151</text:p>
              </table:table-cell>
              <table:table-cell office:value-type="float" office:value="1601.05896">
                <text:p>1601.05896</text:p>
              </table:table-cell>
              <table:table-cell office:value-type="float" office:value="1577.573242">
                <text:p>1577.573242</text:p>
              </table:table-cell>
              <table:table-cell office:value-type="float" office:value="1599.632812">
                <text:p>1599.632812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1568.676025">
                <text:p>1568.676025</text:p>
              </table:table-cell>
              <table:table-cell office:value-type="float" office:value="1589.443237">
                <text:p>1589.443237</text:p>
              </table:table-cell>
              <table:table-cell office:value-type="float" office:value="1575.094238">
                <text:p>1575.094238</text:p>
              </table:table-cell>
              <table:table-cell office:value-type="float" office:value="1598.656006">
                <text:p>1598.656006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565.777832">
                <text:p>1565.777832</text:p>
              </table:table-cell>
              <table:table-cell office:value-type="float" office:value="1591.062012">
                <text:p>1591.062012</text:p>
              </table:table-cell>
              <table:table-cell office:value-type="float" office:value="1577.50769">
                <text:p>1577.50769</text:p>
              </table:table-cell>
              <table:table-cell office:value-type="float" office:value="1594.685425">
                <text:p>1594.685425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1562.445923">
                <text:p>1562.445923</text:p>
              </table:table-cell>
              <table:table-cell office:value-type="float" office:value="1589.385498">
                <text:p>1589.385498</text:p>
              </table:table-cell>
              <table:table-cell office:value-type="float" office:value="1575.332031">
                <text:p>1575.332031</text:p>
              </table:table-cell>
              <table:table-cell office:value-type="float" office:value="1592.26001">
                <text:p>1592.2600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65.199219">
                <text:p>1565.199219</text:p>
              </table:table-cell>
              <table:table-cell office:value-type="float" office:value="1585.457153">
                <text:p>1585.457153</text:p>
              </table:table-cell>
              <table:table-cell office:value-type="float" office:value="1568.936401">
                <text:p>1568.936401</text:p>
              </table:table-cell>
              <table:table-cell office:value-type="float" office:value="1596.018677">
                <text:p>1596.018677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1573.953125">
                <text:p>1573.953125</text:p>
              </table:table-cell>
              <table:table-cell office:value-type="float" office:value="1593.732422">
                <text:p>1593.732422</text:p>
              </table:table-cell>
              <table:table-cell office:value-type="float" office:value="1565.945801">
                <text:p>1565.945801</text:p>
              </table:table-cell>
              <table:table-cell office:value-type="float" office:value="1581.416748">
                <text:p>1581.416748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1569.266724">
                <text:p>1569.266724</text:p>
              </table:table-cell>
              <table:table-cell office:value-type="float" office:value="1587.712158">
                <text:p>1587.712158</text:p>
              </table:table-cell>
              <table:table-cell office:value-type="float" office:value="1567.337402">
                <text:p>1567.337402</text:p>
              </table:table-cell>
              <table:table-cell office:value-type="float" office:value="1585.125244">
                <text:p>1585.125244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1567.714722">
                <text:p>1567.714722</text:p>
              </table:table-cell>
              <table:table-cell office:value-type="float" office:value="1585.216553">
                <text:p>1585.216553</text:p>
              </table:table-cell>
              <table:table-cell office:value-type="float" office:value="1568.923096">
                <text:p>1568.923096</text:p>
              </table:table-cell>
              <table:table-cell office:value-type="float" office:value="1581.298218">
                <text:p>1581.298218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1565.776001">
                <text:p>1565.776001</text:p>
              </table:table-cell>
              <table:table-cell office:value-type="float" office:value="1583.959351">
                <text:p>1583.959351</text:p>
              </table:table-cell>
              <table:table-cell office:value-type="float" office:value="1567.703491">
                <text:p>1567.703491</text:p>
              </table:table-cell>
              <table:table-cell office:value-type="float" office:value="1582.645264">
                <text:p>1582.64526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62.322021">
                <text:p>1562.322021</text:p>
              </table:table-cell>
              <table:table-cell office:value-type="float" office:value="1585.077393">
                <text:p>1585.077393</text:p>
              </table:table-cell>
              <table:table-cell office:value-type="float" office:value="1566.526733">
                <text:p>1566.526733</text:p>
              </table:table-cell>
              <table:table-cell office:value-type="float" office:value="1579.852051">
                <text:p>1579.852051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1564.346436">
                <text:p>1564.346436</text:p>
              </table:table-cell>
              <table:table-cell office:value-type="float" office:value="1578.632202">
                <text:p>1578.632202</text:p>
              </table:table-cell>
              <table:table-cell office:value-type="float" office:value="1566.880615">
                <text:p>1566.880615</text:p>
              </table:table-cell>
              <table:table-cell office:value-type="float" office:value="1576.72229">
                <text:p>1576.72229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1565.492798">
                <text:p>1565.492798</text:p>
              </table:table-cell>
              <table:table-cell office:value-type="float" office:value="1577.553589">
                <text:p>1577.553589</text:p>
              </table:table-cell>
              <table:table-cell office:value-type="float" office:value="1568.445679">
                <text:p>1568.445679</text:p>
              </table:table-cell>
              <table:table-cell office:value-type="float" office:value="1575.989746">
                <text:p>1575.989746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1567.189697">
                <text:p>1567.189697</text:p>
              </table:table-cell>
              <table:table-cell office:value-type="float" office:value="1580.344971">
                <text:p>1580.344971</text:p>
              </table:table-cell>
              <table:table-cell office:value-type="float" office:value="1567.146484">
                <text:p>1567.146484</text:p>
              </table:table-cell>
              <table:table-cell office:value-type="float" office:value="1577.082153">
                <text:p>1577.082153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565.753296">
                <text:p>1565.753296</text:p>
              </table:table-cell>
              <table:table-cell office:value-type="float" office:value="1577.839966">
                <text:p>1577.839966</text:p>
              </table:table-cell>
              <table:table-cell office:value-type="float" office:value="1567.098145">
                <text:p>1567.098145</text:p>
              </table:table-cell>
              <table:table-cell office:value-type="float" office:value="1577.367432">
                <text:p>1577.3674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565.877686">
                <text:p>1565.877686</text:p>
              </table:table-cell>
              <table:table-cell office:value-type="float" office:value="1574.288696">
                <text:p>1574.288696</text:p>
              </table:table-cell>
              <table:table-cell office:value-type="float" office:value="1568.878784">
                <text:p>1568.878784</text:p>
              </table:table-cell>
              <table:table-cell office:value-type="float" office:value="1569.193115">
                <text:p>1569.193115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1564.597656">
                <text:p>1564.597656</text:p>
              </table:table-cell>
              <table:table-cell office:value-type="float" office:value="1578.11499">
                <text:p>1578.11499</text:p>
              </table:table-cell>
              <table:table-cell office:value-type="float" office:value="1565.139893">
                <text:p>1565.139893</text:p>
              </table:table-cell>
              <table:table-cell office:value-type="float" office:value="1577.494019">
                <text:p>1577.494019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1565.519409">
                <text:p>1565.519409</text:p>
              </table:table-cell>
              <table:table-cell office:value-type="float" office:value="1573.664673">
                <text:p>1573.664673</text:p>
              </table:table-cell>
              <table:table-cell office:value-type="float" office:value="1562.355591">
                <text:p>1562.355591</text:p>
              </table:table-cell>
              <table:table-cell office:value-type="float" office:value="1575.251831">
                <text:p>1575.251831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1567.77356">
                <text:p>1567.77356</text:p>
              </table:table-cell>
              <table:table-cell office:value-type="float" office:value="1570.621216">
                <text:p>1570.621216</text:p>
              </table:table-cell>
              <table:table-cell office:value-type="float" office:value="1567.410156">
                <text:p>1567.410156</text:p>
              </table:table-cell>
              <table:table-cell office:value-type="float" office:value="1571.290405">
                <text:p>1571.290405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1567.498779">
                <text:p>1567.498779</text:p>
              </table:table-cell>
              <table:table-cell office:value-type="float" office:value="1572.558105">
                <text:p>1572.558105</text:p>
              </table:table-cell>
              <table:table-cell office:value-type="float" office:value="1565.252563">
                <text:p>1565.252563</text:p>
              </table:table-cell>
              <table:table-cell office:value-type="float" office:value="1571.996826">
                <text:p>1571.99682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566.396729">
                <text:p>1566.396729</text:p>
              </table:table-cell>
              <table:table-cell office:value-type="float" office:value="1573.493408">
                <text:p>1573.493408</text:p>
              </table:table-cell>
              <table:table-cell office:value-type="float" office:value="1566.152222">
                <text:p>1566.152222</text:p>
              </table:table-cell>
              <table:table-cell office:value-type="float" office:value="1573.298218">
                <text:p>1573.298218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1564.229004">
                <text:p>1564.229004</text:p>
              </table:table-cell>
              <table:table-cell office:value-type="float" office:value="1574.957764">
                <text:p>1574.957764</text:p>
              </table:table-cell>
              <table:table-cell office:value-type="float" office:value="1565.552856">
                <text:p>1565.552856</text:p>
              </table:table-cell>
              <table:table-cell office:value-type="float" office:value="1572.75293">
                <text:p>1572.75293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1586.647827">
                <text:p>1586.647827</text:p>
              </table:table-cell>
              <table:table-cell office:value-type="float" office:value="1622.731445">
                <text:p>1622.731445</text:p>
              </table:table-cell>
              <table:table-cell office:value-type="float" office:value="1520.075806">
                <text:p>1520.075806</text:p>
              </table:table-cell>
              <table:table-cell office:value-type="float" office:value="1536.371582">
                <text:p>1536.371582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1586.945312">
                <text:p>1586.945312</text:p>
              </table:table-cell>
              <table:table-cell office:value-type="float" office:value="1598.587769">
                <text:p>1598.587769</text:p>
              </table:table-cell>
              <table:table-cell office:value-type="float" office:value="1542.727051">
                <text:p>1542.727051</text:p>
              </table:table-cell>
              <table:table-cell office:value-type="float" office:value="1562.376953">
                <text:p>1562.376953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1583.523315">
                <text:p>1583.523315</text:p>
              </table:table-cell>
              <table:table-cell office:value-type="float" office:value="1594.284302">
                <text:p>1594.284302</text:p>
              </table:table-cell>
              <table:table-cell office:value-type="float" office:value="1587.857056">
                <text:p>1587.857056</text:p>
              </table:table-cell>
              <table:table-cell office:value-type="float" office:value="1596.568359">
                <text:p>1596.56835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06.92395">
                <text:p>1606.92395</text:p>
              </table:table-cell>
              <table:table-cell office:value-type="float" office:value="1650.630981">
                <text:p>1650.630981</text:p>
              </table:table-cell>
              <table:table-cell office:value-type="float" office:value="1614.353394">
                <text:p>1614.353394</text:p>
              </table:table-cell>
              <table:table-cell office:value-type="float" office:value="1661.591064">
                <text:p>1661.591064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1657.821045">
                <text:p>1657.821045</text:p>
              </table:table-cell>
              <table:table-cell office:value-type="float" office:value="1657.860718">
                <text:p>1657.860718</text:p>
              </table:table-cell>
              <table:table-cell office:value-type="float" office:value="1673.766113">
                <text:p>1673.766113</text:p>
              </table:table-cell>
              <table:table-cell office:value-type="float" office:value="1656.401978">
                <text:p>1656.401978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1701.102661">
                <text:p>1701.102661</text:p>
              </table:table-cell>
              <table:table-cell office:value-type="float" office:value="1723.121826">
                <text:p>1723.121826</text:p>
              </table:table-cell>
              <table:table-cell office:value-type="float" office:value="1714.745972">
                <text:p>1714.745972</text:p>
              </table:table-cell>
              <table:table-cell office:value-type="float" office:value="1720.365356">
                <text:p>1720.365356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1731.088379">
                <text:p>1731.088379</text:p>
              </table:table-cell>
              <table:table-cell office:value-type="float" office:value="1739.361206">
                <text:p>1739.361206</text:p>
              </table:table-cell>
              <table:table-cell office:value-type="float" office:value="1745.376221">
                <text:p>1745.376221</text:p>
              </table:table-cell>
              <table:table-cell office:value-type="float" office:value="1731.495728">
                <text:p>1731.495728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1747.535645">
                <text:p>1747.535645</text:p>
              </table:table-cell>
              <table:table-cell office:value-type="float" office:value="1832.73291">
                <text:p>1832.73291</text:p>
              </table:table-cell>
              <table:table-cell office:value-type="float" office:value="1757.882935">
                <text:p>1757.882935</text:p>
              </table:table-cell>
              <table:table-cell office:value-type="float" office:value="1827.947754">
                <text:p>1827.94775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60.026123">
                <text:p>1760.026123</text:p>
              </table:table-cell>
              <table:table-cell office:value-type="float" office:value="1833.095947">
                <text:p>1833.095947</text:p>
              </table:table-cell>
              <table:table-cell office:value-type="float" office:value="1778.669434">
                <text:p>1778.669434</text:p>
              </table:table-cell>
              <table:table-cell office:value-type="float" office:value="1820.944092">
                <text:p>1820.944092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1774.49646">
                <text:p>1774.49646</text:p>
              </table:table-cell>
              <table:table-cell office:value-type="float" office:value="1862.009277">
                <text:p>1862.009277</text:p>
              </table:table-cell>
              <table:table-cell office:value-type="float" office:value="1785.957275">
                <text:p>1785.957275</text:p>
              </table:table-cell>
              <table:table-cell office:value-type="float" office:value="1849.386719">
                <text:p>1849.386719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1774.111694">
                <text:p>1774.111694</text:p>
              </table:table-cell>
              <table:table-cell office:value-type="float" office:value="1859.042725">
                <text:p>1859.042725</text:p>
              </table:table-cell>
              <table:table-cell office:value-type="float" office:value="1779.985718">
                <text:p>1779.985718</text:p>
              </table:table-cell>
              <table:table-cell office:value-type="float" office:value="1859.681763">
                <text:p>1859.681763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1758.274902">
                <text:p>1758.274902</text:p>
              </table:table-cell>
              <table:table-cell office:value-type="float" office:value="1865.394653">
                <text:p>1865.394653</text:p>
              </table:table-cell>
              <table:table-cell office:value-type="float" office:value="1771.099976">
                <text:p>1771.099976</text:p>
              </table:table-cell>
              <table:table-cell office:value-type="float" office:value="1866.729736">
                <text:p>1866.729736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1749.849365">
                <text:p>1749.849365</text:p>
              </table:table-cell>
              <table:table-cell office:value-type="float" office:value="1850.882935">
                <text:p>1850.882935</text:p>
              </table:table-cell>
              <table:table-cell office:value-type="float" office:value="1764.064209">
                <text:p>1764.064209</text:p>
              </table:table-cell>
              <table:table-cell office:value-type="float" office:value="1839.145386">
                <text:p>1839.14538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24.678833">
                <text:p>1724.678833</text:p>
              </table:table-cell>
              <table:table-cell office:value-type="float" office:value="1825.336426">
                <text:p>1825.336426</text:p>
              </table:table-cell>
              <table:table-cell office:value-type="float" office:value="1732.423462">
                <text:p>1732.423462</text:p>
              </table:table-cell>
              <table:table-cell office:value-type="float" office:value="1823.318359">
                <text:p>1823.318359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1689.802979">
                <text:p>1689.802979</text:p>
              </table:table-cell>
              <table:table-cell office:value-type="float" office:value="1803.615845">
                <text:p>1803.615845</text:p>
              </table:table-cell>
              <table:table-cell office:value-type="float" office:value="1694.991577">
                <text:p>1694.991577</text:p>
              </table:table-cell>
              <table:table-cell office:value-type="float" office:value="1801.230347">
                <text:p>1801.230347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1658.908203">
                <text:p>1658.908203</text:p>
              </table:table-cell>
              <table:table-cell office:value-type="float" office:value="1785.041626">
                <text:p>1785.041626</text:p>
              </table:table-cell>
              <table:table-cell office:value-type="float" office:value="1661.456177">
                <text:p>1661.456177</text:p>
              </table:table-cell>
              <table:table-cell office:value-type="float" office:value="1791.947876">
                <text:p>1791.947876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1643.080078">
                <text:p>1643.080078</text:p>
              </table:table-cell>
              <table:table-cell office:value-type="float" office:value="1754.189941">
                <text:p>1754.189941</text:p>
              </table:table-cell>
              <table:table-cell office:value-type="float" office:value="1645.780762">
                <text:p>1645.780762</text:p>
              </table:table-cell>
              <table:table-cell office:value-type="float" office:value="1761.807617">
                <text:p>1761.807617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1634.994263">
                <text:p>1634.994263</text:p>
              </table:table-cell>
              <table:table-cell office:value-type="float" office:value="1732.358154">
                <text:p>1732.358154</text:p>
              </table:table-cell>
              <table:table-cell office:value-type="float" office:value="1641.959473">
                <text:p>1641.959473</text:p>
              </table:table-cell>
              <table:table-cell office:value-type="float" office:value="1732.369141">
                <text:p>1732.36914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620.001831">
                <text:p>1620.001831</text:p>
              </table:table-cell>
              <table:table-cell office:value-type="float" office:value="1718.369629">
                <text:p>1718.369629</text:p>
              </table:table-cell>
              <table:table-cell office:value-type="float" office:value="1633.496826">
                <text:p>1633.496826</text:p>
              </table:table-cell>
              <table:table-cell office:value-type="float" office:value="1718.28894">
                <text:p>1718.28894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1613.1427">
                <text:p>1613.1427</text:p>
              </table:table-cell>
              <table:table-cell office:value-type="float" office:value="1701.287476">
                <text:p>1701.287476</text:p>
              </table:table-cell>
              <table:table-cell office:value-type="float" office:value="1631.686523">
                <text:p>1631.686523</text:p>
              </table:table-cell>
              <table:table-cell office:value-type="float" office:value="1691.873657">
                <text:p>1691.873657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1617.703125">
                <text:p>1617.703125</text:p>
              </table:table-cell>
              <table:table-cell office:value-type="float" office:value="1692.133179">
                <text:p>1692.133179</text:p>
              </table:table-cell>
              <table:table-cell office:value-type="float" office:value="1615.455322">
                <text:p>1615.455322</text:p>
              </table:table-cell>
              <table:table-cell office:value-type="float" office:value="1682.37439">
                <text:p>1682.37439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1618.932861">
                <text:p>1618.932861</text:p>
              </table:table-cell>
              <table:table-cell office:value-type="float" office:value="1672.882568">
                <text:p>1672.882568</text:p>
              </table:table-cell>
              <table:table-cell office:value-type="float" office:value="1621.205078">
                <text:p>1621.205078</text:p>
              </table:table-cell>
              <table:table-cell office:value-type="float" office:value="1676.31543">
                <text:p>1676.31543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1603.890503">
                <text:p>1603.890503</text:p>
              </table:table-cell>
              <table:table-cell office:value-type="float" office:value="1670.125244">
                <text:p>1670.125244</text:p>
              </table:table-cell>
              <table:table-cell office:value-type="float" office:value="1617.290161">
                <text:p>1617.290161</text:p>
              </table:table-cell>
              <table:table-cell office:value-type="float" office:value="1666.83313">
                <text:p>1666.833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1.603638">
                <text:p>1601.603638</text:p>
              </table:table-cell>
              <table:table-cell office:value-type="float" office:value="1664.456787">
                <text:p>1664.456787</text:p>
              </table:table-cell>
              <table:table-cell office:value-type="float" office:value="1609.59314">
                <text:p>1609.59314</text:p>
              </table:table-cell>
              <table:table-cell office:value-type="float" office:value="1661.238647">
                <text:p>1661.238647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1596.511597">
                <text:p>1596.511597</text:p>
              </table:table-cell>
              <table:table-cell office:value-type="float" office:value="1659.45105">
                <text:p>1659.45105</text:p>
              </table:table-cell>
              <table:table-cell office:value-type="float" office:value="1604.182373">
                <text:p>1604.182373</text:p>
              </table:table-cell>
              <table:table-cell office:value-type="float" office:value="1650.384155">
                <text:p>1650.384155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1595.956421">
                <text:p>1595.956421</text:p>
              </table:table-cell>
              <table:table-cell office:value-type="float" office:value="1647.273926">
                <text:p>1647.273926</text:p>
              </table:table-cell>
              <table:table-cell office:value-type="float" office:value="1600.682251">
                <text:p>1600.682251</text:p>
              </table:table-cell>
              <table:table-cell office:value-type="float" office:value="1644.880371">
                <text:p>1644.880371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1589.0354">
                <text:p>1589.0354</text:p>
              </table:table-cell>
              <table:table-cell office:value-type="float" office:value="1645.919922">
                <text:p>1645.919922</text:p>
              </table:table-cell>
              <table:table-cell office:value-type="float" office:value="1595.65686">
                <text:p>1595.65686</text:p>
              </table:table-cell>
              <table:table-cell office:value-type="float" office:value="1644.367554">
                <text:p>1644.367554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1590.650391">
                <text:p>1590.650391</text:p>
              </table:table-cell>
              <table:table-cell office:value-type="float" office:value="1636.535278">
                <text:p>1636.535278</text:p>
              </table:table-cell>
              <table:table-cell office:value-type="float" office:value="1598.496216">
                <text:p>1598.496216</text:p>
              </table:table-cell>
              <table:table-cell office:value-type="float" office:value="1633.655273">
                <text:p>1633.6552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587.934326">
                <text:p>1587.934326</text:p>
              </table:table-cell>
              <table:table-cell office:value-type="float" office:value="1630.581055">
                <text:p>1630.581055</text:p>
              </table:table-cell>
              <table:table-cell office:value-type="float" office:value="1589.964478">
                <text:p>1589.964478</text:p>
              </table:table-cell>
              <table:table-cell office:value-type="float" office:value="1626.554199">
                <text:p>1626.554199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1581.174438">
                <text:p>1581.174438</text:p>
              </table:table-cell>
              <table:table-cell office:value-type="float" office:value="1625.454834">
                <text:p>1625.454834</text:p>
              </table:table-cell>
              <table:table-cell office:value-type="float" office:value="1588.116333">
                <text:p>1588.116333</text:p>
              </table:table-cell>
              <table:table-cell office:value-type="float" office:value="1626.33252">
                <text:p>1626.33252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1578.648926">
                <text:p>1578.648926</text:p>
              </table:table-cell>
              <table:table-cell office:value-type="float" office:value="1623.157349">
                <text:p>1623.157349</text:p>
              </table:table-cell>
              <table:table-cell office:value-type="float" office:value="1588.513306">
                <text:p>1588.513306</text:p>
              </table:table-cell>
              <table:table-cell office:value-type="float" office:value="1617.916382">
                <text:p>1617.916382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1581.124146">
                <text:p>1581.124146</text:p>
              </table:table-cell>
              <table:table-cell office:value-type="float" office:value="1615.840698">
                <text:p>1615.840698</text:p>
              </table:table-cell>
              <table:table-cell office:value-type="float" office:value="1584.25293">
                <text:p>1584.25293</text:p>
              </table:table-cell>
              <table:table-cell office:value-type="float" office:value="1615.94104">
                <text:p>1615.94104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1579.278564">
                <text:p>1579.278564</text:p>
              </table:table-cell>
              <table:table-cell office:value-type="float" office:value="1611.848877">
                <text:p>1611.848877</text:p>
              </table:table-cell>
              <table:table-cell office:value-type="float" office:value="1585.750488">
                <text:p>1585.750488</text:p>
              </table:table-cell>
              <table:table-cell office:value-type="float" office:value="1609.520874">
                <text:p>1609.52087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78.497559">
                <text:p>1578.497559</text:p>
              </table:table-cell>
              <table:table-cell office:value-type="float" office:value="1605.527588">
                <text:p>1605.527588</text:p>
              </table:table-cell>
              <table:table-cell office:value-type="float" office:value="1579.797363">
                <text:p>1579.797363</text:p>
              </table:table-cell>
              <table:table-cell office:value-type="float" office:value="1607.228027">
                <text:p>1607.228027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1573.386108">
                <text:p>1573.386108</text:p>
              </table:table-cell>
              <table:table-cell office:value-type="float" office:value="1605.00415">
                <text:p>1605.00415</text:p>
              </table:table-cell>
              <table:table-cell office:value-type="float" office:value="1577.987305">
                <text:p>1577.987305</text:p>
              </table:table-cell>
              <table:table-cell office:value-type="float" office:value="1605.324463">
                <text:p>1605.324463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1574.265015">
                <text:p>1574.265015</text:p>
              </table:table-cell>
              <table:table-cell office:value-type="float" office:value="1601.747437">
                <text:p>1601.747437</text:p>
              </table:table-cell>
              <table:table-cell office:value-type="float" office:value="1577.449707">
                <text:p>1577.449707</text:p>
              </table:table-cell>
              <table:table-cell office:value-type="float" office:value="1600.625">
                <text:p>1600.625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1572.778809">
                <text:p>1572.778809</text:p>
              </table:table-cell>
              <table:table-cell office:value-type="float" office:value="1599.700928">
                <text:p>1599.700928</text:p>
              </table:table-cell>
              <table:table-cell office:value-type="float" office:value="1573.438843">
                <text:p>1573.438843</text:p>
              </table:table-cell>
              <table:table-cell office:value-type="float" office:value="1598.779785">
                <text:p>1598.779785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571.747559">
                <text:p>1571.747559</text:p>
              </table:table-cell>
              <table:table-cell office:value-type="float" office:value="1595.227417">
                <text:p>1595.227417</text:p>
              </table:table-cell>
              <table:table-cell office:value-type="float" office:value="1575.508301">
                <text:p>1575.508301</text:p>
              </table:table-cell>
              <table:table-cell office:value-type="float" office:value="1597.783936">
                <text:p>1597.78393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70.86145">
                <text:p>1570.86145</text:p>
              </table:table-cell>
              <table:table-cell office:value-type="float" office:value="1592.503296">
                <text:p>1592.503296</text:p>
              </table:table-cell>
              <table:table-cell office:value-type="float" office:value="1574.933716">
                <text:p>1574.933716</text:p>
              </table:table-cell>
              <table:table-cell office:value-type="float" office:value="1592.338135">
                <text:p>1592.338135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568.946289">
                <text:p>1568.946289</text:p>
              </table:table-cell>
              <table:table-cell office:value-type="float" office:value="1590.126221">
                <text:p>1590.126221</text:p>
              </table:table-cell>
              <table:table-cell office:value-type="float" office:value="1576.90271">
                <text:p>1576.90271</text:p>
              </table:table-cell>
              <table:table-cell office:value-type="float" office:value="1588.064697">
                <text:p>1588.064697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566.046143">
                <text:p>1566.046143</text:p>
              </table:table-cell>
              <table:table-cell office:value-type="float" office:value="1590.22998">
                <text:p>1590.22998</text:p>
              </table:table-cell>
              <table:table-cell office:value-type="float" office:value="1572.816162">
                <text:p>1572.816162</text:p>
              </table:table-cell>
              <table:table-cell office:value-type="float" office:value="1589.612305">
                <text:p>1589.612305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569.094727">
                <text:p>1569.094727</text:p>
              </table:table-cell>
              <table:table-cell office:value-type="float" office:value="1587.204834">
                <text:p>1587.204834</text:p>
              </table:table-cell>
              <table:table-cell office:value-type="float" office:value="1572.77356">
                <text:p>1572.77356</text:p>
              </table:table-cell>
              <table:table-cell office:value-type="float" office:value="1588.769409">
                <text:p>1588.769409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569.675049">
                <text:p>1569.675049</text:p>
              </table:table-cell>
              <table:table-cell office:value-type="float" office:value="1581.238647">
                <text:p>1581.238647</text:p>
              </table:table-cell>
              <table:table-cell office:value-type="float" office:value="1572.436035">
                <text:p>1572.436035</text:p>
              </table:table-cell>
              <table:table-cell office:value-type="float" office:value="1582.144531">
                <text:p>1582.14453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72.821777">
                <text:p>1572.821777</text:p>
              </table:table-cell>
              <table:table-cell office:value-type="float" office:value="1584.91272">
                <text:p>1584.91272</text:p>
              </table:table-cell>
              <table:table-cell office:value-type="float" office:value="1570.561401">
                <text:p>1570.561401</text:p>
              </table:table-cell>
              <table:table-cell office:value-type="float" office:value="1583.269775">
                <text:p>1583.269775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566.913574">
                <text:p>1566.913574</text:p>
              </table:table-cell>
              <table:table-cell office:value-type="float" office:value="1584.232422">
                <text:p>1584.232422</text:p>
              </table:table-cell>
              <table:table-cell office:value-type="float" office:value="1565.645142">
                <text:p>1565.645142</text:p>
              </table:table-cell>
              <table:table-cell office:value-type="float" office:value="1584.76001">
                <text:p>1584.76001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566.40625">
                <text:p>1566.40625</text:p>
              </table:table-cell>
              <table:table-cell office:value-type="float" office:value="1582.740601">
                <text:p>1582.740601</text:p>
              </table:table-cell>
              <table:table-cell office:value-type="float" office:value="1569.127197">
                <text:p>1569.127197</text:p>
              </table:table-cell>
              <table:table-cell office:value-type="float" office:value="1578.922729">
                <text:p>1578.922729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568.180908">
                <text:p>1568.180908</text:p>
              </table:table-cell>
              <table:table-cell office:value-type="float" office:value="1575.739746">
                <text:p>1575.739746</text:p>
              </table:table-cell>
              <table:table-cell office:value-type="float" office:value="1568.752686">
                <text:p>1568.752686</text:p>
              </table:table-cell>
              <table:table-cell office:value-type="float" office:value="1578.747559">
                <text:p>1578.747559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564.725098">
                <text:p>1564.725098</text:p>
              </table:table-cell>
              <table:table-cell office:value-type="float" office:value="1579.367798">
                <text:p>1579.367798</text:p>
              </table:table-cell>
              <table:table-cell office:value-type="float" office:value="1564.942627">
                <text:p>1564.942627</text:p>
              </table:table-cell>
              <table:table-cell office:value-type="float" office:value="1579.682495">
                <text:p>1579.6824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565.55835">
                <text:p>1565.55835</text:p>
              </table:table-cell>
              <table:table-cell office:value-type="float" office:value="1581.430054">
                <text:p>1581.430054</text:p>
              </table:table-cell>
              <table:table-cell office:value-type="float" office:value="1567.409302">
                <text:p>1567.409302</text:p>
              </table:table-cell>
              <table:table-cell office:value-type="float" office:value="1577.893921">
                <text:p>1577.893921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565.89209">
                <text:p>1565.89209</text:p>
              </table:table-cell>
              <table:table-cell office:value-type="float" office:value="1571.50354">
                <text:p>1571.50354</text:p>
              </table:table-cell>
              <table:table-cell office:value-type="float" office:value="1565.360962">
                <text:p>1565.360962</text:p>
              </table:table-cell>
              <table:table-cell office:value-type="float" office:value="1572.938477">
                <text:p>1572.938477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565.642578">
                <text:p>1565.642578</text:p>
              </table:table-cell>
              <table:table-cell office:value-type="float" office:value="1574.79187">
                <text:p>1574.79187</text:p>
              </table:table-cell>
              <table:table-cell office:value-type="float" office:value="1565.967163">
                <text:p>1565.967163</text:p>
              </table:table-cell>
              <table:table-cell office:value-type="float" office:value="1572.489014">
                <text:p>1572.489014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564.091187">
                <text:p>1564.091187</text:p>
              </table:table-cell>
              <table:table-cell office:value-type="float" office:value="1575.036743">
                <text:p>1575.036743</text:p>
              </table:table-cell>
              <table:table-cell office:value-type="float" office:value="1564.129028">
                <text:p>1564.129028</text:p>
              </table:table-cell>
              <table:table-cell office:value-type="float" office:value="1575.691406">
                <text:p>1575.691406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564.303833">
                <text:p>1564.303833</text:p>
              </table:table-cell>
              <table:table-cell office:value-type="float" office:value="1571.873047">
                <text:p>1571.873047</text:p>
              </table:table-cell>
              <table:table-cell office:value-type="float" office:value="1567.311035">
                <text:p>1567.311035</text:p>
              </table:table-cell>
              <table:table-cell office:value-type="float" office:value="1572.19458">
                <text:p>1572.1945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568.9552">
                <text:p>1568.9552</text:p>
              </table:table-cell>
              <table:table-cell office:value-type="float" office:value="1569.392334">
                <text:p>1569.392334</text:p>
              </table:table-cell>
              <table:table-cell office:value-type="float" office:value="1565.574097">
                <text:p>1565.574097</text:p>
              </table:table-cell>
              <table:table-cell office:value-type="float" office:value="1571.161377">
                <text:p>1571.161377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565.724243">
                <text:p>1565.724243</text:p>
              </table:table-cell>
              <table:table-cell office:value-type="float" office:value="1571.15918">
                <text:p>1571.15918</text:p>
              </table:table-cell>
              <table:table-cell office:value-type="float" office:value="1564.653442">
                <text:p>1564.653442</text:p>
              </table:table-cell>
              <table:table-cell office:value-type="float" office:value="1572.123779">
                <text:p>1572.123779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565.199707">
                <text:p>1565.199707</text:p>
              </table:table-cell>
              <table:table-cell office:value-type="float" office:value="1571.210083">
                <text:p>1571.210083</text:p>
              </table:table-cell>
              <table:table-cell office:value-type="float" office:value="1563.624023">
                <text:p>1563.624023</text:p>
              </table:table-cell>
              <table:table-cell office:value-type="float" office:value="1571.699829">
                <text:p>1571.699829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566.848877">
                <text:p>1566.848877</text:p>
              </table:table-cell>
              <table:table-cell office:value-type="float" office:value="1568.214844">
                <text:p>1568.214844</text:p>
              </table:table-cell>
              <table:table-cell office:value-type="float" office:value="1567.631836">
                <text:p>1567.631836</text:p>
              </table:table-cell>
              <table:table-cell office:value-type="float" office:value="1569.187012">
                <text:p>1569.187012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567.694214">
                <text:p>1567.694214</text:p>
              </table:table-cell>
              <table:table-cell office:value-type="float" office:value="1569.993774">
                <text:p>1569.993774</text:p>
              </table:table-cell>
              <table:table-cell office:value-type="float" office:value="1569.929443">
                <text:p>1569.929443</text:p>
              </table:table-cell>
              <table:table-cell office:value-type="float" office:value="1567.62207">
                <text:p>1567.6220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574.648315">
                <text:p>1574.648315</text:p>
              </table:table-cell>
              <table:table-cell office:value-type="float" office:value="1583.445557">
                <text:p>1583.445557</text:p>
              </table:table-cell>
              <table:table-cell office:value-type="float" office:value="1554.509155">
                <text:p>1554.509155</text:p>
              </table:table-cell>
              <table:table-cell office:value-type="float" office:value="1551.098755">
                <text:p>1551.098755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603.081665">
                <text:p>1603.081665</text:p>
              </table:table-cell>
              <table:table-cell office:value-type="float" office:value="1621.470581">
                <text:p>1621.470581</text:p>
              </table:table-cell>
              <table:table-cell office:value-type="float" office:value="1536.379883">
                <text:p>1536.379883</text:p>
              </table:table-cell>
              <table:table-cell office:value-type="float" office:value="1508.445801">
                <text:p>1508.445801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601.324951">
                <text:p>1601.324951</text:p>
              </table:table-cell>
              <table:table-cell office:value-type="float" office:value="1646.932861">
                <text:p>1646.932861</text:p>
              </table:table-cell>
              <table:table-cell office:value-type="float" office:value="1526.767578">
                <text:p>1526.767578</text:p>
              </table:table-cell>
              <table:table-cell office:value-type="float" office:value="1521.889648">
                <text:p>1521.889648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636.911865">
                <text:p>1636.911865</text:p>
              </table:table-cell>
              <table:table-cell office:value-type="float" office:value="1614.17041">
                <text:p>1614.17041</text:p>
              </table:table-cell>
              <table:table-cell office:value-type="float" office:value="1527.553589">
                <text:p>1527.553589</text:p>
              </table:table-cell>
              <table:table-cell office:value-type="float" office:value="1547.157227">
                <text:p>1547.157227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637.975342">
                <text:p>1637.975342</text:p>
              </table:table-cell>
              <table:table-cell office:value-type="float" office:value="1652.958984">
                <text:p>1652.958984</text:p>
              </table:table-cell>
              <table:table-cell office:value-type="float" office:value="1576.486938">
                <text:p>1576.486938</text:p>
              </table:table-cell>
              <table:table-cell office:value-type="float" office:value="1553.919434">
                <text:p>1553.91943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35.166992">
                <text:p>1635.166992</text:p>
              </table:table-cell>
              <table:table-cell office:value-type="float" office:value="1669.364014">
                <text:p>1669.364014</text:p>
              </table:table-cell>
              <table:table-cell office:value-type="float" office:value="1582.661255">
                <text:p>1582.661255</text:p>
              </table:table-cell>
              <table:table-cell office:value-type="float" office:value="1563.354126">
                <text:p>1563.354126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635.136719">
                <text:p>1635.136719</text:p>
              </table:table-cell>
              <table:table-cell office:value-type="float" office:value="1689.638672">
                <text:p>1689.638672</text:p>
              </table:table-cell>
              <table:table-cell office:value-type="float" office:value="1598.496338">
                <text:p>1598.496338</text:p>
              </table:table-cell>
              <table:table-cell office:value-type="float" office:value="1595.905518">
                <text:p>1595.905518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653.622803">
                <text:p>1653.622803</text:p>
              </table:table-cell>
              <table:table-cell office:value-type="float" office:value="1702.745117">
                <text:p>1702.745117</text:p>
              </table:table-cell>
              <table:table-cell office:value-type="float" office:value="1612.466309">
                <text:p>1612.466309</text:p>
              </table:table-cell>
              <table:table-cell office:value-type="float" office:value="1609.416016">
                <text:p>1609.416016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668.182129">
                <text:p>1668.182129</text:p>
              </table:table-cell>
              <table:table-cell office:value-type="float" office:value="1704.258789">
                <text:p>1704.258789</text:p>
              </table:table-cell>
              <table:table-cell office:value-type="float" office:value="1640.834717">
                <text:p>1640.834717</text:p>
              </table:table-cell>
              <table:table-cell office:value-type="float" office:value="1632.680542">
                <text:p>1632.680542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672.026611">
                <text:p>1672.026611</text:p>
              </table:table-cell>
              <table:table-cell office:value-type="float" office:value="1757.301514">
                <text:p>1757.301514</text:p>
              </table:table-cell>
              <table:table-cell office:value-type="float" office:value="1647.047241">
                <text:p>1647.047241</text:p>
              </table:table-cell>
              <table:table-cell office:value-type="float" office:value="1678.323242">
                <text:p>1678.32324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96.939453">
                <text:p>1696.939453</text:p>
              </table:table-cell>
              <table:table-cell office:value-type="float" office:value="1748.040894">
                <text:p>1748.040894</text:p>
              </table:table-cell>
              <table:table-cell office:value-type="float" office:value="1679.907715">
                <text:p>1679.907715</text:p>
              </table:table-cell>
              <table:table-cell office:value-type="float" office:value="1691.837769">
                <text:p>1691.837769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694.612305">
                <text:p>1694.612305</text:p>
              </table:table-cell>
              <table:table-cell office:value-type="float" office:value="1749.758911">
                <text:p>1749.758911</text:p>
              </table:table-cell>
              <table:table-cell office:value-type="float" office:value="1720.64624">
                <text:p>1720.64624</text:p>
              </table:table-cell>
              <table:table-cell office:value-type="float" office:value="1742.09375">
                <text:p>1742.09375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716.887207">
                <text:p>1716.887207</text:p>
              </table:table-cell>
              <table:table-cell office:value-type="float" office:value="1776.688721">
                <text:p>1776.688721</text:p>
              </table:table-cell>
              <table:table-cell office:value-type="float" office:value="1739.938477">
                <text:p>1739.938477</text:p>
              </table:table-cell>
              <table:table-cell office:value-type="float" office:value="1780.143066">
                <text:p>1780.143066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746.265869">
                <text:p>1746.265869</text:p>
              </table:table-cell>
              <table:table-cell office:value-type="float" office:value="1821.326538">
                <text:p>1821.326538</text:p>
              </table:table-cell>
              <table:table-cell office:value-type="float" office:value="1762.319336">
                <text:p>1762.319336</text:p>
              </table:table-cell>
              <table:table-cell office:value-type="float" office:value="1820.621826">
                <text:p>1820.621826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783.256592">
                <text:p>1783.256592</text:p>
              </table:table-cell>
              <table:table-cell office:value-type="float" office:value="1869.725342">
                <text:p>1869.725342</text:p>
              </table:table-cell>
              <table:table-cell office:value-type="float" office:value="1797.155029">
                <text:p>1797.155029</text:p>
              </table:table-cell>
              <table:table-cell office:value-type="float" office:value="1869.390259">
                <text:p>1869.3902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07.925171">
                <text:p>1807.925171</text:p>
              </table:table-cell>
              <table:table-cell office:value-type="float" office:value="1867.473999">
                <text:p>1867.473999</text:p>
              </table:table-cell>
              <table:table-cell office:value-type="float" office:value="1823.918945">
                <text:p>1823.918945</text:p>
              </table:table-cell>
              <table:table-cell office:value-type="float" office:value="1864.073608">
                <text:p>1864.073608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807.464233">
                <text:p>1807.464233</text:p>
              </table:table-cell>
              <table:table-cell office:value-type="float" office:value="1935.845581">
                <text:p>1935.845581</text:p>
              </table:table-cell>
              <table:table-cell office:value-type="float" office:value="1818.713257">
                <text:p>1818.713257</text:p>
              </table:table-cell>
              <table:table-cell office:value-type="float" office:value="1927.748047">
                <text:p>1927.748047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822.602539">
                <text:p>1822.602539</text:p>
              </table:table-cell>
              <table:table-cell office:value-type="float" office:value="1916.034058">
                <text:p>1916.034058</text:p>
              </table:table-cell>
              <table:table-cell office:value-type="float" office:value="1833.131348">
                <text:p>1833.131348</text:p>
              </table:table-cell>
              <table:table-cell office:value-type="float" office:value="1916.401245">
                <text:p>1916.401245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847.306885">
                <text:p>1847.306885</text:p>
              </table:table-cell>
              <table:table-cell office:value-type="float" office:value="1936.260498">
                <text:p>1936.260498</text:p>
              </table:table-cell>
              <table:table-cell office:value-type="float" office:value="1858.7771">
                <text:p>1858.7771</text:p>
              </table:table-cell>
              <table:table-cell office:value-type="float" office:value="1941.70166">
                <text:p>1941.70166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837.074707">
                <text:p>1837.074707</text:p>
              </table:table-cell>
              <table:table-cell office:value-type="float" office:value="1919.863647">
                <text:p>1919.863647</text:p>
              </table:table-cell>
              <table:table-cell office:value-type="float" office:value="1849.091919">
                <text:p>1849.091919</text:p>
              </table:table-cell>
              <table:table-cell office:value-type="float" office:value="1930.532593">
                <text:p>1930.53259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814.527832">
                <text:p>1814.527832</text:p>
              </table:table-cell>
              <table:table-cell office:value-type="float" office:value="1937.481201">
                <text:p>1937.481201</text:p>
              </table:table-cell>
              <table:table-cell office:value-type="float" office:value="1823.497314">
                <text:p>1823.497314</text:p>
              </table:table-cell>
              <table:table-cell office:value-type="float" office:value="1946.77417">
                <text:p>1946.77417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798.550171">
                <text:p>1798.550171</text:p>
              </table:table-cell>
              <table:table-cell office:value-type="float" office:value="1950.36731">
                <text:p>1950.36731</text:p>
              </table:table-cell>
              <table:table-cell office:value-type="float" office:value="1815.172607">
                <text:p>1815.172607</text:p>
              </table:table-cell>
              <table:table-cell office:value-type="float" office:value="1940.950317">
                <text:p>1940.950317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819.165161">
                <text:p>1819.165161</text:p>
              </table:table-cell>
              <table:table-cell office:value-type="float" office:value="1940.781982">
                <text:p>1940.781982</text:p>
              </table:table-cell>
              <table:table-cell office:value-type="float" office:value="1837.022949">
                <text:p>1837.022949</text:p>
              </table:table-cell>
              <table:table-cell office:value-type="float" office:value="1929.145752">
                <text:p>1929.145752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830.572388">
                <text:p>1830.572388</text:p>
              </table:table-cell>
              <table:table-cell office:value-type="float" office:value="1912.820557">
                <text:p>1912.820557</text:p>
              </table:table-cell>
              <table:table-cell office:value-type="float" office:value="1849.891357">
                <text:p>1849.891357</text:p>
              </table:table-cell>
              <table:table-cell office:value-type="float" office:value="1914.134277">
                <text:p>1914.134277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807.0896">
                <text:p>1807.0896</text:p>
              </table:table-cell>
              <table:table-cell office:value-type="float" office:value="1964.691895">
                <text:p>1964.691895</text:p>
              </table:table-cell>
              <table:table-cell office:value-type="float" office:value="1820.268188">
                <text:p>1820.268188</text:p>
              </table:table-cell>
              <table:table-cell office:value-type="float" office:value="1962.342163">
                <text:p>1962.34216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20.520996">
                <text:p>1820.520996</text:p>
              </table:table-cell>
              <table:table-cell office:value-type="float" office:value="1946.244019">
                <text:p>1946.244019</text:p>
              </table:table-cell>
              <table:table-cell office:value-type="float" office:value="1836.928955">
                <text:p>1836.928955</text:p>
              </table:table-cell>
              <table:table-cell office:value-type="float" office:value="1938.219971">
                <text:p>1938.219971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837.375">
                <text:p>1837.375</text:p>
              </table:table-cell>
              <table:table-cell office:value-type="float" office:value="1938.782227">
                <text:p>1938.782227</text:p>
              </table:table-cell>
              <table:table-cell office:value-type="float" office:value="1853.25061">
                <text:p>1853.25061</text:p>
              </table:table-cell>
              <table:table-cell office:value-type="float" office:value="1932.545898">
                <text:p>1932.545898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811.568237">
                <text:p>1811.568237</text:p>
              </table:table-cell>
              <table:table-cell office:value-type="float" office:value="1984.365479">
                <text:p>1984.365479</text:p>
              </table:table-cell>
              <table:table-cell office:value-type="float" office:value="1823.394775">
                <text:p>1823.394775</text:p>
              </table:table-cell>
              <table:table-cell office:value-type="float" office:value="1978.551758">
                <text:p>1978.551758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824.623779">
                <text:p>1824.623779</text:p>
              </table:table-cell>
              <table:table-cell office:value-type="float" office:value="1934.500244">
                <text:p>1934.500244</text:p>
              </table:table-cell>
              <table:table-cell office:value-type="float" office:value="1842.943115">
                <text:p>1842.943115</text:p>
              </table:table-cell>
              <table:table-cell office:value-type="float" office:value="1933.779907">
                <text:p>1933.779907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837.040039">
                <text:p>1837.040039</text:p>
              </table:table-cell>
              <table:table-cell office:value-type="float" office:value="1955.139404">
                <text:p>1955.139404</text:p>
              </table:table-cell>
              <table:table-cell office:value-type="float" office:value="1851.670898">
                <text:p>1851.670898</text:p>
              </table:table-cell>
              <table:table-cell office:value-type="float" office:value="1949.987305">
                <text:p>1949.98730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11.971436">
                <text:p>1811.971436</text:p>
              </table:table-cell>
              <table:table-cell office:value-type="float" office:value="1966.531128">
                <text:p>1966.531128</text:p>
              </table:table-cell>
              <table:table-cell office:value-type="float" office:value="1825.043091">
                <text:p>1825.043091</text:p>
              </table:table-cell>
              <table:table-cell office:value-type="float" office:value="1963.085815">
                <text:p>1963.085815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821.822876">
                <text:p>1821.822876</text:p>
              </table:table-cell>
              <table:table-cell office:value-type="float" office:value="1944.998047">
                <text:p>1944.998047</text:p>
              </table:table-cell>
              <table:table-cell office:value-type="float" office:value="1840.695068">
                <text:p>1840.695068</text:p>
              </table:table-cell>
              <table:table-cell office:value-type="float" office:value="1941.531372">
                <text:p>1941.531372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836.532227">
                <text:p>1836.532227</text:p>
              </table:table-cell>
              <table:table-cell office:value-type="float" office:value="1947.689941">
                <text:p>1947.689941</text:p>
              </table:table-cell>
              <table:table-cell office:value-type="float" office:value="1852.794434">
                <text:p>1852.794434</text:p>
              </table:table-cell>
              <table:table-cell office:value-type="float" office:value="1941.244873">
                <text:p>1941.244873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816.657959">
                <text:p>1816.657959</text:p>
              </table:table-cell>
              <table:table-cell office:value-type="float" office:value="1972.575439">
                <text:p>1972.575439</text:p>
              </table:table-cell>
              <table:table-cell office:value-type="float" office:value="1831.783813">
                <text:p>1831.783813</text:p>
              </table:table-cell>
              <table:table-cell office:value-type="float" office:value="1972.759155">
                <text:p>1972.759155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826.203735">
                <text:p>1826.203735</text:p>
              </table:table-cell>
              <table:table-cell office:value-type="float" office:value="1945.045288">
                <text:p>1945.045288</text:p>
              </table:table-cell>
              <table:table-cell office:value-type="float" office:value="1845.447632">
                <text:p>1845.447632</text:p>
              </table:table-cell>
              <table:table-cell office:value-type="float" office:value="1938.101929">
                <text:p>1938.10192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38.870972">
                <text:p>1838.870972</text:p>
              </table:table-cell>
              <table:table-cell office:value-type="float" office:value="1941.683716">
                <text:p>1941.683716</text:p>
              </table:table-cell>
              <table:table-cell office:value-type="float" office:value="1859.342529">
                <text:p>1859.342529</text:p>
              </table:table-cell>
              <table:table-cell office:value-type="float" office:value="1936.941284">
                <text:p>1936.941284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820.377319">
                <text:p>1820.377319</text:p>
              </table:table-cell>
              <table:table-cell office:value-type="float" office:value="1981.640503">
                <text:p>1981.640503</text:p>
              </table:table-cell>
              <table:table-cell office:value-type="float" office:value="1834.133301">
                <text:p>1834.133301</text:p>
              </table:table-cell>
              <table:table-cell office:value-type="float" office:value="1979.554199">
                <text:p>1979.554199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821.411743">
                <text:p>1821.411743</text:p>
              </table:table-cell>
              <table:table-cell office:value-type="float" office:value="1945.317871">
                <text:p>1945.317871</text:p>
              </table:table-cell>
              <table:table-cell office:value-type="float" office:value="1842.73645">
                <text:p>1842.73645</text:p>
              </table:table-cell>
              <table:table-cell office:value-type="float" office:value="1939.923096">
                <text:p>1939.923096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842.967285">
                <text:p>1842.967285</text:p>
              </table:table-cell>
              <table:table-cell office:value-type="float" office:value="1949.006226">
                <text:p>1949.006226</text:p>
              </table:table-cell>
              <table:table-cell office:value-type="float" office:value="1862.226074">
                <text:p>1862.226074</text:p>
              </table:table-cell>
              <table:table-cell office:value-type="float" office:value="1940.313477">
                <text:p>1940.313477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825.283569">
                <text:p>1825.283569</text:p>
              </table:table-cell>
              <table:table-cell office:value-type="float" office:value="1969.894409">
                <text:p>1969.894409</text:p>
              </table:table-cell>
              <table:table-cell office:value-type="float" office:value="1838.022095">
                <text:p>1838.022095</text:p>
              </table:table-cell>
              <table:table-cell office:value-type="float" office:value="1965.996948">
                <text:p>1965.9969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27.326416">
                <text:p>1827.326416</text:p>
              </table:table-cell>
              <table:table-cell office:value-type="float" office:value="1974.851318">
                <text:p>1974.851318</text:p>
              </table:table-cell>
              <table:table-cell office:value-type="float" office:value="1846.50293">
                <text:p>1846.50293</text:p>
              </table:table-cell>
              <table:table-cell office:value-type="float" office:value="1969.280396">
                <text:p>1969.280396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851.437378">
                <text:p>1851.437378</text:p>
              </table:table-cell>
              <table:table-cell office:value-type="float" office:value="1955.426636">
                <text:p>1955.426636</text:p>
              </table:table-cell>
              <table:table-cell office:value-type="float" office:value="1869.909546">
                <text:p>1869.909546</text:p>
              </table:table-cell>
              <table:table-cell office:value-type="float" office:value="1948.880127">
                <text:p>1948.880127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834.538696">
                <text:p>1834.538696</text:p>
              </table:table-cell>
              <table:table-cell office:value-type="float" office:value="1988.047852">
                <text:p>1988.047852</text:p>
              </table:table-cell>
              <table:table-cell office:value-type="float" office:value="1848.89563">
                <text:p>1848.89563</text:p>
              </table:table-cell>
              <table:table-cell office:value-type="float" office:value="1984.859863">
                <text:p>1984.859863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830.834229">
                <text:p>1830.834229</text:p>
              </table:table-cell>
              <table:table-cell office:value-type="float" office:value="1965.471191">
                <text:p>1965.471191</text:p>
              </table:table-cell>
              <table:table-cell office:value-type="float" office:value="1848.564087">
                <text:p>1848.564087</text:p>
              </table:table-cell>
              <table:table-cell office:value-type="float" office:value="1959.331787">
                <text:p>1959.331787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853.946655">
                <text:p>1853.946655</text:p>
              </table:table-cell>
              <table:table-cell office:value-type="float" office:value="1951.251221">
                <text:p>1951.251221</text:p>
              </table:table-cell>
              <table:table-cell office:value-type="float" office:value="1873.641357">
                <text:p>1873.641357</text:p>
              </table:table-cell>
              <table:table-cell office:value-type="float" office:value="1945.025024">
                <text:p>1945.02502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28.786621">
                <text:p>1828.786621</text:p>
              </table:table-cell>
              <table:table-cell office:value-type="float" office:value="1997.602295">
                <text:p>1997.602295</text:p>
              </table:table-cell>
              <table:table-cell office:value-type="float" office:value="1842.264648">
                <text:p>1842.264648</text:p>
              </table:table-cell>
              <table:table-cell office:value-type="float" office:value="1992.5896">
                <text:p>1992.5896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830.394287">
                <text:p>1830.394287</text:p>
              </table:table-cell>
              <table:table-cell office:value-type="float" office:value="1986.81958">
                <text:p>1986.81958</text:p>
              </table:table-cell>
              <table:table-cell office:value-type="float" office:value="1849.494507">
                <text:p>1849.494507</text:p>
              </table:table-cell>
              <table:table-cell office:value-type="float" office:value="1972.795288">
                <text:p>1972.795288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847.539551">
                <text:p>1847.539551</text:p>
              </table:table-cell>
              <table:table-cell office:value-type="float" office:value="1952.263916">
                <text:p>1952.263916</text:p>
              </table:table-cell>
              <table:table-cell office:value-type="float" office:value="1870.973633">
                <text:p>1870.973633</text:p>
              </table:table-cell>
              <table:table-cell office:value-type="float" office:value="1942.321289">
                <text:p>1942.321289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843.564209">
                <text:p>1843.564209</text:p>
              </table:table-cell>
              <table:table-cell office:value-type="float" office:value="1983.46814">
                <text:p>1983.46814</text:p>
              </table:table-cell>
              <table:table-cell office:value-type="float" office:value="1858.614746">
                <text:p>1858.614746</text:p>
              </table:table-cell>
              <table:table-cell office:value-type="float" office:value="1976.425537">
                <text:p>1976.425537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820.785767">
                <text:p>1820.785767</text:p>
              </table:table-cell>
              <table:table-cell office:value-type="float" office:value="1997.864746">
                <text:p>1997.864746</text:p>
              </table:table-cell>
              <table:table-cell office:value-type="float" office:value="1833.954712">
                <text:p>1833.954712</text:p>
              </table:table-cell>
              <table:table-cell office:value-type="float" office:value="1992.234497">
                <text:p>1992.2344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50.624268">
                <text:p>1850.624268</text:p>
              </table:table-cell>
              <table:table-cell office:value-type="float" office:value="1944.420166">
                <text:p>1944.420166</text:p>
              </table:table-cell>
              <table:table-cell office:value-type="float" office:value="1873.524414">
                <text:p>1873.524414</text:p>
              </table:table-cell>
              <table:table-cell office:value-type="float" office:value="1937.294922">
                <text:p>1937.294922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847.78479">
                <text:p>1847.78479</text:p>
              </table:table-cell>
              <table:table-cell office:value-type="float" office:value="1995.449585">
                <text:p>1995.449585</text:p>
              </table:table-cell>
              <table:table-cell office:value-type="float" office:value="1864.965942">
                <text:p>1864.965942</text:p>
              </table:table-cell>
              <table:table-cell office:value-type="float" office:value="1984.855225">
                <text:p>1984.855225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819.932739">
                <text:p>1819.932739</text:p>
              </table:table-cell>
              <table:table-cell office:value-type="float" office:value="1996.953735">
                <text:p>1996.953735</text:p>
              </table:table-cell>
              <table:table-cell office:value-type="float" office:value="1833.708252">
                <text:p>1833.708252</text:p>
              </table:table-cell>
              <table:table-cell office:value-type="float" office:value="1993.933472">
                <text:p>1993.933472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851.746826">
                <text:p>1851.746826</text:p>
              </table:table-cell>
              <table:table-cell office:value-type="float" office:value="1970.272949">
                <text:p>1970.272949</text:p>
              </table:table-cell>
              <table:table-cell office:value-type="float" office:value="1874.092896">
                <text:p>1874.092896</text:p>
              </table:table-cell>
              <table:table-cell office:value-type="float" office:value="1958.151611">
                <text:p>1958.151611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860.846558">
                <text:p>1860.846558</text:p>
              </table:table-cell>
              <table:table-cell office:value-type="float" office:value="1969.730103">
                <text:p>1969.730103</text:p>
              </table:table-cell>
              <table:table-cell office:value-type="float" office:value="1878.372314">
                <text:p>1878.372314</text:p>
              </table:table-cell>
              <table:table-cell office:value-type="float" office:value="1963.693848">
                <text:p>1963.69384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10.555664">
                <text:p>1810.555664</text:p>
              </table:table-cell>
              <table:table-cell office:value-type="float" office:value="1998.324951">
                <text:p>1998.324951</text:p>
              </table:table-cell>
              <table:table-cell office:value-type="float" office:value="1822.504883">
                <text:p>1822.504883</text:p>
              </table:table-cell>
              <table:table-cell office:value-type="float" office:value="1992.289795">
                <text:p>1992.289795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842.086182">
                <text:p>1842.086182</text:p>
              </table:table-cell>
              <table:table-cell office:value-type="float" office:value="1966.823853">
                <text:p>1966.823853</text:p>
              </table:table-cell>
              <table:table-cell office:value-type="float" office:value="1868.787964">
                <text:p>1868.787964</text:p>
              </table:table-cell>
              <table:table-cell office:value-type="float" office:value="1955.776489">
                <text:p>1955.776489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864.35498">
                <text:p>1864.35498</text:p>
              </table:table-cell>
              <table:table-cell office:value-type="float" office:value="1977.026489">
                <text:p>1977.026489</text:p>
              </table:table-cell>
              <table:table-cell office:value-type="float" office:value="1882.201416">
                <text:p>1882.201416</text:p>
              </table:table-cell>
              <table:table-cell office:value-type="float" office:value="1969.057617">
                <text:p>1969.057617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811.272461">
                <text:p>1811.272461</text:p>
              </table:table-cell>
              <table:table-cell office:value-type="float" office:value="1998.688354">
                <text:p>1998.688354</text:p>
              </table:table-cell>
              <table:table-cell office:value-type="float" office:value="1819.764771">
                <text:p>1819.764771</text:p>
              </table:table-cell>
              <table:table-cell office:value-type="float" office:value="1994.826904">
                <text:p>1994.826904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846.788574">
                <text:p>1846.788574</text:p>
              </table:table-cell>
              <table:table-cell office:value-type="float" office:value="1997.269531">
                <text:p>1997.269531</text:p>
              </table:table-cell>
              <table:table-cell office:value-type="float" office:value="1865.264526">
                <text:p>1865.264526</text:p>
              </table:table-cell>
              <table:table-cell office:value-type="float" office:value="1986.322388">
                <text:p>1986.32238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65.011963">
                <text:p>1865.011963</text:p>
              </table:table-cell>
              <table:table-cell office:value-type="float" office:value="1969.87854">
                <text:p>1969.87854</text:p>
              </table:table-cell>
              <table:table-cell office:value-type="float" office:value="1883.931641">
                <text:p>1883.931641</text:p>
              </table:table-cell>
              <table:table-cell office:value-type="float" office:value="1959.655518">
                <text:p>1959.655518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835.208496">
                <text:p>1835.208496</text:p>
              </table:table-cell>
              <table:table-cell office:value-type="float" office:value="1998.745483">
                <text:p>1998.745483</text:p>
              </table:table-cell>
              <table:table-cell office:value-type="float" office:value="1842.552979">
                <text:p>1842.552979</text:p>
              </table:table-cell>
              <table:table-cell office:value-type="float" office:value="1995.830078">
                <text:p>1995.830078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836.251709">
                <text:p>1836.251709</text:p>
              </table:table-cell>
              <table:table-cell office:value-type="float" office:value="1997.1875">
                <text:p>1997.1875</text:p>
              </table:table-cell>
              <table:table-cell office:value-type="float" office:value="1856.853027">
                <text:p>1856.853027</text:p>
              </table:table-cell>
              <table:table-cell office:value-type="float" office:value="1986.516113">
                <text:p>1986.516113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864.097778">
                <text:p>1864.097778</text:p>
              </table:table-cell>
              <table:table-cell office:value-type="float" office:value="1964.081909">
                <text:p>1964.081909</text:p>
              </table:table-cell>
              <table:table-cell office:value-type="float" office:value="1880.659912">
                <text:p>1880.659912</text:p>
              </table:table-cell>
              <table:table-cell office:value-type="float" office:value="1958.71521">
                <text:p>1958.71521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864.314819">
                <text:p>1864.314819</text:p>
              </table:table-cell>
              <table:table-cell office:value-type="float" office:value="1997.271973">
                <text:p>1997.271973</text:p>
              </table:table-cell>
              <table:table-cell office:value-type="float" office:value="1878.32959">
                <text:p>1878.32959</text:p>
              </table:table-cell>
              <table:table-cell office:value-type="float" office:value="1992.888916">
                <text:p>1992.8889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23.817017">
                <text:p>1823.817017</text:p>
              </table:table-cell>
              <table:table-cell office:value-type="float" office:value="1996.379395">
                <text:p>1996.379395</text:p>
              </table:table-cell>
              <table:table-cell office:value-type="float" office:value="1841.437378">
                <text:p>1841.437378</text:p>
              </table:table-cell>
              <table:table-cell office:value-type="float" office:value="1991.541992">
                <text:p>1991.541992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862.746338">
                <text:p>1862.746338</text:p>
              </table:table-cell>
              <table:table-cell office:value-type="float" office:value="1996.471191">
                <text:p>1996.471191</text:p>
              </table:table-cell>
              <table:table-cell office:value-type="float" office:value="1884.957153">
                <text:p>1884.957153</text:p>
              </table:table-cell>
              <table:table-cell office:value-type="float" office:value="1986.719238">
                <text:p>1986.719238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874.910156">
                <text:p>1874.910156</text:p>
              </table:table-cell>
              <table:table-cell office:value-type="float" office:value="1983.368896">
                <text:p>1983.368896</text:p>
              </table:table-cell>
              <table:table-cell office:value-type="float" office:value="1894.136475">
                <text:p>1894.136475</text:p>
              </table:table-cell>
              <table:table-cell office:value-type="float" office:value="1973.886108">
                <text:p>1973.886108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854.134521">
                <text:p>1854.134521</text:p>
              </table:table-cell>
              <table:table-cell office:value-type="float" office:value="1996.11377">
                <text:p>1996.11377</text:p>
              </table:table-cell>
              <table:table-cell office:value-type="float" office:value="1871.424561">
                <text:p>1871.424561</text:p>
              </table:table-cell>
              <table:table-cell office:value-type="float" office:value="1992.544678">
                <text:p>1992.544678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847.426514">
                <text:p>1847.426514</text:p>
              </table:table-cell>
              <table:table-cell office:value-type="float" office:value="1996.251221">
                <text:p>1996.251221</text:p>
              </table:table-cell>
              <table:table-cell office:value-type="float" office:value="1869.347168">
                <text:p>1869.347168</text:p>
              </table:table-cell>
              <table:table-cell office:value-type="float" office:value="1987.565918">
                <text:p>1987.5659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862.959351">
                <text:p>1862.959351</text:p>
              </table:table-cell>
              <table:table-cell office:value-type="float" office:value="1997.861328">
                <text:p>1997.861328</text:p>
              </table:table-cell>
              <table:table-cell office:value-type="float" office:value="1883.317505">
                <text:p>1883.317505</text:p>
              </table:table-cell>
              <table:table-cell office:value-type="float" office:value="1985.053955">
                <text:p>1985.053955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866.79187">
                <text:p>1866.79187</text:p>
              </table:table-cell>
              <table:table-cell office:value-type="float" office:value="1995.99292">
                <text:p>1995.99292</text:p>
              </table:table-cell>
              <table:table-cell office:value-type="float" office:value="1884.254272">
                <text:p>1884.254272</text:p>
              </table:table-cell>
              <table:table-cell office:value-type="float" office:value="1992.677856">
                <text:p>1992.677856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856.115234">
                <text:p>1856.115234</text:p>
              </table:table-cell>
              <table:table-cell office:value-type="float" office:value="1997.56543">
                <text:p>1997.56543</text:p>
              </table:table-cell>
              <table:table-cell office:value-type="float" office:value="1874.466064">
                <text:p>1874.466064</text:p>
              </table:table-cell>
              <table:table-cell office:value-type="float" office:value="1987.810303">
                <text:p>1987.810303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853.92041">
                <text:p>1853.92041</text:p>
              </table:table-cell>
              <table:table-cell office:value-type="float" office:value="1996.283325">
                <text:p>1996.283325</text:p>
              </table:table-cell>
              <table:table-cell office:value-type="float" office:value="1874.299927">
                <text:p>1874.299927</text:p>
              </table:table-cell>
              <table:table-cell office:value-type="float" office:value="1989.025879">
                <text:p>1989.025879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1850.481812">
                <text:p>1850.481812</text:p>
              </table:table-cell>
              <table:table-cell office:value-type="float" office:value="1996.508789">
                <text:p>1996.508789</text:p>
              </table:table-cell>
              <table:table-cell office:value-type="float" office:value="1872.361206">
                <text:p>1872.361206</text:p>
              </table:table-cell>
              <table:table-cell office:value-type="float" office:value="1986.955566">
                <text:p>1986.95556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855.166016">
                <text:p>1855.166016</text:p>
              </table:table-cell>
              <table:table-cell office:value-type="float" office:value="1995.472656">
                <text:p>1995.472656</text:p>
              </table:table-cell>
              <table:table-cell office:value-type="float" office:value="1877.911377">
                <text:p>1877.911377</text:p>
              </table:table-cell>
              <table:table-cell office:value-type="float" office:value="1988.71167">
                <text:p>1988.71167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1862.787842">
                <text:p>1862.787842</text:p>
              </table:table-cell>
              <table:table-cell office:value-type="float" office:value="1996.575806">
                <text:p>1996.575806</text:p>
              </table:table-cell>
              <table:table-cell office:value-type="float" office:value="1883.882324">
                <text:p>1883.882324</text:p>
              </table:table-cell>
              <table:table-cell office:value-type="float" office:value="1987.570923">
                <text:p>1987.570923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1852.44043">
                <text:p>1852.44043</text:p>
              </table:table-cell>
              <table:table-cell office:value-type="float" office:value="1996.410278">
                <text:p>1996.410278</text:p>
              </table:table-cell>
              <table:table-cell office:value-type="float" office:value="1873.886963">
                <text:p>1873.886963</text:p>
              </table:table-cell>
              <table:table-cell office:value-type="float" office:value="1987.637817">
                <text:p>1987.637817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1865.584106">
                <text:p>1865.584106</text:p>
              </table:table-cell>
              <table:table-cell office:value-type="float" office:value="1995.709961">
                <text:p>1995.709961</text:p>
              </table:table-cell>
              <table:table-cell office:value-type="float" office:value="1887.226685">
                <text:p>1887.226685</text:p>
              </table:table-cell>
              <table:table-cell office:value-type="float" office:value="1989.213867">
                <text:p>1989.213867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1858.368774">
                <text:p>1858.368774</text:p>
              </table:table-cell>
              <table:table-cell office:value-type="float" office:value="1995.918091">
                <text:p>1995.918091</text:p>
              </table:table-cell>
              <table:table-cell office:value-type="float" office:value="1878.601685">
                <text:p>1878.601685</text:p>
              </table:table-cell>
              <table:table-cell office:value-type="float" office:value="1990.09668">
                <text:p>1990.0966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856.766479">
                <text:p>1856.766479</text:p>
              </table:table-cell>
              <table:table-cell office:value-type="float" office:value="1996.389404">
                <text:p>1996.389404</text:p>
              </table:table-cell>
              <table:table-cell office:value-type="float" office:value="1877.288086">
                <text:p>1877.288086</text:p>
              </table:table-cell>
              <table:table-cell office:value-type="float" office:value="1988.615601">
                <text:p>1988.615601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1856.798584">
                <text:p>1856.798584</text:p>
              </table:table-cell>
              <table:table-cell office:value-type="float" office:value="1995.55127">
                <text:p>1995.55127</text:p>
              </table:table-cell>
              <table:table-cell office:value-type="float" office:value="1873.51062">
                <text:p>1873.51062</text:p>
              </table:table-cell>
              <table:table-cell office:value-type="float" office:value="1994.546021">
                <text:p>1994.546021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1855.130981">
                <text:p>1855.130981</text:p>
              </table:table-cell>
              <table:table-cell office:value-type="float" office:value="1996.046143">
                <text:p>1996.046143</text:p>
              </table:table-cell>
              <table:table-cell office:value-type="float" office:value="1874.721191">
                <text:p>1874.721191</text:p>
              </table:table-cell>
              <table:table-cell office:value-type="float" office:value="1990.415283">
                <text:p>1990.415283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1857.318726">
                <text:p>1857.318726</text:p>
              </table:table-cell>
              <table:table-cell office:value-type="float" office:value="1996.927979">
                <text:p>1996.927979</text:p>
              </table:table-cell>
              <table:table-cell office:value-type="float" office:value="1879.802734">
                <text:p>1879.802734</text:p>
              </table:table-cell>
              <table:table-cell office:value-type="float" office:value="1985.290161">
                <text:p>1985.290161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1863.266724">
                <text:p>1863.266724</text:p>
              </table:table-cell>
              <table:table-cell office:value-type="float" office:value="1996.273804">
                <text:p>1996.273804</text:p>
              </table:table-cell>
              <table:table-cell office:value-type="float" office:value="1879.547119">
                <text:p>1879.547119</text:p>
              </table:table-cell>
              <table:table-cell office:value-type="float" office:value="1993.14917">
                <text:p>1993.1491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59.104248">
                <text:p>1859.104248</text:p>
              </table:table-cell>
              <table:table-cell office:value-type="float" office:value="1996.080811">
                <text:p>1996.080811</text:p>
              </table:table-cell>
              <table:table-cell office:value-type="float" office:value="1879.552002">
                <text:p>1879.552002</text:p>
              </table:table-cell>
              <table:table-cell office:value-type="float" office:value="1989.470093">
                <text:p>1989.470093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1854.926514">
                <text:p>1854.926514</text:p>
              </table:table-cell>
              <table:table-cell office:value-type="float" office:value="1996.522949">
                <text:p>1996.522949</text:p>
              </table:table-cell>
              <table:table-cell office:value-type="float" office:value="1873.93811">
                <text:p>1873.93811</text:p>
              </table:table-cell>
              <table:table-cell office:value-type="float" office:value="1989.787354">
                <text:p>1989.787354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1854.808228">
                <text:p>1854.808228</text:p>
              </table:table-cell>
              <table:table-cell office:value-type="float" office:value="1996.43457">
                <text:p>1996.43457</text:p>
              </table:table-cell>
              <table:table-cell office:value-type="float" office:value="1875.928223">
                <text:p>1875.928223</text:p>
              </table:table-cell>
              <table:table-cell office:value-type="float" office:value="1987.902588">
                <text:p>1987.902588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1856.044922">
                <text:p>1856.044922</text:p>
              </table:table-cell>
              <table:table-cell office:value-type="float" office:value="1997.202148">
                <text:p>1997.202148</text:p>
              </table:table-cell>
              <table:table-cell office:value-type="float" office:value="1875.455078">
                <text:p>1875.455078</text:p>
              </table:table-cell>
              <table:table-cell office:value-type="float" office:value="1987.670166">
                <text:p>1987.670166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1865.472168">
                <text:p>1865.472168</text:p>
              </table:table-cell>
              <table:table-cell office:value-type="float" office:value="1997.54187">
                <text:p>1997.54187</text:p>
              </table:table-cell>
              <table:table-cell office:value-type="float" office:value="1881.957275">
                <text:p>1881.957275</text:p>
              </table:table-cell>
              <table:table-cell office:value-type="float" office:value="1989.735596">
                <text:p>1989.73559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863.561768">
                <text:p>1863.561768</text:p>
              </table:table-cell>
              <table:table-cell office:value-type="float" office:value="1996.195557">
                <text:p>1996.195557</text:p>
              </table:table-cell>
              <table:table-cell office:value-type="float" office:value="1879.959595">
                <text:p>1879.959595</text:p>
              </table:table-cell>
              <table:table-cell office:value-type="float" office:value="1993.229858">
                <text:p>1993.229858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1860.526367">
                <text:p>1860.526367</text:p>
              </table:table-cell>
              <table:table-cell office:value-type="float" office:value="1997.711182">
                <text:p>1997.711182</text:p>
              </table:table-cell>
              <table:table-cell office:value-type="float" office:value="1877.917725">
                <text:p>1877.917725</text:p>
              </table:table-cell>
              <table:table-cell office:value-type="float" office:value="1988.400635">
                <text:p>1988.400635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1858.781006">
                <text:p>1858.781006</text:p>
              </table:table-cell>
              <table:table-cell office:value-type="float" office:value="1996.47876">
                <text:p>1996.47876</text:p>
              </table:table-cell>
              <table:table-cell office:value-type="float" office:value="1878.124023">
                <text:p>1878.124023</text:p>
              </table:table-cell>
              <table:table-cell office:value-type="float" office:value="1989.568115">
                <text:p>1989.568115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1862.902588">
                <text:p>1862.902588</text:p>
              </table:table-cell>
              <table:table-cell office:value-type="float" office:value="1995.688599">
                <text:p>1995.688599</text:p>
              </table:table-cell>
              <table:table-cell office:value-type="float" office:value="1880.737793">
                <text:p>1880.737793</text:p>
              </table:table-cell>
              <table:table-cell office:value-type="float" office:value="1993.075439">
                <text:p>1993.075439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1854.096069">
                <text:p>1854.096069</text:p>
              </table:table-cell>
              <table:table-cell office:value-type="float" office:value="1996.711426">
                <text:p>1996.711426</text:p>
              </table:table-cell>
              <table:table-cell office:value-type="float" office:value="1873.062256">
                <text:p>1873.062256</text:p>
              </table:table-cell>
              <table:table-cell office:value-type="float" office:value="1989.356201">
                <text:p>1989.35620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61.254883">
                <text:p>1861.254883</text:p>
              </table:table-cell>
              <table:table-cell office:value-type="float" office:value="1996.952515">
                <text:p>1996.952515</text:p>
              </table:table-cell>
              <table:table-cell office:value-type="float" office:value="1880.17749">
                <text:p>1880.17749</text:p>
              </table:table-cell>
              <table:table-cell office:value-type="float" office:value="1988.789307">
                <text:p>1988.789307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1860.395142">
                <text:p>1860.395142</text:p>
              </table:table-cell>
              <table:table-cell office:value-type="float" office:value="1997.074951">
                <text:p>1997.074951</text:p>
              </table:table-cell>
              <table:table-cell office:value-type="float" office:value="1879.64563">
                <text:p>1879.64563</text:p>
              </table:table-cell>
              <table:table-cell office:value-type="float" office:value="1988.151611">
                <text:p>1988.151611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1861.142822">
                <text:p>1861.142822</text:p>
              </table:table-cell>
              <table:table-cell office:value-type="float" office:value="1996.389404">
                <text:p>1996.389404</text:p>
              </table:table-cell>
              <table:table-cell office:value-type="float" office:value="1881.500977">
                <text:p>1881.500977</text:p>
              </table:table-cell>
              <table:table-cell office:value-type="float" office:value="1988.779053">
                <text:p>1988.779053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1857.892822">
                <text:p>1857.892822</text:p>
              </table:table-cell>
              <table:table-cell office:value-type="float" office:value="1996.557373">
                <text:p>1996.557373</text:p>
              </table:table-cell>
              <table:table-cell office:value-type="float" office:value="1876.776123">
                <text:p>1876.776123</text:p>
              </table:table-cell>
              <table:table-cell office:value-type="float" office:value="1989.828735">
                <text:p>1989.828735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1853.773926">
                <text:p>1853.773926</text:p>
              </table:table-cell>
              <table:table-cell office:value-type="float" office:value="1996.787354">
                <text:p>1996.787354</text:p>
              </table:table-cell>
              <table:table-cell office:value-type="float" office:value="1872.697754">
                <text:p>1872.697754</text:p>
              </table:table-cell>
              <table:table-cell office:value-type="float" office:value="1989.206177">
                <text:p>1989.20617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856.174438">
                <text:p>1856.174438</text:p>
              </table:table-cell>
              <table:table-cell office:value-type="float" office:value="1995.780029">
                <text:p>1995.780029</text:p>
              </table:table-cell>
              <table:table-cell office:value-type="float" office:value="1877.510742">
                <text:p>1877.510742</text:p>
              </table:table-cell>
              <table:table-cell office:value-type="float" office:value="1989.342896">
                <text:p>1989.342896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1856.468872">
                <text:p>1856.468872</text:p>
              </table:table-cell>
              <table:table-cell office:value-type="float" office:value="1995.791626">
                <text:p>1995.791626</text:p>
              </table:table-cell>
              <table:table-cell office:value-type="float" office:value="1877.42627">
                <text:p>1877.42627</text:p>
              </table:table-cell>
              <table:table-cell office:value-type="float" office:value="1989.692383">
                <text:p>1989.692383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1857.313232">
                <text:p>1857.313232</text:p>
              </table:table-cell>
              <table:table-cell office:value-type="float" office:value="1995.94873">
                <text:p>1995.94873</text:p>
              </table:table-cell>
              <table:table-cell office:value-type="float" office:value="1880.61792">
                <text:p>1880.61792</text:p>
              </table:table-cell>
              <table:table-cell office:value-type="float" office:value="1986.947388">
                <text:p>1986.947388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1857.530396">
                <text:p>1857.530396</text:p>
              </table:table-cell>
              <table:table-cell office:value-type="float" office:value="1996.134521">
                <text:p>1996.134521</text:p>
              </table:table-cell>
              <table:table-cell office:value-type="float" office:value="1878.485718">
                <text:p>1878.485718</text:p>
              </table:table-cell>
              <table:table-cell office:value-type="float" office:value="1988.82666">
                <text:p>1988.82666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1855.342896">
                <text:p>1855.342896</text:p>
              </table:table-cell>
              <table:table-cell office:value-type="float" office:value="1996.207153">
                <text:p>1996.207153</text:p>
              </table:table-cell>
              <table:table-cell office:value-type="float" office:value="1877.331665">
                <text:p>1877.331665</text:p>
              </table:table-cell>
              <table:table-cell office:value-type="float" office:value="1987.609375">
                <text:p>1987.60937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60.526855">
                <text:p>1860.526855</text:p>
              </table:table-cell>
              <table:table-cell office:value-type="float" office:value="1996.938843">
                <text:p>1996.938843</text:p>
              </table:table-cell>
              <table:table-cell office:value-type="float" office:value="1879.111084">
                <text:p>1879.111084</text:p>
              </table:table-cell>
              <table:table-cell office:value-type="float" office:value="1989.162231">
                <text:p>1989.162231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1852.723877">
                <text:p>1852.723877</text:p>
              </table:table-cell>
              <table:table-cell office:value-type="float" office:value="1997.012451">
                <text:p>1997.012451</text:p>
              </table:table-cell>
              <table:table-cell office:value-type="float" office:value="1873.990601">
                <text:p>1873.990601</text:p>
              </table:table-cell>
              <table:table-cell office:value-type="float" office:value="1986.293579">
                <text:p>1986.293579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1859.167603">
                <text:p>1859.167603</text:p>
              </table:table-cell>
              <table:table-cell office:value-type="float" office:value="1997.330933">
                <text:p>1997.330933</text:p>
              </table:table-cell>
              <table:table-cell office:value-type="float" office:value="1876.561523">
                <text:p>1876.561523</text:p>
              </table:table-cell>
              <table:table-cell office:value-type="float" office:value="1989.360474">
                <text:p>1989.360474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1861.289307">
                <text:p>1861.289307</text:p>
              </table:table-cell>
              <table:table-cell office:value-type="float" office:value="1997.915039">
                <text:p>1997.915039</text:p>
              </table:table-cell>
              <table:table-cell office:value-type="float" office:value="1879.358154">
                <text:p>1879.358154</text:p>
              </table:table-cell>
              <table:table-cell office:value-type="float" office:value="1987.207031">
                <text:p>1987.207031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1857.376465">
                <text:p>1857.376465</text:p>
              </table:table-cell>
              <table:table-cell office:value-type="float" office:value="1996.447754">
                <text:p>1996.447754</text:p>
              </table:table-cell>
              <table:table-cell office:value-type="float" office:value="1874.163818">
                <text:p>1874.163818</text:p>
              </table:table-cell>
              <table:table-cell office:value-type="float" office:value="1992.202148">
                <text:p>1992.20214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61.196655">
                <text:p>1861.196655</text:p>
              </table:table-cell>
              <table:table-cell office:value-type="float" office:value="1997.487671">
                <text:p>1997.487671</text:p>
              </table:table-cell>
              <table:table-cell office:value-type="float" office:value="1880.259399">
                <text:p>1880.259399</text:p>
              </table:table-cell>
              <table:table-cell office:value-type="float" office:value="1987.295044">
                <text:p>1987.295044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1855.256226">
                <text:p>1855.256226</text:p>
              </table:table-cell>
              <table:table-cell office:value-type="float" office:value="1997.331543">
                <text:p>1997.331543</text:p>
              </table:table-cell>
              <table:table-cell office:value-type="float" office:value="1874.377563">
                <text:p>1874.377563</text:p>
              </table:table-cell>
              <table:table-cell office:value-type="float" office:value="1987.631714">
                <text:p>1987.631714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1854.11731">
                <text:p>1854.11731</text:p>
              </table:table-cell>
              <table:table-cell office:value-type="float" office:value="1997.738037">
                <text:p>1997.738037</text:p>
              </table:table-cell>
              <table:table-cell office:value-type="float" office:value="1875.137939">
                <text:p>1875.137939</text:p>
              </table:table-cell>
              <table:table-cell office:value-type="float" office:value="1984.703613">
                <text:p>1984.703613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1841.728882">
                <text:p>1841.728882</text:p>
              </table:table-cell>
              <table:table-cell office:value-type="float" office:value="1982.612549">
                <text:p>1982.612549</text:p>
              </table:table-cell>
              <table:table-cell office:value-type="float" office:value="1855.903687">
                <text:p>1855.903687</text:p>
              </table:table-cell>
              <table:table-cell office:value-type="float" office:value="1982.319214">
                <text:p>1982.319214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1799.797729">
                <text:p>1799.797729</text:p>
              </table:table-cell>
              <table:table-cell office:value-type="float" office:value="1939.505859">
                <text:p>1939.505859</text:p>
              </table:table-cell>
              <table:table-cell office:value-type="float" office:value="1808.813843">
                <text:p>1808.813843</text:p>
              </table:table-cell>
              <table:table-cell office:value-type="float" office:value="1950.926758">
                <text:p>1950.9267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69.64978">
                <text:p>1769.64978</text:p>
              </table:table-cell>
              <table:table-cell office:value-type="float" office:value="1919.943726">
                <text:p>1919.943726</text:p>
              </table:table-cell>
              <table:table-cell office:value-type="float" office:value="1789.961792">
                <text:p>1789.961792</text:p>
              </table:table-cell>
              <table:table-cell office:value-type="float" office:value="1915.218384">
                <text:p>1915.218384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1751.616211">
                <text:p>1751.616211</text:p>
              </table:table-cell>
              <table:table-cell office:value-type="float" office:value="1889.181396">
                <text:p>1889.181396</text:p>
              </table:table-cell>
              <table:table-cell office:value-type="float" office:value="1767.217041">
                <text:p>1767.217041</text:p>
              </table:table-cell>
              <table:table-cell office:value-type="float" office:value="1884.169678">
                <text:p>1884.169678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1727.989502">
                <text:p>1727.989502</text:p>
              </table:table-cell>
              <table:table-cell office:value-type="float" office:value="1862.28772">
                <text:p>1862.28772</text:p>
              </table:table-cell>
              <table:table-cell office:value-type="float" office:value="1740.291504">
                <text:p>1740.291504</text:p>
              </table:table-cell>
              <table:table-cell office:value-type="float" office:value="1863.218628">
                <text:p>1863.218628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1710.417725">
                <text:p>1710.417725</text:p>
              </table:table-cell>
              <table:table-cell office:value-type="float" office:value="1832.492554">
                <text:p>1832.492554</text:p>
              </table:table-cell>
              <table:table-cell office:value-type="float" office:value="1722.476685">
                <text:p>1722.476685</text:p>
              </table:table-cell>
              <table:table-cell office:value-type="float" office:value="1833.106445">
                <text:p>1833.106445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1690.534302">
                <text:p>1690.534302</text:p>
              </table:table-cell>
              <table:table-cell office:value-type="float" office:value="1818.032349">
                <text:p>1818.032349</text:p>
              </table:table-cell>
              <table:table-cell office:value-type="float" office:value="1706.162964">
                <text:p>1706.162964</text:p>
              </table:table-cell>
              <table:table-cell office:value-type="float" office:value="1811.859619">
                <text:p>1811.85961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675.814209">
                <text:p>1675.814209</text:p>
              </table:table-cell>
              <table:table-cell office:value-type="float" office:value="1807.474854">
                <text:p>1807.474854</text:p>
              </table:table-cell>
              <table:table-cell office:value-type="float" office:value="1688.361084">
                <text:p>1688.361084</text:p>
              </table:table-cell>
              <table:table-cell office:value-type="float" office:value="1788.303101">
                <text:p>1788.303101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1673.408447">
                <text:p>1673.408447</text:p>
              </table:table-cell>
              <table:table-cell office:value-type="float" office:value="1772.471191">
                <text:p>1772.471191</text:p>
              </table:table-cell>
              <table:table-cell office:value-type="float" office:value="1677.502075">
                <text:p>1677.502075</text:p>
              </table:table-cell>
              <table:table-cell office:value-type="float" office:value="1774.318115">
                <text:p>1774.318115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1656.834717">
                <text:p>1656.834717</text:p>
              </table:table-cell>
              <table:table-cell office:value-type="float" office:value="1757.895508">
                <text:p>1757.895508</text:p>
              </table:table-cell>
              <table:table-cell office:value-type="float" office:value="1669.937866">
                <text:p>1669.937866</text:p>
              </table:table-cell>
              <table:table-cell office:value-type="float" office:value="1759.178345">
                <text:p>1759.178345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1645.152954">
                <text:p>1645.152954</text:p>
              </table:table-cell>
              <table:table-cell office:value-type="float" office:value="1739.331299">
                <text:p>1739.331299</text:p>
              </table:table-cell>
              <table:table-cell office:value-type="float" office:value="1657.520752">
                <text:p>1657.520752</text:p>
              </table:table-cell>
              <table:table-cell office:value-type="float" office:value="1738.187256">
                <text:p>1738.187256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1635.083618">
                <text:p>1635.083618</text:p>
              </table:table-cell>
              <table:table-cell office:value-type="float" office:value="1726.543701">
                <text:p>1726.543701</text:p>
              </table:table-cell>
              <table:table-cell office:value-type="float" office:value="1645.323975">
                <text:p>1645.323975</text:p>
              </table:table-cell>
              <table:table-cell office:value-type="float" office:value="1722.509033">
                <text:p>1722.50903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626.039429">
                <text:p>1626.039429</text:p>
              </table:table-cell>
              <table:table-cell office:value-type="float" office:value="1712.954102">
                <text:p>1712.954102</text:p>
              </table:table-cell>
              <table:table-cell office:value-type="float" office:value="1637.313965">
                <text:p>1637.313965</text:p>
              </table:table-cell>
              <table:table-cell office:value-type="float" office:value="1709.907471">
                <text:p>1709.907471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1612.718994">
                <text:p>1612.718994</text:p>
              </table:table-cell>
              <table:table-cell office:value-type="float" office:value="1707.520386">
                <text:p>1707.520386</text:p>
              </table:table-cell>
              <table:table-cell office:value-type="float" office:value="1629.491455">
                <text:p>1629.491455</text:p>
              </table:table-cell>
              <table:table-cell office:value-type="float" office:value="1693.141968">
                <text:p>1693.141968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1614.664795">
                <text:p>1614.664795</text:p>
              </table:table-cell>
              <table:table-cell office:value-type="float" office:value="1686.28833">
                <text:p>1686.28833</text:p>
              </table:table-cell>
              <table:table-cell office:value-type="float" office:value="1618.582397">
                <text:p>1618.582397</text:p>
              </table:table-cell>
              <table:table-cell office:value-type="float" office:value="1687.668091">
                <text:p>1687.668091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1605.256592">
                <text:p>1605.256592</text:p>
              </table:table-cell>
              <table:table-cell office:value-type="float" office:value="1671.45166">
                <text:p>1671.45166</text:p>
              </table:table-cell>
              <table:table-cell office:value-type="float" office:value="1615.964355">
                <text:p>1615.964355</text:p>
              </table:table-cell>
              <table:table-cell office:value-type="float" office:value="1675.561157">
                <text:p>1675.561157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1595.837891">
                <text:p>1595.837891</text:p>
              </table:table-cell>
              <table:table-cell office:value-type="float" office:value="1671.55896">
                <text:p>1671.55896</text:p>
              </table:table-cell>
              <table:table-cell office:value-type="float" office:value="1611.575928">
                <text:p>1611.575928</text:p>
              </table:table-cell>
              <table:table-cell office:value-type="float" office:value="1664.051025">
                <text:p>1664.05102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95.926025">
                <text:p>1595.926025</text:p>
              </table:table-cell>
              <table:table-cell office:value-type="float" office:value="1659.044189">
                <text:p>1659.044189</text:p>
              </table:table-cell>
              <table:table-cell office:value-type="float" office:value="1604.543213">
                <text:p>1604.543213</text:p>
              </table:table-cell>
              <table:table-cell office:value-type="float" office:value="1651.914429">
                <text:p>1651.914429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1593.528809">
                <text:p>1593.528809</text:p>
              </table:table-cell>
              <table:table-cell office:value-type="float" office:value="1645.117065">
                <text:p>1645.117065</text:p>
              </table:table-cell>
              <table:table-cell office:value-type="float" office:value="1601.926636">
                <text:p>1601.926636</text:p>
              </table:table-cell>
              <table:table-cell office:value-type="float" office:value="1647.671265">
                <text:p>1647.671265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1589.751343">
                <text:p>1589.751343</text:p>
              </table:table-cell>
              <table:table-cell office:value-type="float" office:value="1640.115234">
                <text:p>1640.115234</text:p>
              </table:table-cell>
              <table:table-cell office:value-type="float" office:value="1599.955322">
                <text:p>1599.955322</text:p>
              </table:table-cell>
              <table:table-cell office:value-type="float" office:value="1643.082886">
                <text:p>1643.082886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1586.760376">
                <text:p>1586.760376</text:p>
              </table:table-cell>
              <table:table-cell office:value-type="float" office:value="1630.578003">
                <text:p>1630.578003</text:p>
              </table:table-cell>
              <table:table-cell office:value-type="float" office:value="1595.073364">
                <text:p>1595.073364</text:p>
              </table:table-cell>
              <table:table-cell office:value-type="float" office:value="1635.045166">
                <text:p>1635.045166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1580.835083">
                <text:p>1580.835083</text:p>
              </table:table-cell>
              <table:table-cell office:value-type="float" office:value="1630.187744">
                <text:p>1630.187744</text:p>
              </table:table-cell>
              <table:table-cell office:value-type="float" office:value="1592.09021">
                <text:p>1592.09021</text:p>
              </table:table-cell>
              <table:table-cell office:value-type="float" office:value="1627.186035">
                <text:p>1627.1860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80.684204">
                <text:p>1580.684204</text:p>
              </table:table-cell>
              <table:table-cell office:value-type="float" office:value="1620.267212">
                <text:p>1620.267212</text:p>
              </table:table-cell>
              <table:table-cell office:value-type="float" office:value="1586.680786">
                <text:p>1586.680786</text:p>
              </table:table-cell>
              <table:table-cell office:value-type="float" office:value="1626.015869">
                <text:p>1626.015869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1573.041016">
                <text:p>1573.041016</text:p>
              </table:table-cell>
              <table:table-cell office:value-type="float" office:value="1620.172119">
                <text:p>1620.172119</text:p>
              </table:table-cell>
              <table:table-cell office:value-type="float" office:value="1587.866211">
                <text:p>1587.866211</text:p>
              </table:table-cell>
              <table:table-cell office:value-type="float" office:value="1617.393921">
                <text:p>1617.393921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1573.585693">
                <text:p>1573.585693</text:p>
              </table:table-cell>
              <table:table-cell office:value-type="float" office:value="1612.702026">
                <text:p>1612.702026</text:p>
              </table:table-cell>
              <table:table-cell office:value-type="float" office:value="1581.453491">
                <text:p>1581.453491</text:p>
              </table:table-cell>
              <table:table-cell office:value-type="float" office:value="1615.761108">
                <text:p>1615.761108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1573.250244">
                <text:p>1573.250244</text:p>
              </table:table-cell>
              <table:table-cell office:value-type="float" office:value="1605.163696">
                <text:p>1605.163696</text:p>
              </table:table-cell>
              <table:table-cell office:value-type="float" office:value="1581.977051">
                <text:p>1581.977051</text:p>
              </table:table-cell>
              <table:table-cell office:value-type="float" office:value="1614.995361">
                <text:p>1614.995361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1572.475708">
                <text:p>1572.475708</text:p>
              </table:table-cell>
              <table:table-cell office:value-type="float" office:value="1605.715088">
                <text:p>1605.715088</text:p>
              </table:table-cell>
              <table:table-cell office:value-type="float" office:value="1580.508911">
                <text:p>1580.508911</text:p>
              </table:table-cell>
              <table:table-cell office:value-type="float" office:value="1608.577393">
                <text:p>1608.5773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70.290405">
                <text:p>1570.290405</text:p>
              </table:table-cell>
              <table:table-cell office:value-type="float" office:value="1598.456543">
                <text:p>1598.456543</text:p>
              </table:table-cell>
              <table:table-cell office:value-type="float" office:value="1580.82019">
                <text:p>1580.82019</text:p>
              </table:table-cell>
              <table:table-cell office:value-type="float" office:value="1604.491699">
                <text:p>1604.491699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1566.049561">
                <text:p>1566.049561</text:p>
              </table:table-cell>
              <table:table-cell office:value-type="float" office:value="1598.342041">
                <text:p>1598.342041</text:p>
              </table:table-cell>
              <table:table-cell office:value-type="float" office:value="1579.523438">
                <text:p>1579.523438</text:p>
              </table:table-cell>
              <table:table-cell office:value-type="float" office:value="1599.237305">
                <text:p>1599.237305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1569.704102">
                <text:p>1569.704102</text:p>
              </table:table-cell>
              <table:table-cell office:value-type="float" office:value="1591.033203">
                <text:p>1591.033203</text:p>
              </table:table-cell>
              <table:table-cell office:value-type="float" office:value="1574.341553">
                <text:p>1574.341553</text:p>
              </table:table-cell>
              <table:table-cell office:value-type="float" office:value="1605.653809">
                <text:p>1605.653809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1563.914795">
                <text:p>1563.914795</text:p>
              </table:table-cell>
              <table:table-cell office:value-type="float" office:value="1591.987549">
                <text:p>1591.987549</text:p>
              </table:table-cell>
              <table:table-cell office:value-type="float" office:value="1575.966431">
                <text:p>1575.966431</text:p>
              </table:table-cell>
              <table:table-cell office:value-type="float" office:value="1602.330566">
                <text:p>1602.330566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1574.165039">
                <text:p>1574.165039</text:p>
              </table:table-cell>
              <table:table-cell office:value-type="float" office:value="1594.731689">
                <text:p>1594.731689</text:p>
              </table:table-cell>
              <table:table-cell office:value-type="float" office:value="1566.167847">
                <text:p>1566.167847</text:p>
              </table:table-cell>
              <table:table-cell office:value-type="float" office:value="1590.779297">
                <text:p>1590.77929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570.555054">
                <text:p>1570.555054</text:p>
              </table:table-cell>
              <table:table-cell office:value-type="float" office:value="1588.731323">
                <text:p>1588.731323</text:p>
              </table:table-cell>
              <table:table-cell office:value-type="float" office:value="1571.750977">
                <text:p>1571.750977</text:p>
              </table:table-cell>
              <table:table-cell office:value-type="float" office:value="1586.474243">
                <text:p>1586.474243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1566.881592">
                <text:p>1566.881592</text:p>
              </table:table-cell>
              <table:table-cell office:value-type="float" office:value="1587.483643">
                <text:p>1587.483643</text:p>
              </table:table-cell>
              <table:table-cell office:value-type="float" office:value="1571.787231">
                <text:p>1571.787231</text:p>
              </table:table-cell>
              <table:table-cell office:value-type="float" office:value="1582.501953">
                <text:p>1582.501953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1570.811157">
                <text:p>1570.811157</text:p>
              </table:table-cell>
              <table:table-cell office:value-type="float" office:value="1584.879395">
                <text:p>1584.879395</text:p>
              </table:table-cell>
              <table:table-cell office:value-type="float" office:value="1574.845581">
                <text:p>1574.845581</text:p>
              </table:table-cell>
              <table:table-cell office:value-type="float" office:value="1580.872437">
                <text:p>1580.872437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568.949097">
                <text:p>1568.949097</text:p>
              </table:table-cell>
              <table:table-cell office:value-type="float" office:value="1582.948853">
                <text:p>1582.948853</text:p>
              </table:table-cell>
              <table:table-cell office:value-type="float" office:value="1569.390991">
                <text:p>1569.390991</text:p>
              </table:table-cell>
              <table:table-cell office:value-type="float" office:value="1582.668091">
                <text:p>1582.668091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1568.988037">
                <text:p>1568.988037</text:p>
              </table:table-cell>
              <table:table-cell office:value-type="float" office:value="1582.699585">
                <text:p>1582.699585</text:p>
              </table:table-cell>
              <table:table-cell office:value-type="float" office:value="1569.14502">
                <text:p>1569.14502</text:p>
              </table:table-cell>
              <table:table-cell office:value-type="float" office:value="1580.446045">
                <text:p>1580.44604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566.083618">
                <text:p>1566.083618</text:p>
              </table:table-cell>
              <table:table-cell office:value-type="float" office:value="1584.02002">
                <text:p>1584.02002</text:p>
              </table:table-cell>
              <table:table-cell office:value-type="float" office:value="1569.177979">
                <text:p>1569.177979</text:p>
              </table:table-cell>
              <table:table-cell office:value-type="float" office:value="1578.933228">
                <text:p>1578.933228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1566.590088">
                <text:p>1566.590088</text:p>
              </table:table-cell>
              <table:table-cell office:value-type="float" office:value="1579.494019">
                <text:p>1579.494019</text:p>
              </table:table-cell>
              <table:table-cell office:value-type="float" office:value="1570.821045">
                <text:p>1570.821045</text:p>
              </table:table-cell>
              <table:table-cell office:value-type="float" office:value="1577.908447">
                <text:p>1577.908447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566.682983">
                <text:p>1566.682983</text:p>
              </table:table-cell>
              <table:table-cell office:value-type="float" office:value="1580.701172">
                <text:p>1580.701172</text:p>
              </table:table-cell>
              <table:table-cell office:value-type="float" office:value="1566.878052">
                <text:p>1566.878052</text:p>
              </table:table-cell>
              <table:table-cell office:value-type="float" office:value="1580.431519">
                <text:p>1580.431519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1572.105225">
                <text:p>1572.105225</text:p>
              </table:table-cell>
              <table:table-cell office:value-type="float" office:value="1575.935303">
                <text:p>1575.935303</text:p>
              </table:table-cell>
              <table:table-cell office:value-type="float" office:value="1569.925781">
                <text:p>1569.925781</text:p>
              </table:table-cell>
              <table:table-cell office:value-type="float" office:value="1574.909668">
                <text:p>1574.909668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1566.118286">
                <text:p>1566.118286</text:p>
              </table:table-cell>
              <table:table-cell office:value-type="float" office:value="1576.28064">
                <text:p>1576.28064</text:p>
              </table:table-cell>
              <table:table-cell office:value-type="float" office:value="1571.908691">
                <text:p>1571.908691</text:p>
              </table:table-cell>
              <table:table-cell office:value-type="float" office:value="1570.9104">
                <text:p>1570.910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565.466675">
                <text:p>1565.466675</text:p>
              </table:table-cell>
              <table:table-cell office:value-type="float" office:value="1575.758057">
                <text:p>1575.758057</text:p>
              </table:table-cell>
              <table:table-cell office:value-type="float" office:value="1568.072266">
                <text:p>1568.072266</text:p>
              </table:table-cell>
              <table:table-cell office:value-type="float" office:value="1574.06543">
                <text:p>1574.06543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1553.263794">
                <text:p>1553.263794</text:p>
              </table:table-cell>
              <table:table-cell office:value-type="float" office:value="1592.917847">
                <text:p>1592.917847</text:p>
              </table:table-cell>
              <table:table-cell office:value-type="float" office:value="1554.715332">
                <text:p>1554.715332</text:p>
              </table:table-cell>
              <table:table-cell office:value-type="float" office:value="1591.063843">
                <text:p>1591.063843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1578.9823">
                <text:p>1578.9823</text:p>
              </table:table-cell>
              <table:table-cell office:value-type="float" office:value="1569.594604">
                <text:p>1569.594604</text:p>
              </table:table-cell>
              <table:table-cell office:value-type="float" office:value="1581.480713">
                <text:p>1581.480713</text:p>
              </table:table-cell>
              <table:table-cell office:value-type="float" office:value="1569.402954">
                <text:p>1569.402954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1590.101929">
                <text:p>1590.101929</text:p>
              </table:table-cell>
              <table:table-cell office:value-type="float" office:value="1558.992065">
                <text:p>1558.992065</text:p>
              </table:table-cell>
              <table:table-cell office:value-type="float" office:value="1586.994873">
                <text:p>1586.994873</text:p>
              </table:table-cell>
              <table:table-cell office:value-type="float" office:value="1562.353149">
                <text:p>1562.353149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1569.138062">
                <text:p>1569.138062</text:p>
              </table:table-cell>
              <table:table-cell office:value-type="float" office:value="1585.842407">
                <text:p>1585.842407</text:p>
              </table:table-cell>
              <table:table-cell office:value-type="float" office:value="1567.289307">
                <text:p>1567.289307</text:p>
              </table:table-cell>
              <table:table-cell office:value-type="float" office:value="1586.698486">
                <text:p>1586.69848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518.669678">
                <text:p>1518.669678</text:p>
              </table:table-cell>
              <table:table-cell office:value-type="float" office:value="1543.16748">
                <text:p>1543.16748</text:p>
              </table:table-cell>
              <table:table-cell office:value-type="float" office:value="1592.604126">
                <text:p>1592.604126</text:p>
              </table:table-cell>
              <table:table-cell office:value-type="float" office:value="1636.358276">
                <text:p>1636.358276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1527.693726">
                <text:p>1527.693726</text:p>
              </table:table-cell>
              <table:table-cell office:value-type="float" office:value="1530.067505">
                <text:p>1530.067505</text:p>
              </table:table-cell>
              <table:table-cell office:value-type="float" office:value="1611.730225">
                <text:p>1611.730225</text:p>
              </table:table-cell>
              <table:table-cell office:value-type="float" office:value="1661.507202">
                <text:p>1661.507202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555.614014">
                <text:p>1555.614014</text:p>
              </table:table-cell>
              <table:table-cell office:value-type="float" office:value="1554.059814">
                <text:p>1554.059814</text:p>
              </table:table-cell>
              <table:table-cell office:value-type="float" office:value="1634.805786">
                <text:p>1634.805786</text:p>
              </table:table-cell>
              <table:table-cell office:value-type="float" office:value="1679.711914">
                <text:p>1679.711914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1565.859497">
                <text:p>1565.859497</text:p>
              </table:table-cell>
              <table:table-cell office:value-type="float" office:value="1560.302246">
                <text:p>1560.302246</text:p>
              </table:table-cell>
              <table:table-cell office:value-type="float" office:value="1661.398315">
                <text:p>1661.398315</text:p>
              </table:table-cell>
              <table:table-cell office:value-type="float" office:value="1590.911133">
                <text:p>1590.911133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1595.734497">
                <text:p>1595.734497</text:p>
              </table:table-cell>
              <table:table-cell office:value-type="float" office:value="1626.609619">
                <text:p>1626.609619</text:p>
              </table:table-cell>
              <table:table-cell office:value-type="float" office:value="1600.082153">
                <text:p>1600.082153</text:p>
              </table:table-cell>
              <table:table-cell office:value-type="float" office:value="1719.099243">
                <text:p>1719.0992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85.220215">
                <text:p>1585.220215</text:p>
              </table:table-cell>
              <table:table-cell office:value-type="float" office:value="1607.659302">
                <text:p>1607.659302</text:p>
              </table:table-cell>
              <table:table-cell office:value-type="float" office:value="1643.572754">
                <text:p>1643.572754</text:p>
              </table:table-cell>
              <table:table-cell office:value-type="float" office:value="1676.591675">
                <text:p>1676.591675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1600.767456">
                <text:p>1600.767456</text:p>
              </table:table-cell>
              <table:table-cell office:value-type="float" office:value="1605.287231">
                <text:p>1605.287231</text:p>
              </table:table-cell>
              <table:table-cell office:value-type="float" office:value="1659.671387">
                <text:p>1659.671387</text:p>
              </table:table-cell>
              <table:table-cell office:value-type="float" office:value="1674.156982">
                <text:p>1674.156982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1614.579102">
                <text:p>1614.579102</text:p>
              </table:table-cell>
              <table:table-cell office:value-type="float" office:value="1628.497437">
                <text:p>1628.497437</text:p>
              </table:table-cell>
              <table:table-cell office:value-type="float" office:value="1664.026855">
                <text:p>1664.026855</text:p>
              </table:table-cell>
              <table:table-cell office:value-type="float" office:value="1685.41272">
                <text:p>1685.41272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1633.691895">
                <text:p>1633.691895</text:p>
              </table:table-cell>
              <table:table-cell office:value-type="float" office:value="1695.143555">
                <text:p>1695.143555</text:p>
              </table:table-cell>
              <table:table-cell office:value-type="float" office:value="1662.309692">
                <text:p>1662.309692</text:p>
              </table:table-cell>
              <table:table-cell office:value-type="float" office:value="1742.611328">
                <text:p>1742.611328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1685.534912">
                <text:p>1685.534912</text:p>
              </table:table-cell>
              <table:table-cell office:value-type="float" office:value="1704.56311">
                <text:p>1704.56311</text:p>
              </table:table-cell>
              <table:table-cell office:value-type="float" office:value="1675.403687">
                <text:p>1675.403687</text:p>
              </table:table-cell>
              <table:table-cell office:value-type="float" office:value="1688.107422">
                <text:p>1688.1074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698.885742">
                <text:p>1698.885742</text:p>
              </table:table-cell>
              <table:table-cell office:value-type="float" office:value="1743.680542">
                <text:p>1743.680542</text:p>
              </table:table-cell>
              <table:table-cell office:value-type="float" office:value="1698.624756">
                <text:p>1698.624756</text:p>
              </table:table-cell>
              <table:table-cell office:value-type="float" office:value="1729.705078">
                <text:p>1729.705078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1711.177124">
                <text:p>1711.177124</text:p>
              </table:table-cell>
              <table:table-cell office:value-type="float" office:value="1793.403442">
                <text:p>1793.403442</text:p>
              </table:table-cell>
              <table:table-cell office:value-type="float" office:value="1714.273071">
                <text:p>1714.273071</text:p>
              </table:table-cell>
              <table:table-cell office:value-type="float" office:value="1781.352539">
                <text:p>1781.352539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1730.920044">
                <text:p>1730.920044</text:p>
              </table:table-cell>
              <table:table-cell office:value-type="float" office:value="1776.553467">
                <text:p>1776.553467</text:p>
              </table:table-cell>
              <table:table-cell office:value-type="float" office:value="1741.530884">
                <text:p>1741.530884</text:p>
              </table:table-cell>
              <table:table-cell office:value-type="float" office:value="1765.44458">
                <text:p>1765.44458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1757.312378">
                <text:p>1757.312378</text:p>
              </table:table-cell>
              <table:table-cell office:value-type="float" office:value="1832.790039">
                <text:p>1832.790039</text:p>
              </table:table-cell>
              <table:table-cell office:value-type="float" office:value="1767.821533">
                <text:p>1767.821533</text:p>
              </table:table-cell>
              <table:table-cell office:value-type="float" office:value="1824.280762">
                <text:p>1824.280762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1784.437866">
                <text:p>1784.437866</text:p>
              </table:table-cell>
              <table:table-cell office:value-type="float" office:value="1878.755615">
                <text:p>1878.755615</text:p>
              </table:table-cell>
              <table:table-cell office:value-type="float" office:value="1800.66333">
                <text:p>1800.66333</text:p>
              </table:table-cell>
              <table:table-cell office:value-type="float" office:value="1867.320801">
                <text:p>1867.32080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03.440063">
                <text:p>1803.440063</text:p>
              </table:table-cell>
              <table:table-cell office:value-type="float" office:value="1904.243164">
                <text:p>1904.243164</text:p>
              </table:table-cell>
              <table:table-cell office:value-type="float" office:value="1822.828125">
                <text:p>1822.828125</text:p>
              </table:table-cell>
              <table:table-cell office:value-type="float" office:value="1891.891846">
                <text:p>1891.891846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1819.206299">
                <text:p>1819.206299</text:p>
              </table:table-cell>
              <table:table-cell office:value-type="float" office:value="1914.888184">
                <text:p>1914.888184</text:p>
              </table:table-cell>
              <table:table-cell office:value-type="float" office:value="1832.705566">
                <text:p>1832.705566</text:p>
              </table:table-cell>
              <table:table-cell office:value-type="float" office:value="1914.654297">
                <text:p>1914.654297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1823.817627">
                <text:p>1823.817627</text:p>
              </table:table-cell>
              <table:table-cell office:value-type="float" office:value="1902.618408">
                <text:p>1902.618408</text:p>
              </table:table-cell>
              <table:table-cell office:value-type="float" office:value="1846.737183">
                <text:p>1846.737183</text:p>
              </table:table-cell>
              <table:table-cell office:value-type="float" office:value="1898.210205">
                <text:p>1898.210205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1818.246338">
                <text:p>1818.246338</text:p>
              </table:table-cell>
              <table:table-cell office:value-type="float" office:value="1933.775513">
                <text:p>1933.775513</text:p>
              </table:table-cell>
              <table:table-cell office:value-type="float" office:value="1842.036743">
                <text:p>1842.036743</text:p>
              </table:table-cell>
              <table:table-cell office:value-type="float" office:value="1918.671753">
                <text:p>1918.671753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1799.093506">
                <text:p>1799.093506</text:p>
              </table:table-cell>
              <table:table-cell office:value-type="float" office:value="1920.668701">
                <text:p>1920.668701</text:p>
              </table:table-cell>
              <table:table-cell office:value-type="float" office:value="1820.470459">
                <text:p>1820.470459</text:p>
              </table:table-cell>
              <table:table-cell office:value-type="float" office:value="1905.869629">
                <text:p>1905.8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795.022461">
                <text:p>1795.022461</text:p>
              </table:table-cell>
              <table:table-cell office:value-type="float" office:value="1916.414551">
                <text:p>1916.414551</text:p>
              </table:table-cell>
              <table:table-cell office:value-type="float" office:value="1816.553711">
                <text:p>1816.553711</text:p>
              </table:table-cell>
              <table:table-cell office:value-type="float" office:value="1905.570801">
                <text:p>1905.570801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1777.786865">
                <text:p>1777.786865</text:p>
              </table:table-cell>
              <table:table-cell office:value-type="float" office:value="1905.305908">
                <text:p>1905.305908</text:p>
              </table:table-cell>
              <table:table-cell office:value-type="float" office:value="1794.953247">
                <text:p>1794.953247</text:p>
              </table:table-cell>
              <table:table-cell office:value-type="float" office:value="1896.759033">
                <text:p>1896.759033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1760.112305">
                <text:p>1760.112305</text:p>
              </table:table-cell>
              <table:table-cell office:value-type="float" office:value="1887.936523">
                <text:p>1887.936523</text:p>
              </table:table-cell>
              <table:table-cell office:value-type="float" office:value="1762.145508">
                <text:p>1762.145508</text:p>
              </table:table-cell>
              <table:table-cell office:value-type="float" office:value="1889.795776">
                <text:p>1889.795776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1731.94043">
                <text:p>1731.94043</text:p>
              </table:table-cell>
              <table:table-cell office:value-type="float" office:value="1865.070068">
                <text:p>1865.070068</text:p>
              </table:table-cell>
              <table:table-cell office:value-type="float" office:value="1748.160767">
                <text:p>1748.160767</text:p>
              </table:table-cell>
              <table:table-cell office:value-type="float" office:value="1860.517578">
                <text:p>1860.517578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1727.054932">
                <text:p>1727.054932</text:p>
              </table:table-cell>
              <table:table-cell office:value-type="float" office:value="1831.036255">
                <text:p>1831.036255</text:p>
              </table:table-cell>
              <table:table-cell office:value-type="float" office:value="1743.166992">
                <text:p>1743.166992</text:p>
              </table:table-cell>
              <table:table-cell office:value-type="float" office:value="1831.645508">
                <text:p>1831.64550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703.911743">
                <text:p>1703.911743</text:p>
              </table:table-cell>
              <table:table-cell office:value-type="float" office:value="1822.369141">
                <text:p>1822.369141</text:p>
              </table:table-cell>
              <table:table-cell office:value-type="float" office:value="1720.170288">
                <text:p>1720.170288</text:p>
              </table:table-cell>
              <table:table-cell office:value-type="float" office:value="1823.482788">
                <text:p>1823.482788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1688.314331">
                <text:p>1688.314331</text:p>
              </table:table-cell>
              <table:table-cell office:value-type="float" office:value="1802.43457">
                <text:p>1802.43457</text:p>
              </table:table-cell>
              <table:table-cell office:value-type="float" office:value="1705.490845">
                <text:p>1705.490845</text:p>
              </table:table-cell>
              <table:table-cell office:value-type="float" office:value="1802.198242">
                <text:p>1802.198242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1676.446045">
                <text:p>1676.446045</text:p>
              </table:table-cell>
              <table:table-cell office:value-type="float" office:value="1788.822632">
                <text:p>1788.822632</text:p>
              </table:table-cell>
              <table:table-cell office:value-type="float" office:value="1692.335693">
                <text:p>1692.335693</text:p>
              </table:table-cell>
              <table:table-cell office:value-type="float" office:value="1784.928833">
                <text:p>1784.928833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662.588135">
                <text:p>1662.588135</text:p>
              </table:table-cell>
              <table:table-cell office:value-type="float" office:value="1765.177979">
                <text:p>1765.177979</text:p>
              </table:table-cell>
              <table:table-cell office:value-type="float" office:value="1679.621094">
                <text:p>1679.621094</text:p>
              </table:table-cell>
              <table:table-cell office:value-type="float" office:value="1762.872559">
                <text:p>1762.872559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1646.319092">
                <text:p>1646.319092</text:p>
              </table:table-cell>
              <table:table-cell office:value-type="float" office:value="1759.938599">
                <text:p>1759.938599</text:p>
              </table:table-cell>
              <table:table-cell office:value-type="float" office:value="1669.883911">
                <text:p>1669.883911</text:p>
              </table:table-cell>
              <table:table-cell office:value-type="float" office:value="1747.507568">
                <text:p>1747.50756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652.795654">
                <text:p>1652.795654</text:p>
              </table:table-cell>
              <table:table-cell office:value-type="float" office:value="1754.326416">
                <text:p>1754.326416</text:p>
              </table:table-cell>
              <table:table-cell office:value-type="float" office:value="1655.617676">
                <text:p>1655.617676</text:p>
              </table:table-cell>
              <table:table-cell office:value-type="float" office:value="1739.463745">
                <text:p>1739.463745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1646.743896">
                <text:p>1646.743896</text:p>
              </table:table-cell>
              <table:table-cell office:value-type="float" office:value="1718.631348">
                <text:p>1718.631348</text:p>
              </table:table-cell>
              <table:table-cell office:value-type="float" office:value="1661.545166">
                <text:p>1661.545166</text:p>
              </table:table-cell>
              <table:table-cell office:value-type="float" office:value="1724.021973">
                <text:p>1724.021973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1637.35791">
                <text:p>1637.35791</text:p>
              </table:table-cell>
              <table:table-cell office:value-type="float" office:value="1712.954956">
                <text:p>1712.954956</text:p>
              </table:table-cell>
              <table:table-cell office:value-type="float" office:value="1652.134888">
                <text:p>1652.134888</text:p>
              </table:table-cell>
              <table:table-cell office:value-type="float" office:value="1715.765381">
                <text:p>1715.765381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621.864258">
                <text:p>1621.864258</text:p>
              </table:table-cell>
              <table:table-cell office:value-type="float" office:value="1713.183105">
                <text:p>1713.183105</text:p>
              </table:table-cell>
              <table:table-cell office:value-type="float" office:value="1636.364014">
                <text:p>1636.364014</text:p>
              </table:table-cell>
              <table:table-cell office:value-type="float" office:value="1709.880371">
                <text:p>1709.880371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1622.576904">
                <text:p>1622.576904</text:p>
              </table:table-cell>
              <table:table-cell office:value-type="float" office:value="1699.002441">
                <text:p>1699.002441</text:p>
              </table:table-cell>
              <table:table-cell office:value-type="float" office:value="1637.173584">
                <text:p>1637.173584</text:p>
              </table:table-cell>
              <table:table-cell office:value-type="float" office:value="1696.672241">
                <text:p>1696.6722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15.139648">
                <text:p>1615.139648</text:p>
              </table:table-cell>
              <table:table-cell office:value-type="float" office:value="1690.829102">
                <text:p>1690.829102</text:p>
              </table:table-cell>
              <table:table-cell office:value-type="float" office:value="1629.883301">
                <text:p>1629.883301</text:p>
              </table:table-cell>
              <table:table-cell office:value-type="float" office:value="1688.660889">
                <text:p>1688.660889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1611.032227">
                <text:p>1611.032227</text:p>
              </table:table-cell>
              <table:table-cell office:value-type="float" office:value="1682.230957">
                <text:p>1682.230957</text:p>
              </table:table-cell>
              <table:table-cell office:value-type="float" office:value="1625.619385">
                <text:p>1625.619385</text:p>
              </table:table-cell>
              <table:table-cell office:value-type="float" office:value="1678.294434">
                <text:p>1678.294434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1610.15979">
                <text:p>1610.15979</text:p>
              </table:table-cell>
              <table:table-cell office:value-type="float" office:value="1679.352539">
                <text:p>1679.352539</text:p>
              </table:table-cell>
              <table:table-cell office:value-type="float" office:value="1615.335327">
                <text:p>1615.335327</text:p>
              </table:table-cell>
              <table:table-cell office:value-type="float" office:value="1673.288086">
                <text:p>1673.288086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1605.171265">
                <text:p>1605.171265</text:p>
              </table:table-cell>
              <table:table-cell office:value-type="float" office:value="1660.690308">
                <text:p>1660.690308</text:p>
              </table:table-cell>
              <table:table-cell office:value-type="float" office:value="1615.741211">
                <text:p>1615.741211</text:p>
              </table:table-cell>
              <table:table-cell office:value-type="float" office:value="1668.945557">
                <text:p>1668.945557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1598.746704">
                <text:p>1598.746704</text:p>
              </table:table-cell>
              <table:table-cell office:value-type="float" office:value="1658.819824">
                <text:p>1658.819824</text:p>
              </table:table-cell>
              <table:table-cell office:value-type="float" office:value="1613.475708">
                <text:p>1613.475708</text:p>
              </table:table-cell>
              <table:table-cell office:value-type="float" office:value="1659.284546">
                <text:p>1659.28454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90.698853">
                <text:p>1590.698853</text:p>
              </table:table-cell>
              <table:table-cell office:value-type="float" office:value="1661.643677">
                <text:p>1661.643677</text:p>
              </table:table-cell>
              <table:table-cell office:value-type="float" office:value="1610.535645">
                <text:p>1610.535645</text:p>
              </table:table-cell>
              <table:table-cell office:value-type="float" office:value="1650.676514">
                <text:p>1650.676514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1592.365234">
                <text:p>1592.365234</text:p>
              </table:table-cell>
              <table:table-cell office:value-type="float" office:value="1648.002319">
                <text:p>1648.002319</text:p>
              </table:table-cell>
              <table:table-cell office:value-type="float" office:value="1599.291748">
                <text:p>1599.291748</text:p>
              </table:table-cell>
              <table:table-cell office:value-type="float" office:value="1648.385742">
                <text:p>1648.385742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1591.892212">
                <text:p>1591.892212</text:p>
              </table:table-cell>
              <table:table-cell office:value-type="float" office:value="1634.827026">
                <text:p>1634.827026</text:p>
              </table:table-cell>
              <table:table-cell office:value-type="float" office:value="1601.323242">
                <text:p>1601.323242</text:p>
              </table:table-cell>
              <table:table-cell office:value-type="float" office:value="1638.454346">
                <text:p>1638.454346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1584.335938">
                <text:p>1584.335938</text:p>
              </table:table-cell>
              <table:table-cell office:value-type="float" office:value="1636.35083">
                <text:p>1636.35083</text:p>
              </table:table-cell>
              <table:table-cell office:value-type="float" office:value="1599.383179">
                <text:p>1599.383179</text:p>
              </table:table-cell>
              <table:table-cell office:value-type="float" office:value="1636.527588">
                <text:p>1636.527588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1583.867432">
                <text:p>1583.867432</text:p>
              </table:table-cell>
              <table:table-cell office:value-type="float" office:value="1630.255005">
                <text:p>1630.255005</text:p>
              </table:table-cell>
              <table:table-cell office:value-type="float" office:value="1593.299316">
                <text:p>1593.299316</text:p>
              </table:table-cell>
              <table:table-cell office:value-type="float" office:value="1629.169434">
                <text:p>1629.16943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82.614502">
                <text:p>1582.614502</text:p>
              </table:table-cell>
              <table:table-cell office:value-type="float" office:value="1625.021362">
                <text:p>1625.021362</text:p>
              </table:table-cell>
              <table:table-cell office:value-type="float" office:value="1588.37915">
                <text:p>1588.37915</text:p>
              </table:table-cell>
              <table:table-cell office:value-type="float" office:value="1624.897583">
                <text:p>1624.897583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1583.069946">
                <text:p>1583.069946</text:p>
              </table:table-cell>
              <table:table-cell office:value-type="float" office:value="1616.853638">
                <text:p>1616.853638</text:p>
              </table:table-cell>
              <table:table-cell office:value-type="float" office:value="1592.196777">
                <text:p>1592.196777</text:p>
              </table:table-cell>
              <table:table-cell office:value-type="float" office:value="1618.73938">
                <text:p>1618.73938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1573.137329">
                <text:p>1573.137329</text:p>
              </table:table-cell>
              <table:table-cell office:value-type="float" office:value="1616.391602">
                <text:p>1616.391602</text:p>
              </table:table-cell>
              <table:table-cell office:value-type="float" office:value="1591.611328">
                <text:p>1591.611328</text:p>
              </table:table-cell>
              <table:table-cell office:value-type="float" office:value="1615.002197">
                <text:p>1615.002197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1578.579346">
                <text:p>1578.579346</text:p>
              </table:table-cell>
              <table:table-cell office:value-type="float" office:value="1609.194214">
                <text:p>1609.194214</text:p>
              </table:table-cell>
              <table:table-cell office:value-type="float" office:value="1582.380859">
                <text:p>1582.380859</text:p>
              </table:table-cell>
              <table:table-cell office:value-type="float" office:value="1614.838379">
                <text:p>1614.838379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1571.991821">
                <text:p>1571.991821</text:p>
              </table:table-cell>
              <table:table-cell office:value-type="float" office:value="1607.763184">
                <text:p>1607.763184</text:p>
              </table:table-cell>
              <table:table-cell office:value-type="float" office:value="1586.6521">
                <text:p>1586.6521</text:p>
              </table:table-cell>
              <table:table-cell office:value-type="float" office:value="1608.234741">
                <text:p>1608.23474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569.610718">
                <text:p>1569.610718</text:p>
              </table:table-cell>
              <table:table-cell office:value-type="float" office:value="1604.27063">
                <text:p>1604.27063</text:p>
              </table:table-cell>
              <table:table-cell office:value-type="float" office:value="1581.325073">
                <text:p>1581.325073</text:p>
              </table:table-cell>
              <table:table-cell office:value-type="float" office:value="1606.351074">
                <text:p>1606.351074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1569.622925">
                <text:p>1569.622925</text:p>
              </table:table-cell>
              <table:table-cell office:value-type="float" office:value="1600.444336">
                <text:p>1600.444336</text:p>
              </table:table-cell>
              <table:table-cell office:value-type="float" office:value="1577.141113">
                <text:p>1577.141113</text:p>
              </table:table-cell>
              <table:table-cell office:value-type="float" office:value="1604.587524">
                <text:p>1604.587524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1567.640991">
                <text:p>1567.640991</text:p>
              </table:table-cell>
              <table:table-cell office:value-type="float" office:value="1600.369141">
                <text:p>1600.369141</text:p>
              </table:table-cell>
              <table:table-cell office:value-type="float" office:value="1579.632446">
                <text:p>1579.632446</text:p>
              </table:table-cell>
              <table:table-cell office:value-type="float" office:value="1601.313599">
                <text:p>1601.313599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1571.821167">
                <text:p>1571.821167</text:p>
              </table:table-cell>
              <table:table-cell office:value-type="float" office:value="1589.809814">
                <text:p>1589.809814</text:p>
              </table:table-cell>
              <table:table-cell office:value-type="float" office:value="1576.255859">
                <text:p>1576.255859</text:p>
              </table:table-cell>
              <table:table-cell office:value-type="float" office:value="1598.360229">
                <text:p>1598.360229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1570.729736">
                <text:p>1570.729736</text:p>
              </table:table-cell>
              <table:table-cell office:value-type="float" office:value="1588.646851">
                <text:p>1588.646851</text:p>
              </table:table-cell>
              <table:table-cell office:value-type="float" office:value="1579.683838">
                <text:p>1579.683838</text:p>
              </table:table-cell>
              <table:table-cell office:value-type="float" office:value="1597.455566">
                <text:p>1597.4555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66.145508">
                <text:p>1566.145508</text:p>
              </table:table-cell>
              <table:table-cell office:value-type="float" office:value="1590.72644">
                <text:p>1590.72644</text:p>
              </table:table-cell>
              <table:table-cell office:value-type="float" office:value="1578.003052">
                <text:p>1578.003052</text:p>
              </table:table-cell>
              <table:table-cell office:value-type="float" office:value="1595.50061">
                <text:p>1595.50061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1563.638062">
                <text:p>1563.638062</text:p>
              </table:table-cell>
              <table:table-cell office:value-type="float" office:value="1589.836792">
                <text:p>1589.836792</text:p>
              </table:table-cell>
              <table:table-cell office:value-type="float" office:value="1578.145264">
                <text:p>1578.145264</text:p>
              </table:table-cell>
              <table:table-cell office:value-type="float" office:value="1591.803711">
                <text:p>1591.803711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1562.899414">
                <text:p>1562.899414</text:p>
              </table:table-cell>
              <table:table-cell office:value-type="float" office:value="1584.748535">
                <text:p>1584.748535</text:p>
              </table:table-cell>
              <table:table-cell office:value-type="float" office:value="1570.294312">
                <text:p>1570.294312</text:p>
              </table:table-cell>
              <table:table-cell office:value-type="float" office:value="1595.478882">
                <text:p>1595.478882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1562.358154">
                <text:p>1562.358154</text:p>
              </table:table-cell>
              <table:table-cell office:value-type="float" office:value="1581.887085">
                <text:p>1581.887085</text:p>
              </table:table-cell>
              <table:table-cell office:value-type="float" office:value="1572.64978">
                <text:p>1572.64978</text:p>
              </table:table-cell>
              <table:table-cell office:value-type="float" office:value="1591.787231">
                <text:p>1591.787231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1565.039795">
                <text:p>1565.039795</text:p>
              </table:table-cell>
              <table:table-cell office:value-type="float" office:value="1580.125">
                <text:p>1580.125</text:p>
              </table:table-cell>
              <table:table-cell office:value-type="float" office:value="1574.587646">
                <text:p>1574.587646</text:p>
              </table:table-cell>
              <table:table-cell office:value-type="float" office:value="1588.622192">
                <text:p>1588.62219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63.89563">
                <text:p>1563.89563</text:p>
              </table:table-cell>
              <table:table-cell office:value-type="float" office:value="1575.839111">
                <text:p>1575.839111</text:p>
              </table:table-cell>
              <table:table-cell office:value-type="float" office:value="1575.439087">
                <text:p>1575.439087</text:p>
              </table:table-cell>
              <table:table-cell office:value-type="float" office:value="1582.696167">
                <text:p>1582.696167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1560.40979">
                <text:p>1560.40979</text:p>
              </table:table-cell>
              <table:table-cell office:value-type="float" office:value="1579.474243">
                <text:p>1579.474243</text:p>
              </table:table-cell>
              <table:table-cell office:value-type="float" office:value="1574.61377">
                <text:p>1574.61377</text:p>
              </table:table-cell>
              <table:table-cell office:value-type="float" office:value="1586.66394">
                <text:p>1586.66394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1561.913208">
                <text:p>1561.913208</text:p>
              </table:table-cell>
              <table:table-cell office:value-type="float" office:value="1575.740967">
                <text:p>1575.740967</text:p>
              </table:table-cell>
              <table:table-cell office:value-type="float" office:value="1575.531128">
                <text:p>1575.531128</text:p>
              </table:table-cell>
              <table:table-cell office:value-type="float" office:value="1583.241699">
                <text:p>1583.241699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1557.560669">
                <text:p>1557.560669</text:p>
              </table:table-cell>
              <table:table-cell office:value-type="float" office:value="1575.957153">
                <text:p>1575.957153</text:p>
              </table:table-cell>
              <table:table-cell office:value-type="float" office:value="1568.87085">
                <text:p>1568.87085</text:p>
              </table:table-cell>
              <table:table-cell office:value-type="float" office:value="1589.253296">
                <text:p>1589.253296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1564.464233">
                <text:p>1564.464233</text:p>
              </table:table-cell>
              <table:table-cell office:value-type="float" office:value="1581.713501">
                <text:p>1581.713501</text:p>
              </table:table-cell>
              <table:table-cell office:value-type="float" office:value="1563.899536">
                <text:p>1563.899536</text:p>
              </table:table-cell>
              <table:table-cell office:value-type="float" office:value="1576.36499">
                <text:p>1576.364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567.92981">
                <text:p>1567.92981</text:p>
              </table:table-cell>
              <table:table-cell office:value-type="float" office:value="1577.552734">
                <text:p>1577.552734</text:p>
              </table:table-cell>
              <table:table-cell office:value-type="float" office:value="1569.98291">
                <text:p>1569.98291</text:p>
              </table:table-cell>
              <table:table-cell office:value-type="float" office:value="1572.391968">
                <text:p>1572.391968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1563.562012">
                <text:p>1563.562012</text:p>
              </table:table-cell>
              <table:table-cell office:value-type="float" office:value="1580.374512">
                <text:p>1580.374512</text:p>
              </table:table-cell>
              <table:table-cell office:value-type="float" office:value="1564.885742">
                <text:p>1564.885742</text:p>
              </table:table-cell>
              <table:table-cell office:value-type="float" office:value="1575.867188">
                <text:p>1575.867188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1563.368774">
                <text:p>1563.368774</text:p>
              </table:table-cell>
              <table:table-cell office:value-type="float" office:value="1581.072754">
                <text:p>1581.072754</text:p>
              </table:table-cell>
              <table:table-cell office:value-type="float" office:value="1566.515625">
                <text:p>1566.515625</text:p>
              </table:table-cell>
              <table:table-cell office:value-type="float" office:value="1576.928223">
                <text:p>1576.928223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1569.443115">
                <text:p>1569.443115</text:p>
              </table:table-cell>
              <table:table-cell office:value-type="float" office:value="1574.166748">
                <text:p>1574.166748</text:p>
              </table:table-cell>
              <table:table-cell office:value-type="float" office:value="1570.587769">
                <text:p>1570.587769</text:p>
              </table:table-cell>
              <table:table-cell office:value-type="float" office:value="1574.616821">
                <text:p>1574.616821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1564.287964">
                <text:p>1564.287964</text:p>
              </table:table-cell>
              <table:table-cell office:value-type="float" office:value="1578.529053">
                <text:p>1578.529053</text:p>
              </table:table-cell>
              <table:table-cell office:value-type="float" office:value="1570.566772">
                <text:p>1570.566772</text:p>
              </table:table-cell>
              <table:table-cell office:value-type="float" office:value="1572.500122">
                <text:p>1572.5001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563.209839">
                <text:p>1563.209839</text:p>
              </table:table-cell>
              <table:table-cell office:value-type="float" office:value="1575.65332">
                <text:p>1575.65332</text:p>
              </table:table-cell>
              <table:table-cell office:value-type="float" office:value="1566.299927">
                <text:p>1566.299927</text:p>
              </table:table-cell>
              <table:table-cell office:value-type="float" office:value="1569.965332">
                <text:p>1569.965332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1565.092041">
                <text:p>1565.092041</text:p>
              </table:table-cell>
              <table:table-cell office:value-type="float" office:value="1575.040894">
                <text:p>1575.040894</text:p>
              </table:table-cell>
              <table:table-cell office:value-type="float" office:value="1565.616333">
                <text:p>1565.616333</text:p>
              </table:table-cell>
              <table:table-cell office:value-type="float" office:value="1574.487671">
                <text:p>1574.487671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1567.990234">
                <text:p>1567.990234</text:p>
              </table:table-cell>
              <table:table-cell office:value-type="float" office:value="1571.040039">
                <text:p>1571.040039</text:p>
              </table:table-cell>
              <table:table-cell office:value-type="float" office:value="1569.210815">
                <text:p>1569.210815</text:p>
              </table:table-cell>
              <table:table-cell office:value-type="float" office:value="1574.801025">
                <text:p>1574.801025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1564.972534">
                <text:p>1564.972534</text:p>
              </table:table-cell>
              <table:table-cell office:value-type="float" office:value="1573.65271">
                <text:p>1573.65271</text:p>
              </table:table-cell>
              <table:table-cell office:value-type="float" office:value="1566.74231">
                <text:p>1566.74231</text:p>
              </table:table-cell>
              <table:table-cell office:value-type="float" office:value="1573.125854">
                <text:p>1573.125854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1565.474854">
                <text:p>1565.474854</text:p>
              </table:table-cell>
              <table:table-cell office:value-type="float" office:value="1570.778442">
                <text:p>1570.778442</text:p>
              </table:table-cell>
              <table:table-cell office:value-type="float" office:value="1564.376709">
                <text:p>1564.376709</text:p>
              </table:table-cell>
              <table:table-cell office:value-type="float" office:value="1573.063721">
                <text:p>1573.063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565.181519">
                <text:p>1565.181519</text:p>
              </table:table-cell>
              <table:table-cell office:value-type="float" office:value="1571.322021">
                <text:p>1571.322021</text:p>
              </table:table-cell>
              <table:table-cell office:value-type="float" office:value="1567.590088">
                <text:p>1567.590088</text:p>
              </table:table-cell>
              <table:table-cell office:value-type="float" office:value="1570.226318">
                <text:p>1570.226318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1561.037109">
                <text:p>1561.037109</text:p>
              </table:table-cell>
              <table:table-cell office:value-type="float" office:value="1573.09436">
                <text:p>1573.09436</text:p>
              </table:table-cell>
              <table:table-cell office:value-type="float" office:value="1561.927734">
                <text:p>1561.927734</text:p>
              </table:table-cell>
              <table:table-cell office:value-type="float" office:value="1571.816528">
                <text:p>1571.816528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1565.144775">
                <text:p>1565.144775</text:p>
              </table:table-cell>
              <table:table-cell office:value-type="float" office:value="1569.438477">
                <text:p>1569.438477</text:p>
              </table:table-cell>
              <table:table-cell office:value-type="float" office:value="1566.490479">
                <text:p>1566.490479</text:p>
              </table:table-cell>
              <table:table-cell office:value-type="float" office:value="1568.819214">
                <text:p>1568.819214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1561.668213">
                <text:p>1561.668213</text:p>
              </table:table-cell>
              <table:table-cell office:value-type="float" office:value="1572.486084">
                <text:p>1572.486084</text:p>
              </table:table-cell>
              <table:table-cell office:value-type="float" office:value="1563.510132">
                <text:p>1563.510132</text:p>
              </table:table-cell>
              <table:table-cell office:value-type="float" office:value="1574.597534">
                <text:p>1574.597534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1574.429932">
                <text:p>1574.429932</text:p>
              </table:table-cell>
              <table:table-cell office:value-type="float" office:value="1589.792847">
                <text:p>1589.792847</text:p>
              </table:table-cell>
              <table:table-cell office:value-type="float" office:value="1556.872925">
                <text:p>1556.872925</text:p>
              </table:table-cell>
              <table:table-cell office:value-type="float" office:value="1551.345947">
                <text:p>1551.3459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594.437134">
                <text:p>1594.437134</text:p>
              </table:table-cell>
              <table:table-cell office:value-type="float" office:value="1626.928955">
                <text:p>1626.928955</text:p>
              </table:table-cell>
              <table:table-cell office:value-type="float" office:value="1521.292847">
                <text:p>1521.292847</text:p>
              </table:table-cell>
              <table:table-cell office:value-type="float" office:value="1524.761108">
                <text:p>1524.761108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1606.290161">
                <text:p>1606.290161</text:p>
              </table:table-cell>
              <table:table-cell office:value-type="float" office:value="1654.786621">
                <text:p>1654.786621</text:p>
              </table:table-cell>
              <table:table-cell office:value-type="float" office:value="1536.727661">
                <text:p>1536.727661</text:p>
              </table:table-cell>
              <table:table-cell office:value-type="float" office:value="1524.123901">
                <text:p>1524.123901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1636.483276">
                <text:p>1636.483276</text:p>
              </table:table-cell>
              <table:table-cell office:value-type="float" office:value="1681.95752">
                <text:p>1681.95752</text:p>
              </table:table-cell>
              <table:table-cell office:value-type="float" office:value="1558.381348">
                <text:p>1558.381348</text:p>
              </table:table-cell>
              <table:table-cell office:value-type="float" office:value="1549.009766">
                <text:p>1549.009766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1666.814941">
                <text:p>1666.814941</text:p>
              </table:table-cell>
              <table:table-cell office:value-type="float" office:value="1716.573975">
                <text:p>1716.573975</text:p>
              </table:table-cell>
              <table:table-cell office:value-type="float" office:value="1595.207275">
                <text:p>1595.207275</text:p>
              </table:table-cell>
              <table:table-cell office:value-type="float" office:value="1610.648438">
                <text:p>1610.648438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1696.982056">
                <text:p>1696.982056</text:p>
              </table:table-cell>
              <table:table-cell office:value-type="float" office:value="1698.955933">
                <text:p>1698.955933</text:p>
              </table:table-cell>
              <table:table-cell office:value-type="float" office:value="1653.043335">
                <text:p>1653.043335</text:p>
              </table:table-cell>
              <table:table-cell office:value-type="float" office:value="1660.851685">
                <text:p>1660.85168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713.314819">
                <text:p>1713.314819</text:p>
              </table:table-cell>
              <table:table-cell office:value-type="float" office:value="1723.657959">
                <text:p>1723.657959</text:p>
              </table:table-cell>
              <table:table-cell office:value-type="float" office:value="1680.975342">
                <text:p>1680.975342</text:p>
              </table:table-cell>
              <table:table-cell office:value-type="float" office:value="1693.453125">
                <text:p>1693.453125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1675.073853">
                <text:p>1675.073853</text:p>
              </table:table-cell>
              <table:table-cell office:value-type="float" office:value="1775.004639">
                <text:p>1775.004639</text:p>
              </table:table-cell>
              <table:table-cell office:value-type="float" office:value="1669.993408">
                <text:p>1669.993408</text:p>
              </table:table-cell>
              <table:table-cell office:value-type="float" office:value="1712.933594">
                <text:p>1712.933594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1657.135742">
                <text:p>1657.135742</text:p>
              </table:table-cell>
              <table:table-cell office:value-type="float" office:value="1726.83313">
                <text:p>1726.83313</text:p>
              </table:table-cell>
              <table:table-cell office:value-type="float" office:value="1686.311768">
                <text:p>1686.311768</text:p>
              </table:table-cell>
              <table:table-cell office:value-type="float" office:value="1712.925537">
                <text:p>1712.925537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1650.106812">
                <text:p>1650.106812</text:p>
              </table:table-cell>
              <table:table-cell office:value-type="float" office:value="1716.680908">
                <text:p>1716.680908</text:p>
              </table:table-cell>
              <table:table-cell office:value-type="float" office:value="1662.222168">
                <text:p>1662.222168</text:p>
              </table:table-cell>
              <table:table-cell office:value-type="float" office:value="1716.880249">
                <text:p>1716.880249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1626.6073">
                <text:p>1626.6073</text:p>
              </table:table-cell>
              <table:table-cell office:value-type="float" office:value="1708.131714">
                <text:p>1708.131714</text:p>
              </table:table-cell>
              <table:table-cell office:value-type="float" office:value="1637.564087">
                <text:p>1637.564087</text:p>
              </table:table-cell>
              <table:table-cell office:value-type="float" office:value="1711.644043">
                <text:p>1711.64404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609.721436">
                <text:p>1609.721436</text:p>
              </table:table-cell>
              <table:table-cell office:value-type="float" office:value="1700.617188">
                <text:p>1700.617188</text:p>
              </table:table-cell>
              <table:table-cell office:value-type="float" office:value="1624.212036">
                <text:p>1624.212036</text:p>
              </table:table-cell>
              <table:table-cell office:value-type="float" office:value="1694.314819">
                <text:p>1694.314819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1601.00354">
                <text:p>1601.00354</text:p>
              </table:table-cell>
              <table:table-cell office:value-type="float" office:value="1682.902954">
                <text:p>1682.902954</text:p>
              </table:table-cell>
              <table:table-cell office:value-type="float" office:value="1602.53894">
                <text:p>1602.53894</text:p>
              </table:table-cell>
              <table:table-cell office:value-type="float" office:value="1675.293701">
                <text:p>1675.293701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1599.19043">
                <text:p>1599.19043</text:p>
              </table:table-cell>
              <table:table-cell office:value-type="float" office:value="1668.96582">
                <text:p>1668.96582</text:p>
              </table:table-cell>
              <table:table-cell office:value-type="float" office:value="1599.665283">
                <text:p>1599.665283</text:p>
              </table:table-cell>
              <table:table-cell office:value-type="float" office:value="1663.865112">
                <text:p>1663.865112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1600.772217">
                <text:p>1600.772217</text:p>
              </table:table-cell>
              <table:table-cell office:value-type="float" office:value="1648.323486">
                <text:p>1648.323486</text:p>
              </table:table-cell>
              <table:table-cell office:value-type="float" office:value="1590.145508">
                <text:p>1590.145508</text:p>
              </table:table-cell>
              <table:table-cell office:value-type="float" office:value="1666.097656">
                <text:p>1666.097656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1594.818604">
                <text:p>1594.818604</text:p>
              </table:table-cell>
              <table:table-cell office:value-type="float" office:value="1647.02124">
                <text:p>1647.02124</text:p>
              </table:table-cell>
              <table:table-cell office:value-type="float" office:value="1606.095459">
                <text:p>1606.095459</text:p>
              </table:table-cell>
              <table:table-cell office:value-type="float" office:value="1641.227661">
                <text:p>1641.22766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595.136719">
                <text:p>1595.136719</text:p>
              </table:table-cell>
              <table:table-cell office:value-type="float" office:value="1641.431763">
                <text:p>1641.431763</text:p>
              </table:table-cell>
              <table:table-cell office:value-type="float" office:value="1592.937012">
                <text:p>1592.937012</text:p>
              </table:table-cell>
              <table:table-cell office:value-type="float" office:value="1639.516479">
                <text:p>1639.516479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1589.068726">
                <text:p>1589.068726</text:p>
              </table:table-cell>
              <table:table-cell office:value-type="float" office:value="1641.598389">
                <text:p>1641.598389</text:p>
              </table:table-cell>
              <table:table-cell office:value-type="float" office:value="1591.288452">
                <text:p>1591.288452</text:p>
              </table:table-cell>
              <table:table-cell office:value-type="float" office:value="1639.297119">
                <text:p>1639.297119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1589.298584">
                <text:p>1589.298584</text:p>
              </table:table-cell>
              <table:table-cell office:value-type="float" office:value="1629.414062">
                <text:p>1629.414062</text:p>
              </table:table-cell>
              <table:table-cell office:value-type="float" office:value="1589.133667">
                <text:p>1589.133667</text:p>
              </table:table-cell>
              <table:table-cell office:value-type="float" office:value="1625.595581">
                <text:p>1625.595581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1585.775879">
                <text:p>1585.775879</text:p>
              </table:table-cell>
              <table:table-cell office:value-type="float" office:value="1626.18042">
                <text:p>1626.18042</text:p>
              </table:table-cell>
              <table:table-cell office:value-type="float" office:value="1587.104004">
                <text:p>1587.104004</text:p>
              </table:table-cell>
              <table:table-cell office:value-type="float" office:value="1628.385742">
                <text:p>1628.385742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1582.478516">
                <text:p>1582.478516</text:p>
              </table:table-cell>
              <table:table-cell office:value-type="float" office:value="1622.308716">
                <text:p>1622.308716</text:p>
              </table:table-cell>
              <table:table-cell office:value-type="float" office:value="1583.41687">
                <text:p>1583.41687</text:p>
              </table:table-cell>
              <table:table-cell office:value-type="float" office:value="1621.74646">
                <text:p>1621.7464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79.585693">
                <text:p>1579.585693</text:p>
              </table:table-cell>
              <table:table-cell office:value-type="float" office:value="1618.444702">
                <text:p>1618.444702</text:p>
              </table:table-cell>
              <table:table-cell office:value-type="float" office:value="1580.386475">
                <text:p>1580.386475</text:p>
              </table:table-cell>
              <table:table-cell office:value-type="float" office:value="1617.963135">
                <text:p>1617.963135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1582.553833">
                <text:p>1582.553833</text:p>
              </table:table-cell>
              <table:table-cell office:value-type="float" office:value="1614.191528">
                <text:p>1614.191528</text:p>
              </table:table-cell>
              <table:table-cell office:value-type="float" office:value="1581.831665">
                <text:p>1581.831665</text:p>
              </table:table-cell>
              <table:table-cell office:value-type="float" office:value="1612.341553">
                <text:p>1612.341553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1578.975708">
                <text:p>1578.975708</text:p>
              </table:table-cell>
              <table:table-cell office:value-type="float" office:value="1609.23645">
                <text:p>1609.23645</text:p>
              </table:table-cell>
              <table:table-cell office:value-type="float" office:value="1579.005371">
                <text:p>1579.005371</text:p>
              </table:table-cell>
              <table:table-cell office:value-type="float" office:value="1611.315063">
                <text:p>1611.315063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1574.166504">
                <text:p>1574.166504</text:p>
              </table:table-cell>
              <table:table-cell office:value-type="float" office:value="1607.388306">
                <text:p>1607.388306</text:p>
              </table:table-cell>
              <table:table-cell office:value-type="float" office:value="1578.300781">
                <text:p>1578.300781</text:p>
              </table:table-cell>
              <table:table-cell office:value-type="float" office:value="1604.876709">
                <text:p>1604.876709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1574.850952">
                <text:p>1574.850952</text:p>
              </table:table-cell>
              <table:table-cell office:value-type="float" office:value="1604.613159">
                <text:p>1604.613159</text:p>
              </table:table-cell>
              <table:table-cell office:value-type="float" office:value="1574.221191">
                <text:p>1574.221191</text:p>
              </table:table-cell>
              <table:table-cell office:value-type="float" office:value="1606.798584">
                <text:p>1606.7985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76.997803">
                <text:p>1576.997803</text:p>
              </table:table-cell>
              <table:table-cell office:value-type="float" office:value="1602.359375">
                <text:p>1602.359375</text:p>
              </table:table-cell>
              <table:table-cell office:value-type="float" office:value="1577.734863">
                <text:p>1577.734863</text:p>
              </table:table-cell>
              <table:table-cell office:value-type="float" office:value="1600.014771">
                <text:p>1600.014771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1574.466064">
                <text:p>1574.466064</text:p>
              </table:table-cell>
              <table:table-cell office:value-type="float" office:value="1598.040283">
                <text:p>1598.040283</text:p>
              </table:table-cell>
              <table:table-cell office:value-type="float" office:value="1573.164917">
                <text:p>1573.164917</text:p>
              </table:table-cell>
              <table:table-cell office:value-type="float" office:value="1598.755493">
                <text:p>1598.755493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1568.95459">
                <text:p>1568.95459</text:p>
              </table:table-cell>
              <table:table-cell office:value-type="float" office:value="1603.251709">
                <text:p>1603.251709</text:p>
              </table:table-cell>
              <table:table-cell office:value-type="float" office:value="1572.311279">
                <text:p>1572.311279</text:p>
              </table:table-cell>
              <table:table-cell office:value-type="float" office:value="1597.335815">
                <text:p>1597.335815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1573.21521">
                <text:p>1573.21521</text:p>
              </table:table-cell>
              <table:table-cell office:value-type="float" office:value="1596.140869">
                <text:p>1596.140869</text:p>
              </table:table-cell>
              <table:table-cell office:value-type="float" office:value="1576.046631">
                <text:p>1576.046631</text:p>
              </table:table-cell>
              <table:table-cell office:value-type="float" office:value="1587.46521">
                <text:p>1587.46521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1573.794434">
                <text:p>1573.794434</text:p>
              </table:table-cell>
              <table:table-cell office:value-type="float" office:value="1591.59436">
                <text:p>1591.59436</text:p>
              </table:table-cell>
              <table:table-cell office:value-type="float" office:value="1570.179199">
                <text:p>1570.179199</text:p>
              </table:table-cell>
              <table:table-cell office:value-type="float" office:value="1591.337036">
                <text:p>1591.33703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68.097778">
                <text:p>1568.097778</text:p>
              </table:table-cell>
              <table:table-cell office:value-type="float" office:value="1591.76123">
                <text:p>1591.76123</text:p>
              </table:table-cell>
              <table:table-cell office:value-type="float" office:value="1572.148193">
                <text:p>1572.148193</text:p>
              </table:table-cell>
              <table:table-cell office:value-type="float" office:value="1587.505005">
                <text:p>1587.505005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1567.769775">
                <text:p>1567.769775</text:p>
              </table:table-cell>
              <table:table-cell office:value-type="float" office:value="1584.929565">
                <text:p>1584.929565</text:p>
              </table:table-cell>
              <table:table-cell office:value-type="float" office:value="1568.84021">
                <text:p>1568.84021</text:p>
              </table:table-cell>
              <table:table-cell office:value-type="float" office:value="1587.359131">
                <text:p>1587.359131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1570.004761">
                <text:p>1570.004761</text:p>
              </table:table-cell>
              <table:table-cell office:value-type="float" office:value="1584.858887">
                <text:p>1584.858887</text:p>
              </table:table-cell>
              <table:table-cell office:value-type="float" office:value="1568.76062">
                <text:p>1568.76062</text:p>
              </table:table-cell>
              <table:table-cell office:value-type="float" office:value="1589.896484">
                <text:p>1589.896484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1564.825806">
                <text:p>1564.825806</text:p>
              </table:table-cell>
              <table:table-cell office:value-type="float" office:value="1589.056152">
                <text:p>1589.056152</text:p>
              </table:table-cell>
              <table:table-cell office:value-type="float" office:value="1568.267944">
                <text:p>1568.267944</text:p>
              </table:table-cell>
              <table:table-cell office:value-type="float" office:value="1586.409668">
                <text:p>1586.409668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1571.582275">
                <text:p>1571.582275</text:p>
              </table:table-cell>
              <table:table-cell office:value-type="float" office:value="1581.55896">
                <text:p>1581.55896</text:p>
              </table:table-cell>
              <table:table-cell office:value-type="float" office:value="1574.378296">
                <text:p>1574.378296</text:p>
              </table:table-cell>
              <table:table-cell office:value-type="float" office:value="1578.195312">
                <text:p>1578.19531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65.564209">
                <text:p>1565.564209</text:p>
              </table:table-cell>
              <table:table-cell office:value-type="float" office:value="1583.632812">
                <text:p>1583.632812</text:p>
              </table:table-cell>
              <table:table-cell office:value-type="float" office:value="1566.802368">
                <text:p>1566.802368</text:p>
              </table:table-cell>
              <table:table-cell office:value-type="float" office:value="1585.05249">
                <text:p>1585.05249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1567.870972">
                <text:p>1567.870972</text:p>
              </table:table-cell>
              <table:table-cell office:value-type="float" office:value="1581.282471">
                <text:p>1581.282471</text:p>
              </table:table-cell>
              <table:table-cell office:value-type="float" office:value="1568.226807">
                <text:p>1568.226807</text:p>
              </table:table-cell>
              <table:table-cell office:value-type="float" office:value="1581.058716">
                <text:p>1581.058716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1569.888062">
                <text:p>1569.888062</text:p>
              </table:table-cell>
              <table:table-cell office:value-type="float" office:value="1574.426392">
                <text:p>1574.426392</text:p>
              </table:table-cell>
              <table:table-cell office:value-type="float" office:value="1565.246094">
                <text:p>1565.246094</text:p>
              </table:table-cell>
              <table:table-cell office:value-type="float" office:value="1582.817627">
                <text:p>1582.817627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1566.837646">
                <text:p>1566.837646</text:p>
              </table:table-cell>
              <table:table-cell office:value-type="float" office:value="1580.230835">
                <text:p>1580.230835</text:p>
              </table:table-cell>
              <table:table-cell office:value-type="float" office:value="1569.991577">
                <text:p>1569.991577</text:p>
              </table:table-cell>
              <table:table-cell office:value-type="float" office:value="1577.947876">
                <text:p>1577.947876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1565.581543">
                <text:p>1565.581543</text:p>
              </table:table-cell>
              <table:table-cell office:value-type="float" office:value="1578.056152">
                <text:p>1578.056152</text:p>
              </table:table-cell>
              <table:table-cell office:value-type="float" office:value="1566.460571">
                <text:p>1566.460571</text:p>
              </table:table-cell>
              <table:table-cell office:value-type="float" office:value="1577.899902">
                <text:p>1577.89990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67.246094">
                <text:p>1567.246094</text:p>
              </table:table-cell>
              <table:table-cell office:value-type="float" office:value="1576.845581">
                <text:p>1576.845581</text:p>
              </table:table-cell>
              <table:table-cell office:value-type="float" office:value="1566.868896">
                <text:p>1566.868896</text:p>
              </table:table-cell>
              <table:table-cell office:value-type="float" office:value="1578.604614">
                <text:p>1578.604614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1565.147217">
                <text:p>1565.147217</text:p>
              </table:table-cell>
              <table:table-cell office:value-type="float" office:value="1574.423828">
                <text:p>1574.423828</text:p>
              </table:table-cell>
              <table:table-cell office:value-type="float" office:value="1563.005005">
                <text:p>1563.005005</text:p>
              </table:table-cell>
              <table:table-cell office:value-type="float" office:value="1576.938354">
                <text:p>1576.938354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1566.452759">
                <text:p>1566.452759</text:p>
              </table:table-cell>
              <table:table-cell office:value-type="float" office:value="1576.987793">
                <text:p>1576.987793</text:p>
              </table:table-cell>
              <table:table-cell office:value-type="float" office:value="1567.665405">
                <text:p>1567.665405</text:p>
              </table:table-cell>
              <table:table-cell office:value-type="float" office:value="1576.033081">
                <text:p>1576.033081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1565.374878">
                <text:p>1565.374878</text:p>
              </table:table-cell>
              <table:table-cell office:value-type="float" office:value="1574.058594">
                <text:p>1574.058594</text:p>
              </table:table-cell>
              <table:table-cell office:value-type="float" office:value="1564.707886">
                <text:p>1564.707886</text:p>
              </table:table-cell>
              <table:table-cell office:value-type="float" office:value="1576.301147">
                <text:p>1576.301147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1566.223755">
                <text:p>1566.223755</text:p>
              </table:table-cell>
              <table:table-cell office:value-type="float" office:value="1570.653076">
                <text:p>1570.653076</text:p>
              </table:table-cell>
              <table:table-cell office:value-type="float" office:value="1565.358887">
                <text:p>1565.358887</text:p>
              </table:table-cell>
              <table:table-cell office:value-type="float" office:value="1574.014648">
                <text:p>1574.01464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64.995117">
                <text:p>1564.995117</text:p>
              </table:table-cell>
              <table:table-cell office:value-type="float" office:value="1571.895264">
                <text:p>1571.895264</text:p>
              </table:table-cell>
              <table:table-cell office:value-type="float" office:value="1565.09668">
                <text:p>1565.09668</text:p>
              </table:table-cell>
              <table:table-cell office:value-type="float" office:value="1572.275879">
                <text:p>1572.275879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1562.198975">
                <text:p>1562.198975</text:p>
              </table:table-cell>
              <table:table-cell office:value-type="float" office:value="1572.464111">
                <text:p>1572.464111</text:p>
              </table:table-cell>
              <table:table-cell office:value-type="float" office:value="1563.358276">
                <text:p>1563.358276</text:p>
              </table:table-cell>
              <table:table-cell office:value-type="float" office:value="1572.882202">
                <text:p>1572.882202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1568.263306">
                <text:p>1568.263306</text:p>
              </table:table-cell>
              <table:table-cell office:value-type="float" office:value="1573.046143">
                <text:p>1573.046143</text:p>
              </table:table-cell>
              <table:table-cell office:value-type="float" office:value="1565.204834">
                <text:p>1565.204834</text:p>
              </table:table-cell>
              <table:table-cell office:value-type="float" office:value="1571.811035">
                <text:p>1571.811035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1565.905273">
                <text:p>1565.905273</text:p>
              </table:table-cell>
              <table:table-cell office:value-type="float" office:value="1573.772705">
                <text:p>1573.772705</text:p>
              </table:table-cell>
              <table:table-cell office:value-type="float" office:value="1567.594604">
                <text:p>1567.594604</text:p>
              </table:table-cell>
              <table:table-cell office:value-type="float" office:value="1571.471191">
                <text:p>1571.471191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1565.951294">
                <text:p>1565.951294</text:p>
              </table:table-cell>
              <table:table-cell office:value-type="float" office:value="1570.249634">
                <text:p>1570.249634</text:p>
              </table:table-cell>
              <table:table-cell office:value-type="float" office:value="1566.386475">
                <text:p>1566.386475</text:p>
              </table:table-cell>
              <table:table-cell office:value-type="float" office:value="1571.403687">
                <text:p>1571.40368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66.226196">
                <text:p>1566.226196</text:p>
              </table:table-cell>
              <table:table-cell office:value-type="float" office:value="1567.369385">
                <text:p>1567.369385</text:p>
              </table:table-cell>
              <table:table-cell office:value-type="float" office:value="1563.336426">
                <text:p>1563.336426</text:p>
              </table:table-cell>
              <table:table-cell office:value-type="float" office:value="1572.298706">
                <text:p>1572.298706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1590.153809">
                <text:p>1590.153809</text:p>
              </table:table-cell>
              <table:table-cell office:value-type="float" office:value="1619.392334">
                <text:p>1619.392334</text:p>
              </table:table-cell>
              <table:table-cell office:value-type="float" office:value="1535.700195">
                <text:p>1535.700195</text:p>
              </table:table-cell>
              <table:table-cell office:value-type="float" office:value="1528.304321">
                <text:p>1528.304321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607.648193">
                <text:p>1607.648193</text:p>
              </table:table-cell>
              <table:table-cell office:value-type="float" office:value="1630.479858">
                <text:p>1630.479858</text:p>
              </table:table-cell>
              <table:table-cell office:value-type="float" office:value="1532.259766">
                <text:p>1532.259766</text:p>
              </table:table-cell>
              <table:table-cell office:value-type="float" office:value="1510.958008">
                <text:p>1510.958008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617.403076">
                <text:p>1617.403076</text:p>
              </table:table-cell>
              <table:table-cell office:value-type="float" office:value="1623.250244">
                <text:p>1623.250244</text:p>
              </table:table-cell>
              <table:table-cell office:value-type="float" office:value="1529.782349">
                <text:p>1529.782349</text:p>
              </table:table-cell>
              <table:table-cell office:value-type="float" office:value="1537.344849">
                <text:p>1537.344849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1619.313843">
                <text:p>1619.313843</text:p>
              </table:table-cell>
              <table:table-cell office:value-type="float" office:value="1656.594238">
                <text:p>1656.594238</text:p>
              </table:table-cell>
              <table:table-cell office:value-type="float" office:value="1555.578369">
                <text:p>1555.578369</text:p>
              </table:table-cell>
              <table:table-cell office:value-type="float" office:value="1542.038818">
                <text:p>1542.03881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631.722656">
                <text:p>1631.722656</text:p>
              </table:table-cell>
              <table:table-cell office:value-type="float" office:value="1657.475586">
                <text:p>1657.475586</text:p>
              </table:table-cell>
              <table:table-cell office:value-type="float" office:value="1562.312744">
                <text:p>1562.312744</text:p>
              </table:table-cell>
              <table:table-cell office:value-type="float" office:value="1565.925537">
                <text:p>1565.925537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1647.44397">
                <text:p>1647.44397</text:p>
              </table:table-cell>
              <table:table-cell office:value-type="float" office:value="1662.450806">
                <text:p>1662.450806</text:p>
              </table:table-cell>
              <table:table-cell office:value-type="float" office:value="1575.638794">
                <text:p>1575.638794</text:p>
              </table:table-cell>
              <table:table-cell office:value-type="float" office:value="1576.847778">
                <text:p>1576.847778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1652.070068">
                <text:p>1652.070068</text:p>
              </table:table-cell>
              <table:table-cell office:value-type="float" office:value="1684.282227">
                <text:p>1684.282227</text:p>
              </table:table-cell>
              <table:table-cell office:value-type="float" office:value="1596.809937">
                <text:p>1596.809937</text:p>
              </table:table-cell>
              <table:table-cell office:value-type="float" office:value="1593.510864">
                <text:p>1593.510864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1655.189087">
                <text:p>1655.189087</text:p>
              </table:table-cell>
              <table:table-cell office:value-type="float" office:value="1674.512939">
                <text:p>1674.512939</text:p>
              </table:table-cell>
              <table:table-cell office:value-type="float" office:value="1612.428955">
                <text:p>1612.428955</text:p>
              </table:table-cell>
              <table:table-cell office:value-type="float" office:value="1611.348633">
                <text:p>1611.348633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1648.394775">
                <text:p>1648.394775</text:p>
              </table:table-cell>
              <table:table-cell office:value-type="float" office:value="1688.467529">
                <text:p>1688.467529</text:p>
              </table:table-cell>
              <table:table-cell office:value-type="float" office:value="1608.132202">
                <text:p>1608.132202</text:p>
              </table:table-cell>
              <table:table-cell office:value-type="float" office:value="1621.209351">
                <text:p>1621.20935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646.562134">
                <text:p>1646.562134</text:p>
              </table:table-cell>
              <table:table-cell office:value-type="float" office:value="1707.330933">
                <text:p>1707.330933</text:p>
              </table:table-cell>
              <table:table-cell office:value-type="float" office:value="1612.344604">
                <text:p>1612.344604</text:p>
              </table:table-cell>
              <table:table-cell office:value-type="float" office:value="1622.28186">
                <text:p>1622.28186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1649.812378">
                <text:p>1649.812378</text:p>
              </table:table-cell>
              <table:table-cell office:value-type="float" office:value="1706.654419">
                <text:p>1706.654419</text:p>
              </table:table-cell>
              <table:table-cell office:value-type="float" office:value="1601.00769">
                <text:p>1601.00769</text:p>
              </table:table-cell>
              <table:table-cell office:value-type="float" office:value="1621.376343">
                <text:p>1621.376343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1605.646729">
                <text:p>1605.646729</text:p>
              </table:table-cell>
              <table:table-cell office:value-type="float" office:value="1662.742065">
                <text:p>1662.742065</text:p>
              </table:table-cell>
              <table:table-cell office:value-type="float" office:value="1630.007324">
                <text:p>1630.007324</text:p>
              </table:table-cell>
              <table:table-cell office:value-type="float" office:value="1665.420898">
                <text:p>1665.420898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1600.719116">
                <text:p>1600.719116</text:p>
              </table:table-cell>
              <table:table-cell office:value-type="float" office:value="1659.336304">
                <text:p>1659.336304</text:p>
              </table:table-cell>
              <table:table-cell office:value-type="float" office:value="1610.343506">
                <text:p>1610.343506</text:p>
              </table:table-cell>
              <table:table-cell office:value-type="float" office:value="1658.56897">
                <text:p>1658.56897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1595.478638">
                <text:p>1595.478638</text:p>
              </table:table-cell>
              <table:table-cell office:value-type="float" office:value="1651.467651">
                <text:p>1651.467651</text:p>
              </table:table-cell>
              <table:table-cell office:value-type="float" office:value="1597.598389">
                <text:p>1597.598389</text:p>
              </table:table-cell>
              <table:table-cell office:value-type="float" office:value="1653.619507">
                <text:p>1653.61950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83.863159">
                <text:p>1583.863159</text:p>
              </table:table-cell>
              <table:table-cell office:value-type="float" office:value="1649.303467">
                <text:p>1649.303467</text:p>
              </table:table-cell>
              <table:table-cell office:value-type="float" office:value="1583.611694">
                <text:p>1583.611694</text:p>
              </table:table-cell>
              <table:table-cell office:value-type="float" office:value="1644.574707">
                <text:p>1644.574707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1588.4823">
                <text:p>1588.4823</text:p>
              </table:table-cell>
              <table:table-cell office:value-type="float" office:value="1629.482178">
                <text:p>1629.482178</text:p>
              </table:table-cell>
              <table:table-cell office:value-type="float" office:value="1583.820801">
                <text:p>1583.820801</text:p>
              </table:table-cell>
              <table:table-cell office:value-type="float" office:value="1628.375">
                <text:p>1628.375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1591.611816">
                <text:p>1591.611816</text:p>
              </table:table-cell>
              <table:table-cell office:value-type="float" office:value="1620.86853">
                <text:p>1620.86853</text:p>
              </table:table-cell>
              <table:table-cell office:value-type="float" office:value="1579.927246">
                <text:p>1579.927246</text:p>
              </table:table-cell>
              <table:table-cell office:value-type="float" office:value="1628.662476">
                <text:p>1628.662476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1580.915161">
                <text:p>1580.915161</text:p>
              </table:table-cell>
              <table:table-cell office:value-type="float" office:value="1621.874878">
                <text:p>1621.874878</text:p>
              </table:table-cell>
              <table:table-cell office:value-type="float" office:value="1590.759766">
                <text:p>1590.759766</text:p>
              </table:table-cell>
              <table:table-cell office:value-type="float" office:value="1616.938477">
                <text:p>1616.938477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1583.200928">
                <text:p>1583.200928</text:p>
              </table:table-cell>
              <table:table-cell office:value-type="float" office:value="1615.961304">
                <text:p>1615.961304</text:p>
              </table:table-cell>
              <table:table-cell office:value-type="float" office:value="1581.749512">
                <text:p>1581.749512</text:p>
              </table:table-cell>
              <table:table-cell office:value-type="float" office:value="1612.453125">
                <text:p>1612.45312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584.360107">
                <text:p>1584.360107</text:p>
              </table:table-cell>
              <table:table-cell office:value-type="float" office:value="1614.727051">
                <text:p>1614.727051</text:p>
              </table:table-cell>
              <table:table-cell office:value-type="float" office:value="1573.537476">
                <text:p>1573.537476</text:p>
              </table:table-cell>
              <table:table-cell office:value-type="float" office:value="1623.131592">
                <text:p>1623.131592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1583.883057">
                <text:p>1583.883057</text:p>
              </table:table-cell>
              <table:table-cell office:value-type="float" office:value="1608.421997">
                <text:p>1608.421997</text:p>
              </table:table-cell>
              <table:table-cell office:value-type="float" office:value="1579.061768">
                <text:p>1579.061768</text:p>
              </table:table-cell>
              <table:table-cell office:value-type="float" office:value="1611.149658">
                <text:p>1611.149658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1578.188965">
                <text:p>1578.188965</text:p>
              </table:table-cell>
              <table:table-cell office:value-type="float" office:value="1610.999023">
                <text:p>1610.999023</text:p>
              </table:table-cell>
              <table:table-cell office:value-type="float" office:value="1578.375122">
                <text:p>1578.375122</text:p>
              </table:table-cell>
              <table:table-cell office:value-type="float" office:value="1606.848267">
                <text:p>1606.848267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579.696533">
                <text:p>1579.696533</text:p>
              </table:table-cell>
              <table:table-cell office:value-type="float" office:value="1605.894409">
                <text:p>1605.894409</text:p>
              </table:table-cell>
              <table:table-cell office:value-type="float" office:value="1569.846558">
                <text:p>1569.846558</text:p>
              </table:table-cell>
              <table:table-cell office:value-type="float" office:value="1610.426514">
                <text:p>1610.426514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1574.823486">
                <text:p>1574.823486</text:p>
              </table:table-cell>
              <table:table-cell office:value-type="float" office:value="1604.656128">
                <text:p>1604.656128</text:p>
              </table:table-cell>
              <table:table-cell office:value-type="float" office:value="1576.498535">
                <text:p>1576.498535</text:p>
              </table:table-cell>
              <table:table-cell office:value-type="float" office:value="1601.647217">
                <text:p>1601.6472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82.22998">
                <text:p>1582.22998</text:p>
              </table:table-cell>
              <table:table-cell office:value-type="float" office:value="1599.691406">
                <text:p>1599.691406</text:p>
              </table:table-cell>
              <table:table-cell office:value-type="float" office:value="1572.818848">
                <text:p>1572.818848</text:p>
              </table:table-cell>
              <table:table-cell office:value-type="float" office:value="1603.745361">
                <text:p>1603.745361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1577.660156">
                <text:p>1577.660156</text:p>
              </table:table-cell>
              <table:table-cell office:value-type="float" office:value="1602.920898">
                <text:p>1602.920898</text:p>
              </table:table-cell>
              <table:table-cell office:value-type="float" office:value="1575.350586">
                <text:p>1575.350586</text:p>
              </table:table-cell>
              <table:table-cell office:value-type="float" office:value="1597.903198">
                <text:p>1597.903198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1575.401123">
                <text:p>1575.401123</text:p>
              </table:table-cell>
              <table:table-cell office:value-type="float" office:value="1596.864746">
                <text:p>1596.864746</text:p>
              </table:table-cell>
              <table:table-cell office:value-type="float" office:value="1570.997681">
                <text:p>1570.997681</text:p>
              </table:table-cell>
              <table:table-cell office:value-type="float" office:value="1595.663086">
                <text:p>1595.663086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1575.486938">
                <text:p>1575.486938</text:p>
              </table:table-cell>
              <table:table-cell office:value-type="float" office:value="1595.837158">
                <text:p>1595.837158</text:p>
              </table:table-cell>
              <table:table-cell office:value-type="float" office:value="1572.642578">
                <text:p>1572.642578</text:p>
              </table:table-cell>
              <table:table-cell office:value-type="float" office:value="1593.84021">
                <text:p>1593.84021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1574.564697">
                <text:p>1574.564697</text:p>
              </table:table-cell>
              <table:table-cell office:value-type="float" office:value="1595.390381">
                <text:p>1595.390381</text:p>
              </table:table-cell>
              <table:table-cell office:value-type="float" office:value="1570.160156">
                <text:p>1570.160156</text:p>
              </table:table-cell>
              <table:table-cell office:value-type="float" office:value="1591.612061">
                <text:p>1591.61206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571.865112">
                <text:p>1571.865112</text:p>
              </table:table-cell>
              <table:table-cell office:value-type="float" office:value="1593.311401">
                <text:p>1593.311401</text:p>
              </table:table-cell>
              <table:table-cell office:value-type="float" office:value="1569.335205">
                <text:p>1569.335205</text:p>
              </table:table-cell>
              <table:table-cell office:value-type="float" office:value="1590.808472">
                <text:p>1590.808472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1574.931885">
                <text:p>1574.931885</text:p>
              </table:table-cell>
              <table:table-cell office:value-type="float" office:value="1593.674316">
                <text:p>1593.674316</text:p>
              </table:table-cell>
              <table:table-cell office:value-type="float" office:value="1565.997437">
                <text:p>1565.997437</text:p>
              </table:table-cell>
              <table:table-cell office:value-type="float" office:value="1592.874512">
                <text:p>1592.874512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1575.008423">
                <text:p>1575.008423</text:p>
              </table:table-cell>
              <table:table-cell office:value-type="float" office:value="1590.499512">
                <text:p>1590.499512</text:p>
              </table:table-cell>
              <table:table-cell office:value-type="float" office:value="1567.758179">
                <text:p>1567.758179</text:p>
              </table:table-cell>
              <table:table-cell office:value-type="float" office:value="1586.978394">
                <text:p>1586.978394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1571.836548">
                <text:p>1571.836548</text:p>
              </table:table-cell>
              <table:table-cell office:value-type="float" office:value="1590.737305">
                <text:p>1590.737305</text:p>
              </table:table-cell>
              <table:table-cell office:value-type="float" office:value="1564.93396">
                <text:p>1564.93396</text:p>
              </table:table-cell>
              <table:table-cell office:value-type="float" office:value="1588.730469">
                <text:p>1588.730469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1572.218384">
                <text:p>1572.218384</text:p>
              </table:table-cell>
              <table:table-cell office:value-type="float" office:value="1590.965454">
                <text:p>1590.965454</text:p>
              </table:table-cell>
              <table:table-cell office:value-type="float" office:value="1569.032104">
                <text:p>1569.032104</text:p>
              </table:table-cell>
              <table:table-cell office:value-type="float" office:value="1585.097656">
                <text:p>1585.09765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570.730103">
                <text:p>1570.730103</text:p>
              </table:table-cell>
              <table:table-cell office:value-type="float" office:value="1590.629272">
                <text:p>1590.629272</text:p>
              </table:table-cell>
              <table:table-cell office:value-type="float" office:value="1571.118896">
                <text:p>1571.118896</text:p>
              </table:table-cell>
              <table:table-cell office:value-type="float" office:value="1585.031372">
                <text:p>1585.031372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1571.969849">
                <text:p>1571.969849</text:p>
              </table:table-cell>
              <table:table-cell office:value-type="float" office:value="1587.219971">
                <text:p>1587.219971</text:p>
              </table:table-cell>
              <table:table-cell office:value-type="float" office:value="1566.282471">
                <text:p>1566.282471</text:p>
              </table:table-cell>
              <table:table-cell office:value-type="float" office:value="1582.38623">
                <text:p>1582.38623</text:p>
              </table:table-cell>
            </table:table-row>
            <table:table-row>
              <table:table-cell office:value-type="float" office:value="212.4">
                <text:p>212.4</text:p>
              </table:table-cell>
              <table:table-cell office:value-type="float" office:value="1572.849854">
                <text:p>1572.849854</text:p>
              </table:table-cell>
              <table:table-cell office:value-type="float" office:value="1585.078125">
                <text:p>1585.078125</text:p>
              </table:table-cell>
              <table:table-cell office:value-type="float" office:value="1570.20166">
                <text:p>1570.20166</text:p>
              </table:table-cell>
              <table:table-cell office:value-type="float" office:value="1581.422363">
                <text:p>1581.422363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1568.082275">
                <text:p>1568.082275</text:p>
              </table:table-cell>
              <table:table-cell office:value-type="float" office:value="1587.33667">
                <text:p>1587.33667</text:p>
              </table:table-cell>
              <table:table-cell office:value-type="float" office:value="1566.552612">
                <text:p>1566.552612</text:p>
              </table:table-cell>
              <table:table-cell office:value-type="float" office:value="1579.67627">
                <text:p>1579.67627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1570.095581">
                <text:p>1570.095581</text:p>
              </table:table-cell>
              <table:table-cell office:value-type="float" office:value="1583.598145">
                <text:p>1583.598145</text:p>
              </table:table-cell>
              <table:table-cell office:value-type="float" office:value="1566.762939">
                <text:p>1566.762939</text:p>
              </table:table-cell>
              <table:table-cell office:value-type="float" office:value="1577.373901">
                <text:p>1577.37390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72.101807">
                <text:p>1572.101807</text:p>
              </table:table-cell>
              <table:table-cell office:value-type="float" office:value="1584.655884">
                <text:p>1584.655884</text:p>
              </table:table-cell>
              <table:table-cell office:value-type="float" office:value="1567.012329">
                <text:p>1567.012329</text:p>
              </table:table-cell>
              <table:table-cell office:value-type="float" office:value="1577.832153">
                <text:p>1577.832153</text:p>
              </table:table-cell>
            </table:table-row>
            <table:table-row>
              <table:table-cell office:value-type="float" office:value="213.2">
                <text:p>213.2</text:p>
              </table:table-cell>
              <table:table-cell office:value-type="float" office:value="1573.51416">
                <text:p>1573.51416</text:p>
              </table:table-cell>
              <table:table-cell office:value-type="float" office:value="1580.485596">
                <text:p>1580.485596</text:p>
              </table:table-cell>
              <table:table-cell office:value-type="float" office:value="1564.113037">
                <text:p>1564.113037</text:p>
              </table:table-cell>
              <table:table-cell office:value-type="float" office:value="1576.07605">
                <text:p>1576.07605</text:p>
              </table:table-cell>
            </table:table-row>
            <table:table-row>
              <table:table-cell office:value-type="float" office:value="213.4">
                <text:p>213.4</text:p>
              </table:table-cell>
              <table:table-cell office:value-type="float" office:value="1565.629761">
                <text:p>1565.629761</text:p>
              </table:table-cell>
              <table:table-cell office:value-type="float" office:value="1570.582642">
                <text:p>1570.582642</text:p>
              </table:table-cell>
              <table:table-cell office:value-type="float" office:value="1571.312622">
                <text:p>1571.312622</text:p>
              </table:table-cell>
              <table:table-cell office:value-type="float" office:value="1587.559204">
                <text:p>1587.559204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564.975098">
                <text:p>1564.975098</text:p>
              </table:table-cell>
              <table:table-cell office:value-type="float" office:value="1578.884644">
                <text:p>1578.884644</text:p>
              </table:table-cell>
              <table:table-cell office:value-type="float" office:value="1568.96814">
                <text:p>1568.96814</text:p>
              </table:table-cell>
              <table:table-cell office:value-type="float" office:value="1581.482178">
                <text:p>1581.482178</text:p>
              </table:table-cell>
            </table:table-row>
            <table:table-row>
              <table:table-cell office:value-type="float" office:value="213.8">
                <text:p>213.8</text:p>
              </table:table-cell>
              <table:table-cell office:value-type="float" office:value="1565.123779">
                <text:p>1565.123779</text:p>
              </table:table-cell>
              <table:table-cell office:value-type="float" office:value="1582.168457">
                <text:p>1582.168457</text:p>
              </table:table-cell>
              <table:table-cell office:value-type="float" office:value="1564.849243">
                <text:p>1564.849243</text:p>
              </table:table-cell>
              <table:table-cell office:value-type="float" office:value="1580.828369">
                <text:p>1580.8283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569.07605">
                <text:p>1569.07605</text:p>
              </table:table-cell>
              <table:table-cell office:value-type="float" office:value="1574.856689">
                <text:p>1574.856689</text:p>
              </table:table-cell>
              <table:table-cell office:value-type="float" office:value="1567.885742">
                <text:p>1567.885742</text:p>
              </table:table-cell>
              <table:table-cell office:value-type="float" office:value="1576.137573">
                <text:p>1576.137573</text:p>
              </table:table-cell>
            </table:table-row>
            <table:table-row>
              <table:table-cell office:value-type="float" office:value="214.2">
                <text:p>214.2</text:p>
              </table:table-cell>
              <table:table-cell office:value-type="float" office:value="1567.286865">
                <text:p>1567.286865</text:p>
              </table:table-cell>
              <table:table-cell office:value-type="float" office:value="1572.252563">
                <text:p>1572.252563</text:p>
              </table:table-cell>
              <table:table-cell office:value-type="float" office:value="1565.914795">
                <text:p>1565.914795</text:p>
              </table:table-cell>
              <table:table-cell office:value-type="float" office:value="1576.140747">
                <text:p>1576.140747</text:p>
              </table:table-cell>
            </table:table-row>
            <table:table-row>
              <table:table-cell office:value-type="float" office:value="214.4">
                <text:p>214.4</text:p>
              </table:table-cell>
              <table:table-cell office:value-type="float" office:value="1566.702515">
                <text:p>1566.702515</text:p>
              </table:table-cell>
              <table:table-cell office:value-type="float" office:value="1574.46167">
                <text:p>1574.46167</text:p>
              </table:table-cell>
              <table:table-cell office:value-type="float" office:value="1563.760864">
                <text:p>1563.760864</text:p>
              </table:table-cell>
              <table:table-cell office:value-type="float" office:value="1577.395752">
                <text:p>1577.395752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1564.50354">
                <text:p>1564.50354</text:p>
              </table:table-cell>
              <table:table-cell office:value-type="float" office:value="1576.14502">
                <text:p>1576.14502</text:p>
              </table:table-cell>
              <table:table-cell office:value-type="float" office:value="1565.265503">
                <text:p>1565.265503</text:p>
              </table:table-cell>
              <table:table-cell office:value-type="float" office:value="1573.706177">
                <text:p>1573.706177</text:p>
              </table:table-cell>
            </table:table-row>
            <table:table-row>
              <table:table-cell office:value-type="float" office:value="214.8">
                <text:p>214.8</text:p>
              </table:table-cell>
              <table:table-cell office:value-type="float" office:value="1564.352295">
                <text:p>1564.352295</text:p>
              </table:table-cell>
              <table:table-cell office:value-type="float" office:value="1574.960815">
                <text:p>1574.960815</text:p>
              </table:table-cell>
              <table:table-cell office:value-type="float" office:value="1565.378784">
                <text:p>1565.378784</text:p>
              </table:table-cell>
              <table:table-cell office:value-type="float" office:value="1572.073364">
                <text:p>1572.07336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564.315308">
                <text:p>1564.315308</text:p>
              </table:table-cell>
              <table:table-cell office:value-type="float" office:value="1573.87207">
                <text:p>1573.87207</text:p>
              </table:table-cell>
              <table:table-cell office:value-type="float" office:value="1565.009277">
                <text:p>1565.009277</text:p>
              </table:table-cell>
              <table:table-cell office:value-type="float" office:value="1573.537109">
                <text:p>1573.537109</text:p>
              </table:table-cell>
            </table:table-row>
            <table:table-row>
              <table:table-cell office:value-type="float" office:value="215.2">
                <text:p>215.2</text:p>
              </table:table-cell>
              <table:table-cell office:value-type="float" office:value="1568.963745">
                <text:p>1568.963745</text:p>
              </table:table-cell>
              <table:table-cell office:value-type="float" office:value="1568.878296">
                <text:p>1568.878296</text:p>
              </table:table-cell>
              <table:table-cell office:value-type="float" office:value="1569.005249">
                <text:p>1569.005249</text:p>
              </table:table-cell>
              <table:table-cell office:value-type="float" office:value="1569.308594">
                <text:p>1569.308594</text:p>
              </table:table-cell>
            </table:table-row>
            <table:table-row>
              <table:table-cell office:value-type="float" office:value="215.4">
                <text:p>215.4</text:p>
              </table:table-cell>
              <table:table-cell office:value-type="float" office:value="1564.244629">
                <text:p>1564.244629</text:p>
              </table:table-cell>
              <table:table-cell office:value-type="float" office:value="1574.242554">
                <text:p>1574.242554</text:p>
              </table:table-cell>
              <table:table-cell office:value-type="float" office:value="1566.192749">
                <text:p>1566.192749</text:p>
              </table:table-cell>
              <table:table-cell office:value-type="float" office:value="1574.979614">
                <text:p>1574.979614</text:p>
              </table:table-cell>
            </table:table-row>
            <table:table-row>
              <table:table-cell office:value-type="float" office:value="215.6">
                <text:p>215.6</text:p>
              </table:table-cell>
              <table:table-cell office:value-type="float" office:value="1561.156982">
                <text:p>1561.156982</text:p>
              </table:table-cell>
              <table:table-cell office:value-type="float" office:value="1571.45813">
                <text:p>1571.45813</text:p>
              </table:table-cell>
              <table:table-cell office:value-type="float" office:value="1563.786987">
                <text:p>1563.786987</text:p>
              </table:table-cell>
              <table:table-cell office:value-type="float" office:value="1570.361084">
                <text:p>1570.361084</text:p>
              </table:table-cell>
            </table:table-row>
            <table:table-row>
              <table:table-cell office:value-type="float" office:value="215.8">
                <text:p>215.8</text:p>
              </table:table-cell>
              <table:table-cell office:value-type="float" office:value="1567.400879">
                <text:p>1567.400879</text:p>
              </table:table-cell>
              <table:table-cell office:value-type="float" office:value="1565.450195">
                <text:p>1565.450195</text:p>
              </table:table-cell>
              <table:table-cell office:value-type="float" office:value="1567.700928">
                <text:p>1567.700928</text:p>
              </table:table-cell>
              <table:table-cell office:value-type="float" office:value="1569.501099">
                <text:p>1569.5010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565.630737">
                <text:p>1565.630737</text:p>
              </table:table-cell>
              <table:table-cell office:value-type="float" office:value="1569.672485">
                <text:p>1569.672485</text:p>
              </table:table-cell>
              <table:table-cell office:value-type="float" office:value="1563.942139">
                <text:p>1563.942139</text:p>
              </table:table-cell>
              <table:table-cell office:value-type="float" office:value="1571.102417">
                <text:p>1571.102417</text:p>
              </table:table-cell>
            </table:table-row>
            <table:table-row>
              <table:table-cell office:value-type="float" office:value="216.2">
                <text:p>216.2</text:p>
              </table:table-cell>
              <table:table-cell office:value-type="float" office:value="1563.249756">
                <text:p>1563.249756</text:p>
              </table:table-cell>
              <table:table-cell office:value-type="float" office:value="1568.219238">
                <text:p>1568.219238</text:p>
              </table:table-cell>
              <table:table-cell office:value-type="float" office:value="1562.359863">
                <text:p>1562.359863</text:p>
              </table:table-cell>
              <table:table-cell office:value-type="float" office:value="1566.810913">
                <text:p>1566.810913</text:p>
              </table:table-cell>
            </table:table-row>
            <table:table-row>
              <table:table-cell office:value-type="float" office:value="216.4">
                <text:p>216.4</text:p>
              </table:table-cell>
              <table:table-cell office:value-type="float" office:value="1570.23877">
                <text:p>1570.23877</text:p>
              </table:table-cell>
              <table:table-cell office:value-type="float" office:value="1567.064819">
                <text:p>1567.064819</text:p>
              </table:table-cell>
              <table:table-cell office:value-type="float" office:value="1567.414917">
                <text:p>1567.414917</text:p>
              </table:table-cell>
              <table:table-cell office:value-type="float" office:value="1566.631836">
                <text:p>1566.631836</text:p>
              </table:table-cell>
            </table:table-row>
            <table:table-row>
              <table:table-cell office:value-type="float" office:value="216.6">
                <text:p>216.6</text:p>
              </table:table-cell>
              <table:table-cell office:value-type="float" office:value="1588.555664">
                <text:p>1588.555664</text:p>
              </table:table-cell>
              <table:table-cell office:value-type="float" office:value="1616.558594">
                <text:p>1616.558594</text:p>
              </table:table-cell>
              <table:table-cell office:value-type="float" office:value="1522.07959">
                <text:p>1522.07959</text:p>
              </table:table-cell>
              <table:table-cell office:value-type="float" office:value="1534.201416">
                <text:p>1534.201416</text:p>
              </table:table-cell>
            </table:table-row>
            <table:table-row>
              <table:table-cell office:value-type="float" office:value="216.8">
                <text:p>216.8</text:p>
              </table:table-cell>
              <table:table-cell office:value-type="float" office:value="1611.629272">
                <text:p>1611.629272</text:p>
              </table:table-cell>
              <table:table-cell office:value-type="float" office:value="1615.643677">
                <text:p>1615.643677</text:p>
              </table:table-cell>
              <table:table-cell office:value-type="float" office:value="1522.643921">
                <text:p>1522.643921</text:p>
              </table:table-cell>
              <table:table-cell office:value-type="float" office:value="1529.571899">
                <text:p>1529.5718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616.904907">
                <text:p>1616.904907</text:p>
              </table:table-cell>
              <table:table-cell office:value-type="float" office:value="1617.699341">
                <text:p>1617.699341</text:p>
              </table:table-cell>
              <table:table-cell office:value-type="float" office:value="1534.811157">
                <text:p>1534.811157</text:p>
              </table:table-cell>
              <table:table-cell office:value-type="float" office:value="1544.133667">
                <text:p>1544.133667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591.099243">
                <text:p>1591.099243</text:p>
              </table:table-cell>
              <table:table-cell office:value-type="float" office:value="1596.654419">
                <text:p>1596.654419</text:p>
              </table:table-cell>
              <table:table-cell office:value-type="float" office:value="1603.444824">
                <text:p>1603.444824</text:p>
              </table:table-cell>
              <table:table-cell office:value-type="float" office:value="1601.594971">
                <text:p>1601.594971</text:p>
              </table:table-cell>
            </table:table-row>
            <table:table-row>
              <table:table-cell office:value-type="float" office:value="217.4">
                <text:p>217.4</text:p>
              </table:table-cell>
              <table:table-cell office:value-type="float" office:value="1613.230713">
                <text:p>1613.230713</text:p>
              </table:table-cell>
              <table:table-cell office:value-type="float" office:value="1610.072266">
                <text:p>1610.072266</text:p>
              </table:table-cell>
              <table:table-cell office:value-type="float" office:value="1632.903564">
                <text:p>1632.903564</text:p>
              </table:table-cell>
              <table:table-cell office:value-type="float" office:value="1618.048218">
                <text:p>1618.048218</text:p>
              </table:table-cell>
            </table:table-row>
            <table:table-row>
              <table:table-cell office:value-type="float" office:value="217.6">
                <text:p>217.6</text:p>
              </table:table-cell>
              <table:table-cell office:value-type="float" office:value="1629.649536">
                <text:p>1629.649536</text:p>
              </table:table-cell>
              <table:table-cell office:value-type="float" office:value="1653.173096">
                <text:p>1653.173096</text:p>
              </table:table-cell>
              <table:table-cell office:value-type="float" office:value="1644.621216">
                <text:p>1644.621216</text:p>
              </table:table-cell>
              <table:table-cell office:value-type="float" office:value="1656.451172">
                <text:p>1656.451172</text:p>
              </table:table-cell>
            </table:table-row>
            <table:table-row>
              <table:table-cell office:value-type="float" office:value="217.8">
                <text:p>217.8</text:p>
              </table:table-cell>
              <table:table-cell office:value-type="float" office:value="1640.107178">
                <text:p>1640.107178</text:p>
              </table:table-cell>
              <table:table-cell office:value-type="float" office:value="1696.320679">
                <text:p>1696.320679</text:p>
              </table:table-cell>
              <table:table-cell office:value-type="float" office:value="1647.466919">
                <text:p>1647.466919</text:p>
              </table:table-cell>
              <table:table-cell office:value-type="float" office:value="1697.727051">
                <text:p>1697.72705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661.763428">
                <text:p>1661.763428</text:p>
              </table:table-cell>
              <table:table-cell office:value-type="float" office:value="1720.617065">
                <text:p>1720.617065</text:p>
              </table:table-cell>
              <table:table-cell office:value-type="float" office:value="1668.047241">
                <text:p>1668.047241</text:p>
              </table:table-cell>
              <table:table-cell office:value-type="float" office:value="1719.460571">
                <text:p>1719.460571</text:p>
              </table:table-cell>
            </table:table-row>
            <table:table-row>
              <table:table-cell office:value-type="float" office:value="218.2">
                <text:p>218.2</text:p>
              </table:table-cell>
              <table:table-cell office:value-type="float" office:value="1684.971069">
                <text:p>1684.971069</text:p>
              </table:table-cell>
              <table:table-cell office:value-type="float" office:value="1732.777222">
                <text:p>1732.777222</text:p>
              </table:table-cell>
              <table:table-cell office:value-type="float" office:value="1692.139526">
                <text:p>1692.139526</text:p>
              </table:table-cell>
              <table:table-cell office:value-type="float" office:value="1731.422729">
                <text:p>1731.422729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1699.865356">
                <text:p>1699.865356</text:p>
              </table:table-cell>
              <table:table-cell office:value-type="float" office:value="1753.386597">
                <text:p>1753.386597</text:p>
              </table:table-cell>
              <table:table-cell office:value-type="float" office:value="1711.366333">
                <text:p>1711.366333</text:p>
              </table:table-cell>
              <table:table-cell office:value-type="float" office:value="1748.176514">
                <text:p>1748.176514</text:p>
              </table:table-cell>
            </table:table-row>
            <table:table-row>
              <table:table-cell office:value-type="float" office:value="218.6">
                <text:p>218.6</text:p>
              </table:table-cell>
              <table:table-cell office:value-type="float" office:value="1723.27478">
                <text:p>1723.27478</text:p>
              </table:table-cell>
              <table:table-cell office:value-type="float" office:value="1784.478027">
                <text:p>1784.478027</text:p>
              </table:table-cell>
              <table:table-cell office:value-type="float" office:value="1731.675903">
                <text:p>1731.675903</text:p>
              </table:table-cell>
              <table:table-cell office:value-type="float" office:value="1783.798706">
                <text:p>1783.798706</text:p>
              </table:table-cell>
            </table:table-row>
            <table:table-row>
              <table:table-cell office:value-type="float" office:value="218.8">
                <text:p>218.8</text:p>
              </table:table-cell>
              <table:table-cell office:value-type="float" office:value="1750.039917">
                <text:p>1750.039917</text:p>
              </table:table-cell>
              <table:table-cell office:value-type="float" office:value="1817.221069">
                <text:p>1817.221069</text:p>
              </table:table-cell>
              <table:table-cell office:value-type="float" office:value="1760.236206">
                <text:p>1760.236206</text:p>
              </table:table-cell>
              <table:table-cell office:value-type="float" office:value="1811.1604">
                <text:p>1811.160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777.278198">
                <text:p>1777.278198</text:p>
              </table:table-cell>
              <table:table-cell office:value-type="float" office:value="1828.023438">
                <text:p>1828.023438</text:p>
              </table:table-cell>
              <table:table-cell office:value-type="float" office:value="1791.438477">
                <text:p>1791.438477</text:p>
              </table:table-cell>
              <table:table-cell office:value-type="float" office:value="1820.486938">
                <text:p>1820.486938</text:p>
              </table:table-cell>
            </table:table-row>
            <table:table-row>
              <table:table-cell office:value-type="float" office:value="219.2">
                <text:p>219.2</text:p>
              </table:table-cell>
              <table:table-cell office:value-type="float" office:value="1787.907227">
                <text:p>1787.907227</text:p>
              </table:table-cell>
              <table:table-cell office:value-type="float" office:value="1878.706665">
                <text:p>1878.706665</text:p>
              </table:table-cell>
              <table:table-cell office:value-type="float" office:value="1800.97168">
                <text:p>1800.97168</text:p>
              </table:table-cell>
              <table:table-cell office:value-type="float" office:value="1869.849731">
                <text:p>1869.849731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1797.928833">
                <text:p>1797.928833</text:p>
              </table:table-cell>
              <table:table-cell office:value-type="float" office:value="1882.953979">
                <text:p>1882.953979</text:p>
              </table:table-cell>
              <table:table-cell office:value-type="float" office:value="1817.345947">
                <text:p>1817.345947</text:p>
              </table:table-cell>
              <table:table-cell office:value-type="float" office:value="1869.753296">
                <text:p>1869.753296</text:p>
              </table:table-cell>
            </table:table-row>
            <table:table-row>
              <table:table-cell office:value-type="float" office:value="219.6">
                <text:p>219.6</text:p>
              </table:table-cell>
              <table:table-cell office:value-type="float" office:value="1810.275391">
                <text:p>1810.275391</text:p>
              </table:table-cell>
              <table:table-cell office:value-type="float" office:value="1924.514893">
                <text:p>1924.514893</text:p>
              </table:table-cell>
              <table:table-cell office:value-type="float" office:value="1824.735352">
                <text:p>1824.735352</text:p>
              </table:table-cell>
              <table:table-cell office:value-type="float" office:value="1913.155762">
                <text:p>1913.155762</text:p>
              </table:table-cell>
            </table:table-row>
            <table:table-row>
              <table:table-cell office:value-type="float" office:value="219.8">
                <text:p>219.8</text:p>
              </table:table-cell>
              <table:table-cell office:value-type="float" office:value="1817.636963">
                <text:p>1817.636963</text:p>
              </table:table-cell>
              <table:table-cell office:value-type="float" office:value="1927.562134">
                <text:p>1927.562134</text:p>
              </table:table-cell>
              <table:table-cell office:value-type="float" office:value="1826.567505">
                <text:p>1826.567505</text:p>
              </table:table-cell>
              <table:table-cell office:value-type="float" office:value="1928.292969">
                <text:p>1928.29296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26.56665">
                <text:p>1826.56665</text:p>
              </table:table-cell>
              <table:table-cell office:value-type="float" office:value="1930.286987">
                <text:p>1930.286987</text:p>
              </table:table-cell>
              <table:table-cell office:value-type="float" office:value="1834.457764">
                <text:p>1834.457764</text:p>
              </table:table-cell>
              <table:table-cell office:value-type="float" office:value="1937.574219">
                <text:p>1937.574219</text:p>
              </table:table-cell>
            </table:table-row>
            <table:table-row>
              <table:table-cell office:value-type="float" office:value="220.2">
                <text:p>220.2</text:p>
              </table:table-cell>
              <table:table-cell office:value-type="float" office:value="1811.133179">
                <text:p>1811.133179</text:p>
              </table:table-cell>
              <table:table-cell office:value-type="float" office:value="1919.873291">
                <text:p>1919.873291</text:p>
              </table:table-cell>
              <table:table-cell office:value-type="float" office:value="1820.93103">
                <text:p>1820.93103</text:p>
              </table:table-cell>
              <table:table-cell office:value-type="float" office:value="1926.810425">
                <text:p>1926.810425</text:p>
              </table:table-cell>
            </table:table-row>
            <table:table-row>
              <table:table-cell office:value-type="float" office:value="220.4">
                <text:p>220.4</text:p>
              </table:table-cell>
              <table:table-cell office:value-type="float" office:value="1783.290771">
                <text:p>1783.290771</text:p>
              </table:table-cell>
              <table:table-cell office:value-type="float" office:value="1914.557861">
                <text:p>1914.557861</text:p>
              </table:table-cell>
              <table:table-cell office:value-type="float" office:value="1801.102051">
                <text:p>1801.102051</text:p>
              </table:table-cell>
              <table:table-cell office:value-type="float" office:value="1910.466553">
                <text:p>1910.466553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756.960693">
                <text:p>1756.960693</text:p>
              </table:table-cell>
              <table:table-cell office:value-type="float" office:value="1897.170166">
                <text:p>1897.170166</text:p>
              </table:table-cell>
              <table:table-cell office:value-type="float" office:value="1767.275269">
                <text:p>1767.275269</text:p>
              </table:table-cell>
              <table:table-cell office:value-type="float" office:value="1888.57251">
                <text:p>1888.57251</text:p>
              </table:table-cell>
            </table:table-row>
            <table:table-row>
              <table:table-cell office:value-type="float" office:value="220.8">
                <text:p>220.8</text:p>
              </table:table-cell>
              <table:table-cell office:value-type="float" office:value="1743.100342">
                <text:p>1743.100342</text:p>
              </table:table-cell>
              <table:table-cell office:value-type="float" office:value="1877.439209">
                <text:p>1877.439209</text:p>
              </table:table-cell>
              <table:table-cell office:value-type="float" office:value="1754.166382">
                <text:p>1754.166382</text:p>
              </table:table-cell>
              <table:table-cell office:value-type="float" office:value="1877.036621">
                <text:p>1877.0366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730.928711">
                <text:p>1730.928711</text:p>
              </table:table-cell>
              <table:table-cell office:value-type="float" office:value="1848.56311">
                <text:p>1848.56311</text:p>
              </table:table-cell>
              <table:table-cell office:value-type="float" office:value="1742.744751">
                <text:p>1742.744751</text:p>
              </table:table-cell>
              <table:table-cell office:value-type="float" office:value="1849.225098">
                <text:p>1849.225098</text:p>
              </table:table-cell>
            </table:table-row>
            <table:table-row>
              <table:table-cell office:value-type="float" office:value="221.2">
                <text:p>221.2</text:p>
              </table:table-cell>
              <table:table-cell office:value-type="float" office:value="1718.100952">
                <text:p>1718.100952</text:p>
              </table:table-cell>
              <table:table-cell office:value-type="float" office:value="1837.344116">
                <text:p>1837.344116</text:p>
              </table:table-cell>
              <table:table-cell office:value-type="float" office:value="1727.211182">
                <text:p>1727.211182</text:p>
              </table:table-cell>
              <table:table-cell office:value-type="float" office:value="1835.264404">
                <text:p>1835.264404</text:p>
              </table:table-cell>
            </table:table-row>
            <table:table-row>
              <table:table-cell office:value-type="float" office:value="221.4">
                <text:p>221.4</text:p>
              </table:table-cell>
              <table:table-cell office:value-type="float" office:value="1698.698853">
                <text:p>1698.698853</text:p>
              </table:table-cell>
              <table:table-cell office:value-type="float" office:value="1824.467041">
                <text:p>1824.467041</text:p>
              </table:table-cell>
              <table:table-cell office:value-type="float" office:value="1719.417847">
                <text:p>1719.417847</text:p>
              </table:table-cell>
              <table:table-cell office:value-type="float" office:value="1811.669189">
                <text:p>1811.669189</text:p>
              </table:table-cell>
            </table:table-row>
            <table:table-row>
              <table:table-cell office:value-type="float" office:value="221.6">
                <text:p>221.6</text:p>
              </table:table-cell>
              <table:table-cell office:value-type="float" office:value="1701.268799">
                <text:p>1701.268799</text:p>
              </table:table-cell>
              <table:table-cell office:value-type="float" office:value="1807.851196">
                <text:p>1807.851196</text:p>
              </table:table-cell>
              <table:table-cell office:value-type="float" office:value="1702.80127">
                <text:p>1702.80127</text:p>
              </table:table-cell>
              <table:table-cell office:value-type="float" office:value="1801.113647">
                <text:p>1801.113647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1686.348633">
                <text:p>1686.348633</text:p>
              </table:table-cell>
              <table:table-cell office:value-type="float" office:value="1787.389404">
                <text:p>1787.389404</text:p>
              </table:table-cell>
              <table:table-cell office:value-type="float" office:value="1695.800049">
                <text:p>1695.800049</text:p>
              </table:table-cell>
              <table:table-cell office:value-type="float" office:value="1788.692871">
                <text:p>1788.69287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676.5177">
                <text:p>1676.5177</text:p>
              </table:table-cell>
              <table:table-cell office:value-type="float" office:value="1777.72876">
                <text:p>1777.72876</text:p>
              </table:table-cell>
              <table:table-cell office:value-type="float" office:value="1688.07251">
                <text:p>1688.07251</text:p>
              </table:table-cell>
              <table:table-cell office:value-type="float" office:value="1774.435669">
                <text:p>1774.435669</text:p>
              </table:table-cell>
            </table:table-row>
            <table:table-row>
              <table:table-cell office:value-type="float" office:value="222.2">
                <text:p>222.2</text:p>
              </table:table-cell>
              <table:table-cell office:value-type="float" office:value="1666.025635">
                <text:p>1666.025635</text:p>
              </table:table-cell>
              <table:table-cell office:value-type="float" office:value="1764.078247">
                <text:p>1764.078247</text:p>
              </table:table-cell>
              <table:table-cell office:value-type="float" office:value="1672.0448">
                <text:p>1672.0448</text:p>
              </table:table-cell>
              <table:table-cell office:value-type="float" office:value="1764.349854">
                <text:p>1764.349854</text:p>
              </table:table-cell>
            </table:table-row>
            <table:table-row>
              <table:table-cell office:value-type="float" office:value="222.4">
                <text:p>222.4</text:p>
              </table:table-cell>
              <table:table-cell office:value-type="float" office:value="1656.529541">
                <text:p>1656.529541</text:p>
              </table:table-cell>
              <table:table-cell office:value-type="float" office:value="1751.4198">
                <text:p>1751.4198</text:p>
              </table:table-cell>
              <table:table-cell office:value-type="float" office:value="1668.269653">
                <text:p>1668.269653</text:p>
              </table:table-cell>
              <table:table-cell office:value-type="float" office:value="1749.328369">
                <text:p>1749.328369</text:p>
              </table:table-cell>
            </table:table-row>
            <table:table-row>
              <table:table-cell office:value-type="float" office:value="222.6">
                <text:p>222.6</text:p>
              </table:table-cell>
              <table:table-cell office:value-type="float" office:value="1648.262451">
                <text:p>1648.262451</text:p>
              </table:table-cell>
              <table:table-cell office:value-type="float" office:value="1736.82605">
                <text:p>1736.82605</text:p>
              </table:table-cell>
              <table:table-cell office:value-type="float" office:value="1661.041016">
                <text:p>1661.041016</text:p>
              </table:table-cell>
              <table:table-cell office:value-type="float" office:value="1732.938599">
                <text:p>1732.938599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1642.015869">
                <text:p>1642.015869</text:p>
              </table:table-cell>
              <table:table-cell office:value-type="float" office:value="1722.685425">
                <text:p>1722.685425</text:p>
              </table:table-cell>
              <table:table-cell office:value-type="float" office:value="1645.898193">
                <text:p>1645.898193</text:p>
              </table:table-cell>
              <table:table-cell office:value-type="float" office:value="1722.857178">
                <text:p>1722.85717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630.799927">
                <text:p>1630.799927</text:p>
              </table:table-cell>
              <table:table-cell office:value-type="float" office:value="1717.126831">
                <text:p>1717.126831</text:p>
              </table:table-cell>
              <table:table-cell office:value-type="float" office:value="1644.338867">
                <text:p>1644.338867</text:p>
              </table:table-cell>
              <table:table-cell office:value-type="float" office:value="1711.602539">
                <text:p>1711.602539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1634.667358">
                <text:p>1634.667358</text:p>
              </table:table-cell>
              <table:table-cell office:value-type="float" office:value="1702.995117">
                <text:p>1702.995117</text:p>
              </table:table-cell>
              <table:table-cell office:value-type="float" office:value="1637.259888">
                <text:p>1637.259888</text:p>
              </table:table-cell>
              <table:table-cell office:value-type="float" office:value="1696.748291">
                <text:p>1696.748291</text:p>
              </table:table-cell>
            </table:table-row>
            <table:table-row>
              <table:table-cell office:value-type="float" office:value="223.4">
                <text:p>223.4</text:p>
              </table:table-cell>
              <table:table-cell office:value-type="float" office:value="1628.912354">
                <text:p>1628.912354</text:p>
              </table:table-cell>
              <table:table-cell office:value-type="float" office:value="1690.747559">
                <text:p>1690.747559</text:p>
              </table:table-cell>
              <table:table-cell office:value-type="float" office:value="1628.1427">
                <text:p>1628.1427</text:p>
              </table:table-cell>
              <table:table-cell office:value-type="float" office:value="1699.10791">
                <text:p>1699.10791</text:p>
              </table:table-cell>
            </table:table-row>
            <table:table-row>
              <table:table-cell office:value-type="float" office:value="223.6">
                <text:p>223.6</text:p>
              </table:table-cell>
              <table:table-cell office:value-type="float" office:value="1617.164185">
                <text:p>1617.164185</text:p>
              </table:table-cell>
              <table:table-cell office:value-type="float" office:value="1685.473877">
                <text:p>1685.473877</text:p>
              </table:table-cell>
              <table:table-cell office:value-type="float" office:value="1625.170776">
                <text:p>1625.170776</text:p>
              </table:table-cell>
              <table:table-cell office:value-type="float" office:value="1687.13623">
                <text:p>1687.13623</text:p>
              </table:table-cell>
            </table:table-row>
            <table:table-row>
              <table:table-cell office:value-type="float" office:value="223.8">
                <text:p>223.8</text:p>
              </table:table-cell>
              <table:table-cell office:value-type="float" office:value="1614.026367">
                <text:p>1614.026367</text:p>
              </table:table-cell>
              <table:table-cell office:value-type="float" office:value="1678.91687">
                <text:p>1678.91687</text:p>
              </table:table-cell>
              <table:table-cell office:value-type="float" office:value="1617.591309">
                <text:p>1617.591309</text:p>
              </table:table-cell>
              <table:table-cell office:value-type="float" office:value="1675.085815">
                <text:p>1675.08581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608.510132">
                <text:p>1608.510132</text:p>
              </table:table-cell>
              <table:table-cell office:value-type="float" office:value="1670.524414">
                <text:p>1670.524414</text:p>
              </table:table-cell>
              <table:table-cell office:value-type="float" office:value="1614.953613">
                <text:p>1614.953613</text:p>
              </table:table-cell>
              <table:table-cell office:value-type="float" office:value="1670.619141">
                <text:p>1670.619141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1606.582642">
                <text:p>1606.582642</text:p>
              </table:table-cell>
              <table:table-cell office:value-type="float" office:value="1663.970947">
                <text:p>1663.970947</text:p>
              </table:table-cell>
              <table:table-cell office:value-type="float" office:value="1605.471069">
                <text:p>1605.471069</text:p>
              </table:table-cell>
              <table:table-cell office:value-type="float" office:value="1657.91333">
                <text:p>1657.91333</text:p>
              </table:table-cell>
            </table:table-row>
            <table:table-row>
              <table:table-cell office:value-type="float" office:value="224.4">
                <text:p>224.4</text:p>
              </table:table-cell>
              <table:table-cell office:value-type="float" office:value="1603.921997">
                <text:p>1603.921997</text:p>
              </table:table-cell>
              <table:table-cell office:value-type="float" office:value="1650.870972">
                <text:p>1650.870972</text:p>
              </table:table-cell>
              <table:table-cell office:value-type="float" office:value="1607.834229">
                <text:p>1607.834229</text:p>
              </table:table-cell>
              <table:table-cell office:value-type="float" office:value="1655.032715">
                <text:p>1655.032715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1592.355957">
                <text:p>1592.355957</text:p>
              </table:table-cell>
              <table:table-cell office:value-type="float" office:value="1652.575195">
                <text:p>1652.575195</text:p>
              </table:table-cell>
              <table:table-cell office:value-type="float" office:value="1604.920898">
                <text:p>1604.920898</text:p>
              </table:table-cell>
              <table:table-cell office:value-type="float" office:value="1645.800903">
                <text:p>1645.800903</text:p>
              </table:table-cell>
            </table:table-row>
            <table:table-row>
              <table:table-cell office:value-type="float" office:value="224.8">
                <text:p>224.8</text:p>
              </table:table-cell>
              <table:table-cell office:value-type="float" office:value="1596.514648">
                <text:p>1596.514648</text:p>
              </table:table-cell>
              <table:table-cell office:value-type="float" office:value="1641.917603">
                <text:p>1641.917603</text:p>
              </table:table-cell>
              <table:table-cell office:value-type="float" office:value="1594.766846">
                <text:p>1594.766846</text:p>
              </table:table-cell>
              <table:table-cell office:value-type="float" office:value="1638.491821">
                <text:p>1638.49182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91.824951">
                <text:p>1591.824951</text:p>
              </table:table-cell>
              <table:table-cell office:value-type="float" office:value="1634.92627">
                <text:p>1634.92627</text:p>
              </table:table-cell>
              <table:table-cell office:value-type="float" office:value="1597.808105">
                <text:p>1597.808105</text:p>
              </table:table-cell>
              <table:table-cell office:value-type="float" office:value="1634.032593">
                <text:p>1634.032593</text:p>
              </table:table-cell>
            </table:table-row>
            <table:table-row>
              <table:table-cell office:value-type="float" office:value="225.2">
                <text:p>225.2</text:p>
              </table:table-cell>
              <table:table-cell office:value-type="float" office:value="1582.140991">
                <text:p>1582.140991</text:p>
              </table:table-cell>
              <table:table-cell office:value-type="float" office:value="1633.381226">
                <text:p>1633.381226</text:p>
              </table:table-cell>
              <table:table-cell office:value-type="float" office:value="1590.800049">
                <text:p>1590.800049</text:p>
              </table:table-cell>
              <table:table-cell office:value-type="float" office:value="1631.508423">
                <text:p>1631.508423</text:p>
              </table:table-cell>
            </table:table-row>
            <table:table-row>
              <table:table-cell office:value-type="float" office:value="225.4">
                <text:p>225.4</text:p>
              </table:table-cell>
              <table:table-cell office:value-type="float" office:value="1587.293213">
                <text:p>1587.293213</text:p>
              </table:table-cell>
              <table:table-cell office:value-type="float" office:value="1630.457031">
                <text:p>1630.457031</text:p>
              </table:table-cell>
              <table:table-cell office:value-type="float" office:value="1585.921875">
                <text:p>1585.921875</text:p>
              </table:table-cell>
              <table:table-cell office:value-type="float" office:value="1627.846436">
                <text:p>1627.846436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1587.069092">
                <text:p>1587.069092</text:p>
              </table:table-cell>
              <table:table-cell office:value-type="float" office:value="1618.363525">
                <text:p>1618.363525</text:p>
              </table:table-cell>
              <table:table-cell office:value-type="float" office:value="1587.953491">
                <text:p>1587.953491</text:p>
              </table:table-cell>
              <table:table-cell office:value-type="float" office:value="1621.85376">
                <text:p>1621.85376</text:p>
              </table:table-cell>
            </table:table-row>
            <table:table-row>
              <table:table-cell office:value-type="float" office:value="225.8">
                <text:p>225.8</text:p>
              </table:table-cell>
              <table:table-cell office:value-type="float" office:value="1579.302734">
                <text:p>1579.302734</text:p>
              </table:table-cell>
              <table:table-cell office:value-type="float" office:value="1620.122681">
                <text:p>1620.122681</text:p>
              </table:table-cell>
              <table:table-cell office:value-type="float" office:value="1580.461304">
                <text:p>1580.461304</text:p>
              </table:table-cell>
              <table:table-cell office:value-type="float" office:value="1616.788818">
                <text:p>1616.78881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580.043213">
                <text:p>1580.043213</text:p>
              </table:table-cell>
              <table:table-cell office:value-type="float" office:value="1614.642334">
                <text:p>1614.642334</text:p>
              </table:table-cell>
              <table:table-cell office:value-type="float" office:value="1581.449585">
                <text:p>1581.449585</text:p>
              </table:table-cell>
              <table:table-cell office:value-type="float" office:value="1618.341675">
                <text:p>1618.341675</text:p>
              </table:table-cell>
            </table:table-row>
            <table:table-row>
              <table:table-cell office:value-type="float" office:value="226.2">
                <text:p>226.2</text:p>
              </table:table-cell>
              <table:table-cell office:value-type="float" office:value="1574.504883">
                <text:p>1574.504883</text:p>
              </table:table-cell>
              <table:table-cell office:value-type="float" office:value="1614.858398">
                <text:p>1614.858398</text:p>
              </table:table-cell>
              <table:table-cell office:value-type="float" office:value="1581.047119">
                <text:p>1581.047119</text:p>
              </table:table-cell>
              <table:table-cell office:value-type="float" office:value="1610.286987">
                <text:p>1610.286987</text:p>
              </table:table-cell>
            </table:table-row>
            <table:table-row>
              <table:table-cell office:value-type="float" office:value="226.4">
                <text:p>226.4</text:p>
              </table:table-cell>
              <table:table-cell office:value-type="float" office:value="1577.212402">
                <text:p>1577.212402</text:p>
              </table:table-cell>
              <table:table-cell office:value-type="float" office:value="1604.617798">
                <text:p>1604.617798</text:p>
              </table:table-cell>
              <table:table-cell office:value-type="float" office:value="1577.437256">
                <text:p>1577.437256</text:p>
              </table:table-cell>
              <table:table-cell office:value-type="float" office:value="1606.474976">
                <text:p>1606.474976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1572.323608">
                <text:p>1572.323608</text:p>
              </table:table-cell>
              <table:table-cell office:value-type="float" office:value="1607.131958">
                <text:p>1607.131958</text:p>
              </table:table-cell>
              <table:table-cell office:value-type="float" office:value="1575.346069">
                <text:p>1575.346069</text:p>
              </table:table-cell>
              <table:table-cell office:value-type="float" office:value="1602.018555">
                <text:p>1602.018555</text:p>
              </table:table-cell>
            </table:table-row>
            <table:table-row>
              <table:table-cell office:value-type="float" office:value="226.8">
                <text:p>226.8</text:p>
              </table:table-cell>
              <table:table-cell office:value-type="float" office:value="1575.50769">
                <text:p>1575.50769</text:p>
              </table:table-cell>
              <table:table-cell office:value-type="float" office:value="1603.572144">
                <text:p>1603.572144</text:p>
              </table:table-cell>
              <table:table-cell office:value-type="float" office:value="1575.164429">
                <text:p>1575.164429</text:p>
              </table:table-cell>
              <table:table-cell office:value-type="float" office:value="1595.398438">
                <text:p>1595.3984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74.137207">
                <text:p>1574.137207</text:p>
              </table:table-cell>
              <table:table-cell office:value-type="float" office:value="1597.871948">
                <text:p>1597.871948</text:p>
              </table:table-cell>
              <table:table-cell office:value-type="float" office:value="1575.259399">
                <text:p>1575.259399</text:p>
              </table:table-cell>
              <table:table-cell office:value-type="float" office:value="1596.824463">
                <text:p>1596.824463</text:p>
              </table:table-cell>
            </table:table-row>
            <table:table-row>
              <table:table-cell office:value-type="float" office:value="227.2">
                <text:p>227.2</text:p>
              </table:table-cell>
              <table:table-cell office:value-type="float" office:value="1573.127686">
                <text:p>1573.127686</text:p>
              </table:table-cell>
              <table:table-cell office:value-type="float" office:value="1591.846069">
                <text:p>1591.846069</text:p>
              </table:table-cell>
              <table:table-cell office:value-type="float" office:value="1571.257446">
                <text:p>1571.257446</text:p>
              </table:table-cell>
              <table:table-cell office:value-type="float" office:value="1594.334351">
                <text:p>1594.334351</text:p>
              </table:table-cell>
            </table:table-row>
            <table:table-row>
              <table:table-cell office:value-type="float" office:value="227.4">
                <text:p>227.4</text:p>
              </table:table-cell>
              <table:table-cell office:value-type="float" office:value="1572.852173">
                <text:p>1572.852173</text:p>
              </table:table-cell>
              <table:table-cell office:value-type="float" office:value="1592.623169">
                <text:p>1592.623169</text:p>
              </table:table-cell>
              <table:table-cell office:value-type="float" office:value="1571.735352">
                <text:p>1571.735352</text:p>
              </table:table-cell>
              <table:table-cell office:value-type="float" office:value="1588.414551">
                <text:p>1588.414551</text:p>
              </table:table-cell>
            </table:table-row>
            <table:table-row>
              <table:table-cell office:value-type="float" office:value="227.6">
                <text:p>227.6</text:p>
              </table:table-cell>
              <table:table-cell office:value-type="float" office:value="1568.468506">
                <text:p>1568.468506</text:p>
              </table:table-cell>
              <table:table-cell office:value-type="float" office:value="1591.834229">
                <text:p>1591.834229</text:p>
              </table:table-cell>
              <table:table-cell office:value-type="float" office:value="1571.462036">
                <text:p>1571.462036</text:p>
              </table:table-cell>
              <table:table-cell office:value-type="float" office:value="1587.495483">
                <text:p>1587.495483</text:p>
              </table:table-cell>
            </table:table-row>
            <table:table-row>
              <table:table-cell office:value-type="float" office:value="227.8">
                <text:p>227.8</text:p>
              </table:table-cell>
              <table:table-cell office:value-type="float" office:value="1568.433594">
                <text:p>1568.433594</text:p>
              </table:table-cell>
              <table:table-cell office:value-type="float" office:value="1588.551147">
                <text:p>1588.551147</text:p>
              </table:table-cell>
              <table:table-cell office:value-type="float" office:value="1570.390259">
                <text:p>1570.390259</text:p>
              </table:table-cell>
              <table:table-cell office:value-type="float" office:value="1586.584839">
                <text:p>1586.58483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69.284424">
                <text:p>1569.284424</text:p>
              </table:table-cell>
              <table:table-cell office:value-type="float" office:value="1586.929199">
                <text:p>1586.929199</text:p>
              </table:table-cell>
              <table:table-cell office:value-type="float" office:value="1572.344971">
                <text:p>1572.344971</text:p>
              </table:table-cell>
              <table:table-cell office:value-type="float" office:value="1584.954468">
                <text:p>1584.954468</text:p>
              </table:table-cell>
            </table:table-row>
            <table:table-row>
              <table:table-cell office:value-type="float" office:value="228.2">
                <text:p>228.2</text:p>
              </table:table-cell>
              <table:table-cell office:value-type="float" office:value="1567.393066">
                <text:p>1567.393066</text:p>
              </table:table-cell>
              <table:table-cell office:value-type="float" office:value="1582.515381">
                <text:p>1582.515381</text:p>
              </table:table-cell>
              <table:table-cell office:value-type="float" office:value="1568.116333">
                <text:p>1568.116333</text:p>
              </table:table-cell>
              <table:table-cell office:value-type="float" office:value="1581.763794">
                <text:p>1581.763794</text:p>
              </table:table-cell>
            </table:table-row>
            <table:table-row>
              <table:table-cell office:value-type="float" office:value="228.4">
                <text:p>228.4</text:p>
              </table:table-cell>
              <table:table-cell office:value-type="float" office:value="1567.03064">
                <text:p>1567.03064</text:p>
              </table:table-cell>
              <table:table-cell office:value-type="float" office:value="1585.917358">
                <text:p>1585.917358</text:p>
              </table:table-cell>
              <table:table-cell office:value-type="float" office:value="1569.400024">
                <text:p>1569.400024</text:p>
              </table:table-cell>
              <table:table-cell office:value-type="float" office:value="1580.115234">
                <text:p>1580.115234</text:p>
              </table:table-cell>
            </table:table-row>
            <table:table-row>
              <table:table-cell office:value-type="float" office:value="228.6">
                <text:p>228.6</text:p>
              </table:table-cell>
              <table:table-cell office:value-type="float" office:value="1563.759521">
                <text:p>1563.759521</text:p>
              </table:table-cell>
              <table:table-cell office:value-type="float" office:value="1580.356689">
                <text:p>1580.356689</text:p>
              </table:table-cell>
              <table:table-cell office:value-type="float" office:value="1567.424438">
                <text:p>1567.424438</text:p>
              </table:table-cell>
              <table:table-cell office:value-type="float" office:value="1585.385498">
                <text:p>1585.385498</text:p>
              </table:table-cell>
            </table:table-row>
            <table:table-row>
              <table:table-cell office:value-type="float" office:value="228.8">
                <text:p>228.8</text:p>
              </table:table-cell>
              <table:table-cell office:value-type="float" office:value="1569.600586">
                <text:p>1569.600586</text:p>
              </table:table-cell>
              <table:table-cell office:value-type="float" office:value="1576.578857">
                <text:p>1576.578857</text:p>
              </table:table-cell>
              <table:table-cell office:value-type="float" office:value="1570.754395">
                <text:p>1570.754395</text:p>
              </table:table-cell>
              <table:table-cell office:value-type="float" office:value="1576.673706">
                <text:p>1576.67370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64.739868">
                <text:p>1564.739868</text:p>
              </table:table-cell>
              <table:table-cell office:value-type="float" office:value="1576.730713">
                <text:p>1576.730713</text:p>
              </table:table-cell>
              <table:table-cell office:value-type="float" office:value="1563.339355">
                <text:p>1563.339355</text:p>
              </table:table-cell>
              <table:table-cell office:value-type="float" office:value="1579.98291">
                <text:p>1579.98291</text:p>
              </table:table-cell>
            </table:table-row>
            <table:table-row>
              <table:table-cell office:value-type="float" office:value="229.2">
                <text:p>229.2</text:p>
              </table:table-cell>
              <table:table-cell office:value-type="float" office:value="1563.519653">
                <text:p>1563.519653</text:p>
              </table:table-cell>
              <table:table-cell office:value-type="float" office:value="1579.960083">
                <text:p>1579.960083</text:p>
              </table:table-cell>
              <table:table-cell office:value-type="float" office:value="1565.468994">
                <text:p>1565.468994</text:p>
              </table:table-cell>
              <table:table-cell office:value-type="float" office:value="1576.279907">
                <text:p>1576.279907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1565.361084">
                <text:p>1565.361084</text:p>
              </table:table-cell>
              <table:table-cell office:value-type="float" office:value="1575.637329">
                <text:p>1575.637329</text:p>
              </table:table-cell>
              <table:table-cell office:value-type="float" office:value="1564.308594">
                <text:p>1564.308594</text:p>
              </table:table-cell>
              <table:table-cell office:value-type="float" office:value="1577.630737">
                <text:p>1577.630737</text:p>
              </table:table-cell>
            </table:table-row>
            <table:table-row>
              <table:table-cell office:value-type="float" office:value="229.6">
                <text:p>229.6</text:p>
              </table:table-cell>
              <table:table-cell office:value-type="float" office:value="1566.662231">
                <text:p>1566.662231</text:p>
              </table:table-cell>
              <table:table-cell office:value-type="float" office:value="1570.959229">
                <text:p>1570.959229</text:p>
              </table:table-cell>
              <table:table-cell office:value-type="float" office:value="1563.427734">
                <text:p>1563.427734</text:p>
              </table:table-cell>
              <table:table-cell office:value-type="float" office:value="1574.495239">
                <text:p>1574.495239</text:p>
              </table:table-cell>
            </table:table-row>
            <table:table-row>
              <table:table-cell office:value-type="float" office:value="229.8">
                <text:p>229.8</text:p>
              </table:table-cell>
              <table:table-cell office:value-type="float" office:value="1565.987183">
                <text:p>1565.987183</text:p>
              </table:table-cell>
              <table:table-cell office:value-type="float" office:value="1572.209473">
                <text:p>1572.209473</text:p>
              </table:table-cell>
              <table:table-cell office:value-type="float" office:value="1566.4729">
                <text:p>1566.4729</text:p>
              </table:table-cell>
              <table:table-cell office:value-type="float" office:value="1571.578857">
                <text:p>1571.578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65.222168">
                <text:p>1565.222168</text:p>
              </table:table-cell>
              <table:table-cell office:value-type="float" office:value="1573.654053">
                <text:p>1573.654053</text:p>
              </table:table-cell>
              <table:table-cell office:value-type="float" office:value="1564.765625">
                <text:p>1564.765625</text:p>
              </table:table-cell>
              <table:table-cell office:value-type="float" office:value="1575.003418">
                <text:p>1575.003418</text:p>
              </table:table-cell>
            </table:table-row>
            <table:table-row>
              <table:table-cell office:value-type="float" office:value="230.2">
                <text:p>230.2</text:p>
              </table:table-cell>
              <table:table-cell office:value-type="float" office:value="1566.480469">
                <text:p>1566.480469</text:p>
              </table:table-cell>
              <table:table-cell office:value-type="float" office:value="1569.815918">
                <text:p>1569.815918</text:p>
              </table:table-cell>
              <table:table-cell office:value-type="float" office:value="1563.582886">
                <text:p>1563.582886</text:p>
              </table:table-cell>
              <table:table-cell office:value-type="float" office:value="1573.2771">
                <text:p>1573.2771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1563.720215">
                <text:p>1563.720215</text:p>
              </table:table-cell>
              <table:table-cell office:value-type="float" office:value="1568.870361">
                <text:p>1568.870361</text:p>
              </table:table-cell>
              <table:table-cell office:value-type="float" office:value="1563.059204">
                <text:p>1563.059204</text:p>
              </table:table-cell>
              <table:table-cell office:value-type="float" office:value="1570.640015">
                <text:p>1570.640015</text:p>
              </table:table-cell>
            </table:table-row>
            <table:table-row>
              <table:table-cell office:value-type="float" office:value="230.6">
                <text:p>230.6</text:p>
              </table:table-cell>
              <table:table-cell office:value-type="float" office:value="1565.130127">
                <text:p>1565.130127</text:p>
              </table:table-cell>
              <table:table-cell office:value-type="float" office:value="1571.649658">
                <text:p>1571.649658</text:p>
              </table:table-cell>
              <table:table-cell office:value-type="float" office:value="1564.185425">
                <text:p>1564.185425</text:p>
              </table:table-cell>
              <table:table-cell office:value-type="float" office:value="1569.147949">
                <text:p>1569.147949</text:p>
              </table:table-cell>
            </table:table-row>
            <table:table-row>
              <table:table-cell office:value-type="float" office:value="230.8">
                <text:p>230.8</text:p>
              </table:table-cell>
              <table:table-cell office:value-type="float" office:value="1565.380493">
                <text:p>1565.380493</text:p>
              </table:table-cell>
              <table:table-cell office:value-type="float" office:value="1570.318481">
                <text:p>1570.318481</text:p>
              </table:table-cell>
              <table:table-cell office:value-type="float" office:value="1563.016846">
                <text:p>1563.016846</text:p>
              </table:table-cell>
              <table:table-cell office:value-type="float" office:value="1570.037476">
                <text:p>1570.03747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64.47168">
                <text:p>1564.47168</text:p>
              </table:table-cell>
              <table:table-cell office:value-type="float" office:value="1569.586182">
                <text:p>1569.586182</text:p>
              </table:table-cell>
              <table:table-cell office:value-type="float" office:value="1564.596191">
                <text:p>1564.596191</text:p>
              </table:table-cell>
              <table:table-cell office:value-type="float" office:value="1570.550781">
                <text:p>1570.550781</text:p>
              </table:table-cell>
            </table:table-row>
            <table:table-row>
              <table:table-cell office:value-type="float" office:value="231.2">
                <text:p>231.2</text:p>
              </table:table-cell>
              <table:table-cell office:value-type="float" office:value="1562.766235">
                <text:p>1562.766235</text:p>
              </table:table-cell>
              <table:table-cell office:value-type="float" office:value="1565.095093">
                <text:p>1565.095093</text:p>
              </table:table-cell>
              <table:table-cell office:value-type="float" office:value="1561.279297">
                <text:p>1561.279297</text:p>
              </table:table-cell>
              <table:table-cell office:value-type="float" office:value="1568.014648">
                <text:p>1568.014648</text:p>
              </table:table-cell>
            </table:table-row>
            <table:table-row>
              <table:table-cell office:value-type="float" office:value="231.4">
                <text:p>231.4</text:p>
              </table:table-cell>
              <table:table-cell office:value-type="float" office:value="1565.379883">
                <text:p>1565.379883</text:p>
              </table:table-cell>
              <table:table-cell office:value-type="float" office:value="1565.671997">
                <text:p>1565.671997</text:p>
              </table:table-cell>
              <table:table-cell office:value-type="float" office:value="1563.313599">
                <text:p>1563.313599</text:p>
              </table:table-cell>
              <table:table-cell office:value-type="float" office:value="1570.383057">
                <text:p>1570.383057</text:p>
              </table:table-cell>
            </table:table-row>
            <table:table-row>
              <table:table-cell office:value-type="float" office:value="231.6">
                <text:p>231.6</text:p>
              </table:table-cell>
              <table:table-cell office:value-type="float" office:value="1578.703003">
                <text:p>1578.703003</text:p>
              </table:table-cell>
              <table:table-cell office:value-type="float" office:value="1612.096069">
                <text:p>1612.096069</text:p>
              </table:table-cell>
              <table:table-cell office:value-type="float" office:value="1531.982178">
                <text:p>1531.982178</text:p>
              </table:table-cell>
              <table:table-cell office:value-type="float" office:value="1543.735107">
                <text:p>1543.735107</text:p>
              </table:table-cell>
            </table:table-row>
            <table:table-row>
              <table:table-cell office:value-type="float" office:value="231.8">
                <text:p>231.8</text:p>
              </table:table-cell>
              <table:table-cell office:value-type="float" office:value="1604.574707">
                <text:p>1604.574707</text:p>
              </table:table-cell>
              <table:table-cell office:value-type="float" office:value="1613.310303">
                <text:p>1613.310303</text:p>
              </table:table-cell>
              <table:table-cell office:value-type="float" office:value="1527.896606">
                <text:p>1527.896606</text:p>
              </table:table-cell>
              <table:table-cell office:value-type="float" office:value="1525.374146">
                <text:p>1525.37414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611.644409">
                <text:p>1611.644409</text:p>
              </table:table-cell>
              <table:table-cell office:value-type="float" office:value="1633.695068">
                <text:p>1633.695068</text:p>
              </table:table-cell>
              <table:table-cell office:value-type="float" office:value="1535.215698">
                <text:p>1535.215698</text:p>
              </table:table-cell>
              <table:table-cell office:value-type="float" office:value="1532.818359">
                <text:p>1532.818359</text:p>
              </table:table-cell>
            </table:table-row>
            <table:table-row>
              <table:table-cell office:value-type="float" office:value="232.2">
                <text:p>232.2</text:p>
              </table:table-cell>
              <table:table-cell office:value-type="float" office:value="1630.311157">
                <text:p>1630.311157</text:p>
              </table:table-cell>
              <table:table-cell office:value-type="float" office:value="1684.465698">
                <text:p>1684.465698</text:p>
              </table:table-cell>
              <table:table-cell office:value-type="float" office:value="1555.56311">
                <text:p>1555.56311</text:p>
              </table:table-cell>
              <table:table-cell office:value-type="float" office:value="1567.904663">
                <text:p>1567.904663</text:p>
              </table:table-cell>
            </table:table-row>
            <table:table-row>
              <table:table-cell office:value-type="float" office:value="232.4">
                <text:p>232.4</text:p>
              </table:table-cell>
              <table:table-cell office:value-type="float" office:value="1647.826294">
                <text:p>1647.826294</text:p>
              </table:table-cell>
              <table:table-cell office:value-type="float" office:value="1662.330078">
                <text:p>1662.330078</text:p>
              </table:table-cell>
              <table:table-cell office:value-type="float" office:value="1599.480957">
                <text:p>1599.480957</text:p>
              </table:table-cell>
              <table:table-cell office:value-type="float" office:value="1598.371826">
                <text:p>1598.371826</text:p>
              </table:table-cell>
            </table:table-row>
            <table:table-row>
              <table:table-cell office:value-type="float" office:value="232.6">
                <text:p>232.6</text:p>
              </table:table-cell>
              <table:table-cell office:value-type="float" office:value="1658.809082">
                <text:p>1658.809082</text:p>
              </table:table-cell>
              <table:table-cell office:value-type="float" office:value="1685.863892">
                <text:p>1685.863892</text:p>
              </table:table-cell>
              <table:table-cell office:value-type="float" office:value="1625.190674">
                <text:p>1625.190674</text:p>
              </table:table-cell>
              <table:table-cell office:value-type="float" office:value="1637.276001">
                <text:p>1637.276001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1646.775635">
                <text:p>1646.775635</text:p>
              </table:table-cell>
              <table:table-cell office:value-type="float" office:value="1685.651855">
                <text:p>1685.651855</text:p>
              </table:table-cell>
              <table:table-cell office:value-type="float" office:value="1650.636597">
                <text:p>1650.636597</text:p>
              </table:table-cell>
              <table:table-cell office:value-type="float" office:value="1682.58374">
                <text:p>1682.5837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668.387817">
                <text:p>1668.387817</text:p>
              </table:table-cell>
              <table:table-cell office:value-type="float" office:value="1688.106689">
                <text:p>1688.106689</text:p>
              </table:table-cell>
              <table:table-cell office:value-type="float" office:value="1687.765137">
                <text:p>1687.765137</text:p>
              </table:table-cell>
              <table:table-cell office:value-type="float" office:value="1703.7854">
                <text:p>1703.7854</text:p>
              </table:table-cell>
            </table:table-row>
            <table:table-row>
              <table:table-cell office:value-type="float" office:value="233.2">
                <text:p>233.2</text:p>
              </table:table-cell>
              <table:table-cell office:value-type="float" office:value="1676.291016">
                <text:p>1676.291016</text:p>
              </table:table-cell>
              <table:table-cell office:value-type="float" office:value="1752.714722">
                <text:p>1752.714722</text:p>
              </table:table-cell>
              <table:table-cell office:value-type="float" office:value="1689.14563">
                <text:p>1689.14563</text:p>
              </table:table-cell>
              <table:table-cell office:value-type="float" office:value="1764.640869">
                <text:p>1764.640869</text:p>
              </table:table-cell>
            </table:table-row>
            <table:table-row>
              <table:table-cell office:value-type="float" office:value="233.4">
                <text:p>233.4</text:p>
              </table:table-cell>
              <table:table-cell office:value-type="float" office:value="1712.484009">
                <text:p>1712.484009</text:p>
              </table:table-cell>
              <table:table-cell office:value-type="float" office:value="1753.311646">
                <text:p>1753.311646</text:p>
              </table:table-cell>
              <table:table-cell office:value-type="float" office:value="1715.758179">
                <text:p>1715.758179</text:p>
              </table:table-cell>
              <table:table-cell office:value-type="float" office:value="1768.009644">
                <text:p>1768.009644</text:p>
              </table:table-cell>
            </table:table-row>
            <table:table-row>
              <table:table-cell office:value-type="float" office:value="233.6">
                <text:p>233.6</text:p>
              </table:table-cell>
              <table:table-cell office:value-type="float" office:value="1724.527466">
                <text:p>1724.527466</text:p>
              </table:table-cell>
              <table:table-cell office:value-type="float" office:value="1792.701172">
                <text:p>1792.701172</text:p>
              </table:table-cell>
              <table:table-cell office:value-type="float" office:value="1731.174683">
                <text:p>1731.174683</text:p>
              </table:table-cell>
              <table:table-cell office:value-type="float" office:value="1800.197998">
                <text:p>1800.197998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1755.572632">
                <text:p>1755.572632</text:p>
              </table:table-cell>
              <table:table-cell office:value-type="float" office:value="1812.12207">
                <text:p>1812.12207</text:p>
              </table:table-cell>
              <table:table-cell office:value-type="float" office:value="1755.684082">
                <text:p>1755.684082</text:p>
              </table:table-cell>
              <table:table-cell office:value-type="float" office:value="1824.68042">
                <text:p>1824.680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784.196045">
                <text:p>1784.196045</text:p>
              </table:table-cell>
              <table:table-cell office:value-type="float" office:value="1847.902344">
                <text:p>1847.902344</text:p>
              </table:table-cell>
              <table:table-cell office:value-type="float" office:value="1780.854126">
                <text:p>1780.854126</text:p>
              </table:table-cell>
              <table:table-cell office:value-type="float" office:value="1858.522949">
                <text:p>1858.522949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1804.10144">
                <text:p>1804.10144</text:p>
              </table:table-cell>
              <table:table-cell office:value-type="float" office:value="1856.250488">
                <text:p>1856.250488</text:p>
              </table:table-cell>
              <table:table-cell office:value-type="float" office:value="1803.413574">
                <text:p>1803.413574</text:p>
              </table:table-cell>
              <table:table-cell office:value-type="float" office:value="1870.931396">
                <text:p>1870.931396</text:p>
              </table:table-cell>
            </table:table-row>
            <table:table-row>
              <table:table-cell office:value-type="float" office:value="234.4">
                <text:p>234.4</text:p>
              </table:table-cell>
              <table:table-cell office:value-type="float" office:value="1814.587891">
                <text:p>1814.587891</text:p>
              </table:table-cell>
              <table:table-cell office:value-type="float" office:value="1874.214111">
                <text:p>1874.214111</text:p>
              </table:table-cell>
              <table:table-cell office:value-type="float" office:value="1813.307983">
                <text:p>1813.307983</text:p>
              </table:table-cell>
              <table:table-cell office:value-type="float" office:value="1888.835327">
                <text:p>1888.835327</text:p>
              </table:table-cell>
            </table:table-row>
            <table:table-row>
              <table:table-cell office:value-type="float" office:value="234.6">
                <text:p>234.6</text:p>
              </table:table-cell>
              <table:table-cell office:value-type="float" office:value="1815.592163">
                <text:p>1815.592163</text:p>
              </table:table-cell>
              <table:table-cell office:value-type="float" office:value="1900.511719">
                <text:p>1900.511719</text:p>
              </table:table-cell>
              <table:table-cell office:value-type="float" office:value="1820.879761">
                <text:p>1820.879761</text:p>
              </table:table-cell>
              <table:table-cell office:value-type="float" office:value="1906.709351">
                <text:p>1906.709351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823.005005">
                <text:p>1823.005005</text:p>
              </table:table-cell>
              <table:table-cell office:value-type="float" office:value="1909.946533">
                <text:p>1909.946533</text:p>
              </table:table-cell>
              <table:table-cell office:value-type="float" office:value="1825.461792">
                <text:p>1825.461792</text:p>
              </table:table-cell>
              <table:table-cell office:value-type="float" office:value="1907.436035">
                <text:p>1907.4360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26.512573">
                <text:p>1826.512573</text:p>
              </table:table-cell>
              <table:table-cell office:value-type="float" office:value="1892.861328">
                <text:p>1892.861328</text:p>
              </table:table-cell>
              <table:table-cell office:value-type="float" office:value="1823.424316">
                <text:p>1823.424316</text:p>
              </table:table-cell>
              <table:table-cell office:value-type="float" office:value="1907.228516">
                <text:p>1907.228516</text:p>
              </table:table-cell>
            </table:table-row>
            <table:table-row>
              <table:table-cell office:value-type="float" office:value="235.2">
                <text:p>235.2</text:p>
              </table:table-cell>
              <table:table-cell office:value-type="float" office:value="1793.506958">
                <text:p>1793.506958</text:p>
              </table:table-cell>
              <table:table-cell office:value-type="float" office:value="1930.102051">
                <text:p>1930.102051</text:p>
              </table:table-cell>
              <table:table-cell office:value-type="float" office:value="1801.47998">
                <text:p>1801.47998</text:p>
              </table:table-cell>
              <table:table-cell office:value-type="float" office:value="1934.81665">
                <text:p>1934.81665</text:p>
              </table:table-cell>
            </table:table-row>
            <table:table-row>
              <table:table-cell office:value-type="float" office:value="235.4">
                <text:p>235.4</text:p>
              </table:table-cell>
              <table:table-cell office:value-type="float" office:value="1800.662109">
                <text:p>1800.662109</text:p>
              </table:table-cell>
              <table:table-cell office:value-type="float" office:value="1936.276611">
                <text:p>1936.276611</text:p>
              </table:table-cell>
              <table:table-cell office:value-type="float" office:value="1802.115723">
                <text:p>1802.115723</text:p>
              </table:table-cell>
              <table:table-cell office:value-type="float" office:value="1943.133545">
                <text:p>1943.133545</text:p>
              </table:table-cell>
            </table:table-row>
            <table:table-row>
              <table:table-cell office:value-type="float" office:value="235.6">
                <text:p>235.6</text:p>
              </table:table-cell>
              <table:table-cell office:value-type="float" office:value="1848.641479">
                <text:p>1848.641479</text:p>
              </table:table-cell>
              <table:table-cell office:value-type="float" office:value="1858.962402">
                <text:p>1858.962402</text:p>
              </table:table-cell>
              <table:table-cell office:value-type="float" office:value="1839.421387">
                <text:p>1839.421387</text:p>
              </table:table-cell>
              <table:table-cell office:value-type="float" office:value="1874.827148">
                <text:p>1874.827148</text:p>
              </table:table-cell>
            </table:table-row>
            <table:table-row>
              <table:table-cell office:value-type="float" office:value="235.8">
                <text:p>235.8</text:p>
              </table:table-cell>
              <table:table-cell office:value-type="float" office:value="1802.750244">
                <text:p>1802.750244</text:p>
              </table:table-cell>
              <table:table-cell office:value-type="float" office:value="1955.944946">
                <text:p>1955.944946</text:p>
              </table:table-cell>
              <table:table-cell office:value-type="float" office:value="1815.736816">
                <text:p>1815.736816</text:p>
              </table:table-cell>
              <table:table-cell office:value-type="float" office:value="1961.133057">
                <text:p>1961.13305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787.688965">
                <text:p>1787.688965</text:p>
              </table:table-cell>
              <table:table-cell office:value-type="float" office:value="1953.777954">
                <text:p>1953.777954</text:p>
              </table:table-cell>
              <table:table-cell office:value-type="float" office:value="1792.276855">
                <text:p>1792.276855</text:p>
              </table:table-cell>
              <table:table-cell office:value-type="float" office:value="1957.719727">
                <text:p>1957.719727</text:p>
              </table:table-cell>
            </table:table-row>
            <table:table-row>
              <table:table-cell office:value-type="float" office:value="236.2">
                <text:p>236.2</text:p>
              </table:table-cell>
              <table:table-cell office:value-type="float" office:value="1854.347046">
                <text:p>1854.347046</text:p>
              </table:table-cell>
              <table:table-cell office:value-type="float" office:value="1865.185547">
                <text:p>1865.185547</text:p>
              </table:table-cell>
              <table:table-cell office:value-type="float" office:value="1844.603027">
                <text:p>1844.603027</text:p>
              </table:table-cell>
              <table:table-cell office:value-type="float" office:value="1882.908081">
                <text:p>1882.908081</text:p>
              </table:table-cell>
            </table:table-row>
            <table:table-row>
              <table:table-cell office:value-type="float" office:value="236.4">
                <text:p>236.4</text:p>
              </table:table-cell>
              <table:table-cell office:value-type="float" office:value="1821.605469">
                <text:p>1821.605469</text:p>
              </table:table-cell>
              <table:table-cell office:value-type="float" office:value="1948.715088">
                <text:p>1948.715088</text:p>
              </table:table-cell>
              <table:table-cell office:value-type="float" office:value="1827.852783">
                <text:p>1827.852783</text:p>
              </table:table-cell>
              <table:table-cell office:value-type="float" office:value="1957.621216">
                <text:p>1957.621216</text:p>
              </table:table-cell>
            </table:table-row>
            <table:table-row>
              <table:table-cell office:value-type="float" office:value="236.6">
                <text:p>236.6</text:p>
              </table:table-cell>
              <table:table-cell office:value-type="float" office:value="1783.139404">
                <text:p>1783.139404</text:p>
              </table:table-cell>
              <table:table-cell office:value-type="float" office:value="1981.756104">
                <text:p>1981.756104</text:p>
              </table:table-cell>
              <table:table-cell office:value-type="float" office:value="1794.140625">
                <text:p>1794.140625</text:p>
              </table:table-cell>
              <table:table-cell office:value-type="float" office:value="1984.987305">
                <text:p>1984.987305</text:p>
              </table:table-cell>
            </table:table-row>
            <table:table-row>
              <table:table-cell office:value-type="float" office:value="236.8">
                <text:p>236.8</text:p>
              </table:table-cell>
              <table:table-cell office:value-type="float" office:value="1867.374756">
                <text:p>1867.374756</text:p>
              </table:table-cell>
              <table:table-cell office:value-type="float" office:value="1861.523926">
                <text:p>1861.523926</text:p>
              </table:table-cell>
              <table:table-cell office:value-type="float" office:value="1854.087891">
                <text:p>1854.087891</text:p>
              </table:table-cell>
              <table:table-cell office:value-type="float" office:value="1877.5979">
                <text:p>1877.597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836.776611">
                <text:p>1836.776611</text:p>
              </table:table-cell>
              <table:table-cell office:value-type="float" office:value="1967.393188">
                <text:p>1967.393188</text:p>
              </table:table-cell>
              <table:table-cell office:value-type="float" office:value="1844.493774">
                <text:p>1844.493774</text:p>
              </table:table-cell>
              <table:table-cell office:value-type="float" office:value="1982.566772">
                <text:p>1982.566772</text:p>
              </table:table-cell>
            </table:table-row>
            <table:table-row>
              <table:table-cell office:value-type="float" office:value="237.2">
                <text:p>237.2</text:p>
              </table:table-cell>
              <table:table-cell office:value-type="float" office:value="1787.868774">
                <text:p>1787.868774</text:p>
              </table:table-cell>
              <table:table-cell office:value-type="float" office:value="1996.264648">
                <text:p>1996.264648</text:p>
              </table:table-cell>
              <table:table-cell office:value-type="float" office:value="1800.430298">
                <text:p>1800.430298</text:p>
              </table:table-cell>
              <table:table-cell office:value-type="float" office:value="1996.890991">
                <text:p>1996.890991</text:p>
              </table:table-cell>
            </table:table-row>
            <table:table-row>
              <table:table-cell office:value-type="float" office:value="237.4">
                <text:p>237.4</text:p>
              </table:table-cell>
              <table:table-cell office:value-type="float" office:value="1864.925049">
                <text:p>1864.925049</text:p>
              </table:table-cell>
              <table:table-cell office:value-type="float" office:value="1863.133545">
                <text:p>1863.133545</text:p>
              </table:table-cell>
              <table:table-cell office:value-type="float" office:value="1847.968994">
                <text:p>1847.968994</text:p>
              </table:table-cell>
              <table:table-cell office:value-type="float" office:value="1887.630249">
                <text:p>1887.630249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1856.121216">
                <text:p>1856.121216</text:p>
              </table:table-cell>
              <table:table-cell office:value-type="float" office:value="1951.72583">
                <text:p>1951.72583</text:p>
              </table:table-cell>
              <table:table-cell office:value-type="float" office:value="1859.88501">
                <text:p>1859.88501</text:p>
              </table:table-cell>
              <table:table-cell office:value-type="float" office:value="1962.878906">
                <text:p>1962.878906</text:p>
              </table:table-cell>
            </table:table-row>
            <table:table-row>
              <table:table-cell office:value-type="float" office:value="237.8">
                <text:p>237.8</text:p>
              </table:table-cell>
              <table:table-cell office:value-type="float" office:value="1757.108765">
                <text:p>1757.108765</text:p>
              </table:table-cell>
              <table:table-cell office:value-type="float" office:value="1996.386963">
                <text:p>1996.386963</text:p>
              </table:table-cell>
              <table:table-cell office:value-type="float" office:value="1774.812622">
                <text:p>1774.812622</text:p>
              </table:table-cell>
              <table:table-cell office:value-type="float" office:value="1991.439453">
                <text:p>1991.43945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848.630981">
                <text:p>1848.630981</text:p>
              </table:table-cell>
              <table:table-cell office:value-type="float" office:value="1905.923096">
                <text:p>1905.923096</text:p>
              </table:table-cell>
              <table:table-cell office:value-type="float" office:value="1837.343018">
                <text:p>1837.343018</text:p>
              </table:table-cell>
              <table:table-cell office:value-type="float" office:value="1930.031738">
                <text:p>1930.031738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875.436279">
                <text:p>1875.436279</text:p>
              </table:table-cell>
              <table:table-cell office:value-type="float" office:value="1917.644409">
                <text:p>1917.644409</text:p>
              </table:table-cell>
              <table:table-cell office:value-type="float" office:value="1874.151245">
                <text:p>1874.151245</text:p>
              </table:table-cell>
              <table:table-cell office:value-type="float" office:value="1931.670532">
                <text:p>1931.670532</text:p>
              </table:table-cell>
            </table:table-row>
            <table:table-row>
              <table:table-cell office:value-type="float" office:value="238.4">
                <text:p>238.4</text:p>
              </table:table-cell>
              <table:table-cell office:value-type="float" office:value="1744.361084">
                <text:p>1744.361084</text:p>
              </table:table-cell>
              <table:table-cell office:value-type="float" office:value="1997.022949">
                <text:p>1997.022949</text:p>
              </table:table-cell>
              <table:table-cell office:value-type="float" office:value="1760.428467">
                <text:p>1760.428467</text:p>
              </table:table-cell>
              <table:table-cell office:value-type="float" office:value="1991.466187">
                <text:p>1991.466187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1874.041504">
                <text:p>1874.041504</text:p>
              </table:table-cell>
              <table:table-cell office:value-type="float" office:value="1993.846436">
                <text:p>1993.846436</text:p>
              </table:table-cell>
              <table:table-cell office:value-type="float" office:value="1867.072021">
                <text:p>1867.072021</text:p>
              </table:table-cell>
              <table:table-cell office:value-type="float" office:value="1999.677612">
                <text:p>1999.677612</text:p>
              </table:table-cell>
            </table:table-row>
            <table:table-row>
              <table:table-cell office:value-type="float" office:value="238.8">
                <text:p>238.8</text:p>
              </table:table-cell>
              <table:table-cell office:value-type="float" office:value="1892.558105">
                <text:p>1892.558105</text:p>
              </table:table-cell>
              <table:table-cell office:value-type="float" office:value="1883.032471">
                <text:p>1883.032471</text:p>
              </table:table-cell>
              <table:table-cell office:value-type="float" office:value="1881.644287">
                <text:p>1881.644287</text:p>
              </table:table-cell>
              <table:table-cell office:value-type="float" office:value="1906.203369">
                <text:p>1906.20336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821.179932">
                <text:p>1821.179932</text:p>
              </table:table-cell>
              <table:table-cell office:value-type="float" office:value="1995.818115">
                <text:p>1995.818115</text:p>
              </table:table-cell>
              <table:table-cell office:value-type="float" office:value="1834.525024">
                <text:p>1834.525024</text:p>
              </table:table-cell>
              <table:table-cell office:value-type="float" office:value="1997.237549">
                <text:p>1997.237549</text:p>
              </table:table-cell>
            </table:table-row>
            <table:table-row>
              <table:table-cell office:value-type="float" office:value="239.2">
                <text:p>239.2</text:p>
              </table:table-cell>
              <table:table-cell office:value-type="float" office:value="1807.196289">
                <text:p>1807.196289</text:p>
              </table:table-cell>
              <table:table-cell office:value-type="float" office:value="2000">
                <text:p>2000</text:p>
              </table:table-cell>
              <table:table-cell office:value-type="float" office:value="1816.772461">
                <text:p>1816.772461</text:p>
              </table:table-cell>
              <table:table-cell office:value-type="float" office:value="1987.488525">
                <text:p>1987.488525</text:p>
              </table:table-cell>
            </table:table-row>
            <table:table-row>
              <table:table-cell office:value-type="float" office:value="239.4">
                <text:p>239.4</text:p>
              </table:table-cell>
              <table:table-cell office:value-type="float" office:value="1866.936279">
                <text:p>1866.936279</text:p>
              </table:table-cell>
              <table:table-cell office:value-type="float" office:value="1930.325806">
                <text:p>1930.325806</text:p>
              </table:table-cell>
              <table:table-cell office:value-type="float" office:value="1860.731934">
                <text:p>1860.731934</text:p>
              </table:table-cell>
              <table:table-cell office:value-type="float" office:value="1952.858154">
                <text:p>1952.858154</text:p>
              </table:table-cell>
            </table:table-row>
            <table:table-row>
              <table:table-cell office:value-type="float" office:value="239.6">
                <text:p>239.6</text:p>
              </table:table-cell>
              <table:table-cell office:value-type="float" office:value="1886.099243">
                <text:p>1886.099243</text:p>
              </table:table-cell>
              <table:table-cell office:value-type="float" office:value="1931.409424">
                <text:p>1931.409424</text:p>
              </table:table-cell>
              <table:table-cell office:value-type="float" office:value="1889.149902">
                <text:p>1889.149902</text:p>
              </table:table-cell>
              <table:table-cell office:value-type="float" office:value="1938.856934">
                <text:p>1938.856934</text:p>
              </table:table-cell>
            </table:table-row>
            <table:table-row>
              <table:table-cell office:value-type="float" office:value="239.8">
                <text:p>239.8</text:p>
              </table:table-cell>
              <table:table-cell office:value-type="float" office:value="1759.065186">
                <text:p>1759.065186</text:p>
              </table:table-cell>
              <table:table-cell office:value-type="float" office:value="1996.922974">
                <text:p>1996.922974</text:p>
              </table:table-cell>
              <table:table-cell office:value-type="float" office:value="1776.116333">
                <text:p>1776.116333</text:p>
              </table:table-cell>
              <table:table-cell office:value-type="float" office:value="1990.735596">
                <text:p>1990.7355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81.906738">
                <text:p>1881.906738</text:p>
              </table:table-cell>
              <table:table-cell office:value-type="float" office:value="1987.000366">
                <text:p>1987.000366</text:p>
              </table:table-cell>
              <table:table-cell office:value-type="float" office:value="1877.036011">
                <text:p>1877.036011</text:p>
              </table:table-cell>
              <table:table-cell office:value-type="float" office:value="1998.749634">
                <text:p>1998.749634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1895.193237">
                <text:p>1895.193237</text:p>
              </table:table-cell>
              <table:table-cell office:value-type="float" office:value="1879.218994">
                <text:p>1879.218994</text:p>
              </table:table-cell>
              <table:table-cell office:value-type="float" office:value="1881.586426">
                <text:p>1881.586426</text:p>
              </table:table-cell>
              <table:table-cell office:value-type="float" office:value="1903.196411">
                <text:p>1903.196411</text:p>
              </table:table-cell>
            </table:table-row>
            <table:table-row>
              <table:table-cell office:value-type="float" office:value="240.4">
                <text:p>240.4</text:p>
              </table:table-cell>
              <table:table-cell office:value-type="float" office:value="1810.454346">
                <text:p>1810.454346</text:p>
              </table:table-cell>
              <table:table-cell office:value-type="float" office:value="1994.228149">
                <text:p>1994.228149</text:p>
              </table:table-cell>
              <table:table-cell office:value-type="float" office:value="1825.448608">
                <text:p>1825.448608</text:p>
              </table:table-cell>
              <table:table-cell office:value-type="float" office:value="1999.612061">
                <text:p>1999.612061</text:p>
              </table:table-cell>
            </table:table-row>
            <table:table-row>
              <table:table-cell office:value-type="float" office:value="240.6">
                <text:p>240.6</text:p>
              </table:table-cell>
              <table:table-cell office:value-type="float" office:value="1817.93811">
                <text:p>1817.93811</text:p>
              </table:table-cell>
              <table:table-cell office:value-type="float" office:value="1999.421021">
                <text:p>1999.421021</text:p>
              </table:table-cell>
              <table:table-cell office:value-type="float" office:value="1826.209961">
                <text:p>1826.209961</text:p>
              </table:table-cell>
              <table:table-cell office:value-type="float" office:value="1993.193359">
                <text:p>1993.193359</text:p>
              </table:table-cell>
            </table:table-row>
            <table:table-row>
              <table:table-cell office:value-type="float" office:value="240.8">
                <text:p>240.8</text:p>
              </table:table-cell>
              <table:table-cell office:value-type="float" office:value="1877.034668">
                <text:p>1877.034668</text:p>
              </table:table-cell>
              <table:table-cell office:value-type="float" office:value="1911.515259">
                <text:p>1911.515259</text:p>
              </table:table-cell>
              <table:table-cell office:value-type="float" office:value="1862.942627">
                <text:p>1862.942627</text:p>
              </table:table-cell>
              <table:table-cell office:value-type="float" office:value="1940.181641">
                <text:p>1940.18164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882.975464">
                <text:p>1882.975464</text:p>
              </table:table-cell>
              <table:table-cell office:value-type="float" office:value="1946.781738">
                <text:p>1946.781738</text:p>
              </table:table-cell>
              <table:table-cell office:value-type="float" office:value="1887.643555">
                <text:p>1887.643555</text:p>
              </table:table-cell>
              <table:table-cell office:value-type="float" office:value="1962.398315">
                <text:p>1962.398315</text:p>
              </table:table-cell>
            </table:table-row>
            <table:table-row>
              <table:table-cell office:value-type="float" office:value="241.2">
                <text:p>241.2</text:p>
              </table:table-cell>
              <table:table-cell office:value-type="float" office:value="1759.361084">
                <text:p>1759.361084</text:p>
              </table:table-cell>
              <table:table-cell office:value-type="float" office:value="1997.664307">
                <text:p>1997.664307</text:p>
              </table:table-cell>
              <table:table-cell office:value-type="float" office:value="1775.88208">
                <text:p>1775.88208</text:p>
              </table:table-cell>
              <table:table-cell office:value-type="float" office:value="1989.389526">
                <text:p>1989.389526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1874.723511">
                <text:p>1874.723511</text:p>
              </table:table-cell>
              <table:table-cell office:value-type="float" office:value="1990.167358">
                <text:p>1990.167358</text:p>
              </table:table-cell>
              <table:table-cell office:value-type="float" office:value="1869.725098">
                <text:p>1869.7250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1.6">
                <text:p>241.6</text:p>
              </table:table-cell>
              <table:table-cell office:value-type="float" office:value="1894.286377">
                <text:p>1894.286377</text:p>
              </table:table-cell>
              <table:table-cell office:value-type="float" office:value="1902.596558">
                <text:p>1902.596558</text:p>
              </table:table-cell>
              <table:table-cell office:value-type="float" office:value="1885.505005">
                <text:p>1885.505005</text:p>
              </table:table-cell>
              <table:table-cell office:value-type="float" office:value="1921.240967">
                <text:p>1921.240967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822.053101">
                <text:p>1822.053101</text:p>
              </table:table-cell>
              <table:table-cell office:value-type="float" office:value="1995.138916">
                <text:p>1995.138916</text:p>
              </table:table-cell>
              <table:table-cell office:value-type="float" office:value="1837.293335">
                <text:p>1837.293335</text:p>
              </table:table-cell>
              <table:table-cell office:value-type="float" office:value="1997.061523">
                <text:p>1997.06152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820.816162">
                <text:p>1820.816162</text:p>
              </table:table-cell>
              <table:table-cell office:value-type="float" office:value="2000">
                <text:p>2000</text:p>
              </table:table-cell>
              <table:table-cell office:value-type="float" office:value="1824.97229">
                <text:p>1824.97229</text:p>
              </table:table-cell>
              <table:table-cell office:value-type="float" office:value="1989.324219">
                <text:p>1989.324219</text:p>
              </table:table-cell>
            </table:table-row>
            <table:table-row>
              <table:table-cell office:value-type="float" office:value="242.2">
                <text:p>242.2</text:p>
              </table:table-cell>
              <table:table-cell office:value-type="float" office:value="1882.463623">
                <text:p>1882.463623</text:p>
              </table:table-cell>
              <table:table-cell office:value-type="float" office:value="1926.695068">
                <text:p>1926.695068</text:p>
              </table:table-cell>
              <table:table-cell office:value-type="float" office:value="1872.272095">
                <text:p>1872.272095</text:p>
              </table:table-cell>
              <table:table-cell office:value-type="float" office:value="1950.899902">
                <text:p>1950.899902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1882.64502">
                <text:p>1882.64502</text:p>
              </table:table-cell>
              <table:table-cell office:value-type="float" office:value="1961.981812">
                <text:p>1961.981812</text:p>
              </table:table-cell>
              <table:table-cell office:value-type="float" office:value="1887.356689">
                <text:p>1887.356689</text:p>
              </table:table-cell>
              <table:table-cell office:value-type="float" office:value="1970.492432">
                <text:p>1970.492432</text:p>
              </table:table-cell>
            </table:table-row>
            <table:table-row>
              <table:table-cell office:value-type="float" office:value="242.6">
                <text:p>242.6</text:p>
              </table:table-cell>
              <table:table-cell office:value-type="float" office:value="1781.353516">
                <text:p>1781.353516</text:p>
              </table:table-cell>
              <table:table-cell office:value-type="float" office:value="1999.429688">
                <text:p>1999.429688</text:p>
              </table:table-cell>
              <table:table-cell office:value-type="float" office:value="1790.457275">
                <text:p>1790.457275</text:p>
              </table:table-cell>
              <table:table-cell office:value-type="float" office:value="1992.339355">
                <text:p>1992.339355</text:p>
              </table:table-cell>
            </table:table-row>
            <table:table-row>
              <table:table-cell office:value-type="float" office:value="242.8">
                <text:p>242.8</text:p>
              </table:table-cell>
              <table:table-cell office:value-type="float" office:value="1871.907837">
                <text:p>1871.907837</text:p>
              </table:table-cell>
              <table:table-cell office:value-type="float" office:value="1987.653809">
                <text:p>1987.653809</text:p>
              </table:table-cell>
              <table:table-cell office:value-type="float" office:value="1869.123901">
                <text:p>1869.1239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894.355713">
                <text:p>1894.355713</text:p>
              </table:table-cell>
              <table:table-cell office:value-type="float" office:value="1922.878784">
                <text:p>1922.878784</text:p>
              </table:table-cell>
              <table:table-cell office:value-type="float" office:value="1885.159912">
                <text:p>1885.159912</text:p>
              </table:table-cell>
              <table:table-cell office:value-type="float" office:value="1940.464844">
                <text:p>1940.464844</text:p>
              </table:table-cell>
            </table:table-row>
            <table:table-row>
              <table:table-cell office:value-type="float" office:value="243.2">
                <text:p>243.2</text:p>
              </table:table-cell>
              <table:table-cell office:value-type="float" office:value="1852.535645">
                <text:p>1852.535645</text:p>
              </table:table-cell>
              <table:table-cell office:value-type="float" office:value="1994.173584">
                <text:p>1994.173584</text:p>
              </table:table-cell>
              <table:table-cell office:value-type="float" office:value="1862.259277">
                <text:p>1862.2592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.4">
                <text:p>243.4</text:p>
              </table:table-cell>
              <table:table-cell office:value-type="float" office:value="1830.187988">
                <text:p>1830.187988</text:p>
              </table:table-cell>
              <table:table-cell office:value-type="float" office:value="1999.378662">
                <text:p>1999.378662</text:p>
              </table:table-cell>
              <table:table-cell office:value-type="float" office:value="1835.524048">
                <text:p>1835.524048</text:p>
              </table:table-cell>
              <table:table-cell office:value-type="float" office:value="1996.236328">
                <text:p>1996.236328</text:p>
              </table:table-cell>
            </table:table-row>
            <table:table-row>
              <table:table-cell office:value-type="float" office:value="243.6">
                <text:p>243.6</text:p>
              </table:table-cell>
              <table:table-cell office:value-type="float" office:value="1900.628784">
                <text:p>1900.628784</text:p>
              </table:table-cell>
              <table:table-cell office:value-type="float" office:value="1974.894287">
                <text:p>1974.894287</text:p>
              </table:table-cell>
              <table:table-cell office:value-type="float" office:value="1893.392456">
                <text:p>1893.392456</text:p>
              </table:table-cell>
              <table:table-cell office:value-type="float" office:value="1994.690674">
                <text:p>1994.690674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1883.743896">
                <text:p>1883.743896</text:p>
              </table:table-cell>
              <table:table-cell office:value-type="float" office:value="1969.903442">
                <text:p>1969.903442</text:p>
              </table:table-cell>
              <table:table-cell office:value-type="float" office:value="1884.893311">
                <text:p>1884.893311</text:p>
              </table:table-cell>
              <table:table-cell office:value-type="float" office:value="1984.965942">
                <text:p>1984.96594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821.239502">
                <text:p>1821.239502</text:p>
              </table:table-cell>
              <table:table-cell office:value-type="float" office:value="1997.530396">
                <text:p>1997.530396</text:p>
              </table:table-cell>
              <table:table-cell office:value-type="float" office:value="1829.330811">
                <text:p>1829.330811</text:p>
              </table:table-cell>
              <table:table-cell office:value-type="float" office:value="1998.158203">
                <text:p>1998.158203</text:p>
              </table:table-cell>
            </table:table-row>
            <table:table-row>
              <table:table-cell office:value-type="float" office:value="244.2">
                <text:p>244.2</text:p>
              </table:table-cell>
              <table:table-cell office:value-type="float" office:value="1863.859253">
                <text:p>1863.859253</text:p>
              </table:table-cell>
              <table:table-cell office:value-type="float" office:value="1992.937866">
                <text:p>1992.937866</text:p>
              </table:table-cell>
              <table:table-cell office:value-type="float" office:value="1863.597168">
                <text:p>1863.5971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4.4">
                <text:p>244.4</text:p>
              </table:table-cell>
              <table:table-cell office:value-type="float" office:value="1884.981934">
                <text:p>1884.981934</text:p>
              </table:table-cell>
              <table:table-cell office:value-type="float" office:value="1969.383423">
                <text:p>1969.383423</text:p>
              </table:table-cell>
              <table:table-cell office:value-type="float" office:value="1881.585938">
                <text:p>1881.585938</text:p>
              </table:table-cell>
              <table:table-cell office:value-type="float" office:value="1986.958252">
                <text:p>1986.958252</text:p>
              </table:table-cell>
            </table:table-row>
            <table:table-row>
              <table:table-cell office:value-type="float" office:value="244.6">
                <text:p>244.6</text:p>
              </table:table-cell>
              <table:table-cell office:value-type="float" office:value="1877.325317">
                <text:p>1877.325317</text:p>
              </table:table-cell>
              <table:table-cell office:value-type="float" office:value="1975.153564">
                <text:p>1975.153564</text:p>
              </table:table-cell>
              <table:table-cell office:value-type="float" office:value="1877.166992">
                <text:p>1877.166992</text:p>
              </table:table-cell>
              <table:table-cell office:value-type="float" office:value="1982.301025">
                <text:p>1982.301025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1828.60022">
                <text:p>1828.60022</text:p>
              </table:table-cell>
              <table:table-cell office:value-type="float" office:value="1997.751465">
                <text:p>1997.751465</text:p>
              </table:table-cell>
              <table:table-cell office:value-type="float" office:value="1835.236206">
                <text:p>1835.236206</text:p>
              </table:table-cell>
              <table:table-cell office:value-type="float" office:value="1999.053955">
                <text:p>1999.05395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872.966675">
                <text:p>1872.966675</text:p>
              </table:table-cell>
              <table:table-cell office:value-type="float" office:value="1988.143311">
                <text:p>1988.143311</text:p>
              </table:table-cell>
              <table:table-cell office:value-type="float" office:value="1872.04834">
                <text:p>1872.048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881.262451">
                <text:p>1881.262451</text:p>
              </table:table-cell>
              <table:table-cell office:value-type="float" office:value="1960.497314">
                <text:p>1960.497314</text:p>
              </table:table-cell>
              <table:table-cell office:value-type="float" office:value="1878.628052">
                <text:p>1878.628052</text:p>
              </table:table-cell>
              <table:table-cell office:value-type="float" office:value="1975.230347">
                <text:p>1975.230347</text:p>
              </table:table-cell>
            </table:table-row>
            <table:table-row>
              <table:table-cell office:value-type="float" office:value="245.4">
                <text:p>245.4</text:p>
              </table:table-cell>
              <table:table-cell office:value-type="float" office:value="1853.803223">
                <text:p>1853.803223</text:p>
              </table:table-cell>
              <table:table-cell office:value-type="float" office:value="1995.322144">
                <text:p>1995.322144</text:p>
              </table:table-cell>
              <table:table-cell office:value-type="float" office:value="1856.166016">
                <text:p>1856.1660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6">
                <text:p>245.6</text:p>
              </table:table-cell>
              <table:table-cell office:value-type="float" office:value="1852.749268">
                <text:p>1852.749268</text:p>
              </table:table-cell>
              <table:table-cell office:value-type="float" office:value="1993.970459">
                <text:p>1993.970459</text:p>
              </table:table-cell>
              <table:table-cell office:value-type="float" office:value="1853.751953">
                <text:p>1853.7519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8">
                <text:p>245.8</text:p>
              </table:table-cell>
              <table:table-cell office:value-type="float" office:value="1878.853638">
                <text:p>1878.853638</text:p>
              </table:table-cell>
              <table:table-cell office:value-type="float" office:value="1979.869263">
                <text:p>1979.869263</text:p>
              </table:table-cell>
              <table:table-cell office:value-type="float" office:value="1877.464111">
                <text:p>1877.464111</text:p>
              </table:table-cell>
              <table:table-cell office:value-type="float" office:value="1993.684692">
                <text:p>1993.68469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876.476562">
                <text:p>1876.476562</text:p>
              </table:table-cell>
              <table:table-cell office:value-type="float" office:value="1971.031982">
                <text:p>1971.031982</text:p>
              </table:table-cell>
              <table:table-cell office:value-type="float" office:value="1874.535278">
                <text:p>1874.535278</text:p>
              </table:table-cell>
              <table:table-cell office:value-type="float" office:value="1978.5354">
                <text:p>1978.5354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1844.239868">
                <text:p>1844.239868</text:p>
              </table:table-cell>
              <table:table-cell office:value-type="float" office:value="1991.380615">
                <text:p>1991.380615</text:p>
              </table:table-cell>
              <table:table-cell office:value-type="float" office:value="1847.286865">
                <text:p>1847.2868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4">
                <text:p>246.4</text:p>
              </table:table-cell>
              <table:table-cell office:value-type="float" office:value="1871.247437">
                <text:p>1871.247437</text:p>
              </table:table-cell>
              <table:table-cell office:value-type="float" office:value="1990.212036">
                <text:p>1990.212036</text:p>
              </table:table-cell>
              <table:table-cell office:value-type="float" office:value="1871.044312">
                <text:p>1871.0443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6">
                <text:p>246.6</text:p>
              </table:table-cell>
              <table:table-cell office:value-type="float" office:value="1877.455322">
                <text:p>1877.455322</text:p>
              </table:table-cell>
              <table:table-cell office:value-type="float" office:value="1983.926025">
                <text:p>1983.926025</text:p>
              </table:table-cell>
              <table:table-cell office:value-type="float" office:value="1877.110229">
                <text:p>1877.110229</text:p>
              </table:table-cell>
              <table:table-cell office:value-type="float" office:value="1996.361938">
                <text:p>1996.361938</text:p>
              </table:table-cell>
            </table:table-row>
            <table:table-row>
              <table:table-cell office:value-type="float" office:value="246.8">
                <text:p>246.8</text:p>
              </table:table-cell>
              <table:table-cell office:value-type="float" office:value="1865.544434">
                <text:p>1865.544434</text:p>
              </table:table-cell>
              <table:table-cell office:value-type="float" office:value="1992.156982">
                <text:p>1992.156982</text:p>
              </table:table-cell>
              <table:table-cell office:value-type="float" office:value="1869.436401">
                <text:p>1869.4364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851.25293">
                <text:p>1851.25293</text:p>
              </table:table-cell>
              <table:table-cell office:value-type="float" office:value="1992.290283">
                <text:p>1992.290283</text:p>
              </table:table-cell>
              <table:table-cell office:value-type="float" office:value="1853.124878">
                <text:p>1853.1248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2">
                <text:p>247.2</text:p>
              </table:table-cell>
              <table:table-cell office:value-type="float" office:value="1871.567627">
                <text:p>1871.567627</text:p>
              </table:table-cell>
              <table:table-cell office:value-type="float" office:value="1991.082275">
                <text:p>1991.082275</text:p>
              </table:table-cell>
              <table:table-cell office:value-type="float" office:value="1874.26123">
                <text:p>1874.261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4">
                <text:p>247.4</text:p>
              </table:table-cell>
              <table:table-cell office:value-type="float" office:value="1876.836914">
                <text:p>1876.836914</text:p>
              </table:table-cell>
              <table:table-cell office:value-type="float" office:value="1992.279053">
                <text:p>1992.279053</text:p>
              </table:table-cell>
              <table:table-cell office:value-type="float" office:value="1880.380615">
                <text:p>1880.380615</text:p>
              </table:table-cell>
              <table:table-cell office:value-type="float" office:value="1998.959473">
                <text:p>1998.959473</text:p>
              </table:table-cell>
            </table:table-row>
            <table:table-row>
              <table:table-cell office:value-type="float" office:value="247.6">
                <text:p>247.6</text:p>
              </table:table-cell>
              <table:table-cell office:value-type="float" office:value="1849.371582">
                <text:p>1849.371582</text:p>
              </table:table-cell>
              <table:table-cell office:value-type="float" office:value="1988.138062">
                <text:p>1988.138062</text:p>
              </table:table-cell>
              <table:table-cell office:value-type="float" office:value="1852.561279">
                <text:p>1852.5612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8">
                <text:p>247.8</text:p>
              </table:table-cell>
              <table:table-cell office:value-type="float" office:value="1867.281982">
                <text:p>1867.281982</text:p>
              </table:table-cell>
              <table:table-cell office:value-type="float" office:value="1990.345581">
                <text:p>1990.345581</text:p>
              </table:table-cell>
              <table:table-cell office:value-type="float" office:value="1867.203979">
                <text:p>1867.2039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867.469727">
                <text:p>1867.469727</text:p>
              </table:table-cell>
              <table:table-cell office:value-type="float" office:value="1982.59668">
                <text:p>1982.59668</text:p>
              </table:table-cell>
              <table:table-cell office:value-type="float" office:value="1870.348389">
                <text:p>1870.348389</text:p>
              </table:table-cell>
              <table:table-cell office:value-type="float" office:value="1997.10083">
                <text:p>1997.10083</text:p>
              </table:table-cell>
            </table:table-row>
            <table:table-row>
              <table:table-cell office:value-type="float" office:value="248.2">
                <text:p>248.2</text:p>
              </table:table-cell>
              <table:table-cell office:value-type="float" office:value="1862.178101">
                <text:p>1862.178101</text:p>
              </table:table-cell>
              <table:table-cell office:value-type="float" office:value="1993.959106">
                <text:p>1993.959106</text:p>
              </table:table-cell>
              <table:table-cell office:value-type="float" office:value="1864.404053">
                <text:p>1864.4040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4">
                <text:p>248.4</text:p>
              </table:table-cell>
              <table:table-cell office:value-type="float" office:value="1858.968872">
                <text:p>1858.968872</text:p>
              </table:table-cell>
              <table:table-cell office:value-type="float" office:value="1988.864746">
                <text:p>1988.864746</text:p>
              </table:table-cell>
              <table:table-cell office:value-type="float" office:value="1858.026367">
                <text:p>1858.0263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1871.516357">
                <text:p>1871.516357</text:p>
              </table:table-cell>
              <table:table-cell office:value-type="float" office:value="1988.706543">
                <text:p>1988.706543</text:p>
              </table:table-cell>
              <table:table-cell office:value-type="float" office:value="1873.949341">
                <text:p>1873.9493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8">
                <text:p>248.8</text:p>
              </table:table-cell>
              <table:table-cell office:value-type="float" office:value="1873.096069">
                <text:p>1873.096069</text:p>
              </table:table-cell>
              <table:table-cell office:value-type="float" office:value="1991.784058">
                <text:p>1991.784058</text:p>
              </table:table-cell>
              <table:table-cell office:value-type="float" office:value="1875.794556">
                <text:p>1875.79455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872.717896">
                <text:p>1872.717896</text:p>
              </table:table-cell>
              <table:table-cell office:value-type="float" office:value="1991.248413">
                <text:p>1991.248413</text:p>
              </table:table-cell>
              <table:table-cell office:value-type="float" office:value="1873.385498">
                <text:p>1873.3854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2">
                <text:p>249.2</text:p>
              </table:table-cell>
              <table:table-cell office:value-type="float" office:value="1856.200684">
                <text:p>1856.200684</text:p>
              </table:table-cell>
              <table:table-cell office:value-type="float" office:value="1990.160645">
                <text:p>1990.160645</text:p>
              </table:table-cell>
              <table:table-cell office:value-type="float" office:value="1857.53186">
                <text:p>1857.531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4">
                <text:p>249.4</text:p>
              </table:table-cell>
              <table:table-cell office:value-type="float" office:value="1876.079468">
                <text:p>1876.079468</text:p>
              </table:table-cell>
              <table:table-cell office:value-type="float" office:value="1986.841187">
                <text:p>1986.841187</text:p>
              </table:table-cell>
              <table:table-cell office:value-type="float" office:value="1874.770508">
                <text:p>1874.7705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6">
                <text:p>249.6</text:p>
              </table:table-cell>
              <table:table-cell office:value-type="float" office:value="1868.047974">
                <text:p>1868.047974</text:p>
              </table:table-cell>
              <table:table-cell office:value-type="float" office:value="1993.146851">
                <text:p>1993.146851</text:p>
              </table:table-cell>
              <table:table-cell office:value-type="float" office:value="1872.412842">
                <text:p>1872.4128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8">
                <text:p>249.8</text:p>
              </table:table-cell>
              <table:table-cell office:value-type="float" office:value="1869.990967">
                <text:p>1869.990967</text:p>
              </table:table-cell>
              <table:table-cell office:value-type="float" office:value="1991.708374">
                <text:p>1991.708374</text:p>
              </table:table-cell>
              <table:table-cell office:value-type="float" office:value="1870.898438">
                <text:p>1870.8984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76.976074">
                <text:p>1876.976074</text:p>
              </table:table-cell>
              <table:table-cell office:value-type="float" office:value="1994.080078">
                <text:p>1994.080078</text:p>
              </table:table-cell>
              <table:table-cell office:value-type="float" office:value="1876.717529">
                <text:p>1876.7175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2">
                <text:p>250.2</text:p>
              </table:table-cell>
              <table:table-cell office:value-type="float" office:value="1859.643311">
                <text:p>1859.643311</text:p>
              </table:table-cell>
              <table:table-cell office:value-type="float" office:value="1993.035156">
                <text:p>1993.035156</text:p>
              </table:table-cell>
              <table:table-cell office:value-type="float" office:value="1860.511719">
                <text:p>1860.5117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4">
                <text:p>250.4</text:p>
              </table:table-cell>
              <table:table-cell office:value-type="float" office:value="1868.734863">
                <text:p>1868.734863</text:p>
              </table:table-cell>
              <table:table-cell office:value-type="float" office:value="1991.031616">
                <text:p>1991.031616</text:p>
              </table:table-cell>
              <table:table-cell office:value-type="float" office:value="1868.032349">
                <text:p>1868.0323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6">
                <text:p>250.6</text:p>
              </table:table-cell>
              <table:table-cell office:value-type="float" office:value="1869.293823">
                <text:p>1869.293823</text:p>
              </table:table-cell>
              <table:table-cell office:value-type="float" office:value="1990.10791">
                <text:p>1990.10791</text:p>
              </table:table-cell>
              <table:table-cell office:value-type="float" office:value="1870.515747">
                <text:p>1870.5157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8">
                <text:p>250.8</text:p>
              </table:table-cell>
              <table:table-cell office:value-type="float" office:value="1872.511475">
                <text:p>1872.511475</text:p>
              </table:table-cell>
              <table:table-cell office:value-type="float" office:value="1990.02832">
                <text:p>1990.02832</text:p>
              </table:table-cell>
              <table:table-cell office:value-type="float" office:value="1872.786621">
                <text:p>1872.7866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861.145996">
                <text:p>1861.145996</text:p>
              </table:table-cell>
              <table:table-cell office:value-type="float" office:value="1985.878906">
                <text:p>1985.878906</text:p>
              </table:table-cell>
              <table:table-cell office:value-type="float" office:value="1858.500366">
                <text:p>1858.5003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2">
                <text:p>251.2</text:p>
              </table:table-cell>
              <table:table-cell office:value-type="float" office:value="1868.111572">
                <text:p>1868.111572</text:p>
              </table:table-cell>
              <table:table-cell office:value-type="float" office:value="1990.449585">
                <text:p>1990.449585</text:p>
              </table:table-cell>
              <table:table-cell office:value-type="float" office:value="1870.12854">
                <text:p>1870.1285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4">
                <text:p>251.4</text:p>
              </table:table-cell>
              <table:table-cell office:value-type="float" office:value="1873.956665">
                <text:p>1873.956665</text:p>
              </table:table-cell>
              <table:table-cell office:value-type="float" office:value="1990.939453">
                <text:p>1990.939453</text:p>
              </table:table-cell>
              <table:table-cell office:value-type="float" office:value="1872.38623">
                <text:p>1872.386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6">
                <text:p>251.6</text:p>
              </table:table-cell>
              <table:table-cell office:value-type="float" office:value="1878.775635">
                <text:p>1878.775635</text:p>
              </table:table-cell>
              <table:table-cell office:value-type="float" office:value="1990.904419">
                <text:p>1990.904419</text:p>
              </table:table-cell>
              <table:table-cell office:value-type="float" office:value="1878.1604">
                <text:p>1878.16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8">
                <text:p>251.8</text:p>
              </table:table-cell>
              <table:table-cell office:value-type="float" office:value="1869.687256">
                <text:p>1869.687256</text:p>
              </table:table-cell>
              <table:table-cell office:value-type="float" office:value="1992.47998">
                <text:p>1992.47998</text:p>
              </table:table-cell>
              <table:table-cell office:value-type="float" office:value="1872.002197">
                <text:p>1872.0021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868.879395">
                <text:p>1868.879395</text:p>
              </table:table-cell>
              <table:table-cell office:value-type="float" office:value="1992.12439">
                <text:p>1992.12439</text:p>
              </table:table-cell>
              <table:table-cell office:value-type="float" office:value="1869.456299">
                <text:p>1869.4562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2">
                <text:p>252.2</text:p>
              </table:table-cell>
              <table:table-cell office:value-type="float" office:value="1864.774414">
                <text:p>1864.774414</text:p>
              </table:table-cell>
              <table:table-cell office:value-type="float" office:value="1986.938721">
                <text:p>1986.938721</text:p>
              </table:table-cell>
              <table:table-cell office:value-type="float" office:value="1861.303223">
                <text:p>1861.3032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4">
                <text:p>252.4</text:p>
              </table:table-cell>
              <table:table-cell office:value-type="float" office:value="1867.789551">
                <text:p>1867.789551</text:p>
              </table:table-cell>
              <table:table-cell office:value-type="float" office:value="1987.446777">
                <text:p>1987.446777</text:p>
              </table:table-cell>
              <table:table-cell office:value-type="float" office:value="1866.297852">
                <text:p>1866.2978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6">
                <text:p>252.6</text:p>
              </table:table-cell>
              <table:table-cell office:value-type="float" office:value="1874.719849">
                <text:p>1874.719849</text:p>
              </table:table-cell>
              <table:table-cell office:value-type="float" office:value="1986.365723">
                <text:p>1986.365723</text:p>
              </table:table-cell>
              <table:table-cell office:value-type="float" office:value="1871.354614">
                <text:p>1871.3546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8">
                <text:p>252.8</text:p>
              </table:table-cell>
              <table:table-cell office:value-type="float" office:value="1876.831543">
                <text:p>1876.831543</text:p>
              </table:table-cell>
              <table:table-cell office:value-type="float" office:value="1990.034546">
                <text:p>1990.034546</text:p>
              </table:table-cell>
              <table:table-cell office:value-type="float" office:value="1875.196411">
                <text:p>1875.1964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868.678833">
                <text:p>1868.678833</text:p>
              </table:table-cell>
              <table:table-cell office:value-type="float" office:value="1991.124512">
                <text:p>1991.124512</text:p>
              </table:table-cell>
              <table:table-cell office:value-type="float" office:value="1869.252197">
                <text:p>1869.2521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2">
                <text:p>253.2</text:p>
              </table:table-cell>
              <table:table-cell office:value-type="float" office:value="1866.287109">
                <text:p>1866.287109</text:p>
              </table:table-cell>
              <table:table-cell office:value-type="float" office:value="1991.606689">
                <text:p>1991.606689</text:p>
              </table:table-cell>
              <table:table-cell office:value-type="float" office:value="1865.039307">
                <text:p>1865.0393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1870.166504">
                <text:p>1870.166504</text:p>
              </table:table-cell>
              <table:table-cell office:value-type="float" office:value="1990.237305">
                <text:p>1990.237305</text:p>
              </table:table-cell>
              <table:table-cell office:value-type="float" office:value="1872.123535">
                <text:p>1872.1235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6">
                <text:p>253.6</text:p>
              </table:table-cell>
              <table:table-cell office:value-type="float" office:value="1873.401855">
                <text:p>1873.401855</text:p>
              </table:table-cell>
              <table:table-cell office:value-type="float" office:value="1990.420654">
                <text:p>1990.420654</text:p>
              </table:table-cell>
              <table:table-cell office:value-type="float" office:value="1875.431519">
                <text:p>1875.4315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8">
                <text:p>253.8</text:p>
              </table:table-cell>
              <table:table-cell office:value-type="float" office:value="1871.553711">
                <text:p>1871.553711</text:p>
              </table:table-cell>
              <table:table-cell office:value-type="float" office:value="1988.877197">
                <text:p>1988.877197</text:p>
              </table:table-cell>
              <table:table-cell office:value-type="float" office:value="1870.339111">
                <text:p>1870.3391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862.380127">
                <text:p>1862.380127</text:p>
              </table:table-cell>
              <table:table-cell office:value-type="float" office:value="1994.998901">
                <text:p>1994.998901</text:p>
              </table:table-cell>
              <table:table-cell office:value-type="float" office:value="1868.993652">
                <text:p>1868.9936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2">
                <text:p>254.2</text:p>
              </table:table-cell>
              <table:table-cell office:value-type="float" office:value="1868.205688">
                <text:p>1868.205688</text:p>
              </table:table-cell>
              <table:table-cell office:value-type="float" office:value="1987.928589">
                <text:p>1987.928589</text:p>
              </table:table-cell>
              <table:table-cell office:value-type="float" office:value="1867.981445">
                <text:p>1867.9814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4">
                <text:p>254.4</text:p>
              </table:table-cell>
              <table:table-cell office:value-type="float" office:value="1873.689575">
                <text:p>1873.689575</text:p>
              </table:table-cell>
              <table:table-cell office:value-type="float" office:value="1986.945435">
                <text:p>1986.945435</text:p>
              </table:table-cell>
              <table:table-cell office:value-type="float" office:value="1872.110229">
                <text:p>1872.1102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6">
                <text:p>254.6</text:p>
              </table:table-cell>
              <table:table-cell office:value-type="float" office:value="1870.525269">
                <text:p>1870.525269</text:p>
              </table:table-cell>
              <table:table-cell office:value-type="float" office:value="1989.400269">
                <text:p>1989.400269</text:p>
              </table:table-cell>
              <table:table-cell office:value-type="float" office:value="1869.205566">
                <text:p>1869.2055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1869.928223">
                <text:p>1869.928223</text:p>
              </table:table-cell>
              <table:table-cell office:value-type="float" office:value="1988.606201">
                <text:p>1988.606201</text:p>
              </table:table-cell>
              <table:table-cell office:value-type="float" office:value="1871.749268">
                <text:p>1871.7492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869.568726">
                <text:p>1869.568726</text:p>
              </table:table-cell>
              <table:table-cell office:value-type="float" office:value="1991.519409">
                <text:p>1991.519409</text:p>
              </table:table-cell>
              <table:table-cell office:value-type="float" office:value="1873.088135">
                <text:p>1873.0881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2">
                <text:p>255.2</text:p>
              </table:table-cell>
              <table:table-cell office:value-type="float" office:value="1862.24231">
                <text:p>1862.24231</text:p>
              </table:table-cell>
              <table:table-cell office:value-type="float" office:value="1985.9646">
                <text:p>1985.9646</text:p>
              </table:table-cell>
              <table:table-cell office:value-type="float" office:value="1864.234863">
                <text:p>1864.2348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4">
                <text:p>255.4</text:p>
              </table:table-cell>
              <table:table-cell office:value-type="float" office:value="1875.418823">
                <text:p>1875.418823</text:p>
              </table:table-cell>
              <table:table-cell office:value-type="float" office:value="1992.457764">
                <text:p>1992.457764</text:p>
              </table:table-cell>
              <table:table-cell office:value-type="float" office:value="1877.68396">
                <text:p>1877.683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1879.413818">
                <text:p>1879.413818</text:p>
              </table:table-cell>
              <table:table-cell office:value-type="float" office:value="1993.984009">
                <text:p>1993.984009</text:p>
              </table:table-cell>
              <table:table-cell office:value-type="float" office:value="1879.179565">
                <text:p>1879.1795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1867.525879">
                <text:p>1867.525879</text:p>
              </table:table-cell>
              <table:table-cell office:value-type="float" office:value="1992.087646">
                <text:p>1992.087646</text:p>
              </table:table-cell>
              <table:table-cell office:value-type="float" office:value="1871.700928">
                <text:p>1871.7009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65.50061">
                <text:p>1865.50061</text:p>
              </table:table-cell>
              <table:table-cell office:value-type="float" office:value="1993.192749">
                <text:p>1993.192749</text:p>
              </table:table-cell>
              <table:table-cell office:value-type="float" office:value="1868.598877">
                <text:p>1868.5988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2">
                <text:p>256.2</text:p>
              </table:table-cell>
              <table:table-cell office:value-type="float" office:value="1867.137207">
                <text:p>1867.137207</text:p>
              </table:table-cell>
              <table:table-cell office:value-type="float" office:value="1991.305542">
                <text:p>1991.305542</text:p>
              </table:table-cell>
              <table:table-cell office:value-type="float" office:value="1867.954346">
                <text:p>1867.9543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1865.325317">
                <text:p>1865.325317</text:p>
              </table:table-cell>
              <table:table-cell office:value-type="float" office:value="1984.177368">
                <text:p>1984.177368</text:p>
              </table:table-cell>
              <table:table-cell office:value-type="float" office:value="1863.661865">
                <text:p>1863.6618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6">
                <text:p>256.6</text:p>
              </table:table-cell>
              <table:table-cell office:value-type="float" office:value="1873.924316">
                <text:p>1873.924316</text:p>
              </table:table-cell>
              <table:table-cell office:value-type="float" office:value="1989.685425">
                <text:p>1989.685425</text:p>
              </table:table-cell>
              <table:table-cell office:value-type="float" office:value="1875.784546">
                <text:p>1875.7845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1875.208008">
                <text:p>1875.208008</text:p>
              </table:table-cell>
              <table:table-cell office:value-type="float" office:value="1991.167847">
                <text:p>1991.167847</text:p>
              </table:table-cell>
              <table:table-cell office:value-type="float" office:value="1876.887817">
                <text:p>1876.8878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866.930908">
                <text:p>1866.930908</text:p>
              </table:table-cell>
              <table:table-cell office:value-type="float" office:value="1993.306641">
                <text:p>1993.306641</text:p>
              </table:table-cell>
              <table:table-cell office:value-type="float" office:value="1869.027832">
                <text:p>1869.0278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2">
                <text:p>257.2</text:p>
              </table:table-cell>
              <table:table-cell office:value-type="float" office:value="1872.203247">
                <text:p>1872.203247</text:p>
              </table:table-cell>
              <table:table-cell office:value-type="float" office:value="1992.711304">
                <text:p>1992.711304</text:p>
              </table:table-cell>
              <table:table-cell office:value-type="float" office:value="1871.717285">
                <text:p>1871.7172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4">
                <text:p>257.4</text:p>
              </table:table-cell>
              <table:table-cell office:value-type="float" office:value="1873.31543">
                <text:p>1873.31543</text:p>
              </table:table-cell>
              <table:table-cell office:value-type="float" office:value="1992.216064">
                <text:p>1992.216064</text:p>
              </table:table-cell>
              <table:table-cell office:value-type="float" office:value="1873.040894">
                <text:p>1873.04089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6">
                <text:p>257.6</text:p>
              </table:table-cell>
              <table:table-cell office:value-type="float" office:value="1870.466431">
                <text:p>1870.466431</text:p>
              </table:table-cell>
              <table:table-cell office:value-type="float" office:value="1991.217896">
                <text:p>1991.217896</text:p>
              </table:table-cell>
              <table:table-cell office:value-type="float" office:value="1873.034668">
                <text:p>1873.0346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8">
                <text:p>257.8</text:p>
              </table:table-cell>
              <table:table-cell office:value-type="float" office:value="1867.009155">
                <text:p>1867.009155</text:p>
              </table:table-cell>
              <table:table-cell office:value-type="float" office:value="1990.904053">
                <text:p>1990.904053</text:p>
              </table:table-cell>
              <table:table-cell office:value-type="float" office:value="1868.874512">
                <text:p>1868.8745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865.465088">
                <text:p>1865.465088</text:p>
              </table:table-cell>
              <table:table-cell office:value-type="float" office:value="1992.89209">
                <text:p>1992.89209</text:p>
              </table:table-cell>
              <table:table-cell office:value-type="float" office:value="1865.615234">
                <text:p>1865.6152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2">
                <text:p>258.2</text:p>
              </table:table-cell>
              <table:table-cell office:value-type="float" office:value="1862.436768">
                <text:p>1862.436768</text:p>
              </table:table-cell>
              <table:table-cell office:value-type="float" office:value="1986.716187">
                <text:p>1986.716187</text:p>
              </table:table-cell>
              <table:table-cell office:value-type="float" office:value="1865.404053">
                <text:p>1865.4040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4">
                <text:p>258.4</text:p>
              </table:table-cell>
              <table:table-cell office:value-type="float" office:value="1868.388672">
                <text:p>1868.388672</text:p>
              </table:table-cell>
              <table:table-cell office:value-type="float" office:value="1988.486572">
                <text:p>1988.486572</text:p>
              </table:table-cell>
              <table:table-cell office:value-type="float" office:value="1868.515137">
                <text:p>1868.5151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6">
                <text:p>258.6</text:p>
              </table:table-cell>
              <table:table-cell office:value-type="float" office:value="1869.635376">
                <text:p>1869.635376</text:p>
              </table:table-cell>
              <table:table-cell office:value-type="float" office:value="1993.2854">
                <text:p>1993.2854</text:p>
              </table:table-cell>
              <table:table-cell office:value-type="float" office:value="1873.93335">
                <text:p>1873.933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1870.962524">
                <text:p>1870.962524</text:p>
              </table:table-cell>
              <table:table-cell office:value-type="float" office:value="1990.215454">
                <text:p>1990.215454</text:p>
              </table:table-cell>
              <table:table-cell office:value-type="float" office:value="1871.995361">
                <text:p>1871.99536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866.474854">
                <text:p>1866.474854</text:p>
              </table:table-cell>
              <table:table-cell office:value-type="float" office:value="1987.80957">
                <text:p>1987.80957</text:p>
              </table:table-cell>
              <table:table-cell office:value-type="float" office:value="1866.939941">
                <text:p>1866.9399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1867.754395">
                <text:p>1867.754395</text:p>
              </table:table-cell>
              <table:table-cell office:value-type="float" office:value="1988.313599">
                <text:p>1988.313599</text:p>
              </table:table-cell>
              <table:table-cell office:value-type="float" office:value="1868.081665">
                <text:p>1868.0816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1866.526978">
                <text:p>1866.526978</text:p>
              </table:table-cell>
              <table:table-cell office:value-type="float" office:value="1989.002808">
                <text:p>1989.002808</text:p>
              </table:table-cell>
              <table:table-cell office:value-type="float" office:value="1864.934082">
                <text:p>1864.9340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6">
                <text:p>259.6</text:p>
              </table:table-cell>
              <table:table-cell office:value-type="float" office:value="1871.846191">
                <text:p>1871.846191</text:p>
              </table:table-cell>
              <table:table-cell office:value-type="float" office:value="1987.051636">
                <text:p>1987.051636</text:p>
              </table:table-cell>
              <table:table-cell office:value-type="float" office:value="1868.766602">
                <text:p>1868.7666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8">
                <text:p>259.8</text:p>
              </table:table-cell>
              <table:table-cell office:value-type="float" office:value="1880.601685">
                <text:p>1880.601685</text:p>
              </table:table-cell>
              <table:table-cell office:value-type="float" office:value="1987.723755">
                <text:p>1987.723755</text:p>
              </table:table-cell>
              <table:table-cell office:value-type="float" office:value="1882.961426">
                <text:p>1882.9614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824.638794">
                <text:p>1824.638794</text:p>
              </table:table-cell>
              <table:table-cell office:value-type="float" office:value="1963.094849">
                <text:p>1963.094849</text:p>
              </table:table-cell>
              <table:table-cell office:value-type="float" office:value="1835.210449">
                <text:p>1835.210449</text:p>
              </table:table-cell>
              <table:table-cell office:value-type="float" office:value="1965.740967">
                <text:p>1965.740967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1790.458618">
                <text:p>1790.458618</text:p>
              </table:table-cell>
              <table:table-cell office:value-type="float" office:value="1950.305664">
                <text:p>1950.305664</text:p>
              </table:table-cell>
              <table:table-cell office:value-type="float" office:value="1802.346191">
                <text:p>1802.346191</text:p>
              </table:table-cell>
              <table:table-cell office:value-type="float" office:value="1937.423828">
                <text:p>1937.423828</text:p>
              </table:table-cell>
            </table:table-row>
            <table:table-row>
              <table:table-cell office:value-type="float" office:value="260.4">
                <text:p>260.4</text:p>
              </table:table-cell>
              <table:table-cell office:value-type="float" office:value="1773.834473">
                <text:p>1773.834473</text:p>
              </table:table-cell>
              <table:table-cell office:value-type="float" office:value="1901.791748">
                <text:p>1901.791748</text:p>
              </table:table-cell>
              <table:table-cell office:value-type="float" office:value="1772.49646">
                <text:p>1772.49646</text:p>
              </table:table-cell>
              <table:table-cell office:value-type="float" office:value="1900.805054">
                <text:p>1900.805054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1745.07373">
                <text:p>1745.07373</text:p>
              </table:table-cell>
              <table:table-cell office:value-type="float" office:value="1880.423828">
                <text:p>1880.423828</text:p>
              </table:table-cell>
              <table:table-cell office:value-type="float" office:value="1752.489136">
                <text:p>1752.489136</text:p>
              </table:table-cell>
              <table:table-cell office:value-type="float" office:value="1880.283569">
                <text:p>1880.283569</text:p>
              </table:table-cell>
            </table:table-row>
            <table:table-row>
              <table:table-cell office:value-type="float" office:value="260.8">
                <text:p>260.8</text:p>
              </table:table-cell>
              <table:table-cell office:value-type="float" office:value="1715.79248">
                <text:p>1715.79248</text:p>
              </table:table-cell>
              <table:table-cell office:value-type="float" office:value="1855.799561">
                <text:p>1855.799561</text:p>
              </table:table-cell>
              <table:table-cell office:value-type="float" office:value="1716.437866">
                <text:p>1716.437866</text:p>
              </table:table-cell>
              <table:table-cell office:value-type="float" office:value="1854.299072">
                <text:p>1854.29907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709.829956">
                <text:p>1709.829956</text:p>
              </table:table-cell>
              <table:table-cell office:value-type="float" office:value="1816.04126">
                <text:p>1816.04126</text:p>
              </table:table-cell>
              <table:table-cell office:value-type="float" office:value="1707.046143">
                <text:p>1707.046143</text:p>
              </table:table-cell>
              <table:table-cell office:value-type="float" office:value="1812.780884">
                <text:p>1812.780884</text:p>
              </table:table-cell>
            </table:table-row>
            <table:table-row>
              <table:table-cell office:value-type="float" office:value="261.2">
                <text:p>261.2</text:p>
              </table:table-cell>
              <table:table-cell office:value-type="float" office:value="1691.721436">
                <text:p>1691.721436</text:p>
              </table:table-cell>
              <table:table-cell office:value-type="float" office:value="1800.535278">
                <text:p>1800.535278</text:p>
              </table:table-cell>
              <table:table-cell office:value-type="float" office:value="1687.317139">
                <text:p>1687.317139</text:p>
              </table:table-cell>
              <table:table-cell office:value-type="float" office:value="1805.536377">
                <text:p>1805.536377</text:p>
              </table:table-cell>
            </table:table-row>
            <table:table-row>
              <table:table-cell office:value-type="float" office:value="261.4">
                <text:p>261.4</text:p>
              </table:table-cell>
              <table:table-cell office:value-type="float" office:value="1661.391846">
                <text:p>1661.391846</text:p>
              </table:table-cell>
              <table:table-cell office:value-type="float" office:value="1780.655029">
                <text:p>1780.655029</text:p>
              </table:table-cell>
              <table:table-cell office:value-type="float" office:value="1670.744507">
                <text:p>1670.744507</text:p>
              </table:table-cell>
              <table:table-cell office:value-type="float" office:value="1791.97168">
                <text:p>1791.97168</text:p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1663.78894">
                <text:p>1663.78894</text:p>
              </table:table-cell>
              <table:table-cell office:value-type="float" office:value="1755.924438">
                <text:p>1755.924438</text:p>
              </table:table-cell>
              <table:table-cell office:value-type="float" office:value="1665.458496">
                <text:p>1665.458496</text:p>
              </table:table-cell>
              <table:table-cell office:value-type="float" office:value="1750.450439">
                <text:p>1750.450439</text:p>
              </table:table-cell>
            </table:table-row>
            <table:table-row>
              <table:table-cell office:value-type="float" office:value="261.8">
                <text:p>261.8</text:p>
              </table:table-cell>
              <table:table-cell office:value-type="float" office:value="1655.290283">
                <text:p>1655.290283</text:p>
              </table:table-cell>
              <table:table-cell office:value-type="float" office:value="1742.838623">
                <text:p>1742.838623</text:p>
              </table:table-cell>
              <table:table-cell office:value-type="float" office:value="1652.908691">
                <text:p>1652.908691</text:p>
              </table:table-cell>
              <table:table-cell office:value-type="float" office:value="1741.042969">
                <text:p>1741.04296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636.894775">
                <text:p>1636.894775</text:p>
              </table:table-cell>
              <table:table-cell office:value-type="float" office:value="1732.779907">
                <text:p>1732.779907</text:p>
              </table:table-cell>
              <table:table-cell office:value-type="float" office:value="1633.899292">
                <text:p>1633.899292</text:p>
              </table:table-cell>
              <table:table-cell office:value-type="float" office:value="1731.431885">
                <text:p>1731.431885</text:p>
              </table:table-cell>
            </table:table-row>
            <table:table-row>
              <table:table-cell office:value-type="float" office:value="262.2">
                <text:p>262.2</text:p>
              </table:table-cell>
              <table:table-cell office:value-type="float" office:value="1633.974243">
                <text:p>1633.974243</text:p>
              </table:table-cell>
              <table:table-cell office:value-type="float" office:value="1709.186157">
                <text:p>1709.186157</text:p>
              </table:table-cell>
              <table:table-cell office:value-type="float" office:value="1631.919189">
                <text:p>1631.919189</text:p>
              </table:table-cell>
              <table:table-cell office:value-type="float" office:value="1709.165405">
                <text:p>1709.165405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623.675659">
                <text:p>1623.675659</text:p>
              </table:table-cell>
              <table:table-cell office:value-type="float" office:value="1698.961182">
                <text:p>1698.961182</text:p>
              </table:table-cell>
              <table:table-cell office:value-type="float" office:value="1623.40271">
                <text:p>1623.40271</text:p>
              </table:table-cell>
              <table:table-cell office:value-type="float" office:value="1699.982666">
                <text:p>1699.982666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1619.466797">
                <text:p>1619.466797</text:p>
              </table:table-cell>
              <table:table-cell office:value-type="float" office:value="1690.339111">
                <text:p>1690.339111</text:p>
              </table:table-cell>
              <table:table-cell office:value-type="float" office:value="1611.755371">
                <text:p>1611.755371</text:p>
              </table:table-cell>
              <table:table-cell office:value-type="float" office:value="1689.939697">
                <text:p>1689.939697</text:p>
              </table:table-cell>
            </table:table-row>
            <table:table-row>
              <table:table-cell office:value-type="float" office:value="262.8">
                <text:p>262.8</text:p>
              </table:table-cell>
              <table:table-cell office:value-type="float" office:value="1609.584595">
                <text:p>1609.584595</text:p>
              </table:table-cell>
              <table:table-cell office:value-type="float" office:value="1676.557373">
                <text:p>1676.557373</text:p>
              </table:table-cell>
              <table:table-cell office:value-type="float" office:value="1611.054443">
                <text:p>1611.054443</text:p>
              </table:table-cell>
              <table:table-cell office:value-type="float" office:value="1673.559448">
                <text:p>1673.55944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607.640625">
                <text:p>1607.640625</text:p>
              </table:table-cell>
              <table:table-cell office:value-type="float" office:value="1665.560059">
                <text:p>1665.560059</text:p>
              </table:table-cell>
              <table:table-cell office:value-type="float" office:value="1609.159058">
                <text:p>1609.159058</text:p>
              </table:table-cell>
              <table:table-cell office:value-type="float" office:value="1658.176636">
                <text:p>1658.176636</text:p>
              </table:table-cell>
            </table:table-row>
            <table:table-row>
              <table:table-cell office:value-type="float" office:value="263.2">
                <text:p>263.2</text:p>
              </table:table-cell>
              <table:table-cell office:value-type="float" office:value="1602.111084">
                <text:p>1602.111084</text:p>
              </table:table-cell>
              <table:table-cell office:value-type="float" office:value="1664.322388">
                <text:p>1664.322388</text:p>
              </table:table-cell>
              <table:table-cell office:value-type="float" office:value="1600.924194">
                <text:p>1600.924194</text:p>
              </table:table-cell>
              <table:table-cell office:value-type="float" office:value="1657.138428">
                <text:p>1657.138428</text:p>
              </table:table-cell>
            </table:table-row>
            <table:table-row>
              <table:table-cell office:value-type="float" office:value="263.4">
                <text:p>263.4</text:p>
              </table:table-cell>
              <table:table-cell office:value-type="float" office:value="1599.033081">
                <text:p>1599.033081</text:p>
              </table:table-cell>
              <table:table-cell office:value-type="float" office:value="1649.926636">
                <text:p>1649.926636</text:p>
              </table:table-cell>
              <table:table-cell office:value-type="float" office:value="1590.703491">
                <text:p>1590.703491</text:p>
              </table:table-cell>
              <table:table-cell office:value-type="float" office:value="1651.128784">
                <text:p>1651.128784</text:p>
              </table:table-cell>
            </table:table-row>
            <table:table-row>
              <table:table-cell office:value-type="float" office:value="263.6">
                <text:p>263.6</text:p>
              </table:table-cell>
              <table:table-cell office:value-type="float" office:value="1594.992554">
                <text:p>1594.992554</text:p>
              </table:table-cell>
              <table:table-cell office:value-type="float" office:value="1642.540771">
                <text:p>1642.540771</text:p>
              </table:table-cell>
              <table:table-cell office:value-type="float" office:value="1593.024536">
                <text:p>1593.024536</text:p>
              </table:table-cell>
              <table:table-cell office:value-type="float" office:value="1642.703491">
                <text:p>1642.703491</text:p>
              </table:table-cell>
            </table:table-row>
            <table:table-row>
              <table:table-cell office:value-type="float" office:value="263.8">
                <text:p>263.8</text:p>
              </table:table-cell>
              <table:table-cell office:value-type="float" office:value="1592.625732">
                <text:p>1592.625732</text:p>
              </table:table-cell>
              <table:table-cell office:value-type="float" office:value="1638.952393">
                <text:p>1638.952393</text:p>
              </table:table-cell>
              <table:table-cell office:value-type="float" office:value="1590.410645">
                <text:p>1590.410645</text:p>
              </table:table-cell>
              <table:table-cell office:value-type="float" office:value="1633.970825">
                <text:p>1633.97082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594.437378">
                <text:p>1594.437378</text:p>
              </table:table-cell>
              <table:table-cell office:value-type="float" office:value="1631.86499">
                <text:p>1631.86499</text:p>
              </table:table-cell>
              <table:table-cell office:value-type="float" office:value="1584.529175">
                <text:p>1584.529175</text:p>
              </table:table-cell>
              <table:table-cell office:value-type="float" office:value="1629.528809">
                <text:p>1629.528809</text:p>
              </table:table-cell>
            </table:table-row>
            <table:table-row>
              <table:table-cell office:value-type="float" office:value="264.2">
                <text:p>264.2</text:p>
              </table:table-cell>
              <table:table-cell office:value-type="float" office:value="1586.630981">
                <text:p>1586.630981</text:p>
              </table:table-cell>
              <table:table-cell office:value-type="float" office:value="1626.88916">
                <text:p>1626.88916</text:p>
              </table:table-cell>
              <table:table-cell office:value-type="float" office:value="1582.511841">
                <text:p>1582.511841</text:p>
              </table:table-cell>
              <table:table-cell office:value-type="float" office:value="1622.428467">
                <text:p>1622.428467</text:p>
              </table:table-cell>
            </table:table-row>
            <table:table-row>
              <table:table-cell office:value-type="float" office:value="264.4">
                <text:p>264.4</text:p>
              </table:table-cell>
              <table:table-cell office:value-type="float" office:value="1583.861938">
                <text:p>1583.861938</text:p>
              </table:table-cell>
              <table:table-cell office:value-type="float" office:value="1625.354126">
                <text:p>1625.354126</text:p>
              </table:table-cell>
              <table:table-cell office:value-type="float" office:value="1575.580078">
                <text:p>1575.580078</text:p>
              </table:table-cell>
              <table:table-cell office:value-type="float" office:value="1625.108154">
                <text:p>1625.108154</text:p>
              </table:table-cell>
            </table:table-row>
            <table:table-row>
              <table:table-cell office:value-type="float" office:value="264.6">
                <text:p>264.6</text:p>
              </table:table-cell>
              <table:table-cell office:value-type="float" office:value="1580.598877">
                <text:p>1580.598877</text:p>
              </table:table-cell>
              <table:table-cell office:value-type="float" office:value="1616.184082">
                <text:p>1616.184082</text:p>
              </table:table-cell>
              <table:table-cell office:value-type="float" office:value="1578.78064">
                <text:p>1578.78064</text:p>
              </table:table-cell>
              <table:table-cell office:value-type="float" office:value="1613.052856">
                <text:p>1613.052856</text:p>
              </table:table-cell>
            </table:table-row>
            <table:table-row>
              <table:table-cell office:value-type="float" office:value="264.8">
                <text:p>264.8</text:p>
              </table:table-cell>
              <table:table-cell office:value-type="float" office:value="1582.45752">
                <text:p>1582.45752</text:p>
              </table:table-cell>
              <table:table-cell office:value-type="float" office:value="1614.675537">
                <text:p>1614.675537</text:p>
              </table:table-cell>
              <table:table-cell office:value-type="float" office:value="1575.144409">
                <text:p>1575.144409</text:p>
              </table:table-cell>
              <table:table-cell office:value-type="float" office:value="1611.104614">
                <text:p>1611.10461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582.209961">
                <text:p>1582.209961</text:p>
              </table:table-cell>
              <table:table-cell office:value-type="float" office:value="1610.608765">
                <text:p>1610.608765</text:p>
              </table:table-cell>
              <table:table-cell office:value-type="float" office:value="1573.961426">
                <text:p>1573.961426</text:p>
              </table:table-cell>
              <table:table-cell office:value-type="float" office:value="1605.648926">
                <text:p>1605.648926</text:p>
              </table:table-cell>
            </table:table-row>
            <table:table-row>
              <table:table-cell office:value-type="float" office:value="265.2">
                <text:p>265.2</text:p>
              </table:table-cell>
              <table:table-cell office:value-type="float" office:value="1581.225342">
                <text:p>1581.225342</text:p>
              </table:table-cell>
              <table:table-cell office:value-type="float" office:value="1611.036499">
                <text:p>1611.036499</text:p>
              </table:table-cell>
              <table:table-cell office:value-type="float" office:value="1577.426147">
                <text:p>1577.426147</text:p>
              </table:table-cell>
              <table:table-cell office:value-type="float" office:value="1597.662109">
                <text:p>1597.662109</text:p>
              </table:table-cell>
            </table:table-row>
            <table:table-row>
              <table:table-cell office:value-type="float" office:value="265.4">
                <text:p>265.4</text:p>
              </table:table-cell>
              <table:table-cell office:value-type="float" office:value="1581.067017">
                <text:p>1581.067017</text:p>
              </table:table-cell>
              <table:table-cell office:value-type="float" office:value="1606.743652">
                <text:p>1606.743652</text:p>
              </table:table-cell>
              <table:table-cell office:value-type="float" office:value="1570.703979">
                <text:p>1570.703979</text:p>
              </table:table-cell>
              <table:table-cell office:value-type="float" office:value="1597.237549">
                <text:p>1597.237549</text:p>
              </table:table-cell>
            </table:table-row>
            <table:table-row>
              <table:table-cell office:value-type="float" office:value="265.6">
                <text:p>265.6</text:p>
              </table:table-cell>
              <table:table-cell office:value-type="float" office:value="1579.091309">
                <text:p>1579.091309</text:p>
              </table:table-cell>
              <table:table-cell office:value-type="float" office:value="1602.839355">
                <text:p>1602.839355</text:p>
              </table:table-cell>
              <table:table-cell office:value-type="float" office:value="1572.204956">
                <text:p>1572.204956</text:p>
              </table:table-cell>
              <table:table-cell office:value-type="float" office:value="1590.353516">
                <text:p>1590.353516</text:p>
              </table:table-cell>
            </table:table-row>
            <table:table-row>
              <table:table-cell office:value-type="float" office:value="265.8">
                <text:p>265.8</text:p>
              </table:table-cell>
              <table:table-cell office:value-type="float" office:value="1577.313721">
                <text:p>1577.313721</text:p>
              </table:table-cell>
              <table:table-cell office:value-type="float" office:value="1606.47168">
                <text:p>1606.47168</text:p>
              </table:table-cell>
              <table:table-cell office:value-type="float" office:value="1561.015625">
                <text:p>1561.015625</text:p>
              </table:table-cell>
              <table:table-cell office:value-type="float" office:value="1592.352417">
                <text:p>1592.35241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68.841919">
                <text:p>1568.841919</text:p>
              </table:table-cell>
              <table:table-cell office:value-type="float" office:value="1587.604126">
                <text:p>1587.604126</text:p>
              </table:table-cell>
              <table:table-cell office:value-type="float" office:value="1578.716064">
                <text:p>1578.716064</text:p>
              </table:table-cell>
              <table:table-cell office:value-type="float" office:value="1591.190308">
                <text:p>1591.190308</text:p>
              </table:table-cell>
            </table:table-row>
            <table:table-row>
              <table:table-cell office:value-type="float" office:value="266.2">
                <text:p>266.2</text:p>
              </table:table-cell>
              <table:table-cell office:value-type="float" office:value="1569.640625">
                <text:p>1569.640625</text:p>
              </table:table-cell>
              <table:table-cell office:value-type="float" office:value="1589.458984">
                <text:p>1589.458984</text:p>
              </table:table-cell>
              <table:table-cell office:value-type="float" office:value="1567.807373">
                <text:p>1567.807373</text:p>
              </table:table-cell>
              <table:table-cell office:value-type="float" office:value="1590.422852">
                <text:p>1590.422852</text:p>
              </table:table-cell>
            </table:table-row>
            <table:table-row>
              <table:table-cell office:value-type="float" office:value="266.4">
                <text:p>266.4</text:p>
              </table:table-cell>
              <table:table-cell office:value-type="float" office:value="1568.457642">
                <text:p>1568.457642</text:p>
              </table:table-cell>
              <table:table-cell office:value-type="float" office:value="1590.056152">
                <text:p>1590.056152</text:p>
              </table:table-cell>
              <table:table-cell office:value-type="float" office:value="1570.236206">
                <text:p>1570.236206</text:p>
              </table:table-cell>
              <table:table-cell office:value-type="float" office:value="1588.029907">
                <text:p>1588.029907</text:p>
              </table:table-cell>
            </table:table-row>
            <table:table-row>
              <table:table-cell office:value-type="float" office:value="266.6">
                <text:p>266.6</text:p>
              </table:table-cell>
              <table:table-cell office:value-type="float" office:value="1567.233398">
                <text:p>1567.233398</text:p>
              </table:table-cell>
              <table:table-cell office:value-type="float" office:value="1584.814453">
                <text:p>1584.814453</text:p>
              </table:table-cell>
              <table:table-cell office:value-type="float" office:value="1570.858154">
                <text:p>1570.858154</text:p>
              </table:table-cell>
              <table:table-cell office:value-type="float" office:value="1585.111328">
                <text:p>1585.111328</text:p>
              </table:table-cell>
            </table:table-row>
            <table:table-row>
              <table:table-cell office:value-type="float" office:value="266.8">
                <text:p>266.8</text:p>
              </table:table-cell>
              <table:table-cell office:value-type="float" office:value="1569.349365">
                <text:p>1569.349365</text:p>
              </table:table-cell>
              <table:table-cell office:value-type="float" office:value="1585.110352">
                <text:p>1585.110352</text:p>
              </table:table-cell>
              <table:table-cell office:value-type="float" office:value="1568.285278">
                <text:p>1568.285278</text:p>
              </table:table-cell>
              <table:table-cell office:value-type="float" office:value="1586.510376">
                <text:p>1586.51037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567.897217">
                <text:p>1567.897217</text:p>
              </table:table-cell>
              <table:table-cell office:value-type="float" office:value="1583.254761">
                <text:p>1583.254761</text:p>
              </table:table-cell>
              <table:table-cell office:value-type="float" office:value="1567.646973">
                <text:p>1567.646973</text:p>
              </table:table-cell>
              <table:table-cell office:value-type="float" office:value="1585.818237">
                <text:p>1585.818237</text:p>
              </table:table-cell>
            </table:table-row>
            <table:table-row>
              <table:table-cell office:value-type="float" office:value="267.2">
                <text:p>267.2</text:p>
              </table:table-cell>
              <table:table-cell office:value-type="float" office:value="1571.623901">
                <text:p>1571.623901</text:p>
              </table:table-cell>
              <table:table-cell office:value-type="float" office:value="1579.048584">
                <text:p>1579.048584</text:p>
              </table:table-cell>
              <table:table-cell office:value-type="float" office:value="1570.462524">
                <text:p>1570.462524</text:p>
              </table:table-cell>
              <table:table-cell office:value-type="float" office:value="1580.103271">
                <text:p>1580.103271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1566.071655">
                <text:p>1566.071655</text:p>
              </table:table-cell>
              <table:table-cell office:value-type="float" office:value="1583.410034">
                <text:p>1583.410034</text:p>
              </table:table-cell>
              <table:table-cell office:value-type="float" office:value="1568.314575">
                <text:p>1568.314575</text:p>
              </table:table-cell>
              <table:table-cell office:value-type="float" office:value="1581.356323">
                <text:p>1581.356323</text:p>
              </table:table-cell>
            </table:table-row>
            <table:table-row>
              <table:table-cell office:value-type="float" office:value="267.6">
                <text:p>267.6</text:p>
              </table:table-cell>
              <table:table-cell office:value-type="float" office:value="1569.354614">
                <text:p>1569.354614</text:p>
              </table:table-cell>
              <table:table-cell office:value-type="float" office:value="1577.982666">
                <text:p>1577.982666</text:p>
              </table:table-cell>
              <table:table-cell office:value-type="float" office:value="1568.620728">
                <text:p>1568.620728</text:p>
              </table:table-cell>
              <table:table-cell office:value-type="float" office:value="1578.822388">
                <text:p>1578.822388</text:p>
              </table:table-cell>
            </table:table-row>
            <table:table-row>
              <table:table-cell office:value-type="float" office:value="267.8">
                <text:p>267.8</text:p>
              </table:table-cell>
              <table:table-cell office:value-type="float" office:value="1568.484131">
                <text:p>1568.484131</text:p>
              </table:table-cell>
              <table:table-cell office:value-type="float" office:value="1578.813232">
                <text:p>1578.813232</text:p>
              </table:table-cell>
              <table:table-cell office:value-type="float" office:value="1565.530151">
                <text:p>1565.530151</text:p>
              </table:table-cell>
              <table:table-cell office:value-type="float" office:value="1582.758545">
                <text:p>1582.75854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569.440796">
                <text:p>1569.440796</text:p>
              </table:table-cell>
              <table:table-cell office:value-type="float" office:value="1574.484863">
                <text:p>1574.484863</text:p>
              </table:table-cell>
              <table:table-cell office:value-type="float" office:value="1569.334351">
                <text:p>1569.334351</text:p>
              </table:table-cell>
              <table:table-cell office:value-type="float" office:value="1576.77356">
                <text:p>1576.77356</text:p>
              </table:table-cell>
            </table:table-row>
            <table:table-row>
              <table:table-cell office:value-type="float" office:value="268.2">
                <text:p>268.2</text:p>
              </table:table-cell>
              <table:table-cell office:value-type="float" office:value="1553.053345">
                <text:p>1553.053345</text:p>
              </table:table-cell>
              <table:table-cell office:value-type="float" office:value="1590.016357">
                <text:p>1590.016357</text:p>
              </table:table-cell>
              <table:table-cell office:value-type="float" office:value="1554.352417">
                <text:p>1554.352417</text:p>
              </table:table-cell>
              <table:table-cell office:value-type="float" office:value="1588.678955">
                <text:p>1588.678955</text:p>
              </table:table-cell>
            </table:table-row>
            <table:table-row>
              <table:table-cell office:value-type="float" office:value="268.4">
                <text:p>268.4</text:p>
              </table:table-cell>
              <table:table-cell office:value-type="float" office:value="1577.905884">
                <text:p>1577.905884</text:p>
              </table:table-cell>
              <table:table-cell office:value-type="float" office:value="1569.957153">
                <text:p>1569.957153</text:p>
              </table:table-cell>
              <table:table-cell office:value-type="float" office:value="1576.480713">
                <text:p>1576.480713</text:p>
              </table:table-cell>
              <table:table-cell office:value-type="float" office:value="1573.148193">
                <text:p>1573.148193</text:p>
              </table:table-cell>
            </table:table-row>
            <table:table-row>
              <table:table-cell office:value-type="float" office:value="268.6">
                <text:p>268.6</text:p>
              </table:table-cell>
              <table:table-cell office:value-type="float" office:value="1582.338013">
                <text:p>1582.338013</text:p>
              </table:table-cell>
              <table:table-cell office:value-type="float" office:value="1568.812866">
                <text:p>1568.812866</text:p>
              </table:table-cell>
              <table:table-cell office:value-type="float" office:value="1585.502075">
                <text:p>1585.502075</text:p>
              </table:table-cell>
              <table:table-cell office:value-type="float" office:value="1566.70874">
                <text:p>1566.70874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1571.868774">
                <text:p>1571.868774</text:p>
              </table:table-cell>
              <table:table-cell office:value-type="float" office:value="1588.992188">
                <text:p>1588.992188</text:p>
              </table:table-cell>
              <table:table-cell office:value-type="float" office:value="1569.587036">
                <text:p>1569.587036</text:p>
              </table:table-cell>
              <table:table-cell office:value-type="float" office:value="1588.874756">
                <text:p>1588.87475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572.557617">
                <text:p>1572.557617</text:p>
              </table:table-cell>
              <table:table-cell office:value-type="float" office:value="1613.119995">
                <text:p>1613.119995</text:p>
              </table:table-cell>
              <table:table-cell office:value-type="float" office:value="1545.359009">
                <text:p>1545.359009</text:p>
              </table:table-cell>
              <table:table-cell office:value-type="float" office:value="1576.363159">
                <text:p>1576.363159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600.222778">
                <text:p>1600.222778</text:p>
              </table:table-cell>
              <table:table-cell office:value-type="float" office:value="1643.209595">
                <text:p>1643.209595</text:p>
              </table:table-cell>
              <table:table-cell office:value-type="float" office:value="1509.672119">
                <text:p>1509.672119</text:p>
              </table:table-cell>
              <table:table-cell office:value-type="float" office:value="1542.348267">
                <text:p>1542.348267</text:p>
              </table:table-cell>
            </table:table-row>
            <table:table-row>
              <table:table-cell office:value-type="float" office:value="269.4">
                <text:p>269.4</text:p>
              </table:table-cell>
              <table:table-cell office:value-type="float" office:value="1607.716675">
                <text:p>1607.716675</text:p>
              </table:table-cell>
              <table:table-cell office:value-type="float" office:value="1641.401978">
                <text:p>1641.401978</text:p>
              </table:table-cell>
              <table:table-cell office:value-type="float" office:value="1527.34436">
                <text:p>1527.34436</text:p>
              </table:table-cell>
              <table:table-cell office:value-type="float" office:value="1553.560669">
                <text:p>1553.560669</text:p>
              </table:table-cell>
            </table:table-row>
            <table:table-row>
              <table:table-cell office:value-type="float" office:value="269.6">
                <text:p>269.6</text:p>
              </table:table-cell>
              <table:table-cell office:value-type="float" office:value="1599.119629">
                <text:p>1599.119629</text:p>
              </table:table-cell>
              <table:table-cell office:value-type="float" office:value="1614.94519">
                <text:p>1614.94519</text:p>
              </table:table-cell>
              <table:table-cell office:value-type="float" office:value="1596.084717">
                <text:p>1596.084717</text:p>
              </table:table-cell>
              <table:table-cell office:value-type="float" office:value="1620.513428">
                <text:p>1620.513428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1634.286011">
                <text:p>1634.286011</text:p>
              </table:table-cell>
              <table:table-cell office:value-type="float" office:value="1629.711304">
                <text:p>1629.711304</text:p>
              </table:table-cell>
              <table:table-cell office:value-type="float" office:value="1654.118652">
                <text:p>1654.118652</text:p>
              </table:table-cell>
              <table:table-cell office:value-type="float" office:value="1644.869629">
                <text:p>1644.8696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678.658936">
                <text:p>1678.658936</text:p>
              </table:table-cell>
              <table:table-cell office:value-type="float" office:value="1715.778809">
                <text:p>1715.778809</text:p>
              </table:table-cell>
              <table:table-cell office:value-type="float" office:value="1693.885376">
                <text:p>1693.885376</text:p>
              </table:table-cell>
              <table:table-cell office:value-type="float" office:value="1722.371582">
                <text:p>1722.371582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1722.748535">
                <text:p>1722.748535</text:p>
              </table:table-cell>
              <table:table-cell office:value-type="float" office:value="1730.410156">
                <text:p>1730.410156</text:p>
              </table:table-cell>
              <table:table-cell office:value-type="float" office:value="1736.297852">
                <text:p>1736.297852</text:p>
              </table:table-cell>
              <table:table-cell office:value-type="float" office:value="1727.558838">
                <text:p>1727.558838</text:p>
              </table:table-cell>
            </table:table-row>
            <table:table-row>
              <table:table-cell office:value-type="float" office:value="270.4">
                <text:p>270.4</text:p>
              </table:table-cell>
              <table:table-cell office:value-type="float" office:value="1754.287354">
                <text:p>1754.287354</text:p>
              </table:table-cell>
              <table:table-cell office:value-type="float" office:value="1798.305664">
                <text:p>1798.305664</text:p>
              </table:table-cell>
              <table:table-cell office:value-type="float" office:value="1766.93811">
                <text:p>1766.93811</text:p>
              </table:table-cell>
              <table:table-cell office:value-type="float" office:value="1794.339478">
                <text:p>1794.339478</text:p>
              </table:table-cell>
            </table:table-row>
            <table:table-row>
              <table:table-cell office:value-type="float" office:value="270.6">
                <text:p>270.6</text:p>
              </table:table-cell>
              <table:table-cell office:value-type="float" office:value="1769.765625">
                <text:p>1769.765625</text:p>
              </table:table-cell>
              <table:table-cell office:value-type="float" office:value="1806.096191">
                <text:p>1806.096191</text:p>
              </table:table-cell>
              <table:table-cell office:value-type="float" office:value="1775.417969">
                <text:p>1775.417969</text:p>
              </table:table-cell>
              <table:table-cell office:value-type="float" office:value="1800.897705">
                <text:p>1800.897705</text:p>
              </table:table-cell>
            </table:table-row>
            <table:table-row>
              <table:table-cell office:value-type="float" office:value="270.8">
                <text:p>270.8</text:p>
              </table:table-cell>
              <table:table-cell office:value-type="float" office:value="1770.803467">
                <text:p>1770.803467</text:p>
              </table:table-cell>
              <table:table-cell office:value-type="float" office:value="1881.836426">
                <text:p>1881.836426</text:p>
              </table:table-cell>
              <table:table-cell office:value-type="float" office:value="1780.875732">
                <text:p>1780.875732</text:p>
              </table:table-cell>
              <table:table-cell office:value-type="float" office:value="1883.80542">
                <text:p>1883.8054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811.522705">
                <text:p>1811.522705</text:p>
              </table:table-cell>
              <table:table-cell office:value-type="float" office:value="1835.088379">
                <text:p>1835.088379</text:p>
              </table:table-cell>
              <table:table-cell office:value-type="float" office:value="1836.336182">
                <text:p>1836.336182</text:p>
              </table:table-cell>
              <table:table-cell office:value-type="float" office:value="1824.236084">
                <text:p>1824.236084</text:p>
              </table:table-cell>
            </table:table-row>
            <table:table-row>
              <table:table-cell office:value-type="float" office:value="271.2">
                <text:p>271.2</text:p>
              </table:table-cell>
              <table:table-cell office:value-type="float" office:value="1832.877319">
                <text:p>1832.877319</text:p>
              </table:table-cell>
              <table:table-cell office:value-type="float" office:value="1933.495239">
                <text:p>1933.495239</text:p>
              </table:table-cell>
              <table:table-cell office:value-type="float" office:value="1847.984741">
                <text:p>1847.984741</text:p>
              </table:table-cell>
              <table:table-cell office:value-type="float" office:value="1920.3927">
                <text:p>1920.3927</text:p>
              </table:table-cell>
            </table:table-row>
            <table:table-row>
              <table:table-cell office:value-type="float" office:value="271.4">
                <text:p>271.4</text:p>
              </table:table-cell>
              <table:table-cell office:value-type="float" office:value="1834.278687">
                <text:p>1834.278687</text:p>
              </table:table-cell>
              <table:table-cell office:value-type="float" office:value="1978.182129">
                <text:p>1978.182129</text:p>
              </table:table-cell>
              <table:table-cell office:value-type="float" office:value="1845.190918">
                <text:p>1845.190918</text:p>
              </table:table-cell>
              <table:table-cell office:value-type="float" office:value="1967.626221">
                <text:p>1967.626221</text:p>
              </table:table-cell>
            </table:table-row>
            <table:table-row>
              <table:table-cell office:value-type="float" office:value="271.6">
                <text:p>271.6</text:p>
              </table:table-cell>
              <table:table-cell office:value-type="float" office:value="1866.981445">
                <text:p>1866.981445</text:p>
              </table:table-cell>
              <table:table-cell office:value-type="float" office:value="1964.796509">
                <text:p>1964.796509</text:p>
              </table:table-cell>
              <table:table-cell office:value-type="float" office:value="1879.167969">
                <text:p>1879.167969</text:p>
              </table:table-cell>
              <table:table-cell office:value-type="float" office:value="1961.558838">
                <text:p>1961.558838</text:p>
              </table:table-cell>
            </table:table-row>
            <table:table-row>
              <table:table-cell office:value-type="float" office:value="271.8">
                <text:p>271.8</text:p>
              </table:table-cell>
              <table:table-cell office:value-type="float" office:value="1872.351074">
                <text:p>1872.351074</text:p>
              </table:table-cell>
              <table:table-cell office:value-type="float" office:value="1952.946289">
                <text:p>1952.946289</text:p>
              </table:table-cell>
              <table:table-cell office:value-type="float" office:value="1881.710205">
                <text:p>1881.710205</text:p>
              </table:table-cell>
              <table:table-cell office:value-type="float" office:value="1960.920166">
                <text:p>1960.92016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837.793701">
                <text:p>1837.793701</text:p>
              </table:table-cell>
              <table:table-cell office:value-type="float" office:value="1984.599609">
                <text:p>1984.599609</text:p>
              </table:table-cell>
              <table:table-cell office:value-type="float" office:value="1841.368042">
                <text:p>1841.3680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72.2">
                <text:p>272.2</text:p>
              </table:table-cell>
              <table:table-cell office:value-type="float" office:value="1818.076782">
                <text:p>1818.076782</text:p>
              </table:table-cell>
              <table:table-cell office:value-type="float" office:value="1966.54895">
                <text:p>1966.54895</text:p>
              </table:table-cell>
              <table:table-cell office:value-type="float" office:value="1841.318604">
                <text:p>1841.318604</text:p>
              </table:table-cell>
              <table:table-cell office:value-type="float" office:value="1954.402466">
                <text:p>1954.402466</text:p>
              </table:table-cell>
            </table:table-row>
            <table:table-row>
              <table:table-cell office:value-type="float" office:value="272.4">
                <text:p>272.4</text:p>
              </table:table-cell>
              <table:table-cell office:value-type="float" office:value="1835.87085">
                <text:p>1835.87085</text:p>
              </table:table-cell>
              <table:table-cell office:value-type="float" office:value="1950.906006">
                <text:p>1950.906006</text:p>
              </table:table-cell>
              <table:table-cell office:value-type="float" office:value="1860.526245">
                <text:p>1860.526245</text:p>
              </table:table-cell>
              <table:table-cell office:value-type="float" office:value="1933.246948">
                <text:p>1933.246948</text:p>
              </table:table-cell>
            </table:table-row>
            <table:table-row>
              <table:table-cell office:value-type="float" office:value="272.6">
                <text:p>272.6</text:p>
              </table:table-cell>
              <table:table-cell office:value-type="float" office:value="1851.828491">
                <text:p>1851.828491</text:p>
              </table:table-cell>
              <table:table-cell office:value-type="float" office:value="1960.209229">
                <text:p>1960.209229</text:p>
              </table:table-cell>
              <table:table-cell office:value-type="float" office:value="1867.095093">
                <text:p>1867.095093</text:p>
              </table:table-cell>
              <table:table-cell office:value-type="float" office:value="1955.222412">
                <text:p>1955.222412</text:p>
              </table:table-cell>
            </table:table-row>
            <table:table-row>
              <table:table-cell office:value-type="float" office:value="272.8">
                <text:p>272.8</text:p>
              </table:table-cell>
              <table:table-cell office:value-type="float" office:value="1818.502197">
                <text:p>1818.502197</text:p>
              </table:table-cell>
              <table:table-cell office:value-type="float" office:value="1997.737915">
                <text:p>1997.737915</text:p>
              </table:table-cell>
              <table:table-cell office:value-type="float" office:value="1828.590332">
                <text:p>1828.590332</text:p>
              </table:table-cell>
              <table:table-cell office:value-type="float" office:value="1995.63623">
                <text:p>1995.6362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42.111328">
                <text:p>1842.111328</text:p>
              </table:table-cell>
              <table:table-cell office:value-type="float" office:value="1947.039795">
                <text:p>1947.039795</text:p>
              </table:table-cell>
              <table:table-cell office:value-type="float" office:value="1863.60376">
                <text:p>1863.60376</text:p>
              </table:table-cell>
              <table:table-cell office:value-type="float" office:value="1935.636719">
                <text:p>1935.636719</text:p>
              </table:table-cell>
            </table:table-row>
            <table:table-row>
              <table:table-cell office:value-type="float" office:value="273.2">
                <text:p>273.2</text:p>
              </table:table-cell>
              <table:table-cell office:value-type="float" office:value="1849.525757">
                <text:p>1849.525757</text:p>
              </table:table-cell>
              <table:table-cell office:value-type="float" office:value="1964.15625">
                <text:p>1964.15625</text:p>
              </table:table-cell>
              <table:table-cell office:value-type="float" office:value="1870.770142">
                <text:p>1870.770142</text:p>
              </table:table-cell>
              <table:table-cell office:value-type="float" office:value="1957.809326">
                <text:p>1957.809326</text:p>
              </table:table-cell>
            </table:table-row>
            <table:table-row>
              <table:table-cell office:value-type="float" office:value="273.4">
                <text:p>273.4</text:p>
              </table:table-cell>
              <table:table-cell office:value-type="float" office:value="1830.969849">
                <text:p>1830.969849</text:p>
              </table:table-cell>
              <table:table-cell office:value-type="float" office:value="1997.486084">
                <text:p>1997.486084</text:p>
              </table:table-cell>
              <table:table-cell office:value-type="float" office:value="1839.974243">
                <text:p>1839.974243</text:p>
              </table:table-cell>
              <table:table-cell office:value-type="float" office:value="1997.357178">
                <text:p>1997.357178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1843.987671">
                <text:p>1843.987671</text:p>
              </table:table-cell>
              <table:table-cell office:value-type="float" office:value="1953.812256">
                <text:p>1953.812256</text:p>
              </table:table-cell>
              <table:table-cell office:value-type="float" office:value="1869.324951">
                <text:p>1869.324951</text:p>
              </table:table-cell>
              <table:table-cell office:value-type="float" office:value="1947.687012">
                <text:p>1947.687012</text:p>
              </table:table-cell>
            </table:table-row>
            <table:table-row>
              <table:table-cell office:value-type="float" office:value="273.8">
                <text:p>273.8</text:p>
              </table:table-cell>
              <table:table-cell office:value-type="float" office:value="1861.749756">
                <text:p>1861.749756</text:p>
              </table:table-cell>
              <table:table-cell office:value-type="float" office:value="1957.263794">
                <text:p>1957.263794</text:p>
              </table:table-cell>
              <table:table-cell office:value-type="float" office:value="1880.4729">
                <text:p>1880.4729</text:p>
              </table:table-cell>
              <table:table-cell office:value-type="float" office:value="1952.28833">
                <text:p>1952.2883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825.540405">
                <text:p>1825.540405</text:p>
              </table:table-cell>
              <table:table-cell office:value-type="float" office:value="1998.285645">
                <text:p>1998.285645</text:p>
              </table:table-cell>
              <table:table-cell office:value-type="float" office:value="1832.749023">
                <text:p>1832.749023</text:p>
              </table:table-cell>
              <table:table-cell office:value-type="float" office:value="1997.129883">
                <text:p>1997.129883</text:p>
              </table:table-cell>
            </table:table-row>
            <table:table-row>
              <table:table-cell office:value-type="float" office:value="274.2">
                <text:p>274.2</text:p>
              </table:table-cell>
              <table:table-cell office:value-type="float" office:value="1851.716064">
                <text:p>1851.716064</text:p>
              </table:table-cell>
              <table:table-cell office:value-type="float" office:value="1993.966553">
                <text:p>1993.966553</text:p>
              </table:table-cell>
              <table:table-cell office:value-type="float" office:value="1873.231934">
                <text:p>1873.231934</text:p>
              </table:table-cell>
              <table:table-cell office:value-type="float" office:value="1986.552368">
                <text:p>1986.552368</text:p>
              </table:table-cell>
            </table:table-row>
            <table:table-row>
              <table:table-cell office:value-type="float" office:value="274.4">
                <text:p>274.4</text:p>
              </table:table-cell>
              <table:table-cell office:value-type="float" office:value="1865.826294">
                <text:p>1865.826294</text:p>
              </table:table-cell>
              <table:table-cell office:value-type="float" office:value="1951.299438">
                <text:p>1951.299438</text:p>
              </table:table-cell>
              <table:table-cell office:value-type="float" office:value="1889.082886">
                <text:p>1889.082886</text:p>
              </table:table-cell>
              <table:table-cell office:value-type="float" office:value="1942.238647">
                <text:p>1942.238647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1851.984497">
                <text:p>1851.984497</text:p>
              </table:table-cell>
              <table:table-cell office:value-type="float" office:value="1980.836304">
                <text:p>1980.836304</text:p>
              </table:table-cell>
              <table:table-cell office:value-type="float" office:value="1868.019531">
                <text:p>1868.019531</text:p>
              </table:table-cell>
              <table:table-cell office:value-type="float" office:value="1978.114502">
                <text:p>1978.114502</text:p>
              </table:table-cell>
            </table:table-row>
            <table:table-row>
              <table:table-cell office:value-type="float" office:value="274.8">
                <text:p>274.8</text:p>
              </table:table-cell>
              <table:table-cell office:value-type="float" office:value="1840.757812">
                <text:p>1840.757812</text:p>
              </table:table-cell>
              <table:table-cell office:value-type="float" office:value="1997.084351">
                <text:p>1997.084351</text:p>
              </table:table-cell>
              <table:table-cell office:value-type="float" office:value="1856.866577">
                <text:p>1856.866577</text:p>
              </table:table-cell>
              <table:table-cell office:value-type="float" office:value="1991.269531">
                <text:p>1991.26953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60.816528">
                <text:p>1860.816528</text:p>
              </table:table-cell>
              <table:table-cell office:value-type="float" office:value="1963.568604">
                <text:p>1963.568604</text:p>
              </table:table-cell>
              <table:table-cell office:value-type="float" office:value="1891.244263">
                <text:p>1891.244263</text:p>
              </table:table-cell>
              <table:table-cell office:value-type="float" office:value="1947.32373">
                <text:p>1947.32373</text:p>
              </table:table-cell>
            </table:table-row>
            <table:table-row>
              <table:table-cell office:value-type="float" office:value="275.2">
                <text:p>275.2</text:p>
              </table:table-cell>
              <table:table-cell office:value-type="float" office:value="1868.307983">
                <text:p>1868.307983</text:p>
              </table:table-cell>
              <table:table-cell office:value-type="float" office:value="1961.842773">
                <text:p>1961.842773</text:p>
              </table:table-cell>
              <table:table-cell office:value-type="float" office:value="1892.756226">
                <text:p>1892.756226</text:p>
              </table:table-cell>
              <table:table-cell office:value-type="float" office:value="1952.842651">
                <text:p>1952.842651</text:p>
              </table:table-cell>
            </table:table-row>
            <table:table-row>
              <table:table-cell office:value-type="float" office:value="275.4">
                <text:p>275.4</text:p>
              </table:table-cell>
              <table:table-cell office:value-type="float" office:value="1831.520264">
                <text:p>1831.520264</text:p>
              </table:table-cell>
              <table:table-cell office:value-type="float" office:value="1995.650024">
                <text:p>1995.650024</text:p>
              </table:table-cell>
              <table:table-cell office:value-type="float" office:value="1844.413574">
                <text:p>1844.413574</text:p>
              </table:table-cell>
              <table:table-cell office:value-type="float" office:value="1998.114868">
                <text:p>1998.114868</text:p>
              </table:table-cell>
            </table:table-row>
            <table:table-row>
              <table:table-cell office:value-type="float" office:value="275.6">
                <text:p>275.6</text:p>
              </table:table-cell>
              <table:table-cell office:value-type="float" office:value="1875.996216">
                <text:p>1875.996216</text:p>
              </table:table-cell>
              <table:table-cell office:value-type="float" office:value="1994.027954">
                <text:p>1994.027954</text:p>
              </table:table-cell>
              <table:table-cell office:value-type="float" office:value="1901.81665">
                <text:p>1901.81665</text:p>
              </table:table-cell>
              <table:table-cell office:value-type="float" office:value="1983.834595">
                <text:p>1983.834595</text:p>
              </table:table-cell>
            </table:table-row>
            <table:table-row>
              <table:table-cell office:value-type="float" office:value="275.8">
                <text:p>275.8</text:p>
              </table:table-cell>
              <table:table-cell office:value-type="float" office:value="1869.080444">
                <text:p>1869.080444</text:p>
              </table:table-cell>
              <table:table-cell office:value-type="float" office:value="1975.745605">
                <text:p>1975.745605</text:p>
              </table:table-cell>
              <table:table-cell office:value-type="float" office:value="1889.92688">
                <text:p>1889.92688</text:p>
              </table:table-cell>
              <table:table-cell office:value-type="float" office:value="1964.175659">
                <text:p>1964.17565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858.635254">
                <text:p>1858.635254</text:p>
              </table:table-cell>
              <table:table-cell office:value-type="float" office:value="1995.736694">
                <text:p>1995.736694</text:p>
              </table:table-cell>
              <table:table-cell office:value-type="float" office:value="1874.341309">
                <text:p>1874.341309</text:p>
              </table:table-cell>
              <table:table-cell office:value-type="float" office:value="1995.08252">
                <text:p>1995.08252</text:p>
              </table:table-cell>
            </table:table-row>
            <table:table-row>
              <table:table-cell office:value-type="float" office:value="276.2">
                <text:p>276.2</text:p>
              </table:table-cell>
              <table:table-cell office:value-type="float" office:value="1834.416016">
                <text:p>1834.416016</text:p>
              </table:table-cell>
              <table:table-cell office:value-type="float" office:value="1998.122803">
                <text:p>1998.122803</text:p>
              </table:table-cell>
              <table:table-cell office:value-type="float" office:value="1845.260254">
                <text:p>1845.260254</text:p>
              </table:table-cell>
              <table:table-cell office:value-type="float" office:value="1993.90625">
                <text:p>1993.90625</text:p>
              </table:table-cell>
            </table:table-row>
            <table:table-row>
              <table:table-cell office:value-type="float" office:value="276.4">
                <text:p>276.4</text:p>
              </table:table-cell>
              <table:table-cell office:value-type="float" office:value="1873.983154">
                <text:p>1873.983154</text:p>
              </table:table-cell>
              <table:table-cell office:value-type="float" office:value="1997.714355">
                <text:p>1997.714355</text:p>
              </table:table-cell>
              <table:table-cell office:value-type="float" office:value="1893.322754">
                <text:p>1893.322754</text:p>
              </table:table-cell>
              <table:table-cell office:value-type="float" office:value="1986.444336">
                <text:p>1986.444336</text:p>
              </table:table-cell>
            </table:table-row>
            <table:table-row>
              <table:table-cell office:value-type="float" office:value="276.6">
                <text:p>276.6</text:p>
              </table:table-cell>
              <table:table-cell office:value-type="float" office:value="1862.272339">
                <text:p>1862.272339</text:p>
              </table:table-cell>
              <table:table-cell office:value-type="float" office:value="1978.471436">
                <text:p>1978.471436</text:p>
              </table:table-cell>
              <table:table-cell office:value-type="float" office:value="1884.025391">
                <text:p>1884.025391</text:p>
              </table:table-cell>
              <table:table-cell office:value-type="float" office:value="1969.001221">
                <text:p>1969.001221</text:p>
              </table:table-cell>
            </table:table-row>
            <table:table-row>
              <table:table-cell office:value-type="float" office:value="276.8">
                <text:p>276.8</text:p>
              </table:table-cell>
              <table:table-cell office:value-type="float" office:value="1843.602539">
                <text:p>1843.602539</text:p>
              </table:table-cell>
              <table:table-cell office:value-type="float" office:value="1996.651367">
                <text:p>1996.651367</text:p>
              </table:table-cell>
              <table:table-cell office:value-type="float" office:value="1859.305664">
                <text:p>1859.305664</text:p>
              </table:table-cell>
              <table:table-cell office:value-type="float" office:value="1992.770996">
                <text:p>1992.77099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875.039062">
                <text:p>1875.039062</text:p>
              </table:table-cell>
              <table:table-cell office:value-type="float" office:value="1996.326416">
                <text:p>1996.326416</text:p>
              </table:table-cell>
              <table:table-cell office:value-type="float" office:value="1896.217773">
                <text:p>1896.217773</text:p>
              </table:table-cell>
              <table:table-cell office:value-type="float" office:value="1988.11792">
                <text:p>1988.11792</text:p>
              </table:table-cell>
            </table:table-row>
            <table:table-row>
              <table:table-cell office:value-type="float" office:value="277.2">
                <text:p>277.2</text:p>
              </table:table-cell>
              <table:table-cell office:value-type="float" office:value="1846.361816">
                <text:p>1846.361816</text:p>
              </table:table-cell>
              <table:table-cell office:value-type="float" office:value="1998.470337">
                <text:p>1998.470337</text:p>
              </table:table-cell>
              <table:table-cell office:value-type="float" office:value="1859.799194">
                <text:p>1859.799194</text:p>
              </table:table-cell>
              <table:table-cell office:value-type="float" office:value="1990.433472">
                <text:p>1990.433472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1853.124878">
                <text:p>1853.124878</text:p>
              </table:table-cell>
              <table:table-cell office:value-type="float" office:value="1997.057251">
                <text:p>1997.057251</text:p>
              </table:table-cell>
              <table:table-cell office:value-type="float" office:value="1868.642456">
                <text:p>1868.642456</text:p>
              </table:table-cell>
              <table:table-cell office:value-type="float" office:value="1991.929443">
                <text:p>1991.929443</text:p>
              </table:table-cell>
            </table:table-row>
            <table:table-row>
              <table:table-cell office:value-type="float" office:value="277.6">
                <text:p>277.6</text:p>
              </table:table-cell>
              <table:table-cell office:value-type="float" office:value="1849.016846">
                <text:p>1849.016846</text:p>
              </table:table-cell>
              <table:table-cell office:value-type="float" office:value="1997.807251">
                <text:p>1997.807251</text:p>
              </table:table-cell>
              <table:table-cell office:value-type="float" office:value="1863.09436">
                <text:p>1863.09436</text:p>
              </table:table-cell>
              <table:table-cell office:value-type="float" office:value="1991.471436">
                <text:p>1991.471436</text:p>
              </table:table-cell>
            </table:table-row>
            <table:table-row>
              <table:table-cell office:value-type="float" office:value="277.8">
                <text:p>277.8</text:p>
              </table:table-cell>
              <table:table-cell office:value-type="float" office:value="1855.873535">
                <text:p>1855.873535</text:p>
              </table:table-cell>
              <table:table-cell office:value-type="float" office:value="1997.493286">
                <text:p>1997.493286</text:p>
              </table:table-cell>
              <table:table-cell office:value-type="float" office:value="1875.176392">
                <text:p>1875.176392</text:p>
              </table:table-cell>
              <table:table-cell office:value-type="float" office:value="1987.040771">
                <text:p>1987.04077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839.748779">
                <text:p>1839.748779</text:p>
              </table:table-cell>
              <table:table-cell office:value-type="float" office:value="1967.733032">
                <text:p>1967.733032</text:p>
              </table:table-cell>
              <table:table-cell office:value-type="float" office:value="1856.981689">
                <text:p>1856.981689</text:p>
              </table:table-cell>
              <table:table-cell office:value-type="float" office:value="1960.210693">
                <text:p>1960.210693</text:p>
              </table:table-cell>
            </table:table-row>
            <table:table-row>
              <table:table-cell office:value-type="float" office:value="278.2">
                <text:p>278.2</text:p>
              </table:table-cell>
              <table:table-cell office:value-type="float" office:value="1804.633789">
                <text:p>1804.633789</text:p>
              </table:table-cell>
              <table:table-cell office:value-type="float" office:value="1951.402832">
                <text:p>1951.402832</text:p>
              </table:table-cell>
              <table:table-cell office:value-type="float" office:value="1809.279053">
                <text:p>1809.279053</text:p>
              </table:table-cell>
              <table:table-cell office:value-type="float" office:value="1958.224121">
                <text:p>1958.224121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1762.057373">
                <text:p>1762.057373</text:p>
              </table:table-cell>
              <table:table-cell office:value-type="float" office:value="1930.276123">
                <text:p>1930.276123</text:p>
              </table:table-cell>
              <table:table-cell office:value-type="float" office:value="1770.431885">
                <text:p>1770.431885</text:p>
              </table:table-cell>
              <table:table-cell office:value-type="float" office:value="1937.386353">
                <text:p>1937.386353</text:p>
              </table:table-cell>
            </table:table-row>
            <table:table-row>
              <table:table-cell office:value-type="float" office:value="278.6">
                <text:p>278.6</text:p>
              </table:table-cell>
              <table:table-cell office:value-type="float" office:value="1765.786255">
                <text:p>1765.786255</text:p>
              </table:table-cell>
              <table:table-cell office:value-type="float" office:value="1868.796875">
                <text:p>1868.796875</text:p>
              </table:table-cell>
              <table:table-cell office:value-type="float" office:value="1785.86145">
                <text:p>1785.86145</text:p>
              </table:table-cell>
              <table:table-cell office:value-type="float" office:value="1863.442505">
                <text:p>1863.442505</text:p>
              </table:table-cell>
            </table:table-row>
            <table:table-row>
              <table:table-cell office:value-type="float" office:value="278.8">
                <text:p>278.8</text:p>
              </table:table-cell>
              <table:table-cell office:value-type="float" office:value="1735.108643">
                <text:p>1735.108643</text:p>
              </table:table-cell>
              <table:table-cell office:value-type="float" office:value="1885.55481">
                <text:p>1885.55481</text:p>
              </table:table-cell>
              <table:table-cell office:value-type="float" office:value="1744.699463">
                <text:p>1744.699463</text:p>
              </table:table-cell>
              <table:table-cell office:value-type="float" office:value="1880.953735">
                <text:p>1880.95373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705.237915">
                <text:p>1705.237915</text:p>
              </table:table-cell>
              <table:table-cell office:value-type="float" office:value="1847.729126">
                <text:p>1847.729126</text:p>
              </table:table-cell>
              <table:table-cell office:value-type="float" office:value="1715.949097">
                <text:p>1715.949097</text:p>
              </table:table-cell>
              <table:table-cell office:value-type="float" office:value="1849.601074">
                <text:p>1849.601074</text:p>
              </table:table-cell>
            </table:table-row>
            <table:table-row>
              <table:table-cell office:value-type="float" office:value="279.2">
                <text:p>279.2</text:p>
              </table:table-cell>
              <table:table-cell office:value-type="float" office:value="1714.664429">
                <text:p>1714.664429</text:p>
              </table:table-cell>
              <table:table-cell office:value-type="float" office:value="1806.966309">
                <text:p>1806.966309</text:p>
              </table:table-cell>
              <table:table-cell office:value-type="float" office:value="1729.94165">
                <text:p>1729.94165</text:p>
              </table:table-cell>
              <table:table-cell office:value-type="float" office:value="1798.975586">
                <text:p>1798.975586</text:p>
              </table:table-cell>
            </table:table-row>
            <table:table-row>
              <table:table-cell office:value-type="float" office:value="279.4">
                <text:p>279.4</text:p>
              </table:table-cell>
              <table:table-cell office:value-type="float" office:value="1687.529907">
                <text:p>1687.529907</text:p>
              </table:table-cell>
              <table:table-cell office:value-type="float" office:value="1811.505615">
                <text:p>1811.505615</text:p>
              </table:table-cell>
              <table:table-cell office:value-type="float" office:value="1692.566284">
                <text:p>1692.566284</text:p>
              </table:table-cell>
              <table:table-cell office:value-type="float" office:value="1814.589722">
                <text:p>1814.589722</text:p>
              </table:table-cell>
            </table:table-row>
            <table:table-row>
              <table:table-cell office:value-type="float" office:value="279.6">
                <text:p>279.6</text:p>
              </table:table-cell>
              <table:table-cell office:value-type="float" office:value="1665.403198">
                <text:p>1665.403198</text:p>
              </table:table-cell>
              <table:table-cell office:value-type="float" office:value="1785.433594">
                <text:p>1785.433594</text:p>
              </table:table-cell>
              <table:table-cell office:value-type="float" office:value="1681.659912">
                <text:p>1681.659912</text:p>
              </table:table-cell>
              <table:table-cell office:value-type="float" office:value="1777.940308">
                <text:p>1777.940308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1674.605347">
                <text:p>1674.605347</text:p>
              </table:table-cell>
              <table:table-cell office:value-type="float" office:value="1767.584717">
                <text:p>1767.584717</text:p>
              </table:table-cell>
              <table:table-cell office:value-type="float" office:value="1676.610596">
                <text:p>1676.610596</text:p>
              </table:table-cell>
              <table:table-cell office:value-type="float" office:value="1752.760742">
                <text:p>1752.76074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54.455688">
                <text:p>1654.455688</text:p>
              </table:table-cell>
              <table:table-cell office:value-type="float" office:value="1755.395508">
                <text:p>1755.395508</text:p>
              </table:table-cell>
              <table:table-cell office:value-type="float" office:value="1661.035156">
                <text:p>1661.035156</text:p>
              </table:table-cell>
              <table:table-cell office:value-type="float" office:value="1758.019531">
                <text:p>1758.019531</text:p>
              </table:table-cell>
            </table:table-row>
            <table:table-row>
              <table:table-cell office:value-type="float" office:value="280.2">
                <text:p>280.2</text:p>
              </table:table-cell>
              <table:table-cell office:value-type="float" office:value="1642.490845">
                <text:p>1642.490845</text:p>
              </table:table-cell>
              <table:table-cell office:value-type="float" office:value="1734.936523">
                <text:p>1734.936523</text:p>
              </table:table-cell>
              <table:table-cell office:value-type="float" office:value="1654.681274">
                <text:p>1654.681274</text:p>
              </table:table-cell>
              <table:table-cell office:value-type="float" office:value="1736.489258">
                <text:p>1736.489258</text:p>
              </table:table-cell>
            </table:table-row>
            <table:table-row>
              <table:table-cell office:value-type="float" office:value="280.4">
                <text:p>280.4</text:p>
              </table:table-cell>
              <table:table-cell office:value-type="float" office:value="1638.636841">
                <text:p>1638.636841</text:p>
              </table:table-cell>
              <table:table-cell office:value-type="float" office:value="1718.817627">
                <text:p>1718.817627</text:p>
              </table:table-cell>
              <table:table-cell office:value-type="float" office:value="1646.723389">
                <text:p>1646.723389</text:p>
              </table:table-cell>
              <table:table-cell office:value-type="float" office:value="1718.281738">
                <text:p>1718.281738</text:p>
              </table:table-cell>
            </table:table-row>
            <table:table-row>
              <table:table-cell office:value-type="float" office:value="280.6">
                <text:p>280.6</text:p>
              </table:table-cell>
              <table:table-cell office:value-type="float" office:value="1628.003052">
                <text:p>1628.003052</text:p>
              </table:table-cell>
              <table:table-cell office:value-type="float" office:value="1710.593506">
                <text:p>1710.593506</text:p>
              </table:table-cell>
              <table:table-cell office:value-type="float" office:value="1633.069824">
                <text:p>1633.069824</text:p>
              </table:table-cell>
              <table:table-cell office:value-type="float" office:value="1711.135376">
                <text:p>1711.135376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1614.737915">
                <text:p>1614.737915</text:p>
              </table:table-cell>
              <table:table-cell office:value-type="float" office:value="1705.131958">
                <text:p>1705.131958</text:p>
              </table:table-cell>
              <table:table-cell office:value-type="float" office:value="1628.220947">
                <text:p>1628.220947</text:p>
              </table:table-cell>
              <table:table-cell office:value-type="float" office:value="1695.373779">
                <text:p>1695.37377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618.876587">
                <text:p>1618.876587</text:p>
              </table:table-cell>
              <table:table-cell office:value-type="float" office:value="1685.108154">
                <text:p>1685.108154</text:p>
              </table:table-cell>
              <table:table-cell office:value-type="float" office:value="1616.201172">
                <text:p>1616.201172</text:p>
              </table:table-cell>
              <table:table-cell office:value-type="float" office:value="1682.916138">
                <text:p>1682.916138</text:p>
              </table:table-cell>
            </table:table-row>
            <table:table-row>
              <table:table-cell office:value-type="float" office:value="281.2">
                <text:p>281.2</text:p>
              </table:table-cell>
              <table:table-cell office:value-type="float" office:value="1610.940674">
                <text:p>1610.940674</text:p>
              </table:table-cell>
              <table:table-cell office:value-type="float" office:value="1677.465454">
                <text:p>1677.465454</text:p>
              </table:table-cell>
              <table:table-cell office:value-type="float" office:value="1613.186646">
                <text:p>1613.186646</text:p>
              </table:table-cell>
              <table:table-cell office:value-type="float" office:value="1677.515747">
                <text:p>1677.515747</text:p>
              </table:table-cell>
            </table:table-row>
            <table:table-row>
              <table:table-cell office:value-type="float" office:value="281.4">
                <text:p>281.4</text:p>
              </table:table-cell>
              <table:table-cell office:value-type="float" office:value="1601.363159">
                <text:p>1601.363159</text:p>
              </table:table-cell>
              <table:table-cell office:value-type="float" office:value="1668.896606">
                <text:p>1668.896606</text:p>
              </table:table-cell>
              <table:table-cell office:value-type="float" office:value="1605.740723">
                <text:p>1605.740723</text:p>
              </table:table-cell>
              <table:table-cell office:value-type="float" office:value="1666.829712">
                <text:p>1666.829712</text:p>
              </table:table-cell>
            </table:table-row>
            <table:table-row>
              <table:table-cell office:value-type="float" office:value="281.6">
                <text:p>281.6</text:p>
              </table:table-cell>
              <table:table-cell office:value-type="float" office:value="1594.946411">
                <text:p>1594.946411</text:p>
              </table:table-cell>
              <table:table-cell office:value-type="float" office:value="1665.273071">
                <text:p>1665.273071</text:p>
              </table:table-cell>
              <table:table-cell office:value-type="float" office:value="1603.237305">
                <text:p>1603.237305</text:p>
              </table:table-cell>
              <table:table-cell office:value-type="float" office:value="1656.811157">
                <text:p>1656.811157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1597.483398">
                <text:p>1597.483398</text:p>
              </table:table-cell>
              <table:table-cell office:value-type="float" office:value="1644.72644">
                <text:p>1644.72644</text:p>
              </table:table-cell>
              <table:table-cell office:value-type="float" office:value="1598.922607">
                <text:p>1598.922607</text:p>
              </table:table-cell>
              <table:table-cell office:value-type="float" office:value="1647.709961">
                <text:p>1647.70996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591.41333">
                <text:p>1591.41333</text:p>
              </table:table-cell>
              <table:table-cell office:value-type="float" office:value="1646.28125">
                <text:p>1646.28125</text:p>
              </table:table-cell>
              <table:table-cell office:value-type="float" office:value="1595.062988">
                <text:p>1595.062988</text:p>
              </table:table-cell>
              <table:table-cell office:value-type="float" office:value="1646.365479">
                <text:p>1646.365479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1588.589355">
                <text:p>1588.589355</text:p>
              </table:table-cell>
              <table:table-cell office:value-type="float" office:value="1638.420898">
                <text:p>1638.420898</text:p>
              </table:table-cell>
              <table:table-cell office:value-type="float" office:value="1593.340576">
                <text:p>1593.340576</text:p>
              </table:table-cell>
              <table:table-cell office:value-type="float" office:value="1636.395142">
                <text:p>1636.395142</text:p>
              </table:table-cell>
            </table:table-row>
            <table:table-row>
              <table:table-cell office:value-type="float" office:value="282.4">
                <text:p>282.4</text:p>
              </table:table-cell>
              <table:table-cell office:value-type="float" office:value="1587.553955">
                <text:p>1587.553955</text:p>
              </table:table-cell>
              <table:table-cell office:value-type="float" office:value="1631.866211">
                <text:p>1631.866211</text:p>
              </table:table-cell>
              <table:table-cell office:value-type="float" office:value="1588.789917">
                <text:p>1588.789917</text:p>
              </table:table-cell>
              <table:table-cell office:value-type="float" office:value="1627.093262">
                <text:p>1627.093262</text:p>
              </table:table-cell>
            </table:table-row>
            <table:table-row>
              <table:table-cell office:value-type="float" office:value="282.6">
                <text:p>282.6</text:p>
              </table:table-cell>
              <table:table-cell office:value-type="float" office:value="1583.778687">
                <text:p>1583.778687</text:p>
              </table:table-cell>
              <table:table-cell office:value-type="float" office:value="1626.11792">
                <text:p>1626.11792</text:p>
              </table:table-cell>
              <table:table-cell office:value-type="float" office:value="1586.149414">
                <text:p>1586.149414</text:p>
              </table:table-cell>
              <table:table-cell office:value-type="float" office:value="1630.095093">
                <text:p>1630.095093</text:p>
              </table:table-cell>
            </table:table-row>
            <table:table-row>
              <table:table-cell office:value-type="float" office:value="282.8">
                <text:p>282.8</text:p>
              </table:table-cell>
              <table:table-cell office:value-type="float" office:value="1581.318726">
                <text:p>1581.318726</text:p>
              </table:table-cell>
              <table:table-cell office:value-type="float" office:value="1623.680176">
                <text:p>1623.680176</text:p>
              </table:table-cell>
              <table:table-cell office:value-type="float" office:value="1586.86792">
                <text:p>1586.86792</text:p>
              </table:table-cell>
              <table:table-cell office:value-type="float" office:value="1617.314087">
                <text:p>1617.31408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85.605957">
                <text:p>1585.605957</text:p>
              </table:table-cell>
              <table:table-cell office:value-type="float" office:value="1611.575195">
                <text:p>1611.575195</text:p>
              </table:table-cell>
              <table:table-cell office:value-type="float" office:value="1583.321533">
                <text:p>1583.321533</text:p>
              </table:table-cell>
              <table:table-cell office:value-type="float" office:value="1616.811401">
                <text:p>1616.811401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1573.775269">
                <text:p>1573.775269</text:p>
              </table:table-cell>
              <table:table-cell office:value-type="float" office:value="1614.115479">
                <text:p>1614.115479</text:p>
              </table:table-cell>
              <table:table-cell office:value-type="float" office:value="1581.238159">
                <text:p>1581.238159</text:p>
              </table:table-cell>
              <table:table-cell office:value-type="float" office:value="1610.3573">
                <text:p>1610.3573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1578.731812">
                <text:p>1578.731812</text:p>
              </table:table-cell>
              <table:table-cell office:value-type="float" office:value="1607.472656">
                <text:p>1607.472656</text:p>
              </table:table-cell>
              <table:table-cell office:value-type="float" office:value="1576.603394">
                <text:p>1576.603394</text:p>
              </table:table-cell>
              <table:table-cell office:value-type="float" office:value="1610.15271">
                <text:p>1610.15271</text:p>
              </table:table-cell>
            </table:table-row>
            <table:table-row>
              <table:table-cell office:value-type="float" office:value="283.6">
                <text:p>283.6</text:p>
              </table:table-cell>
              <table:table-cell office:value-type="float" office:value="1572.104614">
                <text:p>1572.104614</text:p>
              </table:table-cell>
              <table:table-cell office:value-type="float" office:value="1608.400269">
                <text:p>1608.400269</text:p>
              </table:table-cell>
              <table:table-cell office:value-type="float" office:value="1577.143433">
                <text:p>1577.143433</text:p>
              </table:table-cell>
              <table:table-cell office:value-type="float" office:value="1603.177856">
                <text:p>1603.177856</text:p>
              </table:table-cell>
            </table:table-row>
            <table:table-row>
              <table:table-cell office:value-type="float" office:value="283.8">
                <text:p>283.8</text:p>
              </table:table-cell>
              <table:table-cell office:value-type="float" office:value="1577.463623">
                <text:p>1577.463623</text:p>
              </table:table-cell>
              <table:table-cell office:value-type="float" office:value="1596.392456">
                <text:p>1596.392456</text:p>
              </table:table-cell>
              <table:table-cell office:value-type="float" office:value="1578.115112">
                <text:p>1578.115112</text:p>
              </table:table-cell>
              <table:table-cell office:value-type="float" office:value="1598.265869">
                <text:p>1598.26586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573.054199">
                <text:p>1573.054199</text:p>
              </table:table-cell>
              <table:table-cell office:value-type="float" office:value="1597.218994">
                <text:p>1597.218994</text:p>
              </table:table-cell>
              <table:table-cell office:value-type="float" office:value="1572.669189">
                <text:p>1572.669189</text:p>
              </table:table-cell>
              <table:table-cell office:value-type="float" office:value="1599.331299">
                <text:p>1599.331299</text:p>
              </table:table-cell>
            </table:table-row>
            <table:table-row>
              <table:table-cell office:value-type="float" office:value="284.2">
                <text:p>284.2</text:p>
              </table:table-cell>
              <table:table-cell office:value-type="float" office:value="1568.796631">
                <text:p>1568.796631</text:p>
              </table:table-cell>
              <table:table-cell office:value-type="float" office:value="1595.281006">
                <text:p>1595.281006</text:p>
              </table:table-cell>
              <table:table-cell office:value-type="float" office:value="1570.033569">
                <text:p>1570.033569</text:p>
              </table:table-cell>
              <table:table-cell office:value-type="float" office:value="1598.174561">
                <text:p>1598.174561</text:p>
              </table:table-cell>
            </table:table-row>
            <table:table-row>
              <table:table-cell office:value-type="float" office:value="284.4">
                <text:p>284.4</text:p>
              </table:table-cell>
              <table:table-cell office:value-type="float" office:value="1569.579956">
                <text:p>1569.579956</text:p>
              </table:table-cell>
              <table:table-cell office:value-type="float" office:value="1592.420044">
                <text:p>1592.420044</text:p>
              </table:table-cell>
              <table:table-cell office:value-type="float" office:value="1575.512573">
                <text:p>1575.512573</text:p>
              </table:table-cell>
              <table:table-cell office:value-type="float" office:value="1588.526367">
                <text:p>1588.526367</text:p>
              </table:table-cell>
            </table:table-row>
            <table:table-row>
              <table:table-cell office:value-type="float" office:value="284.6">
                <text:p>284.6</text:p>
              </table:table-cell>
              <table:table-cell office:value-type="float" office:value="1568.286621">
                <text:p>1568.286621</text:p>
              </table:table-cell>
              <table:table-cell office:value-type="float" office:value="1593.140991">
                <text:p>1593.140991</text:p>
              </table:table-cell>
              <table:table-cell office:value-type="float" office:value="1568.572144">
                <text:p>1568.572144</text:p>
              </table:table-cell>
              <table:table-cell office:value-type="float" office:value="1592.340454">
                <text:p>1592.340454</text:p>
              </table:table-cell>
            </table:table-row>
            <table:table-row>
              <table:table-cell office:value-type="float" office:value="284.8">
                <text:p>284.8</text:p>
              </table:table-cell>
              <table:table-cell office:value-type="float" office:value="1571.646973">
                <text:p>1571.646973</text:p>
              </table:table-cell>
              <table:table-cell office:value-type="float" office:value="1588.895264">
                <text:p>1588.895264</text:p>
              </table:table-cell>
              <table:table-cell office:value-type="float" office:value="1570.954224">
                <text:p>1570.954224</text:p>
              </table:table-cell>
              <table:table-cell office:value-type="float" office:value="1587.986206">
                <text:p>1587.98620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70.137085">
                <text:p>1570.137085</text:p>
              </table:table-cell>
              <table:table-cell office:value-type="float" office:value="1586.244141">
                <text:p>1586.244141</text:p>
              </table:table-cell>
              <table:table-cell office:value-type="float" office:value="1571.757202">
                <text:p>1571.757202</text:p>
              </table:table-cell>
              <table:table-cell office:value-type="float" office:value="1584.120239">
                <text:p>1584.120239</text:p>
              </table:table-cell>
            </table:table-row>
            <table:table-row>
              <table:table-cell office:value-type="float" office:value="285.2">
                <text:p>285.2</text:p>
              </table:table-cell>
              <table:table-cell office:value-type="float" office:value="1567.769531">
                <text:p>1567.769531</text:p>
              </table:table-cell>
              <table:table-cell office:value-type="float" office:value="1586.145508">
                <text:p>1586.145508</text:p>
              </table:table-cell>
              <table:table-cell office:value-type="float" office:value="1567.075195">
                <text:p>1567.075195</text:p>
              </table:table-cell>
              <table:table-cell office:value-type="float" office:value="1587.187134">
                <text:p>1587.187134</text:p>
              </table:table-cell>
            </table:table-row>
            <table:table-row>
              <table:table-cell office:value-type="float" office:value="285.4">
                <text:p>285.4</text:p>
              </table:table-cell>
              <table:table-cell office:value-type="float" office:value="1566.896118">
                <text:p>1566.896118</text:p>
              </table:table-cell>
              <table:table-cell office:value-type="float" office:value="1587.117065">
                <text:p>1587.117065</text:p>
              </table:table-cell>
              <table:table-cell office:value-type="float" office:value="1569.723755">
                <text:p>1569.723755</text:p>
              </table:table-cell>
              <table:table-cell office:value-type="float" office:value="1582.160278">
                <text:p>1582.160278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1565.593018">
                <text:p>1565.593018</text:p>
              </table:table-cell>
              <table:table-cell office:value-type="float" office:value="1582.055298">
                <text:p>1582.055298</text:p>
              </table:table-cell>
              <table:table-cell office:value-type="float" office:value="1567.620728">
                <text:p>1567.620728</text:p>
              </table:table-cell>
              <table:table-cell office:value-type="float" office:value="1580.436035">
                <text:p>1580.436035</text:p>
              </table:table-cell>
            </table:table-row>
            <table:table-row>
              <table:table-cell office:value-type="float" office:value="285.8">
                <text:p>285.8</text:p>
              </table:table-cell>
              <table:table-cell office:value-type="float" office:value="1566.802856">
                <text:p>1566.802856</text:p>
              </table:table-cell>
              <table:table-cell office:value-type="float" office:value="1582.03125">
                <text:p>1582.03125</text:p>
              </table:table-cell>
              <table:table-cell office:value-type="float" office:value="1566.077271">
                <text:p>1566.077271</text:p>
              </table:table-cell>
              <table:table-cell office:value-type="float" office:value="1580.481689">
                <text:p>1580.48168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567.99292">
                <text:p>1567.99292</text:p>
              </table:table-cell>
              <table:table-cell office:value-type="float" office:value="1580.221436">
                <text:p>1580.221436</text:p>
              </table:table-cell>
              <table:table-cell office:value-type="float" office:value="1570.321777">
                <text:p>1570.321777</text:p>
              </table:table-cell>
              <table:table-cell office:value-type="float" office:value="1580.341187">
                <text:p>1580.341187</text:p>
              </table:table-cell>
            </table:table-row>
            <table:table-row>
              <table:table-cell office:value-type="float" office:value="286.2">
                <text:p>286.2</text:p>
              </table:table-cell>
              <table:table-cell office:value-type="float" office:value="1567.608521">
                <text:p>1567.608521</text:p>
              </table:table-cell>
              <table:table-cell office:value-type="float" office:value="1577.100098">
                <text:p>1577.100098</text:p>
              </table:table-cell>
              <table:table-cell office:value-type="float" office:value="1567.411499">
                <text:p>1567.411499</text:p>
              </table:table-cell>
              <table:table-cell office:value-type="float" office:value="1577.740479">
                <text:p>1577.740479</text:p>
              </table:table-cell>
            </table:table-row>
            <table:table-row>
              <table:table-cell office:value-type="float" office:value="286.4">
                <text:p>286.4</text:p>
              </table:table-cell>
              <table:table-cell office:value-type="float" office:value="1567.531128">
                <text:p>1567.531128</text:p>
              </table:table-cell>
              <table:table-cell office:value-type="float" office:value="1575.600342">
                <text:p>1575.600342</text:p>
              </table:table-cell>
              <table:table-cell office:value-type="float" office:value="1566.554077">
                <text:p>1566.554077</text:p>
              </table:table-cell>
              <table:table-cell office:value-type="float" office:value="1575.750732">
                <text:p>1575.750732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1566.784058">
                <text:p>1566.784058</text:p>
              </table:table-cell>
              <table:table-cell office:value-type="float" office:value="1574.074463">
                <text:p>1574.074463</text:p>
              </table:table-cell>
              <table:table-cell office:value-type="float" office:value="1567.582886">
                <text:p>1567.582886</text:p>
              </table:table-cell>
              <table:table-cell office:value-type="float" office:value="1576.079224">
                <text:p>1576.079224</text:p>
              </table:table-cell>
            </table:table-row>
            <table:table-row>
              <table:table-cell office:value-type="float" office:value="286.8">
                <text:p>286.8</text:p>
              </table:table-cell>
              <table:table-cell office:value-type="float" office:value="1565.707886">
                <text:p>1565.707886</text:p>
              </table:table-cell>
              <table:table-cell office:value-type="float" office:value="1575.346313">
                <text:p>1575.346313</text:p>
              </table:table-cell>
              <table:table-cell office:value-type="float" office:value="1563.945312">
                <text:p>1563.945312</text:p>
              </table:table-cell>
              <table:table-cell office:value-type="float" office:value="1576.431396">
                <text:p>1576.43139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567.243164">
                <text:p>1567.243164</text:p>
              </table:table-cell>
              <table:table-cell office:value-type="float" office:value="1575.724609">
                <text:p>1575.724609</text:p>
              </table:table-cell>
              <table:table-cell office:value-type="float" office:value="1567.407471">
                <text:p>1567.407471</text:p>
              </table:table-cell>
              <table:table-cell office:value-type="float" office:value="1576.119629">
                <text:p>1576.119629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564.953247">
                <text:p>1564.953247</text:p>
              </table:table-cell>
              <table:table-cell office:value-type="float" office:value="1575.567261">
                <text:p>1575.567261</text:p>
              </table:table-cell>
              <table:table-cell office:value-type="float" office:value="1565.055298">
                <text:p>1565.055298</text:p>
              </table:table-cell>
              <table:table-cell office:value-type="float" office:value="1573.160034">
                <text:p>1573.160034</text:p>
              </table:table-cell>
            </table:table-row>
            <table:table-row>
              <table:table-cell office:value-type="float" office:value="287.4">
                <text:p>287.4</text:p>
              </table:table-cell>
              <table:table-cell office:value-type="float" office:value="1558.615479">
                <text:p>1558.615479</text:p>
              </table:table-cell>
              <table:table-cell office:value-type="float" office:value="1579.836548">
                <text:p>1579.836548</text:p>
              </table:table-cell>
              <table:table-cell office:value-type="float" office:value="1559.183472">
                <text:p>1559.183472</text:p>
              </table:table-cell>
              <table:table-cell office:value-type="float" office:value="1577.637817">
                <text:p>1577.637817</text:p>
              </table:table-cell>
            </table:table-row>
            <table:table-row>
              <table:table-cell office:value-type="float" office:value="287.6">
                <text:p>287.6</text:p>
              </table:table-cell>
              <table:table-cell office:value-type="float" office:value="1559.383545">
                <text:p>1559.383545</text:p>
              </table:table-cell>
              <table:table-cell office:value-type="float" office:value="1579.073486">
                <text:p>1579.073486</text:p>
              </table:table-cell>
              <table:table-cell office:value-type="float" office:value="1559.248291">
                <text:p>1559.248291</text:p>
              </table:table-cell>
              <table:table-cell office:value-type="float" office:value="1586.490601">
                <text:p>1586.490601</text:p>
              </table:table-cell>
            </table:table-row>
            <table:table-row>
              <table:table-cell office:value-type="float" office:value="287.8">
                <text:p>287.8</text:p>
              </table:table-cell>
              <table:table-cell office:value-type="float" office:value="1604.032959">
                <text:p>1604.032959</text:p>
              </table:table-cell>
              <table:table-cell office:value-type="float" office:value="1587.68811">
                <text:p>1587.68811</text:p>
              </table:table-cell>
              <table:table-cell office:value-type="float" office:value="1572.313354">
                <text:p>1572.313354</text:p>
              </table:table-cell>
              <table:table-cell office:value-type="float" office:value="1535.280762">
                <text:p>1535.280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600.234619">
                <text:p>1600.234619</text:p>
              </table:table-cell>
              <table:table-cell office:value-type="float" office:value="1632.114624">
                <text:p>1632.114624</text:p>
              </table:table-cell>
              <table:table-cell office:value-type="float" office:value="1522.740234">
                <text:p>1522.740234</text:p>
              </table:table-cell>
              <table:table-cell office:value-type="float" office:value="1537.070801">
                <text:p>1537.070801</text:p>
              </table:table-cell>
            </table:table-row>
            <table:table-row>
              <table:table-cell office:value-type="float" office:value="288.2">
                <text:p>288.2</text:p>
              </table:table-cell>
              <table:table-cell office:value-type="float" office:value="1612.803467">
                <text:p>1612.803467</text:p>
              </table:table-cell>
              <table:table-cell office:value-type="float" office:value="1651.5354">
                <text:p>1651.5354</text:p>
              </table:table-cell>
              <table:table-cell office:value-type="float" office:value="1539.814941">
                <text:p>1539.814941</text:p>
              </table:table-cell>
              <table:table-cell office:value-type="float" office:value="1545.676392">
                <text:p>1545.676392</text:p>
              </table:table-cell>
            </table:table-row>
            <table:table-row>
              <table:table-cell office:value-type="float" office:value="288.4">
                <text:p>288.4</text:p>
              </table:table-cell>
              <table:table-cell office:value-type="float" office:value="1631.427124">
                <text:p>1631.427124</text:p>
              </table:table-cell>
              <table:table-cell office:value-type="float" office:value="1691.0271">
                <text:p>1691.0271</text:p>
              </table:table-cell>
              <table:table-cell office:value-type="float" office:value="1553.64856">
                <text:p>1553.64856</text:p>
              </table:table-cell>
              <table:table-cell office:value-type="float" office:value="1573.954956">
                <text:p>1573.954956</text:p>
              </table:table-cell>
            </table:table-row>
            <table:table-row>
              <table:table-cell office:value-type="float" office:value="288.6">
                <text:p>288.6</text:p>
              </table:table-cell>
              <table:table-cell office:value-type="float" office:value="1658.384399">
                <text:p>1658.384399</text:p>
              </table:table-cell>
              <table:table-cell office:value-type="float" office:value="1703.987305">
                <text:p>1703.987305</text:p>
              </table:table-cell>
              <table:table-cell office:value-type="float" office:value="1600.855591">
                <text:p>1600.855591</text:p>
              </table:table-cell>
              <table:table-cell office:value-type="float" office:value="1628.973267">
                <text:p>1628.973267</text:p>
              </table:table-cell>
            </table:table-row>
            <table:table-row>
              <table:table-cell office:value-type="float" office:value="288.8">
                <text:p>288.8</text:p>
              </table:table-cell>
              <table:table-cell office:value-type="float" office:value="1698.690186">
                <text:p>1698.690186</text:p>
              </table:table-cell>
              <table:table-cell office:value-type="float" office:value="1732.690552">
                <text:p>1732.690552</text:p>
              </table:table-cell>
              <table:table-cell office:value-type="float" office:value="1656.354492">
                <text:p>1656.354492</text:p>
              </table:table-cell>
              <table:table-cell office:value-type="float" office:value="1684.816284">
                <text:p>1684.81628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711.045288">
                <text:p>1711.045288</text:p>
              </table:table-cell>
              <table:table-cell office:value-type="float" office:value="1689.868408">
                <text:p>1689.868408</text:p>
              </table:table-cell>
              <table:table-cell office:value-type="float" office:value="1690.484741">
                <text:p>1690.484741</text:p>
              </table:table-cell>
              <table:table-cell office:value-type="float" office:value="1679.497681">
                <text:p>1679.497681</text:p>
              </table:table-cell>
            </table:table-row>
            <table:table-row>
              <table:table-cell office:value-type="float" office:value="289.2">
                <text:p>289.2</text:p>
              </table:table-cell>
              <table:table-cell office:value-type="float" office:value="1657.140137">
                <text:p>1657.140137</text:p>
              </table:table-cell>
              <table:table-cell office:value-type="float" office:value="1782.598633">
                <text:p>1782.598633</text:p>
              </table:table-cell>
              <table:table-cell office:value-type="float" office:value="1687.141357">
                <text:p>1687.141357</text:p>
              </table:table-cell>
              <table:table-cell office:value-type="float" office:value="1788.245728">
                <text:p>1788.245728</text:p>
              </table:table-cell>
            </table:table-row>
            <table:table-row>
              <table:table-cell office:value-type="float" office:value="289.4">
                <text:p>289.4</text:p>
              </table:table-cell>
              <table:table-cell office:value-type="float" office:value="1696.456909">
                <text:p>1696.456909</text:p>
              </table:table-cell>
              <table:table-cell office:value-type="float" office:value="1753.327759">
                <text:p>1753.327759</text:p>
              </table:table-cell>
              <table:table-cell office:value-type="float" office:value="1700.535034">
                <text:p>1700.535034</text:p>
              </table:table-cell>
              <table:table-cell office:value-type="float" office:value="1765.336792">
                <text:p>1765.336792</text:p>
              </table:table-cell>
            </table:table-row>
            <table:table-row>
              <table:table-cell office:value-type="float" office:value="289.6">
                <text:p>289.6</text:p>
              </table:table-cell>
              <table:table-cell office:value-type="float" office:value="1727.372314">
                <text:p>1727.372314</text:p>
              </table:table-cell>
              <table:table-cell office:value-type="float" office:value="1791.163086">
                <text:p>1791.163086</text:p>
              </table:table-cell>
              <table:table-cell office:value-type="float" office:value="1734.866699">
                <text:p>1734.866699</text:p>
              </table:table-cell>
              <table:table-cell office:value-type="float" office:value="1805.749268">
                <text:p>1805.749268</text:p>
              </table:table-cell>
            </table:table-row>
            <table:table-row>
              <table:table-cell office:value-type="float" office:value="289.8">
                <text:p>289.8</text:p>
              </table:table-cell>
              <table:table-cell office:value-type="float" office:value="1749.226562">
                <text:p>1749.226562</text:p>
              </table:table-cell>
              <table:table-cell office:value-type="float" office:value="1833.465576">
                <text:p>1833.465576</text:p>
              </table:table-cell>
              <table:table-cell office:value-type="float" office:value="1753.987915">
                <text:p>1753.987915</text:p>
              </table:table-cell>
              <table:table-cell office:value-type="float" office:value="1842.466064">
                <text:p>1842.46606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73.373779">
                <text:p>1773.373779</text:p>
              </table:table-cell>
              <table:table-cell office:value-type="float" office:value="1857.931152">
                <text:p>1857.931152</text:p>
              </table:table-cell>
              <table:table-cell office:value-type="float" office:value="1771.11084">
                <text:p>1771.11084</text:p>
              </table:table-cell>
              <table:table-cell office:value-type="float" office:value="1870.718628">
                <text:p>1870.718628</text:p>
              </table:table-cell>
            </table:table-row>
            <table:table-row>
              <table:table-cell office:value-type="float" office:value="290.2">
                <text:p>290.2</text:p>
              </table:table-cell>
              <table:table-cell office:value-type="float" office:value="1815.068848">
                <text:p>1815.068848</text:p>
              </table:table-cell>
              <table:table-cell office:value-type="float" office:value="1843.487183">
                <text:p>1843.487183</text:p>
              </table:table-cell>
              <table:table-cell office:value-type="float" office:value="1807.376221">
                <text:p>1807.376221</text:p>
              </table:table-cell>
              <table:table-cell office:value-type="float" office:value="1857.174072">
                <text:p>1857.174072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1830.021729">
                <text:p>1830.021729</text:p>
              </table:table-cell>
              <table:table-cell office:value-type="float" office:value="1889.150391">
                <text:p>1889.150391</text:p>
              </table:table-cell>
              <table:table-cell office:value-type="float" office:value="1829.276001">
                <text:p>1829.276001</text:p>
              </table:table-cell>
              <table:table-cell office:value-type="float" office:value="1904.509521">
                <text:p>1904.509521</text:p>
              </table:table-cell>
            </table:table-row>
            <table:table-row>
              <table:table-cell office:value-type="float" office:value="290.6">
                <text:p>290.6</text:p>
              </table:table-cell>
              <table:table-cell office:value-type="float" office:value="1827.495605">
                <text:p>1827.495605</text:p>
              </table:table-cell>
              <table:table-cell office:value-type="float" office:value="1924.723633">
                <text:p>1924.723633</text:p>
              </table:table-cell>
              <table:table-cell office:value-type="float" office:value="1827.133057">
                <text:p>1827.133057</text:p>
              </table:table-cell>
              <table:table-cell office:value-type="float" office:value="1937.469482">
                <text:p>1937.469482</text:p>
              </table:table-cell>
            </table:table-row>
            <table:table-row>
              <table:table-cell office:value-type="float" office:value="290.8">
                <text:p>290.8</text:p>
              </table:table-cell>
              <table:table-cell office:value-type="float" office:value="1838.779907">
                <text:p>1838.779907</text:p>
              </table:table-cell>
              <table:table-cell office:value-type="float" office:value="1920.131592">
                <text:p>1920.131592</text:p>
              </table:table-cell>
              <table:table-cell office:value-type="float" office:value="1843.17334">
                <text:p>1843.17334</text:p>
              </table:table-cell>
              <table:table-cell office:value-type="float" office:value="1919.511719">
                <text:p>1919.51171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835.517578">
                <text:p>1835.517578</text:p>
              </table:table-cell>
              <table:table-cell office:value-type="float" office:value="1920.817627">
                <text:p>1920.817627</text:p>
              </table:table-cell>
              <table:table-cell office:value-type="float" office:value="1831.929688">
                <text:p>1831.929688</text:p>
              </table:table-cell>
              <table:table-cell office:value-type="float" office:value="1936.921875">
                <text:p>1936.921875</text:p>
              </table:table-cell>
            </table:table-row>
            <table:table-row>
              <table:table-cell office:value-type="float" office:value="291.2">
                <text:p>291.2</text:p>
              </table:table-cell>
              <table:table-cell office:value-type="float" office:value="1794.993408">
                <text:p>1794.993408</text:p>
              </table:table-cell>
              <table:table-cell office:value-type="float" office:value="1964.796265">
                <text:p>1964.796265</text:p>
              </table:table-cell>
              <table:table-cell office:value-type="float" office:value="1805.379883">
                <text:p>1805.379883</text:p>
              </table:table-cell>
              <table:table-cell office:value-type="float" office:value="1977.026978">
                <text:p>1977.026978</text:p>
              </table:table-cell>
            </table:table-row>
            <table:table-row>
              <table:table-cell office:value-type="float" office:value="291.4">
                <text:p>291.4</text:p>
              </table:table-cell>
              <table:table-cell office:value-type="float" office:value="1826.825928">
                <text:p>1826.825928</text:p>
              </table:table-cell>
              <table:table-cell office:value-type="float" office:value="1909.813965">
                <text:p>1909.813965</text:p>
              </table:table-cell>
              <table:table-cell office:value-type="float" office:value="1824.286133">
                <text:p>1824.286133</text:p>
              </table:table-cell>
              <table:table-cell office:value-type="float" office:value="1909.440063">
                <text:p>1909.440063</text:p>
              </table:table-cell>
            </table:table-row>
            <table:table-row>
              <table:table-cell office:value-type="float" office:value="291.6">
                <text:p>291.6</text:p>
              </table:table-cell>
              <table:table-cell office:value-type="float" office:value="1843.367798">
                <text:p>1843.367798</text:p>
              </table:table-cell>
              <table:table-cell office:value-type="float" office:value="1902.373047">
                <text:p>1902.373047</text:p>
              </table:table-cell>
              <table:table-cell office:value-type="float" office:value="1844.291504">
                <text:p>1844.291504</text:p>
              </table:table-cell>
              <table:table-cell office:value-type="float" office:value="1916.355957">
                <text:p>1916.355957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1798.804932">
                <text:p>1798.804932</text:p>
              </table:table-cell>
              <table:table-cell office:value-type="float" office:value="1964.966309">
                <text:p>1964.966309</text:p>
              </table:table-cell>
              <table:table-cell office:value-type="float" office:value="1808.374268">
                <text:p>1808.374268</text:p>
              </table:table-cell>
              <table:table-cell office:value-type="float" office:value="1968.799805">
                <text:p>1968.79980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836.005005">
                <text:p>1836.005005</text:p>
              </table:table-cell>
              <table:table-cell office:value-type="float" office:value="1908.50354">
                <text:p>1908.50354</text:p>
              </table:table-cell>
              <table:table-cell office:value-type="float" office:value="1831.859253">
                <text:p>1831.859253</text:p>
              </table:table-cell>
              <table:table-cell office:value-type="float" office:value="1917.371582">
                <text:p>1917.371582</text:p>
              </table:table-cell>
            </table:table-row>
            <table:table-row>
              <table:table-cell office:value-type="float" office:value="292.2">
                <text:p>292.2</text:p>
              </table:table-cell>
              <table:table-cell office:value-type="float" office:value="1843.85376">
                <text:p>1843.85376</text:p>
              </table:table-cell>
              <table:table-cell office:value-type="float" office:value="1919.39563">
                <text:p>1919.39563</text:p>
              </table:table-cell>
              <table:table-cell office:value-type="float" office:value="1843.487549">
                <text:p>1843.487549</text:p>
              </table:table-cell>
              <table:table-cell office:value-type="float" office:value="1934.415039">
                <text:p>1934.415039</text:p>
              </table:table-cell>
            </table:table-row>
            <table:table-row>
              <table:table-cell office:value-type="float" office:value="292.4">
                <text:p>292.4</text:p>
              </table:table-cell>
              <table:table-cell office:value-type="float" office:value="1799.274292">
                <text:p>1799.274292</text:p>
              </table:table-cell>
              <table:table-cell office:value-type="float" office:value="1977.019287">
                <text:p>1977.019287</text:p>
              </table:table-cell>
              <table:table-cell office:value-type="float" office:value="1807.066162">
                <text:p>1807.066162</text:p>
              </table:table-cell>
              <table:table-cell office:value-type="float" office:value="1981.637207">
                <text:p>1981.637207</text:p>
              </table:table-cell>
            </table:table-row>
            <table:table-row>
              <table:table-cell office:value-type="float" office:value="292.6">
                <text:p>292.6</text:p>
              </table:table-cell>
              <table:table-cell office:value-type="float" office:value="1835.476562">
                <text:p>1835.476562</text:p>
              </table:table-cell>
              <table:table-cell office:value-type="float" office:value="1912.391846">
                <text:p>1912.391846</text:p>
              </table:table-cell>
              <table:table-cell office:value-type="float" office:value="1831.997437">
                <text:p>1831.997437</text:p>
              </table:table-cell>
              <table:table-cell office:value-type="float" office:value="1916.188232">
                <text:p>1916.188232</text:p>
              </table:table-cell>
            </table:table-row>
            <table:table-row>
              <table:table-cell office:value-type="float" office:value="292.8">
                <text:p>292.8</text:p>
              </table:table-cell>
              <table:table-cell office:value-type="float" office:value="1845.990723">
                <text:p>1845.990723</text:p>
              </table:table-cell>
              <table:table-cell office:value-type="float" office:value="1927.713623">
                <text:p>1927.713623</text:p>
              </table:table-cell>
              <table:table-cell office:value-type="float" office:value="1848.460205">
                <text:p>1848.460205</text:p>
              </table:table-cell>
              <table:table-cell office:value-type="float" office:value="1940.123779">
                <text:p>1940.123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94.213379">
                <text:p>1794.213379</text:p>
              </table:table-cell>
              <table:table-cell office:value-type="float" office:value="1997.805054">
                <text:p>1997.805054</text:p>
              </table:table-cell>
              <table:table-cell office:value-type="float" office:value="1804.664551">
                <text:p>1804.664551</text:p>
              </table:table-cell>
              <table:table-cell office:value-type="float" office:value="1995.103149">
                <text:p>1995.103149</text:p>
              </table:table-cell>
            </table:table-row>
            <table:table-row>
              <table:table-cell office:value-type="float" office:value="293.2">
                <text:p>293.2</text:p>
              </table:table-cell>
              <table:table-cell office:value-type="float" office:value="1840.709839">
                <text:p>1840.709839</text:p>
              </table:table-cell>
              <table:table-cell office:value-type="float" office:value="1907.455811">
                <text:p>1907.455811</text:p>
              </table:table-cell>
              <table:table-cell office:value-type="float" office:value="1833.063965">
                <text:p>1833.063965</text:p>
              </table:table-cell>
              <table:table-cell office:value-type="float" office:value="1918.987305">
                <text:p>1918.987305</text:p>
              </table:table-cell>
            </table:table-row>
            <table:table-row>
              <table:table-cell office:value-type="float" office:value="293.4">
                <text:p>293.4</text:p>
              </table:table-cell>
              <table:table-cell office:value-type="float" office:value="1853.912109">
                <text:p>1853.912109</text:p>
              </table:table-cell>
              <table:table-cell office:value-type="float" office:value="1932.227051">
                <text:p>1932.227051</text:p>
              </table:table-cell>
              <table:table-cell office:value-type="float" office:value="1855.501465">
                <text:p>1855.501465</text:p>
              </table:table-cell>
              <table:table-cell office:value-type="float" office:value="1944.689453">
                <text:p>1944.689453</text:p>
              </table:table-cell>
            </table:table-row>
            <table:table-row>
              <table:table-cell office:value-type="float" office:value="293.6">
                <text:p>293.6</text:p>
              </table:table-cell>
              <table:table-cell office:value-type="float" office:value="1793.654175">
                <text:p>1793.654175</text:p>
              </table:table-cell>
              <table:table-cell office:value-type="float" office:value="1995.794556">
                <text:p>1995.794556</text:p>
              </table:table-cell>
              <table:table-cell office:value-type="float" office:value="1805.481934">
                <text:p>1805.481934</text:p>
              </table:table-cell>
              <table:table-cell office:value-type="float" office:value="1996.149048">
                <text:p>1996.149048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840.81897">
                <text:p>1840.81897</text:p>
              </table:table-cell>
              <table:table-cell office:value-type="float" office:value="1907.289551">
                <text:p>1907.289551</text:p>
              </table:table-cell>
              <table:table-cell office:value-type="float" office:value="1836.775635">
                <text:p>1836.775635</text:p>
              </table:table-cell>
              <table:table-cell office:value-type="float" office:value="1918.287598">
                <text:p>1918.28759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860.395386">
                <text:p>1860.395386</text:p>
              </table:table-cell>
              <table:table-cell office:value-type="float" office:value="1920.875366">
                <text:p>1920.875366</text:p>
              </table:table-cell>
              <table:table-cell office:value-type="float" office:value="1863.519897">
                <text:p>1863.519897</text:p>
              </table:table-cell>
              <table:table-cell office:value-type="float" office:value="1933.834961">
                <text:p>1933.834961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1782.189575">
                <text:p>1782.189575</text:p>
              </table:table-cell>
              <table:table-cell office:value-type="float" office:value="1996.673584">
                <text:p>1996.673584</text:p>
              </table:table-cell>
              <table:table-cell office:value-type="float" office:value="1794.140747">
                <text:p>1794.140747</text:p>
              </table:table-cell>
              <table:table-cell office:value-type="float" office:value="1996.466797">
                <text:p>1996.466797</text:p>
              </table:table-cell>
            </table:table-row>
            <table:table-row>
              <table:table-cell office:value-type="float" office:value="294.4">
                <text:p>294.4</text:p>
              </table:table-cell>
              <table:table-cell office:value-type="float" office:value="1840.315552">
                <text:p>1840.315552</text:p>
              </table:table-cell>
              <table:table-cell office:value-type="float" office:value="1912.226074">
                <text:p>1912.226074</text:p>
              </table:table-cell>
              <table:table-cell office:value-type="float" office:value="1834.719971">
                <text:p>1834.719971</text:p>
              </table:table-cell>
              <table:table-cell office:value-type="float" office:value="1924.940063">
                <text:p>1924.940063</text:p>
              </table:table-cell>
            </table:table-row>
            <table:table-row>
              <table:table-cell office:value-type="float" office:value="294.6">
                <text:p>294.6</text:p>
              </table:table-cell>
              <table:table-cell office:value-type="float" office:value="1873.406006">
                <text:p>1873.406006</text:p>
              </table:table-cell>
              <table:table-cell office:value-type="float" office:value="1902.706055">
                <text:p>1902.706055</text:p>
              </table:table-cell>
              <table:table-cell office:value-type="float" office:value="1868.458984">
                <text:p>1868.458984</text:p>
              </table:table-cell>
              <table:table-cell office:value-type="float" office:value="1923.259888">
                <text:p>1923.259888</text:p>
              </table:table-cell>
            </table:table-row>
            <table:table-row>
              <table:table-cell office:value-type="float" office:value="294.8">
                <text:p>294.8</text:p>
              </table:table-cell>
              <table:table-cell office:value-type="float" office:value="1769.197754">
                <text:p>1769.197754</text:p>
              </table:table-cell>
              <table:table-cell office:value-type="float" office:value="1995.243286">
                <text:p>1995.243286</text:p>
              </table:table-cell>
              <table:table-cell office:value-type="float" office:value="1784.062012">
                <text:p>1784.062012</text:p>
              </table:table-cell>
              <table:table-cell office:value-type="float" office:value="1997.173096">
                <text:p>1997.1730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849.195679">
                <text:p>1849.195679</text:p>
              </table:table-cell>
              <table:table-cell office:value-type="float" office:value="1957.574219">
                <text:p>1957.574219</text:p>
              </table:table-cell>
              <table:table-cell office:value-type="float" office:value="1840.73999">
                <text:p>1840.73999</text:p>
              </table:table-cell>
              <table:table-cell office:value-type="float" office:value="1969.219116">
                <text:p>1969.219116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1881.674194">
                <text:p>1881.674194</text:p>
              </table:table-cell>
              <table:table-cell office:value-type="float" office:value="1903.525269">
                <text:p>1903.525269</text:p>
              </table:table-cell>
              <table:table-cell office:value-type="float" office:value="1875.899048">
                <text:p>1875.899048</text:p>
              </table:table-cell>
              <table:table-cell office:value-type="float" office:value="1922.715332">
                <text:p>1922.715332</text:p>
              </table:table-cell>
            </table:table-row>
            <table:table-row>
              <table:table-cell office:value-type="float" office:value="295.4">
                <text:p>295.4</text:p>
              </table:table-cell>
              <table:table-cell office:value-type="float" office:value="1797.888184">
                <text:p>1797.888184</text:p>
              </table:table-cell>
              <table:table-cell office:value-type="float" office:value="1994.33313">
                <text:p>1994.33313</text:p>
              </table:table-cell>
              <table:table-cell office:value-type="float" office:value="1813.098145">
                <text:p>1813.098145</text:p>
              </table:table-cell>
              <table:table-cell office:value-type="float" office:value="1999.130737">
                <text:p>1999.130737</text:p>
              </table:table-cell>
            </table:table-row>
            <table:table-row>
              <table:table-cell office:value-type="float" office:value="295.6">
                <text:p>295.6</text:p>
              </table:table-cell>
              <table:table-cell office:value-type="float" office:value="1851.56189">
                <text:p>1851.56189</text:p>
              </table:table-cell>
              <table:table-cell office:value-type="float" office:value="1997.811035">
                <text:p>1997.811035</text:p>
              </table:table-cell>
              <table:table-cell office:value-type="float" office:value="1850.688232">
                <text:p>1850.6882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5.8">
                <text:p>295.8</text:p>
              </table:table-cell>
              <table:table-cell office:value-type="float" office:value="1876.360596">
                <text:p>1876.360596</text:p>
              </table:table-cell>
              <table:table-cell office:value-type="float" office:value="1890.065674">
                <text:p>1890.065674</text:p>
              </table:table-cell>
              <table:table-cell office:value-type="float" office:value="1867.408569">
                <text:p>1867.408569</text:p>
              </table:table-cell>
              <table:table-cell office:value-type="float" office:value="1911.396973">
                <text:p>1911.39697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848.135376">
                <text:p>1848.135376</text:p>
              </table:table-cell>
              <table:table-cell office:value-type="float" office:value="1987.958496">
                <text:p>1987.958496</text:p>
              </table:table-cell>
              <table:table-cell office:value-type="float" office:value="1859.411255">
                <text:p>1859.411255</text:p>
              </table:table-cell>
              <table:table-cell office:value-type="float" office:value="1994.382568">
                <text:p>1994.382568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1800.331543">
                <text:p>1800.331543</text:p>
              </table:table-cell>
              <table:table-cell office:value-type="float" office:value="1998.702393">
                <text:p>1998.702393</text:p>
              </table:table-cell>
              <table:table-cell office:value-type="float" office:value="1811.206787">
                <text:p>1811.206787</text:p>
              </table:table-cell>
              <table:table-cell office:value-type="float" office:value="1992.408447">
                <text:p>1992.408447</text:p>
              </table:table-cell>
            </table:table-row>
            <table:table-row>
              <table:table-cell office:value-type="float" office:value="296.4">
                <text:p>296.4</text:p>
              </table:table-cell>
              <table:table-cell office:value-type="float" office:value="1873.054443">
                <text:p>1873.054443</text:p>
              </table:table-cell>
              <table:table-cell office:value-type="float" office:value="1929.526611">
                <text:p>1929.526611</text:p>
              </table:table-cell>
              <table:table-cell office:value-type="float" office:value="1861.681885">
                <text:p>1861.681885</text:p>
              </table:table-cell>
              <table:table-cell office:value-type="float" office:value="1948.683472">
                <text:p>1948.683472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1876.110229">
                <text:p>1876.110229</text:p>
              </table:table-cell>
              <table:table-cell office:value-type="float" office:value="1957.148193">
                <text:p>1957.148193</text:p>
              </table:table-cell>
              <table:table-cell office:value-type="float" office:value="1878.180786">
                <text:p>1878.180786</text:p>
              </table:table-cell>
              <table:table-cell office:value-type="float" office:value="1967.711914">
                <text:p>1967.711914</text:p>
              </table:table-cell>
            </table:table-row>
            <table:table-row>
              <table:table-cell office:value-type="float" office:value="296.8">
                <text:p>296.8</text:p>
              </table:table-cell>
              <table:table-cell office:value-type="float" office:value="1773.116943">
                <text:p>1773.116943</text:p>
              </table:table-cell>
              <table:table-cell office:value-type="float" office:value="1997.051514">
                <text:p>1997.051514</text:p>
              </table:table-cell>
              <table:table-cell office:value-type="float" office:value="1789.912964">
                <text:p>1789.912964</text:p>
              </table:table-cell>
              <table:table-cell office:value-type="float" office:value="1990.665527">
                <text:p>1990.66552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869.558716">
                <text:p>1869.558716</text:p>
              </table:table-cell>
              <table:table-cell office:value-type="float" office:value="1978.334473">
                <text:p>1978.334473</text:p>
              </table:table-cell>
              <table:table-cell office:value-type="float" office:value="1864.859497">
                <text:p>1864.859497</text:p>
              </table:table-cell>
              <table:table-cell office:value-type="float" office:value="1988.802124">
                <text:p>1988.802124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884.929443">
                <text:p>1884.929443</text:p>
              </table:table-cell>
              <table:table-cell office:value-type="float" office:value="1923.083862">
                <text:p>1923.083862</text:p>
              </table:table-cell>
              <table:table-cell office:value-type="float" office:value="1878.445801">
                <text:p>1878.445801</text:p>
              </table:table-cell>
              <table:table-cell office:value-type="float" office:value="1939.715576">
                <text:p>1939.715576</text:p>
              </table:table-cell>
            </table:table-row>
            <table:table-row>
              <table:table-cell office:value-type="float" office:value="297.4">
                <text:p>297.4</text:p>
              </table:table-cell>
              <table:table-cell office:value-type="float" office:value="1828.159546">
                <text:p>1828.159546</text:p>
              </table:table-cell>
              <table:table-cell office:value-type="float" office:value="1997.655518">
                <text:p>1997.655518</text:p>
              </table:table-cell>
              <table:table-cell office:value-type="float" office:value="1835.297363">
                <text:p>1835.297363</text:p>
              </table:table-cell>
              <table:table-cell office:value-type="float" office:value="1998.79541">
                <text:p>1998.79541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1840.280762">
                <text:p>1840.280762</text:p>
              </table:table-cell>
              <table:table-cell office:value-type="float" office:value="1998.96228">
                <text:p>1998.96228</text:p>
              </table:table-cell>
              <table:table-cell office:value-type="float" office:value="1841.157104">
                <text:p>1841.1571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7.8">
                <text:p>297.8</text:p>
              </table:table-cell>
              <table:table-cell office:value-type="float" office:value="1873.030151">
                <text:p>1873.030151</text:p>
              </table:table-cell>
              <table:table-cell office:value-type="float" office:value="1922.342896">
                <text:p>1922.342896</text:p>
              </table:table-cell>
              <table:table-cell office:value-type="float" office:value="1866.332153">
                <text:p>1866.332153</text:p>
              </table:table-cell>
              <table:table-cell office:value-type="float" office:value="1943.296265">
                <text:p>1943.29626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863.508789">
                <text:p>1863.508789</text:p>
              </table:table-cell>
              <table:table-cell office:value-type="float" office:value="1981.474365">
                <text:p>1981.474365</text:p>
              </table:table-cell>
              <table:table-cell office:value-type="float" office:value="1872.483398">
                <text:p>1872.483398</text:p>
              </table:table-cell>
              <table:table-cell office:value-type="float" office:value="1989.348267">
                <text:p>1989.348267</text:p>
              </table:table-cell>
            </table:table-row>
            <table:table-row>
              <table:table-cell office:value-type="float" office:value="298.2">
                <text:p>298.2</text:p>
              </table:table-cell>
              <table:table-cell office:value-type="float" office:value="1799.821777">
                <text:p>1799.821777</text:p>
              </table:table-cell>
              <table:table-cell office:value-type="float" office:value="1998.488037">
                <text:p>1998.488037</text:p>
              </table:table-cell>
              <table:table-cell office:value-type="float" office:value="1807.804932">
                <text:p>1807.804932</text:p>
              </table:table-cell>
              <table:table-cell office:value-type="float" office:value="1995.842896">
                <text:p>1995.842896</text:p>
              </table:table-cell>
            </table:table-row>
            <table:table-row>
              <table:table-cell office:value-type="float" office:value="298.4">
                <text:p>298.4</text:p>
              </table:table-cell>
              <table:table-cell office:value-type="float" office:value="1884.196655">
                <text:p>1884.196655</text:p>
              </table:table-cell>
              <table:table-cell office:value-type="float" office:value="1987.221191">
                <text:p>1987.221191</text:p>
              </table:table-cell>
              <table:table-cell office:value-type="float" office:value="1883.766113">
                <text:p>1883.766113</text:p>
              </table:table-cell>
              <table:table-cell office:value-type="float" office:value="1998.201294">
                <text:p>1998.201294</text:p>
              </table:table-cell>
            </table:table-row>
            <table:table-row>
              <table:table-cell office:value-type="float" office:value="298.6">
                <text:p>298.6</text:p>
              </table:table-cell>
              <table:table-cell office:value-type="float" office:value="1882.282227">
                <text:p>1882.282227</text:p>
              </table:table-cell>
              <table:table-cell office:value-type="float" office:value="1939.88501">
                <text:p>1939.88501</text:p>
              </table:table-cell>
              <table:table-cell office:value-type="float" office:value="1879.071899">
                <text:p>1879.071899</text:p>
              </table:table-cell>
              <table:table-cell office:value-type="float" office:value="1956.90564">
                <text:p>1956.90564</text:p>
              </table:table-cell>
            </table:table-row>
            <table:table-row>
              <table:table-cell office:value-type="float" office:value="298.8">
                <text:p>298.8</text:p>
              </table:table-cell>
              <table:table-cell office:value-type="float" office:value="1813.749268">
                <text:p>1813.749268</text:p>
              </table:table-cell>
              <table:table-cell office:value-type="float" office:value="1996.749146">
                <text:p>1996.749146</text:p>
              </table:table-cell>
              <table:table-cell office:value-type="float" office:value="1823.07959">
                <text:p>1823.07959</text:p>
              </table:table-cell>
              <table:table-cell office:value-type="float" office:value="1998.896484">
                <text:p>1998.89648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859.572998">
                <text:p>1859.572998</text:p>
              </table:table-cell>
              <table:table-cell office:value-type="float" office:value="1995.615112">
                <text:p>1995.615112</text:p>
              </table:table-cell>
              <table:table-cell office:value-type="float" office:value="1859.976807">
                <text:p>1859.9768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99.2">
                <text:p>299.2</text:p>
              </table:table-cell>
              <table:table-cell office:value-type="float" office:value="1878.112183">
                <text:p>1878.112183</text:p>
              </table:table-cell>
              <table:table-cell office:value-type="float" office:value="1931.612305">
                <text:p>1931.612305</text:p>
              </table:table-cell>
              <table:table-cell office:value-type="float" office:value="1868.354248">
                <text:p>1868.354248</text:p>
              </table:table-cell>
              <table:table-cell office:value-type="float" office:value="1952.459839">
                <text:p>1952.459839</text:p>
              </table:table-cell>
            </table:table-row>
            <table:table-row>
              <table:table-cell office:value-type="float" office:value="299.4">
                <text:p>299.4</text:p>
              </table:table-cell>
              <table:table-cell office:value-type="float" office:value="1859.478516">
                <text:p>1859.478516</text:p>
              </table:table-cell>
              <table:table-cell office:value-type="float" office:value="1989.428589">
                <text:p>1989.428589</text:p>
              </table:table-cell>
              <table:table-cell office:value-type="float" office:value="1863.918335">
                <text:p>1863.918335</text:p>
              </table:table-cell>
              <table:table-cell office:value-type="float" office:value="1995.500244">
                <text:p>1995.500244</text:p>
              </table:table-cell>
            </table:table-row>
            <table:table-row>
              <table:table-cell office:value-type="float" office:value="299.6">
                <text:p>299.6</text:p>
              </table:table-cell>
              <table:table-cell office:value-type="float" office:value="1825.67334">
                <text:p>1825.67334</text:p>
              </table:table-cell>
              <table:table-cell office:value-type="float" office:value="1998.849609">
                <text:p>1998.849609</text:p>
              </table:table-cell>
              <table:table-cell office:value-type="float" office:value="1829.77417">
                <text:p>1829.77417</text:p>
              </table:table-cell>
              <table:table-cell office:value-type="float" office:value="1998.810303">
                <text:p>1998.810303</text:p>
              </table:table-cell>
            </table:table-row>
            <table:table-row>
              <table:table-cell office:value-type="float" office:value="299.8">
                <text:p>299.8</text:p>
              </table:table-cell>
              <table:table-cell office:value-type="float" office:value="1887.001953">
                <text:p>1887.001953</text:p>
              </table:table-cell>
              <table:table-cell office:value-type="float" office:value="1973.800415">
                <text:p>1973.800415</text:p>
              </table:table-cell>
              <table:table-cell office:value-type="float" office:value="1880.661133">
                <text:p>1880.661133</text:p>
              </table:table-cell>
              <table:table-cell office:value-type="float" office:value="1994.368652">
                <text:p>1994.3686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85.188232">
                <text:p>1885.188232</text:p>
              </table:table-cell>
              <table:table-cell office:value-type="float" office:value="1966.674194">
                <text:p>1966.674194</text:p>
              </table:table-cell>
              <table:table-cell office:value-type="float" office:value="1887.299194">
                <text:p>1887.299194</text:p>
              </table:table-cell>
              <table:table-cell office:value-type="float" office:value="1979.739014">
                <text:p>1979.739014</text:p>
              </table:table-cell>
            </table:table-row>
            <table:table-row>
              <table:table-cell office:value-type="float" office:value="300.2">
                <text:p>300.2</text:p>
              </table:table-cell>
              <table:table-cell office:value-type="float" office:value="1802.001831">
                <text:p>1802.001831</text:p>
              </table:table-cell>
              <table:table-cell office:value-type="float" office:value="1996.651489">
                <text:p>1996.651489</text:p>
              </table:table-cell>
              <table:table-cell office:value-type="float" office:value="1816.385498">
                <text:p>1816.385498</text:p>
              </table:table-cell>
              <table:table-cell office:value-type="float" office:value="1994.090088">
                <text:p>1994.090088</text:p>
              </table:table-cell>
            </table:table-row>
            <table:table-row>
              <table:table-cell office:value-type="float" office:value="300.4">
                <text:p>300.4</text:p>
              </table:table-cell>
              <table:table-cell office:value-type="float" office:value="1867.084961">
                <text:p>1867.084961</text:p>
              </table:table-cell>
              <table:table-cell office:value-type="float" office:value="1991.431641">
                <text:p>1991.431641</text:p>
              </table:table-cell>
              <table:table-cell office:value-type="float" office:value="1864.099487">
                <text:p>1864.0994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879.646484">
                <text:p>1879.646484</text:p>
              </table:table-cell>
              <table:table-cell office:value-type="float" office:value="1967.795654">
                <text:p>1967.795654</text:p>
              </table:table-cell>
              <table:table-cell office:value-type="float" office:value="1877.568115">
                <text:p>1877.568115</text:p>
              </table:table-cell>
              <table:table-cell office:value-type="float" office:value="1986.142578">
                <text:p>1986.142578</text:p>
              </table:table-cell>
            </table:table-row>
            <table:table-row>
              <table:table-cell office:value-type="float" office:value="300.8">
                <text:p>300.8</text:p>
              </table:table-cell>
              <table:table-cell office:value-type="float" office:value="1871.317383">
                <text:p>1871.317383</text:p>
              </table:table-cell>
              <table:table-cell office:value-type="float" office:value="1989.994629">
                <text:p>1989.994629</text:p>
              </table:table-cell>
              <table:table-cell office:value-type="float" office:value="1875.764038">
                <text:p>1875.764038</text:p>
              </table:table-cell>
              <table:table-cell office:value-type="float" office:value="1998.790527">
                <text:p>1998.7905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825.289795">
                <text:p>1825.289795</text:p>
              </table:table-cell>
              <table:table-cell office:value-type="float" office:value="1998.341187">
                <text:p>1998.341187</text:p>
              </table:table-cell>
              <table:table-cell office:value-type="float" office:value="1830.858154">
                <text:p>1830.858154</text:p>
              </table:table-cell>
              <table:table-cell office:value-type="float" office:value="1998.629517">
                <text:p>1998.629517</text:p>
              </table:table-cell>
            </table:table-row>
            <table:table-row>
              <table:table-cell office:value-type="float" office:value="301.2">
                <text:p>301.2</text:p>
              </table:table-cell>
              <table:table-cell office:value-type="float" office:value="1876.706787">
                <text:p>1876.706787</text:p>
              </table:table-cell>
              <table:table-cell office:value-type="float" office:value="1986.571045">
                <text:p>1986.571045</text:p>
              </table:table-cell>
              <table:table-cell office:value-type="float" office:value="1875.845093">
                <text:p>1875.8450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1888.312866">
                <text:p>1888.312866</text:p>
              </table:table-cell>
              <table:table-cell office:value-type="float" office:value="1966.799194">
                <text:p>1966.799194</text:p>
              </table:table-cell>
              <table:table-cell office:value-type="float" office:value="1885.854736">
                <text:p>1885.854736</text:p>
              </table:table-cell>
              <table:table-cell office:value-type="float" office:value="1982.763062">
                <text:p>1982.763062</text:p>
              </table:table-cell>
            </table:table-row>
            <table:table-row>
              <table:table-cell office:value-type="float" office:value="301.6">
                <text:p>301.6</text:p>
              </table:table-cell>
              <table:table-cell office:value-type="float" office:value="1843.634521">
                <text:p>1843.634521</text:p>
              </table:table-cell>
              <table:table-cell office:value-type="float" office:value="1996.927612">
                <text:p>1996.927612</text:p>
              </table:table-cell>
              <table:table-cell office:value-type="float" office:value="1851.942017">
                <text:p>1851.942017</text:p>
              </table:table-cell>
              <table:table-cell office:value-type="float" office:value="1999.467651">
                <text:p>1999.467651</text:p>
              </table:table-cell>
            </table:table-row>
            <table:table-row>
              <table:table-cell office:value-type="float" office:value="301.8">
                <text:p>301.8</text:p>
              </table:table-cell>
              <table:table-cell office:value-type="float" office:value="1853.38147">
                <text:p>1853.38147</text:p>
              </table:table-cell>
              <table:table-cell office:value-type="float" office:value="1993.435913">
                <text:p>1993.435913</text:p>
              </table:table-cell>
              <table:table-cell office:value-type="float" office:value="1855.324463">
                <text:p>1855.3244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885.23291">
                <text:p>1885.23291</text:p>
              </table:table-cell>
              <table:table-cell office:value-type="float" office:value="1986.722412">
                <text:p>1986.722412</text:p>
              </table:table-cell>
              <table:table-cell office:value-type="float" office:value="1883.026611">
                <text:p>1883.0266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2.2">
                <text:p>302.2</text:p>
              </table:table-cell>
              <table:table-cell office:value-type="float" office:value="1866.618042">
                <text:p>1866.618042</text:p>
              </table:table-cell>
              <table:table-cell office:value-type="float" office:value="1988.310181">
                <text:p>1988.310181</text:p>
              </table:table-cell>
              <table:table-cell office:value-type="float" office:value="1869.301636">
                <text:p>1869.3016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1862.41748">
                <text:p>1862.41748</text:p>
              </table:table-cell>
              <table:table-cell office:value-type="float" office:value="1996.549194">
                <text:p>1996.549194</text:p>
              </table:table-cell>
              <table:table-cell office:value-type="float" office:value="1865.083496">
                <text:p>1865.0834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2.6">
                <text:p>302.6</text:p>
              </table:table-cell>
              <table:table-cell office:value-type="float" office:value="1874.078857">
                <text:p>1874.078857</text:p>
              </table:table-cell>
              <table:table-cell office:value-type="float" office:value="1993.365601">
                <text:p>1993.365601</text:p>
              </table:table-cell>
              <table:table-cell office:value-type="float" office:value="1872.314697">
                <text:p>1872.3146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2.8">
                <text:p>302.8</text:p>
              </table:table-cell>
              <table:table-cell office:value-type="float" office:value="1871.702271">
                <text:p>1871.702271</text:p>
              </table:table-cell>
              <table:table-cell office:value-type="float" office:value="1986.245239">
                <text:p>1986.245239</text:p>
              </table:table-cell>
              <table:table-cell office:value-type="float" office:value="1869.645874">
                <text:p>1869.64587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877.443237">
                <text:p>1877.443237</text:p>
              </table:table-cell>
              <table:table-cell office:value-type="float" office:value="1990.891113">
                <text:p>1990.891113</text:p>
              </table:table-cell>
              <table:table-cell office:value-type="float" office:value="1875.050293">
                <text:p>1875.0502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3.2">
                <text:p>303.2</text:p>
              </table:table-cell>
              <table:table-cell office:value-type="float" office:value="1888.654419">
                <text:p>1888.654419</text:p>
              </table:table-cell>
              <table:table-cell office:value-type="float" office:value="1989.131226">
                <text:p>1989.131226</text:p>
              </table:table-cell>
              <table:table-cell office:value-type="float" office:value="1887.101196">
                <text:p>1887.1011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3.4">
                <text:p>303.4</text:p>
              </table:table-cell>
              <table:table-cell office:value-type="float" office:value="1833.787598">
                <text:p>1833.787598</text:p>
              </table:table-cell>
              <table:table-cell office:value-type="float" office:value="1955.102051">
                <text:p>1955.102051</text:p>
              </table:table-cell>
              <table:table-cell office:value-type="float" office:value="1839.202271">
                <text:p>1839.202271</text:p>
              </table:table-cell>
              <table:table-cell office:value-type="float" office:value="1966.738892">
                <text:p>1966.738892</text:p>
              </table:table-cell>
            </table:table-row>
            <table:table-row>
              <table:table-cell office:value-type="float" office:value="303.6">
                <text:p>303.6</text:p>
              </table:table-cell>
              <table:table-cell office:value-type="float" office:value="1796.803467">
                <text:p>1796.803467</text:p>
              </table:table-cell>
              <table:table-cell office:value-type="float" office:value="1958.500488">
                <text:p>1958.500488</text:p>
              </table:table-cell>
              <table:table-cell office:value-type="float" office:value="1803.584106">
                <text:p>1803.584106</text:p>
              </table:table-cell>
              <table:table-cell office:value-type="float" office:value="1951.901489">
                <text:p>1951.901489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1769.379517">
                <text:p>1769.379517</text:p>
              </table:table-cell>
              <table:table-cell office:value-type="float" office:value="1924.441406">
                <text:p>1924.441406</text:p>
              </table:table-cell>
              <table:table-cell office:value-type="float" office:value="1773.925171">
                <text:p>1773.925171</text:p>
              </table:table-cell>
              <table:table-cell office:value-type="float" office:value="1923.023193">
                <text:p>1923.02319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767.571533">
                <text:p>1767.571533</text:p>
              </table:table-cell>
              <table:table-cell office:value-type="float" office:value="1873.979614">
                <text:p>1873.979614</text:p>
              </table:table-cell>
              <table:table-cell office:value-type="float" office:value="1764.865723">
                <text:p>1764.865723</text:p>
              </table:table-cell>
              <table:table-cell office:value-type="float" office:value="1874.009277">
                <text:p>1874.009277</text:p>
              </table:table-cell>
            </table:table-row>
            <table:table-row>
              <table:table-cell office:value-type="float" office:value="304.2">
                <text:p>304.2</text:p>
              </table:table-cell>
              <table:table-cell office:value-type="float" office:value="1736.80896">
                <text:p>1736.80896</text:p>
              </table:table-cell>
              <table:table-cell office:value-type="float" office:value="1865.88208">
                <text:p>1865.88208</text:p>
              </table:table-cell>
              <table:table-cell office:value-type="float" office:value="1736.333984">
                <text:p>1736.333984</text:p>
              </table:table-cell>
              <table:table-cell office:value-type="float" office:value="1868.4375">
                <text:p>1868.4375</text:p>
              </table:table-cell>
            </table:table-row>
            <table:table-row>
              <table:table-cell office:value-type="float" office:value="304.4">
                <text:p>304.4</text:p>
              </table:table-cell>
              <table:table-cell office:value-type="float" office:value="1708.580078">
                <text:p>1708.580078</text:p>
              </table:table-cell>
              <table:table-cell office:value-type="float" office:value="1842.761963">
                <text:p>1842.761963</text:p>
              </table:table-cell>
              <table:table-cell office:value-type="float" office:value="1709.688354">
                <text:p>1709.688354</text:p>
              </table:table-cell>
              <table:table-cell office:value-type="float" office:value="1838.503174">
                <text:p>1838.503174</text:p>
              </table:table-cell>
            </table:table-row>
            <table:table-row>
              <table:table-cell office:value-type="float" office:value="304.6">
                <text:p>304.6</text:p>
              </table:table-cell>
              <table:table-cell office:value-type="float" office:value="1703.700562">
                <text:p>1703.700562</text:p>
              </table:table-cell>
              <table:table-cell office:value-type="float" office:value="1811.092773">
                <text:p>1811.092773</text:p>
              </table:table-cell>
              <table:table-cell office:value-type="float" office:value="1702.949707">
                <text:p>1702.949707</text:p>
              </table:table-cell>
              <table:table-cell office:value-type="float" office:value="1811.300049">
                <text:p>1811.300049</text:p>
              </table:table-cell>
            </table:table-row>
            <table:table-row>
              <table:table-cell office:value-type="float" office:value="304.8">
                <text:p>304.8</text:p>
              </table:table-cell>
              <table:table-cell office:value-type="float" office:value="1685.65271">
                <text:p>1685.65271</text:p>
              </table:table-cell>
              <table:table-cell office:value-type="float" office:value="1800.189819">
                <text:p>1800.189819</text:p>
              </table:table-cell>
              <table:table-cell office:value-type="float" office:value="1684.933472">
                <text:p>1684.933472</text:p>
              </table:table-cell>
              <table:table-cell office:value-type="float" office:value="1797.337158">
                <text:p>1797.33715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670.63623">
                <text:p>1670.63623</text:p>
              </table:table-cell>
              <table:table-cell office:value-type="float" office:value="1771.575439">
                <text:p>1771.575439</text:p>
              </table:table-cell>
              <table:table-cell office:value-type="float" office:value="1672.58252">
                <text:p>1672.58252</text:p>
              </table:table-cell>
              <table:table-cell office:value-type="float" office:value="1785.057373">
                <text:p>1785.057373</text:p>
              </table:table-cell>
            </table:table-row>
            <table:table-row>
              <table:table-cell office:value-type="float" office:value="305.2">
                <text:p>305.2</text:p>
              </table:table-cell>
              <table:table-cell office:value-type="float" office:value="1666.948364">
                <text:p>1666.948364</text:p>
              </table:table-cell>
              <table:table-cell office:value-type="float" office:value="1756.279297">
                <text:p>1756.279297</text:p>
              </table:table-cell>
              <table:table-cell office:value-type="float" office:value="1672.782837">
                <text:p>1672.782837</text:p>
              </table:table-cell>
              <table:table-cell office:value-type="float" office:value="1752.949707">
                <text:p>1752.949707</text:p>
              </table:table-cell>
            </table:table-row>
            <table:table-row>
              <table:table-cell office:value-type="float" office:value="305.4">
                <text:p>305.4</text:p>
              </table:table-cell>
              <table:table-cell office:value-type="float" office:value="1658.675415">
                <text:p>1658.675415</text:p>
              </table:table-cell>
              <table:table-cell office:value-type="float" office:value="1748.335449">
                <text:p>1748.335449</text:p>
              </table:table-cell>
              <table:table-cell office:value-type="float" office:value="1653.27478">
                <text:p>1653.27478</text:p>
              </table:table-cell>
              <table:table-cell office:value-type="float" office:value="1745.998047">
                <text:p>1745.998047</text:p>
              </table:table-cell>
            </table:table-row>
            <table:table-row>
              <table:table-cell office:value-type="float" office:value="305.6">
                <text:p>305.6</text:p>
              </table:table-cell>
              <table:table-cell office:value-type="float" office:value="1640.018799">
                <text:p>1640.018799</text:p>
              </table:table-cell>
              <table:table-cell office:value-type="float" office:value="1731.254028">
                <text:p>1731.254028</text:p>
              </table:table-cell>
              <table:table-cell office:value-type="float" office:value="1644.780273">
                <text:p>1644.780273</text:p>
              </table:table-cell>
              <table:table-cell office:value-type="float" office:value="1729.435791">
                <text:p>1729.435791</text:p>
              </table:table-cell>
            </table:table-row>
            <table:table-row>
              <table:table-cell office:value-type="float" office:value="305.8">
                <text:p>305.8</text:p>
              </table:table-cell>
              <table:table-cell office:value-type="float" office:value="1638.733154">
                <text:p>1638.733154</text:p>
              </table:table-cell>
              <table:table-cell office:value-type="float" office:value="1715.702515">
                <text:p>1715.702515</text:p>
              </table:table-cell>
              <table:table-cell office:value-type="float" office:value="1635.704102">
                <text:p>1635.704102</text:p>
              </table:table-cell>
              <table:table-cell office:value-type="float" office:value="1716.269043">
                <text:p>1716.26904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629.898926">
                <text:p>1629.898926</text:p>
              </table:table-cell>
              <table:table-cell office:value-type="float" office:value="1707.234741">
                <text:p>1707.234741</text:p>
              </table:table-cell>
              <table:table-cell office:value-type="float" office:value="1628.630127">
                <text:p>1628.630127</text:p>
              </table:table-cell>
              <table:table-cell office:value-type="float" office:value="1703.537231">
                <text:p>1703.537231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1623.674316">
                <text:p>1623.674316</text:p>
              </table:table-cell>
              <table:table-cell office:value-type="float" office:value="1690.068359">
                <text:p>1690.068359</text:p>
              </table:table-cell>
              <table:table-cell office:value-type="float" office:value="1618.22937">
                <text:p>1618.22937</text:p>
              </table:table-cell>
              <table:table-cell office:value-type="float" office:value="1696.84082">
                <text:p>1696.84082</text:p>
              </table:table-cell>
            </table:table-row>
            <table:table-row>
              <table:table-cell office:value-type="float" office:value="306.4">
                <text:p>306.4</text:p>
              </table:table-cell>
              <table:table-cell office:value-type="float" office:value="1615.58252">
                <text:p>1615.58252</text:p>
              </table:table-cell>
              <table:table-cell office:value-type="float" office:value="1678.052368">
                <text:p>1678.052368</text:p>
              </table:table-cell>
              <table:table-cell office:value-type="float" office:value="1619.186523">
                <text:p>1619.186523</text:p>
              </table:table-cell>
              <table:table-cell office:value-type="float" office:value="1679.658325">
                <text:p>1679.658325</text:p>
              </table:table-cell>
            </table:table-row>
            <table:table-row>
              <table:table-cell office:value-type="float" office:value="306.6">
                <text:p>306.6</text:p>
              </table:table-cell>
              <table:table-cell office:value-type="float" office:value="1611.795532">
                <text:p>1611.795532</text:p>
              </table:table-cell>
              <table:table-cell office:value-type="float" office:value="1674.342651">
                <text:p>1674.342651</text:p>
              </table:table-cell>
              <table:table-cell office:value-type="float" office:value="1610.657959">
                <text:p>1610.657959</text:p>
              </table:table-cell>
              <table:table-cell office:value-type="float" office:value="1673.066528">
                <text:p>1673.066528</text:p>
              </table:table-cell>
            </table:table-row>
            <table:table-row>
              <table:table-cell office:value-type="float" office:value="306.8">
                <text:p>306.8</text:p>
              </table:table-cell>
              <table:table-cell office:value-type="float" office:value="1601.719238">
                <text:p>1601.719238</text:p>
              </table:table-cell>
              <table:table-cell office:value-type="float" office:value="1670.271362">
                <text:p>1670.271362</text:p>
              </table:table-cell>
              <table:table-cell office:value-type="float" office:value="1604.095093">
                <text:p>1604.095093</text:p>
              </table:table-cell>
              <table:table-cell office:value-type="float" office:value="1660.130615">
                <text:p>1660.13061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600.625122">
                <text:p>1600.625122</text:p>
              </table:table-cell>
              <table:table-cell office:value-type="float" office:value="1652.804688">
                <text:p>1652.804688</text:p>
              </table:table-cell>
              <table:table-cell office:value-type="float" office:value="1597.487671">
                <text:p>1597.487671</text:p>
              </table:table-cell>
              <table:table-cell office:value-type="float" office:value="1659.342285">
                <text:p>1659.342285</text:p>
              </table:table-cell>
            </table:table-row>
            <table:table-row>
              <table:table-cell office:value-type="float" office:value="307.2">
                <text:p>307.2</text:p>
              </table:table-cell>
              <table:table-cell office:value-type="float" office:value="1594.16272">
                <text:p>1594.16272</text:p>
              </table:table-cell>
              <table:table-cell office:value-type="float" office:value="1650.525146">
                <text:p>1650.525146</text:p>
              </table:table-cell>
              <table:table-cell office:value-type="float" office:value="1599.820679">
                <text:p>1599.820679</text:p>
              </table:table-cell>
              <table:table-cell office:value-type="float" office:value="1650.294556">
                <text:p>1650.294556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597.564941">
                <text:p>1597.564941</text:p>
              </table:table-cell>
              <table:table-cell office:value-type="float" office:value="1642.676758">
                <text:p>1642.676758</text:p>
              </table:table-cell>
              <table:table-cell office:value-type="float" office:value="1594.605347">
                <text:p>1594.605347</text:p>
              </table:table-cell>
              <table:table-cell office:value-type="float" office:value="1642.698486">
                <text:p>1642.698486</text:p>
              </table:table-cell>
            </table:table-row>
            <table:table-row>
              <table:table-cell office:value-type="float" office:value="307.6">
                <text:p>307.6</text:p>
              </table:table-cell>
              <table:table-cell office:value-type="float" office:value="1591.538818">
                <text:p>1591.538818</text:p>
              </table:table-cell>
              <table:table-cell office:value-type="float" office:value="1634.378174">
                <text:p>1634.378174</text:p>
              </table:table-cell>
              <table:table-cell office:value-type="float" office:value="1592.048584">
                <text:p>1592.048584</text:p>
              </table:table-cell>
              <table:table-cell office:value-type="float" office:value="1633.033447">
                <text:p>1633.033447</text:p>
              </table:table-cell>
            </table:table-row>
            <table:table-row>
              <table:table-cell office:value-type="float" office:value="307.8">
                <text:p>307.8</text:p>
              </table:table-cell>
              <table:table-cell office:value-type="float" office:value="1587.309326">
                <text:p>1587.309326</text:p>
              </table:table-cell>
              <table:table-cell office:value-type="float" office:value="1631.528564">
                <text:p>1631.528564</text:p>
              </table:table-cell>
              <table:table-cell office:value-type="float" office:value="1589.650879">
                <text:p>1589.650879</text:p>
              </table:table-cell>
              <table:table-cell office:value-type="float" office:value="1627.698486">
                <text:p>1627.69848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584.478394">
                <text:p>1584.478394</text:p>
              </table:table-cell>
              <table:table-cell office:value-type="float" office:value="1623.528564">
                <text:p>1623.528564</text:p>
              </table:table-cell>
              <table:table-cell office:value-type="float" office:value="1587.471436">
                <text:p>1587.471436</text:p>
              </table:table-cell>
              <table:table-cell office:value-type="float" office:value="1623.969238">
                <text:p>1623.969238</text:p>
              </table:table-cell>
            </table:table-row>
            <table:table-row>
              <table:table-cell office:value-type="float" office:value="308.2">
                <text:p>308.2</text:p>
              </table:table-cell>
              <table:table-cell office:value-type="float" office:value="1582.932129">
                <text:p>1582.932129</text:p>
              </table:table-cell>
              <table:table-cell office:value-type="float" office:value="1616.963501">
                <text:p>1616.963501</text:p>
              </table:table-cell>
              <table:table-cell office:value-type="float" office:value="1587.637329">
                <text:p>1587.637329</text:p>
              </table:table-cell>
              <table:table-cell office:value-type="float" office:value="1616.590576">
                <text:p>1616.590576</text:p>
              </table:table-cell>
            </table:table-row>
            <table:table-row>
              <table:table-cell office:value-type="float" office:value="308.4">
                <text:p>308.4</text:p>
              </table:table-cell>
              <table:table-cell office:value-type="float" office:value="1586.415771">
                <text:p>1586.415771</text:p>
              </table:table-cell>
              <table:table-cell office:value-type="float" office:value="1613.837402">
                <text:p>1613.837402</text:p>
              </table:table-cell>
              <table:table-cell office:value-type="float" office:value="1581.260376">
                <text:p>1581.260376</text:p>
              </table:table-cell>
              <table:table-cell office:value-type="float" office:value="1616.626587">
                <text:p>1616.626587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1575.302002">
                <text:p>1575.302002</text:p>
              </table:table-cell>
              <table:table-cell office:value-type="float" office:value="1615.315186">
                <text:p>1615.315186</text:p>
              </table:table-cell>
              <table:table-cell office:value-type="float" office:value="1578.007324">
                <text:p>1578.007324</text:p>
              </table:table-cell>
              <table:table-cell office:value-type="float" office:value="1610.740234">
                <text:p>1610.740234</text:p>
              </table:table-cell>
            </table:table-row>
            <table:table-row>
              <table:table-cell office:value-type="float" office:value="308.8">
                <text:p>308.8</text:p>
              </table:table-cell>
              <table:table-cell office:value-type="float" office:value="1575.368408">
                <text:p>1575.368408</text:p>
              </table:table-cell>
              <table:table-cell office:value-type="float" office:value="1609.521729">
                <text:p>1609.521729</text:p>
              </table:table-cell>
              <table:table-cell office:value-type="float" office:value="1578.947388">
                <text:p>1578.947388</text:p>
              </table:table-cell>
              <table:table-cell office:value-type="float" office:value="1604.399658">
                <text:p>1604.39965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577.47998">
                <text:p>1577.47998</text:p>
              </table:table-cell>
              <table:table-cell office:value-type="float" office:value="1604.357422">
                <text:p>1604.357422</text:p>
              </table:table-cell>
              <table:table-cell office:value-type="float" office:value="1578.795166">
                <text:p>1578.795166</text:p>
              </table:table-cell>
              <table:table-cell office:value-type="float" office:value="1604.784058">
                <text:p>1604.784058</text:p>
              </table:table-cell>
            </table:table-row>
            <table:table-row>
              <table:table-cell office:value-type="float" office:value="309.2">
                <text:p>309.2</text:p>
              </table:table-cell>
              <table:table-cell office:value-type="float" office:value="1575.950317">
                <text:p>1575.950317</text:p>
              </table:table-cell>
              <table:table-cell office:value-type="float" office:value="1603.276123">
                <text:p>1603.276123</text:p>
              </table:table-cell>
              <table:table-cell office:value-type="float" office:value="1574.630493">
                <text:p>1574.630493</text:p>
              </table:table-cell>
              <table:table-cell office:value-type="float" office:value="1602.107422">
                <text:p>1602.107422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1573.968262">
                <text:p>1573.968262</text:p>
              </table:table-cell>
              <table:table-cell office:value-type="float" office:value="1597.440796">
                <text:p>1597.440796</text:p>
              </table:table-cell>
              <table:table-cell office:value-type="float" office:value="1576.789429">
                <text:p>1576.789429</text:p>
              </table:table-cell>
              <table:table-cell office:value-type="float" office:value="1594.424683">
                <text:p>1594.424683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1575.499268">
                <text:p>1575.499268</text:p>
              </table:table-cell>
              <table:table-cell office:value-type="float" office:value="1594.237549">
                <text:p>1594.237549</text:p>
              </table:table-cell>
              <table:table-cell office:value-type="float" office:value="1572.78894">
                <text:p>1572.78894</text:p>
              </table:table-cell>
              <table:table-cell office:value-type="float" office:value="1594.985107">
                <text:p>1594.985107</text:p>
              </table:table-cell>
            </table:table-row>
            <table:table-row>
              <table:table-cell office:value-type="float" office:value="309.8">
                <text:p>309.8</text:p>
              </table:table-cell>
              <table:table-cell office:value-type="float" office:value="1573.801758">
                <text:p>1573.801758</text:p>
              </table:table-cell>
              <table:table-cell office:value-type="float" office:value="1593.159912">
                <text:p>1593.159912</text:p>
              </table:table-cell>
              <table:table-cell office:value-type="float" office:value="1574.755615">
                <text:p>1574.755615</text:p>
              </table:table-cell>
              <table:table-cell office:value-type="float" office:value="1593.662354">
                <text:p>1593.66235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81.514404">
                <text:p>1581.514404</text:p>
              </table:table-cell>
              <table:table-cell office:value-type="float" office:value="1602.559082">
                <text:p>1602.559082</text:p>
              </table:table-cell>
              <table:table-cell office:value-type="float" office:value="1499.072388">
                <text:p>1499.072388</text:p>
              </table:table-cell>
              <table:table-cell office:value-type="float" office:value="1536.640381">
                <text:p>1536.640381</text:p>
              </table:table-cell>
            </table:table-row>
            <table:table-row>
              <table:table-cell office:value-type="float" office:value="310.2">
                <text:p>310.2</text:p>
              </table:table-cell>
              <table:table-cell office:value-type="float" office:value="1522.614502">
                <text:p>1522.614502</text:p>
              </table:table-cell>
              <table:table-cell office:value-type="float" office:value="1538.782471">
                <text:p>1538.782471</text:p>
              </table:table-cell>
              <table:table-cell office:value-type="float" office:value="1431.489746">
                <text:p>1431.489746</text:p>
              </table:table-cell>
              <table:table-cell office:value-type="float" office:value="1448.655518">
                <text:p>1448.655518</text:p>
              </table:table-cell>
            </table:table-row>
            <table:table-row>
              <table:table-cell office:value-type="float" office:value="310.4">
                <text:p>310.4</text:p>
              </table:table-cell>
              <table:table-cell office:value-type="float" office:value="1537.991577">
                <text:p>1537.991577</text:p>
              </table:table-cell>
              <table:table-cell office:value-type="float" office:value="1580.673096">
                <text:p>1580.673096</text:p>
              </table:table-cell>
              <table:table-cell office:value-type="float" office:value="1488.069824">
                <text:p>1488.069824</text:p>
              </table:table-cell>
              <table:table-cell office:value-type="float" office:value="1435.944824">
                <text:p>1435.944824</text:p>
              </table:table-cell>
            </table:table-row>
            <table:table-row>
              <table:table-cell office:value-type="float" office:value="310.6">
                <text:p>310.6</text:p>
              </table:table-cell>
              <table:table-cell office:value-type="float" office:value="1626.030884">
                <text:p>1626.030884</text:p>
              </table:table-cell>
              <table:table-cell office:value-type="float" office:value="1644.831543">
                <text:p>1644.831543</text:p>
              </table:table-cell>
              <table:table-cell office:value-type="float" office:value="1529.516235">
                <text:p>1529.516235</text:p>
              </table:table-cell>
              <table:table-cell office:value-type="float" office:value="1576.065918">
                <text:p>1576.065918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593.261353">
                <text:p>1593.261353</text:p>
              </table:table-cell>
              <table:table-cell office:value-type="float" office:value="1604.713623">
                <text:p>1604.713623</text:p>
              </table:table-cell>
              <table:table-cell office:value-type="float" office:value="1550.778564">
                <text:p>1550.778564</text:p>
              </table:table-cell>
              <table:table-cell office:value-type="float" office:value="1572.551147">
                <text:p>1572.55114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69.94458">
                <text:p>1569.94458</text:p>
              </table:table-cell>
              <table:table-cell office:value-type="float" office:value="1583.311035">
                <text:p>1583.311035</text:p>
              </table:table-cell>
              <table:table-cell office:value-type="float" office:value="1582.441528">
                <text:p>1582.441528</text:p>
              </table:table-cell>
              <table:table-cell office:value-type="float" office:value="1594.505127">
                <text:p>1594.505127</text:p>
              </table:table-cell>
            </table:table-row>
            <table:table-row>
              <table:table-cell office:value-type="float" office:value="311.2">
                <text:p>311.2</text:p>
              </table:table-cell>
              <table:table-cell office:value-type="float" office:value="1575.479614">
                <text:p>1575.479614</text:p>
              </table:table-cell>
              <table:table-cell office:value-type="float" office:value="1583.260742">
                <text:p>1583.260742</text:p>
              </table:table-cell>
              <table:table-cell office:value-type="float" office:value="1576.652222">
                <text:p>1576.652222</text:p>
              </table:table-cell>
              <table:table-cell office:value-type="float" office:value="1595.665771">
                <text:p>1595.665771</text:p>
              </table:table-cell>
            </table:table-row>
            <table:table-row>
              <table:table-cell office:value-type="float" office:value="311.4">
                <text:p>311.4</text:p>
              </table:table-cell>
              <table:table-cell office:value-type="float" office:value="1575.756348">
                <text:p>1575.756348</text:p>
              </table:table-cell>
              <table:table-cell office:value-type="float" office:value="1578.90625">
                <text:p>1578.90625</text:p>
              </table:table-cell>
              <table:table-cell office:value-type="float" office:value="1574.112061">
                <text:p>1574.112061</text:p>
              </table:table-cell>
              <table:table-cell office:value-type="float" office:value="1588.959229">
                <text:p>1588.959229</text:p>
              </table:table-cell>
            </table:table-row>
            <table:table-row>
              <table:table-cell office:value-type="float" office:value="311.6">
                <text:p>311.6</text:p>
              </table:table-cell>
              <table:table-cell office:value-type="float" office:value="1577.723389">
                <text:p>1577.723389</text:p>
              </table:table-cell>
              <table:table-cell office:value-type="float" office:value="1581.205078">
                <text:p>1581.205078</text:p>
              </table:table-cell>
              <table:table-cell office:value-type="float" office:value="1574.418579">
                <text:p>1574.418579</text:p>
              </table:table-cell>
              <table:table-cell office:value-type="float" office:value="1590.26123">
                <text:p>1590.26123</text:p>
              </table:table-cell>
            </table:table-row>
            <table:table-row>
              <table:table-cell office:value-type="float" office:value="311.8">
                <text:p>311.8</text:p>
              </table:table-cell>
              <table:table-cell office:value-type="float" office:value="1577.374634">
                <text:p>1577.374634</text:p>
              </table:table-cell>
              <table:table-cell office:value-type="float" office:value="1580.661621">
                <text:p>1580.661621</text:p>
              </table:table-cell>
              <table:table-cell office:value-type="float" office:value="1574.203125">
                <text:p>1574.203125</text:p>
              </table:table-cell>
              <table:table-cell office:value-type="float" office:value="1587.456909">
                <text:p>1587.45690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575.048218">
                <text:p>1575.048218</text:p>
              </table:table-cell>
              <table:table-cell office:value-type="float" office:value="1580.175049">
                <text:p>1580.175049</text:p>
              </table:table-cell>
              <table:table-cell office:value-type="float" office:value="1572.655396">
                <text:p>1572.655396</text:p>
              </table:table-cell>
              <table:table-cell office:value-type="float" office:value="1584.806763">
                <text:p>1584.806763</text:p>
              </table:table-cell>
            </table:table-row>
            <table:table-row>
              <table:table-cell office:value-type="float" office:value="312.2">
                <text:p>312.2</text:p>
              </table:table-cell>
              <table:table-cell office:value-type="float" office:value="1578.139648">
                <text:p>1578.139648</text:p>
              </table:table-cell>
              <table:table-cell office:value-type="float" office:value="1577.524902">
                <text:p>1577.524902</text:p>
              </table:table-cell>
              <table:table-cell office:value-type="float" office:value="1573.432739">
                <text:p>1573.432739</text:p>
              </table:table-cell>
              <table:table-cell office:value-type="float" office:value="1585.296021">
                <text:p>1585.296021</text:p>
              </table:table-cell>
            </table:table-row>
            <table:table-row>
              <table:table-cell office:value-type="float" office:value="312.4">
                <text:p>312.4</text:p>
              </table:table-cell>
              <table:table-cell office:value-type="float" office:value="1575.366333">
                <text:p>1575.366333</text:p>
              </table:table-cell>
              <table:table-cell office:value-type="float" office:value="1580.527954">
                <text:p>1580.527954</text:p>
              </table:table-cell>
              <table:table-cell office:value-type="float" office:value="1572.691162">
                <text:p>1572.691162</text:p>
              </table:table-cell>
              <table:table-cell office:value-type="float" office:value="1583.154053">
                <text:p>1583.154053</text:p>
              </table:table-cell>
            </table:table-row>
            <table:table-row>
              <table:table-cell office:value-type="float" office:value="312.6">
                <text:p>312.6</text:p>
              </table:table-cell>
              <table:table-cell office:value-type="float" office:value="1571.515625">
                <text:p>1571.515625</text:p>
              </table:table-cell>
              <table:table-cell office:value-type="float" office:value="1581.911499">
                <text:p>1581.911499</text:p>
              </table:table-cell>
              <table:table-cell office:value-type="float" office:value="1564.349365">
                <text:p>1564.349365</text:p>
              </table:table-cell>
              <table:table-cell office:value-type="float" office:value="1592.861694">
                <text:p>1592.861694</text:p>
              </table:table-cell>
            </table:table-row>
            <table:table-row>
              <table:table-cell office:value-type="float" office:value="312.8">
                <text:p>312.8</text:p>
              </table:table-cell>
              <table:table-cell office:value-type="float" office:value="1576.140503">
                <text:p>1576.140503</text:p>
              </table:table-cell>
              <table:table-cell office:value-type="float" office:value="1584.249146">
                <text:p>1584.249146</text:p>
              </table:table-cell>
              <table:table-cell office:value-type="float" office:value="1579.074341">
                <text:p>1579.074341</text:p>
              </table:table-cell>
              <table:table-cell office:value-type="float" office:value="1585.074951">
                <text:p>1585.07495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594.619629">
                <text:p>1594.619629</text:p>
              </table:table-cell>
              <table:table-cell office:value-type="float" office:value="1566.396606">
                <text:p>1566.396606</text:p>
              </table:table-cell>
              <table:table-cell office:value-type="float" office:value="1596.484619">
                <text:p>1596.484619</text:p>
              </table:table-cell>
              <table:table-cell office:value-type="float" office:value="1565.630615">
                <text:p>1565.630615</text:p>
              </table:table-cell>
            </table:table-row>
            <table:table-row>
              <table:table-cell office:value-type="float" office:value="313.2">
                <text:p>313.2</text:p>
              </table:table-cell>
              <table:table-cell office:value-type="float" office:value="1568.467407">
                <text:p>1568.467407</text:p>
              </table:table-cell>
              <table:table-cell office:value-type="float" office:value="1590.151855">
                <text:p>1590.151855</text:p>
              </table:table-cell>
              <table:table-cell office:value-type="float" office:value="1558.711792">
                <text:p>1558.711792</text:p>
              </table:table-cell>
              <table:table-cell office:value-type="float" office:value="1598.158569">
                <text:p>1598.158569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1568.562134">
                <text:p>1568.562134</text:p>
              </table:table-cell>
              <table:table-cell office:value-type="float" office:value="1590.058472">
                <text:p>1590.058472</text:p>
              </table:table-cell>
              <table:table-cell office:value-type="float" office:value="1567.869751">
                <text:p>1567.869751</text:p>
              </table:table-cell>
              <table:table-cell office:value-type="float" office:value="1591.347046">
                <text:p>1591.347046</text:p>
              </table:table-cell>
            </table:table-row>
            <table:table-row>
              <table:table-cell office:value-type="float" office:value="313.6">
                <text:p>313.6</text:p>
              </table:table-cell>
              <table:table-cell office:value-type="float" office:value="1575.266602">
                <text:p>1575.266602</text:p>
              </table:table-cell>
              <table:table-cell office:value-type="float" office:value="1580.893188">
                <text:p>1580.893188</text:p>
              </table:table-cell>
              <table:table-cell office:value-type="float" office:value="1574.628662">
                <text:p>1574.628662</text:p>
              </table:table-cell>
              <table:table-cell office:value-type="float" office:value="1584.300293">
                <text:p>1584.300293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1572.474487">
                <text:p>1572.474487</text:p>
              </table:table-cell>
              <table:table-cell office:value-type="float" office:value="1581.897705">
                <text:p>1581.897705</text:p>
              </table:table-cell>
              <table:table-cell office:value-type="float" office:value="1573.898926">
                <text:p>1573.898926</text:p>
              </table:table-cell>
              <table:table-cell office:value-type="float" office:value="1582.052368">
                <text:p>1582.05236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570.873413">
                <text:p>1570.873413</text:p>
              </table:table-cell>
              <table:table-cell office:value-type="float" office:value="1581.466553">
                <text:p>1581.466553</text:p>
              </table:table-cell>
              <table:table-cell office:value-type="float" office:value="1569.656982">
                <text:p>1569.656982</text:p>
              </table:table-cell>
              <table:table-cell office:value-type="float" office:value="1585.560669">
                <text:p>1585.560669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573.342407">
                <text:p>1573.342407</text:p>
              </table:table-cell>
              <table:table-cell office:value-type="float" office:value="1581.282593">
                <text:p>1581.282593</text:p>
              </table:table-cell>
              <table:table-cell office:value-type="float" office:value="1577.949707">
                <text:p>1577.949707</text:p>
              </table:table-cell>
              <table:table-cell office:value-type="float" office:value="1577.811523">
                <text:p>1577.811523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1577.595459">
                <text:p>1577.595459</text:p>
              </table:table-cell>
              <table:table-cell office:value-type="float" office:value="1573.908691">
                <text:p>1573.908691</text:p>
              </table:table-cell>
              <table:table-cell office:value-type="float" office:value="1573.974731">
                <text:p>1573.974731</text:p>
              </table:table-cell>
              <table:table-cell office:value-type="float" office:value="1575.827637">
                <text:p>1575.827637</text:p>
              </table:table-cell>
            </table:table-row>
            <table:table-row>
              <table:table-cell office:value-type="float" office:value="314.6">
                <text:p>314.6</text:p>
              </table:table-cell>
              <table:table-cell office:value-type="float" office:value="1575.716187">
                <text:p>1575.716187</text:p>
              </table:table-cell>
              <table:table-cell office:value-type="float" office:value="1576.334473">
                <text:p>1576.334473</text:p>
              </table:table-cell>
              <table:table-cell office:value-type="float" office:value="1572.425903">
                <text:p>1572.425903</text:p>
              </table:table-cell>
              <table:table-cell office:value-type="float" office:value="1581.846802">
                <text:p>1581.846802</text:p>
              </table:table-cell>
            </table:table-row>
            <table:table-row>
              <table:table-cell office:value-type="float" office:value="314.8">
                <text:p>314.8</text:p>
              </table:table-cell>
              <table:table-cell office:value-type="float" office:value="1576.691284">
                <text:p>1576.691284</text:p>
              </table:table-cell>
              <table:table-cell office:value-type="float" office:value="1578.221069">
                <text:p>1578.221069</text:p>
              </table:table-cell>
              <table:table-cell office:value-type="float" office:value="1574.760254">
                <text:p>1574.760254</text:p>
              </table:table-cell>
              <table:table-cell office:value-type="float" office:value="1578.824707">
                <text:p>1578.82470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576.129395">
                <text:p>1576.129395</text:p>
              </table:table-cell>
              <table:table-cell office:value-type="float" office:value="1576.563354">
                <text:p>1576.563354</text:p>
              </table:table-cell>
              <table:table-cell office:value-type="float" office:value="1574.479126">
                <text:p>1574.479126</text:p>
              </table:table-cell>
              <table:table-cell office:value-type="float" office:value="1577.386475">
                <text:p>1577.386475</text:p>
              </table:table-cell>
            </table:table-row>
            <table:table-row>
              <table:table-cell office:value-type="float" office:value="315.2">
                <text:p>315.2</text:p>
              </table:table-cell>
              <table:table-cell office:value-type="float" office:value="1574.248291">
                <text:p>1574.248291</text:p>
              </table:table-cell>
              <table:table-cell office:value-type="float" office:value="1575.61499">
                <text:p>1575.61499</text:p>
              </table:table-cell>
              <table:table-cell office:value-type="float" office:value="1574.334595">
                <text:p>1574.334595</text:p>
              </table:table-cell>
              <table:table-cell office:value-type="float" office:value="1573.772217">
                <text:p>1573.772217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1574.875122">
                <text:p>1574.875122</text:p>
              </table:table-cell>
              <table:table-cell office:value-type="float" office:value="1578.59082">
                <text:p>1578.59082</text:p>
              </table:table-cell>
              <table:table-cell office:value-type="float" office:value="1576.870728">
                <text:p>1576.870728</text:p>
              </table:table-cell>
              <table:table-cell office:value-type="float" office:value="1576.780396">
                <text:p>1576.780396</text:p>
              </table:table-cell>
            </table:table-row>
            <table:table-row>
              <table:table-cell office:value-type="float" office:value="315.6">
                <text:p>315.6</text:p>
              </table:table-cell>
              <table:table-cell office:value-type="float" office:value="1576.065063">
                <text:p>1576.065063</text:p>
              </table:table-cell>
              <table:table-cell office:value-type="float" office:value="1576.665405">
                <text:p>1576.665405</text:p>
              </table:table-cell>
              <table:table-cell office:value-type="float" office:value="1577.281738">
                <text:p>1577.281738</text:p>
              </table:table-cell>
              <table:table-cell office:value-type="float" office:value="1575.171387">
                <text:p>1575.171387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1575.780762">
                <text:p>1575.780762</text:p>
              </table:table-cell>
              <table:table-cell office:value-type="float" office:value="1575.551392">
                <text:p>1575.551392</text:p>
              </table:table-cell>
              <table:table-cell office:value-type="float" office:value="1575.978516">
                <text:p>1575.978516</text:p>
              </table:table-cell>
              <table:table-cell office:value-type="float" office:value="1576.589966">
                <text:p>1576.5899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572.247803">
                <text:p>1572.247803</text:p>
              </table:table-cell>
              <table:table-cell office:value-type="float" office:value="1574.849976">
                <text:p>1574.849976</text:p>
              </table:table-cell>
              <table:table-cell office:value-type="float" office:value="1573.081787">
                <text:p>1573.081787</text:p>
              </table:table-cell>
              <table:table-cell office:value-type="float" office:value="1576.897095">
                <text:p>1576.897095</text:p>
              </table:table-cell>
            </table:table-row>
            <table:table-row>
              <table:table-cell office:value-type="float" office:value="316.2">
                <text:p>316.2</text:p>
              </table:table-cell>
              <table:table-cell office:value-type="float" office:value="1578.422485">
                <text:p>1578.422485</text:p>
              </table:table-cell>
              <table:table-cell office:value-type="float" office:value="1575.346191">
                <text:p>1575.346191</text:p>
              </table:table-cell>
              <table:table-cell office:value-type="float" office:value="1578.097778">
                <text:p>1578.097778</text:p>
              </table:table-cell>
              <table:table-cell office:value-type="float" office:value="1576.575806">
                <text:p>1576.575806</text:p>
              </table:table-cell>
            </table:table-row>
            <table:table-row>
              <table:table-cell office:value-type="float" office:value="316.4">
                <text:p>316.4</text:p>
              </table:table-cell>
              <table:table-cell office:value-type="float" office:value="1575.767334">
                <text:p>1575.767334</text:p>
              </table:table-cell>
              <table:table-cell office:value-type="float" office:value="1573.587158">
                <text:p>1573.587158</text:p>
              </table:table-cell>
              <table:table-cell office:value-type="float" office:value="1575.977051">
                <text:p>1575.977051</text:p>
              </table:table-cell>
              <table:table-cell office:value-type="float" office:value="1575.370239">
                <text:p>1575.370239</text:p>
              </table:table-cell>
            </table:table-row>
            <table:table-row>
              <table:table-cell office:value-type="float" office:value="316.6">
                <text:p>316.6</text:p>
              </table:table-cell>
              <table:table-cell office:value-type="float" office:value="1579.704468">
                <text:p>1579.704468</text:p>
              </table:table-cell>
              <table:table-cell office:value-type="float" office:value="1576.477539">
                <text:p>1576.477539</text:p>
              </table:table-cell>
              <table:table-cell office:value-type="float" office:value="1578.532715">
                <text:p>1578.532715</text:p>
              </table:table-cell>
              <table:table-cell office:value-type="float" office:value="1579.070557">
                <text:p>1579.070557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1576.475464">
                <text:p>1576.475464</text:p>
              </table:table-cell>
              <table:table-cell office:value-type="float" office:value="1576.789673">
                <text:p>1576.789673</text:p>
              </table:table-cell>
              <table:table-cell office:value-type="float" office:value="1574.663574">
                <text:p>1574.663574</text:p>
              </table:table-cell>
              <table:table-cell office:value-type="float" office:value="1577.907227">
                <text:p>1577.90722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580.169189">
                <text:p>1580.169189</text:p>
              </table:table-cell>
              <table:table-cell office:value-type="float" office:value="1576.288086">
                <text:p>1576.288086</text:p>
              </table:table-cell>
              <table:table-cell office:value-type="float" office:value="1581.464966">
                <text:p>1581.464966</text:p>
              </table:table-cell>
              <table:table-cell office:value-type="float" office:value="1571.955566">
                <text:p>1571.955566</text:p>
              </table:table-cell>
            </table:table-row>
            <table:table-row>
              <table:table-cell office:value-type="float" office:value="317.2">
                <text:p>317.2</text:p>
              </table:table-cell>
              <table:table-cell office:value-type="float" office:value="1577.104004">
                <text:p>1577.104004</text:p>
              </table:table-cell>
              <table:table-cell office:value-type="float" office:value="1575.349365">
                <text:p>1575.349365</text:p>
              </table:table-cell>
              <table:table-cell office:value-type="float" office:value="1576.420898">
                <text:p>1576.420898</text:p>
              </table:table-cell>
              <table:table-cell office:value-type="float" office:value="1575.703369">
                <text:p>1575.703369</text:p>
              </table:table-cell>
            </table:table-row>
            <table:table-row>
              <table:table-cell office:value-type="float" office:value="317.4">
                <text:p>317.4</text:p>
              </table:table-cell>
              <table:table-cell office:value-type="float" office:value="1575.193115">
                <text:p>1575.193115</text:p>
              </table:table-cell>
              <table:table-cell office:value-type="float" office:value="1578.619263">
                <text:p>1578.619263</text:p>
              </table:table-cell>
              <table:table-cell office:value-type="float" office:value="1576.165161">
                <text:p>1576.165161</text:p>
              </table:table-cell>
              <table:table-cell office:value-type="float" office:value="1574.831787">
                <text:p>1574.831787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578.489746">
                <text:p>1578.489746</text:p>
              </table:table-cell>
              <table:table-cell office:value-type="float" office:value="1573.50769">
                <text:p>1573.50769</text:p>
              </table:table-cell>
              <table:table-cell office:value-type="float" office:value="1578.385132">
                <text:p>1578.385132</text:p>
              </table:table-cell>
              <table:table-cell office:value-type="float" office:value="1575.383789">
                <text:p>1575.383789</text:p>
              </table:table-cell>
            </table:table-row>
            <table:table-row>
              <table:table-cell office:value-type="float" office:value="317.8">
                <text:p>317.8</text:p>
              </table:table-cell>
              <table:table-cell office:value-type="float" office:value="1574.782837">
                <text:p>1574.782837</text:p>
              </table:table-cell>
              <table:table-cell office:value-type="float" office:value="1579.771484">
                <text:p>1579.771484</text:p>
              </table:table-cell>
              <table:table-cell office:value-type="float" office:value="1578.232422">
                <text:p>1578.232422</text:p>
              </table:table-cell>
              <table:table-cell office:value-type="float" office:value="1576.801147">
                <text:p>1576.80114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576.203857">
                <text:p>1576.203857</text:p>
              </table:table-cell>
              <table:table-cell office:value-type="float" office:value="1577.261719">
                <text:p>1577.261719</text:p>
              </table:table-cell>
              <table:table-cell office:value-type="float" office:value="1576.780884">
                <text:p>1576.780884</text:p>
              </table:table-cell>
              <table:table-cell office:value-type="float" office:value="1575.158569">
                <text:p>1575.158569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1576.895386">
                <text:p>1576.895386</text:p>
              </table:table-cell>
              <table:table-cell office:value-type="float" office:value="1577.682617">
                <text:p>1577.682617</text:p>
              </table:table-cell>
              <table:table-cell office:value-type="float" office:value="1579.060303">
                <text:p>1579.060303</text:p>
              </table:table-cell>
              <table:table-cell office:value-type="float" office:value="1575.636963">
                <text:p>1575.636963</text:p>
              </table:table-cell>
            </table:table-row>
            <table:table-row>
              <table:table-cell office:value-type="float" office:value="318.4">
                <text:p>318.4</text:p>
              </table:table-cell>
              <table:table-cell office:value-type="float" office:value="1576.421143">
                <text:p>1576.421143</text:p>
              </table:table-cell>
              <table:table-cell office:value-type="float" office:value="1576.120605">
                <text:p>1576.120605</text:p>
              </table:table-cell>
              <table:table-cell office:value-type="float" office:value="1579.047363">
                <text:p>1579.047363</text:p>
              </table:table-cell>
              <table:table-cell office:value-type="float" office:value="1577.37207">
                <text:p>1577.37207</text:p>
              </table:table-cell>
            </table:table-row>
            <table:table-row>
              <table:table-cell office:value-type="float" office:value="318.6">
                <text:p>318.6</text:p>
              </table:table-cell>
              <table:table-cell office:value-type="float" office:value="1578.743896">
                <text:p>1578.743896</text:p>
              </table:table-cell>
              <table:table-cell office:value-type="float" office:value="1576.640869">
                <text:p>1576.640869</text:p>
              </table:table-cell>
              <table:table-cell office:value-type="float" office:value="1581.060547">
                <text:p>1581.060547</text:p>
              </table:table-cell>
              <table:table-cell office:value-type="float" office:value="1578.148682">
                <text:p>1578.148682</text:p>
              </table:table-cell>
            </table:table-row>
            <table:table-row>
              <table:table-cell office:value-type="float" office:value="318.8">
                <text:p>318.8</text:p>
              </table:table-cell>
              <table:table-cell office:value-type="float" office:value="1577.224487">
                <text:p>1577.224487</text:p>
              </table:table-cell>
              <table:table-cell office:value-type="float" office:value="1580.553223">
                <text:p>1580.553223</text:p>
              </table:table-cell>
              <table:table-cell office:value-type="float" office:value="1577.636963">
                <text:p>1577.636963</text:p>
              </table:table-cell>
              <table:table-cell office:value-type="float" office:value="1575.458374">
                <text:p>1575.45837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575.592773">
                <text:p>1575.592773</text:p>
              </table:table-cell>
              <table:table-cell office:value-type="float" office:value="1577.983765">
                <text:p>1577.983765</text:p>
              </table:table-cell>
              <table:table-cell office:value-type="float" office:value="1576.674927">
                <text:p>1576.674927</text:p>
              </table:table-cell>
              <table:table-cell office:value-type="float" office:value="1577.071777">
                <text:p>1577.071777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1576.95874">
                <text:p>1576.95874</text:p>
              </table:table-cell>
              <table:table-cell office:value-type="float" office:value="1579.098511">
                <text:p>1579.098511</text:p>
              </table:table-cell>
              <table:table-cell office:value-type="float" office:value="1579.075806">
                <text:p>1579.075806</text:p>
              </table:table-cell>
              <table:table-cell office:value-type="float" office:value="1577.308105">
                <text:p>1577.308105</text:p>
              </table:table-cell>
            </table:table-row>
            <table:table-row>
              <table:table-cell office:value-type="float" office:value="319.4">
                <text:p>319.4</text:p>
              </table:table-cell>
              <table:table-cell office:value-type="float" office:value="1574.184937">
                <text:p>1574.184937</text:p>
              </table:table-cell>
              <table:table-cell office:value-type="float" office:value="1577.138916">
                <text:p>1577.138916</text:p>
              </table:table-cell>
              <table:table-cell office:value-type="float" office:value="1578.293091">
                <text:p>1578.293091</text:p>
              </table:table-cell>
              <table:table-cell office:value-type="float" office:value="1577.0625">
                <text:p>1577.0625</text:p>
              </table:table-cell>
            </table:table-row>
            <table:table-row>
              <table:table-cell office:value-type="float" office:value="319.6">
                <text:p>319.6</text:p>
              </table:table-cell>
              <table:table-cell office:value-type="float" office:value="1578.96814">
                <text:p>1578.96814</text:p>
              </table:table-cell>
              <table:table-cell office:value-type="float" office:value="1573.558228">
                <text:p>1573.558228</text:p>
              </table:table-cell>
              <table:table-cell office:value-type="float" office:value="1578.369751">
                <text:p>1578.369751</text:p>
              </table:table-cell>
              <table:table-cell office:value-type="float" office:value="1575.426758">
                <text:p>1575.426758</text:p>
              </table:table-cell>
            </table:table-row>
            <table:table-row>
              <table:table-cell office:value-type="float" office:value="319.8">
                <text:p>319.8</text:p>
              </table:table-cell>
              <table:table-cell office:value-type="float" office:value="1577.886353">
                <text:p>1577.886353</text:p>
              </table:table-cell>
              <table:table-cell office:value-type="float" office:value="1576.029053">
                <text:p>1576.029053</text:p>
              </table:table-cell>
              <table:table-cell office:value-type="float" office:value="1575.910034">
                <text:p>1575.910034</text:p>
              </table:table-cell>
              <table:table-cell office:value-type="float" office:value="1578.029175">
                <text:p>1578.0291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74.295166">
                <text:p>1574.295166</text:p>
              </table:table-cell>
              <table:table-cell office:value-type="float" office:value="1577.858521">
                <text:p>1577.858521</text:p>
              </table:table-cell>
              <table:table-cell office:value-type="float" office:value="1574.591431">
                <text:p>1574.591431</text:p>
              </table:table-cell>
              <table:table-cell office:value-type="float" office:value="1579.543579">
                <text:p>1579.543579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1578.934692">
                <text:p>1578.934692</text:p>
              </table:table-cell>
              <table:table-cell office:value-type="float" office:value="1577.045166">
                <text:p>1577.045166</text:p>
              </table:table-cell>
              <table:table-cell office:value-type="float" office:value="1579.88855">
                <text:p>1579.88855</text:p>
              </table:table-cell>
              <table:table-cell office:value-type="float" office:value="1578.112061">
                <text:p>1578.112061</text:p>
              </table:table-cell>
            </table:table-row>
            <table:table-row>
              <table:table-cell office:value-type="float" office:value="320.4">
                <text:p>320.4</text:p>
              </table:table-cell>
              <table:table-cell office:value-type="float" office:value="1578.859009">
                <text:p>1578.859009</text:p>
              </table:table-cell>
              <table:table-cell office:value-type="float" office:value="1578.605469">
                <text:p>1578.605469</text:p>
              </table:table-cell>
              <table:table-cell office:value-type="float" office:value="1578.288208">
                <text:p>1578.288208</text:p>
              </table:table-cell>
              <table:table-cell office:value-type="float" office:value="1579.03894">
                <text:p>1579.03894</text:p>
              </table:table-cell>
            </table:table-row>
            <table:table-row>
              <table:table-cell office:value-type="float" office:value="320.6">
                <text:p>320.6</text:p>
              </table:table-cell>
              <table:table-cell office:value-type="float" office:value="1579.255127">
                <text:p>1579.255127</text:p>
              </table:table-cell>
              <table:table-cell office:value-type="float" office:value="1578.415527">
                <text:p>1578.415527</text:p>
              </table:table-cell>
              <table:table-cell office:value-type="float" office:value="1581.692871">
                <text:p>1581.692871</text:p>
              </table:table-cell>
              <table:table-cell office:value-type="float" office:value="1576.528931">
                <text:p>1576.528931</text:p>
              </table:table-cell>
            </table:table-row>
            <table:table-row>
              <table:table-cell office:value-type="float" office:value="320.8">
                <text:p>320.8</text:p>
              </table:table-cell>
              <table:table-cell office:value-type="float" office:value="1578.551758">
                <text:p>1578.551758</text:p>
              </table:table-cell>
              <table:table-cell office:value-type="float" office:value="1573.360596">
                <text:p>1573.360596</text:p>
              </table:table-cell>
              <table:table-cell office:value-type="float" office:value="1581.003296">
                <text:p>1581.003296</text:p>
              </table:table-cell>
              <table:table-cell office:value-type="float" office:value="1572.762207">
                <text:p>1572.76220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579.432983">
                <text:p>1579.432983</text:p>
              </table:table-cell>
              <table:table-cell office:value-type="float" office:value="1577.705811">
                <text:p>1577.705811</text:p>
              </table:table-cell>
              <table:table-cell office:value-type="float" office:value="1578.635986">
                <text:p>1578.635986</text:p>
              </table:table-cell>
              <table:table-cell office:value-type="float" office:value="1578.123291">
                <text:p>1578.123291</text:p>
              </table:table-cell>
            </table:table-row>
            <table:table-row>
              <table:table-cell office:value-type="float" office:value="321.2">
                <text:p>321.2</text:p>
              </table:table-cell>
              <table:table-cell office:value-type="float" office:value="1577.377197">
                <text:p>1577.377197</text:p>
              </table:table-cell>
              <table:table-cell office:value-type="float" office:value="1578.082764">
                <text:p>1578.082764</text:p>
              </table:table-cell>
              <table:table-cell office:value-type="float" office:value="1578.280273">
                <text:p>1578.280273</text:p>
              </table:table-cell>
              <table:table-cell office:value-type="float" office:value="1577.10376">
                <text:p>1577.10376</text:p>
              </table:table-cell>
            </table:table-row>
            <table:table-row>
              <table:table-cell office:value-type="float" office:value="321.4">
                <text:p>321.4</text:p>
              </table:table-cell>
              <table:table-cell office:value-type="float" office:value="1576.928345">
                <text:p>1576.928345</text:p>
              </table:table-cell>
              <table:table-cell office:value-type="float" office:value="1578.062622">
                <text:p>1578.062622</text:p>
              </table:table-cell>
              <table:table-cell office:value-type="float" office:value="1580.14978">
                <text:p>1580.14978</text:p>
              </table:table-cell>
              <table:table-cell office:value-type="float" office:value="1573.514648">
                <text:p>1573.514648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1575.703369">
                <text:p>1575.703369</text:p>
              </table:table-cell>
              <table:table-cell office:value-type="float" office:value="1577.741821">
                <text:p>1577.741821</text:p>
              </table:table-cell>
              <table:table-cell office:value-type="float" office:value="1576.610596">
                <text:p>1576.610596</text:p>
              </table:table-cell>
              <table:table-cell office:value-type="float" office:value="1577.313965">
                <text:p>1577.313965</text:p>
              </table:table-cell>
            </table:table-row>
            <table:table-row>
              <table:table-cell office:value-type="float" office:value="321.8">
                <text:p>321.8</text:p>
              </table:table-cell>
              <table:table-cell office:value-type="float" office:value="1576.320435">
                <text:p>1576.320435</text:p>
              </table:table-cell>
              <table:table-cell office:value-type="float" office:value="1578.276855">
                <text:p>1578.276855</text:p>
              </table:table-cell>
              <table:table-cell office:value-type="float" office:value="1578.059082">
                <text:p>1578.059082</text:p>
              </table:table-cell>
              <table:table-cell office:value-type="float" office:value="1577.744995">
                <text:p>1577.74499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578.82312">
                <text:p>1578.82312</text:p>
              </table:table-cell>
              <table:table-cell office:value-type="float" office:value="1574.898804">
                <text:p>1574.898804</text:p>
              </table:table-cell>
              <table:table-cell office:value-type="float" office:value="1578.028076">
                <text:p>1578.028076</text:p>
              </table:table-cell>
              <table:table-cell office:value-type="float" office:value="1578.306763">
                <text:p>1578.306763</text:p>
              </table:table-cell>
            </table:table-row>
            <table:table-row>
              <table:table-cell office:value-type="float" office:value="322.2">
                <text:p>322.2</text:p>
              </table:table-cell>
              <table:table-cell office:value-type="float" office:value="1578.536865">
                <text:p>1578.536865</text:p>
              </table:table-cell>
              <table:table-cell office:value-type="float" office:value="1576.195435">
                <text:p>1576.195435</text:p>
              </table:table-cell>
              <table:table-cell office:value-type="float" office:value="1580.803955">
                <text:p>1580.803955</text:p>
              </table:table-cell>
              <table:table-cell office:value-type="float" office:value="1574.656738">
                <text:p>1574.656738</text:p>
              </table:table-cell>
            </table:table-row>
            <table:table-row>
              <table:table-cell office:value-type="float" office:value="322.4">
                <text:p>322.4</text:p>
              </table:table-cell>
              <table:table-cell office:value-type="float" office:value="1577.55188">
                <text:p>1577.55188</text:p>
              </table:table-cell>
              <table:table-cell office:value-type="float" office:value="1577.329102">
                <text:p>1577.329102</text:p>
              </table:table-cell>
              <table:table-cell office:value-type="float" office:value="1578.76709">
                <text:p>1578.76709</text:p>
              </table:table-cell>
              <table:table-cell office:value-type="float" office:value="1576.270142">
                <text:p>1576.270142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1577.785767">
                <text:p>1577.785767</text:p>
              </table:table-cell>
              <table:table-cell office:value-type="float" office:value="1579.195312">
                <text:p>1579.195312</text:p>
              </table:table-cell>
              <table:table-cell office:value-type="float" office:value="1577.956177">
                <text:p>1577.956177</text:p>
              </table:table-cell>
              <table:table-cell office:value-type="float" office:value="1580.409424">
                <text:p>1580.409424</text:p>
              </table:table-cell>
            </table:table-row>
            <table:table-row>
              <table:table-cell office:value-type="float" office:value="322.8">
                <text:p>322.8</text:p>
              </table:table-cell>
              <table:table-cell office:value-type="float" office:value="1574.113281">
                <text:p>1574.113281</text:p>
              </table:table-cell>
              <table:table-cell office:value-type="float" office:value="1575.944702">
                <text:p>1575.944702</text:p>
              </table:table-cell>
              <table:table-cell office:value-type="float" office:value="1577.684326">
                <text:p>1577.684326</text:p>
              </table:table-cell>
              <table:table-cell office:value-type="float" office:value="1577.312866">
                <text:p>1577.31286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576.792236">
                <text:p>1576.792236</text:p>
              </table:table-cell>
              <table:table-cell office:value-type="float" office:value="1577.942871">
                <text:p>1577.942871</text:p>
              </table:table-cell>
              <table:table-cell office:value-type="float" office:value="1580.322021">
                <text:p>1580.322021</text:p>
              </table:table-cell>
              <table:table-cell office:value-type="float" office:value="1576.868164">
                <text:p>1576.868164</text:p>
              </table:table-cell>
            </table:table-row>
            <table:table-row>
              <table:table-cell office:value-type="float" office:value="323.2">
                <text:p>323.2</text:p>
              </table:table-cell>
              <table:table-cell office:value-type="float" office:value="1577.310791">
                <text:p>1577.310791</text:p>
              </table:table-cell>
              <table:table-cell office:value-type="float" office:value="1576.602051">
                <text:p>1576.602051</text:p>
              </table:table-cell>
              <table:table-cell office:value-type="float" office:value="1574.904785">
                <text:p>1574.904785</text:p>
              </table:table-cell>
              <table:table-cell office:value-type="float" office:value="1577.941162">
                <text:p>1577.941162</text:p>
              </table:table-cell>
            </table:table-row>
            <table:table-row>
              <table:table-cell office:value-type="float" office:value="323.4">
                <text:p>323.4</text:p>
              </table:table-cell>
              <table:table-cell office:value-type="float" office:value="1577.443359">
                <text:p>1577.443359</text:p>
              </table:table-cell>
              <table:table-cell office:value-type="float" office:value="1577.47583">
                <text:p>1577.47583</text:p>
              </table:table-cell>
              <table:table-cell office:value-type="float" office:value="1579.588745">
                <text:p>1579.588745</text:p>
              </table:table-cell>
              <table:table-cell office:value-type="float" office:value="1577.650391">
                <text:p>1577.650391</text:p>
              </table:table-cell>
            </table:table-row>
            <table:table-row>
              <table:table-cell office:value-type="float" office:value="323.6">
                <text:p>323.6</text:p>
              </table:table-cell>
              <table:table-cell office:value-type="float" office:value="1579.125122">
                <text:p>1579.125122</text:p>
              </table:table-cell>
              <table:table-cell office:value-type="float" office:value="1574.433716">
                <text:p>1574.433716</text:p>
              </table:table-cell>
              <table:table-cell office:value-type="float" office:value="1580.658447">
                <text:p>1580.658447</text:p>
              </table:table-cell>
              <table:table-cell office:value-type="float" office:value="1572.343872">
                <text:p>1572.343872</text:p>
              </table:table-cell>
            </table:table-row>
            <table:table-row>
              <table:table-cell office:value-type="float" office:value="323.8">
                <text:p>323.8</text:p>
              </table:table-cell>
              <table:table-cell office:value-type="float" office:value="1578.54834">
                <text:p>1578.54834</text:p>
              </table:table-cell>
              <table:table-cell office:value-type="float" office:value="1577.035767">
                <text:p>1577.035767</text:p>
              </table:table-cell>
              <table:table-cell office:value-type="float" office:value="1579.413086">
                <text:p>1579.413086</text:p>
              </table:table-cell>
              <table:table-cell office:value-type="float" office:value="1574.772705">
                <text:p>1574.77270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578.86084">
                <text:p>1578.86084</text:p>
              </table:table-cell>
              <table:table-cell office:value-type="float" office:value="1575.960083">
                <text:p>1575.960083</text:p>
              </table:table-cell>
              <table:table-cell office:value-type="float" office:value="1578.849731">
                <text:p>1578.849731</text:p>
              </table:table-cell>
              <table:table-cell office:value-type="float" office:value="1576.203857">
                <text:p>1576.203857</text:p>
              </table:table-cell>
            </table:table-row>
            <table:table-row>
              <table:table-cell office:value-type="float" office:value="324.2">
                <text:p>324.2</text:p>
              </table:table-cell>
              <table:table-cell office:value-type="float" office:value="1577.266968">
                <text:p>1577.266968</text:p>
              </table:table-cell>
              <table:table-cell office:value-type="float" office:value="1576.704102">
                <text:p>1576.704102</text:p>
              </table:table-cell>
              <table:table-cell office:value-type="float" office:value="1577.916504">
                <text:p>1577.916504</text:p>
              </table:table-cell>
              <table:table-cell office:value-type="float" office:value="1575.858032">
                <text:p>1575.858032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576.423828">
                <text:p>1576.423828</text:p>
              </table:table-cell>
              <table:table-cell office:value-type="float" office:value="1577.70105">
                <text:p>1577.70105</text:p>
              </table:table-cell>
              <table:table-cell office:value-type="float" office:value="1576.961792">
                <text:p>1576.961792</text:p>
              </table:table-cell>
              <table:table-cell office:value-type="float" office:value="1578.313965">
                <text:p>1578.313965</text:p>
              </table:table-cell>
            </table:table-row>
            <table:table-row>
              <table:table-cell office:value-type="float" office:value="324.6">
                <text:p>324.6</text:p>
              </table:table-cell>
              <table:table-cell office:value-type="float" office:value="1579.473022">
                <text:p>1579.473022</text:p>
              </table:table-cell>
              <table:table-cell office:value-type="float" office:value="1574.481934">
                <text:p>1574.481934</text:p>
              </table:table-cell>
              <table:table-cell office:value-type="float" office:value="1581.23291">
                <text:p>1581.23291</text:p>
              </table:table-cell>
              <table:table-cell office:value-type="float" office:value="1574.69751">
                <text:p>1574.69751</text:p>
              </table:table-cell>
            </table:table-row>
            <table:table-row>
              <table:table-cell office:value-type="float" office:value="324.8">
                <text:p>324.8</text:p>
              </table:table-cell>
              <table:table-cell office:value-type="float" office:value="1574.412109">
                <text:p>1574.412109</text:p>
              </table:table-cell>
              <table:table-cell office:value-type="float" office:value="1576.924927">
                <text:p>1576.924927</text:p>
              </table:table-cell>
              <table:table-cell office:value-type="float" office:value="1575.927979">
                <text:p>1575.927979</text:p>
              </table:table-cell>
              <table:table-cell office:value-type="float" office:value="1575.524048">
                <text:p>1575.5240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576.561035">
                <text:p>1576.561035</text:p>
              </table:table-cell>
              <table:table-cell office:value-type="float" office:value="1575.808228">
                <text:p>1575.808228</text:p>
              </table:table-cell>
              <table:table-cell office:value-type="float" office:value="1575.864746">
                <text:p>1575.864746</text:p>
              </table:table-cell>
              <table:table-cell office:value-type="float" office:value="1576.424683">
                <text:p>1576.424683</text:p>
              </table:table-cell>
            </table:table-row>
            <table:table-row>
              <table:table-cell office:value-type="float" office:value="325.2">
                <text:p>325.2</text:p>
              </table:table-cell>
              <table:table-cell office:value-type="float" office:value="1576.823975">
                <text:p>1576.823975</text:p>
              </table:table-cell>
              <table:table-cell office:value-type="float" office:value="1574.776489">
                <text:p>1574.776489</text:p>
              </table:table-cell>
              <table:table-cell office:value-type="float" office:value="1577.676636">
                <text:p>1577.676636</text:p>
              </table:table-cell>
              <table:table-cell office:value-type="float" office:value="1574.725586">
                <text:p>1574.725586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1574.389526">
                <text:p>1574.389526</text:p>
              </table:table-cell>
              <table:table-cell office:value-type="float" office:value="1578.497803">
                <text:p>1578.497803</text:p>
              </table:table-cell>
              <table:table-cell office:value-type="float" office:value="1574.473999">
                <text:p>1574.473999</text:p>
              </table:table-cell>
              <table:table-cell office:value-type="float" office:value="1578.828735">
                <text:p>1578.828735</text:p>
              </table:table-cell>
            </table:table-row>
            <table:table-row>
              <table:table-cell office:value-type="float" office:value="325.6">
                <text:p>325.6</text:p>
              </table:table-cell>
              <table:table-cell office:value-type="float" office:value="1575.583008">
                <text:p>1575.583008</text:p>
              </table:table-cell>
              <table:table-cell office:value-type="float" office:value="1575.416016">
                <text:p>1575.416016</text:p>
              </table:table-cell>
              <table:table-cell office:value-type="float" office:value="1576.036865">
                <text:p>1576.036865</text:p>
              </table:table-cell>
              <table:table-cell office:value-type="float" office:value="1574.529175">
                <text:p>1574.529175</text:p>
              </table:table-cell>
            </table:table-row>
            <table:table-row>
              <table:table-cell office:value-type="float" office:value="325.8">
                <text:p>325.8</text:p>
              </table:table-cell>
              <table:table-cell office:value-type="float" office:value="1573.806885">
                <text:p>1573.806885</text:p>
              </table:table-cell>
              <table:table-cell office:value-type="float" office:value="1579.049683">
                <text:p>1579.049683</text:p>
              </table:table-cell>
              <table:table-cell office:value-type="float" office:value="1576.17749">
                <text:p>1576.17749</text:p>
              </table:table-cell>
              <table:table-cell office:value-type="float" office:value="1576.58667">
                <text:p>1576.5866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575.791748">
                <text:p>1575.791748</text:p>
              </table:table-cell>
              <table:table-cell office:value-type="float" office:value="1573.693237">
                <text:p>1573.693237</text:p>
              </table:table-cell>
              <table:table-cell office:value-type="float" office:value="1573.701416">
                <text:p>1573.701416</text:p>
              </table:table-cell>
              <table:table-cell office:value-type="float" office:value="1577.042603">
                <text:p>1577.042603</text:p>
              </table:table-cell>
            </table:table-row>
            <table:table-row>
              <table:table-cell office:value-type="float" office:value="326.2">
                <text:p>326.2</text:p>
              </table:table-cell>
              <table:table-cell office:value-type="float" office:value="1575.497192">
                <text:p>1575.497192</text:p>
              </table:table-cell>
              <table:table-cell office:value-type="float" office:value="1574.168457">
                <text:p>1574.168457</text:p>
              </table:table-cell>
              <table:table-cell office:value-type="float" office:value="1576.047241">
                <text:p>1576.047241</text:p>
              </table:table-cell>
              <table:table-cell office:value-type="float" office:value="1573.473999">
                <text:p>1573.473999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1574.96814">
                <text:p>1574.96814</text:p>
              </table:table-cell>
              <table:table-cell office:value-type="float" office:value="1578.354736">
                <text:p>1578.354736</text:p>
              </table:table-cell>
              <table:table-cell office:value-type="float" office:value="1576.859985">
                <text:p>1576.859985</text:p>
              </table:table-cell>
              <table:table-cell office:value-type="float" office:value="1575.197998">
                <text:p>1575.197998</text:p>
              </table:table-cell>
            </table:table-row>
            <table:table-row>
              <table:table-cell office:value-type="float" office:value="326.6">
                <text:p>326.6</text:p>
              </table:table-cell>
              <table:table-cell office:value-type="float" office:value="1572.848267">
                <text:p>1572.848267</text:p>
              </table:table-cell>
              <table:table-cell office:value-type="float" office:value="1578.804443">
                <text:p>1578.804443</text:p>
              </table:table-cell>
              <table:table-cell office:value-type="float" office:value="1577.140381">
                <text:p>1577.140381</text:p>
              </table:table-cell>
              <table:table-cell office:value-type="float" office:value="1574.482056">
                <text:p>1574.482056</text:p>
              </table:table-cell>
            </table:table-row>
            <table:table-row>
              <table:table-cell office:value-type="float" office:value="326.8">
                <text:p>326.8</text:p>
              </table:table-cell>
              <table:table-cell office:value-type="float" office:value="1573.099731">
                <text:p>1573.099731</text:p>
              </table:table-cell>
              <table:table-cell office:value-type="float" office:value="1575.144531">
                <text:p>1575.144531</text:p>
              </table:table-cell>
              <table:table-cell office:value-type="float" office:value="1573.823853">
                <text:p>1573.823853</text:p>
              </table:table-cell>
              <table:table-cell office:value-type="float" office:value="1576.678833">
                <text:p>1576.67883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76.441528">
                <text:p>1576.441528</text:p>
              </table:table-cell>
              <table:table-cell office:value-type="float" office:value="1577.876709">
                <text:p>1577.876709</text:p>
              </table:table-cell>
              <table:table-cell office:value-type="float" office:value="1578.194336">
                <text:p>1578.194336</text:p>
              </table:table-cell>
              <table:table-cell office:value-type="float" office:value="1576.005615">
                <text:p>1576.005615</text:p>
              </table:table-cell>
            </table:table-row>
            <table:table-row>
              <table:table-cell office:value-type="float" office:value="327.2">
                <text:p>327.2</text:p>
              </table:table-cell>
              <table:table-cell office:value-type="float" office:value="1576.418091">
                <text:p>1576.418091</text:p>
              </table:table-cell>
              <table:table-cell office:value-type="float" office:value="1578.841431">
                <text:p>1578.841431</text:p>
              </table:table-cell>
              <table:table-cell office:value-type="float" office:value="1576.161865">
                <text:p>1576.161865</text:p>
              </table:table-cell>
              <table:table-cell office:value-type="float" office:value="1575.947632">
                <text:p>1575.947632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1576.110596">
                <text:p>1576.110596</text:p>
              </table:table-cell>
              <table:table-cell office:value-type="float" office:value="1573.460327">
                <text:p>1573.460327</text:p>
              </table:table-cell>
              <table:table-cell office:value-type="float" office:value="1574.223633">
                <text:p>1574.223633</text:p>
              </table:table-cell>
              <table:table-cell office:value-type="float" office:value="1577.498169">
                <text:p>1577.498169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577.197754">
                <text:p>1577.197754</text:p>
              </table:table-cell>
              <table:table-cell office:value-type="float" office:value="1573.64563">
                <text:p>1573.64563</text:p>
              </table:table-cell>
              <table:table-cell office:value-type="float" office:value="1574.343994">
                <text:p>1574.343994</text:p>
              </table:table-cell>
              <table:table-cell office:value-type="float" office:value="1576.568481">
                <text:p>1576.568481</text:p>
              </table:table-cell>
            </table:table-row>
            <table:table-row>
              <table:table-cell office:value-type="float" office:value="327.8">
                <text:p>327.8</text:p>
              </table:table-cell>
              <table:table-cell office:value-type="float" office:value="1575.612549">
                <text:p>1575.612549</text:p>
              </table:table-cell>
              <table:table-cell office:value-type="float" office:value="1575.846436">
                <text:p>1575.846436</text:p>
              </table:table-cell>
              <table:table-cell office:value-type="float" office:value="1574.593262">
                <text:p>1574.593262</text:p>
              </table:table-cell>
              <table:table-cell office:value-type="float" office:value="1575.098999">
                <text:p>1575.098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76.851318">
                <text:p>1576.851318</text:p>
              </table:table-cell>
              <table:table-cell office:value-type="float" office:value="1575.93396">
                <text:p>1575.93396</text:p>
              </table:table-cell>
              <table:table-cell office:value-type="float" office:value="1576.547729">
                <text:p>1576.547729</text:p>
              </table:table-cell>
              <table:table-cell office:value-type="float" office:value="1577.164795">
                <text:p>1577.164795</text:p>
              </table:table-cell>
            </table:table-row>
            <table:table-row>
              <table:table-cell office:value-type="float" office:value="328.2">
                <text:p>328.2</text:p>
              </table:table-cell>
              <table:table-cell office:value-type="float" office:value="1575.12439">
                <text:p>1575.12439</text:p>
              </table:table-cell>
              <table:table-cell office:value-type="float" office:value="1577.721436">
                <text:p>1577.721436</text:p>
              </table:table-cell>
              <table:table-cell office:value-type="float" office:value="1574.25">
                <text:p>1574.25</text:p>
              </table:table-cell>
              <table:table-cell office:value-type="float" office:value="1576.636963">
                <text:p>1576.636963</text:p>
              </table:table-cell>
            </table:table-row>
            <table:table-row>
              <table:table-cell office:value-type="float" office:value="328.4">
                <text:p>328.4</text:p>
              </table:table-cell>
              <table:table-cell office:value-type="float" office:value="1578.056396">
                <text:p>1578.056396</text:p>
              </table:table-cell>
              <table:table-cell office:value-type="float" office:value="1576.047852">
                <text:p>1576.047852</text:p>
              </table:table-cell>
              <table:table-cell office:value-type="float" office:value="1577.043091">
                <text:p>1577.043091</text:p>
              </table:table-cell>
              <table:table-cell office:value-type="float" office:value="1573.765381">
                <text:p>1573.765381</text:p>
              </table:table-cell>
            </table:table-row>
            <table:table-row>
              <table:table-cell office:value-type="float" office:value="328.6">
                <text:p>328.6</text:p>
              </table:table-cell>
              <table:table-cell office:value-type="float" office:value="1577.689209">
                <text:p>1577.689209</text:p>
              </table:table-cell>
              <table:table-cell office:value-type="float" office:value="1574.477417">
                <text:p>1574.477417</text:p>
              </table:table-cell>
              <table:table-cell office:value-type="float" office:value="1577.056885">
                <text:p>1577.056885</text:p>
              </table:table-cell>
              <table:table-cell office:value-type="float" office:value="1574.015991">
                <text:p>1574.015991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1575.853516">
                <text:p>1575.853516</text:p>
              </table:table-cell>
              <table:table-cell office:value-type="float" office:value="1575.446899">
                <text:p>1575.446899</text:p>
              </table:table-cell>
              <table:table-cell office:value-type="float" office:value="1577.455078">
                <text:p>1577.455078</text:p>
              </table:table-cell>
              <table:table-cell office:value-type="float" office:value="1574.550049">
                <text:p>1574.55004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77.2854">
                <text:p>1577.2854</text:p>
              </table:table-cell>
              <table:table-cell office:value-type="float" office:value="1574.231445">
                <text:p>1574.231445</text:p>
              </table:table-cell>
              <table:table-cell office:value-type="float" office:value="1577.390259">
                <text:p>1577.390259</text:p>
              </table:table-cell>
              <table:table-cell office:value-type="float" office:value="1575.203735">
                <text:p>1575.203735</text:p>
              </table:table-cell>
            </table:table-row>
            <table:table-row>
              <table:table-cell office:value-type="float" office:value="329.2">
                <text:p>329.2</text:p>
              </table:table-cell>
              <table:table-cell office:value-type="float" office:value="1578.107422">
                <text:p>1578.107422</text:p>
              </table:table-cell>
              <table:table-cell office:value-type="float" office:value="1574.226807">
                <text:p>1574.226807</text:p>
              </table:table-cell>
              <table:table-cell office:value-type="float" office:value="1576.74646">
                <text:p>1576.74646</text:p>
              </table:table-cell>
              <table:table-cell office:value-type="float" office:value="1574.821899">
                <text:p>1574.821899</text:p>
              </table:table-cell>
            </table:table-row>
            <table:table-row>
              <table:table-cell office:value-type="float" office:value="329.4">
                <text:p>329.4</text:p>
              </table:table-cell>
              <table:table-cell office:value-type="float" office:value="1575.615967">
                <text:p>1575.615967</text:p>
              </table:table-cell>
              <table:table-cell office:value-type="float" office:value="1578.473877">
                <text:p>1578.473877</text:p>
              </table:table-cell>
              <table:table-cell office:value-type="float" office:value="1575.762451">
                <text:p>1575.762451</text:p>
              </table:table-cell>
              <table:table-cell office:value-type="float" office:value="1579.057983">
                <text:p>1579.057983</text:p>
              </table:table-cell>
            </table:table-row>
            <table:table-row>
              <table:table-cell office:value-type="float" office:value="329.6">
                <text:p>329.6</text:p>
              </table:table-cell>
              <table:table-cell office:value-type="float" office:value="1572.363281">
                <text:p>1572.363281</text:p>
              </table:table-cell>
              <table:table-cell office:value-type="float" office:value="1577.697754">
                <text:p>1577.697754</text:p>
              </table:table-cell>
              <table:table-cell office:value-type="float" office:value="1578.337646">
                <text:p>1578.337646</text:p>
              </table:table-cell>
              <table:table-cell office:value-type="float" office:value="1577.58252">
                <text:p>1577.58252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1579.734497">
                <text:p>1579.734497</text:p>
              </table:table-cell>
              <table:table-cell office:value-type="float" office:value="1578.482666">
                <text:p>1578.482666</text:p>
              </table:table-cell>
              <table:table-cell office:value-type="float" office:value="1576.921143">
                <text:p>1576.921143</text:p>
              </table:table-cell>
              <table:table-cell office:value-type="float" office:value="1578.237183">
                <text:p>1578.23718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78.563965">
                <text:p>1578.563965</text:p>
              </table:table-cell>
              <table:table-cell office:value-type="float" office:value="1577.632568">
                <text:p>1577.632568</text:p>
              </table:table-cell>
              <table:table-cell office:value-type="float" office:value="1576.318359">
                <text:p>1576.318359</text:p>
              </table:table-cell>
              <table:table-cell office:value-type="float" office:value="1577.736084">
                <text:p>1577.736084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1575.328247">
                <text:p>1575.328247</text:p>
              </table:table-cell>
              <table:table-cell office:value-type="float" office:value="1578.497559">
                <text:p>1578.497559</text:p>
              </table:table-cell>
              <table:table-cell office:value-type="float" office:value="1576.793335">
                <text:p>1576.793335</text:p>
              </table:table-cell>
              <table:table-cell office:value-type="float" office:value="1576.769897">
                <text:p>1576.769897</text:p>
              </table:table-cell>
            </table:table-row>
            <table:table-row>
              <table:table-cell office:value-type="float" office:value="330.4">
                <text:p>330.4</text:p>
              </table:table-cell>
              <table:table-cell office:value-type="float" office:value="1574.921387">
                <text:p>1574.921387</text:p>
              </table:table-cell>
              <table:table-cell office:value-type="float" office:value="1578.748047">
                <text:p>1578.748047</text:p>
              </table:table-cell>
              <table:table-cell office:value-type="float" office:value="1576.336304">
                <text:p>1576.336304</text:p>
              </table:table-cell>
              <table:table-cell office:value-type="float" office:value="1578.605225">
                <text:p>1578.605225</text:p>
              </table:table-cell>
            </table:table-row>
            <table:table-row>
              <table:table-cell office:value-type="float" office:value="330.6">
                <text:p>330.6</text:p>
              </table:table-cell>
              <table:table-cell office:value-type="float" office:value="1577.38269">
                <text:p>1577.38269</text:p>
              </table:table-cell>
              <table:table-cell office:value-type="float" office:value="1576.453369">
                <text:p>1576.453369</text:p>
              </table:table-cell>
              <table:table-cell office:value-type="float" office:value="1576.649048">
                <text:p>1576.649048</text:p>
              </table:table-cell>
              <table:table-cell office:value-type="float" office:value="1576.3396">
                <text:p>1576.3396</text:p>
              </table:table-cell>
            </table:table-row>
            <table:table-row>
              <table:table-cell office:value-type="float" office:value="330.8">
                <text:p>330.8</text:p>
              </table:table-cell>
              <table:table-cell office:value-type="float" office:value="1610.383911">
                <text:p>1610.383911</text:p>
              </table:table-cell>
              <table:table-cell office:value-type="float" office:value="1613.2229">
                <text:p>1613.2229</text:p>
              </table:table-cell>
              <table:table-cell office:value-type="float" office:value="1612.065186">
                <text:p>1612.065186</text:p>
              </table:table-cell>
              <table:table-cell office:value-type="float" office:value="1612.41272">
                <text:p>1612.4127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76.306641">
                <text:p>1576.306641</text:p>
              </table:table-cell>
              <table:table-cell office:value-type="float" office:value="1577.097412">
                <text:p>1577.097412</text:p>
              </table:table-cell>
              <table:table-cell office:value-type="float" office:value="1575.291992">
                <text:p>1575.291992</text:p>
              </table:table-cell>
              <table:table-cell office:value-type="float" office:value="1576.769897">
                <text:p>1576.769897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1578.912354">
                <text:p>1578.912354</text:p>
              </table:table-cell>
              <table:table-cell office:value-type="float" office:value="1577.777588">
                <text:p>1577.777588</text:p>
              </table:table-cell>
              <table:table-cell office:value-type="float" office:value="1579.441772">
                <text:p>1579.441772</text:p>
              </table:table-cell>
              <table:table-cell office:value-type="float" office:value="1574.001709">
                <text:p>1574.001709</text:p>
              </table:table-cell>
            </table:table-row>
            <table:table-row>
              <table:table-cell office:value-type="float" office:value="331.4">
                <text:p>331.4</text:p>
              </table:table-cell>
              <table:table-cell office:value-type="float" office:value="1579.732788">
                <text:p>1579.732788</text:p>
              </table:table-cell>
              <table:table-cell office:value-type="float" office:value="1576.611206">
                <text:p>1576.611206</text:p>
              </table:table-cell>
              <table:table-cell office:value-type="float" office:value="1578.771606">
                <text:p>1578.771606</text:p>
              </table:table-cell>
              <table:table-cell office:value-type="float" office:value="1580.14209">
                <text:p>1580.14209</text:p>
              </table:table-cell>
            </table:table-row>
            <table:table-row>
              <table:table-cell office:value-type="float" office:value="331.6">
                <text:p>331.6</text:p>
              </table:table-cell>
              <table:table-cell office:value-type="float" office:value="1579.062744">
                <text:p>1579.062744</text:p>
              </table:table-cell>
              <table:table-cell office:value-type="float" office:value="1580.546143">
                <text:p>1580.546143</text:p>
              </table:table-cell>
              <table:table-cell office:value-type="float" office:value="1579.127808">
                <text:p>1579.127808</text:p>
              </table:table-cell>
              <table:table-cell office:value-type="float" office:value="1581.43335">
                <text:p>1581.43335</text:p>
              </table:table-cell>
            </table:table-row>
            <table:table-row>
              <table:table-cell office:value-type="float" office:value="331.8">
                <text:p>331.8</text:p>
              </table:table-cell>
              <table:table-cell office:value-type="float" office:value="1575.837646">
                <text:p>1575.837646</text:p>
              </table:table-cell>
              <table:table-cell office:value-type="float" office:value="1579.17041">
                <text:p>1579.17041</text:p>
              </table:table-cell>
              <table:table-cell office:value-type="float" office:value="1573.914062">
                <text:p>1573.914062</text:p>
              </table:table-cell>
              <table:table-cell office:value-type="float" office:value="1576.018921">
                <text:p>1576.01892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569.872437">
                <text:p>1569.872437</text:p>
              </table:table-cell>
              <table:table-cell office:value-type="float" office:value="1571.392578">
                <text:p>1571.392578</text:p>
              </table:table-cell>
              <table:table-cell office:value-type="float" office:value="1571.375732">
                <text:p>1571.375732</text:p>
              </table:table-cell>
              <table:table-cell office:value-type="float" office:value="1570.297607">
                <text:p>1570.297607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1573.350952">
                <text:p>1573.350952</text:p>
              </table:table-cell>
              <table:table-cell office:value-type="float" office:value="1574.146973">
                <text:p>1574.146973</text:p>
              </table:table-cell>
              <table:table-cell office:value-type="float" office:value="1572.095093">
                <text:p>1572.095093</text:p>
              </table:table-cell>
              <table:table-cell office:value-type="float" office:value="1571.973389">
                <text:p>1571.973389</text:p>
              </table:table-cell>
            </table:table-row>
            <table:table-row>
              <table:table-cell office:value-type="float" office:value="332.4">
                <text:p>332.4</text:p>
              </table:table-cell>
              <table:table-cell office:value-type="float" office:value="1569.953979">
                <text:p>1569.953979</text:p>
              </table:table-cell>
              <table:table-cell office:value-type="float" office:value="1574.136597">
                <text:p>1574.136597</text:p>
              </table:table-cell>
              <table:table-cell office:value-type="float" office:value="1572.916626">
                <text:p>1572.916626</text:p>
              </table:table-cell>
              <table:table-cell office:value-type="float" office:value="1571.419434">
                <text:p>1571.419434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1571.746216">
                <text:p>1571.746216</text:p>
              </table:table-cell>
              <table:table-cell office:value-type="float" office:value="1573.029419">
                <text:p>1573.029419</text:p>
              </table:table-cell>
              <table:table-cell office:value-type="float" office:value="1570.134766">
                <text:p>1570.134766</text:p>
              </table:table-cell>
              <table:table-cell office:value-type="float" office:value="1571.235596">
                <text:p>1571.235596</text:p>
              </table:table-cell>
            </table:table-row>
            <table:table-row>
              <table:table-cell office:value-type="float" office:value="332.8">
                <text:p>332.8</text:p>
              </table:table-cell>
              <table:table-cell office:value-type="float" office:value="1568.927612">
                <text:p>1568.927612</text:p>
              </table:table-cell>
              <table:table-cell office:value-type="float" office:value="1569.723755">
                <text:p>1569.723755</text:p>
              </table:table-cell>
              <table:table-cell office:value-type="float" office:value="1572.167847">
                <text:p>1572.167847</text:p>
              </table:table-cell>
              <table:table-cell office:value-type="float" office:value="1568.505737">
                <text:p>1568.50573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75.756592">
                <text:p>1575.756592</text:p>
              </table:table-cell>
              <table:table-cell office:value-type="float" office:value="1570.805298">
                <text:p>1570.805298</text:p>
              </table:table-cell>
              <table:table-cell office:value-type="float" office:value="1574.247681">
                <text:p>1574.247681</text:p>
              </table:table-cell>
              <table:table-cell office:value-type="float" office:value="1568.147583">
                <text:p>1568.147583</text:p>
              </table:table-cell>
            </table:table-row>
            <table:table-row>
              <table:table-cell office:value-type="float" office:value="333.2">
                <text:p>333.2</text:p>
              </table:table-cell>
              <table:table-cell office:value-type="float" office:value="1570.005249">
                <text:p>1570.005249</text:p>
              </table:table-cell>
              <table:table-cell office:value-type="float" office:value="1571.95874">
                <text:p>1571.95874</text:p>
              </table:table-cell>
              <table:table-cell office:value-type="float" office:value="1571.468018">
                <text:p>1571.468018</text:p>
              </table:table-cell>
              <table:table-cell office:value-type="float" office:value="1572.55542">
                <text:p>1572.55542</text:p>
              </table:table-cell>
            </table:table-row>
            <table:table-row>
              <table:table-cell office:value-type="float" office:value="333.4">
                <text:p>333.4</text:p>
              </table:table-cell>
              <table:table-cell office:value-type="float" office:value="1568.639526">
                <text:p>1568.639526</text:p>
              </table:table-cell>
              <table:table-cell office:value-type="float" office:value="1569.511475">
                <text:p>1569.511475</text:p>
              </table:table-cell>
              <table:table-cell office:value-type="float" office:value="1568.604004">
                <text:p>1568.604004</text:p>
              </table:table-cell>
              <table:table-cell office:value-type="float" office:value="1570.413818">
                <text:p>1570.413818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1569.019897">
                <text:p>1569.019897</text:p>
              </table:table-cell>
              <table:table-cell office:value-type="float" office:value="1571.363647">
                <text:p>1571.363647</text:p>
              </table:table-cell>
              <table:table-cell office:value-type="float" office:value="1567.531616">
                <text:p>1567.531616</text:p>
              </table:table-cell>
              <table:table-cell office:value-type="float" office:value="1572.811279">
                <text:p>1572.811279</text:p>
              </table:table-cell>
            </table:table-row>
            <table:table-row>
              <table:table-cell office:value-type="float" office:value="333.8">
                <text:p>333.8</text:p>
              </table:table-cell>
              <table:table-cell office:value-type="float" office:value="1569.802979">
                <text:p>1569.802979</text:p>
              </table:table-cell>
              <table:table-cell office:value-type="float" office:value="1571.506958">
                <text:p>1571.506958</text:p>
              </table:table-cell>
              <table:table-cell office:value-type="float" office:value="1569.349854">
                <text:p>1569.349854</text:p>
              </table:table-cell>
              <table:table-cell office:value-type="float" office:value="1571.166992">
                <text:p>1571.16699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567.924194">
                <text:p>1567.924194</text:p>
              </table:table-cell>
              <table:table-cell office:value-type="float" office:value="1573.00354">
                <text:p>1573.00354</text:p>
              </table:table-cell>
              <table:table-cell office:value-type="float" office:value="1568.098267">
                <text:p>1568.098267</text:p>
              </table:table-cell>
              <table:table-cell office:value-type="float" office:value="1571.027832">
                <text:p>1571.027832</text:p>
              </table:table-cell>
            </table:table-row>
            <table:table-row>
              <table:table-cell office:value-type="float" office:value="334.2">
                <text:p>334.2</text:p>
              </table:table-cell>
              <table:table-cell office:value-type="float" office:value="1568.535522">
                <text:p>1568.535522</text:p>
              </table:table-cell>
              <table:table-cell office:value-type="float" office:value="1572.829224">
                <text:p>1572.829224</text:p>
              </table:table-cell>
              <table:table-cell office:value-type="float" office:value="1573.376709">
                <text:p>1573.376709</text:p>
              </table:table-cell>
              <table:table-cell office:value-type="float" office:value="1570.404541">
                <text:p>1570.404541</text:p>
              </table:table-cell>
            </table:table-row>
            <table:table-row>
              <table:table-cell office:value-type="float" office:value="334.4">
                <text:p>334.4</text:p>
              </table:table-cell>
              <table:table-cell office:value-type="float" office:value="1571.014893">
                <text:p>1571.014893</text:p>
              </table:table-cell>
              <table:table-cell office:value-type="float" office:value="1569.65332">
                <text:p>1569.65332</text:p>
              </table:table-cell>
              <table:table-cell office:value-type="float" office:value="1572.803711">
                <text:p>1572.803711</text:p>
              </table:table-cell>
              <table:table-cell office:value-type="float" office:value="1567.505127">
                <text:p>1567.505127</text:p>
              </table:table-cell>
            </table:table-row>
            <table:table-row>
              <table:table-cell office:value-type="float" office:value="334.6">
                <text:p>334.6</text:p>
              </table:table-cell>
              <table:table-cell office:value-type="float" office:value="1571.345337">
                <text:p>1571.345337</text:p>
              </table:table-cell>
              <table:table-cell office:value-type="float" office:value="1570.863403">
                <text:p>1570.863403</text:p>
              </table:table-cell>
              <table:table-cell office:value-type="float" office:value="1567.421387">
                <text:p>1567.421387</text:p>
              </table:table-cell>
              <table:table-cell office:value-type="float" office:value="1572.41687">
                <text:p>1572.41687</text:p>
              </table:table-cell>
            </table:table-row>
            <table:table-row>
              <table:table-cell office:value-type="float" office:value="334.8">
                <text:p>334.8</text:p>
              </table:table-cell>
              <table:table-cell office:value-type="float" office:value="1567.570435">
                <text:p>1567.570435</text:p>
              </table:table-cell>
              <table:table-cell office:value-type="float" office:value="1570.58374">
                <text:p>1570.58374</text:p>
              </table:table-cell>
              <table:table-cell office:value-type="float" office:value="1569.349854">
                <text:p>1569.349854</text:p>
              </table:table-cell>
              <table:table-cell office:value-type="float" office:value="1569.028564">
                <text:p>1569.02856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568.940918">
                <text:p>1568.940918</text:p>
              </table:table-cell>
              <table:table-cell office:value-type="float" office:value="1574.841064">
                <text:p>1574.841064</text:p>
              </table:table-cell>
              <table:table-cell office:value-type="float" office:value="1568.879028">
                <text:p>1568.879028</text:p>
              </table:table-cell>
              <table:table-cell office:value-type="float" office:value="1573.117798">
                <text:p>1573.117798</text:p>
              </table:table-cell>
            </table:table-row>
            <table:table-row>
              <table:table-cell office:value-type="float" office:value="335.2">
                <text:p>335.2</text:p>
              </table:table-cell>
              <table:table-cell office:value-type="float" office:value="1572.651245">
                <text:p>1572.651245</text:p>
              </table:table-cell>
              <table:table-cell office:value-type="float" office:value="1569.487427">
                <text:p>1569.487427</text:p>
              </table:table-cell>
              <table:table-cell office:value-type="float" office:value="1570.892578">
                <text:p>1570.892578</text:p>
              </table:table-cell>
              <table:table-cell office:value-type="float" office:value="1568.148926">
                <text:p>1568.148926</text:p>
              </table:table-cell>
            </table:table-row>
            <table:table-row>
              <table:table-cell office:value-type="float" office:value="335.4">
                <text:p>335.4</text:p>
              </table:table-cell>
              <table:table-cell office:value-type="float" office:value="1573.856689">
                <text:p>1573.856689</text:p>
              </table:table-cell>
              <table:table-cell office:value-type="float" office:value="1571.629028">
                <text:p>1571.629028</text:p>
              </table:table-cell>
              <table:table-cell office:value-type="float" office:value="1574.310181">
                <text:p>1574.310181</text:p>
              </table:table-cell>
              <table:table-cell office:value-type="float" office:value="1570.483032">
                <text:p>1570.483032</text:p>
              </table:table-cell>
            </table:table-row>
            <table:table-row>
              <table:table-cell office:value-type="float" office:value="335.6">
                <text:p>335.6</text:p>
              </table:table-cell>
              <table:table-cell office:value-type="float" office:value="1566.908325">
                <text:p>1566.908325</text:p>
              </table:table-cell>
              <table:table-cell office:value-type="float" office:value="1570.687134">
                <text:p>1570.687134</text:p>
              </table:table-cell>
              <table:table-cell office:value-type="float" office:value="1566.203491">
                <text:p>1566.203491</text:p>
              </table:table-cell>
              <table:table-cell office:value-type="float" office:value="1572.971069">
                <text:p>1572.971069</text:p>
              </table:table-cell>
            </table:table-row>
            <table:table-row>
              <table:table-cell office:value-type="float" office:value="335.8">
                <text:p>335.8</text:p>
              </table:table-cell>
              <table:table-cell office:value-type="float" office:value="1567.000854">
                <text:p>1567.000854</text:p>
              </table:table-cell>
              <table:table-cell office:value-type="float" office:value="1568.220703">
                <text:p>1568.220703</text:p>
              </table:table-cell>
              <table:table-cell office:value-type="float" office:value="1569.235596">
                <text:p>1569.235596</text:p>
              </table:table-cell>
              <table:table-cell office:value-type="float" office:value="1567.292969">
                <text:p>1567.29296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572.407593">
                <text:p>1572.407593</text:p>
              </table:table-cell>
              <table:table-cell office:value-type="float" office:value="1571.511963">
                <text:p>1571.511963</text:p>
              </table:table-cell>
              <table:table-cell office:value-type="float" office:value="1571.465332">
                <text:p>1571.465332</text:p>
              </table:table-cell>
              <table:table-cell office:value-type="float" office:value="1572.801636">
                <text:p>1572.801636</text:p>
              </table:table-cell>
            </table:table-row>
            <table:table-row>
              <table:table-cell office:value-type="float" office:value="336.2">
                <text:p>336.2</text:p>
              </table:table-cell>
              <table:table-cell office:value-type="float" office:value="1571.035767">
                <text:p>1571.035767</text:p>
              </table:table-cell>
              <table:table-cell office:value-type="float" office:value="1569.945557">
                <text:p>1569.945557</text:p>
              </table:table-cell>
              <table:table-cell office:value-type="float" office:value="1572.302856">
                <text:p>1572.302856</text:p>
              </table:table-cell>
              <table:table-cell office:value-type="float" office:value="1569.233032">
                <text:p>1569.233032</text:p>
              </table:table-cell>
            </table:table-row>
            <table:table-row>
              <table:table-cell office:value-type="float" office:value="336.4">
                <text:p>336.4</text:p>
              </table:table-cell>
              <table:table-cell office:value-type="float" office:value="1567.199097">
                <text:p>1567.199097</text:p>
              </table:table-cell>
              <table:table-cell office:value-type="float" office:value="1568.739136">
                <text:p>1568.739136</text:p>
              </table:table-cell>
              <table:table-cell office:value-type="float" office:value="1569.255249">
                <text:p>1569.255249</text:p>
              </table:table-cell>
              <table:table-cell office:value-type="float" office:value="1567.084839">
                <text:p>1567.084839</text:p>
              </table:table-cell>
            </table:table-row>
            <table:table-row>
              <table:table-cell office:value-type="float" office:value="336.6">
                <text:p>336.6</text:p>
              </table:table-cell>
              <table:table-cell office:value-type="float" office:value="1573.819824">
                <text:p>1573.819824</text:p>
              </table:table-cell>
              <table:table-cell office:value-type="float" office:value="1569.096924">
                <text:p>1569.096924</text:p>
              </table:table-cell>
              <table:table-cell office:value-type="float" office:value="1575.281738">
                <text:p>1575.281738</text:p>
              </table:table-cell>
              <table:table-cell office:value-type="float" office:value="1569.948975">
                <text:p>1569.948975</text:p>
              </table:table-cell>
            </table:table-row>
            <table:table-row>
              <table:table-cell office:value-type="float" office:value="336.8">
                <text:p>336.8</text:p>
              </table:table-cell>
              <table:table-cell office:value-type="float" office:value="1567.898315">
                <text:p>1567.898315</text:p>
              </table:table-cell>
              <table:table-cell office:value-type="float" office:value="1562.207153">
                <text:p>1562.207153</text:p>
              </table:table-cell>
              <table:table-cell office:value-type="float" office:value="1568.91626">
                <text:p>1568.91626</text:p>
              </table:table-cell>
              <table:table-cell office:value-type="float" office:value="1561.912354">
                <text:p>1561.91235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573.451172">
                <text:p>1573.451172</text:p>
              </table:table-cell>
              <table:table-cell office:value-type="float" office:value="1571.708862">
                <text:p>1571.708862</text:p>
              </table:table-cell>
              <table:table-cell office:value-type="float" office:value="1569.746948">
                <text:p>1569.746948</text:p>
              </table:table-cell>
              <table:table-cell office:value-type="float" office:value="1574.140259">
                <text:p>1574.140259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575.390381">
                <text:p>1575.390381</text:p>
              </table:table-cell>
              <table:table-cell office:value-type="float" office:value="1571.402954">
                <text:p>1571.402954</text:p>
              </table:table-cell>
              <table:table-cell office:value-type="float" office:value="1577.728394">
                <text:p>1577.728394</text:p>
              </table:table-cell>
              <table:table-cell office:value-type="float" office:value="1572.122803">
                <text:p>1572.122803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1573.928467">
                <text:p>1573.928467</text:p>
              </table:table-cell>
              <table:table-cell office:value-type="float" office:value="1573.449829">
                <text:p>1573.449829</text:p>
              </table:table-cell>
              <table:table-cell office:value-type="float" office:value="1573.02002">
                <text:p>1573.02002</text:p>
              </table:table-cell>
              <table:table-cell office:value-type="float" office:value="1571.990479">
                <text:p>1571.990479</text:p>
              </table:table-cell>
            </table:table-row>
            <table:table-row>
              <table:table-cell office:value-type="float" office:value="337.6">
                <text:p>337.6</text:p>
              </table:table-cell>
              <table:table-cell office:value-type="float" office:value="1574.078247">
                <text:p>1574.078247</text:p>
              </table:table-cell>
              <table:table-cell office:value-type="float" office:value="1573.422729">
                <text:p>1573.422729</text:p>
              </table:table-cell>
              <table:table-cell office:value-type="float" office:value="1574.759888">
                <text:p>1574.759888</text:p>
              </table:table-cell>
              <table:table-cell office:value-type="float" office:value="1574.797729">
                <text:p>1574.797729</text:p>
              </table:table-cell>
            </table:table-row>
            <table:table-row>
              <table:table-cell office:value-type="float" office:value="337.8">
                <text:p>337.8</text:p>
              </table:table-cell>
              <table:table-cell office:value-type="float" office:value="1571.061768">
                <text:p>1571.061768</text:p>
              </table:table-cell>
              <table:table-cell office:value-type="float" office:value="1571.372314">
                <text:p>1571.372314</text:p>
              </table:table-cell>
              <table:table-cell office:value-type="float" office:value="1569.983643">
                <text:p>1569.983643</text:p>
              </table:table-cell>
              <table:table-cell office:value-type="float" office:value="1572.698486">
                <text:p>1572.69848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71.870361">
                <text:p>1571.870361</text:p>
              </table:table-cell>
              <table:table-cell office:value-type="float" office:value="1572.963379">
                <text:p>1572.963379</text:p>
              </table:table-cell>
              <table:table-cell office:value-type="float" office:value="1575.661255">
                <text:p>1575.661255</text:p>
              </table:table-cell>
              <table:table-cell office:value-type="float" office:value="1569.815552">
                <text:p>1569.815552</text:p>
              </table:table-cell>
            </table:table-row>
            <table:table-row>
              <table:table-cell office:value-type="float" office:value="338.2">
                <text:p>338.2</text:p>
              </table:table-cell>
              <table:table-cell office:value-type="float" office:value="1571.440308">
                <text:p>1571.440308</text:p>
              </table:table-cell>
              <table:table-cell office:value-type="float" office:value="1567.514404">
                <text:p>1567.514404</text:p>
              </table:table-cell>
              <table:table-cell office:value-type="float" office:value="1569.950317">
                <text:p>1569.950317</text:p>
              </table:table-cell>
              <table:table-cell office:value-type="float" office:value="1570.885132">
                <text:p>1570.885132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1572.505859">
                <text:p>1572.505859</text:p>
              </table:table-cell>
              <table:table-cell office:value-type="float" office:value="1569.467896">
                <text:p>1569.467896</text:p>
              </table:table-cell>
              <table:table-cell office:value-type="float" office:value="1572.720581">
                <text:p>1572.720581</text:p>
              </table:table-cell>
              <table:table-cell office:value-type="float" office:value="1570.100464">
                <text:p>1570.100464</text:p>
              </table:table-cell>
            </table:table-row>
            <table:table-row>
              <table:table-cell office:value-type="float" office:value="338.6">
                <text:p>338.6</text:p>
              </table:table-cell>
              <table:table-cell office:value-type="float" office:value="1574.864624">
                <text:p>1574.864624</text:p>
              </table:table-cell>
              <table:table-cell office:value-type="float" office:value="1575.046753">
                <text:p>1575.046753</text:p>
              </table:table-cell>
              <table:table-cell office:value-type="float" office:value="1575.739014">
                <text:p>1575.739014</text:p>
              </table:table-cell>
              <table:table-cell office:value-type="float" office:value="1573.405029">
                <text:p>1573.405029</text:p>
              </table:table-cell>
            </table:table-row>
            <table:table-row>
              <table:table-cell office:value-type="float" office:value="338.8">
                <text:p>338.8</text:p>
              </table:table-cell>
              <table:table-cell office:value-type="float" office:value="1567.074463">
                <text:p>1567.074463</text:p>
              </table:table-cell>
              <table:table-cell office:value-type="float" office:value="1572.481201">
                <text:p>1572.481201</text:p>
              </table:table-cell>
              <table:table-cell office:value-type="float" office:value="1569.644531">
                <text:p>1569.644531</text:p>
              </table:table-cell>
              <table:table-cell office:value-type="float" office:value="1569.381836">
                <text:p>1569.38183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575.360474">
                <text:p>1575.360474</text:p>
              </table:table-cell>
              <table:table-cell office:value-type="float" office:value="1569.985474">
                <text:p>1569.985474</text:p>
              </table:table-cell>
              <table:table-cell office:value-type="float" office:value="1574.844482">
                <text:p>1574.844482</text:p>
              </table:table-cell>
              <table:table-cell office:value-type="float" office:value="1570.525146">
                <text:p>1570.525146</text:p>
              </table:table-cell>
            </table:table-row>
            <table:table-row>
              <table:table-cell office:value-type="float" office:value="339.2">
                <text:p>339.2</text:p>
              </table:table-cell>
              <table:table-cell office:value-type="float" office:value="1572.354126">
                <text:p>1572.354126</text:p>
              </table:table-cell>
              <table:table-cell office:value-type="float" office:value="1569.022949">
                <text:p>1569.022949</text:p>
              </table:table-cell>
              <table:table-cell office:value-type="float" office:value="1573.903442">
                <text:p>1573.903442</text:p>
              </table:table-cell>
              <table:table-cell office:value-type="float" office:value="1567.977417">
                <text:p>1567.977417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1574.83667">
                <text:p>1574.83667</text:p>
              </table:table-cell>
              <table:table-cell office:value-type="float" office:value="1577.792358">
                <text:p>1577.792358</text:p>
              </table:table-cell>
              <table:table-cell office:value-type="float" office:value="1574.817505">
                <text:p>1574.817505</text:p>
              </table:table-cell>
              <table:table-cell office:value-type="float" office:value="1574.851929">
                <text:p>1574.851929</text:p>
              </table:table-cell>
            </table:table-row>
            <table:table-row>
              <table:table-cell office:value-type="float" office:value="339.6">
                <text:p>339.6</text:p>
              </table:table-cell>
              <table:table-cell office:value-type="float" office:value="1569.451904">
                <text:p>1569.451904</text:p>
              </table:table-cell>
              <table:table-cell office:value-type="float" office:value="1571.44397">
                <text:p>1571.44397</text:p>
              </table:table-cell>
              <table:table-cell office:value-type="float" office:value="1568.319092">
                <text:p>1568.319092</text:p>
              </table:table-cell>
              <table:table-cell office:value-type="float" office:value="1570.806519">
                <text:p>1570.806519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1572.554565">
                <text:p>1572.554565</text:p>
              </table:table-cell>
              <table:table-cell office:value-type="float" office:value="1570.417358">
                <text:p>1570.417358</text:p>
              </table:table-cell>
              <table:table-cell office:value-type="float" office:value="1571.274536">
                <text:p>1571.274536</text:p>
              </table:table-cell>
              <table:table-cell office:value-type="float" office:value="1568.898438">
                <text:p>1568.89843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75.188721">
                <text:p>1575.188721</text:p>
              </table:table-cell>
              <table:table-cell office:value-type="float" office:value="1572.634521">
                <text:p>1572.634521</text:p>
              </table:table-cell>
              <table:table-cell office:value-type="float" office:value="1577.41333">
                <text:p>1577.41333</text:p>
              </table:table-cell>
              <table:table-cell office:value-type="float" office:value="1571.137939">
                <text:p>1571.137939</text:p>
              </table:table-cell>
            </table:table-row>
            <table:table-row>
              <table:table-cell office:value-type="float" office:value="340.2">
                <text:p>340.2</text:p>
              </table:table-cell>
              <table:table-cell office:value-type="float" office:value="1572.084961">
                <text:p>1572.084961</text:p>
              </table:table-cell>
              <table:table-cell office:value-type="float" office:value="1571.998169">
                <text:p>1571.998169</text:p>
              </table:table-cell>
              <table:table-cell office:value-type="float" office:value="1570.561157">
                <text:p>1570.561157</text:p>
              </table:table-cell>
              <table:table-cell office:value-type="float" office:value="1572.223877">
                <text:p>1572.223877</text:p>
              </table:table-cell>
            </table:table-row>
            <table:table-row>
              <table:table-cell office:value-type="float" office:value="340.4">
                <text:p>340.4</text:p>
              </table:table-cell>
              <table:table-cell office:value-type="float" office:value="1571.859863">
                <text:p>1571.859863</text:p>
              </table:table-cell>
              <table:table-cell office:value-type="float" office:value="1577.606445">
                <text:p>1577.606445</text:p>
              </table:table-cell>
              <table:table-cell office:value-type="float" office:value="1575.14209">
                <text:p>1575.14209</text:p>
              </table:table-cell>
              <table:table-cell office:value-type="float" office:value="1576.036865">
                <text:p>1576.036865</text:p>
              </table:table-cell>
            </table:table-row>
            <table:table-row>
              <table:table-cell office:value-type="float" office:value="340.6">
                <text:p>340.6</text:p>
              </table:table-cell>
              <table:table-cell office:value-type="float" office:value="1575.921509">
                <text:p>1575.921509</text:p>
              </table:table-cell>
              <table:table-cell office:value-type="float" office:value="1575.000122">
                <text:p>1575.000122</text:p>
              </table:table-cell>
              <table:table-cell office:value-type="float" office:value="1575.553711">
                <text:p>1575.553711</text:p>
              </table:table-cell>
              <table:table-cell office:value-type="float" office:value="1574.091797">
                <text:p>1574.091797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1577.262573">
                <text:p>1577.262573</text:p>
              </table:table-cell>
              <table:table-cell office:value-type="float" office:value="1573.796753">
                <text:p>1573.796753</text:p>
              </table:table-cell>
              <table:table-cell office:value-type="float" office:value="1577.774902">
                <text:p>1577.774902</text:p>
              </table:table-cell>
              <table:table-cell office:value-type="float" office:value="1573.602905">
                <text:p>1573.60290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74.418457">
                <text:p>1574.418457</text:p>
              </table:table-cell>
              <table:table-cell office:value-type="float" office:value="1572.980713">
                <text:p>1572.980713</text:p>
              </table:table-cell>
              <table:table-cell office:value-type="float" office:value="1574.47168">
                <text:p>1574.47168</text:p>
              </table:table-cell>
              <table:table-cell office:value-type="float" office:value="1573.96582">
                <text:p>1573.96582</text:p>
              </table:table-cell>
            </table:table-row>
            <table:table-row>
              <table:table-cell office:value-type="float" office:value="341.2">
                <text:p>341.2</text:p>
              </table:table-cell>
              <table:table-cell office:value-type="float" office:value="1567.135254">
                <text:p>1567.135254</text:p>
              </table:table-cell>
              <table:table-cell office:value-type="float" office:value="1570.902954">
                <text:p>1570.902954</text:p>
              </table:table-cell>
              <table:table-cell office:value-type="float" office:value="1569.140991">
                <text:p>1569.140991</text:p>
              </table:table-cell>
              <table:table-cell office:value-type="float" office:value="1570.384155">
                <text:p>1570.384155</text:p>
              </table:table-cell>
            </table:table-row>
            <table:table-row>
              <table:table-cell office:value-type="float" office:value="341.4">
                <text:p>341.4</text:p>
              </table:table-cell>
              <table:table-cell office:value-type="float" office:value="1571.257812">
                <text:p>1571.257812</text:p>
              </table:table-cell>
              <table:table-cell office:value-type="float" office:value="1570.560425">
                <text:p>1570.560425</text:p>
              </table:table-cell>
              <table:table-cell office:value-type="float" office:value="1569.247192">
                <text:p>1569.247192</text:p>
              </table:table-cell>
              <table:table-cell office:value-type="float" office:value="1571.801025">
                <text:p>1571.801025</text:p>
              </table:table-cell>
            </table:table-row>
            <table:table-row>
              <table:table-cell office:value-type="float" office:value="341.6">
                <text:p>341.6</text:p>
              </table:table-cell>
              <table:table-cell office:value-type="float" office:value="1570.87439">
                <text:p>1570.87439</text:p>
              </table:table-cell>
              <table:table-cell office:value-type="float" office:value="1569.054443">
                <text:p>1569.054443</text:p>
              </table:table-cell>
              <table:table-cell office:value-type="float" office:value="1569.970459">
                <text:p>1569.970459</text:p>
              </table:table-cell>
              <table:table-cell office:value-type="float" office:value="1569.623901">
                <text:p>1569.623901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1571.155396">
                <text:p>1571.155396</text:p>
              </table:table-cell>
              <table:table-cell office:value-type="float" office:value="1568.082275">
                <text:p>1568.082275</text:p>
              </table:table-cell>
              <table:table-cell office:value-type="float" office:value="1571.789062">
                <text:p>1571.789062</text:p>
              </table:table-cell>
              <table:table-cell office:value-type="float" office:value="1569.226562">
                <text:p>1569.2265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68.66626">
                <text:p>1568.66626</text:p>
              </table:table-cell>
              <table:table-cell office:value-type="float" office:value="1574.081177">
                <text:p>1574.081177</text:p>
              </table:table-cell>
              <table:table-cell office:value-type="float" office:value="1571.86499">
                <text:p>1571.86499</text:p>
              </table:table-cell>
              <table:table-cell office:value-type="float" office:value="1569.717651">
                <text:p>1569.717651</text:p>
              </table:table-cell>
            </table:table-row>
            <table:table-row>
              <table:table-cell office:value-type="float" office:value="342.2">
                <text:p>342.2</text:p>
              </table:table-cell>
              <table:table-cell office:value-type="float" office:value="1574.352417">
                <text:p>1574.352417</text:p>
              </table:table-cell>
              <table:table-cell office:value-type="float" office:value="1571.51062">
                <text:p>1571.51062</text:p>
              </table:table-cell>
              <table:table-cell office:value-type="float" office:value="1571.398071">
                <text:p>1571.398071</text:p>
              </table:table-cell>
              <table:table-cell office:value-type="float" office:value="1568.535278">
                <text:p>1568.535278</text:p>
              </table:table-cell>
            </table:table-row>
            <table:table-row>
              <table:table-cell office:value-type="float" office:value="342.4">
                <text:p>342.4</text:p>
              </table:table-cell>
              <table:table-cell office:value-type="float" office:value="1573.58667">
                <text:p>1573.58667</text:p>
              </table:table-cell>
              <table:table-cell office:value-type="float" office:value="1570.632202">
                <text:p>1570.632202</text:p>
              </table:table-cell>
              <table:table-cell office:value-type="float" office:value="1572.911377">
                <text:p>1572.911377</text:p>
              </table:table-cell>
              <table:table-cell office:value-type="float" office:value="1574.172852">
                <text:p>1574.172852</text:p>
              </table:table-cell>
            </table:table-row>
            <table:table-row>
              <table:table-cell office:value-type="float" office:value="342.6">
                <text:p>342.6</text:p>
              </table:table-cell>
              <table:table-cell office:value-type="float" office:value="1572.189331">
                <text:p>1572.189331</text:p>
              </table:table-cell>
              <table:table-cell office:value-type="float" office:value="1576.023682">
                <text:p>1576.023682</text:p>
              </table:table-cell>
              <table:table-cell office:value-type="float" office:value="1576.10437">
                <text:p>1576.10437</text:p>
              </table:table-cell>
              <table:table-cell office:value-type="float" office:value="1572.664429">
                <text:p>1572.664429</text:p>
              </table:table-cell>
            </table:table-row>
            <table:table-row>
              <table:table-cell office:value-type="float" office:value="342.8">
                <text:p>342.8</text:p>
              </table:table-cell>
              <table:table-cell office:value-type="float" office:value="1571.831421">
                <text:p>1571.831421</text:p>
              </table:table-cell>
              <table:table-cell office:value-type="float" office:value="1570.951172">
                <text:p>1570.951172</text:p>
              </table:table-cell>
              <table:table-cell office:value-type="float" office:value="1574.763794">
                <text:p>1574.763794</text:p>
              </table:table-cell>
              <table:table-cell office:value-type="float" office:value="1570.187622">
                <text:p>1570.18762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574.000488">
                <text:p>1574.000488</text:p>
              </table:table-cell>
              <table:table-cell office:value-type="float" office:value="1573.411621">
                <text:p>1573.411621</text:p>
              </table:table-cell>
              <table:table-cell office:value-type="float" office:value="1573.857788">
                <text:p>1573.857788</text:p>
              </table:table-cell>
              <table:table-cell office:value-type="float" office:value="1574.232544">
                <text:p>1574.232544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1574.568359">
                <text:p>1574.568359</text:p>
              </table:table-cell>
              <table:table-cell office:value-type="float" office:value="1574.575928">
                <text:p>1574.575928</text:p>
              </table:table-cell>
              <table:table-cell office:value-type="float" office:value="1574.864868">
                <text:p>1574.864868</text:p>
              </table:table-cell>
              <table:table-cell office:value-type="float" office:value="1573.090576">
                <text:p>1573.090576</text:p>
              </table:table-cell>
            </table:table-row>
            <table:table-row>
              <table:table-cell office:value-type="float" office:value="343.4">
                <text:p>343.4</text:p>
              </table:table-cell>
              <table:table-cell office:value-type="float" office:value="1569.678345">
                <text:p>1569.678345</text:p>
              </table:table-cell>
              <table:table-cell office:value-type="float" office:value="1568.230103">
                <text:p>1568.230103</text:p>
              </table:table-cell>
              <table:table-cell office:value-type="float" office:value="1567.404297">
                <text:p>1567.404297</text:p>
              </table:table-cell>
              <table:table-cell office:value-type="float" office:value="1570.054688">
                <text:p>1570.054688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1571.279907">
                <text:p>1571.279907</text:p>
              </table:table-cell>
              <table:table-cell office:value-type="float" office:value="1574.069214">
                <text:p>1574.069214</text:p>
              </table:table-cell>
              <table:table-cell office:value-type="float" office:value="1572.967407">
                <text:p>1572.967407</text:p>
              </table:table-cell>
              <table:table-cell office:value-type="float" office:value="1573.369141">
                <text:p>1573.369141</text:p>
              </table:table-cell>
            </table:table-row>
            <table:table-row>
              <table:table-cell office:value-type="float" office:value="343.8">
                <text:p>343.8</text:p>
              </table:table-cell>
              <table:table-cell office:value-type="float" office:value="1572.040161">
                <text:p>1572.040161</text:p>
              </table:table-cell>
              <table:table-cell office:value-type="float" office:value="1574.990356">
                <text:p>1574.990356</text:p>
              </table:table-cell>
              <table:table-cell office:value-type="float" office:value="1574.274658">
                <text:p>1574.274658</text:p>
              </table:table-cell>
              <table:table-cell office:value-type="float" office:value="1572.790771">
                <text:p>1572.79077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74.780884">
                <text:p>1574.780884</text:p>
              </table:table-cell>
              <table:table-cell office:value-type="float" office:value="1571.566162">
                <text:p>1571.566162</text:p>
              </table:table-cell>
              <table:table-cell office:value-type="float" office:value="1574.883423">
                <text:p>1574.883423</text:p>
              </table:table-cell>
              <table:table-cell office:value-type="float" office:value="1571.859375">
                <text:p>1571.859375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1577.789917">
                <text:p>1577.789917</text:p>
              </table:table-cell>
              <table:table-cell office:value-type="float" office:value="1574.953979">
                <text:p>1574.953979</text:p>
              </table:table-cell>
              <table:table-cell office:value-type="float" office:value="1576.99939">
                <text:p>1576.99939</text:p>
              </table:table-cell>
              <table:table-cell office:value-type="float" office:value="1574.024658">
                <text:p>1574.024658</text:p>
              </table:table-cell>
            </table:table-row>
            <table:table-row>
              <table:table-cell office:value-type="float" office:value="344.4">
                <text:p>344.4</text:p>
              </table:table-cell>
              <table:table-cell office:value-type="float" office:value="1571.047607">
                <text:p>1571.047607</text:p>
              </table:table-cell>
              <table:table-cell office:value-type="float" office:value="1569.472168">
                <text:p>1569.472168</text:p>
              </table:table-cell>
              <table:table-cell office:value-type="float" office:value="1568.306152">
                <text:p>1568.306152</text:p>
              </table:table-cell>
              <table:table-cell office:value-type="float" office:value="1570.780396">
                <text:p>1570.780396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1571.689087">
                <text:p>1571.689087</text:p>
              </table:table-cell>
              <table:table-cell office:value-type="float" office:value="1571.829956">
                <text:p>1571.829956</text:p>
              </table:table-cell>
              <table:table-cell office:value-type="float" office:value="1572.096313">
                <text:p>1572.096313</text:p>
              </table:table-cell>
              <table:table-cell office:value-type="float" office:value="1570.540527">
                <text:p>1570.540527</text:p>
              </table:table-cell>
            </table:table-row>
            <table:table-row>
              <table:table-cell office:value-type="float" office:value="344.8">
                <text:p>344.8</text:p>
              </table:table-cell>
              <table:table-cell office:value-type="float" office:value="1569.012939">
                <text:p>1569.012939</text:p>
              </table:table-cell>
              <table:table-cell office:value-type="float" office:value="1569.994751">
                <text:p>1569.994751</text:p>
              </table:table-cell>
              <table:table-cell office:value-type="float" office:value="1569.284302">
                <text:p>1569.284302</text:p>
              </table:table-cell>
              <table:table-cell office:value-type="float" office:value="1569.376709">
                <text:p>1569.37670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573.296631">
                <text:p>1573.296631</text:p>
              </table:table-cell>
              <table:table-cell office:value-type="float" office:value="1569.564575">
                <text:p>1569.564575</text:p>
              </table:table-cell>
              <table:table-cell office:value-type="float" office:value="1573.667725">
                <text:p>1573.667725</text:p>
              </table:table-cell>
              <table:table-cell office:value-type="float" office:value="1567.810913">
                <text:p>1567.810913</text:p>
              </table:table-cell>
            </table:table-row>
            <table:table-row>
              <table:table-cell office:value-type="float" office:value="345.2">
                <text:p>345.2</text:p>
              </table:table-cell>
              <table:table-cell office:value-type="float" office:value="1568.999878">
                <text:p>1568.999878</text:p>
              </table:table-cell>
              <table:table-cell office:value-type="float" office:value="1569.151001">
                <text:p>1569.151001</text:p>
              </table:table-cell>
              <table:table-cell office:value-type="float" office:value="1569.280762">
                <text:p>1569.280762</text:p>
              </table:table-cell>
              <table:table-cell office:value-type="float" office:value="1566.970581">
                <text:p>1566.970581</text:p>
              </table:table-cell>
            </table:table-row>
            <table:table-row>
              <table:table-cell office:value-type="float" office:value="345.4">
                <text:p>345.4</text:p>
              </table:table-cell>
              <table:table-cell office:value-type="float" office:value="1180.746826">
                <text:p>1180.746826</text:p>
              </table:table-cell>
              <table:table-cell office:value-type="float" office:value="1060.287598">
                <text:p>1060.287598</text:p>
              </table:table-cell>
              <table:table-cell office:value-type="float" office:value="1173.486572">
                <text:p>1173.486572</text:p>
              </table:table-cell>
              <table:table-cell office:value-type="float" office:value="1066.515381">
                <text:p>1066.515381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1173.333252">
                <text:p>1173.333252</text:p>
              </table:table-cell>
              <table:table-cell office:value-type="float" office:value="1068.834229">
                <text:p>1068.834229</text:p>
              </table:table-cell>
              <table:table-cell office:value-type="float" office:value="1171.349243">
                <text:p>1171.349243</text:p>
              </table:table-cell>
              <table:table-cell office:value-type="float" office:value="1067.111694">
                <text:p>1067.111694</text:p>
              </table:table-cell>
            </table:table-row>
            <table:table-row>
              <table:table-cell office:value-type="float" office:value="345.8">
                <text:p>345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46.2">
                <text:p>346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